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187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3.794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2.676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085cm"/>
    </style:style>
    <style:style style:name="co15" style:family="table-column">
      <style:table-column-properties fo:break-before="auto" style:column-width="1.697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2.24cm"/>
    </style:style>
    <style:style style:name="co18" style:family="table-column">
      <style:table-column-properties fo:break-before="auto" style:column-width="2.649cm"/>
    </style:style>
    <style:style style:name="co19" style:family="table-column">
      <style:table-column-properties fo:break-before="auto" style:column-width="3.059cm"/>
    </style:style>
    <style:style style:name="co20" style:family="table-column">
      <style:table-column-properties fo:break-before="auto" style:column-width="2.214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1flux_soc_o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4" table:number-columns-repeated="3" table:default-cell-style-name="Default"/>
        <table:table-column table:style-name="co15" table:default-cell-style-name="Default"/>
        <table:table-column table:style-name="co4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C</text:p>
          </table:table-cell>
          <table:table-cell office:value-type="string" calcext:value-type="string">
            <text:p>HUMUS_C</text:p>
          </table:table-cell>
          <table:table-cell office:value-type="string" calcext:value-type="string">
            <text:p>AMENDED_C</text:p>
          </table:table-cell>
          <table:table-cell office:value-type="string" calcext:value-type="string">
            <text:p>LITTER_C</text:p>
          </table:table-cell>
          <table:table-cell office:value-type="string" calcext:value-type="string">
            <text:p>CO2_FLUX</text:p>
          </table:table-cell>
          <table:table-cell office:value-type="string" calcext:value-type="string">
            <text:p>O2_FLUX</text:p>
          </table:table-cell>
          <table:table-cell office:value-type="string" calcext:value-type="string">
            <text:p>AUTO_RESP</text:p>
          </table:table-cell>
          <table:table-cell office:value-type="string" calcext:value-type="string">
            <text:p>MICRO_C</text:p>
          </table:table-cell>
          <table:table-cell office:value-type="string" calcext:value-type="string">
            <text:p>SURF_RES</text:p>
          </table:table-cell>
          <table:table-cell office:value-type="string" calcext:value-type="string">
            <text:p>CH4_FLUX</text:p>
          </table:table-cell>
          <table:table-cell office:value-type="string" calcext:value-type="string">
            <text:p>SUR_DOC+SED_FLX</text:p>
          </table:table-cell>
          <table:table-cell office:value-type="string" calcext:value-type="string">
            <text:p>SUB_DOC_FLX</text:p>
          </table:table-cell>
          <table:table-cell office:value-type="string" calcext:value-type="string">
            <text:p>SUR_DIC_FLX</text:p>
          </table:table-cell>
          <table:table-cell office:value-type="string" calcext:value-type="string">
            <text:p>SUB_DIC_FLX</text:p>
          </table:table-cell>
          <table:table-cell office:value-type="string" calcext:value-type="string">
            <text:p>ATM_CO2</text:p>
          </table:table-cell>
          <table:table-cell office:value-type="string" calcext:value-type="string">
            <text:p>NBP</text:p>
          </table:table-cell>
          <table:table-cell office:value-type="string" calcext:value-type="string">
            <text:p>FIRE_CO2_EMIT</text:p>
          </table:table-cell>
          <table:table-cell office:value-type="string" calcext:value-type="string">
            <text:p>SOC_1</text:p>
          </table:table-cell>
          <table:table-cell office:value-type="string" calcext:value-type="string">
            <text:p>SOC_2</text:p>
          </table:table-cell>
          <table:table-cell office:value-type="string" calcext:value-type="string">
            <text:p>SOC_3</text:p>
          </table:table-cell>
          <table:table-cell office:value-type="string" calcext:value-type="string">
            <text:p>SOC_4</text:p>
          </table:table-cell>
          <table:table-cell office:value-type="string" calcext:value-type="string">
            <text:p>SOC_5</text:p>
          </table:table-cell>
          <table:table-cell office:value-type="string" calcext:value-type="string">
            <text:p>SOC_6</text:p>
          </table:table-cell>
          <table:table-cell office:value-type="string" calcext:value-type="string">
            <text:p>SOC_7</text:p>
          </table:table-cell>
          <table:table-cell office:value-type="string" calcext:value-type="string">
            <text:p>SOC_8</text:p>
          </table:table-cell>
          <table:table-cell office:value-type="string" calcext:value-type="string">
            <text:p>SOC_9</text:p>
          </table:table-cell>
          <table:table-cell office:value-type="string" calcext:value-type="string">
            <text:p>SOC_10</text:p>
          </table:table-cell>
          <table:table-cell office:value-type="string" calcext:value-type="string">
            <text:p>SOC_11</text:p>
          </table:table-cell>
          <table:table-cell office:value-type="string" calcext:value-type="string">
            <text:p>SOC_12</text:p>
          </table:table-cell>
          <table:table-cell office:value-type="string" calcext:value-type="string">
            <text:p>SOC_13</text:p>
          </table:table-cell>
          <table:table-cell office:value-type="string" calcext:value-type="string">
            <text:p>SOC_14</text:p>
          </table:table-cell>
          <table:table-cell office:value-type="string" calcext:value-type="string">
            <text:p>FIRE_SOC_LOSS</text:p>
          </table:table-cell>
          <table:table-cell office:value-type="string" calcext:value-type="string">
            <text:p>H2_FLUX</text:p>
          </table:table-cell>
          <table:table-cell office:value-type="string" calcext:value-type="string">
            <text:p>ECO_HVST_C</text:p>
          </table:table-cell>
          <table:table-cell office:value-type="string" calcext:value-type="string">
            <text:p>ECO_LAI</text:p>
          </table:table-cell>
          <table:table-cell office:value-type="string" calcext:value-type="string">
            <text:p>ECO_GPP</text:p>
          </table:table-cell>
          <table:table-cell office:value-type="string" calcext:value-type="string">
            <text:p>ECO_RA</text:p>
          </table:table-cell>
          <table:table-cell office:value-type="string" calcext:value-type="string">
            <text:p>ECO_NPP</text:p>
          </table:table-cell>
          <table:table-cell office:value-type="string" calcext:value-type="string">
            <text:p>ECO_RH</text:p>
          </table:table-cell>
          <table:table-cell office:value-type="string" calcext:value-type="string">
            <text:p>FIRE_CH4_EMIT</text:p>
          </table:table-cell>
          <table:table-cell office:value-type="string" calcext:value-type="string">
            <text:p>TTL_DIC</text:p>
          </table:table-cell>
          <table:table-cell office:value-type="string" calcext:value-type="string">
            <text:p>STG_D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1" calcext:value-type="float">
            <text:p>1012001</text:p>
          </table:table-cell>
          <table:table-cell office:value-type="float" office:value="540.3379" calcext:value-type="float">
            <text:p>540.3379</text:p>
          </table:table-cell>
          <table:table-cell office:value-type="float" office:value="13393.88" calcext:value-type="float">
            <text:p>13393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66753" calcext:value-type="float">
            <text:p>-4.966753</text:p>
          </table:table-cell>
          <table:table-cell office:value-type="float" office:value="17.37998" calcext:value-type="float">
            <text:p>17.37998</text:p>
          </table:table-cell>
          <table:table-cell office:value-type="float" office:value="0" calcext:value-type="float">
            <text:p>0</text:p>
          </table:table-cell>
          <table:table-cell office:value-type="float" office:value="214.5867" calcext:value-type="float">
            <text:p>214.5867</text:p>
          </table:table-cell>
          <table:table-cell office:value-type="float" office:value="299.1613" calcext:value-type="float">
            <text:p>299.1613</text:p>
          </table:table-cell>
          <table:table-cell office:value-type="float" office:value="-0.003651584" calcext:value-type="float">
            <text:p>-0.003651584</text:p>
          </table:table-cell>
          <table:table-cell office:value-type="float" office:value="0" calcext:value-type="float">
            <text:p>0</text:p>
          </table:table-cell>
          <table:table-cell office:value-type="float" office:value="0.001485116" calcext:value-type="float">
            <text:p>0.001485116</text:p>
          </table:table-cell>
          <table:table-cell office:value-type="float" office:value="0" calcext:value-type="float">
            <text:p>0</text:p>
          </table:table-cell>
          <table:table-cell office:value-type="float" office:value="-0.00193732" calcext:value-type="float">
            <text:p>-0.00193732</text:p>
          </table:table-cell>
          <table:table-cell office:value-type="float" office:value="370" calcext:value-type="float">
            <text:p>370</text:p>
          </table:table-cell>
          <table:table-cell office:value-type="float" office:value="-4.969952" calcext:value-type="float">
            <text:p>-4.969952</text:p>
          </table:table-cell>
          <table:table-cell office:value-type="float" office:value="0" calcext:value-type="float">
            <text:p>0</text:p>
          </table:table-cell>
          <table:table-cell office:value-type="float" office:value="278.6449" calcext:value-type="float">
            <text:p>278.6449</text:p>
          </table:table-cell>
          <table:table-cell office:value-type="float" office:value="1112.801" calcext:value-type="float">
            <text:p>1112.801</text:p>
          </table:table-cell>
          <table:table-cell office:value-type="float" office:value="1381.34" calcext:value-type="float">
            <text:p>1381.34</text:p>
          </table:table-cell>
          <table:table-cell office:value-type="float" office:value="1381.671" calcext:value-type="float">
            <text:p>1381.671</text:p>
          </table:table-cell>
          <table:table-cell office:value-type="float" office:value="835.0449" calcext:value-type="float">
            <text:p>835.0449</text:p>
          </table:table-cell>
          <table:table-cell office:value-type="float" office:value="1116.029" calcext:value-type="float">
            <text:p>1116.029</text:p>
          </table:table-cell>
          <table:table-cell office:value-type="float" office:value="437.3538" calcext:value-type="float">
            <text:p>437.3538</text:p>
          </table:table-cell>
          <table:table-cell office:value-type="float" office:value="1922.158" calcext:value-type="float">
            <text:p>1922.158</text:p>
          </table:table-cell>
          <table:table-cell office:value-type="float" office:value="2137.928" calcext:value-type="float">
            <text:p>2137.928</text:p>
          </table:table-cell>
          <table:table-cell office:value-type="float" office:value="1693.395" calcext:value-type="float">
            <text:p>1693.395</text:p>
          </table:table-cell>
          <table:table-cell office:value-type="float" office:value="587.9656" calcext:value-type="float">
            <text:p>587.9656</text:p>
          </table:table-cell>
          <table:table-cell office:value-type="float" office:value="571.9774" calcext:value-type="float">
            <text:p>571.9774</text:p>
          </table:table-cell>
          <table:table-cell office:value-type="float" office:value="142.9981" calcext:value-type="float">
            <text:p>142.9981</text:p>
          </table:table-cell>
          <table:table-cell office:value-type="float" office:value="35.74941" calcext:value-type="float">
            <text:p>35.74941</text:p>
          </table:table-cell>
          <table:table-cell office:value-type="float" office:value="0" calcext:value-type="float">
            <text:p>0</text:p>
          </table:table-cell>
          <table:table-cell office:value-type="float" office:value="-0.0175692" calcext:value-type="float">
            <text:p>-0.01756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793935" calcext:value-type="float">
            <text:p>-6.793935</text:p>
          </table:table-cell>
          <table:table-cell office:value-type="float" office:value="0" calcext:value-type="float">
            <text:p>0</text:p>
          </table:table-cell>
          <table:table-cell office:value-type="float" office:value="2.128127" calcext:value-type="float">
            <text:p>2.128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1" calcext:value-type="float">
            <text:p>2012001</text:p>
          </table:table-cell>
          <table:table-cell office:value-type="float" office:value="540.0091" calcext:value-type="float">
            <text:p>540.0091</text:p>
          </table:table-cell>
          <table:table-cell office:value-type="float" office:value="13392.33" calcext:value-type="float">
            <text:p>13392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584641" calcext:value-type="float">
            <text:p>-6.584641</text:p>
          </table:table-cell>
          <table:table-cell office:value-type="float" office:value="20.8292" calcext:value-type="float">
            <text:p>20.8292</text:p>
          </table:table-cell>
          <table:table-cell office:value-type="float" office:value="0" calcext:value-type="float">
            <text:p>0</text:p>
          </table:table-cell>
          <table:table-cell office:value-type="float" office:value="214.8158" calcext:value-type="float">
            <text:p>214.8158</text:p>
          </table:table-cell>
          <table:table-cell office:value-type="float" office:value="298.9712" calcext:value-type="float">
            <text:p>298.9712</text:p>
          </table:table-cell>
          <table:table-cell office:value-type="float" office:value="-0.003044453" calcext:value-type="float">
            <text:p>-0.003044453</text:p>
          </table:table-cell>
          <table:table-cell office:value-type="float" office:value="0" calcext:value-type="float">
            <text:p>0</text:p>
          </table:table-cell>
          <table:table-cell office:value-type="float" office:value="0.001485362" calcext:value-type="float">
            <text:p>0.001485362</text:p>
          </table:table-cell>
          <table:table-cell office:value-type="float" office:value="0" calcext:value-type="float">
            <text:p>0</text:p>
          </table:table-cell>
          <table:table-cell office:value-type="float" office:value="-0.003030409" calcext:value-type="float">
            <text:p>-0.003030409</text:p>
          </table:table-cell>
          <table:table-cell office:value-type="float" office:value="370" calcext:value-type="float">
            <text:p>370</text:p>
          </table:table-cell>
          <table:table-cell office:value-type="float" office:value="-6.58614" calcext:value-type="float">
            <text:p>-6.58614</text:p>
          </table:table-cell>
          <table:table-cell office:value-type="float" office:value="0" calcext:value-type="float">
            <text:p>0</text:p>
          </table:table-cell>
          <table:table-cell office:value-type="float" office:value="278.7224" calcext:value-type="float">
            <text:p>278.7224</text:p>
          </table:table-cell>
          <table:table-cell office:value-type="float" office:value="1112.544" calcext:value-type="float">
            <text:p>1112.544</text:p>
          </table:table-cell>
          <table:table-cell office:value-type="float" office:value="1381.037" calcext:value-type="float">
            <text:p>1381.037</text:p>
          </table:table-cell>
          <table:table-cell office:value-type="float" office:value="1381.392" calcext:value-type="float">
            <text:p>1381.392</text:p>
          </table:table-cell>
          <table:table-cell office:value-type="float" office:value="834.8804" calcext:value-type="float">
            <text:p>834.8804</text:p>
          </table:table-cell>
          <table:table-cell office:value-type="float" office:value="1115.844" calcext:value-type="float">
            <text:p>1115.844</text:p>
          </table:table-cell>
          <table:table-cell office:value-type="float" office:value="437.2853" calcext:value-type="float">
            <text:p>437.2853</text:p>
          </table:table-cell>
          <table:table-cell office:value-type="float" office:value="1921.925" calcext:value-type="float">
            <text:p>1921.925</text:p>
          </table:table-cell>
          <table:table-cell office:value-type="float" office:value="2137.767" calcext:value-type="float">
            <text:p>2137.767</text:p>
          </table:table-cell>
          <table:table-cell office:value-type="float" office:value="1693.313" calcext:value-type="float">
            <text:p>1693.313</text:p>
          </table:table-cell>
          <table:table-cell office:value-type="float" office:value="587.9492" calcext:value-type="float">
            <text:p>587.9492</text:p>
          </table:table-cell>
          <table:table-cell office:value-type="float" office:value="571.965" calcext:value-type="float">
            <text:p>571.965</text:p>
          </table:table-cell>
          <table:table-cell office:value-type="float" office:value="142.9958" calcext:value-type="float">
            <text:p>142.9958</text:p>
          </table:table-cell>
          <table:table-cell office:value-type="float" office:value="35.74873" calcext:value-type="float">
            <text:p>35.74873</text:p>
          </table:table-cell>
          <table:table-cell office:value-type="float" office:value="0" calcext:value-type="float">
            <text:p>0</text:p>
          </table:table-cell>
          <table:table-cell office:value-type="float" office:value="-0.01757317" calcext:value-type="float">
            <text:p>-0.017573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554124" calcext:value-type="float">
            <text:p>-8.554124</text:p>
          </table:table-cell>
          <table:table-cell office:value-type="float" office:value="0" calcext:value-type="float">
            <text:p>0</text:p>
          </table:table-cell>
          <table:table-cell office:value-type="float" office:value="2.272104" calcext:value-type="float">
            <text:p>2.272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1" calcext:value-type="float">
            <text:p>3012001</text:p>
          </table:table-cell>
          <table:table-cell office:value-type="float" office:value="539.2196" calcext:value-type="float">
            <text:p>539.2196</text:p>
          </table:table-cell>
          <table:table-cell office:value-type="float" office:value="13390.9" calcext:value-type="float">
            <text:p>1339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456768" calcext:value-type="float">
            <text:p>-8.456768</text:p>
          </table:table-cell>
          <table:table-cell office:value-type="float" office:value="25.09389" calcext:value-type="float">
            <text:p>25.09389</text:p>
          </table:table-cell>
          <table:table-cell office:value-type="float" office:value="0" calcext:value-type="float">
            <text:p>0</text:p>
          </table:table-cell>
          <table:table-cell office:value-type="float" office:value="215.5261" calcext:value-type="float">
            <text:p>215.5261</text:p>
          </table:table-cell>
          <table:table-cell office:value-type="float" office:value="298.2451" calcext:value-type="float">
            <text:p>298.2451</text:p>
          </table:table-cell>
          <table:table-cell office:value-type="float" office:value="-0.002426107" calcext:value-type="float">
            <text:p>-0.002426107</text:p>
          </table:table-cell>
          <table:table-cell office:value-type="float" office:value="0" calcext:value-type="float">
            <text:p>0</text:p>
          </table:table-cell>
          <table:table-cell office:value-type="float" office:value="0.001485362" calcext:value-type="float">
            <text:p>0.001485362</text:p>
          </table:table-cell>
          <table:table-cell office:value-type="float" office:value="0" calcext:value-type="float">
            <text:p>0</text:p>
          </table:table-cell>
          <table:table-cell office:value-type="float" office:value="-0.003847051" calcext:value-type="float">
            <text:p>-0.003847051</text:p>
          </table:table-cell>
          <table:table-cell office:value-type="float" office:value="370" calcext:value-type="float">
            <text:p>370</text:p>
          </table:table-cell>
          <table:table-cell office:value-type="float" office:value="-8.456833" calcext:value-type="float">
            <text:p>-8.456833</text:p>
          </table:table-cell>
          <table:table-cell office:value-type="float" office:value="0" calcext:value-type="float">
            <text:p>0</text:p>
          </table:table-cell>
          <table:table-cell office:value-type="float" office:value="278.8715" calcext:value-type="float">
            <text:p>278.8715</text:p>
          </table:table-cell>
          <table:table-cell office:value-type="float" office:value="1112.292" calcext:value-type="float">
            <text:p>1112.292</text:p>
          </table:table-cell>
          <table:table-cell office:value-type="float" office:value="1380.741" calcext:value-type="float">
            <text:p>1380.741</text:p>
          </table:table-cell>
          <table:table-cell office:value-type="float" office:value="1381.139" calcext:value-type="float">
            <text:p>1381.139</text:p>
          </table:table-cell>
          <table:table-cell office:value-type="float" office:value="834.7378" calcext:value-type="float">
            <text:p>834.7378</text:p>
          </table:table-cell>
          <table:table-cell office:value-type="float" office:value="1115.676" calcext:value-type="float">
            <text:p>1115.676</text:p>
          </table:table-cell>
          <table:table-cell office:value-type="float" office:value="437.2218" calcext:value-type="float">
            <text:p>437.2218</text:p>
          </table:table-cell>
          <table:table-cell office:value-type="float" office:value="1921.722" calcext:value-type="float">
            <text:p>1921.722</text:p>
          </table:table-cell>
          <table:table-cell office:value-type="float" office:value="2137.608" calcext:value-type="float">
            <text:p>2137.608</text:p>
          </table:table-cell>
          <table:table-cell office:value-type="float" office:value="1693.235" calcext:value-type="float">
            <text:p>1693.235</text:p>
          </table:table-cell>
          <table:table-cell office:value-type="float" office:value="587.9338" calcext:value-type="float">
            <text:p>587.9338</text:p>
          </table:table-cell>
          <table:table-cell office:value-type="float" office:value="571.9533" calcext:value-type="float">
            <text:p>571.9533</text:p>
          </table:table-cell>
          <table:table-cell office:value-type="float" office:value="142.9935" calcext:value-type="float">
            <text:p>142.9935</text:p>
          </table:table-cell>
          <table:table-cell office:value-type="float" office:value="35.74806" calcext:value-type="float">
            <text:p>35.74806</text:p>
          </table:table-cell>
          <table:table-cell office:value-type="float" office:value="0" calcext:value-type="float">
            <text:p>0</text:p>
          </table:table-cell>
          <table:table-cell office:value-type="float" office:value="-0.01757475" calcext:value-type="float">
            <text:p>-0.017574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65307" calcext:value-type="float">
            <text:p>-10.65307</text:p>
          </table:table-cell>
          <table:table-cell office:value-type="float" office:value="0" calcext:value-type="float">
            <text:p>0</text:p>
          </table:table-cell>
          <table:table-cell office:value-type="float" office:value="2.500312" calcext:value-type="float">
            <text:p>2.500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1" calcext:value-type="float">
            <text:p>4012001</text:p>
          </table:table-cell>
          <table:table-cell office:value-type="float" office:value="537.4805" calcext:value-type="float">
            <text:p>537.4805</text:p>
          </table:table-cell>
          <table:table-cell office:value-type="float" office:value="13389.44" calcext:value-type="float">
            <text:p>13389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27179" calcext:value-type="float">
            <text:p>-11.27179</text:p>
          </table:table-cell>
          <table:table-cell office:value-type="float" office:value="32.17517" calcext:value-type="float">
            <text:p>32.17517</text:p>
          </table:table-cell>
          <table:table-cell office:value-type="float" office:value="0" calcext:value-type="float">
            <text:p>0</text:p>
          </table:table-cell>
          <table:table-cell office:value-type="float" office:value="217.071" calcext:value-type="float">
            <text:p>217.071</text:p>
          </table:table-cell>
          <table:table-cell office:value-type="float" office:value="296.5888" calcext:value-type="float">
            <text:p>296.5888</text:p>
          </table:table-cell>
          <table:table-cell office:value-type="float" office:value="-0.001846839" calcext:value-type="float">
            <text:p>-0.001846839</text:p>
          </table:table-cell>
          <table:table-cell office:value-type="float" office:value="0" calcext:value-type="float">
            <text:p>0</text:p>
          </table:table-cell>
          <table:table-cell office:value-type="float" office:value="0.001485362" calcext:value-type="float">
            <text:p>0.001485362</text:p>
          </table:table-cell>
          <table:table-cell office:value-type="float" office:value="0" calcext:value-type="float">
            <text:p>0</text:p>
          </table:table-cell>
          <table:table-cell office:value-type="float" office:value="-0.004527634" calcext:value-type="float">
            <text:p>-0.004527634</text:p>
          </table:table-cell>
          <table:table-cell office:value-type="float" office:value="370" calcext:value-type="float">
            <text:p>370</text:p>
          </table:table-cell>
          <table:table-cell office:value-type="float" office:value="-11.2706" calcext:value-type="float">
            <text:p>-11.2706</text:p>
          </table:table-cell>
          <table:table-cell office:value-type="float" office:value="0" calcext:value-type="float">
            <text:p>0</text:p>
          </table:table-cell>
          <table:table-cell office:value-type="float" office:value="279.0599" calcext:value-type="float">
            <text:p>279.0599</text:p>
          </table:table-cell>
          <table:table-cell office:value-type="float" office:value="1111.976" calcext:value-type="float">
            <text:p>1111.976</text:p>
          </table:table-cell>
          <table:table-cell office:value-type="float" office:value="1380.423" calcext:value-type="float">
            <text:p>1380.423</text:p>
          </table:table-cell>
          <table:table-cell office:value-type="float" office:value="1380.873" calcext:value-type="float">
            <text:p>1380.873</text:p>
          </table:table-cell>
          <table:table-cell office:value-type="float" office:value="834.5951" calcext:value-type="float">
            <text:p>834.5951</text:p>
          </table:table-cell>
          <table:table-cell office:value-type="float" office:value="1115.511" calcext:value-type="float">
            <text:p>1115.511</text:p>
          </table:table-cell>
          <table:table-cell office:value-type="float" office:value="437.1617" calcext:value-type="float">
            <text:p>437.1617</text:p>
          </table:table-cell>
          <table:table-cell office:value-type="float" office:value="1921.529" calcext:value-type="float">
            <text:p>1921.529</text:p>
          </table:table-cell>
          <table:table-cell office:value-type="float" office:value="2137.446" calcext:value-type="float">
            <text:p>2137.446</text:p>
          </table:table-cell>
          <table:table-cell office:value-type="float" office:value="1693.158" calcext:value-type="float">
            <text:p>1693.158</text:p>
          </table:table-cell>
          <table:table-cell office:value-type="float" office:value="587.9187" calcext:value-type="float">
            <text:p>587.9187</text:p>
          </table:table-cell>
          <table:table-cell office:value-type="float" office:value="571.9418" calcext:value-type="float">
            <text:p>571.9418</text:p>
          </table:table-cell>
          <table:table-cell office:value-type="float" office:value="142.9913" calcext:value-type="float">
            <text:p>142.9913</text:p>
          </table:table-cell>
          <table:table-cell office:value-type="float" office:value="35.74742" calcext:value-type="float">
            <text:p>35.74742</text:p>
          </table:table-cell>
          <table:table-cell office:value-type="float" office:value="0" calcext:value-type="float">
            <text:p>0</text:p>
          </table:table-cell>
          <table:table-cell office:value-type="float" office:value="-0.0175816" calcext:value-type="float">
            <text:p>-0.01758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.70911" calcext:value-type="float">
            <text:p>-13.70911</text:p>
          </table:table-cell>
          <table:table-cell office:value-type="float" office:value="0" calcext:value-type="float">
            <text:p>0</text:p>
          </table:table-cell>
          <table:table-cell office:value-type="float" office:value="2.742514" calcext:value-type="float">
            <text:p>2.742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1" calcext:value-type="float">
            <text:p>5012001</text:p>
          </table:table-cell>
          <table:table-cell office:value-type="float" office:value="534.8928" calcext:value-type="float">
            <text:p>534.8928</text:p>
          </table:table-cell>
          <table:table-cell office:value-type="float" office:value="13387.98" calcext:value-type="float">
            <text:p>13387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95774" calcext:value-type="float">
            <text:p>-14.95774</text:p>
          </table:table-cell>
          <table:table-cell office:value-type="float" office:value="42.00652" calcext:value-type="float">
            <text:p>42.00652</text:p>
          </table:table-cell>
          <table:table-cell office:value-type="float" office:value="0" calcext:value-type="float">
            <text:p>0</text:p>
          </table:table-cell>
          <table:table-cell office:value-type="float" office:value="219.2435" calcext:value-type="float">
            <text:p>219.2435</text:p>
          </table:table-cell>
          <table:table-cell office:value-type="float" office:value="294.1292" calcext:value-type="float">
            <text:p>294.1292</text:p>
          </table:table-cell>
          <table:table-cell office:value-type="float" office:value="-0.001293369" calcext:value-type="float">
            <text:p>-0.001293369</text:p>
          </table:table-cell>
          <table:table-cell office:value-type="float" office:value="0" calcext:value-type="float">
            <text:p>0</text:p>
          </table:table-cell>
          <table:table-cell office:value-type="float" office:value="0.001485362" calcext:value-type="float">
            <text:p>0.001485362</text:p>
          </table:table-cell>
          <table:table-cell office:value-type="float" office:value="0" calcext:value-type="float">
            <text:p>0</text:p>
          </table:table-cell>
          <table:table-cell office:value-type="float" office:value="-0.005130381" calcext:value-type="float">
            <text:p>-0.005130381</text:p>
          </table:table-cell>
          <table:table-cell office:value-type="float" office:value="370" calcext:value-type="float">
            <text:p>370</text:p>
          </table:table-cell>
          <table:table-cell office:value-type="float" office:value="-14.95539" calcext:value-type="float">
            <text:p>-14.95539</text:p>
          </table:table-cell>
          <table:table-cell office:value-type="float" office:value="0" calcext:value-type="float">
            <text:p>0</text:p>
          </table:table-cell>
          <table:table-cell office:value-type="float" office:value="279.2634" calcext:value-type="float">
            <text:p>279.2634</text:p>
          </table:table-cell>
          <table:table-cell office:value-type="float" office:value="1111.636" calcext:value-type="float">
            <text:p>1111.636</text:p>
          </table:table-cell>
          <table:table-cell office:value-type="float" office:value="1380.09" calcext:value-type="float">
            <text:p>1380.09</text:p>
          </table:table-cell>
          <table:table-cell office:value-type="float" office:value="1380.598" calcext:value-type="float">
            <text:p>1380.598</text:p>
          </table:table-cell>
          <table:table-cell office:value-type="float" office:value="834.4377" calcext:value-type="float">
            <text:p>834.4377</text:p>
          </table:table-cell>
          <table:table-cell office:value-type="float" office:value="1115.342" calcext:value-type="float">
            <text:p>1115.342</text:p>
          </table:table-cell>
          <table:table-cell office:value-type="float" office:value="437.1001" calcext:value-type="float">
            <text:p>437.1001</text:p>
          </table:table-cell>
          <table:table-cell office:value-type="float" office:value="1921.333" calcext:value-type="float">
            <text:p>1921.333</text:p>
          </table:table-cell>
          <table:table-cell office:value-type="float" office:value="2137.289" calcext:value-type="float">
            <text:p>2137.289</text:p>
          </table:table-cell>
          <table:table-cell office:value-type="float" office:value="1693.083" calcext:value-type="float">
            <text:p>1693.083</text:p>
          </table:table-cell>
          <table:table-cell office:value-type="float" office:value="587.9039" calcext:value-type="float">
            <text:p>587.9039</text:p>
          </table:table-cell>
          <table:table-cell office:value-type="float" office:value="571.9305" calcext:value-type="float">
            <text:p>571.9305</text:p>
          </table:table-cell>
          <table:table-cell office:value-type="float" office:value="142.9892" calcext:value-type="float">
            <text:p>142.9892</text:p>
          </table:table-cell>
          <table:table-cell office:value-type="float" office:value="35.74681" calcext:value-type="float">
            <text:p>35.74681</text:p>
          </table:table-cell>
          <table:table-cell office:value-type="float" office:value="0" calcext:value-type="float">
            <text:p>0</text:p>
          </table:table-cell>
          <table:table-cell office:value-type="float" office:value="-0.0175994" calcext:value-type="float">
            <text:p>-0.01759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.6042" calcext:value-type="float">
            <text:p>-17.6042</text:p>
          </table:table-cell>
          <table:table-cell office:value-type="float" office:value="0" calcext:value-type="float">
            <text:p>0</text:p>
          </table:table-cell>
          <table:table-cell office:value-type="float" office:value="2.952784" calcext:value-type="float">
            <text:p>2.952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1" calcext:value-type="float">
            <text:p>6012001</text:p>
          </table:table-cell>
          <table:table-cell office:value-type="float" office:value="531.2322" calcext:value-type="float">
            <text:p>531.2322</text:p>
          </table:table-cell>
          <table:table-cell office:value-type="float" office:value="13386.56" calcext:value-type="float">
            <text:p>13386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68767" calcext:value-type="float">
            <text:p>-19.68767</text:p>
          </table:table-cell>
          <table:table-cell office:value-type="float" office:value="54.71949" calcext:value-type="float">
            <text:p>54.71949</text:p>
          </table:table-cell>
          <table:table-cell office:value-type="float" office:value="0" calcext:value-type="float">
            <text:p>0</text:p>
          </table:table-cell>
          <table:table-cell office:value-type="float" office:value="222.2883" calcext:value-type="float">
            <text:p>222.2883</text:p>
          </table:table-cell>
          <table:table-cell office:value-type="float" office:value="290.6225" calcext:value-type="float">
            <text:p>290.6225</text:p>
          </table:table-cell>
          <table:table-cell office:value-type="float" office:value="-0.0007680425" calcext:value-type="float">
            <text:p>-0.0007680425</text:p>
          </table:table-cell>
          <table:table-cell office:value-type="float" office:value="0" calcext:value-type="float">
            <text:p>0</text:p>
          </table:table-cell>
          <table:table-cell office:value-type="float" office:value="0.001485362" calcext:value-type="float">
            <text:p>0.001485362</text:p>
          </table:table-cell>
          <table:table-cell office:value-type="float" office:value="0" calcext:value-type="float">
            <text:p>0</text:p>
          </table:table-cell>
          <table:table-cell office:value-type="float" office:value="-0.005685983" calcext:value-type="float">
            <text:p>-0.005685983</text:p>
          </table:table-cell>
          <table:table-cell office:value-type="float" office:value="370" calcext:value-type="float">
            <text:p>370</text:p>
          </table:table-cell>
          <table:table-cell office:value-type="float" office:value="-19.68424" calcext:value-type="float">
            <text:p>-19.68424</text:p>
          </table:table-cell>
          <table:table-cell office:value-type="float" office:value="0" calcext:value-type="float">
            <text:p>0</text:p>
          </table:table-cell>
          <table:table-cell office:value-type="float" office:value="279.5158" calcext:value-type="float">
            <text:p>279.5158</text:p>
          </table:table-cell>
          <table:table-cell office:value-type="float" office:value="1111.287" calcext:value-type="float">
            <text:p>1111.287</text:p>
          </table:table-cell>
          <table:table-cell office:value-type="float" office:value="1379.745" calcext:value-type="float">
            <text:p>1379.745</text:p>
          </table:table-cell>
          <table:table-cell office:value-type="float" office:value="1380.31" calcext:value-type="float">
            <text:p>1380.31</text:p>
          </table:table-cell>
          <table:table-cell office:value-type="float" office:value="834.2844" calcext:value-type="float">
            <text:p>834.2844</text:p>
          </table:table-cell>
          <table:table-cell office:value-type="float" office:value="1115.166" calcext:value-type="float">
            <text:p>1115.166</text:p>
          </table:table-cell>
          <table:table-cell office:value-type="float" office:value="437.0365" calcext:value-type="float">
            <text:p>437.0365</text:p>
          </table:table-cell>
          <table:table-cell office:value-type="float" office:value="1921.133" calcext:value-type="float">
            <text:p>1921.133</text:p>
          </table:table-cell>
          <table:table-cell office:value-type="float" office:value="2137.144" calcext:value-type="float">
            <text:p>2137.144</text:p>
          </table:table-cell>
          <table:table-cell office:value-type="float" office:value="1693.011" calcext:value-type="float">
            <text:p>1693.011</text:p>
          </table:table-cell>
          <table:table-cell office:value-type="float" office:value="587.8894" calcext:value-type="float">
            <text:p>587.8894</text:p>
          </table:table-cell>
          <table:table-cell office:value-type="float" office:value="571.9193" calcext:value-type="float">
            <text:p>571.9193</text:p>
          </table:table-cell>
          <table:table-cell office:value-type="float" office:value="142.9872" calcext:value-type="float">
            <text:p>142.9872</text:p>
          </table:table-cell>
          <table:table-cell office:value-type="float" office:value="35.74623" calcext:value-type="float">
            <text:p>35.74623</text:p>
          </table:table-cell>
          <table:table-cell office:value-type="float" office:value="0" calcext:value-type="float">
            <text:p>0</text:p>
          </table:table-cell>
          <table:table-cell office:value-type="float" office:value="-0.01763266" calcext:value-type="float">
            <text:p>-0.017632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.5243" calcext:value-type="float">
            <text:p>-22.5243</text:p>
          </table:table-cell>
          <table:table-cell office:value-type="float" office:value="0" calcext:value-type="float">
            <text:p>0</text:p>
          </table:table-cell>
          <table:table-cell office:value-type="float" office:value="3.144104" calcext:value-type="float">
            <text:p>3.14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1" calcext:value-type="float">
            <text:p>7012001</text:p>
          </table:table-cell>
          <table:table-cell office:value-type="float" office:value="528.4785" calcext:value-type="float">
            <text:p>528.4785</text:p>
          </table:table-cell>
          <table:table-cell office:value-type="float" office:value="13385.15" calcext:value-type="float">
            <text:p>13385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53905" calcext:value-type="float">
            <text:p>-23.53905</text:p>
          </table:table-cell>
          <table:table-cell office:value-type="float" office:value="65.48685" calcext:value-type="float">
            <text:p>65.48685</text:p>
          </table:table-cell>
          <table:table-cell office:value-type="float" office:value="0" calcext:value-type="float">
            <text:p>0</text:p>
          </table:table-cell>
          <table:table-cell office:value-type="float" office:value="224.4349" calcext:value-type="float">
            <text:p>224.4349</text:p>
          </table:table-cell>
          <table:table-cell office:value-type="float" office:value="288.0297" calcext:value-type="float">
            <text:p>288.0297</text:p>
          </table:table-cell>
          <table:table-cell office:value-type="float" office:value="-0.0001536605" calcext:value-type="float">
            <text:p>-0.0001536605</text:p>
          </table:table-cell>
          <table:table-cell office:value-type="float" office:value="0" calcext:value-type="float">
            <text:p>0</text:p>
          </table:table-cell>
          <table:table-cell office:value-type="float" office:value="0.001485362" calcext:value-type="float">
            <text:p>0.001485362</text:p>
          </table:table-cell>
          <table:table-cell office:value-type="float" office:value="0" calcext:value-type="float">
            <text:p>0</text:p>
          </table:table-cell>
          <table:table-cell office:value-type="float" office:value="-0.006216005" calcext:value-type="float">
            <text:p>-0.006216005</text:p>
          </table:table-cell>
          <table:table-cell office:value-type="float" office:value="370" calcext:value-type="float">
            <text:p>370</text:p>
          </table:table-cell>
          <table:table-cell office:value-type="float" office:value="-23.53447" calcext:value-type="float">
            <text:p>-23.53447</text:p>
          </table:table-cell>
          <table:table-cell office:value-type="float" office:value="0" calcext:value-type="float">
            <text:p>0</text:p>
          </table:table-cell>
          <table:table-cell office:value-type="float" office:value="279.72" calcext:value-type="float">
            <text:p>279.72</text:p>
          </table:table-cell>
          <table:table-cell office:value-type="float" office:value="1110.954" calcext:value-type="float">
            <text:p>1110.954</text:p>
          </table:table-cell>
          <table:table-cell office:value-type="float" office:value="1379.413" calcext:value-type="float">
            <text:p>1379.413</text:p>
          </table:table-cell>
          <table:table-cell office:value-type="float" office:value="1380.027" calcext:value-type="float">
            <text:p>1380.027</text:p>
          </table:table-cell>
          <table:table-cell office:value-type="float" office:value="834.1271" calcext:value-type="float">
            <text:p>834.1271</text:p>
          </table:table-cell>
          <table:table-cell office:value-type="float" office:value="1114.988" calcext:value-type="float">
            <text:p>1114.988</text:p>
          </table:table-cell>
          <table:table-cell office:value-type="float" office:value="436.9722" calcext:value-type="float">
            <text:p>436.9722</text:p>
          </table:table-cell>
          <table:table-cell office:value-type="float" office:value="1920.935" calcext:value-type="float">
            <text:p>1920.935</text:p>
          </table:table-cell>
          <table:table-cell office:value-type="float" office:value="2137.003" calcext:value-type="float">
            <text:p>2137.003</text:p>
          </table:table-cell>
          <table:table-cell office:value-type="float" office:value="1692.94" calcext:value-type="float">
            <text:p>1692.94</text:p>
          </table:table-cell>
          <table:table-cell office:value-type="float" office:value="587.8752" calcext:value-type="float">
            <text:p>587.8752</text:p>
          </table:table-cell>
          <table:table-cell office:value-type="float" office:value="571.9081" calcext:value-type="float">
            <text:p>571.9081</text:p>
          </table:table-cell>
          <table:table-cell office:value-type="float" office:value="142.9852" calcext:value-type="float">
            <text:p>142.9852</text:p>
          </table:table-cell>
          <table:table-cell office:value-type="float" office:value="35.74568" calcext:value-type="float">
            <text:p>35.74568</text:p>
          </table:table-cell>
          <table:table-cell office:value-type="float" office:value="0" calcext:value-type="float">
            <text:p>0</text:p>
          </table:table-cell>
          <table:table-cell office:value-type="float" office:value="-0.01764166" calcext:value-type="float">
            <text:p>-0.017641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6.54081" calcext:value-type="float">
            <text:p>-26.54081</text:p>
          </table:table-cell>
          <table:table-cell office:value-type="float" office:value="0" calcext:value-type="float">
            <text:p>0</text:p>
          </table:table-cell>
          <table:table-cell office:value-type="float" office:value="3.310335" calcext:value-type="float">
            <text:p>3.310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1" calcext:value-type="float">
            <text:p>8012001</text:p>
          </table:table-cell>
          <table:table-cell office:value-type="float" office:value="526.4362" calcext:value-type="float">
            <text:p>526.4362</text:p>
          </table:table-cell>
          <table:table-cell office:value-type="float" office:value="13383.78" calcext:value-type="float">
            <text:p>13383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6408" calcext:value-type="float">
            <text:p>-26.6408</text:p>
          </table:table-cell>
          <table:table-cell office:value-type="float" office:value="74.17603" calcext:value-type="float">
            <text:p>74.17603</text:p>
          </table:table-cell>
          <table:table-cell office:value-type="float" office:value="0" calcext:value-type="float">
            <text:p>0</text:p>
          </table:table-cell>
          <table:table-cell office:value-type="float" office:value="225.9823" calcext:value-type="float">
            <text:p>225.9823</text:p>
          </table:table-cell>
          <table:table-cell office:value-type="float" office:value="286.1039" calcext:value-type="float">
            <text:p>286.1039</text:p>
          </table:table-cell>
          <table:table-cell office:value-type="float" office:value="0.0005088077" calcext:value-type="float">
            <text:p>0.0005088077</text:p>
          </table:table-cell>
          <table:table-cell office:value-type="float" office:value="0" calcext:value-type="float">
            <text:p>0</text:p>
          </table:table-cell>
          <table:table-cell office:value-type="float" office:value="0.001485362" calcext:value-type="float">
            <text:p>0.001485362</text:p>
          </table:table-cell>
          <table:table-cell office:value-type="float" office:value="0" calcext:value-type="float">
            <text:p>0</text:p>
          </table:table-cell>
          <table:table-cell office:value-type="float" office:value="-0.006731568" calcext:value-type="float">
            <text:p>-0.006731568</text:p>
          </table:table-cell>
          <table:table-cell office:value-type="float" office:value="370" calcext:value-type="float">
            <text:p>370</text:p>
          </table:table-cell>
          <table:table-cell office:value-type="float" office:value="-26.63505" calcext:value-type="float">
            <text:p>-26.63505</text:p>
          </table:table-cell>
          <table:table-cell office:value-type="float" office:value="0" calcext:value-type="float">
            <text:p>0</text:p>
          </table:table-cell>
          <table:table-cell office:value-type="float" office:value="279.9168" calcext:value-type="float">
            <text:p>279.9168</text:p>
          </table:table-cell>
          <table:table-cell office:value-type="float" office:value="1110.656" calcext:value-type="float">
            <text:p>1110.656</text:p>
          </table:table-cell>
          <table:table-cell office:value-type="float" office:value="1379.104" calcext:value-type="float">
            <text:p>1379.104</text:p>
          </table:table-cell>
          <table:table-cell office:value-type="float" office:value="1379.759" calcext:value-type="float">
            <text:p>1379.759</text:p>
          </table:table-cell>
          <table:table-cell office:value-type="float" office:value="833.9791" calcext:value-type="float">
            <text:p>833.9791</text:p>
          </table:table-cell>
          <table:table-cell office:value-type="float" office:value="1114.824" calcext:value-type="float">
            <text:p>1114.824</text:p>
          </table:table-cell>
          <table:table-cell office:value-type="float" office:value="436.9116" calcext:value-type="float">
            <text:p>436.9116</text:p>
          </table:table-cell>
          <table:table-cell office:value-type="float" office:value="1920.743" calcext:value-type="float">
            <text:p>1920.743</text:p>
          </table:table-cell>
          <table:table-cell office:value-type="float" office:value="2136.865" calcext:value-type="float">
            <text:p>2136.865</text:p>
          </table:table-cell>
          <table:table-cell office:value-type="float" office:value="1692.87" calcext:value-type="float">
            <text:p>1692.87</text:p>
          </table:table-cell>
          <table:table-cell office:value-type="float" office:value="587.8613" calcext:value-type="float">
            <text:p>587.8613</text:p>
          </table:table-cell>
          <table:table-cell office:value-type="float" office:value="571.8972" calcext:value-type="float">
            <text:p>571.8972</text:p>
          </table:table-cell>
          <table:table-cell office:value-type="float" office:value="142.9833" calcext:value-type="float">
            <text:p>142.9833</text:p>
          </table:table-cell>
          <table:table-cell office:value-type="float" office:value="35.74514" calcext:value-type="float">
            <text:p>35.74514</text:p>
          </table:table-cell>
          <table:table-cell office:value-type="float" office:value="0" calcext:value-type="float">
            <text:p>0</text:p>
          </table:table-cell>
          <table:table-cell office:value-type="float" office:value="-0.01764432" calcext:value-type="float">
            <text:p>-0.017644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9.78939" calcext:value-type="float">
            <text:p>-29.78939</text:p>
          </table:table-cell>
          <table:table-cell office:value-type="float" office:value="0" calcext:value-type="float">
            <text:p>0</text:p>
          </table:table-cell>
          <table:table-cell office:value-type="float" office:value="3.45844" calcext:value-type="float">
            <text:p>3.45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1" calcext:value-type="float">
            <text:p>9012001</text:p>
          </table:table-cell>
          <table:table-cell office:value-type="float" office:value="524.0372" calcext:value-type="float">
            <text:p>524.0372</text:p>
          </table:table-cell>
          <table:table-cell office:value-type="float" office:value="13382.51" calcext:value-type="float">
            <text:p>13382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02502" calcext:value-type="float">
            <text:p>-30.02502</text:p>
          </table:table-cell>
          <table:table-cell office:value-type="float" office:value="83.46812" calcext:value-type="float">
            <text:p>83.46812</text:p>
          </table:table-cell>
          <table:table-cell office:value-type="float" office:value="0" calcext:value-type="float">
            <text:p>0</text:p>
          </table:table-cell>
          <table:table-cell office:value-type="float" office:value="227.8536" calcext:value-type="float">
            <text:p>227.8536</text:p>
          </table:table-cell>
          <table:table-cell office:value-type="float" office:value="283.8079" calcext:value-type="float">
            <text:p>283.8079</text:p>
          </table:table-cell>
          <table:table-cell office:value-type="float" office:value="0.001185322" calcext:value-type="float">
            <text:p>0.001185322</text:p>
          </table:table-cell>
          <table:table-cell office:value-type="float" office:value="0" calcext:value-type="float">
            <text:p>0</text:p>
          </table:table-cell>
          <table:table-cell office:value-type="float" office:value="0.001485362" calcext:value-type="float">
            <text:p>0.001485362</text:p>
          </table:table-cell>
          <table:table-cell office:value-type="float" office:value="0" calcext:value-type="float">
            <text:p>0</text:p>
          </table:table-cell>
          <table:table-cell office:value-type="float" office:value="-0.007239418" calcext:value-type="float">
            <text:p>-0.007239418</text:p>
          </table:table-cell>
          <table:table-cell office:value-type="float" office:value="370" calcext:value-type="float">
            <text:p>370</text:p>
          </table:table-cell>
          <table:table-cell office:value-type="float" office:value="-30.01808" calcext:value-type="float">
            <text:p>-30.01808</text:p>
          </table:table-cell>
          <table:table-cell office:value-type="float" office:value="0" calcext:value-type="float">
            <text:p>0</text:p>
          </table:table-cell>
          <table:table-cell office:value-type="float" office:value="280.142" calcext:value-type="float">
            <text:p>280.142</text:p>
          </table:table-cell>
          <table:table-cell office:value-type="float" office:value="1110.37" calcext:value-type="float">
            <text:p>1110.37</text:p>
          </table:table-cell>
          <table:table-cell office:value-type="float" office:value="1378.811" calcext:value-type="float">
            <text:p>1378.811</text:p>
          </table:table-cell>
          <table:table-cell office:value-type="float" office:value="1379.51" calcext:value-type="float">
            <text:p>1379.51</text:p>
          </table:table-cell>
          <table:table-cell office:value-type="float" office:value="833.8276" calcext:value-type="float">
            <text:p>833.8276</text:p>
          </table:table-cell>
          <table:table-cell office:value-type="float" office:value="1114.675" calcext:value-type="float">
            <text:p>1114.675</text:p>
          </table:table-cell>
          <table:table-cell office:value-type="float" office:value="436.8548" calcext:value-type="float">
            <text:p>436.8548</text:p>
          </table:table-cell>
          <table:table-cell office:value-type="float" office:value="1920.557" calcext:value-type="float">
            <text:p>1920.557</text:p>
          </table:table-cell>
          <table:table-cell office:value-type="float" office:value="2136.729" calcext:value-type="float">
            <text:p>2136.729</text:p>
          </table:table-cell>
          <table:table-cell office:value-type="float" office:value="1692.802" calcext:value-type="float">
            <text:p>1692.802</text:p>
          </table:table-cell>
          <table:table-cell office:value-type="float" office:value="587.8477" calcext:value-type="float">
            <text:p>587.8477</text:p>
          </table:table-cell>
          <table:table-cell office:value-type="float" office:value="571.8864" calcext:value-type="float">
            <text:p>571.8864</text:p>
          </table:table-cell>
          <table:table-cell office:value-type="float" office:value="142.9815" calcext:value-type="float">
            <text:p>142.9815</text:p>
          </table:table-cell>
          <table:table-cell office:value-type="float" office:value="35.74463" calcext:value-type="float">
            <text:p>35.74463</text:p>
          </table:table-cell>
          <table:table-cell office:value-type="float" office:value="0" calcext:value-type="float">
            <text:p>0</text:p>
          </table:table-cell>
          <table:table-cell office:value-type="float" office:value="-0.0176488" calcext:value-type="float">
            <text:p>-0.01764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31321" calcext:value-type="float">
            <text:p>-33.31321</text:p>
          </table:table-cell>
          <table:table-cell office:value-type="float" office:value="0" calcext:value-type="float">
            <text:p>0</text:p>
          </table:table-cell>
          <table:table-cell office:value-type="float" office:value="3.598964" calcext:value-type="float">
            <text:p>3.598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1" calcext:value-type="float">
            <text:p>10012001</text:p>
          </table:table-cell>
          <table:table-cell office:value-type="float" office:value="520.9048" calcext:value-type="float">
            <text:p>520.9048</text:p>
          </table:table-cell>
          <table:table-cell office:value-type="float" office:value="13381.34" calcext:value-type="float">
            <text:p>13381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02379" calcext:value-type="float">
            <text:p>-34.02379</text:p>
          </table:table-cell>
          <table:table-cell office:value-type="float" office:value="93.81071" calcext:value-type="float">
            <text:p>93.81071</text:p>
          </table:table-cell>
          <table:table-cell office:value-type="float" office:value="0" calcext:value-type="float">
            <text:p>0</text:p>
          </table:table-cell>
          <table:table-cell office:value-type="float" office:value="230.3717" calcext:value-type="float">
            <text:p>230.3717</text:p>
          </table:table-cell>
          <table:table-cell office:value-type="float" office:value="280.6483" calcext:value-type="float">
            <text:p>280.6483</text:p>
          </table:table-cell>
          <table:table-cell office:value-type="float" office:value="0.001840159" calcext:value-type="float">
            <text:p>0.001840159</text:p>
          </table:table-cell>
          <table:table-cell office:value-type="float" office:value="0" calcext:value-type="float">
            <text:p>0</text:p>
          </table:table-cell>
          <table:table-cell office:value-type="float" office:value="0.001485369" calcext:value-type="float">
            <text:p>0.001485369</text:p>
          </table:table-cell>
          <table:table-cell office:value-type="float" office:value="0" calcext:value-type="float">
            <text:p>0</text:p>
          </table:table-cell>
          <table:table-cell office:value-type="float" office:value="-0.007745618" calcext:value-type="float">
            <text:p>-0.007745618</text:p>
          </table:table-cell>
          <table:table-cell office:value-type="float" office:value="370" calcext:value-type="float">
            <text:p>370</text:p>
          </table:table-cell>
          <table:table-cell office:value-type="float" office:value="-34.01569" calcext:value-type="float">
            <text:p>-34.01569</text:p>
          </table:table-cell>
          <table:table-cell office:value-type="float" office:value="0" calcext:value-type="float">
            <text:p>0</text:p>
          </table:table-cell>
          <table:table-cell office:value-type="float" office:value="280.5612" calcext:value-type="float">
            <text:p>280.5612</text:p>
          </table:table-cell>
          <table:table-cell office:value-type="float" office:value="1110.091" calcext:value-type="float">
            <text:p>1110.091</text:p>
          </table:table-cell>
          <table:table-cell office:value-type="float" office:value="1378.525" calcext:value-type="float">
            <text:p>1378.525</text:p>
          </table:table-cell>
          <table:table-cell office:value-type="float" office:value="1379.262" calcext:value-type="float">
            <text:p>1379.262</text:p>
          </table:table-cell>
          <table:table-cell office:value-type="float" office:value="833.6823" calcext:value-type="float">
            <text:p>833.6823</text:p>
          </table:table-cell>
          <table:table-cell office:value-type="float" office:value="1114.532" calcext:value-type="float">
            <text:p>1114.532</text:p>
          </table:table-cell>
          <table:table-cell office:value-type="float" office:value="436.7992" calcext:value-type="float">
            <text:p>436.7992</text:p>
          </table:table-cell>
          <table:table-cell office:value-type="float" office:value="1920.372" calcext:value-type="float">
            <text:p>1920.372</text:p>
          </table:table-cell>
          <table:table-cell office:value-type="float" office:value="2136.597" calcext:value-type="float">
            <text:p>2136.597</text:p>
          </table:table-cell>
          <table:table-cell office:value-type="float" office:value="1692.741" calcext:value-type="float">
            <text:p>1692.741</text:p>
          </table:table-cell>
          <table:table-cell office:value-type="float" office:value="587.8342" calcext:value-type="float">
            <text:p>587.8342</text:p>
          </table:table-cell>
          <table:table-cell office:value-type="float" office:value="571.8757" calcext:value-type="float">
            <text:p>571.8757</text:p>
          </table:table-cell>
          <table:table-cell office:value-type="float" office:value="142.9797" calcext:value-type="float">
            <text:p>142.9797</text:p>
          </table:table-cell>
          <table:table-cell office:value-type="float" office:value="35.74413" calcext:value-type="float">
            <text:p>35.74413</text:p>
          </table:table-cell>
          <table:table-cell office:value-type="float" office:value="0" calcext:value-type="float">
            <text:p>0</text:p>
          </table:table-cell>
          <table:table-cell office:value-type="float" office:value="-0.01765502" calcext:value-type="float">
            <text:p>-0.017655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7.46757" calcext:value-type="float">
            <text:p>-37.46757</text:p>
          </table:table-cell>
          <table:table-cell office:value-type="float" office:value="0" calcext:value-type="float">
            <text:p>0</text:p>
          </table:table-cell>
          <table:table-cell office:value-type="float" office:value="3.754631" calcext:value-type="float">
            <text:p>3.754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1" calcext:value-type="float">
            <text:p>11012001</text:p>
          </table:table-cell>
          <table:table-cell office:value-type="float" office:value="516.7728" calcext:value-type="float">
            <text:p>516.7728</text:p>
          </table:table-cell>
          <table:table-cell office:value-type="float" office:value="13380.2" calcext:value-type="float">
            <text:p>1338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01442" calcext:value-type="float">
            <text:p>-39.01442</text:p>
          </table:table-cell>
          <table:table-cell office:value-type="float" office:value="107.3987" calcext:value-type="float">
            <text:p>107.3987</text:p>
          </table:table-cell>
          <table:table-cell office:value-type="float" office:value="0" calcext:value-type="float">
            <text:p>0</text:p>
          </table:table-cell>
          <table:table-cell office:value-type="float" office:value="233.7345" calcext:value-type="float">
            <text:p>233.7345</text:p>
          </table:table-cell>
          <table:table-cell office:value-type="float" office:value="276.6281" calcext:value-type="float">
            <text:p>276.6281</text:p>
          </table:table-cell>
          <table:table-cell office:value-type="float" office:value="0.002446181" calcext:value-type="float">
            <text:p>0.002446181</text:p>
          </table:table-cell>
          <table:table-cell office:value-type="float" office:value="0" calcext:value-type="float">
            <text:p>0</text:p>
          </table:table-cell>
          <table:table-cell office:value-type="float" office:value="0.001485369" calcext:value-type="float">
            <text:p>0.001485369</text:p>
          </table:table-cell>
          <table:table-cell office:value-type="float" office:value="0" calcext:value-type="float">
            <text:p>0</text:p>
          </table:table-cell>
          <table:table-cell office:value-type="float" office:value="-0.008256998" calcext:value-type="float">
            <text:p>-0.008256998</text:p>
          </table:table-cell>
          <table:table-cell office:value-type="float" office:value="370" calcext:value-type="float">
            <text:p>370</text:p>
          </table:table-cell>
          <table:table-cell office:value-type="float" office:value="-39.0052" calcext:value-type="float">
            <text:p>-39.0052</text:p>
          </table:table-cell>
          <table:table-cell office:value-type="float" office:value="0" calcext:value-type="float">
            <text:p>0</text:p>
          </table:table-cell>
          <table:table-cell office:value-type="float" office:value="280.9012" calcext:value-type="float">
            <text:p>280.9012</text:p>
          </table:table-cell>
          <table:table-cell office:value-type="float" office:value="1109.785" calcext:value-type="float">
            <text:p>1109.785</text:p>
          </table:table-cell>
          <table:table-cell office:value-type="float" office:value="1378.233" calcext:value-type="float">
            <text:p>1378.233</text:p>
          </table:table-cell>
          <table:table-cell office:value-type="float" office:value="1379.016" calcext:value-type="float">
            <text:p>1379.016</text:p>
          </table:table-cell>
          <table:table-cell office:value-type="float" office:value="833.5308" calcext:value-type="float">
            <text:p>833.5308</text:p>
          </table:table-cell>
          <table:table-cell office:value-type="float" office:value="1114.388" calcext:value-type="float">
            <text:p>1114.388</text:p>
          </table:table-cell>
          <table:table-cell office:value-type="float" office:value="436.7454" calcext:value-type="float">
            <text:p>436.7454</text:p>
          </table:table-cell>
          <table:table-cell office:value-type="float" office:value="1920.185" calcext:value-type="float">
            <text:p>1920.185</text:p>
          </table:table-cell>
          <table:table-cell office:value-type="float" office:value="2136.468" calcext:value-type="float">
            <text:p>2136.468</text:p>
          </table:table-cell>
          <table:table-cell office:value-type="float" office:value="1692.687" calcext:value-type="float">
            <text:p>1692.687</text:p>
          </table:table-cell>
          <table:table-cell office:value-type="float" office:value="587.821" calcext:value-type="float">
            <text:p>587.821</text:p>
          </table:table-cell>
          <table:table-cell office:value-type="float" office:value="571.8652" calcext:value-type="float">
            <text:p>571.8652</text:p>
          </table:table-cell>
          <table:table-cell office:value-type="float" office:value="142.9781" calcext:value-type="float">
            <text:p>142.9781</text:p>
          </table:table-cell>
          <table:table-cell office:value-type="float" office:value="35.74366" calcext:value-type="float">
            <text:p>35.74366</text:p>
          </table:table-cell>
          <table:table-cell office:value-type="float" office:value="0" calcext:value-type="float">
            <text:p>0</text:p>
          </table:table-cell>
          <table:table-cell office:value-type="float" office:value="-0.01766678" calcext:value-type="float">
            <text:p>-0.017666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2.58904" calcext:value-type="float">
            <text:p>-42.58904</text:p>
          </table:table-cell>
          <table:table-cell office:value-type="float" office:value="0" calcext:value-type="float">
            <text:p>0</text:p>
          </table:table-cell>
          <table:table-cell office:value-type="float" office:value="3.885829" calcext:value-type="float">
            <text:p>3.885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1" calcext:value-type="float">
            <text:p>12012001</text:p>
          </table:table-cell>
          <table:table-cell office:value-type="float" office:value="514.8669" calcext:value-type="float">
            <text:p>514.8669</text:p>
          </table:table-cell>
          <table:table-cell office:value-type="float" office:value="13379.01" calcext:value-type="float">
            <text:p>13379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8639" calcext:value-type="float">
            <text:p>-41.8639</text:p>
          </table:table-cell>
          <table:table-cell office:value-type="float" office:value="115.6037" calcext:value-type="float">
            <text:p>115.6037</text:p>
          </table:table-cell>
          <table:table-cell office:value-type="float" office:value="0" calcext:value-type="float">
            <text:p>0</text:p>
          </table:table-cell>
          <table:table-cell office:value-type="float" office:value="235.0527" calcext:value-type="float">
            <text:p>235.0527</text:p>
          </table:table-cell>
          <table:table-cell office:value-type="float" office:value="274.8159" calcext:value-type="float">
            <text:p>274.8159</text:p>
          </table:table-cell>
          <table:table-cell office:value-type="float" office:value="0.003109384" calcext:value-type="float">
            <text:p>0.003109384</text:p>
          </table:table-cell>
          <table:table-cell office:value-type="float" office:value="0" calcext:value-type="float">
            <text:p>0</text:p>
          </table:table-cell>
          <table:table-cell office:value-type="float" office:value="0.001485369" calcext:value-type="float">
            <text:p>0.001485369</text:p>
          </table:table-cell>
          <table:table-cell office:value-type="float" office:value="0" calcext:value-type="float">
            <text:p>0</text:p>
          </table:table-cell>
          <table:table-cell office:value-type="float" office:value="-0.008775547" calcext:value-type="float">
            <text:p>-0.008775547</text:p>
          </table:table-cell>
          <table:table-cell office:value-type="float" office:value="370" calcext:value-type="float">
            <text:p>370</text:p>
          </table:table-cell>
          <table:table-cell office:value-type="float" office:value="-41.8535" calcext:value-type="float">
            <text:p>-41.8535</text:p>
          </table:table-cell>
          <table:table-cell office:value-type="float" office:value="0" calcext:value-type="float">
            <text:p>0</text:p>
          </table:table-cell>
          <table:table-cell office:value-type="float" office:value="281.1234" calcext:value-type="float">
            <text:p>281.1234</text:p>
          </table:table-cell>
          <table:table-cell office:value-type="float" office:value="1109.511" calcext:value-type="float">
            <text:p>1109.511</text:p>
          </table:table-cell>
          <table:table-cell office:value-type="float" office:value="1377.962" calcext:value-type="float">
            <text:p>1377.962</text:p>
          </table:table-cell>
          <table:table-cell office:value-type="float" office:value="1378.78" calcext:value-type="float">
            <text:p>1378.78</text:p>
          </table:table-cell>
          <table:table-cell office:value-type="float" office:value="833.387" calcext:value-type="float">
            <text:p>833.387</text:p>
          </table:table-cell>
          <table:table-cell office:value-type="float" office:value="1114.248" calcext:value-type="float">
            <text:p>1114.248</text:p>
          </table:table-cell>
          <table:table-cell office:value-type="float" office:value="436.6919" calcext:value-type="float">
            <text:p>436.6919</text:p>
          </table:table-cell>
          <table:table-cell office:value-type="float" office:value="1920" calcext:value-type="float">
            <text:p>1920</text:p>
          </table:table-cell>
          <table:table-cell office:value-type="float" office:value="2136.342" calcext:value-type="float">
            <text:p>2136.342</text:p>
          </table:table-cell>
          <table:table-cell office:value-type="float" office:value="1692.633" calcext:value-type="float">
            <text:p>1692.633</text:p>
          </table:table-cell>
          <table:table-cell office:value-type="float" office:value="587.8079" calcext:value-type="float">
            <text:p>587.8079</text:p>
          </table:table-cell>
          <table:table-cell office:value-type="float" office:value="571.8548" calcext:value-type="float">
            <text:p>571.8548</text:p>
          </table:table-cell>
          <table:table-cell office:value-type="float" office:value="142.9765" calcext:value-type="float">
            <text:p>142.9765</text:p>
          </table:table-cell>
          <table:table-cell office:value-type="float" office:value="35.74319" calcext:value-type="float">
            <text:p>35.74319</text:p>
          </table:table-cell>
          <table:table-cell office:value-type="float" office:value="0" calcext:value-type="float">
            <text:p>0</text:p>
          </table:table-cell>
          <table:table-cell office:value-type="float" office:value="-0.01766797" calcext:value-type="float">
            <text:p>-0.017667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5.53763" calcext:value-type="float">
            <text:p>-45.53763</text:p>
          </table:table-cell>
          <table:table-cell office:value-type="float" office:value="0" calcext:value-type="float">
            <text:p>0</text:p>
          </table:table-cell>
          <table:table-cell office:value-type="float" office:value="3.985383" calcext:value-type="float">
            <text:p>3.985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1" calcext:value-type="float">
            <text:p>13012001</text:p>
          </table:table-cell>
          <table:table-cell office:value-type="float" office:value="513.5684" calcext:value-type="float">
            <text:p>513.5684</text:p>
          </table:table-cell>
          <table:table-cell office:value-type="float" office:value="13377.86" calcext:value-type="float">
            <text:p>13377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04205" calcext:value-type="float">
            <text:p>-44.04205</text:p>
          </table:table-cell>
          <table:table-cell office:value-type="float" office:value="121.8377" calcext:value-type="float">
            <text:p>121.8377</text:p>
          </table:table-cell>
          <table:table-cell office:value-type="float" office:value="0" calcext:value-type="float">
            <text:p>0</text:p>
          </table:table-cell>
          <table:table-cell office:value-type="float" office:value="235.8672" calcext:value-type="float">
            <text:p>235.8672</text:p>
          </table:table-cell>
          <table:table-cell office:value-type="float" office:value="273.6224" calcext:value-type="float">
            <text:p>273.6224</text:p>
          </table:table-cell>
          <table:table-cell office:value-type="float" office:value="0.003768668" calcext:value-type="float">
            <text:p>0.003768668</text:p>
          </table:table-cell>
          <table:table-cell office:value-type="float" office:value="0" calcext:value-type="float">
            <text:p>0</text:p>
          </table:table-cell>
          <table:table-cell office:value-type="float" office:value="0.001485369" calcext:value-type="float">
            <text:p>0.001485369</text:p>
          </table:table-cell>
          <table:table-cell office:value-type="float" office:value="0" calcext:value-type="float">
            <text:p>0</text:p>
          </table:table-cell>
          <table:table-cell office:value-type="float" office:value="-0.009302096" calcext:value-type="float">
            <text:p>-0.009302096</text:p>
          </table:table-cell>
          <table:table-cell office:value-type="float" office:value="370" calcext:value-type="float">
            <text:p>370</text:p>
          </table:table-cell>
          <table:table-cell office:value-type="float" office:value="-44.03046" calcext:value-type="float">
            <text:p>-44.03046</text:p>
          </table:table-cell>
          <table:table-cell office:value-type="float" office:value="0" calcext:value-type="float">
            <text:p>0</text:p>
          </table:table-cell>
          <table:table-cell office:value-type="float" office:value="281.2712" calcext:value-type="float">
            <text:p>281.2712</text:p>
          </table:table-cell>
          <table:table-cell office:value-type="float" office:value="1109.257" calcext:value-type="float">
            <text:p>1109.257</text:p>
          </table:table-cell>
          <table:table-cell office:value-type="float" office:value="1377.708" calcext:value-type="float">
            <text:p>1377.708</text:p>
          </table:table-cell>
          <table:table-cell office:value-type="float" office:value="1378.571" calcext:value-type="float">
            <text:p>1378.571</text:p>
          </table:table-cell>
          <table:table-cell office:value-type="float" office:value="833.2584" calcext:value-type="float">
            <text:p>833.2584</text:p>
          </table:table-cell>
          <table:table-cell office:value-type="float" office:value="1114.116" calcext:value-type="float">
            <text:p>1114.116</text:p>
          </table:table-cell>
          <table:table-cell office:value-type="float" office:value="436.6414" calcext:value-type="float">
            <text:p>436.6414</text:p>
          </table:table-cell>
          <table:table-cell office:value-type="float" office:value="1919.821" calcext:value-type="float">
            <text:p>1919.821</text:p>
          </table:table-cell>
          <table:table-cell office:value-type="float" office:value="2136.219" calcext:value-type="float">
            <text:p>2136.219</text:p>
          </table:table-cell>
          <table:table-cell office:value-type="float" office:value="1692.581" calcext:value-type="float">
            <text:p>1692.581</text:p>
          </table:table-cell>
          <table:table-cell office:value-type="float" office:value="587.7949" calcext:value-type="float">
            <text:p>587.7949</text:p>
          </table:table-cell>
          <table:table-cell office:value-type="float" office:value="571.8445" calcext:value-type="float">
            <text:p>571.8445</text:p>
          </table:table-cell>
          <table:table-cell office:value-type="float" office:value="142.9749" calcext:value-type="float">
            <text:p>142.9749</text:p>
          </table:table-cell>
          <table:table-cell office:value-type="float" office:value="35.74276" calcext:value-type="float">
            <text:p>35.74276</text:p>
          </table:table-cell>
          <table:table-cell office:value-type="float" office:value="0" calcext:value-type="float">
            <text:p>0</text:p>
          </table:table-cell>
          <table:table-cell office:value-type="float" office:value="-0.01766821" calcext:value-type="float">
            <text:p>-0.017668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7.85286" calcext:value-type="float">
            <text:p>-47.85286</text:p>
          </table:table-cell>
          <table:table-cell office:value-type="float" office:value="0" calcext:value-type="float">
            <text:p>0</text:p>
          </table:table-cell>
          <table:table-cell office:value-type="float" office:value="4.122943" calcext:value-type="float">
            <text:p>4.122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1" calcext:value-type="float">
            <text:p>14012001</text:p>
          </table:table-cell>
          <table:table-cell office:value-type="float" office:value="511.9689" calcext:value-type="float">
            <text:p>511.9689</text:p>
          </table:table-cell>
          <table:table-cell office:value-type="float" office:value="13376.73" calcext:value-type="float">
            <text:p>13376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52063" calcext:value-type="float">
            <text:p>-46.52063</text:p>
          </table:table-cell>
          <table:table-cell office:value-type="float" office:value="128.7997" calcext:value-type="float">
            <text:p>128.7997</text:p>
          </table:table-cell>
          <table:table-cell office:value-type="float" office:value="0" calcext:value-type="float">
            <text:p>0</text:p>
          </table:table-cell>
          <table:table-cell office:value-type="float" office:value="236.9185" calcext:value-type="float">
            <text:p>236.9185</text:p>
          </table:table-cell>
          <table:table-cell office:value-type="float" office:value="272.1231" calcext:value-type="float">
            <text:p>272.1231</text:p>
          </table:table-cell>
          <table:table-cell office:value-type="float" office:value="0.004411169" calcext:value-type="float">
            <text:p>0.004411169</text:p>
          </table:table-cell>
          <table:table-cell office:value-type="float" office:value="0" calcext:value-type="float">
            <text:p>0</text:p>
          </table:table-cell>
          <table:table-cell office:value-type="float" office:value="0.001485369" calcext:value-type="float">
            <text:p>0.001485369</text:p>
          </table:table-cell>
          <table:table-cell office:value-type="float" office:value="0" calcext:value-type="float">
            <text:p>0</text:p>
          </table:table-cell>
          <table:table-cell office:value-type="float" office:value="-0.009839316" calcext:value-type="float">
            <text:p>-0.009839316</text:p>
          </table:table-cell>
          <table:table-cell office:value-type="float" office:value="370" calcext:value-type="float">
            <text:p>370</text:p>
          </table:table-cell>
          <table:table-cell office:value-type="float" office:value="-46.50787" calcext:value-type="float">
            <text:p>-46.50787</text:p>
          </table:table-cell>
          <table:table-cell office:value-type="float" office:value="0" calcext:value-type="float">
            <text:p>0</text:p>
          </table:table-cell>
          <table:table-cell office:value-type="float" office:value="281.4468" calcext:value-type="float">
            <text:p>281.4468</text:p>
          </table:table-cell>
          <table:table-cell office:value-type="float" office:value="1108.999" calcext:value-type="float">
            <text:p>1108.999</text:p>
          </table:table-cell>
          <table:table-cell office:value-type="float" office:value="1377.446" calcext:value-type="float">
            <text:p>1377.446</text:p>
          </table:table-cell>
          <table:table-cell office:value-type="float" office:value="1378.366" calcext:value-type="float">
            <text:p>1378.366</text:p>
          </table:table-cell>
          <table:table-cell office:value-type="float" office:value="833.131" calcext:value-type="float">
            <text:p>833.131</text:p>
          </table:table-cell>
          <table:table-cell office:value-type="float" office:value="1113.985" calcext:value-type="float">
            <text:p>1113.985</text:p>
          </table:table-cell>
          <table:table-cell office:value-type="float" office:value="436.5941" calcext:value-type="float">
            <text:p>436.5941</text:p>
          </table:table-cell>
          <table:table-cell office:value-type="float" office:value="1919.648" calcext:value-type="float">
            <text:p>1919.648</text:p>
          </table:table-cell>
          <table:table-cell office:value-type="float" office:value="2136.098" calcext:value-type="float">
            <text:p>2136.098</text:p>
          </table:table-cell>
          <table:table-cell office:value-type="float" office:value="1692.529" calcext:value-type="float">
            <text:p>1692.529</text:p>
          </table:table-cell>
          <table:table-cell office:value-type="float" office:value="587.7821" calcext:value-type="float">
            <text:p>587.7821</text:p>
          </table:table-cell>
          <table:table-cell office:value-type="float" office:value="571.8344" calcext:value-type="float">
            <text:p>571.8344</text:p>
          </table:table-cell>
          <table:table-cell office:value-type="float" office:value="142.9734" calcext:value-type="float">
            <text:p>142.9734</text:p>
          </table:table-cell>
          <table:table-cell office:value-type="float" office:value="35.74233" calcext:value-type="float">
            <text:p>35.74233</text:p>
          </table:table-cell>
          <table:table-cell office:value-type="float" office:value="0" calcext:value-type="float">
            <text:p>0</text:p>
          </table:table-cell>
          <table:table-cell office:value-type="float" office:value="-0.01766839" calcext:value-type="float">
            <text:p>-0.017668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0.43533" calcext:value-type="float">
            <text:p>-50.43533</text:p>
          </table:table-cell>
          <table:table-cell office:value-type="float" office:value="0" calcext:value-type="float">
            <text:p>0</text:p>
          </table:table-cell>
          <table:table-cell office:value-type="float" office:value="4.227171" calcext:value-type="float">
            <text:p>4.227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1" calcext:value-type="float">
            <text:p>15012001</text:p>
          </table:table-cell>
          <table:table-cell office:value-type="float" office:value="510.1263" calcext:value-type="float">
            <text:p>510.1263</text:p>
          </table:table-cell>
          <table:table-cell office:value-type="float" office:value="13375.64" calcext:value-type="float">
            <text:p>13375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20581" calcext:value-type="float">
            <text:p>-49.20581</text:p>
          </table:table-cell>
          <table:table-cell office:value-type="float" office:value="136.222" calcext:value-type="float">
            <text:p>136.222</text:p>
          </table:table-cell>
          <table:table-cell office:value-type="float" office:value="0" calcext:value-type="float">
            <text:p>0</text:p>
          </table:table-cell>
          <table:table-cell office:value-type="float" office:value="238.162" calcext:value-type="float">
            <text:p>238.162</text:p>
          </table:table-cell>
          <table:table-cell office:value-type="float" office:value="270.3867" calcext:value-type="float">
            <text:p>270.3867</text:p>
          </table:table-cell>
          <table:table-cell office:value-type="float" office:value="0.005036667" calcext:value-type="float">
            <text:p>0.005036667</text:p>
          </table:table-cell>
          <table:table-cell office:value-type="float" office:value="0" calcext:value-type="float">
            <text:p>0</text:p>
          </table:table-cell>
          <table:table-cell office:value-type="float" office:value="0.001485369" calcext:value-type="float">
            <text:p>0.001485369</text:p>
          </table:table-cell>
          <table:table-cell office:value-type="float" office:value="0" calcext:value-type="float">
            <text:p>0</text:p>
          </table:table-cell>
          <table:table-cell office:value-type="float" office:value="-0.01039091" calcext:value-type="float">
            <text:p>-0.01039091</text:p>
          </table:table-cell>
          <table:table-cell office:value-type="float" office:value="370" calcext:value-type="float">
            <text:p>370</text:p>
          </table:table-cell>
          <table:table-cell office:value-type="float" office:value="-49.19186" calcext:value-type="float">
            <text:p>-49.19186</text:p>
          </table:table-cell>
          <table:table-cell office:value-type="float" office:value="0" calcext:value-type="float">
            <text:p>0</text:p>
          </table:table-cell>
          <table:table-cell office:value-type="float" office:value="281.6359" calcext:value-type="float">
            <text:p>281.6359</text:p>
          </table:table-cell>
          <table:table-cell office:value-type="float" office:value="1108.74" calcext:value-type="float">
            <text:p>1108.74</text:p>
          </table:table-cell>
          <table:table-cell office:value-type="float" office:value="1377.188" calcext:value-type="float">
            <text:p>1377.188</text:p>
          </table:table-cell>
          <table:table-cell office:value-type="float" office:value="1378.163" calcext:value-type="float">
            <text:p>1378.163</text:p>
          </table:table-cell>
          <table:table-cell office:value-type="float" office:value="833.0082" calcext:value-type="float">
            <text:p>833.0082</text:p>
          </table:table-cell>
          <table:table-cell office:value-type="float" office:value="1113.857" calcext:value-type="float">
            <text:p>1113.857</text:p>
          </table:table-cell>
          <table:table-cell office:value-type="float" office:value="436.5472" calcext:value-type="float">
            <text:p>436.5472</text:p>
          </table:table-cell>
          <table:table-cell office:value-type="float" office:value="1919.479" calcext:value-type="float">
            <text:p>1919.479</text:p>
          </table:table-cell>
          <table:table-cell office:value-type="float" office:value="2135.979" calcext:value-type="float">
            <text:p>2135.979</text:p>
          </table:table-cell>
          <table:table-cell office:value-type="float" office:value="1692.478" calcext:value-type="float">
            <text:p>1692.478</text:p>
          </table:table-cell>
          <table:table-cell office:value-type="float" office:value="587.7695" calcext:value-type="float">
            <text:p>587.7695</text:p>
          </table:table-cell>
          <table:table-cell office:value-type="float" office:value="571.8244" calcext:value-type="float">
            <text:p>571.8244</text:p>
          </table:table-cell>
          <table:table-cell office:value-type="float" office:value="142.972" calcext:value-type="float">
            <text:p>142.972</text:p>
          </table:table-cell>
          <table:table-cell office:value-type="float" office:value="35.74193" calcext:value-type="float">
            <text:p>35.74193</text:p>
          </table:table-cell>
          <table:table-cell office:value-type="float" office:value="0" calcext:value-type="float">
            <text:p>0</text:p>
          </table:table-cell>
          <table:table-cell office:value-type="float" office:value="-0.01766863" calcext:value-type="float">
            <text:p>-0.017668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3.22017" calcext:value-type="float">
            <text:p>-53.22017</text:p>
          </table:table-cell>
          <table:table-cell office:value-type="float" office:value="0" calcext:value-type="float">
            <text:p>0</text:p>
          </table:table-cell>
          <table:table-cell office:value-type="float" office:value="4.327747" calcext:value-type="float">
            <text:p>4.327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1" calcext:value-type="float">
            <text:p>16012001</text:p>
          </table:table-cell>
          <table:table-cell office:value-type="float" office:value="508.2275" calcext:value-type="float">
            <text:p>508.2275</text:p>
          </table:table-cell>
          <table:table-cell office:value-type="float" office:value="13374.58" calcext:value-type="float">
            <text:p>13374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93955" calcext:value-type="float">
            <text:p>-51.93955</text:p>
          </table:table-cell>
          <table:table-cell office:value-type="float" office:value="143.7913" calcext:value-type="float">
            <text:p>143.7913</text:p>
          </table:table-cell>
          <table:table-cell office:value-type="float" office:value="0" calcext:value-type="float">
            <text:p>0</text:p>
          </table:table-cell>
          <table:table-cell office:value-type="float" office:value="239.4084" calcext:value-type="float">
            <text:p>239.4084</text:p>
          </table:table-cell>
          <table:table-cell office:value-type="float" office:value="268.6013" calcext:value-type="float">
            <text:p>268.6013</text:p>
          </table:table-cell>
          <table:table-cell office:value-type="float" office:value="0.005658955" calcext:value-type="float">
            <text:p>0.005658955</text:p>
          </table:table-cell>
          <table:table-cell office:value-type="float" office:value="0" calcext:value-type="float">
            <text:p>0</text:p>
          </table:table-cell>
          <table:table-cell office:value-type="float" office:value="0.001485369" calcext:value-type="float">
            <text:p>0.001485369</text:p>
          </table:table-cell>
          <table:table-cell office:value-type="float" office:value="0" calcext:value-type="float">
            <text:p>0</text:p>
          </table:table-cell>
          <table:table-cell office:value-type="float" office:value="-0.01095615" calcext:value-type="float">
            <text:p>-0.01095615</text:p>
          </table:table-cell>
          <table:table-cell office:value-type="float" office:value="370" calcext:value-type="float">
            <text:p>370</text:p>
          </table:table-cell>
          <table:table-cell office:value-type="float" office:value="-51.92442" calcext:value-type="float">
            <text:p>-51.92442</text:p>
          </table:table-cell>
          <table:table-cell office:value-type="float" office:value="0" calcext:value-type="float">
            <text:p>0</text:p>
          </table:table-cell>
          <table:table-cell office:value-type="float" office:value="281.8284" calcext:value-type="float">
            <text:p>281.8284</text:p>
          </table:table-cell>
          <table:table-cell office:value-type="float" office:value="1108.479" calcext:value-type="float">
            <text:p>1108.479</text:p>
          </table:table-cell>
          <table:table-cell office:value-type="float" office:value="1376.933" calcext:value-type="float">
            <text:p>1376.933</text:p>
          </table:table-cell>
          <table:table-cell office:value-type="float" office:value="1377.963" calcext:value-type="float">
            <text:p>1377.963</text:p>
          </table:table-cell>
          <table:table-cell office:value-type="float" office:value="832.8846" calcext:value-type="float">
            <text:p>832.8846</text:p>
          </table:table-cell>
          <table:table-cell office:value-type="float" office:value="1113.731" calcext:value-type="float">
            <text:p>1113.731</text:p>
          </table:table-cell>
          <table:table-cell office:value-type="float" office:value="436.5009" calcext:value-type="float">
            <text:p>436.5009</text:p>
          </table:table-cell>
          <table:table-cell office:value-type="float" office:value="1919.318" calcext:value-type="float">
            <text:p>1919.318</text:p>
          </table:table-cell>
          <table:table-cell office:value-type="float" office:value="2135.863" calcext:value-type="float">
            <text:p>2135.863</text:p>
          </table:table-cell>
          <table:table-cell office:value-type="float" office:value="1692.427" calcext:value-type="float">
            <text:p>1692.427</text:p>
          </table:table-cell>
          <table:table-cell office:value-type="float" office:value="587.7571" calcext:value-type="float">
            <text:p>587.7571</text:p>
          </table:table-cell>
          <table:table-cell office:value-type="float" office:value="571.8145" calcext:value-type="float">
            <text:p>571.8145</text:p>
          </table:table-cell>
          <table:table-cell office:value-type="float" office:value="142.9707" calcext:value-type="float">
            <text:p>142.9707</text:p>
          </table:table-cell>
          <table:table-cell office:value-type="float" office:value="35.74154" calcext:value-type="float">
            <text:p>35.74154</text:p>
          </table:table-cell>
          <table:table-cell office:value-type="float" office:value="0" calcext:value-type="float">
            <text:p>0</text:p>
          </table:table-cell>
          <table:table-cell office:value-type="float" office:value="-0.01766883" calcext:value-type="float">
            <text:p>-0.017668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6.03587" calcext:value-type="float">
            <text:p>-56.03587</text:p>
          </table:table-cell>
          <table:table-cell office:value-type="float" office:value="0" calcext:value-type="float">
            <text:p>0</text:p>
          </table:table-cell>
          <table:table-cell office:value-type="float" office:value="4.410387" calcext:value-type="float">
            <text:p>4.410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1" calcext:value-type="float">
            <text:p>17012001</text:p>
          </table:table-cell>
          <table:table-cell office:value-type="float" office:value="506.3094" calcext:value-type="float">
            <text:p>506.3094</text:p>
          </table:table-cell>
          <table:table-cell office:value-type="float" office:value="13373.57" calcext:value-type="float">
            <text:p>13373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64809" calcext:value-type="float">
            <text:p>-54.64809</text:p>
          </table:table-cell>
          <table:table-cell office:value-type="float" office:value="151.0923" calcext:value-type="float">
            <text:p>151.0923</text:p>
          </table:table-cell>
          <table:table-cell office:value-type="float" office:value="0" calcext:value-type="float">
            <text:p>0</text:p>
          </table:table-cell>
          <table:table-cell office:value-type="float" office:value="240.6401" calcext:value-type="float">
            <text:p>240.6401</text:p>
          </table:table-cell>
          <table:table-cell office:value-type="float" office:value="266.7941" calcext:value-type="float">
            <text:p>266.7941</text:p>
          </table:table-cell>
          <table:table-cell office:value-type="float" office:value="0.006274102" calcext:value-type="float">
            <text:p>0.006274102</text:p>
          </table:table-cell>
          <table:table-cell office:value-type="float" office:value="0" calcext:value-type="float">
            <text:p>0</text:p>
          </table:table-cell>
          <table:table-cell office:value-type="float" office:value="0.001485369" calcext:value-type="float">
            <text:p>0.001485369</text:p>
          </table:table-cell>
          <table:table-cell office:value-type="float" office:value="0" calcext:value-type="float">
            <text:p>0</text:p>
          </table:table-cell>
          <table:table-cell office:value-type="float" office:value="-0.01153416" calcext:value-type="float">
            <text:p>-0.01153416</text:p>
          </table:table-cell>
          <table:table-cell office:value-type="float" office:value="370" calcext:value-type="float">
            <text:p>370</text:p>
          </table:table-cell>
          <table:table-cell office:value-type="float" office:value="-54.63176" calcext:value-type="float">
            <text:p>-54.63176</text:p>
          </table:table-cell>
          <table:table-cell office:value-type="float" office:value="0" calcext:value-type="float">
            <text:p>0</text:p>
          </table:table-cell>
          <table:table-cell office:value-type="float" office:value="282.0284" calcext:value-type="float">
            <text:p>282.0284</text:p>
          </table:table-cell>
          <table:table-cell office:value-type="float" office:value="1108.22" calcext:value-type="float">
            <text:p>1108.22</text:p>
          </table:table-cell>
          <table:table-cell office:value-type="float" office:value="1376.688" calcext:value-type="float">
            <text:p>1376.688</text:p>
          </table:table-cell>
          <table:table-cell office:value-type="float" office:value="1377.768" calcext:value-type="float">
            <text:p>1377.768</text:p>
          </table:table-cell>
          <table:table-cell office:value-type="float" office:value="832.7651" calcext:value-type="float">
            <text:p>832.7651</text:p>
          </table:table-cell>
          <table:table-cell office:value-type="float" office:value="1113.607" calcext:value-type="float">
            <text:p>1113.607</text:p>
          </table:table-cell>
          <table:table-cell office:value-type="float" office:value="436.4557" calcext:value-type="float">
            <text:p>436.4557</text:p>
          </table:table-cell>
          <table:table-cell office:value-type="float" office:value="1919.165" calcext:value-type="float">
            <text:p>1919.165</text:p>
          </table:table-cell>
          <table:table-cell office:value-type="float" office:value="2135.748" calcext:value-type="float">
            <text:p>2135.748</text:p>
          </table:table-cell>
          <table:table-cell office:value-type="float" office:value="1692.378" calcext:value-type="float">
            <text:p>1692.378</text:p>
          </table:table-cell>
          <table:table-cell office:value-type="float" office:value="587.7448" calcext:value-type="float">
            <text:p>587.7448</text:p>
          </table:table-cell>
          <table:table-cell office:value-type="float" office:value="571.8046" calcext:value-type="float">
            <text:p>571.8046</text:p>
          </table:table-cell>
          <table:table-cell office:value-type="float" office:value="142.9693" calcext:value-type="float">
            <text:p>142.9693</text:p>
          </table:table-cell>
          <table:table-cell office:value-type="float" office:value="35.74116" calcext:value-type="float">
            <text:p>35.74116</text:p>
          </table:table-cell>
          <table:table-cell office:value-type="float" office:value="0" calcext:value-type="float">
            <text:p>0</text:p>
          </table:table-cell>
          <table:table-cell office:value-type="float" office:value="-0.01766906" calcext:value-type="float">
            <text:p>-0.017669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8.83799" calcext:value-type="float">
            <text:p>-58.83799</text:p>
          </table:table-cell>
          <table:table-cell office:value-type="float" office:value="0" calcext:value-type="float">
            <text:p>0</text:p>
          </table:table-cell>
          <table:table-cell office:value-type="float" office:value="4.504687" calcext:value-type="float">
            <text:p>4.504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1" calcext:value-type="float">
            <text:p>18012001</text:p>
          </table:table-cell>
          <table:table-cell office:value-type="float" office:value="504.4444" calcext:value-type="float">
            <text:p>504.4444</text:p>
          </table:table-cell>
          <table:table-cell office:value-type="float" office:value="13372.57" calcext:value-type="float">
            <text:p>13372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30695" calcext:value-type="float">
            <text:p>-57.30695</text:p>
          </table:table-cell>
          <table:table-cell office:value-type="float" office:value="158.6899" calcext:value-type="float">
            <text:p>158.6899</text:p>
          </table:table-cell>
          <table:table-cell office:value-type="float" office:value="0" calcext:value-type="float">
            <text:p>0</text:p>
          </table:table-cell>
          <table:table-cell office:value-type="float" office:value="241.8099" calcext:value-type="float">
            <text:p>241.8099</text:p>
          </table:table-cell>
          <table:table-cell office:value-type="float" office:value="265.0355" calcext:value-type="float">
            <text:p>265.0355</text:p>
          </table:table-cell>
          <table:table-cell office:value-type="float" office:value="0.006887722" calcext:value-type="float">
            <text:p>0.006887722</text:p>
          </table:table-cell>
          <table:table-cell office:value-type="float" office:value="0" calcext:value-type="float">
            <text:p>0</text:p>
          </table:table-cell>
          <table:table-cell office:value-type="float" office:value="0.00148537" calcext:value-type="float">
            <text:p>0.00148537</text:p>
          </table:table-cell>
          <table:table-cell office:value-type="float" office:value="0" calcext:value-type="float">
            <text:p>0</text:p>
          </table:table-cell>
          <table:table-cell office:value-type="float" office:value="-0.01212654" calcext:value-type="float">
            <text:p>-0.01212654</text:p>
          </table:table-cell>
          <table:table-cell office:value-type="float" office:value="370" calcext:value-type="float">
            <text:p>370</text:p>
          </table:table-cell>
          <table:table-cell office:value-type="float" office:value="-57.28941" calcext:value-type="float">
            <text:p>-57.28941</text:p>
          </table:table-cell>
          <table:table-cell office:value-type="float" office:value="0" calcext:value-type="float">
            <text:p>0</text:p>
          </table:table-cell>
          <table:table-cell office:value-type="float" office:value="282.2303" calcext:value-type="float">
            <text:p>282.2303</text:p>
          </table:table-cell>
          <table:table-cell office:value-type="float" office:value="1107.967" calcext:value-type="float">
            <text:p>1107.967</text:p>
          </table:table-cell>
          <table:table-cell office:value-type="float" office:value="1376.448" calcext:value-type="float">
            <text:p>1376.448</text:p>
          </table:table-cell>
          <table:table-cell office:value-type="float" office:value="1377.576" calcext:value-type="float">
            <text:p>1377.576</text:p>
          </table:table-cell>
          <table:table-cell office:value-type="float" office:value="832.6474" calcext:value-type="float">
            <text:p>832.6474</text:p>
          </table:table-cell>
          <table:table-cell office:value-type="float" office:value="1113.485" calcext:value-type="float">
            <text:p>1113.485</text:p>
          </table:table-cell>
          <table:table-cell office:value-type="float" office:value="436.4103" calcext:value-type="float">
            <text:p>436.4103</text:p>
          </table:table-cell>
          <table:table-cell office:value-type="float" office:value="1919.015" calcext:value-type="float">
            <text:p>1919.015</text:p>
          </table:table-cell>
          <table:table-cell office:value-type="float" office:value="2135.636" calcext:value-type="float">
            <text:p>2135.636</text:p>
          </table:table-cell>
          <table:table-cell office:value-type="float" office:value="1692.329" calcext:value-type="float">
            <text:p>1692.329</text:p>
          </table:table-cell>
          <table:table-cell office:value-type="float" office:value="587.7327" calcext:value-type="float">
            <text:p>587.7327</text:p>
          </table:table-cell>
          <table:table-cell office:value-type="float" office:value="571.7949" calcext:value-type="float">
            <text:p>571.7949</text:p>
          </table:table-cell>
          <table:table-cell office:value-type="float" office:value="142.9681" calcext:value-type="float">
            <text:p>142.9681</text:p>
          </table:table-cell>
          <table:table-cell office:value-type="float" office:value="35.7408" calcext:value-type="float">
            <text:p>35.7408</text:p>
          </table:table-cell>
          <table:table-cell office:value-type="float" office:value="0" calcext:value-type="float">
            <text:p>0</text:p>
          </table:table-cell>
          <table:table-cell office:value-type="float" office:value="-0.01766926" calcext:value-type="float">
            <text:p>-0.017669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1.56682" calcext:value-type="float">
            <text:p>-61.56682</text:p>
          </table:table-cell>
          <table:table-cell office:value-type="float" office:value="0" calcext:value-type="float">
            <text:p>0</text:p>
          </table:table-cell>
          <table:table-cell office:value-type="float" office:value="4.575447" calcext:value-type="float">
            <text:p>4.575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1" calcext:value-type="float">
            <text:p>19012001</text:p>
          </table:table-cell>
          <table:table-cell office:value-type="float" office:value="503.3551" calcext:value-type="float">
            <text:p>503.3551</text:p>
          </table:table-cell>
          <table:table-cell office:value-type="float" office:value="13371.57" calcext:value-type="float">
            <text:p>13371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23368" calcext:value-type="float">
            <text:p>-59.23368</text:p>
          </table:table-cell>
          <table:table-cell office:value-type="float" office:value="164.6004" calcext:value-type="float">
            <text:p>164.6004</text:p>
          </table:table-cell>
          <table:table-cell office:value-type="float" office:value="0" calcext:value-type="float">
            <text:p>0</text:p>
          </table:table-cell>
          <table:table-cell office:value-type="float" office:value="242.39" calcext:value-type="float">
            <text:p>242.39</text:p>
          </table:table-cell>
          <table:table-cell office:value-type="float" office:value="264.0388" calcext:value-type="float">
            <text:p>264.0388</text:p>
          </table:table-cell>
          <table:table-cell office:value-type="float" office:value="0.007524668" calcext:value-type="float">
            <text:p>0.007524668</text:p>
          </table:table-cell>
          <table:table-cell office:value-type="float" office:value="0" calcext:value-type="float">
            <text:p>0</text:p>
          </table:table-cell>
          <table:table-cell office:value-type="float" office:value="0.00148537" calcext:value-type="float">
            <text:p>0.00148537</text:p>
          </table:table-cell>
          <table:table-cell office:value-type="float" office:value="0" calcext:value-type="float">
            <text:p>0</text:p>
          </table:table-cell>
          <table:table-cell office:value-type="float" office:value="-0.01273582" calcext:value-type="float">
            <text:p>-0.01273582</text:p>
          </table:table-cell>
          <table:table-cell office:value-type="float" office:value="370" calcext:value-type="float">
            <text:p>370</text:p>
          </table:table-cell>
          <table:table-cell office:value-type="float" office:value="-59.2149" calcext:value-type="float">
            <text:p>-59.2149</text:p>
          </table:table-cell>
          <table:table-cell office:value-type="float" office:value="0" calcext:value-type="float">
            <text:p>0</text:p>
          </table:table-cell>
          <table:table-cell office:value-type="float" office:value="282.3725" calcext:value-type="float">
            <text:p>282.3725</text:p>
          </table:table-cell>
          <table:table-cell office:value-type="float" office:value="1107.739" calcext:value-type="float">
            <text:p>1107.739</text:p>
          </table:table-cell>
          <table:table-cell office:value-type="float" office:value="1376.228" calcext:value-type="float">
            <text:p>1376.228</text:p>
          </table:table-cell>
          <table:table-cell office:value-type="float" office:value="1377.395" calcext:value-type="float">
            <text:p>1377.395</text:p>
          </table:table-cell>
          <table:table-cell office:value-type="float" office:value="832.5319" calcext:value-type="float">
            <text:p>832.5319</text:p>
          </table:table-cell>
          <table:table-cell office:value-type="float" office:value="1113.368" calcext:value-type="float">
            <text:p>1113.368</text:p>
          </table:table-cell>
          <table:table-cell office:value-type="float" office:value="436.3665" calcext:value-type="float">
            <text:p>436.3665</text:p>
          </table:table-cell>
          <table:table-cell office:value-type="float" office:value="1918.866" calcext:value-type="float">
            <text:p>1918.866</text:p>
          </table:table-cell>
          <table:table-cell office:value-type="float" office:value="2135.526" calcext:value-type="float">
            <text:p>2135.526</text:p>
          </table:table-cell>
          <table:table-cell office:value-type="float" office:value="1692.281" calcext:value-type="float">
            <text:p>1692.281</text:p>
          </table:table-cell>
          <table:table-cell office:value-type="float" office:value="587.7206" calcext:value-type="float">
            <text:p>587.7206</text:p>
          </table:table-cell>
          <table:table-cell office:value-type="float" office:value="571.7852" calcext:value-type="float">
            <text:p>571.7852</text:p>
          </table:table-cell>
          <table:table-cell office:value-type="float" office:value="142.9669" calcext:value-type="float">
            <text:p>142.9669</text:p>
          </table:table-cell>
          <table:table-cell office:value-type="float" office:value="35.74045" calcext:value-type="float">
            <text:p>35.74045</text:p>
          </table:table-cell>
          <table:table-cell office:value-type="float" office:value="0" calcext:value-type="float">
            <text:p>0</text:p>
          </table:table-cell>
          <table:table-cell office:value-type="float" office:value="-0.0176694" calcext:value-type="float">
            <text:p>-0.01766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3.51415" calcext:value-type="float">
            <text:p>-63.51415</text:p>
          </table:table-cell>
          <table:table-cell office:value-type="float" office:value="0" calcext:value-type="float">
            <text:p>0</text:p>
          </table:table-cell>
          <table:table-cell office:value-type="float" office:value="4.59686" calcext:value-type="float">
            <text:p>4.59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1" calcext:value-type="float">
            <text:p>20012001</text:p>
          </table:table-cell>
          <table:table-cell office:value-type="float" office:value="502.359" calcext:value-type="float">
            <text:p>502.359</text:p>
          </table:table-cell>
          <table:table-cell office:value-type="float" office:value="13370.62" calcext:value-type="float">
            <text:p>13370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97589" calcext:value-type="float">
            <text:p>-60.97589</text:p>
          </table:table-cell>
          <table:table-cell office:value-type="float" office:value="169.0231" calcext:value-type="float">
            <text:p>169.0231</text:p>
          </table:table-cell>
          <table:table-cell office:value-type="float" office:value="0" calcext:value-type="float">
            <text:p>0</text:p>
          </table:table-cell>
          <table:table-cell office:value-type="float" office:value="242.8783" calcext:value-type="float">
            <text:p>242.8783</text:p>
          </table:table-cell>
          <table:table-cell office:value-type="float" office:value="263.122" calcext:value-type="float">
            <text:p>263.122</text:p>
          </table:table-cell>
          <table:table-cell office:value-type="float" office:value="0.008174978" calcext:value-type="float">
            <text:p>0.008174978</text:p>
          </table:table-cell>
          <table:table-cell office:value-type="float" office:value="0" calcext:value-type="float">
            <text:p>0</text:p>
          </table:table-cell>
          <table:table-cell office:value-type="float" office:value="0.001486577" calcext:value-type="float">
            <text:p>0.001486577</text:p>
          </table:table-cell>
          <table:table-cell office:value-type="float" office:value="0" calcext:value-type="float">
            <text:p>0</text:p>
          </table:table-cell>
          <table:table-cell office:value-type="float" office:value="-0.01336026" calcext:value-type="float">
            <text:p>-0.01336026</text:p>
          </table:table-cell>
          <table:table-cell office:value-type="float" office:value="370" calcext:value-type="float">
            <text:p>370</text:p>
          </table:table-cell>
          <table:table-cell office:value-type="float" office:value="-60.95584" calcext:value-type="float">
            <text:p>-60.95584</text:p>
          </table:table-cell>
          <table:table-cell office:value-type="float" office:value="0" calcext:value-type="float">
            <text:p>0</text:p>
          </table:table-cell>
          <table:table-cell office:value-type="float" office:value="282.5188" calcext:value-type="float">
            <text:p>282.5188</text:p>
          </table:table-cell>
          <table:table-cell office:value-type="float" office:value="1107.525" calcext:value-type="float">
            <text:p>1107.525</text:p>
          </table:table-cell>
          <table:table-cell office:value-type="float" office:value="1376.016" calcext:value-type="float">
            <text:p>1376.016</text:p>
          </table:table-cell>
          <table:table-cell office:value-type="float" office:value="1377.219" calcext:value-type="float">
            <text:p>1377.219</text:p>
          </table:table-cell>
          <table:table-cell office:value-type="float" office:value="832.4244" calcext:value-type="float">
            <text:p>832.4244</text:p>
          </table:table-cell>
          <table:table-cell office:value-type="float" office:value="1113.259" calcext:value-type="float">
            <text:p>1113.259</text:p>
          </table:table-cell>
          <table:table-cell office:value-type="float" office:value="436.3259" calcext:value-type="float">
            <text:p>436.3259</text:p>
          </table:table-cell>
          <table:table-cell office:value-type="float" office:value="1918.724" calcext:value-type="float">
            <text:p>1918.724</text:p>
          </table:table-cell>
          <table:table-cell office:value-type="float" office:value="2135.418" calcext:value-type="float">
            <text:p>2135.418</text:p>
          </table:table-cell>
          <table:table-cell office:value-type="float" office:value="1692.234" calcext:value-type="float">
            <text:p>1692.234</text:p>
          </table:table-cell>
          <table:table-cell office:value-type="float" office:value="587.7088" calcext:value-type="float">
            <text:p>587.7088</text:p>
          </table:table-cell>
          <table:table-cell office:value-type="float" office:value="571.7757" calcext:value-type="float">
            <text:p>571.7757</text:p>
          </table:table-cell>
          <table:table-cell office:value-type="float" office:value="142.9657" calcext:value-type="float">
            <text:p>142.9657</text:p>
          </table:table-cell>
          <table:table-cell office:value-type="float" office:value="35.74012" calcext:value-type="float">
            <text:p>35.74012</text:p>
          </table:table-cell>
          <table:table-cell office:value-type="float" office:value="0" calcext:value-type="float">
            <text:p>0</text:p>
          </table:table-cell>
          <table:table-cell office:value-type="float" office:value="-0.0176695" calcext:value-type="float">
            <text:p>-0.01766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5.32021" calcext:value-type="float">
            <text:p>-65.32021</text:p>
          </table:table-cell>
          <table:table-cell office:value-type="float" office:value="0" calcext:value-type="float">
            <text:p>0</text:p>
          </table:table-cell>
          <table:table-cell office:value-type="float" office:value="4.661346" calcext:value-type="float">
            <text:p>4.661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1" calcext:value-type="float">
            <text:p>21012001</text:p>
          </table:table-cell>
          <table:table-cell office:value-type="float" office:value="501.7094" calcext:value-type="float">
            <text:p>501.7094</text:p>
          </table:table-cell>
          <table:table-cell office:value-type="float" office:value="13369.69" calcext:value-type="float">
            <text:p>13369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37649" calcext:value-type="float">
            <text:p>-62.37649</text:p>
          </table:table-cell>
          <table:table-cell office:value-type="float" office:value="172.9793" calcext:value-type="float">
            <text:p>172.9793</text:p>
          </table:table-cell>
          <table:table-cell office:value-type="float" office:value="0" calcext:value-type="float">
            <text:p>0</text:p>
          </table:table-cell>
          <table:table-cell office:value-type="float" office:value="243.0481" calcext:value-type="float">
            <text:p>243.0481</text:p>
          </table:table-cell>
          <table:table-cell office:value-type="float" office:value="262.5469" calcext:value-type="float">
            <text:p>262.5469</text:p>
          </table:table-cell>
          <table:table-cell office:value-type="float" office:value="0.008877862" calcext:value-type="float">
            <text:p>0.008877862</text:p>
          </table:table-cell>
          <table:table-cell office:value-type="float" office:value="0" calcext:value-type="float">
            <text:p>0</text:p>
          </table:table-cell>
          <table:table-cell office:value-type="float" office:value="0.001490167" calcext:value-type="float">
            <text:p>0.001490167</text:p>
          </table:table-cell>
          <table:table-cell office:value-type="float" office:value="0" calcext:value-type="float">
            <text:p>0</text:p>
          </table:table-cell>
          <table:table-cell office:value-type="float" office:value="-0.01399821" calcext:value-type="float">
            <text:p>-0.01399821</text:p>
          </table:table-cell>
          <table:table-cell office:value-type="float" office:value="370" calcext:value-type="float">
            <text:p>370</text:p>
          </table:table-cell>
          <table:table-cell office:value-type="float" office:value="-62.35511" calcext:value-type="float">
            <text:p>-62.35511</text:p>
          </table:table-cell>
          <table:table-cell office:value-type="float" office:value="0" calcext:value-type="float">
            <text:p>0</text:p>
          </table:table-cell>
          <table:table-cell office:value-type="float" office:value="282.6424" calcext:value-type="float">
            <text:p>282.6424</text:p>
          </table:table-cell>
          <table:table-cell office:value-type="float" office:value="1107.331" calcext:value-type="float">
            <text:p>1107.331</text:p>
          </table:table-cell>
          <table:table-cell office:value-type="float" office:value="1375.811" calcext:value-type="float">
            <text:p>1375.811</text:p>
          </table:table-cell>
          <table:table-cell office:value-type="float" office:value="1377.049" calcext:value-type="float">
            <text:p>1377.049</text:p>
          </table:table-cell>
          <table:table-cell office:value-type="float" office:value="832.3196" calcext:value-type="float">
            <text:p>832.3196</text:p>
          </table:table-cell>
          <table:table-cell office:value-type="float" office:value="1113.155" calcext:value-type="float">
            <text:p>1113.155</text:p>
          </table:table-cell>
          <table:table-cell office:value-type="float" office:value="436.2861" calcext:value-type="float">
            <text:p>436.2861</text:p>
          </table:table-cell>
          <table:table-cell office:value-type="float" office:value="1918.586" calcext:value-type="float">
            <text:p>1918.586</text:p>
          </table:table-cell>
          <table:table-cell office:value-type="float" office:value="2135.312" calcext:value-type="float">
            <text:p>2135.312</text:p>
          </table:table-cell>
          <table:table-cell office:value-type="float" office:value="1692.188" calcext:value-type="float">
            <text:p>1692.188</text:p>
          </table:table-cell>
          <table:table-cell office:value-type="float" office:value="587.6971" calcext:value-type="float">
            <text:p>587.6971</text:p>
          </table:table-cell>
          <table:table-cell office:value-type="float" office:value="571.7663" calcext:value-type="float">
            <text:p>571.7663</text:p>
          </table:table-cell>
          <table:table-cell office:value-type="float" office:value="142.9646" calcext:value-type="float">
            <text:p>142.9646</text:p>
          </table:table-cell>
          <table:table-cell office:value-type="float" office:value="35.7398" calcext:value-type="float">
            <text:p>35.7398</text:p>
          </table:table-cell>
          <table:table-cell office:value-type="float" office:value="0" calcext:value-type="float">
            <text:p>0</text:p>
          </table:table-cell>
          <table:table-cell office:value-type="float" office:value="-0.01766958" calcext:value-type="float">
            <text:p>-0.017669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6.76006" calcext:value-type="float">
            <text:p>-66.76006</text:p>
          </table:table-cell>
          <table:table-cell office:value-type="float" office:value="0" calcext:value-type="float">
            <text:p>0</text:p>
          </table:table-cell>
          <table:table-cell office:value-type="float" office:value="4.701197" calcext:value-type="float">
            <text:p>4.701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1" calcext:value-type="float">
            <text:p>22012001</text:p>
          </table:table-cell>
          <table:table-cell office:value-type="float" office:value="500.6353" calcext:value-type="float">
            <text:p>500.6353</text:p>
          </table:table-cell>
          <table:table-cell office:value-type="float" office:value="13368.82" calcext:value-type="float">
            <text:p>13368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1207" calcext:value-type="float">
            <text:p>-64.1207</text:p>
          </table:table-cell>
          <table:table-cell office:value-type="float" office:value="176.178" calcext:value-type="float">
            <text:p>176.178</text:p>
          </table:table-cell>
          <table:table-cell office:value-type="float" office:value="0" calcext:value-type="float">
            <text:p>0</text:p>
          </table:table-cell>
          <table:table-cell office:value-type="float" office:value="243.5805" calcext:value-type="float">
            <text:p>243.5805</text:p>
          </table:table-cell>
          <table:table-cell office:value-type="float" office:value="261.5466" calcext:value-type="float">
            <text:p>261.5466</text:p>
          </table:table-cell>
          <table:table-cell office:value-type="float" office:value="0.00957669" calcext:value-type="float">
            <text:p>0.00957669</text:p>
          </table:table-cell>
          <table:table-cell office:value-type="float" office:value="0" calcext:value-type="float">
            <text:p>0</text:p>
          </table:table-cell>
          <table:table-cell office:value-type="float" office:value="0.001498303" calcext:value-type="float">
            <text:p>0.001498303</text:p>
          </table:table-cell>
          <table:table-cell office:value-type="float" office:value="0" calcext:value-type="float">
            <text:p>0</text:p>
          </table:table-cell>
          <table:table-cell office:value-type="float" office:value="-0.01465126" calcext:value-type="float">
            <text:p>-0.01465126</text:p>
          </table:table-cell>
          <table:table-cell office:value-type="float" office:value="370" calcext:value-type="float">
            <text:p>370</text:p>
          </table:table-cell>
          <table:table-cell office:value-type="float" office:value="-64.09798" calcext:value-type="float">
            <text:p>-64.09798</text:p>
          </table:table-cell>
          <table:table-cell office:value-type="float" office:value="0" calcext:value-type="float">
            <text:p>0</text:p>
          </table:table-cell>
          <table:table-cell office:value-type="float" office:value="282.795" calcext:value-type="float">
            <text:p>282.795</text:p>
          </table:table-cell>
          <table:table-cell office:value-type="float" office:value="1107.14" calcext:value-type="float">
            <text:p>1107.14</text:p>
          </table:table-cell>
          <table:table-cell office:value-type="float" office:value="1375.612" calcext:value-type="float">
            <text:p>1375.612</text:p>
          </table:table-cell>
          <table:table-cell office:value-type="float" office:value="1376.882" calcext:value-type="float">
            <text:p>1376.882</text:p>
          </table:table-cell>
          <table:table-cell office:value-type="float" office:value="832.2148" calcext:value-type="float">
            <text:p>832.2148</text:p>
          </table:table-cell>
          <table:table-cell office:value-type="float" office:value="1113.054" calcext:value-type="float">
            <text:p>1113.054</text:p>
          </table:table-cell>
          <table:table-cell office:value-type="float" office:value="436.2473" calcext:value-type="float">
            <text:p>436.2473</text:p>
          </table:table-cell>
          <table:table-cell office:value-type="float" office:value="1918.452" calcext:value-type="float">
            <text:p>1918.452</text:p>
          </table:table-cell>
          <table:table-cell office:value-type="float" office:value="2135.219" calcext:value-type="float">
            <text:p>2135.219</text:p>
          </table:table-cell>
          <table:table-cell office:value-type="float" office:value="1692.142" calcext:value-type="float">
            <text:p>1692.142</text:p>
          </table:table-cell>
          <table:table-cell office:value-type="float" office:value="587.6856" calcext:value-type="float">
            <text:p>587.6856</text:p>
          </table:table-cell>
          <table:table-cell office:value-type="float" office:value="571.757" calcext:value-type="float">
            <text:p>571.757</text:p>
          </table:table-cell>
          <table:table-cell office:value-type="float" office:value="142.9635" calcext:value-type="float">
            <text:p>142.9635</text:p>
          </table:table-cell>
          <table:table-cell office:value-type="float" office:value="35.73948" calcext:value-type="float">
            <text:p>35.73948</text:p>
          </table:table-cell>
          <table:table-cell office:value-type="float" office:value="0" calcext:value-type="float">
            <text:p>0</text:p>
          </table:table-cell>
          <table:table-cell office:value-type="float" office:value="-0.01766971" calcext:value-type="float">
            <text:p>-0.017669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8.5694" calcext:value-type="float">
            <text:p>-68.5694</text:p>
          </table:table-cell>
          <table:table-cell office:value-type="float" office:value="0" calcext:value-type="float">
            <text:p>0</text:p>
          </table:table-cell>
          <table:table-cell office:value-type="float" office:value="4.767209" calcext:value-type="float">
            <text:p>4.767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1" calcext:value-type="float">
            <text:p>23012001</text:p>
          </table:table-cell>
          <table:table-cell office:value-type="float" office:value="499.1244" calcext:value-type="float">
            <text:p>499.1244</text:p>
          </table:table-cell>
          <table:table-cell office:value-type="float" office:value="13367.99" calcext:value-type="float">
            <text:p>13367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25917" calcext:value-type="float">
            <text:p>-66.25917</text:p>
          </table:table-cell>
          <table:table-cell office:value-type="float" office:value="181.6133" calcext:value-type="float">
            <text:p>181.6133</text:p>
          </table:table-cell>
          <table:table-cell office:value-type="float" office:value="0" calcext:value-type="float">
            <text:p>0</text:p>
          </table:table-cell>
          <table:table-cell office:value-type="float" office:value="244.4581" calcext:value-type="float">
            <text:p>244.4581</text:p>
          </table:table-cell>
          <table:table-cell office:value-type="float" office:value="260.1012" calcext:value-type="float">
            <text:p>260.1012</text:p>
          </table:table-cell>
          <table:table-cell office:value-type="float" office:value="0.0102419" calcext:value-type="float">
            <text:p>0.0102419</text:p>
          </table:table-cell>
          <table:table-cell office:value-type="float" office:value="0" calcext:value-type="float">
            <text:p>0</text:p>
          </table:table-cell>
          <table:table-cell office:value-type="float" office:value="0.001503227" calcext:value-type="float">
            <text:p>0.001503227</text:p>
          </table:table-cell>
          <table:table-cell office:value-type="float" office:value="0" calcext:value-type="float">
            <text:p>0</text:p>
          </table:table-cell>
          <table:table-cell office:value-type="float" office:value="-0.01532919" calcext:value-type="float">
            <text:p>-0.01532919</text:p>
          </table:table-cell>
          <table:table-cell office:value-type="float" office:value="370" calcext:value-type="float">
            <text:p>370</text:p>
          </table:table-cell>
          <table:table-cell office:value-type="float" office:value="-66.23511" calcext:value-type="float">
            <text:p>-66.23511</text:p>
          </table:table-cell>
          <table:table-cell office:value-type="float" office:value="0" calcext:value-type="float">
            <text:p>0</text:p>
          </table:table-cell>
          <table:table-cell office:value-type="float" office:value="282.9945" calcext:value-type="float">
            <text:p>282.9945</text:p>
          </table:table-cell>
          <table:table-cell office:value-type="float" office:value="1106.945" calcext:value-type="float">
            <text:p>1106.945</text:p>
          </table:table-cell>
          <table:table-cell office:value-type="float" office:value="1375.408" calcext:value-type="float">
            <text:p>1375.408</text:p>
          </table:table-cell>
          <table:table-cell office:value-type="float" office:value="1376.716" calcext:value-type="float">
            <text:p>1376.716</text:p>
          </table:table-cell>
          <table:table-cell office:value-type="float" office:value="832.1144" calcext:value-type="float">
            <text:p>832.1144</text:p>
          </table:table-cell>
          <table:table-cell office:value-type="float" office:value="1112.952" calcext:value-type="float">
            <text:p>1112.952</text:p>
          </table:table-cell>
          <table:table-cell office:value-type="float" office:value="436.2075" calcext:value-type="float">
            <text:p>436.2075</text:p>
          </table:table-cell>
          <table:table-cell office:value-type="float" office:value="1918.322" calcext:value-type="float">
            <text:p>1918.322</text:p>
          </table:table-cell>
          <table:table-cell office:value-type="float" office:value="2135.129" calcext:value-type="float">
            <text:p>2135.129</text:p>
          </table:table-cell>
          <table:table-cell office:value-type="float" office:value="1692.098" calcext:value-type="float">
            <text:p>1692.098</text:p>
          </table:table-cell>
          <table:table-cell office:value-type="float" office:value="587.6742" calcext:value-type="float">
            <text:p>587.6742</text:p>
          </table:table-cell>
          <table:table-cell office:value-type="float" office:value="571.7477" calcext:value-type="float">
            <text:p>571.7477</text:p>
          </table:table-cell>
          <table:table-cell office:value-type="float" office:value="142.9624" calcext:value-type="float">
            <text:p>142.9624</text:p>
          </table:table-cell>
          <table:table-cell office:value-type="float" office:value="35.73919" calcext:value-type="float">
            <text:p>35.73919</text:p>
          </table:table-cell>
          <table:table-cell office:value-type="float" office:value="0" calcext:value-type="float">
            <text:p>0</text:p>
          </table:table-cell>
          <table:table-cell office:value-type="float" office:value="-0.01766993" calcext:value-type="float">
            <text:p>-0.017669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0.777" calcext:value-type="float">
            <text:p>-70.777</text:p>
          </table:table-cell>
          <table:table-cell office:value-type="float" office:value="0" calcext:value-type="float">
            <text:p>0</text:p>
          </table:table-cell>
          <table:table-cell office:value-type="float" office:value="4.837306" calcext:value-type="float">
            <text:p>4.837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1" calcext:value-type="float">
            <text:p>24012001</text:p>
          </table:table-cell>
          <table:table-cell office:value-type="float" office:value="498.4299" calcext:value-type="float">
            <text:p>498.4299</text:p>
          </table:table-cell>
          <table:table-cell office:value-type="float" office:value="13367.14" calcext:value-type="float">
            <text:p>13367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.62091" calcext:value-type="float">
            <text:p>-67.62091</text:p>
          </table:table-cell>
          <table:table-cell office:value-type="float" office:value="185.9977" calcext:value-type="float">
            <text:p>185.9977</text:p>
          </table:table-cell>
          <table:table-cell office:value-type="float" office:value="0" calcext:value-type="float">
            <text:p>0</text:p>
          </table:table-cell>
          <table:table-cell office:value-type="float" office:value="244.7001" calcext:value-type="float">
            <text:p>244.7001</text:p>
          </table:table-cell>
          <table:table-cell office:value-type="float" office:value="259.4744" calcext:value-type="float">
            <text:p>259.4744</text:p>
          </table:table-cell>
          <table:table-cell office:value-type="float" office:value="0.01091111" calcext:value-type="float">
            <text:p>0.01091111</text:p>
          </table:table-cell>
          <table:table-cell office:value-type="float" office:value="0" calcext:value-type="float">
            <text:p>0</text:p>
          </table:table-cell>
          <table:table-cell office:value-type="float" office:value="0.001505282" calcext:value-type="float">
            <text:p>0.001505282</text:p>
          </table:table-cell>
          <table:table-cell office:value-type="float" office:value="0" calcext:value-type="float">
            <text:p>0</text:p>
          </table:table-cell>
          <table:table-cell office:value-type="float" office:value="-0.01603379" calcext:value-type="float">
            <text:p>-0.01603379</text:p>
          </table:table-cell>
          <table:table-cell office:value-type="float" office:value="370" calcext:value-type="float">
            <text:p>370</text:p>
          </table:table-cell>
          <table:table-cell office:value-type="float" office:value="-67.59547" calcext:value-type="float">
            <text:p>-67.59547</text:p>
          </table:table-cell>
          <table:table-cell office:value-type="float" office:value="0" calcext:value-type="float">
            <text:p>0</text:p>
          </table:table-cell>
          <table:table-cell office:value-type="float" office:value="283.115" calcext:value-type="float">
            <text:p>283.115</text:p>
          </table:table-cell>
          <table:table-cell office:value-type="float" office:value="1106.767" calcext:value-type="float">
            <text:p>1106.767</text:p>
          </table:table-cell>
          <table:table-cell office:value-type="float" office:value="1375.22" calcext:value-type="float">
            <text:p>1375.22</text:p>
          </table:table-cell>
          <table:table-cell office:value-type="float" office:value="1376.562" calcext:value-type="float">
            <text:p>1376.562</text:p>
          </table:table-cell>
          <table:table-cell office:value-type="float" office:value="832.0154" calcext:value-type="float">
            <text:p>832.0154</text:p>
          </table:table-cell>
          <table:table-cell office:value-type="float" office:value="1112.853" calcext:value-type="float">
            <text:p>1112.853</text:p>
          </table:table-cell>
          <table:table-cell office:value-type="float" office:value="436.168" calcext:value-type="float">
            <text:p>436.168</text:p>
          </table:table-cell>
          <table:table-cell office:value-type="float" office:value="1918.194" calcext:value-type="float">
            <text:p>1918.194</text:p>
          </table:table-cell>
          <table:table-cell office:value-type="float" office:value="2135.041" calcext:value-type="float">
            <text:p>2135.041</text:p>
          </table:table-cell>
          <table:table-cell office:value-type="float" office:value="1692.053" calcext:value-type="float">
            <text:p>1692.053</text:p>
          </table:table-cell>
          <table:table-cell office:value-type="float" office:value="587.6629" calcext:value-type="float">
            <text:p>587.6629</text:p>
          </table:table-cell>
          <table:table-cell office:value-type="float" office:value="571.7416" calcext:value-type="float">
            <text:p>571.7416</text:p>
          </table:table-cell>
          <table:table-cell office:value-type="float" office:value="142.9614" calcext:value-type="float">
            <text:p>142.9614</text:p>
          </table:table-cell>
          <table:table-cell office:value-type="float" office:value="35.73889" calcext:value-type="float">
            <text:p>35.73889</text:p>
          </table:table-cell>
          <table:table-cell office:value-type="float" office:value="0" calcext:value-type="float">
            <text:p>0</text:p>
          </table:table-cell>
          <table:table-cell office:value-type="float" office:value="-0.01766998" calcext:value-type="float">
            <text:p>-0.017669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2.18729" calcext:value-type="float">
            <text:p>-72.18729</text:p>
          </table:table-cell>
          <table:table-cell office:value-type="float" office:value="0" calcext:value-type="float">
            <text:p>0</text:p>
          </table:table-cell>
          <table:table-cell office:value-type="float" office:value="4.88658" calcext:value-type="float">
            <text:p>4.88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1" calcext:value-type="float">
            <text:p>25012001</text:p>
          </table:table-cell>
          <table:table-cell office:value-type="float" office:value="498.057" calcext:value-type="float">
            <text:p>498.057</text:p>
          </table:table-cell>
          <table:table-cell office:value-type="float" office:value="13366.31" calcext:value-type="float">
            <text:p>13366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62799" calcext:value-type="float">
            <text:p>-68.62799</text:p>
          </table:table-cell>
          <table:table-cell office:value-type="float" office:value="189.2726" calcext:value-type="float">
            <text:p>189.2726</text:p>
          </table:table-cell>
          <table:table-cell office:value-type="float" office:value="0" calcext:value-type="float">
            <text:p>0</text:p>
          </table:table-cell>
          <table:table-cell office:value-type="float" office:value="244.6846" calcext:value-type="float">
            <text:p>244.6846</text:p>
          </table:table-cell>
          <table:table-cell office:value-type="float" office:value="259.1645" calcext:value-type="float">
            <text:p>259.1645</text:p>
          </table:table-cell>
          <table:table-cell office:value-type="float" office:value="0.01160701" calcext:value-type="float">
            <text:p>0.01160701</text:p>
          </table:table-cell>
          <table:table-cell office:value-type="float" office:value="0" calcext:value-type="float">
            <text:p>0</text:p>
          </table:table-cell>
          <table:table-cell office:value-type="float" office:value="0.001506702" calcext:value-type="float">
            <text:p>0.001506702</text:p>
          </table:table-cell>
          <table:table-cell office:value-type="float" office:value="0" calcext:value-type="float">
            <text:p>0</text:p>
          </table:table-cell>
          <table:table-cell office:value-type="float" office:value="-0.01676596" calcext:value-type="float">
            <text:p>-0.01676596</text:p>
          </table:table-cell>
          <table:table-cell office:value-type="float" office:value="370" calcext:value-type="float">
            <text:p>370</text:p>
          </table:table-cell>
          <table:table-cell office:value-type="float" office:value="-68.60112" calcext:value-type="float">
            <text:p>-68.60112</text:p>
          </table:table-cell>
          <table:table-cell office:value-type="float" office:value="0" calcext:value-type="float">
            <text:p>0</text:p>
          </table:table-cell>
          <table:table-cell office:value-type="float" office:value="283.2081" calcext:value-type="float">
            <text:p>283.2081</text:p>
          </table:table-cell>
          <table:table-cell office:value-type="float" office:value="1106.596" calcext:value-type="float">
            <text:p>1106.596</text:p>
          </table:table-cell>
          <table:table-cell office:value-type="float" office:value="1375.042" calcext:value-type="float">
            <text:p>1375.042</text:p>
          </table:table-cell>
          <table:table-cell office:value-type="float" office:value="1376.427" calcext:value-type="float">
            <text:p>1376.427</text:p>
          </table:table-cell>
          <table:table-cell office:value-type="float" office:value="831.9141" calcext:value-type="float">
            <text:p>831.9141</text:p>
          </table:table-cell>
          <table:table-cell office:value-type="float" office:value="1112.761" calcext:value-type="float">
            <text:p>1112.761</text:p>
          </table:table-cell>
          <table:table-cell office:value-type="float" office:value="436.1298" calcext:value-type="float">
            <text:p>436.1298</text:p>
          </table:table-cell>
          <table:table-cell office:value-type="float" office:value="1918.069" calcext:value-type="float">
            <text:p>1918.069</text:p>
          </table:table-cell>
          <table:table-cell office:value-type="float" office:value="2134.954" calcext:value-type="float">
            <text:p>2134.954</text:p>
          </table:table-cell>
          <table:table-cell office:value-type="float" office:value="1692.01" calcext:value-type="float">
            <text:p>1692.01</text:p>
          </table:table-cell>
          <table:table-cell office:value-type="float" office:value="587.6517" calcext:value-type="float">
            <text:p>587.6517</text:p>
          </table:table-cell>
          <table:table-cell office:value-type="float" office:value="571.7383" calcext:value-type="float">
            <text:p>571.7383</text:p>
          </table:table-cell>
          <table:table-cell office:value-type="float" office:value="142.9604" calcext:value-type="float">
            <text:p>142.9604</text:p>
          </table:table-cell>
          <table:table-cell office:value-type="float" office:value="35.73861" calcext:value-type="float">
            <text:p>35.73861</text:p>
          </table:table-cell>
          <table:table-cell office:value-type="float" office:value="0" calcext:value-type="float">
            <text:p>0</text:p>
          </table:table-cell>
          <table:table-cell office:value-type="float" office:value="-0.01766998" calcext:value-type="float">
            <text:p>-0.017669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3.26174" calcext:value-type="float">
            <text:p>-73.26174</text:p>
          </table:table-cell>
          <table:table-cell office:value-type="float" office:value="0" calcext:value-type="float">
            <text:p>0</text:p>
          </table:table-cell>
          <table:table-cell office:value-type="float" office:value="4.95433" calcext:value-type="float">
            <text:p>4.95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1" calcext:value-type="float">
            <text:p>26012001</text:p>
          </table:table-cell>
          <table:table-cell office:value-type="float" office:value="497.566" calcext:value-type="float">
            <text:p>497.566</text:p>
          </table:table-cell>
          <table:table-cell office:value-type="float" office:value="13365.52" calcext:value-type="float">
            <text:p>13365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74006" calcext:value-type="float">
            <text:p>-69.74006</text:p>
          </table:table-cell>
          <table:table-cell office:value-type="float" office:value="192.6675" calcext:value-type="float">
            <text:p>192.6675</text:p>
          </table:table-cell>
          <table:table-cell office:value-type="float" office:value="0" calcext:value-type="float">
            <text:p>0</text:p>
          </table:table-cell>
          <table:table-cell office:value-type="float" office:value="244.6934" calcext:value-type="float">
            <text:p>244.6934</text:p>
          </table:table-cell>
          <table:table-cell office:value-type="float" office:value="258.7317" calcext:value-type="float">
            <text:p>258.7317</text:p>
          </table:table-cell>
          <table:table-cell office:value-type="float" office:value="0.01232213" calcext:value-type="float">
            <text:p>0.01232213</text:p>
          </table:table-cell>
          <table:table-cell office:value-type="float" office:value="0" calcext:value-type="float">
            <text:p>0</text:p>
          </table:table-cell>
          <table:table-cell office:value-type="float" office:value="0.001507042" calcext:value-type="float">
            <text:p>0.001507042</text:p>
          </table:table-cell>
          <table:table-cell office:value-type="float" office:value="0" calcext:value-type="float">
            <text:p>0</text:p>
          </table:table-cell>
          <table:table-cell office:value-type="float" office:value="-0.01752668" calcext:value-type="float">
            <text:p>-0.01752668</text:p>
          </table:table-cell>
          <table:table-cell office:value-type="float" office:value="370" calcext:value-type="float">
            <text:p>370</text:p>
          </table:table-cell>
          <table:table-cell office:value-type="float" office:value="-69.71172" calcext:value-type="float">
            <text:p>-69.71172</text:p>
          </table:table-cell>
          <table:table-cell office:value-type="float" office:value="0" calcext:value-type="float">
            <text:p>0</text:p>
          </table:table-cell>
          <table:table-cell office:value-type="float" office:value="283.3221" calcext:value-type="float">
            <text:p>283.3221</text:p>
          </table:table-cell>
          <table:table-cell office:value-type="float" office:value="1106.429" calcext:value-type="float">
            <text:p>1106.429</text:p>
          </table:table-cell>
          <table:table-cell office:value-type="float" office:value="1374.865" calcext:value-type="float">
            <text:p>1374.865</text:p>
          </table:table-cell>
          <table:table-cell office:value-type="float" office:value="1376.295" calcext:value-type="float">
            <text:p>1376.295</text:p>
          </table:table-cell>
          <table:table-cell office:value-type="float" office:value="831.8154" calcext:value-type="float">
            <text:p>831.8154</text:p>
          </table:table-cell>
          <table:table-cell office:value-type="float" office:value="1112.669" calcext:value-type="float">
            <text:p>1112.669</text:p>
          </table:table-cell>
          <table:table-cell office:value-type="float" office:value="436.0947" calcext:value-type="float">
            <text:p>436.0947</text:p>
          </table:table-cell>
          <table:table-cell office:value-type="float" office:value="1917.949" calcext:value-type="float">
            <text:p>1917.949</text:p>
          </table:table-cell>
          <table:table-cell office:value-type="float" office:value="2134.869" calcext:value-type="float">
            <text:p>2134.869</text:p>
          </table:table-cell>
          <table:table-cell office:value-type="float" office:value="1691.967" calcext:value-type="float">
            <text:p>1691.967</text:p>
          </table:table-cell>
          <table:table-cell office:value-type="float" office:value="587.6407" calcext:value-type="float">
            <text:p>587.6407</text:p>
          </table:table-cell>
          <table:table-cell office:value-type="float" office:value="571.7352" calcext:value-type="float">
            <text:p>571.7352</text:p>
          </table:table-cell>
          <table:table-cell office:value-type="float" office:value="142.9594" calcext:value-type="float">
            <text:p>142.9594</text:p>
          </table:table-cell>
          <table:table-cell office:value-type="float" office:value="35.73834" calcext:value-type="float">
            <text:p>35.73834</text:p>
          </table:table-cell>
          <table:table-cell office:value-type="float" office:value="0" calcext:value-type="float">
            <text:p>0</text:p>
          </table:table-cell>
          <table:table-cell office:value-type="float" office:value="-0.01766998" calcext:value-type="float">
            <text:p>-0.017669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4.417" calcext:value-type="float">
            <text:p>-74.417</text:p>
          </table:table-cell>
          <table:table-cell office:value-type="float" office:value="0" calcext:value-type="float">
            <text:p>0</text:p>
          </table:table-cell>
          <table:table-cell office:value-type="float" office:value="4.997888" calcext:value-type="float">
            <text:p>4.997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1" calcext:value-type="float">
            <text:p>27012001</text:p>
          </table:table-cell>
          <table:table-cell office:value-type="float" office:value="497.0755" calcext:value-type="float">
            <text:p>497.0755</text:p>
          </table:table-cell>
          <table:table-cell office:value-type="float" office:value="13364.74" calcext:value-type="float">
            <text:p>13364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8362" calcext:value-type="float">
            <text:p>-70.8362</text:p>
          </table:table-cell>
          <table:table-cell office:value-type="float" office:value="195.7206" calcext:value-type="float">
            <text:p>195.7206</text:p>
          </table:table-cell>
          <table:table-cell office:value-type="float" office:value="0" calcext:value-type="float">
            <text:p>0</text:p>
          </table:table-cell>
          <table:table-cell office:value-type="float" office:value="244.6966" calcext:value-type="float">
            <text:p>244.6966</text:p>
          </table:table-cell>
          <table:table-cell office:value-type="float" office:value="258.2985" calcext:value-type="float">
            <text:p>258.2985</text:p>
          </table:table-cell>
          <table:table-cell office:value-type="float" office:value="0.01305465" calcext:value-type="float">
            <text:p>0.01305465</text:p>
          </table:table-cell>
          <table:table-cell office:value-type="float" office:value="0" calcext:value-type="float">
            <text:p>0</text:p>
          </table:table-cell>
          <table:table-cell office:value-type="float" office:value="0.001508855" calcext:value-type="float">
            <text:p>0.001508855</text:p>
          </table:table-cell>
          <table:table-cell office:value-type="float" office:value="0" calcext:value-type="float">
            <text:p>0</text:p>
          </table:table-cell>
          <table:table-cell office:value-type="float" office:value="-0.01831653" calcext:value-type="float">
            <text:p>-0.01831653</text:p>
          </table:table-cell>
          <table:table-cell office:value-type="float" office:value="370" calcext:value-type="float">
            <text:p>370</text:p>
          </table:table-cell>
          <table:table-cell office:value-type="float" office:value="-70.80634" calcext:value-type="float">
            <text:p>-70.80634</text:p>
          </table:table-cell>
          <table:table-cell office:value-type="float" office:value="0" calcext:value-type="float">
            <text:p>0</text:p>
          </table:table-cell>
          <table:table-cell office:value-type="float" office:value="283.4361" calcext:value-type="float">
            <text:p>283.4361</text:p>
          </table:table-cell>
          <table:table-cell office:value-type="float" office:value="1106.263" calcext:value-type="float">
            <text:p>1106.263</text:p>
          </table:table-cell>
          <table:table-cell office:value-type="float" office:value="1374.689" calcext:value-type="float">
            <text:p>1374.689</text:p>
          </table:table-cell>
          <table:table-cell office:value-type="float" office:value="1376.164" calcext:value-type="float">
            <text:p>1376.164</text:p>
          </table:table-cell>
          <table:table-cell office:value-type="float" office:value="831.7234" calcext:value-type="float">
            <text:p>831.7234</text:p>
          </table:table-cell>
          <table:table-cell office:value-type="float" office:value="1112.58" calcext:value-type="float">
            <text:p>1112.58</text:p>
          </table:table-cell>
          <table:table-cell office:value-type="float" office:value="436.0604" calcext:value-type="float">
            <text:p>436.0604</text:p>
          </table:table-cell>
          <table:table-cell office:value-type="float" office:value="1917.832" calcext:value-type="float">
            <text:p>1917.832</text:p>
          </table:table-cell>
          <table:table-cell office:value-type="float" office:value="2134.787" calcext:value-type="float">
            <text:p>2134.787</text:p>
          </table:table-cell>
          <table:table-cell office:value-type="float" office:value="1691.925" calcext:value-type="float">
            <text:p>1691.925</text:p>
          </table:table-cell>
          <table:table-cell office:value-type="float" office:value="587.6297" calcext:value-type="float">
            <text:p>587.6297</text:p>
          </table:table-cell>
          <table:table-cell office:value-type="float" office:value="571.7321" calcext:value-type="float">
            <text:p>571.7321</text:p>
          </table:table-cell>
          <table:table-cell office:value-type="float" office:value="142.9585" calcext:value-type="float">
            <text:p>142.9585</text:p>
          </table:table-cell>
          <table:table-cell office:value-type="float" office:value="35.73808" calcext:value-type="float">
            <text:p>35.73808</text:p>
          </table:table-cell>
          <table:table-cell office:value-type="float" office:value="0" calcext:value-type="float">
            <text:p>0</text:p>
          </table:table-cell>
          <table:table-cell office:value-type="float" office:value="-0.01766998" calcext:value-type="float">
            <text:p>-0.017669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5.5552" calcext:value-type="float">
            <text:p>-75.5552</text:p>
          </table:table-cell>
          <table:table-cell office:value-type="float" office:value="0" calcext:value-type="float">
            <text:p>0</text:p>
          </table:table-cell>
          <table:table-cell office:value-type="float" office:value="5.040282" calcext:value-type="float">
            <text:p>5.040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1" calcext:value-type="float">
            <text:p>28012001</text:p>
          </table:table-cell>
          <table:table-cell office:value-type="float" office:value="496.5405" calcext:value-type="float">
            <text:p>496.5405</text:p>
          </table:table-cell>
          <table:table-cell office:value-type="float" office:value="13363.99" calcext:value-type="float">
            <text:p>13363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96117" calcext:value-type="float">
            <text:p>-71.96117</text:p>
          </table:table-cell>
          <table:table-cell office:value-type="float" office:value="198.5257" calcext:value-type="float">
            <text:p>198.5257</text:p>
          </table:table-cell>
          <table:table-cell office:value-type="float" office:value="0" calcext:value-type="float">
            <text:p>0</text:p>
          </table:table-cell>
          <table:table-cell office:value-type="float" office:value="244.7073" calcext:value-type="float">
            <text:p>244.7073</text:p>
          </table:table-cell>
          <table:table-cell office:value-type="float" office:value="257.821" calcext:value-type="float">
            <text:p>257.821</text:p>
          </table:table-cell>
          <table:table-cell office:value-type="float" office:value="0.01380319" calcext:value-type="float">
            <text:p>0.01380319</text:p>
          </table:table-cell>
          <table:table-cell office:value-type="float" office:value="0" calcext:value-type="float">
            <text:p>0</text:p>
          </table:table-cell>
          <table:table-cell office:value-type="float" office:value="0.001510774" calcext:value-type="float">
            <text:p>0.001510774</text:p>
          </table:table-cell>
          <table:table-cell office:value-type="float" office:value="0" calcext:value-type="float">
            <text:p>0</text:p>
          </table:table-cell>
          <table:table-cell office:value-type="float" office:value="-0.01913617" calcext:value-type="float">
            <text:p>-0.01913617</text:p>
          </table:table-cell>
          <table:table-cell office:value-type="float" office:value="370" calcext:value-type="float">
            <text:p>370</text:p>
          </table:table-cell>
          <table:table-cell office:value-type="float" office:value="-71.92975" calcext:value-type="float">
            <text:p>-71.92975</text:p>
          </table:table-cell>
          <table:table-cell office:value-type="float" office:value="0" calcext:value-type="float">
            <text:p>0</text:p>
          </table:table-cell>
          <table:table-cell office:value-type="float" office:value="283.5554" calcext:value-type="float">
            <text:p>283.5554</text:p>
          </table:table-cell>
          <table:table-cell office:value-type="float" office:value="1106.099" calcext:value-type="float">
            <text:p>1106.099</text:p>
          </table:table-cell>
          <table:table-cell office:value-type="float" office:value="1374.515" calcext:value-type="float">
            <text:p>1374.515</text:p>
          </table:table-cell>
          <table:table-cell office:value-type="float" office:value="1376.031" calcext:value-type="float">
            <text:p>1376.031</text:p>
          </table:table-cell>
          <table:table-cell office:value-type="float" office:value="831.632" calcext:value-type="float">
            <text:p>831.632</text:p>
          </table:table-cell>
          <table:table-cell office:value-type="float" office:value="1112.491" calcext:value-type="float">
            <text:p>1112.491</text:p>
          </table:table-cell>
          <table:table-cell office:value-type="float" office:value="436.027" calcext:value-type="float">
            <text:p>436.027</text:p>
          </table:table-cell>
          <table:table-cell office:value-type="float" office:value="1917.718" calcext:value-type="float">
            <text:p>1917.718</text:p>
          </table:table-cell>
          <table:table-cell office:value-type="float" office:value="2134.707" calcext:value-type="float">
            <text:p>2134.707</text:p>
          </table:table-cell>
          <table:table-cell office:value-type="float" office:value="1691.884" calcext:value-type="float">
            <text:p>1691.884</text:p>
          </table:table-cell>
          <table:table-cell office:value-type="float" office:value="587.6188" calcext:value-type="float">
            <text:p>587.6188</text:p>
          </table:table-cell>
          <table:table-cell office:value-type="float" office:value="571.729" calcext:value-type="float">
            <text:p>571.729</text:p>
          </table:table-cell>
          <table:table-cell office:value-type="float" office:value="142.9576" calcext:value-type="float">
            <text:p>142.9576</text:p>
          </table:table-cell>
          <table:table-cell office:value-type="float" office:value="35.73783" calcext:value-type="float">
            <text:p>35.73783</text:p>
          </table:table-cell>
          <table:table-cell office:value-type="float" office:value="0" calcext:value-type="float">
            <text:p>0</text:p>
          </table:table-cell>
          <table:table-cell office:value-type="float" office:value="-0.01766998" calcext:value-type="float">
            <text:p>-0.017669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6.72175" calcext:value-type="float">
            <text:p>-76.72175</text:p>
          </table:table-cell>
          <table:table-cell office:value-type="float" office:value="0" calcext:value-type="float">
            <text:p>0</text:p>
          </table:table-cell>
          <table:table-cell office:value-type="float" office:value="5.083117" calcext:value-type="float">
            <text:p>5.083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1" calcext:value-type="float">
            <text:p>29012001</text:p>
          </table:table-cell>
          <table:table-cell office:value-type="float" office:value="495.7864" calcext:value-type="float">
            <text:p>495.7864</text:p>
          </table:table-cell>
          <table:table-cell office:value-type="float" office:value="13363.25" calcext:value-type="float">
            <text:p>13363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.25836" calcext:value-type="float">
            <text:p>-73.25836</text:p>
          </table:table-cell>
          <table:table-cell office:value-type="float" office:value="202.0536" calcext:value-type="float">
            <text:p>202.0536</text:p>
          </table:table-cell>
          <table:table-cell office:value-type="float" office:value="0" calcext:value-type="float">
            <text:p>0</text:p>
          </table:table-cell>
          <table:table-cell office:value-type="float" office:value="244.8195" calcext:value-type="float">
            <text:p>244.8195</text:p>
          </table:table-cell>
          <table:table-cell office:value-type="float" office:value="257.1273" calcext:value-type="float">
            <text:p>257.1273</text:p>
          </table:table-cell>
          <table:table-cell office:value-type="float" office:value="0.01453182" calcext:value-type="float">
            <text:p>0.01453182</text:p>
          </table:table-cell>
          <table:table-cell office:value-type="float" office:value="0" calcext:value-type="float">
            <text:p>0</text:p>
          </table:table-cell>
          <table:table-cell office:value-type="float" office:value="0.001511205" calcext:value-type="float">
            <text:p>0.001511205</text:p>
          </table:table-cell>
          <table:table-cell office:value-type="float" office:value="0" calcext:value-type="float">
            <text:p>0</text:p>
          </table:table-cell>
          <table:table-cell office:value-type="float" office:value="-0.01998602" calcext:value-type="float">
            <text:p>-0.01998602</text:p>
          </table:table-cell>
          <table:table-cell office:value-type="float" office:value="370" calcext:value-type="float">
            <text:p>370</text:p>
          </table:table-cell>
          <table:table-cell office:value-type="float" office:value="-73.22535" calcext:value-type="float">
            <text:p>-73.22535</text:p>
          </table:table-cell>
          <table:table-cell office:value-type="float" office:value="0" calcext:value-type="float">
            <text:p>0</text:p>
          </table:table-cell>
          <table:table-cell office:value-type="float" office:value="283.7021" calcext:value-type="float">
            <text:p>283.7021</text:p>
          </table:table-cell>
          <table:table-cell office:value-type="float" office:value="1105.932" calcext:value-type="float">
            <text:p>1105.932</text:p>
          </table:table-cell>
          <table:table-cell office:value-type="float" office:value="1374.334" calcext:value-type="float">
            <text:p>1374.334</text:p>
          </table:table-cell>
          <table:table-cell office:value-type="float" office:value="1375.896" calcext:value-type="float">
            <text:p>1375.896</text:p>
          </table:table-cell>
          <table:table-cell office:value-type="float" office:value="831.5396" calcext:value-type="float">
            <text:p>831.5396</text:p>
          </table:table-cell>
          <table:table-cell office:value-type="float" office:value="1112.402" calcext:value-type="float">
            <text:p>1112.402</text:p>
          </table:table-cell>
          <table:table-cell office:value-type="float" office:value="435.9935" calcext:value-type="float">
            <text:p>435.9935</text:p>
          </table:table-cell>
          <table:table-cell office:value-type="float" office:value="1917.605" calcext:value-type="float">
            <text:p>1917.605</text:p>
          </table:table-cell>
          <table:table-cell office:value-type="float" office:value="2134.628" calcext:value-type="float">
            <text:p>2134.628</text:p>
          </table:table-cell>
          <table:table-cell office:value-type="float" office:value="1691.844" calcext:value-type="float">
            <text:p>1691.844</text:p>
          </table:table-cell>
          <table:table-cell office:value-type="float" office:value="587.6081" calcext:value-type="float">
            <text:p>587.6081</text:p>
          </table:table-cell>
          <table:table-cell office:value-type="float" office:value="571.726" calcext:value-type="float">
            <text:p>571.726</text:p>
          </table:table-cell>
          <table:table-cell office:value-type="float" office:value="142.9567" calcext:value-type="float">
            <text:p>142.9567</text:p>
          </table:table-cell>
          <table:table-cell office:value-type="float" office:value="35.73758" calcext:value-type="float">
            <text:p>35.73758</text:p>
          </table:table-cell>
          <table:table-cell office:value-type="float" office:value="0" calcext:value-type="float">
            <text:p>0</text:p>
          </table:table-cell>
          <table:table-cell office:value-type="float" office:value="-0.01766998" calcext:value-type="float">
            <text:p>-0.017669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8.08382" calcext:value-type="float">
            <text:p>-78.08382</text:p>
          </table:table-cell>
          <table:table-cell office:value-type="float" office:value="0" calcext:value-type="float">
            <text:p>0</text:p>
          </table:table-cell>
          <table:table-cell office:value-type="float" office:value="5.148818" calcext:value-type="float">
            <text:p>5.148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1" calcext:value-type="float">
            <text:p>30012001</text:p>
          </table:table-cell>
          <table:table-cell office:value-type="float" office:value="494.7375" calcext:value-type="float">
            <text:p>494.7375</text:p>
          </table:table-cell>
          <table:table-cell office:value-type="float" office:value="13362.53" calcext:value-type="float">
            <text:p>13362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.84612" calcext:value-type="float">
            <text:p>-74.84612</text:p>
          </table:table-cell>
          <table:table-cell office:value-type="float" office:value="206.4816" calcext:value-type="float">
            <text:p>206.4816</text:p>
          </table:table-cell>
          <table:table-cell office:value-type="float" office:value="0" calcext:value-type="float">
            <text:p>0</text:p>
          </table:table-cell>
          <table:table-cell office:value-type="float" office:value="245.1442" calcext:value-type="float">
            <text:p>245.1442</text:p>
          </table:table-cell>
          <table:table-cell office:value-type="float" office:value="256.1403" calcext:value-type="float">
            <text:p>256.1403</text:p>
          </table:table-cell>
          <table:table-cell office:value-type="float" office:value="0.01524848" calcext:value-type="float">
            <text:p>0.01524848</text:p>
          </table:table-cell>
          <table:table-cell office:value-type="float" office:value="0" calcext:value-type="float">
            <text:p>0</text:p>
          </table:table-cell>
          <table:table-cell office:value-type="float" office:value="0.001511219" calcext:value-type="float">
            <text:p>0.001511219</text:p>
          </table:table-cell>
          <table:table-cell office:value-type="float" office:value="0" calcext:value-type="float">
            <text:p>0</text:p>
          </table:table-cell>
          <table:table-cell office:value-type="float" office:value="-0.02086651" calcext:value-type="float">
            <text:p>-0.02086651</text:p>
          </table:table-cell>
          <table:table-cell office:value-type="float" office:value="370" calcext:value-type="float">
            <text:p>370</text:p>
          </table:table-cell>
          <table:table-cell office:value-type="float" office:value="-74.81152" calcext:value-type="float">
            <text:p>-74.81152</text:p>
          </table:table-cell>
          <table:table-cell office:value-type="float" office:value="0" calcext:value-type="float">
            <text:p>0</text:p>
          </table:table-cell>
          <table:table-cell office:value-type="float" office:value="283.8736" calcext:value-type="float">
            <text:p>283.8736</text:p>
          </table:table-cell>
          <table:table-cell office:value-type="float" office:value="1105.76" calcext:value-type="float">
            <text:p>1105.76</text:p>
          </table:table-cell>
          <table:table-cell office:value-type="float" office:value="1374.156" calcext:value-type="float">
            <text:p>1374.156</text:p>
          </table:table-cell>
          <table:table-cell office:value-type="float" office:value="1375.762" calcext:value-type="float">
            <text:p>1375.762</text:p>
          </table:table-cell>
          <table:table-cell office:value-type="float" office:value="831.4444" calcext:value-type="float">
            <text:p>831.4444</text:p>
          </table:table-cell>
          <table:table-cell office:value-type="float" office:value="1112.312" calcext:value-type="float">
            <text:p>1112.312</text:p>
          </table:table-cell>
          <table:table-cell office:value-type="float" office:value="435.9602" calcext:value-type="float">
            <text:p>435.9602</text:p>
          </table:table-cell>
          <table:table-cell office:value-type="float" office:value="1917.494" calcext:value-type="float">
            <text:p>1917.494</text:p>
          </table:table-cell>
          <table:table-cell office:value-type="float" office:value="2134.551" calcext:value-type="float">
            <text:p>2134.551</text:p>
          </table:table-cell>
          <table:table-cell office:value-type="float" office:value="1691.804" calcext:value-type="float">
            <text:p>1691.804</text:p>
          </table:table-cell>
          <table:table-cell office:value-type="float" office:value="587.5974" calcext:value-type="float">
            <text:p>587.5974</text:p>
          </table:table-cell>
          <table:table-cell office:value-type="float" office:value="571.7231" calcext:value-type="float">
            <text:p>571.7231</text:p>
          </table:table-cell>
          <table:table-cell office:value-type="float" office:value="142.9559" calcext:value-type="float">
            <text:p>142.9559</text:p>
          </table:table-cell>
          <table:table-cell office:value-type="float" office:value="35.73734" calcext:value-type="float">
            <text:p>35.73734</text:p>
          </table:table-cell>
          <table:table-cell office:value-type="float" office:value="0" calcext:value-type="float">
            <text:p>0</text:p>
          </table:table-cell>
          <table:table-cell office:value-type="float" office:value="-0.01766998" calcext:value-type="float">
            <text:p>-0.017669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9.71694" calcext:value-type="float">
            <text:p>-79.71694</text:p>
          </table:table-cell>
          <table:table-cell office:value-type="float" office:value="0" calcext:value-type="float">
            <text:p>0</text:p>
          </table:table-cell>
          <table:table-cell office:value-type="float" office:value="5.194981" calcext:value-type="float">
            <text:p>5.194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1" calcext:value-type="float">
            <text:p>31012001</text:p>
          </table:table-cell>
          <table:table-cell office:value-type="float" office:value="493.5045" calcext:value-type="float">
            <text:p>493.5045</text:p>
          </table:table-cell>
          <table:table-cell office:value-type="float" office:value="13361.83" calcext:value-type="float">
            <text:p>13361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.6089" calcext:value-type="float">
            <text:p>-76.6089</text:p>
          </table:table-cell>
          <table:table-cell office:value-type="float" office:value="211.4711" calcext:value-type="float">
            <text:p>211.4711</text:p>
          </table:table-cell>
          <table:table-cell office:value-type="float" office:value="0" calcext:value-type="float">
            <text:p>0</text:p>
          </table:table-cell>
          <table:table-cell office:value-type="float" office:value="245.6128" calcext:value-type="float">
            <text:p>245.6128</text:p>
          </table:table-cell>
          <table:table-cell office:value-type="float" office:value="254.9679" calcext:value-type="float">
            <text:p>254.9679</text:p>
          </table:table-cell>
          <table:table-cell office:value-type="float" office:value="0.01594285" calcext:value-type="float">
            <text:p>0.01594285</text:p>
          </table:table-cell>
          <table:table-cell office:value-type="float" office:value="0" calcext:value-type="float">
            <text:p>0</text:p>
          </table:table-cell>
          <table:table-cell office:value-type="float" office:value="0.001511219" calcext:value-type="float">
            <text:p>0.001511219</text:p>
          </table:table-cell>
          <table:table-cell office:value-type="float" office:value="0" calcext:value-type="float">
            <text:p>0</text:p>
          </table:table-cell>
          <table:table-cell office:value-type="float" office:value="-0.02177795" calcext:value-type="float">
            <text:p>-0.02177795</text:p>
          </table:table-cell>
          <table:table-cell office:value-type="float" office:value="370" calcext:value-type="float">
            <text:p>370</text:p>
          </table:table-cell>
          <table:table-cell office:value-type="float" office:value="-76.57269" calcext:value-type="float">
            <text:p>-76.57269</text:p>
          </table:table-cell>
          <table:table-cell office:value-type="float" office:value="0" calcext:value-type="float">
            <text:p>0</text:p>
          </table:table-cell>
          <table:table-cell office:value-type="float" office:value="284.0612" calcext:value-type="float">
            <text:p>284.0612</text:p>
          </table:table-cell>
          <table:table-cell office:value-type="float" office:value="1105.577" calcext:value-type="float">
            <text:p>1105.577</text:p>
          </table:table-cell>
          <table:table-cell office:value-type="float" office:value="1373.98" calcext:value-type="float">
            <text:p>1373.98</text:p>
          </table:table-cell>
          <table:table-cell office:value-type="float" office:value="1375.625" calcext:value-type="float">
            <text:p>1375.625</text:p>
          </table:table-cell>
          <table:table-cell office:value-type="float" office:value="831.3505" calcext:value-type="float">
            <text:p>831.3505</text:p>
          </table:table-cell>
          <table:table-cell office:value-type="float" office:value="1112.22" calcext:value-type="float">
            <text:p>1112.22</text:p>
          </table:table-cell>
          <table:table-cell office:value-type="float" office:value="435.9263" calcext:value-type="float">
            <text:p>435.9263</text:p>
          </table:table-cell>
          <table:table-cell office:value-type="float" office:value="1917.382" calcext:value-type="float">
            <text:p>1917.382</text:p>
          </table:table-cell>
          <table:table-cell office:value-type="float" office:value="2134.474" calcext:value-type="float">
            <text:p>2134.474</text:p>
          </table:table-cell>
          <table:table-cell office:value-type="float" office:value="1691.765" calcext:value-type="float">
            <text:p>1691.765</text:p>
          </table:table-cell>
          <table:table-cell office:value-type="float" office:value="587.5869" calcext:value-type="float">
            <text:p>587.5869</text:p>
          </table:table-cell>
          <table:table-cell office:value-type="float" office:value="571.7203" calcext:value-type="float">
            <text:p>571.7203</text:p>
          </table:table-cell>
          <table:table-cell office:value-type="float" office:value="142.9551" calcext:value-type="float">
            <text:p>142.9551</text:p>
          </table:table-cell>
          <table:table-cell office:value-type="float" office:value="35.73711" calcext:value-type="float">
            <text:p>35.73711</text:p>
          </table:table-cell>
          <table:table-cell office:value-type="float" office:value="0" calcext:value-type="float">
            <text:p>0</text:p>
          </table:table-cell>
          <table:table-cell office:value-type="float" office:value="-0.01767004" calcext:value-type="float">
            <text:p>-0.01767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1.52171" calcext:value-type="float">
            <text:p>-81.52171</text:p>
          </table:table-cell>
          <table:table-cell office:value-type="float" office:value="0" calcext:value-type="float">
            <text:p>0</text:p>
          </table:table-cell>
          <table:table-cell office:value-type="float" office:value="5.23758" calcext:value-type="float">
            <text:p>5.23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1" calcext:value-type="float">
            <text:p>1022001</text:p>
          </table:table-cell>
          <table:table-cell office:value-type="float" office:value="492.2503" calcext:value-type="float">
            <text:p>492.2503</text:p>
          </table:table-cell>
          <table:table-cell office:value-type="float" office:value="13361.12" calcext:value-type="float">
            <text:p>13361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.40778" calcext:value-type="float">
            <text:p>-78.40778</text:p>
          </table:table-cell>
          <table:table-cell office:value-type="float" office:value="217.0602" calcext:value-type="float">
            <text:p>217.0602</text:p>
          </table:table-cell>
          <table:table-cell office:value-type="float" office:value="0" calcext:value-type="float">
            <text:p>0</text:p>
          </table:table-cell>
          <table:table-cell office:value-type="float" office:value="246.1028" calcext:value-type="float">
            <text:p>246.1028</text:p>
          </table:table-cell>
          <table:table-cell office:value-type="float" office:value="253.7781" calcext:value-type="float">
            <text:p>253.7781</text:p>
          </table:table-cell>
          <table:table-cell office:value-type="float" office:value="0.01662723" calcext:value-type="float">
            <text:p>0.01662723</text:p>
          </table:table-cell>
          <table:table-cell office:value-type="float" office:value="0" calcext:value-type="float">
            <text:p>0</text:p>
          </table:table-cell>
          <table:table-cell office:value-type="float" office:value="0.001511219" calcext:value-type="float">
            <text:p>0.001511219</text:p>
          </table:table-cell>
          <table:table-cell office:value-type="float" office:value="0" calcext:value-type="float">
            <text:p>0</text:p>
          </table:table-cell>
          <table:table-cell office:value-type="float" office:value="-0.02272056" calcext:value-type="float">
            <text:p>-0.02272056</text:p>
          </table:table-cell>
          <table:table-cell office:value-type="float" office:value="370" calcext:value-type="float">
            <text:p>370</text:p>
          </table:table-cell>
          <table:table-cell office:value-type="float" office:value="-78.36995" calcext:value-type="float">
            <text:p>-78.36995</text:p>
          </table:table-cell>
          <table:table-cell office:value-type="float" office:value="0" calcext:value-type="float">
            <text:p>0</text:p>
          </table:table-cell>
          <table:table-cell office:value-type="float" office:value="284.2456" calcext:value-type="float">
            <text:p>284.2456</text:p>
          </table:table-cell>
          <table:table-cell office:value-type="float" office:value="1105.394" calcext:value-type="float">
            <text:p>1105.394</text:p>
          </table:table-cell>
          <table:table-cell office:value-type="float" office:value="1373.805" calcext:value-type="float">
            <text:p>1373.805</text:p>
          </table:table-cell>
          <table:table-cell office:value-type="float" office:value="1375.491" calcext:value-type="float">
            <text:p>1375.491</text:p>
          </table:table-cell>
          <table:table-cell office:value-type="float" office:value="831.2555" calcext:value-type="float">
            <text:p>831.2555</text:p>
          </table:table-cell>
          <table:table-cell office:value-type="float" office:value="1112.128" calcext:value-type="float">
            <text:p>1112.128</text:p>
          </table:table-cell>
          <table:table-cell office:value-type="float" office:value="435.8926" calcext:value-type="float">
            <text:p>435.8926</text:p>
          </table:table-cell>
          <table:table-cell office:value-type="float" office:value="1917.271" calcext:value-type="float">
            <text:p>1917.271</text:p>
          </table:table-cell>
          <table:table-cell office:value-type="float" office:value="2134.398" calcext:value-type="float">
            <text:p>2134.398</text:p>
          </table:table-cell>
          <table:table-cell office:value-type="float" office:value="1691.726" calcext:value-type="float">
            <text:p>1691.726</text:p>
          </table:table-cell>
          <table:table-cell office:value-type="float" office:value="587.5764" calcext:value-type="float">
            <text:p>587.5764</text:p>
          </table:table-cell>
          <table:table-cell office:value-type="float" office:value="571.7175" calcext:value-type="float">
            <text:p>571.7175</text:p>
          </table:table-cell>
          <table:table-cell office:value-type="float" office:value="142.9543" calcext:value-type="float">
            <text:p>142.9543</text:p>
          </table:table-cell>
          <table:table-cell office:value-type="float" office:value="35.73689" calcext:value-type="float">
            <text:p>35.73689</text:p>
          </table:table-cell>
          <table:table-cell office:value-type="float" office:value="0" calcext:value-type="float">
            <text:p>0</text:p>
          </table:table-cell>
          <table:table-cell office:value-type="float" office:value="-0.01767004" calcext:value-type="float">
            <text:p>-0.01767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3.34275" calcext:value-type="float">
            <text:p>-83.34275</text:p>
          </table:table-cell>
          <table:table-cell office:value-type="float" office:value="0" calcext:value-type="float">
            <text:p>0</text:p>
          </table:table-cell>
          <table:table-cell office:value-type="float" office:value="5.260409" calcext:value-type="float">
            <text:p>5.260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1" calcext:value-type="float">
            <text:p>2022001</text:p>
          </table:table-cell>
          <table:table-cell office:value-type="float" office:value="491.1259" calcext:value-type="float">
            <text:p>491.1259</text:p>
          </table:table-cell>
          <table:table-cell office:value-type="float" office:value="13360.42" calcext:value-type="float">
            <text:p>13360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.07619" calcext:value-type="float">
            <text:p>-80.07619</text:p>
          </table:table-cell>
          <table:table-cell office:value-type="float" office:value="221.7676" calcext:value-type="float">
            <text:p>221.7676</text:p>
          </table:table-cell>
          <table:table-cell office:value-type="float" office:value="0" calcext:value-type="float">
            <text:p>0</text:p>
          </table:table-cell>
          <table:table-cell office:value-type="float" office:value="246.4969" calcext:value-type="float">
            <text:p>246.4969</text:p>
          </table:table-cell>
          <table:table-cell office:value-type="float" office:value="252.72" calcext:value-type="float">
            <text:p>252.72</text:p>
          </table:table-cell>
          <table:table-cell office:value-type="float" office:value="0.01730699" calcext:value-type="float">
            <text:p>0.01730699</text:p>
          </table:table-cell>
          <table:table-cell office:value-type="float" office:value="0" calcext:value-type="float">
            <text:p>0</text:p>
          </table:table-cell>
          <table:table-cell office:value-type="float" office:value="0.001511219" calcext:value-type="float">
            <text:p>0.001511219</text:p>
          </table:table-cell>
          <table:table-cell office:value-type="float" office:value="0" calcext:value-type="float">
            <text:p>0</text:p>
          </table:table-cell>
          <table:table-cell office:value-type="float" office:value="-0.02368312" calcext:value-type="float">
            <text:p>-0.02368312</text:p>
          </table:table-cell>
          <table:table-cell office:value-type="float" office:value="370" calcext:value-type="float">
            <text:p>370</text:p>
          </table:table-cell>
          <table:table-cell office:value-type="float" office:value="-80.03671" calcext:value-type="float">
            <text:p>-80.03671</text:p>
          </table:table-cell>
          <table:table-cell office:value-type="float" office:value="0" calcext:value-type="float">
            <text:p>0</text:p>
          </table:table-cell>
          <table:table-cell office:value-type="float" office:value="284.415" calcext:value-type="float">
            <text:p>284.415</text:p>
          </table:table-cell>
          <table:table-cell office:value-type="float" office:value="1105.215" calcext:value-type="float">
            <text:p>1105.215</text:p>
          </table:table-cell>
          <table:table-cell office:value-type="float" office:value="1373.637" calcext:value-type="float">
            <text:p>1373.637</text:p>
          </table:table-cell>
          <table:table-cell office:value-type="float" office:value="1375.359" calcext:value-type="float">
            <text:p>1375.359</text:p>
          </table:table-cell>
          <table:table-cell office:value-type="float" office:value="831.1639" calcext:value-type="float">
            <text:p>831.1639</text:p>
          </table:table-cell>
          <table:table-cell office:value-type="float" office:value="1112.037" calcext:value-type="float">
            <text:p>1112.037</text:p>
          </table:table-cell>
          <table:table-cell office:value-type="float" office:value="435.8592" calcext:value-type="float">
            <text:p>435.8592</text:p>
          </table:table-cell>
          <table:table-cell office:value-type="float" office:value="1917.161" calcext:value-type="float">
            <text:p>1917.161</text:p>
          </table:table-cell>
          <table:table-cell office:value-type="float" office:value="2134.323" calcext:value-type="float">
            <text:p>2134.323</text:p>
          </table:table-cell>
          <table:table-cell office:value-type="float" office:value="1691.688" calcext:value-type="float">
            <text:p>1691.688</text:p>
          </table:table-cell>
          <table:table-cell office:value-type="float" office:value="587.566" calcext:value-type="float">
            <text:p>587.566</text:p>
          </table:table-cell>
          <table:table-cell office:value-type="float" office:value="571.7147" calcext:value-type="float">
            <text:p>571.7147</text:p>
          </table:table-cell>
          <table:table-cell office:value-type="float" office:value="142.9535" calcext:value-type="float">
            <text:p>142.9535</text:p>
          </table:table-cell>
          <table:table-cell office:value-type="float" office:value="35.73668" calcext:value-type="float">
            <text:p>35.73668</text:p>
          </table:table-cell>
          <table:table-cell office:value-type="float" office:value="0" calcext:value-type="float">
            <text:p>0</text:p>
          </table:table-cell>
          <table:table-cell office:value-type="float" office:value="-0.01767004" calcext:value-type="float">
            <text:p>-0.01767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5.02842" calcext:value-type="float">
            <text:p>-85.02842</text:p>
          </table:table-cell>
          <table:table-cell office:value-type="float" office:value="0" calcext:value-type="float">
            <text:p>0</text:p>
          </table:table-cell>
          <table:table-cell office:value-type="float" office:value="5.278615" calcext:value-type="float">
            <text:p>5.278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1" calcext:value-type="float">
            <text:p>3022001</text:p>
          </table:table-cell>
          <table:table-cell office:value-type="float" office:value="489.8895" calcext:value-type="float">
            <text:p>489.8895</text:p>
          </table:table-cell>
          <table:table-cell office:value-type="float" office:value="13359.76" calcext:value-type="float">
            <text:p>13359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.81091" calcext:value-type="float">
            <text:p>-81.81091</text:p>
          </table:table-cell>
          <table:table-cell office:value-type="float" office:value="224.9331" calcext:value-type="float">
            <text:p>224.9331</text:p>
          </table:table-cell>
          <table:table-cell office:value-type="float" office:value="0" calcext:value-type="float">
            <text:p>0</text:p>
          </table:table-cell>
          <table:table-cell office:value-type="float" office:value="246.99" calcext:value-type="float">
            <text:p>246.99</text:p>
          </table:table-cell>
          <table:table-cell office:value-type="float" office:value="251.5423" calcext:value-type="float">
            <text:p>251.5423</text:p>
          </table:table-cell>
          <table:table-cell office:value-type="float" office:value="0.01795711" calcext:value-type="float">
            <text:p>0.01795711</text:p>
          </table:table-cell>
          <table:table-cell office:value-type="float" office:value="0" calcext:value-type="float">
            <text:p>0</text:p>
          </table:table-cell>
          <table:table-cell office:value-type="float" office:value="0.001514222" calcext:value-type="float">
            <text:p>0.001514222</text:p>
          </table:table-cell>
          <table:table-cell office:value-type="float" office:value="0" calcext:value-type="float">
            <text:p>0</text:p>
          </table:table-cell>
          <table:table-cell office:value-type="float" office:value="-0.0246482" calcext:value-type="float">
            <text:p>-0.0246482</text:p>
          </table:table-cell>
          <table:table-cell office:value-type="float" office:value="370" calcext:value-type="float">
            <text:p>370</text:p>
          </table:table-cell>
          <table:table-cell office:value-type="float" office:value="-81.76981" calcext:value-type="float">
            <text:p>-81.76981</text:p>
          </table:table-cell>
          <table:table-cell office:value-type="float" office:value="0" calcext:value-type="float">
            <text:p>0</text:p>
          </table:table-cell>
          <table:table-cell office:value-type="float" office:value="284.5991" calcext:value-type="float">
            <text:p>284.5991</text:p>
          </table:table-cell>
          <table:table-cell office:value-type="float" office:value="1105.043" calcext:value-type="float">
            <text:p>1105.043</text:p>
          </table:table-cell>
          <table:table-cell office:value-type="float" office:value="1373.469" calcext:value-type="float">
            <text:p>1373.469</text:p>
          </table:table-cell>
          <table:table-cell office:value-type="float" office:value="1375.234" calcext:value-type="float">
            <text:p>1375.234</text:p>
          </table:table-cell>
          <table:table-cell office:value-type="float" office:value="831.0728" calcext:value-type="float">
            <text:p>831.0728</text:p>
          </table:table-cell>
          <table:table-cell office:value-type="float" office:value="1111.949" calcext:value-type="float">
            <text:p>1111.949</text:p>
          </table:table-cell>
          <table:table-cell office:value-type="float" office:value="435.8261" calcext:value-type="float">
            <text:p>435.8261</text:p>
          </table:table-cell>
          <table:table-cell office:value-type="float" office:value="1917.052" calcext:value-type="float">
            <text:p>1917.052</text:p>
          </table:table-cell>
          <table:table-cell office:value-type="float" office:value="2134.249" calcext:value-type="float">
            <text:p>2134.249</text:p>
          </table:table-cell>
          <table:table-cell office:value-type="float" office:value="1691.65" calcext:value-type="float">
            <text:p>1691.65</text:p>
          </table:table-cell>
          <table:table-cell office:value-type="float" office:value="587.5601" calcext:value-type="float">
            <text:p>587.5601</text:p>
          </table:table-cell>
          <table:table-cell office:value-type="float" office:value="571.712" calcext:value-type="float">
            <text:p>571.712</text:p>
          </table:table-cell>
          <table:table-cell office:value-type="float" office:value="142.9528" calcext:value-type="float">
            <text:p>142.9528</text:p>
          </table:table-cell>
          <table:table-cell office:value-type="float" office:value="35.73647" calcext:value-type="float">
            <text:p>35.73647</text:p>
          </table:table-cell>
          <table:table-cell office:value-type="float" office:value="0" calcext:value-type="float">
            <text:p>0</text:p>
          </table:table-cell>
          <table:table-cell office:value-type="float" office:value="-0.01767006" calcext:value-type="float">
            <text:p>-0.01767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6.80345" calcext:value-type="float">
            <text:p>-86.80345</text:p>
          </table:table-cell>
          <table:table-cell office:value-type="float" office:value="0" calcext:value-type="float">
            <text:p>0</text:p>
          </table:table-cell>
          <table:table-cell office:value-type="float" office:value="5.319748" calcext:value-type="float">
            <text:p>5.319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1" calcext:value-type="float">
            <text:p>4022001</text:p>
          </table:table-cell>
          <table:table-cell office:value-type="float" office:value="488.3517" calcext:value-type="float">
            <text:p>488.3517</text:p>
          </table:table-cell>
          <table:table-cell office:value-type="float" office:value="13359.11" calcext:value-type="float">
            <text:p>13359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.81377" calcext:value-type="float">
            <text:p>-83.81377</text:p>
          </table:table-cell>
          <table:table-cell office:value-type="float" office:value="229.541" calcext:value-type="float">
            <text:p>229.541</text:p>
          </table:table-cell>
          <table:table-cell office:value-type="float" office:value="0" calcext:value-type="float">
            <text:p>0</text:p>
          </table:table-cell>
          <table:table-cell office:value-type="float" office:value="247.7272" calcext:value-type="float">
            <text:p>247.7272</text:p>
          </table:table-cell>
          <table:table-cell office:value-type="float" office:value="250.0504" calcext:value-type="float">
            <text:p>250.0504</text:p>
          </table:table-cell>
          <table:table-cell office:value-type="float" office:value="0.01855318" calcext:value-type="float">
            <text:p>0.01855318</text:p>
          </table:table-cell>
          <table:table-cell office:value-type="float" office:value="0" calcext:value-type="float">
            <text:p>0</text:p>
          </table:table-cell>
          <table:table-cell office:value-type="float" office:value="0.001515816" calcext:value-type="float">
            <text:p>0.001515816</text:p>
          </table:table-cell>
          <table:table-cell office:value-type="float" office:value="0" calcext:value-type="float">
            <text:p>0</text:p>
          </table:table-cell>
          <table:table-cell office:value-type="float" office:value="-0.02562458" calcext:value-type="float">
            <text:p>-0.02562458</text:p>
          </table:table-cell>
          <table:table-cell office:value-type="float" office:value="370" calcext:value-type="float">
            <text:p>370</text:p>
          </table:table-cell>
          <table:table-cell office:value-type="float" office:value="-83.77111" calcext:value-type="float">
            <text:p>-83.77111</text:p>
          </table:table-cell>
          <table:table-cell office:value-type="float" office:value="0" calcext:value-type="float">
            <text:p>0</text:p>
          </table:table-cell>
          <table:table-cell office:value-type="float" office:value="284.8222" calcext:value-type="float">
            <text:p>284.8222</text:p>
          </table:table-cell>
          <table:table-cell office:value-type="float" office:value="1104.861" calcext:value-type="float">
            <text:p>1104.861</text:p>
          </table:table-cell>
          <table:table-cell office:value-type="float" office:value="1373.301" calcext:value-type="float">
            <text:p>1373.301</text:p>
          </table:table-cell>
          <table:table-cell office:value-type="float" office:value="1375.105" calcext:value-type="float">
            <text:p>1375.105</text:p>
          </table:table-cell>
          <table:table-cell office:value-type="float" office:value="830.9817" calcext:value-type="float">
            <text:p>830.9817</text:p>
          </table:table-cell>
          <table:table-cell office:value-type="float" office:value="1111.861" calcext:value-type="float">
            <text:p>1111.861</text:p>
          </table:table-cell>
          <table:table-cell office:value-type="float" office:value="435.7928" calcext:value-type="float">
            <text:p>435.7928</text:p>
          </table:table-cell>
          <table:table-cell office:value-type="float" office:value="1916.945" calcext:value-type="float">
            <text:p>1916.945</text:p>
          </table:table-cell>
          <table:table-cell office:value-type="float" office:value="2134.176" calcext:value-type="float">
            <text:p>2134.176</text:p>
          </table:table-cell>
          <table:table-cell office:value-type="float" office:value="1691.612" calcext:value-type="float">
            <text:p>1691.612</text:p>
          </table:table-cell>
          <table:table-cell office:value-type="float" office:value="587.5557" calcext:value-type="float">
            <text:p>587.5557</text:p>
          </table:table-cell>
          <table:table-cell office:value-type="float" office:value="571.7093" calcext:value-type="float">
            <text:p>571.7093</text:p>
          </table:table-cell>
          <table:table-cell office:value-type="float" office:value="142.9521" calcext:value-type="float">
            <text:p>142.9521</text:p>
          </table:table-cell>
          <table:table-cell office:value-type="float" office:value="35.73627" calcext:value-type="float">
            <text:p>35.73627</text:p>
          </table:table-cell>
          <table:table-cell office:value-type="float" office:value="0" calcext:value-type="float">
            <text:p>0</text:p>
          </table:table-cell>
          <table:table-cell office:value-type="float" office:value="-0.01767012" calcext:value-type="float">
            <text:p>-0.017670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8.85962" calcext:value-type="float">
            <text:p>-88.85962</text:p>
          </table:table-cell>
          <table:table-cell office:value-type="float" office:value="0" calcext:value-type="float">
            <text:p>0</text:p>
          </table:table-cell>
          <table:table-cell office:value-type="float" office:value="5.373958" calcext:value-type="float">
            <text:p>5.373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1" calcext:value-type="float">
            <text:p>5022001</text:p>
          </table:table-cell>
          <table:table-cell office:value-type="float" office:value="486.6779" calcext:value-type="float">
            <text:p>486.6779</text:p>
          </table:table-cell>
          <table:table-cell office:value-type="float" office:value="13358.48" calcext:value-type="float">
            <text:p>13358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5.87341" calcext:value-type="float">
            <text:p>-85.87341</text:p>
          </table:table-cell>
          <table:table-cell office:value-type="float" office:value="233.9946" calcext:value-type="float">
            <text:p>233.9946</text:p>
          </table:table-cell>
          <table:table-cell office:value-type="float" office:value="0" calcext:value-type="float">
            <text:p>0</text:p>
          </table:table-cell>
          <table:table-cell office:value-type="float" office:value="248.5725" calcext:value-type="float">
            <text:p>248.5725</text:p>
          </table:table-cell>
          <table:table-cell office:value-type="float" office:value="248.3574" calcext:value-type="float">
            <text:p>248.3574</text:p>
          </table:table-cell>
          <table:table-cell office:value-type="float" office:value="0.01905276" calcext:value-type="float">
            <text:p>0.01905276</text:p>
          </table:table-cell>
          <table:table-cell office:value-type="float" office:value="0" calcext:value-type="float">
            <text:p>0</text:p>
          </table:table-cell>
          <table:table-cell office:value-type="float" office:value="0.0015165" calcext:value-type="float">
            <text:p>0.0015165</text:p>
          </table:table-cell>
          <table:table-cell office:value-type="float" office:value="0" calcext:value-type="float">
            <text:p>0</text:p>
          </table:table-cell>
          <table:table-cell office:value-type="float" office:value="-0.02660094" calcext:value-type="float">
            <text:p>-0.02660094</text:p>
          </table:table-cell>
          <table:table-cell office:value-type="float" office:value="370" calcext:value-type="float">
            <text:p>370</text:p>
          </table:table-cell>
          <table:table-cell office:value-type="float" office:value="-85.82928" calcext:value-type="float">
            <text:p>-85.82928</text:p>
          </table:table-cell>
          <table:table-cell office:value-type="float" office:value="0" calcext:value-type="float">
            <text:p>0</text:p>
          </table:table-cell>
          <table:table-cell office:value-type="float" office:value="285.1142" calcext:value-type="float">
            <text:p>285.1142</text:p>
          </table:table-cell>
          <table:table-cell office:value-type="float" office:value="1104.692" calcext:value-type="float">
            <text:p>1104.692</text:p>
          </table:table-cell>
          <table:table-cell office:value-type="float" office:value="1373.133" calcext:value-type="float">
            <text:p>1373.133</text:p>
          </table:table-cell>
          <table:table-cell office:value-type="float" office:value="1374.979" calcext:value-type="float">
            <text:p>1374.979</text:p>
          </table:table-cell>
          <table:table-cell office:value-type="float" office:value="830.8906" calcext:value-type="float">
            <text:p>830.8906</text:p>
          </table:table-cell>
          <table:table-cell office:value-type="float" office:value="1111.772" calcext:value-type="float">
            <text:p>1111.772</text:p>
          </table:table-cell>
          <table:table-cell office:value-type="float" office:value="435.7597" calcext:value-type="float">
            <text:p>435.7597</text:p>
          </table:table-cell>
          <table:table-cell office:value-type="float" office:value="1916.838" calcext:value-type="float">
            <text:p>1916.838</text:p>
          </table:table-cell>
          <table:table-cell office:value-type="float" office:value="2134.103" calcext:value-type="float">
            <text:p>2134.103</text:p>
          </table:table-cell>
          <table:table-cell office:value-type="float" office:value="1691.575" calcext:value-type="float">
            <text:p>1691.575</text:p>
          </table:table-cell>
          <table:table-cell office:value-type="float" office:value="587.5513" calcext:value-type="float">
            <text:p>587.5513</text:p>
          </table:table-cell>
          <table:table-cell office:value-type="float" office:value="571.7067" calcext:value-type="float">
            <text:p>571.7067</text:p>
          </table:table-cell>
          <table:table-cell office:value-type="float" office:value="142.9514" calcext:value-type="float">
            <text:p>142.9514</text:p>
          </table:table-cell>
          <table:table-cell office:value-type="float" office:value="35.73607" calcext:value-type="float">
            <text:p>35.73607</text:p>
          </table:table-cell>
          <table:table-cell office:value-type="float" office:value="0" calcext:value-type="float">
            <text:p>0</text:p>
          </table:table-cell>
          <table:table-cell office:value-type="float" office:value="-0.01767424" calcext:value-type="float">
            <text:p>-0.017674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1.03464" calcext:value-type="float">
            <text:p>-91.03464</text:p>
          </table:table-cell>
          <table:table-cell office:value-type="float" office:value="0" calcext:value-type="float">
            <text:p>0</text:p>
          </table:table-cell>
          <table:table-cell office:value-type="float" office:value="5.489824" calcext:value-type="float">
            <text:p>5.489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1" calcext:value-type="float">
            <text:p>6022001</text:p>
          </table:table-cell>
          <table:table-cell office:value-type="float" office:value="484.9234" calcext:value-type="float">
            <text:p>484.9234</text:p>
          </table:table-cell>
          <table:table-cell office:value-type="float" office:value="13357.84" calcext:value-type="float">
            <text:p>13357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8.10303" calcext:value-type="float">
            <text:p>-88.10303</text:p>
          </table:table-cell>
          <table:table-cell office:value-type="float" office:value="239.5007" calcext:value-type="float">
            <text:p>239.5007</text:p>
          </table:table-cell>
          <table:table-cell office:value-type="float" office:value="0" calcext:value-type="float">
            <text:p>0</text:p>
          </table:table-cell>
          <table:table-cell office:value-type="float" office:value="249.4995" calcext:value-type="float">
            <text:p>249.4995</text:p>
          </table:table-cell>
          <table:table-cell office:value-type="float" office:value="246.612" calcext:value-type="float">
            <text:p>246.612</text:p>
          </table:table-cell>
          <table:table-cell office:value-type="float" office:value="0.0194836" calcext:value-type="float">
            <text:p>0.0194836</text:p>
          </table:table-cell>
          <table:table-cell office:value-type="float" office:value="0" calcext:value-type="float">
            <text:p>0</text:p>
          </table:table-cell>
          <table:table-cell office:value-type="float" office:value="0.001516513" calcext:value-type="float">
            <text:p>0.001516513</text:p>
          </table:table-cell>
          <table:table-cell office:value-type="float" office:value="0" calcext:value-type="float">
            <text:p>0</text:p>
          </table:table-cell>
          <table:table-cell office:value-type="float" office:value="-0.02759637" calcext:value-type="float">
            <text:p>-0.02759637</text:p>
          </table:table-cell>
          <table:table-cell office:value-type="float" office:value="370" calcext:value-type="float">
            <text:p>370</text:p>
          </table:table-cell>
          <table:table-cell office:value-type="float" office:value="-88.05746" calcext:value-type="float">
            <text:p>-88.05746</text:p>
          </table:table-cell>
          <table:table-cell office:value-type="float" office:value="0" calcext:value-type="float">
            <text:p>0</text:p>
          </table:table-cell>
          <table:table-cell office:value-type="float" office:value="285.3928" calcext:value-type="float">
            <text:p>285.3928</text:p>
          </table:table-cell>
          <table:table-cell office:value-type="float" office:value="1104.499" calcext:value-type="float">
            <text:p>1104.499</text:p>
          </table:table-cell>
          <table:table-cell office:value-type="float" office:value="1372.961" calcext:value-type="float">
            <text:p>1372.961</text:p>
          </table:table-cell>
          <table:table-cell office:value-type="float" office:value="1374.85" calcext:value-type="float">
            <text:p>1374.85</text:p>
          </table:table-cell>
          <table:table-cell office:value-type="float" office:value="830.8018" calcext:value-type="float">
            <text:p>830.8018</text:p>
          </table:table-cell>
          <table:table-cell office:value-type="float" office:value="1111.683" calcext:value-type="float">
            <text:p>1111.683</text:p>
          </table:table-cell>
          <table:table-cell office:value-type="float" office:value="435.727" calcext:value-type="float">
            <text:p>435.727</text:p>
          </table:table-cell>
          <table:table-cell office:value-type="float" office:value="1916.732" calcext:value-type="float">
            <text:p>1916.732</text:p>
          </table:table-cell>
          <table:table-cell office:value-type="float" office:value="2134.031" calcext:value-type="float">
            <text:p>2134.031</text:p>
          </table:table-cell>
          <table:table-cell office:value-type="float" office:value="1691.538" calcext:value-type="float">
            <text:p>1691.538</text:p>
          </table:table-cell>
          <table:table-cell office:value-type="float" office:value="587.5471" calcext:value-type="float">
            <text:p>587.5471</text:p>
          </table:table-cell>
          <table:table-cell office:value-type="float" office:value="571.7041" calcext:value-type="float">
            <text:p>571.7041</text:p>
          </table:table-cell>
          <table:table-cell office:value-type="float" office:value="142.9507" calcext:value-type="float">
            <text:p>142.9507</text:p>
          </table:table-cell>
          <table:table-cell office:value-type="float" office:value="35.73589" calcext:value-type="float">
            <text:p>35.73589</text:p>
          </table:table-cell>
          <table:table-cell office:value-type="float" office:value="0" calcext:value-type="float">
            <text:p>0</text:p>
          </table:table-cell>
          <table:table-cell office:value-type="float" office:value="-0.01767449" calcext:value-type="float">
            <text:p>-0.017674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3.30042" calcext:value-type="float">
            <text:p>-93.30042</text:p>
          </table:table-cell>
          <table:table-cell office:value-type="float" office:value="0" calcext:value-type="float">
            <text:p>0</text:p>
          </table:table-cell>
          <table:table-cell office:value-type="float" office:value="5.526519" calcext:value-type="float">
            <text:p>5.526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1" calcext:value-type="float">
            <text:p>7022001</text:p>
          </table:table-cell>
          <table:table-cell office:value-type="float" office:value="483.5292" calcext:value-type="float">
            <text:p>483.5292</text:p>
          </table:table-cell>
          <table:table-cell office:value-type="float" office:value="13357.19" calcext:value-type="float">
            <text:p>13357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00483" calcext:value-type="float">
            <text:p>-90.00483</text:p>
          </table:table-cell>
          <table:table-cell office:value-type="float" office:value="244.6349" calcext:value-type="float">
            <text:p>244.6349</text:p>
          </table:table-cell>
          <table:table-cell office:value-type="float" office:value="0" calcext:value-type="float">
            <text:p>0</text:p>
          </table:table-cell>
          <table:table-cell office:value-type="float" office:value="250.1615" calcext:value-type="float">
            <text:p>250.1615</text:p>
          </table:table-cell>
          <table:table-cell office:value-type="float" office:value="245.2712" calcext:value-type="float">
            <text:p>245.2712</text:p>
          </table:table-cell>
          <table:table-cell office:value-type="float" office:value="0.01989388" calcext:value-type="float">
            <text:p>0.01989388</text:p>
          </table:table-cell>
          <table:table-cell office:value-type="float" office:value="0" calcext:value-type="float">
            <text:p>0</text:p>
          </table:table-cell>
          <table:table-cell office:value-type="float" office:value="0.001516517" calcext:value-type="float">
            <text:p>0.001516517</text:p>
          </table:table-cell>
          <table:table-cell office:value-type="float" office:value="0" calcext:value-type="float">
            <text:p>0</text:p>
          </table:table-cell>
          <table:table-cell office:value-type="float" office:value="-0.02858179" calcext:value-type="float">
            <text:p>-0.02858179</text:p>
          </table:table-cell>
          <table:table-cell office:value-type="float" office:value="370" calcext:value-type="float">
            <text:p>370</text:p>
          </table:table-cell>
          <table:table-cell office:value-type="float" office:value="-89.95787" calcext:value-type="float">
            <text:p>-89.95787</text:p>
          </table:table-cell>
          <table:table-cell office:value-type="float" office:value="0" calcext:value-type="float">
            <text:p>0</text:p>
          </table:table-cell>
          <table:table-cell office:value-type="float" office:value="285.6003" calcext:value-type="float">
            <text:p>285.6003</text:p>
          </table:table-cell>
          <table:table-cell office:value-type="float" office:value="1104.312" calcext:value-type="float">
            <text:p>1104.312</text:p>
          </table:table-cell>
          <table:table-cell office:value-type="float" office:value="1372.786" calcext:value-type="float">
            <text:p>1372.786</text:p>
          </table:table-cell>
          <table:table-cell office:value-type="float" office:value="1374.72" calcext:value-type="float">
            <text:p>1374.72</text:p>
          </table:table-cell>
          <table:table-cell office:value-type="float" office:value="830.7192" calcext:value-type="float">
            <text:p>830.7192</text:p>
          </table:table-cell>
          <table:table-cell office:value-type="float" office:value="1111.598" calcext:value-type="float">
            <text:p>1111.598</text:p>
          </table:table-cell>
          <table:table-cell office:value-type="float" office:value="435.6951" calcext:value-type="float">
            <text:p>435.6951</text:p>
          </table:table-cell>
          <table:table-cell office:value-type="float" office:value="1916.628" calcext:value-type="float">
            <text:p>1916.628</text:p>
          </table:table-cell>
          <table:table-cell office:value-type="float" office:value="2133.96" calcext:value-type="float">
            <text:p>2133.96</text:p>
          </table:table-cell>
          <table:table-cell office:value-type="float" office:value="1691.501" calcext:value-type="float">
            <text:p>1691.501</text:p>
          </table:table-cell>
          <table:table-cell office:value-type="float" office:value="587.543" calcext:value-type="float">
            <text:p>587.543</text:p>
          </table:table-cell>
          <table:table-cell office:value-type="float" office:value="571.7015" calcext:value-type="float">
            <text:p>571.7015</text:p>
          </table:table-cell>
          <table:table-cell office:value-type="float" office:value="142.9501" calcext:value-type="float">
            <text:p>142.9501</text:p>
          </table:table-cell>
          <table:table-cell office:value-type="float" office:value="35.7357" calcext:value-type="float">
            <text:p>35.7357</text:p>
          </table:table-cell>
          <table:table-cell office:value-type="float" office:value="0" calcext:value-type="float">
            <text:p>0</text:p>
          </table:table-cell>
          <table:table-cell office:value-type="float" office:value="-0.01767451" calcext:value-type="float">
            <text:p>-0.01767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5.21706" calcext:value-type="float">
            <text:p>-95.21706</text:p>
          </table:table-cell>
          <table:table-cell office:value-type="float" office:value="0" calcext:value-type="float">
            <text:p>0</text:p>
          </table:table-cell>
          <table:table-cell office:value-type="float" office:value="5.542783" calcext:value-type="float">
            <text:p>5.542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1" calcext:value-type="float">
            <text:p>8022001</text:p>
          </table:table-cell>
          <table:table-cell office:value-type="float" office:value="482.1492" calcext:value-type="float">
            <text:p>482.1492</text:p>
          </table:table-cell>
          <table:table-cell office:value-type="float" office:value="13356.56" calcext:value-type="float">
            <text:p>13356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1.8614" calcext:value-type="float">
            <text:p>-91.8614</text:p>
          </table:table-cell>
          <table:table-cell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0.7915" calcext:value-type="float">
            <text:p>250.7915</text:p>
          </table:table-cell>
          <table:table-cell office:value-type="float" office:value="243.9564" calcext:value-type="float">
            <text:p>243.9564</text:p>
          </table:table-cell>
          <table:table-cell office:value-type="float" office:value="0.02030337" calcext:value-type="float">
            <text:p>0.02030337</text:p>
          </table:table-cell>
          <table:table-cell office:value-type="float" office:value="0" calcext:value-type="float">
            <text:p>0</text:p>
          </table:table-cell>
          <table:table-cell office:value-type="float" office:value="0.001516517" calcext:value-type="float">
            <text:p>0.001516517</text:p>
          </table:table-cell>
          <table:table-cell office:value-type="float" office:value="0" calcext:value-type="float">
            <text:p>0</text:p>
          </table:table-cell>
          <table:table-cell office:value-type="float" office:value="-0.02960186" calcext:value-type="float">
            <text:p>-0.02960186</text:p>
          </table:table-cell>
          <table:table-cell office:value-type="float" office:value="370" calcext:value-type="float">
            <text:p>370</text:p>
          </table:table-cell>
          <table:table-cell office:value-type="float" office:value="-91.81301" calcext:value-type="float">
            <text:p>-91.81301</text:p>
          </table:table-cell>
          <table:table-cell office:value-type="float" office:value="0" calcext:value-type="float">
            <text:p>0</text:p>
          </table:table-cell>
          <table:table-cell office:value-type="float" office:value="285.7975" calcext:value-type="float">
            <text:p>285.7975</text:p>
          </table:table-cell>
          <table:table-cell office:value-type="float" office:value="1104.134" calcext:value-type="float">
            <text:p>1104.134</text:p>
          </table:table-cell>
          <table:table-cell office:value-type="float" office:value="1372.612" calcext:value-type="float">
            <text:p>1372.612</text:p>
          </table:table-cell>
          <table:table-cell office:value-type="float" office:value="1374.596" calcext:value-type="float">
            <text:p>1374.596</text:p>
          </table:table-cell>
          <table:table-cell office:value-type="float" office:value="830.6338" calcext:value-type="float">
            <text:p>830.6338</text:p>
          </table:table-cell>
          <table:table-cell office:value-type="float" office:value="1111.514" calcext:value-type="float">
            <text:p>1111.514</text:p>
          </table:table-cell>
          <table:table-cell office:value-type="float" office:value="435.6641" calcext:value-type="float">
            <text:p>435.6641</text:p>
          </table:table-cell>
          <table:table-cell office:value-type="float" office:value="1916.525" calcext:value-type="float">
            <text:p>1916.525</text:p>
          </table:table-cell>
          <table:table-cell office:value-type="float" office:value="2133.89" calcext:value-type="float">
            <text:p>2133.89</text:p>
          </table:table-cell>
          <table:table-cell office:value-type="float" office:value="1691.465" calcext:value-type="float">
            <text:p>1691.465</text:p>
          </table:table-cell>
          <table:table-cell office:value-type="float" office:value="587.5389" calcext:value-type="float">
            <text:p>587.5389</text:p>
          </table:table-cell>
          <table:table-cell office:value-type="float" office:value="571.6991" calcext:value-type="float">
            <text:p>571.6991</text:p>
          </table:table-cell>
          <table:table-cell office:value-type="float" office:value="142.9494" calcext:value-type="float">
            <text:p>142.9494</text:p>
          </table:table-cell>
          <table:table-cell office:value-type="float" office:value="35.73553" calcext:value-type="float">
            <text:p>35.73553</text:p>
          </table:table-cell>
          <table:table-cell office:value-type="float" office:value="0" calcext:value-type="float">
            <text:p>0</text:p>
          </table:table-cell>
          <table:table-cell office:value-type="float" office:value="-0.01767451" calcext:value-type="float">
            <text:p>-0.01767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7.09863" calcext:value-type="float">
            <text:p>-97.09863</text:p>
          </table:table-cell>
          <table:table-cell office:value-type="float" office:value="0" calcext:value-type="float">
            <text:p>0</text:p>
          </table:table-cell>
          <table:table-cell office:value-type="float" office:value="5.569706" calcext:value-type="float">
            <text:p>5.569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1" calcext:value-type="float">
            <text:p>9022001</text:p>
          </table:table-cell>
          <table:table-cell office:value-type="float" office:value="480.8649" calcext:value-type="float">
            <text:p>480.8649</text:p>
          </table:table-cell>
          <table:table-cell office:value-type="float" office:value="13355.95" calcext:value-type="float">
            <text:p>13355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3.64833" calcext:value-type="float">
            <text:p>-93.64833</text:p>
          </table:table-cell>
          <table:table-cell office:value-type="float" office:value="255.6707" calcext:value-type="float">
            <text:p>255.6707</text:p>
          </table:table-cell>
          <table:table-cell office:value-type="float" office:value="0" calcext:value-type="float">
            <text:p>0</text:p>
          </table:table-cell>
          <table:table-cell office:value-type="float" office:value="251.3315" calcext:value-type="float">
            <text:p>251.3315</text:p>
          </table:table-cell>
          <table:table-cell office:value-type="float" office:value="242.7375" calcext:value-type="float">
            <text:p>242.7375</text:p>
          </table:table-cell>
          <table:table-cell office:value-type="float" office:value="0.020735" calcext:value-type="float">
            <text:p>0.020735</text:p>
          </table:table-cell>
          <table:table-cell office:value-type="float" office:value="0" calcext:value-type="float">
            <text:p>0</text:p>
          </table:table-cell>
          <table:table-cell office:value-type="float" office:value="0.0015183" calcext:value-type="float">
            <text:p>0.0015183</text:p>
          </table:table-cell>
          <table:table-cell office:value-type="float" office:value="0" calcext:value-type="float">
            <text:p>0</text:p>
          </table:table-cell>
          <table:table-cell office:value-type="float" office:value="-0.03061922" calcext:value-type="float">
            <text:p>-0.03061922</text:p>
          </table:table-cell>
          <table:table-cell office:value-type="float" office:value="370" calcext:value-type="float">
            <text:p>370</text:p>
          </table:table-cell>
          <table:table-cell office:value-type="float" office:value="-93.5985" calcext:value-type="float">
            <text:p>-93.5985</text:p>
          </table:table-cell>
          <table:table-cell office:value-type="float" office:value="0" calcext:value-type="float">
            <text:p>0</text:p>
          </table:table-cell>
          <table:table-cell office:value-type="float" office:value="285.9872" calcext:value-type="float">
            <text:p>285.9872</text:p>
          </table:table-cell>
          <table:table-cell office:value-type="float" office:value="1103.965" calcext:value-type="float">
            <text:p>1103.965</text:p>
          </table:table-cell>
          <table:table-cell office:value-type="float" office:value="1372.443" calcext:value-type="float">
            <text:p>1372.443</text:p>
          </table:table-cell>
          <table:table-cell office:value-type="float" office:value="1374.47" calcext:value-type="float">
            <text:p>1374.47</text:p>
          </table:table-cell>
          <table:table-cell office:value-type="float" office:value="830.5512" calcext:value-type="float">
            <text:p>830.5512</text:p>
          </table:table-cell>
          <table:table-cell office:value-type="float" office:value="1111.432" calcext:value-type="float">
            <text:p>1111.432</text:p>
          </table:table-cell>
          <table:table-cell office:value-type="float" office:value="435.6336" calcext:value-type="float">
            <text:p>435.6336</text:p>
          </table:table-cell>
          <table:table-cell office:value-type="float" office:value="1916.425" calcext:value-type="float">
            <text:p>1916.425</text:p>
          </table:table-cell>
          <table:table-cell office:value-type="float" office:value="2133.82" calcext:value-type="float">
            <text:p>2133.82</text:p>
          </table:table-cell>
          <table:table-cell office:value-type="float" office:value="1691.429" calcext:value-type="float">
            <text:p>1691.429</text:p>
          </table:table-cell>
          <table:table-cell office:value-type="float" office:value="587.535" calcext:value-type="float">
            <text:p>587.535</text:p>
          </table:table-cell>
          <table:table-cell office:value-type="float" office:value="571.6966" calcext:value-type="float">
            <text:p>571.6966</text:p>
          </table:table-cell>
          <table:table-cell office:value-type="float" office:value="142.9488" calcext:value-type="float">
            <text:p>142.9488</text:p>
          </table:table-cell>
          <table:table-cell office:value-type="float" office:value="35.73536" calcext:value-type="float">
            <text:p>35.73536</text:p>
          </table:table-cell>
          <table:table-cell office:value-type="float" office:value="0" calcext:value-type="float">
            <text:p>0</text:p>
          </table:table-cell>
          <table:table-cell office:value-type="float" office:value="-0.01767451" calcext:value-type="float">
            <text:p>-0.01767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8.87173" calcext:value-type="float">
            <text:p>-98.87173</text:p>
          </table:table-cell>
          <table:table-cell office:value-type="float" office:value="0" calcext:value-type="float">
            <text:p>0</text:p>
          </table:table-cell>
          <table:table-cell office:value-type="float" office:value="5.557406" calcext:value-type="float">
            <text:p>5.557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1" calcext:value-type="float">
            <text:p>10022001</text:p>
          </table:table-cell>
          <table:table-cell office:value-type="float" office:value="479.8558" calcext:value-type="float">
            <text:p>479.8558</text:p>
          </table:table-cell>
          <table:table-cell office:value-type="float" office:value="13355.34" calcext:value-type="float">
            <text:p>13355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14933" calcext:value-type="float">
            <text:p>-95.14933</text:p>
          </table:table-cell>
          <table:table-cell office:value-type="float" office:value="260.0206" calcext:value-type="float">
            <text:p>260.0206</text:p>
          </table:table-cell>
          <table:table-cell office:value-type="float" office:value="0" calcext:value-type="float">
            <text:p>0</text:p>
          </table:table-cell>
          <table:table-cell office:value-type="float" office:value="251.6077" calcext:value-type="float">
            <text:p>251.6077</text:p>
          </table:table-cell>
          <table:table-cell office:value-type="float" office:value="241.7883" calcext:value-type="float">
            <text:p>241.7883</text:p>
          </table:table-cell>
          <table:table-cell office:value-type="float" office:value="0.02121417" calcext:value-type="float">
            <text:p>0.02121417</text:p>
          </table:table-cell>
          <table:table-cell office:value-type="float" office:value="0" calcext:value-type="float">
            <text:p>0</text:p>
          </table:table-cell>
          <table:table-cell office:value-type="float" office:value="0.001525271" calcext:value-type="float">
            <text:p>0.001525271</text:p>
          </table:table-cell>
          <table:table-cell office:value-type="float" office:value="0" calcext:value-type="float">
            <text:p>0</text:p>
          </table:table-cell>
          <table:table-cell office:value-type="float" office:value="-0.03161376" calcext:value-type="float">
            <text:p>-0.03161376</text:p>
          </table:table-cell>
          <table:table-cell office:value-type="float" office:value="370" calcext:value-type="float">
            <text:p>370</text:p>
          </table:table-cell>
          <table:table-cell office:value-type="float" office:value="-95.09802" calcext:value-type="float">
            <text:p>-95.09802</text:p>
          </table:table-cell>
          <table:table-cell office:value-type="float" office:value="0" calcext:value-type="float">
            <text:p>0</text:p>
          </table:table-cell>
          <table:table-cell office:value-type="float" office:value="286.1616" calcext:value-type="float">
            <text:p>286.1616</text:p>
          </table:table-cell>
          <table:table-cell office:value-type="float" office:value="1103.812" calcext:value-type="float">
            <text:p>1103.812</text:p>
          </table:table-cell>
          <table:table-cell office:value-type="float" office:value="1372.282" calcext:value-type="float">
            <text:p>1372.282</text:p>
          </table:table-cell>
          <table:table-cell office:value-type="float" office:value="1374.347" calcext:value-type="float">
            <text:p>1374.347</text:p>
          </table:table-cell>
          <table:table-cell office:value-type="float" office:value="830.4714" calcext:value-type="float">
            <text:p>830.4714</text:p>
          </table:table-cell>
          <table:table-cell office:value-type="float" office:value="1111.352" calcext:value-type="float">
            <text:p>1111.352</text:p>
          </table:table-cell>
          <table:table-cell office:value-type="float" office:value="435.6036" calcext:value-type="float">
            <text:p>435.6036</text:p>
          </table:table-cell>
          <table:table-cell office:value-type="float" office:value="1916.326" calcext:value-type="float">
            <text:p>1916.326</text:p>
          </table:table-cell>
          <table:table-cell office:value-type="float" office:value="2133.752" calcext:value-type="float">
            <text:p>2133.752</text:p>
          </table:table-cell>
          <table:table-cell office:value-type="float" office:value="1691.394" calcext:value-type="float">
            <text:p>1691.394</text:p>
          </table:table-cell>
          <table:table-cell office:value-type="float" office:value="587.5311" calcext:value-type="float">
            <text:p>587.5311</text:p>
          </table:table-cell>
          <table:table-cell office:value-type="float" office:value="571.6942" calcext:value-type="float">
            <text:p>571.6942</text:p>
          </table:table-cell>
          <table:table-cell office:value-type="float" office:value="142.9482" calcext:value-type="float">
            <text:p>142.9482</text:p>
          </table:table-cell>
          <table:table-cell office:value-type="float" office:value="35.7352" calcext:value-type="float">
            <text:p>35.7352</text:p>
          </table:table-cell>
          <table:table-cell office:value-type="float" office:value="0" calcext:value-type="float">
            <text:p>0</text:p>
          </table:table-cell>
          <table:table-cell office:value-type="float" office:value="-0.01767451" calcext:value-type="float">
            <text:p>-0.01767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0.3577" calcext:value-type="float">
            <text:p>-100.3577</text:p>
          </table:table-cell>
          <table:table-cell office:value-type="float" office:value="0" calcext:value-type="float">
            <text:p>0</text:p>
          </table:table-cell>
          <table:table-cell office:value-type="float" office:value="5.543495" calcext:value-type="float">
            <text:p>5.543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1" calcext:value-type="float">
            <text:p>11022001</text:p>
          </table:table-cell>
          <table:table-cell office:value-type="float" office:value="479.1434" calcext:value-type="float">
            <text:p>479.1434</text:p>
          </table:table-cell>
          <table:table-cell office:value-type="float" office:value="13354.75" calcext:value-type="float">
            <text:p>13354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6.32368" calcext:value-type="float">
            <text:p>-96.32368</text:p>
          </table:table-cell>
          <table:table-cell office:value-type="float" office:value="262.7934" calcext:value-type="float">
            <text:p>262.7934</text:p>
          </table:table-cell>
          <table:table-cell office:value-type="float" office:value="0" calcext:value-type="float">
            <text:p>0</text:p>
          </table:table-cell>
          <table:table-cell office:value-type="float" office:value="251.5762" calcext:value-type="float">
            <text:p>251.5762</text:p>
          </table:table-cell>
          <table:table-cell office:value-type="float" office:value="241.1326" calcext:value-type="float">
            <text:p>241.1326</text:p>
          </table:table-cell>
          <table:table-cell office:value-type="float" office:value="0.02174849" calcext:value-type="float">
            <text:p>0.02174849</text:p>
          </table:table-cell>
          <table:table-cell office:value-type="float" office:value="0" calcext:value-type="float">
            <text:p>0</text:p>
          </table:table-cell>
          <table:table-cell office:value-type="float" office:value="0.001531412" calcext:value-type="float">
            <text:p>0.001531412</text:p>
          </table:table-cell>
          <table:table-cell office:value-type="float" office:value="0" calcext:value-type="float">
            <text:p>0</text:p>
          </table:table-cell>
          <table:table-cell office:value-type="float" office:value="-0.03261448" calcext:value-type="float">
            <text:p>-0.03261448</text:p>
          </table:table-cell>
          <table:table-cell office:value-type="float" office:value="370" calcext:value-type="float">
            <text:p>370</text:p>
          </table:table-cell>
          <table:table-cell office:value-type="float" office:value="-96.27084" calcext:value-type="float">
            <text:p>-96.27084</text:p>
          </table:table-cell>
          <table:table-cell office:value-type="float" office:value="0" calcext:value-type="float">
            <text:p>0</text:p>
          </table:table-cell>
          <table:table-cell office:value-type="float" office:value="286.3181" calcext:value-type="float">
            <text:p>286.3181</text:p>
          </table:table-cell>
          <table:table-cell office:value-type="float" office:value="1103.675" calcext:value-type="float">
            <text:p>1103.675</text:p>
          </table:table-cell>
          <table:table-cell office:value-type="float" office:value="1372.129" calcext:value-type="float">
            <text:p>1372.129</text:p>
          </table:table-cell>
          <table:table-cell office:value-type="float" office:value="1374.231" calcext:value-type="float">
            <text:p>1374.231</text:p>
          </table:table-cell>
          <table:table-cell office:value-type="float" office:value="830.3907" calcext:value-type="float">
            <text:p>830.3907</text:p>
          </table:table-cell>
          <table:table-cell office:value-type="float" office:value="1111.273" calcext:value-type="float">
            <text:p>1111.273</text:p>
          </table:table-cell>
          <table:table-cell office:value-type="float" office:value="435.574" calcext:value-type="float">
            <text:p>435.574</text:p>
          </table:table-cell>
          <table:table-cell office:value-type="float" office:value="1916.23" calcext:value-type="float">
            <text:p>1916.23</text:p>
          </table:table-cell>
          <table:table-cell office:value-type="float" office:value="2133.684" calcext:value-type="float">
            <text:p>2133.684</text:p>
          </table:table-cell>
          <table:table-cell office:value-type="float" office:value="1691.358" calcext:value-type="float">
            <text:p>1691.358</text:p>
          </table:table-cell>
          <table:table-cell office:value-type="float" office:value="587.5272" calcext:value-type="float">
            <text:p>587.5272</text:p>
          </table:table-cell>
          <table:table-cell office:value-type="float" office:value="571.6918" calcext:value-type="float">
            <text:p>571.6918</text:p>
          </table:table-cell>
          <table:table-cell office:value-type="float" office:value="142.9477" calcext:value-type="float">
            <text:p>142.9477</text:p>
          </table:table-cell>
          <table:table-cell office:value-type="float" office:value="35.73503" calcext:value-type="float">
            <text:p>35.73503</text:p>
          </table:table-cell>
          <table:table-cell office:value-type="float" office:value="0" calcext:value-type="float">
            <text:p>0</text:p>
          </table:table-cell>
          <table:table-cell office:value-type="float" office:value="-0.01767451" calcext:value-type="float">
            <text:p>-0.01767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1.5387" calcext:value-type="float">
            <text:p>-101.5387</text:p>
          </table:table-cell>
          <table:table-cell office:value-type="float" office:value="0" calcext:value-type="float">
            <text:p>0</text:p>
          </table:table-cell>
          <table:table-cell office:value-type="float" office:value="5.552098" calcext:value-type="float">
            <text:p>5.552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1" calcext:value-type="float">
            <text:p>12022001</text:p>
          </table:table-cell>
          <table:table-cell office:value-type="float" office:value="478.5261" calcext:value-type="float">
            <text:p>478.5261</text:p>
          </table:table-cell>
          <table:table-cell office:value-type="float" office:value="13354.17" calcext:value-type="float">
            <text:p>13354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7.37462" calcext:value-type="float">
            <text:p>-97.37462</text:p>
          </table:table-cell>
          <table:table-cell office:value-type="float" office:value="265.3172" calcext:value-type="float">
            <text:p>265.3172</text:p>
          </table:table-cell>
          <table:table-cell office:value-type="float" office:value="0" calcext:value-type="float">
            <text:p>0</text:p>
          </table:table-cell>
          <table:table-cell office:value-type="float" office:value="251.4228" calcext:value-type="float">
            <text:p>251.4228</text:p>
          </table:table-cell>
          <table:table-cell office:value-type="float" office:value="240.5723" calcext:value-type="float">
            <text:p>240.5723</text:p>
          </table:table-cell>
          <table:table-cell office:value-type="float" office:value="0.02232398" calcext:value-type="float">
            <text:p>0.02232398</text:p>
          </table:table-cell>
          <table:table-cell office:value-type="float" office:value="0" calcext:value-type="float">
            <text:p>0</text:p>
          </table:table-cell>
          <table:table-cell office:value-type="float" office:value="0.001534792" calcext:value-type="float">
            <text:p>0.001534792</text:p>
          </table:table-cell>
          <table:table-cell office:value-type="float" office:value="0" calcext:value-type="float">
            <text:p>0</text:p>
          </table:table-cell>
          <table:table-cell office:value-type="float" office:value="-0.03360809" calcext:value-type="float">
            <text:p>-0.03360809</text:p>
          </table:table-cell>
          <table:table-cell office:value-type="float" office:value="370" calcext:value-type="float">
            <text:p>370</text:p>
          </table:table-cell>
          <table:table-cell office:value-type="float" office:value="-97.32022" calcext:value-type="float">
            <text:p>-97.32022</text:p>
          </table:table-cell>
          <table:table-cell office:value-type="float" office:value="0" calcext:value-type="float">
            <text:p>0</text:p>
          </table:table-cell>
          <table:table-cell office:value-type="float" office:value="286.4701" calcext:value-type="float">
            <text:p>286.4701</text:p>
          </table:table-cell>
          <table:table-cell office:value-type="float" office:value="1103.54" calcext:value-type="float">
            <text:p>1103.54</text:p>
          </table:table-cell>
          <table:table-cell office:value-type="float" office:value="1371.978" calcext:value-type="float">
            <text:p>1371.978</text:p>
          </table:table-cell>
          <table:table-cell office:value-type="float" office:value="1374.113" calcext:value-type="float">
            <text:p>1374.113</text:p>
          </table:table-cell>
          <table:table-cell office:value-type="float" office:value="830.3149" calcext:value-type="float">
            <text:p>830.3149</text:p>
          </table:table-cell>
          <table:table-cell office:value-type="float" office:value="1111.195" calcext:value-type="float">
            <text:p>1111.195</text:p>
          </table:table-cell>
          <table:table-cell office:value-type="float" office:value="435.5449" calcext:value-type="float">
            <text:p>435.5449</text:p>
          </table:table-cell>
          <table:table-cell office:value-type="float" office:value="1916.135" calcext:value-type="float">
            <text:p>1916.135</text:p>
          </table:table-cell>
          <table:table-cell office:value-type="float" office:value="2133.618" calcext:value-type="float">
            <text:p>2133.618</text:p>
          </table:table-cell>
          <table:table-cell office:value-type="float" office:value="1691.323" calcext:value-type="float">
            <text:p>1691.323</text:p>
          </table:table-cell>
          <table:table-cell office:value-type="float" office:value="587.5234" calcext:value-type="float">
            <text:p>587.5234</text:p>
          </table:table-cell>
          <table:table-cell office:value-type="float" office:value="571.6895" calcext:value-type="float">
            <text:p>571.6895</text:p>
          </table:table-cell>
          <table:table-cell office:value-type="float" office:value="142.9471" calcext:value-type="float">
            <text:p>142.9471</text:p>
          </table:table-cell>
          <table:table-cell office:value-type="float" office:value="35.73488" calcext:value-type="float">
            <text:p>35.73488</text:p>
          </table:table-cell>
          <table:table-cell office:value-type="float" office:value="0" calcext:value-type="float">
            <text:p>0</text:p>
          </table:table-cell>
          <table:table-cell office:value-type="float" office:value="-0.01767451" calcext:value-type="float">
            <text:p>-0.01767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2.6143" calcext:value-type="float">
            <text:p>-102.6143</text:p>
          </table:table-cell>
          <table:table-cell office:value-type="float" office:value="0" calcext:value-type="float">
            <text:p>0</text:p>
          </table:table-cell>
          <table:table-cell office:value-type="float" office:value="5.578232" calcext:value-type="float">
            <text:p>5.578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1" calcext:value-type="float">
            <text:p>13022001</text:p>
          </table:table-cell>
          <table:table-cell office:value-type="float" office:value="477.6461" calcext:value-type="float">
            <text:p>477.6461</text:p>
          </table:table-cell>
          <table:table-cell office:value-type="float" office:value="13353.62" calcext:value-type="float">
            <text:p>13353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65511" calcext:value-type="float">
            <text:p>-98.65511</text:p>
          </table:table-cell>
          <table:table-cell office:value-type="float" office:value="268.9" calcext:value-type="float">
            <text:p>268.9</text:p>
          </table:table-cell>
          <table:table-cell office:value-type="float" office:value="0" calcext:value-type="float">
            <text:p>0</text:p>
          </table:table-cell>
          <table:table-cell office:value-type="float" office:value="251.4141" calcext:value-type="float">
            <text:p>251.4141</text:p>
          </table:table-cell>
          <table:table-cell office:value-type="float" office:value="239.7528" calcext:value-type="float">
            <text:p>239.7528</text:p>
          </table:table-cell>
          <table:table-cell office:value-type="float" office:value="0.02290288" calcext:value-type="float">
            <text:p>0.02290288</text:p>
          </table:table-cell>
          <table:table-cell office:value-type="float" office:value="0" calcext:value-type="float">
            <text:p>0</text:p>
          </table:table-cell>
          <table:table-cell office:value-type="float" office:value="0.001536342" calcext:value-type="float">
            <text:p>0.001536342</text:p>
          </table:table-cell>
          <table:table-cell office:value-type="float" office:value="0" calcext:value-type="float">
            <text:p>0</text:p>
          </table:table-cell>
          <table:table-cell office:value-type="float" office:value="-0.03463285" calcext:value-type="float">
            <text:p>-0.03463285</text:p>
          </table:table-cell>
          <table:table-cell office:value-type="float" office:value="370" calcext:value-type="float">
            <text:p>370</text:p>
          </table:table-cell>
          <table:table-cell office:value-type="float" office:value="-98.59911" calcext:value-type="float">
            <text:p>-98.59911</text:p>
          </table:table-cell>
          <table:table-cell office:value-type="float" office:value="0" calcext:value-type="float">
            <text:p>0</text:p>
          </table:table-cell>
          <table:table-cell office:value-type="float" office:value="286.6524" calcext:value-type="float">
            <text:p>286.6524</text:p>
          </table:table-cell>
          <table:table-cell office:value-type="float" office:value="1103.397" calcext:value-type="float">
            <text:p>1103.397</text:p>
          </table:table-cell>
          <table:table-cell office:value-type="float" office:value="1371.826" calcext:value-type="float">
            <text:p>1371.826</text:p>
          </table:table-cell>
          <table:table-cell office:value-type="float" office:value="1373.997" calcext:value-type="float">
            <text:p>1373.997</text:p>
          </table:table-cell>
          <table:table-cell office:value-type="float" office:value="830.2363" calcext:value-type="float">
            <text:p>830.2363</text:p>
          </table:table-cell>
          <table:table-cell office:value-type="float" office:value="1111.116" calcext:value-type="float">
            <text:p>1111.116</text:p>
          </table:table-cell>
          <table:table-cell office:value-type="float" office:value="435.5159" calcext:value-type="float">
            <text:p>435.5159</text:p>
          </table:table-cell>
          <table:table-cell office:value-type="float" office:value="1916.041" calcext:value-type="float">
            <text:p>1916.041</text:p>
          </table:table-cell>
          <table:table-cell office:value-type="float" office:value="2133.552" calcext:value-type="float">
            <text:p>2133.552</text:p>
          </table:table-cell>
          <table:table-cell office:value-type="float" office:value="1691.289" calcext:value-type="float">
            <text:p>1691.289</text:p>
          </table:table-cell>
          <table:table-cell office:value-type="float" office:value="587.5196" calcext:value-type="float">
            <text:p>587.5196</text:p>
          </table:table-cell>
          <table:table-cell office:value-type="float" office:value="571.6871" calcext:value-type="float">
            <text:p>571.6871</text:p>
          </table:table-cell>
          <table:table-cell office:value-type="float" office:value="142.9465" calcext:value-type="float">
            <text:p>142.9465</text:p>
          </table:table-cell>
          <table:table-cell office:value-type="float" office:value="35.73472" calcext:value-type="float">
            <text:p>35.73472</text:p>
          </table:table-cell>
          <table:table-cell office:value-type="float" office:value="0" calcext:value-type="float">
            <text:p>0</text:p>
          </table:table-cell>
          <table:table-cell office:value-type="float" office:value="-0.01767451" calcext:value-type="float">
            <text:p>-0.01767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3.9209" calcext:value-type="float">
            <text:p>-103.9209</text:p>
          </table:table-cell>
          <table:table-cell office:value-type="float" office:value="0" calcext:value-type="float">
            <text:p>0</text:p>
          </table:table-cell>
          <table:table-cell office:value-type="float" office:value="5.606148" calcext:value-type="float">
            <text:p>5.606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1" calcext:value-type="float">
            <text:p>14022001</text:p>
          </table:table-cell>
          <table:table-cell office:value-type="float" office:value="476.7328" calcext:value-type="float">
            <text:p>476.7328</text:p>
          </table:table-cell>
          <table:table-cell office:value-type="float" office:value="13353.08" calcext:value-type="float">
            <text:p>13353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.99319" calcext:value-type="float">
            <text:p>-99.99319</text:p>
          </table:table-cell>
          <table:table-cell office:value-type="float" office:value="273.3727" calcext:value-type="float">
            <text:p>273.3727</text:p>
          </table:table-cell>
          <table:table-cell office:value-type="float" office:value="0" calcext:value-type="float">
            <text:p>0</text:p>
          </table:table-cell>
          <table:table-cell office:value-type="float" office:value="251.4624" calcext:value-type="float">
            <text:p>251.4624</text:p>
          </table:table-cell>
          <table:table-cell office:value-type="float" office:value="238.8997" calcext:value-type="float">
            <text:p>238.8997</text:p>
          </table:table-cell>
          <table:table-cell office:value-type="float" office:value="0.02350275" calcext:value-type="float">
            <text:p>0.02350275</text:p>
          </table:table-cell>
          <table:table-cell office:value-type="float" office:value="0" calcext:value-type="float">
            <text:p>0</text:p>
          </table:table-cell>
          <table:table-cell office:value-type="float" office:value="0.001536979" calcext:value-type="float">
            <text:p>0.001536979</text:p>
          </table:table-cell>
          <table:table-cell office:value-type="float" office:value="0" calcext:value-type="float">
            <text:p>0</text:p>
          </table:table-cell>
          <table:table-cell office:value-type="float" office:value="-0.03568723" calcext:value-type="float">
            <text:p>-0.03568723</text:p>
          </table:table-cell>
          <table:table-cell office:value-type="float" office:value="370" calcext:value-type="float">
            <text:p>370</text:p>
          </table:table-cell>
          <table:table-cell office:value-type="float" office:value="-99.93553" calcext:value-type="float">
            <text:p>-99.93553</text:p>
          </table:table-cell>
          <table:table-cell office:value-type="float" office:value="0" calcext:value-type="float">
            <text:p>0</text:p>
          </table:table-cell>
          <table:table-cell office:value-type="float" office:value="286.8304" calcext:value-type="float">
            <text:p>286.8304</text:p>
          </table:table-cell>
          <table:table-cell office:value-type="float" office:value="1103.261" calcext:value-type="float">
            <text:p>1103.261</text:p>
          </table:table-cell>
          <table:table-cell office:value-type="float" office:value="1371.679" calcext:value-type="float">
            <text:p>1371.679</text:p>
          </table:table-cell>
          <table:table-cell office:value-type="float" office:value="1373.882" calcext:value-type="float">
            <text:p>1373.882</text:p>
          </table:table-cell>
          <table:table-cell office:value-type="float" office:value="830.1601" calcext:value-type="float">
            <text:p>830.1601</text:p>
          </table:table-cell>
          <table:table-cell office:value-type="float" office:value="1111.037" calcext:value-type="float">
            <text:p>1111.037</text:p>
          </table:table-cell>
          <table:table-cell office:value-type="float" office:value="435.4868" calcext:value-type="float">
            <text:p>435.4868</text:p>
          </table:table-cell>
          <table:table-cell office:value-type="float" office:value="1915.948" calcext:value-type="float">
            <text:p>1915.948</text:p>
          </table:table-cell>
          <table:table-cell office:value-type="float" office:value="2133.488" calcext:value-type="float">
            <text:p>2133.488</text:p>
          </table:table-cell>
          <table:table-cell office:value-type="float" office:value="1691.255" calcext:value-type="float">
            <text:p>1691.255</text:p>
          </table:table-cell>
          <table:table-cell office:value-type="float" office:value="587.5159" calcext:value-type="float">
            <text:p>587.5159</text:p>
          </table:table-cell>
          <table:table-cell office:value-type="float" office:value="571.6849" calcext:value-type="float">
            <text:p>571.6849</text:p>
          </table:table-cell>
          <table:table-cell office:value-type="float" office:value="142.946" calcext:value-type="float">
            <text:p>142.946</text:p>
          </table:table-cell>
          <table:table-cell office:value-type="float" office:value="35.73458" calcext:value-type="float">
            <text:p>35.73458</text:p>
          </table:table-cell>
          <table:table-cell office:value-type="float" office:value="0" calcext:value-type="float">
            <text:p>0</text:p>
          </table:table-cell>
          <table:table-cell office:value-type="float" office:value="-0.01767451" calcext:value-type="float">
            <text:p>-0.01767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5.252" calcext:value-type="float">
            <text:p>-105.252</text:p>
          </table:table-cell>
          <table:table-cell office:value-type="float" office:value="0" calcext:value-type="float">
            <text:p>0</text:p>
          </table:table-cell>
          <table:table-cell office:value-type="float" office:value="5.600512" calcext:value-type="float">
            <text:p>5.600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1" calcext:value-type="float">
            <text:p>15022001</text:p>
          </table:table-cell>
          <table:table-cell office:value-type="float" office:value="476.2143" calcext:value-type="float">
            <text:p>476.2143</text:p>
          </table:table-cell>
          <table:table-cell office:value-type="float" office:value="13352.52" calcext:value-type="float">
            <text:p>13352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9476" calcext:value-type="float">
            <text:p>-100.9476</text:p>
          </table:table-cell>
          <table:table-cell office:value-type="float" office:value="276.1526" calcext:value-type="float">
            <text:p>276.1526</text:p>
          </table:table-cell>
          <table:table-cell office:value-type="float" office:value="0" calcext:value-type="float">
            <text:p>0</text:p>
          </table:table-cell>
          <table:table-cell office:value-type="float" office:value="251.2598" calcext:value-type="float">
            <text:p>251.2598</text:p>
          </table:table-cell>
          <table:table-cell office:value-type="float" office:value="238.435" calcext:value-type="float">
            <text:p>238.435</text:p>
          </table:table-cell>
          <table:table-cell office:value-type="float" office:value="0.02413691" calcext:value-type="float">
            <text:p>0.02413691</text:p>
          </table:table-cell>
          <table:table-cell office:value-type="float" office:value="0" calcext:value-type="float">
            <text:p>0</text:p>
          </table:table-cell>
          <table:table-cell office:value-type="float" office:value="0.001541411" calcext:value-type="float">
            <text:p>0.001541411</text:p>
          </table:table-cell>
          <table:table-cell office:value-type="float" office:value="0" calcext:value-type="float">
            <text:p>0</text:p>
          </table:table-cell>
          <table:table-cell office:value-type="float" office:value="-0.03670771" calcext:value-type="float">
            <text:p>-0.03670771</text:p>
          </table:table-cell>
          <table:table-cell office:value-type="float" office:value="370" calcext:value-type="float">
            <text:p>370</text:p>
          </table:table-cell>
          <table:table-cell office:value-type="float" office:value="-100.8883" calcext:value-type="float">
            <text:p>-100.8883</text:p>
          </table:table-cell>
          <table:table-cell office:value-type="float" office:value="0" calcext:value-type="float">
            <text:p>0</text:p>
          </table:table-cell>
          <table:table-cell office:value-type="float" office:value="286.9633" calcext:value-type="float">
            <text:p>286.9633</text:p>
          </table:table-cell>
          <table:table-cell office:value-type="float" office:value="1103.139" calcext:value-type="float">
            <text:p>1103.139</text:p>
          </table:table-cell>
          <table:table-cell office:value-type="float" office:value="1371.542" calcext:value-type="float">
            <text:p>1371.542</text:p>
          </table:table-cell>
          <table:table-cell office:value-type="float" office:value="1373.773" calcext:value-type="float">
            <text:p>1373.773</text:p>
          </table:table-cell>
          <table:table-cell office:value-type="float" office:value="830.0889" calcext:value-type="float">
            <text:p>830.0889</text:p>
          </table:table-cell>
          <table:table-cell office:value-type="float" office:value="1110.961" calcext:value-type="float">
            <text:p>1110.961</text:p>
          </table:table-cell>
          <table:table-cell office:value-type="float" office:value="435.4585" calcext:value-type="float">
            <text:p>435.4585</text:p>
          </table:table-cell>
          <table:table-cell office:value-type="float" office:value="1915.855" calcext:value-type="float">
            <text:p>1915.855</text:p>
          </table:table-cell>
          <table:table-cell office:value-type="float" office:value="2133.424" calcext:value-type="float">
            <text:p>2133.424</text:p>
          </table:table-cell>
          <table:table-cell office:value-type="float" office:value="1691.221" calcext:value-type="float">
            <text:p>1691.221</text:p>
          </table:table-cell>
          <table:table-cell office:value-type="float" office:value="587.5123" calcext:value-type="float">
            <text:p>587.5123</text:p>
          </table:table-cell>
          <table:table-cell office:value-type="float" office:value="571.6826" calcext:value-type="float">
            <text:p>571.6826</text:p>
          </table:table-cell>
          <table:table-cell office:value-type="float" office:value="142.9454" calcext:value-type="float">
            <text:p>142.9454</text:p>
          </table:table-cell>
          <table:table-cell office:value-type="float" office:value="35.73445" calcext:value-type="float">
            <text:p>35.73445</text:p>
          </table:table-cell>
          <table:table-cell office:value-type="float" office:value="0" calcext:value-type="float">
            <text:p>0</text:p>
          </table:table-cell>
          <table:table-cell office:value-type="float" office:value="-0.01767451" calcext:value-type="float">
            <text:p>-0.01767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6.2029" calcext:value-type="float">
            <text:p>-106.2029</text:p>
          </table:table-cell>
          <table:table-cell office:value-type="float" office:value="0" calcext:value-type="float">
            <text:p>0</text:p>
          </table:table-cell>
          <table:table-cell office:value-type="float" office:value="5.598504" calcext:value-type="float">
            <text:p>5.598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1" calcext:value-type="float">
            <text:p>16022001</text:p>
          </table:table-cell>
          <table:table-cell office:value-type="float" office:value="475.9072" calcext:value-type="float">
            <text:p>475.9072</text:p>
          </table:table-cell>
          <table:table-cell office:value-type="float" office:value="13351.96" calcext:value-type="float">
            <text:p>13351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1.6977" calcext:value-type="float">
            <text:p>-101.6977</text:p>
          </table:table-cell>
          <table:table-cell office:value-type="float" office:value="278.4476" calcext:value-type="float">
            <text:p>278.4476</text:p>
          </table:table-cell>
          <table:table-cell office:value-type="float" office:value="0" calcext:value-type="float">
            <text:p>0</text:p>
          </table:table-cell>
          <table:table-cell office:value-type="float" office:value="250.9872" calcext:value-type="float">
            <text:p>250.9872</text:p>
          </table:table-cell>
          <table:table-cell office:value-type="float" office:value="238.1808" calcext:value-type="float">
            <text:p>238.1808</text:p>
          </table:table-cell>
          <table:table-cell office:value-type="float" office:value="0.02481695" calcext:value-type="float">
            <text:p>0.02481695</text:p>
          </table:table-cell>
          <table:table-cell office:value-type="float" office:value="0" calcext:value-type="float">
            <text:p>0</text:p>
          </table:table-cell>
          <table:table-cell office:value-type="float" office:value="0.001542405" calcext:value-type="float">
            <text:p>0.001542405</text:p>
          </table:table-cell>
          <table:table-cell office:value-type="float" office:value="0" calcext:value-type="float">
            <text:p>0</text:p>
          </table:table-cell>
          <table:table-cell office:value-type="float" office:value="-0.03769062" calcext:value-type="float">
            <text:p>-0.03769062</text:p>
          </table:table-cell>
          <table:table-cell office:value-type="float" office:value="370" calcext:value-type="float">
            <text:p>370</text:p>
          </table:table-cell>
          <table:table-cell office:value-type="float" office:value="-101.6367" calcext:value-type="float">
            <text:p>-101.6367</text:p>
          </table:table-cell>
          <table:table-cell office:value-type="float" office:value="0" calcext:value-type="float">
            <text:p>0</text:p>
          </table:table-cell>
          <table:table-cell office:value-type="float" office:value="287.0574" calcext:value-type="float">
            <text:p>287.0574</text:p>
          </table:table-cell>
          <table:table-cell office:value-type="float" office:value="1103.019" calcext:value-type="float">
            <text:p>1103.019</text:p>
          </table:table-cell>
          <table:table-cell office:value-type="float" office:value="1371.418" calcext:value-type="float">
            <text:p>1371.418</text:p>
          </table:table-cell>
          <table:table-cell office:value-type="float" office:value="1373.671" calcext:value-type="float">
            <text:p>1373.671</text:p>
          </table:table-cell>
          <table:table-cell office:value-type="float" office:value="830.0218" calcext:value-type="float">
            <text:p>830.0218</text:p>
          </table:table-cell>
          <table:table-cell office:value-type="float" office:value="1110.888" calcext:value-type="float">
            <text:p>1110.888</text:p>
          </table:table-cell>
          <table:table-cell office:value-type="float" office:value="435.4313" calcext:value-type="float">
            <text:p>435.4313</text:p>
          </table:table-cell>
          <table:table-cell office:value-type="float" office:value="1915.765" calcext:value-type="float">
            <text:p>1915.765</text:p>
          </table:table-cell>
          <table:table-cell office:value-type="float" office:value="2133.361" calcext:value-type="float">
            <text:p>2133.361</text:p>
          </table:table-cell>
          <table:table-cell office:value-type="float" office:value="1691.187" calcext:value-type="float">
            <text:p>1691.187</text:p>
          </table:table-cell>
          <table:table-cell office:value-type="float" office:value="587.5087" calcext:value-type="float">
            <text:p>587.5087</text:p>
          </table:table-cell>
          <table:table-cell office:value-type="float" office:value="571.6804" calcext:value-type="float">
            <text:p>571.6804</text:p>
          </table:table-cell>
          <table:table-cell office:value-type="float" office:value="142.9449" calcext:value-type="float">
            <text:p>142.9449</text:p>
          </table:table-cell>
          <table:table-cell office:value-type="float" office:value="35.73432" calcext:value-type="float">
            <text:p>35.73432</text:p>
          </table:table-cell>
          <table:table-cell office:value-type="float" office:value="0" calcext:value-type="float">
            <text:p>0</text:p>
          </table:table-cell>
          <table:table-cell office:value-type="float" office:value="-0.01767451" calcext:value-type="float">
            <text:p>-0.01767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6.9517" calcext:value-type="float">
            <text:p>-106.9517</text:p>
          </table:table-cell>
          <table:table-cell office:value-type="float" office:value="0" calcext:value-type="float">
            <text:p>0</text:p>
          </table:table-cell>
          <table:table-cell office:value-type="float" office:value="5.598437" calcext:value-type="float">
            <text:p>5.598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1" calcext:value-type="float">
            <text:p>17022001</text:p>
          </table:table-cell>
          <table:table-cell office:value-type="float" office:value="475.6329" calcext:value-type="float">
            <text:p>475.6329</text:p>
          </table:table-cell>
          <table:table-cell office:value-type="float" office:value="13351.42" calcext:value-type="float">
            <text:p>13351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2.4051" calcext:value-type="float">
            <text:p>-102.4051</text:p>
          </table:table-cell>
          <table:table-cell office:value-type="float" office:value="280.4439" calcext:value-type="float">
            <text:p>280.4439</text:p>
          </table:table-cell>
          <table:table-cell office:value-type="float" office:value="0" calcext:value-type="float">
            <text:p>0</text:p>
          </table:table-cell>
          <table:table-cell office:value-type="float" office:value="250.7126" calcext:value-type="float">
            <text:p>250.7126</text:p>
          </table:table-cell>
          <table:table-cell office:value-type="float" office:value="237.9573" calcext:value-type="float">
            <text:p>237.9573</text:p>
          </table:table-cell>
          <table:table-cell office:value-type="float" office:value="0.02552667" calcext:value-type="float">
            <text:p>0.02552667</text:p>
          </table:table-cell>
          <table:table-cell office:value-type="float" office:value="0" calcext:value-type="float">
            <text:p>0</text:p>
          </table:table-cell>
          <table:table-cell office:value-type="float" office:value="0.001542856" calcext:value-type="float">
            <text:p>0.001542856</text:p>
          </table:table-cell>
          <table:table-cell office:value-type="float" office:value="0" calcext:value-type="float">
            <text:p>0</text:p>
          </table:table-cell>
          <table:table-cell office:value-type="float" office:value="-0.03863482" calcext:value-type="float">
            <text:p>-0.03863482</text:p>
          </table:table-cell>
          <table:table-cell office:value-type="float" office:value="370" calcext:value-type="float">
            <text:p>370</text:p>
          </table:table-cell>
          <table:table-cell office:value-type="float" office:value="-102.3425" calcext:value-type="float">
            <text:p>-102.3425</text:p>
          </table:table-cell>
          <table:table-cell office:value-type="float" office:value="0" calcext:value-type="float">
            <text:p>0</text:p>
          </table:table-cell>
          <table:table-cell office:value-type="float" office:value="287.1437" calcext:value-type="float">
            <text:p>287.1437</text:p>
          </table:table-cell>
          <table:table-cell office:value-type="float" office:value="1102.905" calcext:value-type="float">
            <text:p>1102.905</text:p>
          </table:table-cell>
          <table:table-cell office:value-type="float" office:value="1371.299" calcext:value-type="float">
            <text:p>1371.299</text:p>
          </table:table-cell>
          <table:table-cell office:value-type="float" office:value="1373.573" calcext:value-type="float">
            <text:p>1373.573</text:p>
          </table:table-cell>
          <table:table-cell office:value-type="float" office:value="829.9573" calcext:value-type="float">
            <text:p>829.9573</text:p>
          </table:table-cell>
          <table:table-cell office:value-type="float" office:value="1110.817" calcext:value-type="float">
            <text:p>1110.817</text:p>
          </table:table-cell>
          <table:table-cell office:value-type="float" office:value="435.4053" calcext:value-type="float">
            <text:p>435.4053</text:p>
          </table:table-cell>
          <table:table-cell office:value-type="float" office:value="1915.677" calcext:value-type="float">
            <text:p>1915.677</text:p>
          </table:table-cell>
          <table:table-cell office:value-type="float" office:value="2133.299" calcext:value-type="float">
            <text:p>2133.299</text:p>
          </table:table-cell>
          <table:table-cell office:value-type="float" office:value="1691.154" calcext:value-type="float">
            <text:p>1691.154</text:p>
          </table:table-cell>
          <table:table-cell office:value-type="float" office:value="587.5051" calcext:value-type="float">
            <text:p>587.5051</text:p>
          </table:table-cell>
          <table:table-cell office:value-type="float" office:value="571.6782" calcext:value-type="float">
            <text:p>571.6782</text:p>
          </table:table-cell>
          <table:table-cell office:value-type="float" office:value="142.9444" calcext:value-type="float">
            <text:p>142.9444</text:p>
          </table:table-cell>
          <table:table-cell office:value-type="float" office:value="35.73418" calcext:value-type="float">
            <text:p>35.73418</text:p>
          </table:table-cell>
          <table:table-cell office:value-type="float" office:value="0" calcext:value-type="float">
            <text:p>0</text:p>
          </table:table-cell>
          <table:table-cell office:value-type="float" office:value="-0.01767451" calcext:value-type="float">
            <text:p>-0.01767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7.6566" calcext:value-type="float">
            <text:p>-107.6566</text:p>
          </table:table-cell>
          <table:table-cell office:value-type="float" office:value="0" calcext:value-type="float">
            <text:p>0</text:p>
          </table:table-cell>
          <table:table-cell office:value-type="float" office:value="5.596994" calcext:value-type="float">
            <text:p>5.596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1" calcext:value-type="float">
            <text:p>18022001</text:p>
          </table:table-cell>
          <table:table-cell office:value-type="float" office:value="475.2625" calcext:value-type="float">
            <text:p>475.2625</text:p>
          </table:table-cell>
          <table:table-cell office:value-type="float" office:value="13350.91" calcext:value-type="float">
            <text:p>13350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3.1647" calcext:value-type="float">
            <text:p>-103.1647</text:p>
          </table:table-cell>
          <table:table-cell office:value-type="float" office:value="282.0143" calcext:value-type="float">
            <text:p>282.0143</text:p>
          </table:table-cell>
          <table:table-cell office:value-type="float" office:value="0" calcext:value-type="float">
            <text:p>0</text:p>
          </table:table-cell>
          <table:table-cell office:value-type="float" office:value="250.4442" calcext:value-type="float">
            <text:p>250.4442</text:p>
          </table:table-cell>
          <table:table-cell office:value-type="float" office:value="237.6342" calcext:value-type="float">
            <text:p>237.6342</text:p>
          </table:table-cell>
          <table:table-cell office:value-type="float" office:value="0.02624251" calcext:value-type="float">
            <text:p>0.02624251</text:p>
          </table:table-cell>
          <table:table-cell office:value-type="float" office:value="0" calcext:value-type="float">
            <text:p>0</text:p>
          </table:table-cell>
          <table:table-cell office:value-type="float" office:value="0.001544487" calcext:value-type="float">
            <text:p>0.001544487</text:p>
          </table:table-cell>
          <table:table-cell office:value-type="float" office:value="0" calcext:value-type="float">
            <text:p>0</text:p>
          </table:table-cell>
          <table:table-cell office:value-type="float" office:value="-0.03957647" calcext:value-type="float">
            <text:p>-0.03957647</text:p>
          </table:table-cell>
          <table:table-cell office:value-type="float" office:value="370" calcext:value-type="float">
            <text:p>370</text:p>
          </table:table-cell>
          <table:table-cell office:value-type="float" office:value="-103.1005" calcext:value-type="float">
            <text:p>-103.1005</text:p>
          </table:table-cell>
          <table:table-cell office:value-type="float" office:value="0" calcext:value-type="float">
            <text:p>0</text:p>
          </table:table-cell>
          <table:table-cell office:value-type="float" office:value="287.2508" calcext:value-type="float">
            <text:p>287.2508</text:p>
          </table:table-cell>
          <table:table-cell office:value-type="float" office:value="1102.796" calcext:value-type="float">
            <text:p>1102.796</text:p>
          </table:table-cell>
          <table:table-cell office:value-type="float" office:value="1371.183" calcext:value-type="float">
            <text:p>1371.183</text:p>
          </table:table-cell>
          <table:table-cell office:value-type="float" office:value="1373.467" calcext:value-type="float">
            <text:p>1373.467</text:p>
          </table:table-cell>
          <table:table-cell office:value-type="float" office:value="829.9025" calcext:value-type="float">
            <text:p>829.9025</text:p>
          </table:table-cell>
          <table:table-cell office:value-type="float" office:value="1110.747" calcext:value-type="float">
            <text:p>1110.747</text:p>
          </table:table-cell>
          <table:table-cell office:value-type="float" office:value="435.3828" calcext:value-type="float">
            <text:p>435.3828</text:p>
          </table:table-cell>
          <table:table-cell office:value-type="float" office:value="1915.591" calcext:value-type="float">
            <text:p>1915.591</text:p>
          </table:table-cell>
          <table:table-cell office:value-type="float" office:value="2133.239" calcext:value-type="float">
            <text:p>2133.239</text:p>
          </table:table-cell>
          <table:table-cell office:value-type="float" office:value="1691.122" calcext:value-type="float">
            <text:p>1691.122</text:p>
          </table:table-cell>
          <table:table-cell office:value-type="float" office:value="587.5016" calcext:value-type="float">
            <text:p>587.5016</text:p>
          </table:table-cell>
          <table:table-cell office:value-type="float" office:value="571.676" calcext:value-type="float">
            <text:p>571.676</text:p>
          </table:table-cell>
          <table:table-cell office:value-type="float" office:value="142.9439" calcext:value-type="float">
            <text:p>142.9439</text:p>
          </table:table-cell>
          <table:table-cell office:value-type="float" office:value="35.73404" calcext:value-type="float">
            <text:p>35.73404</text:p>
          </table:table-cell>
          <table:table-cell office:value-type="float" office:value="0" calcext:value-type="float">
            <text:p>0</text:p>
          </table:table-cell>
          <table:table-cell office:value-type="float" office:value="-0.01767451" calcext:value-type="float">
            <text:p>-0.01767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8.4223" calcext:value-type="float">
            <text:p>-108.4223</text:p>
          </table:table-cell>
          <table:table-cell office:value-type="float" office:value="0" calcext:value-type="float">
            <text:p>0</text:p>
          </table:table-cell>
          <table:table-cell office:value-type="float" office:value="5.604351" calcext:value-type="float">
            <text:p>5.604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1" calcext:value-type="float">
            <text:p>19022001</text:p>
          </table:table-cell>
          <table:table-cell office:value-type="float" office:value="474.7137" calcext:value-type="float">
            <text:p>474.7137</text:p>
          </table:table-cell>
          <table:table-cell office:value-type="float" office:value="13350.44" calcext:value-type="float">
            <text:p>13350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4.07" calcext:value-type="float">
            <text:p>-104.07</text:p>
          </table:table-cell>
          <table:table-cell office:value-type="float" office:value="283.7599" calcext:value-type="float">
            <text:p>283.7599</text:p>
          </table:table-cell>
          <table:table-cell office:value-type="float" office:value="0" calcext:value-type="float">
            <text:p>0</text:p>
          </table:table-cell>
          <table:table-cell office:value-type="float" office:value="250.2385" calcext:value-type="float">
            <text:p>250.2385</text:p>
          </table:table-cell>
          <table:table-cell office:value-type="float" office:value="237.1297" calcext:value-type="float">
            <text:p>237.1297</text:p>
          </table:table-cell>
          <table:table-cell office:value-type="float" office:value="0.02693055" calcext:value-type="float">
            <text:p>0.02693055</text:p>
          </table:table-cell>
          <table:table-cell office:value-type="float" office:value="0" calcext:value-type="float">
            <text:p>0</text:p>
          </table:table-cell>
          <table:table-cell office:value-type="float" office:value="0.001549218" calcext:value-type="float">
            <text:p>0.001549218</text:p>
          </table:table-cell>
          <table:table-cell office:value-type="float" office:value="0" calcext:value-type="float">
            <text:p>0</text:p>
          </table:table-cell>
          <table:table-cell office:value-type="float" office:value="-0.04049288" calcext:value-type="float">
            <text:p>-0.04049288</text:p>
          </table:table-cell>
          <table:table-cell office:value-type="float" office:value="370" calcext:value-type="float">
            <text:p>370</text:p>
          </table:table-cell>
          <table:table-cell office:value-type="float" office:value="-104.0042" calcext:value-type="float">
            <text:p>-104.0042</text:p>
          </table:table-cell>
          <table:table-cell office:value-type="float" office:value="0" calcext:value-type="float">
            <text:p>0</text:p>
          </table:table-cell>
          <table:table-cell office:value-type="float" office:value="287.3892" calcext:value-type="float">
            <text:p>287.3892</text:p>
          </table:table-cell>
          <table:table-cell office:value-type="float" office:value="1102.688" calcext:value-type="float">
            <text:p>1102.688</text:p>
          </table:table-cell>
          <table:table-cell office:value-type="float" office:value="1371.067" calcext:value-type="float">
            <text:p>1371.067</text:p>
          </table:table-cell>
          <table:table-cell office:value-type="float" office:value="1373.368" calcext:value-type="float">
            <text:p>1373.368</text:p>
          </table:table-cell>
          <table:table-cell office:value-type="float" office:value="829.8446" calcext:value-type="float">
            <text:p>829.8446</text:p>
          </table:table-cell>
          <table:table-cell office:value-type="float" office:value="1110.678" calcext:value-type="float">
            <text:p>1110.678</text:p>
          </table:table-cell>
          <table:table-cell office:value-type="float" office:value="435.3604" calcext:value-type="float">
            <text:p>435.3604</text:p>
          </table:table-cell>
          <table:table-cell office:value-type="float" office:value="1915.507" calcext:value-type="float">
            <text:p>1915.507</text:p>
          </table:table-cell>
          <table:table-cell office:value-type="float" office:value="2133.179" calcext:value-type="float">
            <text:p>2133.179</text:p>
          </table:table-cell>
          <table:table-cell office:value-type="float" office:value="1691.09" calcext:value-type="float">
            <text:p>1691.09</text:p>
          </table:table-cell>
          <table:table-cell office:value-type="float" office:value="587.4982" calcext:value-type="float">
            <text:p>587.4982</text:p>
          </table:table-cell>
          <table:table-cell office:value-type="float" office:value="571.674" calcext:value-type="float">
            <text:p>571.674</text:p>
          </table:table-cell>
          <table:table-cell office:value-type="float" office:value="142.9435" calcext:value-type="float">
            <text:p>142.9435</text:p>
          </table:table-cell>
          <table:table-cell office:value-type="float" office:value="35.73391" calcext:value-type="float">
            <text:p>35.73391</text:p>
          </table:table-cell>
          <table:table-cell office:value-type="float" office:value="0" calcext:value-type="float">
            <text:p>0</text:p>
          </table:table-cell>
          <table:table-cell office:value-type="float" office:value="-0.01767451" calcext:value-type="float">
            <text:p>-0.01767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9.3308" calcext:value-type="float">
            <text:p>-109.3308</text:p>
          </table:table-cell>
          <table:table-cell office:value-type="float" office:value="0" calcext:value-type="float">
            <text:p>0</text:p>
          </table:table-cell>
          <table:table-cell office:value-type="float" office:value="5.608319" calcext:value-type="float">
            <text:p>5.608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1" calcext:value-type="float">
            <text:p>20022001</text:p>
          </table:table-cell>
          <table:table-cell office:value-type="float" office:value="474.2107" calcext:value-type="float">
            <text:p>474.2107</text:p>
          </table:table-cell>
          <table:table-cell office:value-type="float" office:value="13349.96" calcext:value-type="float">
            <text:p>13349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4.9308" calcext:value-type="float">
            <text:p>-104.9308</text:p>
          </table:table-cell>
          <table:table-cell office:value-type="float" office:value="286.4244" calcext:value-type="float">
            <text:p>286.4244</text:p>
          </table:table-cell>
          <table:table-cell office:value-type="float" office:value="0" calcext:value-type="float">
            <text:p>0</text:p>
          </table:table-cell>
          <table:table-cell office:value-type="float" office:value="250.0007" calcext:value-type="float">
            <text:p>250.0007</text:p>
          </table:table-cell>
          <table:table-cell office:value-type="float" office:value="236.6712" calcext:value-type="float">
            <text:p>236.6712</text:p>
          </table:table-cell>
          <table:table-cell office:value-type="float" office:value="0.02762065" calcext:value-type="float">
            <text:p>0.02762065</text:p>
          </table:table-cell>
          <table:table-cell office:value-type="float" office:value="0" calcext:value-type="float">
            <text:p>0</text:p>
          </table:table-cell>
          <table:table-cell office:value-type="float" office:value="0.001549689" calcext:value-type="float">
            <text:p>0.001549689</text:p>
          </table:table-cell>
          <table:table-cell office:value-type="float" office:value="0" calcext:value-type="float">
            <text:p>0</text:p>
          </table:table-cell>
          <table:table-cell office:value-type="float" office:value="-0.04113121" calcext:value-type="float">
            <text:p>-0.04113121</text:p>
          </table:table-cell>
          <table:table-cell office:value-type="float" office:value="370" calcext:value-type="float">
            <text:p>370</text:p>
          </table:table-cell>
          <table:table-cell office:value-type="float" office:value="-104.8636" calcext:value-type="float">
            <text:p>-104.8636</text:p>
          </table:table-cell>
          <table:table-cell office:value-type="float" office:value="0" calcext:value-type="float">
            <text:p>0</text:p>
          </table:table-cell>
          <table:table-cell office:value-type="float" office:value="287.5214" calcext:value-type="float">
            <text:p>287.5214</text:p>
          </table:table-cell>
          <table:table-cell office:value-type="float" office:value="1102.578" calcext:value-type="float">
            <text:p>1102.578</text:p>
          </table:table-cell>
          <table:table-cell office:value-type="float" office:value="1370.953" calcext:value-type="float">
            <text:p>1370.953</text:p>
          </table:table-cell>
          <table:table-cell office:value-type="float" office:value="1373.273" calcext:value-type="float">
            <text:p>1373.273</text:p>
          </table:table-cell>
          <table:table-cell office:value-type="float" office:value="829.7849" calcext:value-type="float">
            <text:p>829.7849</text:p>
          </table:table-cell>
          <table:table-cell office:value-type="float" office:value="1110.609" calcext:value-type="float">
            <text:p>1110.609</text:p>
          </table:table-cell>
          <table:table-cell office:value-type="float" office:value="435.3379" calcext:value-type="float">
            <text:p>435.3379</text:p>
          </table:table-cell>
          <table:table-cell office:value-type="float" office:value="1915.424" calcext:value-type="float">
            <text:p>1915.424</text:p>
          </table:table-cell>
          <table:table-cell office:value-type="float" office:value="2133.121" calcext:value-type="float">
            <text:p>2133.121</text:p>
          </table:table-cell>
          <table:table-cell office:value-type="float" office:value="1691.058" calcext:value-type="float">
            <text:p>1691.058</text:p>
          </table:table-cell>
          <table:table-cell office:value-type="float" office:value="587.4948" calcext:value-type="float">
            <text:p>587.4948</text:p>
          </table:table-cell>
          <table:table-cell office:value-type="float" office:value="571.6719" calcext:value-type="float">
            <text:p>571.6719</text:p>
          </table:table-cell>
          <table:table-cell office:value-type="float" office:value="142.943" calcext:value-type="float">
            <text:p>142.943</text:p>
          </table:table-cell>
          <table:table-cell office:value-type="float" office:value="35.73379" calcext:value-type="float">
            <text:p>35.73379</text:p>
          </table:table-cell>
          <table:table-cell office:value-type="float" office:value="0" calcext:value-type="float">
            <text:p>0</text:p>
          </table:table-cell>
          <table:table-cell office:value-type="float" office:value="-0.01767451" calcext:value-type="float">
            <text:p>-0.01767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0.1934" calcext:value-type="float">
            <text:p>-110.1934</text:p>
          </table:table-cell>
          <table:table-cell office:value-type="float" office:value="0" calcext:value-type="float">
            <text:p>0</text:p>
          </table:table-cell>
          <table:table-cell office:value-type="float" office:value="5.610508" calcext:value-type="float">
            <text:p>5.610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1" calcext:value-type="float">
            <text:p>21022001</text:p>
          </table:table-cell>
          <table:table-cell office:value-type="float" office:value="473.8624" calcext:value-type="float">
            <text:p>473.8624</text:p>
          </table:table-cell>
          <table:table-cell office:value-type="float" office:value="13349.48" calcext:value-type="float">
            <text:p>13349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.6554" calcext:value-type="float">
            <text:p>-105.6554</text:p>
          </table:table-cell>
          <table:table-cell office:value-type="float" office:value="288.9175" calcext:value-type="float">
            <text:p>288.9175</text:p>
          </table:table-cell>
          <table:table-cell office:value-type="float" office:value="0" calcext:value-type="float">
            <text:p>0</text:p>
          </table:table-cell>
          <table:table-cell office:value-type="float" office:value="249.7221" calcext:value-type="float">
            <text:p>249.7221</text:p>
          </table:table-cell>
          <table:table-cell office:value-type="float" office:value="236.3686" calcext:value-type="float">
            <text:p>236.3686</text:p>
          </table:table-cell>
          <table:table-cell office:value-type="float" office:value="0.02833615" calcext:value-type="float">
            <text:p>0.02833615</text:p>
          </table:table-cell>
          <table:table-cell office:value-type="float" office:value="0" calcext:value-type="float">
            <text:p>0</text:p>
          </table:table-cell>
          <table:table-cell office:value-type="float" office:value="0.001550122" calcext:value-type="float">
            <text:p>0.001550122</text:p>
          </table:table-cell>
          <table:table-cell office:value-type="float" office:value="0" calcext:value-type="float">
            <text:p>0</text:p>
          </table:table-cell>
          <table:table-cell office:value-type="float" office:value="-0.04137534" calcext:value-type="float">
            <text:p>-0.04137534</text:p>
          </table:table-cell>
          <table:table-cell office:value-type="float" office:value="370" calcext:value-type="float">
            <text:p>370</text:p>
          </table:table-cell>
          <table:table-cell office:value-type="float" office:value="-105.5872" calcext:value-type="float">
            <text:p>-105.5872</text:p>
          </table:table-cell>
          <table:table-cell office:value-type="float" office:value="0" calcext:value-type="float">
            <text:p>0</text:p>
          </table:table-cell>
          <table:table-cell office:value-type="float" office:value="287.623" calcext:value-type="float">
            <text:p>287.623</text:p>
          </table:table-cell>
          <table:table-cell office:value-type="float" office:value="1102.475" calcext:value-type="float">
            <text:p>1102.475</text:p>
          </table:table-cell>
          <table:table-cell office:value-type="float" office:value="1370.842" calcext:value-type="float">
            <text:p>1370.842</text:p>
          </table:table-cell>
          <table:table-cell office:value-type="float" office:value="1373.179" calcext:value-type="float">
            <text:p>1373.179</text:p>
          </table:table-cell>
          <table:table-cell office:value-type="float" office:value="829.725" calcext:value-type="float">
            <text:p>829.725</text:p>
          </table:table-cell>
          <table:table-cell office:value-type="float" office:value="1110.541" calcext:value-type="float">
            <text:p>1110.541</text:p>
          </table:table-cell>
          <table:table-cell office:value-type="float" office:value="435.3162" calcext:value-type="float">
            <text:p>435.3162</text:p>
          </table:table-cell>
          <table:table-cell office:value-type="float" office:value="1915.343" calcext:value-type="float">
            <text:p>1915.343</text:p>
          </table:table-cell>
          <table:table-cell office:value-type="float" office:value="2133.063" calcext:value-type="float">
            <text:p>2133.063</text:p>
          </table:table-cell>
          <table:table-cell office:value-type="float" office:value="1691.026" calcext:value-type="float">
            <text:p>1691.026</text:p>
          </table:table-cell>
          <table:table-cell office:value-type="float" office:value="587.4914" calcext:value-type="float">
            <text:p>587.4914</text:p>
          </table:table-cell>
          <table:table-cell office:value-type="float" office:value="571.6699" calcext:value-type="float">
            <text:p>571.6699</text:p>
          </table:table-cell>
          <table:table-cell office:value-type="float" office:value="142.9425" calcext:value-type="float">
            <text:p>142.9425</text:p>
          </table:table-cell>
          <table:table-cell office:value-type="float" office:value="35.73366" calcext:value-type="float">
            <text:p>35.73366</text:p>
          </table:table-cell>
          <table:table-cell office:value-type="float" office:value="0" calcext:value-type="float">
            <text:p>0</text:p>
          </table:table-cell>
          <table:table-cell office:value-type="float" office:value="-0.01767451" calcext:value-type="float">
            <text:p>-0.01767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0.9183" calcext:value-type="float">
            <text:p>-110.9183</text:p>
          </table:table-cell>
          <table:table-cell office:value-type="float" office:value="0" calcext:value-type="float">
            <text:p>0</text:p>
          </table:table-cell>
          <table:table-cell office:value-type="float" office:value="5.611105" calcext:value-type="float">
            <text:p>5.611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1" calcext:value-type="float">
            <text:p>22022001</text:p>
          </table:table-cell>
          <table:table-cell office:value-type="float" office:value="473.4525" calcext:value-type="float">
            <text:p>473.4525</text:p>
          </table:table-cell>
          <table:table-cell office:value-type="float" office:value="13349.02" calcext:value-type="float">
            <text:p>133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6.4088" calcext:value-type="float">
            <text:p>-106.4088</text:p>
          </table:table-cell>
          <table:table-cell office:value-type="float" office:value="290.2963" calcext:value-type="float">
            <text:p>290.2963</text:p>
          </table:table-cell>
          <table:table-cell office:value-type="float" office:value="0" calcext:value-type="float">
            <text:p>0</text:p>
          </table:table-cell>
          <table:table-cell office:value-type="float" office:value="249.4757" calcext:value-type="float">
            <text:p>249.4757</text:p>
          </table:table-cell>
          <table:table-cell office:value-type="float" office:value="236.0033" calcext:value-type="float">
            <text:p>236.0033</text:p>
          </table:table-cell>
          <table:table-cell office:value-type="float" office:value="0.02904849" calcext:value-type="float">
            <text:p>0.02904849</text:p>
          </table:table-cell>
          <table:table-cell office:value-type="float" office:value="0" calcext:value-type="float">
            <text:p>0</text:p>
          </table:table-cell>
          <table:table-cell office:value-type="float" office:value="0.001554983" calcext:value-type="float">
            <text:p>0.001554983</text:p>
          </table:table-cell>
          <table:table-cell office:value-type="float" office:value="0" calcext:value-type="float">
            <text:p>0</text:p>
          </table:table-cell>
          <table:table-cell office:value-type="float" office:value="-0.04174934" calcext:value-type="float">
            <text:p>-0.04174934</text:p>
          </table:table-cell>
          <table:table-cell office:value-type="float" office:value="370" calcext:value-type="float">
            <text:p>370</text:p>
          </table:table-cell>
          <table:table-cell office:value-type="float" office:value="-106.3396" calcext:value-type="float">
            <text:p>-106.3396</text:p>
          </table:table-cell>
          <table:table-cell office:value-type="float" office:value="0" calcext:value-type="float">
            <text:p>0</text:p>
          </table:table-cell>
          <table:table-cell office:value-type="float" office:value="287.7325" calcext:value-type="float">
            <text:p>287.7325</text:p>
          </table:table-cell>
          <table:table-cell office:value-type="float" office:value="1102.38" calcext:value-type="float">
            <text:p>1102.38</text:p>
          </table:table-cell>
          <table:table-cell office:value-type="float" office:value="1370.73" calcext:value-type="float">
            <text:p>1370.73</text:p>
          </table:table-cell>
          <table:table-cell office:value-type="float" office:value="1373.092" calcext:value-type="float">
            <text:p>1373.092</text:p>
          </table:table-cell>
          <table:table-cell office:value-type="float" office:value="829.6658" calcext:value-type="float">
            <text:p>829.6658</text:p>
          </table:table-cell>
          <table:table-cell office:value-type="float" office:value="1110.479" calcext:value-type="float">
            <text:p>1110.479</text:p>
          </table:table-cell>
          <table:table-cell office:value-type="float" office:value="435.2947" calcext:value-type="float">
            <text:p>435.2947</text:p>
          </table:table-cell>
          <table:table-cell office:value-type="float" office:value="1915.263" calcext:value-type="float">
            <text:p>1915.263</text:p>
          </table:table-cell>
          <table:table-cell office:value-type="float" office:value="2133.006" calcext:value-type="float">
            <text:p>2133.006</text:p>
          </table:table-cell>
          <table:table-cell office:value-type="float" office:value="1690.995" calcext:value-type="float">
            <text:p>1690.995</text:p>
          </table:table-cell>
          <table:table-cell office:value-type="float" office:value="587.4881" calcext:value-type="float">
            <text:p>587.4881</text:p>
          </table:table-cell>
          <table:table-cell office:value-type="float" office:value="571.668" calcext:value-type="float">
            <text:p>571.668</text:p>
          </table:table-cell>
          <table:table-cell office:value-type="float" office:value="142.9421" calcext:value-type="float">
            <text:p>142.9421</text:p>
          </table:table-cell>
          <table:table-cell office:value-type="float" office:value="35.73354" calcext:value-type="float">
            <text:p>35.73354</text:p>
          </table:table-cell>
          <table:table-cell office:value-type="float" office:value="0" calcext:value-type="float">
            <text:p>0</text:p>
          </table:table-cell>
          <table:table-cell office:value-type="float" office:value="-0.01767451" calcext:value-type="float">
            <text:p>-0.01767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1.6821" calcext:value-type="float">
            <text:p>-111.6821</text:p>
          </table:table-cell>
          <table:table-cell office:value-type="float" office:value="0" calcext:value-type="float">
            <text:p>0</text:p>
          </table:table-cell>
          <table:table-cell office:value-type="float" office:value="5.622059" calcext:value-type="float">
            <text:p>5.622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1" calcext:value-type="float">
            <text:p>23022001</text:p>
          </table:table-cell>
          <table:table-cell office:value-type="float" office:value="473.0296" calcext:value-type="float">
            <text:p>473.0296</text:p>
          </table:table-cell>
          <table:table-cell office:value-type="float" office:value="13348.58" calcext:value-type="float">
            <text:p>13348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.1541" calcext:value-type="float">
            <text:p>-107.1541</text:p>
          </table:table-cell>
          <table:table-cell office:value-type="float" office:value="292.4554" calcext:value-type="float">
            <text:p>292.4554</text:p>
          </table:table-cell>
          <table:table-cell office:value-type="float" office:value="0" calcext:value-type="float">
            <text:p>0</text:p>
          </table:table-cell>
          <table:table-cell office:value-type="float" office:value="249.2056" calcext:value-type="float">
            <text:p>249.2056</text:p>
          </table:table-cell>
          <table:table-cell office:value-type="float" office:value="235.6236" calcext:value-type="float">
            <text:p>235.6236</text:p>
          </table:table-cell>
          <table:table-cell office:value-type="float" office:value="0.02974712" calcext:value-type="float">
            <text:p>0.02974712</text:p>
          </table:table-cell>
          <table:table-cell office:value-type="float" office:value="0" calcext:value-type="float">
            <text:p>0</text:p>
          </table:table-cell>
          <table:table-cell office:value-type="float" office:value="0.001557468" calcext:value-type="float">
            <text:p>0.001557468</text:p>
          </table:table-cell>
          <table:table-cell office:value-type="float" office:value="0" calcext:value-type="float">
            <text:p>0</text:p>
          </table:table-cell>
          <table:table-cell office:value-type="float" office:value="-0.04231931" calcext:value-type="float">
            <text:p>-0.04231931</text:p>
          </table:table-cell>
          <table:table-cell office:value-type="float" office:value="370" calcext:value-type="float">
            <text:p>370</text:p>
          </table:table-cell>
          <table:table-cell office:value-type="float" office:value="-107.0836" calcext:value-type="float">
            <text:p>-107.0836</text:p>
          </table:table-cell>
          <table:table-cell office:value-type="float" office:value="0" calcext:value-type="float">
            <text:p>0</text:p>
          </table:table-cell>
          <table:table-cell office:value-type="float" office:value="287.849" calcext:value-type="float">
            <text:p>287.849</text:p>
          </table:table-cell>
          <table:table-cell office:value-type="float" office:value="1102.288" calcext:value-type="float">
            <text:p>1102.288</text:p>
          </table:table-cell>
          <table:table-cell office:value-type="float" office:value="1370.62" calcext:value-type="float">
            <text:p>1370.62</text:p>
          </table:table-cell>
          <table:table-cell office:value-type="float" office:value="1373.007" calcext:value-type="float">
            <text:p>1373.007</text:p>
          </table:table-cell>
          <table:table-cell office:value-type="float" office:value="829.6054" calcext:value-type="float">
            <text:p>829.6054</text:p>
          </table:table-cell>
          <table:table-cell office:value-type="float" office:value="1110.419" calcext:value-type="float">
            <text:p>1110.419</text:p>
          </table:table-cell>
          <table:table-cell office:value-type="float" office:value="435.2733" calcext:value-type="float">
            <text:p>435.2733</text:p>
          </table:table-cell>
          <table:table-cell office:value-type="float" office:value="1915.184" calcext:value-type="float">
            <text:p>1915.184</text:p>
          </table:table-cell>
          <table:table-cell office:value-type="float" office:value="2132.949" calcext:value-type="float">
            <text:p>2132.949</text:p>
          </table:table-cell>
          <table:table-cell office:value-type="float" office:value="1690.964" calcext:value-type="float">
            <text:p>1690.964</text:p>
          </table:table-cell>
          <table:table-cell office:value-type="float" office:value="587.4849" calcext:value-type="float">
            <text:p>587.4849</text:p>
          </table:table-cell>
          <table:table-cell office:value-type="float" office:value="571.6661" calcext:value-type="float">
            <text:p>571.6661</text:p>
          </table:table-cell>
          <table:table-cell office:value-type="float" office:value="142.9417" calcext:value-type="float">
            <text:p>142.9417</text:p>
          </table:table-cell>
          <table:table-cell office:value-type="float" office:value="35.73341" calcext:value-type="float">
            <text:p>35.73341</text:p>
          </table:table-cell>
          <table:table-cell office:value-type="float" office:value="0" calcext:value-type="float">
            <text:p>0</text:p>
          </table:table-cell>
          <table:table-cell office:value-type="float" office:value="-0.01767451" calcext:value-type="float">
            <text:p>-0.01767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2.4456" calcext:value-type="float">
            <text:p>-112.4456</text:p>
          </table:table-cell>
          <table:table-cell office:value-type="float" office:value="0" calcext:value-type="float">
            <text:p>0</text:p>
          </table:table-cell>
          <table:table-cell office:value-type="float" office:value="5.641589" calcext:value-type="float">
            <text:p>5.641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1" calcext:value-type="float">
            <text:p>24022001</text:p>
          </table:table-cell>
          <table:table-cell office:value-type="float" office:value="472.4742" calcext:value-type="float">
            <text:p>472.4742</text:p>
          </table:table-cell>
          <table:table-cell office:value-type="float" office:value="13348.16" calcext:value-type="float">
            <text:p>13348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.9985" calcext:value-type="float">
            <text:p>-107.9985</text:p>
          </table:table-cell>
          <table:table-cell office:value-type="float" office:value="295.1185" calcext:value-type="float">
            <text:p>295.1185</text:p>
          </table:table-cell>
          <table:table-cell office:value-type="float" office:value="0" calcext:value-type="float">
            <text:p>0</text:p>
          </table:table-cell>
          <table:table-cell office:value-type="float" office:value="248.98" calcext:value-type="float">
            <text:p>248.98</text:p>
          </table:table-cell>
          <table:table-cell office:value-type="float" office:value="235.1101" calcext:value-type="float">
            <text:p>235.1101</text:p>
          </table:table-cell>
          <table:table-cell office:value-type="float" office:value="0.03040776" calcext:value-type="float">
            <text:p>0.03040776</text:p>
          </table:table-cell>
          <table:table-cell office:value-type="float" office:value="0" calcext:value-type="float">
            <text:p>0</text:p>
          </table:table-cell>
          <table:table-cell office:value-type="float" office:value="0.001557728" calcext:value-type="float">
            <text:p>0.001557728</text:p>
          </table:table-cell>
          <table:table-cell office:value-type="float" office:value="0" calcext:value-type="float">
            <text:p>0</text:p>
          </table:table-cell>
          <table:table-cell office:value-type="float" office:value="-0.0423478" calcext:value-type="float">
            <text:p>-0.0423478</text:p>
          </table:table-cell>
          <table:table-cell office:value-type="float" office:value="370" calcext:value-type="float">
            <text:p>370</text:p>
          </table:table-cell>
          <table:table-cell office:value-type="float" office:value="-107.9273" calcext:value-type="float">
            <text:p>-107.9273</text:p>
          </table:table-cell>
          <table:table-cell office:value-type="float" office:value="0" calcext:value-type="float">
            <text:p>0</text:p>
          </table:table-cell>
          <table:table-cell office:value-type="float" office:value="287.9891" calcext:value-type="float">
            <text:p>287.9891</text:p>
          </table:table-cell>
          <table:table-cell office:value-type="float" office:value="1102.194" calcext:value-type="float">
            <text:p>1102.194</text:p>
          </table:table-cell>
          <table:table-cell office:value-type="float" office:value="1370.51" calcext:value-type="float">
            <text:p>1370.51</text:p>
          </table:table-cell>
          <table:table-cell office:value-type="float" office:value="1372.923" calcext:value-type="float">
            <text:p>1372.923</text:p>
          </table:table-cell>
          <table:table-cell office:value-type="float" office:value="829.5466" calcext:value-type="float">
            <text:p>829.5466</text:p>
          </table:table-cell>
          <table:table-cell office:value-type="float" office:value="1110.359" calcext:value-type="float">
            <text:p>1110.359</text:p>
          </table:table-cell>
          <table:table-cell office:value-type="float" office:value="435.2523" calcext:value-type="float">
            <text:p>435.2523</text:p>
          </table:table-cell>
          <table:table-cell office:value-type="float" office:value="1915.105" calcext:value-type="float">
            <text:p>1915.105</text:p>
          </table:table-cell>
          <table:table-cell office:value-type="float" office:value="2132.893" calcext:value-type="float">
            <text:p>2132.893</text:p>
          </table:table-cell>
          <table:table-cell office:value-type="float" office:value="1690.933" calcext:value-type="float">
            <text:p>1690.933</text:p>
          </table:table-cell>
          <table:table-cell office:value-type="float" office:value="587.4817" calcext:value-type="float">
            <text:p>587.4817</text:p>
          </table:table-cell>
          <table:table-cell office:value-type="float" office:value="571.6642" calcext:value-type="float">
            <text:p>571.6642</text:p>
          </table:table-cell>
          <table:table-cell office:value-type="float" office:value="142.9412" calcext:value-type="float">
            <text:p>142.9412</text:p>
          </table:table-cell>
          <table:table-cell office:value-type="float" office:value="35.7333" calcext:value-type="float">
            <text:p>35.7333</text:p>
          </table:table-cell>
          <table:table-cell office:value-type="float" office:value="0" calcext:value-type="float">
            <text:p>0</text:p>
          </table:table-cell>
          <table:table-cell office:value-type="float" office:value="-0.01767451" calcext:value-type="float">
            <text:p>-0.01767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3.3153" calcext:value-type="float">
            <text:p>-113.3153</text:p>
          </table:table-cell>
          <table:table-cell office:value-type="float" office:value="0" calcext:value-type="float">
            <text:p>0</text:p>
          </table:table-cell>
          <table:table-cell office:value-type="float" office:value="5.667524" calcext:value-type="float">
            <text:p>5.667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1" calcext:value-type="float">
            <text:p>25022001</text:p>
          </table:table-cell>
          <table:table-cell office:value-type="float" office:value="471.7855" calcext:value-type="float">
            <text:p>471.7855</text:p>
          </table:table-cell>
          <table:table-cell office:value-type="float" office:value="13347.76" calcext:value-type="float">
            <text:p>13347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9725" calcext:value-type="float">
            <text:p>-108.9725</text:p>
          </table:table-cell>
          <table:table-cell office:value-type="float" office:value="297.8363" calcext:value-type="float">
            <text:p>297.8363</text:p>
          </table:table-cell>
          <table:table-cell office:value-type="float" office:value="0" calcext:value-type="float">
            <text:p>0</text:p>
          </table:table-cell>
          <table:table-cell office:value-type="float" office:value="248.8384" calcext:value-type="float">
            <text:p>248.8384</text:p>
          </table:table-cell>
          <table:table-cell office:value-type="float" office:value="234.4633" calcext:value-type="float">
            <text:p>234.4633</text:p>
          </table:table-cell>
          <table:table-cell office:value-type="float" office:value="0.03105384" calcext:value-type="float">
            <text:p>0.03105384</text:p>
          </table:table-cell>
          <table:table-cell office:value-type="float" office:value="0" calcext:value-type="float">
            <text:p>0</text:p>
          </table:table-cell>
          <table:table-cell office:value-type="float" office:value="0.001557936" calcext:value-type="float">
            <text:p>0.001557936</text:p>
          </table:table-cell>
          <table:table-cell office:value-type="float" office:value="0" calcext:value-type="float">
            <text:p>0</text:p>
          </table:table-cell>
          <table:table-cell office:value-type="float" office:value="-0.04281439" calcext:value-type="float">
            <text:p>-0.04281439</text:p>
          </table:table-cell>
          <table:table-cell office:value-type="float" office:value="370" calcext:value-type="float">
            <text:p>370</text:p>
          </table:table-cell>
          <table:table-cell office:value-type="float" office:value="-108.9002" calcext:value-type="float">
            <text:p>-108.9002</text:p>
          </table:table-cell>
          <table:table-cell office:value-type="float" office:value="0" calcext:value-type="float">
            <text:p>0</text:p>
          </table:table-cell>
          <table:table-cell office:value-type="float" office:value="288.147" calcext:value-type="float">
            <text:p>288.147</text:p>
          </table:table-cell>
          <table:table-cell office:value-type="float" office:value="1102.099" calcext:value-type="float">
            <text:p>1102.099</text:p>
          </table:table-cell>
          <table:table-cell office:value-type="float" office:value="1370.398" calcext:value-type="float">
            <text:p>1370.398</text:p>
          </table:table-cell>
          <table:table-cell office:value-type="float" office:value="1372.839" calcext:value-type="float">
            <text:p>1372.839</text:p>
          </table:table-cell>
          <table:table-cell office:value-type="float" office:value="829.4908" calcext:value-type="float">
            <text:p>829.4908</text:p>
          </table:table-cell>
          <table:table-cell office:value-type="float" office:value="1110.299" calcext:value-type="float">
            <text:p>1110.299</text:p>
          </table:table-cell>
          <table:table-cell office:value-type="float" office:value="435.2317" calcext:value-type="float">
            <text:p>435.2317</text:p>
          </table:table-cell>
          <table:table-cell office:value-type="float" office:value="1915.028" calcext:value-type="float">
            <text:p>1915.028</text:p>
          </table:table-cell>
          <table:table-cell office:value-type="float" office:value="2132.838" calcext:value-type="float">
            <text:p>2132.838</text:p>
          </table:table-cell>
          <table:table-cell office:value-type="float" office:value="1690.902" calcext:value-type="float">
            <text:p>1690.902</text:p>
          </table:table-cell>
          <table:table-cell office:value-type="float" office:value="587.4785" calcext:value-type="float">
            <text:p>587.4785</text:p>
          </table:table-cell>
          <table:table-cell office:value-type="float" office:value="571.6623" calcext:value-type="float">
            <text:p>571.6623</text:p>
          </table:table-cell>
          <table:table-cell office:value-type="float" office:value="142.9408" calcext:value-type="float">
            <text:p>142.9408</text:p>
          </table:table-cell>
          <table:table-cell office:value-type="float" office:value="35.73317" calcext:value-type="float">
            <text:p>35.73317</text:p>
          </table:table-cell>
          <table:table-cell office:value-type="float" office:value="0" calcext:value-type="float">
            <text:p>0</text:p>
          </table:table-cell>
          <table:table-cell office:value-type="float" office:value="-0.01767451" calcext:value-type="float">
            <text:p>-0.01767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4.2993" calcext:value-type="float">
            <text:p>-114.2993</text:p>
          </table:table-cell>
          <table:table-cell office:value-type="float" office:value="0" calcext:value-type="float">
            <text:p>0</text:p>
          </table:table-cell>
          <table:table-cell office:value-type="float" office:value="5.678427" calcext:value-type="float">
            <text:p>5.678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1" calcext:value-type="float">
            <text:p>26022001</text:p>
          </table:table-cell>
          <table:table-cell office:value-type="float" office:value="470.9928" calcext:value-type="float">
            <text:p>470.9928</text:p>
          </table:table-cell>
          <table:table-cell office:value-type="float" office:value="13347.37" calcext:value-type="float">
            <text:p>13347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0495" calcext:value-type="float">
            <text:p>-110.0495</text:p>
          </table:table-cell>
          <table:table-cell office:value-type="float" office:value="301.0007" calcext:value-type="float">
            <text:p>301.0007</text:p>
          </table:table-cell>
          <table:table-cell office:value-type="float" office:value="0" calcext:value-type="float">
            <text:p>0</text:p>
          </table:table-cell>
          <table:table-cell office:value-type="float" office:value="248.7646" calcext:value-type="float">
            <text:p>248.7646</text:p>
          </table:table-cell>
          <table:table-cell office:value-type="float" office:value="233.7155" calcext:value-type="float">
            <text:p>233.7155</text:p>
          </table:table-cell>
          <table:table-cell office:value-type="float" office:value="0.03169212" calcext:value-type="float">
            <text:p>0.03169212</text:p>
          </table:table-cell>
          <table:table-cell office:value-type="float" office:value="0" calcext:value-type="float">
            <text:p>0</text:p>
          </table:table-cell>
          <table:table-cell office:value-type="float" office:value="0.001558212" calcext:value-type="float">
            <text:p>0.001558212</text:p>
          </table:table-cell>
          <table:table-cell office:value-type="float" office:value="0" calcext:value-type="float">
            <text:p>0</text:p>
          </table:table-cell>
          <table:table-cell office:value-type="float" office:value="-0.04370432" calcext:value-type="float">
            <text:p>-0.04370432</text:p>
          </table:table-cell>
          <table:table-cell office:value-type="float" office:value="370" calcext:value-type="float">
            <text:p>370</text:p>
          </table:table-cell>
          <table:table-cell office:value-type="float" office:value="-109.9757" calcext:value-type="float">
            <text:p>-109.9757</text:p>
          </table:table-cell>
          <table:table-cell office:value-type="float" office:value="0" calcext:value-type="float">
            <text:p>0</text:p>
          </table:table-cell>
          <table:table-cell office:value-type="float" office:value="288.3159" calcext:value-type="float">
            <text:p>288.3159</text:p>
          </table:table-cell>
          <table:table-cell office:value-type="float" office:value="1101.998" calcext:value-type="float">
            <text:p>1101.998</text:p>
          </table:table-cell>
          <table:table-cell office:value-type="float" office:value="1370.285" calcext:value-type="float">
            <text:p>1370.285</text:p>
          </table:table-cell>
          <table:table-cell office:value-type="float" office:value="1372.754" calcext:value-type="float">
            <text:p>1372.754</text:p>
          </table:table-cell>
          <table:table-cell office:value-type="float" office:value="829.433" calcext:value-type="float">
            <text:p>829.433</text:p>
          </table:table-cell>
          <table:table-cell office:value-type="float" office:value="1110.236" calcext:value-type="float">
            <text:p>1110.236</text:p>
          </table:table-cell>
          <table:table-cell office:value-type="float" office:value="435.2111" calcext:value-type="float">
            <text:p>435.2111</text:p>
          </table:table-cell>
          <table:table-cell office:value-type="float" office:value="1914.951" calcext:value-type="float">
            <text:p>1914.951</text:p>
          </table:table-cell>
          <table:table-cell office:value-type="float" office:value="2132.783" calcext:value-type="float">
            <text:p>2132.783</text:p>
          </table:table-cell>
          <table:table-cell office:value-type="float" office:value="1690.872" calcext:value-type="float">
            <text:p>1690.872</text:p>
          </table:table-cell>
          <table:table-cell office:value-type="float" office:value="587.4754" calcext:value-type="float">
            <text:p>587.4754</text:p>
          </table:table-cell>
          <table:table-cell office:value-type="float" office:value="571.6605" calcext:value-type="float">
            <text:p>571.6605</text:p>
          </table:table-cell>
          <table:table-cell office:value-type="float" office:value="142.9404" calcext:value-type="float">
            <text:p>142.9404</text:p>
          </table:table-cell>
          <table:table-cell office:value-type="float" office:value="35.73307" calcext:value-type="float">
            <text:p>35.73307</text:p>
          </table:table-cell>
          <table:table-cell office:value-type="float" office:value="0" calcext:value-type="float">
            <text:p>0</text:p>
          </table:table-cell>
          <table:table-cell office:value-type="float" office:value="-0.01767451" calcext:value-type="float">
            <text:p>-0.01767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5.3825" calcext:value-type="float">
            <text:p>-115.3825</text:p>
          </table:table-cell>
          <table:table-cell office:value-type="float" office:value="0" calcext:value-type="float">
            <text:p>0</text:p>
          </table:table-cell>
          <table:table-cell office:value-type="float" office:value="5.685755" calcext:value-type="float">
            <text:p>5.685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1" calcext:value-type="float">
            <text:p>27022001</text:p>
          </table:table-cell>
          <table:table-cell office:value-type="float" office:value="470.0657" calcext:value-type="float">
            <text:p>470.0657</text:p>
          </table:table-cell>
          <table:table-cell office:value-type="float" office:value="13346.98" calcext:value-type="float">
            <text:p>13346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2668" calcext:value-type="float">
            <text:p>-111.2668</text:p>
          </table:table-cell>
          <table:table-cell office:value-type="float" office:value="305.0998" calcext:value-type="float">
            <text:p>305.0998</text:p>
          </table:table-cell>
          <table:table-cell office:value-type="float" office:value="0" calcext:value-type="float">
            <text:p>0</text:p>
          </table:table-cell>
          <table:table-cell office:value-type="float" office:value="248.7883" calcext:value-type="float">
            <text:p>248.7883</text:p>
          </table:table-cell>
          <table:table-cell office:value-type="float" office:value="232.837" calcext:value-type="float">
            <text:p>232.837</text:p>
          </table:table-cell>
          <table:table-cell office:value-type="float" office:value="0.03233654" calcext:value-type="float">
            <text:p>0.03233654</text:p>
          </table:table-cell>
          <table:table-cell office:value-type="float" office:value="0" calcext:value-type="float">
            <text:p>0</text:p>
          </table:table-cell>
          <table:table-cell office:value-type="float" office:value="0.001558341" calcext:value-type="float">
            <text:p>0.001558341</text:p>
          </table:table-cell>
          <table:table-cell office:value-type="float" office:value="0" calcext:value-type="float">
            <text:p>0</text:p>
          </table:table-cell>
          <table:table-cell office:value-type="float" office:value="-0.04408207" calcext:value-type="float">
            <text:p>-0.04408207</text:p>
          </table:table-cell>
          <table:table-cell office:value-type="float" office:value="370" calcext:value-type="float">
            <text:p>370</text:p>
          </table:table-cell>
          <table:table-cell office:value-type="float" office:value="-111.1919" calcext:value-type="float">
            <text:p>-111.1919</text:p>
          </table:table-cell>
          <table:table-cell office:value-type="float" office:value="0" calcext:value-type="float">
            <text:p>0</text:p>
          </table:table-cell>
          <table:table-cell office:value-type="float" office:value="288.4958" calcext:value-type="float">
            <text:p>288.4958</text:p>
          </table:table-cell>
          <table:table-cell office:value-type="float" office:value="1101.893" calcext:value-type="float">
            <text:p>1101.893</text:p>
          </table:table-cell>
          <table:table-cell office:value-type="float" office:value="1370.171" calcext:value-type="float">
            <text:p>1370.171</text:p>
          </table:table-cell>
          <table:table-cell office:value-type="float" office:value="1372.665" calcext:value-type="float">
            <text:p>1372.665</text:p>
          </table:table-cell>
          <table:table-cell office:value-type="float" office:value="829.3756" calcext:value-type="float">
            <text:p>829.3756</text:p>
          </table:table-cell>
          <table:table-cell office:value-type="float" office:value="1110.17" calcext:value-type="float">
            <text:p>1110.17</text:p>
          </table:table-cell>
          <table:table-cell office:value-type="float" office:value="435.1902" calcext:value-type="float">
            <text:p>435.1902</text:p>
          </table:table-cell>
          <table:table-cell office:value-type="float" office:value="1914.874" calcext:value-type="float">
            <text:p>1914.874</text:p>
          </table:table-cell>
          <table:table-cell office:value-type="float" office:value="2132.728" calcext:value-type="float">
            <text:p>2132.728</text:p>
          </table:table-cell>
          <table:table-cell office:value-type="float" office:value="1690.842" calcext:value-type="float">
            <text:p>1690.842</text:p>
          </table:table-cell>
          <table:table-cell office:value-type="float" office:value="587.4723" calcext:value-type="float">
            <text:p>587.4723</text:p>
          </table:table-cell>
          <table:table-cell office:value-type="float" office:value="571.6586" calcext:value-type="float">
            <text:p>571.6586</text:p>
          </table:table-cell>
          <table:table-cell office:value-type="float" office:value="142.94" calcext:value-type="float">
            <text:p>142.94</text:p>
          </table:table-cell>
          <table:table-cell office:value-type="float" office:value="35.73297" calcext:value-type="float">
            <text:p>35.73297</text:p>
          </table:table-cell>
          <table:table-cell office:value-type="float" office:value="0" calcext:value-type="float">
            <text:p>0</text:p>
          </table:table-cell>
          <table:table-cell office:value-type="float" office:value="-0.01767451" calcext:value-type="float">
            <text:p>-0.01767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6.5899" calcext:value-type="float">
            <text:p>-116.5899</text:p>
          </table:table-cell>
          <table:table-cell office:value-type="float" office:value="0" calcext:value-type="float">
            <text:p>0</text:p>
          </table:table-cell>
          <table:table-cell office:value-type="float" office:value="5.676742" calcext:value-type="float">
            <text:p>5.676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1" calcext:value-type="float">
            <text:p>28022001</text:p>
          </table:table-cell>
          <table:table-cell office:value-type="float" office:value="469.3144" calcext:value-type="float">
            <text:p>469.3144</text:p>
          </table:table-cell>
          <table:table-cell office:value-type="float" office:value="13346.58" calcext:value-type="float">
            <text:p>13346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3065" calcext:value-type="float">
            <text:p>-112.3065</text:p>
          </table:table-cell>
          <table:table-cell office:value-type="float" office:value="308.163" calcext:value-type="float">
            <text:p>308.163</text:p>
          </table:table-cell>
          <table:table-cell office:value-type="float" office:value="0" calcext:value-type="float">
            <text:p>0</text:p>
          </table:table-cell>
          <table:table-cell office:value-type="float" office:value="248.7085" calcext:value-type="float">
            <text:p>248.7085</text:p>
          </table:table-cell>
          <table:table-cell office:value-type="float" office:value="232.132" calcext:value-type="float">
            <text:p>232.132</text:p>
          </table:table-cell>
          <table:table-cell office:value-type="float" office:value="0.03296497" calcext:value-type="float">
            <text:p>0.03296497</text:p>
          </table:table-cell>
          <table:table-cell office:value-type="float" office:value="0" calcext:value-type="float">
            <text:p>0</text:p>
          </table:table-cell>
          <table:table-cell office:value-type="float" office:value="0.001558484" calcext:value-type="float">
            <text:p>0.001558484</text:p>
          </table:table-cell>
          <table:table-cell office:value-type="float" office:value="0" calcext:value-type="float">
            <text:p>0</text:p>
          </table:table-cell>
          <table:table-cell office:value-type="float" office:value="-0.04408207" calcext:value-type="float">
            <text:p>-0.04408207</text:p>
          </table:table-cell>
          <table:table-cell office:value-type="float" office:value="370" calcext:value-type="float">
            <text:p>370</text:p>
          </table:table-cell>
          <table:table-cell office:value-type="float" office:value="-112.231" calcext:value-type="float">
            <text:p>-112.231</text:p>
          </table:table-cell>
          <table:table-cell office:value-type="float" office:value="0" calcext:value-type="float">
            <text:p>0</text:p>
          </table:table-cell>
          <table:table-cell office:value-type="float" office:value="288.6523" calcext:value-type="float">
            <text:p>288.6523</text:p>
          </table:table-cell>
          <table:table-cell office:value-type="float" office:value="1101.798" calcext:value-type="float">
            <text:p>1101.798</text:p>
          </table:table-cell>
          <table:table-cell office:value-type="float" office:value="1370.062" calcext:value-type="float">
            <text:p>1370.062</text:p>
          </table:table-cell>
          <table:table-cell office:value-type="float" office:value="1372.582" calcext:value-type="float">
            <text:p>1372.582</text:p>
          </table:table-cell>
          <table:table-cell office:value-type="float" office:value="829.3181" calcext:value-type="float">
            <text:p>829.3181</text:p>
          </table:table-cell>
          <table:table-cell office:value-type="float" office:value="1110.105" calcext:value-type="float">
            <text:p>1110.105</text:p>
          </table:table-cell>
          <table:table-cell office:value-type="float" office:value="435.1693" calcext:value-type="float">
            <text:p>435.1693</text:p>
          </table:table-cell>
          <table:table-cell office:value-type="float" office:value="1914.797" calcext:value-type="float">
            <text:p>1914.797</text:p>
          </table:table-cell>
          <table:table-cell office:value-type="float" office:value="2132.673" calcext:value-type="float">
            <text:p>2132.673</text:p>
          </table:table-cell>
          <table:table-cell office:value-type="float" office:value="1690.813" calcext:value-type="float">
            <text:p>1690.813</text:p>
          </table:table-cell>
          <table:table-cell office:value-type="float" office:value="587.4692" calcext:value-type="float">
            <text:p>587.4692</text:p>
          </table:table-cell>
          <table:table-cell office:value-type="float" office:value="571.6568" calcext:value-type="float">
            <text:p>571.6568</text:p>
          </table:table-cell>
          <table:table-cell office:value-type="float" office:value="142.9396" calcext:value-type="float">
            <text:p>142.9396</text:p>
          </table:table-cell>
          <table:table-cell office:value-type="float" office:value="35.73286" calcext:value-type="float">
            <text:p>35.73286</text:p>
          </table:table-cell>
          <table:table-cell office:value-type="float" office:value="0" calcext:value-type="float">
            <text:p>0</text:p>
          </table:table-cell>
          <table:table-cell office:value-type="float" office:value="-0.01767451" calcext:value-type="float">
            <text:p>-0.01767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7.6311" calcext:value-type="float">
            <text:p>-117.6311</text:p>
          </table:table-cell>
          <table:table-cell office:value-type="float" office:value="0" calcext:value-type="float">
            <text:p>0</text:p>
          </table:table-cell>
          <table:table-cell office:value-type="float" office:value="5.678449" calcext:value-type="float">
            <text:p>5.678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1" calcext:value-type="float">
            <text:p>1032001</text:p>
          </table:table-cell>
          <table:table-cell office:value-type="float" office:value="468.6519" calcext:value-type="float">
            <text:p>468.6519</text:p>
          </table:table-cell>
          <table:table-cell office:value-type="float" office:value="13346.19" calcext:value-type="float">
            <text:p>13346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3.2511" calcext:value-type="float">
            <text:p>-113.2511</text:p>
          </table:table-cell>
          <table:table-cell office:value-type="float" office:value="310.3697" calcext:value-type="float">
            <text:p>310.3697</text:p>
          </table:table-cell>
          <table:table-cell office:value-type="float" office:value="0" calcext:value-type="float">
            <text:p>0</text:p>
          </table:table-cell>
          <table:table-cell office:value-type="float" office:value="248.5331" calcext:value-type="float">
            <text:p>248.5331</text:p>
          </table:table-cell>
          <table:table-cell office:value-type="float" office:value="231.5147" calcext:value-type="float">
            <text:p>231.5147</text:p>
          </table:table-cell>
          <table:table-cell office:value-type="float" office:value="0.03360397" calcext:value-type="float">
            <text:p>0.03360397</text:p>
          </table:table-cell>
          <table:table-cell office:value-type="float" office:value="0" calcext:value-type="float">
            <text:p>0</text:p>
          </table:table-cell>
          <table:table-cell office:value-type="float" office:value="0.001560889" calcext:value-type="float">
            <text:p>0.001560889</text:p>
          </table:table-cell>
          <table:table-cell office:value-type="float" office:value="0" calcext:value-type="float">
            <text:p>0</text:p>
          </table:table-cell>
          <table:table-cell office:value-type="float" office:value="-0.04408207" calcext:value-type="float">
            <text:p>-0.04408207</text:p>
          </table:table-cell>
          <table:table-cell office:value-type="float" office:value="370" calcext:value-type="float">
            <text:p>370</text:p>
          </table:table-cell>
          <table:table-cell office:value-type="float" office:value="-113.175" calcext:value-type="float">
            <text:p>-113.175</text:p>
          </table:table-cell>
          <table:table-cell office:value-type="float" office:value="0" calcext:value-type="float">
            <text:p>0</text:p>
          </table:table-cell>
          <table:table-cell office:value-type="float" office:value="288.8048" calcext:value-type="float">
            <text:p>288.8048</text:p>
          </table:table-cell>
          <table:table-cell office:value-type="float" office:value="1101.703" calcext:value-type="float">
            <text:p>1101.703</text:p>
          </table:table-cell>
          <table:table-cell office:value-type="float" office:value="1369.955" calcext:value-type="float">
            <text:p>1369.955</text:p>
          </table:table-cell>
          <table:table-cell office:value-type="float" office:value="1372.499" calcext:value-type="float">
            <text:p>1372.499</text:p>
          </table:table-cell>
          <table:table-cell office:value-type="float" office:value="829.2634" calcext:value-type="float">
            <text:p>829.2634</text:p>
          </table:table-cell>
          <table:table-cell office:value-type="float" office:value="1110.041" calcext:value-type="float">
            <text:p>1110.041</text:p>
          </table:table-cell>
          <table:table-cell office:value-type="float" office:value="435.1489" calcext:value-type="float">
            <text:p>435.1489</text:p>
          </table:table-cell>
          <table:table-cell office:value-type="float" office:value="1914.721" calcext:value-type="float">
            <text:p>1914.721</text:p>
          </table:table-cell>
          <table:table-cell office:value-type="float" office:value="2132.618" calcext:value-type="float">
            <text:p>2132.618</text:p>
          </table:table-cell>
          <table:table-cell office:value-type="float" office:value="1690.783" calcext:value-type="float">
            <text:p>1690.783</text:p>
          </table:table-cell>
          <table:table-cell office:value-type="float" office:value="587.4662" calcext:value-type="float">
            <text:p>587.4662</text:p>
          </table:table-cell>
          <table:table-cell office:value-type="float" office:value="571.655" calcext:value-type="float">
            <text:p>571.655</text:p>
          </table:table-cell>
          <table:table-cell office:value-type="float" office:value="142.9392" calcext:value-type="float">
            <text:p>142.9392</text:p>
          </table:table-cell>
          <table:table-cell office:value-type="float" office:value="35.73275" calcext:value-type="float">
            <text:p>35.73275</text:p>
          </table:table-cell>
          <table:table-cell office:value-type="float" office:value="0" calcext:value-type="float">
            <text:p>0</text:p>
          </table:table-cell>
          <table:table-cell office:value-type="float" office:value="-0.01767451" calcext:value-type="float">
            <text:p>-0.01767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8.5788" calcext:value-type="float">
            <text:p>-118.5788</text:p>
          </table:table-cell>
          <table:table-cell office:value-type="float" office:value="0" calcext:value-type="float">
            <text:p>0</text:p>
          </table:table-cell>
          <table:table-cell office:value-type="float" office:value="5.682048" calcext:value-type="float">
            <text:p>5.68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1" calcext:value-type="float">
            <text:p>2032001</text:p>
          </table:table-cell>
          <table:table-cell office:value-type="float" office:value="467.7888" calcext:value-type="float">
            <text:p>467.7888</text:p>
          </table:table-cell>
          <table:table-cell office:value-type="float" office:value="13345.82" calcext:value-type="float">
            <text:p>13345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4.3683" calcext:value-type="float">
            <text:p>-114.3683</text:p>
          </table:table-cell>
          <table:table-cell office:value-type="float" office:value="312.6151" calcext:value-type="float">
            <text:p>312.6151</text:p>
          </table:table-cell>
          <table:table-cell office:value-type="float" office:value="0" calcext:value-type="float">
            <text:p>0</text:p>
          </table:table-cell>
          <table:table-cell office:value-type="float" office:value="248.4873" calcext:value-type="float">
            <text:p>248.4873</text:p>
          </table:table-cell>
          <table:table-cell office:value-type="float" office:value="230.6999" calcext:value-type="float">
            <text:p>230.6999</text:p>
          </table:table-cell>
          <table:table-cell office:value-type="float" office:value="0.03423121" calcext:value-type="float">
            <text:p>0.03423121</text:p>
          </table:table-cell>
          <table:table-cell office:value-type="float" office:value="0" calcext:value-type="float">
            <text:p>0</text:p>
          </table:table-cell>
          <table:table-cell office:value-type="float" office:value="0.001566278" calcext:value-type="float">
            <text:p>0.001566278</text:p>
          </table:table-cell>
          <table:table-cell office:value-type="float" office:value="0" calcext:value-type="float">
            <text:p>0</text:p>
          </table:table-cell>
          <table:table-cell office:value-type="float" office:value="-0.04408207" calcext:value-type="float">
            <text:p>-0.04408207</text:p>
          </table:table-cell>
          <table:table-cell office:value-type="float" office:value="370" calcext:value-type="float">
            <text:p>370</text:p>
          </table:table-cell>
          <table:table-cell office:value-type="float" office:value="-114.2916" calcext:value-type="float">
            <text:p>-114.2916</text:p>
          </table:table-cell>
          <table:table-cell office:value-type="float" office:value="0" calcext:value-type="float">
            <text:p>0</text:p>
          </table:table-cell>
          <table:table-cell office:value-type="float" office:value="288.9783" calcext:value-type="float">
            <text:p>288.9783</text:p>
          </table:table-cell>
          <table:table-cell office:value-type="float" office:value="1101.606" calcext:value-type="float">
            <text:p>1101.606</text:p>
          </table:table-cell>
          <table:table-cell office:value-type="float" office:value="1369.844" calcext:value-type="float">
            <text:p>1369.844</text:p>
          </table:table-cell>
          <table:table-cell office:value-type="float" office:value="1372.417" calcext:value-type="float">
            <text:p>1372.417</text:p>
          </table:table-cell>
          <table:table-cell office:value-type="float" office:value="829.2086" calcext:value-type="float">
            <text:p>829.2086</text:p>
          </table:table-cell>
          <table:table-cell office:value-type="float" office:value="1109.977" calcext:value-type="float">
            <text:p>1109.977</text:p>
          </table:table-cell>
          <table:table-cell office:value-type="float" office:value="435.128" calcext:value-type="float">
            <text:p>435.128</text:p>
          </table:table-cell>
          <table:table-cell office:value-type="float" office:value="1914.646" calcext:value-type="float">
            <text:p>1914.646</text:p>
          </table:table-cell>
          <table:table-cell office:value-type="float" office:value="2132.564" calcext:value-type="float">
            <text:p>2132.564</text:p>
          </table:table-cell>
          <table:table-cell office:value-type="float" office:value="1690.754" calcext:value-type="float">
            <text:p>1690.754</text:p>
          </table:table-cell>
          <table:table-cell office:value-type="float" office:value="587.4633" calcext:value-type="float">
            <text:p>587.4633</text:p>
          </table:table-cell>
          <table:table-cell office:value-type="float" office:value="571.6533" calcext:value-type="float">
            <text:p>571.6533</text:p>
          </table:table-cell>
          <table:table-cell office:value-type="float" office:value="142.9388" calcext:value-type="float">
            <text:p>142.9388</text:p>
          </table:table-cell>
          <table:table-cell office:value-type="float" office:value="35.73265" calcext:value-type="float">
            <text:p>35.73265</text:p>
          </table:table-cell>
          <table:table-cell office:value-type="float" office:value="0" calcext:value-type="float">
            <text:p>0</text:p>
          </table:table-cell>
          <table:table-cell office:value-type="float" office:value="-0.01767451" calcext:value-type="float">
            <text:p>-0.01767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9.7069" calcext:value-type="float">
            <text:p>-119.7069</text:p>
          </table:table-cell>
          <table:table-cell office:value-type="float" office:value="0" calcext:value-type="float">
            <text:p>0</text:p>
          </table:table-cell>
          <table:table-cell office:value-type="float" office:value="5.693413" calcext:value-type="float">
            <text:p>5.693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1" calcext:value-type="float">
            <text:p>3032001</text:p>
          </table:table-cell>
          <table:table-cell office:value-type="float" office:value="466.7524" calcext:value-type="float">
            <text:p>466.7524</text:p>
          </table:table-cell>
          <table:table-cell office:value-type="float" office:value="13345.46" calcext:value-type="float">
            <text:p>13345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5.6412" calcext:value-type="float">
            <text:p>-115.6412</text:p>
          </table:table-cell>
          <table:table-cell office:value-type="float" office:value="314.6823" calcext:value-type="float">
            <text:p>314.6823</text:p>
          </table:table-cell>
          <table:table-cell office:value-type="float" office:value="0" calcext:value-type="float">
            <text:p>0</text:p>
          </table:table-cell>
          <table:table-cell office:value-type="float" office:value="248.594" calcext:value-type="float">
            <text:p>248.594</text:p>
          </table:table-cell>
          <table:table-cell office:value-type="float" office:value="229.7141" calcext:value-type="float">
            <text:p>229.7141</text:p>
          </table:table-cell>
          <table:table-cell office:value-type="float" office:value="0.03482511" calcext:value-type="float">
            <text:p>0.03482511</text:p>
          </table:table-cell>
          <table:table-cell office:value-type="float" office:value="0" calcext:value-type="float">
            <text:p>0</text:p>
          </table:table-cell>
          <table:table-cell office:value-type="float" office:value="0.001573859" calcext:value-type="float">
            <text:p>0.001573859</text:p>
          </table:table-cell>
          <table:table-cell office:value-type="float" office:value="0" calcext:value-type="float">
            <text:p>0</text:p>
          </table:table-cell>
          <table:table-cell office:value-type="float" office:value="-0.04408207" calcext:value-type="float">
            <text:p>-0.04408207</text:p>
          </table:table-cell>
          <table:table-cell office:value-type="float" office:value="370" calcext:value-type="float">
            <text:p>370</text:p>
          </table:table-cell>
          <table:table-cell office:value-type="float" office:value="-115.5639" calcext:value-type="float">
            <text:p>-115.5639</text:p>
          </table:table-cell>
          <table:table-cell office:value-type="float" office:value="0" calcext:value-type="float">
            <text:p>0</text:p>
          </table:table-cell>
          <table:table-cell office:value-type="float" office:value="289.1633" calcext:value-type="float">
            <text:p>289.1633</text:p>
          </table:table-cell>
          <table:table-cell office:value-type="float" office:value="1101.507" calcext:value-type="float">
            <text:p>1101.507</text:p>
          </table:table-cell>
          <table:table-cell office:value-type="float" office:value="1369.734" calcext:value-type="float">
            <text:p>1369.734</text:p>
          </table:table-cell>
          <table:table-cell office:value-type="float" office:value="1372.336" calcext:value-type="float">
            <text:p>1372.336</text:p>
          </table:table-cell>
          <table:table-cell office:value-type="float" office:value="829.151" calcext:value-type="float">
            <text:p>829.151</text:p>
          </table:table-cell>
          <table:table-cell office:value-type="float" office:value="1109.913" calcext:value-type="float">
            <text:p>1109.913</text:p>
          </table:table-cell>
          <table:table-cell office:value-type="float" office:value="435.1059" calcext:value-type="float">
            <text:p>435.1059</text:p>
          </table:table-cell>
          <table:table-cell office:value-type="float" office:value="1914.571" calcext:value-type="float">
            <text:p>1914.571</text:p>
          </table:table-cell>
          <table:table-cell office:value-type="float" office:value="2132.51" calcext:value-type="float">
            <text:p>2132.51</text:p>
          </table:table-cell>
          <table:table-cell office:value-type="float" office:value="1690.725" calcext:value-type="float">
            <text:p>1690.725</text:p>
          </table:table-cell>
          <table:table-cell office:value-type="float" office:value="587.4604" calcext:value-type="float">
            <text:p>587.4604</text:p>
          </table:table-cell>
          <table:table-cell office:value-type="float" office:value="571.6516" calcext:value-type="float">
            <text:p>571.6516</text:p>
          </table:table-cell>
          <table:table-cell office:value-type="float" office:value="142.9384" calcext:value-type="float">
            <text:p>142.9384</text:p>
          </table:table-cell>
          <table:table-cell office:value-type="float" office:value="35.73254" calcext:value-type="float">
            <text:p>35.73254</text:p>
          </table:table-cell>
          <table:table-cell office:value-type="float" office:value="0" calcext:value-type="float">
            <text:p>0</text:p>
          </table:table-cell>
          <table:table-cell office:value-type="float" office:value="-0.01767451" calcext:value-type="float">
            <text:p>-0.01767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0.9957" calcext:value-type="float">
            <text:p>-120.9957</text:p>
          </table:table-cell>
          <table:table-cell office:value-type="float" office:value="0" calcext:value-type="float">
            <text:p>0</text:p>
          </table:table-cell>
          <table:table-cell office:value-type="float" office:value="5.709768" calcext:value-type="float">
            <text:p>5.709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1" calcext:value-type="float">
            <text:p>4032001</text:p>
          </table:table-cell>
          <table:table-cell office:value-type="float" office:value="465.6108" calcext:value-type="float">
            <text:p>465.6108</text:p>
          </table:table-cell>
          <table:table-cell office:value-type="float" office:value="13345.09" calcext:value-type="float">
            <text:p>13345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7.0984" calcext:value-type="float">
            <text:p>-117.0984</text:p>
          </table:table-cell>
          <table:table-cell office:value-type="float" office:value="317.3434" calcext:value-type="float">
            <text:p>317.3434</text:p>
          </table:table-cell>
          <table:table-cell office:value-type="float" office:value="0" calcext:value-type="float">
            <text:p>0</text:p>
          </table:table-cell>
          <table:table-cell office:value-type="float" office:value="248.7962" calcext:value-type="float">
            <text:p>248.7962</text:p>
          </table:table-cell>
          <table:table-cell office:value-type="float" office:value="228.6228" calcext:value-type="float">
            <text:p>228.6228</text:p>
          </table:table-cell>
          <table:table-cell office:value-type="float" office:value="0.0353822" calcext:value-type="float">
            <text:p>0.0353822</text:p>
          </table:table-cell>
          <table:table-cell office:value-type="float" office:value="0" calcext:value-type="float">
            <text:p>0</text:p>
          </table:table-cell>
          <table:table-cell office:value-type="float" office:value="0.001579165" calcext:value-type="float">
            <text:p>0.001579165</text:p>
          </table:table-cell>
          <table:table-cell office:value-type="float" office:value="0" calcext:value-type="float">
            <text:p>0</text:p>
          </table:table-cell>
          <table:table-cell office:value-type="float" office:value="-0.04499023" calcext:value-type="float">
            <text:p>-0.04499023</text:p>
          </table:table-cell>
          <table:table-cell office:value-type="float" office:value="370" calcext:value-type="float">
            <text:p>370</text:p>
          </table:table-cell>
          <table:table-cell office:value-type="float" office:value="-117.0196" calcext:value-type="float">
            <text:p>-117.0196</text:p>
          </table:table-cell>
          <table:table-cell office:value-type="float" office:value="0" calcext:value-type="float">
            <text:p>0</text:p>
          </table:table-cell>
          <table:table-cell office:value-type="float" office:value="289.3597" calcext:value-type="float">
            <text:p>289.3597</text:p>
          </table:table-cell>
          <table:table-cell office:value-type="float" office:value="1101.399" calcext:value-type="float">
            <text:p>1101.399</text:p>
          </table:table-cell>
          <table:table-cell office:value-type="float" office:value="1369.627" calcext:value-type="float">
            <text:p>1369.627</text:p>
          </table:table-cell>
          <table:table-cell office:value-type="float" office:value="1372.25" calcext:value-type="float">
            <text:p>1372.25</text:p>
          </table:table-cell>
          <table:table-cell office:value-type="float" office:value="829.0903" calcext:value-type="float">
            <text:p>829.0903</text:p>
          </table:table-cell>
          <table:table-cell office:value-type="float" office:value="1109.848" calcext:value-type="float">
            <text:p>1109.848</text:p>
          </table:table-cell>
          <table:table-cell office:value-type="float" office:value="435.0825" calcext:value-type="float">
            <text:p>435.0825</text:p>
          </table:table-cell>
          <table:table-cell office:value-type="float" office:value="1914.497" calcext:value-type="float">
            <text:p>1914.497</text:p>
          </table:table-cell>
          <table:table-cell office:value-type="float" office:value="2132.457" calcext:value-type="float">
            <text:p>2132.457</text:p>
          </table:table-cell>
          <table:table-cell office:value-type="float" office:value="1690.696" calcext:value-type="float">
            <text:p>1690.696</text:p>
          </table:table-cell>
          <table:table-cell office:value-type="float" office:value="587.4575" calcext:value-type="float">
            <text:p>587.4575</text:p>
          </table:table-cell>
          <table:table-cell office:value-type="float" office:value="571.6498" calcext:value-type="float">
            <text:p>571.6498</text:p>
          </table:table-cell>
          <table:table-cell office:value-type="float" office:value="142.938" calcext:value-type="float">
            <text:p>142.938</text:p>
          </table:table-cell>
          <table:table-cell office:value-type="float" office:value="35.73245" calcext:value-type="float">
            <text:p>35.73245</text:p>
          </table:table-cell>
          <table:table-cell office:value-type="float" office:value="0" calcext:value-type="float">
            <text:p>0</text:p>
          </table:table-cell>
          <table:table-cell office:value-type="float" office:value="-0.01767451" calcext:value-type="float">
            <text:p>-0.01767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2.3843" calcext:value-type="float">
            <text:p>-122.3843</text:p>
          </table:table-cell>
          <table:table-cell office:value-type="float" office:value="0" calcext:value-type="float">
            <text:p>0</text:p>
          </table:table-cell>
          <table:table-cell office:value-type="float" office:value="5.641614" calcext:value-type="float">
            <text:p>5.641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1" calcext:value-type="float">
            <text:p>5032001</text:p>
          </table:table-cell>
          <table:table-cell office:value-type="float" office:value="464.3937" calcext:value-type="float">
            <text:p>464.3937</text:p>
          </table:table-cell>
          <table:table-cell office:value-type="float" office:value="13344.73" calcext:value-type="float">
            <text:p>13344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8.5263" calcext:value-type="float">
            <text:p>-118.5263</text:p>
          </table:table-cell>
          <table:table-cell office:value-type="float" office:value="320.6642" calcext:value-type="float">
            <text:p>320.6642</text:p>
          </table:table-cell>
          <table:table-cell office:value-type="float" office:value="0" calcext:value-type="float">
            <text:p>0</text:p>
          </table:table-cell>
          <table:table-cell office:value-type="float" office:value="249.0719" calcext:value-type="float">
            <text:p>249.0719</text:p>
          </table:table-cell>
          <table:table-cell office:value-type="float" office:value="227.4526" calcext:value-type="float">
            <text:p>227.4526</text:p>
          </table:table-cell>
          <table:table-cell office:value-type="float" office:value="0.03589716" calcext:value-type="float">
            <text:p>0.03589716</text:p>
          </table:table-cell>
          <table:table-cell office:value-type="float" office:value="0" calcext:value-type="float">
            <text:p>0</text:p>
          </table:table-cell>
          <table:table-cell office:value-type="float" office:value="0.001582027" calcext:value-type="float">
            <text:p>0.001582027</text:p>
          </table:table-cell>
          <table:table-cell office:value-type="float" office:value="0" calcext:value-type="float">
            <text:p>0</text:p>
          </table:table-cell>
          <table:table-cell office:value-type="float" office:value="-0.0459353" calcext:value-type="float">
            <text:p>-0.0459353</text:p>
          </table:table-cell>
          <table:table-cell office:value-type="float" office:value="370" calcext:value-type="float">
            <text:p>370</text:p>
          </table:table-cell>
          <table:table-cell office:value-type="float" office:value="-118.446" calcext:value-type="float">
            <text:p>-118.446</text:p>
          </table:table-cell>
          <table:table-cell office:value-type="float" office:value="0" calcext:value-type="float">
            <text:p>0</text:p>
          </table:table-cell>
          <table:table-cell office:value-type="float" office:value="289.5681" calcext:value-type="float">
            <text:p>289.5681</text:p>
          </table:table-cell>
          <table:table-cell office:value-type="float" office:value="1101.285" calcext:value-type="float">
            <text:p>1101.285</text:p>
          </table:table-cell>
          <table:table-cell office:value-type="float" office:value="1369.52" calcext:value-type="float">
            <text:p>1369.52</text:p>
          </table:table-cell>
          <table:table-cell office:value-type="float" office:value="1372.165" calcext:value-type="float">
            <text:p>1372.165</text:p>
          </table:table-cell>
          <table:table-cell office:value-type="float" office:value="829.027" calcext:value-type="float">
            <text:p>829.027</text:p>
          </table:table-cell>
          <table:table-cell office:value-type="float" office:value="1109.782" calcext:value-type="float">
            <text:p>1109.782</text:p>
          </table:table-cell>
          <table:table-cell office:value-type="float" office:value="435.0594" calcext:value-type="float">
            <text:p>435.0594</text:p>
          </table:table-cell>
          <table:table-cell office:value-type="float" office:value="1914.422" calcext:value-type="float">
            <text:p>1914.422</text:p>
          </table:table-cell>
          <table:table-cell office:value-type="float" office:value="2132.404" calcext:value-type="float">
            <text:p>2132.404</text:p>
          </table:table-cell>
          <table:table-cell office:value-type="float" office:value="1690.667" calcext:value-type="float">
            <text:p>1690.667</text:p>
          </table:table-cell>
          <table:table-cell office:value-type="float" office:value="587.4546" calcext:value-type="float">
            <text:p>587.4546</text:p>
          </table:table-cell>
          <table:table-cell office:value-type="float" office:value="571.6482" calcext:value-type="float">
            <text:p>571.6482</text:p>
          </table:table-cell>
          <table:table-cell office:value-type="float" office:value="142.9376" calcext:value-type="float">
            <text:p>142.9376</text:p>
          </table:table-cell>
          <table:table-cell office:value-type="float" office:value="35.7324" calcext:value-type="float">
            <text:p>35.7324</text:p>
          </table:table-cell>
          <table:table-cell office:value-type="float" office:value="0" calcext:value-type="float">
            <text:p>0</text:p>
          </table:table-cell>
          <table:table-cell office:value-type="float" office:value="-0.01767451" calcext:value-type="float">
            <text:p>-0.01767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3.8421" calcext:value-type="float">
            <text:p>-123.8421</text:p>
          </table:table-cell>
          <table:table-cell office:value-type="float" office:value="0" calcext:value-type="float">
            <text:p>0</text:p>
          </table:table-cell>
          <table:table-cell office:value-type="float" office:value="5.67245" calcext:value-type="float">
            <text:p>5.67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1" calcext:value-type="float">
            <text:p>6032001</text:p>
          </table:table-cell>
          <table:table-cell office:value-type="float" office:value="463.1335" calcext:value-type="float">
            <text:p>463.1335</text:p>
          </table:table-cell>
          <table:table-cell office:value-type="float" office:value="13344.37" calcext:value-type="float">
            <text:p>13344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9.9948" calcext:value-type="float">
            <text:p>-119.9948</text:p>
          </table:table-cell>
          <table:table-cell office:value-type="float" office:value="323.9995" calcext:value-type="float">
            <text:p>323.9995</text:p>
          </table:table-cell>
          <table:table-cell office:value-type="float" office:value="0" calcext:value-type="float">
            <text:p>0</text:p>
          </table:table-cell>
          <table:table-cell office:value-type="float" office:value="249.3908" calcext:value-type="float">
            <text:p>249.3908</text:p>
          </table:table-cell>
          <table:table-cell office:value-type="float" office:value="226.2339" calcext:value-type="float">
            <text:p>226.2339</text:p>
          </table:table-cell>
          <table:table-cell office:value-type="float" office:value="0.03636508" calcext:value-type="float">
            <text:p>0.03636508</text:p>
          </table:table-cell>
          <table:table-cell office:value-type="float" office:value="0" calcext:value-type="float">
            <text:p>0</text:p>
          </table:table-cell>
          <table:table-cell office:value-type="float" office:value="0.001583995" calcext:value-type="float">
            <text:p>0.001583995</text:p>
          </table:table-cell>
          <table:table-cell office:value-type="float" office:value="0" calcext:value-type="float">
            <text:p>0</text:p>
          </table:table-cell>
          <table:table-cell office:value-type="float" office:value="-0.04679395" calcext:value-type="float">
            <text:p>-0.04679395</text:p>
          </table:table-cell>
          <table:table-cell office:value-type="float" office:value="370" calcext:value-type="float">
            <text:p>370</text:p>
          </table:table-cell>
          <table:table-cell office:value-type="float" office:value="-119.9132" calcext:value-type="float">
            <text:p>-119.9132</text:p>
          </table:table-cell>
          <table:table-cell office:value-type="float" office:value="0" calcext:value-type="float">
            <text:p>0</text:p>
          </table:table-cell>
          <table:table-cell office:value-type="float" office:value="289.7856" calcext:value-type="float">
            <text:p>289.7856</text:p>
          </table:table-cell>
          <table:table-cell office:value-type="float" office:value="1101.169" calcext:value-type="float">
            <text:p>1101.169</text:p>
          </table:table-cell>
          <table:table-cell office:value-type="float" office:value="1369.412" calcext:value-type="float">
            <text:p>1369.412</text:p>
          </table:table-cell>
          <table:table-cell office:value-type="float" office:value="1372.081" calcext:value-type="float">
            <text:p>1372.081</text:p>
          </table:table-cell>
          <table:table-cell office:value-type="float" office:value="828.9632" calcext:value-type="float">
            <text:p>828.9632</text:p>
          </table:table-cell>
          <table:table-cell office:value-type="float" office:value="1109.716" calcext:value-type="float">
            <text:p>1109.716</text:p>
          </table:table-cell>
          <table:table-cell office:value-type="float" office:value="435.0371" calcext:value-type="float">
            <text:p>435.0371</text:p>
          </table:table-cell>
          <table:table-cell office:value-type="float" office:value="1914.346" calcext:value-type="float">
            <text:p>1914.346</text:p>
          </table:table-cell>
          <table:table-cell office:value-type="float" office:value="2132.352" calcext:value-type="float">
            <text:p>2132.352</text:p>
          </table:table-cell>
          <table:table-cell office:value-type="float" office:value="1690.639" calcext:value-type="float">
            <text:p>1690.639</text:p>
          </table:table-cell>
          <table:table-cell office:value-type="float" office:value="587.4518" calcext:value-type="float">
            <text:p>587.4518</text:p>
          </table:table-cell>
          <table:table-cell office:value-type="float" office:value="571.6465" calcext:value-type="float">
            <text:p>571.6465</text:p>
          </table:table-cell>
          <table:table-cell office:value-type="float" office:value="142.9373" calcext:value-type="float">
            <text:p>142.9373</text:p>
          </table:table-cell>
          <table:table-cell office:value-type="float" office:value="35.73233" calcext:value-type="float">
            <text:p>35.73233</text:p>
          </table:table-cell>
          <table:table-cell office:value-type="float" office:value="0" calcext:value-type="float">
            <text:p>0</text:p>
          </table:table-cell>
          <table:table-cell office:value-type="float" office:value="-0.01767451" calcext:value-type="float">
            <text:p>-0.01767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5.3392" calcext:value-type="float">
            <text:p>-125.3392</text:p>
          </table:table-cell>
          <table:table-cell office:value-type="float" office:value="0" calcext:value-type="float">
            <text:p>0</text:p>
          </table:table-cell>
          <table:table-cell office:value-type="float" office:value="5.701838" calcext:value-type="float">
            <text:p>5.701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1" calcext:value-type="float">
            <text:p>7032001</text:p>
          </table:table-cell>
          <table:table-cell office:value-type="float" office:value="461.8575" calcext:value-type="float">
            <text:p>461.8575</text:p>
          </table:table-cell>
          <table:table-cell office:value-type="float" office:value="13344.01" calcext:value-type="float">
            <text:p>13344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1.4542" calcext:value-type="float">
            <text:p>-121.4542</text:p>
          </table:table-cell>
          <table:table-cell office:value-type="float" office:value="327.0078" calcext:value-type="float">
            <text:p>327.0078</text:p>
          </table:table-cell>
          <table:table-cell office:value-type="float" office:value="0" calcext:value-type="float">
            <text:p>0</text:p>
          </table:table-cell>
          <table:table-cell office:value-type="float" office:value="249.7319" calcext:value-type="float">
            <text:p>249.7319</text:p>
          </table:table-cell>
          <table:table-cell office:value-type="float" office:value="224.9831" calcext:value-type="float">
            <text:p>224.9831</text:p>
          </table:table-cell>
          <table:table-cell office:value-type="float" office:value="0.03676677" calcext:value-type="float">
            <text:p>0.03676677</text:p>
          </table:table-cell>
          <table:table-cell office:value-type="float" office:value="0" calcext:value-type="float">
            <text:p>0</text:p>
          </table:table-cell>
          <table:table-cell office:value-type="float" office:value="0.001586854" calcext:value-type="float">
            <text:p>0.001586854</text:p>
          </table:table-cell>
          <table:table-cell office:value-type="float" office:value="0" calcext:value-type="float">
            <text:p>0</text:p>
          </table:table-cell>
          <table:table-cell office:value-type="float" office:value="-0.04691933" calcext:value-type="float">
            <text:p>-0.04691933</text:p>
          </table:table-cell>
          <table:table-cell office:value-type="float" office:value="370" calcext:value-type="float">
            <text:p>370</text:p>
          </table:table-cell>
          <table:table-cell office:value-type="float" office:value="-121.3721" calcext:value-type="float">
            <text:p>-121.3721</text:p>
          </table:table-cell>
          <table:table-cell office:value-type="float" office:value="0" calcext:value-type="float">
            <text:p>0</text:p>
          </table:table-cell>
          <table:table-cell office:value-type="float" office:value="290.0182" calcext:value-type="float">
            <text:p>290.0182</text:p>
          </table:table-cell>
          <table:table-cell office:value-type="float" office:value="1101.056" calcext:value-type="float">
            <text:p>1101.056</text:p>
          </table:table-cell>
          <table:table-cell office:value-type="float" office:value="1369.303" calcext:value-type="float">
            <text:p>1369.303</text:p>
          </table:table-cell>
          <table:table-cell office:value-type="float" office:value="1371.998" calcext:value-type="float">
            <text:p>1371.998</text:p>
          </table:table-cell>
          <table:table-cell office:value-type="float" office:value="828.9001" calcext:value-type="float">
            <text:p>828.9001</text:p>
          </table:table-cell>
          <table:table-cell office:value-type="float" office:value="1109.65" calcext:value-type="float">
            <text:p>1109.65</text:p>
          </table:table-cell>
          <table:table-cell office:value-type="float" office:value="435.0138" calcext:value-type="float">
            <text:p>435.0138</text:p>
          </table:table-cell>
          <table:table-cell office:value-type="float" office:value="1914.271" calcext:value-type="float">
            <text:p>1914.271</text:p>
          </table:table-cell>
          <table:table-cell office:value-type="float" office:value="2132.299" calcext:value-type="float">
            <text:p>2132.299</text:p>
          </table:table-cell>
          <table:table-cell office:value-type="float" office:value="1690.61" calcext:value-type="float">
            <text:p>1690.61</text:p>
          </table:table-cell>
          <table:table-cell office:value-type="float" office:value="587.449" calcext:value-type="float">
            <text:p>587.449</text:p>
          </table:table-cell>
          <table:table-cell office:value-type="float" office:value="571.6448" calcext:value-type="float">
            <text:p>571.6448</text:p>
          </table:table-cell>
          <table:table-cell office:value-type="float" office:value="142.9369" calcext:value-type="float">
            <text:p>142.9369</text:p>
          </table:table-cell>
          <table:table-cell office:value-type="float" office:value="35.73225" calcext:value-type="float">
            <text:p>35.73225</text:p>
          </table:table-cell>
          <table:table-cell office:value-type="float" office:value="0" calcext:value-type="float">
            <text:p>0</text:p>
          </table:table-cell>
          <table:table-cell office:value-type="float" office:value="-0.01767451" calcext:value-type="float">
            <text:p>-0.01767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6.8495" calcext:value-type="float">
            <text:p>-126.8495</text:p>
          </table:table-cell>
          <table:table-cell office:value-type="float" office:value="0" calcext:value-type="float">
            <text:p>0</text:p>
          </table:table-cell>
          <table:table-cell office:value-type="float" office:value="5.752783" calcext:value-type="float">
            <text:p>5.752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1" calcext:value-type="float">
            <text:p>8032001</text:p>
          </table:table-cell>
          <table:table-cell office:value-type="float" office:value="460.5855" calcext:value-type="float">
            <text:p>460.5855</text:p>
          </table:table-cell>
          <table:table-cell office:value-type="float" office:value="13343.66" calcext:value-type="float">
            <text:p>13343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2.8912" calcext:value-type="float">
            <text:p>-122.8912</text:p>
          </table:table-cell>
          <table:table-cell office:value-type="float" office:value="330.1125" calcext:value-type="float">
            <text:p>330.1125</text:p>
          </table:table-cell>
          <table:table-cell office:value-type="float" office:value="0" calcext:value-type="float">
            <text:p>0</text:p>
          </table:table-cell>
          <table:table-cell office:value-type="float" office:value="250.0696" calcext:value-type="float">
            <text:p>250.0696</text:p>
          </table:table-cell>
          <table:table-cell office:value-type="float" office:value="223.7053" calcext:value-type="float">
            <text:p>223.7053</text:p>
          </table:table-cell>
          <table:table-cell office:value-type="float" office:value="0.03709442" calcext:value-type="float">
            <text:p>0.03709442</text:p>
          </table:table-cell>
          <table:table-cell office:value-type="float" office:value="0" calcext:value-type="float">
            <text:p>0</text:p>
          </table:table-cell>
          <table:table-cell office:value-type="float" office:value="0.001586872" calcext:value-type="float">
            <text:p>0.001586872</text:p>
          </table:table-cell>
          <table:table-cell office:value-type="float" office:value="0" calcext:value-type="float">
            <text:p>0</text:p>
          </table:table-cell>
          <table:table-cell office:value-type="float" office:value="-0.04691933" calcext:value-type="float">
            <text:p>-0.04691933</text:p>
          </table:table-cell>
          <table:table-cell office:value-type="float" office:value="370" calcext:value-type="float">
            <text:p>370</text:p>
          </table:table-cell>
          <table:table-cell office:value-type="float" office:value="-122.8088" calcext:value-type="float">
            <text:p>-122.8088</text:p>
          </table:table-cell>
          <table:table-cell office:value-type="float" office:value="0" calcext:value-type="float">
            <text:p>0</text:p>
          </table:table-cell>
          <table:table-cell office:value-type="float" office:value="290.2735" calcext:value-type="float">
            <text:p>290.2735</text:p>
          </table:table-cell>
          <table:table-cell office:value-type="float" office:value="1100.951" calcext:value-type="float">
            <text:p>1100.951</text:p>
          </table:table-cell>
          <table:table-cell office:value-type="float" office:value="1369.195" calcext:value-type="float">
            <text:p>1369.195</text:p>
          </table:table-cell>
          <table:table-cell office:value-type="float" office:value="1371.918" calcext:value-type="float">
            <text:p>1371.918</text:p>
          </table:table-cell>
          <table:table-cell office:value-type="float" office:value="828.8369" calcext:value-type="float">
            <text:p>828.8369</text:p>
          </table:table-cell>
          <table:table-cell office:value-type="float" office:value="1109.585" calcext:value-type="float">
            <text:p>1109.585</text:p>
          </table:table-cell>
          <table:table-cell office:value-type="float" office:value="434.9925" calcext:value-type="float">
            <text:p>434.9925</text:p>
          </table:table-cell>
          <table:table-cell office:value-type="float" office:value="1914.197" calcext:value-type="float">
            <text:p>1914.197</text:p>
          </table:table-cell>
          <table:table-cell office:value-type="float" office:value="2132.247" calcext:value-type="float">
            <text:p>2132.247</text:p>
          </table:table-cell>
          <table:table-cell office:value-type="float" office:value="1690.582" calcext:value-type="float">
            <text:p>1690.582</text:p>
          </table:table-cell>
          <table:table-cell office:value-type="float" office:value="587.4462" calcext:value-type="float">
            <text:p>587.4462</text:p>
          </table:table-cell>
          <table:table-cell office:value-type="float" office:value="571.6432" calcext:value-type="float">
            <text:p>571.6432</text:p>
          </table:table-cell>
          <table:table-cell office:value-type="float" office:value="142.9366" calcext:value-type="float">
            <text:p>142.9366</text:p>
          </table:table-cell>
          <table:table-cell office:value-type="float" office:value="35.73215" calcext:value-type="float">
            <text:p>35.73215</text:p>
          </table:table-cell>
          <table:table-cell office:value-type="float" office:value="0" calcext:value-type="float">
            <text:p>0</text:p>
          </table:table-cell>
          <table:table-cell office:value-type="float" office:value="-0.01767452" calcext:value-type="float">
            <text:p>-0.017674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8.3524" calcext:value-type="float">
            <text:p>-128.3524</text:p>
          </table:table-cell>
          <table:table-cell office:value-type="float" office:value="0" calcext:value-type="float">
            <text:p>0</text:p>
          </table:table-cell>
          <table:table-cell office:value-type="float" office:value="5.818668" calcext:value-type="float">
            <text:p>5.818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1" calcext:value-type="float">
            <text:p>9032001</text:p>
          </table:table-cell>
          <table:table-cell office:value-type="float" office:value="459.2803" calcext:value-type="float">
            <text:p>459.2803</text:p>
          </table:table-cell>
          <table:table-cell office:value-type="float" office:value="13343.31" calcext:value-type="float">
            <text:p>13343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.3435" calcext:value-type="float">
            <text:p>-124.3435</text:p>
          </table:table-cell>
          <table:table-cell office:value-type="float" office:value="332.8294" calcext:value-type="float">
            <text:p>332.8294</text:p>
          </table:table-cell>
          <table:table-cell office:value-type="float" office:value="0" calcext:value-type="float">
            <text:p>0</text:p>
          </table:table-cell>
          <table:table-cell office:value-type="float" office:value="250.4355" calcext:value-type="float">
            <text:p>250.4355</text:p>
          </table:table-cell>
          <table:table-cell office:value-type="float" office:value="222.3571" calcext:value-type="float">
            <text:p>222.3571</text:p>
          </table:table-cell>
          <table:table-cell office:value-type="float" office:value="0.03735717" calcext:value-type="float">
            <text:p>0.03735717</text:p>
          </table:table-cell>
          <table:table-cell office:value-type="float" office:value="0" calcext:value-type="float">
            <text:p>0</text:p>
          </table:table-cell>
          <table:table-cell office:value-type="float" office:value="0.001586895" calcext:value-type="float">
            <text:p>0.001586895</text:p>
          </table:table-cell>
          <table:table-cell office:value-type="float" office:value="0" calcext:value-type="float">
            <text:p>0</text:p>
          </table:table-cell>
          <table:table-cell office:value-type="float" office:value="-0.04691933" calcext:value-type="float">
            <text:p>-0.04691933</text:p>
          </table:table-cell>
          <table:table-cell office:value-type="float" office:value="370" calcext:value-type="float">
            <text:p>370</text:p>
          </table:table-cell>
          <table:table-cell office:value-type="float" office:value="-124.2608" calcext:value-type="float">
            <text:p>-124.2608</text:p>
          </table:table-cell>
          <table:table-cell office:value-type="float" office:value="0" calcext:value-type="float">
            <text:p>0</text:p>
          </table:table-cell>
          <table:table-cell office:value-type="float" office:value="290.562" calcext:value-type="float">
            <text:p>290.562</text:p>
          </table:table-cell>
          <table:table-cell office:value-type="float" office:value="1100.859" calcext:value-type="float">
            <text:p>1100.859</text:p>
          </table:table-cell>
          <table:table-cell office:value-type="float" office:value="1369.082" calcext:value-type="float">
            <text:p>1369.082</text:p>
          </table:table-cell>
          <table:table-cell office:value-type="float" office:value="1371.836" calcext:value-type="float">
            <text:p>1371.836</text:p>
          </table:table-cell>
          <table:table-cell office:value-type="float" office:value="828.777" calcext:value-type="float">
            <text:p>828.777</text:p>
          </table:table-cell>
          <table:table-cell office:value-type="float" office:value="1109.521" calcext:value-type="float">
            <text:p>1109.521</text:p>
          </table:table-cell>
          <table:table-cell office:value-type="float" office:value="434.9719" calcext:value-type="float">
            <text:p>434.9719</text:p>
          </table:table-cell>
          <table:table-cell office:value-type="float" office:value="1914.123" calcext:value-type="float">
            <text:p>1914.123</text:p>
          </table:table-cell>
          <table:table-cell office:value-type="float" office:value="2132.195" calcext:value-type="float">
            <text:p>2132.195</text:p>
          </table:table-cell>
          <table:table-cell office:value-type="float" office:value="1690.554" calcext:value-type="float">
            <text:p>1690.554</text:p>
          </table:table-cell>
          <table:table-cell office:value-type="float" office:value="587.4434" calcext:value-type="float">
            <text:p>587.4434</text:p>
          </table:table-cell>
          <table:table-cell office:value-type="float" office:value="571.6416" calcext:value-type="float">
            <text:p>571.6416</text:p>
          </table:table-cell>
          <table:table-cell office:value-type="float" office:value="142.9362" calcext:value-type="float">
            <text:p>142.9362</text:p>
          </table:table-cell>
          <table:table-cell office:value-type="float" office:value="35.73206" calcext:value-type="float">
            <text:p>35.73206</text:p>
          </table:table-cell>
          <table:table-cell office:value-type="float" office:value="0" calcext:value-type="float">
            <text:p>0</text:p>
          </table:table-cell>
          <table:table-cell office:value-type="float" office:value="-0.01767459" calcext:value-type="float">
            <text:p>-0.017674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9.8787" calcext:value-type="float">
            <text:p>-129.8787</text:p>
          </table:table-cell>
          <table:table-cell office:value-type="float" office:value="0" calcext:value-type="float">
            <text:p>0</text:p>
          </table:table-cell>
          <table:table-cell office:value-type="float" office:value="5.893324" calcext:value-type="float">
            <text:p>5.893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1" calcext:value-type="float">
            <text:p>10032001</text:p>
          </table:table-cell>
          <table:table-cell office:value-type="float" office:value="457.7112" calcext:value-type="float">
            <text:p>457.7112</text:p>
          </table:table-cell>
          <table:table-cell office:value-type="float" office:value="13343" calcext:value-type="float">
            <text:p>13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6.0591" calcext:value-type="float">
            <text:p>-126.0591</text:p>
          </table:table-cell>
          <table:table-cell office:value-type="float" office:value="336.8007" calcext:value-type="float">
            <text:p>336.8007</text:p>
          </table:table-cell>
          <table:table-cell office:value-type="float" office:value="0" calcext:value-type="float">
            <text:p>0</text:p>
          </table:table-cell>
          <table:table-cell office:value-type="float" office:value="250.9924" calcext:value-type="float">
            <text:p>250.9924</text:p>
          </table:table-cell>
          <table:table-cell office:value-type="float" office:value="220.7198" calcext:value-type="float">
            <text:p>220.7198</text:p>
          </table:table-cell>
          <table:table-cell office:value-type="float" office:value="0.03758478" calcext:value-type="float">
            <text:p>0.03758478</text:p>
          </table:table-cell>
          <table:table-cell office:value-type="float" office:value="0" calcext:value-type="float">
            <text:p>0</text:p>
          </table:table-cell>
          <table:table-cell office:value-type="float" office:value="0.001591423" calcext:value-type="float">
            <text:p>0.001591423</text:p>
          </table:table-cell>
          <table:table-cell office:value-type="float" office:value="0" calcext:value-type="float">
            <text:p>0</text:p>
          </table:table-cell>
          <table:table-cell office:value-type="float" office:value="-0.04691933" calcext:value-type="float">
            <text:p>-0.04691933</text:p>
          </table:table-cell>
          <table:table-cell office:value-type="float" office:value="370" calcext:value-type="float">
            <text:p>370</text:p>
          </table:table-cell>
          <table:table-cell office:value-type="float" office:value="-125.9762" calcext:value-type="float">
            <text:p>-125.9762</text:p>
          </table:table-cell>
          <table:table-cell office:value-type="float" office:value="0" calcext:value-type="float">
            <text:p>0</text:p>
          </table:table-cell>
          <table:table-cell office:value-type="float" office:value="290.9186" calcext:value-type="float">
            <text:p>290.9186</text:p>
          </table:table-cell>
          <table:table-cell office:value-type="float" office:value="1100.766" calcext:value-type="float">
            <text:p>1100.766</text:p>
          </table:table-cell>
          <table:table-cell office:value-type="float" office:value="1368.966" calcext:value-type="float">
            <text:p>1368.966</text:p>
          </table:table-cell>
          <table:table-cell office:value-type="float" office:value="1371.752" calcext:value-type="float">
            <text:p>1371.752</text:p>
          </table:table-cell>
          <table:table-cell office:value-type="float" office:value="828.7165" calcext:value-type="float">
            <text:p>828.7165</text:p>
          </table:table-cell>
          <table:table-cell office:value-type="float" office:value="1109.458" calcext:value-type="float">
            <text:p>1109.458</text:p>
          </table:table-cell>
          <table:table-cell office:value-type="float" office:value="434.9513" calcext:value-type="float">
            <text:p>434.9513</text:p>
          </table:table-cell>
          <table:table-cell office:value-type="float" office:value="1914.051" calcext:value-type="float">
            <text:p>1914.051</text:p>
          </table:table-cell>
          <table:table-cell office:value-type="float" office:value="2132.143" calcext:value-type="float">
            <text:p>2132.143</text:p>
          </table:table-cell>
          <table:table-cell office:value-type="float" office:value="1690.526" calcext:value-type="float">
            <text:p>1690.526</text:p>
          </table:table-cell>
          <table:table-cell office:value-type="float" office:value="587.4407" calcext:value-type="float">
            <text:p>587.4407</text:p>
          </table:table-cell>
          <table:table-cell office:value-type="float" office:value="571.64" calcext:value-type="float">
            <text:p>571.64</text:p>
          </table:table-cell>
          <table:table-cell office:value-type="float" office:value="142.9359" calcext:value-type="float">
            <text:p>142.9359</text:p>
          </table:table-cell>
          <table:table-cell office:value-type="float" office:value="35.73197" calcext:value-type="float">
            <text:p>35.73197</text:p>
          </table:table-cell>
          <table:table-cell office:value-type="float" office:value="0" calcext:value-type="float">
            <text:p>0</text:p>
          </table:table-cell>
          <table:table-cell office:value-type="float" office:value="-0.01767519" calcext:value-type="float">
            <text:p>-0.017675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1.637" calcext:value-type="float">
            <text:p>-131.637</text:p>
          </table:table-cell>
          <table:table-cell office:value-type="float" office:value="0" calcext:value-type="float">
            <text:p>0</text:p>
          </table:table-cell>
          <table:table-cell office:value-type="float" office:value="5.937141" calcext:value-type="float">
            <text:p>5.937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1" calcext:value-type="float">
            <text:p>11032001</text:p>
          </table:table-cell>
          <table:table-cell office:value-type="float" office:value="456.5454" calcext:value-type="float">
            <text:p>456.5454</text:p>
          </table:table-cell>
          <table:table-cell office:value-type="float" office:value="13342.66" calcext:value-type="float">
            <text:p>13342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7.4565" calcext:value-type="float">
            <text:p>-127.4565</text:p>
          </table:table-cell>
          <table:table-cell office:value-type="float" office:value="341.1736" calcext:value-type="float">
            <text:p>341.1736</text:p>
          </table:table-cell>
          <table:table-cell office:value-type="float" office:value="0" calcext:value-type="float">
            <text:p>0</text:p>
          </table:table-cell>
          <table:table-cell office:value-type="float" office:value="251.2331" calcext:value-type="float">
            <text:p>251.2331</text:p>
          </table:table-cell>
          <table:table-cell office:value-type="float" office:value="219.6117" calcext:value-type="float">
            <text:p>219.6117</text:p>
          </table:table-cell>
          <table:table-cell office:value-type="float" office:value="0.03781984" calcext:value-type="float">
            <text:p>0.03781984</text:p>
          </table:table-cell>
          <table:table-cell office:value-type="float" office:value="0" calcext:value-type="float">
            <text:p>0</text:p>
          </table:table-cell>
          <table:table-cell office:value-type="float" office:value="0.001598416" calcext:value-type="float">
            <text:p>0.001598416</text:p>
          </table:table-cell>
          <table:table-cell office:value-type="float" office:value="0" calcext:value-type="float">
            <text:p>0</text:p>
          </table:table-cell>
          <table:table-cell office:value-type="float" office:value="-0.04691933" calcext:value-type="float">
            <text:p>-0.04691933</text:p>
          </table:table-cell>
          <table:table-cell office:value-type="float" office:value="370" calcext:value-type="float">
            <text:p>370</text:p>
          </table:table-cell>
          <table:table-cell office:value-type="float" office:value="-127.3733" calcext:value-type="float">
            <text:p>-127.3733</text:p>
          </table:table-cell>
          <table:table-cell office:value-type="float" office:value="0" calcext:value-type="float">
            <text:p>0</text:p>
          </table:table-cell>
          <table:table-cell office:value-type="float" office:value="291.1214" calcext:value-type="float">
            <text:p>291.1214</text:p>
          </table:table-cell>
          <table:table-cell office:value-type="float" office:value="1100.654" calcext:value-type="float">
            <text:p>1100.654</text:p>
          </table:table-cell>
          <table:table-cell office:value-type="float" office:value="1368.853" calcext:value-type="float">
            <text:p>1368.853</text:p>
          </table:table-cell>
          <table:table-cell office:value-type="float" office:value="1371.671" calcext:value-type="float">
            <text:p>1371.671</text:p>
          </table:table-cell>
          <table:table-cell office:value-type="float" office:value="828.6529" calcext:value-type="float">
            <text:p>828.6529</text:p>
          </table:table-cell>
          <table:table-cell office:value-type="float" office:value="1109.394" calcext:value-type="float">
            <text:p>1109.394</text:p>
          </table:table-cell>
          <table:table-cell office:value-type="float" office:value="434.9301" calcext:value-type="float">
            <text:p>434.9301</text:p>
          </table:table-cell>
          <table:table-cell office:value-type="float" office:value="1913.979" calcext:value-type="float">
            <text:p>1913.979</text:p>
          </table:table-cell>
          <table:table-cell office:value-type="float" office:value="2132.092" calcext:value-type="float">
            <text:p>2132.092</text:p>
          </table:table-cell>
          <table:table-cell office:value-type="float" office:value="1690.498" calcext:value-type="float">
            <text:p>1690.498</text:p>
          </table:table-cell>
          <table:table-cell office:value-type="float" office:value="587.438" calcext:value-type="float">
            <text:p>587.438</text:p>
          </table:table-cell>
          <table:table-cell office:value-type="float" office:value="571.6385" calcext:value-type="float">
            <text:p>571.6385</text:p>
          </table:table-cell>
          <table:table-cell office:value-type="float" office:value="142.9356" calcext:value-type="float">
            <text:p>142.9356</text:p>
          </table:table-cell>
          <table:table-cell office:value-type="float" office:value="35.73188" calcext:value-type="float">
            <text:p>35.73188</text:p>
          </table:table-cell>
          <table:table-cell office:value-type="float" office:value="0" calcext:value-type="float">
            <text:p>0</text:p>
          </table:table-cell>
          <table:table-cell office:value-type="float" office:value="-0.01767519" calcext:value-type="float">
            <text:p>-0.017675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3.0328" calcext:value-type="float">
            <text:p>-133.0328</text:p>
          </table:table-cell>
          <table:table-cell office:value-type="float" office:value="0" calcext:value-type="float">
            <text:p>0</text:p>
          </table:table-cell>
          <table:table-cell office:value-type="float" office:value="5.936282" calcext:value-type="float">
            <text:p>5.936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1" calcext:value-type="float">
            <text:p>12032001</text:p>
          </table:table-cell>
          <table:table-cell office:value-type="float" office:value="455.2955" calcext:value-type="float">
            <text:p>455.2955</text:p>
          </table:table-cell>
          <table:table-cell office:value-type="float" office:value="13342.32" calcext:value-type="float">
            <text:p>13342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8.864" calcext:value-type="float">
            <text:p>-128.864</text:p>
          </table:table-cell>
          <table:table-cell office:value-type="float" office:value="344.296" calcext:value-type="float">
            <text:p>344.296</text:p>
          </table:table-cell>
          <table:table-cell office:value-type="float" office:value="0" calcext:value-type="float">
            <text:p>0</text:p>
          </table:table-cell>
          <table:table-cell office:value-type="float" office:value="251.5092" calcext:value-type="float">
            <text:p>251.5092</text:p>
          </table:table-cell>
          <table:table-cell office:value-type="float" office:value="218.3781" calcext:value-type="float">
            <text:p>218.3781</text:p>
          </table:table-cell>
          <table:table-cell office:value-type="float" office:value="0.03804379" calcext:value-type="float">
            <text:p>0.03804379</text:p>
          </table:table-cell>
          <table:table-cell office:value-type="float" office:value="0" calcext:value-type="float">
            <text:p>0</text:p>
          </table:table-cell>
          <table:table-cell office:value-type="float" office:value="0.001598976" calcext:value-type="float">
            <text:p>0.001598976</text:p>
          </table:table-cell>
          <table:table-cell office:value-type="float" office:value="0" calcext:value-type="float">
            <text:p>0</text:p>
          </table:table-cell>
          <table:table-cell office:value-type="float" office:value="-0.04691933" calcext:value-type="float">
            <text:p>-0.04691933</text:p>
          </table:table-cell>
          <table:table-cell office:value-type="float" office:value="370" calcext:value-type="float">
            <text:p>370</text:p>
          </table:table-cell>
          <table:table-cell office:value-type="float" office:value="-128.7807" calcext:value-type="float">
            <text:p>-128.7807</text:p>
          </table:table-cell>
          <table:table-cell office:value-type="float" office:value="0" calcext:value-type="float">
            <text:p>0</text:p>
          </table:table-cell>
          <table:table-cell office:value-type="float" office:value="291.3715" calcext:value-type="float">
            <text:p>291.3715</text:p>
          </table:table-cell>
          <table:table-cell office:value-type="float" office:value="1100.546" calcext:value-type="float">
            <text:p>1100.546</text:p>
          </table:table-cell>
          <table:table-cell office:value-type="float" office:value="1368.744" calcext:value-type="float">
            <text:p>1368.744</text:p>
          </table:table-cell>
          <table:table-cell office:value-type="float" office:value="1371.588" calcext:value-type="float">
            <text:p>1371.588</text:p>
          </table:table-cell>
          <table:table-cell office:value-type="float" office:value="828.5933" calcext:value-type="float">
            <text:p>828.5933</text:p>
          </table:table-cell>
          <table:table-cell office:value-type="float" office:value="1109.33" calcext:value-type="float">
            <text:p>1109.33</text:p>
          </table:table-cell>
          <table:table-cell office:value-type="float" office:value="434.9096" calcext:value-type="float">
            <text:p>434.9096</text:p>
          </table:table-cell>
          <table:table-cell office:value-type="float" office:value="1913.907" calcext:value-type="float">
            <text:p>1913.907</text:p>
          </table:table-cell>
          <table:table-cell office:value-type="float" office:value="2132.041" calcext:value-type="float">
            <text:p>2132.041</text:p>
          </table:table-cell>
          <table:table-cell office:value-type="float" office:value="1690.471" calcext:value-type="float">
            <text:p>1690.471</text:p>
          </table:table-cell>
          <table:table-cell office:value-type="float" office:value="587.4353" calcext:value-type="float">
            <text:p>587.4353</text:p>
          </table:table-cell>
          <table:table-cell office:value-type="float" office:value="571.6369" calcext:value-type="float">
            <text:p>571.6369</text:p>
          </table:table-cell>
          <table:table-cell office:value-type="float" office:value="142.9353" calcext:value-type="float">
            <text:p>142.9353</text:p>
          </table:table-cell>
          <table:table-cell office:value-type="float" office:value="35.7318" calcext:value-type="float">
            <text:p>35.7318</text:p>
          </table:table-cell>
          <table:table-cell office:value-type="float" office:value="0" calcext:value-type="float">
            <text:p>0</text:p>
          </table:table-cell>
          <table:table-cell office:value-type="float" office:value="-0.01767519" calcext:value-type="float">
            <text:p>-0.017675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4.4931" calcext:value-type="float">
            <text:p>-134.4931</text:p>
          </table:table-cell>
          <table:table-cell office:value-type="float" office:value="0" calcext:value-type="float">
            <text:p>0</text:p>
          </table:table-cell>
          <table:table-cell office:value-type="float" office:value="5.990213" calcext:value-type="float">
            <text:p>5.990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1" calcext:value-type="float">
            <text:p>13032001</text:p>
          </table:table-cell>
          <table:table-cell office:value-type="float" office:value="453.8684" calcext:value-type="float">
            <text:p>453.8684</text:p>
          </table:table-cell>
          <table:table-cell office:value-type="float" office:value="13342.02" calcext:value-type="float">
            <text:p>13342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0.3367" calcext:value-type="float">
            <text:p>-130.3367</text:p>
          </table:table-cell>
          <table:table-cell office:value-type="float" office:value="346.2383" calcext:value-type="float">
            <text:p>346.2383</text:p>
          </table:table-cell>
          <table:table-cell office:value-type="float" office:value="0" calcext:value-type="float">
            <text:p>0</text:p>
          </table:table-cell>
          <table:table-cell office:value-type="float" office:value="251.8711" calcext:value-type="float">
            <text:p>251.8711</text:p>
          </table:table-cell>
          <table:table-cell office:value-type="float" office:value="216.8804" calcext:value-type="float">
            <text:p>216.8804</text:p>
          </table:table-cell>
          <table:table-cell office:value-type="float" office:value="0.03822009" calcext:value-type="float">
            <text:p>0.03822009</text:p>
          </table:table-cell>
          <table:table-cell office:value-type="float" office:value="0" calcext:value-type="float">
            <text:p>0</text:p>
          </table:table-cell>
          <table:table-cell office:value-type="float" office:value="0.001599013" calcext:value-type="float">
            <text:p>0.001599013</text:p>
          </table:table-cell>
          <table:table-cell office:value-type="float" office:value="0" calcext:value-type="float">
            <text:p>0</text:p>
          </table:table-cell>
          <table:table-cell office:value-type="float" office:value="-0.04691933" calcext:value-type="float">
            <text:p>-0.04691933</text:p>
          </table:table-cell>
          <table:table-cell office:value-type="float" office:value="370" calcext:value-type="float">
            <text:p>370</text:p>
          </table:table-cell>
          <table:table-cell office:value-type="float" office:value="-130.2531" calcext:value-type="float">
            <text:p>-130.2531</text:p>
          </table:table-cell>
          <table:table-cell office:value-type="float" office:value="0" calcext:value-type="float">
            <text:p>0</text:p>
          </table:table-cell>
          <table:table-cell office:value-type="float" office:value="291.7059" calcext:value-type="float">
            <text:p>291.7059</text:p>
          </table:table-cell>
          <table:table-cell office:value-type="float" office:value="1100.468" calcext:value-type="float">
            <text:p>1100.468</text:p>
          </table:table-cell>
          <table:table-cell office:value-type="float" office:value="1368.634" calcext:value-type="float">
            <text:p>1368.634</text:p>
          </table:table-cell>
          <table:table-cell office:value-type="float" office:value="1371.507" calcext:value-type="float">
            <text:p>1371.507</text:p>
          </table:table-cell>
          <table:table-cell office:value-type="float" office:value="828.53" calcext:value-type="float">
            <text:p>828.53</text:p>
          </table:table-cell>
          <table:table-cell office:value-type="float" office:value="1109.266" calcext:value-type="float">
            <text:p>1109.266</text:p>
          </table:table-cell>
          <table:table-cell office:value-type="float" office:value="434.8894" calcext:value-type="float">
            <text:p>434.8894</text:p>
          </table:table-cell>
          <table:table-cell office:value-type="float" office:value="1913.836" calcext:value-type="float">
            <text:p>1913.836</text:p>
          </table:table-cell>
          <table:table-cell office:value-type="float" office:value="2131.99" calcext:value-type="float">
            <text:p>2131.99</text:p>
          </table:table-cell>
          <table:table-cell office:value-type="float" office:value="1690.443" calcext:value-type="float">
            <text:p>1690.443</text:p>
          </table:table-cell>
          <table:table-cell office:value-type="float" office:value="587.4327" calcext:value-type="float">
            <text:p>587.4327</text:p>
          </table:table-cell>
          <table:table-cell office:value-type="float" office:value="571.6354" calcext:value-type="float">
            <text:p>571.6354</text:p>
          </table:table-cell>
          <table:table-cell office:value-type="float" office:value="142.935" calcext:value-type="float">
            <text:p>142.935</text:p>
          </table:table-cell>
          <table:table-cell office:value-type="float" office:value="35.73171" calcext:value-type="float">
            <text:p>35.73171</text:p>
          </table:table-cell>
          <table:table-cell office:value-type="float" office:value="0" calcext:value-type="float">
            <text:p>0</text:p>
          </table:table-cell>
          <table:table-cell office:value-type="float" office:value="-0.01767543" calcext:value-type="float">
            <text:p>-0.017675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6.1021" calcext:value-type="float">
            <text:p>-136.1021</text:p>
          </table:table-cell>
          <table:table-cell office:value-type="float" office:value="0" calcext:value-type="float">
            <text:p>0</text:p>
          </table:table-cell>
          <table:table-cell office:value-type="float" office:value="6.127622" calcext:value-type="float">
            <text:p>6.127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1" calcext:value-type="float">
            <text:p>14032001</text:p>
          </table:table-cell>
          <table:table-cell office:value-type="float" office:value="450.4197" calcext:value-type="float">
            <text:p>450.4197</text:p>
          </table:table-cell>
          <table:table-cell office:value-type="float" office:value="13342.01" calcext:value-type="float">
            <text:p>13342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3.3008" calcext:value-type="float">
            <text:p>-133.3008</text:p>
          </table:table-cell>
          <table:table-cell office:value-type="float" office:value="351.939" calcext:value-type="float">
            <text:p>351.939</text:p>
          </table:table-cell>
          <table:table-cell office:value-type="float" office:value="0" calcext:value-type="float">
            <text:p>0</text:p>
          </table:table-cell>
          <table:table-cell office:value-type="float" office:value="253.5107" calcext:value-type="float">
            <text:p>253.5107</text:p>
          </table:table-cell>
          <table:table-cell office:value-type="float" office:value="212.8191" calcext:value-type="float">
            <text:p>212.8191</text:p>
          </table:table-cell>
          <table:table-cell office:value-type="float" office:value="0.03782408" calcext:value-type="float">
            <text:p>0.03782408</text:p>
          </table:table-cell>
          <table:table-cell office:value-type="float" office:value="0" calcext:value-type="float">
            <text:p>0</text:p>
          </table:table-cell>
          <table:table-cell office:value-type="float" office:value="0.001599244" calcext:value-type="float">
            <text:p>0.001599244</text:p>
          </table:table-cell>
          <table:table-cell office:value-type="float" office:value="0" calcext:value-type="float">
            <text:p>0</text:p>
          </table:table-cell>
          <table:table-cell office:value-type="float" office:value="-0.04691933" calcext:value-type="float">
            <text:p>-0.04691933</text:p>
          </table:table-cell>
          <table:table-cell office:value-type="float" office:value="370" calcext:value-type="float">
            <text:p>370</text:p>
          </table:table-cell>
          <table:table-cell office:value-type="float" office:value="-133.2177" calcext:value-type="float">
            <text:p>-133.2177</text:p>
          </table:table-cell>
          <table:table-cell office:value-type="float" office:value="0" calcext:value-type="float">
            <text:p>0</text:p>
          </table:table-cell>
          <table:table-cell office:value-type="float" office:value="292.7398" calcext:value-type="float">
            <text:p>292.7398</text:p>
          </table:table-cell>
          <table:table-cell office:value-type="float" office:value="1100.578" calcext:value-type="float">
            <text:p>1100.578</text:p>
          </table:table-cell>
          <table:table-cell office:value-type="float" office:value="1368.511" calcext:value-type="float">
            <text:p>1368.511</text:p>
          </table:table-cell>
          <table:table-cell office:value-type="float" office:value="1371.406" calcext:value-type="float">
            <text:p>1371.406</text:p>
          </table:table-cell>
          <table:table-cell office:value-type="float" office:value="828.46" calcext:value-type="float">
            <text:p>828.46</text:p>
          </table:table-cell>
          <table:table-cell office:value-type="float" office:value="1109.199" calcext:value-type="float">
            <text:p>1109.199</text:p>
          </table:table-cell>
          <table:table-cell office:value-type="float" office:value="434.8678" calcext:value-type="float">
            <text:p>434.8678</text:p>
          </table:table-cell>
          <table:table-cell office:value-type="float" office:value="1913.765" calcext:value-type="float">
            <text:p>1913.765</text:p>
          </table:table-cell>
          <table:table-cell office:value-type="float" office:value="2131.94" calcext:value-type="float">
            <text:p>2131.94</text:p>
          </table:table-cell>
          <table:table-cell office:value-type="float" office:value="1690.416" calcext:value-type="float">
            <text:p>1690.416</text:p>
          </table:table-cell>
          <table:table-cell office:value-type="float" office:value="587.4301" calcext:value-type="float">
            <text:p>587.4301</text:p>
          </table:table-cell>
          <table:table-cell office:value-type="float" office:value="571.6339" calcext:value-type="float">
            <text:p>571.6339</text:p>
          </table:table-cell>
          <table:table-cell office:value-type="float" office:value="142.9347" calcext:value-type="float">
            <text:p>142.9347</text:p>
          </table:table-cell>
          <table:table-cell office:value-type="float" office:value="35.73162" calcext:value-type="float">
            <text:p>35.73162</text:p>
          </table:table-cell>
          <table:table-cell office:value-type="float" office:value="0" calcext:value-type="float">
            <text:p>0</text:p>
          </table:table-cell>
          <table:table-cell office:value-type="float" office:value="-0.01841841" calcext:value-type="float">
            <text:p>-0.018418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9.4346" calcext:value-type="float">
            <text:p>-139.4346</text:p>
          </table:table-cell>
          <table:table-cell office:value-type="float" office:value="0" calcext:value-type="float">
            <text:p>0</text:p>
          </table:table-cell>
          <table:table-cell office:value-type="float" office:value="6.496973" calcext:value-type="float">
            <text:p>6.496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1" calcext:value-type="float">
            <text:p>15032001</text:p>
          </table:table-cell>
          <table:table-cell office:value-type="float" office:value="443.9608" calcext:value-type="float">
            <text:p>443.9608</text:p>
          </table:table-cell>
          <table:table-cell office:value-type="float" office:value="13342.19" calcext:value-type="float">
            <text:p>13342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9.4862" calcext:value-type="float">
            <text:p>-139.4862</text:p>
          </table:table-cell>
          <table:table-cell office:value-type="float" office:value="368.2872" calcext:value-type="float">
            <text:p>368.2872</text:p>
          </table:table-cell>
          <table:table-cell office:value-type="float" office:value="0" calcext:value-type="float">
            <text:p>0</text:p>
          </table:table-cell>
          <table:table-cell office:value-type="float" office:value="257.2013" calcext:value-type="float">
            <text:p>257.2013</text:p>
          </table:table-cell>
          <table:table-cell office:value-type="float" office:value="206.3942" calcext:value-type="float">
            <text:p>206.3942</text:p>
          </table:table-cell>
          <table:table-cell office:value-type="float" office:value="0.03566085" calcext:value-type="float">
            <text:p>0.03566085</text:p>
          </table:table-cell>
          <table:table-cell office:value-type="float" office:value="0" calcext:value-type="float">
            <text:p>0</text:p>
          </table:table-cell>
          <table:table-cell office:value-type="float" office:value="0.001600702" calcext:value-type="float">
            <text:p>0.001600702</text:p>
          </table:table-cell>
          <table:table-cell office:value-type="float" office:value="0" calcext:value-type="float">
            <text:p>0</text:p>
          </table:table-cell>
          <table:table-cell office:value-type="float" office:value="-0.04691933" calcext:value-type="float">
            <text:p>-0.04691933</text:p>
          </table:table-cell>
          <table:table-cell office:value-type="float" office:value="370" calcext:value-type="float">
            <text:p>370</text:p>
          </table:table-cell>
          <table:table-cell office:value-type="float" office:value="-139.4053" calcext:value-type="float">
            <text:p>-139.4053</text:p>
          </table:table-cell>
          <table:table-cell office:value-type="float" office:value="0" calcext:value-type="float">
            <text:p>0</text:p>
          </table:table-cell>
          <table:table-cell office:value-type="float" office:value="293.7659" calcext:value-type="float">
            <text:p>293.7659</text:p>
          </table:table-cell>
          <table:table-cell office:value-type="float" office:value="1100.375" calcext:value-type="float">
            <text:p>1100.375</text:p>
          </table:table-cell>
          <table:table-cell office:value-type="float" office:value="1368.324" calcext:value-type="float">
            <text:p>1368.324</text:p>
          </table:table-cell>
          <table:table-cell office:value-type="float" office:value="1371.272" calcext:value-type="float">
            <text:p>1371.272</text:p>
          </table:table-cell>
          <table:table-cell office:value-type="float" office:value="828.3715" calcext:value-type="float">
            <text:p>828.3715</text:p>
          </table:table-cell>
          <table:table-cell office:value-type="float" office:value="1109.111" calcext:value-type="float">
            <text:p>1109.111</text:p>
          </table:table-cell>
          <table:table-cell office:value-type="float" office:value="434.8393" calcext:value-type="float">
            <text:p>434.8393</text:p>
          </table:table-cell>
          <table:table-cell office:value-type="float" office:value="1913.69" calcext:value-type="float">
            <text:p>1913.69</text:p>
          </table:table-cell>
          <table:table-cell office:value-type="float" office:value="2131.889" calcext:value-type="float">
            <text:p>2131.889</text:p>
          </table:table-cell>
          <table:table-cell office:value-type="float" office:value="1690.388" calcext:value-type="float">
            <text:p>1690.388</text:p>
          </table:table-cell>
          <table:table-cell office:value-type="float" office:value="587.4274" calcext:value-type="float">
            <text:p>587.4274</text:p>
          </table:table-cell>
          <table:table-cell office:value-type="float" office:value="571.6323" calcext:value-type="float">
            <text:p>571.6323</text:p>
          </table:table-cell>
          <table:table-cell office:value-type="float" office:value="142.9344" calcext:value-type="float">
            <text:p>142.9344</text:p>
          </table:table-cell>
          <table:table-cell office:value-type="float" office:value="35.73154" calcext:value-type="float">
            <text:p>35.73154</text:p>
          </table:table-cell>
          <table:table-cell office:value-type="float" office:value="0" calcext:value-type="float">
            <text:p>0</text:p>
          </table:table-cell>
          <table:table-cell office:value-type="float" office:value="-0.019802" calcext:value-type="float">
            <text:p>-0.0198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5.5984" calcext:value-type="float">
            <text:p>-145.5984</text:p>
          </table:table-cell>
          <table:table-cell office:value-type="float" office:value="0" calcext:value-type="float">
            <text:p>0</text:p>
          </table:table-cell>
          <table:table-cell office:value-type="float" office:value="6.473495" calcext:value-type="float">
            <text:p>6.473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1" calcext:value-type="float">
            <text:p>16032001</text:p>
          </table:table-cell>
          <table:table-cell office:value-type="float" office:value="438.6584" calcext:value-type="float">
            <text:p>438.6584</text:p>
          </table:table-cell>
          <table:table-cell office:value-type="float" office:value="13342.27" calcext:value-type="float">
            <text:p>13342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4.6726" calcext:value-type="float">
            <text:p>-144.6726</text:p>
          </table:table-cell>
          <table:table-cell office:value-type="float" office:value="382.5711" calcext:value-type="float">
            <text:p>382.5711</text:p>
          </table:table-cell>
          <table:table-cell office:value-type="float" office:value="0" calcext:value-type="float">
            <text:p>0</text:p>
          </table:table-cell>
          <table:table-cell office:value-type="float" office:value="259.6501" calcext:value-type="float">
            <text:p>259.6501</text:p>
          </table:table-cell>
          <table:table-cell office:value-type="float" office:value="201.2893" calcext:value-type="float">
            <text:p>201.2893</text:p>
          </table:table-cell>
          <table:table-cell office:value-type="float" office:value="0.03575039" calcext:value-type="float">
            <text:p>0.03575039</text:p>
          </table:table-cell>
          <table:table-cell office:value-type="float" office:value="0" calcext:value-type="float">
            <text:p>0</text:p>
          </table:table-cell>
          <table:table-cell office:value-type="float" office:value="0.001605026" calcext:value-type="float">
            <text:p>0.001605026</text:p>
          </table:table-cell>
          <table:table-cell office:value-type="float" office:value="0" calcext:value-type="float">
            <text:p>0</text:p>
          </table:table-cell>
          <table:table-cell office:value-type="float" office:value="-0.04691933" calcext:value-type="float">
            <text:p>-0.04691933</text:p>
          </table:table-cell>
          <table:table-cell office:value-type="float" office:value="370" calcext:value-type="float">
            <text:p>370</text:p>
          </table:table-cell>
          <table:table-cell office:value-type="float" office:value="-144.5915" calcext:value-type="float">
            <text:p>-144.5915</text:p>
          </table:table-cell>
          <table:table-cell office:value-type="float" office:value="0" calcext:value-type="float">
            <text:p>0</text:p>
          </table:table-cell>
          <table:table-cell office:value-type="float" office:value="294.5833" calcext:value-type="float">
            <text:p>294.5833</text:p>
          </table:table-cell>
          <table:table-cell office:value-type="float" office:value="1100.16" calcext:value-type="float">
            <text:p>1100.16</text:p>
          </table:table-cell>
          <table:table-cell office:value-type="float" office:value="1368.136" calcext:value-type="float">
            <text:p>1368.136</text:p>
          </table:table-cell>
          <table:table-cell office:value-type="float" office:value="1371.137" calcext:value-type="float">
            <text:p>1371.137</text:p>
          </table:table-cell>
          <table:table-cell office:value-type="float" office:value="828.2776" calcext:value-type="float">
            <text:p>828.2776</text:p>
          </table:table-cell>
          <table:table-cell office:value-type="float" office:value="1109.015" calcext:value-type="float">
            <text:p>1109.015</text:p>
          </table:table-cell>
          <table:table-cell office:value-type="float" office:value="434.8043" calcext:value-type="float">
            <text:p>434.8043</text:p>
          </table:table-cell>
          <table:table-cell office:value-type="float" office:value="1913.609" calcext:value-type="float">
            <text:p>1913.609</text:p>
          </table:table-cell>
          <table:table-cell office:value-type="float" office:value="2131.838" calcext:value-type="float">
            <text:p>2131.838</text:p>
          </table:table-cell>
          <table:table-cell office:value-type="float" office:value="1690.361" calcext:value-type="float">
            <text:p>1690.361</text:p>
          </table:table-cell>
          <table:table-cell office:value-type="float" office:value="587.4249" calcext:value-type="float">
            <text:p>587.4249</text:p>
          </table:table-cell>
          <table:table-cell office:value-type="float" office:value="571.6308" calcext:value-type="float">
            <text:p>571.6308</text:p>
          </table:table-cell>
          <table:table-cell office:value-type="float" office:value="142.9341" calcext:value-type="float">
            <text:p>142.9341</text:p>
          </table:table-cell>
          <table:table-cell office:value-type="float" office:value="35.73146" calcext:value-type="float">
            <text:p>35.73146</text:p>
          </table:table-cell>
          <table:table-cell office:value-type="float" office:value="0" calcext:value-type="float">
            <text:p>0</text:p>
          </table:table-cell>
          <table:table-cell office:value-type="float" office:value="-0.01982472" calcext:value-type="float">
            <text:p>-0.019824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0.6938" calcext:value-type="float">
            <text:p>-150.6938</text:p>
          </table:table-cell>
          <table:table-cell office:value-type="float" office:value="0" calcext:value-type="float">
            <text:p>0</text:p>
          </table:table-cell>
          <table:table-cell office:value-type="float" office:value="6.383425" calcext:value-type="float">
            <text:p>6.383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1" calcext:value-type="float">
            <text:p>17032001</text:p>
          </table:table-cell>
          <table:table-cell office:value-type="float" office:value="432.5727" calcext:value-type="float">
            <text:p>432.5727</text:p>
          </table:table-cell>
          <table:table-cell office:value-type="float" office:value="13342.53" calcext:value-type="float">
            <text:p>13342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0.3849" calcext:value-type="float">
            <text:p>-150.3849</text:p>
          </table:table-cell>
          <table:table-cell office:value-type="float" office:value="398.4325" calcext:value-type="float">
            <text:p>398.4325</text:p>
          </table:table-cell>
          <table:table-cell office:value-type="float" office:value="0" calcext:value-type="float">
            <text:p>0</text:p>
          </table:table-cell>
          <table:table-cell office:value-type="float" office:value="262.1528" calcext:value-type="float">
            <text:p>262.1528</text:p>
          </table:table-cell>
          <table:table-cell office:value-type="float" office:value="195.4256" calcext:value-type="float">
            <text:p>195.4256</text:p>
          </table:table-cell>
          <table:table-cell office:value-type="float" office:value="0.03442596" calcext:value-type="float">
            <text:p>0.03442596</text:p>
          </table:table-cell>
          <table:table-cell office:value-type="float" office:value="0" calcext:value-type="float">
            <text:p>0</text:p>
          </table:table-cell>
          <table:table-cell office:value-type="float" office:value="0.00160928" calcext:value-type="float">
            <text:p>0.00160928</text:p>
          </table:table-cell>
          <table:table-cell office:value-type="float" office:value="0" calcext:value-type="float">
            <text:p>0</text:p>
          </table:table-cell>
          <table:table-cell office:value-type="float" office:value="-0.04691933" calcext:value-type="float">
            <text:p>-0.04691933</text:p>
          </table:table-cell>
          <table:table-cell office:value-type="float" office:value="370" calcext:value-type="float">
            <text:p>370</text:p>
          </table:table-cell>
          <table:table-cell office:value-type="float" office:value="-150.3051" calcext:value-type="float">
            <text:p>-150.3051</text:p>
          </table:table-cell>
          <table:table-cell office:value-type="float" office:value="0" calcext:value-type="float">
            <text:p>0</text:p>
          </table:table-cell>
          <table:table-cell office:value-type="float" office:value="295.6046" calcext:value-type="float">
            <text:p>295.6046</text:p>
          </table:table-cell>
          <table:table-cell office:value-type="float" office:value="1099.923" calcext:value-type="float">
            <text:p>1099.923</text:p>
          </table:table-cell>
          <table:table-cell office:value-type="float" office:value="1367.94" calcext:value-type="float">
            <text:p>1367.94</text:p>
          </table:table-cell>
          <table:table-cell office:value-type="float" office:value="1370.988" calcext:value-type="float">
            <text:p>1370.988</text:p>
          </table:table-cell>
          <table:table-cell office:value-type="float" office:value="828.1837" calcext:value-type="float">
            <text:p>828.1837</text:p>
          </table:table-cell>
          <table:table-cell office:value-type="float" office:value="1108.915" calcext:value-type="float">
            <text:p>1108.915</text:p>
          </table:table-cell>
          <table:table-cell office:value-type="float" office:value="434.7682" calcext:value-type="float">
            <text:p>434.7682</text:p>
          </table:table-cell>
          <table:table-cell office:value-type="float" office:value="1913.523" calcext:value-type="float">
            <text:p>1913.523</text:p>
          </table:table-cell>
          <table:table-cell office:value-type="float" office:value="2131.786" calcext:value-type="float">
            <text:p>2131.786</text:p>
          </table:table-cell>
          <table:table-cell office:value-type="float" office:value="1690.334" calcext:value-type="float">
            <text:p>1690.334</text:p>
          </table:table-cell>
          <table:table-cell office:value-type="float" office:value="587.4223" calcext:value-type="float">
            <text:p>587.4223</text:p>
          </table:table-cell>
          <table:table-cell office:value-type="float" office:value="571.6293" calcext:value-type="float">
            <text:p>571.6293</text:p>
          </table:table-cell>
          <table:table-cell office:value-type="float" office:value="142.9338" calcext:value-type="float">
            <text:p>142.9338</text:p>
          </table:table-cell>
          <table:table-cell office:value-type="float" office:value="35.73138" calcext:value-type="float">
            <text:p>35.73138</text:p>
          </table:table-cell>
          <table:table-cell office:value-type="float" office:value="0" calcext:value-type="float">
            <text:p>0</text:p>
          </table:table-cell>
          <table:table-cell office:value-type="float" office:value="-0.02139904" calcext:value-type="float">
            <text:p>-0.021399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6.3956" calcext:value-type="float">
            <text:p>-156.3956</text:p>
          </table:table-cell>
          <table:table-cell office:value-type="float" office:value="0" calcext:value-type="float">
            <text:p>0</text:p>
          </table:table-cell>
          <table:table-cell office:value-type="float" office:value="6.372416" calcext:value-type="float">
            <text:p>6.372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1" calcext:value-type="float">
            <text:p>18032001</text:p>
          </table:table-cell>
          <table:table-cell office:value-type="float" office:value="426.6057" calcext:value-type="float">
            <text:p>426.6057</text:p>
          </table:table-cell>
          <table:table-cell office:value-type="float" office:value="13342.86" calcext:value-type="float">
            <text:p>13342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5.8434" calcext:value-type="float">
            <text:p>-155.8434</text:p>
          </table:table-cell>
          <table:table-cell office:value-type="float" office:value="413.7978" calcext:value-type="float">
            <text:p>413.7978</text:p>
          </table:table-cell>
          <table:table-cell office:value-type="float" office:value="0" calcext:value-type="float">
            <text:p>0</text:p>
          </table:table-cell>
          <table:table-cell office:value-type="float" office:value="263.9793" calcext:value-type="float">
            <text:p>263.9793</text:p>
          </table:table-cell>
          <table:table-cell office:value-type="float" office:value="189.7126" calcext:value-type="float">
            <text:p>189.7126</text:p>
          </table:table-cell>
          <table:table-cell office:value-type="float" office:value="0.03287036" calcext:value-type="float">
            <text:p>0.03287036</text:p>
          </table:table-cell>
          <table:table-cell office:value-type="float" office:value="0" calcext:value-type="float">
            <text:p>0</text:p>
          </table:table-cell>
          <table:table-cell office:value-type="float" office:value="0.001612438" calcext:value-type="float">
            <text:p>0.001612438</text:p>
          </table:table-cell>
          <table:table-cell office:value-type="float" office:value="0" calcext:value-type="float">
            <text:p>0</text:p>
          </table:table-cell>
          <table:table-cell office:value-type="float" office:value="-0.04691933" calcext:value-type="float">
            <text:p>-0.04691933</text:p>
          </table:table-cell>
          <table:table-cell office:value-type="float" office:value="370" calcext:value-type="float">
            <text:p>370</text:p>
          </table:table-cell>
          <table:table-cell office:value-type="float" office:value="-155.7653" calcext:value-type="float">
            <text:p>-155.7653</text:p>
          </table:table-cell>
          <table:table-cell office:value-type="float" office:value="0" calcext:value-type="float">
            <text:p>0</text:p>
          </table:table-cell>
          <table:table-cell office:value-type="float" office:value="296.7248" calcext:value-type="float">
            <text:p>296.7248</text:p>
          </table:table-cell>
          <table:table-cell office:value-type="float" office:value="1099.67" calcext:value-type="float">
            <text:p>1099.67</text:p>
          </table:table-cell>
          <table:table-cell office:value-type="float" office:value="1367.728" calcext:value-type="float">
            <text:p>1367.728</text:p>
          </table:table-cell>
          <table:table-cell office:value-type="float" office:value="1370.83" calcext:value-type="float">
            <text:p>1370.83</text:p>
          </table:table-cell>
          <table:table-cell office:value-type="float" office:value="828.0807" calcext:value-type="float">
            <text:p>828.0807</text:p>
          </table:table-cell>
          <table:table-cell office:value-type="float" office:value="1108.808" calcext:value-type="float">
            <text:p>1108.808</text:p>
          </table:table-cell>
          <table:table-cell office:value-type="float" office:value="434.7308" calcext:value-type="float">
            <text:p>434.7308</text:p>
          </table:table-cell>
          <table:table-cell office:value-type="float" office:value="1913.431" calcext:value-type="float">
            <text:p>1913.431</text:p>
          </table:table-cell>
          <table:table-cell office:value-type="float" office:value="2131.732" calcext:value-type="float">
            <text:p>2131.732</text:p>
          </table:table-cell>
          <table:table-cell office:value-type="float" office:value="1690.307" calcext:value-type="float">
            <text:p>1690.307</text:p>
          </table:table-cell>
          <table:table-cell office:value-type="float" office:value="587.4197" calcext:value-type="float">
            <text:p>587.4197</text:p>
          </table:table-cell>
          <table:table-cell office:value-type="float" office:value="571.6279" calcext:value-type="float">
            <text:p>571.6279</text:p>
          </table:table-cell>
          <table:table-cell office:value-type="float" office:value="142.9335" calcext:value-type="float">
            <text:p>142.9335</text:p>
          </table:table-cell>
          <table:table-cell office:value-type="float" office:value="35.7313" calcext:value-type="float">
            <text:p>35.7313</text:p>
          </table:table-cell>
          <table:table-cell office:value-type="float" office:value="0" calcext:value-type="float">
            <text:p>0</text:p>
          </table:table-cell>
          <table:table-cell office:value-type="float" office:value="-0.02310971" calcext:value-type="float">
            <text:p>-0.023109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1.9089" calcext:value-type="float">
            <text:p>-161.9089</text:p>
          </table:table-cell>
          <table:table-cell office:value-type="float" office:value="0" calcext:value-type="float">
            <text:p>0</text:p>
          </table:table-cell>
          <table:table-cell office:value-type="float" office:value="6.426779" calcext:value-type="float">
            <text:p>6.426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1" calcext:value-type="float">
            <text:p>19032001</text:p>
          </table:table-cell>
          <table:table-cell office:value-type="float" office:value="421.1461" calcext:value-type="float">
            <text:p>421.1461</text:p>
          </table:table-cell>
          <table:table-cell office:value-type="float" office:value="13343.19" calcext:value-type="float">
            <text:p>13343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0.7795" calcext:value-type="float">
            <text:p>-160.7795</text:p>
          </table:table-cell>
          <table:table-cell office:value-type="float" office:value="427.8738" calcext:value-type="float">
            <text:p>427.8738</text:p>
          </table:table-cell>
          <table:table-cell office:value-type="float" office:value="0" calcext:value-type="float">
            <text:p>0</text:p>
          </table:table-cell>
          <table:table-cell office:value-type="float" office:value="265.1058" calcext:value-type="float">
            <text:p>265.1058</text:p>
          </table:table-cell>
          <table:table-cell office:value-type="float" office:value="184.5291" calcext:value-type="float">
            <text:p>184.5291</text:p>
          </table:table-cell>
          <table:table-cell office:value-type="float" office:value="0.03297966" calcext:value-type="float">
            <text:p>0.03297966</text:p>
          </table:table-cell>
          <table:table-cell office:value-type="float" office:value="0" calcext:value-type="float">
            <text:p>0</text:p>
          </table:table-cell>
          <table:table-cell office:value-type="float" office:value="0.001614137" calcext:value-type="float">
            <text:p>0.001614137</text:p>
          </table:table-cell>
          <table:table-cell office:value-type="float" office:value="0" calcext:value-type="float">
            <text:p>0</text:p>
          </table:table-cell>
          <table:table-cell office:value-type="float" office:value="-0.04691933" calcext:value-type="float">
            <text:p>-0.04691933</text:p>
          </table:table-cell>
          <table:table-cell office:value-type="float" office:value="370" calcext:value-type="float">
            <text:p>370</text:p>
          </table:table-cell>
          <table:table-cell office:value-type="float" office:value="-160.7012" calcext:value-type="float">
            <text:p>-160.7012</text:p>
          </table:table-cell>
          <table:table-cell office:value-type="float" office:value="0" calcext:value-type="float">
            <text:p>0</text:p>
          </table:table-cell>
          <table:table-cell office:value-type="float" office:value="297.8583" calcext:value-type="float">
            <text:p>297.8583</text:p>
          </table:table-cell>
          <table:table-cell office:value-type="float" office:value="1099.414" calcext:value-type="float">
            <text:p>1099.414</text:p>
          </table:table-cell>
          <table:table-cell office:value-type="float" office:value="1367.513" calcext:value-type="float">
            <text:p>1367.513</text:p>
          </table:table-cell>
          <table:table-cell office:value-type="float" office:value="1370.662" calcext:value-type="float">
            <text:p>1370.662</text:p>
          </table:table-cell>
          <table:table-cell office:value-type="float" office:value="827.9739" calcext:value-type="float">
            <text:p>827.9739</text:p>
          </table:table-cell>
          <table:table-cell office:value-type="float" office:value="1108.695" calcext:value-type="float">
            <text:p>1108.695</text:p>
          </table:table-cell>
          <table:table-cell office:value-type="float" office:value="434.692" calcext:value-type="float">
            <text:p>434.692</text:p>
          </table:table-cell>
          <table:table-cell office:value-type="float" office:value="1913.334" calcext:value-type="float">
            <text:p>1913.334</text:p>
          </table:table-cell>
          <table:table-cell office:value-type="float" office:value="2131.676" calcext:value-type="float">
            <text:p>2131.676</text:p>
          </table:table-cell>
          <table:table-cell office:value-type="float" office:value="1690.279" calcext:value-type="float">
            <text:p>1690.279</text:p>
          </table:table-cell>
          <table:table-cell office:value-type="float" office:value="587.4172" calcext:value-type="float">
            <text:p>587.4172</text:p>
          </table:table-cell>
          <table:table-cell office:value-type="float" office:value="571.6264" calcext:value-type="float">
            <text:p>571.6264</text:p>
          </table:table-cell>
          <table:table-cell office:value-type="float" office:value="142.9332" calcext:value-type="float">
            <text:p>142.9332</text:p>
          </table:table-cell>
          <table:table-cell office:value-type="float" office:value="35.73122" calcext:value-type="float">
            <text:p>35.73122</text:p>
          </table:table-cell>
          <table:table-cell office:value-type="float" office:value="0" calcext:value-type="float">
            <text:p>0</text:p>
          </table:table-cell>
          <table:table-cell office:value-type="float" office:value="-0.023153" calcext:value-type="float">
            <text:p>-0.0231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6.9164" calcext:value-type="float">
            <text:p>-166.9164</text:p>
          </table:table-cell>
          <table:table-cell office:value-type="float" office:value="0" calcext:value-type="float">
            <text:p>0</text:p>
          </table:table-cell>
          <table:table-cell office:value-type="float" office:value="6.498531" calcext:value-type="float">
            <text:p>6.498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1" calcext:value-type="float">
            <text:p>20032001</text:p>
          </table:table-cell>
          <table:table-cell office:value-type="float" office:value="414.7512" calcext:value-type="float">
            <text:p>414.7512</text:p>
          </table:table-cell>
          <table:table-cell office:value-type="float" office:value="13343.77" calcext:value-type="float">
            <text:p>13343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6.4083" calcext:value-type="float">
            <text:p>-166.4083</text:p>
          </table:table-cell>
          <table:table-cell office:value-type="float" office:value="443.3597" calcext:value-type="float">
            <text:p>443.3597</text:p>
          </table:table-cell>
          <table:table-cell office:value-type="float" office:value="0" calcext:value-type="float">
            <text:p>0</text:p>
          </table:table-cell>
          <table:table-cell office:value-type="float" office:value="265.9296" calcext:value-type="float">
            <text:p>265.9296</text:p>
          </table:table-cell>
          <table:table-cell office:value-type="float" office:value="178.4723" calcext:value-type="float">
            <text:p>178.4723</text:p>
          </table:table-cell>
          <table:table-cell office:value-type="float" office:value="0.03148194" calcext:value-type="float">
            <text:p>0.03148194</text:p>
          </table:table-cell>
          <table:table-cell office:value-type="float" office:value="0" calcext:value-type="float">
            <text:p>0</text:p>
          </table:table-cell>
          <table:table-cell office:value-type="float" office:value="0.001614997" calcext:value-type="float">
            <text:p>0.001614997</text:p>
          </table:table-cell>
          <table:table-cell office:value-type="float" office:value="0" calcext:value-type="float">
            <text:p>0</text:p>
          </table:table-cell>
          <table:table-cell office:value-type="float" office:value="-0.04712961" calcext:value-type="float">
            <text:p>-0.04712961</text:p>
          </table:table-cell>
          <table:table-cell office:value-type="float" office:value="370" calcext:value-type="float">
            <text:p>370</text:p>
          </table:table-cell>
          <table:table-cell office:value-type="float" office:value="-166.3313" calcext:value-type="float">
            <text:p>-166.3313</text:p>
          </table:table-cell>
          <table:table-cell office:value-type="float" office:value="0" calcext:value-type="float">
            <text:p>0</text:p>
          </table:table-cell>
          <table:table-cell office:value-type="float" office:value="299.2869" calcext:value-type="float">
            <text:p>299.2869</text:p>
          </table:table-cell>
          <table:table-cell office:value-type="float" office:value="1099.115" calcext:value-type="float">
            <text:p>1099.115</text:p>
          </table:table-cell>
          <table:table-cell office:value-type="float" office:value="1367.269" calcext:value-type="float">
            <text:p>1367.269</text:p>
          </table:table-cell>
          <table:table-cell office:value-type="float" office:value="1370.483" calcext:value-type="float">
            <text:p>1370.483</text:p>
          </table:table-cell>
          <table:table-cell office:value-type="float" office:value="827.8567" calcext:value-type="float">
            <text:p>827.8567</text:p>
          </table:table-cell>
          <table:table-cell office:value-type="float" office:value="1108.577" calcext:value-type="float">
            <text:p>1108.577</text:p>
          </table:table-cell>
          <table:table-cell office:value-type="float" office:value="434.6513" calcext:value-type="float">
            <text:p>434.6513</text:p>
          </table:table-cell>
          <table:table-cell office:value-type="float" office:value="1913.236" calcext:value-type="float">
            <text:p>1913.236</text:p>
          </table:table-cell>
          <table:table-cell office:value-type="float" office:value="2131.619" calcext:value-type="float">
            <text:p>2131.619</text:p>
          </table:table-cell>
          <table:table-cell office:value-type="float" office:value="1690.251" calcext:value-type="float">
            <text:p>1690.251</text:p>
          </table:table-cell>
          <table:table-cell office:value-type="float" office:value="587.4146" calcext:value-type="float">
            <text:p>587.4146</text:p>
          </table:table-cell>
          <table:table-cell office:value-type="float" office:value="571.6249" calcext:value-type="float">
            <text:p>571.6249</text:p>
          </table:table-cell>
          <table:table-cell office:value-type="float" office:value="142.933" calcext:value-type="float">
            <text:p>142.933</text:p>
          </table:table-cell>
          <table:table-cell office:value-type="float" office:value="35.73112" calcext:value-type="float">
            <text:p>35.73112</text:p>
          </table:table-cell>
          <table:table-cell office:value-type="float" office:value="0" calcext:value-type="float">
            <text:p>0</text:p>
          </table:table-cell>
          <table:table-cell office:value-type="float" office:value="-0.02482027" calcext:value-type="float">
            <text:p>-0.024820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2.6059" calcext:value-type="float">
            <text:p>-172.6059</text:p>
          </table:table-cell>
          <table:table-cell office:value-type="float" office:value="0" calcext:value-type="float">
            <text:p>0</text:p>
          </table:table-cell>
          <table:table-cell office:value-type="float" office:value="6.558475" calcext:value-type="float">
            <text:p>6.558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1" calcext:value-type="float">
            <text:p>21032001</text:p>
          </table:table-cell>
          <table:table-cell office:value-type="float" office:value="409.0333" calcext:value-type="float">
            <text:p>409.0333</text:p>
          </table:table-cell>
          <table:table-cell office:value-type="float" office:value="13344.26" calcext:value-type="float">
            <text:p>13344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1.4708" calcext:value-type="float">
            <text:p>-171.4708</text:p>
          </table:table-cell>
          <table:table-cell office:value-type="float" office:value="457.5564" calcext:value-type="float">
            <text:p>457.5564</text:p>
          </table:table-cell>
          <table:table-cell office:value-type="float" office:value="0" calcext:value-type="float">
            <text:p>0</text:p>
          </table:table-cell>
          <table:table-cell office:value-type="float" office:value="266.0509" calcext:value-type="float">
            <text:p>266.0509</text:p>
          </table:table-cell>
          <table:table-cell office:value-type="float" office:value="173.1397" calcext:value-type="float">
            <text:p>173.1397</text:p>
          </table:table-cell>
          <table:table-cell office:value-type="float" office:value="0.03080888" calcext:value-type="float">
            <text:p>0.03080888</text:p>
          </table:table-cell>
          <table:table-cell office:value-type="float" office:value="0" calcext:value-type="float">
            <text:p>0</text:p>
          </table:table-cell>
          <table:table-cell office:value-type="float" office:value="0.001615001" calcext:value-type="float">
            <text:p>0.001615001</text:p>
          </table:table-cell>
          <table:table-cell office:value-type="float" office:value="0" calcext:value-type="float">
            <text:p>0</text:p>
          </table:table-cell>
          <table:table-cell office:value-type="float" office:value="-0.04808759" calcext:value-type="float">
            <text:p>-0.04808759</text:p>
          </table:table-cell>
          <table:table-cell office:value-type="float" office:value="370" calcext:value-type="float">
            <text:p>370</text:p>
          </table:table-cell>
          <table:table-cell office:value-type="float" office:value="-171.3936" calcext:value-type="float">
            <text:p>-171.3936</text:p>
          </table:table-cell>
          <table:table-cell office:value-type="float" office:value="0" calcext:value-type="float">
            <text:p>0</text:p>
          </table:table-cell>
          <table:table-cell office:value-type="float" office:value="300.6646" calcext:value-type="float">
            <text:p>300.6646</text:p>
          </table:table-cell>
          <table:table-cell office:value-type="float" office:value="1098.799" calcext:value-type="float">
            <text:p>1098.799</text:p>
          </table:table-cell>
          <table:table-cell office:value-type="float" office:value="1367.006" calcext:value-type="float">
            <text:p>1367.006</text:p>
          </table:table-cell>
          <table:table-cell office:value-type="float" office:value="1370.281" calcext:value-type="float">
            <text:p>1370.281</text:p>
          </table:table-cell>
          <table:table-cell office:value-type="float" office:value="827.7322" calcext:value-type="float">
            <text:p>827.7322</text:p>
          </table:table-cell>
          <table:table-cell office:value-type="float" office:value="1108.452" calcext:value-type="float">
            <text:p>1108.452</text:p>
          </table:table-cell>
          <table:table-cell office:value-type="float" office:value="434.6059" calcext:value-type="float">
            <text:p>434.6059</text:p>
          </table:table-cell>
          <table:table-cell office:value-type="float" office:value="1913.129" calcext:value-type="float">
            <text:p>1913.129</text:p>
          </table:table-cell>
          <table:table-cell office:value-type="float" office:value="2131.56" calcext:value-type="float">
            <text:p>2131.56</text:p>
          </table:table-cell>
          <table:table-cell office:value-type="float" office:value="1690.223" calcext:value-type="float">
            <text:p>1690.223</text:p>
          </table:table-cell>
          <table:table-cell office:value-type="float" office:value="587.412" calcext:value-type="float">
            <text:p>587.412</text:p>
          </table:table-cell>
          <table:table-cell office:value-type="float" office:value="571.6235" calcext:value-type="float">
            <text:p>571.6235</text:p>
          </table:table-cell>
          <table:table-cell office:value-type="float" office:value="142.9326" calcext:value-type="float">
            <text:p>142.9326</text:p>
          </table:table-cell>
          <table:table-cell office:value-type="float" office:value="35.73109" calcext:value-type="float">
            <text:p>35.73109</text:p>
          </table:table-cell>
          <table:table-cell office:value-type="float" office:value="0" calcext:value-type="float">
            <text:p>0</text:p>
          </table:table-cell>
          <table:table-cell office:value-type="float" office:value="-0.02555952" calcext:value-type="float">
            <text:p>-0.025559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7.7088" calcext:value-type="float">
            <text:p>-177.7088</text:p>
          </table:table-cell>
          <table:table-cell office:value-type="float" office:value="0" calcext:value-type="float">
            <text:p>0</text:p>
          </table:table-cell>
          <table:table-cell office:value-type="float" office:value="6.600228" calcext:value-type="float">
            <text:p>6.600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1" calcext:value-type="float">
            <text:p>22032001</text:p>
          </table:table-cell>
          <table:table-cell office:value-type="float" office:value="403.5762" calcext:value-type="float">
            <text:p>403.5762</text:p>
          </table:table-cell>
          <table:table-cell office:value-type="float" office:value="13344.76" calcext:value-type="float">
            <text:p>13344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6.2392" calcext:value-type="float">
            <text:p>-176.2392</text:p>
          </table:table-cell>
          <table:table-cell office:value-type="float" office:value="470.9944" calcext:value-type="float">
            <text:p>470.9944</text:p>
          </table:table-cell>
          <table:table-cell office:value-type="float" office:value="0" calcext:value-type="float">
            <text:p>0</text:p>
          </table:table-cell>
          <table:table-cell office:value-type="float" office:value="265.4235" calcext:value-type="float">
            <text:p>265.4235</text:p>
          </table:table-cell>
          <table:table-cell office:value-type="float" office:value="168.1082" calcext:value-type="float">
            <text:p>168.1082</text:p>
          </table:table-cell>
          <table:table-cell office:value-type="float" office:value="0.03048572" calcext:value-type="float">
            <text:p>0.03048572</text:p>
          </table:table-cell>
          <table:table-cell office:value-type="float" office:value="0" calcext:value-type="float">
            <text:p>0</text:p>
          </table:table-cell>
          <table:table-cell office:value-type="float" office:value="0.001615001" calcext:value-type="float">
            <text:p>0.001615001</text:p>
          </table:table-cell>
          <table:table-cell office:value-type="float" office:value="0" calcext:value-type="float">
            <text:p>0</text:p>
          </table:table-cell>
          <table:table-cell office:value-type="float" office:value="-0.04897651" calcext:value-type="float">
            <text:p>-0.04897651</text:p>
          </table:table-cell>
          <table:table-cell office:value-type="float" office:value="370" calcext:value-type="float">
            <text:p>370</text:p>
          </table:table-cell>
          <table:table-cell office:value-type="float" office:value="-176.1613" calcext:value-type="float">
            <text:p>-176.1613</text:p>
          </table:table-cell>
          <table:table-cell office:value-type="float" office:value="0" calcext:value-type="float">
            <text:p>0</text:p>
          </table:table-cell>
          <table:table-cell office:value-type="float" office:value="302.089" calcext:value-type="float">
            <text:p>302.089</text:p>
          </table:table-cell>
          <table:table-cell office:value-type="float" office:value="1098.467" calcext:value-type="float">
            <text:p>1098.467</text:p>
          </table:table-cell>
          <table:table-cell office:value-type="float" office:value="1366.728" calcext:value-type="float">
            <text:p>1366.728</text:p>
          </table:table-cell>
          <table:table-cell office:value-type="float" office:value="1370.071" calcext:value-type="float">
            <text:p>1370.071</text:p>
          </table:table-cell>
          <table:table-cell office:value-type="float" office:value="827.5978" calcext:value-type="float">
            <text:p>827.5978</text:p>
          </table:table-cell>
          <table:table-cell office:value-type="float" office:value="1108.323" calcext:value-type="float">
            <text:p>1108.323</text:p>
          </table:table-cell>
          <table:table-cell office:value-type="float" office:value="434.5571" calcext:value-type="float">
            <text:p>434.5571</text:p>
          </table:table-cell>
          <table:table-cell office:value-type="float" office:value="1913.009" calcext:value-type="float">
            <text:p>1913.009</text:p>
          </table:table-cell>
          <table:table-cell office:value-type="float" office:value="2131.498" calcext:value-type="float">
            <text:p>2131.498</text:p>
          </table:table-cell>
          <table:table-cell office:value-type="float" office:value="1690.194" calcext:value-type="float">
            <text:p>1690.194</text:p>
          </table:table-cell>
          <table:table-cell office:value-type="float" office:value="587.4095" calcext:value-type="float">
            <text:p>587.4095</text:p>
          </table:table-cell>
          <table:table-cell office:value-type="float" office:value="571.6221" calcext:value-type="float">
            <text:p>571.6221</text:p>
          </table:table-cell>
          <table:table-cell office:value-type="float" office:value="142.9323" calcext:value-type="float">
            <text:p>142.9323</text:p>
          </table:table-cell>
          <table:table-cell office:value-type="float" office:value="35.73106" calcext:value-type="float">
            <text:p>35.73106</text:p>
          </table:table-cell>
          <table:table-cell office:value-type="float" office:value="0" calcext:value-type="float">
            <text:p>0</text:p>
          </table:table-cell>
          <table:table-cell office:value-type="float" office:value="-0.02595477" calcext:value-type="float">
            <text:p>-0.025954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2.5275" calcext:value-type="float">
            <text:p>-182.5275</text:p>
          </table:table-cell>
          <table:table-cell office:value-type="float" office:value="0" calcext:value-type="float">
            <text:p>0</text:p>
          </table:table-cell>
          <table:table-cell office:value-type="float" office:value="6.651635" calcext:value-type="float">
            <text:p>6.651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1" calcext:value-type="float">
            <text:p>23032001</text:p>
          </table:table-cell>
          <table:table-cell office:value-type="float" office:value="400.2022" calcext:value-type="float">
            <text:p>400.2022</text:p>
          </table:table-cell>
          <table:table-cell office:value-type="float" office:value="13344.8" calcext:value-type="float">
            <text:p>1334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9.4302" calcext:value-type="float">
            <text:p>-179.4302</text:p>
          </table:table-cell>
          <table:table-cell office:value-type="float" office:value="480.8326" calcext:value-type="float">
            <text:p>480.8326</text:p>
          </table:table-cell>
          <table:table-cell office:value-type="float" office:value="0" calcext:value-type="float">
            <text:p>0</text:p>
          </table:table-cell>
          <table:table-cell office:value-type="float" office:value="264.3196" calcext:value-type="float">
            <text:p>264.3196</text:p>
          </table:table-cell>
          <table:table-cell office:value-type="float" office:value="165.1174" calcext:value-type="float">
            <text:p>165.1174</text:p>
          </table:table-cell>
          <table:table-cell office:value-type="float" office:value="0.03075207" calcext:value-type="float">
            <text:p>0.03075207</text:p>
          </table:table-cell>
          <table:table-cell office:value-type="float" office:value="0" calcext:value-type="float">
            <text:p>0</text:p>
          </table:table-cell>
          <table:table-cell office:value-type="float" office:value="0.001615001" calcext:value-type="float">
            <text:p>0.001615001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179.3515" calcext:value-type="float">
            <text:p>-179.3515</text:p>
          </table:table-cell>
          <table:table-cell office:value-type="float" office:value="0" calcext:value-type="float">
            <text:p>0</text:p>
          </table:table-cell>
          <table:table-cell office:value-type="float" office:value="303.025" calcext:value-type="float">
            <text:p>303.025</text:p>
          </table:table-cell>
          <table:table-cell office:value-type="float" office:value="1098.184" calcext:value-type="float">
            <text:p>1098.184</text:p>
          </table:table-cell>
          <table:table-cell office:value-type="float" office:value="1366.475" calcext:value-type="float">
            <text:p>1366.475</text:p>
          </table:table-cell>
          <table:table-cell office:value-type="float" office:value="1369.864" calcext:value-type="float">
            <text:p>1369.864</text:p>
          </table:table-cell>
          <table:table-cell office:value-type="float" office:value="827.463" calcext:value-type="float">
            <text:p>827.463</text:p>
          </table:table-cell>
          <table:table-cell office:value-type="float" office:value="1108.193" calcext:value-type="float">
            <text:p>1108.193</text:p>
          </table:table-cell>
          <table:table-cell office:value-type="float" office:value="434.5064" calcext:value-type="float">
            <text:p>434.5064</text:p>
          </table:table-cell>
          <table:table-cell office:value-type="float" office:value="1912.887" calcext:value-type="float">
            <text:p>1912.887</text:p>
          </table:table-cell>
          <table:table-cell office:value-type="float" office:value="2131.435" calcext:value-type="float">
            <text:p>2131.435</text:p>
          </table:table-cell>
          <table:table-cell office:value-type="float" office:value="1690.165" calcext:value-type="float">
            <text:p>1690.165</text:p>
          </table:table-cell>
          <table:table-cell office:value-type="float" office:value="587.4069" calcext:value-type="float">
            <text:p>587.4069</text:p>
          </table:table-cell>
          <table:table-cell office:value-type="float" office:value="571.6206" calcext:value-type="float">
            <text:p>571.6206</text:p>
          </table:table-cell>
          <table:table-cell office:value-type="float" office:value="142.932" calcext:value-type="float">
            <text:p>142.932</text:p>
          </table:table-cell>
          <table:table-cell office:value-type="float" office:value="35.73101" calcext:value-type="float">
            <text:p>35.73101</text:p>
          </table:table-cell>
          <table:table-cell office:value-type="float" office:value="0" calcext:value-type="float">
            <text:p>0</text:p>
          </table:table-cell>
          <table:table-cell office:value-type="float" office:value="-0.02597463" calcext:value-type="float">
            <text:p>-0.025974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5.7283" calcext:value-type="float">
            <text:p>-185.7283</text:p>
          </table:table-cell>
          <table:table-cell office:value-type="float" office:value="0" calcext:value-type="float">
            <text:p>0</text:p>
          </table:table-cell>
          <table:table-cell office:value-type="float" office:value="6.663294" calcext:value-type="float">
            <text:p>6.663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1" calcext:value-type="float">
            <text:p>24032001</text:p>
          </table:table-cell>
          <table:table-cell office:value-type="float" office:value="398.0641" calcext:value-type="float">
            <text:p>398.0641</text:p>
          </table:table-cell>
          <table:table-cell office:value-type="float" office:value="13344.66" calcext:value-type="float">
            <text:p>13344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1.5704" calcext:value-type="float">
            <text:p>-181.5704</text:p>
          </table:table-cell>
          <table:table-cell office:value-type="float" office:value="487.7136" calcext:value-type="float">
            <text:p>487.7136</text:p>
          </table:table-cell>
          <table:table-cell office:value-type="float" office:value="0" calcext:value-type="float">
            <text:p>0</text:p>
          </table:table-cell>
          <table:table-cell office:value-type="float" office:value="263.4382" calcext:value-type="float">
            <text:p>263.4382</text:p>
          </table:table-cell>
          <table:table-cell office:value-type="float" office:value="163.2237" calcext:value-type="float">
            <text:p>163.2237</text:p>
          </table:table-cell>
          <table:table-cell office:value-type="float" office:value="0.03110331" calcext:value-type="float">
            <text:p>0.03110331</text:p>
          </table:table-cell>
          <table:table-cell office:value-type="float" office:value="0" calcext:value-type="float">
            <text:p>0</text:p>
          </table:table-cell>
          <table:table-cell office:value-type="float" office:value="0.001615012" calcext:value-type="float">
            <text:p>0.001615012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181.4913" calcext:value-type="float">
            <text:p>-181.4913</text:p>
          </table:table-cell>
          <table:table-cell office:value-type="float" office:value="0" calcext:value-type="float">
            <text:p>0</text:p>
          </table:table-cell>
          <table:table-cell office:value-type="float" office:value="303.6715" calcext:value-type="float">
            <text:p>303.6715</text:p>
          </table:table-cell>
          <table:table-cell office:value-type="float" office:value="1097.995" calcext:value-type="float">
            <text:p>1097.995</text:p>
          </table:table-cell>
          <table:table-cell office:value-type="float" office:value="1366.295" calcext:value-type="float">
            <text:p>1366.295</text:p>
          </table:table-cell>
          <table:table-cell office:value-type="float" office:value="1369.701" calcext:value-type="float">
            <text:p>1369.701</text:p>
          </table:table-cell>
          <table:table-cell office:value-type="float" office:value="827.3492" calcext:value-type="float">
            <text:p>827.3492</text:p>
          </table:table-cell>
          <table:table-cell office:value-type="float" office:value="1108.072" calcext:value-type="float">
            <text:p>1108.072</text:p>
          </table:table-cell>
          <table:table-cell office:value-type="float" office:value="434.4591" calcext:value-type="float">
            <text:p>434.4591</text:p>
          </table:table-cell>
          <table:table-cell office:value-type="float" office:value="1912.766" calcext:value-type="float">
            <text:p>1912.766</text:p>
          </table:table-cell>
          <table:table-cell office:value-type="float" office:value="2131.371" calcext:value-type="float">
            <text:p>2131.371</text:p>
          </table:table-cell>
          <table:table-cell office:value-type="float" office:value="1690.135" calcext:value-type="float">
            <text:p>1690.135</text:p>
          </table:table-cell>
          <table:table-cell office:value-type="float" office:value="587.4042" calcext:value-type="float">
            <text:p>587.4042</text:p>
          </table:table-cell>
          <table:table-cell office:value-type="float" office:value="571.6191" calcext:value-type="float">
            <text:p>571.6191</text:p>
          </table:table-cell>
          <table:table-cell office:value-type="float" office:value="142.9317" calcext:value-type="float">
            <text:p>142.9317</text:p>
          </table:table-cell>
          <table:table-cell office:value-type="float" office:value="35.73094" calcext:value-type="float">
            <text:p>35.73094</text:p>
          </table:table-cell>
          <table:table-cell office:value-type="float" office:value="0" calcext:value-type="float">
            <text:p>0</text:p>
          </table:table-cell>
          <table:table-cell office:value-type="float" office:value="-0.02597765" calcext:value-type="float">
            <text:p>-0.025977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7.8769" calcext:value-type="float">
            <text:p>-187.8769</text:p>
          </table:table-cell>
          <table:table-cell office:value-type="float" office:value="0" calcext:value-type="float">
            <text:p>0</text:p>
          </table:table-cell>
          <table:table-cell office:value-type="float" office:value="6.672585" calcext:value-type="float">
            <text:p>6.672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1" calcext:value-type="float">
            <text:p>25032001</text:p>
          </table:table-cell>
          <table:table-cell office:value-type="float" office:value="396.1341" calcext:value-type="float">
            <text:p>396.1341</text:p>
          </table:table-cell>
          <table:table-cell office:value-type="float" office:value="13344.54" calcext:value-type="float">
            <text:p>13344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3.4792" calcext:value-type="float">
            <text:p>-183.4792</text:p>
          </table:table-cell>
          <table:table-cell office:value-type="float" office:value="493.7684" calcext:value-type="float">
            <text:p>493.7684</text:p>
          </table:table-cell>
          <table:table-cell office:value-type="float" office:value="0" calcext:value-type="float">
            <text:p>0</text:p>
          </table:table-cell>
          <table:table-cell office:value-type="float" office:value="262.5994" calcext:value-type="float">
            <text:p>262.5994</text:p>
          </table:table-cell>
          <table:table-cell office:value-type="float" office:value="161.4867" calcext:value-type="float">
            <text:p>161.4867</text:p>
          </table:table-cell>
          <table:table-cell office:value-type="float" office:value="0.03148871" calcext:value-type="float">
            <text:p>0.03148871</text:p>
          </table:table-cell>
          <table:table-cell office:value-type="float" office:value="0" calcext:value-type="float">
            <text:p>0</text:p>
          </table:table-cell>
          <table:table-cell office:value-type="float" office:value="0.001615098" calcext:value-type="float">
            <text:p>0.001615098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183.3997" calcext:value-type="float">
            <text:p>-183.3997</text:p>
          </table:table-cell>
          <table:table-cell office:value-type="float" office:value="0" calcext:value-type="float">
            <text:p>0</text:p>
          </table:table-cell>
          <table:table-cell office:value-type="float" office:value="304.2726" calcext:value-type="float">
            <text:p>304.2726</text:p>
          </table:table-cell>
          <table:table-cell office:value-type="float" office:value="1097.832" calcext:value-type="float">
            <text:p>1097.832</text:p>
          </table:table-cell>
          <table:table-cell office:value-type="float" office:value="1366.137" calcext:value-type="float">
            <text:p>1366.137</text:p>
          </table:table-cell>
          <table:table-cell office:value-type="float" office:value="1369.565" calcext:value-type="float">
            <text:p>1369.565</text:p>
          </table:table-cell>
          <table:table-cell office:value-type="float" office:value="827.2523" calcext:value-type="float">
            <text:p>827.2523</text:p>
          </table:table-cell>
          <table:table-cell office:value-type="float" office:value="1107.964" calcext:value-type="float">
            <text:p>1107.964</text:p>
          </table:table-cell>
          <table:table-cell office:value-type="float" office:value="434.4187" calcext:value-type="float">
            <text:p>434.4187</text:p>
          </table:table-cell>
          <table:table-cell office:value-type="float" office:value="1912.648" calcext:value-type="float">
            <text:p>1912.648</text:p>
          </table:table-cell>
          <table:table-cell office:value-type="float" office:value="2131.306" calcext:value-type="float">
            <text:p>2131.306</text:p>
          </table:table-cell>
          <table:table-cell office:value-type="float" office:value="1690.105" calcext:value-type="float">
            <text:p>1690.105</text:p>
          </table:table-cell>
          <table:table-cell office:value-type="float" office:value="587.4016" calcext:value-type="float">
            <text:p>587.4016</text:p>
          </table:table-cell>
          <table:table-cell office:value-type="float" office:value="571.6177" calcext:value-type="float">
            <text:p>571.6177</text:p>
          </table:table-cell>
          <table:table-cell office:value-type="float" office:value="142.9315" calcext:value-type="float">
            <text:p>142.9315</text:p>
          </table:table-cell>
          <table:table-cell office:value-type="float" office:value="35.73087" calcext:value-type="float">
            <text:p>35.73087</text:p>
          </table:table-cell>
          <table:table-cell office:value-type="float" office:value="0" calcext:value-type="float">
            <text:p>0</text:p>
          </table:table-cell>
          <table:table-cell office:value-type="float" office:value="-0.02598059" calcext:value-type="float">
            <text:p>-0.025980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9.8005" calcext:value-type="float">
            <text:p>-189.8005</text:p>
          </table:table-cell>
          <table:table-cell office:value-type="float" office:value="0" calcext:value-type="float">
            <text:p>0</text:p>
          </table:table-cell>
          <table:table-cell office:value-type="float" office:value="6.687837" calcext:value-type="float">
            <text:p>6.687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1" calcext:value-type="float">
            <text:p>26032001</text:p>
          </table:table-cell>
          <table:table-cell office:value-type="float" office:value="394.0147" calcext:value-type="float">
            <text:p>394.0147</text:p>
          </table:table-cell>
          <table:table-cell office:value-type="float" office:value="13344.48" calcext:value-type="float">
            <text:p>13344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5.5001" calcext:value-type="float">
            <text:p>-185.5001</text:p>
          </table:table-cell>
          <table:table-cell office:value-type="float" office:value="499.9869" calcext:value-type="float">
            <text:p>499.9869</text:p>
          </table:table-cell>
          <table:table-cell office:value-type="float" office:value="0" calcext:value-type="float">
            <text:p>0</text:p>
          </table:table-cell>
          <table:table-cell office:value-type="float" office:value="261.503" calcext:value-type="float">
            <text:p>261.503</text:p>
          </table:table-cell>
          <table:table-cell office:value-type="float" office:value="159.5863" calcext:value-type="float">
            <text:p>159.5863</text:p>
          </table:table-cell>
          <table:table-cell office:value-type="float" office:value="0.03189068" calcext:value-type="float">
            <text:p>0.03189068</text:p>
          </table:table-cell>
          <table:table-cell office:value-type="float" office:value="0" calcext:value-type="float">
            <text:p>0</text:p>
          </table:table-cell>
          <table:table-cell office:value-type="float" office:value="0.001615098" calcext:value-type="float">
            <text:p>0.001615098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185.4203" calcext:value-type="float">
            <text:p>-185.4203</text:p>
          </table:table-cell>
          <table:table-cell office:value-type="float" office:value="0" calcext:value-type="float">
            <text:p>0</text:p>
          </table:table-cell>
          <table:table-cell office:value-type="float" office:value="304.9188" calcext:value-type="float">
            <text:p>304.9188</text:p>
          </table:table-cell>
          <table:table-cell office:value-type="float" office:value="1097.651" calcext:value-type="float">
            <text:p>1097.651</text:p>
          </table:table-cell>
          <table:table-cell office:value-type="float" office:value="1365.972" calcext:value-type="float">
            <text:p>1365.972</text:p>
          </table:table-cell>
          <table:table-cell office:value-type="float" office:value="1369.438" calcext:value-type="float">
            <text:p>1369.438</text:p>
          </table:table-cell>
          <table:table-cell office:value-type="float" office:value="827.1578" calcext:value-type="float">
            <text:p>827.1578</text:p>
          </table:table-cell>
          <table:table-cell office:value-type="float" office:value="1107.864" calcext:value-type="float">
            <text:p>1107.864</text:p>
          </table:table-cell>
          <table:table-cell office:value-type="float" office:value="434.3813" calcext:value-type="float">
            <text:p>434.3813</text:p>
          </table:table-cell>
          <table:table-cell office:value-type="float" office:value="1912.535" calcext:value-type="float">
            <text:p>1912.535</text:p>
          </table:table-cell>
          <table:table-cell office:value-type="float" office:value="2131.243" calcext:value-type="float">
            <text:p>2131.243</text:p>
          </table:table-cell>
          <table:table-cell office:value-type="float" office:value="1690.075" calcext:value-type="float">
            <text:p>1690.075</text:p>
          </table:table-cell>
          <table:table-cell office:value-type="float" office:value="587.3989" calcext:value-type="float">
            <text:p>587.3989</text:p>
          </table:table-cell>
          <table:table-cell office:value-type="float" office:value="571.6163" calcext:value-type="float">
            <text:p>571.6163</text:p>
          </table:table-cell>
          <table:table-cell office:value-type="float" office:value="142.9312" calcext:value-type="float">
            <text:p>142.9312</text:p>
          </table:table-cell>
          <table:table-cell office:value-type="float" office:value="35.7308" calcext:value-type="float">
            <text:p>35.7308</text:p>
          </table:table-cell>
          <table:table-cell office:value-type="float" office:value="0" calcext:value-type="float">
            <text:p>0</text:p>
          </table:table-cell>
          <table:table-cell office:value-type="float" office:value="-0.02598987" calcext:value-type="float">
            <text:p>-0.025989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1.845" calcext:value-type="float">
            <text:p>-191.845</text:p>
          </table:table-cell>
          <table:table-cell office:value-type="float" office:value="0" calcext:value-type="float">
            <text:p>0</text:p>
          </table:table-cell>
          <table:table-cell office:value-type="float" office:value="6.712288" calcext:value-type="float">
            <text:p>6.712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1" calcext:value-type="float">
            <text:p>27032001</text:p>
          </table:table-cell>
          <table:table-cell office:value-type="float" office:value="392.3534" calcext:value-type="float">
            <text:p>392.3534</text:p>
          </table:table-cell>
          <table:table-cell office:value-type="float" office:value="13344.28" calcext:value-type="float">
            <text:p>13344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7.2088" calcext:value-type="float">
            <text:p>-187.2088</text:p>
          </table:table-cell>
          <table:table-cell office:value-type="float" office:value="504.7896" calcext:value-type="float">
            <text:p>504.7896</text:p>
          </table:table-cell>
          <table:table-cell office:value-type="float" office:value="0" calcext:value-type="float">
            <text:p>0</text:p>
          </table:table-cell>
          <table:table-cell office:value-type="float" office:value="259.4375" calcext:value-type="float">
            <text:p>259.4375</text:p>
          </table:table-cell>
          <table:table-cell office:value-type="float" office:value="158.2075" calcext:value-type="float">
            <text:p>158.2075</text:p>
          </table:table-cell>
          <table:table-cell office:value-type="float" office:value="0.03234241" calcext:value-type="float">
            <text:p>0.03234241</text:p>
          </table:table-cell>
          <table:table-cell office:value-type="float" office:value="0" calcext:value-type="float">
            <text:p>0</text:p>
          </table:table-cell>
          <table:table-cell office:value-type="float" office:value="0.001615098" calcext:value-type="float">
            <text:p>0.001615098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187.1285" calcext:value-type="float">
            <text:p>-187.1285</text:p>
          </table:table-cell>
          <table:table-cell office:value-type="float" office:value="0" calcext:value-type="float">
            <text:p>0</text:p>
          </table:table-cell>
          <table:table-cell office:value-type="float" office:value="305.4264" calcext:value-type="float">
            <text:p>305.4264</text:p>
          </table:table-cell>
          <table:table-cell office:value-type="float" office:value="1097.434" calcext:value-type="float">
            <text:p>1097.434</text:p>
          </table:table-cell>
          <table:table-cell office:value-type="float" office:value="1365.786" calcext:value-type="float">
            <text:p>1365.786</text:p>
          </table:table-cell>
          <table:table-cell office:value-type="float" office:value="1369.292" calcext:value-type="float">
            <text:p>1369.292</text:p>
          </table:table-cell>
          <table:table-cell office:value-type="float" office:value="827.0591" calcext:value-type="float">
            <text:p>827.0591</text:p>
          </table:table-cell>
          <table:table-cell office:value-type="float" office:value="1107.76" calcext:value-type="float">
            <text:p>1107.76</text:p>
          </table:table-cell>
          <table:table-cell office:value-type="float" office:value="434.3436" calcext:value-type="float">
            <text:p>434.3436</text:p>
          </table:table-cell>
          <table:table-cell office:value-type="float" office:value="1912.426" calcext:value-type="float">
            <text:p>1912.426</text:p>
          </table:table-cell>
          <table:table-cell office:value-type="float" office:value="2131.18" calcext:value-type="float">
            <text:p>2131.18</text:p>
          </table:table-cell>
          <table:table-cell office:value-type="float" office:value="1690.044" calcext:value-type="float">
            <text:p>1690.044</text:p>
          </table:table-cell>
          <table:table-cell office:value-type="float" office:value="587.3962" calcext:value-type="float">
            <text:p>587.3962</text:p>
          </table:table-cell>
          <table:table-cell office:value-type="float" office:value="571.6148" calcext:value-type="float">
            <text:p>571.6148</text:p>
          </table:table-cell>
          <table:table-cell office:value-type="float" office:value="142.931" calcext:value-type="float">
            <text:p>142.931</text:p>
          </table:table-cell>
          <table:table-cell office:value-type="float" office:value="35.73072" calcext:value-type="float">
            <text:p>35.73072</text:p>
          </table:table-cell>
          <table:table-cell office:value-type="float" office:value="0" calcext:value-type="float">
            <text:p>0</text:p>
          </table:table-cell>
          <table:table-cell office:value-type="float" office:value="-0.02607296" calcext:value-type="float">
            <text:p>-0.026072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3.5841" calcext:value-type="float">
            <text:p>-193.5841</text:p>
          </table:table-cell>
          <table:table-cell office:value-type="float" office:value="0" calcext:value-type="float">
            <text:p>0</text:p>
          </table:table-cell>
          <table:table-cell office:value-type="float" office:value="6.744315" calcext:value-type="float">
            <text:p>6.744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1" calcext:value-type="float">
            <text:p>28032001</text:p>
          </table:table-cell>
          <table:table-cell office:value-type="float" office:value="389.7013" calcext:value-type="float">
            <text:p>389.7013</text:p>
          </table:table-cell>
          <table:table-cell office:value-type="float" office:value="13344.59" calcext:value-type="float">
            <text:p>13344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9.3659" calcext:value-type="float">
            <text:p>-189.3659</text:p>
          </table:table-cell>
          <table:table-cell office:value-type="float" office:value="507.6319" calcext:value-type="float">
            <text:p>507.6319</text:p>
          </table:table-cell>
          <table:table-cell office:value-type="float" office:value="0" calcext:value-type="float">
            <text:p>0</text:p>
          </table:table-cell>
          <table:table-cell office:value-type="float" office:value="252.7778" calcext:value-type="float">
            <text:p>252.7778</text:p>
          </table:table-cell>
          <table:table-cell office:value-type="float" office:value="155.937" calcext:value-type="float">
            <text:p>155.937</text:p>
          </table:table-cell>
          <table:table-cell office:value-type="float" office:value="0.03279597" calcext:value-type="float">
            <text:p>0.03279597</text:p>
          </table:table-cell>
          <table:table-cell office:value-type="float" office:value="0" calcext:value-type="float">
            <text:p>0</text:p>
          </table:table-cell>
          <table:table-cell office:value-type="float" office:value="0.001615101" calcext:value-type="float">
            <text:p>0.001615101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189.2851" calcext:value-type="float">
            <text:p>-189.2851</text:p>
          </table:table-cell>
          <table:table-cell office:value-type="float" office:value="0" calcext:value-type="float">
            <text:p>0</text:p>
          </table:table-cell>
          <table:table-cell office:value-type="float" office:value="306.5265" calcext:value-type="float">
            <text:p>306.5265</text:p>
          </table:table-cell>
          <table:table-cell office:value-type="float" office:value="1097.15" calcext:value-type="float">
            <text:p>1097.15</text:p>
          </table:table-cell>
          <table:table-cell office:value-type="float" office:value="1365.554" calcext:value-type="float">
            <text:p>1365.554</text:p>
          </table:table-cell>
          <table:table-cell office:value-type="float" office:value="1369.12" calcext:value-type="float">
            <text:p>1369.12</text:p>
          </table:table-cell>
          <table:table-cell office:value-type="float" office:value="826.9409" calcext:value-type="float">
            <text:p>826.9409</text:p>
          </table:table-cell>
          <table:table-cell office:value-type="float" office:value="1107.646" calcext:value-type="float">
            <text:p>1107.646</text:p>
          </table:table-cell>
          <table:table-cell office:value-type="float" office:value="434.3022" calcext:value-type="float">
            <text:p>434.3022</text:p>
          </table:table-cell>
          <table:table-cell office:value-type="float" office:value="1912.314" calcext:value-type="float">
            <text:p>1912.314</text:p>
          </table:table-cell>
          <table:table-cell office:value-type="float" office:value="2131.117" calcext:value-type="float">
            <text:p>2131.117</text:p>
          </table:table-cell>
          <table:table-cell office:value-type="float" office:value="1690.013" calcext:value-type="float">
            <text:p>1690.013</text:p>
          </table:table-cell>
          <table:table-cell office:value-type="float" office:value="587.3934" calcext:value-type="float">
            <text:p>587.3934</text:p>
          </table:table-cell>
          <table:table-cell office:value-type="float" office:value="571.6134" calcext:value-type="float">
            <text:p>571.6134</text:p>
          </table:table-cell>
          <table:table-cell office:value-type="float" office:value="142.9307" calcext:value-type="float">
            <text:p>142.9307</text:p>
          </table:table-cell>
          <table:table-cell office:value-type="float" office:value="35.73066" calcext:value-type="float">
            <text:p>35.73066</text:p>
          </table:table-cell>
          <table:table-cell office:value-type="float" office:value="0" calcext:value-type="float">
            <text:p>0</text:p>
          </table:table-cell>
          <table:table-cell office:value-type="float" office:value="-0.02608124" calcext:value-type="float">
            <text:p>-0.026081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5.7944" calcext:value-type="float">
            <text:p>-195.7944</text:p>
          </table:table-cell>
          <table:table-cell office:value-type="float" office:value="0" calcext:value-type="float">
            <text:p>0</text:p>
          </table:table-cell>
          <table:table-cell office:value-type="float" office:value="6.79869" calcext:value-type="float">
            <text:p>6.79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1" calcext:value-type="float">
            <text:p>29032001</text:p>
          </table:table-cell>
          <table:table-cell office:value-type="float" office:value="386.2706" calcext:value-type="float">
            <text:p>386.2706</text:p>
          </table:table-cell>
          <table:table-cell office:value-type="float" office:value="13344.62" calcext:value-type="float">
            <text:p>13344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2.5843" calcext:value-type="float">
            <text:p>-192.5843</text:p>
          </table:table-cell>
          <table:table-cell office:value-type="float" office:value="516.5049" calcext:value-type="float">
            <text:p>516.5049</text:p>
          </table:table-cell>
          <table:table-cell office:value-type="float" office:value="0" calcext:value-type="float">
            <text:p>0</text:p>
          </table:table-cell>
          <table:table-cell office:value-type="float" office:value="252.554" calcext:value-type="float">
            <text:p>252.554</text:p>
          </table:table-cell>
          <table:table-cell office:value-type="float" office:value="152.8708" calcext:value-type="float">
            <text:p>152.8708</text:p>
          </table:table-cell>
          <table:table-cell office:value-type="float" office:value="0.03316538" calcext:value-type="float">
            <text:p>0.03316538</text:p>
          </table:table-cell>
          <table:table-cell office:value-type="float" office:value="0" calcext:value-type="float">
            <text:p>0</text:p>
          </table:table-cell>
          <table:table-cell office:value-type="float" office:value="0.00161513" calcext:value-type="float">
            <text:p>0.00161513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192.5031" calcext:value-type="float">
            <text:p>-192.5031</text:p>
          </table:table-cell>
          <table:table-cell office:value-type="float" office:value="0" calcext:value-type="float">
            <text:p>0</text:p>
          </table:table-cell>
          <table:table-cell office:value-type="float" office:value="307.3876" calcext:value-type="float">
            <text:p>307.3876</text:p>
          </table:table-cell>
          <table:table-cell office:value-type="float" office:value="1096.884" calcext:value-type="float">
            <text:p>1096.884</text:p>
          </table:table-cell>
          <table:table-cell office:value-type="float" office:value="1365.319" calcext:value-type="float">
            <text:p>1365.319</text:p>
          </table:table-cell>
          <table:table-cell office:value-type="float" office:value="1368.929" calcext:value-type="float">
            <text:p>1368.929</text:p>
          </table:table-cell>
          <table:table-cell office:value-type="float" office:value="826.8166" calcext:value-type="float">
            <text:p>826.8166</text:p>
          </table:table-cell>
          <table:table-cell office:value-type="float" office:value="1107.524" calcext:value-type="float">
            <text:p>1107.524</text:p>
          </table:table-cell>
          <table:table-cell office:value-type="float" office:value="434.2556" calcext:value-type="float">
            <text:p>434.2556</text:p>
          </table:table-cell>
          <table:table-cell office:value-type="float" office:value="1912.198" calcext:value-type="float">
            <text:p>1912.198</text:p>
          </table:table-cell>
          <table:table-cell office:value-type="float" office:value="2131.054" calcext:value-type="float">
            <text:p>2131.054</text:p>
          </table:table-cell>
          <table:table-cell office:value-type="float" office:value="1689.983" calcext:value-type="float">
            <text:p>1689.983</text:p>
          </table:table-cell>
          <table:table-cell office:value-type="float" office:value="587.3907" calcext:value-type="float">
            <text:p>587.3907</text:p>
          </table:table-cell>
          <table:table-cell office:value-type="float" office:value="571.6119" calcext:value-type="float">
            <text:p>571.6119</text:p>
          </table:table-cell>
          <table:table-cell office:value-type="float" office:value="142.9305" calcext:value-type="float">
            <text:p>142.9305</text:p>
          </table:table-cell>
          <table:table-cell office:value-type="float" office:value="35.73058" calcext:value-type="float">
            <text:p>35.73058</text:p>
          </table:table-cell>
          <table:table-cell office:value-type="float" office:value="0" calcext:value-type="float">
            <text:p>0</text:p>
          </table:table-cell>
          <table:table-cell office:value-type="float" office:value="-0.02610692" calcext:value-type="float">
            <text:p>-0.026106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9.0666" calcext:value-type="float">
            <text:p>-199.0666</text:p>
          </table:table-cell>
          <table:table-cell office:value-type="float" office:value="0" calcext:value-type="float">
            <text:p>0</text:p>
          </table:table-cell>
          <table:table-cell office:value-type="float" office:value="6.852771" calcext:value-type="float">
            <text:p>6.852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1" calcext:value-type="float">
            <text:p>30032001</text:p>
          </table:table-cell>
          <table:table-cell office:value-type="float" office:value="382.9445" calcext:value-type="float">
            <text:p>382.9445</text:p>
          </table:table-cell>
          <table:table-cell office:value-type="float" office:value="13344.79" calcext:value-type="float">
            <text:p>13344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5.3674" calcext:value-type="float">
            <text:p>-195.3674</text:p>
          </table:table-cell>
          <table:table-cell office:value-type="float" office:value="523.0475" calcext:value-type="float">
            <text:p>523.0475</text:p>
          </table:table-cell>
          <table:table-cell office:value-type="float" office:value="0" calcext:value-type="float">
            <text:p>0</text:p>
          </table:table-cell>
          <table:table-cell office:value-type="float" office:value="252.4215" calcext:value-type="float">
            <text:p>252.4215</text:p>
          </table:table-cell>
          <table:table-cell office:value-type="float" office:value="149.4257" calcext:value-type="float">
            <text:p>149.4257</text:p>
          </table:table-cell>
          <table:table-cell office:value-type="float" office:value="0.03162358" calcext:value-type="float">
            <text:p>0.03162358</text:p>
          </table:table-cell>
          <table:table-cell office:value-type="float" office:value="0" calcext:value-type="float">
            <text:p>0</text:p>
          </table:table-cell>
          <table:table-cell office:value-type="float" office:value="0.001615481" calcext:value-type="float">
            <text:p>0.001615481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195.2878" calcext:value-type="float">
            <text:p>-195.2878</text:p>
          </table:table-cell>
          <table:table-cell office:value-type="float" office:value="0" calcext:value-type="float">
            <text:p>0</text:p>
          </table:table-cell>
          <table:table-cell office:value-type="float" office:value="308.5766" calcext:value-type="float">
            <text:p>308.5766</text:p>
          </table:table-cell>
          <table:table-cell office:value-type="float" office:value="1096.841" calcext:value-type="float">
            <text:p>1096.841</text:p>
          </table:table-cell>
          <table:table-cell office:value-type="float" office:value="1365.124" calcext:value-type="float">
            <text:p>1365.124</text:p>
          </table:table-cell>
          <table:table-cell office:value-type="float" office:value="1368.762" calcext:value-type="float">
            <text:p>1368.762</text:p>
          </table:table-cell>
          <table:table-cell office:value-type="float" office:value="826.7009" calcext:value-type="float">
            <text:p>826.7009</text:p>
          </table:table-cell>
          <table:table-cell office:value-type="float" office:value="1107.407" calcext:value-type="float">
            <text:p>1107.407</text:p>
          </table:table-cell>
          <table:table-cell office:value-type="float" office:value="434.2097" calcext:value-type="float">
            <text:p>434.2097</text:p>
          </table:table-cell>
          <table:table-cell office:value-type="float" office:value="1912.082" calcext:value-type="float">
            <text:p>1912.082</text:p>
          </table:table-cell>
          <table:table-cell office:value-type="float" office:value="2130.991" calcext:value-type="float">
            <text:p>2130.991</text:p>
          </table:table-cell>
          <table:table-cell office:value-type="float" office:value="1689.952" calcext:value-type="float">
            <text:p>1689.952</text:p>
          </table:table-cell>
          <table:table-cell office:value-type="float" office:value="587.3879" calcext:value-type="float">
            <text:p>587.3879</text:p>
          </table:table-cell>
          <table:table-cell office:value-type="float" office:value="571.6105" calcext:value-type="float">
            <text:p>571.6105</text:p>
          </table:table-cell>
          <table:table-cell office:value-type="float" office:value="142.9302" calcext:value-type="float">
            <text:p>142.9302</text:p>
          </table:table-cell>
          <table:table-cell office:value-type="float" office:value="35.73051" calcext:value-type="float">
            <text:p>35.73051</text:p>
          </table:table-cell>
          <table:table-cell office:value-type="float" office:value="0" calcext:value-type="float">
            <text:p>0</text:p>
          </table:table-cell>
          <table:table-cell office:value-type="float" office:value="-0.02733024" calcext:value-type="float">
            <text:p>-0.027330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2.0927" calcext:value-type="float">
            <text:p>-202.0927</text:p>
          </table:table-cell>
          <table:table-cell office:value-type="float" office:value="0" calcext:value-type="float">
            <text:p>0</text:p>
          </table:table-cell>
          <table:table-cell office:value-type="float" office:value="7.094815" calcext:value-type="float">
            <text:p>7.094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1" calcext:value-type="float">
            <text:p>31032001</text:p>
          </table:table-cell>
          <table:table-cell office:value-type="float" office:value="379.3374" calcext:value-type="float">
            <text:p>379.3374</text:p>
          </table:table-cell>
          <table:table-cell office:value-type="float" office:value="13344.93" calcext:value-type="float">
            <text:p>13344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8.7665" calcext:value-type="float">
            <text:p>-198.7665</text:p>
          </table:table-cell>
          <table:table-cell office:value-type="float" office:value="533.2689" calcext:value-type="float">
            <text:p>533.2689</text:p>
          </table:table-cell>
          <table:table-cell office:value-type="float" office:value="0" calcext:value-type="float">
            <text:p>0</text:p>
          </table:table-cell>
          <table:table-cell office:value-type="float" office:value="252.4063" calcext:value-type="float">
            <text:p>252.4063</text:p>
          </table:table-cell>
          <table:table-cell office:value-type="float" office:value="146.1872" calcext:value-type="float">
            <text:p>146.1872</text:p>
          </table:table-cell>
          <table:table-cell office:value-type="float" office:value="0.03185286" calcext:value-type="float">
            <text:p>0.03185286</text:p>
          </table:table-cell>
          <table:table-cell office:value-type="float" office:value="0" calcext:value-type="float">
            <text:p>0</text:p>
          </table:table-cell>
          <table:table-cell office:value-type="float" office:value="0.001615875" calcext:value-type="float">
            <text:p>0.001615875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198.6867" calcext:value-type="float">
            <text:p>-198.6867</text:p>
          </table:table-cell>
          <table:table-cell office:value-type="float" office:value="0" calcext:value-type="float">
            <text:p>0</text:p>
          </table:table-cell>
          <table:table-cell office:value-type="float" office:value="309.5024" calcext:value-type="float">
            <text:p>309.5024</text:p>
          </table:table-cell>
          <table:table-cell office:value-type="float" office:value="1096.584" calcext:value-type="float">
            <text:p>1096.584</text:p>
          </table:table-cell>
          <table:table-cell office:value-type="float" office:value="1364.905" calcext:value-type="float">
            <text:p>1364.905</text:p>
          </table:table-cell>
          <table:table-cell office:value-type="float" office:value="1368.582" calcext:value-type="float">
            <text:p>1368.582</text:p>
          </table:table-cell>
          <table:table-cell office:value-type="float" office:value="826.5821" calcext:value-type="float">
            <text:p>826.5821</text:p>
          </table:table-cell>
          <table:table-cell office:value-type="float" office:value="1107.29" calcext:value-type="float">
            <text:p>1107.29</text:p>
          </table:table-cell>
          <table:table-cell office:value-type="float" office:value="434.164" calcext:value-type="float">
            <text:p>434.164</text:p>
          </table:table-cell>
          <table:table-cell office:value-type="float" office:value="1911.967" calcext:value-type="float">
            <text:p>1911.967</text:p>
          </table:table-cell>
          <table:table-cell office:value-type="float" office:value="2130.926" calcext:value-type="float">
            <text:p>2130.926</text:p>
          </table:table-cell>
          <table:table-cell office:value-type="float" office:value="1689.921" calcext:value-type="float">
            <text:p>1689.921</text:p>
          </table:table-cell>
          <table:table-cell office:value-type="float" office:value="587.3851" calcext:value-type="float">
            <text:p>587.3851</text:p>
          </table:table-cell>
          <table:table-cell office:value-type="float" office:value="571.609" calcext:value-type="float">
            <text:p>571.609</text:p>
          </table:table-cell>
          <table:table-cell office:value-type="float" office:value="142.9299" calcext:value-type="float">
            <text:p>142.9299</text:p>
          </table:table-cell>
          <table:table-cell office:value-type="float" office:value="35.73045" calcext:value-type="float">
            <text:p>35.73045</text:p>
          </table:table-cell>
          <table:table-cell office:value-type="float" office:value="0" calcext:value-type="float">
            <text:p>0</text:p>
          </table:table-cell>
          <table:table-cell office:value-type="float" office:value="-0.0273671" calcext:value-type="float">
            <text:p>-0.02736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5.4258" calcext:value-type="float">
            <text:p>-205.4258</text:p>
          </table:table-cell>
          <table:table-cell office:value-type="float" office:value="0" calcext:value-type="float">
            <text:p>0</text:p>
          </table:table-cell>
          <table:table-cell office:value-type="float" office:value="7.029466" calcext:value-type="float">
            <text:p>7.029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1" calcext:value-type="float">
            <text:p>1042001</text:p>
          </table:table-cell>
          <table:table-cell office:value-type="float" office:value="375.9974" calcext:value-type="float">
            <text:p>375.9974</text:p>
          </table:table-cell>
          <table:table-cell office:value-type="float" office:value="13345.02" calcext:value-type="float">
            <text:p>13345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1.8668" calcext:value-type="float">
            <text:p>-201.8668</text:p>
          </table:table-cell>
          <table:table-cell office:value-type="float" office:value="542.8221" calcext:value-type="float">
            <text:p>542.8221</text:p>
          </table:table-cell>
          <table:table-cell office:value-type="float" office:value="0" calcext:value-type="float">
            <text:p>0</text:p>
          </table:table-cell>
          <table:table-cell office:value-type="float" office:value="251.821" calcext:value-type="float">
            <text:p>251.821</text:p>
          </table:table-cell>
          <table:table-cell office:value-type="float" office:value="143.2408" calcext:value-type="float">
            <text:p>143.2408</text:p>
          </table:table-cell>
          <table:table-cell office:value-type="float" office:value="0.03211372" calcext:value-type="float">
            <text:p>0.03211372</text:p>
          </table:table-cell>
          <table:table-cell office:value-type="float" office:value="0" calcext:value-type="float">
            <text:p>0</text:p>
          </table:table-cell>
          <table:table-cell office:value-type="float" office:value="0.001616808" calcext:value-type="float">
            <text:p>0.001616808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01.7867" calcext:value-type="float">
            <text:p>-201.7867</text:p>
          </table:table-cell>
          <table:table-cell office:value-type="float" office:value="0" calcext:value-type="float">
            <text:p>0</text:p>
          </table:table-cell>
          <table:table-cell office:value-type="float" office:value="310.4038" calcext:value-type="float">
            <text:p>310.4038</text:p>
          </table:table-cell>
          <table:table-cell office:value-type="float" office:value="1096.31" calcext:value-type="float">
            <text:p>1096.31</text:p>
          </table:table-cell>
          <table:table-cell office:value-type="float" office:value="1364.674" calcext:value-type="float">
            <text:p>1364.674</text:p>
          </table:table-cell>
          <table:table-cell office:value-type="float" office:value="1368.394" calcext:value-type="float">
            <text:p>1368.394</text:p>
          </table:table-cell>
          <table:table-cell office:value-type="float" office:value="826.4645" calcext:value-type="float">
            <text:p>826.4645</text:p>
          </table:table-cell>
          <table:table-cell office:value-type="float" office:value="1107.17" calcext:value-type="float">
            <text:p>1107.17</text:p>
          </table:table-cell>
          <table:table-cell office:value-type="float" office:value="434.1176" calcext:value-type="float">
            <text:p>434.1176</text:p>
          </table:table-cell>
          <table:table-cell office:value-type="float" office:value="1911.851" calcext:value-type="float">
            <text:p>1911.851</text:p>
          </table:table-cell>
          <table:table-cell office:value-type="float" office:value="2130.85" calcext:value-type="float">
            <text:p>2130.85</text:p>
          </table:table-cell>
          <table:table-cell office:value-type="float" office:value="1689.889" calcext:value-type="float">
            <text:p>1689.889</text:p>
          </table:table-cell>
          <table:table-cell office:value-type="float" office:value="587.3823" calcext:value-type="float">
            <text:p>587.3823</text:p>
          </table:table-cell>
          <table:table-cell office:value-type="float" office:value="571.6075" calcext:value-type="float">
            <text:p>571.6075</text:p>
          </table:table-cell>
          <table:table-cell office:value-type="float" office:value="142.9297" calcext:value-type="float">
            <text:p>142.9297</text:p>
          </table:table-cell>
          <table:table-cell office:value-type="float" office:value="35.73038" calcext:value-type="float">
            <text:p>35.73038</text:p>
          </table:table-cell>
          <table:table-cell office:value-type="float" office:value="0" calcext:value-type="float">
            <text:p>0</text:p>
          </table:table-cell>
          <table:table-cell office:value-type="float" office:value="-0.02739808" calcext:value-type="float">
            <text:p>-0.027398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8.5316" calcext:value-type="float">
            <text:p>-208.5316</text:p>
          </table:table-cell>
          <table:table-cell office:value-type="float" office:value="0" calcext:value-type="float">
            <text:p>0</text:p>
          </table:table-cell>
          <table:table-cell office:value-type="float" office:value="7.036713" calcext:value-type="float">
            <text:p>7.036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1" calcext:value-type="float">
            <text:p>2042001</text:p>
          </table:table-cell>
          <table:table-cell office:value-type="float" office:value="373.1566" calcext:value-type="float">
            <text:p>373.1566</text:p>
          </table:table-cell>
          <table:table-cell office:value-type="float" office:value="13344.92" calcext:value-type="float">
            <text:p>13344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4.63" calcext:value-type="float">
            <text:p>-204.63</text:p>
          </table:table-cell>
          <table:table-cell office:value-type="float" office:value="550.9326" calcext:value-type="float">
            <text:p>550.9326</text:p>
          </table:table-cell>
          <table:table-cell office:value-type="float" office:value="0" calcext:value-type="float">
            <text:p>0</text:p>
          </table:table-cell>
          <table:table-cell office:value-type="float" office:value="250.4591" calcext:value-type="float">
            <text:p>250.4591</text:p>
          </table:table-cell>
          <table:table-cell office:value-type="float" office:value="140.8629" calcext:value-type="float">
            <text:p>140.8629</text:p>
          </table:table-cell>
          <table:table-cell office:value-type="float" office:value="0.03226872" calcext:value-type="float">
            <text:p>0.03226872</text:p>
          </table:table-cell>
          <table:table-cell office:value-type="float" office:value="0" calcext:value-type="float">
            <text:p>0</text:p>
          </table:table-cell>
          <table:table-cell office:value-type="float" office:value="0.001616813" calcext:value-type="float">
            <text:p>0.001616813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04.5497" calcext:value-type="float">
            <text:p>-204.5497</text:p>
          </table:table-cell>
          <table:table-cell office:value-type="float" office:value="0" calcext:value-type="float">
            <text:p>0</text:p>
          </table:table-cell>
          <table:table-cell office:value-type="float" office:value="311.1585" calcext:value-type="float">
            <text:p>311.1585</text:p>
          </table:table-cell>
          <table:table-cell office:value-type="float" office:value="1095.992" calcext:value-type="float">
            <text:p>1095.992</text:p>
          </table:table-cell>
          <table:table-cell office:value-type="float" office:value="1364.411" calcext:value-type="float">
            <text:p>1364.411</text:p>
          </table:table-cell>
          <table:table-cell office:value-type="float" office:value="1368.191" calcext:value-type="float">
            <text:p>1368.191</text:p>
          </table:table-cell>
          <table:table-cell office:value-type="float" office:value="826.336" calcext:value-type="float">
            <text:p>826.336</text:p>
          </table:table-cell>
          <table:table-cell office:value-type="float" office:value="1107.045" calcext:value-type="float">
            <text:p>1107.045</text:p>
          </table:table-cell>
          <table:table-cell office:value-type="float" office:value="434.0693" calcext:value-type="float">
            <text:p>434.0693</text:p>
          </table:table-cell>
          <table:table-cell office:value-type="float" office:value="1911.734" calcext:value-type="float">
            <text:p>1911.734</text:p>
          </table:table-cell>
          <table:table-cell office:value-type="float" office:value="2130.774" calcext:value-type="float">
            <text:p>2130.774</text:p>
          </table:table-cell>
          <table:table-cell office:value-type="float" office:value="1689.858" calcext:value-type="float">
            <text:p>1689.858</text:p>
          </table:table-cell>
          <table:table-cell office:value-type="float" office:value="587.3795" calcext:value-type="float">
            <text:p>587.3795</text:p>
          </table:table-cell>
          <table:table-cell office:value-type="float" office:value="571.6061" calcext:value-type="float">
            <text:p>571.6061</text:p>
          </table:table-cell>
          <table:table-cell office:value-type="float" office:value="142.9294" calcext:value-type="float">
            <text:p>142.9294</text:p>
          </table:table-cell>
          <table:table-cell office:value-type="float" office:value="35.73031" calcext:value-type="float">
            <text:p>35.73031</text:p>
          </table:table-cell>
          <table:table-cell office:value-type="float" office:value="0" calcext:value-type="float">
            <text:p>0</text:p>
          </table:table-cell>
          <table:table-cell office:value-type="float" office:value="-0.02767421" calcext:value-type="float">
            <text:p>-0.027674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1.3279" calcext:value-type="float">
            <text:p>-211.3279</text:p>
          </table:table-cell>
          <table:table-cell office:value-type="float" office:value="0" calcext:value-type="float">
            <text:p>0</text:p>
          </table:table-cell>
          <table:table-cell office:value-type="float" office:value="7.071846" calcext:value-type="float">
            <text:p>7.071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1" calcext:value-type="float">
            <text:p>3042001</text:p>
          </table:table-cell>
          <table:table-cell office:value-type="float" office:value="369.6052" calcext:value-type="float">
            <text:p>369.6052</text:p>
          </table:table-cell>
          <table:table-cell office:value-type="float" office:value="13345.03" calcext:value-type="float">
            <text:p>13345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7.8603" calcext:value-type="float">
            <text:p>-207.8603</text:p>
          </table:table-cell>
          <table:table-cell office:value-type="float" office:value="560.2014" calcext:value-type="float">
            <text:p>560.2014</text:p>
          </table:table-cell>
          <table:table-cell office:value-type="float" office:value="0" calcext:value-type="float">
            <text:p>0</text:p>
          </table:table-cell>
          <table:table-cell office:value-type="float" office:value="249.9022" calcext:value-type="float">
            <text:p>249.9022</text:p>
          </table:table-cell>
          <table:table-cell office:value-type="float" office:value="137.7688" calcext:value-type="float">
            <text:p>137.7688</text:p>
          </table:table-cell>
          <table:table-cell office:value-type="float" office:value="0.03253986" calcext:value-type="float">
            <text:p>0.03253986</text:p>
          </table:table-cell>
          <table:table-cell office:value-type="float" office:value="0" calcext:value-type="float">
            <text:p>0</text:p>
          </table:table-cell>
          <table:table-cell office:value-type="float" office:value="0.001616863" calcext:value-type="float">
            <text:p>0.001616863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07.7798" calcext:value-type="float">
            <text:p>-207.7798</text:p>
          </table:table-cell>
          <table:table-cell office:value-type="float" office:value="0" calcext:value-type="float">
            <text:p>0</text:p>
          </table:table-cell>
          <table:table-cell office:value-type="float" office:value="312.1393" calcext:value-type="float">
            <text:p>312.1393</text:p>
          </table:table-cell>
          <table:table-cell office:value-type="float" office:value="1095.693" calcext:value-type="float">
            <text:p>1095.693</text:p>
          </table:table-cell>
          <table:table-cell office:value-type="float" office:value="1364.146" calcext:value-type="float">
            <text:p>1364.146</text:p>
          </table:table-cell>
          <table:table-cell office:value-type="float" office:value="1367.984" calcext:value-type="float">
            <text:p>1367.984</text:p>
          </table:table-cell>
          <table:table-cell office:value-type="float" office:value="826.1968" calcext:value-type="float">
            <text:p>826.1968</text:p>
          </table:table-cell>
          <table:table-cell office:value-type="float" office:value="1106.913" calcext:value-type="float">
            <text:p>1106.913</text:p>
          </table:table-cell>
          <table:table-cell office:value-type="float" office:value="434.0186" calcext:value-type="float">
            <text:p>434.0186</text:p>
          </table:table-cell>
          <table:table-cell office:value-type="float" office:value="1911.614" calcext:value-type="float">
            <text:p>1911.614</text:p>
          </table:table-cell>
          <table:table-cell office:value-type="float" office:value="2130.697" calcext:value-type="float">
            <text:p>2130.697</text:p>
          </table:table-cell>
          <table:table-cell office:value-type="float" office:value="1689.826" calcext:value-type="float">
            <text:p>1689.826</text:p>
          </table:table-cell>
          <table:table-cell office:value-type="float" office:value="587.3766" calcext:value-type="float">
            <text:p>587.3766</text:p>
          </table:table-cell>
          <table:table-cell office:value-type="float" office:value="571.6047" calcext:value-type="float">
            <text:p>571.6047</text:p>
          </table:table-cell>
          <table:table-cell office:value-type="float" office:value="142.9292" calcext:value-type="float">
            <text:p>142.9292</text:p>
          </table:table-cell>
          <table:table-cell office:value-type="float" office:value="35.73024" calcext:value-type="float">
            <text:p>35.73024</text:p>
          </table:table-cell>
          <table:table-cell office:value-type="float" office:value="0" calcext:value-type="float">
            <text:p>0</text:p>
          </table:table-cell>
          <table:table-cell office:value-type="float" office:value="-0.02770733" calcext:value-type="float">
            <text:p>-0.027707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4.6283" calcext:value-type="float">
            <text:p>-214.6283</text:p>
          </table:table-cell>
          <table:table-cell office:value-type="float" office:value="0" calcext:value-type="float">
            <text:p>0</text:p>
          </table:table-cell>
          <table:table-cell office:value-type="float" office:value="7.142448" calcext:value-type="float">
            <text:p>7.142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1" calcext:value-type="float">
            <text:p>4042001</text:p>
          </table:table-cell>
          <table:table-cell office:value-type="float" office:value="366.8928" calcext:value-type="float">
            <text:p>366.8928</text:p>
          </table:table-cell>
          <table:table-cell office:value-type="float" office:value="13345.02" calcext:value-type="float">
            <text:p>13345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0.4173" calcext:value-type="float">
            <text:p>-210.4173</text:p>
          </table:table-cell>
          <table:table-cell office:value-type="float" office:value="567.6012" calcext:value-type="float">
            <text:p>567.6012</text:p>
          </table:table-cell>
          <table:table-cell office:value-type="float" office:value="0" calcext:value-type="float">
            <text:p>0</text:p>
          </table:table-cell>
          <table:table-cell office:value-type="float" office:value="249.0257" calcext:value-type="float">
            <text:p>249.0257</text:p>
          </table:table-cell>
          <table:table-cell office:value-type="float" office:value="135.4547" calcext:value-type="float">
            <text:p>135.4547</text:p>
          </table:table-cell>
          <table:table-cell office:value-type="float" office:value="0.03287542" calcext:value-type="float">
            <text:p>0.03287542</text:p>
          </table:table-cell>
          <table:table-cell office:value-type="float" office:value="0" calcext:value-type="float">
            <text:p>0</text:p>
          </table:table-cell>
          <table:table-cell office:value-type="float" office:value="0.001616865" calcext:value-type="float">
            <text:p>0.001616865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10.3364" calcext:value-type="float">
            <text:p>-210.3364</text:p>
          </table:table-cell>
          <table:table-cell office:value-type="float" office:value="0" calcext:value-type="float">
            <text:p>0</text:p>
          </table:table-cell>
          <table:table-cell office:value-type="float" office:value="312.9424" calcext:value-type="float">
            <text:p>312.9424</text:p>
          </table:table-cell>
          <table:table-cell office:value-type="float" office:value="1095.443" calcext:value-type="float">
            <text:p>1095.443</text:p>
          </table:table-cell>
          <table:table-cell office:value-type="float" office:value="1363.92" calcext:value-type="float">
            <text:p>1363.92</text:p>
          </table:table-cell>
          <table:table-cell office:value-type="float" office:value="1367.794" calcext:value-type="float">
            <text:p>1367.794</text:p>
          </table:table-cell>
          <table:table-cell office:value-type="float" office:value="826.0656" calcext:value-type="float">
            <text:p>826.0656</text:p>
          </table:table-cell>
          <table:table-cell office:value-type="float" office:value="1106.785" calcext:value-type="float">
            <text:p>1106.785</text:p>
          </table:table-cell>
          <table:table-cell office:value-type="float" office:value="433.9677" calcext:value-type="float">
            <text:p>433.9677</text:p>
          </table:table-cell>
          <table:table-cell office:value-type="float" office:value="1911.492" calcext:value-type="float">
            <text:p>1911.492</text:p>
          </table:table-cell>
          <table:table-cell office:value-type="float" office:value="2130.619" calcext:value-type="float">
            <text:p>2130.619</text:p>
          </table:table-cell>
          <table:table-cell office:value-type="float" office:value="1689.795" calcext:value-type="float">
            <text:p>1689.795</text:p>
          </table:table-cell>
          <table:table-cell office:value-type="float" office:value="587.3737" calcext:value-type="float">
            <text:p>587.3737</text:p>
          </table:table-cell>
          <table:table-cell office:value-type="float" office:value="571.6032" calcext:value-type="float">
            <text:p>571.6032</text:p>
          </table:table-cell>
          <table:table-cell office:value-type="float" office:value="142.929" calcext:value-type="float">
            <text:p>142.929</text:p>
          </table:table-cell>
          <table:table-cell office:value-type="float" office:value="35.73017" calcext:value-type="float">
            <text:p>35.73017</text:p>
          </table:table-cell>
          <table:table-cell office:value-type="float" office:value="0" calcext:value-type="float">
            <text:p>0</text:p>
          </table:table-cell>
          <table:table-cell office:value-type="float" office:value="-0.0277127" calcext:value-type="float">
            <text:p>-0.02771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7.2091" calcext:value-type="float">
            <text:p>-217.2091</text:p>
          </table:table-cell>
          <table:table-cell office:value-type="float" office:value="0" calcext:value-type="float">
            <text:p>0</text:p>
          </table:table-cell>
          <table:table-cell office:value-type="float" office:value="7.165821" calcext:value-type="float">
            <text:p>7.165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1" calcext:value-type="float">
            <text:p>5042001</text:p>
          </table:table-cell>
          <table:table-cell office:value-type="float" office:value="363.219" calcext:value-type="float">
            <text:p>363.219</text:p>
          </table:table-cell>
          <table:table-cell office:value-type="float" office:value="13345.25" calcext:value-type="float">
            <text:p>13345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3.6547" calcext:value-type="float">
            <text:p>-213.6547</text:p>
          </table:table-cell>
          <table:table-cell office:value-type="float" office:value="576.9762" calcext:value-type="float">
            <text:p>576.9762</text:p>
          </table:table-cell>
          <table:table-cell office:value-type="float" office:value="0" calcext:value-type="float">
            <text:p>0</text:p>
          </table:table-cell>
          <table:table-cell office:value-type="float" office:value="248.3074" calcext:value-type="float">
            <text:p>248.3074</text:p>
          </table:table-cell>
          <table:table-cell office:value-type="float" office:value="132.2387" calcext:value-type="float">
            <text:p>132.2387</text:p>
          </table:table-cell>
          <table:table-cell office:value-type="float" office:value="0.03316454" calcext:value-type="float">
            <text:p>0.03316454</text:p>
          </table:table-cell>
          <table:table-cell office:value-type="float" office:value="0" calcext:value-type="float">
            <text:p>0</text:p>
          </table:table-cell>
          <table:table-cell office:value-type="float" office:value="0.001616873" calcext:value-type="float">
            <text:p>0.001616873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13.5736" calcext:value-type="float">
            <text:p>-213.5736</text:p>
          </table:table-cell>
          <table:table-cell office:value-type="float" office:value="0" calcext:value-type="float">
            <text:p>0</text:p>
          </table:table-cell>
          <table:table-cell office:value-type="float" office:value="314.0281" calcext:value-type="float">
            <text:p>314.0281</text:p>
          </table:table-cell>
          <table:table-cell office:value-type="float" office:value="1095.143" calcext:value-type="float">
            <text:p>1095.143</text:p>
          </table:table-cell>
          <table:table-cell office:value-type="float" office:value="1363.658" calcext:value-type="float">
            <text:p>1363.658</text:p>
          </table:table-cell>
          <table:table-cell office:value-type="float" office:value="1367.589" calcext:value-type="float">
            <text:p>1367.589</text:p>
          </table:table-cell>
          <table:table-cell office:value-type="float" office:value="825.9319" calcext:value-type="float">
            <text:p>825.9319</text:p>
          </table:table-cell>
          <table:table-cell office:value-type="float" office:value="1106.656" calcext:value-type="float">
            <text:p>1106.656</text:p>
          </table:table-cell>
          <table:table-cell office:value-type="float" office:value="433.9176" calcext:value-type="float">
            <text:p>433.9176</text:p>
          </table:table-cell>
          <table:table-cell office:value-type="float" office:value="1911.371" calcext:value-type="float">
            <text:p>1911.371</text:p>
          </table:table-cell>
          <table:table-cell office:value-type="float" office:value="2130.541" calcext:value-type="float">
            <text:p>2130.541</text:p>
          </table:table-cell>
          <table:table-cell office:value-type="float" office:value="1689.763" calcext:value-type="float">
            <text:p>1689.763</text:p>
          </table:table-cell>
          <table:table-cell office:value-type="float" office:value="587.3708" calcext:value-type="float">
            <text:p>587.3708</text:p>
          </table:table-cell>
          <table:table-cell office:value-type="float" office:value="571.6017" calcext:value-type="float">
            <text:p>571.6017</text:p>
          </table:table-cell>
          <table:table-cell office:value-type="float" office:value="142.9287" calcext:value-type="float">
            <text:p>142.9287</text:p>
          </table:table-cell>
          <table:table-cell office:value-type="float" office:value="35.7301" calcext:value-type="float">
            <text:p>35.7301</text:p>
          </table:table-cell>
          <table:table-cell office:value-type="float" office:value="0" calcext:value-type="float">
            <text:p>0</text:p>
          </table:table-cell>
          <table:table-cell office:value-type="float" office:value="-0.02773851" calcext:value-type="float">
            <text:p>-0.027738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0.5162" calcext:value-type="float">
            <text:p>-220.5162</text:p>
          </table:table-cell>
          <table:table-cell office:value-type="float" office:value="0" calcext:value-type="float">
            <text:p>0</text:p>
          </table:table-cell>
          <table:table-cell office:value-type="float" office:value="7.235476" calcext:value-type="float">
            <text:p>7.235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1" calcext:value-type="float">
            <text:p>6042001</text:p>
          </table:table-cell>
          <table:table-cell office:value-type="float" office:value="360.1141" calcext:value-type="float">
            <text:p>360.1141</text:p>
          </table:table-cell>
          <table:table-cell office:value-type="float" office:value="13345.22" calcext:value-type="float">
            <text:p>13345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6.6104" calcext:value-type="float">
            <text:p>-216.6104</text:p>
          </table:table-cell>
          <table:table-cell office:value-type="float" office:value="586.0638" calcext:value-type="float">
            <text:p>586.0638</text:p>
          </table:table-cell>
          <table:table-cell office:value-type="float" office:value="0" calcext:value-type="float">
            <text:p>0</text:p>
          </table:table-cell>
          <table:table-cell office:value-type="float" office:value="246.7731" calcext:value-type="float">
            <text:p>246.7731</text:p>
          </table:table-cell>
          <table:table-cell office:value-type="float" office:value="129.7017" calcext:value-type="float">
            <text:p>129.7017</text:p>
          </table:table-cell>
          <table:table-cell office:value-type="float" office:value="0.03349059" calcext:value-type="float">
            <text:p>0.03349059</text:p>
          </table:table-cell>
          <table:table-cell office:value-type="float" office:value="0" calcext:value-type="float">
            <text:p>0</text:p>
          </table:table-cell>
          <table:table-cell office:value-type="float" office:value="0.001616873" calcext:value-type="float">
            <text:p>0.001616873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16.529" calcext:value-type="float">
            <text:p>-216.529</text:p>
          </table:table-cell>
          <table:table-cell office:value-type="float" office:value="0" calcext:value-type="float">
            <text:p>0</text:p>
          </table:table-cell>
          <table:table-cell office:value-type="float" office:value="314.9105" calcext:value-type="float">
            <text:p>314.9105</text:p>
          </table:table-cell>
          <table:table-cell office:value-type="float" office:value="1094.781" calcext:value-type="float">
            <text:p>1094.781</text:p>
          </table:table-cell>
          <table:table-cell office:value-type="float" office:value="1363.354" calcext:value-type="float">
            <text:p>1363.354</text:p>
          </table:table-cell>
          <table:table-cell office:value-type="float" office:value="1367.356" calcext:value-type="float">
            <text:p>1367.356</text:p>
          </table:table-cell>
          <table:table-cell office:value-type="float" office:value="825.7805" calcext:value-type="float">
            <text:p>825.7805</text:p>
          </table:table-cell>
          <table:table-cell office:value-type="float" office:value="1106.518" calcext:value-type="float">
            <text:p>1106.518</text:p>
          </table:table-cell>
          <table:table-cell office:value-type="float" office:value="433.8648" calcext:value-type="float">
            <text:p>433.8648</text:p>
          </table:table-cell>
          <table:table-cell office:value-type="float" office:value="1911.249" calcext:value-type="float">
            <text:p>1911.249</text:p>
          </table:table-cell>
          <table:table-cell office:value-type="float" office:value="2130.462" calcext:value-type="float">
            <text:p>2130.462</text:p>
          </table:table-cell>
          <table:table-cell office:value-type="float" office:value="1689.731" calcext:value-type="float">
            <text:p>1689.731</text:p>
          </table:table-cell>
          <table:table-cell office:value-type="float" office:value="587.3679" calcext:value-type="float">
            <text:p>587.3679</text:p>
          </table:table-cell>
          <table:table-cell office:value-type="float" office:value="571.6003" calcext:value-type="float">
            <text:p>571.6003</text:p>
          </table:table-cell>
          <table:table-cell office:value-type="float" office:value="142.9285" calcext:value-type="float">
            <text:p>142.9285</text:p>
          </table:table-cell>
          <table:table-cell office:value-type="float" office:value="35.73003" calcext:value-type="float">
            <text:p>35.73003</text:p>
          </table:table-cell>
          <table:table-cell office:value-type="float" office:value="0" calcext:value-type="float">
            <text:p>0</text:p>
          </table:table-cell>
          <table:table-cell office:value-type="float" office:value="-0.02778045" calcext:value-type="float">
            <text:p>-0.027780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3.5111" calcext:value-type="float">
            <text:p>-223.5111</text:p>
          </table:table-cell>
          <table:table-cell office:value-type="float" office:value="0" calcext:value-type="float">
            <text:p>0</text:p>
          </table:table-cell>
          <table:table-cell office:value-type="float" office:value="7.27497" calcext:value-type="float">
            <text:p>7.27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1" calcext:value-type="float">
            <text:p>7042001</text:p>
          </table:table-cell>
          <table:table-cell office:value-type="float" office:value="356.9598" calcext:value-type="float">
            <text:p>356.9598</text:p>
          </table:table-cell>
          <table:table-cell office:value-type="float" office:value="13345.36" calcext:value-type="float">
            <text:p>13345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9.4197" calcext:value-type="float">
            <text:p>-219.4197</text:p>
          </table:table-cell>
          <table:table-cell office:value-type="float" office:value="591.395" calcext:value-type="float">
            <text:p>591.395</text:p>
          </table:table-cell>
          <table:table-cell office:value-type="float" office:value="0" calcext:value-type="float">
            <text:p>0</text:p>
          </table:table-cell>
          <table:table-cell office:value-type="float" office:value="239.7044" calcext:value-type="float">
            <text:p>239.7044</text:p>
          </table:table-cell>
          <table:table-cell office:value-type="float" office:value="127.2554" calcext:value-type="float">
            <text:p>127.2554</text:p>
          </table:table-cell>
          <table:table-cell office:value-type="float" office:value="0.03386288" calcext:value-type="float">
            <text:p>0.03386288</text:p>
          </table:table-cell>
          <table:table-cell office:value-type="float" office:value="0" calcext:value-type="float">
            <text:p>0</text:p>
          </table:table-cell>
          <table:table-cell office:value-type="float" office:value="0.001616873" calcext:value-type="float">
            <text:p>0.001616873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19.3379" calcext:value-type="float">
            <text:p>-219.3379</text:p>
          </table:table-cell>
          <table:table-cell office:value-type="float" office:value="0" calcext:value-type="float">
            <text:p>0</text:p>
          </table:table-cell>
          <table:table-cell office:value-type="float" office:value="316.0555" calcext:value-type="float">
            <text:p>316.0555</text:p>
          </table:table-cell>
          <table:table-cell office:value-type="float" office:value="1094.327" calcext:value-type="float">
            <text:p>1094.327</text:p>
          </table:table-cell>
          <table:table-cell office:value-type="float" office:value="1362.986" calcext:value-type="float">
            <text:p>1362.986</text:p>
          </table:table-cell>
          <table:table-cell office:value-type="float" office:value="1367.083" calcext:value-type="float">
            <text:p>1367.083</text:p>
          </table:table-cell>
          <table:table-cell office:value-type="float" office:value="825.6124" calcext:value-type="float">
            <text:p>825.6124</text:p>
          </table:table-cell>
          <table:table-cell office:value-type="float" office:value="1106.368" calcext:value-type="float">
            <text:p>1106.368</text:p>
          </table:table-cell>
          <table:table-cell office:value-type="float" office:value="433.8068" calcext:value-type="float">
            <text:p>433.8068</text:p>
          </table:table-cell>
          <table:table-cell office:value-type="float" office:value="1911.121" calcext:value-type="float">
            <text:p>1911.121</text:p>
          </table:table-cell>
          <table:table-cell office:value-type="float" office:value="2130.383" calcext:value-type="float">
            <text:p>2130.383</text:p>
          </table:table-cell>
          <table:table-cell office:value-type="float" office:value="1689.698" calcext:value-type="float">
            <text:p>1689.698</text:p>
          </table:table-cell>
          <table:table-cell office:value-type="float" office:value="587.3649" calcext:value-type="float">
            <text:p>587.3649</text:p>
          </table:table-cell>
          <table:table-cell office:value-type="float" office:value="571.5988" calcext:value-type="float">
            <text:p>571.5988</text:p>
          </table:table-cell>
          <table:table-cell office:value-type="float" office:value="142.9282" calcext:value-type="float">
            <text:p>142.9282</text:p>
          </table:table-cell>
          <table:table-cell office:value-type="float" office:value="35.72997" calcext:value-type="float">
            <text:p>35.72997</text:p>
          </table:table-cell>
          <table:table-cell office:value-type="float" office:value="0" calcext:value-type="float">
            <text:p>0</text:p>
          </table:table-cell>
          <table:table-cell office:value-type="float" office:value="-0.02783319" calcext:value-type="float">
            <text:p>-0.027833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6.3914" calcext:value-type="float">
            <text:p>-226.3914</text:p>
          </table:table-cell>
          <table:table-cell office:value-type="float" office:value="0" calcext:value-type="float">
            <text:p>0</text:p>
          </table:table-cell>
          <table:table-cell office:value-type="float" office:value="7.345937" calcext:value-type="float">
            <text:p>7.345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1" calcext:value-type="float">
            <text:p>8042001</text:p>
          </table:table-cell>
          <table:table-cell office:value-type="float" office:value="353.9015" calcext:value-type="float">
            <text:p>353.9015</text:p>
          </table:table-cell>
          <table:table-cell office:value-type="float" office:value="13345.17" calcext:value-type="float">
            <text:p>13345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2.4124" calcext:value-type="float">
            <text:p>-222.4124</text:p>
          </table:table-cell>
          <table:table-cell office:value-type="float" office:value="596.8331" calcext:value-type="float">
            <text:p>596.8331</text:p>
          </table:table-cell>
          <table:table-cell office:value-type="float" office:value="0" calcext:value-type="float">
            <text:p>0</text:p>
          </table:table-cell>
          <table:table-cell office:value-type="float" office:value="232.6571" calcext:value-type="float">
            <text:p>232.6571</text:p>
          </table:table-cell>
          <table:table-cell office:value-type="float" office:value="125.1199" calcext:value-type="float">
            <text:p>125.1199</text:p>
          </table:table-cell>
          <table:table-cell office:value-type="float" office:value="0.0341203" calcext:value-type="float">
            <text:p>0.0341203</text:p>
          </table:table-cell>
          <table:table-cell office:value-type="float" office:value="0" calcext:value-type="float">
            <text:p>0</text:p>
          </table:table-cell>
          <table:table-cell office:value-type="float" office:value="0.001616873" calcext:value-type="float">
            <text:p>0.001616873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22.3303" calcext:value-type="float">
            <text:p>-222.3303</text:p>
          </table:table-cell>
          <table:table-cell office:value-type="float" office:value="0" calcext:value-type="float">
            <text:p>0</text:p>
          </table:table-cell>
          <table:table-cell office:value-type="float" office:value="317.0405" calcext:value-type="float">
            <text:p>317.0405</text:p>
          </table:table-cell>
          <table:table-cell office:value-type="float" office:value="1093.722" calcext:value-type="float">
            <text:p>1093.722</text:p>
          </table:table-cell>
          <table:table-cell office:value-type="float" office:value="1362.52" calcext:value-type="float">
            <text:p>1362.52</text:p>
          </table:table-cell>
          <table:table-cell office:value-type="float" office:value="1366.745" calcext:value-type="float">
            <text:p>1366.745</text:p>
          </table:table-cell>
          <table:table-cell office:value-type="float" office:value="825.4181" calcext:value-type="float">
            <text:p>825.4181</text:p>
          </table:table-cell>
          <table:table-cell office:value-type="float" office:value="1106.198" calcext:value-type="float">
            <text:p>1106.198</text:p>
          </table:table-cell>
          <table:table-cell office:value-type="float" office:value="433.7409" calcext:value-type="float">
            <text:p>433.7409</text:p>
          </table:table-cell>
          <table:table-cell office:value-type="float" office:value="1910.978" calcext:value-type="float">
            <text:p>1910.978</text:p>
          </table:table-cell>
          <table:table-cell office:value-type="float" office:value="2130.302" calcext:value-type="float">
            <text:p>2130.302</text:p>
          </table:table-cell>
          <table:table-cell office:value-type="float" office:value="1689.666" calcext:value-type="float">
            <text:p>1689.666</text:p>
          </table:table-cell>
          <table:table-cell office:value-type="float" office:value="587.3619" calcext:value-type="float">
            <text:p>587.3619</text:p>
          </table:table-cell>
          <table:table-cell office:value-type="float" office:value="571.5973" calcext:value-type="float">
            <text:p>571.5973</text:p>
          </table:table-cell>
          <table:table-cell office:value-type="float" office:value="142.928" calcext:value-type="float">
            <text:p>142.928</text:p>
          </table:table-cell>
          <table:table-cell office:value-type="float" office:value="35.7299" calcext:value-type="float">
            <text:p>35.7299</text:p>
          </table:table-cell>
          <table:table-cell office:value-type="float" office:value="0" calcext:value-type="float">
            <text:p>0</text:p>
          </table:table-cell>
          <table:table-cell office:value-type="float" office:value="-0.02796958" calcext:value-type="float">
            <text:p>-0.027969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9.4913" calcext:value-type="float">
            <text:p>-229.4913</text:p>
          </table:table-cell>
          <table:table-cell office:value-type="float" office:value="0" calcext:value-type="float">
            <text:p>0</text:p>
          </table:table-cell>
          <table:table-cell office:value-type="float" office:value="7.452887" calcext:value-type="float">
            <text:p>7.452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1" calcext:value-type="float">
            <text:p>9042001</text:p>
          </table:table-cell>
          <table:table-cell office:value-type="float" office:value="351.8156" calcext:value-type="float">
            <text:p>351.8156</text:p>
          </table:table-cell>
          <table:table-cell office:value-type="float" office:value="13344.42" calcext:value-type="float">
            <text:p>13344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0007" calcext:value-type="float">
            <text:p>-225.0007</text:p>
          </table:table-cell>
          <table:table-cell office:value-type="float" office:value="601.8057" calcext:value-type="float">
            <text:p>601.8057</text:p>
          </table:table-cell>
          <table:table-cell office:value-type="float" office:value="0" calcext:value-type="float">
            <text:p>0</text:p>
          </table:table-cell>
          <table:table-cell office:value-type="float" office:value="228.4966" calcext:value-type="float">
            <text:p>228.4966</text:p>
          </table:table-cell>
          <table:table-cell office:value-type="float" office:value="123.9958" calcext:value-type="float">
            <text:p>123.9958</text:p>
          </table:table-cell>
          <table:table-cell office:value-type="float" office:value="0.03436147" calcext:value-type="float">
            <text:p>0.03436147</text:p>
          </table:table-cell>
          <table:table-cell office:value-type="float" office:value="0" calcext:value-type="float">
            <text:p>0</text:p>
          </table:table-cell>
          <table:table-cell office:value-type="float" office:value="0.001616892" calcext:value-type="float">
            <text:p>0.001616892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24.9183" calcext:value-type="float">
            <text:p>-224.9183</text:p>
          </table:table-cell>
          <table:table-cell office:value-type="float" office:value="0" calcext:value-type="float">
            <text:p>0</text:p>
          </table:table-cell>
          <table:table-cell office:value-type="float" office:value="317.5918" calcext:value-type="float">
            <text:p>317.5918</text:p>
          </table:table-cell>
          <table:table-cell office:value-type="float" office:value="1093.091" calcext:value-type="float">
            <text:p>1093.091</text:p>
          </table:table-cell>
          <table:table-cell office:value-type="float" office:value="1362.01" calcext:value-type="float">
            <text:p>1362.01</text:p>
          </table:table-cell>
          <table:table-cell office:value-type="float" office:value="1366.372" calcext:value-type="float">
            <text:p>1366.372</text:p>
          </table:table-cell>
          <table:table-cell office:value-type="float" office:value="825.1976" calcext:value-type="float">
            <text:p>825.1976</text:p>
          </table:table-cell>
          <table:table-cell office:value-type="float" office:value="1106.01" calcext:value-type="float">
            <text:p>1106.01</text:p>
          </table:table-cell>
          <table:table-cell office:value-type="float" office:value="433.6699" calcext:value-type="float">
            <text:p>433.6699</text:p>
          </table:table-cell>
          <table:table-cell office:value-type="float" office:value="1910.837" calcext:value-type="float">
            <text:p>1910.837</text:p>
          </table:table-cell>
          <table:table-cell office:value-type="float" office:value="2130.219" calcext:value-type="float">
            <text:p>2130.219</text:p>
          </table:table-cell>
          <table:table-cell office:value-type="float" office:value="1689.633" calcext:value-type="float">
            <text:p>1689.633</text:p>
          </table:table-cell>
          <table:table-cell office:value-type="float" office:value="587.3589" calcext:value-type="float">
            <text:p>587.3589</text:p>
          </table:table-cell>
          <table:table-cell office:value-type="float" office:value="571.5958" calcext:value-type="float">
            <text:p>571.5958</text:p>
          </table:table-cell>
          <table:table-cell office:value-type="float" office:value="142.9277" calcext:value-type="float">
            <text:p>142.9277</text:p>
          </table:table-cell>
          <table:table-cell office:value-type="float" office:value="35.72983" calcext:value-type="float">
            <text:p>35.72983</text:p>
          </table:table-cell>
          <table:table-cell office:value-type="float" office:value="0" calcext:value-type="float">
            <text:p>0</text:p>
          </table:table-cell>
          <table:table-cell office:value-type="float" office:value="-0.02812493" calcext:value-type="float">
            <text:p>-0.028124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2.1889" calcext:value-type="float">
            <text:p>-232.1889</text:p>
          </table:table-cell>
          <table:table-cell office:value-type="float" office:value="0" calcext:value-type="float">
            <text:p>0</text:p>
          </table:table-cell>
          <table:table-cell office:value-type="float" office:value="7.562533" calcext:value-type="float">
            <text:p>7.562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1" calcext:value-type="float">
            <text:p>10042001</text:p>
          </table:table-cell>
          <table:table-cell office:value-type="float" office:value="347.7117" calcext:value-type="float">
            <text:p>347.7117</text:p>
          </table:table-cell>
          <table:table-cell office:value-type="float" office:value="13344.14" calcext:value-type="float">
            <text:p>13344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8.9371" calcext:value-type="float">
            <text:p>-228.9371</text:p>
          </table:table-cell>
          <table:table-cell office:value-type="float" office:value="611.3901" calcext:value-type="float">
            <text:p>611.3901</text:p>
          </table:table-cell>
          <table:table-cell office:value-type="float" office:value="0" calcext:value-type="float">
            <text:p>0</text:p>
          </table:table-cell>
          <table:table-cell office:value-type="float" office:value="229.421" calcext:value-type="float">
            <text:p>229.421</text:p>
          </table:table-cell>
          <table:table-cell office:value-type="float" office:value="120.6122" calcext:value-type="float">
            <text:p>120.6122</text:p>
          </table:table-cell>
          <table:table-cell office:value-type="float" office:value="0.03394725" calcext:value-type="float">
            <text:p>0.03394725</text:p>
          </table:table-cell>
          <table:table-cell office:value-type="float" office:value="0" calcext:value-type="float">
            <text:p>0</text:p>
          </table:table-cell>
          <table:table-cell office:value-type="float" office:value="0.001618332" calcext:value-type="float">
            <text:p>0.001618332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28.8551" calcext:value-type="float">
            <text:p>-228.8551</text:p>
          </table:table-cell>
          <table:table-cell office:value-type="float" office:value="0" calcext:value-type="float">
            <text:p>0</text:p>
          </table:table-cell>
          <table:table-cell office:value-type="float" office:value="318.4329" calcext:value-type="float">
            <text:p>318.4329</text:p>
          </table:table-cell>
          <table:table-cell office:value-type="float" office:value="1092.704" calcext:value-type="float">
            <text:p>1092.704</text:p>
          </table:table-cell>
          <table:table-cell office:value-type="float" office:value="1361.623" calcext:value-type="float">
            <text:p>1361.623</text:p>
          </table:table-cell>
          <table:table-cell office:value-type="float" office:value="1366.04" calcext:value-type="float">
            <text:p>1366.04</text:p>
          </table:table-cell>
          <table:table-cell office:value-type="float" office:value="824.9943" calcext:value-type="float">
            <text:p>824.9943</text:p>
          </table:table-cell>
          <table:table-cell office:value-type="float" office:value="1105.822" calcext:value-type="float">
            <text:p>1105.822</text:p>
          </table:table-cell>
          <table:table-cell office:value-type="float" office:value="433.5957" calcext:value-type="float">
            <text:p>433.5957</text:p>
          </table:table-cell>
          <table:table-cell office:value-type="float" office:value="1910.691" calcext:value-type="float">
            <text:p>1910.691</text:p>
          </table:table-cell>
          <table:table-cell office:value-type="float" office:value="2130.135" calcext:value-type="float">
            <text:p>2130.135</text:p>
          </table:table-cell>
          <table:table-cell office:value-type="float" office:value="1689.599" calcext:value-type="float">
            <text:p>1689.599</text:p>
          </table:table-cell>
          <table:table-cell office:value-type="float" office:value="587.3558" calcext:value-type="float">
            <text:p>587.3558</text:p>
          </table:table-cell>
          <table:table-cell office:value-type="float" office:value="571.5943" calcext:value-type="float">
            <text:p>571.5943</text:p>
          </table:table-cell>
          <table:table-cell office:value-type="float" office:value="142.9275" calcext:value-type="float">
            <text:p>142.9275</text:p>
          </table:table-cell>
          <table:table-cell office:value-type="float" office:value="35.72977" calcext:value-type="float">
            <text:p>35.72977</text:p>
          </table:table-cell>
          <table:table-cell office:value-type="float" office:value="0" calcext:value-type="float">
            <text:p>0</text:p>
          </table:table-cell>
          <table:table-cell office:value-type="float" office:value="-0.02901492" calcext:value-type="float">
            <text:p>-0.029014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6.4579" calcext:value-type="float">
            <text:p>-236.4579</text:p>
          </table:table-cell>
          <table:table-cell office:value-type="float" office:value="0" calcext:value-type="float">
            <text:p>0</text:p>
          </table:table-cell>
          <table:table-cell office:value-type="float" office:value="7.895127" calcext:value-type="float">
            <text:p>7.895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1" calcext:value-type="float">
            <text:p>11042001</text:p>
          </table:table-cell>
          <table:table-cell office:value-type="float" office:value="344.2521" calcext:value-type="float">
            <text:p>344.2521</text:p>
          </table:table-cell>
          <table:table-cell office:value-type="float" office:value="13343.92" calcext:value-type="float">
            <text:p>13343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2.2039" calcext:value-type="float">
            <text:p>-232.2039</text:p>
          </table:table-cell>
          <table:table-cell office:value-type="float" office:value="620.2447" calcext:value-type="float">
            <text:p>620.2447</text:p>
          </table:table-cell>
          <table:table-cell office:value-type="float" office:value="0" calcext:value-type="float">
            <text:p>0</text:p>
          </table:table-cell>
          <table:table-cell office:value-type="float" office:value="229.8822" calcext:value-type="float">
            <text:p>229.8822</text:p>
          </table:table-cell>
          <table:table-cell office:value-type="float" office:value="117.7796" calcext:value-type="float">
            <text:p>117.7796</text:p>
          </table:table-cell>
          <table:table-cell office:value-type="float" office:value="0.03365711" calcext:value-type="float">
            <text:p>0.03365711</text:p>
          </table:table-cell>
          <table:table-cell office:value-type="float" office:value="0" calcext:value-type="float">
            <text:p>0</text:p>
          </table:table-cell>
          <table:table-cell office:value-type="float" office:value="0.001618918" calcext:value-type="float">
            <text:p>0.001618918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32.1223" calcext:value-type="float">
            <text:p>-232.1223</text:p>
          </table:table-cell>
          <table:table-cell office:value-type="float" office:value="0" calcext:value-type="float">
            <text:p>0</text:p>
          </table:table-cell>
          <table:table-cell office:value-type="float" office:value="319.2005" calcext:value-type="float">
            <text:p>319.2005</text:p>
          </table:table-cell>
          <table:table-cell office:value-type="float" office:value="1092.39" calcext:value-type="float">
            <text:p>1092.39</text:p>
          </table:table-cell>
          <table:table-cell office:value-type="float" office:value="1361.3" calcext:value-type="float">
            <text:p>1361.3</text:p>
          </table:table-cell>
          <table:table-cell office:value-type="float" office:value="1365.754" calcext:value-type="float">
            <text:p>1365.754</text:p>
          </table:table-cell>
          <table:table-cell office:value-type="float" office:value="824.813" calcext:value-type="float">
            <text:p>824.813</text:p>
          </table:table-cell>
          <table:table-cell office:value-type="float" office:value="1105.646" calcext:value-type="float">
            <text:p>1105.646</text:p>
          </table:table-cell>
          <table:table-cell office:value-type="float" office:value="433.5273" calcext:value-type="float">
            <text:p>433.5273</text:p>
          </table:table-cell>
          <table:table-cell office:value-type="float" office:value="1910.546" calcext:value-type="float">
            <text:p>1910.546</text:p>
          </table:table-cell>
          <table:table-cell office:value-type="float" office:value="2130.048" calcext:value-type="float">
            <text:p>2130.048</text:p>
          </table:table-cell>
          <table:table-cell office:value-type="float" office:value="1689.565" calcext:value-type="float">
            <text:p>1689.565</text:p>
          </table:table-cell>
          <table:table-cell office:value-type="float" office:value="587.3527" calcext:value-type="float">
            <text:p>587.3527</text:p>
          </table:table-cell>
          <table:table-cell office:value-type="float" office:value="571.5928" calcext:value-type="float">
            <text:p>571.5928</text:p>
          </table:table-cell>
          <table:table-cell office:value-type="float" office:value="142.9273" calcext:value-type="float">
            <text:p>142.9273</text:p>
          </table:table-cell>
          <table:table-cell office:value-type="float" office:value="35.7297" calcext:value-type="float">
            <text:p>35.7297</text:p>
          </table:table-cell>
          <table:table-cell office:value-type="float" office:value="0" calcext:value-type="float">
            <text:p>0</text:p>
          </table:table-cell>
          <table:table-cell office:value-type="float" office:value="-0.02963919" calcext:value-type="float">
            <text:p>-0.029639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0.0183" calcext:value-type="float">
            <text:p>-240.0183</text:p>
          </table:table-cell>
          <table:table-cell office:value-type="float" office:value="0" calcext:value-type="float">
            <text:p>0</text:p>
          </table:table-cell>
          <table:table-cell office:value-type="float" office:value="8.189242" calcext:value-type="float">
            <text:p>8.189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1" calcext:value-type="float">
            <text:p>12042001</text:p>
          </table:table-cell>
          <table:table-cell office:value-type="float" office:value="341.132" calcext:value-type="float">
            <text:p>341.132</text:p>
          </table:table-cell>
          <table:table-cell office:value-type="float" office:value="13343.69" calcext:value-type="float">
            <text:p>13343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5.4825" calcext:value-type="float">
            <text:p>-235.4825</text:p>
          </table:table-cell>
          <table:table-cell office:value-type="float" office:value="630.8502" calcext:value-type="float">
            <text:p>630.8502</text:p>
          </table:table-cell>
          <table:table-cell office:value-type="float" office:value="0" calcext:value-type="float">
            <text:p>0</text:p>
          </table:table-cell>
          <table:table-cell office:value-type="float" office:value="230.0296" calcext:value-type="float">
            <text:p>230.0296</text:p>
          </table:table-cell>
          <table:table-cell office:value-type="float" office:value="115.2954" calcext:value-type="float">
            <text:p>115.2954</text:p>
          </table:table-cell>
          <table:table-cell office:value-type="float" office:value="0.03373315" calcext:value-type="float">
            <text:p>0.03373315</text:p>
          </table:table-cell>
          <table:table-cell office:value-type="float" office:value="0" calcext:value-type="float">
            <text:p>0</text:p>
          </table:table-cell>
          <table:table-cell office:value-type="float" office:value="0.001618918" calcext:value-type="float">
            <text:p>0.001618918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35.4008" calcext:value-type="float">
            <text:p>-235.4008</text:p>
          </table:table-cell>
          <table:table-cell office:value-type="float" office:value="0" calcext:value-type="float">
            <text:p>0</text:p>
          </table:table-cell>
          <table:table-cell office:value-type="float" office:value="319.9251" calcext:value-type="float">
            <text:p>319.9251</text:p>
          </table:table-cell>
          <table:table-cell office:value-type="float" office:value="1092.05" calcext:value-type="float">
            <text:p>1092.05</text:p>
          </table:table-cell>
          <table:table-cell office:value-type="float" office:value="1360.988" calcext:value-type="float">
            <text:p>1360.988</text:p>
          </table:table-cell>
          <table:table-cell office:value-type="float" office:value="1365.488" calcext:value-type="float">
            <text:p>1365.488</text:p>
          </table:table-cell>
          <table:table-cell office:value-type="float" office:value="824.6419" calcext:value-type="float">
            <text:p>824.6419</text:p>
          </table:table-cell>
          <table:table-cell office:value-type="float" office:value="1105.478" calcext:value-type="float">
            <text:p>1105.478</text:p>
          </table:table-cell>
          <table:table-cell office:value-type="float" office:value="433.4602" calcext:value-type="float">
            <text:p>433.4602</text:p>
          </table:table-cell>
          <table:table-cell office:value-type="float" office:value="1910.405" calcext:value-type="float">
            <text:p>1910.405</text:p>
          </table:table-cell>
          <table:table-cell office:value-type="float" office:value="2129.96" calcext:value-type="float">
            <text:p>2129.96</text:p>
          </table:table-cell>
          <table:table-cell office:value-type="float" office:value="1689.53" calcext:value-type="float">
            <text:p>1689.53</text:p>
          </table:table-cell>
          <table:table-cell office:value-type="float" office:value="587.3495" calcext:value-type="float">
            <text:p>587.3495</text:p>
          </table:table-cell>
          <table:table-cell office:value-type="float" office:value="571.5912" calcext:value-type="float">
            <text:p>571.5912</text:p>
          </table:table-cell>
          <table:table-cell office:value-type="float" office:value="142.927" calcext:value-type="float">
            <text:p>142.927</text:p>
          </table:table-cell>
          <table:table-cell office:value-type="float" office:value="35.72963" calcext:value-type="float">
            <text:p>35.72963</text:p>
          </table:table-cell>
          <table:table-cell office:value-type="float" office:value="0" calcext:value-type="float">
            <text:p>0</text:p>
          </table:table-cell>
          <table:table-cell office:value-type="float" office:value="-0.02977146" calcext:value-type="float">
            <text:p>-0.029771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3.2432" calcext:value-type="float">
            <text:p>-243.2432</text:p>
          </table:table-cell>
          <table:table-cell office:value-type="float" office:value="0" calcext:value-type="float">
            <text:p>0</text:p>
          </table:table-cell>
          <table:table-cell office:value-type="float" office:value="8.135343" calcext:value-type="float">
            <text:p>8.135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1" calcext:value-type="float">
            <text:p>13042001</text:p>
          </table:table-cell>
          <table:table-cell office:value-type="float" office:value="337.5579" calcext:value-type="float">
            <text:p>337.5579</text:p>
          </table:table-cell>
          <table:table-cell office:value-type="float" office:value="13343.62" calcext:value-type="float">
            <text:p>13343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0046" calcext:value-type="float">
            <text:p>-239.0046</text:p>
          </table:table-cell>
          <table:table-cell office:value-type="float" office:value="642.1567" calcext:value-type="float">
            <text:p>642.1567</text:p>
          </table:table-cell>
          <table:table-cell office:value-type="float" office:value="0" calcext:value-type="float">
            <text:p>0</text:p>
          </table:table-cell>
          <table:table-cell office:value-type="float" office:value="230.1048" calcext:value-type="float">
            <text:p>230.1048</text:p>
          </table:table-cell>
          <table:table-cell office:value-type="float" office:value="112.3983" calcext:value-type="float">
            <text:p>112.3983</text:p>
          </table:table-cell>
          <table:table-cell office:value-type="float" office:value="0.03384394" calcext:value-type="float">
            <text:p>0.03384394</text:p>
          </table:table-cell>
          <table:table-cell office:value-type="float" office:value="0" calcext:value-type="float">
            <text:p>0</text:p>
          </table:table-cell>
          <table:table-cell office:value-type="float" office:value="0.001618918" calcext:value-type="float">
            <text:p>0.001618918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38.9228" calcext:value-type="float">
            <text:p>-238.9228</text:p>
          </table:table-cell>
          <table:table-cell office:value-type="float" office:value="0" calcext:value-type="float">
            <text:p>0</text:p>
          </table:table-cell>
          <table:table-cell office:value-type="float" office:value="320.8069" calcext:value-type="float">
            <text:p>320.8069</text:p>
          </table:table-cell>
          <table:table-cell office:value-type="float" office:value="1091.673" calcext:value-type="float">
            <text:p>1091.673</text:p>
          </table:table-cell>
          <table:table-cell office:value-type="float" office:value="1360.662" calcext:value-type="float">
            <text:p>1360.662</text:p>
          </table:table-cell>
          <table:table-cell office:value-type="float" office:value="1365.221" calcext:value-type="float">
            <text:p>1365.221</text:p>
          </table:table-cell>
          <table:table-cell office:value-type="float" office:value="824.4762" calcext:value-type="float">
            <text:p>824.4762</text:p>
          </table:table-cell>
          <table:table-cell office:value-type="float" office:value="1105.316" calcext:value-type="float">
            <text:p>1105.316</text:p>
          </table:table-cell>
          <table:table-cell office:value-type="float" office:value="433.394" calcext:value-type="float">
            <text:p>433.394</text:p>
          </table:table-cell>
          <table:table-cell office:value-type="float" office:value="1910.268" calcext:value-type="float">
            <text:p>1910.268</text:p>
          </table:table-cell>
          <table:table-cell office:value-type="float" office:value="2129.87" calcext:value-type="float">
            <text:p>2129.87</text:p>
          </table:table-cell>
          <table:table-cell office:value-type="float" office:value="1689.495" calcext:value-type="float">
            <text:p>1689.495</text:p>
          </table:table-cell>
          <table:table-cell office:value-type="float" office:value="587.3463" calcext:value-type="float">
            <text:p>587.3463</text:p>
          </table:table-cell>
          <table:table-cell office:value-type="float" office:value="571.5897" calcext:value-type="float">
            <text:p>571.5897</text:p>
          </table:table-cell>
          <table:table-cell office:value-type="float" office:value="142.9268" calcext:value-type="float">
            <text:p>142.9268</text:p>
          </table:table-cell>
          <table:table-cell office:value-type="float" office:value="35.72956" calcext:value-type="float">
            <text:p>35.72956</text:p>
          </table:table-cell>
          <table:table-cell office:value-type="float" office:value="0" calcext:value-type="float">
            <text:p>0</text:p>
          </table:table-cell>
          <table:table-cell office:value-type="float" office:value="-0.02987796" calcext:value-type="float">
            <text:p>-0.029877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6.7609" calcext:value-type="float">
            <text:p>-246.7609</text:p>
          </table:table-cell>
          <table:table-cell office:value-type="float" office:value="0" calcext:value-type="float">
            <text:p>0</text:p>
          </table:table-cell>
          <table:table-cell office:value-type="float" office:value="8.129901" calcext:value-type="float">
            <text:p>8.129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1" calcext:value-type="float">
            <text:p>14042001</text:p>
          </table:table-cell>
          <table:table-cell office:value-type="float" office:value="334.9391" calcext:value-type="float">
            <text:p>334.9391</text:p>
          </table:table-cell>
          <table:table-cell office:value-type="float" office:value="13343.22" calcext:value-type="float">
            <text:p>13343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8502" calcext:value-type="float">
            <text:p>-241.8502</text:p>
          </table:table-cell>
          <table:table-cell office:value-type="float" office:value="651.5948" calcext:value-type="float">
            <text:p>651.5948</text:p>
          </table:table-cell>
          <table:table-cell office:value-type="float" office:value="0" calcext:value-type="float">
            <text:p>0</text:p>
          </table:table-cell>
          <table:table-cell office:value-type="float" office:value="229.298" calcext:value-type="float">
            <text:p>229.298</text:p>
          </table:table-cell>
          <table:table-cell office:value-type="float" office:value="110.5" calcext:value-type="float">
            <text:p>110.5</text:p>
          </table:table-cell>
          <table:table-cell office:value-type="float" office:value="0.03403269" calcext:value-type="float">
            <text:p>0.03403269</text:p>
          </table:table-cell>
          <table:table-cell office:value-type="float" office:value="0" calcext:value-type="float">
            <text:p>0</text:p>
          </table:table-cell>
          <table:table-cell office:value-type="float" office:value="0.001618918" calcext:value-type="float">
            <text:p>0.001618918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41.7682" calcext:value-type="float">
            <text:p>-241.7682</text:p>
          </table:table-cell>
          <table:table-cell office:value-type="float" office:value="0" calcext:value-type="float">
            <text:p>0</text:p>
          </table:table-cell>
          <table:table-cell office:value-type="float" office:value="321.4198" calcext:value-type="float">
            <text:p>321.4198</text:p>
          </table:table-cell>
          <table:table-cell office:value-type="float" office:value="1091.262" calcext:value-type="float">
            <text:p>1091.262</text:p>
          </table:table-cell>
          <table:table-cell office:value-type="float" office:value="1360.311" calcext:value-type="float">
            <text:p>1360.311</text:p>
          </table:table-cell>
          <table:table-cell office:value-type="float" office:value="1364.946" calcext:value-type="float">
            <text:p>1364.946</text:p>
          </table:table-cell>
          <table:table-cell office:value-type="float" office:value="824.2964" calcext:value-type="float">
            <text:p>824.2964</text:p>
          </table:table-cell>
          <table:table-cell office:value-type="float" office:value="1105.149" calcext:value-type="float">
            <text:p>1105.149</text:p>
          </table:table-cell>
          <table:table-cell office:value-type="float" office:value="433.3272" calcext:value-type="float">
            <text:p>433.3272</text:p>
          </table:table-cell>
          <table:table-cell office:value-type="float" office:value="1910.131" calcext:value-type="float">
            <text:p>1910.131</text:p>
          </table:table-cell>
          <table:table-cell office:value-type="float" office:value="2129.771" calcext:value-type="float">
            <text:p>2129.771</text:p>
          </table:table-cell>
          <table:table-cell office:value-type="float" office:value="1689.46" calcext:value-type="float">
            <text:p>1689.46</text:p>
          </table:table-cell>
          <table:table-cell office:value-type="float" office:value="587.343" calcext:value-type="float">
            <text:p>587.343</text:p>
          </table:table-cell>
          <table:table-cell office:value-type="float" office:value="571.5881" calcext:value-type="float">
            <text:p>571.5881</text:p>
          </table:table-cell>
          <table:table-cell office:value-type="float" office:value="142.9266" calcext:value-type="float">
            <text:p>142.9266</text:p>
          </table:table-cell>
          <table:table-cell office:value-type="float" office:value="35.7295" calcext:value-type="float">
            <text:p>35.7295</text:p>
          </table:table-cell>
          <table:table-cell office:value-type="float" office:value="0" calcext:value-type="float">
            <text:p>0</text:p>
          </table:table-cell>
          <table:table-cell office:value-type="float" office:value="-0.03004723" calcext:value-type="float">
            <text:p>-0.030047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9.6375" calcext:value-type="float">
            <text:p>-249.6375</text:p>
          </table:table-cell>
          <table:table-cell office:value-type="float" office:value="0" calcext:value-type="float">
            <text:p>0</text:p>
          </table:table-cell>
          <table:table-cell office:value-type="float" office:value="8.160457" calcext:value-type="float">
            <text:p>8.160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1" calcext:value-type="float">
            <text:p>15042001</text:p>
          </table:table-cell>
          <table:table-cell office:value-type="float" office:value="333.1364" calcext:value-type="float">
            <text:p>333.1364</text:p>
          </table:table-cell>
          <table:table-cell office:value-type="float" office:value="13342.66" calcext:value-type="float">
            <text:p>13342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3.9823" calcext:value-type="float">
            <text:p>-243.9823</text:p>
          </table:table-cell>
          <table:table-cell office:value-type="float" office:value="656.7567" calcext:value-type="float">
            <text:p>656.7567</text:p>
          </table:table-cell>
          <table:table-cell office:value-type="float" office:value="0" calcext:value-type="float">
            <text:p>0</text:p>
          </table:table-cell>
          <table:table-cell office:value-type="float" office:value="225.6471" calcext:value-type="float">
            <text:p>225.6471</text:p>
          </table:table-cell>
          <table:table-cell office:value-type="float" office:value="109.465" calcext:value-type="float">
            <text:p>109.465</text:p>
          </table:table-cell>
          <table:table-cell office:value-type="float" office:value="0.03425461" calcext:value-type="float">
            <text:p>0.03425461</text:p>
          </table:table-cell>
          <table:table-cell office:value-type="float" office:value="0" calcext:value-type="float">
            <text:p>0</text:p>
          </table:table-cell>
          <table:table-cell office:value-type="float" office:value="0.001618918" calcext:value-type="float">
            <text:p>0.001618918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43.9" calcext:value-type="float">
            <text:p>-243.9</text:p>
          </table:table-cell>
          <table:table-cell office:value-type="float" office:value="0" calcext:value-type="float">
            <text:p>0</text:p>
          </table:table-cell>
          <table:table-cell office:value-type="float" office:value="321.9367" calcext:value-type="float">
            <text:p>321.9367</text:p>
          </table:table-cell>
          <table:table-cell office:value-type="float" office:value="1090.802" calcext:value-type="float">
            <text:p>1090.802</text:p>
          </table:table-cell>
          <table:table-cell office:value-type="float" office:value="1359.934" calcext:value-type="float">
            <text:p>1359.934</text:p>
          </table:table-cell>
          <table:table-cell office:value-type="float" office:value="1364.648" calcext:value-type="float">
            <text:p>1364.648</text:p>
          </table:table-cell>
          <table:table-cell office:value-type="float" office:value="824.1078" calcext:value-type="float">
            <text:p>824.1078</text:p>
          </table:table-cell>
          <table:table-cell office:value-type="float" office:value="1104.975" calcext:value-type="float">
            <text:p>1104.975</text:p>
          </table:table-cell>
          <table:table-cell office:value-type="float" office:value="433.2587" calcext:value-type="float">
            <text:p>433.2587</text:p>
          </table:table-cell>
          <table:table-cell office:value-type="float" office:value="1909.993" calcext:value-type="float">
            <text:p>1909.993</text:p>
          </table:table-cell>
          <table:table-cell office:value-type="float" office:value="2129.673" calcext:value-type="float">
            <text:p>2129.673</text:p>
          </table:table-cell>
          <table:table-cell office:value-type="float" office:value="1689.424" calcext:value-type="float">
            <text:p>1689.424</text:p>
          </table:table-cell>
          <table:table-cell office:value-type="float" office:value="587.3397" calcext:value-type="float">
            <text:p>587.3397</text:p>
          </table:table-cell>
          <table:table-cell office:value-type="float" office:value="571.5866" calcext:value-type="float">
            <text:p>571.5866</text:p>
          </table:table-cell>
          <table:table-cell office:value-type="float" office:value="142.9263" calcext:value-type="float">
            <text:p>142.9263</text:p>
          </table:table-cell>
          <table:table-cell office:value-type="float" office:value="35.72943" calcext:value-type="float">
            <text:p>35.72943</text:p>
          </table:table-cell>
          <table:table-cell office:value-type="float" office:value="0" calcext:value-type="float">
            <text:p>0</text:p>
          </table:table-cell>
          <table:table-cell office:value-type="float" office:value="-0.03011806" calcext:value-type="float">
            <text:p>-0.030118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1.8601" calcext:value-type="float">
            <text:p>-251.8601</text:p>
          </table:table-cell>
          <table:table-cell office:value-type="float" office:value="0" calcext:value-type="float">
            <text:p>0</text:p>
          </table:table-cell>
          <table:table-cell office:value-type="float" office:value="8.250557" calcext:value-type="float">
            <text:p>8.250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1" calcext:value-type="float">
            <text:p>16042001</text:p>
          </table:table-cell>
          <table:table-cell office:value-type="float" office:value="332.0385" calcext:value-type="float">
            <text:p>332.0385</text:p>
          </table:table-cell>
          <table:table-cell office:value-type="float" office:value="13341.84" calcext:value-type="float">
            <text:p>13341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5.6953" calcext:value-type="float">
            <text:p>-245.6953</text:p>
          </table:table-cell>
          <table:table-cell office:value-type="float" office:value="661.8036" calcext:value-type="float">
            <text:p>661.8036</text:p>
          </table:table-cell>
          <table:table-cell office:value-type="float" office:value="0" calcext:value-type="float">
            <text:p>0</text:p>
          </table:table-cell>
          <table:table-cell office:value-type="float" office:value="223.7707" calcext:value-type="float">
            <text:p>223.7707</text:p>
          </table:table-cell>
          <table:table-cell office:value-type="float" office:value="109.0681" calcext:value-type="float">
            <text:p>109.0681</text:p>
          </table:table-cell>
          <table:table-cell office:value-type="float" office:value="0.03444496" calcext:value-type="float">
            <text:p>0.03444496</text:p>
          </table:table-cell>
          <table:table-cell office:value-type="float" office:value="0" calcext:value-type="float">
            <text:p>0</text:p>
          </table:table-cell>
          <table:table-cell office:value-type="float" office:value="0.001618918" calcext:value-type="float">
            <text:p>0.001618918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45.6128" calcext:value-type="float">
            <text:p>-245.6128</text:p>
          </table:table-cell>
          <table:table-cell office:value-type="float" office:value="0" calcext:value-type="float">
            <text:p>0</text:p>
          </table:table-cell>
          <table:table-cell office:value-type="float" office:value="322.1671" calcext:value-type="float">
            <text:p>322.1671</text:p>
          </table:table-cell>
          <table:table-cell office:value-type="float" office:value="1090.407" calcext:value-type="float">
            <text:p>1090.407</text:p>
          </table:table-cell>
          <table:table-cell office:value-type="float" office:value="1359.584" calcext:value-type="float">
            <text:p>1359.584</text:p>
          </table:table-cell>
          <table:table-cell office:value-type="float" office:value="1364.359" calcext:value-type="float">
            <text:p>1364.359</text:p>
          </table:table-cell>
          <table:table-cell office:value-type="float" office:value="823.9184" calcext:value-type="float">
            <text:p>823.9184</text:p>
          </table:table-cell>
          <table:table-cell office:value-type="float" office:value="1104.795" calcext:value-type="float">
            <text:p>1104.795</text:p>
          </table:table-cell>
          <table:table-cell office:value-type="float" office:value="433.1901" calcext:value-type="float">
            <text:p>433.1901</text:p>
          </table:table-cell>
          <table:table-cell office:value-type="float" office:value="1909.853" calcext:value-type="float">
            <text:p>1909.853</text:p>
          </table:table-cell>
          <table:table-cell office:value-type="float" office:value="2129.574" calcext:value-type="float">
            <text:p>2129.574</text:p>
          </table:table-cell>
          <table:table-cell office:value-type="float" office:value="1689.389" calcext:value-type="float">
            <text:p>1689.389</text:p>
          </table:table-cell>
          <table:table-cell office:value-type="float" office:value="587.3362" calcext:value-type="float">
            <text:p>587.3362</text:p>
          </table:table-cell>
          <table:table-cell office:value-type="float" office:value="571.585" calcext:value-type="float">
            <text:p>571.585</text:p>
          </table:table-cell>
          <table:table-cell office:value-type="float" office:value="142.9261" calcext:value-type="float">
            <text:p>142.9261</text:p>
          </table:table-cell>
          <table:table-cell office:value-type="float" office:value="35.72936" calcext:value-type="float">
            <text:p>35.72936</text:p>
          </table:table-cell>
          <table:table-cell office:value-type="float" office:value="0" calcext:value-type="float">
            <text:p>0</text:p>
          </table:table-cell>
          <table:table-cell office:value-type="float" office:value="-0.03015342" calcext:value-type="float">
            <text:p>-0.030153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3.6378" calcext:value-type="float">
            <text:p>-253.6378</text:p>
          </table:table-cell>
          <table:table-cell office:value-type="float" office:value="0" calcext:value-type="float">
            <text:p>0</text:p>
          </table:table-cell>
          <table:table-cell office:value-type="float" office:value="8.314176" calcext:value-type="float">
            <text:p>8.314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1" calcext:value-type="float">
            <text:p>17042001</text:p>
          </table:table-cell>
          <table:table-cell office:value-type="float" office:value="331.1013" calcext:value-type="float">
            <text:p>331.1013</text:p>
          </table:table-cell>
          <table:table-cell office:value-type="float" office:value="13341.06" calcext:value-type="float">
            <text:p>13341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7.22" calcext:value-type="float">
            <text:p>-247.22</text:p>
          </table:table-cell>
          <table:table-cell office:value-type="float" office:value="666.1108" calcext:value-type="float">
            <text:p>666.1108</text:p>
          </table:table-cell>
          <table:table-cell office:value-type="float" office:value="0" calcext:value-type="float">
            <text:p>0</text:p>
          </table:table-cell>
          <table:table-cell office:value-type="float" office:value="222.1712" calcext:value-type="float">
            <text:p>222.1712</text:p>
          </table:table-cell>
          <table:table-cell office:value-type="float" office:value="108.7477" calcext:value-type="float">
            <text:p>108.7477</text:p>
          </table:table-cell>
          <table:table-cell office:value-type="float" office:value="0.03464909" calcext:value-type="float">
            <text:p>0.03464909</text:p>
          </table:table-cell>
          <table:table-cell office:value-type="float" office:value="0" calcext:value-type="float">
            <text:p>0</text:p>
          </table:table-cell>
          <table:table-cell office:value-type="float" office:value="0.001618918" calcext:value-type="float">
            <text:p>0.001618918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47.1373" calcext:value-type="float">
            <text:p>-247.1373</text:p>
          </table:table-cell>
          <table:table-cell office:value-type="float" office:value="0" calcext:value-type="float">
            <text:p>0</text:p>
          </table:table-cell>
          <table:table-cell office:value-type="float" office:value="322.3615" calcext:value-type="float">
            <text:p>322.3615</text:p>
          </table:table-cell>
          <table:table-cell office:value-type="float" office:value="1090.061" calcext:value-type="float">
            <text:p>1090.061</text:p>
          </table:table-cell>
          <table:table-cell office:value-type="float" office:value="1359.278" calcext:value-type="float">
            <text:p>1359.278</text:p>
          </table:table-cell>
          <table:table-cell office:value-type="float" office:value="1364.101" calcext:value-type="float">
            <text:p>1364.101</text:p>
          </table:table-cell>
          <table:table-cell office:value-type="float" office:value="823.7481" calcext:value-type="float">
            <text:p>823.7481</text:p>
          </table:table-cell>
          <table:table-cell office:value-type="float" office:value="1104.629" calcext:value-type="float">
            <text:p>1104.629</text:p>
          </table:table-cell>
          <table:table-cell office:value-type="float" office:value="433.122" calcext:value-type="float">
            <text:p>433.122</text:p>
          </table:table-cell>
          <table:table-cell office:value-type="float" office:value="1909.713" calcext:value-type="float">
            <text:p>1909.713</text:p>
          </table:table-cell>
          <table:table-cell office:value-type="float" office:value="2129.476" calcext:value-type="float">
            <text:p>2129.476</text:p>
          </table:table-cell>
          <table:table-cell office:value-type="float" office:value="1689.353" calcext:value-type="float">
            <text:p>1689.353</text:p>
          </table:table-cell>
          <table:table-cell office:value-type="float" office:value="587.3326" calcext:value-type="float">
            <text:p>587.3326</text:p>
          </table:table-cell>
          <table:table-cell office:value-type="float" office:value="571.5834" calcext:value-type="float">
            <text:p>571.5834</text:p>
          </table:table-cell>
          <table:table-cell office:value-type="float" office:value="142.9258" calcext:value-type="float">
            <text:p>142.9258</text:p>
          </table:table-cell>
          <table:table-cell office:value-type="float" office:value="35.72929" calcext:value-type="float">
            <text:p>35.72929</text:p>
          </table:table-cell>
          <table:table-cell office:value-type="float" office:value="0" calcext:value-type="float">
            <text:p>0</text:p>
          </table:table-cell>
          <table:table-cell office:value-type="float" office:value="-0.03017481" calcext:value-type="float">
            <text:p>-0.030174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5.2181" calcext:value-type="float">
            <text:p>-255.2181</text:p>
          </table:table-cell>
          <table:table-cell office:value-type="float" office:value="0" calcext:value-type="float">
            <text:p>0</text:p>
          </table:table-cell>
          <table:table-cell office:value-type="float" office:value="8.369712" calcext:value-type="float">
            <text:p>8.369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1" calcext:value-type="float">
            <text:p>18042001</text:p>
          </table:table-cell>
          <table:table-cell office:value-type="float" office:value="329.848" calcext:value-type="float">
            <text:p>329.848</text:p>
          </table:table-cell>
          <table:table-cell office:value-type="float" office:value="13340.31" calcext:value-type="float">
            <text:p>1334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8.9826" calcext:value-type="float">
            <text:p>-248.9826</text:p>
          </table:table-cell>
          <table:table-cell office:value-type="float" office:value="670.4128" calcext:value-type="float">
            <text:p>670.4128</text:p>
          </table:table-cell>
          <table:table-cell office:value-type="float" office:value="0" calcext:value-type="float">
            <text:p>0</text:p>
          </table:table-cell>
          <table:table-cell office:value-type="float" office:value="219.8808" calcext:value-type="float">
            <text:p>219.8808</text:p>
          </table:table-cell>
          <table:table-cell office:value-type="float" office:value="108.2114" calcext:value-type="float">
            <text:p>108.2114</text:p>
          </table:table-cell>
          <table:table-cell office:value-type="float" office:value="0.03483535" calcext:value-type="float">
            <text:p>0.03483535</text:p>
          </table:table-cell>
          <table:table-cell office:value-type="float" office:value="0" calcext:value-type="float">
            <text:p>0</text:p>
          </table:table-cell>
          <table:table-cell office:value-type="float" office:value="0.001618918" calcext:value-type="float">
            <text:p>0.001618918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48.8998" calcext:value-type="float">
            <text:p>-248.8998</text:p>
          </table:table-cell>
          <table:table-cell office:value-type="float" office:value="0" calcext:value-type="float">
            <text:p>0</text:p>
          </table:table-cell>
          <table:table-cell office:value-type="float" office:value="322.6547" calcext:value-type="float">
            <text:p>322.6547</text:p>
          </table:table-cell>
          <table:table-cell office:value-type="float" office:value="1089.624" calcext:value-type="float">
            <text:p>1089.624</text:p>
          </table:table-cell>
          <table:table-cell office:value-type="float" office:value="1358.922" calcext:value-type="float">
            <text:p>1358.922</text:p>
          </table:table-cell>
          <table:table-cell office:value-type="float" office:value="1363.82" calcext:value-type="float">
            <text:p>1363.82</text:p>
          </table:table-cell>
          <table:table-cell office:value-type="float" office:value="823.5765" calcext:value-type="float">
            <text:p>823.5765</text:p>
          </table:table-cell>
          <table:table-cell office:value-type="float" office:value="1104.465" calcext:value-type="float">
            <text:p>1104.465</text:p>
          </table:table-cell>
          <table:table-cell office:value-type="float" office:value="433.0548" calcext:value-type="float">
            <text:p>433.0548</text:p>
          </table:table-cell>
          <table:table-cell office:value-type="float" office:value="1909.576" calcext:value-type="float">
            <text:p>1909.576</text:p>
          </table:table-cell>
          <table:table-cell office:value-type="float" office:value="2129.377" calcext:value-type="float">
            <text:p>2129.377</text:p>
          </table:table-cell>
          <table:table-cell office:value-type="float" office:value="1689.317" calcext:value-type="float">
            <text:p>1689.317</text:p>
          </table:table-cell>
          <table:table-cell office:value-type="float" office:value="587.3265" calcext:value-type="float">
            <text:p>587.3265</text:p>
          </table:table-cell>
          <table:table-cell office:value-type="float" office:value="571.5817" calcext:value-type="float">
            <text:p>571.5817</text:p>
          </table:table-cell>
          <table:table-cell office:value-type="float" office:value="142.9256" calcext:value-type="float">
            <text:p>142.9256</text:p>
          </table:table-cell>
          <table:table-cell office:value-type="float" office:value="35.72923" calcext:value-type="float">
            <text:p>35.72923</text:p>
          </table:table-cell>
          <table:table-cell office:value-type="float" office:value="0" calcext:value-type="float">
            <text:p>0</text:p>
          </table:table-cell>
          <table:table-cell office:value-type="float" office:value="-0.03024406" calcext:value-type="float">
            <text:p>-0.030244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7.0806" calcext:value-type="float">
            <text:p>-257.0806</text:p>
          </table:table-cell>
          <table:table-cell office:value-type="float" office:value="0" calcext:value-type="float">
            <text:p>0</text:p>
          </table:table-cell>
          <table:table-cell office:value-type="float" office:value="8.468004" calcext:value-type="float">
            <text:p>8.468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1" calcext:value-type="float">
            <text:p>19042001</text:p>
          </table:table-cell>
          <table:table-cell office:value-type="float" office:value="328.4645" calcext:value-type="float">
            <text:p>328.4645</text:p>
          </table:table-cell>
          <table:table-cell office:value-type="float" office:value="13339.47" calcext:value-type="float">
            <text:p>13339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0.9601" calcext:value-type="float">
            <text:p>-250.9601</text:p>
          </table:table-cell>
          <table:table-cell office:value-type="float" office:value="675.7127" calcext:value-type="float">
            <text:p>675.7127</text:p>
          </table:table-cell>
          <table:table-cell office:value-type="float" office:value="0" calcext:value-type="float">
            <text:p>0</text:p>
          </table:table-cell>
          <table:table-cell office:value-type="float" office:value="217.9438" calcext:value-type="float">
            <text:p>217.9438</text:p>
          </table:table-cell>
          <table:table-cell office:value-type="float" office:value="75.40175" calcext:value-type="float">
            <text:p>75.40175</text:p>
          </table:table-cell>
          <table:table-cell office:value-type="float" office:value="0.03495887" calcext:value-type="float">
            <text:p>0.03495887</text:p>
          </table:table-cell>
          <table:table-cell office:value-type="float" office:value="0" calcext:value-type="float">
            <text:p>0</text:p>
          </table:table-cell>
          <table:table-cell office:value-type="float" office:value="0.001618928" calcext:value-type="float">
            <text:p>0.001618928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50.8772" calcext:value-type="float">
            <text:p>-250.8772</text:p>
          </table:table-cell>
          <table:table-cell office:value-type="float" office:value="0" calcext:value-type="float">
            <text:p>0</text:p>
          </table:table-cell>
          <table:table-cell office:value-type="float" office:value="312.4266" calcext:value-type="float">
            <text:p>312.4266</text:p>
          </table:table-cell>
          <table:table-cell office:value-type="float" office:value="1107.733" calcext:value-type="float">
            <text:p>1107.733</text:p>
          </table:table-cell>
          <table:table-cell office:value-type="float" office:value="1382.679" calcext:value-type="float">
            <text:p>1382.679</text:p>
          </table:table-cell>
          <table:table-cell office:value-type="float" office:value="1363.492" calcext:value-type="float">
            <text:p>1363.492</text:p>
          </table:table-cell>
          <table:table-cell office:value-type="float" office:value="823.3812" calcext:value-type="float">
            <text:p>823.3812</text:p>
          </table:table-cell>
          <table:table-cell office:value-type="float" office:value="1104.284" calcext:value-type="float">
            <text:p>1104.284</text:p>
          </table:table-cell>
          <table:table-cell office:value-type="float" office:value="432.9853" calcext:value-type="float">
            <text:p>432.9853</text:p>
          </table:table-cell>
          <table:table-cell office:value-type="float" office:value="1909.436" calcext:value-type="float">
            <text:p>1909.436</text:p>
          </table:table-cell>
          <table:table-cell office:value-type="float" office:value="2129.279" calcext:value-type="float">
            <text:p>2129.279</text:p>
          </table:table-cell>
          <table:table-cell office:value-type="float" office:value="1689.28" calcext:value-type="float">
            <text:p>1689.28</text:p>
          </table:table-cell>
          <table:table-cell office:value-type="float" office:value="587.3171" calcext:value-type="float">
            <text:p>587.3171</text:p>
          </table:table-cell>
          <table:table-cell office:value-type="float" office:value="571.5801" calcext:value-type="float">
            <text:p>571.5801</text:p>
          </table:table-cell>
          <table:table-cell office:value-type="float" office:value="142.9254" calcext:value-type="float">
            <text:p>142.9254</text:p>
          </table:table-cell>
          <table:table-cell office:value-type="float" office:value="35.72916" calcext:value-type="float">
            <text:p>35.72916</text:p>
          </table:table-cell>
          <table:table-cell office:value-type="float" office:value="0" calcext:value-type="float">
            <text:p>0</text:p>
          </table:table-cell>
          <table:table-cell office:value-type="float" office:value="-0.03041119" calcext:value-type="float">
            <text:p>-0.030411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9.1696" calcext:value-type="float">
            <text:p>-259.1696</text:p>
          </table:table-cell>
          <table:table-cell office:value-type="float" office:value="0" calcext:value-type="float">
            <text:p>0</text:p>
          </table:table-cell>
          <table:table-cell office:value-type="float" office:value="8.576616" calcext:value-type="float">
            <text:p>8.576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1" calcext:value-type="float">
            <text:p>20042001</text:p>
          </table:table-cell>
          <table:table-cell office:value-type="float" office:value="326.4353" calcext:value-type="float">
            <text:p>326.4353</text:p>
          </table:table-cell>
          <table:table-cell office:value-type="float" office:value="13338.72" calcext:value-type="float">
            <text:p>13338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3.5048" calcext:value-type="float">
            <text:p>-253.5048</text:p>
          </table:table-cell>
          <table:table-cell office:value-type="float" office:value="685.1223" calcext:value-type="float">
            <text:p>685.1223</text:p>
          </table:table-cell>
          <table:table-cell office:value-type="float" office:value="0" calcext:value-type="float">
            <text:p>0</text:p>
          </table:table-cell>
          <table:table-cell office:value-type="float" office:value="217.4411" calcext:value-type="float">
            <text:p>217.4411</text:p>
          </table:table-cell>
          <table:table-cell office:value-type="float" office:value="52.13004" calcext:value-type="float">
            <text:p>52.13004</text:p>
          </table:table-cell>
          <table:table-cell office:value-type="float" office:value="0.03511582" calcext:value-type="float">
            <text:p>0.03511582</text:p>
          </table:table-cell>
          <table:table-cell office:value-type="float" office:value="0" calcext:value-type="float">
            <text:p>0</text:p>
          </table:table-cell>
          <table:table-cell office:value-type="float" office:value="0.001618942" calcext:value-type="float">
            <text:p>0.001618942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53.4218" calcext:value-type="float">
            <text:p>-253.4218</text:p>
          </table:table-cell>
          <table:table-cell office:value-type="float" office:value="0" calcext:value-type="float">
            <text:p>0</text:p>
          </table:table-cell>
          <table:table-cell office:value-type="float" office:value="305.2303" calcext:value-type="float">
            <text:p>305.2303</text:p>
          </table:table-cell>
          <table:table-cell office:value-type="float" office:value="1120.219" calcext:value-type="float">
            <text:p>1120.219</text:p>
          </table:table-cell>
          <table:table-cell office:value-type="float" office:value="1399.016" calcext:value-type="float">
            <text:p>1399.016</text:p>
          </table:table-cell>
          <table:table-cell office:value-type="float" office:value="1363.151" calcext:value-type="float">
            <text:p>1363.151</text:p>
          </table:table-cell>
          <table:table-cell office:value-type="float" office:value="823.1696" calcext:value-type="float">
            <text:p>823.1696</text:p>
          </table:table-cell>
          <table:table-cell office:value-type="float" office:value="1104.089" calcext:value-type="float">
            <text:p>1104.089</text:p>
          </table:table-cell>
          <table:table-cell office:value-type="float" office:value="432.9102" calcext:value-type="float">
            <text:p>432.9102</text:p>
          </table:table-cell>
          <table:table-cell office:value-type="float" office:value="1909.282" calcext:value-type="float">
            <text:p>1909.282</text:p>
          </table:table-cell>
          <table:table-cell office:value-type="float" office:value="2129.179" calcext:value-type="float">
            <text:p>2129.179</text:p>
          </table:table-cell>
          <table:table-cell office:value-type="float" office:value="1689.244" calcext:value-type="float">
            <text:p>1689.244</text:p>
          </table:table-cell>
          <table:table-cell office:value-type="float" office:value="587.3077" calcext:value-type="float">
            <text:p>587.3077</text:p>
          </table:table-cell>
          <table:table-cell office:value-type="float" office:value="571.5784" calcext:value-type="float">
            <text:p>571.5784</text:p>
          </table:table-cell>
          <table:table-cell office:value-type="float" office:value="142.9251" calcext:value-type="float">
            <text:p>142.9251</text:p>
          </table:table-cell>
          <table:table-cell office:value-type="float" office:value="35.72909" calcext:value-type="float">
            <text:p>35.72909</text:p>
          </table:table-cell>
          <table:table-cell office:value-type="float" office:value="0" calcext:value-type="float">
            <text:p>0</text:p>
          </table:table-cell>
          <table:table-cell office:value-type="float" office:value="-0.03062341" calcext:value-type="float">
            <text:p>-0.030623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61.7912" calcext:value-type="float">
            <text:p>-261.7912</text:p>
          </table:table-cell>
          <table:table-cell office:value-type="float" office:value="0" calcext:value-type="float">
            <text:p>0</text:p>
          </table:table-cell>
          <table:table-cell office:value-type="float" office:value="8.652386" calcext:value-type="float">
            <text:p>8.652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1" calcext:value-type="float">
            <text:p>21042001</text:p>
          </table:table-cell>
          <table:table-cell office:value-type="float" office:value="324.4839" calcext:value-type="float">
            <text:p>324.4839</text:p>
          </table:table-cell>
          <table:table-cell office:value-type="float" office:value="13338.06" calcext:value-type="float">
            <text:p>13338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5.9148" calcext:value-type="float">
            <text:p>-255.9148</text:p>
          </table:table-cell>
          <table:table-cell office:value-type="float" office:value="693.8862" calcext:value-type="float">
            <text:p>693.8862</text:p>
          </table:table-cell>
          <table:table-cell office:value-type="float" office:value="0" calcext:value-type="float">
            <text:p>0</text:p>
          </table:table-cell>
          <table:table-cell office:value-type="float" office:value="216.9988" calcext:value-type="float">
            <text:p>216.9988</text:p>
          </table:table-cell>
          <table:table-cell office:value-type="float" office:value="51.30777" calcext:value-type="float">
            <text:p>51.30777</text:p>
          </table:table-cell>
          <table:table-cell office:value-type="float" office:value="0.03534161" calcext:value-type="float">
            <text:p>0.03534161</text:p>
          </table:table-cell>
          <table:table-cell office:value-type="float" office:value="0" calcext:value-type="float">
            <text:p>0</text:p>
          </table:table-cell>
          <table:table-cell office:value-type="float" office:value="0.001618978" calcext:value-type="float">
            <text:p>0.001618978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55.8315" calcext:value-type="float">
            <text:p>-255.8315</text:p>
          </table:table-cell>
          <table:table-cell office:value-type="float" office:value="0" calcext:value-type="float">
            <text:p>0</text:p>
          </table:table-cell>
          <table:table-cell office:value-type="float" office:value="305.5033" calcext:value-type="float">
            <text:p>305.5033</text:p>
          </table:table-cell>
          <table:table-cell office:value-type="float" office:value="1119.753" calcext:value-type="float">
            <text:p>1119.753</text:p>
          </table:table-cell>
          <table:table-cell office:value-type="float" office:value="1398.513" calcext:value-type="float">
            <text:p>1398.513</text:p>
          </table:table-cell>
          <table:table-cell office:value-type="float" office:value="1362.831" calcext:value-type="float">
            <text:p>1362.831</text:p>
          </table:table-cell>
          <table:table-cell office:value-type="float" office:value="822.968" calcext:value-type="float">
            <text:p>822.968</text:p>
          </table:table-cell>
          <table:table-cell office:value-type="float" office:value="1103.894" calcext:value-type="float">
            <text:p>1103.894</text:p>
          </table:table-cell>
          <table:table-cell office:value-type="float" office:value="432.8342" calcext:value-type="float">
            <text:p>432.8342</text:p>
          </table:table-cell>
          <table:table-cell office:value-type="float" office:value="1909.126" calcext:value-type="float">
            <text:p>1909.126</text:p>
          </table:table-cell>
          <table:table-cell office:value-type="float" office:value="2129.079" calcext:value-type="float">
            <text:p>2129.079</text:p>
          </table:table-cell>
          <table:table-cell office:value-type="float" office:value="1689.207" calcext:value-type="float">
            <text:p>1689.207</text:p>
          </table:table-cell>
          <table:table-cell office:value-type="float" office:value="587.2982" calcext:value-type="float">
            <text:p>587.2982</text:p>
          </table:table-cell>
          <table:table-cell office:value-type="float" office:value="571.5768" calcext:value-type="float">
            <text:p>571.5768</text:p>
          </table:table-cell>
          <table:table-cell office:value-type="float" office:value="142.9249" calcext:value-type="float">
            <text:p>142.9249</text:p>
          </table:table-cell>
          <table:table-cell office:value-type="float" office:value="35.72902" calcext:value-type="float">
            <text:p>35.72902</text:p>
          </table:table-cell>
          <table:table-cell office:value-type="float" office:value="0" calcext:value-type="float">
            <text:p>0</text:p>
          </table:table-cell>
          <table:table-cell office:value-type="float" office:value="-0.03071589" calcext:value-type="float">
            <text:p>-0.030715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64.2653" calcext:value-type="float">
            <text:p>-264.2653</text:p>
          </table:table-cell>
          <table:table-cell office:value-type="float" office:value="0" calcext:value-type="float">
            <text:p>0</text:p>
          </table:table-cell>
          <table:table-cell office:value-type="float" office:value="8.715224" calcext:value-type="float">
            <text:p>8.715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1" calcext:value-type="float">
            <text:p>22042001</text:p>
          </table:table-cell>
          <table:table-cell office:value-type="float" office:value="322.3038" calcext:value-type="float">
            <text:p>322.3038</text:p>
          </table:table-cell>
          <table:table-cell office:value-type="float" office:value="13337.53" calcext:value-type="float">
            <text:p>13337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8.1936" calcext:value-type="float">
            <text:p>-258.1936</text:p>
          </table:table-cell>
          <table:table-cell office:value-type="float" office:value="701.037" calcext:value-type="float">
            <text:p>701.037</text:p>
          </table:table-cell>
          <table:table-cell office:value-type="float" office:value="0" calcext:value-type="float">
            <text:p>0</text:p>
          </table:table-cell>
          <table:table-cell office:value-type="float" office:value="216.7935" calcext:value-type="float">
            <text:p>216.7935</text:p>
          </table:table-cell>
          <table:table-cell office:value-type="float" office:value="50.19431" calcext:value-type="float">
            <text:p>50.19431</text:p>
          </table:table-cell>
          <table:table-cell office:value-type="float" office:value="0.03524536" calcext:value-type="float">
            <text:p>0.03524536</text:p>
          </table:table-cell>
          <table:table-cell office:value-type="float" office:value="0" calcext:value-type="float">
            <text:p>0</text:p>
          </table:table-cell>
          <table:table-cell office:value-type="float" office:value="0.001619398" calcext:value-type="float">
            <text:p>0.001619398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58.1104" calcext:value-type="float">
            <text:p>-258.1104</text:p>
          </table:table-cell>
          <table:table-cell office:value-type="float" office:value="0" calcext:value-type="float">
            <text:p>0</text:p>
          </table:table-cell>
          <table:table-cell office:value-type="float" office:value="305.8326" calcext:value-type="float">
            <text:p>305.8326</text:p>
          </table:table-cell>
          <table:table-cell office:value-type="float" office:value="1119.323" calcext:value-type="float">
            <text:p>1119.323</text:p>
          </table:table-cell>
          <table:table-cell office:value-type="float" office:value="1398.046" calcext:value-type="float">
            <text:p>1398.046</text:p>
          </table:table-cell>
          <table:table-cell office:value-type="float" office:value="1362.548" calcext:value-type="float">
            <text:p>1362.548</text:p>
          </table:table-cell>
          <table:table-cell office:value-type="float" office:value="822.7765" calcext:value-type="float">
            <text:p>822.7765</text:p>
          </table:table-cell>
          <table:table-cell office:value-type="float" office:value="1103.712" calcext:value-type="float">
            <text:p>1103.712</text:p>
          </table:table-cell>
          <table:table-cell office:value-type="float" office:value="432.7622" calcext:value-type="float">
            <text:p>432.7622</text:p>
          </table:table-cell>
          <table:table-cell office:value-type="float" office:value="1908.971" calcext:value-type="float">
            <text:p>1908.971</text:p>
          </table:table-cell>
          <table:table-cell office:value-type="float" office:value="2128.979" calcext:value-type="float">
            <text:p>2128.979</text:p>
          </table:table-cell>
          <table:table-cell office:value-type="float" office:value="1689.17" calcext:value-type="float">
            <text:p>1689.17</text:p>
          </table:table-cell>
          <table:table-cell office:value-type="float" office:value="587.2886" calcext:value-type="float">
            <text:p>587.2886</text:p>
          </table:table-cell>
          <table:table-cell office:value-type="float" office:value="571.575" calcext:value-type="float">
            <text:p>571.575</text:p>
          </table:table-cell>
          <table:table-cell office:value-type="float" office:value="142.9246" calcext:value-type="float">
            <text:p>142.9246</text:p>
          </table:table-cell>
          <table:table-cell office:value-type="float" office:value="35.72895" calcext:value-type="float">
            <text:p>35.72895</text:p>
          </table:table-cell>
          <table:table-cell office:value-type="float" office:value="0" calcext:value-type="float">
            <text:p>0</text:p>
          </table:table-cell>
          <table:table-cell office:value-type="float" office:value="-0.0312159" calcext:value-type="float">
            <text:p>-0.03121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66.844" calcext:value-type="float">
            <text:p>-266.844</text:p>
          </table:table-cell>
          <table:table-cell office:value-type="float" office:value="0" calcext:value-type="float">
            <text:p>0</text:p>
          </table:table-cell>
          <table:table-cell office:value-type="float" office:value="9.015594" calcext:value-type="float">
            <text:p>9.015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1" calcext:value-type="float">
            <text:p>23042001</text:p>
          </table:table-cell>
          <table:table-cell office:value-type="float" office:value="320.5245" calcext:value-type="float">
            <text:p>320.5245</text:p>
          </table:table-cell>
          <table:table-cell office:value-type="float" office:value="13336.97" calcext:value-type="float">
            <text:p>13336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0.4398" calcext:value-type="float">
            <text:p>-260.4398</text:p>
          </table:table-cell>
          <table:table-cell office:value-type="float" office:value="709.8145" calcext:value-type="float">
            <text:p>709.8145</text:p>
          </table:table-cell>
          <table:table-cell office:value-type="float" office:value="0" calcext:value-type="float">
            <text:p>0</text:p>
          </table:table-cell>
          <table:table-cell office:value-type="float" office:value="216.4379" calcext:value-type="float">
            <text:p>216.4379</text:p>
          </table:table-cell>
          <table:table-cell office:value-type="float" office:value="49.35436" calcext:value-type="float">
            <text:p>49.35436</text:p>
          </table:table-cell>
          <table:table-cell office:value-type="float" office:value="0.03542111" calcext:value-type="float">
            <text:p>0.03542111</text:p>
          </table:table-cell>
          <table:table-cell office:value-type="float" office:value="0" calcext:value-type="float">
            <text:p>0</text:p>
          </table:table-cell>
          <table:table-cell office:value-type="float" office:value="0.001619398" calcext:value-type="float">
            <text:p>0.001619398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60.3564" calcext:value-type="float">
            <text:p>-260.3564</text:p>
          </table:table-cell>
          <table:table-cell office:value-type="float" office:value="0" calcext:value-type="float">
            <text:p>0</text:p>
          </table:table-cell>
          <table:table-cell office:value-type="float" office:value="306.1038" calcext:value-type="float">
            <text:p>306.1038</text:p>
          </table:table-cell>
          <table:table-cell office:value-type="float" office:value="1118.948" calcext:value-type="float">
            <text:p>1118.948</text:p>
          </table:table-cell>
          <table:table-cell office:value-type="float" office:value="1397.629" calcext:value-type="float">
            <text:p>1397.629</text:p>
          </table:table-cell>
          <table:table-cell office:value-type="float" office:value="1362.287" calcext:value-type="float">
            <text:p>1362.287</text:p>
          </table:table-cell>
          <table:table-cell office:value-type="float" office:value="822.6017" calcext:value-type="float">
            <text:p>822.6017</text:p>
          </table:table-cell>
          <table:table-cell office:value-type="float" office:value="1103.543" calcext:value-type="float">
            <text:p>1103.543</text:p>
          </table:table-cell>
          <table:table-cell office:value-type="float" office:value="432.6924" calcext:value-type="float">
            <text:p>432.6924</text:p>
          </table:table-cell>
          <table:table-cell office:value-type="float" office:value="1908.819" calcext:value-type="float">
            <text:p>1908.819</text:p>
          </table:table-cell>
          <table:table-cell office:value-type="float" office:value="2128.878" calcext:value-type="float">
            <text:p>2128.878</text:p>
          </table:table-cell>
          <table:table-cell office:value-type="float" office:value="1689.133" calcext:value-type="float">
            <text:p>1689.133</text:p>
          </table:table-cell>
          <table:table-cell office:value-type="float" office:value="587.2791" calcext:value-type="float">
            <text:p>587.2791</text:p>
          </table:table-cell>
          <table:table-cell office:value-type="float" office:value="571.5732" calcext:value-type="float">
            <text:p>571.5732</text:p>
          </table:table-cell>
          <table:table-cell office:value-type="float" office:value="142.9243" calcext:value-type="float">
            <text:p>142.9243</text:p>
          </table:table-cell>
          <table:table-cell office:value-type="float" office:value="35.72888" calcext:value-type="float">
            <text:p>35.72888</text:p>
          </table:table-cell>
          <table:table-cell office:value-type="float" office:value="0" calcext:value-type="float">
            <text:p>0</text:p>
          </table:table-cell>
          <table:table-cell office:value-type="float" office:value="-0.03126375" calcext:value-type="float">
            <text:p>-0.031263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69.0433" calcext:value-type="float">
            <text:p>-269.0433</text:p>
          </table:table-cell>
          <table:table-cell office:value-type="float" office:value="0" calcext:value-type="float">
            <text:p>0</text:p>
          </table:table-cell>
          <table:table-cell office:value-type="float" office:value="8.969546" calcext:value-type="float">
            <text:p>8.969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1" calcext:value-type="float">
            <text:p>24042001</text:p>
          </table:table-cell>
          <table:table-cell office:value-type="float" office:value="318.8377" calcext:value-type="float">
            <text:p>318.8377</text:p>
          </table:table-cell>
          <table:table-cell office:value-type="float" office:value="13336.37" calcext:value-type="float">
            <text:p>13336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2.5775" calcext:value-type="float">
            <text:p>-262.5775</text:p>
          </table:table-cell>
          <table:table-cell office:value-type="float" office:value="717.6217" calcext:value-type="float">
            <text:p>717.6217</text:p>
          </table:table-cell>
          <table:table-cell office:value-type="float" office:value="0" calcext:value-type="float">
            <text:p>0</text:p>
          </table:table-cell>
          <table:table-cell office:value-type="float" office:value="215.8427" calcext:value-type="float">
            <text:p>215.8427</text:p>
          </table:table-cell>
          <table:table-cell office:value-type="float" office:value="48.63691" calcext:value-type="float">
            <text:p>48.63691</text:p>
          </table:table-cell>
          <table:table-cell office:value-type="float" office:value="0.03566391" calcext:value-type="float">
            <text:p>0.03566391</text:p>
          </table:table-cell>
          <table:table-cell office:value-type="float" office:value="0" calcext:value-type="float">
            <text:p>0</text:p>
          </table:table-cell>
          <table:table-cell office:value-type="float" office:value="0.001619398" calcext:value-type="float">
            <text:p>0.001619398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62.4938" calcext:value-type="float">
            <text:p>-262.4938</text:p>
          </table:table-cell>
          <table:table-cell office:value-type="float" office:value="0" calcext:value-type="float">
            <text:p>0</text:p>
          </table:table-cell>
          <table:table-cell office:value-type="float" office:value="306.3391" calcext:value-type="float">
            <text:p>306.3391</text:p>
          </table:table-cell>
          <table:table-cell office:value-type="float" office:value="1118.517" calcext:value-type="float">
            <text:p>1118.517</text:p>
          </table:table-cell>
          <table:table-cell office:value-type="float" office:value="1397.191" calcext:value-type="float">
            <text:p>1397.191</text:p>
          </table:table-cell>
          <table:table-cell office:value-type="float" office:value="1362.034" calcext:value-type="float">
            <text:p>1362.034</text:p>
          </table:table-cell>
          <table:table-cell office:value-type="float" office:value="822.439" calcext:value-type="float">
            <text:p>822.439</text:p>
          </table:table-cell>
          <table:table-cell office:value-type="float" office:value="1103.385" calcext:value-type="float">
            <text:p>1103.385</text:p>
          </table:table-cell>
          <table:table-cell office:value-type="float" office:value="432.6259" calcext:value-type="float">
            <text:p>432.6259</text:p>
          </table:table-cell>
          <table:table-cell office:value-type="float" office:value="1908.673" calcext:value-type="float">
            <text:p>1908.673</text:p>
          </table:table-cell>
          <table:table-cell office:value-type="float" office:value="2128.778" calcext:value-type="float">
            <text:p>2128.778</text:p>
          </table:table-cell>
          <table:table-cell office:value-type="float" office:value="1689.096" calcext:value-type="float">
            <text:p>1689.096</text:p>
          </table:table-cell>
          <table:table-cell office:value-type="float" office:value="587.2694" calcext:value-type="float">
            <text:p>587.2694</text:p>
          </table:table-cell>
          <table:table-cell office:value-type="float" office:value="571.5714" calcext:value-type="float">
            <text:p>571.5714</text:p>
          </table:table-cell>
          <table:table-cell office:value-type="float" office:value="142.9241" calcext:value-type="float">
            <text:p>142.9241</text:p>
          </table:table-cell>
          <table:table-cell office:value-type="float" office:value="35.72881" calcext:value-type="float">
            <text:p>35.72881</text:p>
          </table:table-cell>
          <table:table-cell office:value-type="float" office:value="0" calcext:value-type="float">
            <text:p>0</text:p>
          </table:table-cell>
          <table:table-cell office:value-type="float" office:value="-0.0313384" calcext:value-type="float">
            <text:p>-0.0313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71.1966" calcext:value-type="float">
            <text:p>-271.1966</text:p>
          </table:table-cell>
          <table:table-cell office:value-type="float" office:value="0" calcext:value-type="float">
            <text:p>0</text:p>
          </table:table-cell>
          <table:table-cell office:value-type="float" office:value="8.982306" calcext:value-type="float">
            <text:p>8.982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1" calcext:value-type="float">
            <text:p>25042001</text:p>
          </table:table-cell>
          <table:table-cell office:value-type="float" office:value="316.9794" calcext:value-type="float">
            <text:p>316.9794</text:p>
          </table:table-cell>
          <table:table-cell office:value-type="float" office:value="13335.6" calcext:value-type="float">
            <text:p>1333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4.9263" calcext:value-type="float">
            <text:p>-264.9263</text:p>
          </table:table-cell>
          <table:table-cell office:value-type="float" office:value="723.7224" calcext:value-type="float">
            <text:p>723.7224</text:p>
          </table:table-cell>
          <table:table-cell office:value-type="float" office:value="0" calcext:value-type="float">
            <text:p>0</text:p>
          </table:table-cell>
          <table:table-cell office:value-type="float" office:value="213.1515" calcext:value-type="float">
            <text:p>213.1515</text:p>
          </table:table-cell>
          <table:table-cell office:value-type="float" office:value="48.09786" calcext:value-type="float">
            <text:p>48.09786</text:p>
          </table:table-cell>
          <table:table-cell office:value-type="float" office:value="0.03572419" calcext:value-type="float">
            <text:p>0.03572419</text:p>
          </table:table-cell>
          <table:table-cell office:value-type="float" office:value="0" calcext:value-type="float">
            <text:p>0</text:p>
          </table:table-cell>
          <table:table-cell office:value-type="float" office:value="0.001619398" calcext:value-type="float">
            <text:p>0.001619398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64.8426" calcext:value-type="float">
            <text:p>-264.8426</text:p>
          </table:table-cell>
          <table:table-cell office:value-type="float" office:value="0" calcext:value-type="float">
            <text:p>0</text:p>
          </table:table-cell>
          <table:table-cell office:value-type="float" office:value="306.5922" calcext:value-type="float">
            <text:p>306.5922</text:p>
          </table:table-cell>
          <table:table-cell office:value-type="float" office:value="1117.845" calcext:value-type="float">
            <text:p>1117.845</text:p>
          </table:table-cell>
          <table:table-cell office:value-type="float" office:value="1396.576" calcext:value-type="float">
            <text:p>1396.576</text:p>
          </table:table-cell>
          <table:table-cell office:value-type="float" office:value="1361.709" calcext:value-type="float">
            <text:p>1361.709</text:p>
          </table:table-cell>
          <table:table-cell office:value-type="float" office:value="822.247" calcext:value-type="float">
            <text:p>822.247</text:p>
          </table:table-cell>
          <table:table-cell office:value-type="float" office:value="1103.211" calcext:value-type="float">
            <text:p>1103.211</text:p>
          </table:table-cell>
          <table:table-cell office:value-type="float" office:value="432.5559" calcext:value-type="float">
            <text:p>432.5559</text:p>
          </table:table-cell>
          <table:table-cell office:value-type="float" office:value="1908.525" calcext:value-type="float">
            <text:p>1908.525</text:p>
          </table:table-cell>
          <table:table-cell office:value-type="float" office:value="2128.68" calcext:value-type="float">
            <text:p>2128.68</text:p>
          </table:table-cell>
          <table:table-cell office:value-type="float" office:value="1689.059" calcext:value-type="float">
            <text:p>1689.059</text:p>
          </table:table-cell>
          <table:table-cell office:value-type="float" office:value="587.2598" calcext:value-type="float">
            <text:p>587.2598</text:p>
          </table:table-cell>
          <table:table-cell office:value-type="float" office:value="571.5696" calcext:value-type="float">
            <text:p>571.5696</text:p>
          </table:table-cell>
          <table:table-cell office:value-type="float" office:value="142.9238" calcext:value-type="float">
            <text:p>142.9238</text:p>
          </table:table-cell>
          <table:table-cell office:value-type="float" office:value="35.72874" calcext:value-type="float">
            <text:p>35.72874</text:p>
          </table:table-cell>
          <table:table-cell office:value-type="float" office:value="0" calcext:value-type="float">
            <text:p>0</text:p>
          </table:table-cell>
          <table:table-cell office:value-type="float" office:value="-0.03166897" calcext:value-type="float">
            <text:p>-0.031668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73.6834" calcext:value-type="float">
            <text:p>-273.6834</text:p>
          </table:table-cell>
          <table:table-cell office:value-type="float" office:value="0" calcext:value-type="float">
            <text:p>0</text:p>
          </table:table-cell>
          <table:table-cell office:value-type="float" office:value="9.117596" calcext:value-type="float">
            <text:p>9.117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1" calcext:value-type="float">
            <text:p>26042001</text:p>
          </table:table-cell>
          <table:table-cell office:value-type="float" office:value="315.0179" calcext:value-type="float">
            <text:p>315.0179</text:p>
          </table:table-cell>
          <table:table-cell office:value-type="float" office:value="13334.5" calcext:value-type="float">
            <text:p>133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7.6688" calcext:value-type="float">
            <text:p>-267.6688</text:p>
          </table:table-cell>
          <table:table-cell office:value-type="float" office:value="731.2182" calcext:value-type="float">
            <text:p>731.2182</text:p>
          </table:table-cell>
          <table:table-cell office:value-type="float" office:value="0" calcext:value-type="float">
            <text:p>0</text:p>
          </table:table-cell>
          <table:table-cell office:value-type="float" office:value="210.9621" calcext:value-type="float">
            <text:p>210.9621</text:p>
          </table:table-cell>
          <table:table-cell office:value-type="float" office:value="47.79825" calcext:value-type="float">
            <text:p>47.79825</text:p>
          </table:table-cell>
          <table:table-cell office:value-type="float" office:value="0.03549784" calcext:value-type="float">
            <text:p>0.03549784</text:p>
          </table:table-cell>
          <table:table-cell office:value-type="float" office:value="0" calcext:value-type="float">
            <text:p>0</text:p>
          </table:table-cell>
          <table:table-cell office:value-type="float" office:value="0.001619398" calcext:value-type="float">
            <text:p>0.001619398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67.5853" calcext:value-type="float">
            <text:p>-267.5853</text:p>
          </table:table-cell>
          <table:table-cell office:value-type="float" office:value="0" calcext:value-type="float">
            <text:p>0</text:p>
          </table:table-cell>
          <table:table-cell office:value-type="float" office:value="306.77" calcext:value-type="float">
            <text:p>306.77</text:p>
          </table:table-cell>
          <table:table-cell office:value-type="float" office:value="1116.992" calcext:value-type="float">
            <text:p>1116.992</text:p>
          </table:table-cell>
          <table:table-cell office:value-type="float" office:value="1395.76" calcext:value-type="float">
            <text:p>1395.76</text:p>
          </table:table-cell>
          <table:table-cell office:value-type="float" office:value="1361.283" calcext:value-type="float">
            <text:p>1361.283</text:p>
          </table:table-cell>
          <table:table-cell office:value-type="float" office:value="822.0037" calcext:value-type="float">
            <text:p>822.0037</text:p>
          </table:table-cell>
          <table:table-cell office:value-type="float" office:value="1102.997" calcext:value-type="float">
            <text:p>1102.997</text:p>
          </table:table-cell>
          <table:table-cell office:value-type="float" office:value="432.4771" calcext:value-type="float">
            <text:p>432.4771</text:p>
          </table:table-cell>
          <table:table-cell office:value-type="float" office:value="1908.372" calcext:value-type="float">
            <text:p>1908.372</text:p>
          </table:table-cell>
          <table:table-cell office:value-type="float" office:value="2128.581" calcext:value-type="float">
            <text:p>2128.581</text:p>
          </table:table-cell>
          <table:table-cell office:value-type="float" office:value="1689.017" calcext:value-type="float">
            <text:p>1689.017</text:p>
          </table:table-cell>
          <table:table-cell office:value-type="float" office:value="587.2501" calcext:value-type="float">
            <text:p>587.2501</text:p>
          </table:table-cell>
          <table:table-cell office:value-type="float" office:value="571.5677" calcext:value-type="float">
            <text:p>571.5677</text:p>
          </table:table-cell>
          <table:table-cell office:value-type="float" office:value="142.9236" calcext:value-type="float">
            <text:p>142.9236</text:p>
          </table:table-cell>
          <table:table-cell office:value-type="float" office:value="35.72867" calcext:value-type="float">
            <text:p>35.72867</text:p>
          </table:table-cell>
          <table:table-cell office:value-type="float" office:value="0" calcext:value-type="float">
            <text:p>0</text:p>
          </table:table-cell>
          <table:table-cell office:value-type="float" office:value="-0.03250333" calcext:value-type="float">
            <text:p>-0.03250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76.594" calcext:value-type="float">
            <text:p>-276.594</text:p>
          </table:table-cell>
          <table:table-cell office:value-type="float" office:value="0" calcext:value-type="float">
            <text:p>0</text:p>
          </table:table-cell>
          <table:table-cell office:value-type="float" office:value="9.283453" calcext:value-type="float">
            <text:p>9.283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1" calcext:value-type="float">
            <text:p>27042001</text:p>
          </table:table-cell>
          <table:table-cell office:value-type="float" office:value="313.0254" calcext:value-type="float">
            <text:p>313.0254</text:p>
          </table:table-cell>
          <table:table-cell office:value-type="float" office:value="13333.17" calcext:value-type="float">
            <text:p>13333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0.6872" calcext:value-type="float">
            <text:p>-270.6872</text:p>
          </table:table-cell>
          <table:table-cell office:value-type="float" office:value="739.6801" calcext:value-type="float">
            <text:p>739.6801</text:p>
          </table:table-cell>
          <table:table-cell office:value-type="float" office:value="0" calcext:value-type="float">
            <text:p>0</text:p>
          </table:table-cell>
          <table:table-cell office:value-type="float" office:value="209.3135" calcext:value-type="float">
            <text:p>209.3135</text:p>
          </table:table-cell>
          <table:table-cell office:value-type="float" office:value="47.68201" calcext:value-type="float">
            <text:p>47.68201</text:p>
          </table:table-cell>
          <table:table-cell office:value-type="float" office:value="0.03513024" calcext:value-type="float">
            <text:p>0.03513024</text:p>
          </table:table-cell>
          <table:table-cell office:value-type="float" office:value="0" calcext:value-type="float">
            <text:p>0</text:p>
          </table:table-cell>
          <table:table-cell office:value-type="float" office:value="0.001619398" calcext:value-type="float">
            <text:p>0.001619398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70.6041" calcext:value-type="float">
            <text:p>-270.6041</text:p>
          </table:table-cell>
          <table:table-cell office:value-type="float" office:value="0" calcext:value-type="float">
            <text:p>0</text:p>
          </table:table-cell>
          <table:table-cell office:value-type="float" office:value="306.9124" calcext:value-type="float">
            <text:p>306.9124</text:p>
          </table:table-cell>
          <table:table-cell office:value-type="float" office:value="1116.052" calcext:value-type="float">
            <text:p>1116.052</text:p>
          </table:table-cell>
          <table:table-cell office:value-type="float" office:value="1394.813" calcext:value-type="float">
            <text:p>1394.813</text:p>
          </table:table-cell>
          <table:table-cell office:value-type="float" office:value="1360.776" calcext:value-type="float">
            <text:p>1360.776</text:p>
          </table:table-cell>
          <table:table-cell office:value-type="float" office:value="821.7213" calcext:value-type="float">
            <text:p>821.7213</text:p>
          </table:table-cell>
          <table:table-cell office:value-type="float" office:value="1102.742" calcext:value-type="float">
            <text:p>1102.742</text:p>
          </table:table-cell>
          <table:table-cell office:value-type="float" office:value="432.3853" calcext:value-type="float">
            <text:p>432.3853</text:p>
          </table:table-cell>
          <table:table-cell office:value-type="float" office:value="1908.205" calcext:value-type="float">
            <text:p>1908.205</text:p>
          </table:table-cell>
          <table:table-cell office:value-type="float" office:value="2128.481" calcext:value-type="float">
            <text:p>2128.481</text:p>
          </table:table-cell>
          <table:table-cell office:value-type="float" office:value="1688.968" calcext:value-type="float">
            <text:p>1688.968</text:p>
          </table:table-cell>
          <table:table-cell office:value-type="float" office:value="587.2405" calcext:value-type="float">
            <text:p>587.2405</text:p>
          </table:table-cell>
          <table:table-cell office:value-type="float" office:value="571.5659" calcext:value-type="float">
            <text:p>571.5659</text:p>
          </table:table-cell>
          <table:table-cell office:value-type="float" office:value="142.9233" calcext:value-type="float">
            <text:p>142.9233</text:p>
          </table:table-cell>
          <table:table-cell office:value-type="float" office:value="35.7286" calcext:value-type="float">
            <text:p>35.7286</text:p>
          </table:table-cell>
          <table:table-cell office:value-type="float" office:value="0" calcext:value-type="float">
            <text:p>0</text:p>
          </table:table-cell>
          <table:table-cell office:value-type="float" office:value="-0.03360534" calcext:value-type="float">
            <text:p>-0.033605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79.7693" calcext:value-type="float">
            <text:p>-279.7693</text:p>
          </table:table-cell>
          <table:table-cell office:value-type="float" office:value="0" calcext:value-type="float">
            <text:p>0</text:p>
          </table:table-cell>
          <table:table-cell office:value-type="float" office:value="9.439803" calcext:value-type="float">
            <text:p>9.439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1" calcext:value-type="float">
            <text:p>28042001</text:p>
          </table:table-cell>
          <table:table-cell office:value-type="float" office:value="311.0341" calcext:value-type="float">
            <text:p>311.0341</text:p>
          </table:table-cell>
          <table:table-cell office:value-type="float" office:value="13331.74" calcext:value-type="float">
            <text:p>13331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3.8191" calcext:value-type="float">
            <text:p>-273.8191</text:p>
          </table:table-cell>
          <table:table-cell office:value-type="float" office:value="748.8678" calcext:value-type="float">
            <text:p>748.8678</text:p>
          </table:table-cell>
          <table:table-cell office:value-type="float" office:value="0" calcext:value-type="float">
            <text:p>0</text:p>
          </table:table-cell>
          <table:table-cell office:value-type="float" office:value="207.9894" calcext:value-type="float">
            <text:p>207.9894</text:p>
          </table:table-cell>
          <table:table-cell office:value-type="float" office:value="47.63807" calcext:value-type="float">
            <text:p>47.63807</text:p>
          </table:table-cell>
          <table:table-cell office:value-type="float" office:value="0.03477819" calcext:value-type="float">
            <text:p>0.03477819</text:p>
          </table:table-cell>
          <table:table-cell office:value-type="float" office:value="0" calcext:value-type="float">
            <text:p>0</text:p>
          </table:table-cell>
          <table:table-cell office:value-type="float" office:value="0.001619398" calcext:value-type="float">
            <text:p>0.001619398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73.7363" calcext:value-type="float">
            <text:p>-273.7363</text:p>
          </table:table-cell>
          <table:table-cell office:value-type="float" office:value="0" calcext:value-type="float">
            <text:p>0</text:p>
          </table:table-cell>
          <table:table-cell office:value-type="float" office:value="307.0531" calcext:value-type="float">
            <text:p>307.0531</text:p>
          </table:table-cell>
          <table:table-cell office:value-type="float" office:value="1115.106" calcext:value-type="float">
            <text:p>1115.106</text:p>
          </table:table-cell>
          <table:table-cell office:value-type="float" office:value="1393.829" calcext:value-type="float">
            <text:p>1393.829</text:p>
          </table:table-cell>
          <table:table-cell office:value-type="float" office:value="1360.231" calcext:value-type="float">
            <text:p>1360.231</text:p>
          </table:table-cell>
          <table:table-cell office:value-type="float" office:value="821.4128" calcext:value-type="float">
            <text:p>821.4128</text:p>
          </table:table-cell>
          <table:table-cell office:value-type="float" office:value="1102.46" calcext:value-type="float">
            <text:p>1102.46</text:p>
          </table:table-cell>
          <table:table-cell office:value-type="float" office:value="432.2831" calcext:value-type="float">
            <text:p>432.2831</text:p>
          </table:table-cell>
          <table:table-cell office:value-type="float" office:value="1908.02" calcext:value-type="float">
            <text:p>1908.02</text:p>
          </table:table-cell>
          <table:table-cell office:value-type="float" office:value="2128.379" calcext:value-type="float">
            <text:p>2128.379</text:p>
          </table:table-cell>
          <table:table-cell office:value-type="float" office:value="1688.919" calcext:value-type="float">
            <text:p>1688.919</text:p>
          </table:table-cell>
          <table:table-cell office:value-type="float" office:value="587.2308" calcext:value-type="float">
            <text:p>587.2308</text:p>
          </table:table-cell>
          <table:table-cell office:value-type="float" office:value="571.5641" calcext:value-type="float">
            <text:p>571.5641</text:p>
          </table:table-cell>
          <table:table-cell office:value-type="float" office:value="142.9231" calcext:value-type="float">
            <text:p>142.9231</text:p>
          </table:table-cell>
          <table:table-cell office:value-type="float" office:value="35.72853" calcext:value-type="float">
            <text:p>35.72853</text:p>
          </table:table-cell>
          <table:table-cell office:value-type="float" office:value="0" calcext:value-type="float">
            <text:p>0</text:p>
          </table:table-cell>
          <table:table-cell office:value-type="float" office:value="-0.03466816" calcext:value-type="float">
            <text:p>-0.034668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83.0365" calcext:value-type="float">
            <text:p>-283.0365</text:p>
          </table:table-cell>
          <table:table-cell office:value-type="float" office:value="0" calcext:value-type="float">
            <text:p>0</text:p>
          </table:table-cell>
          <table:table-cell office:value-type="float" office:value="9.574831" calcext:value-type="float">
            <text:p>9.574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1" calcext:value-type="float">
            <text:p>29042001</text:p>
          </table:table-cell>
          <table:table-cell office:value-type="float" office:value="309.0765" calcext:value-type="float">
            <text:p>309.0765</text:p>
          </table:table-cell>
          <table:table-cell office:value-type="float" office:value="13330.29" calcext:value-type="float">
            <text:p>13330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6.9462" calcext:value-type="float">
            <text:p>-276.9462</text:p>
          </table:table-cell>
          <table:table-cell office:value-type="float" office:value="758.8684" calcext:value-type="float">
            <text:p>758.8684</text:p>
          </table:table-cell>
          <table:table-cell office:value-type="float" office:value="0" calcext:value-type="float">
            <text:p>0</text:p>
          </table:table-cell>
          <table:table-cell office:value-type="float" office:value="206.8248" calcext:value-type="float">
            <text:p>206.8248</text:p>
          </table:table-cell>
          <table:table-cell office:value-type="float" office:value="47.61544" calcext:value-type="float">
            <text:p>47.61544</text:p>
          </table:table-cell>
          <table:table-cell office:value-type="float" office:value="0.03450297" calcext:value-type="float">
            <text:p>0.03450297</text:p>
          </table:table-cell>
          <table:table-cell office:value-type="float" office:value="0" calcext:value-type="float">
            <text:p>0</text:p>
          </table:table-cell>
          <table:table-cell office:value-type="float" office:value="0.001619401" calcext:value-type="float">
            <text:p>0.001619401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76.8637" calcext:value-type="float">
            <text:p>-276.8637</text:p>
          </table:table-cell>
          <table:table-cell office:value-type="float" office:value="0" calcext:value-type="float">
            <text:p>0</text:p>
          </table:table-cell>
          <table:table-cell office:value-type="float" office:value="307.1981" calcext:value-type="float">
            <text:p>307.1981</text:p>
          </table:table-cell>
          <table:table-cell office:value-type="float" office:value="1114.189" calcext:value-type="float">
            <text:p>1114.189</text:p>
          </table:table-cell>
          <table:table-cell office:value-type="float" office:value="1392.862" calcext:value-type="float">
            <text:p>1392.862</text:p>
          </table:table-cell>
          <table:table-cell office:value-type="float" office:value="1359.675" calcext:value-type="float">
            <text:p>1359.675</text:p>
          </table:table-cell>
          <table:table-cell office:value-type="float" office:value="821.1013" calcext:value-type="float">
            <text:p>821.1013</text:p>
          </table:table-cell>
          <table:table-cell office:value-type="float" office:value="1102.166" calcext:value-type="float">
            <text:p>1102.166</text:p>
          </table:table-cell>
          <table:table-cell office:value-type="float" office:value="432.1745" calcext:value-type="float">
            <text:p>432.1745</text:p>
          </table:table-cell>
          <table:table-cell office:value-type="float" office:value="1907.823" calcext:value-type="float">
            <text:p>1907.823</text:p>
          </table:table-cell>
          <table:table-cell office:value-type="float" office:value="2128.263" calcext:value-type="float">
            <text:p>2128.263</text:p>
          </table:table-cell>
          <table:table-cell office:value-type="float" office:value="1688.869" calcext:value-type="float">
            <text:p>1688.869</text:p>
          </table:table-cell>
          <table:table-cell office:value-type="float" office:value="587.221" calcext:value-type="float">
            <text:p>587.221</text:p>
          </table:table-cell>
          <table:table-cell office:value-type="float" office:value="571.5622" calcext:value-type="float">
            <text:p>571.5622</text:p>
          </table:table-cell>
          <table:table-cell office:value-type="float" office:value="142.9228" calcext:value-type="float">
            <text:p>142.9228</text:p>
          </table:table-cell>
          <table:table-cell office:value-type="float" office:value="35.72846" calcext:value-type="float">
            <text:p>35.72846</text:p>
          </table:table-cell>
          <table:table-cell office:value-type="float" office:value="0" calcext:value-type="float">
            <text:p>0</text:p>
          </table:table-cell>
          <table:table-cell office:value-type="float" office:value="-0.03556617" calcext:value-type="float">
            <text:p>-0.035566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86.2858" calcext:value-type="float">
            <text:p>-286.2858</text:p>
          </table:table-cell>
          <table:table-cell office:value-type="float" office:value="0" calcext:value-type="float">
            <text:p>0</text:p>
          </table:table-cell>
          <table:table-cell office:value-type="float" office:value="9.697735" calcext:value-type="float">
            <text:p>9.697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1" calcext:value-type="float">
            <text:p>30042001</text:p>
          </table:table-cell>
          <table:table-cell office:value-type="float" office:value="307.2095" calcext:value-type="float">
            <text:p>307.2095</text:p>
          </table:table-cell>
          <table:table-cell office:value-type="float" office:value="13328.97" calcext:value-type="float">
            <text:p>13328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9.8969" calcext:value-type="float">
            <text:p>-279.8969</text:p>
          </table:table-cell>
          <table:table-cell office:value-type="float" office:value="767.9651" calcext:value-type="float">
            <text:p>767.9651</text:p>
          </table:table-cell>
          <table:table-cell office:value-type="float" office:value="0" calcext:value-type="float">
            <text:p>0</text:p>
          </table:table-cell>
          <table:table-cell office:value-type="float" office:value="205.7292" calcext:value-type="float">
            <text:p>205.7292</text:p>
          </table:table-cell>
          <table:table-cell office:value-type="float" office:value="47.50859" calcext:value-type="float">
            <text:p>47.50859</text:p>
          </table:table-cell>
          <table:table-cell office:value-type="float" office:value="0.03451581" calcext:value-type="float">
            <text:p>0.03451581</text:p>
          </table:table-cell>
          <table:table-cell office:value-type="float" office:value="0" calcext:value-type="float">
            <text:p>0</text:p>
          </table:table-cell>
          <table:table-cell office:value-type="float" office:value="0.00161941" calcext:value-type="float">
            <text:p>0.00161941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79.8145" calcext:value-type="float">
            <text:p>-279.8145</text:p>
          </table:table-cell>
          <table:table-cell office:value-type="float" office:value="0" calcext:value-type="float">
            <text:p>0</text:p>
          </table:table-cell>
          <table:table-cell office:value-type="float" office:value="307.369" calcext:value-type="float">
            <text:p>307.369</text:p>
          </table:table-cell>
          <table:table-cell office:value-type="float" office:value="1113.394" calcext:value-type="float">
            <text:p>1113.394</text:p>
          </table:table-cell>
          <table:table-cell office:value-type="float" office:value="1392.001" calcext:value-type="float">
            <text:p>1392.001</text:p>
          </table:table-cell>
          <table:table-cell office:value-type="float" office:value="1359.172" calcext:value-type="float">
            <text:p>1359.172</text:p>
          </table:table-cell>
          <table:table-cell office:value-type="float" office:value="820.8004" calcext:value-type="float">
            <text:p>820.8004</text:p>
          </table:table-cell>
          <table:table-cell office:value-type="float" office:value="1101.878" calcext:value-type="float">
            <text:p>1101.878</text:p>
          </table:table-cell>
          <table:table-cell office:value-type="float" office:value="432.0634" calcext:value-type="float">
            <text:p>432.0634</text:p>
          </table:table-cell>
          <table:table-cell office:value-type="float" office:value="1907.611" calcext:value-type="float">
            <text:p>1907.611</text:p>
          </table:table-cell>
          <table:table-cell office:value-type="float" office:value="2128.144" calcext:value-type="float">
            <text:p>2128.144</text:p>
          </table:table-cell>
          <table:table-cell office:value-type="float" office:value="1688.819" calcext:value-type="float">
            <text:p>1688.819</text:p>
          </table:table-cell>
          <table:table-cell office:value-type="float" office:value="587.2112" calcext:value-type="float">
            <text:p>587.2112</text:p>
          </table:table-cell>
          <table:table-cell office:value-type="float" office:value="571.5603" calcext:value-type="float">
            <text:p>571.5603</text:p>
          </table:table-cell>
          <table:table-cell office:value-type="float" office:value="142.9226" calcext:value-type="float">
            <text:p>142.9226</text:p>
          </table:table-cell>
          <table:table-cell office:value-type="float" office:value="35.72839" calcext:value-type="float">
            <text:p>35.72839</text:p>
          </table:table-cell>
          <table:table-cell office:value-type="float" office:value="0" calcext:value-type="float">
            <text:p>0</text:p>
          </table:table-cell>
          <table:table-cell office:value-type="float" office:value="-0.03604197" calcext:value-type="float">
            <text:p>-0.036041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89.3191" calcext:value-type="float">
            <text:p>-289.3191</text:p>
          </table:table-cell>
          <table:table-cell office:value-type="float" office:value="0" calcext:value-type="float">
            <text:p>0</text:p>
          </table:table-cell>
          <table:table-cell office:value-type="float" office:value="9.779118" calcext:value-type="float">
            <text:p>9.779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1" calcext:value-type="float">
            <text:p>1052001</text:p>
          </table:table-cell>
          <table:table-cell office:value-type="float" office:value="305.3492" calcext:value-type="float">
            <text:p>305.3492</text:p>
          </table:table-cell>
          <table:table-cell office:value-type="float" office:value="13327.83" calcext:value-type="float">
            <text:p>13327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2.6332" calcext:value-type="float">
            <text:p>-282.6332</text:p>
          </table:table-cell>
          <table:table-cell office:value-type="float" office:value="775.3679" calcext:value-type="float">
            <text:p>775.3679</text:p>
          </table:table-cell>
          <table:table-cell office:value-type="float" office:value="0" calcext:value-type="float">
            <text:p>0</text:p>
          </table:table-cell>
          <table:table-cell office:value-type="float" office:value="204.7756" calcext:value-type="float">
            <text:p>204.7756</text:p>
          </table:table-cell>
          <table:table-cell office:value-type="float" office:value="47.22572" calcext:value-type="float">
            <text:p>47.22572</text:p>
          </table:table-cell>
          <table:table-cell office:value-type="float" office:value="0.03460808" calcext:value-type="float">
            <text:p>0.03460808</text:p>
          </table:table-cell>
          <table:table-cell office:value-type="float" office:value="0" calcext:value-type="float">
            <text:p>0</text:p>
          </table:table-cell>
          <table:table-cell office:value-type="float" office:value="0.001636494" calcext:value-type="float">
            <text:p>0.001636494</text:p>
          </table:table-cell>
          <table:table-cell office:value-type="float" office:value="0" calcext:value-type="float">
            <text:p>0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82.5507" calcext:value-type="float">
            <text:p>-282.5507</text:p>
          </table:table-cell>
          <table:table-cell office:value-type="float" office:value="0" calcext:value-type="float">
            <text:p>0</text:p>
          </table:table-cell>
          <table:table-cell office:value-type="float" office:value="307.5652" calcext:value-type="float">
            <text:p>307.5652</text:p>
          </table:table-cell>
          <table:table-cell office:value-type="float" office:value="1112.721" calcext:value-type="float">
            <text:p>1112.721</text:p>
          </table:table-cell>
          <table:table-cell office:value-type="float" office:value="1391.253" calcext:value-type="float">
            <text:p>1391.253</text:p>
          </table:table-cell>
          <table:table-cell office:value-type="float" office:value="1358.724" calcext:value-type="float">
            <text:p>1358.724</text:p>
          </table:table-cell>
          <table:table-cell office:value-type="float" office:value="820.5223" calcext:value-type="float">
            <text:p>820.5223</text:p>
          </table:table-cell>
          <table:table-cell office:value-type="float" office:value="1101.606" calcext:value-type="float">
            <text:p>1101.606</text:p>
          </table:table-cell>
          <table:table-cell office:value-type="float" office:value="431.9568" calcext:value-type="float">
            <text:p>431.9568</text:p>
          </table:table-cell>
          <table:table-cell office:value-type="float" office:value="1907.4" calcext:value-type="float">
            <text:p>1907.4</text:p>
          </table:table-cell>
          <table:table-cell office:value-type="float" office:value="2128.023" calcext:value-type="float">
            <text:p>2128.023</text:p>
          </table:table-cell>
          <table:table-cell office:value-type="float" office:value="1688.768" calcext:value-type="float">
            <text:p>1688.768</text:p>
          </table:table-cell>
          <table:table-cell office:value-type="float" office:value="587.2013" calcext:value-type="float">
            <text:p>587.2013</text:p>
          </table:table-cell>
          <table:table-cell office:value-type="float" office:value="571.5584" calcext:value-type="float">
            <text:p>571.5584</text:p>
          </table:table-cell>
          <table:table-cell office:value-type="float" office:value="142.9223" calcext:value-type="float">
            <text:p>142.9223</text:p>
          </table:table-cell>
          <table:table-cell office:value-type="float" office:value="35.72832" calcext:value-type="float">
            <text:p>35.72832</text:p>
          </table:table-cell>
          <table:table-cell office:value-type="float" office:value="0" calcext:value-type="float">
            <text:p>0</text:p>
          </table:table-cell>
          <table:table-cell office:value-type="float" office:value="-0.03632922" calcext:value-type="float">
            <text:p>-0.036329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92.1765" calcext:value-type="float">
            <text:p>-292.1765</text:p>
          </table:table-cell>
          <table:table-cell office:value-type="float" office:value="0" calcext:value-type="float">
            <text:p>0</text:p>
          </table:table-cell>
          <table:table-cell office:value-type="float" office:value="9.901222" calcext:value-type="float">
            <text:p>9.901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1" calcext:value-type="float">
            <text:p>2052001</text:p>
          </table:table-cell>
          <table:table-cell office:value-type="float" office:value="303.2355" calcext:value-type="float">
            <text:p>303.2355</text:p>
          </table:table-cell>
          <table:table-cell office:value-type="float" office:value="13326.24" calcext:value-type="float">
            <text:p>13326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4.5584" calcext:value-type="float">
            <text:p>-284.5584</text:p>
          </table:table-cell>
          <table:table-cell office:value-type="float" office:value="776.3267" calcext:value-type="float">
            <text:p>776.3267</text:p>
          </table:table-cell>
          <table:table-cell office:value-type="float" office:value="0" calcext:value-type="float">
            <text:p>0</text:p>
          </table:table-cell>
          <table:table-cell office:value-type="float" office:value="204.0181" calcext:value-type="float">
            <text:p>204.0181</text:p>
          </table:table-cell>
          <table:table-cell office:value-type="float" office:value="46.42235" calcext:value-type="float">
            <text:p>46.42235</text:p>
          </table:table-cell>
          <table:table-cell office:value-type="float" office:value="0.03230932" calcext:value-type="float">
            <text:p>0.03230932</text:p>
          </table:table-cell>
          <table:table-cell office:value-type="float" office:value="0.8613318" calcext:value-type="float">
            <text:p>0.8613318</text:p>
          </table:table-cell>
          <table:table-cell office:value-type="float" office:value="0.001888222" calcext:value-type="float">
            <text:p>0.001888222</text:p>
          </table:table-cell>
          <table:table-cell office:value-type="float" office:value="0.008071586" calcext:value-type="float">
            <text:p>0.008071586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85.3478" calcext:value-type="float">
            <text:p>-285.3478</text:p>
          </table:table-cell>
          <table:table-cell office:value-type="float" office:value="0" calcext:value-type="float">
            <text:p>0</text:p>
          </table:table-cell>
          <table:table-cell office:value-type="float" office:value="308.1211" calcext:value-type="float">
            <text:p>308.1211</text:p>
          </table:table-cell>
          <table:table-cell office:value-type="float" office:value="1112.243" calcext:value-type="float">
            <text:p>1112.243</text:p>
          </table:table-cell>
          <table:table-cell office:value-type="float" office:value="1390.642" calcext:value-type="float">
            <text:p>1390.642</text:p>
          </table:table-cell>
          <table:table-cell office:value-type="float" office:value="1358.38" calcext:value-type="float">
            <text:p>1358.38</text:p>
          </table:table-cell>
          <table:table-cell office:value-type="float" office:value="819.6637" calcext:value-type="float">
            <text:p>819.6637</text:p>
          </table:table-cell>
          <table:table-cell office:value-type="float" office:value="1101.171" calcext:value-type="float">
            <text:p>1101.171</text:p>
          </table:table-cell>
          <table:table-cell office:value-type="float" office:value="431.9266" calcext:value-type="float">
            <text:p>431.9266</text:p>
          </table:table-cell>
          <table:table-cell office:value-type="float" office:value="1907.136" calcext:value-type="float">
            <text:p>1907.136</text:p>
          </table:table-cell>
          <table:table-cell office:value-type="float" office:value="2127.817" calcext:value-type="float">
            <text:p>2127.817</text:p>
          </table:table-cell>
          <table:table-cell office:value-type="float" office:value="1688.636" calcext:value-type="float">
            <text:p>1688.636</text:p>
          </table:table-cell>
          <table:table-cell office:value-type="float" office:value="587.1657" calcext:value-type="float">
            <text:p>587.1657</text:p>
          </table:table-cell>
          <table:table-cell office:value-type="float" office:value="571.5152" calcext:value-type="float">
            <text:p>571.5152</text:p>
          </table:table-cell>
          <table:table-cell office:value-type="float" office:value="142.9118" calcext:value-type="float">
            <text:p>142.9118</text:p>
          </table:table-cell>
          <table:table-cell office:value-type="float" office:value="35.72484" calcext:value-type="float">
            <text:p>35.72484</text:p>
          </table:table-cell>
          <table:table-cell office:value-type="float" office:value="0" calcext:value-type="float">
            <text:p>0</text:p>
          </table:table-cell>
          <table:table-cell office:value-type="float" office:value="-0.03840761" calcext:value-type="float">
            <text:p>-0.038407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94.8757" calcext:value-type="float">
            <text:p>-294.8757</text:p>
          </table:table-cell>
          <table:table-cell office:value-type="float" office:value="0" calcext:value-type="float">
            <text:p>0</text:p>
          </table:table-cell>
          <table:table-cell office:value-type="float" office:value="10.66553" calcext:value-type="float">
            <text:p>10.66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1" calcext:value-type="float">
            <text:p>3052001</text:p>
          </table:table-cell>
          <table:table-cell office:value-type="float" office:value="301.7911" calcext:value-type="float">
            <text:p>301.7911</text:p>
          </table:table-cell>
          <table:table-cell office:value-type="float" office:value="13325.46" calcext:value-type="float">
            <text:p>13325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6.4543" calcext:value-type="float">
            <text:p>-286.4543</text:p>
          </table:table-cell>
          <table:table-cell office:value-type="float" office:value="782.5988" calcext:value-type="float">
            <text:p>782.5988</text:p>
          </table:table-cell>
          <table:table-cell office:value-type="float" office:value="0" calcext:value-type="float">
            <text:p>0</text:p>
          </table:table-cell>
          <table:table-cell office:value-type="float" office:value="203.5346" calcext:value-type="float">
            <text:p>203.5346</text:p>
          </table:table-cell>
          <table:table-cell office:value-type="float" office:value="45.95007" calcext:value-type="float">
            <text:p>45.95007</text:p>
          </table:table-cell>
          <table:table-cell office:value-type="float" office:value="0.03223338" calcext:value-type="float">
            <text:p>0.03223338</text:p>
          </table:table-cell>
          <table:table-cell office:value-type="float" office:value="0.8613318" calcext:value-type="float">
            <text:p>0.8613318</text:p>
          </table:table-cell>
          <table:table-cell office:value-type="float" office:value="0.001888845" calcext:value-type="float">
            <text:p>0.001888845</text:p>
          </table:table-cell>
          <table:table-cell office:value-type="float" office:value="0.008071586" calcext:value-type="float">
            <text:p>0.008071586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87.2438" calcext:value-type="float">
            <text:p>-287.2438</text:p>
          </table:table-cell>
          <table:table-cell office:value-type="float" office:value="0" calcext:value-type="float">
            <text:p>0</text:p>
          </table:table-cell>
          <table:table-cell office:value-type="float" office:value="308.3067" calcext:value-type="float">
            <text:p>308.3067</text:p>
          </table:table-cell>
          <table:table-cell office:value-type="float" office:value="1111.884" calcext:value-type="float">
            <text:p>1111.884</text:p>
          </table:table-cell>
          <table:table-cell office:value-type="float" office:value="1390.217" calcext:value-type="float">
            <text:p>1390.217</text:p>
          </table:table-cell>
          <table:table-cell office:value-type="float" office:value="1358.092" calcext:value-type="float">
            <text:p>1358.092</text:p>
          </table:table-cell>
          <table:table-cell office:value-type="float" office:value="819.4715" calcext:value-type="float">
            <text:p>819.4715</text:p>
          </table:table-cell>
          <table:table-cell office:value-type="float" office:value="1100.954" calcext:value-type="float">
            <text:p>1100.954</text:p>
          </table:table-cell>
          <table:table-cell office:value-type="float" office:value="431.8406" calcext:value-type="float">
            <text:p>431.8406</text:p>
          </table:table-cell>
          <table:table-cell office:value-type="float" office:value="1906.949" calcext:value-type="float">
            <text:p>1906.949</text:p>
          </table:table-cell>
          <table:table-cell office:value-type="float" office:value="2127.696" calcext:value-type="float">
            <text:p>2127.696</text:p>
          </table:table-cell>
          <table:table-cell office:value-type="float" office:value="1688.584" calcext:value-type="float">
            <text:p>1688.584</text:p>
          </table:table-cell>
          <table:table-cell office:value-type="float" office:value="587.1556" calcext:value-type="float">
            <text:p>587.1556</text:p>
          </table:table-cell>
          <table:table-cell office:value-type="float" office:value="571.5132" calcext:value-type="float">
            <text:p>571.5132</text:p>
          </table:table-cell>
          <table:table-cell office:value-type="float" office:value="142.9116" calcext:value-type="float">
            <text:p>142.9116</text:p>
          </table:table-cell>
          <table:table-cell office:value-type="float" office:value="35.72477" calcext:value-type="float">
            <text:p>35.72477</text:p>
          </table:table-cell>
          <table:table-cell office:value-type="float" office:value="0" calcext:value-type="float">
            <text:p>0</text:p>
          </table:table-cell>
          <table:table-cell office:value-type="float" office:value="-0.03875043" calcext:value-type="float">
            <text:p>-0.038750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96.9591" calcext:value-type="float">
            <text:p>-296.9591</text:p>
          </table:table-cell>
          <table:table-cell office:value-type="float" office:value="0" calcext:value-type="float">
            <text:p>0</text:p>
          </table:table-cell>
          <table:table-cell office:value-type="float" office:value="10.85322" calcext:value-type="float">
            <text:p>10.85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1" calcext:value-type="float">
            <text:p>4052001</text:p>
          </table:table-cell>
          <table:table-cell office:value-type="float" office:value="300.2924" calcext:value-type="float">
            <text:p>300.2924</text:p>
          </table:table-cell>
          <table:table-cell office:value-type="float" office:value="13324.75" calcext:value-type="float">
            <text:p>13324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0.3311" calcext:value-type="float">
            <text:p>-290.3311</text:p>
          </table:table-cell>
          <table:table-cell office:value-type="float" office:value="777.2587" calcext:value-type="float">
            <text:p>777.2587</text:p>
          </table:table-cell>
          <table:table-cell office:value-type="float" office:value="0" calcext:value-type="float">
            <text:p>0</text:p>
          </table:table-cell>
          <table:table-cell office:value-type="float" office:value="203.1813" calcext:value-type="float">
            <text:p>203.1813</text:p>
          </table:table-cell>
          <table:table-cell office:value-type="float" office:value="45.25179" calcext:value-type="float">
            <text:p>45.25179</text:p>
          </table:table-cell>
          <table:table-cell office:value-type="float" office:value="0.0317734" calcext:value-type="float">
            <text:p>0.0317734</text:p>
          </table:table-cell>
          <table:table-cell office:value-type="float" office:value="0.945287" calcext:value-type="float">
            <text:p>0.945287</text:p>
          </table:table-cell>
          <table:table-cell office:value-type="float" office:value="0.002058215" calcext:value-type="float">
            <text:p>0.002058215</text:p>
          </table:table-cell>
          <table:table-cell office:value-type="float" office:value="0.01119793" calcext:value-type="float">
            <text:p>0.01119793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91.2083" calcext:value-type="float">
            <text:p>-291.2083</text:p>
          </table:table-cell>
          <table:table-cell office:value-type="float" office:value="0" calcext:value-type="float">
            <text:p>0</text:p>
          </table:table-cell>
          <table:table-cell office:value-type="float" office:value="308.5643" calcext:value-type="float">
            <text:p>308.5643</text:p>
          </table:table-cell>
          <table:table-cell office:value-type="float" office:value="1111.564" calcext:value-type="float">
            <text:p>1111.564</text:p>
          </table:table-cell>
          <table:table-cell office:value-type="float" office:value="1389.827" calcext:value-type="float">
            <text:p>1389.827</text:p>
          </table:table-cell>
          <table:table-cell office:value-type="float" office:value="1357.86" calcext:value-type="float">
            <text:p>1357.86</text:p>
          </table:table-cell>
          <table:table-cell office:value-type="float" office:value="819.262" calcext:value-type="float">
            <text:p>819.262</text:p>
          </table:table-cell>
          <table:table-cell office:value-type="float" office:value="1100.78" calcext:value-type="float">
            <text:p>1100.78</text:p>
          </table:table-cell>
          <table:table-cell office:value-type="float" office:value="431.7702" calcext:value-type="float">
            <text:p>431.7702</text:p>
          </table:table-cell>
          <table:table-cell office:value-type="float" office:value="1906.779" calcext:value-type="float">
            <text:p>1906.779</text:p>
          </table:table-cell>
          <table:table-cell office:value-type="float" office:value="2127.573" calcext:value-type="float">
            <text:p>2127.573</text:p>
          </table:table-cell>
          <table:table-cell office:value-type="float" office:value="1688.529" calcext:value-type="float">
            <text:p>1688.529</text:p>
          </table:table-cell>
          <table:table-cell office:value-type="float" office:value="587.1439" calcext:value-type="float">
            <text:p>587.1439</text:p>
          </table:table-cell>
          <table:table-cell office:value-type="float" office:value="571.508" calcext:value-type="float">
            <text:p>571.508</text:p>
          </table:table-cell>
          <table:table-cell office:value-type="float" office:value="142.9105" calcext:value-type="float">
            <text:p>142.9105</text:p>
          </table:table-cell>
          <table:table-cell office:value-type="float" office:value="35.72442" calcext:value-type="float">
            <text:p>35.72442</text:p>
          </table:table-cell>
          <table:table-cell office:value-type="float" office:value="0" calcext:value-type="float">
            <text:p>0</text:p>
          </table:table-cell>
          <table:table-cell office:value-type="float" office:value="-0.03944736" calcext:value-type="float">
            <text:p>-0.039447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98.932" calcext:value-type="float">
            <text:p>-298.932</text:p>
          </table:table-cell>
          <table:table-cell office:value-type="float" office:value="0" calcext:value-type="float">
            <text:p>0</text:p>
          </table:table-cell>
          <table:table-cell office:value-type="float" office:value="8.947043" calcext:value-type="float">
            <text:p>8.947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1" calcext:value-type="float">
            <text:p>5052001</text:p>
          </table:table-cell>
          <table:table-cell office:value-type="float" office:value="298.5227" calcext:value-type="float">
            <text:p>298.5227</text:p>
          </table:table-cell>
          <table:table-cell office:value-type="float" office:value="13324.17" calcext:value-type="float">
            <text:p>13324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3.618" calcext:value-type="float">
            <text:p>-293.618</text:p>
          </table:table-cell>
          <table:table-cell office:value-type="float" office:value="781.0439" calcext:value-type="float">
            <text:p>781.0439</text:p>
          </table:table-cell>
          <table:table-cell office:value-type="float" office:value="0" calcext:value-type="float">
            <text:p>0</text:p>
          </table:table-cell>
          <table:table-cell office:value-type="float" office:value="202.8481" calcext:value-type="float">
            <text:p>202.8481</text:p>
          </table:table-cell>
          <table:table-cell office:value-type="float" office:value="44.43058" calcext:value-type="float">
            <text:p>44.43058</text:p>
          </table:table-cell>
          <table:table-cell office:value-type="float" office:value="0.03153899" calcext:value-type="float">
            <text:p>0.03153899</text:p>
          </table:table-cell>
          <table:table-cell office:value-type="float" office:value="0.945287" calcext:value-type="float">
            <text:p>0.945287</text:p>
          </table:table-cell>
          <table:table-cell office:value-type="float" office:value="0.002058834" calcext:value-type="float">
            <text:p>0.002058834</text:p>
          </table:table-cell>
          <table:table-cell office:value-type="float" office:value="0.01119793" calcext:value-type="float">
            <text:p>0.01119793</text:p>
          </table:table-cell>
          <table:table-cell office:value-type="float" office:value="-0.04958918" calcext:value-type="float">
            <text:p>-0.04958918</text:p>
          </table:table-cell>
          <table:table-cell office:value-type="float" office:value="370" calcext:value-type="float">
            <text:p>370</text:p>
          </table:table-cell>
          <table:table-cell office:value-type="float" office:value="-294.4954" calcext:value-type="float">
            <text:p>-294.4954</text:p>
          </table:table-cell>
          <table:table-cell office:value-type="float" office:value="0" calcext:value-type="float">
            <text:p>0</text:p>
          </table:table-cell>
          <table:table-cell office:value-type="float" office:value="308.8412" calcext:value-type="float">
            <text:p>308.8412</text:p>
          </table:table-cell>
          <table:table-cell office:value-type="float" office:value="1111.165" calcext:value-type="float">
            <text:p>1111.165</text:p>
          </table:table-cell>
          <table:table-cell office:value-type="float" office:value="1389.396" calcext:value-type="float">
            <text:p>1389.396</text:p>
          </table:table-cell>
          <table:table-cell office:value-type="float" office:value="1357.601" calcext:value-type="float">
            <text:p>1357.601</text:p>
          </table:table-cell>
          <table:table-cell office:value-type="float" office:value="819.1026" calcext:value-type="float">
            <text:p>819.1026</text:p>
          </table:table-cell>
          <table:table-cell office:value-type="float" office:value="1100.62" calcext:value-type="float">
            <text:p>1100.62</text:p>
          </table:table-cell>
          <table:table-cell office:value-type="float" office:value="431.6985" calcext:value-type="float">
            <text:p>431.6985</text:p>
          </table:table-cell>
          <table:table-cell office:value-type="float" office:value="1906.626" calcext:value-type="float">
            <text:p>1906.626</text:p>
          </table:table-cell>
          <table:table-cell office:value-type="float" office:value="2127.456" calcext:value-type="float">
            <text:p>2127.456</text:p>
          </table:table-cell>
          <table:table-cell office:value-type="float" office:value="1688.477" calcext:value-type="float">
            <text:p>1688.477</text:p>
          </table:table-cell>
          <table:table-cell office:value-type="float" office:value="587.1368" calcext:value-type="float">
            <text:p>587.1368</text:p>
          </table:table-cell>
          <table:table-cell office:value-type="float" office:value="571.507" calcext:value-type="float">
            <text:p>571.507</text:p>
          </table:table-cell>
          <table:table-cell office:value-type="float" office:value="142.9103" calcext:value-type="float">
            <text:p>142.9103</text:p>
          </table:table-cell>
          <table:table-cell office:value-type="float" office:value="35.72435" calcext:value-type="float">
            <text:p>35.72435</text:p>
          </table:table-cell>
          <table:table-cell office:value-type="float" office:value="0" calcext:value-type="float">
            <text:p>0</text:p>
          </table:table-cell>
          <table:table-cell office:value-type="float" office:value="-0.04009117" calcext:value-type="float">
            <text:p>-0.040091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1.1486" calcext:value-type="float">
            <text:p>-301.1486</text:p>
          </table:table-cell>
          <table:table-cell office:value-type="float" office:value="0" calcext:value-type="float">
            <text:p>0</text:p>
          </table:table-cell>
          <table:table-cell office:value-type="float" office:value="7.876672" calcext:value-type="float">
            <text:p>7.876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1" calcext:value-type="float">
            <text:p>6052001</text:p>
          </table:table-cell>
          <table:table-cell office:value-type="float" office:value="296.7106" calcext:value-type="float">
            <text:p>296.7106</text:p>
          </table:table-cell>
          <table:table-cell office:value-type="float" office:value="13323.55" calcext:value-type="float">
            <text:p>13323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6.7999" calcext:value-type="float">
            <text:p>-296.7999</text:p>
          </table:table-cell>
          <table:table-cell office:value-type="float" office:value="789.4072" calcext:value-type="float">
            <text:p>789.4072</text:p>
          </table:table-cell>
          <table:table-cell office:value-type="float" office:value="0" calcext:value-type="float">
            <text:p>0</text:p>
          </table:table-cell>
          <table:table-cell office:value-type="float" office:value="202.3445" calcext:value-type="float">
            <text:p>202.3445</text:p>
          </table:table-cell>
          <table:table-cell office:value-type="float" office:value="43.65566" calcext:value-type="float">
            <text:p>43.65566</text:p>
          </table:table-cell>
          <table:table-cell office:value-type="float" office:value="0.03153414" calcext:value-type="float">
            <text:p>0.03153414</text:p>
          </table:table-cell>
          <table:table-cell office:value-type="float" office:value="0.945287" calcext:value-type="float">
            <text:p>0.945287</text:p>
          </table:table-cell>
          <table:table-cell office:value-type="float" office:value="0.006010495" calcext:value-type="float">
            <text:p>0.006010495</text:p>
          </table:table-cell>
          <table:table-cell office:value-type="float" office:value="0.01119793" calcext:value-type="float">
            <text:p>0.01119793</text:p>
          </table:table-cell>
          <table:table-cell office:value-type="float" office:value="-0.016838" calcext:value-type="float">
            <text:p>-0.016838</text:p>
          </table:table-cell>
          <table:table-cell office:value-type="float" office:value="370" calcext:value-type="float">
            <text:p>370</text:p>
          </table:table-cell>
          <table:table-cell office:value-type="float" office:value="-297.714" calcext:value-type="float">
            <text:p>-297.714</text:p>
          </table:table-cell>
          <table:table-cell office:value-type="float" office:value="0" calcext:value-type="float">
            <text:p>0</text:p>
          </table:table-cell>
          <table:table-cell office:value-type="float" office:value="309.1218" calcext:value-type="float">
            <text:p>309.1218</text:p>
          </table:table-cell>
          <table:table-cell office:value-type="float" office:value="1110.735" calcext:value-type="float">
            <text:p>1110.735</text:p>
          </table:table-cell>
          <table:table-cell office:value-type="float" office:value="1388.933" calcext:value-type="float">
            <text:p>1388.933</text:p>
          </table:table-cell>
          <table:table-cell office:value-type="float" office:value="1357.32" calcext:value-type="float">
            <text:p>1357.32</text:p>
          </table:table-cell>
          <table:table-cell office:value-type="float" office:value="818.918" calcext:value-type="float">
            <text:p>818.918</text:p>
          </table:table-cell>
          <table:table-cell office:value-type="float" office:value="1100.445" calcext:value-type="float">
            <text:p>1100.445</text:p>
          </table:table-cell>
          <table:table-cell office:value-type="float" office:value="431.6235" calcext:value-type="float">
            <text:p>431.6235</text:p>
          </table:table-cell>
          <table:table-cell office:value-type="float" office:value="1906.474" calcext:value-type="float">
            <text:p>1906.474</text:p>
          </table:table-cell>
          <table:table-cell office:value-type="float" office:value="2127.341" calcext:value-type="float">
            <text:p>2127.341</text:p>
          </table:table-cell>
          <table:table-cell office:value-type="float" office:value="1688.424" calcext:value-type="float">
            <text:p>1688.424</text:p>
          </table:table-cell>
          <table:table-cell office:value-type="float" office:value="587.1267" calcext:value-type="float">
            <text:p>587.1267</text:p>
          </table:table-cell>
          <table:table-cell office:value-type="float" office:value="571.5062" calcext:value-type="float">
            <text:p>571.5062</text:p>
          </table:table-cell>
          <table:table-cell office:value-type="float" office:value="142.911" calcext:value-type="float">
            <text:p>142.911</text:p>
          </table:table-cell>
          <table:table-cell office:value-type="float" office:value="35.72428" calcext:value-type="float">
            <text:p>35.72428</text:p>
          </table:table-cell>
          <table:table-cell office:value-type="float" office:value="0" calcext:value-type="float">
            <text:p>0</text:p>
          </table:table-cell>
          <table:table-cell office:value-type="float" office:value="-0.04026936" calcext:value-type="float">
            <text:p>-0.040269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3.4471" calcext:value-type="float">
            <text:p>-303.4471</text:p>
          </table:table-cell>
          <table:table-cell office:value-type="float" office:value="0" calcext:value-type="float">
            <text:p>0</text:p>
          </table:table-cell>
          <table:table-cell office:value-type="float" office:value="6.961373" calcext:value-type="float">
            <text:p>6.961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1" calcext:value-type="float">
            <text:p>7052001</text:p>
          </table:table-cell>
          <table:table-cell office:value-type="float" office:value="295.2552" calcext:value-type="float">
            <text:p>295.2552</text:p>
          </table:table-cell>
          <table:table-cell office:value-type="float" office:value="13322.75" calcext:value-type="float">
            <text:p>13322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9.4529" calcext:value-type="float">
            <text:p>-299.4529</text:p>
          </table:table-cell>
          <table:table-cell office:value-type="float" office:value="804.7239" calcext:value-type="float">
            <text:p>804.7239</text:p>
          </table:table-cell>
          <table:table-cell office:value-type="float" office:value="0" calcext:value-type="float">
            <text:p>0</text:p>
          </table:table-cell>
          <table:table-cell office:value-type="float" office:value="200.7534" calcext:value-type="float">
            <text:p>200.7534</text:p>
          </table:table-cell>
          <table:table-cell office:value-type="float" office:value="43.32447" calcext:value-type="float">
            <text:p>43.32447</text:p>
          </table:table-cell>
          <table:table-cell office:value-type="float" office:value="0.03169277" calcext:value-type="float">
            <text:p>0.03169277</text:p>
          </table:table-cell>
          <table:table-cell office:value-type="float" office:value="0.945287" calcext:value-type="float">
            <text:p>0.945287</text:p>
          </table:table-cell>
          <table:table-cell office:value-type="float" office:value="0.03445815" calcext:value-type="float">
            <text:p>0.03445815</text:p>
          </table:table-cell>
          <table:table-cell office:value-type="float" office:value="0.01119793" calcext:value-type="float">
            <text:p>0.01119793</text:p>
          </table:table-cell>
          <table:table-cell office:value-type="float" office:value="0.1693529" calcext:value-type="float">
            <text:p>0.1693529</text:p>
          </table:table-cell>
          <table:table-cell office:value-type="float" office:value="370" calcext:value-type="float">
            <text:p>370</text:p>
          </table:table-cell>
          <table:table-cell office:value-type="float" office:value="-300.5815" calcext:value-type="float">
            <text:p>-300.5815</text:p>
          </table:table-cell>
          <table:table-cell office:value-type="float" office:value="0" calcext:value-type="float">
            <text:p>0</text:p>
          </table:table-cell>
          <table:table-cell office:value-type="float" office:value="309.3283" calcext:value-type="float">
            <text:p>309.3283</text:p>
          </table:table-cell>
          <table:table-cell office:value-type="float" office:value="1110.208" calcext:value-type="float">
            <text:p>1110.208</text:p>
          </table:table-cell>
          <table:table-cell office:value-type="float" office:value="1388.407" calcext:value-type="float">
            <text:p>1388.407</text:p>
          </table:table-cell>
          <table:table-cell office:value-type="float" office:value="1357.018" calcext:value-type="float">
            <text:p>1357.018</text:p>
          </table:table-cell>
          <table:table-cell office:value-type="float" office:value="818.7292" calcext:value-type="float">
            <text:p>818.7292</text:p>
          </table:table-cell>
          <table:table-cell office:value-type="float" office:value="1100.266" calcext:value-type="float">
            <text:p>1100.266</text:p>
          </table:table-cell>
          <table:table-cell office:value-type="float" office:value="431.5483" calcext:value-type="float">
            <text:p>431.5483</text:p>
          </table:table-cell>
          <table:table-cell office:value-type="float" office:value="1906.323" calcext:value-type="float">
            <text:p>1906.323</text:p>
          </table:table-cell>
          <table:table-cell office:value-type="float" office:value="2127.227" calcext:value-type="float">
            <text:p>2127.227</text:p>
          </table:table-cell>
          <table:table-cell office:value-type="float" office:value="1688.371" calcext:value-type="float">
            <text:p>1688.371</text:p>
          </table:table-cell>
          <table:table-cell office:value-type="float" office:value="587.1155" calcext:value-type="float">
            <text:p>587.1155</text:p>
          </table:table-cell>
          <table:table-cell office:value-type="float" office:value="571.5045" calcext:value-type="float">
            <text:p>571.5045</text:p>
          </table:table-cell>
          <table:table-cell office:value-type="float" office:value="142.9115" calcext:value-type="float">
            <text:p>142.9115</text:p>
          </table:table-cell>
          <table:table-cell office:value-type="float" office:value="35.72421" calcext:value-type="float">
            <text:p>35.72421</text:p>
          </table:table-cell>
          <table:table-cell office:value-type="float" office:value="0" calcext:value-type="float">
            <text:p>0</text:p>
          </table:table-cell>
          <table:table-cell office:value-type="float" office:value="-0.04039404" calcext:value-type="float">
            <text:p>-0.040394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5.5271" calcext:value-type="float">
            <text:p>-305.5271</text:p>
          </table:table-cell>
          <table:table-cell office:value-type="float" office:value="0" calcext:value-type="float">
            <text:p>0</text:p>
          </table:table-cell>
          <table:table-cell office:value-type="float" office:value="6.205303" calcext:value-type="float">
            <text:p>6.205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1" calcext:value-type="float">
            <text:p>8052001</text:p>
          </table:table-cell>
          <table:table-cell office:value-type="float" office:value="293.6778" calcext:value-type="float">
            <text:p>293.6778</text:p>
          </table:table-cell>
          <table:table-cell office:value-type="float" office:value="13321.78" calcext:value-type="float">
            <text:p>13321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1.8126" calcext:value-type="float">
            <text:p>-301.8126</text:p>
          </table:table-cell>
          <table:table-cell office:value-type="float" office:value="815.5961" calcext:value-type="float">
            <text:p>815.5961</text:p>
          </table:table-cell>
          <table:table-cell office:value-type="float" office:value="0" calcext:value-type="float">
            <text:p>0</text:p>
          </table:table-cell>
          <table:table-cell office:value-type="float" office:value="199.1472" calcext:value-type="float">
            <text:p>199.1472</text:p>
          </table:table-cell>
          <table:table-cell office:value-type="float" office:value="43.10911" calcext:value-type="float">
            <text:p>43.10911</text:p>
          </table:table-cell>
          <table:table-cell office:value-type="float" office:value="0.03185204" calcext:value-type="float">
            <text:p>0.03185204</text:p>
          </table:table-cell>
          <table:table-cell office:value-type="float" office:value="0.945287" calcext:value-type="float">
            <text:p>0.945287</text:p>
          </table:table-cell>
          <table:table-cell office:value-type="float" office:value="0.04087067" calcext:value-type="float">
            <text:p>0.04087067</text:p>
          </table:table-cell>
          <table:table-cell office:value-type="float" office:value="0.01119793" calcext:value-type="float">
            <text:p>0.01119793</text:p>
          </table:table-cell>
          <table:table-cell office:value-type="float" office:value="0.2546342" calcext:value-type="float">
            <text:p>0.2546342</text:p>
          </table:table-cell>
          <table:table-cell office:value-type="float" office:value="370" calcext:value-type="float">
            <text:p>370</text:p>
          </table:table-cell>
          <table:table-cell office:value-type="float" office:value="-303.0327" calcext:value-type="float">
            <text:p>-303.0327</text:p>
          </table:table-cell>
          <table:table-cell office:value-type="float" office:value="0" calcext:value-type="float">
            <text:p>0</text:p>
          </table:table-cell>
          <table:table-cell office:value-type="float" office:value="309.5042" calcext:value-type="float">
            <text:p>309.5042</text:p>
          </table:table-cell>
          <table:table-cell office:value-type="float" office:value="1109.54" calcext:value-type="float">
            <text:p>1109.54</text:p>
          </table:table-cell>
          <table:table-cell office:value-type="float" office:value="1387.76" calcext:value-type="float">
            <text:p>1387.76</text:p>
          </table:table-cell>
          <table:table-cell office:value-type="float" office:value="1356.654" calcext:value-type="float">
            <text:p>1356.654</text:p>
          </table:table-cell>
          <table:table-cell office:value-type="float" office:value="818.5112" calcext:value-type="float">
            <text:p>818.5112</text:p>
          </table:table-cell>
          <table:table-cell office:value-type="float" office:value="1100.065" calcext:value-type="float">
            <text:p>1100.065</text:p>
          </table:table-cell>
          <table:table-cell office:value-type="float" office:value="431.4701" calcext:value-type="float">
            <text:p>431.4701</text:p>
          </table:table-cell>
          <table:table-cell office:value-type="float" office:value="1906.17" calcext:value-type="float">
            <text:p>1906.17</text:p>
          </table:table-cell>
          <table:table-cell office:value-type="float" office:value="2127.114" calcext:value-type="float">
            <text:p>2127.114</text:p>
          </table:table-cell>
          <table:table-cell office:value-type="float" office:value="1688.319" calcext:value-type="float">
            <text:p>1688.319</text:p>
          </table:table-cell>
          <table:table-cell office:value-type="float" office:value="587.1047" calcext:value-type="float">
            <text:p>587.1047</text:p>
          </table:table-cell>
          <table:table-cell office:value-type="float" office:value="571.502" calcext:value-type="float">
            <text:p>571.502</text:p>
          </table:table-cell>
          <table:table-cell office:value-type="float" office:value="142.9119" calcext:value-type="float">
            <text:p>142.9119</text:p>
          </table:table-cell>
          <table:table-cell office:value-type="float" office:value="35.72413" calcext:value-type="float">
            <text:p>35.72413</text:p>
          </table:table-cell>
          <table:table-cell office:value-type="float" office:value="0" calcext:value-type="float">
            <text:p>0</text:p>
          </table:table-cell>
          <table:table-cell office:value-type="float" office:value="-0.04060713" calcext:value-type="float">
            <text:p>-0.040607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7.9205" calcext:value-type="float">
            <text:p>-307.9205</text:p>
          </table:table-cell>
          <table:table-cell office:value-type="float" office:value="0" calcext:value-type="float">
            <text:p>0</text:p>
          </table:table-cell>
          <table:table-cell office:value-type="float" office:value="6.155403" calcext:value-type="float">
            <text:p>6.155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1" calcext:value-type="float">
            <text:p>9052001</text:p>
          </table:table-cell>
          <table:table-cell office:value-type="float" office:value="291.865" calcext:value-type="float">
            <text:p>291.865</text:p>
          </table:table-cell>
          <table:table-cell office:value-type="float" office:value="13320.7" calcext:value-type="float">
            <text:p>1332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4.347" calcext:value-type="float">
            <text:p>-304.347</text:p>
          </table:table-cell>
          <table:table-cell office:value-type="float" office:value="824.8985" calcext:value-type="float">
            <text:p>824.8985</text:p>
          </table:table-cell>
          <table:table-cell office:value-type="float" office:value="0" calcext:value-type="float">
            <text:p>0</text:p>
          </table:table-cell>
          <table:table-cell office:value-type="float" office:value="197.5581" calcext:value-type="float">
            <text:p>197.5581</text:p>
          </table:table-cell>
          <table:table-cell office:value-type="float" office:value="42.85008" calcext:value-type="float">
            <text:p>42.85008</text:p>
          </table:table-cell>
          <table:table-cell office:value-type="float" office:value="0.03202515" calcext:value-type="float">
            <text:p>0.03202515</text:p>
          </table:table-cell>
          <table:table-cell office:value-type="float" office:value="0.945287" calcext:value-type="float">
            <text:p>0.945287</text:p>
          </table:table-cell>
          <table:table-cell office:value-type="float" office:value="0.04305055" calcext:value-type="float">
            <text:p>0.04305055</text:p>
          </table:table-cell>
          <table:table-cell office:value-type="float" office:value="0.01119793" calcext:value-type="float">
            <text:p>0.01119793</text:p>
          </table:table-cell>
          <table:table-cell office:value-type="float" office:value="0.3135515" calcext:value-type="float">
            <text:p>0.3135515</text:p>
          </table:table-cell>
          <table:table-cell office:value-type="float" office:value="370" calcext:value-type="float">
            <text:p>370</text:p>
          </table:table-cell>
          <table:table-cell office:value-type="float" office:value="-305.6281" calcext:value-type="float">
            <text:p>-305.6281</text:p>
          </table:table-cell>
          <table:table-cell office:value-type="float" office:value="0" calcext:value-type="float">
            <text:p>0</text:p>
          </table:table-cell>
          <table:table-cell office:value-type="float" office:value="309.7049" calcext:value-type="float">
            <text:p>309.7049</text:p>
          </table:table-cell>
          <table:table-cell office:value-type="float" office:value="1108.78" calcext:value-type="float">
            <text:p>1108.78</text:p>
          </table:table-cell>
          <table:table-cell office:value-type="float" office:value="1387.005" calcext:value-type="float">
            <text:p>1387.005</text:p>
          </table:table-cell>
          <table:table-cell office:value-type="float" office:value="1356.241" calcext:value-type="float">
            <text:p>1356.241</text:p>
          </table:table-cell>
          <table:table-cell office:value-type="float" office:value="818.2681" calcext:value-type="float">
            <text:p>818.2681</text:p>
          </table:table-cell>
          <table:table-cell office:value-type="float" office:value="1099.833" calcext:value-type="float">
            <text:p>1099.833</text:p>
          </table:table-cell>
          <table:table-cell office:value-type="float" office:value="431.3853" calcext:value-type="float">
            <text:p>431.3853</text:p>
          </table:table-cell>
          <table:table-cell office:value-type="float" office:value="1906" calcext:value-type="float">
            <text:p>1906</text:p>
          </table:table-cell>
          <table:table-cell office:value-type="float" office:value="2127.002" calcext:value-type="float">
            <text:p>2127.002</text:p>
          </table:table-cell>
          <table:table-cell office:value-type="float" office:value="1688.267" calcext:value-type="float">
            <text:p>1688.267</text:p>
          </table:table-cell>
          <table:table-cell office:value-type="float" office:value="587.094" calcext:value-type="float">
            <text:p>587.094</text:p>
          </table:table-cell>
          <table:table-cell office:value-type="float" office:value="571.4996" calcext:value-type="float">
            <text:p>571.4996</text:p>
          </table:table-cell>
          <table:table-cell office:value-type="float" office:value="142.9119" calcext:value-type="float">
            <text:p>142.9119</text:p>
          </table:table-cell>
          <table:table-cell office:value-type="float" office:value="35.72406" calcext:value-type="float">
            <text:p>35.72406</text:p>
          </table:table-cell>
          <table:table-cell office:value-type="float" office:value="0" calcext:value-type="float">
            <text:p>0</text:p>
          </table:table-cell>
          <table:table-cell office:value-type="float" office:value="-0.04093603" calcext:value-type="float">
            <text:p>-0.040936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0.6541" calcext:value-type="float">
            <text:p>-310.6541</text:p>
          </table:table-cell>
          <table:table-cell office:value-type="float" office:value="0" calcext:value-type="float">
            <text:p>0</text:p>
          </table:table-cell>
          <table:table-cell office:value-type="float" office:value="6.297717" calcext:value-type="float">
            <text:p>6.297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1" calcext:value-type="float">
            <text:p>10052001</text:p>
          </table:table-cell>
          <table:table-cell office:value-type="float" office:value="290.1374" calcext:value-type="float">
            <text:p>290.1374</text:p>
          </table:table-cell>
          <table:table-cell office:value-type="float" office:value="13319.58" calcext:value-type="float">
            <text:p>13319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6.9073" calcext:value-type="float">
            <text:p>-306.9073</text:p>
          </table:table-cell>
          <table:table-cell office:value-type="float" office:value="835.1377" calcext:value-type="float">
            <text:p>835.1377</text:p>
          </table:table-cell>
          <table:table-cell office:value-type="float" office:value="0" calcext:value-type="float">
            <text:p>0</text:p>
          </table:table-cell>
          <table:table-cell office:value-type="float" office:value="196.3724" calcext:value-type="float">
            <text:p>196.3724</text:p>
          </table:table-cell>
          <table:table-cell office:value-type="float" office:value="12.83941" calcext:value-type="float">
            <text:p>12.83941</text:p>
          </table:table-cell>
          <table:table-cell office:value-type="float" office:value="0.03216322" calcext:value-type="float">
            <text:p>0.03216322</text:p>
          </table:table-cell>
          <table:table-cell office:value-type="float" office:value="0.945287" calcext:value-type="float">
            <text:p>0.945287</text:p>
          </table:table-cell>
          <table:table-cell office:value-type="float" office:value="0.04425972" calcext:value-type="float">
            <text:p>0.04425972</text:p>
          </table:table-cell>
          <table:table-cell office:value-type="float" office:value="0.01119793" calcext:value-type="float">
            <text:p>0.01119793</text:p>
          </table:table-cell>
          <table:table-cell office:value-type="float" office:value="0.3558401" calcext:value-type="float">
            <text:p>0.3558401</text:p>
          </table:table-cell>
          <table:table-cell office:value-type="float" office:value="370" calcext:value-type="float">
            <text:p>370</text:p>
          </table:table-cell>
          <table:table-cell office:value-type="float" office:value="-308.2317" calcext:value-type="float">
            <text:p>-308.2317</text:p>
          </table:table-cell>
          <table:table-cell office:value-type="float" office:value="0" calcext:value-type="float">
            <text:p>0</text:p>
          </table:table-cell>
          <table:table-cell office:value-type="float" office:value="297.5143" calcext:value-type="float">
            <text:p>297.5143</text:p>
          </table:table-cell>
          <table:table-cell office:value-type="float" office:value="1150.283" calcext:value-type="float">
            <text:p>1150.283</text:p>
          </table:table-cell>
          <table:table-cell office:value-type="float" office:value="1386.252" calcext:value-type="float">
            <text:p>1386.252</text:p>
          </table:table-cell>
          <table:table-cell office:value-type="float" office:value="1355.811" calcext:value-type="float">
            <text:p>1355.811</text:p>
          </table:table-cell>
          <table:table-cell office:value-type="float" office:value="818.0074" calcext:value-type="float">
            <text:p>818.0074</text:p>
          </table:table-cell>
          <table:table-cell office:value-type="float" office:value="1099.575" calcext:value-type="float">
            <text:p>1099.575</text:p>
          </table:table-cell>
          <table:table-cell office:value-type="float" office:value="431.2928" calcext:value-type="float">
            <text:p>431.2928</text:p>
          </table:table-cell>
          <table:table-cell office:value-type="float" office:value="1905.824" calcext:value-type="float">
            <text:p>1905.824</text:p>
          </table:table-cell>
          <table:table-cell office:value-type="float" office:value="2126.889" calcext:value-type="float">
            <text:p>2126.889</text:p>
          </table:table-cell>
          <table:table-cell office:value-type="float" office:value="1688.216" calcext:value-type="float">
            <text:p>1688.216</text:p>
          </table:table-cell>
          <table:table-cell office:value-type="float" office:value="587.0834" calcext:value-type="float">
            <text:p>587.0834</text:p>
          </table:table-cell>
          <table:table-cell office:value-type="float" office:value="571.4973" calcext:value-type="float">
            <text:p>571.4973</text:p>
          </table:table-cell>
          <table:table-cell office:value-type="float" office:value="142.9117" calcext:value-type="float">
            <text:p>142.9117</text:p>
          </table:table-cell>
          <table:table-cell office:value-type="float" office:value="35.72398" calcext:value-type="float">
            <text:p>35.72398</text:p>
          </table:table-cell>
          <table:table-cell office:value-type="float" office:value="0" calcext:value-type="float">
            <text:p>0</text:p>
          </table:table-cell>
          <table:table-cell office:value-type="float" office:value="-0.04123048" calcext:value-type="float">
            <text:p>-0.041230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3.3588" calcext:value-type="float">
            <text:p>-313.3588</text:p>
          </table:table-cell>
          <table:table-cell office:value-type="float" office:value="0" calcext:value-type="float">
            <text:p>0</text:p>
          </table:table-cell>
          <table:table-cell office:value-type="float" office:value="6.402292" calcext:value-type="float">
            <text:p>6.402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1" calcext:value-type="float">
            <text:p>11052001</text:p>
          </table:table-cell>
          <table:table-cell office:value-type="float" office:value="288.2996" calcext:value-type="float">
            <text:p>288.2996</text:p>
          </table:table-cell>
          <table:table-cell office:value-type="float" office:value="13318.46" calcext:value-type="float">
            <text:p>13318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9.5539" calcext:value-type="float">
            <text:p>-309.5539</text:p>
          </table:table-cell>
          <table:table-cell office:value-type="float" office:value="846.5424" calcext:value-type="float">
            <text:p>846.5424</text:p>
          </table:table-cell>
          <table:table-cell office:value-type="float" office:value="0" calcext:value-type="float">
            <text:p>0</text:p>
          </table:table-cell>
          <table:table-cell office:value-type="float" office:value="195.1109" calcext:value-type="float">
            <text:p>195.1109</text:p>
          </table:table-cell>
          <table:table-cell office:value-type="float" office:value="12.83" calcext:value-type="float">
            <text:p>12.83</text:p>
          </table:table-cell>
          <table:table-cell office:value-type="float" office:value="0.03232033" calcext:value-type="float">
            <text:p>0.03232033</text:p>
          </table:table-cell>
          <table:table-cell office:value-type="float" office:value="0.945287" calcext:value-type="float">
            <text:p>0.945287</text:p>
          </table:table-cell>
          <table:table-cell office:value-type="float" office:value="0.04498129" calcext:value-type="float">
            <text:p>0.04498129</text:p>
          </table:table-cell>
          <table:table-cell office:value-type="float" office:value="0.01119793" calcext:value-type="float">
            <text:p>0.01119793</text:p>
          </table:table-cell>
          <table:table-cell office:value-type="float" office:value="0.3862067" calcext:value-type="float">
            <text:p>0.3862067</text:p>
          </table:table-cell>
          <table:table-cell office:value-type="float" office:value="370" calcext:value-type="float">
            <text:p>370</text:p>
          </table:table-cell>
          <table:table-cell office:value-type="float" office:value="-310.9092" calcext:value-type="float">
            <text:p>-310.9092</text:p>
          </table:table-cell>
          <table:table-cell office:value-type="float" office:value="0" calcext:value-type="float">
            <text:p>0</text:p>
          </table:table-cell>
          <table:table-cell office:value-type="float" office:value="297.5819" calcext:value-type="float">
            <text:p>297.5819</text:p>
          </table:table-cell>
          <table:table-cell office:value-type="float" office:value="1149.433" calcext:value-type="float">
            <text:p>1149.433</text:p>
          </table:table-cell>
          <table:table-cell office:value-type="float" office:value="1385.489" calcext:value-type="float">
            <text:p>1385.489</text:p>
          </table:table-cell>
          <table:table-cell office:value-type="float" office:value="1355.375" calcext:value-type="float">
            <text:p>1355.375</text:p>
          </table:table-cell>
          <table:table-cell office:value-type="float" office:value="817.7448" calcext:value-type="float">
            <text:p>817.7448</text:p>
          </table:table-cell>
          <table:table-cell office:value-type="float" office:value="1099.318" calcext:value-type="float">
            <text:p>1099.318</text:p>
          </table:table-cell>
          <table:table-cell office:value-type="float" office:value="431.1981" calcext:value-type="float">
            <text:p>431.1981</text:p>
          </table:table-cell>
          <table:table-cell office:value-type="float" office:value="1905.642" calcext:value-type="float">
            <text:p>1905.642</text:p>
          </table:table-cell>
          <table:table-cell office:value-type="float" office:value="2126.776" calcext:value-type="float">
            <text:p>2126.776</text:p>
          </table:table-cell>
          <table:table-cell office:value-type="float" office:value="1688.165" calcext:value-type="float">
            <text:p>1688.165</text:p>
          </table:table-cell>
          <table:table-cell office:value-type="float" office:value="587.073" calcext:value-type="float">
            <text:p>587.073</text:p>
          </table:table-cell>
          <table:table-cell office:value-type="float" office:value="571.4951" calcext:value-type="float">
            <text:p>571.4951</text:p>
          </table:table-cell>
          <table:table-cell office:value-type="float" office:value="142.9115" calcext:value-type="float">
            <text:p>142.9115</text:p>
          </table:table-cell>
          <table:table-cell office:value-type="float" office:value="35.72391" calcext:value-type="float">
            <text:p>35.72391</text:p>
          </table:table-cell>
          <table:table-cell office:value-type="float" office:value="0" calcext:value-type="float">
            <text:p>0</text:p>
          </table:table-cell>
          <table:table-cell office:value-type="float" office:value="-0.04155754" calcext:value-type="float">
            <text:p>-0.041557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6.1807" calcext:value-type="float">
            <text:p>-316.1807</text:p>
          </table:table-cell>
          <table:table-cell office:value-type="float" office:value="0" calcext:value-type="float">
            <text:p>0</text:p>
          </table:table-cell>
          <table:table-cell office:value-type="float" office:value="6.550128" calcext:value-type="float">
            <text:p>6.550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1" calcext:value-type="float">
            <text:p>12052001</text:p>
          </table:table-cell>
          <table:table-cell office:value-type="float" office:value="286.6838" calcext:value-type="float">
            <text:p>286.6838</text:p>
          </table:table-cell>
          <table:table-cell office:value-type="float" office:value="13317.42" calcext:value-type="float">
            <text:p>13317.42</text:p>
          </table:table-cell>
          <table:table-cell office:value-type="float" office:value="0" calcext:value-type="float">
            <text:p>0</text:p>
          </table:table-cell>
          <table:table-cell office:value-type="float" office:value="0.0003320998" calcext:value-type="float">
            <text:p>0.0003320998</text:p>
          </table:table-cell>
          <table:table-cell office:value-type="float" office:value="-311.9571" calcext:value-type="float">
            <text:p>-311.9571</text:p>
          </table:table-cell>
          <table:table-cell office:value-type="float" office:value="854.6919" calcext:value-type="float">
            <text:p>854.6919</text:p>
          </table:table-cell>
          <table:table-cell office:value-type="float" office:value="-0.001700449" calcext:value-type="float">
            <text:p>-0.001700449</text:p>
          </table:table-cell>
          <table:table-cell office:value-type="float" office:value="194.1118" calcext:value-type="float">
            <text:p>194.1118</text:p>
          </table:table-cell>
          <table:table-cell office:value-type="float" office:value="12.82555" calcext:value-type="float">
            <text:p>12.82555</text:p>
          </table:table-cell>
          <table:table-cell office:value-type="float" office:value="0.03257221" calcext:value-type="float">
            <text:p>0.03257221</text:p>
          </table:table-cell>
          <table:table-cell office:value-type="float" office:value="0.945287" calcext:value-type="float">
            <text:p>0.945287</text:p>
          </table:table-cell>
          <table:table-cell office:value-type="float" office:value="0.04544518" calcext:value-type="float">
            <text:p>0.04544518</text:p>
          </table:table-cell>
          <table:table-cell office:value-type="float" office:value="0.01119793" calcext:value-type="float">
            <text:p>0.01119793</text:p>
          </table:table-cell>
          <table:table-cell office:value-type="float" office:value="0.4084858" calcext:value-type="float">
            <text:p>0.4084858</text:p>
          </table:table-cell>
          <table:table-cell office:value-type="float" office:value="370" calcext:value-type="float">
            <text:p>370</text:p>
          </table:table-cell>
          <table:table-cell office:value-type="float" office:value="-313.3395" calcext:value-type="float">
            <text:p>-313.3395</text:p>
          </table:table-cell>
          <table:table-cell office:value-type="float" office:value="0" calcext:value-type="float">
            <text:p>0</text:p>
          </table:table-cell>
          <table:table-cell office:value-type="float" office:value="297.6517" calcext:value-type="float">
            <text:p>297.6517</text:p>
          </table:table-cell>
          <table:table-cell office:value-type="float" office:value="1148.709" calcext:value-type="float">
            <text:p>1148.709</text:p>
          </table:table-cell>
          <table:table-cell office:value-type="float" office:value="1384.843" calcext:value-type="float">
            <text:p>1384.843</text:p>
          </table:table-cell>
          <table:table-cell office:value-type="float" office:value="1354.981" calcext:value-type="float">
            <text:p>1354.981</text:p>
          </table:table-cell>
          <table:table-cell office:value-type="float" office:value="817.5005" calcext:value-type="float">
            <text:p>817.5005</text:p>
          </table:table-cell>
          <table:table-cell office:value-type="float" office:value="1099.067" calcext:value-type="float">
            <text:p>1099.067</text:p>
          </table:table-cell>
          <table:table-cell office:value-type="float" office:value="431.103" calcext:value-type="float">
            <text:p>431.103</text:p>
          </table:table-cell>
          <table:table-cell office:value-type="float" office:value="1905.455" calcext:value-type="float">
            <text:p>1905.455</text:p>
          </table:table-cell>
          <table:table-cell office:value-type="float" office:value="2126.661" calcext:value-type="float">
            <text:p>2126.661</text:p>
          </table:table-cell>
          <table:table-cell office:value-type="float" office:value="1688.114" calcext:value-type="float">
            <text:p>1688.114</text:p>
          </table:table-cell>
          <table:table-cell office:value-type="float" office:value="587.0625" calcext:value-type="float">
            <text:p>587.0625</text:p>
          </table:table-cell>
          <table:table-cell office:value-type="float" office:value="571.4929" calcext:value-type="float">
            <text:p>571.4929</text:p>
          </table:table-cell>
          <table:table-cell office:value-type="float" office:value="142.9112" calcext:value-type="float">
            <text:p>142.9112</text:p>
          </table:table-cell>
          <table:table-cell office:value-type="float" office:value="35.72383" calcext:value-type="float">
            <text:p>35.72383</text:p>
          </table:table-cell>
          <table:table-cell office:value-type="float" office:value="0" calcext:value-type="float">
            <text:p>0</text:p>
          </table:table-cell>
          <table:table-cell office:value-type="float" office:value="-0.0417705" calcext:value-type="float">
            <text:p>-0.0417705</text:p>
          </table:table-cell>
          <table:table-cell office:value-type="float" office:value="0" calcext:value-type="float">
            <text:p>0</text:p>
          </table:table-cell>
          <table:table-cell office:value-type="float" office:value="0.004852689" calcext:value-type="float">
            <text:p>0.004852689</text:p>
          </table:table-cell>
          <table:table-cell office:value-type="float" office:value="0.001990631" calcext:value-type="float">
            <text:p>0.001990631</text:p>
          </table:table-cell>
          <table:table-cell office:value-type="float" office:value="-0.008352286" calcext:value-type="float">
            <text:p>-0.008352286</text:p>
          </table:table-cell>
          <table:table-cell office:value-type="float" office:value="-0.006361655" calcext:value-type="float">
            <text:p>-0.006361655</text:p>
          </table:table-cell>
          <table:table-cell office:value-type="float" office:value="-318.7024" calcext:value-type="float">
            <text:p>-318.7024</text:p>
          </table:table-cell>
          <table:table-cell office:value-type="float" office:value="0" calcext:value-type="float">
            <text:p>0</text:p>
          </table:table-cell>
          <table:table-cell office:value-type="float" office:value="6.651528" calcext:value-type="float">
            <text:p>6.651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1" calcext:value-type="float">
            <text:p>13052001</text:p>
          </table:table-cell>
          <table:table-cell office:value-type="float" office:value="284.8098" calcext:value-type="float">
            <text:p>284.8098</text:p>
          </table:table-cell>
          <table:table-cell office:value-type="float" office:value="13316.25" calcext:value-type="float">
            <text:p>13316.25</text:p>
          </table:table-cell>
          <table:table-cell office:value-type="float" office:value="0" calcext:value-type="float">
            <text:p>0</text:p>
          </table:table-cell>
          <table:table-cell office:value-type="float" office:value="0.00067346" calcext:value-type="float">
            <text:p>0.00067346</text:p>
          </table:table-cell>
          <table:table-cell office:value-type="float" office:value="-314.6667" calcext:value-type="float">
            <text:p>-314.6667</text:p>
          </table:table-cell>
          <table:table-cell office:value-type="float" office:value="863.6377" calcext:value-type="float">
            <text:p>863.6377</text:p>
          </table:table-cell>
          <table:table-cell office:value-type="float" office:value="-0.005416618" calcext:value-type="float">
            <text:p>-0.005416618</text:p>
          </table:table-cell>
          <table:table-cell office:value-type="float" office:value="192.8209" calcext:value-type="float">
            <text:p>192.8209</text:p>
          </table:table-cell>
          <table:table-cell office:value-type="float" office:value="12.82038" calcext:value-type="float">
            <text:p>12.82038</text:p>
          </table:table-cell>
          <table:table-cell office:value-type="float" office:value="0.0326635" calcext:value-type="float">
            <text:p>0.0326635</text:p>
          </table:table-cell>
          <table:table-cell office:value-type="float" office:value="0.945287" calcext:value-type="float">
            <text:p>0.945287</text:p>
          </table:table-cell>
          <table:table-cell office:value-type="float" office:value="0.04575502" calcext:value-type="float">
            <text:p>0.04575502</text:p>
          </table:table-cell>
          <table:table-cell office:value-type="float" office:value="0.01119793" calcext:value-type="float">
            <text:p>0.01119793</text:p>
          </table:table-cell>
          <table:table-cell office:value-type="float" office:value="0.4252983" calcext:value-type="float">
            <text:p>0.4252983</text:p>
          </table:table-cell>
          <table:table-cell office:value-type="float" office:value="370" calcext:value-type="float">
            <text:p>370</text:p>
          </table:table-cell>
          <table:table-cell office:value-type="float" office:value="-316.0724" calcext:value-type="float">
            <text:p>-316.0724</text:p>
          </table:table-cell>
          <table:table-cell office:value-type="float" office:value="0" calcext:value-type="float">
            <text:p>0</text:p>
          </table:table-cell>
          <table:table-cell office:value-type="float" office:value="297.7424" calcext:value-type="float">
            <text:p>297.7424</text:p>
          </table:table-cell>
          <table:table-cell office:value-type="float" office:value="1147.793" calcext:value-type="float">
            <text:p>1147.793</text:p>
          </table:table-cell>
          <table:table-cell office:value-type="float" office:value="1384.052" calcext:value-type="float">
            <text:p>1384.052</text:p>
          </table:table-cell>
          <table:table-cell office:value-type="float" office:value="1354.531" calcext:value-type="float">
            <text:p>1354.531</text:p>
          </table:table-cell>
          <table:table-cell office:value-type="float" office:value="817.2459" calcext:value-type="float">
            <text:p>817.2459</text:p>
          </table:table-cell>
          <table:table-cell office:value-type="float" office:value="1098.813" calcext:value-type="float">
            <text:p>1098.813</text:p>
          </table:table-cell>
          <table:table-cell office:value-type="float" office:value="431.0081" calcext:value-type="float">
            <text:p>431.0081</text:p>
          </table:table-cell>
          <table:table-cell office:value-type="float" office:value="1905.267" calcext:value-type="float">
            <text:p>1905.267</text:p>
          </table:table-cell>
          <table:table-cell office:value-type="float" office:value="2126.546" calcext:value-type="float">
            <text:p>2126.546</text:p>
          </table:table-cell>
          <table:table-cell office:value-type="float" office:value="1688.062" calcext:value-type="float">
            <text:p>1688.062</text:p>
          </table:table-cell>
          <table:table-cell office:value-type="float" office:value="587.0521" calcext:value-type="float">
            <text:p>587.0521</text:p>
          </table:table-cell>
          <table:table-cell office:value-type="float" office:value="571.4907" calcext:value-type="float">
            <text:p>571.4907</text:p>
          </table:table-cell>
          <table:table-cell office:value-type="float" office:value="142.9109" calcext:value-type="float">
            <text:p>142.9109</text:p>
          </table:table-cell>
          <table:table-cell office:value-type="float" office:value="35.72375" calcext:value-type="float">
            <text:p>35.72375</text:p>
          </table:table-cell>
          <table:table-cell office:value-type="float" office:value="0" calcext:value-type="float">
            <text:p>0</text:p>
          </table:table-cell>
          <table:table-cell office:value-type="float" office:value="-0.04218476" calcext:value-type="float">
            <text:p>-0.04218476</text:p>
          </table:table-cell>
          <table:table-cell office:value-type="float" office:value="0" calcext:value-type="float">
            <text:p>0</text:p>
          </table:table-cell>
          <table:table-cell office:value-type="float" office:value="0.01430702" calcext:value-type="float">
            <text:p>0.01430702</text:p>
          </table:table-cell>
          <table:table-cell office:value-type="float" office:value="0.02713397" calcext:value-type="float">
            <text:p>0.02713397</text:p>
          </table:table-cell>
          <table:table-cell office:value-type="float" office:value="-0.04342983" calcext:value-type="float">
            <text:p>-0.04342983</text:p>
          </table:table-cell>
          <table:table-cell office:value-type="float" office:value="-0.01629586" calcext:value-type="float">
            <text:p>-0.01629586</text:p>
          </table:table-cell>
          <table:table-cell office:value-type="float" office:value="-321.6064" calcext:value-type="float">
            <text:p>-321.6064</text:p>
          </table:table-cell>
          <table:table-cell office:value-type="float" office:value="0" calcext:value-type="float">
            <text:p>0</text:p>
          </table:table-cell>
          <table:table-cell office:value-type="float" office:value="6.832952" calcext:value-type="float">
            <text:p>6.832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1" calcext:value-type="float">
            <text:p>14052001</text:p>
          </table:table-cell>
          <table:table-cell office:value-type="float" office:value="282.6185" calcext:value-type="float">
            <text:p>282.6185</text:p>
          </table:table-cell>
          <table:table-cell office:value-type="float" office:value="13314.9" calcext:value-type="float">
            <text:p>13314.9</text:p>
          </table:table-cell>
          <table:table-cell office:value-type="float" office:value="0" calcext:value-type="float">
            <text:p>0</text:p>
          </table:table-cell>
          <table:table-cell office:value-type="float" office:value="0.001022279" calcext:value-type="float">
            <text:p>0.001022279</text:p>
          </table:table-cell>
          <table:table-cell office:value-type="float" office:value="-317.8679" calcext:value-type="float">
            <text:p>-317.8679</text:p>
          </table:table-cell>
          <table:table-cell office:value-type="float" office:value="874.2856" calcext:value-type="float">
            <text:p>874.2856</text:p>
          </table:table-cell>
          <table:table-cell office:value-type="float" office:value="-0.01119654" calcext:value-type="float">
            <text:p>-0.01119654</text:p>
          </table:table-cell>
          <table:table-cell office:value-type="float" office:value="191.1896" calcext:value-type="float">
            <text:p>191.1896</text:p>
          </table:table-cell>
          <table:table-cell office:value-type="float" office:value="12.81688" calcext:value-type="float">
            <text:p>12.81688</text:p>
          </table:table-cell>
          <table:table-cell office:value-type="float" office:value="0.03263335" calcext:value-type="float">
            <text:p>0.03263335</text:p>
          </table:table-cell>
          <table:table-cell office:value-type="float" office:value="0.945287" calcext:value-type="float">
            <text:p>0.945287</text:p>
          </table:table-cell>
          <table:table-cell office:value-type="float" office:value="0.04597284" calcext:value-type="float">
            <text:p>0.04597284</text:p>
          </table:table-cell>
          <table:table-cell office:value-type="float" office:value="0.01119793" calcext:value-type="float">
            <text:p>0.01119793</text:p>
          </table:table-cell>
          <table:table-cell office:value-type="float" office:value="0.4384306" calcext:value-type="float">
            <text:p>0.4384306</text:p>
          </table:table-cell>
          <table:table-cell office:value-type="float" office:value="370" calcext:value-type="float">
            <text:p>370</text:p>
          </table:table-cell>
          <table:table-cell office:value-type="float" office:value="-319.2626" calcext:value-type="float">
            <text:p>-319.2626</text:p>
          </table:table-cell>
          <table:table-cell office:value-type="float" office:value="0" calcext:value-type="float">
            <text:p>0</text:p>
          </table:table-cell>
          <table:table-cell office:value-type="float" office:value="297.8651" calcext:value-type="float">
            <text:p>297.8651</text:p>
          </table:table-cell>
          <table:table-cell office:value-type="float" office:value="1146.73" calcext:value-type="float">
            <text:p>1146.73</text:p>
          </table:table-cell>
          <table:table-cell office:value-type="float" office:value="1383.081" calcext:value-type="float">
            <text:p>1383.081</text:p>
          </table:table-cell>
          <table:table-cell office:value-type="float" office:value="1353.99" calcext:value-type="float">
            <text:p>1353.99</text:p>
          </table:table-cell>
          <table:table-cell office:value-type="float" office:value="816.9317" calcext:value-type="float">
            <text:p>816.9317</text:p>
          </table:table-cell>
          <table:table-cell office:value-type="float" office:value="1098.525" calcext:value-type="float">
            <text:p>1098.525</text:p>
          </table:table-cell>
          <table:table-cell office:value-type="float" office:value="430.9015" calcext:value-type="float">
            <text:p>430.9015</text:p>
          </table:table-cell>
          <table:table-cell office:value-type="float" office:value="1905.068" calcext:value-type="float">
            <text:p>1905.068</text:p>
          </table:table-cell>
          <table:table-cell office:value-type="float" office:value="2126.43" calcext:value-type="float">
            <text:p>2126.43</text:p>
          </table:table-cell>
          <table:table-cell office:value-type="float" office:value="1688.011" calcext:value-type="float">
            <text:p>1688.011</text:p>
          </table:table-cell>
          <table:table-cell office:value-type="float" office:value="587.0416" calcext:value-type="float">
            <text:p>587.0416</text:p>
          </table:table-cell>
          <table:table-cell office:value-type="float" office:value="571.4885" calcext:value-type="float">
            <text:p>571.4885</text:p>
          </table:table-cell>
          <table:table-cell office:value-type="float" office:value="142.9105" calcext:value-type="float">
            <text:p>142.9105</text:p>
          </table:table-cell>
          <table:table-cell office:value-type="float" office:value="35.72368" calcext:value-type="float">
            <text:p>35.72368</text:p>
          </table:table-cell>
          <table:table-cell office:value-type="float" office:value="0" calcext:value-type="float">
            <text:p>0</text:p>
          </table:table-cell>
          <table:table-cell office:value-type="float" office:value="-0.04282283" calcext:value-type="float">
            <text:p>-0.04282283</text:p>
          </table:table-cell>
          <table:table-cell office:value-type="float" office:value="0" calcext:value-type="float">
            <text:p>0</text:p>
          </table:table-cell>
          <table:table-cell office:value-type="float" office:value="0.02373276" calcext:value-type="float">
            <text:p>0.02373276</text:p>
          </table:table-cell>
          <table:table-cell office:value-type="float" office:value="0.1013563" calcext:value-type="float">
            <text:p>0.1013563</text:p>
          </table:table-cell>
          <table:table-cell office:value-type="float" office:value="-0.09904592" calcext:value-type="float">
            <text:p>-0.09904592</text:p>
          </table:table-cell>
          <table:table-cell office:value-type="float" office:value="0.002310395" calcext:value-type="float">
            <text:p>0.002310395</text:p>
          </table:table-cell>
          <table:table-cell office:value-type="float" office:value="-325.0124" calcext:value-type="float">
            <text:p>-325.0124</text:p>
          </table:table-cell>
          <table:table-cell office:value-type="float" office:value="0" calcext:value-type="float">
            <text:p>0</text:p>
          </table:table-cell>
          <table:table-cell office:value-type="float" office:value="7.028666" calcext:value-type="float">
            <text:p>7.028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1" calcext:value-type="float">
            <text:p>15052001</text:p>
          </table:table-cell>
          <table:table-cell office:value-type="float" office:value="280.2757" calcext:value-type="float">
            <text:p>280.2757</text:p>
          </table:table-cell>
          <table:table-cell office:value-type="float" office:value="13313.44" calcext:value-type="float">
            <text:p>13313.44</text:p>
          </table:table-cell>
          <table:table-cell office:value-type="float" office:value="0" calcext:value-type="float">
            <text:p>0</text:p>
          </table:table-cell>
          <table:table-cell office:value-type="float" office:value="0.001390871" calcext:value-type="float">
            <text:p>0.001390871</text:p>
          </table:table-cell>
          <table:table-cell office:value-type="float" office:value="-321.3438" calcext:value-type="float">
            <text:p>-321.3438</text:p>
          </table:table-cell>
          <table:table-cell office:value-type="float" office:value="885.7593" calcext:value-type="float">
            <text:p>885.7593</text:p>
          </table:table-cell>
          <table:table-cell office:value-type="float" office:value="-0.02012612" calcext:value-type="float">
            <text:p>-0.02012612</text:p>
          </table:table-cell>
          <table:table-cell office:value-type="float" office:value="189.6832" calcext:value-type="float">
            <text:p>189.6832</text:p>
          </table:table-cell>
          <table:table-cell office:value-type="float" office:value="12.81537" calcext:value-type="float">
            <text:p>12.81537</text:p>
          </table:table-cell>
          <table:table-cell office:value-type="float" office:value="0.03254582" calcext:value-type="float">
            <text:p>0.03254582</text:p>
          </table:table-cell>
          <table:table-cell office:value-type="float" office:value="0.945287" calcext:value-type="float">
            <text:p>0.945287</text:p>
          </table:table-cell>
          <table:table-cell office:value-type="float" office:value="0.04613746" calcext:value-type="float">
            <text:p>0.04613746</text:p>
          </table:table-cell>
          <table:table-cell office:value-type="float" office:value="0.01119793" calcext:value-type="float">
            <text:p>0.01119793</text:p>
          </table:table-cell>
          <table:table-cell office:value-type="float" office:value="0.4487977" calcext:value-type="float">
            <text:p>0.4487977</text:p>
          </table:table-cell>
          <table:table-cell office:value-type="float" office:value="370" calcext:value-type="float">
            <text:p>370</text:p>
          </table:table-cell>
          <table:table-cell office:value-type="float" office:value="-322.6765" calcext:value-type="float">
            <text:p>-322.6765</text:p>
          </table:table-cell>
          <table:table-cell office:value-type="float" office:value="0" calcext:value-type="float">
            <text:p>0</text:p>
          </table:table-cell>
          <table:table-cell office:value-type="float" office:value="298.0194" calcext:value-type="float">
            <text:p>298.0194</text:p>
          </table:table-cell>
          <table:table-cell office:value-type="float" office:value="1145.612" calcext:value-type="float">
            <text:p>1145.612</text:p>
          </table:table-cell>
          <table:table-cell office:value-type="float" office:value="1382.038" calcext:value-type="float">
            <text:p>1382.038</text:p>
          </table:table-cell>
          <table:table-cell office:value-type="float" office:value="1353.387" calcext:value-type="float">
            <text:p>1353.387</text:p>
          </table:table-cell>
          <table:table-cell office:value-type="float" office:value="816.5795" calcext:value-type="float">
            <text:p>816.5795</text:p>
          </table:table-cell>
          <table:table-cell office:value-type="float" office:value="1098.204" calcext:value-type="float">
            <text:p>1098.204</text:p>
          </table:table-cell>
          <table:table-cell office:value-type="float" office:value="430.7823" calcext:value-type="float">
            <text:p>430.7823</text:p>
          </table:table-cell>
          <table:table-cell office:value-type="float" office:value="1904.857" calcext:value-type="float">
            <text:p>1904.857</text:p>
          </table:table-cell>
          <table:table-cell office:value-type="float" office:value="2126.306" calcext:value-type="float">
            <text:p>2126.306</text:p>
          </table:table-cell>
          <table:table-cell office:value-type="float" office:value="1687.96" calcext:value-type="float">
            <text:p>1687.96</text:p>
          </table:table-cell>
          <table:table-cell office:value-type="float" office:value="587.0311" calcext:value-type="float">
            <text:p>587.0311</text:p>
          </table:table-cell>
          <table:table-cell office:value-type="float" office:value="571.4863" calcext:value-type="float">
            <text:p>571.4863</text:p>
          </table:table-cell>
          <table:table-cell office:value-type="float" office:value="142.9102" calcext:value-type="float">
            <text:p>142.9102</text:p>
          </table:table-cell>
          <table:table-cell office:value-type="float" office:value="35.7236" calcext:value-type="float">
            <text:p>35.7236</text:p>
          </table:table-cell>
          <table:table-cell office:value-type="float" office:value="0" calcext:value-type="float">
            <text:p>0</text:p>
          </table:table-cell>
          <table:table-cell office:value-type="float" office:value="-0.04357038" calcext:value-type="float">
            <text:p>-0.04357038</text:p>
          </table:table-cell>
          <table:table-cell office:value-type="float" office:value="0" calcext:value-type="float">
            <text:p>0</text:p>
          </table:table-cell>
          <table:table-cell office:value-type="float" office:value="0.03307552" calcext:value-type="float">
            <text:p>0.03307552</text:p>
          </table:table-cell>
          <table:table-cell office:value-type="float" office:value="0.2388955" calcext:value-type="float">
            <text:p>0.2388955</text:p>
          </table:table-cell>
          <table:table-cell office:value-type="float" office:value="-0.1730044" calcext:value-type="float">
            <text:p>-0.1730044</text:p>
          </table:table-cell>
          <table:table-cell office:value-type="float" office:value="0.06589106" calcext:value-type="float">
            <text:p>0.06589106</text:p>
          </table:table-cell>
          <table:table-cell office:value-type="float" office:value="-328.6753" calcext:value-type="float">
            <text:p>-328.6753</text:p>
          </table:table-cell>
          <table:table-cell office:value-type="float" office:value="0" calcext:value-type="float">
            <text:p>0</text:p>
          </table:table-cell>
          <table:table-cell office:value-type="float" office:value="7.213492" calcext:value-type="float">
            <text:p>7.213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1" calcext:value-type="float">
            <text:p>16052001</text:p>
          </table:table-cell>
          <table:table-cell office:value-type="float" office:value="277.9276" calcext:value-type="float">
            <text:p>277.9276</text:p>
          </table:table-cell>
          <table:table-cell office:value-type="float" office:value="13311.94" calcext:value-type="float">
            <text:p>13311.94</text:p>
          </table:table-cell>
          <table:table-cell office:value-type="float" office:value="0" calcext:value-type="float">
            <text:p>0</text:p>
          </table:table-cell>
          <table:table-cell office:value-type="float" office:value="0.001792535" calcext:value-type="float">
            <text:p>0.001792535</text:p>
          </table:table-cell>
          <table:table-cell office:value-type="float" office:value="-324.8766" calcext:value-type="float">
            <text:p>-324.8766</text:p>
          </table:table-cell>
          <table:table-cell office:value-type="float" office:value="897.1721" calcext:value-type="float">
            <text:p>897.1721</text:p>
          </table:table-cell>
          <table:table-cell office:value-type="float" office:value="-0.03133802" calcext:value-type="float">
            <text:p>-0.03133802</text:p>
          </table:table-cell>
          <table:table-cell office:value-type="float" office:value="188.1551" calcext:value-type="float">
            <text:p>188.1551</text:p>
          </table:table-cell>
          <table:table-cell office:value-type="float" office:value="12.81457" calcext:value-type="float">
            <text:p>12.81457</text:p>
          </table:table-cell>
          <table:table-cell office:value-type="float" office:value="0.03245753" calcext:value-type="float">
            <text:p>0.03245753</text:p>
          </table:table-cell>
          <table:table-cell office:value-type="float" office:value="0.945287" calcext:value-type="float">
            <text:p>0.945287</text:p>
          </table:table-cell>
          <table:table-cell office:value-type="float" office:value="0.04626193" calcext:value-type="float">
            <text:p>0.04626193</text:p>
          </table:table-cell>
          <table:table-cell office:value-type="float" office:value="0.01119793" calcext:value-type="float">
            <text:p>0.01119793</text:p>
          </table:table-cell>
          <table:table-cell office:value-type="float" office:value="0.457276" calcext:value-type="float">
            <text:p>0.457276</text:p>
          </table:table-cell>
          <table:table-cell office:value-type="float" office:value="370" calcext:value-type="float">
            <text:p>370</text:p>
          </table:table-cell>
          <table:table-cell office:value-type="float" office:value="-326.0941" calcext:value-type="float">
            <text:p>-326.0941</text:p>
          </table:table-cell>
          <table:table-cell office:value-type="float" office:value="0" calcext:value-type="float">
            <text:p>0</text:p>
          </table:table-cell>
          <table:table-cell office:value-type="float" office:value="298.1836" calcext:value-type="float">
            <text:p>298.1836</text:p>
          </table:table-cell>
          <table:table-cell office:value-type="float" office:value="1144.515" calcext:value-type="float">
            <text:p>1144.515</text:p>
          </table:table-cell>
          <table:table-cell office:value-type="float" office:value="1380.997" calcext:value-type="float">
            <text:p>1380.997</text:p>
          </table:table-cell>
          <table:table-cell office:value-type="float" office:value="1352.768" calcext:value-type="float">
            <text:p>1352.768</text:p>
          </table:table-cell>
          <table:table-cell office:value-type="float" office:value="816.2128" calcext:value-type="float">
            <text:p>816.2128</text:p>
          </table:table-cell>
          <table:table-cell office:value-type="float" office:value="1097.868" calcext:value-type="float">
            <text:p>1097.868</text:p>
          </table:table-cell>
          <table:table-cell office:value-type="float" office:value="430.6557" calcext:value-type="float">
            <text:p>430.6557</text:p>
          </table:table-cell>
          <table:table-cell office:value-type="float" office:value="1904.627" calcext:value-type="float">
            <text:p>1904.627</text:p>
          </table:table-cell>
          <table:table-cell office:value-type="float" office:value="2126.174" calcext:value-type="float">
            <text:p>2126.174</text:p>
          </table:table-cell>
          <table:table-cell office:value-type="float" office:value="1687.908" calcext:value-type="float">
            <text:p>1687.908</text:p>
          </table:table-cell>
          <table:table-cell office:value-type="float" office:value="587.0206" calcext:value-type="float">
            <text:p>587.0206</text:p>
          </table:table-cell>
          <table:table-cell office:value-type="float" office:value="571.4841" calcext:value-type="float">
            <text:p>571.4841</text:p>
          </table:table-cell>
          <table:table-cell office:value-type="float" office:value="142.9099" calcext:value-type="float">
            <text:p>142.9099</text:p>
          </table:table-cell>
          <table:table-cell office:value-type="float" office:value="35.72352" calcext:value-type="float">
            <text:p>35.72352</text:p>
          </table:table-cell>
          <table:table-cell office:value-type="float" office:value="0" calcext:value-type="float">
            <text:p>0</text:p>
          </table:table-cell>
          <table:table-cell office:value-type="float" office:value="-0.04431532" calcext:value-type="float">
            <text:p>-0.04431532</text:p>
          </table:table-cell>
          <table:table-cell office:value-type="float" office:value="0" calcext:value-type="float">
            <text:p>0</text:p>
          </table:table-cell>
          <table:table-cell office:value-type="float" office:value="0.04110755" calcext:value-type="float">
            <text:p>0.04110755</text:p>
          </table:table-cell>
          <table:table-cell office:value-type="float" office:value="0.4286342" calcext:value-type="float">
            <text:p>0.4286342</text:p>
          </table:table-cell>
          <table:table-cell office:value-type="float" office:value="-0.2501163" calcext:value-type="float">
            <text:p>-0.2501163</text:p>
          </table:table-cell>
          <table:table-cell office:value-type="float" office:value="0.1785179" calcext:value-type="float">
            <text:p>0.1785179</text:p>
          </table:table-cell>
          <table:table-cell office:value-type="float" office:value="-332.3787" calcext:value-type="float">
            <text:p>-332.3787</text:p>
          </table:table-cell>
          <table:table-cell office:value-type="float" office:value="0" calcext:value-type="float">
            <text:p>0</text:p>
          </table:table-cell>
          <table:table-cell office:value-type="float" office:value="7.386344" calcext:value-type="float">
            <text:p>7.386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1" calcext:value-type="float">
            <text:p>17052001</text:p>
          </table:table-cell>
          <table:table-cell office:value-type="float" office:value="275.6926" calcext:value-type="float">
            <text:p>275.6926</text:p>
          </table:table-cell>
          <table:table-cell office:value-type="float" office:value="13310.47" calcext:value-type="float">
            <text:p>13310.47</text:p>
          </table:table-cell>
          <table:table-cell office:value-type="float" office:value="0" calcext:value-type="float">
            <text:p>0</text:p>
          </table:table-cell>
          <table:table-cell office:value-type="float" office:value="0.002233095" calcext:value-type="float">
            <text:p>0.002233095</text:p>
          </table:table-cell>
          <table:table-cell office:value-type="float" office:value="-328.2902" calcext:value-type="float">
            <text:p>-328.2902</text:p>
          </table:table-cell>
          <table:table-cell office:value-type="float" office:value="908.6303" calcext:value-type="float">
            <text:p>908.6303</text:p>
          </table:table-cell>
          <table:table-cell office:value-type="float" office:value="-0.04418567" calcext:value-type="float">
            <text:p>-0.04418567</text:p>
          </table:table-cell>
          <table:table-cell office:value-type="float" office:value="186.9824" calcext:value-type="float">
            <text:p>186.9824</text:p>
          </table:table-cell>
          <table:table-cell office:value-type="float" office:value="12.81421" calcext:value-type="float">
            <text:p>12.81421</text:p>
          </table:table-cell>
          <table:table-cell office:value-type="float" office:value="0.03242176" calcext:value-type="float">
            <text:p>0.03242176</text:p>
          </table:table-cell>
          <table:table-cell office:value-type="float" office:value="0.945287" calcext:value-type="float">
            <text:p>0.945287</text:p>
          </table:table-cell>
          <table:table-cell office:value-type="float" office:value="0.04636398" calcext:value-type="float">
            <text:p>0.04636398</text:p>
          </table:table-cell>
          <table:table-cell office:value-type="float" office:value="0.01119793" calcext:value-type="float">
            <text:p>0.01119793</text:p>
          </table:table-cell>
          <table:table-cell office:value-type="float" office:value="0.4644549" calcext:value-type="float">
            <text:p>0.4644549</text:p>
          </table:table-cell>
          <table:table-cell office:value-type="float" office:value="370" calcext:value-type="float">
            <text:p>370</text:p>
          </table:table-cell>
          <table:table-cell office:value-type="float" office:value="-329.353" calcext:value-type="float">
            <text:p>-329.353</text:p>
          </table:table-cell>
          <table:table-cell office:value-type="float" office:value="0" calcext:value-type="float">
            <text:p>0</text:p>
          </table:table-cell>
          <table:table-cell office:value-type="float" office:value="298.3497" calcext:value-type="float">
            <text:p>298.3497</text:p>
          </table:table-cell>
          <table:table-cell office:value-type="float" office:value="1143.488" calcext:value-type="float">
            <text:p>1143.488</text:p>
          </table:table-cell>
          <table:table-cell office:value-type="float" office:value="1380.02" calcext:value-type="float">
            <text:p>1380.02</text:p>
          </table:table-cell>
          <table:table-cell office:value-type="float" office:value="1352.184" calcext:value-type="float">
            <text:p>1352.184</text:p>
          </table:table-cell>
          <table:table-cell office:value-type="float" office:value="815.8455" calcext:value-type="float">
            <text:p>815.8455</text:p>
          </table:table-cell>
          <table:table-cell office:value-type="float" office:value="1097.528" calcext:value-type="float">
            <text:p>1097.528</text:p>
          </table:table-cell>
          <table:table-cell office:value-type="float" office:value="430.5252" calcext:value-type="float">
            <text:p>430.5252</text:p>
          </table:table-cell>
          <table:table-cell office:value-type="float" office:value="1904.391" calcext:value-type="float">
            <text:p>1904.391</text:p>
          </table:table-cell>
          <table:table-cell office:value-type="float" office:value="2126.04" calcext:value-type="float">
            <text:p>2126.04</text:p>
          </table:table-cell>
          <table:table-cell office:value-type="float" office:value="1687.856" calcext:value-type="float">
            <text:p>1687.856</text:p>
          </table:table-cell>
          <table:table-cell office:value-type="float" office:value="587.0101" calcext:value-type="float">
            <text:p>587.0101</text:p>
          </table:table-cell>
          <table:table-cell office:value-type="float" office:value="571.4819" calcext:value-type="float">
            <text:p>571.4819</text:p>
          </table:table-cell>
          <table:table-cell office:value-type="float" office:value="142.9096" calcext:value-type="float">
            <text:p>142.9096</text:p>
          </table:table-cell>
          <table:table-cell office:value-type="float" office:value="35.72345" calcext:value-type="float">
            <text:p>35.72345</text:p>
          </table:table-cell>
          <table:table-cell office:value-type="float" office:value="0" calcext:value-type="float">
            <text:p>0</text:p>
          </table:table-cell>
          <table:table-cell office:value-type="float" office:value="-0.04494983" calcext:value-type="float">
            <text:p>-0.04494983</text:p>
          </table:table-cell>
          <table:table-cell office:value-type="float" office:value="0" calcext:value-type="float">
            <text:p>0</text:p>
          </table:table-cell>
          <table:table-cell office:value-type="float" office:value="0.04778098" calcext:value-type="float">
            <text:p>0.04778098</text:p>
          </table:table-cell>
          <table:table-cell office:value-type="float" office:value="0.6525488" calcext:value-type="float">
            <text:p>0.6525488</text:p>
          </table:table-cell>
          <table:table-cell office:value-type="float" office:value="-0.3248419" calcext:value-type="float">
            <text:p>-0.3248419</text:p>
          </table:table-cell>
          <table:table-cell office:value-type="float" office:value="0.3277069" calcext:value-type="float">
            <text:p>0.3277069</text:p>
          </table:table-cell>
          <table:table-cell office:value-type="float" office:value="-335.9362" calcext:value-type="float">
            <text:p>-335.9362</text:p>
          </table:table-cell>
          <table:table-cell office:value-type="float" office:value="0" calcext:value-type="float">
            <text:p>0</text:p>
          </table:table-cell>
          <table:table-cell office:value-type="float" office:value="7.534647" calcext:value-type="float">
            <text:p>7.534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1" calcext:value-type="float">
            <text:p>18052001</text:p>
          </table:table-cell>
          <table:table-cell office:value-type="float" office:value="273.6175" calcext:value-type="float">
            <text:p>273.6175</text:p>
          </table:table-cell>
          <table:table-cell office:value-type="float" office:value="13309.09" calcext:value-type="float">
            <text:p>13309.09</text:p>
          </table:table-cell>
          <table:table-cell office:value-type="float" office:value="0" calcext:value-type="float">
            <text:p>0</text:p>
          </table:table-cell>
          <table:table-cell office:value-type="float" office:value="0.002717237" calcext:value-type="float">
            <text:p>0.002717237</text:p>
          </table:table-cell>
          <table:table-cell office:value-type="float" office:value="-331.4883" calcext:value-type="float">
            <text:p>-331.4883</text:p>
          </table:table-cell>
          <table:table-cell office:value-type="float" office:value="920.53" calcext:value-type="float">
            <text:p>920.53</text:p>
          </table:table-cell>
          <table:table-cell office:value-type="float" office:value="-0.05913388" calcext:value-type="float">
            <text:p>-0.05913388</text:p>
          </table:table-cell>
          <table:table-cell office:value-type="float" office:value="185.9347" calcext:value-type="float">
            <text:p>185.9347</text:p>
          </table:table-cell>
          <table:table-cell office:value-type="float" office:value="12.81399" calcext:value-type="float">
            <text:p>12.81399</text:p>
          </table:table-cell>
          <table:table-cell office:value-type="float" office:value="0.03246176" calcext:value-type="float">
            <text:p>0.03246176</text:p>
          </table:table-cell>
          <table:table-cell office:value-type="float" office:value="0.945287" calcext:value-type="float">
            <text:p>0.945287</text:p>
          </table:table-cell>
          <table:table-cell office:value-type="float" office:value="0.04644432" calcext:value-type="float">
            <text:p>0.04644432</text:p>
          </table:table-cell>
          <table:table-cell office:value-type="float" office:value="0.01119793" calcext:value-type="float">
            <text:p>0.01119793</text:p>
          </table:table-cell>
          <table:table-cell office:value-type="float" office:value="0.4704543" calcext:value-type="float">
            <text:p>0.4704543</text:p>
          </table:table-cell>
          <table:table-cell office:value-type="float" office:value="370" calcext:value-type="float">
            <text:p>370</text:p>
          </table:table-cell>
          <table:table-cell office:value-type="float" office:value="-332.3678" calcext:value-type="float">
            <text:p>-332.3678</text:p>
          </table:table-cell>
          <table:table-cell office:value-type="float" office:value="0" calcext:value-type="float">
            <text:p>0</text:p>
          </table:table-cell>
          <table:table-cell office:value-type="float" office:value="298.5071" calcext:value-type="float">
            <text:p>298.5071</text:p>
          </table:table-cell>
          <table:table-cell office:value-type="float" office:value="1142.534" calcext:value-type="float">
            <text:p>1142.534</text:p>
          </table:table-cell>
          <table:table-cell office:value-type="float" office:value="1379.13" calcext:value-type="float">
            <text:p>1379.13</text:p>
          </table:table-cell>
          <table:table-cell office:value-type="float" office:value="1351.644" calcext:value-type="float">
            <text:p>1351.644</text:p>
          </table:table-cell>
          <table:table-cell office:value-type="float" office:value="815.5062" calcext:value-type="float">
            <text:p>815.5062</text:p>
          </table:table-cell>
          <table:table-cell office:value-type="float" office:value="1097.202" calcext:value-type="float">
            <text:p>1097.202</text:p>
          </table:table-cell>
          <table:table-cell office:value-type="float" office:value="430.3987" calcext:value-type="float">
            <text:p>430.3987</text:p>
          </table:table-cell>
          <table:table-cell office:value-type="float" office:value="1904.148" calcext:value-type="float">
            <text:p>1904.148</text:p>
          </table:table-cell>
          <table:table-cell office:value-type="float" office:value="2125.905" calcext:value-type="float">
            <text:p>2125.905</text:p>
          </table:table-cell>
          <table:table-cell office:value-type="float" office:value="1687.803" calcext:value-type="float">
            <text:p>1687.803</text:p>
          </table:table-cell>
          <table:table-cell office:value-type="float" office:value="586.9994" calcext:value-type="float">
            <text:p>586.9994</text:p>
          </table:table-cell>
          <table:table-cell office:value-type="float" office:value="571.4794" calcext:value-type="float">
            <text:p>571.4794</text:p>
          </table:table-cell>
          <table:table-cell office:value-type="float" office:value="142.9093" calcext:value-type="float">
            <text:p>142.9093</text:p>
          </table:table-cell>
          <table:table-cell office:value-type="float" office:value="35.72337" calcext:value-type="float">
            <text:p>35.72337</text:p>
          </table:table-cell>
          <table:table-cell office:value-type="float" office:value="0" calcext:value-type="float">
            <text:p>0</text:p>
          </table:table-cell>
          <table:table-cell office:value-type="float" office:value="-0.04546095" calcext:value-type="float">
            <text:p>-0.04546095</text:p>
          </table:table-cell>
          <table:table-cell office:value-type="float" office:value="0" calcext:value-type="float">
            <text:p>0</text:p>
          </table:table-cell>
          <table:table-cell office:value-type="float" office:value="0.0582962" calcext:value-type="float">
            <text:p>0.0582962</text:p>
          </table:table-cell>
          <table:table-cell office:value-type="float" office:value="0.9016961" calcext:value-type="float">
            <text:p>0.9016961</text:p>
          </table:table-cell>
          <table:table-cell office:value-type="float" office:value="-0.3995731" calcext:value-type="float">
            <text:p>-0.3995731</text:p>
          </table:table-cell>
          <table:table-cell office:value-type="float" office:value="0.502123" calcext:value-type="float">
            <text:p>0.502123</text:p>
          </table:table-cell>
          <table:table-cell office:value-type="float" office:value="-339.2651" calcext:value-type="float">
            <text:p>-339.2651</text:p>
          </table:table-cell>
          <table:table-cell office:value-type="float" office:value="0" calcext:value-type="float">
            <text:p>0</text:p>
          </table:table-cell>
          <table:table-cell office:value-type="float" office:value="7.673128" calcext:value-type="float">
            <text:p>7.673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1" calcext:value-type="float">
            <text:p>19052001</text:p>
          </table:table-cell>
          <table:table-cell office:value-type="float" office:value="271.7627" calcext:value-type="float">
            <text:p>271.7627</text:p>
          </table:table-cell>
          <table:table-cell office:value-type="float" office:value="13307.83" calcext:value-type="float">
            <text:p>13307.83</text:p>
          </table:table-cell>
          <table:table-cell office:value-type="float" office:value="0" calcext:value-type="float">
            <text:p>0</text:p>
          </table:table-cell>
          <table:table-cell office:value-type="float" office:value="0.003251721" calcext:value-type="float">
            <text:p>0.003251721</text:p>
          </table:table-cell>
          <table:table-cell office:value-type="float" office:value="-334.2738" calcext:value-type="float">
            <text:p>-334.2738</text:p>
          </table:table-cell>
          <table:table-cell office:value-type="float" office:value="928.9329" calcext:value-type="float">
            <text:p>928.9329</text:p>
          </table:table-cell>
          <table:table-cell office:value-type="float" office:value="-0.07570034" calcext:value-type="float">
            <text:p>-0.07570034</text:p>
          </table:table-cell>
          <table:table-cell office:value-type="float" office:value="185.0087" calcext:value-type="float">
            <text:p>185.0087</text:p>
          </table:table-cell>
          <table:table-cell office:value-type="float" office:value="12.81036" calcext:value-type="float">
            <text:p>12.81036</text:p>
          </table:table-cell>
          <table:table-cell office:value-type="float" office:value="0.03258566" calcext:value-type="float">
            <text:p>0.03258566</text:p>
          </table:table-cell>
          <table:table-cell office:value-type="float" office:value="0.945287" calcext:value-type="float">
            <text:p>0.945287</text:p>
          </table:table-cell>
          <table:table-cell office:value-type="float" office:value="0.04654326" calcext:value-type="float">
            <text:p>0.04654326</text:p>
          </table:table-cell>
          <table:table-cell office:value-type="float" office:value="0.01119793" calcext:value-type="float">
            <text:p>0.01119793</text:p>
          </table:table-cell>
          <table:table-cell office:value-type="float" office:value="0.4771873" calcext:value-type="float">
            <text:p>0.4771873</text:p>
          </table:table-cell>
          <table:table-cell office:value-type="float" office:value="370" calcext:value-type="float">
            <text:p>370</text:p>
          </table:table-cell>
          <table:table-cell office:value-type="float" office:value="-334.9313" calcext:value-type="float">
            <text:p>-334.9313</text:p>
          </table:table-cell>
          <table:table-cell office:value-type="float" office:value="0" calcext:value-type="float">
            <text:p>0</text:p>
          </table:table-cell>
          <table:table-cell office:value-type="float" office:value="298.6197" calcext:value-type="float">
            <text:p>298.6197</text:p>
          </table:table-cell>
          <table:table-cell office:value-type="float" office:value="1141.705" calcext:value-type="float">
            <text:p>1141.705</text:p>
          </table:table-cell>
          <table:table-cell office:value-type="float" office:value="1378.375" calcext:value-type="float">
            <text:p>1378.375</text:p>
          </table:table-cell>
          <table:table-cell office:value-type="float" office:value="1351.172" calcext:value-type="float">
            <text:p>1351.172</text:p>
          </table:table-cell>
          <table:table-cell office:value-type="float" office:value="815.207" calcext:value-type="float">
            <text:p>815.207</text:p>
          </table:table-cell>
          <table:table-cell office:value-type="float" office:value="1096.901" calcext:value-type="float">
            <text:p>1096.901</text:p>
          </table:table-cell>
          <table:table-cell office:value-type="float" office:value="430.2784" calcext:value-type="float">
            <text:p>430.2784</text:p>
          </table:table-cell>
          <table:table-cell office:value-type="float" office:value="1903.908" calcext:value-type="float">
            <text:p>1903.908</text:p>
          </table:table-cell>
          <table:table-cell office:value-type="float" office:value="2125.769" calcext:value-type="float">
            <text:p>2125.769</text:p>
          </table:table-cell>
          <table:table-cell office:value-type="float" office:value="1687.75" calcext:value-type="float">
            <text:p>1687.75</text:p>
          </table:table-cell>
          <table:table-cell office:value-type="float" office:value="586.9886" calcext:value-type="float">
            <text:p>586.9886</text:p>
          </table:table-cell>
          <table:table-cell office:value-type="float" office:value="571.4713" calcext:value-type="float">
            <text:p>571.4713</text:p>
          </table:table-cell>
          <table:table-cell office:value-type="float" office:value="142.9089" calcext:value-type="float">
            <text:p>142.9089</text:p>
          </table:table-cell>
          <table:table-cell office:value-type="float" office:value="35.72329" calcext:value-type="float">
            <text:p>35.72329</text:p>
          </table:table-cell>
          <table:table-cell office:value-type="float" office:value="0" calcext:value-type="float">
            <text:p>0</text:p>
          </table:table-cell>
          <table:table-cell office:value-type="float" office:value="-0.04581948" calcext:value-type="float">
            <text:p>-0.04581948</text:p>
          </table:table-cell>
          <table:table-cell office:value-type="float" office:value="0" calcext:value-type="float">
            <text:p>0</text:p>
          </table:table-cell>
          <table:table-cell office:value-type="float" office:value="0.06813077" calcext:value-type="float">
            <text:p>0.06813077</text:p>
          </table:table-cell>
          <table:table-cell office:value-type="float" office:value="1.195899" calcext:value-type="float">
            <text:p>1.195899</text:p>
          </table:table-cell>
          <table:table-cell office:value-type="float" office:value="-0.4816886" calcext:value-type="float">
            <text:p>-0.4816886</text:p>
          </table:table-cell>
          <table:table-cell office:value-type="float" office:value="0.7142109" calcext:value-type="float">
            <text:p>0.7142109</text:p>
          </table:table-cell>
          <table:table-cell office:value-type="float" office:value="-342.2453" calcext:value-type="float">
            <text:p>-342.2453</text:p>
          </table:table-cell>
          <table:table-cell office:value-type="float" office:value="0" calcext:value-type="float">
            <text:p>0</text:p>
          </table:table-cell>
          <table:table-cell office:value-type="float" office:value="7.876946" calcext:value-type="float">
            <text:p>7.876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1" calcext:value-type="float">
            <text:p>20052001</text:p>
          </table:table-cell>
          <table:table-cell office:value-type="float" office:value="270.0696" calcext:value-type="float">
            <text:p>270.0696</text:p>
          </table:table-cell>
          <table:table-cell office:value-type="float" office:value="13306.83" calcext:value-type="float">
            <text:p>13306.83</text:p>
          </table:table-cell>
          <table:table-cell office:value-type="float" office:value="0" calcext:value-type="float">
            <text:p>0</text:p>
          </table:table-cell>
          <table:table-cell office:value-type="float" office:value="0.003835873" calcext:value-type="float">
            <text:p>0.003835873</text:p>
          </table:table-cell>
          <table:table-cell office:value-type="float" office:value="-335.9613" calcext:value-type="float">
            <text:p>-335.9613</text:p>
          </table:table-cell>
          <table:table-cell office:value-type="float" office:value="931.6064" calcext:value-type="float">
            <text:p>931.6064</text:p>
          </table:table-cell>
          <table:table-cell office:value-type="float" office:value="-0.08648292" calcext:value-type="float">
            <text:p>-0.08648292</text:p>
          </table:table-cell>
          <table:table-cell office:value-type="float" office:value="184.3465" calcext:value-type="float">
            <text:p>184.3465</text:p>
          </table:table-cell>
          <table:table-cell office:value-type="float" office:value="12.55065" calcext:value-type="float">
            <text:p>12.55065</text:p>
          </table:table-cell>
          <table:table-cell office:value-type="float" office:value="0.03169735" calcext:value-type="float">
            <text:p>0.03169735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722707" calcext:value-type="float">
            <text:p>0.04722707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4918899" calcext:value-type="float">
            <text:p>0.4918899</text:p>
          </table:table-cell>
          <table:table-cell office:value-type="float" office:value="370" calcext:value-type="float">
            <text:p>370</text:p>
          </table:table-cell>
          <table:table-cell office:value-type="float" office:value="-336.521" calcext:value-type="float">
            <text:p>-336.521</text:p>
          </table:table-cell>
          <table:table-cell office:value-type="float" office:value="0" calcext:value-type="float">
            <text:p>0</text:p>
          </table:table-cell>
          <table:table-cell office:value-type="float" office:value="298.7371" calcext:value-type="float">
            <text:p>298.7371</text:p>
          </table:table-cell>
          <table:table-cell office:value-type="float" office:value="1141.134" calcext:value-type="float">
            <text:p>1141.134</text:p>
          </table:table-cell>
          <table:table-cell office:value-type="float" office:value="1377.836" calcext:value-type="float">
            <text:p>1377.836</text:p>
          </table:table-cell>
          <table:table-cell office:value-type="float" office:value="1350.836" calcext:value-type="float">
            <text:p>1350.836</text:p>
          </table:table-cell>
          <table:table-cell office:value-type="float" office:value="814.9442" calcext:value-type="float">
            <text:p>814.9442</text:p>
          </table:table-cell>
          <table:table-cell office:value-type="float" office:value="1096.629" calcext:value-type="float">
            <text:p>1096.629</text:p>
          </table:table-cell>
          <table:table-cell office:value-type="float" office:value="430.1706" calcext:value-type="float">
            <text:p>430.1706</text:p>
          </table:table-cell>
          <table:table-cell office:value-type="float" office:value="1903.678" calcext:value-type="float">
            <text:p>1903.678</text:p>
          </table:table-cell>
          <table:table-cell office:value-type="float" office:value="2125.63" calcext:value-type="float">
            <text:p>2125.63</text:p>
          </table:table-cell>
          <table:table-cell office:value-type="float" office:value="1687.684" calcext:value-type="float">
            <text:p>1687.684</text:p>
          </table:table-cell>
          <table:table-cell office:value-type="float" office:value="586.9768" calcext:value-type="float">
            <text:p>586.9768</text:p>
          </table:table-cell>
          <table:table-cell office:value-type="float" office:value="571.462" calcext:value-type="float">
            <text:p>571.462</text:p>
          </table:table-cell>
          <table:table-cell office:value-type="float" office:value="142.9082" calcext:value-type="float">
            <text:p>142.9082</text:p>
          </table:table-cell>
          <table:table-cell office:value-type="float" office:value="35.72313" calcext:value-type="float">
            <text:p>35.72313</text:p>
          </table:table-cell>
          <table:table-cell office:value-type="float" office:value="0" calcext:value-type="float">
            <text:p>0</text:p>
          </table:table-cell>
          <table:table-cell office:value-type="float" office:value="-0.04737541" calcext:value-type="float">
            <text:p>-0.04737541</text:p>
          </table:table-cell>
          <table:table-cell office:value-type="float" office:value="0" calcext:value-type="float">
            <text:p>0</text:p>
          </table:table-cell>
          <table:table-cell office:value-type="float" office:value="0.07317" calcext:value-type="float">
            <text:p>0.07317</text:p>
          </table:table-cell>
          <table:table-cell office:value-type="float" office:value="1.42574" calcext:value-type="float">
            <text:p>1.42574</text:p>
          </table:table-cell>
          <table:table-cell office:value-type="float" office:value="-0.5371906" calcext:value-type="float">
            <text:p>-0.5371906</text:p>
          </table:table-cell>
          <table:table-cell office:value-type="float" office:value="0.8885493" calcext:value-type="float">
            <text:p>0.8885493</text:p>
          </table:table-cell>
          <table:table-cell office:value-type="float" office:value="-344.7245" calcext:value-type="float">
            <text:p>-344.7245</text:p>
          </table:table-cell>
          <table:table-cell office:value-type="float" office:value="0" calcext:value-type="float">
            <text:p>0</text:p>
          </table:table-cell>
          <table:table-cell office:value-type="float" office:value="8.662432" calcext:value-type="float">
            <text:p>8.66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1" calcext:value-type="float">
            <text:p>21052001</text:p>
          </table:table-cell>
          <table:table-cell office:value-type="float" office:value="268.8013" calcext:value-type="float">
            <text:p>268.8013</text:p>
          </table:table-cell>
          <table:table-cell office:value-type="float" office:value="13305.93" calcext:value-type="float">
            <text:p>13305.93</text:p>
          </table:table-cell>
          <table:table-cell office:value-type="float" office:value="0" calcext:value-type="float">
            <text:p>0</text:p>
          </table:table-cell>
          <table:table-cell office:value-type="float" office:value="0.004464597" calcext:value-type="float">
            <text:p>0.004464597</text:p>
          </table:table-cell>
          <table:table-cell office:value-type="float" office:value="-338.1057" calcext:value-type="float">
            <text:p>-338.1057</text:p>
          </table:table-cell>
          <table:table-cell office:value-type="float" office:value="940.1593" calcext:value-type="float">
            <text:p>940.1593</text:p>
          </table:table-cell>
          <table:table-cell office:value-type="float" office:value="-0.100569" calcext:value-type="float">
            <text:p>-0.100569</text:p>
          </table:table-cell>
          <table:table-cell office:value-type="float" office:value="183.7694" calcext:value-type="float">
            <text:p>183.7694</text:p>
          </table:table-cell>
          <table:table-cell office:value-type="float" office:value="12.44488" calcext:value-type="float">
            <text:p>12.44488</text:p>
          </table:table-cell>
          <table:table-cell office:value-type="float" office:value="0.03172839" calcext:value-type="float">
            <text:p>0.03172839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753576" calcext:value-type="float">
            <text:p>0.04753576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4940073" calcext:value-type="float">
            <text:p>0.4940073</text:p>
          </table:table-cell>
          <table:table-cell office:value-type="float" office:value="370" calcext:value-type="float">
            <text:p>370</text:p>
          </table:table-cell>
          <table:table-cell office:value-type="float" office:value="-338.5226" calcext:value-type="float">
            <text:p>-338.5226</text:p>
          </table:table-cell>
          <table:table-cell office:value-type="float" office:value="0" calcext:value-type="float">
            <text:p>0</text:p>
          </table:table-cell>
          <table:table-cell office:value-type="float" office:value="298.809" calcext:value-type="float">
            <text:p>298.809</text:p>
          </table:table-cell>
          <table:table-cell office:value-type="float" office:value="1140.663" calcext:value-type="float">
            <text:p>1140.663</text:p>
          </table:table-cell>
          <table:table-cell office:value-type="float" office:value="1377.408" calcext:value-type="float">
            <text:p>1377.408</text:p>
          </table:table-cell>
          <table:table-cell office:value-type="float" office:value="1350.537" calcext:value-type="float">
            <text:p>1350.537</text:p>
          </table:table-cell>
          <table:table-cell office:value-type="float" office:value="814.7549" calcext:value-type="float">
            <text:p>814.7549</text:p>
          </table:table-cell>
          <table:table-cell office:value-type="float" office:value="1096.406" calcext:value-type="float">
            <text:p>1096.406</text:p>
          </table:table-cell>
          <table:table-cell office:value-type="float" office:value="430.0786" calcext:value-type="float">
            <text:p>430.0786</text:p>
          </table:table-cell>
          <table:table-cell office:value-type="float" office:value="1903.469" calcext:value-type="float">
            <text:p>1903.469</text:p>
          </table:table-cell>
          <table:table-cell office:value-type="float" office:value="2125.496" calcext:value-type="float">
            <text:p>2125.496</text:p>
          </table:table-cell>
          <table:table-cell office:value-type="float" office:value="1687.619" calcext:value-type="float">
            <text:p>1687.619</text:p>
          </table:table-cell>
          <table:table-cell office:value-type="float" office:value="586.9658" calcext:value-type="float">
            <text:p>586.9658</text:p>
          </table:table-cell>
          <table:table-cell office:value-type="float" office:value="571.4538" calcext:value-type="float">
            <text:p>571.4538</text:p>
          </table:table-cell>
          <table:table-cell office:value-type="float" office:value="142.9079" calcext:value-type="float">
            <text:p>142.9079</text:p>
          </table:table-cell>
          <table:table-cell office:value-type="float" office:value="35.72305" calcext:value-type="float">
            <text:p>35.72305</text:p>
          </table:table-cell>
          <table:table-cell office:value-type="float" office:value="0" calcext:value-type="float">
            <text:p>0</text:p>
          </table:table-cell>
          <table:table-cell office:value-type="float" office:value="-0.04760226" calcext:value-type="float">
            <text:p>-0.04760226</text:p>
          </table:table-cell>
          <table:table-cell office:value-type="float" office:value="0" calcext:value-type="float">
            <text:p>0</text:p>
          </table:table-cell>
          <table:table-cell office:value-type="float" office:value="0.07702916" calcext:value-type="float">
            <text:p>0.07702916</text:p>
          </table:table-cell>
          <table:table-cell office:value-type="float" office:value="1.611266" calcext:value-type="float">
            <text:p>1.611266</text:p>
          </table:table-cell>
          <table:table-cell office:value-type="float" office:value="-0.5915943" calcext:value-type="float">
            <text:p>-0.5915943</text:p>
          </table:table-cell>
          <table:table-cell office:value-type="float" office:value="1.019672" calcext:value-type="float">
            <text:p>1.019672</text:p>
          </table:table-cell>
          <table:table-cell office:value-type="float" office:value="-346.7392" calcext:value-type="float">
            <text:p>-346.7392</text:p>
          </table:table-cell>
          <table:table-cell office:value-type="float" office:value="0" calcext:value-type="float">
            <text:p>0</text:p>
          </table:table-cell>
          <table:table-cell office:value-type="float" office:value="8.543509" calcext:value-type="float">
            <text:p>8.543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1" calcext:value-type="float">
            <text:p>22052001</text:p>
          </table:table-cell>
          <table:table-cell office:value-type="float" office:value="267.5153" calcext:value-type="float">
            <text:p>267.5153</text:p>
          </table:table-cell>
          <table:table-cell office:value-type="float" office:value="13305.1" calcext:value-type="float">
            <text:p>13305.1</text:p>
          </table:table-cell>
          <table:table-cell office:value-type="float" office:value="0" calcext:value-type="float">
            <text:p>0</text:p>
          </table:table-cell>
          <table:table-cell office:value-type="float" office:value="0.00515046" calcext:value-type="float">
            <text:p>0.00515046</text:p>
          </table:table-cell>
          <table:table-cell office:value-type="float" office:value="-340.1068" calcext:value-type="float">
            <text:p>-340.1068</text:p>
          </table:table-cell>
          <table:table-cell office:value-type="float" office:value="947.7278" calcext:value-type="float">
            <text:p>947.7278</text:p>
          </table:table-cell>
          <table:table-cell office:value-type="float" office:value="-0.1173397" calcext:value-type="float">
            <text:p>-0.1173397</text:p>
          </table:table-cell>
          <table:table-cell office:value-type="float" office:value="183.1936" calcext:value-type="float">
            <text:p>183.1936</text:p>
          </table:table-cell>
          <table:table-cell office:value-type="float" office:value="12.27696" calcext:value-type="float">
            <text:p>12.27696</text:p>
          </table:table-cell>
          <table:table-cell office:value-type="float" office:value="0.03183924" calcext:value-type="float">
            <text:p>0.03183924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785939" calcext:value-type="float">
            <text:p>0.04785939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4958745" calcext:value-type="float">
            <text:p>0.4958745</text:p>
          </table:table-cell>
          <table:table-cell office:value-type="float" office:value="370" calcext:value-type="float">
            <text:p>370</text:p>
          </table:table-cell>
          <table:table-cell office:value-type="float" office:value="-340.3469" calcext:value-type="float">
            <text:p>-340.3469</text:p>
          </table:table-cell>
          <table:table-cell office:value-type="float" office:value="0" calcext:value-type="float">
            <text:p>0</text:p>
          </table:table-cell>
          <table:table-cell office:value-type="float" office:value="298.8883" calcext:value-type="float">
            <text:p>298.8883</text:p>
          </table:table-cell>
          <table:table-cell office:value-type="float" office:value="1140.186" calcext:value-type="float">
            <text:p>1140.186</text:p>
          </table:table-cell>
          <table:table-cell office:value-type="float" office:value="1376.995" calcext:value-type="float">
            <text:p>1376.995</text:p>
          </table:table-cell>
          <table:table-cell office:value-type="float" office:value="1350.266" calcext:value-type="float">
            <text:p>1350.266</text:p>
          </table:table-cell>
          <table:table-cell office:value-type="float" office:value="814.5786" calcext:value-type="float">
            <text:p>814.5786</text:p>
          </table:table-cell>
          <table:table-cell office:value-type="float" office:value="1096.204" calcext:value-type="float">
            <text:p>1096.204</text:p>
          </table:table-cell>
          <table:table-cell office:value-type="float" office:value="429.9945" calcext:value-type="float">
            <text:p>429.9945</text:p>
          </table:table-cell>
          <table:table-cell office:value-type="float" office:value="1903.277" calcext:value-type="float">
            <text:p>1903.277</text:p>
          </table:table-cell>
          <table:table-cell office:value-type="float" office:value="2125.364" calcext:value-type="float">
            <text:p>2125.364</text:p>
          </table:table-cell>
          <table:table-cell office:value-type="float" office:value="1687.554" calcext:value-type="float">
            <text:p>1687.554</text:p>
          </table:table-cell>
          <table:table-cell office:value-type="float" office:value="586.9547" calcext:value-type="float">
            <text:p>586.9547</text:p>
          </table:table-cell>
          <table:table-cell office:value-type="float" office:value="571.4456" calcext:value-type="float">
            <text:p>571.4456</text:p>
          </table:table-cell>
          <table:table-cell office:value-type="float" office:value="142.9076" calcext:value-type="float">
            <text:p>142.9076</text:p>
          </table:table-cell>
          <table:table-cell office:value-type="float" office:value="35.72297" calcext:value-type="float">
            <text:p>35.72297</text:p>
          </table:table-cell>
          <table:table-cell office:value-type="float" office:value="0" calcext:value-type="float">
            <text:p>0</text:p>
          </table:table-cell>
          <table:table-cell office:value-type="float" office:value="-0.04768197" calcext:value-type="float">
            <text:p>-0.04768197</text:p>
          </table:table-cell>
          <table:table-cell office:value-type="float" office:value="0" calcext:value-type="float">
            <text:p>0</text:p>
          </table:table-cell>
          <table:table-cell office:value-type="float" office:value="0.08137068" calcext:value-type="float">
            <text:p>0.08137068</text:p>
          </table:table-cell>
          <table:table-cell office:value-type="float" office:value="1.83664" calcext:value-type="float">
            <text:p>1.83664</text:p>
          </table:table-cell>
          <table:table-cell office:value-type="float" office:value="-0.6549714" calcext:value-type="float">
            <text:p>-0.6549714</text:p>
          </table:table-cell>
          <table:table-cell office:value-type="float" office:value="1.181669" calcext:value-type="float">
            <text:p>1.181669</text:p>
          </table:table-cell>
          <table:table-cell office:value-type="float" office:value="-348.701" calcext:value-type="float">
            <text:p>-348.701</text:p>
          </table:table-cell>
          <table:table-cell office:value-type="float" office:value="0" calcext:value-type="float">
            <text:p>0</text:p>
          </table:table-cell>
          <table:table-cell office:value-type="float" office:value="8.518825" calcext:value-type="float">
            <text:p>8.518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1" calcext:value-type="float">
            <text:p>23052001</text:p>
          </table:table-cell>
          <table:table-cell office:value-type="float" office:value="266.3186" calcext:value-type="float">
            <text:p>266.3186</text:p>
          </table:table-cell>
          <table:table-cell office:value-type="float" office:value="13304.3" calcext:value-type="float">
            <text:p>13304.3</text:p>
          </table:table-cell>
          <table:table-cell office:value-type="float" office:value="0" calcext:value-type="float">
            <text:p>0</text:p>
          </table:table-cell>
          <table:table-cell office:value-type="float" office:value="0.005900647" calcext:value-type="float">
            <text:p>0.005900647</text:p>
          </table:table-cell>
          <table:table-cell office:value-type="float" office:value="-341.9252" calcext:value-type="float">
            <text:p>-341.9252</text:p>
          </table:table-cell>
          <table:table-cell office:value-type="float" office:value="954.8148" calcext:value-type="float">
            <text:p>954.8148</text:p>
          </table:table-cell>
          <table:table-cell office:value-type="float" office:value="-0.1354645" calcext:value-type="float">
            <text:p>-0.1354645</text:p>
          </table:table-cell>
          <table:table-cell office:value-type="float" office:value="182.6081" calcext:value-type="float">
            <text:p>182.6081</text:p>
          </table:table-cell>
          <table:table-cell office:value-type="float" office:value="12.12153" calcext:value-type="float">
            <text:p>12.12153</text:p>
          </table:table-cell>
          <table:table-cell office:value-type="float" office:value="0.0320122" calcext:value-type="float">
            <text:p>0.0320122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06985" calcext:value-type="float">
            <text:p>0.04806985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4974805" calcext:value-type="float">
            <text:p>0.4974805</text:p>
          </table:table-cell>
          <table:table-cell office:value-type="float" office:value="370" calcext:value-type="float">
            <text:p>370</text:p>
          </table:table-cell>
          <table:table-cell office:value-type="float" office:value="-342.0365" calcext:value-type="float">
            <text:p>-342.0365</text:p>
          </table:table-cell>
          <table:table-cell office:value-type="float" office:value="0" calcext:value-type="float">
            <text:p>0</text:p>
          </table:table-cell>
          <table:table-cell office:value-type="float" office:value="298.9663" calcext:value-type="float">
            <text:p>298.9663</text:p>
          </table:table-cell>
          <table:table-cell office:value-type="float" office:value="1139.745" calcext:value-type="float">
            <text:p>1139.745</text:p>
          </table:table-cell>
          <table:table-cell office:value-type="float" office:value="1376.603" calcext:value-type="float">
            <text:p>1376.603</text:p>
          </table:table-cell>
          <table:table-cell office:value-type="float" office:value="1349.995" calcext:value-type="float">
            <text:p>1349.995</text:p>
          </table:table-cell>
          <table:table-cell office:value-type="float" office:value="814.4161" calcext:value-type="float">
            <text:p>814.4161</text:p>
          </table:table-cell>
          <table:table-cell office:value-type="float" office:value="1096.019" calcext:value-type="float">
            <text:p>1096.019</text:p>
          </table:table-cell>
          <table:table-cell office:value-type="float" office:value="429.9146" calcext:value-type="float">
            <text:p>429.9146</text:p>
          </table:table-cell>
          <table:table-cell office:value-type="float" office:value="1903.105" calcext:value-type="float">
            <text:p>1903.105</text:p>
          </table:table-cell>
          <table:table-cell office:value-type="float" office:value="2125.236" calcext:value-type="float">
            <text:p>2125.236</text:p>
          </table:table-cell>
          <table:table-cell office:value-type="float" office:value="1687.489" calcext:value-type="float">
            <text:p>1687.489</text:p>
          </table:table-cell>
          <table:table-cell office:value-type="float" office:value="586.9436" calcext:value-type="float">
            <text:p>586.9436</text:p>
          </table:table-cell>
          <table:table-cell office:value-type="float" office:value="571.4374" calcext:value-type="float">
            <text:p>571.4374</text:p>
          </table:table-cell>
          <table:table-cell office:value-type="float" office:value="142.9073" calcext:value-type="float">
            <text:p>142.9073</text:p>
          </table:table-cell>
          <table:table-cell office:value-type="float" office:value="35.72289" calcext:value-type="float">
            <text:p>35.72289</text:p>
          </table:table-cell>
          <table:table-cell office:value-type="float" office:value="0" calcext:value-type="float">
            <text:p>0</text:p>
          </table:table-cell>
          <table:table-cell office:value-type="float" office:value="-0.04772466" calcext:value-type="float">
            <text:p>-0.04772466</text:p>
          </table:table-cell>
          <table:table-cell office:value-type="float" office:value="0" calcext:value-type="float">
            <text:p>0</text:p>
          </table:table-cell>
          <table:table-cell office:value-type="float" office:value="0.08435909" calcext:value-type="float">
            <text:p>0.08435909</text:p>
          </table:table-cell>
          <table:table-cell office:value-type="float" office:value="2.006209" calcext:value-type="float">
            <text:p>2.006209</text:p>
          </table:table-cell>
          <table:table-cell office:value-type="float" office:value="-0.7122098" calcext:value-type="float">
            <text:p>-0.7122098</text:p>
          </table:table-cell>
          <table:table-cell office:value-type="float" office:value="1.293999" calcext:value-type="float">
            <text:p>1.293999</text:p>
          </table:table-cell>
          <table:table-cell office:value-type="float" office:value="-350.5414" calcext:value-type="float">
            <text:p>-350.5414</text:p>
          </table:table-cell>
          <table:table-cell office:value-type="float" office:value="0" calcext:value-type="float">
            <text:p>0</text:p>
          </table:table-cell>
          <table:table-cell office:value-type="float" office:value="8.556819" calcext:value-type="float">
            <text:p>8.556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1" calcext:value-type="float">
            <text:p>24052001</text:p>
          </table:table-cell>
          <table:table-cell office:value-type="float" office:value="265.343" calcext:value-type="float">
            <text:p>265.343</text:p>
          </table:table-cell>
          <table:table-cell office:value-type="float" office:value="13303.52" calcext:value-type="float">
            <text:p>13303.52</text:p>
          </table:table-cell>
          <table:table-cell office:value-type="float" office:value="0" calcext:value-type="float">
            <text:p>0</text:p>
          </table:table-cell>
          <table:table-cell office:value-type="float" office:value="0.006720606" calcext:value-type="float">
            <text:p>0.006720606</text:p>
          </table:table-cell>
          <table:table-cell office:value-type="float" office:value="-343.4791" calcext:value-type="float">
            <text:p>-343.4791</text:p>
          </table:table-cell>
          <table:table-cell office:value-type="float" office:value="960.5358" calcext:value-type="float">
            <text:p>960.5358</text:p>
          </table:table-cell>
          <table:table-cell office:value-type="float" office:value="-0.1547201" calcext:value-type="float">
            <text:p>-0.1547201</text:p>
          </table:table-cell>
          <table:table-cell office:value-type="float" office:value="181.9574" calcext:value-type="float">
            <text:p>181.9574</text:p>
          </table:table-cell>
          <table:table-cell office:value-type="float" office:value="12.06298" calcext:value-type="float">
            <text:p>12.06298</text:p>
          </table:table-cell>
          <table:table-cell office:value-type="float" office:value="0.0322237" calcext:value-type="float">
            <text:p>0.0322237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08291" calcext:value-type="float">
            <text:p>0.04808291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4987967" calcext:value-type="float">
            <text:p>0.4987967</text:p>
          </table:table-cell>
          <table:table-cell office:value-type="float" office:value="370" calcext:value-type="float">
            <text:p>370</text:p>
          </table:table-cell>
          <table:table-cell office:value-type="float" office:value="-343.4455" calcext:value-type="float">
            <text:p>-343.4455</text:p>
          </table:table-cell>
          <table:table-cell office:value-type="float" office:value="0" calcext:value-type="float">
            <text:p>0</text:p>
          </table:table-cell>
          <table:table-cell office:value-type="float" office:value="299.0419" calcext:value-type="float">
            <text:p>299.0419</text:p>
          </table:table-cell>
          <table:table-cell office:value-type="float" office:value="1139.342" calcext:value-type="float">
            <text:p>1139.342</text:p>
          </table:table-cell>
          <table:table-cell office:value-type="float" office:value="1376.247" calcext:value-type="float">
            <text:p>1376.247</text:p>
          </table:table-cell>
          <table:table-cell office:value-type="float" office:value="1349.756" calcext:value-type="float">
            <text:p>1349.756</text:p>
          </table:table-cell>
          <table:table-cell office:value-type="float" office:value="814.2549" calcext:value-type="float">
            <text:p>814.2549</text:p>
          </table:table-cell>
          <table:table-cell office:value-type="float" office:value="1095.852" calcext:value-type="float">
            <text:p>1095.852</text:p>
          </table:table-cell>
          <table:table-cell office:value-type="float" office:value="429.8389" calcext:value-type="float">
            <text:p>429.8389</text:p>
          </table:table-cell>
          <table:table-cell office:value-type="float" office:value="1902.94" calcext:value-type="float">
            <text:p>1902.94</text:p>
          </table:table-cell>
          <table:table-cell office:value-type="float" office:value="2125.11" calcext:value-type="float">
            <text:p>2125.11</text:p>
          </table:table-cell>
          <table:table-cell office:value-type="float" office:value="1687.425" calcext:value-type="float">
            <text:p>1687.425</text:p>
          </table:table-cell>
          <table:table-cell office:value-type="float" office:value="586.9327" calcext:value-type="float">
            <text:p>586.9327</text:p>
          </table:table-cell>
          <table:table-cell office:value-type="float" office:value="571.4291" calcext:value-type="float">
            <text:p>571.4291</text:p>
          </table:table-cell>
          <table:table-cell office:value-type="float" office:value="142.907" calcext:value-type="float">
            <text:p>142.907</text:p>
          </table:table-cell>
          <table:table-cell office:value-type="float" office:value="35.72281" calcext:value-type="float">
            <text:p>35.72281</text:p>
          </table:table-cell>
          <table:table-cell office:value-type="float" office:value="0" calcext:value-type="float">
            <text:p>0</text:p>
          </table:table-cell>
          <table:table-cell office:value-type="float" office:value="-0.04774446" calcext:value-type="float">
            <text:p>-0.04774446</text:p>
          </table:table-cell>
          <table:table-cell office:value-type="float" office:value="0" calcext:value-type="float">
            <text:p>0</text:p>
          </table:table-cell>
          <table:table-cell office:value-type="float" office:value="0.08760891" calcext:value-type="float">
            <text:p>0.08760891</text:p>
          </table:table-cell>
          <table:table-cell office:value-type="float" office:value="2.195347" calcext:value-type="float">
            <text:p>2.195347</text:p>
          </table:table-cell>
          <table:table-cell office:value-type="float" office:value="-0.7745825" calcext:value-type="float">
            <text:p>-0.7745825</text:p>
          </table:table-cell>
          <table:table-cell office:value-type="float" office:value="1.420764" calcext:value-type="float">
            <text:p>1.420764</text:p>
          </table:table-cell>
          <table:table-cell office:value-type="float" office:value="-352.1472" calcext:value-type="float">
            <text:p>-352.1472</text:p>
          </table:table-cell>
          <table:table-cell office:value-type="float" office:value="0" calcext:value-type="float">
            <text:p>0</text:p>
          </table:table-cell>
          <table:table-cell office:value-type="float" office:value="8.625927" calcext:value-type="float">
            <text:p>8.625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1" calcext:value-type="float">
            <text:p>25052001</text:p>
          </table:table-cell>
          <table:table-cell office:value-type="float" office:value="264.1475" calcext:value-type="float">
            <text:p>264.1475</text:p>
          </table:table-cell>
          <table:table-cell office:value-type="float" office:value="13302.68" calcext:value-type="float">
            <text:p>13302.68</text:p>
          </table:table-cell>
          <table:table-cell office:value-type="float" office:value="0" calcext:value-type="float">
            <text:p>0</text:p>
          </table:table-cell>
          <table:table-cell office:value-type="float" office:value="0.007618392" calcext:value-type="float">
            <text:p>0.007618392</text:p>
          </table:table-cell>
          <table:table-cell office:value-type="float" office:value="-345.2407" calcext:value-type="float">
            <text:p>-345.2407</text:p>
          </table:table-cell>
          <table:table-cell office:value-type="float" office:value="966.4136" calcext:value-type="float">
            <text:p>966.4136</text:p>
          </table:table-cell>
          <table:table-cell office:value-type="float" office:value="-0.176794" calcext:value-type="float">
            <text:p>-0.176794</text:p>
          </table:table-cell>
          <table:table-cell office:value-type="float" office:value="181.1395" calcext:value-type="float">
            <text:p>181.1395</text:p>
          </table:table-cell>
          <table:table-cell office:value-type="float" office:value="12.00444" calcext:value-type="float">
            <text:p>12.00444</text:p>
          </table:table-cell>
          <table:table-cell office:value-type="float" office:value="0.03233515" calcext:value-type="float">
            <text:p>0.03233515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09285" calcext:value-type="float">
            <text:p>0.04809285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4998639" calcext:value-type="float">
            <text:p>0.4998639</text:p>
          </table:table-cell>
          <table:table-cell office:value-type="float" office:value="370" calcext:value-type="float">
            <text:p>370</text:p>
          </table:table-cell>
          <table:table-cell office:value-type="float" office:value="-344.9774" calcext:value-type="float">
            <text:p>-344.9774</text:p>
          </table:table-cell>
          <table:table-cell office:value-type="float" office:value="0" calcext:value-type="float">
            <text:p>0</text:p>
          </table:table-cell>
          <table:table-cell office:value-type="float" office:value="299.1394" calcext:value-type="float">
            <text:p>299.1394</text:p>
          </table:table-cell>
          <table:table-cell office:value-type="float" office:value="1138.777" calcext:value-type="float">
            <text:p>1138.777</text:p>
          </table:table-cell>
          <table:table-cell office:value-type="float" office:value="1375.796" calcext:value-type="float">
            <text:p>1375.796</text:p>
          </table:table-cell>
          <table:table-cell office:value-type="float" office:value="1349.477" calcext:value-type="float">
            <text:p>1349.477</text:p>
          </table:table-cell>
          <table:table-cell office:value-type="float" office:value="814.0781" calcext:value-type="float">
            <text:p>814.0781</text:p>
          </table:table-cell>
          <table:table-cell office:value-type="float" office:value="1095.685" calcext:value-type="float">
            <text:p>1095.685</text:p>
          </table:table-cell>
          <table:table-cell office:value-type="float" office:value="429.7661" calcext:value-type="float">
            <text:p>429.7661</text:p>
          </table:table-cell>
          <table:table-cell office:value-type="float" office:value="1902.781" calcext:value-type="float">
            <text:p>1902.781</text:p>
          </table:table-cell>
          <table:table-cell office:value-type="float" office:value="2124.994" calcext:value-type="float">
            <text:p>2124.994</text:p>
          </table:table-cell>
          <table:table-cell office:value-type="float" office:value="1687.36" calcext:value-type="float">
            <text:p>1687.36</text:p>
          </table:table-cell>
          <table:table-cell office:value-type="float" office:value="586.9219" calcext:value-type="float">
            <text:p>586.9219</text:p>
          </table:table-cell>
          <table:table-cell office:value-type="float" office:value="571.4208" calcext:value-type="float">
            <text:p>571.4208</text:p>
          </table:table-cell>
          <table:table-cell office:value-type="float" office:value="142.9067" calcext:value-type="float">
            <text:p>142.9067</text:p>
          </table:table-cell>
          <table:table-cell office:value-type="float" office:value="35.72273" calcext:value-type="float">
            <text:p>35.72273</text:p>
          </table:table-cell>
          <table:table-cell office:value-type="float" office:value="0" calcext:value-type="float">
            <text:p>0</text:p>
          </table:table-cell>
          <table:table-cell office:value-type="float" office:value="-0.04786522" calcext:value-type="float">
            <text:p>-0.04786522</text:p>
          </table:table-cell>
          <table:table-cell office:value-type="float" office:value="0" calcext:value-type="float">
            <text:p>0</text:p>
          </table:table-cell>
          <table:table-cell office:value-type="float" office:value="0.09257331" calcext:value-type="float">
            <text:p>0.09257331</text:p>
          </table:table-cell>
          <table:table-cell office:value-type="float" office:value="2.48547" calcext:value-type="float">
            <text:p>2.48547</text:p>
          </table:table-cell>
          <table:table-cell office:value-type="float" office:value="-0.8562422" calcext:value-type="float">
            <text:p>-0.8562422</text:p>
          </table:table-cell>
          <table:table-cell office:value-type="float" office:value="1.629228" calcext:value-type="float">
            <text:p>1.629228</text:p>
          </table:table-cell>
          <table:table-cell office:value-type="float" office:value="-354.0331" calcext:value-type="float">
            <text:p>-354.0331</text:p>
          </table:table-cell>
          <table:table-cell office:value-type="float" office:value="0" calcext:value-type="float">
            <text:p>0</text:p>
          </table:table-cell>
          <table:table-cell office:value-type="float" office:value="8.76825" calcext:value-type="float">
            <text:p>8.76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1" calcext:value-type="float">
            <text:p>26052001</text:p>
          </table:table-cell>
          <table:table-cell office:value-type="float" office:value="262.6295" calcext:value-type="float">
            <text:p>262.6295</text:p>
          </table:table-cell>
          <table:table-cell office:value-type="float" office:value="13301.74" calcext:value-type="float">
            <text:p>13301.74</text:p>
          </table:table-cell>
          <table:table-cell office:value-type="float" office:value="0" calcext:value-type="float">
            <text:p>0</text:p>
          </table:table-cell>
          <table:table-cell office:value-type="float" office:value="0.008595484" calcext:value-type="float">
            <text:p>0.008595484</text:p>
          </table:table-cell>
          <table:table-cell office:value-type="float" office:value="-347.4254" calcext:value-type="float">
            <text:p>-347.4254</text:p>
          </table:table-cell>
          <table:table-cell office:value-type="float" office:value="973.7053" calcext:value-type="float">
            <text:p>973.7053</text:p>
          </table:table-cell>
          <table:table-cell office:value-type="float" office:value="-0.2007327" calcext:value-type="float">
            <text:p>-0.2007327</text:p>
          </table:table-cell>
          <table:table-cell office:value-type="float" office:value="180.1687" calcext:value-type="float">
            <text:p>180.1687</text:p>
          </table:table-cell>
          <table:table-cell office:value-type="float" office:value="11.93475" calcext:value-type="float">
            <text:p>11.93475</text:p>
          </table:table-cell>
          <table:table-cell office:value-type="float" office:value="0.03228704" calcext:value-type="float">
            <text:p>0.03228704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09666" calcext:value-type="float">
            <text:p>0.04809666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5004961" calcext:value-type="float">
            <text:p>0.5004961</text:p>
          </table:table-cell>
          <table:table-cell office:value-type="float" office:value="370" calcext:value-type="float">
            <text:p>370</text:p>
          </table:table-cell>
          <table:table-cell office:value-type="float" office:value="-346.8655" calcext:value-type="float">
            <text:p>-346.8655</text:p>
          </table:table-cell>
          <table:table-cell office:value-type="float" office:value="0" calcext:value-type="float">
            <text:p>0</text:p>
          </table:table-cell>
          <table:table-cell office:value-type="float" office:value="299.2552" calcext:value-type="float">
            <text:p>299.2552</text:p>
          </table:table-cell>
          <table:table-cell office:value-type="float" office:value="1138.034" calcext:value-type="float">
            <text:p>1138.034</text:p>
          </table:table-cell>
          <table:table-cell office:value-type="float" office:value="1375.208" calcext:value-type="float">
            <text:p>1375.208</text:p>
          </table:table-cell>
          <table:table-cell office:value-type="float" office:value="1349.133" calcext:value-type="float">
            <text:p>1349.133</text:p>
          </table:table-cell>
          <table:table-cell office:value-type="float" office:value="813.866" calcext:value-type="float">
            <text:p>813.866</text:p>
          </table:table-cell>
          <table:table-cell office:value-type="float" office:value="1095.489" calcext:value-type="float">
            <text:p>1095.489</text:p>
          </table:table-cell>
          <table:table-cell office:value-type="float" office:value="429.6866" calcext:value-type="float">
            <text:p>429.6866</text:p>
          </table:table-cell>
          <table:table-cell office:value-type="float" office:value="1902.621" calcext:value-type="float">
            <text:p>1902.621</text:p>
          </table:table-cell>
          <table:table-cell office:value-type="float" office:value="2124.884" calcext:value-type="float">
            <text:p>2124.884</text:p>
          </table:table-cell>
          <table:table-cell office:value-type="float" office:value="1687.307" calcext:value-type="float">
            <text:p>1687.307</text:p>
          </table:table-cell>
          <table:table-cell office:value-type="float" office:value="586.911" calcext:value-type="float">
            <text:p>586.911</text:p>
          </table:table-cell>
          <table:table-cell office:value-type="float" office:value="571.4125" calcext:value-type="float">
            <text:p>571.4125</text:p>
          </table:table-cell>
          <table:table-cell office:value-type="float" office:value="142.9064" calcext:value-type="float">
            <text:p>142.9064</text:p>
          </table:table-cell>
          <table:table-cell office:value-type="float" office:value="35.72265" calcext:value-type="float">
            <text:p>35.72265</text:p>
          </table:table-cell>
          <table:table-cell office:value-type="float" office:value="0" calcext:value-type="float">
            <text:p>0</text:p>
          </table:table-cell>
          <table:table-cell office:value-type="float" office:value="-0.04833012" calcext:value-type="float">
            <text:p>-0.04833012</text:p>
          </table:table-cell>
          <table:table-cell office:value-type="float" office:value="0" calcext:value-type="float">
            <text:p>0</text:p>
          </table:table-cell>
          <table:table-cell office:value-type="float" office:value="0.1026689" calcext:value-type="float">
            <text:p>0.1026689</text:p>
          </table:table-cell>
          <table:table-cell office:value-type="float" office:value="2.852715" calcext:value-type="float">
            <text:p>2.852715</text:p>
          </table:table-cell>
          <table:table-cell office:value-type="float" office:value="-0.950098" calcext:value-type="float">
            <text:p>-0.950098</text:p>
          </table:table-cell>
          <table:table-cell office:value-type="float" office:value="1.902617" calcext:value-type="float">
            <text:p>1.902617</text:p>
          </table:table-cell>
          <table:table-cell office:value-type="float" office:value="-356.3633" calcext:value-type="float">
            <text:p>-356.3633</text:p>
          </table:table-cell>
          <table:table-cell office:value-type="float" office:value="0" calcext:value-type="float">
            <text:p>0</text:p>
          </table:table-cell>
          <table:table-cell office:value-type="float" office:value="8.935459" calcext:value-type="float">
            <text:p>8.935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1" calcext:value-type="float">
            <text:p>27052001</text:p>
          </table:table-cell>
          <table:table-cell office:value-type="float" office:value="260.9532" calcext:value-type="float">
            <text:p>260.9532</text:p>
          </table:table-cell>
          <table:table-cell office:value-type="float" office:value="13300.71" calcext:value-type="float">
            <text:p>13300.71</text:p>
          </table:table-cell>
          <table:table-cell office:value-type="float" office:value="0" calcext:value-type="float">
            <text:p>0</text:p>
          </table:table-cell>
          <table:table-cell office:value-type="float" office:value="0.009696753" calcext:value-type="float">
            <text:p>0.009696753</text:p>
          </table:table-cell>
          <table:table-cell office:value-type="float" office:value="-349.8802" calcext:value-type="float">
            <text:p>-349.8802</text:p>
          </table:table-cell>
          <table:table-cell office:value-type="float" office:value="981.8553" calcext:value-type="float">
            <text:p>981.8553</text:p>
          </table:table-cell>
          <table:table-cell office:value-type="float" office:value="-0.2273099" calcext:value-type="float">
            <text:p>-0.2273099</text:p>
          </table:table-cell>
          <table:table-cell office:value-type="float" office:value="179.1522" calcext:value-type="float">
            <text:p>179.1522</text:p>
          </table:table-cell>
          <table:table-cell office:value-type="float" office:value="11.86664" calcext:value-type="float">
            <text:p>11.86664</text:p>
          </table:table-cell>
          <table:table-cell office:value-type="float" office:value="0.03213485" calcext:value-type="float">
            <text:p>0.03213485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5010542" calcext:value-type="float">
            <text:p>0.5010542</text:p>
          </table:table-cell>
          <table:table-cell office:value-type="float" office:value="370" calcext:value-type="float">
            <text:p>370</text:p>
          </table:table-cell>
          <table:table-cell office:value-type="float" office:value="-348.9398" calcext:value-type="float">
            <text:p>-348.9398</text:p>
          </table:table-cell>
          <table:table-cell office:value-type="float" office:value="0" calcext:value-type="float">
            <text:p>0</text:p>
          </table:table-cell>
          <table:table-cell office:value-type="float" office:value="299.386" calcext:value-type="float">
            <text:p>299.386</text:p>
          </table:table-cell>
          <table:table-cell office:value-type="float" office:value="1137.218" calcext:value-type="float">
            <text:p>1137.218</text:p>
          </table:table-cell>
          <table:table-cell office:value-type="float" office:value="1374.543" calcext:value-type="float">
            <text:p>1374.543</text:p>
          </table:table-cell>
          <table:table-cell office:value-type="float" office:value="1348.742" calcext:value-type="float">
            <text:p>1348.742</text:p>
          </table:table-cell>
          <table:table-cell office:value-type="float" office:value="813.6342" calcext:value-type="float">
            <text:p>813.6342</text:p>
          </table:table-cell>
          <table:table-cell office:value-type="float" office:value="1095.26" calcext:value-type="float">
            <text:p>1095.26</text:p>
          </table:table-cell>
          <table:table-cell office:value-type="float" office:value="429.5996" calcext:value-type="float">
            <text:p>429.5996</text:p>
          </table:table-cell>
          <table:table-cell office:value-type="float" office:value="1902.455" calcext:value-type="float">
            <text:p>1902.455</text:p>
          </table:table-cell>
          <table:table-cell office:value-type="float" office:value="2124.774" calcext:value-type="float">
            <text:p>2124.774</text:p>
          </table:table-cell>
          <table:table-cell office:value-type="float" office:value="1687.255" calcext:value-type="float">
            <text:p>1687.255</text:p>
          </table:table-cell>
          <table:table-cell office:value-type="float" office:value="586.9002" calcext:value-type="float">
            <text:p>586.9002</text:p>
          </table:table-cell>
          <table:table-cell office:value-type="float" office:value="571.4042" calcext:value-type="float">
            <text:p>571.4042</text:p>
          </table:table-cell>
          <table:table-cell office:value-type="float" office:value="142.9061" calcext:value-type="float">
            <text:p>142.9061</text:p>
          </table:table-cell>
          <table:table-cell office:value-type="float" office:value="35.72257" calcext:value-type="float">
            <text:p>35.72257</text:p>
          </table:table-cell>
          <table:table-cell office:value-type="float" office:value="0" calcext:value-type="float">
            <text:p>0</text:p>
          </table:table-cell>
          <table:table-cell office:value-type="float" office:value="-0.04903705" calcext:value-type="float">
            <text:p>-0.04903705</text:p>
          </table:table-cell>
          <table:table-cell office:value-type="float" office:value="0" calcext:value-type="float">
            <text:p>0</text:p>
          </table:table-cell>
          <table:table-cell office:value-type="float" office:value="0.1129397" calcext:value-type="float">
            <text:p>0.1129397</text:p>
          </table:table-cell>
          <table:table-cell office:value-type="float" office:value="3.322825" calcext:value-type="float">
            <text:p>3.322825</text:p>
          </table:table-cell>
          <table:table-cell office:value-type="float" office:value="-1.065683" calcext:value-type="float">
            <text:p>-1.065683</text:p>
          </table:table-cell>
          <table:table-cell office:value-type="float" office:value="2.257141" calcext:value-type="float">
            <text:p>2.257141</text:p>
          </table:table-cell>
          <table:table-cell office:value-type="float" office:value="-358.9465" calcext:value-type="float">
            <text:p>-358.9465</text:p>
          </table:table-cell>
          <table:table-cell office:value-type="float" office:value="0" calcext:value-type="float">
            <text:p>0</text:p>
          </table:table-cell>
          <table:table-cell office:value-type="float" office:value="9.08755" calcext:value-type="float">
            <text:p>9.08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1" calcext:value-type="float">
            <text:p>28052001</text:p>
          </table:table-cell>
          <table:table-cell office:value-type="float" office:value="259.137" calcext:value-type="float">
            <text:p>259.137</text:p>
          </table:table-cell>
          <table:table-cell office:value-type="float" office:value="13299.59" calcext:value-type="float">
            <text:p>13299.59</text:p>
          </table:table-cell>
          <table:table-cell office:value-type="float" office:value="0" calcext:value-type="float">
            <text:p>0</text:p>
          </table:table-cell>
          <table:table-cell office:value-type="float" office:value="0.01107674" calcext:value-type="float">
            <text:p>0.01107674</text:p>
          </table:table-cell>
          <table:table-cell office:value-type="float" office:value="-352.5774" calcext:value-type="float">
            <text:p>-352.5774</text:p>
          </table:table-cell>
          <table:table-cell office:value-type="float" office:value="990.9777" calcext:value-type="float">
            <text:p>990.9777</text:p>
          </table:table-cell>
          <table:table-cell office:value-type="float" office:value="-0.2581981" calcext:value-type="float">
            <text:p>-0.2581981</text:p>
          </table:table-cell>
          <table:table-cell office:value-type="float" office:value="178.0991" calcext:value-type="float">
            <text:p>178.0991</text:p>
          </table:table-cell>
          <table:table-cell office:value-type="float" office:value="11.80123" calcext:value-type="float">
            <text:p>11.80123</text:p>
          </table:table-cell>
          <table:table-cell office:value-type="float" office:value="0.03190116" calcext:value-type="float">
            <text:p>0.03190116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10297" calcext:value-type="float">
            <text:p>0.04810297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5015528" calcext:value-type="float">
            <text:p>0.5015528</text:p>
          </table:table-cell>
          <table:table-cell office:value-type="float" office:value="370" calcext:value-type="float">
            <text:p>370</text:p>
          </table:table-cell>
          <table:table-cell office:value-type="float" office:value="-351.2039" calcext:value-type="float">
            <text:p>-351.2039</text:p>
          </table:table-cell>
          <table:table-cell office:value-type="float" office:value="0" calcext:value-type="float">
            <text:p>0</text:p>
          </table:table-cell>
          <table:table-cell office:value-type="float" office:value="299.5317" calcext:value-type="float">
            <text:p>299.5317</text:p>
          </table:table-cell>
          <table:table-cell office:value-type="float" office:value="1136.336" calcext:value-type="float">
            <text:p>1136.336</text:p>
          </table:table-cell>
          <table:table-cell office:value-type="float" office:value="1373.804" calcext:value-type="float">
            <text:p>1373.804</text:p>
          </table:table-cell>
          <table:table-cell office:value-type="float" office:value="1348.316" calcext:value-type="float">
            <text:p>1348.316</text:p>
          </table:table-cell>
          <table:table-cell office:value-type="float" office:value="813.3705" calcext:value-type="float">
            <text:p>813.3705</text:p>
          </table:table-cell>
          <table:table-cell office:value-type="float" office:value="1095.004" calcext:value-type="float">
            <text:p>1095.004</text:p>
          </table:table-cell>
          <table:table-cell office:value-type="float" office:value="429.5068" calcext:value-type="float">
            <text:p>429.5068</text:p>
          </table:table-cell>
          <table:table-cell office:value-type="float" office:value="1902.272" calcext:value-type="float">
            <text:p>1902.272</text:p>
          </table:table-cell>
          <table:table-cell office:value-type="float" office:value="2124.66" calcext:value-type="float">
            <text:p>2124.66</text:p>
          </table:table-cell>
          <table:table-cell office:value-type="float" office:value="1687.205" calcext:value-type="float">
            <text:p>1687.205</text:p>
          </table:table-cell>
          <table:table-cell office:value-type="float" office:value="586.8894" calcext:value-type="float">
            <text:p>586.8894</text:p>
          </table:table-cell>
          <table:table-cell office:value-type="float" office:value="571.3959" calcext:value-type="float">
            <text:p>571.3959</text:p>
          </table:table-cell>
          <table:table-cell office:value-type="float" office:value="142.9058" calcext:value-type="float">
            <text:p>142.9058</text:p>
          </table:table-cell>
          <table:table-cell office:value-type="float" office:value="35.72249" calcext:value-type="float">
            <text:p>35.72249</text:p>
          </table:table-cell>
          <table:table-cell office:value-type="float" office:value="0" calcext:value-type="float">
            <text:p>0</text:p>
          </table:table-cell>
          <table:table-cell office:value-type="float" office:value="-0.04991986" calcext:value-type="float">
            <text:p>-0.04991986</text:p>
          </table:table-cell>
          <table:table-cell office:value-type="float" office:value="0" calcext:value-type="float">
            <text:p>0</text:p>
          </table:table-cell>
          <table:table-cell office:value-type="float" office:value="0.122103" calcext:value-type="float">
            <text:p>0.122103</text:p>
          </table:table-cell>
          <table:table-cell office:value-type="float" office:value="3.849525" calcext:value-type="float">
            <text:p>3.849525</text:p>
          </table:table-cell>
          <table:table-cell office:value-type="float" office:value="-1.189476" calcext:value-type="float">
            <text:p>-1.189476</text:p>
          </table:table-cell>
          <table:table-cell office:value-type="float" office:value="2.660049" calcext:value-type="float">
            <text:p>2.660049</text:p>
          </table:table-cell>
          <table:table-cell office:value-type="float" office:value="-361.7652" calcext:value-type="float">
            <text:p>-361.7652</text:p>
          </table:table-cell>
          <table:table-cell office:value-type="float" office:value="0" calcext:value-type="float">
            <text:p>0</text:p>
          </table:table-cell>
          <table:table-cell office:value-type="float" office:value="9.235513" calcext:value-type="float">
            <text:p>9.235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1" calcext:value-type="float">
            <text:p>29052001</text:p>
          </table:table-cell>
          <table:table-cell office:value-type="float" office:value="257.3912" calcext:value-type="float">
            <text:p>257.3912</text:p>
          </table:table-cell>
          <table:table-cell office:value-type="float" office:value="13298.45" calcext:value-type="float">
            <text:p>13298.45</text:p>
          </table:table-cell>
          <table:table-cell office:value-type="float" office:value="0" calcext:value-type="float">
            <text:p>0</text:p>
          </table:table-cell>
          <table:table-cell office:value-type="float" office:value="0.01236438" calcext:value-type="float">
            <text:p>0.01236438</text:p>
          </table:table-cell>
          <table:table-cell office:value-type="float" office:value="-355.251" calcext:value-type="float">
            <text:p>-355.251</text:p>
          </table:table-cell>
          <table:table-cell office:value-type="float" office:value="1000.105" calcext:value-type="float">
            <text:p>1000.105</text:p>
          </table:table-cell>
          <table:table-cell office:value-type="float" office:value="-0.2941674" calcext:value-type="float">
            <text:p>-0.2941674</text:p>
          </table:table-cell>
          <table:table-cell office:value-type="float" office:value="177.1813" calcext:value-type="float">
            <text:p>177.1813</text:p>
          </table:table-cell>
          <table:table-cell office:value-type="float" office:value="11.74131" calcext:value-type="float">
            <text:p>11.74131</text:p>
          </table:table-cell>
          <table:table-cell office:value-type="float" office:value="0.03176307" calcext:value-type="float">
            <text:p>0.03176307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10558" calcext:value-type="float">
            <text:p>0.04810558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5020039" calcext:value-type="float">
            <text:p>0.5020039</text:p>
          </table:table-cell>
          <table:table-cell office:value-type="float" office:value="370" calcext:value-type="float">
            <text:p>370</text:p>
          </table:table-cell>
          <table:table-cell office:value-type="float" office:value="-353.4662" calcext:value-type="float">
            <text:p>-353.4662</text:p>
          </table:table-cell>
          <table:table-cell office:value-type="float" office:value="0" calcext:value-type="float">
            <text:p>0</text:p>
          </table:table-cell>
          <table:table-cell office:value-type="float" office:value="299.6783" calcext:value-type="float">
            <text:p>299.6783</text:p>
          </table:table-cell>
          <table:table-cell office:value-type="float" office:value="1135.512" calcext:value-type="float">
            <text:p>1135.512</text:p>
          </table:table-cell>
          <table:table-cell office:value-type="float" office:value="1373.102" calcext:value-type="float">
            <text:p>1373.102</text:p>
          </table:table-cell>
          <table:table-cell office:value-type="float" office:value="1347.886" calcext:value-type="float">
            <text:p>1347.886</text:p>
          </table:table-cell>
          <table:table-cell office:value-type="float" office:value="813.1046" calcext:value-type="float">
            <text:p>813.1046</text:p>
          </table:table-cell>
          <table:table-cell office:value-type="float" office:value="1094.737" calcext:value-type="float">
            <text:p>1094.737</text:p>
          </table:table-cell>
          <table:table-cell office:value-type="float" office:value="429.4091" calcext:value-type="float">
            <text:p>429.4091</text:p>
          </table:table-cell>
          <table:table-cell office:value-type="float" office:value="1902.082" calcext:value-type="float">
            <text:p>1902.082</text:p>
          </table:table-cell>
          <table:table-cell office:value-type="float" office:value="2124.537" calcext:value-type="float">
            <text:p>2124.537</text:p>
          </table:table-cell>
          <table:table-cell office:value-type="float" office:value="1687.153" calcext:value-type="float">
            <text:p>1687.153</text:p>
          </table:table-cell>
          <table:table-cell office:value-type="float" office:value="586.8786" calcext:value-type="float">
            <text:p>586.8786</text:p>
          </table:table-cell>
          <table:table-cell office:value-type="float" office:value="571.3876" calcext:value-type="float">
            <text:p>571.3876</text:p>
          </table:table-cell>
          <table:table-cell office:value-type="float" office:value="142.9055" calcext:value-type="float">
            <text:p>142.9055</text:p>
          </table:table-cell>
          <table:table-cell office:value-type="float" office:value="35.72241" calcext:value-type="float">
            <text:p>35.72241</text:p>
          </table:table-cell>
          <table:table-cell office:value-type="float" office:value="0" calcext:value-type="float">
            <text:p>0</text:p>
          </table:table-cell>
          <table:table-cell office:value-type="float" office:value="-0.0505465" calcext:value-type="float">
            <text:p>-0.0505465</text:p>
          </table:table-cell>
          <table:table-cell office:value-type="float" office:value="0" calcext:value-type="float">
            <text:p>0</text:p>
          </table:table-cell>
          <table:table-cell office:value-type="float" office:value="0.1298439" calcext:value-type="float">
            <text:p>0.1298439</text:p>
          </table:table-cell>
          <table:table-cell office:value-type="float" office:value="4.349974" calcext:value-type="float">
            <text:p>4.349974</text:p>
          </table:table-cell>
          <table:table-cell office:value-type="float" office:value="-1.314155" calcext:value-type="float">
            <text:p>-1.314155</text:p>
          </table:table-cell>
          <table:table-cell office:value-type="float" office:value="3.035819" calcext:value-type="float">
            <text:p>3.035819</text:p>
          </table:table-cell>
          <table:table-cell office:value-type="float" office:value="-364.5154" calcext:value-type="float">
            <text:p>-364.5154</text:p>
          </table:table-cell>
          <table:table-cell office:value-type="float" office:value="0" calcext:value-type="float">
            <text:p>0</text:p>
          </table:table-cell>
          <table:table-cell office:value-type="float" office:value="9.345313" calcext:value-type="float">
            <text:p>9.345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1" calcext:value-type="float">
            <text:p>30052001</text:p>
          </table:table-cell>
          <table:table-cell office:value-type="float" office:value="256.0717" calcext:value-type="float">
            <text:p>256.0717</text:p>
          </table:table-cell>
          <table:table-cell office:value-type="float" office:value="13297.48" calcext:value-type="float">
            <text:p>13297.48</text:p>
          </table:table-cell>
          <table:table-cell office:value-type="float" office:value="0" calcext:value-type="float">
            <text:p>0</text:p>
          </table:table-cell>
          <table:table-cell office:value-type="float" office:value="0.01363344" calcext:value-type="float">
            <text:p>0.01363344</text:p>
          </table:table-cell>
          <table:table-cell office:value-type="float" office:value="-357.1442" calcext:value-type="float">
            <text:p>-357.1442</text:p>
          </table:table-cell>
          <table:table-cell office:value-type="float" office:value="1005.343" calcext:value-type="float">
            <text:p>1005.343</text:p>
          </table:table-cell>
          <table:table-cell office:value-type="float" office:value="-0.3291735" calcext:value-type="float">
            <text:p>-0.3291735</text:p>
          </table:table-cell>
          <table:table-cell office:value-type="float" office:value="176.5366" calcext:value-type="float">
            <text:p>176.5366</text:p>
          </table:table-cell>
          <table:table-cell office:value-type="float" office:value="11.70453" calcext:value-type="float">
            <text:p>11.70453</text:p>
          </table:table-cell>
          <table:table-cell office:value-type="float" office:value="0.031837" calcext:value-type="float">
            <text:p>0.031837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10806" calcext:value-type="float">
            <text:p>0.04810806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5024177" calcext:value-type="float">
            <text:p>0.5024177</text:p>
          </table:table-cell>
          <table:table-cell office:value-type="float" office:value="370" calcext:value-type="float">
            <text:p>370</text:p>
          </table:table-cell>
          <table:table-cell office:value-type="float" office:value="-355.0891" calcext:value-type="float">
            <text:p>-355.0891</text:p>
          </table:table-cell>
          <table:table-cell office:value-type="float" office:value="0" calcext:value-type="float">
            <text:p>0</text:p>
          </table:table-cell>
          <table:table-cell office:value-type="float" office:value="299.7313" calcext:value-type="float">
            <text:p>299.7313</text:p>
          </table:table-cell>
          <table:table-cell office:value-type="float" office:value="1134.993" calcext:value-type="float">
            <text:p>1134.993</text:p>
          </table:table-cell>
          <table:table-cell office:value-type="float" office:value="1372.612" calcext:value-type="float">
            <text:p>1372.612</text:p>
          </table:table-cell>
          <table:table-cell office:value-type="float" office:value="1347.542" calcext:value-type="float">
            <text:p>1347.542</text:p>
          </table:table-cell>
          <table:table-cell office:value-type="float" office:value="812.885" calcext:value-type="float">
            <text:p>812.885</text:p>
          </table:table-cell>
          <table:table-cell office:value-type="float" office:value="1094.489" calcext:value-type="float">
            <text:p>1094.489</text:p>
          </table:table-cell>
          <table:table-cell office:value-type="float" office:value="429.3137" calcext:value-type="float">
            <text:p>429.3137</text:p>
          </table:table-cell>
          <table:table-cell office:value-type="float" office:value="1901.888" calcext:value-type="float">
            <text:p>1901.888</text:p>
          </table:table-cell>
          <table:table-cell office:value-type="float" office:value="2124.413" calcext:value-type="float">
            <text:p>2124.413</text:p>
          </table:table-cell>
          <table:table-cell office:value-type="float" office:value="1687.097" calcext:value-type="float">
            <text:p>1687.097</text:p>
          </table:table-cell>
          <table:table-cell office:value-type="float" office:value="586.8678" calcext:value-type="float">
            <text:p>586.8678</text:p>
          </table:table-cell>
          <table:table-cell office:value-type="float" office:value="571.3794" calcext:value-type="float">
            <text:p>571.3794</text:p>
          </table:table-cell>
          <table:table-cell office:value-type="float" office:value="142.9052" calcext:value-type="float">
            <text:p>142.9052</text:p>
          </table:table-cell>
          <table:table-cell office:value-type="float" office:value="35.72233" calcext:value-type="float">
            <text:p>35.72233</text:p>
          </table:table-cell>
          <table:table-cell office:value-type="float" office:value="0" calcext:value-type="float">
            <text:p>0</text:p>
          </table:table-cell>
          <table:table-cell office:value-type="float" office:value="-0.0507201" calcext:value-type="float">
            <text:p>-0.0507201</text:p>
          </table:table-cell>
          <table:table-cell office:value-type="float" office:value="0" calcext:value-type="float">
            <text:p>0</text:p>
          </table:table-cell>
          <table:table-cell office:value-type="float" office:value="0.1348604" calcext:value-type="float">
            <text:p>0.1348604</text:p>
          </table:table-cell>
          <table:table-cell office:value-type="float" office:value="4.69125" calcext:value-type="float">
            <text:p>4.69125</text:p>
          </table:table-cell>
          <table:table-cell office:value-type="float" office:value="-1.419742" calcext:value-type="float">
            <text:p>-1.419742</text:p>
          </table:table-cell>
          <table:table-cell office:value-type="float" office:value="3.271508" calcext:value-type="float">
            <text:p>3.271508</text:p>
          </table:table-cell>
          <table:table-cell office:value-type="float" office:value="-366.6685" calcext:value-type="float">
            <text:p>-366.6685</text:p>
          </table:table-cell>
          <table:table-cell office:value-type="float" office:value="0" calcext:value-type="float">
            <text:p>0</text:p>
          </table:table-cell>
          <table:table-cell office:value-type="float" office:value="9.63658" calcext:value-type="float">
            <text:p>9.63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1" calcext:value-type="float">
            <text:p>31052001</text:p>
          </table:table-cell>
          <table:table-cell office:value-type="float" office:value="255.0204" calcext:value-type="float">
            <text:p>255.0204</text:p>
          </table:table-cell>
          <table:table-cell office:value-type="float" office:value="13296.64" calcext:value-type="float">
            <text:p>13296.64</text:p>
          </table:table-cell>
          <table:table-cell office:value-type="float" office:value="0" calcext:value-type="float">
            <text:p>0</text:p>
          </table:table-cell>
          <table:table-cell office:value-type="float" office:value="0.01500935" calcext:value-type="float">
            <text:p>0.01500935</text:p>
          </table:table-cell>
          <table:table-cell office:value-type="float" office:value="-358.9341" calcext:value-type="float">
            <text:p>-358.9341</text:p>
          </table:table-cell>
          <table:table-cell office:value-type="float" office:value="1012.275" calcext:value-type="float">
            <text:p>1012.275</text:p>
          </table:table-cell>
          <table:table-cell office:value-type="float" office:value="-0.3699837" calcext:value-type="float">
            <text:p>-0.3699837</text:p>
          </table:table-cell>
          <table:table-cell office:value-type="float" office:value="175.9367" calcext:value-type="float">
            <text:p>175.9367</text:p>
          </table:table-cell>
          <table:table-cell office:value-type="float" office:value="11.67171" calcext:value-type="float">
            <text:p>11.67171</text:p>
          </table:table-cell>
          <table:table-cell office:value-type="float" office:value="0.03195316" calcext:value-type="float">
            <text:p>0.03195316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11021" calcext:value-type="float">
            <text:p>0.04811021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5028024" calcext:value-type="float">
            <text:p>0.5028024</text:p>
          </table:table-cell>
          <table:table-cell office:value-type="float" office:value="370" calcext:value-type="float">
            <text:p>370</text:p>
          </table:table-cell>
          <table:table-cell office:value-type="float" office:value="-356.5884" calcext:value-type="float">
            <text:p>-356.5884</text:p>
          </table:table-cell>
          <table:table-cell office:value-type="float" office:value="0" calcext:value-type="float">
            <text:p>0</text:p>
          </table:table-cell>
          <table:table-cell office:value-type="float" office:value="299.7715" calcext:value-type="float">
            <text:p>299.7715</text:p>
          </table:table-cell>
          <table:table-cell office:value-type="float" office:value="1134.568" calcext:value-type="float">
            <text:p>1134.568</text:p>
          </table:table-cell>
          <table:table-cell office:value-type="float" office:value="1372.229" calcext:value-type="float">
            <text:p>1372.229</text:p>
          </table:table-cell>
          <table:table-cell office:value-type="float" office:value="1347.285" calcext:value-type="float">
            <text:p>1347.285</text:p>
          </table:table-cell>
          <table:table-cell office:value-type="float" office:value="812.7156" calcext:value-type="float">
            <text:p>812.7156</text:p>
          </table:table-cell>
          <table:table-cell office:value-type="float" office:value="1094.298" calcext:value-type="float">
            <text:p>1094.298</text:p>
          </table:table-cell>
          <table:table-cell office:value-type="float" office:value="429.2304" calcext:value-type="float">
            <text:p>429.2304</text:p>
          </table:table-cell>
          <table:table-cell office:value-type="float" office:value="1901.706" calcext:value-type="float">
            <text:p>1901.706</text:p>
          </table:table-cell>
          <table:table-cell office:value-type="float" office:value="2124.289" calcext:value-type="float">
            <text:p>2124.289</text:p>
          </table:table-cell>
          <table:table-cell office:value-type="float" office:value="1687.034" calcext:value-type="float">
            <text:p>1687.034</text:p>
          </table:table-cell>
          <table:table-cell office:value-type="float" office:value="586.8571" calcext:value-type="float">
            <text:p>586.8571</text:p>
          </table:table-cell>
          <table:table-cell office:value-type="float" office:value="571.3711" calcext:value-type="float">
            <text:p>571.3711</text:p>
          </table:table-cell>
          <table:table-cell office:value-type="float" office:value="142.9049" calcext:value-type="float">
            <text:p>142.9049</text:p>
          </table:table-cell>
          <table:table-cell office:value-type="float" office:value="35.72224" calcext:value-type="float">
            <text:p>35.72224</text:p>
          </table:table-cell>
          <table:table-cell office:value-type="float" office:value="0" calcext:value-type="float">
            <text:p>0</text:p>
          </table:table-cell>
          <table:table-cell office:value-type="float" office:value="-0.05078735" calcext:value-type="float">
            <text:p>-0.05078735</text:p>
          </table:table-cell>
          <table:table-cell office:value-type="float" office:value="0" calcext:value-type="float">
            <text:p>0</text:p>
          </table:table-cell>
          <table:table-cell office:value-type="float" office:value="0.1403968" calcext:value-type="float">
            <text:p>0.1403968</text:p>
          </table:table-cell>
          <table:table-cell office:value-type="float" office:value="5.058931" calcext:value-type="float">
            <text:p>5.058931</text:p>
          </table:table-cell>
          <table:table-cell office:value-type="float" office:value="-1.53752" calcext:value-type="float">
            <text:p>-1.53752</text:p>
          </table:table-cell>
          <table:table-cell office:value-type="float" office:value="3.521411" calcext:value-type="float">
            <text:p>3.521411</text:p>
          </table:table-cell>
          <table:table-cell office:value-type="float" office:value="-368.4078" calcext:value-type="float">
            <text:p>-368.4078</text:p>
          </table:table-cell>
          <table:table-cell office:value-type="float" office:value="0" calcext:value-type="float">
            <text:p>0</text:p>
          </table:table-cell>
          <table:table-cell office:value-type="float" office:value="9.624193" calcext:value-type="float">
            <text:p>9.624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1" calcext:value-type="float">
            <text:p>1062001</text:p>
          </table:table-cell>
          <table:table-cell office:value-type="float" office:value="253.8359" calcext:value-type="float">
            <text:p>253.8359</text:p>
          </table:table-cell>
          <table:table-cell office:value-type="float" office:value="13295.79" calcext:value-type="float">
            <text:p>13295.79</text:p>
          </table:table-cell>
          <table:table-cell office:value-type="float" office:value="0" calcext:value-type="float">
            <text:p>0</text:p>
          </table:table-cell>
          <table:table-cell office:value-type="float" office:value="0.01651099" calcext:value-type="float">
            <text:p>0.01651099</text:p>
          </table:table-cell>
          <table:table-cell office:value-type="float" office:value="-360.8523" calcext:value-type="float">
            <text:p>-360.8523</text:p>
          </table:table-cell>
          <table:table-cell office:value-type="float" office:value="1019.885" calcext:value-type="float">
            <text:p>1019.885</text:p>
          </table:table-cell>
          <table:table-cell office:value-type="float" office:value="-0.4219661" calcext:value-type="float">
            <text:p>-0.4219661</text:p>
          </table:table-cell>
          <table:table-cell office:value-type="float" office:value="175.2669" calcext:value-type="float">
            <text:p>175.2669</text:p>
          </table:table-cell>
          <table:table-cell office:value-type="float" office:value="11.62366" calcext:value-type="float">
            <text:p>11.62366</text:p>
          </table:table-cell>
          <table:table-cell office:value-type="float" office:value="0.0320668" calcext:value-type="float">
            <text:p>0.0320668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11236" calcext:value-type="float">
            <text:p>0.04811236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5031648" calcext:value-type="float">
            <text:p>0.5031648</text:p>
          </table:table-cell>
          <table:table-cell office:value-type="float" office:value="370" calcext:value-type="float">
            <text:p>370</text:p>
          </table:table-cell>
          <table:table-cell office:value-type="float" office:value="-358.0201" calcext:value-type="float">
            <text:p>-358.0201</text:p>
          </table:table-cell>
          <table:table-cell office:value-type="float" office:value="0" calcext:value-type="float">
            <text:p>0</text:p>
          </table:table-cell>
          <table:table-cell office:value-type="float" office:value="299.8193" calcext:value-type="float">
            <text:p>299.8193</text:p>
          </table:table-cell>
          <table:table-cell office:value-type="float" office:value="1134.04" calcext:value-type="float">
            <text:p>1134.04</text:p>
          </table:table-cell>
          <table:table-cell office:value-type="float" office:value="1371.8" calcext:value-type="float">
            <text:p>1371.8</text:p>
          </table:table-cell>
          <table:table-cell office:value-type="float" office:value="1347.014" calcext:value-type="float">
            <text:p>1347.014</text:p>
          </table:table-cell>
          <table:table-cell office:value-type="float" office:value="812.5349" calcext:value-type="float">
            <text:p>812.5349</text:p>
          </table:table-cell>
          <table:table-cell office:value-type="float" office:value="1094.121" calcext:value-type="float">
            <text:p>1094.121</text:p>
          </table:table-cell>
          <table:table-cell office:value-type="float" office:value="429.154" calcext:value-type="float">
            <text:p>429.154</text:p>
          </table:table-cell>
          <table:table-cell office:value-type="float" office:value="1901.544" calcext:value-type="float">
            <text:p>1901.544</text:p>
          </table:table-cell>
          <table:table-cell office:value-type="float" office:value="2124.167" calcext:value-type="float">
            <text:p>2124.167</text:p>
          </table:table-cell>
          <table:table-cell office:value-type="float" office:value="1686.971" calcext:value-type="float">
            <text:p>1686.971</text:p>
          </table:table-cell>
          <table:table-cell office:value-type="float" office:value="586.8463" calcext:value-type="float">
            <text:p>586.8463</text:p>
          </table:table-cell>
          <table:table-cell office:value-type="float" office:value="571.3628" calcext:value-type="float">
            <text:p>571.3628</text:p>
          </table:table-cell>
          <table:table-cell office:value-type="float" office:value="142.9046" calcext:value-type="float">
            <text:p>142.9046</text:p>
          </table:table-cell>
          <table:table-cell office:value-type="float" office:value="35.72216" calcext:value-type="float">
            <text:p>35.72216</text:p>
          </table:table-cell>
          <table:table-cell office:value-type="float" office:value="0" calcext:value-type="float">
            <text:p>0</text:p>
          </table:table-cell>
          <table:table-cell office:value-type="float" office:value="-0.05091426" calcext:value-type="float">
            <text:p>-0.05091426</text:p>
          </table:table-cell>
          <table:table-cell office:value-type="float" office:value="0" calcext:value-type="float">
            <text:p>0</text:p>
          </table:table-cell>
          <table:table-cell office:value-type="float" office:value="0.1642569" calcext:value-type="float">
            <text:p>0.1642569</text:p>
          </table:table-cell>
          <table:table-cell office:value-type="float" office:value="5.694021" calcext:value-type="float">
            <text:p>5.694021</text:p>
          </table:table-cell>
          <table:table-cell office:value-type="float" office:value="-1.737837" calcext:value-type="float">
            <text:p>-1.737837</text:p>
          </table:table-cell>
          <table:table-cell office:value-type="float" office:value="3.956184" calcext:value-type="float">
            <text:p>3.956184</text:p>
          </table:table-cell>
          <table:table-cell office:value-type="float" office:value="-370.2959" calcext:value-type="float">
            <text:p>-370.2959</text:p>
          </table:table-cell>
          <table:table-cell office:value-type="float" office:value="0" calcext:value-type="float">
            <text:p>0</text:p>
          </table:table-cell>
          <table:table-cell office:value-type="float" office:value="9.643579" calcext:value-type="float">
            <text:p>9.643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1" calcext:value-type="float">
            <text:p>2062001</text:p>
          </table:table-cell>
          <table:table-cell office:value-type="float" office:value="252.4144" calcext:value-type="float">
            <text:p>252.4144</text:p>
          </table:table-cell>
          <table:table-cell office:value-type="float" office:value="13294.84" calcext:value-type="float">
            <text:p>13294.84</text:p>
          </table:table-cell>
          <table:table-cell office:value-type="float" office:value="0" calcext:value-type="float">
            <text:p>0</text:p>
          </table:table-cell>
          <table:table-cell office:value-type="float" office:value="0.01845504" calcext:value-type="float">
            <text:p>0.01845504</text:p>
          </table:table-cell>
          <table:table-cell office:value-type="float" office:value="-363.0057" calcext:value-type="float">
            <text:p>-363.0057</text:p>
          </table:table-cell>
          <table:table-cell office:value-type="float" office:value="1027.313" calcext:value-type="float">
            <text:p>1027.313</text:p>
          </table:table-cell>
          <table:table-cell office:value-type="float" office:value="-0.4820333" calcext:value-type="float">
            <text:p>-0.4820333</text:p>
          </table:table-cell>
          <table:table-cell office:value-type="float" office:value="174.3793" calcext:value-type="float">
            <text:p>174.3793</text:p>
          </table:table-cell>
          <table:table-cell office:value-type="float" office:value="11.56589" calcext:value-type="float">
            <text:p>11.56589</text:p>
          </table:table-cell>
          <table:table-cell office:value-type="float" office:value="0.03201546" calcext:value-type="float">
            <text:p>0.03201546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11418" calcext:value-type="float">
            <text:p>0.04811418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5035134" calcext:value-type="float">
            <text:p>0.5035134</text:p>
          </table:table-cell>
          <table:table-cell office:value-type="float" office:value="370" calcext:value-type="float">
            <text:p>370</text:p>
          </table:table-cell>
          <table:table-cell office:value-type="float" office:value="-359.6289" calcext:value-type="float">
            <text:p>-359.6289</text:p>
          </table:table-cell>
          <table:table-cell office:value-type="float" office:value="0" calcext:value-type="float">
            <text:p>0</text:p>
          </table:table-cell>
          <table:table-cell office:value-type="float" office:value="299.9296" calcext:value-type="float">
            <text:p>299.9296</text:p>
          </table:table-cell>
          <table:table-cell office:value-type="float" office:value="1133.338" calcext:value-type="float">
            <text:p>1133.338</text:p>
          </table:table-cell>
          <table:table-cell office:value-type="float" office:value="1371.245" calcext:value-type="float">
            <text:p>1371.245</text:p>
          </table:table-cell>
          <table:table-cell office:value-type="float" office:value="1346.689" calcext:value-type="float">
            <text:p>1346.689</text:p>
          </table:table-cell>
          <table:table-cell office:value-type="float" office:value="812.3345" calcext:value-type="float">
            <text:p>812.3345</text:p>
          </table:table-cell>
          <table:table-cell office:value-type="float" office:value="1093.924" calcext:value-type="float">
            <text:p>1093.924</text:p>
          </table:table-cell>
          <table:table-cell office:value-type="float" office:value="429.0728" calcext:value-type="float">
            <text:p>429.0728</text:p>
          </table:table-cell>
          <table:table-cell office:value-type="float" office:value="1901.381" calcext:value-type="float">
            <text:p>1901.381</text:p>
          </table:table-cell>
          <table:table-cell office:value-type="float" office:value="2124.047" calcext:value-type="float">
            <text:p>2124.047</text:p>
          </table:table-cell>
          <table:table-cell office:value-type="float" office:value="1686.909" calcext:value-type="float">
            <text:p>1686.909</text:p>
          </table:table-cell>
          <table:table-cell office:value-type="float" office:value="586.8354" calcext:value-type="float">
            <text:p>586.8354</text:p>
          </table:table-cell>
          <table:table-cell office:value-type="float" office:value="571.3545" calcext:value-type="float">
            <text:p>571.3545</text:p>
          </table:table-cell>
          <table:table-cell office:value-type="float" office:value="142.9043" calcext:value-type="float">
            <text:p>142.9043</text:p>
          </table:table-cell>
          <table:table-cell office:value-type="float" office:value="35.72208" calcext:value-type="float">
            <text:p>35.72208</text:p>
          </table:table-cell>
          <table:table-cell office:value-type="float" office:value="0" calcext:value-type="float">
            <text:p>0</text:p>
          </table:table-cell>
          <table:table-cell office:value-type="float" office:value="-0.05139771" calcext:value-type="float">
            <text:p>-0.05139771</text:p>
          </table:table-cell>
          <table:table-cell office:value-type="float" office:value="0" calcext:value-type="float">
            <text:p>0</text:p>
          </table:table-cell>
          <table:table-cell office:value-type="float" office:value="0.1778014" calcext:value-type="float">
            <text:p>0.1778014</text:p>
          </table:table-cell>
          <table:table-cell office:value-type="float" office:value="6.378725" calcext:value-type="float">
            <text:p>6.378725</text:p>
          </table:table-cell>
          <table:table-cell office:value-type="float" office:value="-1.937873" calcext:value-type="float">
            <text:p>-1.937873</text:p>
          </table:table-cell>
          <table:table-cell office:value-type="float" office:value="4.440852" calcext:value-type="float">
            <text:p>4.440852</text:p>
          </table:table-cell>
          <table:table-cell office:value-type="float" office:value="-372.5271" calcext:value-type="float">
            <text:p>-372.5271</text:p>
          </table:table-cell>
          <table:table-cell office:value-type="float" office:value="0" calcext:value-type="float">
            <text:p>0</text:p>
          </table:table-cell>
          <table:table-cell office:value-type="float" office:value="9.779004" calcext:value-type="float">
            <text:p>9.779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1" calcext:value-type="float">
            <text:p>3062001</text:p>
          </table:table-cell>
          <table:table-cell office:value-type="float" office:value="251.0905" calcext:value-type="float">
            <text:p>251.0905</text:p>
          </table:table-cell>
          <table:table-cell office:value-type="float" office:value="13293.91" calcext:value-type="float">
            <text:p>13293.91</text:p>
          </table:table-cell>
          <table:table-cell office:value-type="float" office:value="0" calcext:value-type="float">
            <text:p>0</text:p>
          </table:table-cell>
          <table:table-cell office:value-type="float" office:value="0.02023469" calcext:value-type="float">
            <text:p>0.02023469</text:p>
          </table:table-cell>
          <table:table-cell office:value-type="float" office:value="-365.1246" calcext:value-type="float">
            <text:p>-365.1246</text:p>
          </table:table-cell>
          <table:table-cell office:value-type="float" office:value="1035.143" calcext:value-type="float">
            <text:p>1035.143</text:p>
          </table:table-cell>
          <table:table-cell office:value-type="float" office:value="-0.5601682" calcext:value-type="float">
            <text:p>-0.5601682</text:p>
          </table:table-cell>
          <table:table-cell office:value-type="float" office:value="173.6941" calcext:value-type="float">
            <text:p>173.6941</text:p>
          </table:table-cell>
          <table:table-cell office:value-type="float" office:value="11.51718" calcext:value-type="float">
            <text:p>11.51718</text:p>
          </table:table-cell>
          <table:table-cell office:value-type="float" office:value="0.03214279" calcext:value-type="float">
            <text:p>0.03214279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11598" calcext:value-type="float">
            <text:p>0.04811598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503852" calcext:value-type="float">
            <text:p>0.503852</text:p>
          </table:table-cell>
          <table:table-cell office:value-type="float" office:value="370" calcext:value-type="float">
            <text:p>370</text:p>
          </table:table-cell>
          <table:table-cell office:value-type="float" office:value="-361.2271" calcext:value-type="float">
            <text:p>-361.2271</text:p>
          </table:table-cell>
          <table:table-cell office:value-type="float" office:value="0" calcext:value-type="float">
            <text:p>0</text:p>
          </table:table-cell>
          <table:table-cell office:value-type="float" office:value="299.9945" calcext:value-type="float">
            <text:p>299.9945</text:p>
          </table:table-cell>
          <table:table-cell office:value-type="float" office:value="1132.771" calcext:value-type="float">
            <text:p>1132.771</text:p>
          </table:table-cell>
          <table:table-cell office:value-type="float" office:value="1370.747" calcext:value-type="float">
            <text:p>1370.747</text:p>
          </table:table-cell>
          <table:table-cell office:value-type="float" office:value="1346.355" calcext:value-type="float">
            <text:p>1346.355</text:p>
          </table:table-cell>
          <table:table-cell office:value-type="float" office:value="812.134" calcext:value-type="float">
            <text:p>812.134</text:p>
          </table:table-cell>
          <table:table-cell office:value-type="float" office:value="1093.706" calcext:value-type="float">
            <text:p>1093.706</text:p>
          </table:table-cell>
          <table:table-cell office:value-type="float" office:value="428.9872" calcext:value-type="float">
            <text:p>428.9872</text:p>
          </table:table-cell>
          <table:table-cell office:value-type="float" office:value="1901.217" calcext:value-type="float">
            <text:p>1901.217</text:p>
          </table:table-cell>
          <table:table-cell office:value-type="float" office:value="2123.927" calcext:value-type="float">
            <text:p>2123.927</text:p>
          </table:table-cell>
          <table:table-cell office:value-type="float" office:value="1686.846" calcext:value-type="float">
            <text:p>1686.846</text:p>
          </table:table-cell>
          <table:table-cell office:value-type="float" office:value="586.8246" calcext:value-type="float">
            <text:p>586.8246</text:p>
          </table:table-cell>
          <table:table-cell office:value-type="float" office:value="571.3462" calcext:value-type="float">
            <text:p>571.3462</text:p>
          </table:table-cell>
          <table:table-cell office:value-type="float" office:value="142.904" calcext:value-type="float">
            <text:p>142.904</text:p>
          </table:table-cell>
          <table:table-cell office:value-type="float" office:value="35.722" calcext:value-type="float">
            <text:p>35.722</text:p>
          </table:table-cell>
          <table:table-cell office:value-type="float" office:value="0" calcext:value-type="float">
            <text:p>0</text:p>
          </table:table-cell>
          <table:table-cell office:value-type="float" office:value="-0.05157138" calcext:value-type="float">
            <text:p>-0.05157138</text:p>
          </table:table-cell>
          <table:table-cell office:value-type="float" office:value="0" calcext:value-type="float">
            <text:p>0</text:p>
          </table:table-cell>
          <table:table-cell office:value-type="float" office:value="0.1881759" calcext:value-type="float">
            <text:p>0.1881759</text:p>
          </table:table-cell>
          <table:table-cell office:value-type="float" office:value="7.03178" calcext:value-type="float">
            <text:p>7.03178</text:p>
          </table:table-cell>
          <table:table-cell office:value-type="float" office:value="-2.148208" calcext:value-type="float">
            <text:p>-2.148208</text:p>
          </table:table-cell>
          <table:table-cell office:value-type="float" office:value="4.883572" calcext:value-type="float">
            <text:p>4.883572</text:p>
          </table:table-cell>
          <table:table-cell office:value-type="float" office:value="-374.6402" calcext:value-type="float">
            <text:p>-374.6402</text:p>
          </table:table-cell>
          <table:table-cell office:value-type="float" office:value="0" calcext:value-type="float">
            <text:p>0</text:p>
          </table:table-cell>
          <table:table-cell office:value-type="float" office:value="9.847506" calcext:value-type="float">
            <text:p>9.847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1" calcext:value-type="float">
            <text:p>4062001</text:p>
          </table:table-cell>
          <table:table-cell office:value-type="float" office:value="250.0204" calcext:value-type="float">
            <text:p>250.0204</text:p>
          </table:table-cell>
          <table:table-cell office:value-type="float" office:value="13293.06" calcext:value-type="float">
            <text:p>13293.06</text:p>
          </table:table-cell>
          <table:table-cell office:value-type="float" office:value="0" calcext:value-type="float">
            <text:p>0</text:p>
          </table:table-cell>
          <table:table-cell office:value-type="float" office:value="0.02219175" calcext:value-type="float">
            <text:p>0.02219175</text:p>
          </table:table-cell>
          <table:table-cell office:value-type="float" office:value="-366.8872" calcext:value-type="float">
            <text:p>-366.8872</text:p>
          </table:table-cell>
          <table:table-cell office:value-type="float" office:value="1040.714" calcext:value-type="float">
            <text:p>1040.714</text:p>
          </table:table-cell>
          <table:table-cell office:value-type="float" office:value="-0.6460618" calcext:value-type="float">
            <text:p>-0.6460618</text:p>
          </table:table-cell>
          <table:table-cell office:value-type="float" office:value="173.0204" calcext:value-type="float">
            <text:p>173.0204</text:p>
          </table:table-cell>
          <table:table-cell office:value-type="float" office:value="11.47591" calcext:value-type="float">
            <text:p>11.47591</text:p>
          </table:table-cell>
          <table:table-cell office:value-type="float" office:value="0.03232359" calcext:value-type="float">
            <text:p>0.03232359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11778" calcext:value-type="float">
            <text:p>0.04811778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5041896" calcext:value-type="float">
            <text:p>0.5041896</text:p>
          </table:table-cell>
          <table:table-cell office:value-type="float" office:value="370" calcext:value-type="float">
            <text:p>370</text:p>
          </table:table-cell>
          <table:table-cell office:value-type="float" office:value="-362.5714" calcext:value-type="float">
            <text:p>-362.5714</text:p>
          </table:table-cell>
          <table:table-cell office:value-type="float" office:value="0" calcext:value-type="float">
            <text:p>0</text:p>
          </table:table-cell>
          <table:table-cell office:value-type="float" office:value="300.0768" calcext:value-type="float">
            <text:p>300.0768</text:p>
          </table:table-cell>
          <table:table-cell office:value-type="float" office:value="1132.311" calcext:value-type="float">
            <text:p>1132.311</text:p>
          </table:table-cell>
          <table:table-cell office:value-type="float" office:value="1370.339" calcext:value-type="float">
            <text:p>1370.339</text:p>
          </table:table-cell>
          <table:table-cell office:value-type="float" office:value="1346.08" calcext:value-type="float">
            <text:p>1346.08</text:p>
          </table:table-cell>
          <table:table-cell office:value-type="float" office:value="811.9538" calcext:value-type="float">
            <text:p>811.9538</text:p>
          </table:table-cell>
          <table:table-cell office:value-type="float" office:value="1093.516" calcext:value-type="float">
            <text:p>1093.516</text:p>
          </table:table-cell>
          <table:table-cell office:value-type="float" office:value="428.9045" calcext:value-type="float">
            <text:p>428.9045</text:p>
          </table:table-cell>
          <table:table-cell office:value-type="float" office:value="1901.052" calcext:value-type="float">
            <text:p>1901.052</text:p>
          </table:table-cell>
          <table:table-cell office:value-type="float" office:value="2123.808" calcext:value-type="float">
            <text:p>2123.808</text:p>
          </table:table-cell>
          <table:table-cell office:value-type="float" office:value="1686.784" calcext:value-type="float">
            <text:p>1686.784</text:p>
          </table:table-cell>
          <table:table-cell office:value-type="float" office:value="586.8138" calcext:value-type="float">
            <text:p>586.8138</text:p>
          </table:table-cell>
          <table:table-cell office:value-type="float" office:value="571.3379" calcext:value-type="float">
            <text:p>571.3379</text:p>
          </table:table-cell>
          <table:table-cell office:value-type="float" office:value="142.9037" calcext:value-type="float">
            <text:p>142.9037</text:p>
          </table:table-cell>
          <table:table-cell office:value-type="float" office:value="35.72192" calcext:value-type="float">
            <text:p>35.72192</text:p>
          </table:table-cell>
          <table:table-cell office:value-type="float" office:value="0" calcext:value-type="float">
            <text:p>0</text:p>
          </table:table-cell>
          <table:table-cell office:value-type="float" office:value="-0.05164189" calcext:value-type="float">
            <text:p>-0.05164189</text:p>
          </table:table-cell>
          <table:table-cell office:value-type="float" office:value="0" calcext:value-type="float">
            <text:p>0</text:p>
          </table:table-cell>
          <table:table-cell office:value-type="float" office:value="0.1999079" calcext:value-type="float">
            <text:p>0.1999079</text:p>
          </table:table-cell>
          <table:table-cell office:value-type="float" office:value="7.577133" calcext:value-type="float">
            <text:p>7.577133</text:p>
          </table:table-cell>
          <table:table-cell office:value-type="float" office:value="-2.361178" calcext:value-type="float">
            <text:p>-2.361178</text:p>
          </table:table-cell>
          <table:table-cell office:value-type="float" office:value="5.215955" calcext:value-type="float">
            <text:p>5.215955</text:p>
          </table:table-cell>
          <table:table-cell office:value-type="float" office:value="-376.416" calcext:value-type="float">
            <text:p>-376.416</text:p>
          </table:table-cell>
          <table:table-cell office:value-type="float" office:value="0" calcext:value-type="float">
            <text:p>0</text:p>
          </table:table-cell>
          <table:table-cell office:value-type="float" office:value="9.942721" calcext:value-type="float">
            <text:p>9.942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1" calcext:value-type="float">
            <text:p>5062001</text:p>
          </table:table-cell>
          <table:table-cell office:value-type="float" office:value="248.976" calcext:value-type="float">
            <text:p>248.976</text:p>
          </table:table-cell>
          <table:table-cell office:value-type="float" office:value="13292.25" calcext:value-type="float">
            <text:p>13292.25</text:p>
          </table:table-cell>
          <table:table-cell office:value-type="float" office:value="0" calcext:value-type="float">
            <text:p>0</text:p>
          </table:table-cell>
          <table:table-cell office:value-type="float" office:value="0.02435374" calcext:value-type="float">
            <text:p>0.02435374</text:p>
          </table:table-cell>
          <table:table-cell office:value-type="float" office:value="-368.4784" calcext:value-type="float">
            <text:p>-368.4784</text:p>
          </table:table-cell>
          <table:table-cell office:value-type="float" office:value="1046.07" calcext:value-type="float">
            <text:p>1046.07</text:p>
          </table:table-cell>
          <table:table-cell office:value-type="float" office:value="-0.7330686" calcext:value-type="float">
            <text:p>-0.7330686</text:p>
          </table:table-cell>
          <table:table-cell office:value-type="float" office:value="172.4341" calcext:value-type="float">
            <text:p>172.4341</text:p>
          </table:table-cell>
          <table:table-cell office:value-type="float" office:value="11.43817" calcext:value-type="float">
            <text:p>11.43817</text:p>
          </table:table-cell>
          <table:table-cell office:value-type="float" office:value="0.03242842" calcext:value-type="float">
            <text:p>0.03242842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11958" calcext:value-type="float">
            <text:p>0.04811958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5045308" calcext:value-type="float">
            <text:p>0.5045308</text:p>
          </table:table-cell>
          <table:table-cell office:value-type="float" office:value="370" calcext:value-type="float">
            <text:p>370</text:p>
          </table:table-cell>
          <table:table-cell office:value-type="float" office:value="-363.6767" calcext:value-type="float">
            <text:p>-363.6767</text:p>
          </table:table-cell>
          <table:table-cell office:value-type="float" office:value="0" calcext:value-type="float">
            <text:p>0</text:p>
          </table:table-cell>
          <table:table-cell office:value-type="float" office:value="300.0996" calcext:value-type="float">
            <text:p>300.0996</text:p>
          </table:table-cell>
          <table:table-cell office:value-type="float" office:value="1131.881" calcext:value-type="float">
            <text:p>1131.881</text:p>
          </table:table-cell>
          <table:table-cell office:value-type="float" office:value="1369.961" calcext:value-type="float">
            <text:p>1369.961</text:p>
          </table:table-cell>
          <table:table-cell office:value-type="float" office:value="1345.833" calcext:value-type="float">
            <text:p>1345.833</text:p>
          </table:table-cell>
          <table:table-cell office:value-type="float" office:value="811.7827" calcext:value-type="float">
            <text:p>811.7827</text:p>
          </table:table-cell>
          <table:table-cell office:value-type="float" office:value="1093.347" calcext:value-type="float">
            <text:p>1093.347</text:p>
          </table:table-cell>
          <table:table-cell office:value-type="float" office:value="428.8299" calcext:value-type="float">
            <text:p>428.8299</text:p>
          </table:table-cell>
          <table:table-cell office:value-type="float" office:value="1900.883" calcext:value-type="float">
            <text:p>1900.883</text:p>
          </table:table-cell>
          <table:table-cell office:value-type="float" office:value="2123.69" calcext:value-type="float">
            <text:p>2123.69</text:p>
          </table:table-cell>
          <table:table-cell office:value-type="float" office:value="1686.722" calcext:value-type="float">
            <text:p>1686.722</text:p>
          </table:table-cell>
          <table:table-cell office:value-type="float" office:value="586.8031" calcext:value-type="float">
            <text:p>586.8031</text:p>
          </table:table-cell>
          <table:table-cell office:value-type="float" office:value="571.3296" calcext:value-type="float">
            <text:p>571.3296</text:p>
          </table:table-cell>
          <table:table-cell office:value-type="float" office:value="142.9034" calcext:value-type="float">
            <text:p>142.9034</text:p>
          </table:table-cell>
          <table:table-cell office:value-type="float" office:value="35.72184" calcext:value-type="float">
            <text:p>35.72184</text:p>
          </table:table-cell>
          <table:table-cell office:value-type="float" office:value="0" calcext:value-type="float">
            <text:p>0</text:p>
          </table:table-cell>
          <table:table-cell office:value-type="float" office:value="-0.05171803" calcext:value-type="float">
            <text:p>-0.05171803</text:p>
          </table:table-cell>
          <table:table-cell office:value-type="float" office:value="0" calcext:value-type="float">
            <text:p>0</text:p>
          </table:table-cell>
          <table:table-cell office:value-type="float" office:value="0.217901" calcext:value-type="float">
            <text:p>0.217901</text:p>
          </table:table-cell>
          <table:table-cell office:value-type="float" office:value="8.238272" calcext:value-type="float">
            <text:p>8.238272</text:p>
          </table:table-cell>
          <table:table-cell office:value-type="float" office:value="-2.623271" calcext:value-type="float">
            <text:p>-2.623271</text:p>
          </table:table-cell>
          <table:table-cell office:value-type="float" office:value="5.615001" calcext:value-type="float">
            <text:p>5.615001</text:p>
          </table:table-cell>
          <table:table-cell office:value-type="float" office:value="-378.115" calcext:value-type="float">
            <text:p>-378.115</text:p>
          </table:table-cell>
          <table:table-cell office:value-type="float" office:value="0" calcext:value-type="float">
            <text:p>0</text:p>
          </table:table-cell>
          <table:table-cell office:value-type="float" office:value="10.13601" calcext:value-type="float">
            <text:p>10.13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1" calcext:value-type="float">
            <text:p>6062001</text:p>
          </table:table-cell>
          <table:table-cell office:value-type="float" office:value="247.8509" calcext:value-type="float">
            <text:p>247.8509</text:p>
          </table:table-cell>
          <table:table-cell office:value-type="float" office:value="13291.44" calcext:value-type="float">
            <text:p>13291.44</text:p>
          </table:table-cell>
          <table:table-cell office:value-type="float" office:value="0" calcext:value-type="float">
            <text:p>0</text:p>
          </table:table-cell>
          <table:table-cell office:value-type="float" office:value="0.02670499" calcext:value-type="float">
            <text:p>0.02670499</text:p>
          </table:table-cell>
          <table:table-cell office:value-type="float" office:value="-370.357" calcext:value-type="float">
            <text:p>-370.357</text:p>
          </table:table-cell>
          <table:table-cell office:value-type="float" office:value="1053.517" calcext:value-type="float">
            <text:p>1053.517</text:p>
          </table:table-cell>
          <table:table-cell office:value-type="float" office:value="-0.8390142" calcext:value-type="float">
            <text:p>-0.8390142</text:p>
          </table:table-cell>
          <table:table-cell office:value-type="float" office:value="171.8003" calcext:value-type="float">
            <text:p>171.8003</text:p>
          </table:table-cell>
          <table:table-cell office:value-type="float" office:value="11.38959" calcext:value-type="float">
            <text:p>11.38959</text:p>
          </table:table-cell>
          <table:table-cell office:value-type="float" office:value="0.03256793" calcext:value-type="float">
            <text:p>0.03256793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12137" calcext:value-type="float">
            <text:p>0.04812137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5048834" calcext:value-type="float">
            <text:p>0.5048834</text:p>
          </table:table-cell>
          <table:table-cell office:value-type="float" office:value="370" calcext:value-type="float">
            <text:p>370</text:p>
          </table:table-cell>
          <table:table-cell office:value-type="float" office:value="-364.8214" calcext:value-type="float">
            <text:p>-364.8214</text:p>
          </table:table-cell>
          <table:table-cell office:value-type="float" office:value="0" calcext:value-type="float">
            <text:p>0</text:p>
          </table:table-cell>
          <table:table-cell office:value-type="float" office:value="300.1262" calcext:value-type="float">
            <text:p>300.1262</text:p>
          </table:table-cell>
          <table:table-cell office:value-type="float" office:value="1131.39" calcext:value-type="float">
            <text:p>1131.39</text:p>
          </table:table-cell>
          <table:table-cell office:value-type="float" office:value="1369.553" calcext:value-type="float">
            <text:p>1369.553</text:p>
          </table:table-cell>
          <table:table-cell office:value-type="float" office:value="1345.579" calcext:value-type="float">
            <text:p>1345.579</text:p>
          </table:table-cell>
          <table:table-cell office:value-type="float" office:value="811.6085" calcext:value-type="float">
            <text:p>811.6085</text:p>
          </table:table-cell>
          <table:table-cell office:value-type="float" office:value="1093.181" calcext:value-type="float">
            <text:p>1093.181</text:p>
          </table:table-cell>
          <table:table-cell office:value-type="float" office:value="428.7584" calcext:value-type="float">
            <text:p>428.7584</text:p>
          </table:table-cell>
          <table:table-cell office:value-type="float" office:value="1900.718" calcext:value-type="float">
            <text:p>1900.718</text:p>
          </table:table-cell>
          <table:table-cell office:value-type="float" office:value="2123.584" calcext:value-type="float">
            <text:p>2123.584</text:p>
          </table:table-cell>
          <table:table-cell office:value-type="float" office:value="1686.66" calcext:value-type="float">
            <text:p>1686.66</text:p>
          </table:table-cell>
          <table:table-cell office:value-type="float" office:value="586.7923" calcext:value-type="float">
            <text:p>586.7923</text:p>
          </table:table-cell>
          <table:table-cell office:value-type="float" office:value="571.3213" calcext:value-type="float">
            <text:p>571.3213</text:p>
          </table:table-cell>
          <table:table-cell office:value-type="float" office:value="142.9031" calcext:value-type="float">
            <text:p>142.9031</text:p>
          </table:table-cell>
          <table:table-cell office:value-type="float" office:value="35.72176" calcext:value-type="float">
            <text:p>35.72176</text:p>
          </table:table-cell>
          <table:table-cell office:value-type="float" office:value="0" calcext:value-type="float">
            <text:p>0</text:p>
          </table:table-cell>
          <table:table-cell office:value-type="float" office:value="-0.05182142" calcext:value-type="float">
            <text:p>-0.05182142</text:p>
          </table:table-cell>
          <table:table-cell office:value-type="float" office:value="0" calcext:value-type="float">
            <text:p>0</text:p>
          </table:table-cell>
          <table:table-cell office:value-type="float" office:value="0.2387337" calcext:value-type="float">
            <text:p>0.2387337</text:p>
          </table:table-cell>
          <table:table-cell office:value-type="float" office:value="9.191234" calcext:value-type="float">
            <text:p>9.191234</text:p>
          </table:table-cell>
          <table:table-cell office:value-type="float" office:value="-2.94824" calcext:value-type="float">
            <text:p>-2.94824</text:p>
          </table:table-cell>
          <table:table-cell office:value-type="float" office:value="6.242994" calcext:value-type="float">
            <text:p>6.242994</text:p>
          </table:table-cell>
          <table:table-cell office:value-type="float" office:value="-379.904" calcext:value-type="float">
            <text:p>-379.904</text:p>
          </table:table-cell>
          <table:table-cell office:value-type="float" office:value="0" calcext:value-type="float">
            <text:p>0</text:p>
          </table:table-cell>
          <table:table-cell office:value-type="float" office:value="10.1501" calcext:value-type="float">
            <text:p>10.1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1" calcext:value-type="float">
            <text:p>7062001</text:p>
          </table:table-cell>
          <table:table-cell office:value-type="float" office:value="246.4111" calcext:value-type="float">
            <text:p>246.4111</text:p>
          </table:table-cell>
          <table:table-cell office:value-type="float" office:value="13290.48" calcext:value-type="float">
            <text:p>13290.48</text:p>
          </table:table-cell>
          <table:table-cell office:value-type="float" office:value="0" calcext:value-type="float">
            <text:p>0</text:p>
          </table:table-cell>
          <table:table-cell office:value-type="float" office:value="0.02991855" calcext:value-type="float">
            <text:p>0.02991855</text:p>
          </table:table-cell>
          <table:table-cell office:value-type="float" office:value="-372.5959" calcext:value-type="float">
            <text:p>-372.5959</text:p>
          </table:table-cell>
          <table:table-cell office:value-type="float" office:value="1061.371" calcext:value-type="float">
            <text:p>1061.371</text:p>
          </table:table-cell>
          <table:table-cell office:value-type="float" office:value="-0.9643457" calcext:value-type="float">
            <text:p>-0.9643457</text:p>
          </table:table-cell>
          <table:table-cell office:value-type="float" office:value="170.8523" calcext:value-type="float">
            <text:p>170.8523</text:p>
          </table:table-cell>
          <table:table-cell office:value-type="float" office:value="11.32441" calcext:value-type="float">
            <text:p>11.32441</text:p>
          </table:table-cell>
          <table:table-cell office:value-type="float" office:value="0.03256147" calcext:value-type="float">
            <text:p>0.03256147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12318" calcext:value-type="float">
            <text:p>0.04812318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505255" calcext:value-type="float">
            <text:p>0.505255</text:p>
          </table:table-cell>
          <table:table-cell office:value-type="float" office:value="370" calcext:value-type="float">
            <text:p>370</text:p>
          </table:table-cell>
          <table:table-cell office:value-type="float" office:value="-365.9827" calcext:value-type="float">
            <text:p>-365.9827</text:p>
          </table:table-cell>
          <table:table-cell office:value-type="float" office:value="0" calcext:value-type="float">
            <text:p>0</text:p>
          </table:table-cell>
          <table:table-cell office:value-type="float" office:value="300.2169" calcext:value-type="float">
            <text:p>300.2169</text:p>
          </table:table-cell>
          <table:table-cell office:value-type="float" office:value="1130.668" calcext:value-type="float">
            <text:p>1130.668</text:p>
          </table:table-cell>
          <table:table-cell office:value-type="float" office:value="1368.998" calcext:value-type="float">
            <text:p>1368.998</text:p>
          </table:table-cell>
          <table:table-cell office:value-type="float" office:value="1345.25" calcext:value-type="float">
            <text:p>1345.25</text:p>
          </table:table-cell>
          <table:table-cell office:value-type="float" office:value="811.4092" calcext:value-type="float">
            <text:p>811.4092</text:p>
          </table:table-cell>
          <table:table-cell office:value-type="float" office:value="1092.996" calcext:value-type="float">
            <text:p>1092.996</text:p>
          </table:table-cell>
          <table:table-cell office:value-type="float" office:value="428.6811" calcext:value-type="float">
            <text:p>428.6811</text:p>
          </table:table-cell>
          <table:table-cell office:value-type="float" office:value="1900.553" calcext:value-type="float">
            <text:p>1900.553</text:p>
          </table:table-cell>
          <table:table-cell office:value-type="float" office:value="2123.479" calcext:value-type="float">
            <text:p>2123.479</text:p>
          </table:table-cell>
          <table:table-cell office:value-type="float" office:value="1686.598" calcext:value-type="float">
            <text:p>1686.598</text:p>
          </table:table-cell>
          <table:table-cell office:value-type="float" office:value="586.7814" calcext:value-type="float">
            <text:p>586.7814</text:p>
          </table:table-cell>
          <table:table-cell office:value-type="float" office:value="571.313" calcext:value-type="float">
            <text:p>571.313</text:p>
          </table:table-cell>
          <table:table-cell office:value-type="float" office:value="142.9028" calcext:value-type="float">
            <text:p>142.9028</text:p>
          </table:table-cell>
          <table:table-cell office:value-type="float" office:value="35.72168" calcext:value-type="float">
            <text:p>35.72168</text:p>
          </table:table-cell>
          <table:table-cell office:value-type="float" office:value="0" calcext:value-type="float">
            <text:p>0</text:p>
          </table:table-cell>
          <table:table-cell office:value-type="float" office:value="-0.05226873" calcext:value-type="float">
            <text:p>-0.05226873</text:p>
          </table:table-cell>
          <table:table-cell office:value-type="float" office:value="0" calcext:value-type="float">
            <text:p>0</text:p>
          </table:table-cell>
          <table:table-cell office:value-type="float" office:value="0.2736126" calcext:value-type="float">
            <text:p>0.2736126</text:p>
          </table:table-cell>
          <table:table-cell office:value-type="float" office:value="10.57939" calcext:value-type="float">
            <text:p>10.57939</text:p>
          </table:table-cell>
          <table:table-cell office:value-type="float" office:value="-3.384445" calcext:value-type="float">
            <text:p>-3.384445</text:p>
          </table:table-cell>
          <table:table-cell office:value-type="float" office:value="7.194941" calcext:value-type="float">
            <text:p>7.194941</text:p>
          </table:table-cell>
          <table:table-cell office:value-type="float" office:value="-382.1563" calcext:value-type="float">
            <text:p>-382.1563</text:p>
          </table:table-cell>
          <table:table-cell office:value-type="float" office:value="0" calcext:value-type="float">
            <text:p>0</text:p>
          </table:table-cell>
          <table:table-cell office:value-type="float" office:value="10.28511" calcext:value-type="float">
            <text:p>10.28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1" calcext:value-type="float">
            <text:p>8062001</text:p>
          </table:table-cell>
          <table:table-cell office:value-type="float" office:value="244.7448" calcext:value-type="float">
            <text:p>244.7448</text:p>
          </table:table-cell>
          <table:table-cell office:value-type="float" office:value="13289.39" calcext:value-type="float">
            <text:p>13289.39</text:p>
          </table:table-cell>
          <table:table-cell office:value-type="float" office:value="0" calcext:value-type="float">
            <text:p>0</text:p>
          </table:table-cell>
          <table:table-cell office:value-type="float" office:value="0.03390657" calcext:value-type="float">
            <text:p>0.03390657</text:p>
          </table:table-cell>
          <table:table-cell office:value-type="float" office:value="-375.2157" calcext:value-type="float">
            <text:p>-375.2157</text:p>
          </table:table-cell>
          <table:table-cell office:value-type="float" office:value="1070.194" calcext:value-type="float">
            <text:p>1070.194</text:p>
          </table:table-cell>
          <table:table-cell office:value-type="float" office:value="-1.115395" calcext:value-type="float">
            <text:p>-1.115395</text:p>
          </table:table-cell>
          <table:table-cell office:value-type="float" office:value="169.7712" calcext:value-type="float">
            <text:p>169.7712</text:p>
          </table:table-cell>
          <table:table-cell office:value-type="float" office:value="11.25562" calcext:value-type="float">
            <text:p>11.25562</text:p>
          </table:table-cell>
          <table:table-cell office:value-type="float" office:value="0.03234097" calcext:value-type="float">
            <text:p>0.03234097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12533" calcext:value-type="float">
            <text:p>0.04812533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5056503" calcext:value-type="float">
            <text:p>0.5056503</text:p>
          </table:table-cell>
          <table:table-cell office:value-type="float" office:value="370" calcext:value-type="float">
            <text:p>370</text:p>
          </table:table-cell>
          <table:table-cell office:value-type="float" office:value="-367.2165" calcext:value-type="float">
            <text:p>-367.2165</text:p>
          </table:table-cell>
          <table:table-cell office:value-type="float" office:value="0" calcext:value-type="float">
            <text:p>0</text:p>
          </table:table-cell>
          <table:table-cell office:value-type="float" office:value="300.3416" calcext:value-type="float">
            <text:p>300.3416</text:p>
          </table:table-cell>
          <table:table-cell office:value-type="float" office:value="1129.828" calcext:value-type="float">
            <text:p>1129.828</text:p>
          </table:table-cell>
          <table:table-cell office:value-type="float" office:value="1368.33" calcext:value-type="float">
            <text:p>1368.33</text:p>
          </table:table-cell>
          <table:table-cell office:value-type="float" office:value="1344.851" calcext:value-type="float">
            <text:p>1344.851</text:p>
          </table:table-cell>
          <table:table-cell office:value-type="float" office:value="811.1726" calcext:value-type="float">
            <text:p>811.1726</text:p>
          </table:table-cell>
          <table:table-cell office:value-type="float" office:value="1092.769" calcext:value-type="float">
            <text:p>1092.769</text:p>
          </table:table-cell>
          <table:table-cell office:value-type="float" office:value="428.5946" calcext:value-type="float">
            <text:p>428.5946</text:p>
          </table:table-cell>
          <table:table-cell office:value-type="float" office:value="1900.383" calcext:value-type="float">
            <text:p>1900.383</text:p>
          </table:table-cell>
          <table:table-cell office:value-type="float" office:value="2123.374" calcext:value-type="float">
            <text:p>2123.374</text:p>
          </table:table-cell>
          <table:table-cell office:value-type="float" office:value="1686.537" calcext:value-type="float">
            <text:p>1686.537</text:p>
          </table:table-cell>
          <table:table-cell office:value-type="float" office:value="586.7706" calcext:value-type="float">
            <text:p>586.7706</text:p>
          </table:table-cell>
          <table:table-cell office:value-type="float" office:value="571.3047" calcext:value-type="float">
            <text:p>571.3047</text:p>
          </table:table-cell>
          <table:table-cell office:value-type="float" office:value="142.9025" calcext:value-type="float">
            <text:p>142.9025</text:p>
          </table:table-cell>
          <table:table-cell office:value-type="float" office:value="35.7216" calcext:value-type="float">
            <text:p>35.7216</text:p>
          </table:table-cell>
          <table:table-cell office:value-type="float" office:value="0" calcext:value-type="float">
            <text:p>0</text:p>
          </table:table-cell>
          <table:table-cell office:value-type="float" office:value="-0.0530869" calcext:value-type="float">
            <text:p>-0.0530869</text:p>
          </table:table-cell>
          <table:table-cell office:value-type="float" office:value="0" calcext:value-type="float">
            <text:p>0</text:p>
          </table:table-cell>
          <table:table-cell office:value-type="float" office:value="0.3055579" calcext:value-type="float">
            <text:p>0.3055579</text:p>
          </table:table-cell>
          <table:table-cell office:value-type="float" office:value="12.33526" calcext:value-type="float">
            <text:p>12.33526</text:p>
          </table:table-cell>
          <table:table-cell office:value-type="float" office:value="-3.905611" calcext:value-type="float">
            <text:p>-3.905611</text:p>
          </table:table-cell>
          <table:table-cell office:value-type="float" office:value="8.429653" calcext:value-type="float">
            <text:p>8.429653</text:p>
          </table:table-cell>
          <table:table-cell office:value-type="float" office:value="-384.7725" calcext:value-type="float">
            <text:p>-384.7725</text:p>
          </table:table-cell>
          <table:table-cell office:value-type="float" office:value="0" calcext:value-type="float">
            <text:p>0</text:p>
          </table:table-cell>
          <table:table-cell office:value-type="float" office:value="10.42935" calcext:value-type="float">
            <text:p>10.42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1" calcext:value-type="float">
            <text:p>9062001</text:p>
          </table:table-cell>
          <table:table-cell office:value-type="float" office:value="242.854" calcext:value-type="float">
            <text:p>242.854</text:p>
          </table:table-cell>
          <table:table-cell office:value-type="float" office:value="13288.17" calcext:value-type="float">
            <text:p>13288.17</text:p>
          </table:table-cell>
          <table:table-cell office:value-type="float" office:value="0" calcext:value-type="float">
            <text:p>0</text:p>
          </table:table-cell>
          <table:table-cell office:value-type="float" office:value="0.03959128" calcext:value-type="float">
            <text:p>0.03959128</text:p>
          </table:table-cell>
          <table:table-cell office:value-type="float" office:value="-378.2131" calcext:value-type="float">
            <text:p>-378.2131</text:p>
          </table:table-cell>
          <table:table-cell office:value-type="float" office:value="1078.976" calcext:value-type="float">
            <text:p>1078.976</text:p>
          </table:table-cell>
          <table:table-cell office:value-type="float" office:value="-1.302628" calcext:value-type="float">
            <text:p>-1.302628</text:p>
          </table:table-cell>
          <table:table-cell office:value-type="float" office:value="168.3292" calcext:value-type="float">
            <text:p>168.3292</text:p>
          </table:table-cell>
          <table:table-cell office:value-type="float" office:value="11.17814" calcext:value-type="float">
            <text:p>11.17814</text:p>
          </table:table-cell>
          <table:table-cell office:value-type="float" office:value="0.03192709" calcext:value-type="float">
            <text:p>0.03192709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12748" calcext:value-type="float">
            <text:p>0.04812748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5060753" calcext:value-type="float">
            <text:p>0.5060753</text:p>
          </table:table-cell>
          <table:table-cell office:value-type="float" office:value="370" calcext:value-type="float">
            <text:p>370</text:p>
          </table:table-cell>
          <table:table-cell office:value-type="float" office:value="-368.5053" calcext:value-type="float">
            <text:p>-368.5053</text:p>
          </table:table-cell>
          <table:table-cell office:value-type="float" office:value="0" calcext:value-type="float">
            <text:p>0</text:p>
          </table:table-cell>
          <table:table-cell office:value-type="float" office:value="300.4906" calcext:value-type="float">
            <text:p>300.4906</text:p>
          </table:table-cell>
          <table:table-cell office:value-type="float" office:value="1128.884" calcext:value-type="float">
            <text:p>1128.884</text:p>
          </table:table-cell>
          <table:table-cell office:value-type="float" office:value="1367.55" calcext:value-type="float">
            <text:p>1367.55</text:p>
          </table:table-cell>
          <table:table-cell office:value-type="float" office:value="1344.396" calcext:value-type="float">
            <text:p>1344.396</text:p>
          </table:table-cell>
          <table:table-cell office:value-type="float" office:value="810.8986" calcext:value-type="float">
            <text:p>810.8986</text:p>
          </table:table-cell>
          <table:table-cell office:value-type="float" office:value="1092.511" calcext:value-type="float">
            <text:p>1092.511</text:p>
          </table:table-cell>
          <table:table-cell office:value-type="float" office:value="428.4979" calcext:value-type="float">
            <text:p>428.4979</text:p>
          </table:table-cell>
          <table:table-cell office:value-type="float" office:value="1900.205" calcext:value-type="float">
            <text:p>1900.205</text:p>
          </table:table-cell>
          <table:table-cell office:value-type="float" office:value="2123.261" calcext:value-type="float">
            <text:p>2123.261</text:p>
          </table:table-cell>
          <table:table-cell office:value-type="float" office:value="1686.475" calcext:value-type="float">
            <text:p>1686.475</text:p>
          </table:table-cell>
          <table:table-cell office:value-type="float" office:value="586.7598" calcext:value-type="float">
            <text:p>586.7598</text:p>
          </table:table-cell>
          <table:table-cell office:value-type="float" office:value="571.2964" calcext:value-type="float">
            <text:p>571.2964</text:p>
          </table:table-cell>
          <table:table-cell office:value-type="float" office:value="142.9022" calcext:value-type="float">
            <text:p>142.9022</text:p>
          </table:table-cell>
          <table:table-cell office:value-type="float" office:value="35.72152" calcext:value-type="float">
            <text:p>35.72152</text:p>
          </table:table-cell>
          <table:table-cell office:value-type="float" office:value="0" calcext:value-type="float">
            <text:p>0</text:p>
          </table:table-cell>
          <table:table-cell office:value-type="float" office:value="-0.05427488" calcext:value-type="float">
            <text:p>-0.05427488</text:p>
          </table:table-cell>
          <table:table-cell office:value-type="float" office:value="0" calcext:value-type="float">
            <text:p>0</text:p>
          </table:table-cell>
          <table:table-cell office:value-type="float" office:value="0.3405727" calcext:value-type="float">
            <text:p>0.3405727</text:p>
          </table:table-cell>
          <table:table-cell office:value-type="float" office:value="14.50714" calcext:value-type="float">
            <text:p>14.50714</text:p>
          </table:table-cell>
          <table:table-cell office:value-type="float" office:value="-4.556532" calcext:value-type="float">
            <text:p>-4.556532</text:p>
          </table:table-cell>
          <table:table-cell office:value-type="float" office:value="9.950611" calcext:value-type="float">
            <text:p>9.950611</text:p>
          </table:table-cell>
          <table:table-cell office:value-type="float" office:value="-387.7401" calcext:value-type="float">
            <text:p>-387.7401</text:p>
          </table:table-cell>
          <table:table-cell office:value-type="float" office:value="0" calcext:value-type="float">
            <text:p>0</text:p>
          </table:table-cell>
          <table:table-cell office:value-type="float" office:value="10.58348" calcext:value-type="float">
            <text:p>10.58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1" calcext:value-type="float">
            <text:p>10062001</text:p>
          </table:table-cell>
          <table:table-cell office:value-type="float" office:value="240.9676" calcext:value-type="float">
            <text:p>240.9676</text:p>
          </table:table-cell>
          <table:table-cell office:value-type="float" office:value="13286.93" calcext:value-type="float">
            <text:p>13286.93</text:p>
          </table:table-cell>
          <table:table-cell office:value-type="float" office:value="0" calcext:value-type="float">
            <text:p>0</text:p>
          </table:table-cell>
          <table:table-cell office:value-type="float" office:value="0.04374005" calcext:value-type="float">
            <text:p>0.04374005</text:p>
          </table:table-cell>
          <table:table-cell office:value-type="float" office:value="-381.3365" calcext:value-type="float">
            <text:p>-381.3365</text:p>
          </table:table-cell>
          <table:table-cell office:value-type="float" office:value="1089.799" calcext:value-type="float">
            <text:p>1089.799</text:p>
          </table:table-cell>
          <table:table-cell office:value-type="float" office:value="-1.542741" calcext:value-type="float">
            <text:p>-1.542741</text:p>
          </table:table-cell>
          <table:table-cell office:value-type="float" office:value="167.3275" calcext:value-type="float">
            <text:p>167.3275</text:p>
          </table:table-cell>
          <table:table-cell office:value-type="float" office:value="11.10749" calcext:value-type="float">
            <text:p>11.10749</text:p>
          </table:table-cell>
          <table:table-cell office:value-type="float" office:value="0.03169499" calcext:value-type="float">
            <text:p>0.03169499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12983" calcext:value-type="float">
            <text:p>0.04812983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5065337" calcext:value-type="float">
            <text:p>0.5065337</text:p>
          </table:table-cell>
          <table:table-cell office:value-type="float" office:value="370" calcext:value-type="float">
            <text:p>370</text:p>
          </table:table-cell>
          <table:table-cell office:value-type="float" office:value="-369.688" calcext:value-type="float">
            <text:p>-369.688</text:p>
          </table:table-cell>
          <table:table-cell office:value-type="float" office:value="0" calcext:value-type="float">
            <text:p>0</text:p>
          </table:table-cell>
          <table:table-cell office:value-type="float" office:value="300.6092" calcext:value-type="float">
            <text:p>300.6092</text:p>
          </table:table-cell>
          <table:table-cell office:value-type="float" office:value="1127.987" calcext:value-type="float">
            <text:p>1127.987</text:p>
          </table:table-cell>
          <table:table-cell office:value-type="float" office:value="1366.792" calcext:value-type="float">
            <text:p>1366.792</text:p>
          </table:table-cell>
          <table:table-cell office:value-type="float" office:value="1343.918" calcext:value-type="float">
            <text:p>1343.918</text:p>
          </table:table-cell>
          <table:table-cell office:value-type="float" office:value="810.6221" calcext:value-type="float">
            <text:p>810.6221</text:p>
          </table:table-cell>
          <table:table-cell office:value-type="float" office:value="1092.233" calcext:value-type="float">
            <text:p>1092.233</text:p>
          </table:table-cell>
          <table:table-cell office:value-type="float" office:value="428.3968" calcext:value-type="float">
            <text:p>428.3968</text:p>
          </table:table-cell>
          <table:table-cell office:value-type="float" office:value="1900.018" calcext:value-type="float">
            <text:p>1900.018</text:p>
          </table:table-cell>
          <table:table-cell office:value-type="float" office:value="2123.142" calcext:value-type="float">
            <text:p>2123.142</text:p>
          </table:table-cell>
          <table:table-cell office:value-type="float" office:value="1686.414" calcext:value-type="float">
            <text:p>1686.414</text:p>
          </table:table-cell>
          <table:table-cell office:value-type="float" office:value="586.749" calcext:value-type="float">
            <text:p>586.749</text:p>
          </table:table-cell>
          <table:table-cell office:value-type="float" office:value="571.2881" calcext:value-type="float">
            <text:p>571.2881</text:p>
          </table:table-cell>
          <table:table-cell office:value-type="float" office:value="142.9019" calcext:value-type="float">
            <text:p>142.9019</text:p>
          </table:table-cell>
          <table:table-cell office:value-type="float" office:value="35.72144" calcext:value-type="float">
            <text:p>35.72144</text:p>
          </table:table-cell>
          <table:table-cell office:value-type="float" office:value="0" calcext:value-type="float">
            <text:p>0</text:p>
          </table:table-cell>
          <table:table-cell office:value-type="float" office:value="-0.05508949" calcext:value-type="float">
            <text:p>-0.05508949</text:p>
          </table:table-cell>
          <table:table-cell office:value-type="float" office:value="0" calcext:value-type="float">
            <text:p>0</text:p>
          </table:table-cell>
          <table:table-cell office:value-type="float" office:value="0.3928656" calcext:value-type="float">
            <text:p>0.3928656</text:p>
          </table:table-cell>
          <table:table-cell office:value-type="float" office:value="17.09584" calcext:value-type="float">
            <text:p>17.09584</text:p>
          </table:table-cell>
          <table:table-cell office:value-type="float" office:value="-5.444879" calcext:value-type="float">
            <text:p>-5.444879</text:p>
          </table:table-cell>
          <table:table-cell office:value-type="float" office:value="11.65096" calcext:value-type="float">
            <text:p>11.65096</text:p>
          </table:table-cell>
          <table:table-cell office:value-type="float" office:value="-390.7303" calcext:value-type="float">
            <text:p>-390.7303</text:p>
          </table:table-cell>
          <table:table-cell office:value-type="float" office:value="0" calcext:value-type="float">
            <text:p>0</text:p>
          </table:table-cell>
          <table:table-cell office:value-type="float" office:value="10.68745" calcext:value-type="float">
            <text:p>10.68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1" calcext:value-type="float">
            <text:p>11062001</text:p>
          </table:table-cell>
          <table:table-cell office:value-type="float" office:value="238.7726" calcext:value-type="float">
            <text:p>238.7726</text:p>
          </table:table-cell>
          <table:table-cell office:value-type="float" office:value="13285.52" calcext:value-type="float">
            <text:p>13285.52</text:p>
          </table:table-cell>
          <table:table-cell office:value-type="float" office:value="0" calcext:value-type="float">
            <text:p>0</text:p>
          </table:table-cell>
          <table:table-cell office:value-type="float" office:value="0.05349433" calcext:value-type="float">
            <text:p>0.05349433</text:p>
          </table:table-cell>
          <table:table-cell office:value-type="float" office:value="-384.9188" calcext:value-type="float">
            <text:p>-384.9188</text:p>
          </table:table-cell>
          <table:table-cell office:value-type="float" office:value="1101.323" calcext:value-type="float">
            <text:p>1101.323</text:p>
          </table:table-cell>
          <table:table-cell office:value-type="float" office:value="-1.821106" calcext:value-type="float">
            <text:p>-1.821106</text:p>
          </table:table-cell>
          <table:table-cell office:value-type="float" office:value="165.1012" calcext:value-type="float">
            <text:p>165.1012</text:p>
          </table:table-cell>
          <table:table-cell office:value-type="float" office:value="11.02425" calcext:value-type="float">
            <text:p>11.02425</text:p>
          </table:table-cell>
          <table:table-cell office:value-type="float" office:value="0.03116341" calcext:value-type="float">
            <text:p>0.03116341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13233" calcext:value-type="float">
            <text:p>0.04813233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5070297" calcext:value-type="float">
            <text:p>0.5070297</text:p>
          </table:table-cell>
          <table:table-cell office:value-type="float" office:value="370" calcext:value-type="float">
            <text:p>370</text:p>
          </table:table-cell>
          <table:table-cell office:value-type="float" office:value="-371.211" calcext:value-type="float">
            <text:p>-371.211</text:p>
          </table:table-cell>
          <table:table-cell office:value-type="float" office:value="0" calcext:value-type="float">
            <text:p>0</text:p>
          </table:table-cell>
          <table:table-cell office:value-type="float" office:value="300.7874" calcext:value-type="float">
            <text:p>300.7874</text:p>
          </table:table-cell>
          <table:table-cell office:value-type="float" office:value="1126.905" calcext:value-type="float">
            <text:p>1126.905</text:p>
          </table:table-cell>
          <table:table-cell office:value-type="float" office:value="1365.869" calcext:value-type="float">
            <text:p>1365.869</text:p>
          </table:table-cell>
          <table:table-cell office:value-type="float" office:value="1343.366" calcext:value-type="float">
            <text:p>1343.366</text:p>
          </table:table-cell>
          <table:table-cell office:value-type="float" office:value="810.2987" calcext:value-type="float">
            <text:p>810.2987</text:p>
          </table:table-cell>
          <table:table-cell office:value-type="float" office:value="1091.929" calcext:value-type="float">
            <text:p>1091.929</text:p>
          </table:table-cell>
          <table:table-cell office:value-type="float" office:value="428.288" calcext:value-type="float">
            <text:p>428.288</text:p>
          </table:table-cell>
          <table:table-cell office:value-type="float" office:value="1899.813" calcext:value-type="float">
            <text:p>1899.813</text:p>
          </table:table-cell>
          <table:table-cell office:value-type="float" office:value="2123.021" calcext:value-type="float">
            <text:p>2123.021</text:p>
          </table:table-cell>
          <table:table-cell office:value-type="float" office:value="1686.353" calcext:value-type="float">
            <text:p>1686.353</text:p>
          </table:table-cell>
          <table:table-cell office:value-type="float" office:value="586.7382" calcext:value-type="float">
            <text:p>586.7382</text:p>
          </table:table-cell>
          <table:table-cell office:value-type="float" office:value="571.2798" calcext:value-type="float">
            <text:p>571.2798</text:p>
          </table:table-cell>
          <table:table-cell office:value-type="float" office:value="142.9016" calcext:value-type="float">
            <text:p>142.9016</text:p>
          </table:table-cell>
          <table:table-cell office:value-type="float" office:value="35.72136" calcext:value-type="float">
            <text:p>35.72136</text:p>
          </table:table-cell>
          <table:table-cell office:value-type="float" office:value="0" calcext:value-type="float">
            <text:p>0</text:p>
          </table:table-cell>
          <table:table-cell office:value-type="float" office:value="-0.05642885" calcext:value-type="float">
            <text:p>-0.05642885</text:p>
          </table:table-cell>
          <table:table-cell office:value-type="float" office:value="0" calcext:value-type="float">
            <text:p>0</text:p>
          </table:table-cell>
          <table:table-cell office:value-type="float" office:value="0.4384596" calcext:value-type="float">
            <text:p>0.4384596</text:p>
          </table:table-cell>
          <table:table-cell office:value-type="float" office:value="19.91018" calcext:value-type="float">
            <text:p>19.91018</text:p>
          </table:table-cell>
          <table:table-cell office:value-type="float" office:value="-6.479298" calcext:value-type="float">
            <text:p>-6.479298</text:p>
          </table:table-cell>
          <table:table-cell office:value-type="float" office:value="13.43088" calcext:value-type="float">
            <text:p>13.43088</text:p>
          </table:table-cell>
          <table:table-cell office:value-type="float" office:value="-394.1993" calcext:value-type="float">
            <text:p>-394.1993</text:p>
          </table:table-cell>
          <table:table-cell office:value-type="float" office:value="0" calcext:value-type="float">
            <text:p>0</text:p>
          </table:table-cell>
          <table:table-cell office:value-type="float" office:value="10.84996" calcext:value-type="float">
            <text:p>10.84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1" calcext:value-type="float">
            <text:p>12062001</text:p>
          </table:table-cell>
          <table:table-cell office:value-type="float" office:value="236.6202" calcext:value-type="float">
            <text:p>236.6202</text:p>
          </table:table-cell>
          <table:table-cell office:value-type="float" office:value="13284.02" calcext:value-type="float">
            <text:p>13284.02</text:p>
          </table:table-cell>
          <table:table-cell office:value-type="float" office:value="0" calcext:value-type="float">
            <text:p>0</text:p>
          </table:table-cell>
          <table:table-cell office:value-type="float" office:value="0.060695" calcext:value-type="float">
            <text:p>0.060695</text:p>
          </table:table-cell>
          <table:table-cell office:value-type="float" office:value="-388.6403" calcext:value-type="float">
            <text:p>-388.6403</text:p>
          </table:table-cell>
          <table:table-cell office:value-type="float" office:value="1113.607" calcext:value-type="float">
            <text:p>1113.607</text:p>
          </table:table-cell>
          <table:table-cell office:value-type="float" office:value="-2.1543" calcext:value-type="float">
            <text:p>-2.1543</text:p>
          </table:table-cell>
          <table:table-cell office:value-type="float" office:value="163.6638" calcext:value-type="float">
            <text:p>163.6638</text:p>
          </table:table-cell>
          <table:table-cell office:value-type="float" office:value="10.95825" calcext:value-type="float">
            <text:p>10.95825</text:p>
          </table:table-cell>
          <table:table-cell office:value-type="float" office:value="0.03069179" calcext:value-type="float">
            <text:p>0.03069179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13488" calcext:value-type="float">
            <text:p>0.04813488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5075657" calcext:value-type="float">
            <text:p>0.5075657</text:p>
          </table:table-cell>
          <table:table-cell office:value-type="float" office:value="370" calcext:value-type="float">
            <text:p>370</text:p>
          </table:table-cell>
          <table:table-cell office:value-type="float" office:value="-372.2349" calcext:value-type="float">
            <text:p>-372.2349</text:p>
          </table:table-cell>
          <table:table-cell office:value-type="float" office:value="0" calcext:value-type="float">
            <text:p>0</text:p>
          </table:table-cell>
          <table:table-cell office:value-type="float" office:value="300.9702" calcext:value-type="float">
            <text:p>300.9702</text:p>
          </table:table-cell>
          <table:table-cell office:value-type="float" office:value="1125.891" calcext:value-type="float">
            <text:p>1125.891</text:p>
          </table:table-cell>
          <table:table-cell office:value-type="float" office:value="1364.933" calcext:value-type="float">
            <text:p>1364.933</text:p>
          </table:table-cell>
          <table:table-cell office:value-type="float" office:value="1342.781" calcext:value-type="float">
            <text:p>1342.781</text:p>
          </table:table-cell>
          <table:table-cell office:value-type="float" office:value="809.9411" calcext:value-type="float">
            <text:p>809.9411</text:p>
          </table:table-cell>
          <table:table-cell office:value-type="float" office:value="1091.592" calcext:value-type="float">
            <text:p>1091.592</text:p>
          </table:table-cell>
          <table:table-cell office:value-type="float" office:value="428.1665" calcext:value-type="float">
            <text:p>428.1665</text:p>
          </table:table-cell>
          <table:table-cell office:value-type="float" office:value="1899.594" calcext:value-type="float">
            <text:p>1899.594</text:p>
          </table:table-cell>
          <table:table-cell office:value-type="float" office:value="2122.899" calcext:value-type="float">
            <text:p>2122.899</text:p>
          </table:table-cell>
          <table:table-cell office:value-type="float" office:value="1686.291" calcext:value-type="float">
            <text:p>1686.291</text:p>
          </table:table-cell>
          <table:table-cell office:value-type="float" office:value="586.7274" calcext:value-type="float">
            <text:p>586.7274</text:p>
          </table:table-cell>
          <table:table-cell office:value-type="float" office:value="571.2715" calcext:value-type="float">
            <text:p>571.2715</text:p>
          </table:table-cell>
          <table:table-cell office:value-type="float" office:value="142.9014" calcext:value-type="float">
            <text:p>142.9014</text:p>
          </table:table-cell>
          <table:table-cell office:value-type="float" office:value="35.72128" calcext:value-type="float">
            <text:p>35.72128</text:p>
          </table:table-cell>
          <table:table-cell office:value-type="float" office:value="0" calcext:value-type="float">
            <text:p>0</text:p>
          </table:table-cell>
          <table:table-cell office:value-type="float" office:value="-0.05769203" calcext:value-type="float">
            <text:p>-0.05769203</text:p>
          </table:table-cell>
          <table:table-cell office:value-type="float" office:value="0" calcext:value-type="float">
            <text:p>0</text:p>
          </table:table-cell>
          <table:table-cell office:value-type="float" office:value="0.4884293" calcext:value-type="float">
            <text:p>0.4884293</text:p>
          </table:table-cell>
          <table:table-cell office:value-type="float" office:value="23.42204" calcext:value-type="float">
            <text:p>23.42204</text:p>
          </table:table-cell>
          <table:table-cell office:value-type="float" office:value="-7.627579" calcext:value-type="float">
            <text:p>-7.627579</text:p>
          </table:table-cell>
          <table:table-cell office:value-type="float" office:value="15.79446" calcext:value-type="float">
            <text:p>15.79446</text:p>
          </table:table-cell>
          <table:table-cell office:value-type="float" office:value="-397.7166" calcext:value-type="float">
            <text:p>-397.7166</text:p>
          </table:table-cell>
          <table:table-cell office:value-type="float" office:value="0" calcext:value-type="float">
            <text:p>0</text:p>
          </table:table-cell>
          <table:table-cell office:value-type="float" office:value="10.9755" calcext:value-type="float">
            <text:p>10.9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1" calcext:value-type="float">
            <text:p>13062001</text:p>
          </table:table-cell>
          <table:table-cell office:value-type="float" office:value="234.581" calcext:value-type="float">
            <text:p>234.581</text:p>
          </table:table-cell>
          <table:table-cell office:value-type="float" office:value="13282.54" calcext:value-type="float">
            <text:p>13282.54</text:p>
          </table:table-cell>
          <table:table-cell office:value-type="float" office:value="0" calcext:value-type="float">
            <text:p>0</text:p>
          </table:table-cell>
          <table:table-cell office:value-type="float" office:value="0.06676096" calcext:value-type="float">
            <text:p>0.06676096</text:p>
          </table:table-cell>
          <table:table-cell office:value-type="float" office:value="-392.1817" calcext:value-type="float">
            <text:p>-392.1817</text:p>
          </table:table-cell>
          <table:table-cell office:value-type="float" office:value="1126.358" calcext:value-type="float">
            <text:p>1126.358</text:p>
          </table:table-cell>
          <table:table-cell office:value-type="float" office:value="-2.542242" calcext:value-type="float">
            <text:p>-2.542242</text:p>
          </table:table-cell>
          <table:table-cell office:value-type="float" office:value="162.673" calcext:value-type="float">
            <text:p>162.673</text:p>
          </table:table-cell>
          <table:table-cell office:value-type="float" office:value="10.88516" calcext:value-type="float">
            <text:p>10.88516</text:p>
          </table:table-cell>
          <table:table-cell office:value-type="float" office:value="0.03040394" calcext:value-type="float">
            <text:p>0.03040394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15583" calcext:value-type="float">
            <text:p>0.04815583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509228" calcext:value-type="float">
            <text:p>0.509228</text:p>
          </table:table-cell>
          <table:table-cell office:value-type="float" office:value="370" calcext:value-type="float">
            <text:p>370</text:p>
          </table:table-cell>
          <table:table-cell office:value-type="float" office:value="-372.9257" calcext:value-type="float">
            <text:p>-372.9257</text:p>
          </table:table-cell>
          <table:table-cell office:value-type="float" office:value="0" calcext:value-type="float">
            <text:p>0</text:p>
          </table:table-cell>
          <table:table-cell office:value-type="float" office:value="301.1522" calcext:value-type="float">
            <text:p>301.1522</text:p>
          </table:table-cell>
          <table:table-cell office:value-type="float" office:value="1124.95" calcext:value-type="float">
            <text:p>1124.95</text:p>
          </table:table-cell>
          <table:table-cell office:value-type="float" office:value="1364.063" calcext:value-type="float">
            <text:p>1364.063</text:p>
          </table:table-cell>
          <table:table-cell office:value-type="float" office:value="1342.227" calcext:value-type="float">
            <text:p>1342.227</text:p>
          </table:table-cell>
          <table:table-cell office:value-type="float" office:value="809.5884" calcext:value-type="float">
            <text:p>809.5884</text:p>
          </table:table-cell>
          <table:table-cell office:value-type="float" office:value="1091.255" calcext:value-type="float">
            <text:p>1091.255</text:p>
          </table:table-cell>
          <table:table-cell office:value-type="float" office:value="428.0407" calcext:value-type="float">
            <text:p>428.0407</text:p>
          </table:table-cell>
          <table:table-cell office:value-type="float" office:value="1899.358" calcext:value-type="float">
            <text:p>1899.358</text:p>
          </table:table-cell>
          <table:table-cell office:value-type="float" office:value="2122.767" calcext:value-type="float">
            <text:p>2122.767</text:p>
          </table:table-cell>
          <table:table-cell office:value-type="float" office:value="1686.229" calcext:value-type="float">
            <text:p>1686.229</text:p>
          </table:table-cell>
          <table:table-cell office:value-type="float" office:value="586.7166" calcext:value-type="float">
            <text:p>586.7166</text:p>
          </table:table-cell>
          <table:table-cell office:value-type="float" office:value="571.2632" calcext:value-type="float">
            <text:p>571.2632</text:p>
          </table:table-cell>
          <table:table-cell office:value-type="float" office:value="142.9011" calcext:value-type="float">
            <text:p>142.9011</text:p>
          </table:table-cell>
          <table:table-cell office:value-type="float" office:value="35.7212" calcext:value-type="float">
            <text:p>35.7212</text:p>
          </table:table-cell>
          <table:table-cell office:value-type="float" office:value="0" calcext:value-type="float">
            <text:p>0</text:p>
          </table:table-cell>
          <table:table-cell office:value-type="float" office:value="-0.05859531" calcext:value-type="float">
            <text:p>-0.05859531</text:p>
          </table:table-cell>
          <table:table-cell office:value-type="float" office:value="0" calcext:value-type="float">
            <text:p>0</text:p>
          </table:table-cell>
          <table:table-cell office:value-type="float" office:value="0.5499043" calcext:value-type="float">
            <text:p>0.5499043</text:p>
          </table:table-cell>
          <table:table-cell office:value-type="float" office:value="27.19899" calcext:value-type="float">
            <text:p>27.19899</text:p>
          </table:table-cell>
          <table:table-cell office:value-type="float" office:value="-8.940911" calcext:value-type="float">
            <text:p>-8.940911</text:p>
          </table:table-cell>
          <table:table-cell office:value-type="float" office:value="18.25808" calcext:value-type="float">
            <text:p>18.25808</text:p>
          </table:table-cell>
          <table:table-cell office:value-type="float" office:value="-401.0942" calcext:value-type="float">
            <text:p>-401.0942</text:p>
          </table:table-cell>
          <table:table-cell office:value-type="float" office:value="0" calcext:value-type="float">
            <text:p>0</text:p>
          </table:table-cell>
          <table:table-cell office:value-type="float" office:value="11.1946" calcext:value-type="float">
            <text:p>11.1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1" calcext:value-type="float">
            <text:p>14062001</text:p>
          </table:table-cell>
          <table:table-cell office:value-type="float" office:value="232.8819" calcext:value-type="float">
            <text:p>232.8819</text:p>
          </table:table-cell>
          <table:table-cell office:value-type="float" office:value="13281.42" calcext:value-type="float">
            <text:p>13281.42</text:p>
          </table:table-cell>
          <table:table-cell office:value-type="float" office:value="0" calcext:value-type="float">
            <text:p>0</text:p>
          </table:table-cell>
          <table:table-cell office:value-type="float" office:value="0.07191838" calcext:value-type="float">
            <text:p>0.07191838</text:p>
          </table:table-cell>
          <table:table-cell office:value-type="float" office:value="-394.8909" calcext:value-type="float">
            <text:p>-394.8909</text:p>
          </table:table-cell>
          <table:table-cell office:value-type="float" office:value="1135.697" calcext:value-type="float">
            <text:p>1135.697</text:p>
          </table:table-cell>
          <table:table-cell office:value-type="float" office:value="-2.871568" calcext:value-type="float">
            <text:p>-2.871568</text:p>
          </table:table-cell>
          <table:table-cell office:value-type="float" office:value="162.1635" calcext:value-type="float">
            <text:p>162.1635</text:p>
          </table:table-cell>
          <table:table-cell office:value-type="float" office:value="10.65156" calcext:value-type="float">
            <text:p>10.65156</text:p>
          </table:table-cell>
          <table:table-cell office:value-type="float" office:value="0.03002005" calcext:value-type="float">
            <text:p>0.03002005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29391" calcext:value-type="float">
            <text:p>0.04829391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5121506" calcext:value-type="float">
            <text:p>0.5121506</text:p>
          </table:table-cell>
          <table:table-cell office:value-type="float" office:value="370" calcext:value-type="float">
            <text:p>370</text:p>
          </table:table-cell>
          <table:table-cell office:value-type="float" office:value="-372.2753" calcext:value-type="float">
            <text:p>-372.2753</text:p>
          </table:table-cell>
          <table:table-cell office:value-type="float" office:value="0" calcext:value-type="float">
            <text:p>0</text:p>
          </table:table-cell>
          <table:table-cell office:value-type="float" office:value="301.2846" calcext:value-type="float">
            <text:p>301.2846</text:p>
          </table:table-cell>
          <table:table-cell office:value-type="float" office:value="1124.352" calcext:value-type="float">
            <text:p>1124.352</text:p>
          </table:table-cell>
          <table:table-cell office:value-type="float" office:value="1363.494" calcext:value-type="float">
            <text:p>1363.494</text:p>
          </table:table-cell>
          <table:table-cell office:value-type="float" office:value="1341.832" calcext:value-type="float">
            <text:p>1341.832</text:p>
          </table:table-cell>
          <table:table-cell office:value-type="float" office:value="809.309" calcext:value-type="float">
            <text:p>809.309</text:p>
          </table:table-cell>
          <table:table-cell office:value-type="float" office:value="1090.957" calcext:value-type="float">
            <text:p>1090.957</text:p>
          </table:table-cell>
          <table:table-cell office:value-type="float" office:value="427.924" calcext:value-type="float">
            <text:p>427.924</text:p>
          </table:table-cell>
          <table:table-cell office:value-type="float" office:value="1899.121" calcext:value-type="float">
            <text:p>1899.121</text:p>
          </table:table-cell>
          <table:table-cell office:value-type="float" office:value="2122.628" calcext:value-type="float">
            <text:p>2122.628</text:p>
          </table:table-cell>
          <table:table-cell office:value-type="float" office:value="1686.167" calcext:value-type="float">
            <text:p>1686.167</text:p>
          </table:table-cell>
          <table:table-cell office:value-type="float" office:value="586.7057" calcext:value-type="float">
            <text:p>586.7057</text:p>
          </table:table-cell>
          <table:table-cell office:value-type="float" office:value="571.2548" calcext:value-type="float">
            <text:p>571.2548</text:p>
          </table:table-cell>
          <table:table-cell office:value-type="float" office:value="142.9008" calcext:value-type="float">
            <text:p>142.9008</text:p>
          </table:table-cell>
          <table:table-cell office:value-type="float" office:value="35.72112" calcext:value-type="float">
            <text:p>35.72112</text:p>
          </table:table-cell>
          <table:table-cell office:value-type="float" office:value="0" calcext:value-type="float">
            <text:p>0</text:p>
          </table:table-cell>
          <table:table-cell office:value-type="float" office:value="-0.05954833" calcext:value-type="float">
            <text:p>-0.05954833</text:p>
          </table:table-cell>
          <table:table-cell office:value-type="float" office:value="0" calcext:value-type="float">
            <text:p>0</text:p>
          </table:table-cell>
          <table:table-cell office:value-type="float" office:value="0.6065836" calcext:value-type="float">
            <text:p>0.6065836</text:p>
          </table:table-cell>
          <table:table-cell office:value-type="float" office:value="31.24379" calcext:value-type="float">
            <text:p>31.24379</text:p>
          </table:table-cell>
          <table:table-cell office:value-type="float" office:value="-9.951639" calcext:value-type="float">
            <text:p>-9.951639</text:p>
          </table:table-cell>
          <table:table-cell office:value-type="float" office:value="21.29215" calcext:value-type="float">
            <text:p>21.29215</text:p>
          </table:table-cell>
          <table:table-cell office:value-type="float" office:value="-403.7594" calcext:value-type="float">
            <text:p>-403.7594</text:p>
          </table:table-cell>
          <table:table-cell office:value-type="float" office:value="0" calcext:value-type="float">
            <text:p>0</text:p>
          </table:table-cell>
          <table:table-cell office:value-type="float" office:value="11.47467" calcext:value-type="float">
            <text:p>11.47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1" calcext:value-type="float">
            <text:p>15062001</text:p>
          </table:table-cell>
          <table:table-cell office:value-type="float" office:value="231.3978" calcext:value-type="float">
            <text:p>231.3978</text:p>
          </table:table-cell>
          <table:table-cell office:value-type="float" office:value="13280.36" calcext:value-type="float">
            <text:p>13280.36</text:p>
          </table:table-cell>
          <table:table-cell office:value-type="float" office:value="0" calcext:value-type="float">
            <text:p>0</text:p>
          </table:table-cell>
          <table:table-cell office:value-type="float" office:value="0.07838159" calcext:value-type="float">
            <text:p>0.07838159</text:p>
          </table:table-cell>
          <table:table-cell office:value-type="float" office:value="-397.7262" calcext:value-type="float">
            <text:p>-397.7262</text:p>
          </table:table-cell>
          <table:table-cell office:value-type="float" office:value="1145.144" calcext:value-type="float">
            <text:p>1145.144</text:p>
          </table:table-cell>
          <table:table-cell office:value-type="float" office:value="-3.309694" calcext:value-type="float">
            <text:p>-3.309694</text:p>
          </table:table-cell>
          <table:table-cell office:value-type="float" office:value="161.5293" calcext:value-type="float">
            <text:p>161.5293</text:p>
          </table:table-cell>
          <table:table-cell office:value-type="float" office:value="10.50182" calcext:value-type="float">
            <text:p>10.50182</text:p>
          </table:table-cell>
          <table:table-cell office:value-type="float" office:value="0.02999546" calcext:value-type="float">
            <text:p>0.02999546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29526" calcext:value-type="float">
            <text:p>0.04829526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5124415" calcext:value-type="float">
            <text:p>0.5124415</text:p>
          </table:table-cell>
          <table:table-cell office:value-type="float" office:value="370" calcext:value-type="float">
            <text:p>370</text:p>
          </table:table-cell>
          <table:table-cell office:value-type="float" office:value="-370.9688" calcext:value-type="float">
            <text:p>-370.9688</text:p>
          </table:table-cell>
          <table:table-cell office:value-type="float" office:value="0" calcext:value-type="float">
            <text:p>0</text:p>
          </table:table-cell>
          <table:table-cell office:value-type="float" office:value="301.4064" calcext:value-type="float">
            <text:p>301.4064</text:p>
          </table:table-cell>
          <table:table-cell office:value-type="float" office:value="1123.738" calcext:value-type="float">
            <text:p>1123.738</text:p>
          </table:table-cell>
          <table:table-cell office:value-type="float" office:value="1362.966" calcext:value-type="float">
            <text:p>1362.966</text:p>
          </table:table-cell>
          <table:table-cell office:value-type="float" office:value="1341.482" calcext:value-type="float">
            <text:p>1341.482</text:p>
          </table:table-cell>
          <table:table-cell office:value-type="float" office:value="809.0775" calcext:value-type="float">
            <text:p>809.0775</text:p>
          </table:table-cell>
          <table:table-cell office:value-type="float" office:value="1090.709" calcext:value-type="float">
            <text:p>1090.709</text:p>
          </table:table-cell>
          <table:table-cell office:value-type="float" office:value="427.8228" calcext:value-type="float">
            <text:p>427.8228</text:p>
          </table:table-cell>
          <table:table-cell office:value-type="float" office:value="1898.903" calcext:value-type="float">
            <text:p>1898.903</text:p>
          </table:table-cell>
          <table:table-cell office:value-type="float" office:value="2122.489" calcext:value-type="float">
            <text:p>2122.489</text:p>
          </table:table-cell>
          <table:table-cell office:value-type="float" office:value="1686.104" calcext:value-type="float">
            <text:p>1686.104</text:p>
          </table:table-cell>
          <table:table-cell office:value-type="float" office:value="586.6948" calcext:value-type="float">
            <text:p>586.6948</text:p>
          </table:table-cell>
          <table:table-cell office:value-type="float" office:value="571.2465" calcext:value-type="float">
            <text:p>571.2465</text:p>
          </table:table-cell>
          <table:table-cell office:value-type="float" office:value="142.9005" calcext:value-type="float">
            <text:p>142.9005</text:p>
          </table:table-cell>
          <table:table-cell office:value-type="float" office:value="35.72104" calcext:value-type="float">
            <text:p>35.72104</text:p>
          </table:table-cell>
          <table:table-cell office:value-type="float" office:value="0" calcext:value-type="float">
            <text:p>0</text:p>
          </table:table-cell>
          <table:table-cell office:value-type="float" office:value="-0.05991423" calcext:value-type="float">
            <text:p>-0.05991423</text:p>
          </table:table-cell>
          <table:table-cell office:value-type="float" office:value="0" calcext:value-type="float">
            <text:p>0</text:p>
          </table:table-cell>
          <table:table-cell office:value-type="float" office:value="0.6710393" calcext:value-type="float">
            <text:p>0.6710393</text:p>
          </table:table-cell>
          <table:table-cell office:value-type="float" office:value="36.39854" calcext:value-type="float">
            <text:p>36.39854</text:p>
          </table:table-cell>
          <table:table-cell office:value-type="float" office:value="-11.40441" calcext:value-type="float">
            <text:p>-11.40441</text:p>
          </table:table-cell>
          <table:table-cell office:value-type="float" office:value="24.99413" calcext:value-type="float">
            <text:p>24.99413</text:p>
          </table:table-cell>
          <table:table-cell office:value-type="float" office:value="-406.1555" calcext:value-type="float">
            <text:p>-406.1555</text:p>
          </table:table-cell>
          <table:table-cell office:value-type="float" office:value="0" calcext:value-type="float">
            <text:p>0</text:p>
          </table:table-cell>
          <table:table-cell office:value-type="float" office:value="11.47068" calcext:value-type="float">
            <text:p>11.47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1" calcext:value-type="float">
            <text:p>16062001</text:p>
          </table:table-cell>
          <table:table-cell office:value-type="float" office:value="229.7594" calcext:value-type="float">
            <text:p>229.7594</text:p>
          </table:table-cell>
          <table:table-cell office:value-type="float" office:value="13279.15" calcext:value-type="float">
            <text:p>13279.15</text:p>
          </table:table-cell>
          <table:table-cell office:value-type="float" office:value="0" calcext:value-type="float">
            <text:p>0</text:p>
          </table:table-cell>
          <table:table-cell office:value-type="float" office:value="0.08834193" calcext:value-type="float">
            <text:p>0.08834193</text:p>
          </table:table-cell>
          <table:table-cell office:value-type="float" office:value="-400.8457" calcext:value-type="float">
            <text:p>-400.8457</text:p>
          </table:table-cell>
          <table:table-cell office:value-type="float" office:value="1155.929" calcext:value-type="float">
            <text:p>1155.929</text:p>
          </table:table-cell>
          <table:table-cell office:value-type="float" office:value="-3.855334" calcext:value-type="float">
            <text:p>-3.855334</text:p>
          </table:table-cell>
          <table:table-cell office:value-type="float" office:value="160.6738" calcext:value-type="float">
            <text:p>160.6738</text:p>
          </table:table-cell>
          <table:table-cell office:value-type="float" office:value="10.40983" calcext:value-type="float">
            <text:p>10.40983</text:p>
          </table:table-cell>
          <table:table-cell office:value-type="float" office:value="0.02974727" calcext:value-type="float">
            <text:p>0.02974727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29709" calcext:value-type="float">
            <text:p>0.04829709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5128352" calcext:value-type="float">
            <text:p>0.5128352</text:p>
          </table:table-cell>
          <table:table-cell office:value-type="float" office:value="370" calcext:value-type="float">
            <text:p>370</text:p>
          </table:table-cell>
          <table:table-cell office:value-type="float" office:value="-369.6509" calcext:value-type="float">
            <text:p>-369.6509</text:p>
          </table:table-cell>
          <table:table-cell office:value-type="float" office:value="0" calcext:value-type="float">
            <text:p>0</text:p>
          </table:table-cell>
          <table:table-cell office:value-type="float" office:value="301.5609" calcext:value-type="float">
            <text:p>301.5609</text:p>
          </table:table-cell>
          <table:table-cell office:value-type="float" office:value="1122.965" calcext:value-type="float">
            <text:p>1122.965</text:p>
          </table:table-cell>
          <table:table-cell office:value-type="float" office:value="1362.301" calcext:value-type="float">
            <text:p>1362.301</text:p>
          </table:table-cell>
          <table:table-cell office:value-type="float" office:value="1341.059" calcext:value-type="float">
            <text:p>1341.059</text:p>
          </table:table-cell>
          <table:table-cell office:value-type="float" office:value="808.8208" calcext:value-type="float">
            <text:p>808.8208</text:p>
          </table:table-cell>
          <table:table-cell office:value-type="float" office:value="1090.447" calcext:value-type="float">
            <text:p>1090.447</text:p>
          </table:table-cell>
          <table:table-cell office:value-type="float" office:value="427.7207" calcext:value-type="float">
            <text:p>427.7207</text:p>
          </table:table-cell>
          <table:table-cell office:value-type="float" office:value="1898.696" calcext:value-type="float">
            <text:p>1898.696</text:p>
          </table:table-cell>
          <table:table-cell office:value-type="float" office:value="2122.351" calcext:value-type="float">
            <text:p>2122.351</text:p>
          </table:table-cell>
          <table:table-cell office:value-type="float" office:value="1686.041" calcext:value-type="float">
            <text:p>1686.041</text:p>
          </table:table-cell>
          <table:table-cell office:value-type="float" office:value="586.6838" calcext:value-type="float">
            <text:p>586.6838</text:p>
          </table:table-cell>
          <table:table-cell office:value-type="float" office:value="571.2382" calcext:value-type="float">
            <text:p>571.2382</text:p>
          </table:table-cell>
          <table:table-cell office:value-type="float" office:value="142.9002" calcext:value-type="float">
            <text:p>142.9002</text:p>
          </table:table-cell>
          <table:table-cell office:value-type="float" office:value="35.72096" calcext:value-type="float">
            <text:p>35.72096</text:p>
          </table:table-cell>
          <table:table-cell office:value-type="float" office:value="0" calcext:value-type="float">
            <text:p>0</text:p>
          </table:table-cell>
          <table:table-cell office:value-type="float" office:value="-0.06077805" calcext:value-type="float">
            <text:p>-0.06077805</text:p>
          </table:table-cell>
          <table:table-cell office:value-type="float" office:value="0" calcext:value-type="float">
            <text:p>0</text:p>
          </table:table-cell>
          <table:table-cell office:value-type="float" office:value="0.7437777" calcext:value-type="float">
            <text:p>0.7437777</text:p>
          </table:table-cell>
          <table:table-cell office:value-type="float" office:value="42.17114" calcext:value-type="float">
            <text:p>42.17114</text:p>
          </table:table-cell>
          <table:table-cell office:value-type="float" office:value="-13.28811" calcext:value-type="float">
            <text:p>-13.28811</text:p>
          </table:table-cell>
          <table:table-cell office:value-type="float" office:value="28.88303" calcext:value-type="float">
            <text:p>28.88303</text:p>
          </table:table-cell>
          <table:table-cell office:value-type="float" office:value="-408.8686" calcext:value-type="float">
            <text:p>-408.8686</text:p>
          </table:table-cell>
          <table:table-cell office:value-type="float" office:value="0" calcext:value-type="float">
            <text:p>0</text:p>
          </table:table-cell>
          <table:table-cell office:value-type="float" office:value="11.60766" calcext:value-type="float">
            <text:p>11.60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1" calcext:value-type="float">
            <text:p>17062001</text:p>
          </table:table-cell>
          <table:table-cell office:value-type="float" office:value="228.0616" calcext:value-type="float">
            <text:p>228.0616</text:p>
          </table:table-cell>
          <table:table-cell office:value-type="float" office:value="13277.91" calcext:value-type="float">
            <text:p>13277.91</text:p>
          </table:table-cell>
          <table:table-cell office:value-type="float" office:value="0" calcext:value-type="float">
            <text:p>0</text:p>
          </table:table-cell>
          <table:table-cell office:value-type="float" office:value="0.09762819" calcext:value-type="float">
            <text:p>0.09762819</text:p>
          </table:table-cell>
          <table:table-cell office:value-type="float" office:value="-404.2016" calcext:value-type="float">
            <text:p>-404.2016</text:p>
          </table:table-cell>
          <table:table-cell office:value-type="float" office:value="1167.011" calcext:value-type="float">
            <text:p>1167.011</text:p>
          </table:table-cell>
          <table:table-cell office:value-type="float" office:value="-4.511406" calcext:value-type="float">
            <text:p>-4.511406</text:p>
          </table:table-cell>
          <table:table-cell office:value-type="float" office:value="159.8834" calcext:value-type="float">
            <text:p>159.8834</text:p>
          </table:table-cell>
          <table:table-cell office:value-type="float" office:value="10.30674" calcext:value-type="float">
            <text:p>10.30674</text:p>
          </table:table-cell>
          <table:table-cell office:value-type="float" office:value="0.02958093" calcext:value-type="float">
            <text:p>0.02958093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29935" calcext:value-type="float">
            <text:p>0.04829935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513321" calcext:value-type="float">
            <text:p>0.513321</text:p>
          </table:table-cell>
          <table:table-cell office:value-type="float" office:value="370" calcext:value-type="float">
            <text:p>370</text:p>
          </table:table-cell>
          <table:table-cell office:value-type="float" office:value="-368.3864" calcext:value-type="float">
            <text:p>-368.3864</text:p>
          </table:table-cell>
          <table:table-cell office:value-type="float" office:value="0" calcext:value-type="float">
            <text:p>0</text:p>
          </table:table-cell>
          <table:table-cell office:value-type="float" office:value="301.728" calcext:value-type="float">
            <text:p>301.728</text:p>
          </table:table-cell>
          <table:table-cell office:value-type="float" office:value="1122.174" calcext:value-type="float">
            <text:p>1122.174</text:p>
          </table:table-cell>
          <table:table-cell office:value-type="float" office:value="1361.617" calcext:value-type="float">
            <text:p>1361.617</text:p>
          </table:table-cell>
          <table:table-cell office:value-type="float" office:value="1340.61" calcext:value-type="float">
            <text:p>1340.61</text:p>
          </table:table-cell>
          <table:table-cell office:value-type="float" office:value="808.5495" calcext:value-type="float">
            <text:p>808.5495</text:p>
          </table:table-cell>
          <table:table-cell office:value-type="float" office:value="1090.168" calcext:value-type="float">
            <text:p>1090.168</text:p>
          </table:table-cell>
          <table:table-cell office:value-type="float" office:value="427.6146" calcext:value-type="float">
            <text:p>427.6146</text:p>
          </table:table-cell>
          <table:table-cell office:value-type="float" office:value="1898.486" calcext:value-type="float">
            <text:p>1898.486</text:p>
          </table:table-cell>
          <table:table-cell office:value-type="float" office:value="2122.213" calcext:value-type="float">
            <text:p>2122.213</text:p>
          </table:table-cell>
          <table:table-cell office:value-type="float" office:value="1685.978" calcext:value-type="float">
            <text:p>1685.978</text:p>
          </table:table-cell>
          <table:table-cell office:value-type="float" office:value="586.6729" calcext:value-type="float">
            <text:p>586.6729</text:p>
          </table:table-cell>
          <table:table-cell office:value-type="float" office:value="571.2298" calcext:value-type="float">
            <text:p>571.2298</text:p>
          </table:table-cell>
          <table:table-cell office:value-type="float" office:value="142.9" calcext:value-type="float">
            <text:p>142.9</text:p>
          </table:table-cell>
          <table:table-cell office:value-type="float" office:value="35.72089" calcext:value-type="float">
            <text:p>35.72089</text:p>
          </table:table-cell>
          <table:table-cell office:value-type="float" office:value="0" calcext:value-type="float">
            <text:p>0</text:p>
          </table:table-cell>
          <table:table-cell office:value-type="float" office:value="-0.06142543" calcext:value-type="float">
            <text:p>-0.06142543</text:p>
          </table:table-cell>
          <table:table-cell office:value-type="float" office:value="0" calcext:value-type="float">
            <text:p>0</text:p>
          </table:table-cell>
          <table:table-cell office:value-type="float" office:value="0.8511302" calcext:value-type="float">
            <text:p>0.8511302</text:p>
          </table:table-cell>
          <table:table-cell office:value-type="float" office:value="48.50713" calcext:value-type="float">
            <text:p>48.50713</text:p>
          </table:table-cell>
          <table:table-cell office:value-type="float" office:value="-15.66148" calcext:value-type="float">
            <text:p>-15.66148</text:p>
          </table:table-cell>
          <table:table-cell office:value-type="float" office:value="32.84565" calcext:value-type="float">
            <text:p>32.84565</text:p>
          </table:table-cell>
          <table:table-cell office:value-type="float" office:value="-411.6809" calcext:value-type="float">
            <text:p>-411.6809</text:p>
          </table:table-cell>
          <table:table-cell office:value-type="float" office:value="0" calcext:value-type="float">
            <text:p>0</text:p>
          </table:table-cell>
          <table:table-cell office:value-type="float" office:value="11.71885" calcext:value-type="float">
            <text:p>11.71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1" calcext:value-type="float">
            <text:p>18062001</text:p>
          </table:table-cell>
          <table:table-cell office:value-type="float" office:value="226.157" calcext:value-type="float">
            <text:p>226.157</text:p>
          </table:table-cell>
          <table:table-cell office:value-type="float" office:value="13276.53" calcext:value-type="float">
            <text:p>13276.53</text:p>
          </table:table-cell>
          <table:table-cell office:value-type="float" office:value="0" calcext:value-type="float">
            <text:p>0</text:p>
          </table:table-cell>
          <table:table-cell office:value-type="float" office:value="0.1129719" calcext:value-type="float">
            <text:p>0.1129719</text:p>
          </table:table-cell>
          <table:table-cell office:value-type="float" office:value="-407.9313" calcext:value-type="float">
            <text:p>-407.9313</text:p>
          </table:table-cell>
          <table:table-cell office:value-type="float" office:value="1181.554" calcext:value-type="float">
            <text:p>1181.554</text:p>
          </table:table-cell>
          <table:table-cell office:value-type="float" office:value="-5.224171" calcext:value-type="float">
            <text:p>-5.224171</text:p>
          </table:table-cell>
          <table:table-cell office:value-type="float" office:value="158.5953" calcext:value-type="float">
            <text:p>158.5953</text:p>
          </table:table-cell>
          <table:table-cell office:value-type="float" office:value="10.20019" calcext:value-type="float">
            <text:p>10.20019</text:p>
          </table:table-cell>
          <table:table-cell office:value-type="float" office:value="0.02922487" calcext:value-type="float">
            <text:p>0.02922487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30193" calcext:value-type="float">
            <text:p>0.04830193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5138919" calcext:value-type="float">
            <text:p>0.5138919</text:p>
          </table:table-cell>
          <table:table-cell office:value-type="float" office:value="370" calcext:value-type="float">
            <text:p>370</text:p>
          </table:table-cell>
          <table:table-cell office:value-type="float" office:value="-367.4417" calcext:value-type="float">
            <text:p>-367.4417</text:p>
          </table:table-cell>
          <table:table-cell office:value-type="float" office:value="0" calcext:value-type="float">
            <text:p>0</text:p>
          </table:table-cell>
          <table:table-cell office:value-type="float" office:value="301.9048" calcext:value-type="float">
            <text:p>301.9048</text:p>
          </table:table-cell>
          <table:table-cell office:value-type="float" office:value="1121.28" calcext:value-type="float">
            <text:p>1121.28</text:p>
          </table:table-cell>
          <table:table-cell office:value-type="float" office:value="1360.812" calcext:value-type="float">
            <text:p>1360.812</text:p>
          </table:table-cell>
          <table:table-cell office:value-type="float" office:value="1340.107" calcext:value-type="float">
            <text:p>1340.107</text:p>
          </table:table-cell>
          <table:table-cell office:value-type="float" office:value="808.2457" calcext:value-type="float">
            <text:p>808.2457</text:p>
          </table:table-cell>
          <table:table-cell office:value-type="float" office:value="1089.87" calcext:value-type="float">
            <text:p>1089.87</text:p>
          </table:table-cell>
          <table:table-cell office:value-type="float" office:value="427.5053" calcext:value-type="float">
            <text:p>427.5053</text:p>
          </table:table-cell>
          <table:table-cell office:value-type="float" office:value="1898.271" calcext:value-type="float">
            <text:p>1898.271</text:p>
          </table:table-cell>
          <table:table-cell office:value-type="float" office:value="2122.075" calcext:value-type="float">
            <text:p>2122.075</text:p>
          </table:table-cell>
          <table:table-cell office:value-type="float" office:value="1685.915" calcext:value-type="float">
            <text:p>1685.915</text:p>
          </table:table-cell>
          <table:table-cell office:value-type="float" office:value="586.6619" calcext:value-type="float">
            <text:p>586.6619</text:p>
          </table:table-cell>
          <table:table-cell office:value-type="float" office:value="571.2214" calcext:value-type="float">
            <text:p>571.2214</text:p>
          </table:table-cell>
          <table:table-cell office:value-type="float" office:value="142.8997" calcext:value-type="float">
            <text:p>142.8997</text:p>
          </table:table-cell>
          <table:table-cell office:value-type="float" office:value="35.72081" calcext:value-type="float">
            <text:p>35.72081</text:p>
          </table:table-cell>
          <table:table-cell office:value-type="float" office:value="0" calcext:value-type="float">
            <text:p>0</text:p>
          </table:table-cell>
          <table:table-cell office:value-type="float" office:value="-0.06247652" calcext:value-type="float">
            <text:p>-0.06247652</text:p>
          </table:table-cell>
          <table:table-cell office:value-type="float" office:value="0" calcext:value-type="float">
            <text:p>0</text:p>
          </table:table-cell>
          <table:table-cell office:value-type="float" office:value="0.9423574" calcext:value-type="float">
            <text:p>0.9423574</text:p>
          </table:table-cell>
          <table:table-cell office:value-type="float" office:value="55.08174" calcext:value-type="float">
            <text:p>55.08174</text:p>
          </table:table-cell>
          <table:table-cell office:value-type="float" office:value="-18.27774" calcext:value-type="float">
            <text:p>-18.27774</text:p>
          </table:table-cell>
          <table:table-cell office:value-type="float" office:value="36.804" calcext:value-type="float">
            <text:p>36.804</text:p>
          </table:table-cell>
          <table:table-cell office:value-type="float" office:value="-414.8312" calcext:value-type="float">
            <text:p>-414.8312</text:p>
          </table:table-cell>
          <table:table-cell office:value-type="float" office:value="0" calcext:value-type="float">
            <text:p>0</text:p>
          </table:table-cell>
          <table:table-cell office:value-type="float" office:value="11.85116" calcext:value-type="float">
            <text:p>11.85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1" calcext:value-type="float">
            <text:p>19062001</text:p>
          </table:table-cell>
          <table:table-cell office:value-type="float" office:value="224.9305" calcext:value-type="float">
            <text:p>224.9305</text:p>
          </table:table-cell>
          <table:table-cell office:value-type="float" office:value="13275.46" calcext:value-type="float">
            <text:p>13275.46</text:p>
          </table:table-cell>
          <table:table-cell office:value-type="float" office:value="0" calcext:value-type="float">
            <text:p>0</text:p>
          </table:table-cell>
          <table:table-cell office:value-type="float" office:value="0.1221659" calcext:value-type="float">
            <text:p>0.1221659</text:p>
          </table:table-cell>
          <table:table-cell office:value-type="float" office:value="-410.6632" calcext:value-type="float">
            <text:p>-410.6632</text:p>
          </table:table-cell>
          <table:table-cell office:value-type="float" office:value="1191.184" calcext:value-type="float">
            <text:p>1191.184</text:p>
          </table:table-cell>
          <table:table-cell office:value-type="float" office:value="-5.831915" calcext:value-type="float">
            <text:p>-5.831915</text:p>
          </table:table-cell>
          <table:table-cell office:value-type="float" office:value="158.033" calcext:value-type="float">
            <text:p>158.033</text:p>
          </table:table-cell>
          <table:table-cell office:value-type="float" office:value="10.14693" calcext:value-type="float">
            <text:p>10.14693</text:p>
          </table:table-cell>
          <table:table-cell office:value-type="float" office:value="0.02934955" calcext:value-type="float">
            <text:p>0.02934955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30486" calcext:value-type="float">
            <text:p>0.04830486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5145417" calcext:value-type="float">
            <text:p>0.5145417</text:p>
          </table:table-cell>
          <table:table-cell office:value-type="float" office:value="370" calcext:value-type="float">
            <text:p>370</text:p>
          </table:table-cell>
          <table:table-cell office:value-type="float" office:value="-364.7266" calcext:value-type="float">
            <text:p>-364.7266</text:p>
          </table:table-cell>
          <table:table-cell office:value-type="float" office:value="0" calcext:value-type="float">
            <text:p>0</text:p>
          </table:table-cell>
          <table:table-cell office:value-type="float" office:value="301.9817" calcext:value-type="float">
            <text:p>301.9817</text:p>
          </table:table-cell>
          <table:table-cell office:value-type="float" office:value="1120.828" calcext:value-type="float">
            <text:p>1120.828</text:p>
          </table:table-cell>
          <table:table-cell office:value-type="float" office:value="1360.357" calcext:value-type="float">
            <text:p>1360.357</text:p>
          </table:table-cell>
          <table:table-cell office:value-type="float" office:value="1339.759" calcext:value-type="float">
            <text:p>1339.759</text:p>
          </table:table-cell>
          <table:table-cell office:value-type="float" office:value="808.0021" calcext:value-type="float">
            <text:p>808.0021</text:p>
          </table:table-cell>
          <table:table-cell office:value-type="float" office:value="1089.598" calcext:value-type="float">
            <text:p>1089.598</text:p>
          </table:table-cell>
          <table:table-cell office:value-type="float" office:value="427.3968" calcext:value-type="float">
            <text:p>427.3968</text:p>
          </table:table-cell>
          <table:table-cell office:value-type="float" office:value="1898.045" calcext:value-type="float">
            <text:p>1898.045</text:p>
          </table:table-cell>
          <table:table-cell office:value-type="float" office:value="2121.937" calcext:value-type="float">
            <text:p>2121.937</text:p>
          </table:table-cell>
          <table:table-cell office:value-type="float" office:value="1685.852" calcext:value-type="float">
            <text:p>1685.852</text:p>
          </table:table-cell>
          <table:table-cell office:value-type="float" office:value="586.6508" calcext:value-type="float">
            <text:p>586.6508</text:p>
          </table:table-cell>
          <table:table-cell office:value-type="float" office:value="571.2131" calcext:value-type="float">
            <text:p>571.2131</text:p>
          </table:table-cell>
          <table:table-cell office:value-type="float" office:value="142.8994" calcext:value-type="float">
            <text:p>142.8994</text:p>
          </table:table-cell>
          <table:table-cell office:value-type="float" office:value="35.72073" calcext:value-type="float">
            <text:p>35.72073</text:p>
          </table:table-cell>
          <table:table-cell office:value-type="float" office:value="0" calcext:value-type="float">
            <text:p>0</text:p>
          </table:table-cell>
          <table:table-cell office:value-type="float" office:value="-0.06266144" calcext:value-type="float">
            <text:p>-0.06266144</text:p>
          </table:table-cell>
          <table:table-cell office:value-type="float" office:value="0" calcext:value-type="float">
            <text:p>0</text:p>
          </table:table-cell>
          <table:table-cell office:value-type="float" office:value="1.001593" calcext:value-type="float">
            <text:p>1.001593</text:p>
          </table:table-cell>
          <table:table-cell office:value-type="float" office:value="61.53131" calcext:value-type="float">
            <text:p>61.53131</text:p>
          </table:table-cell>
          <table:table-cell office:value-type="float" office:value="-19.88626" calcext:value-type="float">
            <text:p>-19.88626</text:p>
          </table:table-cell>
          <table:table-cell office:value-type="float" office:value="41.64505" calcext:value-type="float">
            <text:p>41.64505</text:p>
          </table:table-cell>
          <table:table-cell office:value-type="float" office:value="-416.99" calcext:value-type="float">
            <text:p>-416.99</text:p>
          </table:table-cell>
          <table:table-cell office:value-type="float" office:value="0" calcext:value-type="float">
            <text:p>0</text:p>
          </table:table-cell>
          <table:table-cell office:value-type="float" office:value="11.8862" calcext:value-type="float">
            <text:p>11.8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1" calcext:value-type="float">
            <text:p>20062001</text:p>
          </table:table-cell>
          <table:table-cell office:value-type="float" office:value="223.8173" calcext:value-type="float">
            <text:p>223.8173</text:p>
          </table:table-cell>
          <table:table-cell office:value-type="float" office:value="13274.59" calcext:value-type="float">
            <text:p>13274.59</text:p>
          </table:table-cell>
          <table:table-cell office:value-type="float" office:value="0" calcext:value-type="float">
            <text:p>0</text:p>
          </table:table-cell>
          <table:table-cell office:value-type="float" office:value="0.1325619" calcext:value-type="float">
            <text:p>0.1325619</text:p>
          </table:table-cell>
          <table:table-cell office:value-type="float" office:value="-413.0595" calcext:value-type="float">
            <text:p>-413.0595</text:p>
          </table:table-cell>
          <table:table-cell office:value-type="float" office:value="1200.985" calcext:value-type="float">
            <text:p>1200.985</text:p>
          </table:table-cell>
          <table:table-cell office:value-type="float" office:value="-6.48552" calcext:value-type="float">
            <text:p>-6.48552</text:p>
          </table:table-cell>
          <table:table-cell office:value-type="float" office:value="157.5589" calcext:value-type="float">
            <text:p>157.5589</text:p>
          </table:table-cell>
          <table:table-cell office:value-type="float" office:value="10.0873" calcext:value-type="float">
            <text:p>10.0873</text:p>
          </table:table-cell>
          <table:table-cell office:value-type="float" office:value="0.0294346" calcext:value-type="float">
            <text:p>0.0294346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30808" calcext:value-type="float">
            <text:p>0.04830808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5152663" calcext:value-type="float">
            <text:p>0.5152663</text:p>
          </table:table-cell>
          <table:table-cell office:value-type="float" office:value="370" calcext:value-type="float">
            <text:p>370</text:p>
          </table:table-cell>
          <table:table-cell office:value-type="float" office:value="-360.7383" calcext:value-type="float">
            <text:p>-360.7383</text:p>
          </table:table-cell>
          <table:table-cell office:value-type="float" office:value="0" calcext:value-type="float">
            <text:p>0</text:p>
          </table:table-cell>
          <table:table-cell office:value-type="float" office:value="302.0324" calcext:value-type="float">
            <text:p>302.0324</text:p>
          </table:table-cell>
          <table:table-cell office:value-type="float" office:value="1120.456" calcext:value-type="float">
            <text:p>1120.456</text:p>
          </table:table-cell>
          <table:table-cell office:value-type="float" office:value="1359.969" calcext:value-type="float">
            <text:p>1359.969</text:p>
          </table:table-cell>
          <table:table-cell office:value-type="float" office:value="1339.463" calcext:value-type="float">
            <text:p>1339.463</text:p>
          </table:table-cell>
          <table:table-cell office:value-type="float" office:value="807.8154" calcext:value-type="float">
            <text:p>807.8154</text:p>
          </table:table-cell>
          <table:table-cell office:value-type="float" office:value="1089.379" calcext:value-type="float">
            <text:p>1089.379</text:p>
          </table:table-cell>
          <table:table-cell office:value-type="float" office:value="427.305" calcext:value-type="float">
            <text:p>427.305</text:p>
          </table:table-cell>
          <table:table-cell office:value-type="float" office:value="1897.842" calcext:value-type="float">
            <text:p>1897.842</text:p>
          </table:table-cell>
          <table:table-cell office:value-type="float" office:value="2121.8" calcext:value-type="float">
            <text:p>2121.8</text:p>
          </table:table-cell>
          <table:table-cell office:value-type="float" office:value="1685.789" calcext:value-type="float">
            <text:p>1685.789</text:p>
          </table:table-cell>
          <table:table-cell office:value-type="float" office:value="586.6398" calcext:value-type="float">
            <text:p>586.6398</text:p>
          </table:table-cell>
          <table:table-cell office:value-type="float" office:value="571.2047" calcext:value-type="float">
            <text:p>571.2047</text:p>
          </table:table-cell>
          <table:table-cell office:value-type="float" office:value="142.8992" calcext:value-type="float">
            <text:p>142.8992</text:p>
          </table:table-cell>
          <table:table-cell office:value-type="float" office:value="35.72065" calcext:value-type="float">
            <text:p>35.72065</text:p>
          </table:table-cell>
          <table:table-cell office:value-type="float" office:value="0" calcext:value-type="float">
            <text:p>0</text:p>
          </table:table-cell>
          <table:table-cell office:value-type="float" office:value="-0.06294651" calcext:value-type="float">
            <text:p>-0.06294651</text:p>
          </table:table-cell>
          <table:table-cell office:value-type="float" office:value="0" calcext:value-type="float">
            <text:p>0</text:p>
          </table:table-cell>
          <table:table-cell office:value-type="float" office:value="1.094972" calcext:value-type="float">
            <text:p>1.094972</text:p>
          </table:table-cell>
          <table:table-cell office:value-type="float" office:value="69.4212" calcext:value-type="float">
            <text:p>69.4212</text:p>
          </table:table-cell>
          <table:table-cell office:value-type="float" office:value="-22.0453" calcext:value-type="float">
            <text:p>-22.0453</text:p>
          </table:table-cell>
          <table:table-cell office:value-type="float" office:value="47.3759" calcext:value-type="float">
            <text:p>47.3759</text:p>
          </table:table-cell>
          <table:table-cell office:value-type="float" office:value="-418.8417" calcext:value-type="float">
            <text:p>-418.8417</text:p>
          </table:table-cell>
          <table:table-cell office:value-type="float" office:value="0" calcext:value-type="float">
            <text:p>0</text:p>
          </table:table-cell>
          <table:table-cell office:value-type="float" office:value="11.99146" calcext:value-type="float">
            <text:p>11.99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1" calcext:value-type="float">
            <text:p>21062001</text:p>
          </table:table-cell>
          <table:table-cell office:value-type="float" office:value="222.6856" calcext:value-type="float">
            <text:p>222.6856</text:p>
          </table:table-cell>
          <table:table-cell office:value-type="float" office:value="13273.73" calcext:value-type="float">
            <text:p>13273.73</text:p>
          </table:table-cell>
          <table:table-cell office:value-type="float" office:value="0" calcext:value-type="float">
            <text:p>0</text:p>
          </table:table-cell>
          <table:table-cell office:value-type="float" office:value="0.1450319" calcext:value-type="float">
            <text:p>0.1450319</text:p>
          </table:table-cell>
          <table:table-cell office:value-type="float" office:value="-415.7112" calcext:value-type="float">
            <text:p>-415.7112</text:p>
          </table:table-cell>
          <table:table-cell office:value-type="float" office:value="1214.733" calcext:value-type="float">
            <text:p>1214.733</text:p>
          </table:table-cell>
          <table:table-cell office:value-type="float" office:value="-7.309511" calcext:value-type="float">
            <text:p>-7.309511</text:p>
          </table:table-cell>
          <table:table-cell office:value-type="float" office:value="157.0549" calcext:value-type="float">
            <text:p>157.0549</text:p>
          </table:table-cell>
          <table:table-cell office:value-type="float" office:value="10.01415" calcext:value-type="float">
            <text:p>10.01415</text:p>
          </table:table-cell>
          <table:table-cell office:value-type="float" office:value="0.02954714" calcext:value-type="float">
            <text:p>0.02954714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31155" calcext:value-type="float">
            <text:p>0.04831155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5160628" calcext:value-type="float">
            <text:p>0.5160628</text:p>
          </table:table-cell>
          <table:table-cell office:value-type="float" office:value="370" calcext:value-type="float">
            <text:p>370</text:p>
          </table:table-cell>
          <table:table-cell office:value-type="float" office:value="-355.0478" calcext:value-type="float">
            <text:p>-355.0478</text:p>
          </table:table-cell>
          <table:table-cell office:value-type="float" office:value="0" calcext:value-type="float">
            <text:p>0</text:p>
          </table:table-cell>
          <table:table-cell office:value-type="float" office:value="302.1144" calcext:value-type="float">
            <text:p>302.1144</text:p>
          </table:table-cell>
          <table:table-cell office:value-type="float" office:value="1120.048" calcext:value-type="float">
            <text:p>1120.048</text:p>
          </table:table-cell>
          <table:table-cell office:value-type="float" office:value="1359.553" calcext:value-type="float">
            <text:p>1359.553</text:p>
          </table:table-cell>
          <table:table-cell office:value-type="float" office:value="1339.165" calcext:value-type="float">
            <text:p>1339.165</text:p>
          </table:table-cell>
          <table:table-cell office:value-type="float" office:value="807.6421" calcext:value-type="float">
            <text:p>807.6421</text:p>
          </table:table-cell>
          <table:table-cell office:value-type="float" office:value="1089.174" calcext:value-type="float">
            <text:p>1089.174</text:p>
          </table:table-cell>
          <table:table-cell office:value-type="float" office:value="427.2202" calcext:value-type="float">
            <text:p>427.2202</text:p>
          </table:table-cell>
          <table:table-cell office:value-type="float" office:value="1897.649" calcext:value-type="float">
            <text:p>1897.649</text:p>
          </table:table-cell>
          <table:table-cell office:value-type="float" office:value="2121.664" calcext:value-type="float">
            <text:p>2121.664</text:p>
          </table:table-cell>
          <table:table-cell office:value-type="float" office:value="1685.726" calcext:value-type="float">
            <text:p>1685.726</text:p>
          </table:table-cell>
          <table:table-cell office:value-type="float" office:value="586.6287" calcext:value-type="float">
            <text:p>586.6287</text:p>
          </table:table-cell>
          <table:table-cell office:value-type="float" office:value="571.1963" calcext:value-type="float">
            <text:p>571.1963</text:p>
          </table:table-cell>
          <table:table-cell office:value-type="float" office:value="142.8989" calcext:value-type="float">
            <text:p>142.8989</text:p>
          </table:table-cell>
          <table:table-cell office:value-type="float" office:value="35.72058" calcext:value-type="float">
            <text:p>35.72058</text:p>
          </table:table-cell>
          <table:table-cell office:value-type="float" office:value="0" calcext:value-type="float">
            <text:p>0</text:p>
          </table:table-cell>
          <table:table-cell office:value-type="float" office:value="-0.06316662" calcext:value-type="float">
            <text:p>-0.06316662</text:p>
          </table:table-cell>
          <table:table-cell office:value-type="float" office:value="0" calcext:value-type="float">
            <text:p>0</text:p>
          </table:table-cell>
          <table:table-cell office:value-type="float" office:value="1.205665" calcext:value-type="float">
            <text:p>1.205665</text:p>
          </table:table-cell>
          <table:table-cell office:value-type="float" office:value="79.69009" calcext:value-type="float">
            <text:p>79.69009</text:p>
          </table:table-cell>
          <table:table-cell office:value-type="float" office:value="-24.79886" calcext:value-type="float">
            <text:p>-24.79886</text:p>
          </table:table-cell>
          <table:table-cell office:value-type="float" office:value="54.89123" calcext:value-type="float">
            <text:p>54.89123</text:p>
          </table:table-cell>
          <table:table-cell office:value-type="float" office:value="-420.6931" calcext:value-type="float">
            <text:p>-420.6931</text:p>
          </table:table-cell>
          <table:table-cell office:value-type="float" office:value="0" calcext:value-type="float">
            <text:p>0</text:p>
          </table:table-cell>
          <table:table-cell office:value-type="float" office:value="12.01051" calcext:value-type="float">
            <text:p>12.01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1" calcext:value-type="float">
            <text:p>22062001</text:p>
          </table:table-cell>
          <table:table-cell office:value-type="float" office:value="221.4584" calcext:value-type="float">
            <text:p>221.4584</text:p>
          </table:table-cell>
          <table:table-cell office:value-type="float" office:value="13272.74" calcext:value-type="float">
            <text:p>13272.74</text:p>
          </table:table-cell>
          <table:table-cell office:value-type="float" office:value="0" calcext:value-type="float">
            <text:p>0</text:p>
          </table:table-cell>
          <table:table-cell office:value-type="float" office:value="0.1641617" calcext:value-type="float">
            <text:p>0.1641617</text:p>
          </table:table-cell>
          <table:table-cell office:value-type="float" office:value="-418.7108" calcext:value-type="float">
            <text:p>-418.7108</text:p>
          </table:table-cell>
          <table:table-cell office:value-type="float" office:value="1225.95" calcext:value-type="float">
            <text:p>1225.95</text:p>
          </table:table-cell>
          <table:table-cell office:value-type="float" office:value="-8.296373" calcext:value-type="float">
            <text:p>-8.296373</text:p>
          </table:table-cell>
          <table:table-cell office:value-type="float" office:value="156.3889" calcext:value-type="float">
            <text:p>156.3889</text:p>
          </table:table-cell>
          <table:table-cell office:value-type="float" office:value="9.930959" calcext:value-type="float">
            <text:p>9.930959</text:p>
          </table:table-cell>
          <table:table-cell office:value-type="float" office:value="0.0296417" calcext:value-type="float">
            <text:p>0.0296417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31531" calcext:value-type="float">
            <text:p>0.04831531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5169299" calcext:value-type="float">
            <text:p>0.5169299</text:p>
          </table:table-cell>
          <table:table-cell office:value-type="float" office:value="370" calcext:value-type="float">
            <text:p>370</text:p>
          </table:table-cell>
          <table:table-cell office:value-type="float" office:value="-349.1301" calcext:value-type="float">
            <text:p>-349.1301</text:p>
          </table:table-cell>
          <table:table-cell office:value-type="float" office:value="0" calcext:value-type="float">
            <text:p>0</text:p>
          </table:table-cell>
          <table:table-cell office:value-type="float" office:value="302.2416" calcext:value-type="float">
            <text:p>302.2416</text:p>
          </table:table-cell>
          <table:table-cell office:value-type="float" office:value="1119.492" calcext:value-type="float">
            <text:p>1119.492</text:p>
          </table:table-cell>
          <table:table-cell office:value-type="float" office:value="1359.069" calcext:value-type="float">
            <text:p>1359.069</text:p>
          </table:table-cell>
          <table:table-cell office:value-type="float" office:value="1338.838" calcext:value-type="float">
            <text:p>1338.838</text:p>
          </table:table-cell>
          <table:table-cell office:value-type="float" office:value="807.4492" calcext:value-type="float">
            <text:p>807.4492</text:p>
          </table:table-cell>
          <table:table-cell office:value-type="float" office:value="1088.962" calcext:value-type="float">
            <text:p>1088.962</text:p>
          </table:table-cell>
          <table:table-cell office:value-type="float" office:value="427.1341" calcext:value-type="float">
            <text:p>427.1341</text:p>
          </table:table-cell>
          <table:table-cell office:value-type="float" office:value="1897.46" calcext:value-type="float">
            <text:p>1897.46</text:p>
          </table:table-cell>
          <table:table-cell office:value-type="float" office:value="2121.53" calcext:value-type="float">
            <text:p>2121.53</text:p>
          </table:table-cell>
          <table:table-cell office:value-type="float" office:value="1685.663" calcext:value-type="float">
            <text:p>1685.663</text:p>
          </table:table-cell>
          <table:table-cell office:value-type="float" office:value="586.6176" calcext:value-type="float">
            <text:p>586.6176</text:p>
          </table:table-cell>
          <table:table-cell office:value-type="float" office:value="571.1879" calcext:value-type="float">
            <text:p>571.1879</text:p>
          </table:table-cell>
          <table:table-cell office:value-type="float" office:value="142.8986" calcext:value-type="float">
            <text:p>142.8986</text:p>
          </table:table-cell>
          <table:table-cell office:value-type="float" office:value="35.7205" calcext:value-type="float">
            <text:p>35.7205</text:p>
          </table:table-cell>
          <table:table-cell office:value-type="float" office:value="0" calcext:value-type="float">
            <text:p>0</text:p>
          </table:table-cell>
          <table:table-cell office:value-type="float" office:value="-0.06340895" calcext:value-type="float">
            <text:p>-0.06340895</text:p>
          </table:table-cell>
          <table:table-cell office:value-type="float" office:value="0" calcext:value-type="float">
            <text:p>0</text:p>
          </table:table-cell>
          <table:table-cell office:value-type="float" office:value="1.31945" calcext:value-type="float">
            <text:p>1.31945</text:p>
          </table:table-cell>
          <table:table-cell office:value-type="float" office:value="90.72542" calcext:value-type="float">
            <text:p>90.72542</text:p>
          </table:table-cell>
          <table:table-cell office:value-type="float" office:value="-27.90874" calcext:value-type="float">
            <text:p>-27.90874</text:p>
          </table:table-cell>
          <table:table-cell office:value-type="float" office:value="62.81667" calcext:value-type="float">
            <text:p>62.81667</text:p>
          </table:table-cell>
          <table:table-cell office:value-type="float" office:value="-422.7782" calcext:value-type="float">
            <text:p>-422.7782</text:p>
          </table:table-cell>
          <table:table-cell office:value-type="float" office:value="0" calcext:value-type="float">
            <text:p>0</text:p>
          </table:table-cell>
          <table:table-cell office:value-type="float" office:value="12.07873" calcext:value-type="float">
            <text:p>12.07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1" calcext:value-type="float">
            <text:p>23062001</text:p>
          </table:table-cell>
          <table:table-cell office:value-type="float" office:value="220.0828" calcext:value-type="float">
            <text:p>220.0828</text:p>
          </table:table-cell>
          <table:table-cell office:value-type="float" office:value="13271.66" calcext:value-type="float">
            <text:p>13271.66</text:p>
          </table:table-cell>
          <table:table-cell office:value-type="float" office:value="0" calcext:value-type="float">
            <text:p>0</text:p>
          </table:table-cell>
          <table:table-cell office:value-type="float" office:value="0.1888521" calcext:value-type="float">
            <text:p>0.1888521</text:p>
          </table:table-cell>
          <table:table-cell office:value-type="float" office:value="-422.139" calcext:value-type="float">
            <text:p>-422.139</text:p>
          </table:table-cell>
          <table:table-cell office:value-type="float" office:value="1237.732" calcext:value-type="float">
            <text:p>1237.732</text:p>
          </table:table-cell>
          <table:table-cell office:value-type="float" office:value="-9.476017" calcext:value-type="float">
            <text:p>-9.476017</text:p>
          </table:table-cell>
          <table:table-cell office:value-type="float" office:value="155.6143" calcext:value-type="float">
            <text:p>155.6143</text:p>
          </table:table-cell>
          <table:table-cell office:value-type="float" office:value="9.839669" calcext:value-type="float">
            <text:p>9.839669</text:p>
          </table:table-cell>
          <table:table-cell office:value-type="float" office:value="0.02972645" calcext:value-type="float">
            <text:p>0.02972645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31924" calcext:value-type="float">
            <text:p>0.04831924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517868" calcext:value-type="float">
            <text:p>0.517868</text:p>
          </table:table-cell>
          <table:table-cell office:value-type="float" office:value="370" calcext:value-type="float">
            <text:p>370</text:p>
          </table:table-cell>
          <table:table-cell office:value-type="float" office:value="-343.3686" calcext:value-type="float">
            <text:p>-343.3686</text:p>
          </table:table-cell>
          <table:table-cell office:value-type="float" office:value="0" calcext:value-type="float">
            <text:p>0</text:p>
          </table:table-cell>
          <table:table-cell office:value-type="float" office:value="302.3834" calcext:value-type="float">
            <text:p>302.3834</text:p>
          </table:table-cell>
          <table:table-cell office:value-type="float" office:value="1118.827" calcext:value-type="float">
            <text:p>1118.827</text:p>
          </table:table-cell>
          <table:table-cell office:value-type="float" office:value="1358.516" calcext:value-type="float">
            <text:p>1358.516</text:p>
          </table:table-cell>
          <table:table-cell office:value-type="float" office:value="1338.476" calcext:value-type="float">
            <text:p>1338.476</text:p>
          </table:table-cell>
          <table:table-cell office:value-type="float" office:value="807.2366" calcext:value-type="float">
            <text:p>807.2366</text:p>
          </table:table-cell>
          <table:table-cell office:value-type="float" office:value="1088.738" calcext:value-type="float">
            <text:p>1088.738</text:p>
          </table:table-cell>
          <table:table-cell office:value-type="float" office:value="427.0445" calcext:value-type="float">
            <text:p>427.0445</text:p>
          </table:table-cell>
          <table:table-cell office:value-type="float" office:value="1897.271" calcext:value-type="float">
            <text:p>1897.271</text:p>
          </table:table-cell>
          <table:table-cell office:value-type="float" office:value="2121.409" calcext:value-type="float">
            <text:p>2121.409</text:p>
          </table:table-cell>
          <table:table-cell office:value-type="float" office:value="1685.6" calcext:value-type="float">
            <text:p>1685.6</text:p>
          </table:table-cell>
          <table:table-cell office:value-type="float" office:value="586.6064" calcext:value-type="float">
            <text:p>586.6064</text:p>
          </table:table-cell>
          <table:table-cell office:value-type="float" office:value="571.1795" calcext:value-type="float">
            <text:p>571.1795</text:p>
          </table:table-cell>
          <table:table-cell office:value-type="float" office:value="142.8984" calcext:value-type="float">
            <text:p>142.8984</text:p>
          </table:table-cell>
          <table:table-cell office:value-type="float" office:value="35.72042" calcext:value-type="float">
            <text:p>35.72042</text:p>
          </table:table-cell>
          <table:table-cell office:value-type="float" office:value="0" calcext:value-type="float">
            <text:p>0</text:p>
          </table:table-cell>
          <table:table-cell office:value-type="float" office:value="-0.06373343" calcext:value-type="float">
            <text:p>-0.06373343</text:p>
          </table:table-cell>
          <table:table-cell office:value-type="float" office:value="0" calcext:value-type="float">
            <text:p>0</text:p>
          </table:table-cell>
          <table:table-cell office:value-type="float" office:value="1.463876" calcext:value-type="float">
            <text:p>1.463876</text:p>
          </table:table-cell>
          <table:table-cell office:value-type="float" office:value="103.1159" calcext:value-type="float">
            <text:p>103.1159</text:p>
          </table:table-cell>
          <table:table-cell office:value-type="float" office:value="-32.29668" calcext:value-type="float">
            <text:p>-32.29668</text:p>
          </table:table-cell>
          <table:table-cell office:value-type="float" office:value="70.81922" calcext:value-type="float">
            <text:p>70.81922</text:p>
          </table:table-cell>
          <table:table-cell office:value-type="float" office:value="-425.1096" calcext:value-type="float">
            <text:p>-425.1096</text:p>
          </table:table-cell>
          <table:table-cell office:value-type="float" office:value="0" calcext:value-type="float">
            <text:p>0</text:p>
          </table:table-cell>
          <table:table-cell office:value-type="float" office:value="12.1578" calcext:value-type="float">
            <text:p>12.1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1" calcext:value-type="float">
            <text:p>24062001</text:p>
          </table:table-cell>
          <table:table-cell office:value-type="float" office:value="218.4776" calcext:value-type="float">
            <text:p>218.4776</text:p>
          </table:table-cell>
          <table:table-cell office:value-type="float" office:value="13270.42" calcext:value-type="float">
            <text:p>13270.42</text:p>
          </table:table-cell>
          <table:table-cell office:value-type="float" office:value="0" calcext:value-type="float">
            <text:p>0</text:p>
          </table:table-cell>
          <table:table-cell office:value-type="float" office:value="0.2220643" calcext:value-type="float">
            <text:p>0.2220643</text:p>
          </table:table-cell>
          <table:table-cell office:value-type="float" office:value="-426.1266" calcext:value-type="float">
            <text:p>-426.1266</text:p>
          </table:table-cell>
          <table:table-cell office:value-type="float" office:value="1252.165" calcext:value-type="float">
            <text:p>1252.165</text:p>
          </table:table-cell>
          <table:table-cell office:value-type="float" office:value="-10.80777" calcext:value-type="float">
            <text:p>-10.80777</text:p>
          </table:table-cell>
          <table:table-cell office:value-type="float" office:value="154.6086" calcext:value-type="float">
            <text:p>154.6086</text:p>
          </table:table-cell>
          <table:table-cell office:value-type="float" office:value="9.738956" calcext:value-type="float">
            <text:p>9.738956</text:p>
          </table:table-cell>
          <table:table-cell office:value-type="float" office:value="0.02975139" calcext:value-type="float">
            <text:p>0.02975139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881723" calcext:value-type="float">
            <text:p>0.04881723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5354938" calcext:value-type="float">
            <text:p>0.5354938</text:p>
          </table:table-cell>
          <table:table-cell office:value-type="float" office:value="370" calcext:value-type="float">
            <text:p>370</text:p>
          </table:table-cell>
          <table:table-cell office:value-type="float" office:value="-339.4336" calcext:value-type="float">
            <text:p>-339.4336</text:p>
          </table:table-cell>
          <table:table-cell office:value-type="float" office:value="0" calcext:value-type="float">
            <text:p>0</text:p>
          </table:table-cell>
          <table:table-cell office:value-type="float" office:value="302.5532" calcext:value-type="float">
            <text:p>302.5532</text:p>
          </table:table-cell>
          <table:table-cell office:value-type="float" office:value="1118.033" calcext:value-type="float">
            <text:p>1118.033</text:p>
          </table:table-cell>
          <table:table-cell office:value-type="float" office:value="1357.831" calcext:value-type="float">
            <text:p>1357.831</text:p>
          </table:table-cell>
          <table:table-cell office:value-type="float" office:value="1338.047" calcext:value-type="float">
            <text:p>1338.047</text:p>
          </table:table-cell>
          <table:table-cell office:value-type="float" office:value="806.9811" calcext:value-type="float">
            <text:p>806.9811</text:p>
          </table:table-cell>
          <table:table-cell office:value-type="float" office:value="1088.484" calcext:value-type="float">
            <text:p>1088.484</text:p>
          </table:table-cell>
          <table:table-cell office:value-type="float" office:value="426.9482" calcext:value-type="float">
            <text:p>426.9482</text:p>
          </table:table-cell>
          <table:table-cell office:value-type="float" office:value="1897.071" calcext:value-type="float">
            <text:p>1897.071</text:p>
          </table:table-cell>
          <table:table-cell office:value-type="float" office:value="2121.288" calcext:value-type="float">
            <text:p>2121.288</text:p>
          </table:table-cell>
          <table:table-cell office:value-type="float" office:value="1685.538" calcext:value-type="float">
            <text:p>1685.538</text:p>
          </table:table-cell>
          <table:table-cell office:value-type="float" office:value="586.5953" calcext:value-type="float">
            <text:p>586.5953</text:p>
          </table:table-cell>
          <table:table-cell office:value-type="float" office:value="571.1711" calcext:value-type="float">
            <text:p>571.1711</text:p>
          </table:table-cell>
          <table:table-cell office:value-type="float" office:value="142.8981" calcext:value-type="float">
            <text:p>142.8981</text:p>
          </table:table-cell>
          <table:table-cell office:value-type="float" office:value="35.72034" calcext:value-type="float">
            <text:p>35.72034</text:p>
          </table:table-cell>
          <table:table-cell office:value-type="float" office:value="0" calcext:value-type="float">
            <text:p>0</text:p>
          </table:table-cell>
          <table:table-cell office:value-type="float" office:value="-0.06418658" calcext:value-type="float">
            <text:p>-0.06418658</text:p>
          </table:table-cell>
          <table:table-cell office:value-type="float" office:value="0" calcext:value-type="float">
            <text:p>0</text:p>
          </table:table-cell>
          <table:table-cell office:value-type="float" office:value="1.616325" calcext:value-type="float">
            <text:p>1.616325</text:p>
          </table:table-cell>
          <table:table-cell office:value-type="float" office:value="114.9831" calcext:value-type="float">
            <text:p>114.9831</text:p>
          </table:table-cell>
          <table:table-cell office:value-type="float" office:value="-37.56566" calcext:value-type="float">
            <text:p>-37.56566</text:p>
          </table:table-cell>
          <table:table-cell office:value-type="float" office:value="77.4174" calcext:value-type="float">
            <text:p>77.4174</text:p>
          </table:table-cell>
          <table:table-cell office:value-type="float" office:value="-427.8416" calcext:value-type="float">
            <text:p>-427.8416</text:p>
          </table:table-cell>
          <table:table-cell office:value-type="float" office:value="0" calcext:value-type="float">
            <text:p>0</text:p>
          </table:table-cell>
          <table:table-cell office:value-type="float" office:value="12.21289" calcext:value-type="float">
            <text:p>12.21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1" calcext:value-type="float">
            <text:p>25062001</text:p>
          </table:table-cell>
          <table:table-cell office:value-type="float" office:value="216.8038" calcext:value-type="float">
            <text:p>216.8038</text:p>
          </table:table-cell>
          <table:table-cell office:value-type="float" office:value="13269.08" calcext:value-type="float">
            <text:p>13269.08</text:p>
          </table:table-cell>
          <table:table-cell office:value-type="float" office:value="0" calcext:value-type="float">
            <text:p>0</text:p>
          </table:table-cell>
          <table:table-cell office:value-type="float" office:value="0.2587858" calcext:value-type="float">
            <text:p>0.2587858</text:p>
          </table:table-cell>
          <table:table-cell office:value-type="float" office:value="-430.3128" calcext:value-type="float">
            <text:p>-430.3128</text:p>
          </table:table-cell>
          <table:table-cell office:value-type="float" office:value="1267.71" calcext:value-type="float">
            <text:p>1267.71</text:p>
          </table:table-cell>
          <table:table-cell office:value-type="float" office:value="-12.15244" calcext:value-type="float">
            <text:p>-12.15244</text:p>
          </table:table-cell>
          <table:table-cell office:value-type="float" office:value="153.5263" calcext:value-type="float">
            <text:p>153.5263</text:p>
          </table:table-cell>
          <table:table-cell office:value-type="float" office:value="9.63612" calcext:value-type="float">
            <text:p>9.63612</text:p>
          </table:table-cell>
          <table:table-cell office:value-type="float" office:value="0.02983891" calcext:value-type="float">
            <text:p>0.02983891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499761" calcext:value-type="float">
            <text:p>0.0499761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5927405" calcext:value-type="float">
            <text:p>0.5927405</text:p>
          </table:table-cell>
          <table:table-cell office:value-type="float" office:value="370" calcext:value-type="float">
            <text:p>370</text:p>
          </table:table-cell>
          <table:table-cell office:value-type="float" office:value="-334.5505" calcext:value-type="float">
            <text:p>-334.5505</text:p>
          </table:table-cell>
          <table:table-cell office:value-type="float" office:value="0" calcext:value-type="float">
            <text:p>0</text:p>
          </table:table-cell>
          <table:table-cell office:value-type="float" office:value="302.7355" calcext:value-type="float">
            <text:p>302.7355</text:p>
          </table:table-cell>
          <table:table-cell office:value-type="float" office:value="1117.224" calcext:value-type="float">
            <text:p>1117.224</text:p>
          </table:table-cell>
          <table:table-cell office:value-type="float" office:value="1357.097" calcext:value-type="float">
            <text:p>1357.097</text:p>
          </table:table-cell>
          <table:table-cell office:value-type="float" office:value="1337.575" calcext:value-type="float">
            <text:p>1337.575</text:p>
          </table:table-cell>
          <table:table-cell office:value-type="float" office:value="806.704" calcext:value-type="float">
            <text:p>806.704</text:p>
          </table:table-cell>
          <table:table-cell office:value-type="float" office:value="1088.205" calcext:value-type="float">
            <text:p>1088.205</text:p>
          </table:table-cell>
          <table:table-cell office:value-type="float" office:value="426.8428" calcext:value-type="float">
            <text:p>426.8428</text:p>
          </table:table-cell>
          <table:table-cell office:value-type="float" office:value="1896.871" calcext:value-type="float">
            <text:p>1896.871</text:p>
          </table:table-cell>
          <table:table-cell office:value-type="float" office:value="2121.156" calcext:value-type="float">
            <text:p>2121.156</text:p>
          </table:table-cell>
          <table:table-cell office:value-type="float" office:value="1685.475" calcext:value-type="float">
            <text:p>1685.475</text:p>
          </table:table-cell>
          <table:table-cell office:value-type="float" office:value="586.5841" calcext:value-type="float">
            <text:p>586.5841</text:p>
          </table:table-cell>
          <table:table-cell office:value-type="float" office:value="571.1626" calcext:value-type="float">
            <text:p>571.1626</text:p>
          </table:table-cell>
          <table:table-cell office:value-type="float" office:value="142.8978" calcext:value-type="float">
            <text:p>142.8978</text:p>
          </table:table-cell>
          <table:table-cell office:value-type="float" office:value="35.72027" calcext:value-type="float">
            <text:p>35.72027</text:p>
          </table:table-cell>
          <table:table-cell office:value-type="float" office:value="0" calcext:value-type="float">
            <text:p>0</text:p>
          </table:table-cell>
          <table:table-cell office:value-type="float" office:value="-0.06464297" calcext:value-type="float">
            <text:p>-0.06464297</text:p>
          </table:table-cell>
          <table:table-cell office:value-type="float" office:value="0" calcext:value-type="float">
            <text:p>0</text:p>
          </table:table-cell>
          <table:table-cell office:value-type="float" office:value="1.766523" calcext:value-type="float">
            <text:p>1.766523</text:p>
          </table:table-cell>
          <table:table-cell office:value-type="float" office:value="128.056" calcext:value-type="float">
            <text:p>128.056</text:p>
          </table:table-cell>
          <table:table-cell office:value-type="float" office:value="-42.86613" calcext:value-type="float">
            <text:p>-42.86613</text:p>
          </table:table-cell>
          <table:table-cell office:value-type="float" office:value="85.1899" calcext:value-type="float">
            <text:p>85.1899</text:p>
          </table:table-cell>
          <table:table-cell office:value-type="float" office:value="-430.7417" calcext:value-type="float">
            <text:p>-430.7417</text:p>
          </table:table-cell>
          <table:table-cell office:value-type="float" office:value="0" calcext:value-type="float">
            <text:p>0</text:p>
          </table:table-cell>
          <table:table-cell office:value-type="float" office:value="12.21098" calcext:value-type="float">
            <text:p>12.21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1" calcext:value-type="float">
            <text:p>26062001</text:p>
          </table:table-cell>
          <table:table-cell office:value-type="float" office:value="215.2281" calcext:value-type="float">
            <text:p>215.2281</text:p>
          </table:table-cell>
          <table:table-cell office:value-type="float" office:value="13267.98" calcext:value-type="float">
            <text:p>13267.98</text:p>
          </table:table-cell>
          <table:table-cell office:value-type="float" office:value="0" calcext:value-type="float">
            <text:p>0</text:p>
          </table:table-cell>
          <table:table-cell office:value-type="float" office:value="0.2911107" calcext:value-type="float">
            <text:p>0.2911107</text:p>
          </table:table-cell>
          <table:table-cell office:value-type="float" office:value="-433.2812" calcext:value-type="float">
            <text:p>-433.2812</text:p>
          </table:table-cell>
          <table:table-cell office:value-type="float" office:value="1274.345" calcext:value-type="float">
            <text:p>1274.345</text:p>
          </table:table-cell>
          <table:table-cell office:value-type="float" office:value="-13.24307" calcext:value-type="float">
            <text:p>-13.24307</text:p>
          </table:table-cell>
          <table:table-cell office:value-type="float" office:value="152.6903" calcext:value-type="float">
            <text:p>152.6903</text:p>
          </table:table-cell>
          <table:table-cell office:value-type="float" office:value="9.382462" calcext:value-type="float">
            <text:p>9.382462</text:p>
          </table:table-cell>
          <table:table-cell office:value-type="float" office:value="0.02866928" calcext:value-type="float">
            <text:p>0.02866928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5051617" calcext:value-type="float">
            <text:p>0.05051617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6205502" calcext:value-type="float">
            <text:p>0.6205502</text:p>
          </table:table-cell>
          <table:table-cell office:value-type="float" office:value="370" calcext:value-type="float">
            <text:p>370</text:p>
          </table:table-cell>
          <table:table-cell office:value-type="float" office:value="-325.2698" calcext:value-type="float">
            <text:p>-325.2698</text:p>
          </table:table-cell>
          <table:table-cell office:value-type="float" office:value="0" calcext:value-type="float">
            <text:p>0</text:p>
          </table:table-cell>
          <table:table-cell office:value-type="float" office:value="302.9039" calcext:value-type="float">
            <text:p>302.9039</text:p>
          </table:table-cell>
          <table:table-cell office:value-type="float" office:value="1116.648" calcext:value-type="float">
            <text:p>1116.648</text:p>
          </table:table-cell>
          <table:table-cell office:value-type="float" office:value="1356.549" calcext:value-type="float">
            <text:p>1356.549</text:p>
          </table:table-cell>
          <table:table-cell office:value-type="float" office:value="1337.173" calcext:value-type="float">
            <text:p>1337.173</text:p>
          </table:table-cell>
          <table:table-cell office:value-type="float" office:value="806.4473" calcext:value-type="float">
            <text:p>806.4473</text:p>
          </table:table-cell>
          <table:table-cell office:value-type="float" office:value="1087.929" calcext:value-type="float">
            <text:p>1087.929</text:p>
          </table:table-cell>
          <table:table-cell office:value-type="float" office:value="426.7346" calcext:value-type="float">
            <text:p>426.7346</text:p>
          </table:table-cell>
          <table:table-cell office:value-type="float" office:value="1896.665" calcext:value-type="float">
            <text:p>1896.665</text:p>
          </table:table-cell>
          <table:table-cell office:value-type="float" office:value="2121.022" calcext:value-type="float">
            <text:p>2121.022</text:p>
          </table:table-cell>
          <table:table-cell office:value-type="float" office:value="1685.413" calcext:value-type="float">
            <text:p>1685.413</text:p>
          </table:table-cell>
          <table:table-cell office:value-type="float" office:value="586.573" calcext:value-type="float">
            <text:p>586.573</text:p>
          </table:table-cell>
          <table:table-cell office:value-type="float" office:value="571.1542" calcext:value-type="float">
            <text:p>571.1542</text:p>
          </table:table-cell>
          <table:table-cell office:value-type="float" office:value="142.8975" calcext:value-type="float">
            <text:p>142.8975</text:p>
          </table:table-cell>
          <table:table-cell office:value-type="float" office:value="35.72019" calcext:value-type="float">
            <text:p>35.72019</text:p>
          </table:table-cell>
          <table:table-cell office:value-type="float" office:value="0" calcext:value-type="float">
            <text:p>0</text:p>
          </table:table-cell>
          <table:table-cell office:value-type="float" office:value="-0.06560536" calcext:value-type="float">
            <text:p>-0.06560536</text:p>
          </table:table-cell>
          <table:table-cell office:value-type="float" office:value="0" calcext:value-type="float">
            <text:p>0</text:p>
          </table:table-cell>
          <table:table-cell office:value-type="float" office:value="1.930256" calcext:value-type="float">
            <text:p>1.930256</text:p>
          </table:table-cell>
          <table:table-cell office:value-type="float" office:value="143.8424" calcext:value-type="float">
            <text:p>143.8424</text:p>
          </table:table-cell>
          <table:table-cell office:value-type="float" office:value="-47.46089" calcext:value-type="float">
            <text:p>-47.46089</text:p>
          </table:table-cell>
          <table:table-cell office:value-type="float" office:value="96.38152" calcext:value-type="float">
            <text:p>96.38152</text:p>
          </table:table-cell>
          <table:table-cell office:value-type="float" office:value="-433.3072" calcext:value-type="float">
            <text:p>-433.3072</text:p>
          </table:table-cell>
          <table:table-cell office:value-type="float" office:value="0" calcext:value-type="float">
            <text:p>0</text:p>
          </table:table-cell>
          <table:table-cell office:value-type="float" office:value="12.86815" calcext:value-type="float">
            <text:p>12.86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1" calcext:value-type="float">
            <text:p>27062001</text:p>
          </table:table-cell>
          <table:table-cell office:value-type="float" office:value="213.7635" calcext:value-type="float">
            <text:p>213.7635</text:p>
          </table:table-cell>
          <table:table-cell office:value-type="float" office:value="13266.93" calcext:value-type="float">
            <text:p>13266.93</text:p>
          </table:table-cell>
          <table:table-cell office:value-type="float" office:value="0" calcext:value-type="float">
            <text:p>0</text:p>
          </table:table-cell>
          <table:table-cell office:value-type="float" office:value="0.3146346" calcext:value-type="float">
            <text:p>0.3146346</text:p>
          </table:table-cell>
          <table:table-cell office:value-type="float" office:value="-437.2466" calcext:value-type="float">
            <text:p>-437.2466</text:p>
          </table:table-cell>
          <table:table-cell office:value-type="float" office:value="1288.569" calcext:value-type="float">
            <text:p>1288.569</text:p>
          </table:table-cell>
          <table:table-cell office:value-type="float" office:value="-14.64048" calcext:value-type="float">
            <text:p>-14.64048</text:p>
          </table:table-cell>
          <table:table-cell office:value-type="float" office:value="152.177" calcext:value-type="float">
            <text:p>152.177</text:p>
          </table:table-cell>
          <table:table-cell office:value-type="float" office:value="9.193405" calcext:value-type="float">
            <text:p>9.193405</text:p>
          </table:table-cell>
          <table:table-cell office:value-type="float" office:value="0.02849179" calcext:value-type="float">
            <text:p>0.02849179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5063172" calcext:value-type="float">
            <text:p>0.05063172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6207532" calcext:value-type="float">
            <text:p>0.6207532</text:p>
          </table:table-cell>
          <table:table-cell office:value-type="float" office:value="370" calcext:value-type="float">
            <text:p>370</text:p>
          </table:table-cell>
          <table:table-cell office:value-type="float" office:value="-315.7322" calcext:value-type="float">
            <text:p>-315.7322</text:p>
          </table:table-cell>
          <table:table-cell office:value-type="float" office:value="0" calcext:value-type="float">
            <text:p>0</text:p>
          </table:table-cell>
          <table:table-cell office:value-type="float" office:value="303.0344" calcext:value-type="float">
            <text:p>303.0344</text:p>
          </table:table-cell>
          <table:table-cell office:value-type="float" office:value="1116.054" calcext:value-type="float">
            <text:p>1116.054</text:p>
          </table:table-cell>
          <table:table-cell office:value-type="float" office:value="1356.021" calcext:value-type="float">
            <text:p>1356.021</text:p>
          </table:table-cell>
          <table:table-cell office:value-type="float" office:value="1336.825" calcext:value-type="float">
            <text:p>1336.825</text:p>
          </table:table-cell>
          <table:table-cell office:value-type="float" office:value="806.2213" calcext:value-type="float">
            <text:p>806.2213</text:p>
          </table:table-cell>
          <table:table-cell office:value-type="float" office:value="1087.688" calcext:value-type="float">
            <text:p>1087.688</text:p>
          </table:table-cell>
          <table:table-cell office:value-type="float" office:value="426.6352" calcext:value-type="float">
            <text:p>426.6352</text:p>
          </table:table-cell>
          <table:table-cell office:value-type="float" office:value="1896.463" calcext:value-type="float">
            <text:p>1896.463</text:p>
          </table:table-cell>
          <table:table-cell office:value-type="float" office:value="2120.887" calcext:value-type="float">
            <text:p>2120.887</text:p>
          </table:table-cell>
          <table:table-cell office:value-type="float" office:value="1685.351" calcext:value-type="float">
            <text:p>1685.351</text:p>
          </table:table-cell>
          <table:table-cell office:value-type="float" office:value="586.5619" calcext:value-type="float">
            <text:p>586.5619</text:p>
          </table:table-cell>
          <table:table-cell office:value-type="float" office:value="571.1458" calcext:value-type="float">
            <text:p>571.1458</text:p>
          </table:table-cell>
          <table:table-cell office:value-type="float" office:value="142.8971" calcext:value-type="float">
            <text:p>142.8971</text:p>
          </table:table-cell>
          <table:table-cell office:value-type="float" office:value="35.72012" calcext:value-type="float">
            <text:p>35.72012</text:p>
          </table:table-cell>
          <table:table-cell office:value-type="float" office:value="0" calcext:value-type="float">
            <text:p>0</text:p>
          </table:table-cell>
          <table:table-cell office:value-type="float" office:value="-0.06643642" calcext:value-type="float">
            <text:p>-0.06643642</text:p>
          </table:table-cell>
          <table:table-cell office:value-type="float" office:value="0" calcext:value-type="float">
            <text:p>0</text:p>
          </table:table-cell>
          <table:table-cell office:value-type="float" office:value="2.108489" calcext:value-type="float">
            <text:p>2.108489</text:p>
          </table:table-cell>
          <table:table-cell office:value-type="float" office:value="161.8011" calcext:value-type="float">
            <text:p>161.8011</text:p>
          </table:table-cell>
          <table:table-cell office:value-type="float" office:value="-53.31923" calcext:value-type="float">
            <text:p>-53.31923</text:p>
          </table:table-cell>
          <table:table-cell office:value-type="float" office:value="108.4819" calcext:value-type="float">
            <text:p>108.4819</text:p>
          </table:table-cell>
          <table:table-cell office:value-type="float" office:value="-435.701" calcext:value-type="float">
            <text:p>-435.701</text:p>
          </table:table-cell>
          <table:table-cell office:value-type="float" office:value="0" calcext:value-type="float">
            <text:p>0</text:p>
          </table:table-cell>
          <table:table-cell office:value-type="float" office:value="12.69043" calcext:value-type="float">
            <text:p>12.69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1" calcext:value-type="float">
            <text:p>28062001</text:p>
          </table:table-cell>
          <table:table-cell office:value-type="float" office:value="212.301" calcext:value-type="float">
            <text:p>212.301</text:p>
          </table:table-cell>
          <table:table-cell office:value-type="float" office:value="13265.72" calcext:value-type="float">
            <text:p>13265.72</text:p>
          </table:table-cell>
          <table:table-cell office:value-type="float" office:value="0" calcext:value-type="float">
            <text:p>0</text:p>
          </table:table-cell>
          <table:table-cell office:value-type="float" office:value="0.3571402" calcext:value-type="float">
            <text:p>0.3571402</text:p>
          </table:table-cell>
          <table:table-cell office:value-type="float" office:value="-441.347" calcext:value-type="float">
            <text:p>-441.347</text:p>
          </table:table-cell>
          <table:table-cell office:value-type="float" office:value="1304.66" calcext:value-type="float">
            <text:p>1304.66</text:p>
          </table:table-cell>
          <table:table-cell office:value-type="float" office:value="-16.20206" calcext:value-type="float">
            <text:p>-16.20206</text:p>
          </table:table-cell>
          <table:table-cell office:value-type="float" office:value="151.3573" calcext:value-type="float">
            <text:p>151.3573</text:p>
          </table:table-cell>
          <table:table-cell office:value-type="float" office:value="9.075116" calcext:value-type="float">
            <text:p>9.075116</text:p>
          </table:table-cell>
          <table:table-cell office:value-type="float" office:value="0.02850086" calcext:value-type="float">
            <text:p>0.02850086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506328" calcext:value-type="float">
            <text:p>0.0506328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6210268" calcext:value-type="float">
            <text:p>0.6210268</text:p>
          </table:table-cell>
          <table:table-cell office:value-type="float" office:value="370" calcext:value-type="float">
            <text:p>370</text:p>
          </table:table-cell>
          <table:table-cell office:value-type="float" office:value="-306.1" calcext:value-type="float">
            <text:p>-306.1</text:p>
          </table:table-cell>
          <table:table-cell office:value-type="float" office:value="0" calcext:value-type="float">
            <text:p>0</text:p>
          </table:table-cell>
          <table:table-cell office:value-type="float" office:value="303.2041" calcext:value-type="float">
            <text:p>303.2041</text:p>
          </table:table-cell>
          <table:table-cell office:value-type="float" office:value="1115.349" calcext:value-type="float">
            <text:p>1115.349</text:p>
          </table:table-cell>
          <table:table-cell office:value-type="float" office:value="1355.388" calcext:value-type="float">
            <text:p>1355.388</text:p>
          </table:table-cell>
          <table:table-cell office:value-type="float" office:value="1336.438" calcext:value-type="float">
            <text:p>1336.438</text:p>
          </table:table-cell>
          <table:table-cell office:value-type="float" office:value="805.9815" calcext:value-type="float">
            <text:p>805.9815</text:p>
          </table:table-cell>
          <table:table-cell office:value-type="float" office:value="1087.44" calcext:value-type="float">
            <text:p>1087.44</text:p>
          </table:table-cell>
          <table:table-cell office:value-type="float" office:value="426.5371" calcext:value-type="float">
            <text:p>426.5371</text:p>
          </table:table-cell>
          <table:table-cell office:value-type="float" office:value="1896.259" calcext:value-type="float">
            <text:p>1896.259</text:p>
          </table:table-cell>
          <table:table-cell office:value-type="float" office:value="2120.753" calcext:value-type="float">
            <text:p>2120.753</text:p>
          </table:table-cell>
          <table:table-cell office:value-type="float" office:value="1685.289" calcext:value-type="float">
            <text:p>1685.289</text:p>
          </table:table-cell>
          <table:table-cell office:value-type="float" office:value="586.5507" calcext:value-type="float">
            <text:p>586.5507</text:p>
          </table:table-cell>
          <table:table-cell office:value-type="float" office:value="571.1373" calcext:value-type="float">
            <text:p>571.1373</text:p>
          </table:table-cell>
          <table:table-cell office:value-type="float" office:value="142.8968" calcext:value-type="float">
            <text:p>142.8968</text:p>
          </table:table-cell>
          <table:table-cell office:value-type="float" office:value="35.72004" calcext:value-type="float">
            <text:p>35.72004</text:p>
          </table:table-cell>
          <table:table-cell office:value-type="float" office:value="0" calcext:value-type="float">
            <text:p>0</text:p>
          </table:table-cell>
          <table:table-cell office:value-type="float" office:value="-0.06686364" calcext:value-type="float">
            <text:p>-0.06686364</text:p>
          </table:table-cell>
          <table:table-cell office:value-type="float" office:value="0" calcext:value-type="float">
            <text:p>0</text:p>
          </table:table-cell>
          <table:table-cell office:value-type="float" office:value="2.281578" calcext:value-type="float">
            <text:p>2.281578</text:p>
          </table:table-cell>
          <table:table-cell office:value-type="float" office:value="180.3461" calcext:value-type="float">
            <text:p>180.3461</text:p>
          </table:table-cell>
          <table:table-cell office:value-type="float" office:value="-59.7045" calcext:value-type="float">
            <text:p>-59.7045</text:p>
          </table:table-cell>
          <table:table-cell office:value-type="float" office:value="120.6416" calcext:value-type="float">
            <text:p>120.6416</text:p>
          </table:table-cell>
          <table:table-cell office:value-type="float" office:value="-438.2794" calcext:value-type="float">
            <text:p>-438.2794</text:p>
          </table:table-cell>
          <table:table-cell office:value-type="float" office:value="0" calcext:value-type="float">
            <text:p>0</text:p>
          </table:table-cell>
          <table:table-cell office:value-type="float" office:value="12.72438" calcext:value-type="float">
            <text:p>12.72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1" calcext:value-type="float">
            <text:p>29062001</text:p>
          </table:table-cell>
          <table:table-cell office:value-type="float" office:value="210.7944" calcext:value-type="float">
            <text:p>210.7944</text:p>
          </table:table-cell>
          <table:table-cell office:value-type="float" office:value="13264.44" calcext:value-type="float">
            <text:p>13264.44</text:p>
          </table:table-cell>
          <table:table-cell office:value-type="float" office:value="0" calcext:value-type="float">
            <text:p>0</text:p>
          </table:table-cell>
          <table:table-cell office:value-type="float" office:value="0.4054663" calcext:value-type="float">
            <text:p>0.4054663</text:p>
          </table:table-cell>
          <table:table-cell office:value-type="float" office:value="-445.6332" calcext:value-type="float">
            <text:p>-445.6332</text:p>
          </table:table-cell>
          <table:table-cell office:value-type="float" office:value="1318.715" calcext:value-type="float">
            <text:p>1318.715</text:p>
          </table:table-cell>
          <table:table-cell office:value-type="float" office:value="-17.83655" calcext:value-type="float">
            <text:p>-17.83655</text:p>
          </table:table-cell>
          <table:table-cell office:value-type="float" office:value="150.4834" calcext:value-type="float">
            <text:p>150.4834</text:p>
          </table:table-cell>
          <table:table-cell office:value-type="float" office:value="8.953662" calcext:value-type="float">
            <text:p>8.953662</text:p>
          </table:table-cell>
          <table:table-cell office:value-type="float" office:value="0.02856787" calcext:value-type="float">
            <text:p>0.02856787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5063427" calcext:value-type="float">
            <text:p>0.05063427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6213993" calcext:value-type="float">
            <text:p>0.6213993</text:p>
          </table:table-cell>
          <table:table-cell office:value-type="float" office:value="370" calcext:value-type="float">
            <text:p>370</text:p>
          </table:table-cell>
          <table:table-cell office:value-type="float" office:value="-296.5579" calcext:value-type="float">
            <text:p>-296.5579</text:p>
          </table:table-cell>
          <table:table-cell office:value-type="float" office:value="0" calcext:value-type="float">
            <text:p>0</text:p>
          </table:table-cell>
          <table:table-cell office:value-type="float" office:value="303.3859" calcext:value-type="float">
            <text:p>303.3859</text:p>
          </table:table-cell>
          <table:table-cell office:value-type="float" office:value="1114.62" calcext:value-type="float">
            <text:p>1114.62</text:p>
          </table:table-cell>
          <table:table-cell office:value-type="float" office:value="1354.724" calcext:value-type="float">
            <text:p>1354.724</text:p>
          </table:table-cell>
          <table:table-cell office:value-type="float" office:value="1336.025" calcext:value-type="float">
            <text:p>1336.025</text:p>
          </table:table-cell>
          <table:table-cell office:value-type="float" office:value="805.7276" calcext:value-type="float">
            <text:p>805.7276</text:p>
          </table:table-cell>
          <table:table-cell office:value-type="float" office:value="1087.178" calcext:value-type="float">
            <text:p>1087.178</text:p>
          </table:table-cell>
          <table:table-cell office:value-type="float" office:value="426.4355" calcext:value-type="float">
            <text:p>426.4355</text:p>
          </table:table-cell>
          <table:table-cell office:value-type="float" office:value="1896.058" calcext:value-type="float">
            <text:p>1896.058</text:p>
          </table:table-cell>
          <table:table-cell office:value-type="float" office:value="2120.619" calcext:value-type="float">
            <text:p>2120.619</text:p>
          </table:table-cell>
          <table:table-cell office:value-type="float" office:value="1685.227" calcext:value-type="float">
            <text:p>1685.227</text:p>
          </table:table-cell>
          <table:table-cell office:value-type="float" office:value="586.5396" calcext:value-type="float">
            <text:p>586.5396</text:p>
          </table:table-cell>
          <table:table-cell office:value-type="float" office:value="571.1289" calcext:value-type="float">
            <text:p>571.1289</text:p>
          </table:table-cell>
          <table:table-cell office:value-type="float" office:value="142.8966" calcext:value-type="float">
            <text:p>142.8966</text:p>
          </table:table-cell>
          <table:table-cell office:value-type="float" office:value="35.71996" calcext:value-type="float">
            <text:p>35.71996</text:p>
          </table:table-cell>
          <table:table-cell office:value-type="float" office:value="0" calcext:value-type="float">
            <text:p>0</text:p>
          </table:table-cell>
          <table:table-cell office:value-type="float" office:value="-0.06724459" calcext:value-type="float">
            <text:p>-0.06724459</text:p>
          </table:table-cell>
          <table:table-cell office:value-type="float" office:value="0" calcext:value-type="float">
            <text:p>0</text:p>
          </table:table-cell>
          <table:table-cell office:value-type="float" office:value="2.44945" calcext:value-type="float">
            <text:p>2.44945</text:p>
          </table:table-cell>
          <table:table-cell office:value-type="float" office:value="199.5128" calcext:value-type="float">
            <text:p>199.5128</text:p>
          </table:table-cell>
          <table:table-cell office:value-type="float" office:value="-66.68983" calcext:value-type="float">
            <text:p>-66.68983</text:p>
          </table:table-cell>
          <table:table-cell office:value-type="float" office:value="132.823" calcext:value-type="float">
            <text:p>132.823</text:p>
          </table:table-cell>
          <table:table-cell office:value-type="float" office:value="-440.9713" calcext:value-type="float">
            <text:p>-440.9713</text:p>
          </table:table-cell>
          <table:table-cell office:value-type="float" office:value="0" calcext:value-type="float">
            <text:p>0</text:p>
          </table:table-cell>
          <table:table-cell office:value-type="float" office:value="12.75901" calcext:value-type="float">
            <text:p>12.75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1" calcext:value-type="float">
            <text:p>30062001</text:p>
          </table:table-cell>
          <table:table-cell office:value-type="float" office:value="209.1697" calcext:value-type="float">
            <text:p>209.1697</text:p>
          </table:table-cell>
          <table:table-cell office:value-type="float" office:value="13263.32" calcext:value-type="float">
            <text:p>13263.32</text:p>
          </table:table-cell>
          <table:table-cell office:value-type="float" office:value="0" calcext:value-type="float">
            <text:p>0</text:p>
          </table:table-cell>
          <table:table-cell office:value-type="float" office:value="0.4654247" calcext:value-type="float">
            <text:p>0.4654247</text:p>
          </table:table-cell>
          <table:table-cell office:value-type="float" office:value="-448.8814" calcext:value-type="float">
            <text:p>-448.8814</text:p>
          </table:table-cell>
          <table:table-cell office:value-type="float" office:value="1325.258" calcext:value-type="float">
            <text:p>1325.258</text:p>
          </table:table-cell>
          <table:table-cell office:value-type="float" office:value="-19.35124" calcext:value-type="float">
            <text:p>-19.35124</text:p>
          </table:table-cell>
          <table:table-cell office:value-type="float" office:value="149.3631" calcext:value-type="float">
            <text:p>149.3631</text:p>
          </table:table-cell>
          <table:table-cell office:value-type="float" office:value="8.69414" calcext:value-type="float">
            <text:p>8.69414</text:p>
          </table:table-cell>
          <table:table-cell office:value-type="float" office:value="0.02634015" calcext:value-type="float">
            <text:p>0.02634015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5071371" calcext:value-type="float">
            <text:p>0.05071371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629142" calcext:value-type="float">
            <text:p>0.629142</text:p>
          </table:table-cell>
          <table:table-cell office:value-type="float" office:value="370" calcext:value-type="float">
            <text:p>370</text:p>
          </table:table-cell>
          <table:table-cell office:value-type="float" office:value="-283.901" calcext:value-type="float">
            <text:p>-283.901</text:p>
          </table:table-cell>
          <table:table-cell office:value-type="float" office:value="0" calcext:value-type="float">
            <text:p>0</text:p>
          </table:table-cell>
          <table:table-cell office:value-type="float" office:value="303.5562" calcext:value-type="float">
            <text:p>303.5562</text:p>
          </table:table-cell>
          <table:table-cell office:value-type="float" office:value="1114.007" calcext:value-type="float">
            <text:p>1114.007</text:p>
          </table:table-cell>
          <table:table-cell office:value-type="float" office:value="1354.124" calcext:value-type="float">
            <text:p>1354.124</text:p>
          </table:table-cell>
          <table:table-cell office:value-type="float" office:value="1335.619" calcext:value-type="float">
            <text:p>1335.619</text:p>
          </table:table-cell>
          <table:table-cell office:value-type="float" office:value="805.475" calcext:value-type="float">
            <text:p>805.475</text:p>
          </table:table-cell>
          <table:table-cell office:value-type="float" office:value="1086.912" calcext:value-type="float">
            <text:p>1086.912</text:p>
          </table:table-cell>
          <table:table-cell office:value-type="float" office:value="426.332" calcext:value-type="float">
            <text:p>426.332</text:p>
          </table:table-cell>
          <table:table-cell office:value-type="float" office:value="1895.855" calcext:value-type="float">
            <text:p>1895.855</text:p>
          </table:table-cell>
          <table:table-cell office:value-type="float" office:value="2120.485" calcext:value-type="float">
            <text:p>2120.485</text:p>
          </table:table-cell>
          <table:table-cell office:value-type="float" office:value="1685.165" calcext:value-type="float">
            <text:p>1685.165</text:p>
          </table:table-cell>
          <table:table-cell office:value-type="float" office:value="586.5285" calcext:value-type="float">
            <text:p>586.5285</text:p>
          </table:table-cell>
          <table:table-cell office:value-type="float" office:value="571.1204" calcext:value-type="float">
            <text:p>571.1204</text:p>
          </table:table-cell>
          <table:table-cell office:value-type="float" office:value="142.8962" calcext:value-type="float">
            <text:p>142.8962</text:p>
          </table:table-cell>
          <table:table-cell office:value-type="float" office:value="35.71989" calcext:value-type="float">
            <text:p>35.71989</text:p>
          </table:table-cell>
          <table:table-cell office:value-type="float" office:value="0" calcext:value-type="float">
            <text:p>0</text:p>
          </table:table-cell>
          <table:table-cell office:value-type="float" office:value="-0.06808387" calcext:value-type="float">
            <text:p>-0.06808387</text:p>
          </table:table-cell>
          <table:table-cell office:value-type="float" office:value="0" calcext:value-type="float">
            <text:p>0</text:p>
          </table:table-cell>
          <table:table-cell office:value-type="float" office:value="2.674469" calcext:value-type="float">
            <text:p>2.674469</text:p>
          </table:table-cell>
          <table:table-cell office:value-type="float" office:value="221.2614" calcext:value-type="float">
            <text:p>221.2614</text:p>
          </table:table-cell>
          <table:table-cell office:value-type="float" office:value="-74.03839" calcext:value-type="float">
            <text:p>-74.03839</text:p>
          </table:table-cell>
          <table:table-cell office:value-type="float" office:value="147.223" calcext:value-type="float">
            <text:p>147.223</text:p>
          </table:table-cell>
          <table:table-cell office:value-type="float" office:value="-443.6524" calcext:value-type="float">
            <text:p>-443.6524</text:p>
          </table:table-cell>
          <table:table-cell office:value-type="float" office:value="0" calcext:value-type="float">
            <text:p>0</text:p>
          </table:table-cell>
          <table:table-cell office:value-type="float" office:value="13.69264" calcext:value-type="float">
            <text:p>13.69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1" calcext:value-type="float">
            <text:p>1072001</text:p>
          </table:table-cell>
          <table:table-cell office:value-type="float" office:value="207.8624" calcext:value-type="float">
            <text:p>207.8624</text:p>
          </table:table-cell>
          <table:table-cell office:value-type="float" office:value="13262.29" calcext:value-type="float">
            <text:p>13262.29</text:p>
          </table:table-cell>
          <table:table-cell office:value-type="float" office:value="0" calcext:value-type="float">
            <text:p>0</text:p>
          </table:table-cell>
          <table:table-cell office:value-type="float" office:value="0.4998153" calcext:value-type="float">
            <text:p>0.4998153</text:p>
          </table:table-cell>
          <table:table-cell office:value-type="float" office:value="-453.0457" calcext:value-type="float">
            <text:p>-453.0457</text:p>
          </table:table-cell>
          <table:table-cell office:value-type="float" office:value="1339.495" calcext:value-type="float">
            <text:p>1339.495</text:p>
          </table:table-cell>
          <table:table-cell office:value-type="float" office:value="-20.84385" calcext:value-type="float">
            <text:p>-20.84385</text:p>
          </table:table-cell>
          <table:table-cell office:value-type="float" office:value="148.9402" calcext:value-type="float">
            <text:p>148.9402</text:p>
          </table:table-cell>
          <table:table-cell office:value-type="float" office:value="8.51322" calcext:value-type="float">
            <text:p>8.51322</text:p>
          </table:table-cell>
          <table:table-cell office:value-type="float" office:value="0.02608205" calcext:value-type="float">
            <text:p>0.02608205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5083996" calcext:value-type="float">
            <text:p>0.05083996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6291304" calcext:value-type="float">
            <text:p>0.6291304</text:p>
          </table:table-cell>
          <table:table-cell office:value-type="float" office:value="370" calcext:value-type="float">
            <text:p>370</text:p>
          </table:table-cell>
          <table:table-cell office:value-type="float" office:value="-275.3388" calcext:value-type="float">
            <text:p>-275.3388</text:p>
          </table:table-cell>
          <table:table-cell office:value-type="float" office:value="0" calcext:value-type="float">
            <text:p>0</text:p>
          </table:table-cell>
          <table:table-cell office:value-type="float" office:value="303.6693" calcext:value-type="float">
            <text:p>303.6693</text:p>
          </table:table-cell>
          <table:table-cell office:value-type="float" office:value="1113.521" calcext:value-type="float">
            <text:p>1113.521</text:p>
          </table:table-cell>
          <table:table-cell office:value-type="float" office:value="1353.65" calcext:value-type="float">
            <text:p>1353.65</text:p>
          </table:table-cell>
          <table:table-cell office:value-type="float" office:value="1335.293" calcext:value-type="float">
            <text:p>1335.293</text:p>
          </table:table-cell>
          <table:table-cell office:value-type="float" office:value="805.257" calcext:value-type="float">
            <text:p>805.257</text:p>
          </table:table-cell>
          <table:table-cell office:value-type="float" office:value="1086.67" calcext:value-type="float">
            <text:p>1086.67</text:p>
          </table:table-cell>
          <table:table-cell office:value-type="float" office:value="426.2341" calcext:value-type="float">
            <text:p>426.2341</text:p>
          </table:table-cell>
          <table:table-cell office:value-type="float" office:value="1895.65" calcext:value-type="float">
            <text:p>1895.65</text:p>
          </table:table-cell>
          <table:table-cell office:value-type="float" office:value="2120.351" calcext:value-type="float">
            <text:p>2120.351</text:p>
          </table:table-cell>
          <table:table-cell office:value-type="float" office:value="1685.103" calcext:value-type="float">
            <text:p>1685.103</text:p>
          </table:table-cell>
          <table:table-cell office:value-type="float" office:value="586.5174" calcext:value-type="float">
            <text:p>586.5174</text:p>
          </table:table-cell>
          <table:table-cell office:value-type="float" office:value="571.112" calcext:value-type="float">
            <text:p>571.112</text:p>
          </table:table-cell>
          <table:table-cell office:value-type="float" office:value="142.8959" calcext:value-type="float">
            <text:p>142.8959</text:p>
          </table:table-cell>
          <table:table-cell office:value-type="float" office:value="35.71981" calcext:value-type="float">
            <text:p>35.71981</text:p>
          </table:table-cell>
          <table:table-cell office:value-type="float" office:value="0" calcext:value-type="float">
            <text:p>0</text:p>
          </table:table-cell>
          <table:table-cell office:value-type="float" office:value="-0.06885219" calcext:value-type="float">
            <text:p>-0.06885219</text:p>
          </table:table-cell>
          <table:table-cell office:value-type="float" office:value="0" calcext:value-type="float">
            <text:p>0</text:p>
          </table:table-cell>
          <table:table-cell office:value-type="float" office:value="2.803021" calcext:value-type="float">
            <text:p>2.803021</text:p>
          </table:table-cell>
          <table:table-cell office:value-type="float" office:value="237.5867" calcext:value-type="float">
            <text:p>237.5867</text:p>
          </table:table-cell>
          <table:table-cell office:value-type="float" office:value="-79.12991" calcext:value-type="float">
            <text:p>-79.12991</text:p>
          </table:table-cell>
          <table:table-cell office:value-type="float" office:value="158.4568" calcext:value-type="float">
            <text:p>158.4568</text:p>
          </table:table-cell>
          <table:table-cell office:value-type="float" office:value="-445.8918" calcext:value-type="float">
            <text:p>-445.8918</text:p>
          </table:table-cell>
          <table:table-cell office:value-type="float" office:value="0" calcext:value-type="float">
            <text:p>0</text:p>
          </table:table-cell>
          <table:table-cell office:value-type="float" office:value="13.25759" calcext:value-type="float">
            <text:p>13.25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1" calcext:value-type="float">
            <text:p>2072001</text:p>
          </table:table-cell>
          <table:table-cell office:value-type="float" office:value="206.7472" calcext:value-type="float">
            <text:p>206.7472</text:p>
          </table:table-cell>
          <table:table-cell office:value-type="float" office:value="13261.3" calcext:value-type="float">
            <text:p>13261.3</text:p>
          </table:table-cell>
          <table:table-cell office:value-type="float" office:value="0" calcext:value-type="float">
            <text:p>0</text:p>
          </table:table-cell>
          <table:table-cell office:value-type="float" office:value="0.5384752" calcext:value-type="float">
            <text:p>0.5384752</text:p>
          </table:table-cell>
          <table:table-cell office:value-type="float" office:value="-456.7042" calcext:value-type="float">
            <text:p>-456.7042</text:p>
          </table:table-cell>
          <table:table-cell office:value-type="float" office:value="1349.82" calcext:value-type="float">
            <text:p>1349.82</text:p>
          </table:table-cell>
          <table:table-cell office:value-type="float" office:value="-22.52348" calcext:value-type="float">
            <text:p>-22.52348</text:p>
          </table:table-cell>
          <table:table-cell office:value-type="float" office:value="148.2917" calcext:value-type="float">
            <text:p>148.2917</text:p>
          </table:table-cell>
          <table:table-cell office:value-type="float" office:value="8.388567" calcext:value-type="float">
            <text:p>8.388567</text:p>
          </table:table-cell>
          <table:table-cell office:value-type="float" office:value="0.0262642" calcext:value-type="float">
            <text:p>0.0262642</text:p>
          </table:table-cell>
          <table:table-cell office:value-type="float" office:value="1.015966" calcext:value-type="float">
            <text:p>1.015966</text:p>
          </table:table-cell>
          <table:table-cell office:value-type="float" office:value="0.05096648" calcext:value-type="float">
            <text:p>0.05096648</text:p>
          </table:table-cell>
          <table:table-cell office:value-type="float" office:value="0.01148702" calcext:value-type="float">
            <text:p>0.01148702</text:p>
          </table:table-cell>
          <table:table-cell office:value-type="float" office:value="0.629193" calcext:value-type="float">
            <text:p>0.629193</text:p>
          </table:table-cell>
          <table:table-cell office:value-type="float" office:value="370" calcext:value-type="float">
            <text:p>370</text:p>
          </table:table-cell>
          <table:table-cell office:value-type="float" office:value="-263.3469" calcext:value-type="float">
            <text:p>-263.3469</text:p>
          </table:table-cell>
          <table:table-cell office:value-type="float" office:value="0" calcext:value-type="float">
            <text:p>0</text:p>
          </table:table-cell>
          <table:table-cell office:value-type="float" office:value="303.787" calcext:value-type="float">
            <text:p>303.787</text:p>
          </table:table-cell>
          <table:table-cell office:value-type="float" office:value="1113.039" calcext:value-type="float">
            <text:p>1113.039</text:p>
          </table:table-cell>
          <table:table-cell office:value-type="float" office:value="1353.211" calcext:value-type="float">
            <text:p>1353.211</text:p>
          </table:table-cell>
          <table:table-cell office:value-type="float" office:value="1335.001" calcext:value-type="float">
            <text:p>1335.001</text:p>
          </table:table-cell>
          <table:table-cell office:value-type="float" office:value="805.0848" calcext:value-type="float">
            <text:p>805.0848</text:p>
          </table:table-cell>
          <table:table-cell office:value-type="float" office:value="1086.463" calcext:value-type="float">
            <text:p>1086.463</text:p>
          </table:table-cell>
          <table:table-cell office:value-type="float" office:value="426.1471" calcext:value-type="float">
            <text:p>426.1471</text:p>
          </table:table-cell>
          <table:table-cell office:value-type="float" office:value="1895.445" calcext:value-type="float">
            <text:p>1895.445</text:p>
          </table:table-cell>
          <table:table-cell office:value-type="float" office:value="2120.217" calcext:value-type="float">
            <text:p>2120.217</text:p>
          </table:table-cell>
          <table:table-cell office:value-type="float" office:value="1685.041" calcext:value-type="float">
            <text:p>1685.041</text:p>
          </table:table-cell>
          <table:table-cell office:value-type="float" office:value="586.5063" calcext:value-type="float">
            <text:p>586.5063</text:p>
          </table:table-cell>
          <table:table-cell office:value-type="float" office:value="571.1035" calcext:value-type="float">
            <text:p>571.1035</text:p>
          </table:table-cell>
          <table:table-cell office:value-type="float" office:value="142.8955" calcext:value-type="float">
            <text:p>142.8955</text:p>
          </table:table-cell>
          <table:table-cell office:value-type="float" office:value="35.71973" calcext:value-type="float">
            <text:p>35.71973</text:p>
          </table:table-cell>
          <table:table-cell office:value-type="float" office:value="0" calcext:value-type="float">
            <text:p>0</text:p>
          </table:table-cell>
          <table:table-cell office:value-type="float" office:value="-0.06901103" calcext:value-type="float">
            <text:p>-0.06901103</text:p>
          </table:table-cell>
          <table:table-cell office:value-type="float" office:value="0" calcext:value-type="float">
            <text:p>0</text:p>
          </table:table-cell>
          <table:table-cell office:value-type="float" office:value="2.97172" calcext:value-type="float">
            <text:p>2.97172</text:p>
          </table:table-cell>
          <table:table-cell office:value-type="float" office:value="258.8713" calcext:value-type="float">
            <text:p>258.8713</text:p>
          </table:table-cell>
          <table:table-cell office:value-type="float" office:value="-86.45493" calcext:value-type="float">
            <text:p>-86.45493</text:p>
          </table:table-cell>
          <table:table-cell office:value-type="float" office:value="172.4164" calcext:value-type="float">
            <text:p>172.4164</text:p>
          </table:table-cell>
          <table:table-cell office:value-type="float" office:value="-447.8846" calcext:value-type="float">
            <text:p>-447.8846</text:p>
          </table:table-cell>
          <table:table-cell office:value-type="float" office:value="0" calcext:value-type="float">
            <text:p>0</text:p>
          </table:table-cell>
          <table:table-cell office:value-type="float" office:value="13.26817" calcext:value-type="float">
            <text:p>13.2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1" calcext:value-type="float">
            <text:p>3072001</text:p>
          </table:table-cell>
          <table:table-cell office:value-type="float" office:value="205.2041" calcext:value-type="float">
            <text:p>205.2041</text:p>
          </table:table-cell>
          <table:table-cell office:value-type="float" office:value="13260.36" calcext:value-type="float">
            <text:p>13260.36</text:p>
          </table:table-cell>
          <table:table-cell office:value-type="float" office:value="0" calcext:value-type="float">
            <text:p>0</text:p>
          </table:table-cell>
          <table:table-cell office:value-type="float" office:value="0.5811926" calcext:value-type="float">
            <text:p>0.5811926</text:p>
          </table:table-cell>
          <table:table-cell office:value-type="float" office:value="-460.165" calcext:value-type="float">
            <text:p>-460.165</text:p>
          </table:table-cell>
          <table:table-cell office:value-type="float" office:value="1360.335" calcext:value-type="float">
            <text:p>1360.335</text:p>
          </table:table-cell>
          <table:table-cell office:value-type="float" office:value="-24.2382" calcext:value-type="float">
            <text:p>-24.2382</text:p>
          </table:table-cell>
          <table:table-cell office:value-type="float" office:value="147.806" calcext:value-type="float">
            <text:p>147.806</text:p>
          </table:table-cell>
          <table:table-cell office:value-type="float" office:value="8.024685" calcext:value-type="float">
            <text:p>8.024685</text:p>
          </table:table-cell>
          <table:table-cell office:value-type="float" office:value="0.02508304" calcext:value-type="float">
            <text:p>0.02508304</text:p>
          </table:table-cell>
          <table:table-cell office:value-type="float" office:value="1.019876" calcext:value-type="float">
            <text:p>1.019876</text:p>
          </table:table-cell>
          <table:table-cell office:value-type="float" office:value="0.05120958" calcext:value-type="float">
            <text:p>0.05120958</text:p>
          </table:table-cell>
          <table:table-cell office:value-type="float" office:value="0.01172078" calcext:value-type="float">
            <text:p>0.01172078</text:p>
          </table:table-cell>
          <table:table-cell office:value-type="float" office:value="0.6347185" calcext:value-type="float">
            <text:p>0.6347185</text:p>
          </table:table-cell>
          <table:table-cell office:value-type="float" office:value="370" calcext:value-type="float">
            <text:p>370</text:p>
          </table:table-cell>
          <table:table-cell office:value-type="float" office:value="-245.5443" calcext:value-type="float">
            <text:p>-245.5443</text:p>
          </table:table-cell>
          <table:table-cell office:value-type="float" office:value="0" calcext:value-type="float">
            <text:p>0</text:p>
          </table:table-cell>
          <table:table-cell office:value-type="float" office:value="303.9383" calcext:value-type="float">
            <text:p>303.9383</text:p>
          </table:table-cell>
          <table:table-cell office:value-type="float" office:value="1112.536" calcext:value-type="float">
            <text:p>1112.536</text:p>
          </table:table-cell>
          <table:table-cell office:value-type="float" office:value="1352.698" calcext:value-type="float">
            <text:p>1352.698</text:p>
          </table:table-cell>
          <table:table-cell office:value-type="float" office:value="1334.661" calcext:value-type="float">
            <text:p>1334.661</text:p>
          </table:table-cell>
          <table:table-cell office:value-type="float" office:value="804.8869" calcext:value-type="float">
            <text:p>804.8869</text:p>
          </table:table-cell>
          <table:table-cell office:value-type="float" office:value="1086.244" calcext:value-type="float">
            <text:p>1086.244</text:p>
          </table:table-cell>
          <table:table-cell office:value-type="float" office:value="426.0594" calcext:value-type="float">
            <text:p>426.0594</text:p>
          </table:table-cell>
          <table:table-cell office:value-type="float" office:value="1895.245" calcext:value-type="float">
            <text:p>1895.245</text:p>
          </table:table-cell>
          <table:table-cell office:value-type="float" office:value="2120.085" calcext:value-type="float">
            <text:p>2120.085</text:p>
          </table:table-cell>
          <table:table-cell office:value-type="float" office:value="1684.979" calcext:value-type="float">
            <text:p>1684.979</text:p>
          </table:table-cell>
          <table:table-cell office:value-type="float" office:value="586.4952" calcext:value-type="float">
            <text:p>586.4952</text:p>
          </table:table-cell>
          <table:table-cell office:value-type="float" office:value="571.0949" calcext:value-type="float">
            <text:p>571.0949</text:p>
          </table:table-cell>
          <table:table-cell office:value-type="float" office:value="142.8951" calcext:value-type="float">
            <text:p>142.8951</text:p>
          </table:table-cell>
          <table:table-cell office:value-type="float" office:value="35.71966" calcext:value-type="float">
            <text:p>35.71966</text:p>
          </table:table-cell>
          <table:table-cell office:value-type="float" office:value="0" calcext:value-type="float">
            <text:p>0</text:p>
          </table:table-cell>
          <table:table-cell office:value-type="float" office:value="-0.07058276" calcext:value-type="float">
            <text:p>-0.07058276</text:p>
          </table:table-cell>
          <table:table-cell office:value-type="float" office:value="0" calcext:value-type="float">
            <text:p>0</text:p>
          </table:table-cell>
          <table:table-cell office:value-type="float" office:value="3.204743" calcext:value-type="float">
            <text:p>3.204743</text:p>
          </table:table-cell>
          <table:table-cell office:value-type="float" office:value="286.6039" calcext:value-type="float">
            <text:p>286.6039</text:p>
          </table:table-cell>
          <table:table-cell office:value-type="float" office:value="-94.62607" calcext:value-type="float">
            <text:p>-94.62607</text:p>
          </table:table-cell>
          <table:table-cell office:value-type="float" office:value="191.9779" calcext:value-type="float">
            <text:p>191.9779</text:p>
          </table:table-cell>
          <table:table-cell office:value-type="float" office:value="-450.2688" calcext:value-type="float">
            <text:p>-450.2688</text:p>
          </table:table-cell>
          <table:table-cell office:value-type="float" office:value="0" calcext:value-type="float">
            <text:p>0</text:p>
          </table:table-cell>
          <table:table-cell office:value-type="float" office:value="13.89713" calcext:value-type="float">
            <text:p>13.89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1" calcext:value-type="float">
            <text:p>4072001</text:p>
          </table:table-cell>
          <table:table-cell office:value-type="float" office:value="203.5863" calcext:value-type="float">
            <text:p>203.5863</text:p>
          </table:table-cell>
          <table:table-cell office:value-type="float" office:value="13259.51" calcext:value-type="float">
            <text:p>13259.51</text:p>
          </table:table-cell>
          <table:table-cell office:value-type="float" office:value="0" calcext:value-type="float">
            <text:p>0</text:p>
          </table:table-cell>
          <table:table-cell office:value-type="float" office:value="0.6710021" calcext:value-type="float">
            <text:p>0.6710021</text:p>
          </table:table-cell>
          <table:table-cell office:value-type="float" office:value="-463.3363" calcext:value-type="float">
            <text:p>-463.3363</text:p>
          </table:table-cell>
          <table:table-cell office:value-type="float" office:value="1367.108" calcext:value-type="float">
            <text:p>1367.108</text:p>
          </table:table-cell>
          <table:table-cell office:value-type="float" office:value="-25.86335" calcext:value-type="float">
            <text:p>-25.86335</text:p>
          </table:table-cell>
          <table:table-cell office:value-type="float" office:value="146.5361" calcext:value-type="float">
            <text:p>146.5361</text:p>
          </table:table-cell>
          <table:table-cell office:value-type="float" office:value="7.559217" calcext:value-type="float">
            <text:p>7.559217</text:p>
          </table:table-cell>
          <table:table-cell office:value-type="float" office:value="0.02047574" calcext:value-type="float">
            <text:p>0.02047574</text:p>
          </table:table-cell>
          <table:table-cell office:value-type="float" office:value="1.043624" calcext:value-type="float">
            <text:p>1.043624</text:p>
          </table:table-cell>
          <table:table-cell office:value-type="float" office:value="0.05185248" calcext:value-type="float">
            <text:p>0.05185248</text:p>
          </table:table-cell>
          <table:table-cell office:value-type="float" office:value="0.01251256" calcext:value-type="float">
            <text:p>0.01251256</text:p>
          </table:table-cell>
          <table:table-cell office:value-type="float" office:value="0.6459188" calcext:value-type="float">
            <text:p>0.6459188</text:p>
          </table:table-cell>
          <table:table-cell office:value-type="float" office:value="370" calcext:value-type="float">
            <text:p>370</text:p>
          </table:table-cell>
          <table:table-cell office:value-type="float" office:value="-227.9072" calcext:value-type="float">
            <text:p>-227.9072</text:p>
          </table:table-cell>
          <table:table-cell office:value-type="float" office:value="0" calcext:value-type="float">
            <text:p>0</text:p>
          </table:table-cell>
          <table:table-cell office:value-type="float" office:value="304.1185" calcext:value-type="float">
            <text:p>304.1185</text:p>
          </table:table-cell>
          <table:table-cell office:value-type="float" office:value="1112.078" calcext:value-type="float">
            <text:p>1112.078</text:p>
          </table:table-cell>
          <table:table-cell office:value-type="float" office:value="1352.222" calcext:value-type="float">
            <text:p>1352.222</text:p>
          </table:table-cell>
          <table:table-cell office:value-type="float" office:value="1334.343" calcext:value-type="float">
            <text:p>1334.343</text:p>
          </table:table-cell>
          <table:table-cell office:value-type="float" office:value="804.6813" calcext:value-type="float">
            <text:p>804.6813</text:p>
          </table:table-cell>
          <table:table-cell office:value-type="float" office:value="1086.02" calcext:value-type="float">
            <text:p>1086.02</text:p>
          </table:table-cell>
          <table:table-cell office:value-type="float" office:value="425.9713" calcext:value-type="float">
            <text:p>425.9713</text:p>
          </table:table-cell>
          <table:table-cell office:value-type="float" office:value="1895.043" calcext:value-type="float">
            <text:p>1895.043</text:p>
          </table:table-cell>
          <table:table-cell office:value-type="float" office:value="2119.954" calcext:value-type="float">
            <text:p>2119.954</text:p>
          </table:table-cell>
          <table:table-cell office:value-type="float" office:value="1684.917" calcext:value-type="float">
            <text:p>1684.917</text:p>
          </table:table-cell>
          <table:table-cell office:value-type="float" office:value="586.4841" calcext:value-type="float">
            <text:p>586.4841</text:p>
          </table:table-cell>
          <table:table-cell office:value-type="float" office:value="571.0864" calcext:value-type="float">
            <text:p>571.0864</text:p>
          </table:table-cell>
          <table:table-cell office:value-type="float" office:value="142.8947" calcext:value-type="float">
            <text:p>142.8947</text:p>
          </table:table-cell>
          <table:table-cell office:value-type="float" office:value="35.71958" calcext:value-type="float">
            <text:p>35.71958</text:p>
          </table:table-cell>
          <table:table-cell office:value-type="float" office:value="0" calcext:value-type="float">
            <text:p>0</text:p>
          </table:table-cell>
          <table:table-cell office:value-type="float" office:value="-0.07233836" calcext:value-type="float">
            <text:p>-0.07233836</text:p>
          </table:table-cell>
          <table:table-cell office:value-type="float" office:value="0" calcext:value-type="float">
            <text:p>0</text:p>
          </table:table-cell>
          <table:table-cell office:value-type="float" office:value="3.416776" calcext:value-type="float">
            <text:p>3.416776</text:p>
          </table:table-cell>
          <table:table-cell office:value-type="float" office:value="314.3208" calcext:value-type="float">
            <text:p>314.3208</text:p>
          </table:table-cell>
          <table:table-cell office:value-type="float" office:value="-103.1084" calcext:value-type="float">
            <text:p>-103.1084</text:p>
          </table:table-cell>
          <table:table-cell office:value-type="float" office:value="211.2124" calcext:value-type="float">
            <text:p>211.2124</text:p>
          </table:table-cell>
          <table:table-cell office:value-type="float" office:value="-452.6608" calcext:value-type="float">
            <text:p>-452.6608</text:p>
          </table:table-cell>
          <table:table-cell office:value-type="float" office:value="0" calcext:value-type="float">
            <text:p>0</text:p>
          </table:table-cell>
          <table:table-cell office:value-type="float" office:value="14.72301" calcext:value-type="float">
            <text:p>14.72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1" calcext:value-type="float">
            <text:p>5072001</text:p>
          </table:table-cell>
          <table:table-cell office:value-type="float" office:value="202.1979" calcext:value-type="float">
            <text:p>202.1979</text:p>
          </table:table-cell>
          <table:table-cell office:value-type="float" office:value="13258.52" calcext:value-type="float">
            <text:p>13258.52</text:p>
          </table:table-cell>
          <table:table-cell office:value-type="float" office:value="0" calcext:value-type="float">
            <text:p>0</text:p>
          </table:table-cell>
          <table:table-cell office:value-type="float" office:value="0.7155864" calcext:value-type="float">
            <text:p>0.7155864</text:p>
          </table:table-cell>
          <table:table-cell office:value-type="float" office:value="-467.2587" calcext:value-type="float">
            <text:p>-467.2587</text:p>
          </table:table-cell>
          <table:table-cell office:value-type="float" office:value="1382.709" calcext:value-type="float">
            <text:p>1382.709</text:p>
          </table:table-cell>
          <table:table-cell office:value-type="float" office:value="-27.59365" calcext:value-type="float">
            <text:p>-27.59365</text:p>
          </table:table-cell>
          <table:table-cell office:value-type="float" office:value="146.1297" calcext:value-type="float">
            <text:p>146.1297</text:p>
          </table:table-cell>
          <table:table-cell office:value-type="float" office:value="7.375891" calcext:value-type="float">
            <text:p>7.375891</text:p>
          </table:table-cell>
          <table:table-cell office:value-type="float" office:value="0.01739368" calcext:value-type="float">
            <text:p>0.01739368</text:p>
          </table:table-cell>
          <table:table-cell office:value-type="float" office:value="1.043624" calcext:value-type="float">
            <text:p>1.043624</text:p>
          </table:table-cell>
          <table:table-cell office:value-type="float" office:value="0.05197622" calcext:value-type="float">
            <text:p>0.05197622</text:p>
          </table:table-cell>
          <table:table-cell office:value-type="float" office:value="0.01251256" calcext:value-type="float">
            <text:p>0.01251256</text:p>
          </table:table-cell>
          <table:table-cell office:value-type="float" office:value="0.6451883" calcext:value-type="float">
            <text:p>0.6451883</text:p>
          </table:table-cell>
          <table:table-cell office:value-type="float" office:value="370" calcext:value-type="float">
            <text:p>370</text:p>
          </table:table-cell>
          <table:table-cell office:value-type="float" office:value="-209.5608" calcext:value-type="float">
            <text:p>-209.5608</text:p>
          </table:table-cell>
          <table:table-cell office:value-type="float" office:value="0" calcext:value-type="float">
            <text:p>0</text:p>
          </table:table-cell>
          <table:table-cell office:value-type="float" office:value="304.2133" calcext:value-type="float">
            <text:p>304.2133</text:p>
          </table:table-cell>
          <table:table-cell office:value-type="float" office:value="1111.582" calcext:value-type="float">
            <text:p>1111.582</text:p>
          </table:table-cell>
          <table:table-cell office:value-type="float" office:value="1351.709" calcext:value-type="float">
            <text:p>1351.709</text:p>
          </table:table-cell>
          <table:table-cell office:value-type="float" office:value="1334.005" calcext:value-type="float">
            <text:p>1334.005</text:p>
          </table:table-cell>
          <table:table-cell office:value-type="float" office:value="804.4727" calcext:value-type="float">
            <text:p>804.4727</text:p>
          </table:table-cell>
          <table:table-cell office:value-type="float" office:value="1085.791" calcext:value-type="float">
            <text:p>1085.791</text:p>
          </table:table-cell>
          <table:table-cell office:value-type="float" office:value="425.8814" calcext:value-type="float">
            <text:p>425.8814</text:p>
          </table:table-cell>
          <table:table-cell office:value-type="float" office:value="1894.841" calcext:value-type="float">
            <text:p>1894.841</text:p>
          </table:table-cell>
          <table:table-cell office:value-type="float" office:value="2119.823" calcext:value-type="float">
            <text:p>2119.823</text:p>
          </table:table-cell>
          <table:table-cell office:value-type="float" office:value="1684.856" calcext:value-type="float">
            <text:p>1684.856</text:p>
          </table:table-cell>
          <table:table-cell office:value-type="float" office:value="586.473" calcext:value-type="float">
            <text:p>586.473</text:p>
          </table:table-cell>
          <table:table-cell office:value-type="float" office:value="571.0778" calcext:value-type="float">
            <text:p>571.0778</text:p>
          </table:table-cell>
          <table:table-cell office:value-type="float" office:value="142.8943" calcext:value-type="float">
            <text:p>142.8943</text:p>
          </table:table-cell>
          <table:table-cell office:value-type="float" office:value="35.71951" calcext:value-type="float">
            <text:p>35.71951</text:p>
          </table:table-cell>
          <table:table-cell office:value-type="float" office:value="0" calcext:value-type="float">
            <text:p>0</text:p>
          </table:table-cell>
          <table:table-cell office:value-type="float" office:value="-0.0752464" calcext:value-type="float">
            <text:p>-0.0752464</text:p>
          </table:table-cell>
          <table:table-cell office:value-type="float" office:value="0" calcext:value-type="float">
            <text:p>0</text:p>
          </table:table-cell>
          <table:table-cell office:value-type="float" office:value="3.587436" calcext:value-type="float">
            <text:p>3.587436</text:p>
          </table:table-cell>
          <table:table-cell office:value-type="float" office:value="343.0027" calcext:value-type="float">
            <text:p>343.0027</text:p>
          </table:table-cell>
          <table:table-cell office:value-type="float" office:value="-111.2646" calcext:value-type="float">
            <text:p>-111.2646</text:p>
          </table:table-cell>
          <table:table-cell office:value-type="float" office:value="231.738" calcext:value-type="float">
            <text:p>231.738</text:p>
          </table:table-cell>
          <table:table-cell office:value-type="float" office:value="-454.9352" calcext:value-type="float">
            <text:p>-454.9352</text:p>
          </table:table-cell>
          <table:table-cell office:value-type="float" office:value="0" calcext:value-type="float">
            <text:p>0</text:p>
          </table:table-cell>
          <table:table-cell office:value-type="float" office:value="14.79912" calcext:value-type="float">
            <text:p>14.79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1" calcext:value-type="float">
            <text:p>6072001</text:p>
          </table:table-cell>
          <table:table-cell office:value-type="float" office:value="200.9074" calcext:value-type="float">
            <text:p>200.9074</text:p>
          </table:table-cell>
          <table:table-cell office:value-type="float" office:value="13257.41" calcext:value-type="float">
            <text:p>13257.41</text:p>
          </table:table-cell>
          <table:table-cell office:value-type="float" office:value="0" calcext:value-type="float">
            <text:p>0</text:p>
          </table:table-cell>
          <table:table-cell office:value-type="float" office:value="0.8013881" calcext:value-type="float">
            <text:p>0.8013881</text:p>
          </table:table-cell>
          <table:table-cell office:value-type="float" office:value="-472.2035" calcext:value-type="float">
            <text:p>-472.2035</text:p>
          </table:table-cell>
          <table:table-cell office:value-type="float" office:value="1398.514" calcext:value-type="float">
            <text:p>1398.514</text:p>
          </table:table-cell>
          <table:table-cell office:value-type="float" office:value="-30.25693" calcext:value-type="float">
            <text:p>-30.25693</text:p>
          </table:table-cell>
          <table:table-cell office:value-type="float" office:value="145.3506" calcext:value-type="float">
            <text:p>145.3506</text:p>
          </table:table-cell>
          <table:table-cell office:value-type="float" office:value="7.23922" calcext:value-type="float">
            <text:p>7.23922</text:p>
          </table:table-cell>
          <table:table-cell office:value-type="float" office:value="0.0167833" calcext:value-type="float">
            <text:p>0.0167833</text:p>
          </table:table-cell>
          <table:table-cell office:value-type="float" office:value="1.043624" calcext:value-type="float">
            <text:p>1.043624</text:p>
          </table:table-cell>
          <table:table-cell office:value-type="float" office:value="0.05209996" calcext:value-type="float">
            <text:p>0.05209996</text:p>
          </table:table-cell>
          <table:table-cell office:value-type="float" office:value="0.01251256" calcext:value-type="float">
            <text:p>0.01251256</text:p>
          </table:table-cell>
          <table:table-cell office:value-type="float" office:value="0.6446002" calcext:value-type="float">
            <text:p>0.6446002</text:p>
          </table:table-cell>
          <table:table-cell office:value-type="float" office:value="370" calcext:value-type="float">
            <text:p>370</text:p>
          </table:table-cell>
          <table:table-cell office:value-type="float" office:value="-196.0678" calcext:value-type="float">
            <text:p>-196.0678</text:p>
          </table:table-cell>
          <table:table-cell office:value-type="float" office:value="0" calcext:value-type="float">
            <text:p>0</text:p>
          </table:table-cell>
          <table:table-cell office:value-type="float" office:value="304.3777" calcext:value-type="float">
            <text:p>304.3777</text:p>
          </table:table-cell>
          <table:table-cell office:value-type="float" office:value="1110.982" calcext:value-type="float">
            <text:p>1110.982</text:p>
          </table:table-cell>
          <table:table-cell office:value-type="float" office:value="1351.159" calcext:value-type="float">
            <text:p>1351.159</text:p>
          </table:table-cell>
          <table:table-cell office:value-type="float" office:value="1333.656" calcext:value-type="float">
            <text:p>1333.656</text:p>
          </table:table-cell>
          <table:table-cell office:value-type="float" office:value="804.2695" calcext:value-type="float">
            <text:p>804.2695</text:p>
          </table:table-cell>
          <table:table-cell office:value-type="float" office:value="1085.565" calcext:value-type="float">
            <text:p>1085.565</text:p>
          </table:table-cell>
          <table:table-cell office:value-type="float" office:value="425.7935" calcext:value-type="float">
            <text:p>425.7935</text:p>
          </table:table-cell>
          <table:table-cell office:value-type="float" office:value="1894.641" calcext:value-type="float">
            <text:p>1894.641</text:p>
          </table:table-cell>
          <table:table-cell office:value-type="float" office:value="2119.693" calcext:value-type="float">
            <text:p>2119.693</text:p>
          </table:table-cell>
          <table:table-cell office:value-type="float" office:value="1684.795" calcext:value-type="float">
            <text:p>1684.795</text:p>
          </table:table-cell>
          <table:table-cell office:value-type="float" office:value="586.4619" calcext:value-type="float">
            <text:p>586.4619</text:p>
          </table:table-cell>
          <table:table-cell office:value-type="float" office:value="571.0693" calcext:value-type="float">
            <text:p>571.0693</text:p>
          </table:table-cell>
          <table:table-cell office:value-type="float" office:value="142.8939" calcext:value-type="float">
            <text:p>142.8939</text:p>
          </table:table-cell>
          <table:table-cell office:value-type="float" office:value="35.71943" calcext:value-type="float">
            <text:p>35.71943</text:p>
          </table:table-cell>
          <table:table-cell office:value-type="float" office:value="0" calcext:value-type="float">
            <text:p>0</text:p>
          </table:table-cell>
          <table:table-cell office:value-type="float" office:value="-0.07703699" calcext:value-type="float">
            <text:p>-0.07703699</text:p>
          </table:table-cell>
          <table:table-cell office:value-type="float" office:value="0" calcext:value-type="float">
            <text:p>0</text:p>
          </table:table-cell>
          <table:table-cell office:value-type="float" office:value="3.788729" calcext:value-type="float">
            <text:p>3.788729</text:p>
          </table:table-cell>
          <table:table-cell office:value-type="float" office:value="369.4936" calcext:value-type="float">
            <text:p>369.4936</text:p>
          </table:table-cell>
          <table:table-cell office:value-type="float" office:value="-122.0094" calcext:value-type="float">
            <text:p>-122.0094</text:p>
          </table:table-cell>
          <table:table-cell office:value-type="float" office:value="247.4841" calcext:value-type="float">
            <text:p>247.4841</text:p>
          </table:table-cell>
          <table:table-cell office:value-type="float" office:value="-457.2562" calcext:value-type="float">
            <text:p>-457.2562</text:p>
          </table:table-cell>
          <table:table-cell office:value-type="float" office:value="0" calcext:value-type="float">
            <text:p>0</text:p>
          </table:table-cell>
          <table:table-cell office:value-type="float" office:value="14.8345" calcext:value-type="float">
            <text:p>14.8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1" calcext:value-type="float">
            <text:p>7072001</text:p>
          </table:table-cell>
          <table:table-cell office:value-type="float" office:value="199.4477" calcext:value-type="float">
            <text:p>199.4477</text:p>
          </table:table-cell>
          <table:table-cell office:value-type="float" office:value="13256.17" calcext:value-type="float">
            <text:p>13256.17</text:p>
          </table:table-cell>
          <table:table-cell office:value-type="float" office:value="0" calcext:value-type="float">
            <text:p>0</text:p>
          </table:table-cell>
          <table:table-cell office:value-type="float" office:value="0.8739684" calcext:value-type="float">
            <text:p>0.8739684</text:p>
          </table:table-cell>
          <table:table-cell office:value-type="float" office:value="-477.9244" calcext:value-type="float">
            <text:p>-477.9244</text:p>
          </table:table-cell>
          <table:table-cell office:value-type="float" office:value="1416.04" calcext:value-type="float">
            <text:p>1416.04</text:p>
          </table:table-cell>
          <table:table-cell office:value-type="float" office:value="-33.36297" calcext:value-type="float">
            <text:p>-33.36297</text:p>
          </table:table-cell>
          <table:table-cell office:value-type="float" office:value="144.5145" calcext:value-type="float">
            <text:p>144.5145</text:p>
          </table:table-cell>
          <table:table-cell office:value-type="float" office:value="7.090557" calcext:value-type="float">
            <text:p>7.090557</text:p>
          </table:table-cell>
          <table:table-cell office:value-type="float" office:value="0.01629954" calcext:value-type="float">
            <text:p>0.01629954</text:p>
          </table:table-cell>
          <table:table-cell office:value-type="float" office:value="1.043624" calcext:value-type="float">
            <text:p>1.043624</text:p>
          </table:table-cell>
          <table:table-cell office:value-type="float" office:value="0.0522237" calcext:value-type="float">
            <text:p>0.0522237</text:p>
          </table:table-cell>
          <table:table-cell office:value-type="float" office:value="0.01251256" calcext:value-type="float">
            <text:p>0.01251256</text:p>
          </table:table-cell>
          <table:table-cell office:value-type="float" office:value="0.6441286" calcext:value-type="float">
            <text:p>0.6441286</text:p>
          </table:table-cell>
          <table:table-cell office:value-type="float" office:value="370" calcext:value-type="float">
            <text:p>370</text:p>
          </table:table-cell>
          <table:table-cell office:value-type="float" office:value="-181.6292" calcext:value-type="float">
            <text:p>-181.6292</text:p>
          </table:table-cell>
          <table:table-cell office:value-type="float" office:value="0" calcext:value-type="float">
            <text:p>0</text:p>
          </table:table-cell>
          <table:table-cell office:value-type="float" office:value="304.5525" calcext:value-type="float">
            <text:p>304.5525</text:p>
          </table:table-cell>
          <table:table-cell office:value-type="float" office:value="1110.279" calcext:value-type="float">
            <text:p>1110.279</text:p>
          </table:table-cell>
          <table:table-cell office:value-type="float" office:value="1350.52" calcext:value-type="float">
            <text:p>1350.52</text:p>
          </table:table-cell>
          <table:table-cell office:value-type="float" office:value="1333.263" calcext:value-type="float">
            <text:p>1333.263</text:p>
          </table:table-cell>
          <table:table-cell office:value-type="float" office:value="804.0302" calcext:value-type="float">
            <text:p>804.0302</text:p>
          </table:table-cell>
          <table:table-cell office:value-type="float" office:value="1085.32" calcext:value-type="float">
            <text:p>1085.32</text:p>
          </table:table-cell>
          <table:table-cell office:value-type="float" office:value="425.7006" calcext:value-type="float">
            <text:p>425.7006</text:p>
          </table:table-cell>
          <table:table-cell office:value-type="float" office:value="1894.439" calcext:value-type="float">
            <text:p>1894.439</text:p>
          </table:table-cell>
          <table:table-cell office:value-type="float" office:value="2119.563" calcext:value-type="float">
            <text:p>2119.563</text:p>
          </table:table-cell>
          <table:table-cell office:value-type="float" office:value="1684.734" calcext:value-type="float">
            <text:p>1684.734</text:p>
          </table:table-cell>
          <table:table-cell office:value-type="float" office:value="586.4508" calcext:value-type="float">
            <text:p>586.4508</text:p>
          </table:table-cell>
          <table:table-cell office:value-type="float" office:value="571.0607" calcext:value-type="float">
            <text:p>571.0607</text:p>
          </table:table-cell>
          <table:table-cell office:value-type="float" office:value="142.8935" calcext:value-type="float">
            <text:p>142.8935</text:p>
          </table:table-cell>
          <table:table-cell office:value-type="float" office:value="35.71936" calcext:value-type="float">
            <text:p>35.71936</text:p>
          </table:table-cell>
          <table:table-cell office:value-type="float" office:value="0" calcext:value-type="float">
            <text:p>0</text:p>
          </table:table-cell>
          <table:table-cell office:value-type="float" office:value="-0.07835492" calcext:value-type="float">
            <text:p>-0.07835492</text:p>
          </table:table-cell>
          <table:table-cell office:value-type="float" office:value="0" calcext:value-type="float">
            <text:p>0</text:p>
          </table:table-cell>
          <table:table-cell office:value-type="float" office:value="3.968282" calcext:value-type="float">
            <text:p>3.968282</text:p>
          </table:table-cell>
          <table:table-cell office:value-type="float" office:value="397.8095" calcext:value-type="float">
            <text:p>397.8095</text:p>
          </table:table-cell>
          <table:table-cell office:value-type="float" office:value="-133.2816" calcext:value-type="float">
            <text:p>-133.2816</text:p>
          </table:table-cell>
          <table:table-cell office:value-type="float" office:value="264.5279" calcext:value-type="float">
            <text:p>264.5279</text:p>
          </table:table-cell>
          <table:table-cell office:value-type="float" office:value="-459.8702" calcext:value-type="float">
            <text:p>-459.8702</text:p>
          </table:table-cell>
          <table:table-cell office:value-type="float" office:value="0" calcext:value-type="float">
            <text:p>0</text:p>
          </table:table-cell>
          <table:table-cell office:value-type="float" office:value="14.82983" calcext:value-type="float">
            <text:p>14.82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1" calcext:value-type="float">
            <text:p>8072001</text:p>
          </table:table-cell>
          <table:table-cell office:value-type="float" office:value="197.9448" calcext:value-type="float">
            <text:p>197.9448</text:p>
          </table:table-cell>
          <table:table-cell office:value-type="float" office:value="13255.08" calcext:value-type="float">
            <text:p>13255.08</text:p>
          </table:table-cell>
          <table:table-cell office:value-type="float" office:value="0" calcext:value-type="float">
            <text:p>0</text:p>
          </table:table-cell>
          <table:table-cell office:value-type="float" office:value="0.9787344" calcext:value-type="float">
            <text:p>0.9787344</text:p>
          </table:table-cell>
          <table:table-cell office:value-type="float" office:value="-481.701" calcext:value-type="float">
            <text:p>-481.701</text:p>
          </table:table-cell>
          <table:table-cell office:value-type="float" office:value="1422.227" calcext:value-type="float">
            <text:p>1422.227</text:p>
          </table:table-cell>
          <table:table-cell office:value-type="float" office:value="-35.51696" calcext:value-type="float">
            <text:p>-35.51696</text:p>
          </table:table-cell>
          <table:table-cell office:value-type="float" office:value="143.3855" calcext:value-type="float">
            <text:p>143.3855</text:p>
          </table:table-cell>
          <table:table-cell office:value-type="float" office:value="6.80683" calcext:value-type="float">
            <text:p>6.80683</text:p>
          </table:table-cell>
          <table:table-cell office:value-type="float" office:value="0.01324265" calcext:value-type="float">
            <text:p>0.01324265</text:p>
          </table:table-cell>
          <table:table-cell office:value-type="float" office:value="1.043624" calcext:value-type="float">
            <text:p>1.043624</text:p>
          </table:table-cell>
          <table:table-cell office:value-type="float" office:value="0.05254664" calcext:value-type="float">
            <text:p>0.05254664</text:p>
          </table:table-cell>
          <table:table-cell office:value-type="float" office:value="0.01251256" calcext:value-type="float">
            <text:p>0.01251256</text:p>
          </table:table-cell>
          <table:table-cell office:value-type="float" office:value="0.6528032" calcext:value-type="float">
            <text:p>0.6528032</text:p>
          </table:table-cell>
          <table:table-cell office:value-type="float" office:value="370" calcext:value-type="float">
            <text:p>370</text:p>
          </table:table-cell>
          <table:table-cell office:value-type="float" office:value="-167.1938" calcext:value-type="float">
            <text:p>-167.1938</text:p>
          </table:table-cell>
          <table:table-cell office:value-type="float" office:value="0" calcext:value-type="float">
            <text:p>0</text:p>
          </table:table-cell>
          <table:table-cell office:value-type="float" office:value="304.7115" calcext:value-type="float">
            <text:p>304.7115</text:p>
          </table:table-cell>
          <table:table-cell office:value-type="float" office:value="1109.725" calcext:value-type="float">
            <text:p>1109.725</text:p>
          </table:table-cell>
          <table:table-cell office:value-type="float" office:value="1349.977" calcext:value-type="float">
            <text:p>1349.977</text:p>
          </table:table-cell>
          <table:table-cell office:value-type="float" office:value="1332.894" calcext:value-type="float">
            <text:p>1332.894</text:p>
          </table:table-cell>
          <table:table-cell office:value-type="float" office:value="803.7957" calcext:value-type="float">
            <text:p>803.7957</text:p>
          </table:table-cell>
          <table:table-cell office:value-type="float" office:value="1085.067" calcext:value-type="float">
            <text:p>1085.067</text:p>
          </table:table-cell>
          <table:table-cell office:value-type="float" office:value="425.6026" calcext:value-type="float">
            <text:p>425.6026</text:p>
          </table:table-cell>
          <table:table-cell office:value-type="float" office:value="1894.233" calcext:value-type="float">
            <text:p>1894.233</text:p>
          </table:table-cell>
          <table:table-cell office:value-type="float" office:value="2119.433" calcext:value-type="float">
            <text:p>2119.433</text:p>
          </table:table-cell>
          <table:table-cell office:value-type="float" office:value="1684.673" calcext:value-type="float">
            <text:p>1684.673</text:p>
          </table:table-cell>
          <table:table-cell office:value-type="float" office:value="586.4398" calcext:value-type="float">
            <text:p>586.4398</text:p>
          </table:table-cell>
          <table:table-cell office:value-type="float" office:value="571.0522" calcext:value-type="float">
            <text:p>571.0522</text:p>
          </table:table-cell>
          <table:table-cell office:value-type="float" office:value="142.8932" calcext:value-type="float">
            <text:p>142.8932</text:p>
          </table:table-cell>
          <table:table-cell office:value-type="float" office:value="35.71928" calcext:value-type="float">
            <text:p>35.71928</text:p>
          </table:table-cell>
          <table:table-cell office:value-type="float" office:value="0" calcext:value-type="float">
            <text:p>0</text:p>
          </table:table-cell>
          <table:table-cell office:value-type="float" office:value="-0.07965015" calcext:value-type="float">
            <text:p>-0.07965015</text:p>
          </table:table-cell>
          <table:table-cell office:value-type="float" office:value="0" calcext:value-type="float">
            <text:p>0</text:p>
          </table:table-cell>
          <table:table-cell office:value-type="float" office:value="4.151658" calcext:value-type="float">
            <text:p>4.151658</text:p>
          </table:table-cell>
          <table:table-cell office:value-type="float" office:value="423.3448" calcext:value-type="float">
            <text:p>423.3448</text:p>
          </table:table-cell>
          <table:table-cell office:value-type="float" office:value="-142.7267" calcext:value-type="float">
            <text:p>-142.7267</text:p>
          </table:table-cell>
          <table:table-cell office:value-type="float" office:value="280.6181" calcext:value-type="float">
            <text:p>280.6181</text:p>
          </table:table-cell>
          <table:table-cell office:value-type="float" office:value="-462.4191" calcext:value-type="float">
            <text:p>-462.4191</text:p>
          </table:table-cell>
          <table:table-cell office:value-type="float" office:value="0" calcext:value-type="float">
            <text:p>0</text:p>
          </table:table-cell>
          <table:table-cell office:value-type="float" office:value="15.74069" calcext:value-type="float">
            <text:p>15.74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1" calcext:value-type="float">
            <text:p>9072001</text:p>
          </table:table-cell>
          <table:table-cell office:value-type="float" office:value="196.5051" calcext:value-type="float">
            <text:p>196.5051</text:p>
          </table:table-cell>
          <table:table-cell office:value-type="float" office:value="13253.99" calcext:value-type="float">
            <text:p>13253.99</text:p>
          </table:table-cell>
          <table:table-cell office:value-type="float" office:value="0" calcext:value-type="float">
            <text:p>0</text:p>
          </table:table-cell>
          <table:table-cell office:value-type="float" office:value="1.038296" calcext:value-type="float">
            <text:p>1.038296</text:p>
          </table:table-cell>
          <table:table-cell office:value-type="float" office:value="-486.0255" calcext:value-type="float">
            <text:p>-486.0255</text:p>
          </table:table-cell>
          <table:table-cell office:value-type="float" office:value="1437.551" calcext:value-type="float">
            <text:p>1437.551</text:p>
          </table:table-cell>
          <table:table-cell office:value-type="float" office:value="-37.5503" calcext:value-type="float">
            <text:p>-37.5503</text:p>
          </table:table-cell>
          <table:table-cell office:value-type="float" office:value="142.994" calcext:value-type="float">
            <text:p>142.994</text:p>
          </table:table-cell>
          <table:table-cell office:value-type="float" office:value="6.612545" calcext:value-type="float">
            <text:p>6.612545</text:p>
          </table:table-cell>
          <table:table-cell office:value-type="float" office:value="0.01116783" calcext:value-type="float">
            <text:p>0.01116783</text:p>
          </table:table-cell>
          <table:table-cell office:value-type="float" office:value="1.043624" calcext:value-type="float">
            <text:p>1.043624</text:p>
          </table:table-cell>
          <table:table-cell office:value-type="float" office:value="0.05267002" calcext:value-type="float">
            <text:p>0.05267002</text:p>
          </table:table-cell>
          <table:table-cell office:value-type="float" office:value="0.01251256" calcext:value-type="float">
            <text:p>0.01251256</text:p>
          </table:table-cell>
          <table:table-cell office:value-type="float" office:value="0.6519591" calcext:value-type="float">
            <text:p>0.6519591</text:p>
          </table:table-cell>
          <table:table-cell office:value-type="float" office:value="370" calcext:value-type="float">
            <text:p>370</text:p>
          </table:table-cell>
          <table:table-cell office:value-type="float" office:value="-150.2145" calcext:value-type="float">
            <text:p>-150.2145</text:p>
          </table:table-cell>
          <table:table-cell office:value-type="float" office:value="0" calcext:value-type="float">
            <text:p>0</text:p>
          </table:table-cell>
          <table:table-cell office:value-type="float" office:value="304.8077" calcext:value-type="float">
            <text:p>304.8077</text:p>
          </table:table-cell>
          <table:table-cell office:value-type="float" office:value="1109.166" calcext:value-type="float">
            <text:p>1109.166</text:p>
          </table:table-cell>
          <table:table-cell office:value-type="float" office:value="1349.431" calcext:value-type="float">
            <text:p>1349.431</text:p>
          </table:table-cell>
          <table:table-cell office:value-type="float" office:value="1332.546" calcext:value-type="float">
            <text:p>1332.546</text:p>
          </table:table-cell>
          <table:table-cell office:value-type="float" office:value="803.5723" calcext:value-type="float">
            <text:p>803.5723</text:p>
          </table:table-cell>
          <table:table-cell office:value-type="float" office:value="1084.828" calcext:value-type="float">
            <text:p>1084.828</text:p>
          </table:table-cell>
          <table:table-cell office:value-type="float" office:value="425.5071" calcext:value-type="float">
            <text:p>425.5071</text:p>
          </table:table-cell>
          <table:table-cell office:value-type="float" office:value="1894.027" calcext:value-type="float">
            <text:p>1894.027</text:p>
          </table:table-cell>
          <table:table-cell office:value-type="float" office:value="2119.302" calcext:value-type="float">
            <text:p>2119.302</text:p>
          </table:table-cell>
          <table:table-cell office:value-type="float" office:value="1684.612" calcext:value-type="float">
            <text:p>1684.612</text:p>
          </table:table-cell>
          <table:table-cell office:value-type="float" office:value="586.4288" calcext:value-type="float">
            <text:p>586.4288</text:p>
          </table:table-cell>
          <table:table-cell office:value-type="float" office:value="571.0436" calcext:value-type="float">
            <text:p>571.0436</text:p>
          </table:table-cell>
          <table:table-cell office:value-type="float" office:value="142.8928" calcext:value-type="float">
            <text:p>142.8928</text:p>
          </table:table-cell>
          <table:table-cell office:value-type="float" office:value="35.7192" calcext:value-type="float">
            <text:p>35.7192</text:p>
          </table:table-cell>
          <table:table-cell office:value-type="float" office:value="0" calcext:value-type="float">
            <text:p>0</text:p>
          </table:table-cell>
          <table:table-cell office:value-type="float" office:value="-0.0824517" calcext:value-type="float">
            <text:p>-0.0824517</text:p>
          </table:table-cell>
          <table:table-cell office:value-type="float" office:value="0" calcext:value-type="float">
            <text:p>0</text:p>
          </table:table-cell>
          <table:table-cell office:value-type="float" office:value="4.317186" calcext:value-type="float">
            <text:p>4.317186</text:p>
          </table:table-cell>
          <table:table-cell office:value-type="float" office:value="451.6836" calcext:value-type="float">
            <text:p>451.6836</text:p>
          </table:table-cell>
          <table:table-cell office:value-type="float" office:value="-151.8093" calcext:value-type="float">
            <text:p>-151.8093</text:p>
          </table:table-cell>
          <table:table-cell office:value-type="float" office:value="299.8743" calcext:value-type="float">
            <text:p>299.8743</text:p>
          </table:table-cell>
          <table:table-cell office:value-type="float" office:value="-464.8589" calcext:value-type="float">
            <text:p>-464.8589</text:p>
          </table:table-cell>
          <table:table-cell office:value-type="float" office:value="0" calcext:value-type="float">
            <text:p>0</text:p>
          </table:table-cell>
          <table:table-cell office:value-type="float" office:value="15.88415" calcext:value-type="float">
            <text:p>15.88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1" calcext:value-type="float">
            <text:p>10072001</text:p>
          </table:table-cell>
          <table:table-cell office:value-type="float" office:value="195.358" calcext:value-type="float">
            <text:p>195.358</text:p>
          </table:table-cell>
          <table:table-cell office:value-type="float" office:value="13252.91" calcext:value-type="float">
            <text:p>13252.91</text:p>
          </table:table-cell>
          <table:table-cell office:value-type="float" office:value="0" calcext:value-type="float">
            <text:p>0</text:p>
          </table:table-cell>
          <table:table-cell office:value-type="float" office:value="1.098215" calcext:value-type="float">
            <text:p>1.098215</text:p>
          </table:table-cell>
          <table:table-cell office:value-type="float" office:value="-490.7652" calcext:value-type="float">
            <text:p>-490.7652</text:p>
          </table:table-cell>
          <table:table-cell office:value-type="float" office:value="1452.179" calcext:value-type="float">
            <text:p>1452.179</text:p>
          </table:table-cell>
          <table:table-cell office:value-type="float" office:value="-40.14338" calcext:value-type="float">
            <text:p>-40.14338</text:p>
          </table:table-cell>
          <table:table-cell office:value-type="float" office:value="142.4435" calcext:value-type="float">
            <text:p>142.4435</text:p>
          </table:table-cell>
          <table:table-cell office:value-type="float" office:value="6.507854" calcext:value-type="float">
            <text:p>6.507854</text:p>
          </table:table-cell>
          <table:table-cell office:value-type="float" office:value="0.0108514" calcext:value-type="float">
            <text:p>0.0108514</text:p>
          </table:table-cell>
          <table:table-cell office:value-type="float" office:value="1.043624" calcext:value-type="float">
            <text:p>1.043624</text:p>
          </table:table-cell>
          <table:table-cell office:value-type="float" office:value="0.0527934" calcext:value-type="float">
            <text:p>0.0527934</text:p>
          </table:table-cell>
          <table:table-cell office:value-type="float" office:value="0.01251256" calcext:value-type="float">
            <text:p>0.01251256</text:p>
          </table:table-cell>
          <table:table-cell office:value-type="float" office:value="0.6512605" calcext:value-type="float">
            <text:p>0.6512605</text:p>
          </table:table-cell>
          <table:table-cell office:value-type="float" office:value="370" calcext:value-type="float">
            <text:p>370</text:p>
          </table:table-cell>
          <table:table-cell office:value-type="float" office:value="-137.6521" calcext:value-type="float">
            <text:p>-137.6521</text:p>
          </table:table-cell>
          <table:table-cell office:value-type="float" office:value="0" calcext:value-type="float">
            <text:p>0</text:p>
          </table:table-cell>
          <table:table-cell office:value-type="float" office:value="304.9123" calcext:value-type="float">
            <text:p>304.9123</text:p>
          </table:table-cell>
          <table:table-cell office:value-type="float" office:value="1108.663" calcext:value-type="float">
            <text:p>1108.663</text:p>
          </table:table-cell>
          <table:table-cell office:value-type="float" office:value="1348.956" calcext:value-type="float">
            <text:p>1348.956</text:p>
          </table:table-cell>
          <table:table-cell office:value-type="float" office:value="1332.22" calcext:value-type="float">
            <text:p>1332.22</text:p>
          </table:table-cell>
          <table:table-cell office:value-type="float" office:value="803.378" calcext:value-type="float">
            <text:p>803.378</text:p>
          </table:table-cell>
          <table:table-cell office:value-type="float" office:value="1084.597" calcext:value-type="float">
            <text:p>1084.597</text:p>
          </table:table-cell>
          <table:table-cell office:value-type="float" office:value="425.4185" calcext:value-type="float">
            <text:p>425.4185</text:p>
          </table:table-cell>
          <table:table-cell office:value-type="float" office:value="1893.825" calcext:value-type="float">
            <text:p>1893.825</text:p>
          </table:table-cell>
          <table:table-cell office:value-type="float" office:value="2119.172" calcext:value-type="float">
            <text:p>2119.172</text:p>
          </table:table-cell>
          <table:table-cell office:value-type="float" office:value="1684.551" calcext:value-type="float">
            <text:p>1684.551</text:p>
          </table:table-cell>
          <table:table-cell office:value-type="float" office:value="586.4177" calcext:value-type="float">
            <text:p>586.4177</text:p>
          </table:table-cell>
          <table:table-cell office:value-type="float" office:value="571.0351" calcext:value-type="float">
            <text:p>571.0351</text:p>
          </table:table-cell>
          <table:table-cell office:value-type="float" office:value="142.8924" calcext:value-type="float">
            <text:p>142.8924</text:p>
          </table:table-cell>
          <table:table-cell office:value-type="float" office:value="35.71913" calcext:value-type="float">
            <text:p>35.71913</text:p>
          </table:table-cell>
          <table:table-cell office:value-type="float" office:value="0" calcext:value-type="float">
            <text:p>0</text:p>
          </table:table-cell>
          <table:table-cell office:value-type="float" office:value="-0.08359461" calcext:value-type="float">
            <text:p>-0.08359461</text:p>
          </table:table-cell>
          <table:table-cell office:value-type="float" office:value="0" calcext:value-type="float">
            <text:p>0</text:p>
          </table:table-cell>
          <table:table-cell office:value-type="float" office:value="4.450138" calcext:value-type="float">
            <text:p>4.450138</text:p>
          </table:table-cell>
          <table:table-cell office:value-type="float" office:value="475.423" calcext:value-type="float">
            <text:p>475.423</text:p>
          </table:table-cell>
          <table:table-cell office:value-type="float" office:value="-160.8386" calcext:value-type="float">
            <text:p>-160.8386</text:p>
          </table:table-cell>
          <table:table-cell office:value-type="float" office:value="314.5844" calcext:value-type="float">
            <text:p>314.5844</text:p>
          </table:table-cell>
          <table:table-cell office:value-type="float" office:value="-466.9917" calcext:value-type="float">
            <text:p>-466.9917</text:p>
          </table:table-cell>
          <table:table-cell office:value-type="float" office:value="0" calcext:value-type="float">
            <text:p>0</text:p>
          </table:table-cell>
          <table:table-cell office:value-type="float" office:value="15.86742" calcext:value-type="float">
            <text:p>15.86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1" calcext:value-type="float">
            <text:p>11072001</text:p>
          </table:table-cell>
          <table:table-cell office:value-type="float" office:value="194.2948" calcext:value-type="float">
            <text:p>194.2948</text:p>
          </table:table-cell>
          <table:table-cell office:value-type="float" office:value="13251.86" calcext:value-type="float">
            <text:p>13251.86</text:p>
          </table:table-cell>
          <table:table-cell office:value-type="float" office:value="0" calcext:value-type="float">
            <text:p>0</text:p>
          </table:table-cell>
          <table:table-cell office:value-type="float" office:value="1.161673" calcext:value-type="float">
            <text:p>1.161673</text:p>
          </table:table-cell>
          <table:table-cell office:value-type="float" office:value="-495.1245" calcext:value-type="float">
            <text:p>-495.1245</text:p>
          </table:table-cell>
          <table:table-cell office:value-type="float" office:value="1465.121" calcext:value-type="float">
            <text:p>1465.121</text:p>
          </table:table-cell>
          <table:table-cell office:value-type="float" office:value="-42.54033" calcext:value-type="float">
            <text:p>-42.54033</text:p>
          </table:table-cell>
          <table:table-cell office:value-type="float" office:value="141.9112" calcext:value-type="float">
            <text:p>141.9112</text:p>
          </table:table-cell>
          <table:table-cell office:value-type="float" office:value="6.41234" calcext:value-type="float">
            <text:p>6.41234</text:p>
          </table:table-cell>
          <table:table-cell office:value-type="float" office:value="0.01087091" calcext:value-type="float">
            <text:p>0.01087091</text:p>
          </table:table-cell>
          <table:table-cell office:value-type="float" office:value="1.043624" calcext:value-type="float">
            <text:p>1.043624</text:p>
          </table:table-cell>
          <table:table-cell office:value-type="float" office:value="0.05291678" calcext:value-type="float">
            <text:p>0.05291678</text:p>
          </table:table-cell>
          <table:table-cell office:value-type="float" office:value="0.01251256" calcext:value-type="float">
            <text:p>0.01251256</text:p>
          </table:table-cell>
          <table:table-cell office:value-type="float" office:value="0.6506882" calcext:value-type="float">
            <text:p>0.6506882</text:p>
          </table:table-cell>
          <table:table-cell office:value-type="float" office:value="370" calcext:value-type="float">
            <text:p>370</text:p>
          </table:table-cell>
          <table:table-cell office:value-type="float" office:value="-125.0491" calcext:value-type="float">
            <text:p>-125.0491</text:p>
          </table:table-cell>
          <table:table-cell office:value-type="float" office:value="0" calcext:value-type="float">
            <text:p>0</text:p>
          </table:table-cell>
          <table:table-cell office:value-type="float" office:value="305.0117" calcext:value-type="float">
            <text:p>305.0117</text:p>
          </table:table-cell>
          <table:table-cell office:value-type="float" office:value="1108.195" calcext:value-type="float">
            <text:p>1108.195</text:p>
          </table:table-cell>
          <table:table-cell office:value-type="float" office:value="1348.513" calcext:value-type="float">
            <text:p>1348.513</text:p>
          </table:table-cell>
          <table:table-cell office:value-type="float" office:value="1331.911" calcext:value-type="float">
            <text:p>1331.911</text:p>
          </table:table-cell>
          <table:table-cell office:value-type="float" office:value="803.1987" calcext:value-type="float">
            <text:p>803.1987</text:p>
          </table:table-cell>
          <table:table-cell office:value-type="float" office:value="1084.377" calcext:value-type="float">
            <text:p>1084.377</text:p>
          </table:table-cell>
          <table:table-cell office:value-type="float" office:value="425.333" calcext:value-type="float">
            <text:p>425.333</text:p>
          </table:table-cell>
          <table:table-cell office:value-type="float" office:value="1893.626" calcext:value-type="float">
            <text:p>1893.626</text:p>
          </table:table-cell>
          <table:table-cell office:value-type="float" office:value="2119.043" calcext:value-type="float">
            <text:p>2119.043</text:p>
          </table:table-cell>
          <table:table-cell office:value-type="float" office:value="1684.49" calcext:value-type="float">
            <text:p>1684.49</text:p>
          </table:table-cell>
          <table:table-cell office:value-type="float" office:value="586.4067" calcext:value-type="float">
            <text:p>586.4067</text:p>
          </table:table-cell>
          <table:table-cell office:value-type="float" office:value="571.0266" calcext:value-type="float">
            <text:p>571.0266</text:p>
          </table:table-cell>
          <table:table-cell office:value-type="float" office:value="142.892" calcext:value-type="float">
            <text:p>142.892</text:p>
          </table:table-cell>
          <table:table-cell office:value-type="float" office:value="35.71906" calcext:value-type="float">
            <text:p>35.71906</text:p>
          </table:table-cell>
          <table:table-cell office:value-type="float" office:value="0" calcext:value-type="float">
            <text:p>0</text:p>
          </table:table-cell>
          <table:table-cell office:value-type="float" office:value="-0.08396737" calcext:value-type="float">
            <text:p>-0.08396737</text:p>
          </table:table-cell>
          <table:table-cell office:value-type="float" office:value="0" calcext:value-type="float">
            <text:p>0</text:p>
          </table:table-cell>
          <table:table-cell office:value-type="float" office:value="4.586971" calcext:value-type="float">
            <text:p>4.586971</text:p>
          </table:table-cell>
          <table:table-cell office:value-type="float" office:value="498.3144" calcext:value-type="float">
            <text:p>498.3144</text:p>
          </table:table-cell>
          <table:table-cell office:value-type="float" office:value="-169.1648" calcext:value-type="float">
            <text:p>-169.1648</text:p>
          </table:table-cell>
          <table:table-cell office:value-type="float" office:value="329.1496" calcext:value-type="float">
            <text:p>329.1496</text:p>
          </table:table-cell>
          <table:table-cell office:value-type="float" office:value="-469.0048" calcext:value-type="float">
            <text:p>-469.0048</text:p>
          </table:table-cell>
          <table:table-cell office:value-type="float" office:value="0" calcext:value-type="float">
            <text:p>0</text:p>
          </table:table-cell>
          <table:table-cell office:value-type="float" office:value="15.91515" calcext:value-type="float">
            <text:p>15.91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1" calcext:value-type="float">
            <text:p>12072001</text:p>
          </table:table-cell>
          <table:table-cell office:value-type="float" office:value="193.2235" calcext:value-type="float">
            <text:p>193.2235</text:p>
          </table:table-cell>
          <table:table-cell office:value-type="float" office:value="13250.81" calcext:value-type="float">
            <text:p>13250.81</text:p>
          </table:table-cell>
          <table:table-cell office:value-type="float" office:value="0" calcext:value-type="float">
            <text:p>0</text:p>
          </table:table-cell>
          <table:table-cell office:value-type="float" office:value="1.228179" calcext:value-type="float">
            <text:p>1.228179</text:p>
          </table:table-cell>
          <table:table-cell office:value-type="float" office:value="-499.6314" calcext:value-type="float">
            <text:p>-499.6314</text:p>
          </table:table-cell>
          <table:table-cell office:value-type="float" office:value="1479.328" calcext:value-type="float">
            <text:p>1479.328</text:p>
          </table:table-cell>
          <table:table-cell office:value-type="float" office:value="-45.0314" calcext:value-type="float">
            <text:p>-45.0314</text:p>
          </table:table-cell>
          <table:table-cell office:value-type="float" office:value="141.2886" calcext:value-type="float">
            <text:p>141.2886</text:p>
          </table:table-cell>
          <table:table-cell office:value-type="float" office:value="6.305964" calcext:value-type="float">
            <text:p>6.305964</text:p>
          </table:table-cell>
          <table:table-cell office:value-type="float" office:value="0.01092685" calcext:value-type="float">
            <text:p>0.01092685</text:p>
          </table:table-cell>
          <table:table-cell office:value-type="float" office:value="1.043624" calcext:value-type="float">
            <text:p>1.043624</text:p>
          </table:table-cell>
          <table:table-cell office:value-type="float" office:value="0.05304016" calcext:value-type="float">
            <text:p>0.05304016</text:p>
          </table:table-cell>
          <table:table-cell office:value-type="float" office:value="0.01251256" calcext:value-type="float">
            <text:p>0.01251256</text:p>
          </table:table-cell>
          <table:table-cell office:value-type="float" office:value="0.650231" calcext:value-type="float">
            <text:p>0.650231</text:p>
          </table:table-cell>
          <table:table-cell office:value-type="float" office:value="370" calcext:value-type="float">
            <text:p>370</text:p>
          </table:table-cell>
          <table:table-cell office:value-type="float" office:value="-103.7763" calcext:value-type="float">
            <text:p>-103.7763</text:p>
          </table:table-cell>
          <table:table-cell office:value-type="float" office:value="0" calcext:value-type="float">
            <text:p>0</text:p>
          </table:table-cell>
          <table:table-cell office:value-type="float" office:value="305.1245" calcext:value-type="float">
            <text:p>305.1245</text:p>
          </table:table-cell>
          <table:table-cell office:value-type="float" office:value="1107.698" calcext:value-type="float">
            <text:p>1107.698</text:p>
          </table:table-cell>
          <table:table-cell office:value-type="float" office:value="1348.064" calcext:value-type="float">
            <text:p>1348.064</text:p>
          </table:table-cell>
          <table:table-cell office:value-type="float" office:value="1331.605" calcext:value-type="float">
            <text:p>1331.605</text:p>
          </table:table-cell>
          <table:table-cell office:value-type="float" office:value="803.023" calcext:value-type="float">
            <text:p>803.023</text:p>
          </table:table-cell>
          <table:table-cell office:value-type="float" office:value="1084.165" calcext:value-type="float">
            <text:p>1084.165</text:p>
          </table:table-cell>
          <table:table-cell office:value-type="float" office:value="425.2505" calcext:value-type="float">
            <text:p>425.2505</text:p>
          </table:table-cell>
          <table:table-cell office:value-type="float" office:value="1893.435" calcext:value-type="float">
            <text:p>1893.435</text:p>
          </table:table-cell>
          <table:table-cell office:value-type="float" office:value="2118.913" calcext:value-type="float">
            <text:p>2118.913</text:p>
          </table:table-cell>
          <table:table-cell office:value-type="float" office:value="1684.43" calcext:value-type="float">
            <text:p>1684.43</text:p>
          </table:table-cell>
          <table:table-cell office:value-type="float" office:value="586.3957" calcext:value-type="float">
            <text:p>586.3957</text:p>
          </table:table-cell>
          <table:table-cell office:value-type="float" office:value="571.018" calcext:value-type="float">
            <text:p>571.018</text:p>
          </table:table-cell>
          <table:table-cell office:value-type="float" office:value="142.8917" calcext:value-type="float">
            <text:p>142.8917</text:p>
          </table:table-cell>
          <table:table-cell office:value-type="float" office:value="35.71898" calcext:value-type="float">
            <text:p>35.71898</text:p>
          </table:table-cell>
          <table:table-cell office:value-type="float" office:value="0" calcext:value-type="float">
            <text:p>0</text:p>
          </table:table-cell>
          <table:table-cell office:value-type="float" office:value="-0.0842086" calcext:value-type="float">
            <text:p>-0.0842086</text:p>
          </table:table-cell>
          <table:table-cell office:value-type="float" office:value="0" calcext:value-type="float">
            <text:p>0</text:p>
          </table:table-cell>
          <table:table-cell office:value-type="float" office:value="4.717788" calcext:value-type="float">
            <text:p>4.717788</text:p>
          </table:table-cell>
          <table:table-cell office:value-type="float" office:value="530.3226" calcext:value-type="float">
            <text:p>530.3226</text:p>
          </table:table-cell>
          <table:table-cell office:value-type="float" office:value="-177.886" calcext:value-type="float">
            <text:p>-177.886</text:p>
          </table:table-cell>
          <table:table-cell office:value-type="float" office:value="352.4366" calcext:value-type="float">
            <text:p>352.4366</text:p>
          </table:table-cell>
          <table:table-cell office:value-type="float" office:value="-471.0213" calcext:value-type="float">
            <text:p>-471.0213</text:p>
          </table:table-cell>
          <table:table-cell office:value-type="float" office:value="0" calcext:value-type="float">
            <text:p>0</text:p>
          </table:table-cell>
          <table:table-cell office:value-type="float" office:value="15.91263" calcext:value-type="float">
            <text:p>15.91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1" calcext:value-type="float">
            <text:p>13072001</text:p>
          </table:table-cell>
          <table:table-cell office:value-type="float" office:value="192.0781" calcext:value-type="float">
            <text:p>192.0781</text:p>
          </table:table-cell>
          <table:table-cell office:value-type="float" office:value="13249.84" calcext:value-type="float">
            <text:p>13249.84</text:p>
          </table:table-cell>
          <table:table-cell office:value-type="float" office:value="0" calcext:value-type="float">
            <text:p>0</text:p>
          </table:table-cell>
          <table:table-cell office:value-type="float" office:value="1.326757" calcext:value-type="float">
            <text:p>1.326757</text:p>
          </table:table-cell>
          <table:table-cell office:value-type="float" office:value="-502.826" calcext:value-type="float">
            <text:p>-502.826</text:p>
          </table:table-cell>
          <table:table-cell office:value-type="float" office:value="1483.762" calcext:value-type="float">
            <text:p>1483.762</text:p>
          </table:table-cell>
          <table:table-cell office:value-type="float" office:value="-47.15857" calcext:value-type="float">
            <text:p>-47.15857</text:p>
          </table:table-cell>
          <table:table-cell office:value-type="float" office:value="140.6141" calcext:value-type="float">
            <text:p>140.6141</text:p>
          </table:table-cell>
          <table:table-cell office:value-type="float" office:value="6.104649" calcext:value-type="float">
            <text:p>6.104649</text:p>
          </table:table-cell>
          <table:table-cell office:value-type="float" office:value="0.009841976" calcext:value-type="float">
            <text:p>0.009841976</text:p>
          </table:table-cell>
          <table:table-cell office:value-type="float" office:value="1.043624" calcext:value-type="float">
            <text:p>1.043624</text:p>
          </table:table-cell>
          <table:table-cell office:value-type="float" office:value="0.05329472" calcext:value-type="float">
            <text:p>0.05329472</text:p>
          </table:table-cell>
          <table:table-cell office:value-type="float" office:value="0.01251256" calcext:value-type="float">
            <text:p>0.01251256</text:p>
          </table:table-cell>
          <table:table-cell office:value-type="float" office:value="0.6563773" calcext:value-type="float">
            <text:p>0.6563773</text:p>
          </table:table-cell>
          <table:table-cell office:value-type="float" office:value="370" calcext:value-type="float">
            <text:p>370</text:p>
          </table:table-cell>
          <table:table-cell office:value-type="float" office:value="-82.37846" calcext:value-type="float">
            <text:p>-82.37846</text:p>
          </table:table-cell>
          <table:table-cell office:value-type="float" office:value="0" calcext:value-type="float">
            <text:p>0</text:p>
          </table:table-cell>
          <table:table-cell office:value-type="float" office:value="305.2263" calcext:value-type="float">
            <text:p>305.2263</text:p>
          </table:table-cell>
          <table:table-cell office:value-type="float" office:value="1107.251" calcext:value-type="float">
            <text:p>1107.251</text:p>
          </table:table-cell>
          <table:table-cell office:value-type="float" office:value="1347.643" calcext:value-type="float">
            <text:p>1347.643</text:p>
          </table:table-cell>
          <table:table-cell office:value-type="float" office:value="1331.31" calcext:value-type="float">
            <text:p>1331.31</text:p>
          </table:table-cell>
          <table:table-cell office:value-type="float" office:value="802.852" calcext:value-type="float">
            <text:p>802.852</text:p>
          </table:table-cell>
          <table:table-cell office:value-type="float" office:value="1083.954" calcext:value-type="float">
            <text:p>1083.954</text:p>
          </table:table-cell>
          <table:table-cell office:value-type="float" office:value="425.1685" calcext:value-type="float">
            <text:p>425.1685</text:p>
          </table:table-cell>
          <table:table-cell office:value-type="float" office:value="1893.254" calcext:value-type="float">
            <text:p>1893.254</text:p>
          </table:table-cell>
          <table:table-cell office:value-type="float" office:value="2118.785" calcext:value-type="float">
            <text:p>2118.785</text:p>
          </table:table-cell>
          <table:table-cell office:value-type="float" office:value="1684.369" calcext:value-type="float">
            <text:p>1684.369</text:p>
          </table:table-cell>
          <table:table-cell office:value-type="float" office:value="586.3847" calcext:value-type="float">
            <text:p>586.3847</text:p>
          </table:table-cell>
          <table:table-cell office:value-type="float" office:value="571.0095" calcext:value-type="float">
            <text:p>571.0095</text:p>
          </table:table-cell>
          <table:table-cell office:value-type="float" office:value="142.8913" calcext:value-type="float">
            <text:p>142.8913</text:p>
          </table:table-cell>
          <table:table-cell office:value-type="float" office:value="35.71891" calcext:value-type="float">
            <text:p>35.71891</text:p>
          </table:table-cell>
          <table:table-cell office:value-type="float" office:value="0" calcext:value-type="float">
            <text:p>0</text:p>
          </table:table-cell>
          <table:table-cell office:value-type="float" office:value="-0.0849738" calcext:value-type="float">
            <text:p>-0.0849738</text:p>
          </table:table-cell>
          <table:table-cell office:value-type="float" office:value="0" calcext:value-type="float">
            <text:p>0</text:p>
          </table:table-cell>
          <table:table-cell office:value-type="float" office:value="4.853152" calcext:value-type="float">
            <text:p>4.853152</text:p>
          </table:table-cell>
          <table:table-cell office:value-type="float" office:value="561.7354" calcext:value-type="float">
            <text:p>561.7354</text:p>
          </table:table-cell>
          <table:table-cell office:value-type="float" office:value="-186.8164" calcext:value-type="float">
            <text:p>-186.8164</text:p>
          </table:table-cell>
          <table:table-cell office:value-type="float" office:value="374.919" calcext:value-type="float">
            <text:p>374.919</text:p>
          </table:table-cell>
          <table:table-cell office:value-type="float" office:value="-473.0869" calcext:value-type="float">
            <text:p>-473.0869</text:p>
          </table:table-cell>
          <table:table-cell office:value-type="float" office:value="0" calcext:value-type="float">
            <text:p>0</text:p>
          </table:table-cell>
          <table:table-cell office:value-type="float" office:value="16.89939" calcext:value-type="float">
            <text:p>16.89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1" calcext:value-type="float">
            <text:p>14072001</text:p>
          </table:table-cell>
          <table:table-cell office:value-type="float" office:value="190.9738" calcext:value-type="float">
            <text:p>190.9738</text:p>
          </table:table-cell>
          <table:table-cell office:value-type="float" office:value="13248.88" calcext:value-type="float">
            <text:p>13248.88</text:p>
          </table:table-cell>
          <table:table-cell office:value-type="float" office:value="0" calcext:value-type="float">
            <text:p>0</text:p>
          </table:table-cell>
          <table:table-cell office:value-type="float" office:value="1.40571" calcext:value-type="float">
            <text:p>1.40571</text:p>
          </table:table-cell>
          <table:table-cell office:value-type="float" office:value="-507.1335" calcext:value-type="float">
            <text:p>-507.1335</text:p>
          </table:table-cell>
          <table:table-cell office:value-type="float" office:value="1498.662" calcext:value-type="float">
            <text:p>1498.662</text:p>
          </table:table-cell>
          <table:table-cell office:value-type="float" office:value="-49.658" calcext:value-type="float">
            <text:p>-49.658</text:p>
          </table:table-cell>
          <table:table-cell office:value-type="float" office:value="140.2343" calcext:value-type="float">
            <text:p>140.2343</text:p>
          </table:table-cell>
          <table:table-cell office:value-type="float" office:value="5.969565" calcext:value-type="float">
            <text:p>5.969565</text:p>
          </table:table-cell>
          <table:table-cell office:value-type="float" office:value="0.009313401" calcext:value-type="float">
            <text:p>0.009313401</text:p>
          </table:table-cell>
          <table:table-cell office:value-type="float" office:value="1.043624" calcext:value-type="float">
            <text:p>1.043624</text:p>
          </table:table-cell>
          <table:table-cell office:value-type="float" office:value="0.05341846" calcext:value-type="float">
            <text:p>0.05341846</text:p>
          </table:table-cell>
          <table:table-cell office:value-type="float" office:value="0.01251256" calcext:value-type="float">
            <text:p>0.01251256</text:p>
          </table:table-cell>
          <table:table-cell office:value-type="float" office:value="0.6557431" calcext:value-type="float">
            <text:p>0.6557431</text:p>
          </table:table-cell>
          <table:table-cell office:value-type="float" office:value="370" calcext:value-type="float">
            <text:p>370</text:p>
          </table:table-cell>
          <table:table-cell office:value-type="float" office:value="-61.72098" calcext:value-type="float">
            <text:p>-61.72098</text:p>
          </table:table-cell>
          <table:table-cell office:value-type="float" office:value="0" calcext:value-type="float">
            <text:p>0</text:p>
          </table:table-cell>
          <table:table-cell office:value-type="float" office:value="305.2838" calcext:value-type="float">
            <text:p>305.2838</text:p>
          </table:table-cell>
          <table:table-cell office:value-type="float" office:value="1106.807" calcext:value-type="float">
            <text:p>1106.807</text:p>
          </table:table-cell>
          <table:table-cell office:value-type="float" office:value="1347.225" calcext:value-type="float">
            <text:p>1347.225</text:p>
          </table:table-cell>
          <table:table-cell office:value-type="float" office:value="1331.027" calcext:value-type="float">
            <text:p>1331.027</text:p>
          </table:table-cell>
          <table:table-cell office:value-type="float" office:value="802.6771" calcext:value-type="float">
            <text:p>802.6771</text:p>
          </table:table-cell>
          <table:table-cell office:value-type="float" office:value="1083.749" calcext:value-type="float">
            <text:p>1083.749</text:p>
          </table:table-cell>
          <table:table-cell office:value-type="float" office:value="425.0895" calcext:value-type="float">
            <text:p>425.0895</text:p>
          </table:table-cell>
          <table:table-cell office:value-type="float" office:value="1893.076" calcext:value-type="float">
            <text:p>1893.076</text:p>
          </table:table-cell>
          <table:table-cell office:value-type="float" office:value="2118.658" calcext:value-type="float">
            <text:p>2118.658</text:p>
          </table:table-cell>
          <table:table-cell office:value-type="float" office:value="1684.309" calcext:value-type="float">
            <text:p>1684.309</text:p>
          </table:table-cell>
          <table:table-cell office:value-type="float" office:value="586.3738" calcext:value-type="float">
            <text:p>586.3738</text:p>
          </table:table-cell>
          <table:table-cell office:value-type="float" office:value="571.001" calcext:value-type="float">
            <text:p>571.001</text:p>
          </table:table-cell>
          <table:table-cell office:value-type="float" office:value="142.8909" calcext:value-type="float">
            <text:p>142.8909</text:p>
          </table:table-cell>
          <table:table-cell office:value-type="float" office:value="35.71883" calcext:value-type="float">
            <text:p>35.71883</text:p>
          </table:table-cell>
          <table:table-cell office:value-type="float" office:value="0" calcext:value-type="float">
            <text:p>0</text:p>
          </table:table-cell>
          <table:table-cell office:value-type="float" office:value="-0.08649276" calcext:value-type="float">
            <text:p>-0.08649276</text:p>
          </table:table-cell>
          <table:table-cell office:value-type="float" office:value="0" calcext:value-type="float">
            <text:p>0</text:p>
          </table:table-cell>
          <table:table-cell office:value-type="float" office:value="5.007084" calcext:value-type="float">
            <text:p>5.007084</text:p>
          </table:table-cell>
          <table:table-cell office:value-type="float" office:value="593.7883" calcext:value-type="float">
            <text:p>593.7883</text:p>
          </table:table-cell>
          <table:table-cell office:value-type="float" office:value="-196.4137" calcext:value-type="float">
            <text:p>-196.4137</text:p>
          </table:table-cell>
          <table:table-cell office:value-type="float" office:value="397.3746" calcext:value-type="float">
            <text:p>397.3746</text:p>
          </table:table-cell>
          <table:table-cell office:value-type="float" office:value="-475.0878" calcext:value-type="float">
            <text:p>-475.0878</text:p>
          </table:table-cell>
          <table:table-cell office:value-type="float" office:value="0" calcext:value-type="float">
            <text:p>0</text:p>
          </table:table-cell>
          <table:table-cell office:value-type="float" office:value="17.08825" calcext:value-type="float">
            <text:p>17.08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1" calcext:value-type="float">
            <text:p>15072001</text:p>
          </table:table-cell>
          <table:table-cell office:value-type="float" office:value="190.0453" calcext:value-type="float">
            <text:p>190.0453</text:p>
          </table:table-cell>
          <table:table-cell office:value-type="float" office:value="13247.93" calcext:value-type="float">
            <text:p>13247.93</text:p>
          </table:table-cell>
          <table:table-cell office:value-type="float" office:value="0" calcext:value-type="float">
            <text:p>0</text:p>
          </table:table-cell>
          <table:table-cell office:value-type="float" office:value="1.484267" calcext:value-type="float">
            <text:p>1.484267</text:p>
          </table:table-cell>
          <table:table-cell office:value-type="float" office:value="-511.5114" calcext:value-type="float">
            <text:p>-511.5114</text:p>
          </table:table-cell>
          <table:table-cell office:value-type="float" office:value="1511.811" calcext:value-type="float">
            <text:p>1511.811</text:p>
          </table:table-cell>
          <table:table-cell office:value-type="float" office:value="-52.26999" calcext:value-type="float">
            <text:p>-52.26999</text:p>
          </table:table-cell>
          <table:table-cell office:value-type="float" office:value="139.7526" calcext:value-type="float">
            <text:p>139.7526</text:p>
          </table:table-cell>
          <table:table-cell office:value-type="float" office:value="5.885698" calcext:value-type="float">
            <text:p>5.885698</text:p>
          </table:table-cell>
          <table:table-cell office:value-type="float" office:value="0.009336269" calcext:value-type="float">
            <text:p>0.009336269</text:p>
          </table:table-cell>
          <table:table-cell office:value-type="float" office:value="1.043624" calcext:value-type="float">
            <text:p>1.043624</text:p>
          </table:table-cell>
          <table:table-cell office:value-type="float" office:value="0.0535422" calcext:value-type="float">
            <text:p>0.0535422</text:p>
          </table:table-cell>
          <table:table-cell office:value-type="float" office:value="0.01251256" calcext:value-type="float">
            <text:p>0.01251256</text:p>
          </table:table-cell>
          <table:table-cell office:value-type="float" office:value="0.6552582" calcext:value-type="float">
            <text:p>0.6552582</text:p>
          </table:table-cell>
          <table:table-cell office:value-type="float" office:value="370" calcext:value-type="float">
            <text:p>370</text:p>
          </table:table-cell>
          <table:table-cell office:value-type="float" office:value="-48.86635" calcext:value-type="float">
            <text:p>-48.86635</text:p>
          </table:table-cell>
          <table:table-cell office:value-type="float" office:value="0" calcext:value-type="float">
            <text:p>0</text:p>
          </table:table-cell>
          <table:table-cell office:value-type="float" office:value="305.3645" calcext:value-type="float">
            <text:p>305.3645</text:p>
          </table:table-cell>
          <table:table-cell office:value-type="float" office:value="1106.4" calcext:value-type="float">
            <text:p>1106.4</text:p>
          </table:table-cell>
          <table:table-cell office:value-type="float" office:value="1346.838" calcext:value-type="float">
            <text:p>1346.838</text:p>
          </table:table-cell>
          <table:table-cell office:value-type="float" office:value="1330.761" calcext:value-type="float">
            <text:p>1330.761</text:p>
          </table:table-cell>
          <table:table-cell office:value-type="float" office:value="802.5089" calcext:value-type="float">
            <text:p>802.5089</text:p>
          </table:table-cell>
          <table:table-cell office:value-type="float" office:value="1083.56" calcext:value-type="float">
            <text:p>1083.56</text:p>
          </table:table-cell>
          <table:table-cell office:value-type="float" office:value="425.0148" calcext:value-type="float">
            <text:p>425.0148</text:p>
          </table:table-cell>
          <table:table-cell office:value-type="float" office:value="1892.901" calcext:value-type="float">
            <text:p>1892.901</text:p>
          </table:table-cell>
          <table:table-cell office:value-type="float" office:value="2118.532" calcext:value-type="float">
            <text:p>2118.532</text:p>
          </table:table-cell>
          <table:table-cell office:value-type="float" office:value="1684.249" calcext:value-type="float">
            <text:p>1684.249</text:p>
          </table:table-cell>
          <table:table-cell office:value-type="float" office:value="586.3628" calcext:value-type="float">
            <text:p>586.3628</text:p>
          </table:table-cell>
          <table:table-cell office:value-type="float" office:value="570.9924" calcext:value-type="float">
            <text:p>570.9924</text:p>
          </table:table-cell>
          <table:table-cell office:value-type="float" office:value="142.8906" calcext:value-type="float">
            <text:p>142.8906</text:p>
          </table:table-cell>
          <table:table-cell office:value-type="float" office:value="35.71876" calcext:value-type="float">
            <text:p>35.71876</text:p>
          </table:table-cell>
          <table:table-cell office:value-type="float" office:value="0" calcext:value-type="float">
            <text:p>0</text:p>
          </table:table-cell>
          <table:table-cell office:value-type="float" office:value="-0.08687732" calcext:value-type="float">
            <text:p>-0.08687732</text:p>
          </table:table-cell>
          <table:table-cell office:value-type="float" office:value="0" calcext:value-type="float">
            <text:p>0</text:p>
          </table:table-cell>
          <table:table-cell office:value-type="float" office:value="5.143149" calcext:value-type="float">
            <text:p>5.143149</text:p>
          </table:table-cell>
          <table:table-cell office:value-type="float" office:value="617.9606" calcext:value-type="float">
            <text:p>617.9606</text:p>
          </table:table-cell>
          <table:table-cell office:value-type="float" office:value="-205.9647" calcext:value-type="float">
            <text:p>-205.9647</text:p>
          </table:table-cell>
          <table:table-cell office:value-type="float" office:value="411.9959" calcext:value-type="float">
            <text:p>411.9959</text:p>
          </table:table-cell>
          <table:table-cell office:value-type="float" office:value="-476.8908" calcext:value-type="float">
            <text:p>-476.8908</text:p>
          </table:table-cell>
          <table:table-cell office:value-type="float" office:value="0" calcext:value-type="float">
            <text:p>0</text:p>
          </table:table-cell>
          <table:table-cell office:value-type="float" office:value="17.11981" calcext:value-type="float">
            <text:p>17.11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1" calcext:value-type="float">
            <text:p>16072001</text:p>
          </table:table-cell>
          <table:table-cell office:value-type="float" office:value="188.9932" calcext:value-type="float">
            <text:p>188.9932</text:p>
          </table:table-cell>
          <table:table-cell office:value-type="float" office:value="13246.94" calcext:value-type="float">
            <text:p>13246.94</text:p>
          </table:table-cell>
          <table:table-cell office:value-type="float" office:value="0" calcext:value-type="float">
            <text:p>0</text:p>
          </table:table-cell>
          <table:table-cell office:value-type="float" office:value="1.566086" calcext:value-type="float">
            <text:p>1.566086</text:p>
          </table:table-cell>
          <table:table-cell office:value-type="float" office:value="-516.431" calcext:value-type="float">
            <text:p>-516.431</text:p>
          </table:table-cell>
          <table:table-cell office:value-type="float" office:value="1526.86" calcext:value-type="float">
            <text:p>1526.86</text:p>
          </table:table-cell>
          <table:table-cell office:value-type="float" office:value="-55.29567" calcext:value-type="float">
            <text:p>-55.29567</text:p>
          </table:table-cell>
          <table:table-cell office:value-type="float" office:value="139.135" calcext:value-type="float">
            <text:p>139.135</text:p>
          </table:table-cell>
          <table:table-cell office:value-type="float" office:value="5.772873" calcext:value-type="float">
            <text:p>5.772873</text:p>
          </table:table-cell>
          <table:table-cell office:value-type="float" office:value="0.009332644" calcext:value-type="float">
            <text:p>0.009332644</text:p>
          </table:table-cell>
          <table:table-cell office:value-type="float" office:value="1.043624" calcext:value-type="float">
            <text:p>1.043624</text:p>
          </table:table-cell>
          <table:table-cell office:value-type="float" office:value="0.05366594" calcext:value-type="float">
            <text:p>0.05366594</text:p>
          </table:table-cell>
          <table:table-cell office:value-type="float" office:value="0.01251256" calcext:value-type="float">
            <text:p>0.01251256</text:p>
          </table:table-cell>
          <table:table-cell office:value-type="float" office:value="0.6549175" calcext:value-type="float">
            <text:p>0.6549175</text:p>
          </table:table-cell>
          <table:table-cell office:value-type="float" office:value="370" calcext:value-type="float">
            <text:p>370</text:p>
          </table:table-cell>
          <table:table-cell office:value-type="float" office:value="-30.97435" calcext:value-type="float">
            <text:p>-30.97435</text:p>
          </table:table-cell>
          <table:table-cell office:value-type="float" office:value="0" calcext:value-type="float">
            <text:p>0</text:p>
          </table:table-cell>
          <table:table-cell office:value-type="float" office:value="305.4693" calcext:value-type="float">
            <text:p>305.4693</text:p>
          </table:table-cell>
          <table:table-cell office:value-type="float" office:value="1105.896" calcext:value-type="float">
            <text:p>1105.896</text:p>
          </table:table-cell>
          <table:table-cell office:value-type="float" office:value="1346.396" calcext:value-type="float">
            <text:p>1346.396</text:p>
          </table:table-cell>
          <table:table-cell office:value-type="float" office:value="1330.482" calcext:value-type="float">
            <text:p>1330.482</text:p>
          </table:table-cell>
          <table:table-cell office:value-type="float" office:value="802.328" calcext:value-type="float">
            <text:p>802.328</text:p>
          </table:table-cell>
          <table:table-cell office:value-type="float" office:value="1083.372" calcext:value-type="float">
            <text:p>1083.372</text:p>
          </table:table-cell>
          <table:table-cell office:value-type="float" office:value="424.9413" calcext:value-type="float">
            <text:p>424.9413</text:p>
          </table:table-cell>
          <table:table-cell office:value-type="float" office:value="1892.729" calcext:value-type="float">
            <text:p>1892.729</text:p>
          </table:table-cell>
          <table:table-cell office:value-type="float" office:value="2118.412" calcext:value-type="float">
            <text:p>2118.412</text:p>
          </table:table-cell>
          <table:table-cell office:value-type="float" office:value="1684.19" calcext:value-type="float">
            <text:p>1684.19</text:p>
          </table:table-cell>
          <table:table-cell office:value-type="float" office:value="586.3519" calcext:value-type="float">
            <text:p>586.3519</text:p>
          </table:table-cell>
          <table:table-cell office:value-type="float" office:value="570.9839" calcext:value-type="float">
            <text:p>570.9839</text:p>
          </table:table-cell>
          <table:table-cell office:value-type="float" office:value="142.8902" calcext:value-type="float">
            <text:p>142.8902</text:p>
          </table:table-cell>
          <table:table-cell office:value-type="float" office:value="35.71869" calcext:value-type="float">
            <text:p>35.71869</text:p>
          </table:table-cell>
          <table:table-cell office:value-type="float" office:value="0" calcext:value-type="float">
            <text:p>0</text:p>
          </table:table-cell>
          <table:table-cell office:value-type="float" office:value="-0.08721065" calcext:value-type="float">
            <text:p>-0.08721065</text:p>
          </table:table-cell>
          <table:table-cell office:value-type="float" office:value="0" calcext:value-type="float">
            <text:p>0</text:p>
          </table:table-cell>
          <table:table-cell office:value-type="float" office:value="5.29222" calcext:value-type="float">
            <text:p>5.29222</text:p>
          </table:table-cell>
          <table:table-cell office:value-type="float" office:value="649.6628" calcext:value-type="float">
            <text:p>649.6628</text:p>
          </table:table-cell>
          <table:table-cell office:value-type="float" office:value="-217.8857" calcext:value-type="float">
            <text:p>-217.8857</text:p>
          </table:table-cell>
          <table:table-cell office:value-type="float" office:value="431.7771" calcext:value-type="float">
            <text:p>431.7771</text:p>
          </table:table-cell>
          <table:table-cell office:value-type="float" office:value="-478.8571" calcext:value-type="float">
            <text:p>-478.8571</text:p>
          </table:table-cell>
          <table:table-cell office:value-type="float" office:value="0" calcext:value-type="float">
            <text:p>0</text:p>
          </table:table-cell>
          <table:table-cell office:value-type="float" office:value="17.1855" calcext:value-type="float">
            <text:p>17.1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1" calcext:value-type="float">
            <text:p>17072001</text:p>
          </table:table-cell>
          <table:table-cell office:value-type="float" office:value="187.7689" calcext:value-type="float">
            <text:p>187.7689</text:p>
          </table:table-cell>
          <table:table-cell office:value-type="float" office:value="13245.84" calcext:value-type="float">
            <text:p>13245.84</text:p>
          </table:table-cell>
          <table:table-cell office:value-type="float" office:value="0" calcext:value-type="float">
            <text:p>0</text:p>
          </table:table-cell>
          <table:table-cell office:value-type="float" office:value="1.651073" calcext:value-type="float">
            <text:p>1.651073</text:p>
          </table:table-cell>
          <table:table-cell office:value-type="float" office:value="-521.7903" calcext:value-type="float">
            <text:p>-521.7903</text:p>
          </table:table-cell>
          <table:table-cell office:value-type="float" office:value="1543.393" calcext:value-type="float">
            <text:p>1543.393</text:p>
          </table:table-cell>
          <table:table-cell office:value-type="float" office:value="-58.44527" calcext:value-type="float">
            <text:p>-58.44527</text:p>
          </table:table-cell>
          <table:table-cell office:value-type="float" office:value="138.4401" calcext:value-type="float">
            <text:p>138.4401</text:p>
          </table:table-cell>
          <table:table-cell office:value-type="float" office:value="5.643419" calcext:value-type="float">
            <text:p>5.643419</text:p>
          </table:table-cell>
          <table:table-cell office:value-type="float" office:value="0.0093665" calcext:value-type="float">
            <text:p>0.0093665</text:p>
          </table:table-cell>
          <table:table-cell office:value-type="float" office:value="1.043624" calcext:value-type="float">
            <text:p>1.043624</text:p>
          </table:table-cell>
          <table:table-cell office:value-type="float" office:value="0.05378982" calcext:value-type="float">
            <text:p>0.05378982</text:p>
          </table:table-cell>
          <table:table-cell office:value-type="float" office:value="0.01251256" calcext:value-type="float">
            <text:p>0.01251256</text:p>
          </table:table-cell>
          <table:table-cell office:value-type="float" office:value="0.6547166" calcext:value-type="float">
            <text:p>0.6547166</text:p>
          </table:table-cell>
          <table:table-cell office:value-type="float" office:value="370" calcext:value-type="float">
            <text:p>370</text:p>
          </table:table-cell>
          <table:table-cell office:value-type="float" office:value="-16.91659" calcext:value-type="float">
            <text:p>-16.91659</text:p>
          </table:table-cell>
          <table:table-cell office:value-type="float" office:value="0" calcext:value-type="float">
            <text:p>0</text:p>
          </table:table-cell>
          <table:table-cell office:value-type="float" office:value="305.5918" calcext:value-type="float">
            <text:p>305.5918</text:p>
          </table:table-cell>
          <table:table-cell office:value-type="float" office:value="1105.292" calcext:value-type="float">
            <text:p>1105.292</text:p>
          </table:table-cell>
          <table:table-cell office:value-type="float" office:value="1345.869" calcext:value-type="float">
            <text:p>1345.869</text:p>
          </table:table-cell>
          <table:table-cell office:value-type="float" office:value="1330.145" calcext:value-type="float">
            <text:p>1330.145</text:p>
          </table:table-cell>
          <table:table-cell office:value-type="float" office:value="802.1382" calcext:value-type="float">
            <text:p>802.1382</text:p>
          </table:table-cell>
          <table:table-cell office:value-type="float" office:value="1083.159" calcext:value-type="float">
            <text:p>1083.159</text:p>
          </table:table-cell>
          <table:table-cell office:value-type="float" office:value="424.8612" calcext:value-type="float">
            <text:p>424.8612</text:p>
          </table:table-cell>
          <table:table-cell office:value-type="float" office:value="1892.556" calcext:value-type="float">
            <text:p>1892.556</text:p>
          </table:table-cell>
          <table:table-cell office:value-type="float" office:value="2118.299" calcext:value-type="float">
            <text:p>2118.299</text:p>
          </table:table-cell>
          <table:table-cell office:value-type="float" office:value="1684.131" calcext:value-type="float">
            <text:p>1684.131</text:p>
          </table:table-cell>
          <table:table-cell office:value-type="float" office:value="586.3411" calcext:value-type="float">
            <text:p>586.3411</text:p>
          </table:table-cell>
          <table:table-cell office:value-type="float" office:value="570.9755" calcext:value-type="float">
            <text:p>570.9755</text:p>
          </table:table-cell>
          <table:table-cell office:value-type="float" office:value="142.8898" calcext:value-type="float">
            <text:p>142.8898</text:p>
          </table:table-cell>
          <table:table-cell office:value-type="float" office:value="35.71862" calcext:value-type="float">
            <text:p>35.71862</text:p>
          </table:table-cell>
          <table:table-cell office:value-type="float" office:value="0" calcext:value-type="float">
            <text:p>0</text:p>
          </table:table-cell>
          <table:table-cell office:value-type="float" office:value="-0.08753776" calcext:value-type="float">
            <text:p>-0.08753776</text:p>
          </table:table-cell>
          <table:table-cell office:value-type="float" office:value="0" calcext:value-type="float">
            <text:p>0</text:p>
          </table:table-cell>
          <table:table-cell office:value-type="float" office:value="5.444607" calcext:value-type="float">
            <text:p>5.444607</text:p>
          </table:table-cell>
          <table:table-cell office:value-type="float" office:value="678.6409" calcext:value-type="float">
            <text:p>678.6409</text:p>
          </table:table-cell>
          <table:table-cell office:value-type="float" office:value="-230.5953" calcext:value-type="float">
            <text:p>-230.5953</text:p>
          </table:table-cell>
          <table:table-cell office:value-type="float" office:value="448.0456" calcext:value-type="float">
            <text:p>448.0456</text:p>
          </table:table-cell>
          <table:table-cell office:value-type="float" office:value="-481.1077" calcext:value-type="float">
            <text:p>-481.1077</text:p>
          </table:table-cell>
          <table:table-cell office:value-type="float" office:value="0" calcext:value-type="float">
            <text:p>0</text:p>
          </table:table-cell>
          <table:table-cell office:value-type="float" office:value="17.22175" calcext:value-type="float">
            <text:p>17.22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1" calcext:value-type="float">
            <text:p>18072001</text:p>
          </table:table-cell>
          <table:table-cell office:value-type="float" office:value="186.6493" calcext:value-type="float">
            <text:p>186.6493</text:p>
          </table:table-cell>
          <table:table-cell office:value-type="float" office:value="13244.76" calcext:value-type="float">
            <text:p>13244.76</text:p>
          </table:table-cell>
          <table:table-cell office:value-type="float" office:value="0" calcext:value-type="float">
            <text:p>0</text:p>
          </table:table-cell>
          <table:table-cell office:value-type="float" office:value="1.738637" calcext:value-type="float">
            <text:p>1.738637</text:p>
          </table:table-cell>
          <table:table-cell office:value-type="float" office:value="-526.6205" calcext:value-type="float">
            <text:p>-526.6205</text:p>
          </table:table-cell>
          <table:table-cell office:value-type="float" office:value="1558.147" calcext:value-type="float">
            <text:p>1558.147</text:p>
          </table:table-cell>
          <table:table-cell office:value-type="float" office:value="-61.17123" calcext:value-type="float">
            <text:p>-61.17123</text:p>
          </table:table-cell>
          <table:table-cell office:value-type="float" office:value="137.8242" calcext:value-type="float">
            <text:p>137.8242</text:p>
          </table:table-cell>
          <table:table-cell office:value-type="float" office:value="5.534432" calcext:value-type="float">
            <text:p>5.534432</text:p>
          </table:table-cell>
          <table:table-cell office:value-type="float" office:value="0.009530692" calcext:value-type="float">
            <text:p>0.009530692</text:p>
          </table:table-cell>
          <table:table-cell office:value-type="float" office:value="1.043624" calcext:value-type="float">
            <text:p>1.043624</text:p>
          </table:table-cell>
          <table:table-cell office:value-type="float" office:value="0.05391391" calcext:value-type="float">
            <text:p>0.05391391</text:p>
          </table:table-cell>
          <table:table-cell office:value-type="float" office:value="0.01251256" calcext:value-type="float">
            <text:p>0.01251256</text:p>
          </table:table-cell>
          <table:table-cell office:value-type="float" office:value="0.6546537" calcext:value-type="float">
            <text:p>0.6546537</text:p>
          </table:table-cell>
          <table:table-cell office:value-type="float" office:value="370" calcext:value-type="float">
            <text:p>370</text:p>
          </table:table-cell>
          <table:table-cell office:value-type="float" office:value="-1.733995" calcext:value-type="float">
            <text:p>-1.733995</text:p>
          </table:table-cell>
          <table:table-cell office:value-type="float" office:value="0" calcext:value-type="float">
            <text:p>0</text:p>
          </table:table-cell>
          <table:table-cell office:value-type="float" office:value="305.7085" calcext:value-type="float">
            <text:p>305.7085</text:p>
          </table:table-cell>
          <table:table-cell office:value-type="float" office:value="1104.766" calcext:value-type="float">
            <text:p>1104.766</text:p>
          </table:table-cell>
          <table:table-cell office:value-type="float" office:value="1345.383" calcext:value-type="float">
            <text:p>1345.383</text:p>
          </table:table-cell>
          <table:table-cell office:value-type="float" office:value="1329.816" calcext:value-type="float">
            <text:p>1329.816</text:p>
          </table:table-cell>
          <table:table-cell office:value-type="float" office:value="801.9503" calcext:value-type="float">
            <text:p>801.9503</text:p>
          </table:table-cell>
          <table:table-cell office:value-type="float" office:value="1082.937" calcext:value-type="float">
            <text:p>1082.937</text:p>
          </table:table-cell>
          <table:table-cell office:value-type="float" office:value="424.7786" calcext:value-type="float">
            <text:p>424.7786</text:p>
          </table:table-cell>
          <table:table-cell office:value-type="float" office:value="1892.379" calcext:value-type="float">
            <text:p>1892.379</text:p>
          </table:table-cell>
          <table:table-cell office:value-type="float" office:value="2118.183" calcext:value-type="float">
            <text:p>2118.183</text:p>
          </table:table-cell>
          <table:table-cell office:value-type="float" office:value="1684.072" calcext:value-type="float">
            <text:p>1684.072</text:p>
          </table:table-cell>
          <table:table-cell office:value-type="float" office:value="586.3303" calcext:value-type="float">
            <text:p>586.3303</text:p>
          </table:table-cell>
          <table:table-cell office:value-type="float" office:value="570.967" calcext:value-type="float">
            <text:p>570.967</text:p>
          </table:table-cell>
          <table:table-cell office:value-type="float" office:value="142.8895" calcext:value-type="float">
            <text:p>142.8895</text:p>
          </table:table-cell>
          <table:table-cell office:value-type="float" office:value="35.71854" calcext:value-type="float">
            <text:p>35.71854</text:p>
          </table:table-cell>
          <table:table-cell office:value-type="float" office:value="0" calcext:value-type="float">
            <text:p>0</text:p>
          </table:table-cell>
          <table:table-cell office:value-type="float" office:value="-0.08776994" calcext:value-type="float">
            <text:p>-0.08776994</text:p>
          </table:table-cell>
          <table:table-cell office:value-type="float" office:value="0" calcext:value-type="float">
            <text:p>0</text:p>
          </table:table-cell>
          <table:table-cell office:value-type="float" office:value="5.56419" calcext:value-type="float">
            <text:p>5.56419</text:p>
          </table:table-cell>
          <table:table-cell office:value-type="float" office:value="706.9894" calcext:value-type="float">
            <text:p>706.9894</text:p>
          </table:table-cell>
          <table:table-cell office:value-type="float" office:value="-241.6564" calcext:value-type="float">
            <text:p>-241.6564</text:p>
          </table:table-cell>
          <table:table-cell office:value-type="float" office:value="465.3331" calcext:value-type="float">
            <text:p>465.3331</text:p>
          </table:table-cell>
          <table:table-cell office:value-type="float" office:value="-483.238" calcext:value-type="float">
            <text:p>-483.238</text:p>
          </table:table-cell>
          <table:table-cell office:value-type="float" office:value="0" calcext:value-type="float">
            <text:p>0</text:p>
          </table:table-cell>
          <table:table-cell office:value-type="float" office:value="17.24488" calcext:value-type="float">
            <text:p>17.24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1" calcext:value-type="float">
            <text:p>19072001</text:p>
          </table:table-cell>
          <table:table-cell office:value-type="float" office:value="185.5699" calcext:value-type="float">
            <text:p>185.5699</text:p>
          </table:table-cell>
          <table:table-cell office:value-type="float" office:value="13243.69" calcext:value-type="float">
            <text:p>13243.69</text:p>
          </table:table-cell>
          <table:table-cell office:value-type="float" office:value="0" calcext:value-type="float">
            <text:p>0</text:p>
          </table:table-cell>
          <table:table-cell office:value-type="float" office:value="1.828549" calcext:value-type="float">
            <text:p>1.828549</text:p>
          </table:table-cell>
          <table:table-cell office:value-type="float" office:value="-531.3088" calcext:value-type="float">
            <text:p>-531.3088</text:p>
          </table:table-cell>
          <table:table-cell office:value-type="float" office:value="1573.399" calcext:value-type="float">
            <text:p>1573.399</text:p>
          </table:table-cell>
          <table:table-cell office:value-type="float" office:value="-63.85323" calcext:value-type="float">
            <text:p>-63.85323</text:p>
          </table:table-cell>
          <table:table-cell office:value-type="float" office:value="137.166" calcext:value-type="float">
            <text:p>137.166</text:p>
          </table:table-cell>
          <table:table-cell office:value-type="float" office:value="5.4253" calcext:value-type="float">
            <text:p>5.4253</text:p>
          </table:table-cell>
          <table:table-cell office:value-type="float" office:value="0.009766445" calcext:value-type="float">
            <text:p>0.009766445</text:p>
          </table:table-cell>
          <table:table-cell office:value-type="float" office:value="1.043624" calcext:value-type="float">
            <text:p>1.043624</text:p>
          </table:table-cell>
          <table:table-cell office:value-type="float" office:value="0.05403824" calcext:value-type="float">
            <text:p>0.05403824</text:p>
          </table:table-cell>
          <table:table-cell office:value-type="float" office:value="0.01251256" calcext:value-type="float">
            <text:p>0.01251256</text:p>
          </table:table-cell>
          <table:table-cell office:value-type="float" office:value="0.6547311" calcext:value-type="float">
            <text:p>0.6547311</text:p>
          </table:table-cell>
          <table:table-cell office:value-type="float" office:value="370" calcext:value-type="float">
            <text:p>370</text:p>
          </table:table-cell>
          <table:table-cell office:value-type="float" office:value="14.40373" calcext:value-type="float">
            <text:p>14.40373</text:p>
          </table:table-cell>
          <table:table-cell office:value-type="float" office:value="0" calcext:value-type="float">
            <text:p>0</text:p>
          </table:table-cell>
          <table:table-cell office:value-type="float" office:value="305.8271" calcext:value-type="float">
            <text:p>305.8271</text:p>
          </table:table-cell>
          <table:table-cell office:value-type="float" office:value="1104.263" calcext:value-type="float">
            <text:p>1104.263</text:p>
          </table:table-cell>
          <table:table-cell office:value-type="float" office:value="1344.911" calcext:value-type="float">
            <text:p>1344.911</text:p>
          </table:table-cell>
          <table:table-cell office:value-type="float" office:value="1329.494" calcext:value-type="float">
            <text:p>1329.494</text:p>
          </table:table-cell>
          <table:table-cell office:value-type="float" office:value="801.7656" calcext:value-type="float">
            <text:p>801.7656</text:p>
          </table:table-cell>
          <table:table-cell office:value-type="float" office:value="1082.719" calcext:value-type="float">
            <text:p>1082.719</text:p>
          </table:table-cell>
          <table:table-cell office:value-type="float" office:value="424.6963" calcext:value-type="float">
            <text:p>424.6963</text:p>
          </table:table-cell>
          <table:table-cell office:value-type="float" office:value="1892.202" calcext:value-type="float">
            <text:p>1892.202</text:p>
          </table:table-cell>
          <table:table-cell office:value-type="float" office:value="2118.058" calcext:value-type="float">
            <text:p>2118.058</text:p>
          </table:table-cell>
          <table:table-cell office:value-type="float" office:value="1684.013" calcext:value-type="float">
            <text:p>1684.013</text:p>
          </table:table-cell>
          <table:table-cell office:value-type="float" office:value="586.3196" calcext:value-type="float">
            <text:p>586.3196</text:p>
          </table:table-cell>
          <table:table-cell office:value-type="float" office:value="570.9585" calcext:value-type="float">
            <text:p>570.9585</text:p>
          </table:table-cell>
          <table:table-cell office:value-type="float" office:value="142.8891" calcext:value-type="float">
            <text:p>142.8891</text:p>
          </table:table-cell>
          <table:table-cell office:value-type="float" office:value="35.71847" calcext:value-type="float">
            <text:p>35.71847</text:p>
          </table:table-cell>
          <table:table-cell office:value-type="float" office:value="0" calcext:value-type="float">
            <text:p>0</text:p>
          </table:table-cell>
          <table:table-cell office:value-type="float" office:value="-0.08796371" calcext:value-type="float">
            <text:p>-0.08796371</text:p>
          </table:table-cell>
          <table:table-cell office:value-type="float" office:value="0" calcext:value-type="float">
            <text:p>0</text:p>
          </table:table-cell>
          <table:table-cell office:value-type="float" office:value="5.670467" calcext:value-type="float">
            <text:p>5.670467</text:p>
          </table:table-cell>
          <table:table-cell office:value-type="float" office:value="735.9289" calcext:value-type="float">
            <text:p>735.9289</text:p>
          </table:table-cell>
          <table:table-cell office:value-type="float" office:value="-252.4526" calcext:value-type="float">
            <text:p>-252.4526</text:p>
          </table:table-cell>
          <table:table-cell office:value-type="float" office:value="483.4763" calcext:value-type="float">
            <text:p>483.4763</text:p>
          </table:table-cell>
          <table:table-cell office:value-type="float" office:value="-485.3157" calcext:value-type="float">
            <text:p>-485.3157</text:p>
          </table:table-cell>
          <table:table-cell office:value-type="float" office:value="0" calcext:value-type="float">
            <text:p>0</text:p>
          </table:table-cell>
          <table:table-cell office:value-type="float" office:value="17.31474" calcext:value-type="float">
            <text:p>17.31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1" calcext:value-type="float">
            <text:p>20072001</text:p>
          </table:table-cell>
          <table:table-cell office:value-type="float" office:value="184.5195" calcext:value-type="float">
            <text:p>184.5195</text:p>
          </table:table-cell>
          <table:table-cell office:value-type="float" office:value="13242.62" calcext:value-type="float">
            <text:p>13242.62</text:p>
          </table:table-cell>
          <table:table-cell office:value-type="float" office:value="0" calcext:value-type="float">
            <text:p>0</text:p>
          </table:table-cell>
          <table:table-cell office:value-type="float" office:value="1.919653" calcext:value-type="float">
            <text:p>1.919653</text:p>
          </table:table-cell>
          <table:table-cell office:value-type="float" office:value="-535.9392" calcext:value-type="float">
            <text:p>-535.9392</text:p>
          </table:table-cell>
          <table:table-cell office:value-type="float" office:value="1587.4" calcext:value-type="float">
            <text:p>1587.4</text:p>
          </table:table-cell>
          <table:table-cell office:value-type="float" office:value="-66.51128" calcext:value-type="float">
            <text:p>-66.51128</text:p>
          </table:table-cell>
          <table:table-cell office:value-type="float" office:value="136.4664" calcext:value-type="float">
            <text:p>136.4664</text:p>
          </table:table-cell>
          <table:table-cell office:value-type="float" office:value="5.315369" calcext:value-type="float">
            <text:p>5.315369</text:p>
          </table:table-cell>
          <table:table-cell office:value-type="float" office:value="0.0101186" calcext:value-type="float">
            <text:p>0.0101186</text:p>
          </table:table-cell>
          <table:table-cell office:value-type="float" office:value="1.043624" calcext:value-type="float">
            <text:p>1.043624</text:p>
          </table:table-cell>
          <table:table-cell office:value-type="float" office:value="0.0541627" calcext:value-type="float">
            <text:p>0.0541627</text:p>
          </table:table-cell>
          <table:table-cell office:value-type="float" office:value="0.01251256" calcext:value-type="float">
            <text:p>0.01251256</text:p>
          </table:table-cell>
          <table:table-cell office:value-type="float" office:value="0.654955" calcext:value-type="float">
            <text:p>0.654955</text:p>
          </table:table-cell>
          <table:table-cell office:value-type="float" office:value="370" calcext:value-type="float">
            <text:p>370</text:p>
          </table:table-cell>
          <table:table-cell office:value-type="float" office:value="27.89129" calcext:value-type="float">
            <text:p>27.89129</text:p>
          </table:table-cell>
          <table:table-cell office:value-type="float" office:value="0" calcext:value-type="float">
            <text:p>0</text:p>
          </table:table-cell>
          <table:table-cell office:value-type="float" office:value="305.9385" calcext:value-type="float">
            <text:p>305.9385</text:p>
          </table:table-cell>
          <table:table-cell office:value-type="float" office:value="1103.79" calcext:value-type="float">
            <text:p>1103.79</text:p>
          </table:table-cell>
          <table:table-cell office:value-type="float" office:value="1344.449" calcext:value-type="float">
            <text:p>1344.449</text:p>
          </table:table-cell>
          <table:table-cell office:value-type="float" office:value="1329.174" calcext:value-type="float">
            <text:p>1329.174</text:p>
          </table:table-cell>
          <table:table-cell office:value-type="float" office:value="801.5828" calcext:value-type="float">
            <text:p>801.5828</text:p>
          </table:table-cell>
          <table:table-cell office:value-type="float" office:value="1082.502" calcext:value-type="float">
            <text:p>1082.502</text:p>
          </table:table-cell>
          <table:table-cell office:value-type="float" office:value="424.6139" calcext:value-type="float">
            <text:p>424.6139</text:p>
          </table:table-cell>
          <table:table-cell office:value-type="float" office:value="1892.024" calcext:value-type="float">
            <text:p>1892.024</text:p>
          </table:table-cell>
          <table:table-cell office:value-type="float" office:value="2117.934" calcext:value-type="float">
            <text:p>2117.934</text:p>
          </table:table-cell>
          <table:table-cell office:value-type="float" office:value="1683.954" calcext:value-type="float">
            <text:p>1683.954</text:p>
          </table:table-cell>
          <table:table-cell office:value-type="float" office:value="586.309" calcext:value-type="float">
            <text:p>586.309</text:p>
          </table:table-cell>
          <table:table-cell office:value-type="float" office:value="570.95" calcext:value-type="float">
            <text:p>570.95</text:p>
          </table:table-cell>
          <table:table-cell office:value-type="float" office:value="142.8888" calcext:value-type="float">
            <text:p>142.8888</text:p>
          </table:table-cell>
          <table:table-cell office:value-type="float" office:value="35.7184" calcext:value-type="float">
            <text:p>35.7184</text:p>
          </table:table-cell>
          <table:table-cell office:value-type="float" office:value="0" calcext:value-type="float">
            <text:p>0</text:p>
          </table:table-cell>
          <table:table-cell office:value-type="float" office:value="-0.088145" calcext:value-type="float">
            <text:p>-0.088145</text:p>
          </table:table-cell>
          <table:table-cell office:value-type="float" office:value="0" calcext:value-type="float">
            <text:p>0</text:p>
          </table:table-cell>
          <table:table-cell office:value-type="float" office:value="5.778332" calcext:value-type="float">
            <text:p>5.778332</text:p>
          </table:table-cell>
          <table:table-cell office:value-type="float" office:value="762.854" calcext:value-type="float">
            <text:p>762.854</text:p>
          </table:table-cell>
          <table:table-cell office:value-type="float" office:value="-263.9204" calcext:value-type="float">
            <text:p>-263.9204</text:p>
          </table:table-cell>
          <table:table-cell office:value-type="float" office:value="498.9336" calcext:value-type="float">
            <text:p>498.9336</text:p>
          </table:table-cell>
          <table:table-cell office:value-type="float" office:value="-487.3634" calcext:value-type="float">
            <text:p>-487.3634</text:p>
          </table:table-cell>
          <table:table-cell office:value-type="float" office:value="0" calcext:value-type="float">
            <text:p>0</text:p>
          </table:table-cell>
          <table:table-cell office:value-type="float" office:value="17.38753" calcext:value-type="float">
            <text:p>17.38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1" calcext:value-type="float">
            <text:p>21072001</text:p>
          </table:table-cell>
          <table:table-cell office:value-type="float" office:value="183.3635" calcext:value-type="float">
            <text:p>183.3635</text:p>
          </table:table-cell>
          <table:table-cell office:value-type="float" office:value="13241.65" calcext:value-type="float">
            <text:p>13241.65</text:p>
          </table:table-cell>
          <table:table-cell office:value-type="float" office:value="0" calcext:value-type="float">
            <text:p>0</text:p>
          </table:table-cell>
          <table:table-cell office:value-type="float" office:value="2.139333" calcext:value-type="float">
            <text:p>2.139333</text:p>
          </table:table-cell>
          <table:table-cell office:value-type="float" office:value="-539.2877" calcext:value-type="float">
            <text:p>-539.2877</text:p>
          </table:table-cell>
          <table:table-cell office:value-type="float" office:value="1592.411" calcext:value-type="float">
            <text:p>1592.411</text:p>
          </table:table-cell>
          <table:table-cell office:value-type="float" office:value="-69.13541" calcext:value-type="float">
            <text:p>-69.13541</text:p>
          </table:table-cell>
          <table:table-cell office:value-type="float" office:value="135.4298" calcext:value-type="float">
            <text:p>135.4298</text:p>
          </table:table-cell>
          <table:table-cell office:value-type="float" office:value="5.056314" calcext:value-type="float">
            <text:p>5.056314</text:p>
          </table:table-cell>
          <table:table-cell office:value-type="float" office:value="0.007851607" calcext:value-type="float">
            <text:p>0.007851607</text:p>
          </table:table-cell>
          <table:table-cell office:value-type="float" office:value="1.049437" calcext:value-type="float">
            <text:p>1.049437</text:p>
          </table:table-cell>
          <table:table-cell office:value-type="float" office:value="0.05452423" calcext:value-type="float">
            <text:p>0.05452423</text:p>
          </table:table-cell>
          <table:table-cell office:value-type="float" office:value="0.012684" calcext:value-type="float">
            <text:p>0.012684</text:p>
          </table:table-cell>
          <table:table-cell office:value-type="float" office:value="0.6671036" calcext:value-type="float">
            <text:p>0.6671036</text:p>
          </table:table-cell>
          <table:table-cell office:value-type="float" office:value="370" calcext:value-type="float">
            <text:p>370</text:p>
          </table:table-cell>
          <table:table-cell office:value-type="float" office:value="46.70921" calcext:value-type="float">
            <text:p>46.70921</text:p>
          </table:table-cell>
          <table:table-cell office:value-type="float" office:value="0" calcext:value-type="float">
            <text:p>0</text:p>
          </table:table-cell>
          <table:table-cell office:value-type="float" office:value="306.0739" calcext:value-type="float">
            <text:p>306.0739</text:p>
          </table:table-cell>
          <table:table-cell office:value-type="float" office:value="1103.465" calcext:value-type="float">
            <text:p>1103.465</text:p>
          </table:table-cell>
          <table:table-cell office:value-type="float" office:value="1343.986" calcext:value-type="float">
            <text:p>1343.986</text:p>
          </table:table-cell>
          <table:table-cell office:value-type="float" office:value="1328.841" calcext:value-type="float">
            <text:p>1328.841</text:p>
          </table:table-cell>
          <table:table-cell office:value-type="float" office:value="801.393" calcext:value-type="float">
            <text:p>801.393</text:p>
          </table:table-cell>
          <table:table-cell office:value-type="float" office:value="1082.28" calcext:value-type="float">
            <text:p>1082.28</text:p>
          </table:table-cell>
          <table:table-cell office:value-type="float" office:value="424.5309" calcext:value-type="float">
            <text:p>424.5309</text:p>
          </table:table-cell>
          <table:table-cell office:value-type="float" office:value="1891.836" calcext:value-type="float">
            <text:p>1891.836</text:p>
          </table:table-cell>
          <table:table-cell office:value-type="float" office:value="2117.81" calcext:value-type="float">
            <text:p>2117.81</text:p>
          </table:table-cell>
          <table:table-cell office:value-type="float" office:value="1683.895" calcext:value-type="float">
            <text:p>1683.895</text:p>
          </table:table-cell>
          <table:table-cell office:value-type="float" office:value="586.2985" calcext:value-type="float">
            <text:p>586.2985</text:p>
          </table:table-cell>
          <table:table-cell office:value-type="float" office:value="570.9415" calcext:value-type="float">
            <text:p>570.9415</text:p>
          </table:table-cell>
          <table:table-cell office:value-type="float" office:value="142.8885" calcext:value-type="float">
            <text:p>142.8885</text:p>
          </table:table-cell>
          <table:table-cell office:value-type="float" office:value="35.71833" calcext:value-type="float">
            <text:p>35.71833</text:p>
          </table:table-cell>
          <table:table-cell office:value-type="float" office:value="0" calcext:value-type="float">
            <text:p>0</text:p>
          </table:table-cell>
          <table:table-cell office:value-type="float" office:value="-0.08867183" calcext:value-type="float">
            <text:p>-0.08867183</text:p>
          </table:table-cell>
          <table:table-cell office:value-type="float" office:value="0" calcext:value-type="float">
            <text:p>0</text:p>
          </table:table-cell>
          <table:table-cell office:value-type="float" office:value="5.871057" calcext:value-type="float">
            <text:p>5.871057</text:p>
          </table:table-cell>
          <table:table-cell office:value-type="float" office:value="794.4797" calcext:value-type="float">
            <text:p>794.4797</text:p>
          </table:table-cell>
          <table:table-cell office:value-type="float" office:value="-275.9788" calcext:value-type="float">
            <text:p>-275.9788</text:p>
          </table:table-cell>
          <table:table-cell office:value-type="float" office:value="518.5009" calcext:value-type="float">
            <text:p>518.5009</text:p>
          </table:table-cell>
          <table:table-cell office:value-type="float" office:value="-489.549" calcext:value-type="float">
            <text:p>-489.549</text:p>
          </table:table-cell>
          <table:table-cell office:value-type="float" office:value="0" calcext:value-type="float">
            <text:p>0</text:p>
          </table:table-cell>
          <table:table-cell office:value-type="float" office:value="18.83101" calcext:value-type="float">
            <text:p>18.83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1" calcext:value-type="float">
            <text:p>22072001</text:p>
          </table:table-cell>
          <table:table-cell office:value-type="float" office:value="182.0825" calcext:value-type="float">
            <text:p>182.0825</text:p>
          </table:table-cell>
          <table:table-cell office:value-type="float" office:value="13240.53" calcext:value-type="float">
            <text:p>13240.53</text:p>
          </table:table-cell>
          <table:table-cell office:value-type="float" office:value="0" calcext:value-type="float">
            <text:p>0</text:p>
          </table:table-cell>
          <table:table-cell office:value-type="float" office:value="2.256222" calcext:value-type="float">
            <text:p>2.256222</text:p>
          </table:table-cell>
          <table:table-cell office:value-type="float" office:value="-545.1256" calcext:value-type="float">
            <text:p>-545.1256</text:p>
          </table:table-cell>
          <table:table-cell office:value-type="float" office:value="1610.051" calcext:value-type="float">
            <text:p>1610.051</text:p>
          </table:table-cell>
          <table:table-cell office:value-type="float" office:value="-71.99294" calcext:value-type="float">
            <text:p>-71.99294</text:p>
          </table:table-cell>
          <table:table-cell office:value-type="float" office:value="135.0505" calcext:value-type="float">
            <text:p>135.0505</text:p>
          </table:table-cell>
          <table:table-cell office:value-type="float" office:value="4.919143" calcext:value-type="float">
            <text:p>4.919143</text:p>
          </table:table-cell>
          <table:table-cell office:value-type="float" office:value="0.006353017" calcext:value-type="float">
            <text:p>0.006353017</text:p>
          </table:table-cell>
          <table:table-cell office:value-type="float" office:value="1.049437" calcext:value-type="float">
            <text:p>1.049437</text:p>
          </table:table-cell>
          <table:table-cell office:value-type="float" office:value="0.05464969" calcext:value-type="float">
            <text:p>0.05464969</text:p>
          </table:table-cell>
          <table:table-cell office:value-type="float" office:value="0.012684" calcext:value-type="float">
            <text:p>0.012684</text:p>
          </table:table-cell>
          <table:table-cell office:value-type="float" office:value="0.66698" calcext:value-type="float">
            <text:p>0.66698</text:p>
          </table:table-cell>
          <table:table-cell office:value-type="float" office:value="370" calcext:value-type="float">
            <text:p>370</text:p>
          </table:table-cell>
          <table:table-cell office:value-type="float" office:value="62.29542" calcext:value-type="float">
            <text:p>62.29542</text:p>
          </table:table-cell>
          <table:table-cell office:value-type="float" office:value="0" calcext:value-type="float">
            <text:p>0</text:p>
          </table:table-cell>
          <table:table-cell office:value-type="float" office:value="306.1139" calcext:value-type="float">
            <text:p>306.1139</text:p>
          </table:table-cell>
          <table:table-cell office:value-type="float" office:value="1102.887" calcext:value-type="float">
            <text:p>1102.887</text:p>
          </table:table-cell>
          <table:table-cell office:value-type="float" office:value="1343.491" calcext:value-type="float">
            <text:p>1343.491</text:p>
          </table:table-cell>
          <table:table-cell office:value-type="float" office:value="1328.509" calcext:value-type="float">
            <text:p>1328.509</text:p>
          </table:table-cell>
          <table:table-cell office:value-type="float" office:value="801.2027" calcext:value-type="float">
            <text:p>801.2027</text:p>
          </table:table-cell>
          <table:table-cell office:value-type="float" office:value="1082.052" calcext:value-type="float">
            <text:p>1082.052</text:p>
          </table:table-cell>
          <table:table-cell office:value-type="float" office:value="424.4471" calcext:value-type="float">
            <text:p>424.4471</text:p>
          </table:table-cell>
          <table:table-cell office:value-type="float" office:value="1891.645" calcext:value-type="float">
            <text:p>1891.645</text:p>
          </table:table-cell>
          <table:table-cell office:value-type="float" office:value="2117.685" calcext:value-type="float">
            <text:p>2117.685</text:p>
          </table:table-cell>
          <table:table-cell office:value-type="float" office:value="1683.837" calcext:value-type="float">
            <text:p>1683.837</text:p>
          </table:table-cell>
          <table:table-cell office:value-type="float" office:value="586.288" calcext:value-type="float">
            <text:p>586.288</text:p>
          </table:table-cell>
          <table:table-cell office:value-type="float" office:value="570.9332" calcext:value-type="float">
            <text:p>570.9332</text:p>
          </table:table-cell>
          <table:table-cell office:value-type="float" office:value="142.8882" calcext:value-type="float">
            <text:p>142.8882</text:p>
          </table:table-cell>
          <table:table-cell office:value-type="float" office:value="35.71826" calcext:value-type="float">
            <text:p>35.71826</text:p>
          </table:table-cell>
          <table:table-cell office:value-type="float" office:value="0" calcext:value-type="float">
            <text:p>0</text:p>
          </table:table-cell>
          <table:table-cell office:value-type="float" office:value="-0.08999903" calcext:value-type="float">
            <text:p>-0.08999903</text:p>
          </table:table-cell>
          <table:table-cell office:value-type="float" office:value="0" calcext:value-type="float">
            <text:p>0</text:p>
          </table:table-cell>
          <table:table-cell office:value-type="float" office:value="5.953956" calcext:value-type="float">
            <text:p>5.953956</text:p>
          </table:table-cell>
          <table:table-cell office:value-type="float" office:value="825.5472" calcext:value-type="float">
            <text:p>825.5472</text:p>
          </table:table-cell>
          <table:table-cell office:value-type="float" office:value="-288.4794" calcext:value-type="float">
            <text:p>-288.4794</text:p>
          </table:table-cell>
          <table:table-cell office:value-type="float" office:value="537.0677" calcext:value-type="float">
            <text:p>537.0677</text:p>
          </table:table-cell>
          <table:table-cell office:value-type="float" office:value="-491.9133" calcext:value-type="float">
            <text:p>-491.9133</text:p>
          </table:table-cell>
          <table:table-cell office:value-type="float" office:value="0" calcext:value-type="float">
            <text:p>0</text:p>
          </table:table-cell>
          <table:table-cell office:value-type="float" office:value="18.20784" calcext:value-type="float">
            <text:p>18.20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1" calcext:value-type="float">
            <text:p>23072001</text:p>
          </table:table-cell>
          <table:table-cell office:value-type="float" office:value="180.9961" calcext:value-type="float">
            <text:p>180.9961</text:p>
          </table:table-cell>
          <table:table-cell office:value-type="float" office:value="13239.45" calcext:value-type="float">
            <text:p>13239.45</text:p>
          </table:table-cell>
          <table:table-cell office:value-type="float" office:value="0" calcext:value-type="float">
            <text:p>0</text:p>
          </table:table-cell>
          <table:table-cell office:value-type="float" office:value="2.359524" calcext:value-type="float">
            <text:p>2.359524</text:p>
          </table:table-cell>
          <table:table-cell office:value-type="float" office:value="-549.8116" calcext:value-type="float">
            <text:p>-549.8116</text:p>
          </table:table-cell>
          <table:table-cell office:value-type="float" office:value="1624.784" calcext:value-type="float">
            <text:p>1624.784</text:p>
          </table:table-cell>
          <table:table-cell office:value-type="float" office:value="-74.60323" calcext:value-type="float">
            <text:p>-74.60323</text:p>
          </table:table-cell>
          <table:table-cell office:value-type="float" office:value="134.5039" calcext:value-type="float">
            <text:p>134.5039</text:p>
          </table:table-cell>
          <table:table-cell office:value-type="float" office:value="4.816883" calcext:value-type="float">
            <text:p>4.816883</text:p>
          </table:table-cell>
          <table:table-cell office:value-type="float" office:value="0.006590472" calcext:value-type="float">
            <text:p>0.006590472</text:p>
          </table:table-cell>
          <table:table-cell office:value-type="float" office:value="1.049437" calcext:value-type="float">
            <text:p>1.049437</text:p>
          </table:table-cell>
          <table:table-cell office:value-type="float" office:value="0.05477546" calcext:value-type="float">
            <text:p>0.05477546</text:p>
          </table:table-cell>
          <table:table-cell office:value-type="float" office:value="0.012684" calcext:value-type="float">
            <text:p>0.012684</text:p>
          </table:table-cell>
          <table:table-cell office:value-type="float" office:value="0.6670762" calcext:value-type="float">
            <text:p>0.6670762</text:p>
          </table:table-cell>
          <table:table-cell office:value-type="float" office:value="370" calcext:value-type="float">
            <text:p>370</text:p>
          </table:table-cell>
          <table:table-cell office:value-type="float" office:value="75.6418" calcext:value-type="float">
            <text:p>75.6418</text:p>
          </table:table-cell>
          <table:table-cell office:value-type="float" office:value="0" calcext:value-type="float">
            <text:p>0</text:p>
          </table:table-cell>
          <table:table-cell office:value-type="float" office:value="306.2164" calcext:value-type="float">
            <text:p>306.2164</text:p>
          </table:table-cell>
          <table:table-cell office:value-type="float" office:value="1102.387" calcext:value-type="float">
            <text:p>1102.387</text:p>
          </table:table-cell>
          <table:table-cell office:value-type="float" office:value="1343.023" calcext:value-type="float">
            <text:p>1343.023</text:p>
          </table:table-cell>
          <table:table-cell office:value-type="float" office:value="1328.188" calcext:value-type="float">
            <text:p>1328.188</text:p>
          </table:table-cell>
          <table:table-cell office:value-type="float" office:value="801.0211" calcext:value-type="float">
            <text:p>801.0211</text:p>
          </table:table-cell>
          <table:table-cell office:value-type="float" office:value="1081.832" calcext:value-type="float">
            <text:p>1081.832</text:p>
          </table:table-cell>
          <table:table-cell office:value-type="float" office:value="424.365" calcext:value-type="float">
            <text:p>424.365</text:p>
          </table:table-cell>
          <table:table-cell office:value-type="float" office:value="1891.454" calcext:value-type="float">
            <text:p>1891.454</text:p>
          </table:table-cell>
          <table:table-cell office:value-type="float" office:value="2117.561" calcext:value-type="float">
            <text:p>2117.561</text:p>
          </table:table-cell>
          <table:table-cell office:value-type="float" office:value="1683.778" calcext:value-type="float">
            <text:p>1683.778</text:p>
          </table:table-cell>
          <table:table-cell office:value-type="float" office:value="586.2776" calcext:value-type="float">
            <text:p>586.2776</text:p>
          </table:table-cell>
          <table:table-cell office:value-type="float" office:value="570.9249" calcext:value-type="float">
            <text:p>570.9249</text:p>
          </table:table-cell>
          <table:table-cell office:value-type="float" office:value="142.8878" calcext:value-type="float">
            <text:p>142.8878</text:p>
          </table:table-cell>
          <table:table-cell office:value-type="float" office:value="35.71819" calcext:value-type="float">
            <text:p>35.71819</text:p>
          </table:table-cell>
          <table:table-cell office:value-type="float" office:value="0" calcext:value-type="float">
            <text:p>0</text:p>
          </table:table-cell>
          <table:table-cell office:value-type="float" office:value="-0.09021715" calcext:value-type="float">
            <text:p>-0.09021715</text:p>
          </table:table-cell>
          <table:table-cell office:value-type="float" office:value="0" calcext:value-type="float">
            <text:p>0</text:p>
          </table:table-cell>
          <table:table-cell office:value-type="float" office:value="6.019995" calcext:value-type="float">
            <text:p>6.019995</text:p>
          </table:table-cell>
          <table:table-cell office:value-type="float" office:value="851.9056" calcext:value-type="float">
            <text:p>851.9056</text:p>
          </table:table-cell>
          <table:table-cell office:value-type="float" office:value="-299.4131" calcext:value-type="float">
            <text:p>-299.4131</text:p>
          </table:table-cell>
          <table:table-cell office:value-type="float" office:value="552.4926" calcext:value-type="float">
            <text:p>552.4926</text:p>
          </table:table-cell>
          <table:table-cell office:value-type="float" office:value="-494.0255" calcext:value-type="float">
            <text:p>-494.0255</text:p>
          </table:table-cell>
          <table:table-cell office:value-type="float" office:value="0" calcext:value-type="float">
            <text:p>0</text:p>
          </table:table-cell>
          <table:table-cell office:value-type="float" office:value="18.24241" calcext:value-type="float">
            <text:p>18.24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1" calcext:value-type="float">
            <text:p>24072001</text:p>
          </table:table-cell>
          <table:table-cell office:value-type="float" office:value="179.9424" calcext:value-type="float">
            <text:p>179.9424</text:p>
          </table:table-cell>
          <table:table-cell office:value-type="float" office:value="13238.37" calcext:value-type="float">
            <text:p>13238.37</text:p>
          </table:table-cell>
          <table:table-cell office:value-type="float" office:value="0" calcext:value-type="float">
            <text:p>0</text:p>
          </table:table-cell>
          <table:table-cell office:value-type="float" office:value="2.463213" calcext:value-type="float">
            <text:p>2.463213</text:p>
          </table:table-cell>
          <table:table-cell office:value-type="float" office:value="-554.3426" calcext:value-type="float">
            <text:p>-554.3426</text:p>
          </table:table-cell>
          <table:table-cell office:value-type="float" office:value="1639.983" calcext:value-type="float">
            <text:p>1639.983</text:p>
          </table:table-cell>
          <table:table-cell office:value-type="float" office:value="-77.14468" calcext:value-type="float">
            <text:p>-77.14468</text:p>
          </table:table-cell>
          <table:table-cell office:value-type="float" office:value="133.9243" calcext:value-type="float">
            <text:p>133.9243</text:p>
          </table:table-cell>
          <table:table-cell office:value-type="float" office:value="4.715766" calcext:value-type="float">
            <text:p>4.715766</text:p>
          </table:table-cell>
          <table:table-cell office:value-type="float" office:value="0.006898736" calcext:value-type="float">
            <text:p>0.006898736</text:p>
          </table:table-cell>
          <table:table-cell office:value-type="float" office:value="1.049437" calcext:value-type="float">
            <text:p>1.049437</text:p>
          </table:table-cell>
          <table:table-cell office:value-type="float" office:value="0.05486974" calcext:value-type="float">
            <text:p>0.05486974</text:p>
          </table:table-cell>
          <table:table-cell office:value-type="float" office:value="0.012684" calcext:value-type="float">
            <text:p>0.012684</text:p>
          </table:table-cell>
          <table:table-cell office:value-type="float" office:value="0.6673692" calcext:value-type="float">
            <text:p>0.6673692</text:p>
          </table:table-cell>
          <table:table-cell office:value-type="float" office:value="370" calcext:value-type="float">
            <text:p>370</text:p>
          </table:table-cell>
          <table:table-cell office:value-type="float" office:value="87.96838" calcext:value-type="float">
            <text:p>87.96838</text:p>
          </table:table-cell>
          <table:table-cell office:value-type="float" office:value="0" calcext:value-type="float">
            <text:p>0</text:p>
          </table:table-cell>
          <table:table-cell office:value-type="float" office:value="306.32" calcext:value-type="float">
            <text:p>306.32</text:p>
          </table:table-cell>
          <table:table-cell office:value-type="float" office:value="1101.903" calcext:value-type="float">
            <text:p>1101.903</text:p>
          </table:table-cell>
          <table:table-cell office:value-type="float" office:value="1342.56" calcext:value-type="float">
            <text:p>1342.56</text:p>
          </table:table-cell>
          <table:table-cell office:value-type="float" office:value="1327.867" calcext:value-type="float">
            <text:p>1327.867</text:p>
          </table:table-cell>
          <table:table-cell office:value-type="float" office:value="800.8393" calcext:value-type="float">
            <text:p>800.8393</text:p>
          </table:table-cell>
          <table:table-cell office:value-type="float" office:value="1081.612" calcext:value-type="float">
            <text:p>1081.612</text:p>
          </table:table-cell>
          <table:table-cell office:value-type="float" office:value="424.2835" calcext:value-type="float">
            <text:p>424.2835</text:p>
          </table:table-cell>
          <table:table-cell office:value-type="float" office:value="1891.264" calcext:value-type="float">
            <text:p>1891.264</text:p>
          </table:table-cell>
          <table:table-cell office:value-type="float" office:value="2117.437" calcext:value-type="float">
            <text:p>2117.437</text:p>
          </table:table-cell>
          <table:table-cell office:value-type="float" office:value="1683.72" calcext:value-type="float">
            <text:p>1683.72</text:p>
          </table:table-cell>
          <table:table-cell office:value-type="float" office:value="586.2672" calcext:value-type="float">
            <text:p>586.2672</text:p>
          </table:table-cell>
          <table:table-cell office:value-type="float" office:value="570.9167" calcext:value-type="float">
            <text:p>570.9167</text:p>
          </table:table-cell>
          <table:table-cell office:value-type="float" office:value="142.8875" calcext:value-type="float">
            <text:p>142.8875</text:p>
          </table:table-cell>
          <table:table-cell office:value-type="float" office:value="35.71812" calcext:value-type="float">
            <text:p>35.71812</text:p>
          </table:table-cell>
          <table:table-cell office:value-type="float" office:value="0" calcext:value-type="float">
            <text:p>0</text:p>
          </table:table-cell>
          <table:table-cell office:value-type="float" office:value="-0.09040469" calcext:value-type="float">
            <text:p>-0.09040469</text:p>
          </table:table-cell>
          <table:table-cell office:value-type="float" office:value="0" calcext:value-type="float">
            <text:p>0</text:p>
          </table:table-cell>
          <table:table-cell office:value-type="float" office:value="6.07781" calcext:value-type="float">
            <text:p>6.07781</text:p>
          </table:table-cell>
          <table:table-cell office:value-type="float" office:value="876.8755" calcext:value-type="float">
            <text:p>876.8755</text:p>
          </table:table-cell>
          <table:table-cell office:value-type="float" office:value="-310.0636" calcext:value-type="float">
            <text:p>-310.0636</text:p>
          </table:table-cell>
          <table:table-cell office:value-type="float" office:value="566.8119" calcext:value-type="float">
            <text:p>566.8119</text:p>
          </table:table-cell>
          <table:table-cell office:value-type="float" office:value="-496.1021" calcext:value-type="float">
            <text:p>-496.1021</text:p>
          </table:table-cell>
          <table:table-cell office:value-type="float" office:value="0" calcext:value-type="float">
            <text:p>0</text:p>
          </table:table-cell>
          <table:table-cell office:value-type="float" office:value="18.33031" calcext:value-type="float">
            <text:p>18.33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1" calcext:value-type="float">
            <text:p>25072001</text:p>
          </table:table-cell>
          <table:table-cell office:value-type="float" office:value="178.9217" calcext:value-type="float">
            <text:p>178.9217</text:p>
          </table:table-cell>
          <table:table-cell office:value-type="float" office:value="13237.39" calcext:value-type="float">
            <text:p>13237.39</text:p>
          </table:table-cell>
          <table:table-cell office:value-type="float" office:value="0" calcext:value-type="float">
            <text:p>0</text:p>
          </table:table-cell>
          <table:table-cell office:value-type="float" office:value="2.594716" calcext:value-type="float">
            <text:p>2.594716</text:p>
          </table:table-cell>
          <table:table-cell office:value-type="float" office:value="-557.4599" calcext:value-type="float">
            <text:p>-557.4599</text:p>
          </table:table-cell>
          <table:table-cell office:value-type="float" office:value="1643.197" calcext:value-type="float">
            <text:p>1643.197</text:p>
          </table:table-cell>
          <table:table-cell office:value-type="float" office:value="-79.35601" calcext:value-type="float">
            <text:p>-79.35601</text:p>
          </table:table-cell>
          <table:table-cell office:value-type="float" office:value="133.4422" calcext:value-type="float">
            <text:p>133.4422</text:p>
          </table:table-cell>
          <table:table-cell office:value-type="float" office:value="4.523047" calcext:value-type="float">
            <text:p>4.523047</text:p>
          </table:table-cell>
          <table:table-cell office:value-type="float" office:value="0.006698457" calcext:value-type="float">
            <text:p>0.006698457</text:p>
          </table:table-cell>
          <table:table-cell office:value-type="float" office:value="1.072031" calcext:value-type="float">
            <text:p>1.072031</text:p>
          </table:table-cell>
          <table:table-cell office:value-type="float" office:value="0.05508859" calcext:value-type="float">
            <text:p>0.05508859</text:p>
          </table:table-cell>
          <table:table-cell office:value-type="float" office:value="0.01340725" calcext:value-type="float">
            <text:p>0.01340725</text:p>
          </table:table-cell>
          <table:table-cell office:value-type="float" office:value="0.6803467" calcext:value-type="float">
            <text:p>0.6803467</text:p>
          </table:table-cell>
          <table:table-cell office:value-type="float" office:value="370" calcext:value-type="float">
            <text:p>370</text:p>
          </table:table-cell>
          <table:table-cell office:value-type="float" office:value="97.61069" calcext:value-type="float">
            <text:p>97.61069</text:p>
          </table:table-cell>
          <table:table-cell office:value-type="float" office:value="0" calcext:value-type="float">
            <text:p>0</text:p>
          </table:table-cell>
          <table:table-cell office:value-type="float" office:value="306.4018" calcext:value-type="float">
            <text:p>306.4018</text:p>
          </table:table-cell>
          <table:table-cell office:value-type="float" office:value="1101.53" calcext:value-type="float">
            <text:p>1101.53</text:p>
          </table:table-cell>
          <table:table-cell office:value-type="float" office:value="1342.171" calcext:value-type="float">
            <text:p>1342.171</text:p>
          </table:table-cell>
          <table:table-cell office:value-type="float" office:value="1327.59" calcext:value-type="float">
            <text:p>1327.59</text:p>
          </table:table-cell>
          <table:table-cell office:value-type="float" office:value="800.6653" calcext:value-type="float">
            <text:p>800.6653</text:p>
          </table:table-cell>
          <table:table-cell office:value-type="float" office:value="1081.405" calcext:value-type="float">
            <text:p>1081.405</text:p>
          </table:table-cell>
          <table:table-cell office:value-type="float" office:value="424.2045" calcext:value-type="float">
            <text:p>424.2045</text:p>
          </table:table-cell>
          <table:table-cell office:value-type="float" office:value="1891.076" calcext:value-type="float">
            <text:p>1891.076</text:p>
          </table:table-cell>
          <table:table-cell office:value-type="float" office:value="2117.313" calcext:value-type="float">
            <text:p>2117.313</text:p>
          </table:table-cell>
          <table:table-cell office:value-type="float" office:value="1683.661" calcext:value-type="float">
            <text:p>1683.661</text:p>
          </table:table-cell>
          <table:table-cell office:value-type="float" office:value="586.2567" calcext:value-type="float">
            <text:p>586.2567</text:p>
          </table:table-cell>
          <table:table-cell office:value-type="float" office:value="570.9086" calcext:value-type="float">
            <text:p>570.9086</text:p>
          </table:table-cell>
          <table:table-cell office:value-type="float" office:value="142.8872" calcext:value-type="float">
            <text:p>142.8872</text:p>
          </table:table-cell>
          <table:table-cell office:value-type="float" office:value="35.71805" calcext:value-type="float">
            <text:p>35.71805</text:p>
          </table:table-cell>
          <table:table-cell office:value-type="float" office:value="0" calcext:value-type="float">
            <text:p>0</text:p>
          </table:table-cell>
          <table:table-cell office:value-type="float" office:value="-0.09080426" calcext:value-type="float">
            <text:p>-0.09080426</text:p>
          </table:table-cell>
          <table:table-cell office:value-type="float" office:value="0" calcext:value-type="float">
            <text:p>0</text:p>
          </table:table-cell>
          <table:table-cell office:value-type="float" office:value="6.118308" calcext:value-type="float">
            <text:p>6.118308</text:p>
          </table:table-cell>
          <table:table-cell office:value-type="float" office:value="895.8804" calcext:value-type="float">
            <text:p>895.8804</text:p>
          </table:table-cell>
          <table:table-cell office:value-type="float" office:value="-318.4857" calcext:value-type="float">
            <text:p>-318.4857</text:p>
          </table:table-cell>
          <table:table-cell office:value-type="float" office:value="577.3947" calcext:value-type="float">
            <text:p>577.3947</text:p>
          </table:table-cell>
          <table:table-cell office:value-type="float" office:value="-498.0533" calcext:value-type="float">
            <text:p>-498.0533</text:p>
          </table:table-cell>
          <table:table-cell office:value-type="float" office:value="0" calcext:value-type="float">
            <text:p>0</text:p>
          </table:table-cell>
          <table:table-cell office:value-type="float" office:value="19.36085" calcext:value-type="float">
            <text:p>19.36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1" calcext:value-type="float">
            <text:p>26072001</text:p>
          </table:table-cell>
          <table:table-cell office:value-type="float" office:value="177.9471" calcext:value-type="float">
            <text:p>177.9471</text:p>
          </table:table-cell>
          <table:table-cell office:value-type="float" office:value="13236.45" calcext:value-type="float">
            <text:p>13236.45</text:p>
          </table:table-cell>
          <table:table-cell office:value-type="float" office:value="0" calcext:value-type="float">
            <text:p>0</text:p>
          </table:table-cell>
          <table:table-cell office:value-type="float" office:value="2.72069" calcext:value-type="float">
            <text:p>2.72069</text:p>
          </table:table-cell>
          <table:table-cell office:value-type="float" office:value="-561.6" calcext:value-type="float">
            <text:p>-561.6</text:p>
          </table:table-cell>
          <table:table-cell office:value-type="float" office:value="1655.653" calcext:value-type="float">
            <text:p>1655.653</text:p>
          </table:table-cell>
          <table:table-cell office:value-type="float" office:value="-81.58508" calcext:value-type="float">
            <text:p>-81.58508</text:p>
          </table:table-cell>
          <table:table-cell office:value-type="float" office:value="133.1068" calcext:value-type="float">
            <text:p>133.1068</text:p>
          </table:table-cell>
          <table:table-cell office:value-type="float" office:value="4.4217" calcext:value-type="float">
            <text:p>4.4217</text:p>
          </table:table-cell>
          <table:table-cell office:value-type="float" office:value="0.006680093" calcext:value-type="float">
            <text:p>0.006680093</text:p>
          </table:table-cell>
          <table:table-cell office:value-type="float" office:value="1.072031" calcext:value-type="float">
            <text:p>1.072031</text:p>
          </table:table-cell>
          <table:table-cell office:value-type="float" office:value="0.05521486" calcext:value-type="float">
            <text:p>0.05521486</text:p>
          </table:table-cell>
          <table:table-cell office:value-type="float" office:value="0.01340725" calcext:value-type="float">
            <text:p>0.01340725</text:p>
          </table:table-cell>
          <table:table-cell office:value-type="float" office:value="0.680308" calcext:value-type="float">
            <text:p>0.680308</text:p>
          </table:table-cell>
          <table:table-cell office:value-type="float" office:value="370" calcext:value-type="float">
            <text:p>370</text:p>
          </table:table-cell>
          <table:table-cell office:value-type="float" office:value="106.054" calcext:value-type="float">
            <text:p>106.054</text:p>
          </table:table-cell>
          <table:table-cell office:value-type="float" office:value="0" calcext:value-type="float">
            <text:p>0</text:p>
          </table:table-cell>
          <table:table-cell office:value-type="float" office:value="306.4305" calcext:value-type="float">
            <text:p>306.4305</text:p>
          </table:table-cell>
          <table:table-cell office:value-type="float" office:value="1101.133" calcext:value-type="float">
            <text:p>1101.133</text:p>
          </table:table-cell>
          <table:table-cell office:value-type="float" office:value="1341.785" calcext:value-type="float">
            <text:p>1341.785</text:p>
          </table:table-cell>
          <table:table-cell office:value-type="float" office:value="1327.325" calcext:value-type="float">
            <text:p>1327.325</text:p>
          </table:table-cell>
          <table:table-cell office:value-type="float" office:value="800.4967" calcext:value-type="float">
            <text:p>800.4967</text:p>
          </table:table-cell>
          <table:table-cell office:value-type="float" office:value="1081.22" calcext:value-type="float">
            <text:p>1081.22</text:p>
          </table:table-cell>
          <table:table-cell office:value-type="float" office:value="424.1304" calcext:value-type="float">
            <text:p>424.1304</text:p>
          </table:table-cell>
          <table:table-cell office:value-type="float" office:value="1890.903" calcext:value-type="float">
            <text:p>1890.903</text:p>
          </table:table-cell>
          <table:table-cell office:value-type="float" office:value="2117.19" calcext:value-type="float">
            <text:p>2117.19</text:p>
          </table:table-cell>
          <table:table-cell office:value-type="float" office:value="1683.603" calcext:value-type="float">
            <text:p>1683.603</text:p>
          </table:table-cell>
          <table:table-cell office:value-type="float" office:value="586.2462" calcext:value-type="float">
            <text:p>586.2462</text:p>
          </table:table-cell>
          <table:table-cell office:value-type="float" office:value="570.9031" calcext:value-type="float">
            <text:p>570.9031</text:p>
          </table:table-cell>
          <table:table-cell office:value-type="float" office:value="142.8869" calcext:value-type="float">
            <text:p>142.8869</text:p>
          </table:table-cell>
          <table:table-cell office:value-type="float" office:value="35.71798" calcext:value-type="float">
            <text:p>35.71798</text:p>
          </table:table-cell>
          <table:table-cell office:value-type="float" office:value="0" calcext:value-type="float">
            <text:p>0</text:p>
          </table:table-cell>
          <table:table-cell office:value-type="float" office:value="-0.09119081" calcext:value-type="float">
            <text:p>-0.09119081</text:p>
          </table:table-cell>
          <table:table-cell office:value-type="float" office:value="0" calcext:value-type="float">
            <text:p>0</text:p>
          </table:table-cell>
          <table:table-cell office:value-type="float" office:value="6.155044" calcext:value-type="float">
            <text:p>6.155044</text:p>
          </table:table-cell>
          <table:table-cell office:value-type="float" office:value="914.7697" calcext:value-type="float">
            <text:p>914.7697</text:p>
          </table:table-cell>
          <table:table-cell office:value-type="float" office:value="-327.0225" calcext:value-type="float">
            <text:p>-327.0225</text:p>
          </table:table-cell>
          <table:table-cell office:value-type="float" office:value="587.7472" calcext:value-type="float">
            <text:p>587.7472</text:p>
          </table:table-cell>
          <table:table-cell office:value-type="float" office:value="-499.9513" calcext:value-type="float">
            <text:p>-499.9513</text:p>
          </table:table-cell>
          <table:table-cell office:value-type="float" office:value="0" calcext:value-type="float">
            <text:p>0</text:p>
          </table:table-cell>
          <table:table-cell office:value-type="float" office:value="19.34498" calcext:value-type="float">
            <text:p>19.34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1" calcext:value-type="float">
            <text:p>27072001</text:p>
          </table:table-cell>
          <table:table-cell office:value-type="float" office:value="177.0025" calcext:value-type="float">
            <text:p>177.0025</text:p>
          </table:table-cell>
          <table:table-cell office:value-type="float" office:value="13235.52" calcext:value-type="float">
            <text:p>13235.52</text:p>
          </table:table-cell>
          <table:table-cell office:value-type="float" office:value="0" calcext:value-type="float">
            <text:p>0</text:p>
          </table:table-cell>
          <table:table-cell office:value-type="float" office:value="2.852494" calcext:value-type="float">
            <text:p>2.852494</text:p>
          </table:table-cell>
          <table:table-cell office:value-type="float" office:value="-565.5609" calcext:value-type="float">
            <text:p>-565.5609</text:p>
          </table:table-cell>
          <table:table-cell office:value-type="float" office:value="1667.41" calcext:value-type="float">
            <text:p>1667.41</text:p>
          </table:table-cell>
          <table:table-cell office:value-type="float" office:value="-83.80646" calcext:value-type="float">
            <text:p>-83.80646</text:p>
          </table:table-cell>
          <table:table-cell office:value-type="float" office:value="132.7308" calcext:value-type="float">
            <text:p>132.7308</text:p>
          </table:table-cell>
          <table:table-cell office:value-type="float" office:value="4.329275" calcext:value-type="float">
            <text:p>4.329275</text:p>
          </table:table-cell>
          <table:table-cell office:value-type="float" office:value="0.006780096" calcext:value-type="float">
            <text:p>0.006780096</text:p>
          </table:table-cell>
          <table:table-cell office:value-type="float" office:value="1.072031" calcext:value-type="float">
            <text:p>1.072031</text:p>
          </table:table-cell>
          <table:table-cell office:value-type="float" office:value="0.05534146" calcext:value-type="float">
            <text:p>0.05534146</text:p>
          </table:table-cell>
          <table:table-cell office:value-type="float" office:value="0.01340725" calcext:value-type="float">
            <text:p>0.01340725</text:p>
          </table:table-cell>
          <table:table-cell office:value-type="float" office:value="0.6805066" calcext:value-type="float">
            <text:p>0.6805066</text:p>
          </table:table-cell>
          <table:table-cell office:value-type="float" office:value="370" calcext:value-type="float">
            <text:p>370</text:p>
          </table:table-cell>
          <table:table-cell office:value-type="float" office:value="117.3383" calcext:value-type="float">
            <text:p>117.3383</text:p>
          </table:table-cell>
          <table:table-cell office:value-type="float" office:value="0" calcext:value-type="float">
            <text:p>0</text:p>
          </table:table-cell>
          <table:table-cell office:value-type="float" office:value="306.4557" calcext:value-type="float">
            <text:p>306.4557</text:p>
          </table:table-cell>
          <table:table-cell office:value-type="float" office:value="1100.739" calcext:value-type="float">
            <text:p>1100.739</text:p>
          </table:table-cell>
          <table:table-cell office:value-type="float" office:value="1341.405" calcext:value-type="float">
            <text:p>1341.405</text:p>
          </table:table-cell>
          <table:table-cell office:value-type="float" office:value="1327.061" calcext:value-type="float">
            <text:p>1327.061</text:p>
          </table:table-cell>
          <table:table-cell office:value-type="float" office:value="800.3339" calcext:value-type="float">
            <text:p>800.3339</text:p>
          </table:table-cell>
          <table:table-cell office:value-type="float" office:value="1081.048" calcext:value-type="float">
            <text:p>1081.048</text:p>
          </table:table-cell>
          <table:table-cell office:value-type="float" office:value="424.0606" calcext:value-type="float">
            <text:p>424.0606</text:p>
          </table:table-cell>
          <table:table-cell office:value-type="float" office:value="1890.733" calcext:value-type="float">
            <text:p>1890.733</text:p>
          </table:table-cell>
          <table:table-cell office:value-type="float" office:value="2117.068" calcext:value-type="float">
            <text:p>2117.068</text:p>
          </table:table-cell>
          <table:table-cell office:value-type="float" office:value="1683.545" calcext:value-type="float">
            <text:p>1683.545</text:p>
          </table:table-cell>
          <table:table-cell office:value-type="float" office:value="586.2358" calcext:value-type="float">
            <text:p>586.2358</text:p>
          </table:table-cell>
          <table:table-cell office:value-type="float" office:value="570.9033" calcext:value-type="float">
            <text:p>570.9033</text:p>
          </table:table-cell>
          <table:table-cell office:value-type="float" office:value="142.8866" calcext:value-type="float">
            <text:p>142.8866</text:p>
          </table:table-cell>
          <table:table-cell office:value-type="float" office:value="35.71791" calcext:value-type="float">
            <text:p>35.71791</text:p>
          </table:table-cell>
          <table:table-cell office:value-type="float" office:value="0" calcext:value-type="float">
            <text:p>0</text:p>
          </table:table-cell>
          <table:table-cell office:value-type="float" office:value="-0.09134543" calcext:value-type="float">
            <text:p>-0.09134543</text:p>
          </table:table-cell>
          <table:table-cell office:value-type="float" office:value="0" calcext:value-type="float">
            <text:p>0</text:p>
          </table:table-cell>
          <table:table-cell office:value-type="float" office:value="6.191063" calcext:value-type="float">
            <text:p>6.191063</text:p>
          </table:table-cell>
          <table:table-cell office:value-type="float" office:value="936.8548" calcext:value-type="float">
            <text:p>936.8548</text:p>
          </table:table-cell>
          <table:table-cell office:value-type="float" office:value="-336.0832" calcext:value-type="float">
            <text:p>-336.0832</text:p>
          </table:table-cell>
          <table:table-cell office:value-type="float" office:value="600.7716" calcext:value-type="float">
            <text:p>600.7716</text:p>
          </table:table-cell>
          <table:table-cell office:value-type="float" office:value="-501.8109" calcext:value-type="float">
            <text:p>-501.8109</text:p>
          </table:table-cell>
          <table:table-cell office:value-type="float" office:value="0" calcext:value-type="float">
            <text:p>0</text:p>
          </table:table-cell>
          <table:table-cell office:value-type="float" office:value="19.45882" calcext:value-type="float">
            <text:p>19.45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1" calcext:value-type="float">
            <text:p>28072001</text:p>
          </table:table-cell>
          <table:table-cell office:value-type="float" office:value="176.0316" calcext:value-type="float">
            <text:p>176.0316</text:p>
          </table:table-cell>
          <table:table-cell office:value-type="float" office:value="13234.54" calcext:value-type="float">
            <text:p>13234.54</text:p>
          </table:table-cell>
          <table:table-cell office:value-type="float" office:value="0" calcext:value-type="float">
            <text:p>0</text:p>
          </table:table-cell>
          <table:table-cell office:value-type="float" office:value="2.980781" calcext:value-type="float">
            <text:p>2.980781</text:p>
          </table:table-cell>
          <table:table-cell office:value-type="float" office:value="-569.7422" calcext:value-type="float">
            <text:p>-569.7422</text:p>
          </table:table-cell>
          <table:table-cell office:value-type="float" office:value="1680.804" calcext:value-type="float">
            <text:p>1680.804</text:p>
          </table:table-cell>
          <table:table-cell office:value-type="float" office:value="-86.11294" calcext:value-type="float">
            <text:p>-86.11294</text:p>
          </table:table-cell>
          <table:table-cell office:value-type="float" office:value="132.2933" calcext:value-type="float">
            <text:p>132.2933</text:p>
          </table:table-cell>
          <table:table-cell office:value-type="float" office:value="4.241241" calcext:value-type="float">
            <text:p>4.241241</text:p>
          </table:table-cell>
          <table:table-cell office:value-type="float" office:value="0.006964591" calcext:value-type="float">
            <text:p>0.006964591</text:p>
          </table:table-cell>
          <table:table-cell office:value-type="float" office:value="1.072031" calcext:value-type="float">
            <text:p>1.072031</text:p>
          </table:table-cell>
          <table:table-cell office:value-type="float" office:value="0.05537285" calcext:value-type="float">
            <text:p>0.05537285</text:p>
          </table:table-cell>
          <table:table-cell office:value-type="float" office:value="0.01340725" calcext:value-type="float">
            <text:p>0.01340725</text:p>
          </table:table-cell>
          <table:table-cell office:value-type="float" office:value="0.680954" calcext:value-type="float">
            <text:p>0.680954</text:p>
          </table:table-cell>
          <table:table-cell office:value-type="float" office:value="370" calcext:value-type="float">
            <text:p>370</text:p>
          </table:table-cell>
          <table:table-cell office:value-type="float" office:value="134.1667" calcext:value-type="float">
            <text:p>134.1667</text:p>
          </table:table-cell>
          <table:table-cell office:value-type="float" office:value="0" calcext:value-type="float">
            <text:p>0</text:p>
          </table:table-cell>
          <table:table-cell office:value-type="float" office:value="306.5002" calcext:value-type="float">
            <text:p>306.5002</text:p>
          </table:table-cell>
          <table:table-cell office:value-type="float" office:value="1100.296" calcext:value-type="float">
            <text:p>1100.296</text:p>
          </table:table-cell>
          <table:table-cell office:value-type="float" office:value="1340.99" calcext:value-type="float">
            <text:p>1340.99</text:p>
          </table:table-cell>
          <table:table-cell office:value-type="float" office:value="1326.788" calcext:value-type="float">
            <text:p>1326.788</text:p>
          </table:table-cell>
          <table:table-cell office:value-type="float" office:value="800.1606" calcext:value-type="float">
            <text:p>800.1606</text:p>
          </table:table-cell>
          <table:table-cell office:value-type="float" office:value="1080.871" calcext:value-type="float">
            <text:p>1080.871</text:p>
          </table:table-cell>
          <table:table-cell office:value-type="float" office:value="423.9907" calcext:value-type="float">
            <text:p>423.9907</text:p>
          </table:table-cell>
          <table:table-cell office:value-type="float" office:value="1890.565" calcext:value-type="float">
            <text:p>1890.565</text:p>
          </table:table-cell>
          <table:table-cell office:value-type="float" office:value="2116.95" calcext:value-type="float">
            <text:p>2116.95</text:p>
          </table:table-cell>
          <table:table-cell office:value-type="float" office:value="1683.487" calcext:value-type="float">
            <text:p>1683.487</text:p>
          </table:table-cell>
          <table:table-cell office:value-type="float" office:value="586.2253" calcext:value-type="float">
            <text:p>586.2253</text:p>
          </table:table-cell>
          <table:table-cell office:value-type="float" office:value="570.9032" calcext:value-type="float">
            <text:p>570.9032</text:p>
          </table:table-cell>
          <table:table-cell office:value-type="float" office:value="142.8863" calcext:value-type="float">
            <text:p>142.8863</text:p>
          </table:table-cell>
          <table:table-cell office:value-type="float" office:value="35.71785" calcext:value-type="float">
            <text:p>35.71785</text:p>
          </table:table-cell>
          <table:table-cell office:value-type="float" office:value="0" calcext:value-type="float">
            <text:p>0</text:p>
          </table:table-cell>
          <table:table-cell office:value-type="float" office:value="-0.09152018" calcext:value-type="float">
            <text:p>-0.09152018</text:p>
          </table:table-cell>
          <table:table-cell office:value-type="float" office:value="0" calcext:value-type="float">
            <text:p>0</text:p>
          </table:table-cell>
          <table:table-cell office:value-type="float" office:value="6.229896" calcext:value-type="float">
            <text:p>6.229896</text:p>
          </table:table-cell>
          <table:table-cell office:value-type="float" office:value="966.1277" calcext:value-type="float">
            <text:p>966.1277</text:p>
          </table:table-cell>
          <table:table-cell office:value-type="float" office:value="-346.6522" calcext:value-type="float">
            <text:p>-346.6522</text:p>
          </table:table-cell>
          <table:table-cell office:value-type="float" office:value="619.4755" calcext:value-type="float">
            <text:p>619.4755</text:p>
          </table:table-cell>
          <table:table-cell office:value-type="float" office:value="-503.7402" calcext:value-type="float">
            <text:p>-503.7402</text:p>
          </table:table-cell>
          <table:table-cell office:value-type="float" office:value="0" calcext:value-type="float">
            <text:p>0</text:p>
          </table:table-cell>
          <table:table-cell office:value-type="float" office:value="19.50911" calcext:value-type="float">
            <text:p>19.50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1" calcext:value-type="float">
            <text:p>29072001</text:p>
          </table:table-cell>
          <table:table-cell office:value-type="float" office:value="175.0098" calcext:value-type="float">
            <text:p>175.0098</text:p>
          </table:table-cell>
          <table:table-cell office:value-type="float" office:value="13233.59" calcext:value-type="float">
            <text:p>13233.59</text:p>
          </table:table-cell>
          <table:table-cell office:value-type="float" office:value="0" calcext:value-type="float">
            <text:p>0</text:p>
          </table:table-cell>
          <table:table-cell office:value-type="float" office:value="3.176956" calcext:value-type="float">
            <text:p>3.176956</text:p>
          </table:table-cell>
          <table:table-cell office:value-type="float" office:value="-572.8551" calcext:value-type="float">
            <text:p>-572.8551</text:p>
          </table:table-cell>
          <table:table-cell office:value-type="float" office:value="1685.357" calcext:value-type="float">
            <text:p>1685.357</text:p>
          </table:table-cell>
          <table:table-cell office:value-type="float" office:value="-88.32722" calcext:value-type="float">
            <text:p>-88.32722</text:p>
          </table:table-cell>
          <table:table-cell office:value-type="float" office:value="131.7533" calcext:value-type="float">
            <text:p>131.7533</text:p>
          </table:table-cell>
          <table:table-cell office:value-type="float" office:value="4.075158" calcext:value-type="float">
            <text:p>4.075158</text:p>
          </table:table-cell>
          <table:table-cell office:value-type="float" office:value="0.006215155" calcext:value-type="float">
            <text:p>0.006215155</text:p>
          </table:table-cell>
          <table:table-cell office:value-type="float" office:value="1.072031" calcext:value-type="float">
            <text:p>1.072031</text:p>
          </table:table-cell>
          <table:table-cell office:value-type="float" office:value="0.05558926" calcext:value-type="float">
            <text:p>0.05558926</text:p>
          </table:table-cell>
          <table:table-cell office:value-type="float" office:value="0.01340725" calcext:value-type="float">
            <text:p>0.01340725</text:p>
          </table:table-cell>
          <table:table-cell office:value-type="float" office:value="0.6949668" calcext:value-type="float">
            <text:p>0.6949668</text:p>
          </table:table-cell>
          <table:table-cell office:value-type="float" office:value="370" calcext:value-type="float">
            <text:p>370</text:p>
          </table:table-cell>
          <table:table-cell office:value-type="float" office:value="155.2556" calcext:value-type="float">
            <text:p>155.2556</text:p>
          </table:table-cell>
          <table:table-cell office:value-type="float" office:value="0" calcext:value-type="float">
            <text:p>0</text:p>
          </table:table-cell>
          <table:table-cell office:value-type="float" office:value="306.5483" calcext:value-type="float">
            <text:p>306.5483</text:p>
          </table:table-cell>
          <table:table-cell office:value-type="float" office:value="1099.898" calcext:value-type="float">
            <text:p>1099.898</text:p>
          </table:table-cell>
          <table:table-cell office:value-type="float" office:value="1340.585" calcext:value-type="float">
            <text:p>1340.585</text:p>
          </table:table-cell>
          <table:table-cell office:value-type="float" office:value="1326.508" calcext:value-type="float">
            <text:p>1326.508</text:p>
          </table:table-cell>
          <table:table-cell office:value-type="float" office:value="799.9867" calcext:value-type="float">
            <text:p>799.9867</text:p>
          </table:table-cell>
          <table:table-cell office:value-type="float" office:value="1080.69" calcext:value-type="float">
            <text:p>1080.69</text:p>
          </table:table-cell>
          <table:table-cell office:value-type="float" office:value="423.9196" calcext:value-type="float">
            <text:p>423.9196</text:p>
          </table:table-cell>
          <table:table-cell office:value-type="float" office:value="1890.398" calcext:value-type="float">
            <text:p>1890.398</text:p>
          </table:table-cell>
          <table:table-cell office:value-type="float" office:value="2116.841" calcext:value-type="float">
            <text:p>2116.841</text:p>
          </table:table-cell>
          <table:table-cell office:value-type="float" office:value="1683.43" calcext:value-type="float">
            <text:p>1683.43</text:p>
          </table:table-cell>
          <table:table-cell office:value-type="float" office:value="586.215" calcext:value-type="float">
            <text:p>586.215</text:p>
          </table:table-cell>
          <table:table-cell office:value-type="float" office:value="570.9032" calcext:value-type="float">
            <text:p>570.9032</text:p>
          </table:table-cell>
          <table:table-cell office:value-type="float" office:value="142.8861" calcext:value-type="float">
            <text:p>142.8861</text:p>
          </table:table-cell>
          <table:table-cell office:value-type="float" office:value="35.71778" calcext:value-type="float">
            <text:p>35.71778</text:p>
          </table:table-cell>
          <table:table-cell office:value-type="float" office:value="0" calcext:value-type="float">
            <text:p>0</text:p>
          </table:table-cell>
          <table:table-cell office:value-type="float" office:value="-0.09218492" calcext:value-type="float">
            <text:p>-0.09218492</text:p>
          </table:table-cell>
          <table:table-cell office:value-type="float" office:value="0" calcext:value-type="float">
            <text:p>0</text:p>
          </table:table-cell>
          <table:table-cell office:value-type="float" office:value="6.267684" calcext:value-type="float">
            <text:p>6.267684</text:p>
          </table:table-cell>
          <table:table-cell office:value-type="float" office:value="999.421" calcext:value-type="float">
            <text:p>999.421</text:p>
          </table:table-cell>
          <table:table-cell office:value-type="float" office:value="-357.9419" calcext:value-type="float">
            <text:p>-357.9419</text:p>
          </table:table-cell>
          <table:table-cell office:value-type="float" office:value="641.4791" calcext:value-type="float">
            <text:p>641.4791</text:p>
          </table:table-cell>
          <table:table-cell office:value-type="float" office:value="-505.7718" calcext:value-type="float">
            <text:p>-505.7718</text:p>
          </table:table-cell>
          <table:table-cell office:value-type="float" office:value="0" calcext:value-type="float">
            <text:p>0</text:p>
          </table:table-cell>
          <table:table-cell office:value-type="float" office:value="20.62213" calcext:value-type="float">
            <text:p>20.62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1" calcext:value-type="float">
            <text:p>30072001</text:p>
          </table:table-cell>
          <table:table-cell office:value-type="float" office:value="173.8807" calcext:value-type="float">
            <text:p>173.8807</text:p>
          </table:table-cell>
          <table:table-cell office:value-type="float" office:value="13232.55" calcext:value-type="float">
            <text:p>13232.55</text:p>
          </table:table-cell>
          <table:table-cell office:value-type="float" office:value="0" calcext:value-type="float">
            <text:p>0</text:p>
          </table:table-cell>
          <table:table-cell office:value-type="float" office:value="3.314692" calcext:value-type="float">
            <text:p>3.314692</text:p>
          </table:table-cell>
          <table:table-cell office:value-type="float" office:value="-577.5892" calcext:value-type="float">
            <text:p>-577.5892</text:p>
          </table:table-cell>
          <table:table-cell office:value-type="float" office:value="1700.881" calcext:value-type="float">
            <text:p>1700.881</text:p>
          </table:table-cell>
          <table:table-cell office:value-type="float" office:value="-90.89108" calcext:value-type="float">
            <text:p>-90.89108</text:p>
          </table:table-cell>
          <table:table-cell office:value-type="float" office:value="131.3847" calcext:value-type="float">
            <text:p>131.3847</text:p>
          </table:table-cell>
          <table:table-cell office:value-type="float" office:value="3.965763" calcext:value-type="float">
            <text:p>3.965763</text:p>
          </table:table-cell>
          <table:table-cell office:value-type="float" office:value="0.005776539" calcext:value-type="float">
            <text:p>0.005776539</text:p>
          </table:table-cell>
          <table:table-cell office:value-type="float" office:value="1.072031" calcext:value-type="float">
            <text:p>1.072031</text:p>
          </table:table-cell>
          <table:table-cell office:value-type="float" office:value="0.05571566" calcext:value-type="float">
            <text:p>0.05571566</text:p>
          </table:table-cell>
          <table:table-cell office:value-type="float" office:value="0.01340725" calcext:value-type="float">
            <text:p>0.01340725</text:p>
          </table:table-cell>
          <table:table-cell office:value-type="float" office:value="0.695012" calcext:value-type="float">
            <text:p>0.695012</text:p>
          </table:table-cell>
          <table:table-cell office:value-type="float" office:value="370" calcext:value-type="float">
            <text:p>370</text:p>
          </table:table-cell>
          <table:table-cell office:value-type="float" office:value="173.0135" calcext:value-type="float">
            <text:p>173.0135</text:p>
          </table:table-cell>
          <table:table-cell office:value-type="float" office:value="0" calcext:value-type="float">
            <text:p>0</text:p>
          </table:table-cell>
          <table:table-cell office:value-type="float" office:value="306.5623" calcext:value-type="float">
            <text:p>306.5623</text:p>
          </table:table-cell>
          <table:table-cell office:value-type="float" office:value="1099.394" calcext:value-type="float">
            <text:p>1099.394</text:p>
          </table:table-cell>
          <table:table-cell office:value-type="float" office:value="1340.116" calcext:value-type="float">
            <text:p>1340.116</text:p>
          </table:table-cell>
          <table:table-cell office:value-type="float" office:value="1326.203" calcext:value-type="float">
            <text:p>1326.203</text:p>
          </table:table-cell>
          <table:table-cell office:value-type="float" office:value="799.8008" calcext:value-type="float">
            <text:p>799.8008</text:p>
          </table:table-cell>
          <table:table-cell office:value-type="float" office:value="1080.499" calcext:value-type="float">
            <text:p>1080.499</text:p>
          </table:table-cell>
          <table:table-cell office:value-type="float" office:value="423.8438" calcext:value-type="float">
            <text:p>423.8438</text:p>
          </table:table-cell>
          <table:table-cell office:value-type="float" office:value="1890.229" calcext:value-type="float">
            <text:p>1890.229</text:p>
          </table:table-cell>
          <table:table-cell office:value-type="float" office:value="2116.732" calcext:value-type="float">
            <text:p>2116.732</text:p>
          </table:table-cell>
          <table:table-cell office:value-type="float" office:value="1683.373" calcext:value-type="float">
            <text:p>1683.373</text:p>
          </table:table-cell>
          <table:table-cell office:value-type="float" office:value="586.2046" calcext:value-type="float">
            <text:p>586.2046</text:p>
          </table:table-cell>
          <table:table-cell office:value-type="float" office:value="570.9032" calcext:value-type="float">
            <text:p>570.9032</text:p>
          </table:table-cell>
          <table:table-cell office:value-type="float" office:value="142.8857" calcext:value-type="float">
            <text:p>142.8857</text:p>
          </table:table-cell>
          <table:table-cell office:value-type="float" office:value="35.71771" calcext:value-type="float">
            <text:p>35.71771</text:p>
          </table:table-cell>
          <table:table-cell office:value-type="float" office:value="0" calcext:value-type="float">
            <text:p>0</text:p>
          </table:table-cell>
          <table:table-cell office:value-type="float" office:value="-0.09353373" calcext:value-type="float">
            <text:p>-0.09353373</text:p>
          </table:table-cell>
          <table:table-cell office:value-type="float" office:value="0" calcext:value-type="float">
            <text:p>0</text:p>
          </table:table-cell>
          <table:table-cell office:value-type="float" office:value="6.300881" calcext:value-type="float">
            <text:p>6.300881</text:p>
          </table:table-cell>
          <table:table-cell office:value-type="float" office:value="1032.422" calcext:value-type="float">
            <text:p>1032.422</text:p>
          </table:table-cell>
          <table:table-cell office:value-type="float" office:value="-371.0153" calcext:value-type="float">
            <text:p>-371.0153</text:p>
          </table:table-cell>
          <table:table-cell office:value-type="float" office:value="661.407" calcext:value-type="float">
            <text:p>661.407</text:p>
          </table:table-cell>
          <table:table-cell office:value-type="float" office:value="-507.943" calcext:value-type="float">
            <text:p>-507.943</text:p>
          </table:table-cell>
          <table:table-cell office:value-type="float" office:value="0" calcext:value-type="float">
            <text:p>0</text:p>
          </table:table-cell>
          <table:table-cell office:value-type="float" office:value="20.61803" calcext:value-type="float">
            <text:p>20.61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1" calcext:value-type="float">
            <text:p>31072001</text:p>
          </table:table-cell>
          <table:table-cell office:value-type="float" office:value="172.7953" calcext:value-type="float">
            <text:p>172.7953</text:p>
          </table:table-cell>
          <table:table-cell office:value-type="float" office:value="13231.49" calcext:value-type="float">
            <text:p>13231.49</text:p>
          </table:table-cell>
          <table:table-cell office:value-type="float" office:value="0" calcext:value-type="float">
            <text:p>0</text:p>
          </table:table-cell>
          <table:table-cell office:value-type="float" office:value="3.445209" calcext:value-type="float">
            <text:p>3.445209</text:p>
          </table:table-cell>
          <table:table-cell office:value-type="float" office:value="-582.3371" calcext:value-type="float">
            <text:p>-582.3371</text:p>
          </table:table-cell>
          <table:table-cell office:value-type="float" office:value="1715.977" calcext:value-type="float">
            <text:p>1715.977</text:p>
          </table:table-cell>
          <table:table-cell office:value-type="float" office:value="-93.39313" calcext:value-type="float">
            <text:p>-93.39313</text:p>
          </table:table-cell>
          <table:table-cell office:value-type="float" office:value="130.7812" calcext:value-type="float">
            <text:p>130.7812</text:p>
          </table:table-cell>
          <table:table-cell office:value-type="float" office:value="3.864856" calcext:value-type="float">
            <text:p>3.864856</text:p>
          </table:table-cell>
          <table:table-cell office:value-type="float" office:value="0.005837732" calcext:value-type="float">
            <text:p>0.005837732</text:p>
          </table:table-cell>
          <table:table-cell office:value-type="float" office:value="1.072031" calcext:value-type="float">
            <text:p>1.072031</text:p>
          </table:table-cell>
          <table:table-cell office:value-type="float" office:value="0.05584227" calcext:value-type="float">
            <text:p>0.05584227</text:p>
          </table:table-cell>
          <table:table-cell office:value-type="float" office:value="0.01340725" calcext:value-type="float">
            <text:p>0.01340725</text:p>
          </table:table-cell>
          <table:table-cell office:value-type="float" office:value="0.695289" calcext:value-type="float">
            <text:p>0.695289</text:p>
          </table:table-cell>
          <table:table-cell office:value-type="float" office:value="370" calcext:value-type="float">
            <text:p>370</text:p>
          </table:table-cell>
          <table:table-cell office:value-type="float" office:value="190.7387" calcext:value-type="float">
            <text:p>190.7387</text:p>
          </table:table-cell>
          <table:table-cell office:value-type="float" office:value="0" calcext:value-type="float">
            <text:p>0</text:p>
          </table:table-cell>
          <table:table-cell office:value-type="float" office:value="306.6429" calcext:value-type="float">
            <text:p>306.6429</text:p>
          </table:table-cell>
          <table:table-cell office:value-type="float" office:value="1098.866" calcext:value-type="float">
            <text:p>1098.866</text:p>
          </table:table-cell>
          <table:table-cell office:value-type="float" office:value="1339.637" calcext:value-type="float">
            <text:p>1339.637</text:p>
          </table:table-cell>
          <table:table-cell office:value-type="float" office:value="1325.89" calcext:value-type="float">
            <text:p>1325.89</text:p>
          </table:table-cell>
          <table:table-cell office:value-type="float" office:value="799.6142" calcext:value-type="float">
            <text:p>799.6142</text:p>
          </table:table-cell>
          <table:table-cell office:value-type="float" office:value="1080.302" calcext:value-type="float">
            <text:p>1080.302</text:p>
          </table:table-cell>
          <table:table-cell office:value-type="float" office:value="423.7667" calcext:value-type="float">
            <text:p>423.7667</text:p>
          </table:table-cell>
          <table:table-cell office:value-type="float" office:value="1890.058" calcext:value-type="float">
            <text:p>1890.058</text:p>
          </table:table-cell>
          <table:table-cell office:value-type="float" office:value="2116.624" calcext:value-type="float">
            <text:p>2116.624</text:p>
          </table:table-cell>
          <table:table-cell office:value-type="float" office:value="1683.315" calcext:value-type="float">
            <text:p>1683.315</text:p>
          </table:table-cell>
          <table:table-cell office:value-type="float" office:value="586.1942" calcext:value-type="float">
            <text:p>586.1942</text:p>
          </table:table-cell>
          <table:table-cell office:value-type="float" office:value="570.9031" calcext:value-type="float">
            <text:p>570.9031</text:p>
          </table:table-cell>
          <table:table-cell office:value-type="float" office:value="142.8854" calcext:value-type="float">
            <text:p>142.8854</text:p>
          </table:table-cell>
          <table:table-cell office:value-type="float" office:value="35.71764" calcext:value-type="float">
            <text:p>35.71764</text:p>
          </table:table-cell>
          <table:table-cell office:value-type="float" office:value="0" calcext:value-type="float">
            <text:p>0</text:p>
          </table:table-cell>
          <table:table-cell office:value-type="float" office:value="-0.0938446" calcext:value-type="float">
            <text:p>-0.0938446</text:p>
          </table:table-cell>
          <table:table-cell office:value-type="float" office:value="0" calcext:value-type="float">
            <text:p>0</text:p>
          </table:table-cell>
          <table:table-cell office:value-type="float" office:value="6.32715" calcext:value-type="float">
            <text:p>6.32715</text:p>
          </table:table-cell>
          <table:table-cell office:value-type="float" office:value="1065.376" calcext:value-type="float">
            <text:p>1065.376</text:p>
          </table:table-cell>
          <table:table-cell office:value-type="float" office:value="-383.999" calcext:value-type="float">
            <text:p>-383.999</text:p>
          </table:table-cell>
          <table:table-cell office:value-type="float" office:value="681.3769" calcext:value-type="float">
            <text:p>681.3769</text:p>
          </table:table-cell>
          <table:table-cell office:value-type="float" office:value="-510.0813" calcext:value-type="float">
            <text:p>-510.0813</text:p>
          </table:table-cell>
          <table:table-cell office:value-type="float" office:value="0" calcext:value-type="float">
            <text:p>0</text:p>
          </table:table-cell>
          <table:table-cell office:value-type="float" office:value="20.50545" calcext:value-type="float">
            <text:p>20.50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1" calcext:value-type="float">
            <text:p>1082001</text:p>
          </table:table-cell>
          <table:table-cell office:value-type="float" office:value="171.6453" calcext:value-type="float">
            <text:p>171.6453</text:p>
          </table:table-cell>
          <table:table-cell office:value-type="float" office:value="13230.34" calcext:value-type="float">
            <text:p>13230.34</text:p>
          </table:table-cell>
          <table:table-cell office:value-type="float" office:value="0" calcext:value-type="float">
            <text:p>0</text:p>
          </table:table-cell>
          <table:table-cell office:value-type="float" office:value="3.574699" calcext:value-type="float">
            <text:p>3.574699</text:p>
          </table:table-cell>
          <table:table-cell office:value-type="float" office:value="-587.0852" calcext:value-type="float">
            <text:p>-587.0852</text:p>
          </table:table-cell>
          <table:table-cell office:value-type="float" office:value="1732.142" calcext:value-type="float">
            <text:p>1732.142</text:p>
          </table:table-cell>
          <table:table-cell office:value-type="float" office:value="-95.91438" calcext:value-type="float">
            <text:p>-95.91438</text:p>
          </table:table-cell>
          <table:table-cell office:value-type="float" office:value="130.0773" calcext:value-type="float">
            <text:p>130.0773</text:p>
          </table:table-cell>
          <table:table-cell office:value-type="float" office:value="3.757589" calcext:value-type="float">
            <text:p>3.757589</text:p>
          </table:table-cell>
          <table:table-cell office:value-type="float" office:value="0.005926879" calcext:value-type="float">
            <text:p>0.005926879</text:p>
          </table:table-cell>
          <table:table-cell office:value-type="float" office:value="1.072031" calcext:value-type="float">
            <text:p>1.072031</text:p>
          </table:table-cell>
          <table:table-cell office:value-type="float" office:value="0.05584728" calcext:value-type="float">
            <text:p>0.05584728</text:p>
          </table:table-cell>
          <table:table-cell office:value-type="float" office:value="0.01340725" calcext:value-type="float">
            <text:p>0.01340725</text:p>
          </table:table-cell>
          <table:table-cell office:value-type="float" office:value="0.6958082" calcext:value-type="float">
            <text:p>0.6958082</text:p>
          </table:table-cell>
          <table:table-cell office:value-type="float" office:value="370" calcext:value-type="float">
            <text:p>370</text:p>
          </table:table-cell>
          <table:table-cell office:value-type="float" office:value="207.1103" calcext:value-type="float">
            <text:p>207.1103</text:p>
          </table:table-cell>
          <table:table-cell office:value-type="float" office:value="0" calcext:value-type="float">
            <text:p>0</text:p>
          </table:table-cell>
          <table:table-cell office:value-type="float" office:value="306.748" calcext:value-type="float">
            <text:p>306.748</text:p>
          </table:table-cell>
          <table:table-cell office:value-type="float" office:value="1098.285" calcext:value-type="float">
            <text:p>1098.285</text:p>
          </table:table-cell>
          <table:table-cell office:value-type="float" office:value="1339.115" calcext:value-type="float">
            <text:p>1339.115</text:p>
          </table:table-cell>
          <table:table-cell office:value-type="float" office:value="1325.55" calcext:value-type="float">
            <text:p>1325.55</text:p>
          </table:table-cell>
          <table:table-cell office:value-type="float" office:value="799.4234" calcext:value-type="float">
            <text:p>799.4234</text:p>
          </table:table-cell>
          <table:table-cell office:value-type="float" office:value="1080.084" calcext:value-type="float">
            <text:p>1080.084</text:p>
          </table:table-cell>
          <table:table-cell office:value-type="float" office:value="423.6873" calcext:value-type="float">
            <text:p>423.6873</text:p>
          </table:table-cell>
          <table:table-cell office:value-type="float" office:value="1889.885" calcext:value-type="float">
            <text:p>1889.885</text:p>
          </table:table-cell>
          <table:table-cell office:value-type="float" office:value="2116.505" calcext:value-type="float">
            <text:p>2116.505</text:p>
          </table:table-cell>
          <table:table-cell office:value-type="float" office:value="1683.258" calcext:value-type="float">
            <text:p>1683.258</text:p>
          </table:table-cell>
          <table:table-cell office:value-type="float" office:value="586.1839" calcext:value-type="float">
            <text:p>586.1839</text:p>
          </table:table-cell>
          <table:table-cell office:value-type="float" office:value="570.903" calcext:value-type="float">
            <text:p>570.903</text:p>
          </table:table-cell>
          <table:table-cell office:value-type="float" office:value="142.8852" calcext:value-type="float">
            <text:p>142.8852</text:p>
          </table:table-cell>
          <table:table-cell office:value-type="float" office:value="35.71758" calcext:value-type="float">
            <text:p>35.71758</text:p>
          </table:table-cell>
          <table:table-cell office:value-type="float" office:value="0" calcext:value-type="float">
            <text:p>0</text:p>
          </table:table-cell>
          <table:table-cell office:value-type="float" office:value="-0.09412617" calcext:value-type="float">
            <text:p>-0.09412617</text:p>
          </table:table-cell>
          <table:table-cell office:value-type="float" office:value="0" calcext:value-type="float">
            <text:p>0</text:p>
          </table:table-cell>
          <table:table-cell office:value-type="float" office:value="6.349512" calcext:value-type="float">
            <text:p>6.349512</text:p>
          </table:table-cell>
          <table:table-cell office:value-type="float" office:value="1096.941" calcext:value-type="float">
            <text:p>1096.941</text:p>
          </table:table-cell>
          <table:table-cell office:value-type="float" office:value="-396.9651" calcext:value-type="float">
            <text:p>-396.9651</text:p>
          </table:table-cell>
          <table:table-cell office:value-type="float" office:value="699.9754" calcext:value-type="float">
            <text:p>699.9754</text:p>
          </table:table-cell>
          <table:table-cell office:value-type="float" office:value="-512.3487" calcext:value-type="float">
            <text:p>-512.3487</text:p>
          </table:table-cell>
          <table:table-cell office:value-type="float" office:value="0" calcext:value-type="float">
            <text:p>0</text:p>
          </table:table-cell>
          <table:table-cell office:value-type="float" office:value="20.5413" calcext:value-type="float">
            <text:p>20.5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1" calcext:value-type="float">
            <text:p>2082001</text:p>
          </table:table-cell>
          <table:table-cell office:value-type="float" office:value="170.5059" calcext:value-type="float">
            <text:p>170.5059</text:p>
          </table:table-cell>
          <table:table-cell office:value-type="float" office:value="13229.23" calcext:value-type="float">
            <text:p>13229.23</text:p>
          </table:table-cell>
          <table:table-cell office:value-type="float" office:value="0" calcext:value-type="float">
            <text:p>0</text:p>
          </table:table-cell>
          <table:table-cell office:value-type="float" office:value="3.784466" calcext:value-type="float">
            <text:p>3.784466</text:p>
          </table:table-cell>
          <table:table-cell office:value-type="float" office:value="-590.5837" calcext:value-type="float">
            <text:p>-590.5837</text:p>
          </table:table-cell>
          <table:table-cell office:value-type="float" office:value="1737.214" calcext:value-type="float">
            <text:p>1737.214</text:p>
          </table:table-cell>
          <table:table-cell office:value-type="float" office:value="-98.2419" calcext:value-type="float">
            <text:p>-98.2419</text:p>
          </table:table-cell>
          <table:table-cell office:value-type="float" office:value="129.4324" calcext:value-type="float">
            <text:p>129.4324</text:p>
          </table:table-cell>
          <table:table-cell office:value-type="float" office:value="3.5923" calcext:value-type="float">
            <text:p>3.5923</text:p>
          </table:table-cell>
          <table:table-cell office:value-type="float" office:value="0.005045303" calcext:value-type="float">
            <text:p>0.005045303</text:p>
          </table:table-cell>
          <table:table-cell office:value-type="float" office:value="1.082445" calcext:value-type="float">
            <text:p>1.082445</text:p>
          </table:table-cell>
          <table:table-cell office:value-type="float" office:value="0.05608121" calcext:value-type="float">
            <text:p>0.05608121</text:p>
          </table:table-cell>
          <table:table-cell office:value-type="float" office:value="0.01380987" calcext:value-type="float">
            <text:p>0.01380987</text:p>
          </table:table-cell>
          <table:table-cell office:value-type="float" office:value="0.7108148" calcext:value-type="float">
            <text:p>0.7108148</text:p>
          </table:table-cell>
          <table:table-cell office:value-type="float" office:value="370" calcext:value-type="float">
            <text:p>370</text:p>
          </table:table-cell>
          <table:table-cell office:value-type="float" office:value="226.6806" calcext:value-type="float">
            <text:p>226.6806</text:p>
          </table:table-cell>
          <table:table-cell office:value-type="float" office:value="0" calcext:value-type="float">
            <text:p>0</text:p>
          </table:table-cell>
          <table:table-cell office:value-type="float" office:value="306.8174" calcext:value-type="float">
            <text:p>306.8174</text:p>
          </table:table-cell>
          <table:table-cell office:value-type="float" office:value="1097.826" calcext:value-type="float">
            <text:p>1097.826</text:p>
          </table:table-cell>
          <table:table-cell office:value-type="float" office:value="1338.63" calcext:value-type="float">
            <text:p>1338.63</text:p>
          </table:table-cell>
          <table:table-cell office:value-type="float" office:value="1325.209" calcext:value-type="float">
            <text:p>1325.209</text:p>
          </table:table-cell>
          <table:table-cell office:value-type="float" office:value="799.2324" calcext:value-type="float">
            <text:p>799.2324</text:p>
          </table:table-cell>
          <table:table-cell office:value-type="float" office:value="1079.859" calcext:value-type="float">
            <text:p>1079.859</text:p>
          </table:table-cell>
          <table:table-cell office:value-type="float" office:value="423.6059" calcext:value-type="float">
            <text:p>423.6059</text:p>
          </table:table-cell>
          <table:table-cell office:value-type="float" office:value="1889.699" calcext:value-type="float">
            <text:p>1889.699</text:p>
          </table:table-cell>
          <table:table-cell office:value-type="float" office:value="2116.384" calcext:value-type="float">
            <text:p>2116.384</text:p>
          </table:table-cell>
          <table:table-cell office:value-type="float" office:value="1683.201" calcext:value-type="float">
            <text:p>1683.201</text:p>
          </table:table-cell>
          <table:table-cell office:value-type="float" office:value="586.1736" calcext:value-type="float">
            <text:p>586.1736</text:p>
          </table:table-cell>
          <table:table-cell office:value-type="float" office:value="570.9028" calcext:value-type="float">
            <text:p>570.9028</text:p>
          </table:table-cell>
          <table:table-cell office:value-type="float" office:value="142.8849" calcext:value-type="float">
            <text:p>142.8849</text:p>
          </table:table-cell>
          <table:table-cell office:value-type="float" office:value="35.71751" calcext:value-type="float">
            <text:p>35.71751</text:p>
          </table:table-cell>
          <table:table-cell office:value-type="float" office:value="0" calcext:value-type="float">
            <text:p>0</text:p>
          </table:table-cell>
          <table:table-cell office:value-type="float" office:value="-0.09484944" calcext:value-type="float">
            <text:p>-0.09484944</text:p>
          </table:table-cell>
          <table:table-cell office:value-type="float" office:value="0" calcext:value-type="float">
            <text:p>0</text:p>
          </table:table-cell>
          <table:table-cell office:value-type="float" office:value="6.367943" calcext:value-type="float">
            <text:p>6.367943</text:p>
          </table:table-cell>
          <table:table-cell office:value-type="float" office:value="1130.199" calcext:value-type="float">
            <text:p>1130.199</text:p>
          </table:table-cell>
          <table:table-cell office:value-type="float" office:value="-409.4537" calcext:value-type="float">
            <text:p>-409.4537</text:p>
          </table:table-cell>
          <table:table-cell office:value-type="float" office:value="720.7457" calcext:value-type="float">
            <text:p>720.7457</text:p>
          </table:table-cell>
          <table:table-cell office:value-type="float" office:value="-514.6476" calcext:value-type="float">
            <text:p>-514.6476</text:p>
          </table:table-cell>
          <table:table-cell office:value-type="float" office:value="0" calcext:value-type="float">
            <text:p>0</text:p>
          </table:table-cell>
          <table:table-cell office:value-type="float" office:value="21.64651" calcext:value-type="float">
            <text:p>21.64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1" calcext:value-type="float">
            <text:p>3082001</text:p>
          </table:table-cell>
          <table:table-cell office:value-type="float" office:value="169.4369" calcext:value-type="float">
            <text:p>169.4369</text:p>
          </table:table-cell>
          <table:table-cell office:value-type="float" office:value="13228.11" calcext:value-type="float">
            <text:p>13228.11</text:p>
          </table:table-cell>
          <table:table-cell office:value-type="float" office:value="0" calcext:value-type="float">
            <text:p>0</text:p>
          </table:table-cell>
          <table:table-cell office:value-type="float" office:value="3.932955" calcext:value-type="float">
            <text:p>3.932955</text:p>
          </table:table-cell>
          <table:table-cell office:value-type="float" office:value="-595.0082" calcext:value-type="float">
            <text:p>-595.0082</text:p>
          </table:table-cell>
          <table:table-cell office:value-type="float" office:value="1751.27" calcext:value-type="float">
            <text:p>1751.27</text:p>
          </table:table-cell>
          <table:table-cell office:value-type="float" office:value="-99.98679" calcext:value-type="float">
            <text:p>-99.98679</text:p>
          </table:table-cell>
          <table:table-cell office:value-type="float" office:value="129.0568" calcext:value-type="float">
            <text:p>129.0568</text:p>
          </table:table-cell>
          <table:table-cell office:value-type="float" office:value="3.503994" calcext:value-type="float">
            <text:p>3.503994</text:p>
          </table:table-cell>
          <table:table-cell office:value-type="float" office:value="0.004917521" calcext:value-type="float">
            <text:p>0.004917521</text:p>
          </table:table-cell>
          <table:table-cell office:value-type="float" office:value="1.082445" calcext:value-type="float">
            <text:p>1.082445</text:p>
          </table:table-cell>
          <table:table-cell office:value-type="float" office:value="0.05620746" calcext:value-type="float">
            <text:p>0.05620746</text:p>
          </table:table-cell>
          <table:table-cell office:value-type="float" office:value="0.01380987" calcext:value-type="float">
            <text:p>0.01380987</text:p>
          </table:table-cell>
          <table:table-cell office:value-type="float" office:value="0.7107831" calcext:value-type="float">
            <text:p>0.7107831</text:p>
          </table:table-cell>
          <table:table-cell office:value-type="float" office:value="370" calcext:value-type="float">
            <text:p>370</text:p>
          </table:table-cell>
          <table:table-cell office:value-type="float" office:value="245.1069" calcext:value-type="float">
            <text:p>245.1069</text:p>
          </table:table-cell>
          <table:table-cell office:value-type="float" office:value="0" calcext:value-type="float">
            <text:p>0</text:p>
          </table:table-cell>
          <table:table-cell office:value-type="float" office:value="306.8388" calcext:value-type="float">
            <text:p>306.8388</text:p>
          </table:table-cell>
          <table:table-cell office:value-type="float" office:value="1097.332" calcext:value-type="float">
            <text:p>1097.332</text:p>
          </table:table-cell>
          <table:table-cell office:value-type="float" office:value="1338.173" calcext:value-type="float">
            <text:p>1338.173</text:p>
          </table:table-cell>
          <table:table-cell office:value-type="float" office:value="1324.885" calcext:value-type="float">
            <text:p>1324.885</text:p>
          </table:table-cell>
          <table:table-cell office:value-type="float" office:value="799.0492" calcext:value-type="float">
            <text:p>799.0492</text:p>
          </table:table-cell>
          <table:table-cell office:value-type="float" office:value="1079.645" calcext:value-type="float">
            <text:p>1079.645</text:p>
          </table:table-cell>
          <table:table-cell office:value-type="float" office:value="423.5252" calcext:value-type="float">
            <text:p>423.5252</text:p>
          </table:table-cell>
          <table:table-cell office:value-type="float" office:value="1889.516" calcext:value-type="float">
            <text:p>1889.516</text:p>
          </table:table-cell>
          <table:table-cell office:value-type="float" office:value="2116.263" calcext:value-type="float">
            <text:p>2116.263</text:p>
          </table:table-cell>
          <table:table-cell office:value-type="float" office:value="1683.144" calcext:value-type="float">
            <text:p>1683.144</text:p>
          </table:table-cell>
          <table:table-cell office:value-type="float" office:value="586.1633" calcext:value-type="float">
            <text:p>586.1633</text:p>
          </table:table-cell>
          <table:table-cell office:value-type="float" office:value="570.9023" calcext:value-type="float">
            <text:p>570.9023</text:p>
          </table:table-cell>
          <table:table-cell office:value-type="float" office:value="142.8846" calcext:value-type="float">
            <text:p>142.8846</text:p>
          </table:table-cell>
          <table:table-cell office:value-type="float" office:value="35.71745" calcext:value-type="float">
            <text:p>35.71745</text:p>
          </table:table-cell>
          <table:table-cell office:value-type="float" office:value="0" calcext:value-type="float">
            <text:p>0</text:p>
          </table:table-cell>
          <table:table-cell office:value-type="float" office:value="-0.09550841" calcext:value-type="float">
            <text:p>-0.09550841</text:p>
          </table:table-cell>
          <table:table-cell office:value-type="float" office:value="0" calcext:value-type="float">
            <text:p>0</text:p>
          </table:table-cell>
          <table:table-cell office:value-type="float" office:value="6.375899" calcext:value-type="float">
            <text:p>6.375899</text:p>
          </table:table-cell>
          <table:table-cell office:value-type="float" office:value="1162.635" calcext:value-type="float">
            <text:p>1162.635</text:p>
          </table:table-cell>
          <table:table-cell office:value-type="float" office:value="-420.7749" calcext:value-type="float">
            <text:p>-420.7749</text:p>
          </table:table-cell>
          <table:table-cell office:value-type="float" office:value="741.86" calcext:value-type="float">
            <text:p>741.86</text:p>
          </table:table-cell>
          <table:table-cell office:value-type="float" office:value="-516.8422" calcext:value-type="float">
            <text:p>-516.8422</text:p>
          </table:table-cell>
          <table:table-cell office:value-type="float" office:value="0" calcext:value-type="float">
            <text:p>0</text:p>
          </table:table-cell>
          <table:table-cell office:value-type="float" office:value="21.15396" calcext:value-type="float">
            <text:p>21.15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1" calcext:value-type="float">
            <text:p>4082001</text:p>
          </table:table-cell>
          <table:table-cell office:value-type="float" office:value="168.6555" calcext:value-type="float">
            <text:p>168.6555</text:p>
          </table:table-cell>
          <table:table-cell office:value-type="float" office:value="13226.99" calcext:value-type="float">
            <text:p>13226.99</text:p>
          </table:table-cell>
          <table:table-cell office:value-type="float" office:value="0" calcext:value-type="float">
            <text:p>0</text:p>
          </table:table-cell>
          <table:table-cell office:value-type="float" office:value="4.238691" calcext:value-type="float">
            <text:p>4.238691</text:p>
          </table:table-cell>
          <table:table-cell office:value-type="float" office:value="-598.5588" calcext:value-type="float">
            <text:p>-598.5588</text:p>
          </table:table-cell>
          <table:table-cell office:value-type="float" office:value="1762.947" calcext:value-type="float">
            <text:p>1762.947</text:p>
          </table:table-cell>
          <table:table-cell office:value-type="float" office:value="-101.2214" calcext:value-type="float">
            <text:p>-101.2214</text:p>
          </table:table-cell>
          <table:table-cell office:value-type="float" office:value="128.5023" calcext:value-type="float">
            <text:p>128.5023</text:p>
          </table:table-cell>
          <table:table-cell office:value-type="float" office:value="3.418576" calcext:value-type="float">
            <text:p>3.418576</text:p>
          </table:table-cell>
          <table:table-cell office:value-type="float" office:value="0.005074649" calcext:value-type="float">
            <text:p>0.005074649</text:p>
          </table:table-cell>
          <table:table-cell office:value-type="float" office:value="1.082445" calcext:value-type="float">
            <text:p>1.082445</text:p>
          </table:table-cell>
          <table:table-cell office:value-type="float" office:value="0.05633406" calcext:value-type="float">
            <text:p>0.05633406</text:p>
          </table:table-cell>
          <table:table-cell office:value-type="float" office:value="0.01380987" calcext:value-type="float">
            <text:p>0.01380987</text:p>
          </table:table-cell>
          <table:table-cell office:value-type="float" office:value="0.7109495" calcext:value-type="float">
            <text:p>0.7109495</text:p>
          </table:table-cell>
          <table:table-cell office:value-type="float" office:value="370" calcext:value-type="float">
            <text:p>370</text:p>
          </table:table-cell>
          <table:table-cell office:value-type="float" office:value="262.5324" calcext:value-type="float">
            <text:p>262.5324</text:p>
          </table:table-cell>
          <table:table-cell office:value-type="float" office:value="0" calcext:value-type="float">
            <text:p>0</text:p>
          </table:table-cell>
          <table:table-cell office:value-type="float" office:value="306.9113" calcext:value-type="float">
            <text:p>306.9113</text:p>
          </table:table-cell>
          <table:table-cell office:value-type="float" office:value="1096.87" calcext:value-type="float">
            <text:p>1096.87</text:p>
          </table:table-cell>
          <table:table-cell office:value-type="float" office:value="1337.808" calcext:value-type="float">
            <text:p>1337.808</text:p>
          </table:table-cell>
          <table:table-cell office:value-type="float" office:value="1324.627" calcext:value-type="float">
            <text:p>1324.627</text:p>
          </table:table-cell>
          <table:table-cell office:value-type="float" office:value="798.8678" calcext:value-type="float">
            <text:p>798.8678</text:p>
          </table:table-cell>
          <table:table-cell office:value-type="float" office:value="1079.466" calcext:value-type="float">
            <text:p>1079.466</text:p>
          </table:table-cell>
          <table:table-cell office:value-type="float" office:value="423.4505" calcext:value-type="float">
            <text:p>423.4505</text:p>
          </table:table-cell>
          <table:table-cell office:value-type="float" office:value="1889.339" calcext:value-type="float">
            <text:p>1889.339</text:p>
          </table:table-cell>
          <table:table-cell office:value-type="float" office:value="2116.146" calcext:value-type="float">
            <text:p>2116.146</text:p>
          </table:table-cell>
          <table:table-cell office:value-type="float" office:value="1683.088" calcext:value-type="float">
            <text:p>1683.088</text:p>
          </table:table-cell>
          <table:table-cell office:value-type="float" office:value="586.1531" calcext:value-type="float">
            <text:p>586.1531</text:p>
          </table:table-cell>
          <table:table-cell office:value-type="float" office:value="570.9011" calcext:value-type="float">
            <text:p>570.9011</text:p>
          </table:table-cell>
          <table:table-cell office:value-type="float" office:value="142.8843" calcext:value-type="float">
            <text:p>142.8843</text:p>
          </table:table-cell>
          <table:table-cell office:value-type="float" office:value="35.71738" calcext:value-type="float">
            <text:p>35.71738</text:p>
          </table:table-cell>
          <table:table-cell office:value-type="float" office:value="0" calcext:value-type="float">
            <text:p>0</text:p>
          </table:table-cell>
          <table:table-cell office:value-type="float" office:value="-0.0956944" calcext:value-type="float">
            <text:p>-0.0956944</text:p>
          </table:table-cell>
          <table:table-cell office:value-type="float" office:value="0" calcext:value-type="float">
            <text:p>0</text:p>
          </table:table-cell>
          <table:table-cell office:value-type="float" office:value="6.383531" calcext:value-type="float">
            <text:p>6.383531</text:p>
          </table:table-cell>
          <table:table-cell office:value-type="float" office:value="1193.526" calcext:value-type="float">
            <text:p>1193.526</text:p>
          </table:table-cell>
          <table:table-cell office:value-type="float" office:value="-431.9246" calcext:value-type="float">
            <text:p>-431.9246</text:p>
          </table:table-cell>
          <table:table-cell office:value-type="float" office:value="761.6013" calcext:value-type="float">
            <text:p>761.6013</text:p>
          </table:table-cell>
          <table:table-cell office:value-type="float" office:value="-518.8845" calcext:value-type="float">
            <text:p>-518.8845</text:p>
          </table:table-cell>
          <table:table-cell office:value-type="float" office:value="0" calcext:value-type="float">
            <text:p>0</text:p>
          </table:table-cell>
          <table:table-cell office:value-type="float" office:value="20.87284" calcext:value-type="float">
            <text:p>20.87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1" calcext:value-type="float">
            <text:p>5082001</text:p>
          </table:table-cell>
          <table:table-cell office:value-type="float" office:value="168.1951" calcext:value-type="float">
            <text:p>168.1951</text:p>
          </table:table-cell>
          <table:table-cell office:value-type="float" office:value="13225.81" calcext:value-type="float">
            <text:p>13225.81</text:p>
          </table:table-cell>
          <table:table-cell office:value-type="float" office:value="0" calcext:value-type="float">
            <text:p>0</text:p>
          </table:table-cell>
          <table:table-cell office:value-type="float" office:value="4.903305" calcext:value-type="float">
            <text:p>4.903305</text:p>
          </table:table-cell>
          <table:table-cell office:value-type="float" office:value="-602.1248" calcext:value-type="float">
            <text:p>-602.1248</text:p>
          </table:table-cell>
          <table:table-cell office:value-type="float" office:value="1775.92" calcext:value-type="float">
            <text:p>1775.92</text:p>
          </table:table-cell>
          <table:table-cell office:value-type="float" office:value="-102.4561" calcext:value-type="float">
            <text:p>-102.4561</text:p>
          </table:table-cell>
          <table:table-cell office:value-type="float" office:value="127.8173" calcext:value-type="float">
            <text:p>127.8173</text:p>
          </table:table-cell>
          <table:table-cell office:value-type="float" office:value="3.323667" calcext:value-type="float">
            <text:p>3.323667</text:p>
          </table:table-cell>
          <table:table-cell office:value-type="float" office:value="0.005249741" calcext:value-type="float">
            <text:p>0.005249741</text:p>
          </table:table-cell>
          <table:table-cell office:value-type="float" office:value="1.082445" calcext:value-type="float">
            <text:p>1.082445</text:p>
          </table:table-cell>
          <table:table-cell office:value-type="float" office:value="0.05646066" calcext:value-type="float">
            <text:p>0.05646066</text:p>
          </table:table-cell>
          <table:table-cell office:value-type="float" office:value="0.01380987" calcext:value-type="float">
            <text:p>0.01380987</text:p>
          </table:table-cell>
          <table:table-cell office:value-type="float" office:value="0.7112773" calcext:value-type="float">
            <text:p>0.7112773</text:p>
          </table:table-cell>
          <table:table-cell office:value-type="float" office:value="370" calcext:value-type="float">
            <text:p>370</text:p>
          </table:table-cell>
          <table:table-cell office:value-type="float" office:value="280.2907" calcext:value-type="float">
            <text:p>280.2907</text:p>
          </table:table-cell>
          <table:table-cell office:value-type="float" office:value="0" calcext:value-type="float">
            <text:p>0</text:p>
          </table:table-cell>
          <table:table-cell office:value-type="float" office:value="307.0283" calcext:value-type="float">
            <text:p>307.0283</text:p>
          </table:table-cell>
          <table:table-cell office:value-type="float" office:value="1096.469" calcext:value-type="float">
            <text:p>1096.469</text:p>
          </table:table-cell>
          <table:table-cell office:value-type="float" office:value="1337.476" calcext:value-type="float">
            <text:p>1337.476</text:p>
          </table:table-cell>
          <table:table-cell office:value-type="float" office:value="1324.429" calcext:value-type="float">
            <text:p>1324.429</text:p>
          </table:table-cell>
          <table:table-cell office:value-type="float" office:value="798.7363" calcext:value-type="float">
            <text:p>798.7363</text:p>
          </table:table-cell>
          <table:table-cell office:value-type="float" office:value="1079.285" calcext:value-type="float">
            <text:p>1079.285</text:p>
          </table:table-cell>
          <table:table-cell office:value-type="float" office:value="423.3817" calcext:value-type="float">
            <text:p>423.3817</text:p>
          </table:table-cell>
          <table:table-cell office:value-type="float" office:value="1889.162" calcext:value-type="float">
            <text:p>1889.162</text:p>
          </table:table-cell>
          <table:table-cell office:value-type="float" office:value="2116.033" calcext:value-type="float">
            <text:p>2116.033</text:p>
          </table:table-cell>
          <table:table-cell office:value-type="float" office:value="1683.036" calcext:value-type="float">
            <text:p>1683.036</text:p>
          </table:table-cell>
          <table:table-cell office:value-type="float" office:value="586.1445" calcext:value-type="float">
            <text:p>586.1445</text:p>
          </table:table-cell>
          <table:table-cell office:value-type="float" office:value="570.9" calcext:value-type="float">
            <text:p>570.9</text:p>
          </table:table-cell>
          <table:table-cell office:value-type="float" office:value="142.884" calcext:value-type="float">
            <text:p>142.884</text:p>
          </table:table-cell>
          <table:table-cell office:value-type="float" office:value="35.71731" calcext:value-type="float">
            <text:p>35.71731</text:p>
          </table:table-cell>
          <table:table-cell office:value-type="float" office:value="0" calcext:value-type="float">
            <text:p>0</text:p>
          </table:table-cell>
          <table:table-cell office:value-type="float" office:value="-0.09590293" calcext:value-type="float">
            <text:p>-0.09590293</text:p>
          </table:table-cell>
          <table:table-cell office:value-type="float" office:value="0" calcext:value-type="float">
            <text:p>0</text:p>
          </table:table-cell>
          <table:table-cell office:value-type="float" office:value="6.384974" calcext:value-type="float">
            <text:p>6.384974</text:p>
          </table:table-cell>
          <table:table-cell office:value-type="float" office:value="1225.195" calcext:value-type="float">
            <text:p>1225.195</text:p>
          </table:table-cell>
          <table:table-cell office:value-type="float" office:value="-443.5078" calcext:value-type="float">
            <text:p>-443.5078</text:p>
          </table:table-cell>
          <table:table-cell office:value-type="float" office:value="781.6871" calcext:value-type="float">
            <text:p>781.6871</text:p>
          </table:table-cell>
          <table:table-cell office:value-type="float" office:value="-521.0275" calcext:value-type="float">
            <text:p>-521.0275</text:p>
          </table:table-cell>
          <table:table-cell office:value-type="float" office:value="0" calcext:value-type="float">
            <text:p>0</text:p>
          </table:table-cell>
          <table:table-cell office:value-type="float" office:value="20.68119" calcext:value-type="float">
            <text:p>20.68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1" calcext:value-type="float">
            <text:p>6082001</text:p>
          </table:table-cell>
          <table:table-cell office:value-type="float" office:value="167.8551" calcext:value-type="float">
            <text:p>167.8551</text:p>
          </table:table-cell>
          <table:table-cell office:value-type="float" office:value="13224.64" calcext:value-type="float">
            <text:p>13224.64</text:p>
          </table:table-cell>
          <table:table-cell office:value-type="float" office:value="0" calcext:value-type="float">
            <text:p>0</text:p>
          </table:table-cell>
          <table:table-cell office:value-type="float" office:value="5.777203" calcext:value-type="float">
            <text:p>5.777203</text:p>
          </table:table-cell>
          <table:table-cell office:value-type="float" office:value="-604.8048" calcext:value-type="float">
            <text:p>-604.8048</text:p>
          </table:table-cell>
          <table:table-cell office:value-type="float" office:value="1778.579" calcext:value-type="float">
            <text:p>1778.579</text:p>
          </table:table-cell>
          <table:table-cell office:value-type="float" office:value="-103.5859" calcext:value-type="float">
            <text:p>-103.5859</text:p>
          </table:table-cell>
          <table:table-cell office:value-type="float" office:value="127.1567" calcext:value-type="float">
            <text:p>127.1567</text:p>
          </table:table-cell>
          <table:table-cell office:value-type="float" office:value="3.183574" calcext:value-type="float">
            <text:p>3.183574</text:p>
          </table:table-cell>
          <table:table-cell office:value-type="float" office:value="0.004862586" calcext:value-type="float">
            <text:p>0.004862586</text:p>
          </table:table-cell>
          <table:table-cell office:value-type="float" office:value="1.092728" calcext:value-type="float">
            <text:p>1.092728</text:p>
          </table:table-cell>
          <table:table-cell office:value-type="float" office:value="0.05670683" calcext:value-type="float">
            <text:p>0.05670683</text:p>
          </table:table-cell>
          <table:table-cell office:value-type="float" office:value="0.01427547" calcext:value-type="float">
            <text:p>0.01427547</text:p>
          </table:table-cell>
          <table:table-cell office:value-type="float" office:value="0.7270872" calcext:value-type="float">
            <text:p>0.7270872</text:p>
          </table:table-cell>
          <table:table-cell office:value-type="float" office:value="370" calcext:value-type="float">
            <text:p>370</text:p>
          </table:table-cell>
          <table:table-cell office:value-type="float" office:value="298.2646" calcext:value-type="float">
            <text:p>298.2646</text:p>
          </table:table-cell>
          <table:table-cell office:value-type="float" office:value="0" calcext:value-type="float">
            <text:p>0</text:p>
          </table:table-cell>
          <table:table-cell office:value-type="float" office:value="307.0858" calcext:value-type="float">
            <text:p>307.0858</text:p>
          </table:table-cell>
          <table:table-cell office:value-type="float" office:value="1096.171" calcext:value-type="float">
            <text:p>1096.171</text:p>
          </table:table-cell>
          <table:table-cell office:value-type="float" office:value="1337.177" calcext:value-type="float">
            <text:p>1337.177</text:p>
          </table:table-cell>
          <table:table-cell office:value-type="float" office:value="1324.272" calcext:value-type="float">
            <text:p>1324.272</text:p>
          </table:table-cell>
          <table:table-cell office:value-type="float" office:value="798.6589" calcext:value-type="float">
            <text:p>798.6589</text:p>
          </table:table-cell>
          <table:table-cell office:value-type="float" office:value="1079.101" calcext:value-type="float">
            <text:p>1079.101</text:p>
          </table:table-cell>
          <table:table-cell office:value-type="float" office:value="423.3145" calcext:value-type="float">
            <text:p>423.3145</text:p>
          </table:table-cell>
          <table:table-cell office:value-type="float" office:value="1888.985" calcext:value-type="float">
            <text:p>1888.985</text:p>
          </table:table-cell>
          <table:table-cell office:value-type="float" office:value="2115.923" calcext:value-type="float">
            <text:p>2115.923</text:p>
          </table:table-cell>
          <table:table-cell office:value-type="float" office:value="1682.984" calcext:value-type="float">
            <text:p>1682.984</text:p>
          </table:table-cell>
          <table:table-cell office:value-type="float" office:value="586.1365" calcext:value-type="float">
            <text:p>586.1365</text:p>
          </table:table-cell>
          <table:table-cell office:value-type="float" office:value="570.9001" calcext:value-type="float">
            <text:p>570.9001</text:p>
          </table:table-cell>
          <table:table-cell office:value-type="float" office:value="142.8837" calcext:value-type="float">
            <text:p>142.8837</text:p>
          </table:table-cell>
          <table:table-cell office:value-type="float" office:value="35.71725" calcext:value-type="float">
            <text:p>35.71725</text:p>
          </table:table-cell>
          <table:table-cell office:value-type="float" office:value="0" calcext:value-type="float">
            <text:p>0</text:p>
          </table:table-cell>
          <table:table-cell office:value-type="float" office:value="-0.09638558" calcext:value-type="float">
            <text:p>-0.09638558</text:p>
          </table:table-cell>
          <table:table-cell office:value-type="float" office:value="0" calcext:value-type="float">
            <text:p>0</text:p>
          </table:table-cell>
          <table:table-cell office:value-type="float" office:value="6.384974" calcext:value-type="float">
            <text:p>6.384974</text:p>
          </table:table-cell>
          <table:table-cell office:value-type="float" office:value="1255.951" calcext:value-type="float">
            <text:p>1255.951</text:p>
          </table:table-cell>
          <table:table-cell office:value-type="float" office:value="-454.7233" calcext:value-type="float">
            <text:p>-454.7233</text:p>
          </table:table-cell>
          <table:table-cell office:value-type="float" office:value="801.2281" calcext:value-type="float">
            <text:p>801.2281</text:p>
          </table:table-cell>
          <table:table-cell office:value-type="float" office:value="-523.2566" calcext:value-type="float">
            <text:p>-523.2566</text:p>
          </table:table-cell>
          <table:table-cell office:value-type="float" office:value="0" calcext:value-type="float">
            <text:p>0</text:p>
          </table:table-cell>
          <table:table-cell office:value-type="float" office:value="21.33677" calcext:value-type="float">
            <text:p>21.33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1" calcext:value-type="float">
            <text:p>7082001</text:p>
          </table:table-cell>
          <table:table-cell office:value-type="float" office:value="167.6268" calcext:value-type="float">
            <text:p>167.6268</text:p>
          </table:table-cell>
          <table:table-cell office:value-type="float" office:value="13223.51" calcext:value-type="float">
            <text:p>13223.51</text:p>
          </table:table-cell>
          <table:table-cell office:value-type="float" office:value="0" calcext:value-type="float">
            <text:p>0</text:p>
          </table:table-cell>
          <table:table-cell office:value-type="float" office:value="6.597382" calcext:value-type="float">
            <text:p>6.597382</text:p>
          </table:table-cell>
          <table:table-cell office:value-type="float" office:value="-608.2534" calcext:value-type="float">
            <text:p>-608.2534</text:p>
          </table:table-cell>
          <table:table-cell office:value-type="float" office:value="1790.518" calcext:value-type="float">
            <text:p>1790.518</text:p>
          </table:table-cell>
          <table:table-cell office:value-type="float" office:value="-104.4771" calcext:value-type="float">
            <text:p>-104.4771</text:p>
          </table:table-cell>
          <table:table-cell office:value-type="float" office:value="126.7747" calcext:value-type="float">
            <text:p>126.7747</text:p>
          </table:table-cell>
          <table:table-cell office:value-type="float" office:value="3.112494" calcext:value-type="float">
            <text:p>3.112494</text:p>
          </table:table-cell>
          <table:table-cell office:value-type="float" office:value="0.004920802" calcext:value-type="float">
            <text:p>0.004920802</text:p>
          </table:table-cell>
          <table:table-cell office:value-type="float" office:value="1.092728" calcext:value-type="float">
            <text:p>1.092728</text:p>
          </table:table-cell>
          <table:table-cell office:value-type="float" office:value="0.05683217" calcext:value-type="float">
            <text:p>0.05683217</text:p>
          </table:table-cell>
          <table:table-cell office:value-type="float" office:value="0.01427547" calcext:value-type="float">
            <text:p>0.01427547</text:p>
          </table:table-cell>
          <table:table-cell office:value-type="float" office:value="0.7268143" calcext:value-type="float">
            <text:p>0.7268143</text:p>
          </table:table-cell>
          <table:table-cell office:value-type="float" office:value="370" calcext:value-type="float">
            <text:p>370</text:p>
          </table:table-cell>
          <table:table-cell office:value-type="float" office:value="315.7623" calcext:value-type="float">
            <text:p>315.7623</text:p>
          </table:table-cell>
          <table:table-cell office:value-type="float" office:value="0" calcext:value-type="float">
            <text:p>0</text:p>
          </table:table-cell>
          <table:table-cell office:value-type="float" office:value="307.1274" calcext:value-type="float">
            <text:p>307.1274</text:p>
          </table:table-cell>
          <table:table-cell office:value-type="float" office:value="1095.908" calcext:value-type="float">
            <text:p>1095.908</text:p>
          </table:table-cell>
          <table:table-cell office:value-type="float" office:value="1336.891" calcext:value-type="float">
            <text:p>1336.891</text:p>
          </table:table-cell>
          <table:table-cell office:value-type="float" office:value="1324.131" calcext:value-type="float">
            <text:p>1324.131</text:p>
          </table:table-cell>
          <table:table-cell office:value-type="float" office:value="798.6085" calcext:value-type="float">
            <text:p>798.6085</text:p>
          </table:table-cell>
          <table:table-cell office:value-type="float" office:value="1078.922" calcext:value-type="float">
            <text:p>1078.922</text:p>
          </table:table-cell>
          <table:table-cell office:value-type="float" office:value="423.2498" calcext:value-type="float">
            <text:p>423.2498</text:p>
          </table:table-cell>
          <table:table-cell office:value-type="float" office:value="1888.808" calcext:value-type="float">
            <text:p>1888.808</text:p>
          </table:table-cell>
          <table:table-cell office:value-type="float" office:value="2115.813" calcext:value-type="float">
            <text:p>2115.813</text:p>
          </table:table-cell>
          <table:table-cell office:value-type="float" office:value="1682.934" calcext:value-type="float">
            <text:p>1682.934</text:p>
          </table:table-cell>
          <table:table-cell office:value-type="float" office:value="586.129" calcext:value-type="float">
            <text:p>586.129</text:p>
          </table:table-cell>
          <table:table-cell office:value-type="float" office:value="570.9015" calcext:value-type="float">
            <text:p>570.9015</text:p>
          </table:table-cell>
          <table:table-cell office:value-type="float" office:value="142.8833" calcext:value-type="float">
            <text:p>142.8833</text:p>
          </table:table-cell>
          <table:table-cell office:value-type="float" office:value="35.71719" calcext:value-type="float">
            <text:p>35.71719</text:p>
          </table:table-cell>
          <table:table-cell office:value-type="float" office:value="0" calcext:value-type="float">
            <text:p>0</text:p>
          </table:table-cell>
          <table:table-cell office:value-type="float" office:value="-0.09672488" calcext:value-type="float">
            <text:p>-0.09672488</text:p>
          </table:table-cell>
          <table:table-cell office:value-type="float" office:value="0" calcext:value-type="float">
            <text:p>0</text:p>
          </table:table-cell>
          <table:table-cell office:value-type="float" office:value="6.384974" calcext:value-type="float">
            <text:p>6.384974</text:p>
          </table:table-cell>
          <table:table-cell office:value-type="float" office:value="1285.756" calcext:value-type="float">
            <text:p>1285.756</text:p>
          </table:table-cell>
          <table:table-cell office:value-type="float" office:value="-464.4725" calcext:value-type="float">
            <text:p>-464.4725</text:p>
          </table:table-cell>
          <table:table-cell office:value-type="float" office:value="821.2838" calcext:value-type="float">
            <text:p>821.2838</text:p>
          </table:table-cell>
          <table:table-cell office:value-type="float" office:value="-525.2896" calcext:value-type="float">
            <text:p>-525.2896</text:p>
          </table:table-cell>
          <table:table-cell office:value-type="float" office:value="0" calcext:value-type="float">
            <text:p>0</text:p>
          </table:table-cell>
          <table:table-cell office:value-type="float" office:value="20.80973" calcext:value-type="float">
            <text:p>20.80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1" calcext:value-type="float">
            <text:p>8082001</text:p>
          </table:table-cell>
          <table:table-cell office:value-type="float" office:value="167.5303" calcext:value-type="float">
            <text:p>167.5303</text:p>
          </table:table-cell>
          <table:table-cell office:value-type="float" office:value="13222.43" calcext:value-type="float">
            <text:p>13222.43</text:p>
          </table:table-cell>
          <table:table-cell office:value-type="float" office:value="0" calcext:value-type="float">
            <text:p>0</text:p>
          </table:table-cell>
          <table:table-cell office:value-type="float" office:value="7.446446" calcext:value-type="float">
            <text:p>7.446446</text:p>
          </table:table-cell>
          <table:table-cell office:value-type="float" office:value="-611.1223" calcext:value-type="float">
            <text:p>-611.1223</text:p>
          </table:table-cell>
          <table:table-cell office:value-type="float" office:value="1800.653" calcext:value-type="float">
            <text:p>1800.653</text:p>
          </table:table-cell>
          <table:table-cell office:value-type="float" office:value="-105.2762" calcext:value-type="float">
            <text:p>-105.2762</text:p>
          </table:table-cell>
          <table:table-cell office:value-type="float" office:value="126.2707" calcext:value-type="float">
            <text:p>126.2707</text:p>
          </table:table-cell>
          <table:table-cell office:value-type="float" office:value="3.041566" calcext:value-type="float">
            <text:p>3.041566</text:p>
          </table:table-cell>
          <table:table-cell office:value-type="float" office:value="0.005152852" calcext:value-type="float">
            <text:p>0.005152852</text:p>
          </table:table-cell>
          <table:table-cell office:value-type="float" office:value="1.092728" calcext:value-type="float">
            <text:p>1.092728</text:p>
          </table:table-cell>
          <table:table-cell office:value-type="float" office:value="0.0569577" calcext:value-type="float">
            <text:p>0.0569577</text:p>
          </table:table-cell>
          <table:table-cell office:value-type="float" office:value="0.01427547" calcext:value-type="float">
            <text:p>0.01427547</text:p>
          </table:table-cell>
          <table:table-cell office:value-type="float" office:value="0.7267382" calcext:value-type="float">
            <text:p>0.7267382</text:p>
          </table:table-cell>
          <table:table-cell office:value-type="float" office:value="370" calcext:value-type="float">
            <text:p>370</text:p>
          </table:table-cell>
          <table:table-cell office:value-type="float" office:value="333.5942" calcext:value-type="float">
            <text:p>333.5942</text:p>
          </table:table-cell>
          <table:table-cell office:value-type="float" office:value="0" calcext:value-type="float">
            <text:p>0</text:p>
          </table:table-cell>
          <table:table-cell office:value-type="float" office:value="307.2572" calcext:value-type="float">
            <text:p>307.2572</text:p>
          </table:table-cell>
          <table:table-cell office:value-type="float" office:value="1095.681" calcext:value-type="float">
            <text:p>1095.681</text:p>
          </table:table-cell>
          <table:table-cell office:value-type="float" office:value="1336.623" calcext:value-type="float">
            <text:p>1336.623</text:p>
          </table:table-cell>
          <table:table-cell office:value-type="float" office:value="1324.003" calcext:value-type="float">
            <text:p>1324.003</text:p>
          </table:table-cell>
          <table:table-cell office:value-type="float" office:value="798.5681" calcext:value-type="float">
            <text:p>798.5681</text:p>
          </table:table-cell>
          <table:table-cell office:value-type="float" office:value="1078.757" calcext:value-type="float">
            <text:p>1078.757</text:p>
          </table:table-cell>
          <table:table-cell office:value-type="float" office:value="423.1878" calcext:value-type="float">
            <text:p>423.1878</text:p>
          </table:table-cell>
          <table:table-cell office:value-type="float" office:value="1888.632" calcext:value-type="float">
            <text:p>1888.632</text:p>
          </table:table-cell>
          <table:table-cell office:value-type="float" office:value="2115.704" calcext:value-type="float">
            <text:p>2115.704</text:p>
          </table:table-cell>
          <table:table-cell office:value-type="float" office:value="1682.884" calcext:value-type="float">
            <text:p>1682.884</text:p>
          </table:table-cell>
          <table:table-cell office:value-type="float" office:value="586.1215" calcext:value-type="float">
            <text:p>586.1215</text:p>
          </table:table-cell>
          <table:table-cell office:value-type="float" office:value="570.9033" calcext:value-type="float">
            <text:p>570.9033</text:p>
          </table:table-cell>
          <table:table-cell office:value-type="float" office:value="142.883" calcext:value-type="float">
            <text:p>142.883</text:p>
          </table:table-cell>
          <table:table-cell office:value-type="float" office:value="35.71712" calcext:value-type="float">
            <text:p>35.71712</text:p>
          </table:table-cell>
          <table:table-cell office:value-type="float" office:value="0" calcext:value-type="float">
            <text:p>0</text:p>
          </table:table-cell>
          <table:table-cell office:value-type="float" office:value="-0.09685788" calcext:value-type="float">
            <text:p>-0.09685788</text:p>
          </table:table-cell>
          <table:table-cell office:value-type="float" office:value="0" calcext:value-type="float">
            <text:p>0</text:p>
          </table:table-cell>
          <table:table-cell office:value-type="float" office:value="6.384974" calcext:value-type="float">
            <text:p>6.384974</text:p>
          </table:table-cell>
          <table:table-cell office:value-type="float" office:value="1315.874" calcext:value-type="float">
            <text:p>1315.874</text:p>
          </table:table-cell>
          <table:table-cell office:value-type="float" office:value="-474.6919" calcext:value-type="float">
            <text:p>-474.6919</text:p>
          </table:table-cell>
          <table:table-cell office:value-type="float" office:value="841.1824" calcext:value-type="float">
            <text:p>841.1824</text:p>
          </table:table-cell>
          <table:table-cell office:value-type="float" office:value="-527.1594" calcext:value-type="float">
            <text:p>-527.1594</text:p>
          </table:table-cell>
          <table:table-cell office:value-type="float" office:value="0" calcext:value-type="float">
            <text:p>0</text:p>
          </table:table-cell>
          <table:table-cell office:value-type="float" office:value="20.60519" calcext:value-type="float">
            <text:p>20.60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1" calcext:value-type="float">
            <text:p>9082001</text:p>
          </table:table-cell>
          <table:table-cell office:value-type="float" office:value="167.4829" calcext:value-type="float">
            <text:p>167.4829</text:p>
          </table:table-cell>
          <table:table-cell office:value-type="float" office:value="13221.34" calcext:value-type="float">
            <text:p>13221.34</text:p>
          </table:table-cell>
          <table:table-cell office:value-type="float" office:value="0" calcext:value-type="float">
            <text:p>0</text:p>
          </table:table-cell>
          <table:table-cell office:value-type="float" office:value="8.338757" calcext:value-type="float">
            <text:p>8.338757</text:p>
          </table:table-cell>
          <table:table-cell office:value-type="float" office:value="-613.9412" calcext:value-type="float">
            <text:p>-613.9412</text:p>
          </table:table-cell>
          <table:table-cell office:value-type="float" office:value="1811.98" calcext:value-type="float">
            <text:p>1811.98</text:p>
          </table:table-cell>
          <table:table-cell office:value-type="float" office:value="-106.063" calcext:value-type="float">
            <text:p>-106.063</text:p>
          </table:table-cell>
          <table:table-cell office:value-type="float" office:value="125.7261" calcext:value-type="float">
            <text:p>125.7261</text:p>
          </table:table-cell>
          <table:table-cell office:value-type="float" office:value="2.972646" calcext:value-type="float">
            <text:p>2.972646</text:p>
          </table:table-cell>
          <table:table-cell office:value-type="float" office:value="0.005401387" calcext:value-type="float">
            <text:p>0.005401387</text:p>
          </table:table-cell>
          <table:table-cell office:value-type="float" office:value="1.092728" calcext:value-type="float">
            <text:p>1.092728</text:p>
          </table:table-cell>
          <table:table-cell office:value-type="float" office:value="0.05708342" calcext:value-type="float">
            <text:p>0.05708342</text:p>
          </table:table-cell>
          <table:table-cell office:value-type="float" office:value="0.01427547" calcext:value-type="float">
            <text:p>0.01427547</text:p>
          </table:table-cell>
          <table:table-cell office:value-type="float" office:value="0.7268238" calcext:value-type="float">
            <text:p>0.7268238</text:p>
          </table:table-cell>
          <table:table-cell office:value-type="float" office:value="370" calcext:value-type="float">
            <text:p>370</text:p>
          </table:table-cell>
          <table:table-cell office:value-type="float" office:value="353.0852" calcext:value-type="float">
            <text:p>353.0852</text:p>
          </table:table-cell>
          <table:table-cell office:value-type="float" office:value="0" calcext:value-type="float">
            <text:p>0</text:p>
          </table:table-cell>
          <table:table-cell office:value-type="float" office:value="307.4111" calcext:value-type="float">
            <text:p>307.4111</text:p>
          </table:table-cell>
          <table:table-cell office:value-type="float" office:value="1095.465" calcext:value-type="float">
            <text:p>1095.465</text:p>
          </table:table-cell>
          <table:table-cell office:value-type="float" office:value="1336.348" calcext:value-type="float">
            <text:p>1336.348</text:p>
          </table:table-cell>
          <table:table-cell office:value-type="float" office:value="1323.87" calcext:value-type="float">
            <text:p>1323.87</text:p>
          </table:table-cell>
          <table:table-cell office:value-type="float" office:value="798.5305" calcext:value-type="float">
            <text:p>798.5305</text:p>
          </table:table-cell>
          <table:table-cell office:value-type="float" office:value="1078.59" calcext:value-type="float">
            <text:p>1078.59</text:p>
          </table:table-cell>
          <table:table-cell office:value-type="float" office:value="423.1267" calcext:value-type="float">
            <text:p>423.1267</text:p>
          </table:table-cell>
          <table:table-cell office:value-type="float" office:value="1888.459" calcext:value-type="float">
            <text:p>1888.459</text:p>
          </table:table-cell>
          <table:table-cell office:value-type="float" office:value="2115.595" calcext:value-type="float">
            <text:p>2115.595</text:p>
          </table:table-cell>
          <table:table-cell office:value-type="float" office:value="1682.833" calcext:value-type="float">
            <text:p>1682.833</text:p>
          </table:table-cell>
          <table:table-cell office:value-type="float" office:value="586.1142" calcext:value-type="float">
            <text:p>586.1142</text:p>
          </table:table-cell>
          <table:table-cell office:value-type="float" office:value="570.9056" calcext:value-type="float">
            <text:p>570.9056</text:p>
          </table:table-cell>
          <table:table-cell office:value-type="float" office:value="142.8827" calcext:value-type="float">
            <text:p>142.8827</text:p>
          </table:table-cell>
          <table:table-cell office:value-type="float" office:value="35.71706" calcext:value-type="float">
            <text:p>35.71706</text:p>
          </table:table-cell>
          <table:table-cell office:value-type="float" office:value="0" calcext:value-type="float">
            <text:p>0</text:p>
          </table:table-cell>
          <table:table-cell office:value-type="float" office:value="-0.09698485" calcext:value-type="float">
            <text:p>-0.09698485</text:p>
          </table:table-cell>
          <table:table-cell office:value-type="float" office:value="0" calcext:value-type="float">
            <text:p>0</text:p>
          </table:table-cell>
          <table:table-cell office:value-type="float" office:value="6.384974" calcext:value-type="float">
            <text:p>6.384974</text:p>
          </table:table-cell>
          <table:table-cell office:value-type="float" office:value="1346.498" calcext:value-type="float">
            <text:p>1346.498</text:p>
          </table:table-cell>
          <table:table-cell office:value-type="float" office:value="-483.7912" calcext:value-type="float">
            <text:p>-483.7912</text:p>
          </table:table-cell>
          <table:table-cell office:value-type="float" office:value="862.707" calcext:value-type="float">
            <text:p>862.707</text:p>
          </table:table-cell>
          <table:table-cell office:value-type="float" office:value="-529.0423" calcext:value-type="float">
            <text:p>-529.0423</text:p>
          </table:table-cell>
          <table:table-cell office:value-type="float" office:value="0" calcext:value-type="float">
            <text:p>0</text:p>
          </table:table-cell>
          <table:table-cell office:value-type="float" office:value="20.44828" calcext:value-type="float">
            <text:p>20.44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1" calcext:value-type="float">
            <text:p>10082001</text:p>
          </table:table-cell>
          <table:table-cell office:value-type="float" office:value="167.4591" calcext:value-type="float">
            <text:p>167.4591</text:p>
          </table:table-cell>
          <table:table-cell office:value-type="float" office:value="13220.34" calcext:value-type="float">
            <text:p>13220.34</text:p>
          </table:table-cell>
          <table:table-cell office:value-type="float" office:value="0" calcext:value-type="float">
            <text:p>0</text:p>
          </table:table-cell>
          <table:table-cell office:value-type="float" office:value="9.098682" calcext:value-type="float">
            <text:p>9.098682</text:p>
          </table:table-cell>
          <table:table-cell office:value-type="float" office:value="-616.3894" calcext:value-type="float">
            <text:p>-616.3894</text:p>
          </table:table-cell>
          <table:table-cell office:value-type="float" office:value="1820.718" calcext:value-type="float">
            <text:p>1820.718</text:p>
          </table:table-cell>
          <table:table-cell office:value-type="float" office:value="-106.7134" calcext:value-type="float">
            <text:p>-106.7134</text:p>
          </table:table-cell>
          <table:table-cell office:value-type="float" office:value="125.1944" calcext:value-type="float">
            <text:p>125.1944</text:p>
          </table:table-cell>
          <table:table-cell office:value-type="float" office:value="2.917562" calcext:value-type="float">
            <text:p>2.917562</text:p>
          </table:table-cell>
          <table:table-cell office:value-type="float" office:value="0.005797438" calcext:value-type="float">
            <text:p>0.005797438</text:p>
          </table:table-cell>
          <table:table-cell office:value-type="float" office:value="1.092728" calcext:value-type="float">
            <text:p>1.092728</text:p>
          </table:table-cell>
          <table:table-cell office:value-type="float" office:value="0.05720931" calcext:value-type="float">
            <text:p>0.05720931</text:p>
          </table:table-cell>
          <table:table-cell office:value-type="float" office:value="0.01427547" calcext:value-type="float">
            <text:p>0.01427547</text:p>
          </table:table-cell>
          <table:table-cell office:value-type="float" office:value="0.7270471" calcext:value-type="float">
            <text:p>0.7270471</text:p>
          </table:table-cell>
          <table:table-cell office:value-type="float" office:value="370" calcext:value-type="float">
            <text:p>370</text:p>
          </table:table-cell>
          <table:table-cell office:value-type="float" office:value="373.1437" calcext:value-type="float">
            <text:p>373.1437</text:p>
          </table:table-cell>
          <table:table-cell office:value-type="float" office:value="0" calcext:value-type="float">
            <text:p>0</text:p>
          </table:table-cell>
          <table:table-cell office:value-type="float" office:value="307.545" calcext:value-type="float">
            <text:p>307.545</text:p>
          </table:table-cell>
          <table:table-cell office:value-type="float" office:value="1095.306" calcext:value-type="float">
            <text:p>1095.306</text:p>
          </table:table-cell>
          <table:table-cell office:value-type="float" office:value="1336.115" calcext:value-type="float">
            <text:p>1336.115</text:p>
          </table:table-cell>
          <table:table-cell office:value-type="float" office:value="1323.748" calcext:value-type="float">
            <text:p>1323.748</text:p>
          </table:table-cell>
          <table:table-cell office:value-type="float" office:value="798.494" calcext:value-type="float">
            <text:p>798.494</text:p>
          </table:table-cell>
          <table:table-cell office:value-type="float" office:value="1078.431" calcext:value-type="float">
            <text:p>1078.431</text:p>
          </table:table-cell>
          <table:table-cell office:value-type="float" office:value="423.0672" calcext:value-type="float">
            <text:p>423.0672</text:p>
          </table:table-cell>
          <table:table-cell office:value-type="float" office:value="1888.294" calcext:value-type="float">
            <text:p>1888.294</text:p>
          </table:table-cell>
          <table:table-cell office:value-type="float" office:value="2115.487" calcext:value-type="float">
            <text:p>2115.487</text:p>
          </table:table-cell>
          <table:table-cell office:value-type="float" office:value="1682.783" calcext:value-type="float">
            <text:p>1682.783</text:p>
          </table:table-cell>
          <table:table-cell office:value-type="float" office:value="586.1069" calcext:value-type="float">
            <text:p>586.1069</text:p>
          </table:table-cell>
          <table:table-cell office:value-type="float" office:value="570.9081" calcext:value-type="float">
            <text:p>570.9081</text:p>
          </table:table-cell>
          <table:table-cell office:value-type="float" office:value="142.8824" calcext:value-type="float">
            <text:p>142.8824</text:p>
          </table:table-cell>
          <table:table-cell office:value-type="float" office:value="35.717" calcext:value-type="float">
            <text:p>35.717</text:p>
          </table:table-cell>
          <table:table-cell office:value-type="float" office:value="0" calcext:value-type="float">
            <text:p>0</text:p>
          </table:table-cell>
          <table:table-cell office:value-type="float" office:value="-0.09704756" calcext:value-type="float">
            <text:p>-0.09704756</text:p>
          </table:table-cell>
          <table:table-cell office:value-type="float" office:value="0" calcext:value-type="float">
            <text:p>0</text:p>
          </table:table-cell>
          <table:table-cell office:value-type="float" office:value="6.384974" calcext:value-type="float">
            <text:p>6.384974</text:p>
          </table:table-cell>
          <table:table-cell office:value-type="float" office:value="1375.755" calcext:value-type="float">
            <text:p>1375.755</text:p>
          </table:table-cell>
          <table:table-cell office:value-type="float" office:value="-491.1934" calcext:value-type="float">
            <text:p>-491.1934</text:p>
          </table:table-cell>
          <table:table-cell office:value-type="float" office:value="884.5621" calcext:value-type="float">
            <text:p>884.5621</text:p>
          </table:table-cell>
          <table:table-cell office:value-type="float" office:value="-530.6743" calcext:value-type="float">
            <text:p>-530.6743</text:p>
          </table:table-cell>
          <table:table-cell office:value-type="float" office:value="0" calcext:value-type="float">
            <text:p>0</text:p>
          </table:table-cell>
          <table:table-cell office:value-type="float" office:value="20.27669" calcext:value-type="float">
            <text:p>20.27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1" calcext:value-type="float">
            <text:p>11082001</text:p>
          </table:table-cell>
          <table:table-cell office:value-type="float" office:value="167.348" calcext:value-type="float">
            <text:p>167.348</text:p>
          </table:table-cell>
          <table:table-cell office:value-type="float" office:value="13219.4" calcext:value-type="float">
            <text:p>13219.4</text:p>
          </table:table-cell>
          <table:table-cell office:value-type="float" office:value="0" calcext:value-type="float">
            <text:p>0</text:p>
          </table:table-cell>
          <table:table-cell office:value-type="float" office:value="9.811094" calcext:value-type="float">
            <text:p>9.811094</text:p>
          </table:table-cell>
          <table:table-cell office:value-type="float" office:value="-618.0597" calcext:value-type="float">
            <text:p>-618.0597</text:p>
          </table:table-cell>
          <table:table-cell office:value-type="float" office:value="1820.073" calcext:value-type="float">
            <text:p>1820.073</text:p>
          </table:table-cell>
          <table:table-cell office:value-type="float" office:value="-107.3255" calcext:value-type="float">
            <text:p>-107.3255</text:p>
          </table:table-cell>
          <table:table-cell office:value-type="float" office:value="124.7363" calcext:value-type="float">
            <text:p>124.7363</text:p>
          </table:table-cell>
          <table:table-cell office:value-type="float" office:value="2.828377" calcext:value-type="float">
            <text:p>2.828377</text:p>
          </table:table-cell>
          <table:table-cell office:value-type="float" office:value="0.005969658" calcext:value-type="float">
            <text:p>0.005969658</text:p>
          </table:table-cell>
          <table:table-cell office:value-type="float" office:value="1.10286" calcext:value-type="float">
            <text:p>1.10286</text:p>
          </table:table-cell>
          <table:table-cell office:value-type="float" office:value="0.05745467" calcext:value-type="float">
            <text:p>0.05745467</text:p>
          </table:table-cell>
          <table:table-cell office:value-type="float" office:value="0.01475075" calcext:value-type="float">
            <text:p>0.01475075</text:p>
          </table:table-cell>
          <table:table-cell office:value-type="float" office:value="0.7440089" calcext:value-type="float">
            <text:p>0.7440089</text:p>
          </table:table-cell>
          <table:table-cell office:value-type="float" office:value="370" calcext:value-type="float">
            <text:p>370</text:p>
          </table:table-cell>
          <table:table-cell office:value-type="float" office:value="391.7007" calcext:value-type="float">
            <text:p>391.7007</text:p>
          </table:table-cell>
          <table:table-cell office:value-type="float" office:value="0" calcext:value-type="float">
            <text:p>0</text:p>
          </table:table-cell>
          <table:table-cell office:value-type="float" office:value="307.6307" calcext:value-type="float">
            <text:p>307.6307</text:p>
          </table:table-cell>
          <table:table-cell office:value-type="float" office:value="1095.141" calcext:value-type="float">
            <text:p>1095.141</text:p>
          </table:table-cell>
          <table:table-cell office:value-type="float" office:value="1335.9" calcext:value-type="float">
            <text:p>1335.9</text:p>
          </table:table-cell>
          <table:table-cell office:value-type="float" office:value="1323.636" calcext:value-type="float">
            <text:p>1323.636</text:p>
          </table:table-cell>
          <table:table-cell office:value-type="float" office:value="798.4575" calcext:value-type="float">
            <text:p>798.4575</text:p>
          </table:table-cell>
          <table:table-cell office:value-type="float" office:value="1078.285" calcext:value-type="float">
            <text:p>1078.285</text:p>
          </table:table-cell>
          <table:table-cell office:value-type="float" office:value="423.0117" calcext:value-type="float">
            <text:p>423.0117</text:p>
          </table:table-cell>
          <table:table-cell office:value-type="float" office:value="1888.137" calcext:value-type="float">
            <text:p>1888.137</text:p>
          </table:table-cell>
          <table:table-cell office:value-type="float" office:value="2115.379" calcext:value-type="float">
            <text:p>2115.379</text:p>
          </table:table-cell>
          <table:table-cell office:value-type="float" office:value="1682.733" calcext:value-type="float">
            <text:p>1682.733</text:p>
          </table:table-cell>
          <table:table-cell office:value-type="float" office:value="586.0996" calcext:value-type="float">
            <text:p>586.0996</text:p>
          </table:table-cell>
          <table:table-cell office:value-type="float" office:value="570.9106" calcext:value-type="float">
            <text:p>570.9106</text:p>
          </table:table-cell>
          <table:table-cell office:value-type="float" office:value="142.882" calcext:value-type="float">
            <text:p>142.882</text:p>
          </table:table-cell>
          <table:table-cell office:value-type="float" office:value="35.71693" calcext:value-type="float">
            <text:p>35.71693</text:p>
          </table:table-cell>
          <table:table-cell office:value-type="float" office:value="0" calcext:value-type="float">
            <text:p>0</text:p>
          </table:table-cell>
          <table:table-cell office:value-type="float" office:value="-0.09715287" calcext:value-type="float">
            <text:p>-0.09715287</text:p>
          </table:table-cell>
          <table:table-cell office:value-type="float" office:value="0" calcext:value-type="float">
            <text:p>0</text:p>
          </table:table-cell>
          <table:table-cell office:value-type="float" office:value="6.384974" calcext:value-type="float">
            <text:p>6.384974</text:p>
          </table:table-cell>
          <table:table-cell office:value-type="float" office:value="1403.381" calcext:value-type="float">
            <text:p>1403.381</text:p>
          </table:table-cell>
          <table:table-cell office:value-type="float" office:value="-499.1794" calcext:value-type="float">
            <text:p>-499.1794</text:p>
          </table:table-cell>
          <table:table-cell office:value-type="float" office:value="904.2019" calcext:value-type="float">
            <text:p>904.2019</text:p>
          </table:table-cell>
          <table:table-cell office:value-type="float" office:value="-532.2919" calcext:value-type="float">
            <text:p>-532.2919</text:p>
          </table:table-cell>
          <table:table-cell office:value-type="float" office:value="0" calcext:value-type="float">
            <text:p>0</text:p>
          </table:table-cell>
          <table:table-cell office:value-type="float" office:value="20.81836" calcext:value-type="float">
            <text:p>20.81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1" calcext:value-type="float">
            <text:p>12082001</text:p>
          </table:table-cell>
          <table:table-cell office:value-type="float" office:value="167.205" calcext:value-type="float">
            <text:p>167.205</text:p>
          </table:table-cell>
          <table:table-cell office:value-type="float" office:value="13218.47" calcext:value-type="float">
            <text:p>13218.47</text:p>
          </table:table-cell>
          <table:table-cell office:value-type="float" office:value="0" calcext:value-type="float">
            <text:p>0</text:p>
          </table:table-cell>
          <table:table-cell office:value-type="float" office:value="10.47273" calcext:value-type="float">
            <text:p>10.47273</text:p>
          </table:table-cell>
          <table:table-cell office:value-type="float" office:value="-620.6386" calcext:value-type="float">
            <text:p>-620.6386</text:p>
          </table:table-cell>
          <table:table-cell office:value-type="float" office:value="1828.936" calcext:value-type="float">
            <text:p>1828.936</text:p>
          </table:table-cell>
          <table:table-cell office:value-type="float" office:value="-107.8868" calcext:value-type="float">
            <text:p>-107.8868</text:p>
          </table:table-cell>
          <table:table-cell office:value-type="float" office:value="124.4234" calcext:value-type="float">
            <text:p>124.4234</text:p>
          </table:table-cell>
          <table:table-cell office:value-type="float" office:value="2.780774" calcext:value-type="float">
            <text:p>2.780774</text:p>
          </table:table-cell>
          <table:table-cell office:value-type="float" office:value="0.006116618" calcext:value-type="float">
            <text:p>0.006116618</text:p>
          </table:table-cell>
          <table:table-cell office:value-type="float" office:value="1.10286" calcext:value-type="float">
            <text:p>1.10286</text:p>
          </table:table-cell>
          <table:table-cell office:value-type="float" office:value="0.05757912" calcext:value-type="float">
            <text:p>0.05757912</text:p>
          </table:table-cell>
          <table:table-cell office:value-type="float" office:value="0.01475075" calcext:value-type="float">
            <text:p>0.01475075</text:p>
          </table:table-cell>
          <table:table-cell office:value-type="float" office:value="0.7435268" calcext:value-type="float">
            <text:p>0.7435268</text:p>
          </table:table-cell>
          <table:table-cell office:value-type="float" office:value="370" calcext:value-type="float">
            <text:p>370</text:p>
          </table:table-cell>
          <table:table-cell office:value-type="float" office:value="403.0602" calcext:value-type="float">
            <text:p>403.0602</text:p>
          </table:table-cell>
          <table:table-cell office:value-type="float" office:value="0" calcext:value-type="float">
            <text:p>0</text:p>
          </table:table-cell>
          <table:table-cell office:value-type="float" office:value="307.6988" calcext:value-type="float">
            <text:p>307.6988</text:p>
          </table:table-cell>
          <table:table-cell office:value-type="float" office:value="1094.946" calcext:value-type="float">
            <text:p>1094.946</text:p>
          </table:table-cell>
          <table:table-cell office:value-type="float" office:value="1335.661" calcext:value-type="float">
            <text:p>1335.661</text:p>
          </table:table-cell>
          <table:table-cell office:value-type="float" office:value="1323.528" calcext:value-type="float">
            <text:p>1323.528</text:p>
          </table:table-cell>
          <table:table-cell office:value-type="float" office:value="798.4177" calcext:value-type="float">
            <text:p>798.4177</text:p>
          </table:table-cell>
          <table:table-cell office:value-type="float" office:value="1078.145" calcext:value-type="float">
            <text:p>1078.145</text:p>
          </table:table-cell>
          <table:table-cell office:value-type="float" office:value="422.9566" calcext:value-type="float">
            <text:p>422.9566</text:p>
          </table:table-cell>
          <table:table-cell office:value-type="float" office:value="1887.983" calcext:value-type="float">
            <text:p>1887.983</text:p>
          </table:table-cell>
          <table:table-cell office:value-type="float" office:value="2115.272" calcext:value-type="float">
            <text:p>2115.272</text:p>
          </table:table-cell>
          <table:table-cell office:value-type="float" office:value="1682.683" calcext:value-type="float">
            <text:p>1682.683</text:p>
          </table:table-cell>
          <table:table-cell office:value-type="float" office:value="586.0923" calcext:value-type="float">
            <text:p>586.0923</text:p>
          </table:table-cell>
          <table:table-cell office:value-type="float" office:value="570.9131" calcext:value-type="float">
            <text:p>570.9131</text:p>
          </table:table-cell>
          <table:table-cell office:value-type="float" office:value="142.8817" calcext:value-type="float">
            <text:p>142.8817</text:p>
          </table:table-cell>
          <table:table-cell office:value-type="float" office:value="35.71687" calcext:value-type="float">
            <text:p>35.71687</text:p>
          </table:table-cell>
          <table:table-cell office:value-type="float" office:value="0" calcext:value-type="float">
            <text:p>0</text:p>
          </table:table-cell>
          <table:table-cell office:value-type="float" office:value="-0.09731522" calcext:value-type="float">
            <text:p>-0.09731522</text:p>
          </table:table-cell>
          <table:table-cell office:value-type="float" office:value="0" calcext:value-type="float">
            <text:p>0</text:p>
          </table:table-cell>
          <table:table-cell office:value-type="float" office:value="6.384974" calcext:value-type="float">
            <text:p>6.384974</text:p>
          </table:table-cell>
          <table:table-cell office:value-type="float" office:value="1425" calcext:value-type="float">
            <text:p>1425</text:p>
          </table:table-cell>
          <table:table-cell office:value-type="float" office:value="-507.4203" calcext:value-type="float">
            <text:p>-507.4203</text:p>
          </table:table-cell>
          <table:table-cell office:value-type="float" office:value="917.5792" calcext:value-type="float">
            <text:p>917.5792</text:p>
          </table:table-cell>
          <table:table-cell office:value-type="float" office:value="-533.8914" calcext:value-type="float">
            <text:p>-533.8914</text:p>
          </table:table-cell>
          <table:table-cell office:value-type="float" office:value="0" calcext:value-type="float">
            <text:p>0</text:p>
          </table:table-cell>
          <table:table-cell office:value-type="float" office:value="20.39688" calcext:value-type="float">
            <text:p>20.39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1" calcext:value-type="float">
            <text:p>13082001</text:p>
          </table:table-cell>
          <table:table-cell office:value-type="float" office:value="167.1016" calcext:value-type="float">
            <text:p>167.1016</text:p>
          </table:table-cell>
          <table:table-cell office:value-type="float" office:value="13217.57" calcext:value-type="float">
            <text:p>13217.57</text:p>
          </table:table-cell>
          <table:table-cell office:value-type="float" office:value="0" calcext:value-type="float">
            <text:p>0</text:p>
          </table:table-cell>
          <table:table-cell office:value-type="float" office:value="11.11727" calcext:value-type="float">
            <text:p>11.11727</text:p>
          </table:table-cell>
          <table:table-cell office:value-type="float" office:value="-622.8442" calcext:value-type="float">
            <text:p>-622.8442</text:p>
          </table:table-cell>
          <table:table-cell office:value-type="float" office:value="1837.244" calcext:value-type="float">
            <text:p>1837.244</text:p>
          </table:table-cell>
          <table:table-cell office:value-type="float" office:value="-108.4237" calcext:value-type="float">
            <text:p>-108.4237</text:p>
          </table:table-cell>
          <table:table-cell office:value-type="float" office:value="124.0603" calcext:value-type="float">
            <text:p>124.0603</text:p>
          </table:table-cell>
          <table:table-cell office:value-type="float" office:value="2.733933" calcext:value-type="float">
            <text:p>2.733933</text:p>
          </table:table-cell>
          <table:table-cell office:value-type="float" office:value="0.006414509" calcext:value-type="float">
            <text:p>0.006414509</text:p>
          </table:table-cell>
          <table:table-cell office:value-type="float" office:value="1.10286" calcext:value-type="float">
            <text:p>1.10286</text:p>
          </table:table-cell>
          <table:table-cell office:value-type="float" office:value="0.05770378" calcext:value-type="float">
            <text:p>0.05770378</text:p>
          </table:table-cell>
          <table:table-cell office:value-type="float" office:value="0.01475075" calcext:value-type="float">
            <text:p>0.01475075</text:p>
          </table:table-cell>
          <table:table-cell office:value-type="float" office:value="0.7432541" calcext:value-type="float">
            <text:p>0.7432541</text:p>
          </table:table-cell>
          <table:table-cell office:value-type="float" office:value="370" calcext:value-type="float">
            <text:p>370</text:p>
          </table:table-cell>
          <table:table-cell office:value-type="float" office:value="418.9108" calcext:value-type="float">
            <text:p>418.9108</text:p>
          </table:table-cell>
          <table:table-cell office:value-type="float" office:value="0" calcext:value-type="float">
            <text:p>0</text:p>
          </table:table-cell>
          <table:table-cell office:value-type="float" office:value="307.8018" calcext:value-type="float">
            <text:p>307.8018</text:p>
          </table:table-cell>
          <table:table-cell office:value-type="float" office:value="1094.762" calcext:value-type="float">
            <text:p>1094.762</text:p>
          </table:table-cell>
          <table:table-cell office:value-type="float" office:value="1335.427" calcext:value-type="float">
            <text:p>1335.427</text:p>
          </table:table-cell>
          <table:table-cell office:value-type="float" office:value="1323.421" calcext:value-type="float">
            <text:p>1323.421</text:p>
          </table:table-cell>
          <table:table-cell office:value-type="float" office:value="798.3761" calcext:value-type="float">
            <text:p>798.3761</text:p>
          </table:table-cell>
          <table:table-cell office:value-type="float" office:value="1078.01" calcext:value-type="float">
            <text:p>1078.01</text:p>
          </table:table-cell>
          <table:table-cell office:value-type="float" office:value="422.9045" calcext:value-type="float">
            <text:p>422.9045</text:p>
          </table:table-cell>
          <table:table-cell office:value-type="float" office:value="1887.832" calcext:value-type="float">
            <text:p>1887.832</text:p>
          </table:table-cell>
          <table:table-cell office:value-type="float" office:value="2115.174" calcext:value-type="float">
            <text:p>2115.174</text:p>
          </table:table-cell>
          <table:table-cell office:value-type="float" office:value="1682.633" calcext:value-type="float">
            <text:p>1682.633</text:p>
          </table:table-cell>
          <table:table-cell office:value-type="float" office:value="586.085" calcext:value-type="float">
            <text:p>586.085</text:p>
          </table:table-cell>
          <table:table-cell office:value-type="float" office:value="570.9156" calcext:value-type="float">
            <text:p>570.9156</text:p>
          </table:table-cell>
          <table:table-cell office:value-type="float" office:value="142.8814" calcext:value-type="float">
            <text:p>142.8814</text:p>
          </table:table-cell>
          <table:table-cell office:value-type="float" office:value="35.71681" calcext:value-type="float">
            <text:p>35.71681</text:p>
          </table:table-cell>
          <table:table-cell office:value-type="float" office:value="0" calcext:value-type="float">
            <text:p>0</text:p>
          </table:table-cell>
          <table:table-cell office:value-type="float" office:value="-0.09736549" calcext:value-type="float">
            <text:p>-0.09736549</text:p>
          </table:table-cell>
          <table:table-cell office:value-type="float" office:value="0" calcext:value-type="float">
            <text:p>0</text:p>
          </table:table-cell>
          <table:table-cell office:value-type="float" office:value="6.384974" calcext:value-type="float">
            <text:p>6.384974</text:p>
          </table:table-cell>
          <table:table-cell office:value-type="float" office:value="1450.299" calcext:value-type="float">
            <text:p>1450.299</text:p>
          </table:table-cell>
          <table:table-cell office:value-type="float" office:value="-515.2023" calcext:value-type="float">
            <text:p>-515.2023</text:p>
          </table:table-cell>
          <table:table-cell office:value-type="float" office:value="935.0967" calcext:value-type="float">
            <text:p>935.0967</text:p>
          </table:table-cell>
          <table:table-cell office:value-type="float" office:value="-535.4078" calcext:value-type="float">
            <text:p>-535.4078</text:p>
          </table:table-cell>
          <table:table-cell office:value-type="float" office:value="0" calcext:value-type="float">
            <text:p>0</text:p>
          </table:table-cell>
          <table:table-cell office:value-type="float" office:value="20.23823" calcext:value-type="float">
            <text:p>20.23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1" calcext:value-type="float">
            <text:p>14082001</text:p>
          </table:table-cell>
          <table:table-cell office:value-type="float" office:value="167.0035" calcext:value-type="float">
            <text:p>167.0035</text:p>
          </table:table-cell>
          <table:table-cell office:value-type="float" office:value="13216.7" calcext:value-type="float">
            <text:p>13216.7</text:p>
          </table:table-cell>
          <table:table-cell office:value-type="float" office:value="0" calcext:value-type="float">
            <text:p>0</text:p>
          </table:table-cell>
          <table:table-cell office:value-type="float" office:value="11.72349" calcext:value-type="float">
            <text:p>11.72349</text:p>
          </table:table-cell>
          <table:table-cell office:value-type="float" office:value="-624.8214" calcext:value-type="float">
            <text:p>-624.8214</text:p>
          </table:table-cell>
          <table:table-cell office:value-type="float" office:value="1842.972" calcext:value-type="float">
            <text:p>1842.972</text:p>
          </table:table-cell>
          <table:table-cell office:value-type="float" office:value="-108.9267" calcext:value-type="float">
            <text:p>-108.9267</text:p>
          </table:table-cell>
          <table:table-cell office:value-type="float" office:value="123.6882" calcext:value-type="float">
            <text:p>123.6882</text:p>
          </table:table-cell>
          <table:table-cell office:value-type="float" office:value="2.691065" calcext:value-type="float">
            <text:p>2.691065</text:p>
          </table:table-cell>
          <table:table-cell office:value-type="float" office:value="0.006732465" calcext:value-type="float">
            <text:p>0.006732465</text:p>
          </table:table-cell>
          <table:table-cell office:value-type="float" office:value="1.10286" calcext:value-type="float">
            <text:p>1.10286</text:p>
          </table:table-cell>
          <table:table-cell office:value-type="float" office:value="0.05782862" calcext:value-type="float">
            <text:p>0.05782862</text:p>
          </table:table-cell>
          <table:table-cell office:value-type="float" office:value="0.01475075" calcext:value-type="float">
            <text:p>0.01475075</text:p>
          </table:table-cell>
          <table:table-cell office:value-type="float" office:value="0.743157" calcext:value-type="float">
            <text:p>0.743157</text:p>
          </table:table-cell>
          <table:table-cell office:value-type="float" office:value="370" calcext:value-type="float">
            <text:p>370</text:p>
          </table:table-cell>
          <table:table-cell office:value-type="float" office:value="428.2" calcext:value-type="float">
            <text:p>428.2</text:p>
          </table:table-cell>
          <table:table-cell office:value-type="float" office:value="0" calcext:value-type="float">
            <text:p>0</text:p>
          </table:table-cell>
          <table:table-cell office:value-type="float" office:value="307.9076" calcext:value-type="float">
            <text:p>307.9076</text:p>
          </table:table-cell>
          <table:table-cell office:value-type="float" office:value="1094.583" calcext:value-type="float">
            <text:p>1094.583</text:p>
          </table:table-cell>
          <table:table-cell office:value-type="float" office:value="1335.203" calcext:value-type="float">
            <text:p>1335.203</text:p>
          </table:table-cell>
          <table:table-cell office:value-type="float" office:value="1323.318" calcext:value-type="float">
            <text:p>1323.318</text:p>
          </table:table-cell>
          <table:table-cell office:value-type="float" office:value="798.3317" calcext:value-type="float">
            <text:p>798.3317</text:p>
          </table:table-cell>
          <table:table-cell office:value-type="float" office:value="1077.879" calcext:value-type="float">
            <text:p>1077.879</text:p>
          </table:table-cell>
          <table:table-cell office:value-type="float" office:value="422.8538" calcext:value-type="float">
            <text:p>422.8538</text:p>
          </table:table-cell>
          <table:table-cell office:value-type="float" office:value="1887.684" calcext:value-type="float">
            <text:p>1887.684</text:p>
          </table:table-cell>
          <table:table-cell office:value-type="float" office:value="2115.079" calcext:value-type="float">
            <text:p>2115.079</text:p>
          </table:table-cell>
          <table:table-cell office:value-type="float" office:value="1682.583" calcext:value-type="float">
            <text:p>1682.583</text:p>
          </table:table-cell>
          <table:table-cell office:value-type="float" office:value="586.0777" calcext:value-type="float">
            <text:p>586.0777</text:p>
          </table:table-cell>
          <table:table-cell office:value-type="float" office:value="570.9182" calcext:value-type="float">
            <text:p>570.9182</text:p>
          </table:table-cell>
          <table:table-cell office:value-type="float" office:value="142.8811" calcext:value-type="float">
            <text:p>142.8811</text:p>
          </table:table-cell>
          <table:table-cell office:value-type="float" office:value="35.71675" calcext:value-type="float">
            <text:p>35.71675</text:p>
          </table:table-cell>
          <table:table-cell office:value-type="float" office:value="0" calcext:value-type="float">
            <text:p>0</text:p>
          </table:table-cell>
          <table:table-cell office:value-type="float" office:value="-0.09739707" calcext:value-type="float">
            <text:p>-0.09739707</text:p>
          </table:table-cell>
          <table:table-cell office:value-type="float" office:value="0" calcext:value-type="float">
            <text:p>0</text:p>
          </table:table-cell>
          <table:table-cell office:value-type="float" office:value="6.384974" calcext:value-type="float">
            <text:p>6.384974</text:p>
          </table:table-cell>
          <table:table-cell office:value-type="float" office:value="1468" calcext:value-type="float">
            <text:p>1468</text:p>
          </table:table-cell>
          <table:table-cell office:value-type="float" office:value="-522.134" calcext:value-type="float">
            <text:p>-522.134</text:p>
          </table:table-cell>
          <table:table-cell office:value-type="float" office:value="945.8656" calcext:value-type="float">
            <text:p>945.8656</text:p>
          </table:table-cell>
          <table:table-cell office:value-type="float" office:value="-536.8432" calcext:value-type="float">
            <text:p>-536.8432</text:p>
          </table:table-cell>
          <table:table-cell office:value-type="float" office:value="0" calcext:value-type="float">
            <text:p>0</text:p>
          </table:table-cell>
          <table:table-cell office:value-type="float" office:value="20.1982" calcext:value-type="float">
            <text:p>20.1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1" calcext:value-type="float">
            <text:p>15082001</text:p>
          </table:table-cell>
          <table:table-cell office:value-type="float" office:value="166.8068" calcext:value-type="float">
            <text:p>166.8068</text:p>
          </table:table-cell>
          <table:table-cell office:value-type="float" office:value="13215.68" calcext:value-type="float">
            <text:p>13215.68</text:p>
          </table:table-cell>
          <table:table-cell office:value-type="float" office:value="0" calcext:value-type="float">
            <text:p>0</text:p>
          </table:table-cell>
          <table:table-cell office:value-type="float" office:value="12.29992" calcext:value-type="float">
            <text:p>12.29992</text:p>
          </table:table-cell>
          <table:table-cell office:value-type="float" office:value="-626.2432" calcext:value-type="float">
            <text:p>-626.2432</text:p>
          </table:table-cell>
          <table:table-cell office:value-type="float" office:value="1842.518" calcext:value-type="float">
            <text:p>1842.518</text:p>
          </table:table-cell>
          <table:table-cell office:value-type="float" office:value="-109.4068" calcext:value-type="float">
            <text:p>-109.4068</text:p>
          </table:table-cell>
          <table:table-cell office:value-type="float" office:value="123.4258" calcext:value-type="float">
            <text:p>123.4258</text:p>
          </table:table-cell>
          <table:table-cell office:value-type="float" office:value="2.623329" calcext:value-type="float">
            <text:p>2.623329</text:p>
          </table:table-cell>
          <table:table-cell office:value-type="float" office:value="0.006804131" calcext:value-type="float">
            <text:p>0.006804131</text:p>
          </table:table-cell>
          <table:table-cell office:value-type="float" office:value="1.298045" calcext:value-type="float">
            <text:p>1.298045</text:p>
          </table:table-cell>
          <table:table-cell office:value-type="float" office:value="0.05801384" calcext:value-type="float">
            <text:p>0.05801384</text:p>
          </table:table-cell>
          <table:table-cell office:value-type="float" office:value="0.0153783" calcext:value-type="float">
            <text:p>0.0153783</text:p>
          </table:table-cell>
          <table:table-cell office:value-type="float" office:value="0.7538267" calcext:value-type="float">
            <text:p>0.7538267</text:p>
          </table:table-cell>
          <table:table-cell office:value-type="float" office:value="370" calcext:value-type="float">
            <text:p>370</text:p>
          </table:table-cell>
          <table:table-cell office:value-type="float" office:value="438.2295" calcext:value-type="float">
            <text:p>438.2295</text:p>
          </table:table-cell>
          <table:table-cell office:value-type="float" office:value="0" calcext:value-type="float">
            <text:p>0</text:p>
          </table:table-cell>
          <table:table-cell office:value-type="float" office:value="308.0243" calcext:value-type="float">
            <text:p>308.0243</text:p>
          </table:table-cell>
          <table:table-cell office:value-type="float" office:value="1094.388" calcext:value-type="float">
            <text:p>1094.388</text:p>
          </table:table-cell>
          <table:table-cell office:value-type="float" office:value="1334.982" calcext:value-type="float">
            <text:p>1334.982</text:p>
          </table:table-cell>
          <table:table-cell office:value-type="float" office:value="1323.216" calcext:value-type="float">
            <text:p>1323.216</text:p>
          </table:table-cell>
          <table:table-cell office:value-type="float" office:value="798.1353" calcext:value-type="float">
            <text:p>798.1353</text:p>
          </table:table-cell>
          <table:table-cell office:value-type="float" office:value="1077.713" calcext:value-type="float">
            <text:p>1077.713</text:p>
          </table:table-cell>
          <table:table-cell office:value-type="float" office:value="422.8213" calcext:value-type="float">
            <text:p>422.8213</text:p>
          </table:table-cell>
          <table:table-cell office:value-type="float" office:value="1887.535" calcext:value-type="float">
            <text:p>1887.535</text:p>
          </table:table-cell>
          <table:table-cell office:value-type="float" office:value="2114.964" calcext:value-type="float">
            <text:p>2114.964</text:p>
          </table:table-cell>
          <table:table-cell office:value-type="float" office:value="1682.514" calcext:value-type="float">
            <text:p>1682.514</text:p>
          </table:table-cell>
          <table:table-cell office:value-type="float" office:value="586.0634" calcext:value-type="float">
            <text:p>586.0634</text:p>
          </table:table-cell>
          <table:table-cell office:value-type="float" office:value="570.911" calcext:value-type="float">
            <text:p>570.911</text:p>
          </table:table-cell>
          <table:table-cell office:value-type="float" office:value="142.8781" calcext:value-type="float">
            <text:p>142.8781</text:p>
          </table:table-cell>
          <table:table-cell office:value-type="float" office:value="35.71584" calcext:value-type="float">
            <text:p>35.71584</text:p>
          </table:table-cell>
          <table:table-cell office:value-type="float" office:value="0" calcext:value-type="float">
            <text:p>0</text:p>
          </table:table-cell>
          <table:table-cell office:value-type="float" office:value="-0.09748325" calcext:value-type="float">
            <text:p>-0.09748325</text:p>
          </table:table-cell>
          <table:table-cell office:value-type="float" office:value="0" calcext:value-type="float">
            <text:p>0</text:p>
          </table:table-cell>
          <table:table-cell office:value-type="float" office:value="6.384974" calcext:value-type="float">
            <text:p>6.384974</text:p>
          </table:table-cell>
          <table:table-cell office:value-type="float" office:value="1485.325" calcext:value-type="float">
            <text:p>1485.325</text:p>
          </table:table-cell>
          <table:table-cell office:value-type="float" office:value="-528.282" calcext:value-type="float">
            <text:p>-528.282</text:p>
          </table:table-cell>
          <table:table-cell office:value-type="float" office:value="957.0433" calcext:value-type="float">
            <text:p>957.0433</text:p>
          </table:table-cell>
          <table:table-cell office:value-type="float" office:value="-538.3231" calcext:value-type="float">
            <text:p>-538.3231</text:p>
          </table:table-cell>
          <table:table-cell office:value-type="float" office:value="0" calcext:value-type="float">
            <text:p>0</text:p>
          </table:table-cell>
          <table:table-cell office:value-type="float" office:value="20.72166" calcext:value-type="float">
            <text:p>20.72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1" calcext:value-type="float">
            <text:p>16082001</text:p>
          </table:table-cell>
          <table:table-cell office:value-type="float" office:value="166.6519" calcext:value-type="float">
            <text:p>166.6519</text:p>
          </table:table-cell>
          <table:table-cell office:value-type="float" office:value="13214.85" calcext:value-type="float">
            <text:p>13214.85</text:p>
          </table:table-cell>
          <table:table-cell office:value-type="float" office:value="0" calcext:value-type="float">
            <text:p>0</text:p>
          </table:table-cell>
          <table:table-cell office:value-type="float" office:value="12.86523" calcext:value-type="float">
            <text:p>12.86523</text:p>
          </table:table-cell>
          <table:table-cell office:value-type="float" office:value="-628.3554" calcext:value-type="float">
            <text:p>-628.3554</text:p>
          </table:table-cell>
          <table:table-cell office:value-type="float" office:value="1850.457" calcext:value-type="float">
            <text:p>1850.457</text:p>
          </table:table-cell>
          <table:table-cell office:value-type="float" office:value="-109.8724" calcext:value-type="float">
            <text:p>-109.8724</text:p>
          </table:table-cell>
          <table:table-cell office:value-type="float" office:value="123.143" calcext:value-type="float">
            <text:p>123.143</text:p>
          </table:table-cell>
          <table:table-cell office:value-type="float" office:value="2.583386" calcext:value-type="float">
            <text:p>2.583386</text:p>
          </table:table-cell>
          <table:table-cell office:value-type="float" office:value="0.006920286" calcext:value-type="float">
            <text:p>0.006920286</text:p>
          </table:table-cell>
          <table:table-cell office:value-type="float" office:value="1.298045" calcext:value-type="float">
            <text:p>1.298045</text:p>
          </table:table-cell>
          <table:table-cell office:value-type="float" office:value="0.0581383" calcext:value-type="float">
            <text:p>0.0581383</text:p>
          </table:table-cell>
          <table:table-cell office:value-type="float" office:value="0.0153783" calcext:value-type="float">
            <text:p>0.0153783</text:p>
          </table:table-cell>
          <table:table-cell office:value-type="float" office:value="0.753428" calcext:value-type="float">
            <text:p>0.753428</text:p>
          </table:table-cell>
          <table:table-cell office:value-type="float" office:value="370" calcext:value-type="float">
            <text:p>370</text:p>
          </table:table-cell>
          <table:table-cell office:value-type="float" office:value="454.7695" calcext:value-type="float">
            <text:p>454.7695</text:p>
          </table:table-cell>
          <table:table-cell office:value-type="float" office:value="0" calcext:value-type="float">
            <text:p>0</text:p>
          </table:table-cell>
          <table:table-cell office:value-type="float" office:value="308.0878" calcext:value-type="float">
            <text:p>308.0878</text:p>
          </table:table-cell>
          <table:table-cell office:value-type="float" office:value="1094.201" calcext:value-type="float">
            <text:p>1094.201</text:p>
          </table:table-cell>
          <table:table-cell office:value-type="float" office:value="1334.766" calcext:value-type="float">
            <text:p>1334.766</text:p>
          </table:table-cell>
          <table:table-cell office:value-type="float" office:value="1323.104" calcext:value-type="float">
            <text:p>1323.104</text:p>
          </table:table-cell>
          <table:table-cell office:value-type="float" office:value="798.0859" calcext:value-type="float">
            <text:p>798.0859</text:p>
          </table:table-cell>
          <table:table-cell office:value-type="float" office:value="1077.593" calcext:value-type="float">
            <text:p>1077.593</text:p>
          </table:table-cell>
          <table:table-cell office:value-type="float" office:value="422.7759" calcext:value-type="float">
            <text:p>422.7759</text:p>
          </table:table-cell>
          <table:table-cell office:value-type="float" office:value="1887.404" calcext:value-type="float">
            <text:p>1887.404</text:p>
          </table:table-cell>
          <table:table-cell office:value-type="float" office:value="2114.871" calcext:value-type="float">
            <text:p>2114.871</text:p>
          </table:table-cell>
          <table:table-cell office:value-type="float" office:value="1682.464" calcext:value-type="float">
            <text:p>1682.464</text:p>
          </table:table-cell>
          <table:table-cell office:value-type="float" office:value="586.056" calcext:value-type="float">
            <text:p>586.056</text:p>
          </table:table-cell>
          <table:table-cell office:value-type="float" office:value="570.9134" calcext:value-type="float">
            <text:p>570.9134</text:p>
          </table:table-cell>
          <table:table-cell office:value-type="float" office:value="142.8778" calcext:value-type="float">
            <text:p>142.8778</text:p>
          </table:table-cell>
          <table:table-cell office:value-type="float" office:value="35.71577" calcext:value-type="float">
            <text:p>35.71577</text:p>
          </table:table-cell>
          <table:table-cell office:value-type="float" office:value="0" calcext:value-type="float">
            <text:p>0</text:p>
          </table:table-cell>
          <table:table-cell office:value-type="float" office:value="-0.09754565" calcext:value-type="float">
            <text:p>-0.09754565</text:p>
          </table:table-cell>
          <table:table-cell office:value-type="float" office:value="0" calcext:value-type="float">
            <text:p>0</text:p>
          </table:table-cell>
          <table:table-cell office:value-type="float" office:value="6.384974" calcext:value-type="float">
            <text:p>6.384974</text:p>
          </table:table-cell>
          <table:table-cell office:value-type="float" office:value="1510.539" calcext:value-type="float">
            <text:p>1510.539</text:p>
          </table:table-cell>
          <table:table-cell office:value-type="float" office:value="-535.3077" calcext:value-type="float">
            <text:p>-535.3077</text:p>
          </table:table-cell>
          <table:table-cell office:value-type="float" office:value="975.2314" calcext:value-type="float">
            <text:p>975.2314</text:p>
          </table:table-cell>
          <table:table-cell office:value-type="float" office:value="-539.7532" calcext:value-type="float">
            <text:p>-539.7532</text:p>
          </table:table-cell>
          <table:table-cell office:value-type="float" office:value="0" calcext:value-type="float">
            <text:p>0</text:p>
          </table:table-cell>
          <table:table-cell office:value-type="float" office:value="20.49849" calcext:value-type="float">
            <text:p>20.49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1" calcext:value-type="float">
            <text:p>17082001</text:p>
          </table:table-cell>
          <table:table-cell office:value-type="float" office:value="166.527" calcext:value-type="float">
            <text:p>166.527</text:p>
          </table:table-cell>
          <table:table-cell office:value-type="float" office:value="13214.03" calcext:value-type="float">
            <text:p>13214.03</text:p>
          </table:table-cell>
          <table:table-cell office:value-type="float" office:value="0" calcext:value-type="float">
            <text:p>0</text:p>
          </table:table-cell>
          <table:table-cell office:value-type="float" office:value="13.43636" calcext:value-type="float">
            <text:p>13.43636</text:p>
          </table:table-cell>
          <table:table-cell office:value-type="float" office:value="-630.3651" calcext:value-type="float">
            <text:p>-630.3651</text:p>
          </table:table-cell>
          <table:table-cell office:value-type="float" office:value="1857.534" calcext:value-type="float">
            <text:p>1857.534</text:p>
          </table:table-cell>
          <table:table-cell office:value-type="float" office:value="-110.34" calcext:value-type="float">
            <text:p>-110.34</text:p>
          </table:table-cell>
          <table:table-cell office:value-type="float" office:value="122.8179" calcext:value-type="float">
            <text:p>122.8179</text:p>
          </table:table-cell>
          <table:table-cell office:value-type="float" office:value="2.541771" calcext:value-type="float">
            <text:p>2.541771</text:p>
          </table:table-cell>
          <table:table-cell office:value-type="float" office:value="0.007161127" calcext:value-type="float">
            <text:p>0.007161127</text:p>
          </table:table-cell>
          <table:table-cell office:value-type="float" office:value="1.298045" calcext:value-type="float">
            <text:p>1.298045</text:p>
          </table:table-cell>
          <table:table-cell office:value-type="float" office:value="0.05826311" calcext:value-type="float">
            <text:p>0.05826311</text:p>
          </table:table-cell>
          <table:table-cell office:value-type="float" office:value="0.0153783" calcext:value-type="float">
            <text:p>0.0153783</text:p>
          </table:table-cell>
          <table:table-cell office:value-type="float" office:value="0.7532257" calcext:value-type="float">
            <text:p>0.7532257</text:p>
          </table:table-cell>
          <table:table-cell office:value-type="float" office:value="370" calcext:value-type="float">
            <text:p>370</text:p>
          </table:table-cell>
          <table:table-cell office:value-type="float" office:value="469.9752" calcext:value-type="float">
            <text:p>469.9752</text:p>
          </table:table-cell>
          <table:table-cell office:value-type="float" office:value="0" calcext:value-type="float">
            <text:p>0</text:p>
          </table:table-cell>
          <table:table-cell office:value-type="float" office:value="308.1847" calcext:value-type="float">
            <text:p>308.1847</text:p>
          </table:table-cell>
          <table:table-cell office:value-type="float" office:value="1094.015" calcext:value-type="float">
            <text:p>1094.015</text:p>
          </table:table-cell>
          <table:table-cell office:value-type="float" office:value="1334.546" calcext:value-type="float">
            <text:p>1334.546</text:p>
          </table:table-cell>
          <table:table-cell office:value-type="float" office:value="1323" calcext:value-type="float">
            <text:p>1323</text:p>
          </table:table-cell>
          <table:table-cell office:value-type="float" office:value="798.0366" calcext:value-type="float">
            <text:p>798.0366</text:p>
          </table:table-cell>
          <table:table-cell office:value-type="float" office:value="1077.474" calcext:value-type="float">
            <text:p>1077.474</text:p>
          </table:table-cell>
          <table:table-cell office:value-type="float" office:value="422.7303" calcext:value-type="float">
            <text:p>422.7303</text:p>
          </table:table-cell>
          <table:table-cell office:value-type="float" office:value="1887.273" calcext:value-type="float">
            <text:p>1887.273</text:p>
          </table:table-cell>
          <table:table-cell office:value-type="float" office:value="2114.779" calcext:value-type="float">
            <text:p>2114.779</text:p>
          </table:table-cell>
          <table:table-cell office:value-type="float" office:value="1682.415" calcext:value-type="float">
            <text:p>1682.415</text:p>
          </table:table-cell>
          <table:table-cell office:value-type="float" office:value="586.0487" calcext:value-type="float">
            <text:p>586.0487</text:p>
          </table:table-cell>
          <table:table-cell office:value-type="float" office:value="570.9156" calcext:value-type="float">
            <text:p>570.9156</text:p>
          </table:table-cell>
          <table:table-cell office:value-type="float" office:value="142.8775" calcext:value-type="float">
            <text:p>142.8775</text:p>
          </table:table-cell>
          <table:table-cell office:value-type="float" office:value="35.71571" calcext:value-type="float">
            <text:p>35.71571</text:p>
          </table:table-cell>
          <table:table-cell office:value-type="float" office:value="0" calcext:value-type="float">
            <text:p>0</text:p>
          </table:table-cell>
          <table:table-cell office:value-type="float" office:value="-0.09759704" calcext:value-type="float">
            <text:p>-0.09759704</text:p>
          </table:table-cell>
          <table:table-cell office:value-type="float" office:value="0" calcext:value-type="float">
            <text:p>0</text:p>
          </table:table-cell>
          <table:table-cell office:value-type="float" office:value="6.384974" calcext:value-type="float">
            <text:p>6.384974</text:p>
          </table:table-cell>
          <table:table-cell office:value-type="float" office:value="1535.104" calcext:value-type="float">
            <text:p>1535.104</text:p>
          </table:table-cell>
          <table:table-cell office:value-type="float" office:value="-543.1212" calcext:value-type="float">
            <text:p>-543.1212</text:p>
          </table:table-cell>
          <table:table-cell office:value-type="float" office:value="991.9831" calcext:value-type="float">
            <text:p>991.9831</text:p>
          </table:table-cell>
          <table:table-cell office:value-type="float" office:value="-541.1457" calcext:value-type="float">
            <text:p>-541.1457</text:p>
          </table:table-cell>
          <table:table-cell office:value-type="float" office:value="0" calcext:value-type="float">
            <text:p>0</text:p>
          </table:table-cell>
          <table:table-cell office:value-type="float" office:value="20.34355" calcext:value-type="float">
            <text:p>20.34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1" calcext:value-type="float">
            <text:p>18082001</text:p>
          </table:table-cell>
          <table:table-cell office:value-type="float" office:value="166.4095" calcext:value-type="float">
            <text:p>166.4095</text:p>
          </table:table-cell>
          <table:table-cell office:value-type="float" office:value="13213.18" calcext:value-type="float">
            <text:p>13213.18</text:p>
          </table:table-cell>
          <table:table-cell office:value-type="float" office:value="0" calcext:value-type="float">
            <text:p>0</text:p>
          </table:table-cell>
          <table:table-cell office:value-type="float" office:value="14.03433" calcext:value-type="float">
            <text:p>14.03433</text:p>
          </table:table-cell>
          <table:table-cell office:value-type="float" office:value="-632.3855" calcext:value-type="float">
            <text:p>-632.3855</text:p>
          </table:table-cell>
          <table:table-cell office:value-type="float" office:value="1865.327" calcext:value-type="float">
            <text:p>1865.327</text:p>
          </table:table-cell>
          <table:table-cell office:value-type="float" office:value="-110.8291" calcext:value-type="float">
            <text:p>-110.8291</text:p>
          </table:table-cell>
          <table:table-cell office:value-type="float" office:value="122.4497" calcext:value-type="float">
            <text:p>122.4497</text:p>
          </table:table-cell>
          <table:table-cell office:value-type="float" office:value="2.500362" calcext:value-type="float">
            <text:p>2.500362</text:p>
          </table:table-cell>
          <table:table-cell office:value-type="float" office:value="0.007405183" calcext:value-type="float">
            <text:p>0.007405183</text:p>
          </table:table-cell>
          <table:table-cell office:value-type="float" office:value="1.298045" calcext:value-type="float">
            <text:p>1.298045</text:p>
          </table:table-cell>
          <table:table-cell office:value-type="float" office:value="0.05838792" calcext:value-type="float">
            <text:p>0.05838792</text:p>
          </table:table-cell>
          <table:table-cell office:value-type="float" office:value="0.0153783" calcext:value-type="float">
            <text:p>0.0153783</text:p>
          </table:table-cell>
          <table:table-cell office:value-type="float" office:value="0.7531897" calcext:value-type="float">
            <text:p>0.7531897</text:p>
          </table:table-cell>
          <table:table-cell office:value-type="float" office:value="370" calcext:value-type="float">
            <text:p>370</text:p>
          </table:table-cell>
          <table:table-cell office:value-type="float" office:value="484.7038" calcext:value-type="float">
            <text:p>484.7038</text:p>
          </table:table-cell>
          <table:table-cell office:value-type="float" office:value="0" calcext:value-type="float">
            <text:p>0</text:p>
          </table:table-cell>
          <table:table-cell office:value-type="float" office:value="308.295" calcext:value-type="float">
            <text:p>308.295</text:p>
          </table:table-cell>
          <table:table-cell office:value-type="float" office:value="1093.817" calcext:value-type="float">
            <text:p>1093.817</text:p>
          </table:table-cell>
          <table:table-cell office:value-type="float" office:value="1334.312" calcext:value-type="float">
            <text:p>1334.312</text:p>
          </table:table-cell>
          <table:table-cell office:value-type="float" office:value="1322.895" calcext:value-type="float">
            <text:p>1322.895</text:p>
          </table:table-cell>
          <table:table-cell office:value-type="float" office:value="797.9865" calcext:value-type="float">
            <text:p>797.9865</text:p>
          </table:table-cell>
          <table:table-cell office:value-type="float" office:value="1077.353" calcext:value-type="float">
            <text:p>1077.353</text:p>
          </table:table-cell>
          <table:table-cell office:value-type="float" office:value="422.6852" calcext:value-type="float">
            <text:p>422.6852</text:p>
          </table:table-cell>
          <table:table-cell office:value-type="float" office:value="1887.143" calcext:value-type="float">
            <text:p>1887.143</text:p>
          </table:table-cell>
          <table:table-cell office:value-type="float" office:value="2114.687" calcext:value-type="float">
            <text:p>2114.687</text:p>
          </table:table-cell>
          <table:table-cell office:value-type="float" office:value="1682.366" calcext:value-type="float">
            <text:p>1682.366</text:p>
          </table:table-cell>
          <table:table-cell office:value-type="float" office:value="586.0414" calcext:value-type="float">
            <text:p>586.0414</text:p>
          </table:table-cell>
          <table:table-cell office:value-type="float" office:value="570.9179" calcext:value-type="float">
            <text:p>570.9179</text:p>
          </table:table-cell>
          <table:table-cell office:value-type="float" office:value="142.8772" calcext:value-type="float">
            <text:p>142.8772</text:p>
          </table:table-cell>
          <table:table-cell office:value-type="float" office:value="35.71566" calcext:value-type="float">
            <text:p>35.71566</text:p>
          </table:table-cell>
          <table:table-cell office:value-type="float" office:value="0" calcext:value-type="float">
            <text:p>0</text:p>
          </table:table-cell>
          <table:table-cell office:value-type="float" office:value="-0.09764297" calcext:value-type="float">
            <text:p>-0.09764297</text:p>
          </table:table-cell>
          <table:table-cell office:value-type="float" office:value="0" calcext:value-type="float">
            <text:p>0</text:p>
          </table:table-cell>
          <table:table-cell office:value-type="float" office:value="6.384974" calcext:value-type="float">
            <text:p>6.384974</text:p>
          </table:table-cell>
          <table:table-cell office:value-type="float" office:value="1558.887" calcext:value-type="float">
            <text:p>1558.887</text:p>
          </table:table-cell>
          <table:table-cell office:value-type="float" office:value="-550.6449" calcext:value-type="float">
            <text:p>-550.6449</text:p>
          </table:table-cell>
          <table:table-cell office:value-type="float" office:value="1008.242" calcext:value-type="float">
            <text:p>1008.242</text:p>
          </table:table-cell>
          <table:table-cell office:value-type="float" office:value="-542.5682" calcext:value-type="float">
            <text:p>-542.5682</text:p>
          </table:table-cell>
          <table:table-cell office:value-type="float" office:value="0" calcext:value-type="float">
            <text:p>0</text:p>
          </table:table-cell>
          <table:table-cell office:value-type="float" office:value="20.23261" calcext:value-type="float">
            <text:p>20.23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1" calcext:value-type="float">
            <text:p>19082001</text:p>
          </table:table-cell>
          <table:table-cell office:value-type="float" office:value="166.3277" calcext:value-type="float">
            <text:p>166.3277</text:p>
          </table:table-cell>
          <table:table-cell office:value-type="float" office:value="13212.35" calcext:value-type="float">
            <text:p>13212.35</text:p>
          </table:table-cell>
          <table:table-cell office:value-type="float" office:value="0" calcext:value-type="float">
            <text:p>0</text:p>
          </table:table-cell>
          <table:table-cell office:value-type="float" office:value="14.65194" calcext:value-type="float">
            <text:p>14.65194</text:p>
          </table:table-cell>
          <table:table-cell office:value-type="float" office:value="-634.3688" calcext:value-type="float">
            <text:p>-634.3688</text:p>
          </table:table-cell>
          <table:table-cell office:value-type="float" office:value="1872.245" calcext:value-type="float">
            <text:p>1872.245</text:p>
          </table:table-cell>
          <table:table-cell office:value-type="float" office:value="-111.332" calcext:value-type="float">
            <text:p>-111.332</text:p>
          </table:table-cell>
          <table:table-cell office:value-type="float" office:value="122.0581" calcext:value-type="float">
            <text:p>122.0581</text:p>
          </table:table-cell>
          <table:table-cell office:value-type="float" office:value="2.459393" calcext:value-type="float">
            <text:p>2.459393</text:p>
          </table:table-cell>
          <table:table-cell office:value-type="float" office:value="0.007633513" calcext:value-type="float">
            <text:p>0.007633513</text:p>
          </table:table-cell>
          <table:table-cell office:value-type="float" office:value="1.298045" calcext:value-type="float">
            <text:p>1.298045</text:p>
          </table:table-cell>
          <table:table-cell office:value-type="float" office:value="0.05851296" calcext:value-type="float">
            <text:p>0.05851296</text:p>
          </table:table-cell>
          <table:table-cell office:value-type="float" office:value="0.0153783" calcext:value-type="float">
            <text:p>0.0153783</text:p>
          </table:table-cell>
          <table:table-cell office:value-type="float" office:value="0.7532961" calcext:value-type="float">
            <text:p>0.7532961</text:p>
          </table:table-cell>
          <table:table-cell office:value-type="float" office:value="370" calcext:value-type="float">
            <text:p>370</text:p>
          </table:table-cell>
          <table:table-cell office:value-type="float" office:value="496.7836" calcext:value-type="float">
            <text:p>496.7836</text:p>
          </table:table-cell>
          <table:table-cell office:value-type="float" office:value="0" calcext:value-type="float">
            <text:p>0</text:p>
          </table:table-cell>
          <table:table-cell office:value-type="float" office:value="308.4167" calcext:value-type="float">
            <text:p>308.4167</text:p>
          </table:table-cell>
          <table:table-cell office:value-type="float" office:value="1093.626" calcext:value-type="float">
            <text:p>1093.626</text:p>
          </table:table-cell>
          <table:table-cell office:value-type="float" office:value="1334.096" calcext:value-type="float">
            <text:p>1334.096</text:p>
          </table:table-cell>
          <table:table-cell office:value-type="float" office:value="1322.792" calcext:value-type="float">
            <text:p>1322.792</text:p>
          </table:table-cell>
          <table:table-cell office:value-type="float" office:value="797.9402" calcext:value-type="float">
            <text:p>797.9402</text:p>
          </table:table-cell>
          <table:table-cell office:value-type="float" office:value="1077.233" calcext:value-type="float">
            <text:p>1077.233</text:p>
          </table:table-cell>
          <table:table-cell office:value-type="float" office:value="422.6404" calcext:value-type="float">
            <text:p>422.6404</text:p>
          </table:table-cell>
          <table:table-cell office:value-type="float" office:value="1887.013" calcext:value-type="float">
            <text:p>1887.013</text:p>
          </table:table-cell>
          <table:table-cell office:value-type="float" office:value="2114.596" calcext:value-type="float">
            <text:p>2114.596</text:p>
          </table:table-cell>
          <table:table-cell office:value-type="float" office:value="1682.318" calcext:value-type="float">
            <text:p>1682.318</text:p>
          </table:table-cell>
          <table:table-cell office:value-type="float" office:value="586.0344" calcext:value-type="float">
            <text:p>586.0344</text:p>
          </table:table-cell>
          <table:table-cell office:value-type="float" office:value="570.9202" calcext:value-type="float">
            <text:p>570.9202</text:p>
          </table:table-cell>
          <table:table-cell office:value-type="float" office:value="142.8769" calcext:value-type="float">
            <text:p>142.8769</text:p>
          </table:table-cell>
          <table:table-cell office:value-type="float" office:value="35.7156" calcext:value-type="float">
            <text:p>35.7156</text:p>
          </table:table-cell>
          <table:table-cell office:value-type="float" office:value="0" calcext:value-type="float">
            <text:p>0</text:p>
          </table:table-cell>
          <table:table-cell office:value-type="float" office:value="-0.09767775" calcext:value-type="float">
            <text:p>-0.09767775</text:p>
          </table:table-cell>
          <table:table-cell office:value-type="float" office:value="0" calcext:value-type="float">
            <text:p>0</text:p>
          </table:table-cell>
          <table:table-cell office:value-type="float" office:value="6.384974" calcext:value-type="float">
            <text:p>6.384974</text:p>
          </table:table-cell>
          <table:table-cell office:value-type="float" office:value="1581.3" calcext:value-type="float">
            <text:p>1581.3</text:p>
          </table:table-cell>
          <table:table-cell office:value-type="float" office:value="-559.5059" calcext:value-type="float">
            <text:p>-559.5059</text:p>
          </table:table-cell>
          <table:table-cell office:value-type="float" office:value="1021.794" calcext:value-type="float">
            <text:p>1021.794</text:p>
          </table:table-cell>
          <table:table-cell office:value-type="float" office:value="-543.9579" calcext:value-type="float">
            <text:p>-543.9579</text:p>
          </table:table-cell>
          <table:table-cell office:value-type="float" office:value="0" calcext:value-type="float">
            <text:p>0</text:p>
          </table:table-cell>
          <table:table-cell office:value-type="float" office:value="20.1401" calcext:value-type="float">
            <text:p>20.1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1" calcext:value-type="float">
            <text:p>20082001</text:p>
          </table:table-cell>
          <table:table-cell office:value-type="float" office:value="166.2979" calcext:value-type="float">
            <text:p>166.2979</text:p>
          </table:table-cell>
          <table:table-cell office:value-type="float" office:value="13211.5" calcext:value-type="float">
            <text:p>13211.5</text:p>
          </table:table-cell>
          <table:table-cell office:value-type="float" office:value="0" calcext:value-type="float">
            <text:p>0</text:p>
          </table:table-cell>
          <table:table-cell office:value-type="float" office:value="15.3588" calcext:value-type="float">
            <text:p>15.3588</text:p>
          </table:table-cell>
          <table:table-cell office:value-type="float" office:value="-636.468" calcext:value-type="float">
            <text:p>-636.468</text:p>
          </table:table-cell>
          <table:table-cell office:value-type="float" office:value="1879.295" calcext:value-type="float">
            <text:p>1879.295</text:p>
          </table:table-cell>
          <table:table-cell office:value-type="float" office:value="-111.8926" calcext:value-type="float">
            <text:p>-111.8926</text:p>
          </table:table-cell>
          <table:table-cell office:value-type="float" office:value="121.6408" calcext:value-type="float">
            <text:p>121.6408</text:p>
          </table:table-cell>
          <table:table-cell office:value-type="float" office:value="2.415681" calcext:value-type="float">
            <text:p>2.415681</text:p>
          </table:table-cell>
          <table:table-cell office:value-type="float" office:value="0.007920907" calcext:value-type="float">
            <text:p>0.007920907</text:p>
          </table:table-cell>
          <table:table-cell office:value-type="float" office:value="1.298045" calcext:value-type="float">
            <text:p>1.298045</text:p>
          </table:table-cell>
          <table:table-cell office:value-type="float" office:value="0.05863813" calcext:value-type="float">
            <text:p>0.05863813</text:p>
          </table:table-cell>
          <table:table-cell office:value-type="float" office:value="0.0153783" calcext:value-type="float">
            <text:p>0.0153783</text:p>
          </table:table-cell>
          <table:table-cell office:value-type="float" office:value="0.7535266" calcext:value-type="float">
            <text:p>0.7535266</text:p>
          </table:table-cell>
          <table:table-cell office:value-type="float" office:value="370" calcext:value-type="float">
            <text:p>370</text:p>
          </table:table-cell>
          <table:table-cell office:value-type="float" office:value="507.9251" calcext:value-type="float">
            <text:p>507.9251</text:p>
          </table:table-cell>
          <table:table-cell office:value-type="float" office:value="0" calcext:value-type="float">
            <text:p>0</text:p>
          </table:table-cell>
          <table:table-cell office:value-type="float" office:value="308.5521" calcext:value-type="float">
            <text:p>308.5521</text:p>
          </table:table-cell>
          <table:table-cell office:value-type="float" office:value="1093.437" calcext:value-type="float">
            <text:p>1093.437</text:p>
          </table:table-cell>
          <table:table-cell office:value-type="float" office:value="1333.87" calcext:value-type="float">
            <text:p>1333.87</text:p>
          </table:table-cell>
          <table:table-cell office:value-type="float" office:value="1322.69" calcext:value-type="float">
            <text:p>1322.69</text:p>
          </table:table-cell>
          <table:table-cell office:value-type="float" office:value="797.899" calcext:value-type="float">
            <text:p>797.899</text:p>
          </table:table-cell>
          <table:table-cell office:value-type="float" office:value="1077.113" calcext:value-type="float">
            <text:p>1077.113</text:p>
          </table:table-cell>
          <table:table-cell office:value-type="float" office:value="422.6068" calcext:value-type="float">
            <text:p>422.6068</text:p>
          </table:table-cell>
          <table:table-cell office:value-type="float" office:value="1886.891" calcext:value-type="float">
            <text:p>1886.891</text:p>
          </table:table-cell>
          <table:table-cell office:value-type="float" office:value="2114.507" calcext:value-type="float">
            <text:p>2114.507</text:p>
          </table:table-cell>
          <table:table-cell office:value-type="float" office:value="1682.271" calcext:value-type="float">
            <text:p>1682.271</text:p>
          </table:table-cell>
          <table:table-cell office:value-type="float" office:value="586.0281" calcext:value-type="float">
            <text:p>586.0281</text:p>
          </table:table-cell>
          <table:table-cell office:value-type="float" office:value="570.9227" calcext:value-type="float">
            <text:p>570.9227</text:p>
          </table:table-cell>
          <table:table-cell office:value-type="float" office:value="142.8765" calcext:value-type="float">
            <text:p>142.8765</text:p>
          </table:table-cell>
          <table:table-cell office:value-type="float" office:value="35.71554" calcext:value-type="float">
            <text:p>35.71554</text:p>
          </table:table-cell>
          <table:table-cell office:value-type="float" office:value="0" calcext:value-type="float">
            <text:p>0</text:p>
          </table:table-cell>
          <table:table-cell office:value-type="float" office:value="-0.09771755" calcext:value-type="float">
            <text:p>-0.09771755</text:p>
          </table:table-cell>
          <table:table-cell office:value-type="float" office:value="0" calcext:value-type="float">
            <text:p>0</text:p>
          </table:table-cell>
          <table:table-cell office:value-type="float" office:value="6.384974" calcext:value-type="float">
            <text:p>6.384974</text:p>
          </table:table-cell>
          <table:table-cell office:value-type="float" office:value="1604.357" calcext:value-type="float">
            <text:p>1604.357</text:p>
          </table:table-cell>
          <table:table-cell office:value-type="float" office:value="-569.8934" calcext:value-type="float">
            <text:p>-569.8934</text:p>
          </table:table-cell>
          <table:table-cell office:value-type="float" office:value="1034.464" calcext:value-type="float">
            <text:p>1034.464</text:p>
          </table:table-cell>
          <table:table-cell office:value-type="float" office:value="-545.4071" calcext:value-type="float">
            <text:p>-545.4071</text:p>
          </table:table-cell>
          <table:table-cell office:value-type="float" office:value="0" calcext:value-type="float">
            <text:p>0</text:p>
          </table:table-cell>
          <table:table-cell office:value-type="float" office:value="20.045" calcext:value-type="float">
            <text:p>20.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1" calcext:value-type="float">
            <text:p>21082001</text:p>
          </table:table-cell>
          <table:table-cell office:value-type="float" office:value="166.349" calcext:value-type="float">
            <text:p>166.349</text:p>
          </table:table-cell>
          <table:table-cell office:value-type="float" office:value="13210.59" calcext:value-type="float">
            <text:p>13210.59</text:p>
          </table:table-cell>
          <table:table-cell office:value-type="float" office:value="0" calcext:value-type="float">
            <text:p>0</text:p>
          </table:table-cell>
          <table:table-cell office:value-type="float" office:value="16.22774" calcext:value-type="float">
            <text:p>16.22774</text:p>
          </table:table-cell>
          <table:table-cell office:value-type="float" office:value="-638.8356" calcext:value-type="float">
            <text:p>-638.8356</text:p>
          </table:table-cell>
          <table:table-cell office:value-type="float" office:value="1888.266" calcext:value-type="float">
            <text:p>1888.266</text:p>
          </table:table-cell>
          <table:table-cell office:value-type="float" office:value="-112.5742" calcext:value-type="float">
            <text:p>-112.5742</text:p>
          </table:table-cell>
          <table:table-cell office:value-type="float" office:value="121.1311" calcext:value-type="float">
            <text:p>121.1311</text:p>
          </table:table-cell>
          <table:table-cell office:value-type="float" office:value="2.362769" calcext:value-type="float">
            <text:p>2.362769</text:p>
          </table:table-cell>
          <table:table-cell office:value-type="float" office:value="0.008266039" calcext:value-type="float">
            <text:p>0.008266039</text:p>
          </table:table-cell>
          <table:table-cell office:value-type="float" office:value="1.298045" calcext:value-type="float">
            <text:p>1.298045</text:p>
          </table:table-cell>
          <table:table-cell office:value-type="float" office:value="0.0587633" calcext:value-type="float">
            <text:p>0.0587633</text:p>
          </table:table-cell>
          <table:table-cell office:value-type="float" office:value="0.0153783" calcext:value-type="float">
            <text:p>0.0153783</text:p>
          </table:table-cell>
          <table:table-cell office:value-type="float" office:value="0.7538648" calcext:value-type="float">
            <text:p>0.7538648</text:p>
          </table:table-cell>
          <table:table-cell office:value-type="float" office:value="370" calcext:value-type="float">
            <text:p>370</text:p>
          </table:table-cell>
          <table:table-cell office:value-type="float" office:value="517.2185" calcext:value-type="float">
            <text:p>517.2185</text:p>
          </table:table-cell>
          <table:table-cell office:value-type="float" office:value="0" calcext:value-type="float">
            <text:p>0</text:p>
          </table:table-cell>
          <table:table-cell office:value-type="float" office:value="308.7283" calcext:value-type="float">
            <text:p>308.7283</text:p>
          </table:table-cell>
          <table:table-cell office:value-type="float" office:value="1093.248" calcext:value-type="float">
            <text:p>1093.248</text:p>
          </table:table-cell>
          <table:table-cell office:value-type="float" office:value="1333.633" calcext:value-type="float">
            <text:p>1333.633</text:p>
          </table:table-cell>
          <table:table-cell office:value-type="float" office:value="1322.584" calcext:value-type="float">
            <text:p>1322.584</text:p>
          </table:table-cell>
          <table:table-cell office:value-type="float" office:value="797.8615" calcext:value-type="float">
            <text:p>797.8615</text:p>
          </table:table-cell>
          <table:table-cell office:value-type="float" office:value="1076.987" calcext:value-type="float">
            <text:p>1076.987</text:p>
          </table:table-cell>
          <table:table-cell office:value-type="float" office:value="422.5804" calcext:value-type="float">
            <text:p>422.5804</text:p>
          </table:table-cell>
          <table:table-cell office:value-type="float" office:value="1886.773" calcext:value-type="float">
            <text:p>1886.773</text:p>
          </table:table-cell>
          <table:table-cell office:value-type="float" office:value="2114.419" calcext:value-type="float">
            <text:p>2114.419</text:p>
          </table:table-cell>
          <table:table-cell office:value-type="float" office:value="1682.224" calcext:value-type="float">
            <text:p>1682.224</text:p>
          </table:table-cell>
          <table:table-cell office:value-type="float" office:value="586.0218" calcext:value-type="float">
            <text:p>586.0218</text:p>
          </table:table-cell>
          <table:table-cell office:value-type="float" office:value="570.9254" calcext:value-type="float">
            <text:p>570.9254</text:p>
          </table:table-cell>
          <table:table-cell office:value-type="float" office:value="142.8762" calcext:value-type="float">
            <text:p>142.8762</text:p>
          </table:table-cell>
          <table:table-cell office:value-type="float" office:value="35.71548" calcext:value-type="float">
            <text:p>35.71548</text:p>
          </table:table-cell>
          <table:table-cell office:value-type="float" office:value="0" calcext:value-type="float">
            <text:p>0</text:p>
          </table:table-cell>
          <table:table-cell office:value-type="float" office:value="-0.09779056" calcext:value-type="float">
            <text:p>-0.09779056</text:p>
          </table:table-cell>
          <table:table-cell office:value-type="float" office:value="0" calcext:value-type="float">
            <text:p>0</text:p>
          </table:table-cell>
          <table:table-cell office:value-type="float" office:value="6.384974" calcext:value-type="float">
            <text:p>6.384974</text:p>
          </table:table-cell>
          <table:table-cell office:value-type="float" office:value="1627.33" calcext:value-type="float">
            <text:p>1627.33</text:p>
          </table:table-cell>
          <table:table-cell office:value-type="float" office:value="-581.8964" calcext:value-type="float">
            <text:p>-581.8964</text:p>
          </table:table-cell>
          <table:table-cell office:value-type="float" office:value="1045.434" calcext:value-type="float">
            <text:p>1045.434</text:p>
          </table:table-cell>
          <table:table-cell office:value-type="float" office:value="-546.9884" calcext:value-type="float">
            <text:p>-546.9884</text:p>
          </table:table-cell>
          <table:table-cell office:value-type="float" office:value="0" calcext:value-type="float">
            <text:p>0</text:p>
          </table:table-cell>
          <table:table-cell office:value-type="float" office:value="19.93889" calcext:value-type="float">
            <text:p>19.93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1" calcext:value-type="float">
            <text:p>22082001</text:p>
          </table:table-cell>
          <table:table-cell office:value-type="float" office:value="166.4797" calcext:value-type="float">
            <text:p>166.4797</text:p>
          </table:table-cell>
          <table:table-cell office:value-type="float" office:value="13209.63" calcext:value-type="float">
            <text:p>13209.63</text:p>
          </table:table-cell>
          <table:table-cell office:value-type="float" office:value="0" calcext:value-type="float">
            <text:p>0</text:p>
          </table:table-cell>
          <table:table-cell office:value-type="float" office:value="17.21074" calcext:value-type="float">
            <text:p>17.21074</text:p>
          </table:table-cell>
          <table:table-cell office:value-type="float" office:value="-641.3838" calcext:value-type="float">
            <text:p>-641.3838</text:p>
          </table:table-cell>
          <table:table-cell office:value-type="float" office:value="1896.601" calcext:value-type="float">
            <text:p>1896.601</text:p>
          </table:table-cell>
          <table:table-cell office:value-type="float" office:value="-113.3394" calcext:value-type="float">
            <text:p>-113.3394</text:p>
          </table:table-cell>
          <table:table-cell office:value-type="float" office:value="120.5426" calcext:value-type="float">
            <text:p>120.5426</text:p>
          </table:table-cell>
          <table:table-cell office:value-type="float" office:value="2.318313" calcext:value-type="float">
            <text:p>2.318313</text:p>
          </table:table-cell>
          <table:table-cell office:value-type="float" office:value="0.008713715" calcext:value-type="float">
            <text:p>0.008713715</text:p>
          </table:table-cell>
          <table:table-cell office:value-type="float" office:value="1.298045" calcext:value-type="float">
            <text:p>1.298045</text:p>
          </table:table-cell>
          <table:table-cell office:value-type="float" office:value="0.05888847" calcext:value-type="float">
            <text:p>0.05888847</text:p>
          </table:table-cell>
          <table:table-cell office:value-type="float" office:value="0.0153783" calcext:value-type="float">
            <text:p>0.0153783</text:p>
          </table:table-cell>
          <table:table-cell office:value-type="float" office:value="0.7542929" calcext:value-type="float">
            <text:p>0.7542929</text:p>
          </table:table-cell>
          <table:table-cell office:value-type="float" office:value="370" calcext:value-type="float">
            <text:p>370</text:p>
          </table:table-cell>
          <table:table-cell office:value-type="float" office:value="525.3102" calcext:value-type="float">
            <text:p>525.3102</text:p>
          </table:table-cell>
          <table:table-cell office:value-type="float" office:value="0" calcext:value-type="float">
            <text:p>0</text:p>
          </table:table-cell>
          <table:table-cell office:value-type="float" office:value="308.9211" calcext:value-type="float">
            <text:p>308.9211</text:p>
          </table:table-cell>
          <table:table-cell office:value-type="float" office:value="1093.079" calcext:value-type="float">
            <text:p>1093.079</text:p>
          </table:table-cell>
          <table:table-cell office:value-type="float" office:value="1333.39" calcext:value-type="float">
            <text:p>1333.39</text:p>
          </table:table-cell>
          <table:table-cell office:value-type="float" office:value="1322.474" calcext:value-type="float">
            <text:p>1322.474</text:p>
          </table:table-cell>
          <table:table-cell office:value-type="float" office:value="797.8262" calcext:value-type="float">
            <text:p>797.8262</text:p>
          </table:table-cell>
          <table:table-cell office:value-type="float" office:value="1076.849" calcext:value-type="float">
            <text:p>1076.849</text:p>
          </table:table-cell>
          <table:table-cell office:value-type="float" office:value="422.5515" calcext:value-type="float">
            <text:p>422.5515</text:p>
          </table:table-cell>
          <table:table-cell office:value-type="float" office:value="1886.654" calcext:value-type="float">
            <text:p>1886.654</text:p>
          </table:table-cell>
          <table:table-cell office:value-type="float" office:value="2114.332" calcext:value-type="float">
            <text:p>2114.332</text:p>
          </table:table-cell>
          <table:table-cell office:value-type="float" office:value="1682.177" calcext:value-type="float">
            <text:p>1682.177</text:p>
          </table:table-cell>
          <table:table-cell office:value-type="float" office:value="586.0158" calcext:value-type="float">
            <text:p>586.0158</text:p>
          </table:table-cell>
          <table:table-cell office:value-type="float" office:value="570.928" calcext:value-type="float">
            <text:p>570.928</text:p>
          </table:table-cell>
          <table:table-cell office:value-type="float" office:value="142.8759" calcext:value-type="float">
            <text:p>142.8759</text:p>
          </table:table-cell>
          <table:table-cell office:value-type="float" office:value="35.71542" calcext:value-type="float">
            <text:p>35.71542</text:p>
          </table:table-cell>
          <table:table-cell office:value-type="float" office:value="0" calcext:value-type="float">
            <text:p>0</text:p>
          </table:table-cell>
          <table:table-cell office:value-type="float" office:value="-0.0978832" calcext:value-type="float">
            <text:p>-0.0978832</text:p>
          </table:table-cell>
          <table:table-cell office:value-type="float" office:value="0" calcext:value-type="float">
            <text:p>0</text:p>
          </table:table-cell>
          <table:table-cell office:value-type="float" office:value="6.384486" calcext:value-type="float">
            <text:p>6.384486</text:p>
          </table:table-cell>
          <table:table-cell office:value-type="float" office:value="1648.236" calcext:value-type="float">
            <text:p>1648.236</text:p>
          </table:table-cell>
          <table:table-cell office:value-type="float" office:value="-592.9391" calcext:value-type="float">
            <text:p>-592.9391</text:p>
          </table:table-cell>
          <table:table-cell office:value-type="float" office:value="1055.297" calcext:value-type="float">
            <text:p>1055.297</text:p>
          </table:table-cell>
          <table:table-cell office:value-type="float" office:value="-548.6631" calcext:value-type="float">
            <text:p>-548.6631</text:p>
          </table:table-cell>
          <table:table-cell office:value-type="float" office:value="0" calcext:value-type="float">
            <text:p>0</text:p>
          </table:table-cell>
          <table:table-cell office:value-type="float" office:value="19.82569" calcext:value-type="float">
            <text:p>19.82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1" calcext:value-type="float">
            <text:p>23082001</text:p>
          </table:table-cell>
          <table:table-cell office:value-type="float" office:value="166.6403" calcext:value-type="float">
            <text:p>166.6403</text:p>
          </table:table-cell>
          <table:table-cell office:value-type="float" office:value="13208.7" calcext:value-type="float">
            <text:p>13208.7</text:p>
          </table:table-cell>
          <table:table-cell office:value-type="float" office:value="0" calcext:value-type="float">
            <text:p>0</text:p>
          </table:table-cell>
          <table:table-cell office:value-type="float" office:value="18.14731" calcext:value-type="float">
            <text:p>18.14731</text:p>
          </table:table-cell>
          <table:table-cell office:value-type="float" office:value="-643.8157" calcext:value-type="float">
            <text:p>-643.8157</text:p>
          </table:table-cell>
          <table:table-cell office:value-type="float" office:value="1904.606" calcext:value-type="float">
            <text:p>1904.606</text:p>
          </table:table-cell>
          <table:table-cell office:value-type="float" office:value="-114.0715" calcext:value-type="float">
            <text:p>-114.0715</text:p>
          </table:table-cell>
          <table:table-cell office:value-type="float" office:value="119.9638" calcext:value-type="float">
            <text:p>119.9638</text:p>
          </table:table-cell>
          <table:table-cell office:value-type="float" office:value="2.273264" calcext:value-type="float">
            <text:p>2.273264</text:p>
          </table:table-cell>
          <table:table-cell office:value-type="float" office:value="0.0093179" calcext:value-type="float">
            <text:p>0.0093179</text:p>
          </table:table-cell>
          <table:table-cell office:value-type="float" office:value="1.298045" calcext:value-type="float">
            <text:p>1.298045</text:p>
          </table:table-cell>
          <table:table-cell office:value-type="float" office:value="0.05900065" calcext:value-type="float">
            <text:p>0.05900065</text:p>
          </table:table-cell>
          <table:table-cell office:value-type="float" office:value="0.0153783" calcext:value-type="float">
            <text:p>0.0153783</text:p>
          </table:table-cell>
          <table:table-cell office:value-type="float" office:value="0.754796" calcext:value-type="float">
            <text:p>0.754796</text:p>
          </table:table-cell>
          <table:table-cell office:value-type="float" office:value="370" calcext:value-type="float">
            <text:p>370</text:p>
          </table:table-cell>
          <table:table-cell office:value-type="float" office:value="536.174" calcext:value-type="float">
            <text:p>536.174</text:p>
          </table:table-cell>
          <table:table-cell office:value-type="float" office:value="0" calcext:value-type="float">
            <text:p>0</text:p>
          </table:table-cell>
          <table:table-cell office:value-type="float" office:value="309.0876" calcext:value-type="float">
            <text:p>309.0876</text:p>
          </table:table-cell>
          <table:table-cell office:value-type="float" office:value="1092.958" calcext:value-type="float">
            <text:p>1092.958</text:p>
          </table:table-cell>
          <table:table-cell office:value-type="float" office:value="1333.176" calcext:value-type="float">
            <text:p>1333.176</text:p>
          </table:table-cell>
          <table:table-cell office:value-type="float" office:value="1322.378" calcext:value-type="float">
            <text:p>1322.378</text:p>
          </table:table-cell>
          <table:table-cell office:value-type="float" office:value="797.7962" calcext:value-type="float">
            <text:p>797.7962</text:p>
          </table:table-cell>
          <table:table-cell office:value-type="float" office:value="1076.709" calcext:value-type="float">
            <text:p>1076.709</text:p>
          </table:table-cell>
          <table:table-cell office:value-type="float" office:value="422.5225" calcext:value-type="float">
            <text:p>422.5225</text:p>
          </table:table-cell>
          <table:table-cell office:value-type="float" office:value="1886.53" calcext:value-type="float">
            <text:p>1886.53</text:p>
          </table:table-cell>
          <table:table-cell office:value-type="float" office:value="2114.244" calcext:value-type="float">
            <text:p>2114.244</text:p>
          </table:table-cell>
          <table:table-cell office:value-type="float" office:value="1682.131" calcext:value-type="float">
            <text:p>1682.131</text:p>
          </table:table-cell>
          <table:table-cell office:value-type="float" office:value="586.0099" calcext:value-type="float">
            <text:p>586.0099</text:p>
          </table:table-cell>
          <table:table-cell office:value-type="float" office:value="570.9307" calcext:value-type="float">
            <text:p>570.9307</text:p>
          </table:table-cell>
          <table:table-cell office:value-type="float" office:value="142.8756" calcext:value-type="float">
            <text:p>142.8756</text:p>
          </table:table-cell>
          <table:table-cell office:value-type="float" office:value="35.71536" calcext:value-type="float">
            <text:p>35.71536</text:p>
          </table:table-cell>
          <table:table-cell office:value-type="float" office:value="0" calcext:value-type="float">
            <text:p>0</text:p>
          </table:table-cell>
          <table:table-cell office:value-type="float" office:value="-0.09795702" calcext:value-type="float">
            <text:p>-0.09795702</text:p>
          </table:table-cell>
          <table:table-cell office:value-type="float" office:value="0" calcext:value-type="float">
            <text:p>0</text:p>
          </table:table-cell>
          <table:table-cell office:value-type="float" office:value="6.384325" calcext:value-type="float">
            <text:p>6.384325</text:p>
          </table:table-cell>
          <table:table-cell office:value-type="float" office:value="1670.696" calcext:value-type="float">
            <text:p>1670.696</text:p>
          </table:table-cell>
          <table:table-cell office:value-type="float" office:value="-602.8431" calcext:value-type="float">
            <text:p>-602.8431</text:p>
          </table:table-cell>
          <table:table-cell office:value-type="float" office:value="1067.853" calcext:value-type="float">
            <text:p>1067.853</text:p>
          </table:table-cell>
          <table:table-cell office:value-type="float" office:value="-550.2357" calcext:value-type="float">
            <text:p>-550.2357</text:p>
          </table:table-cell>
          <table:table-cell office:value-type="float" office:value="0" calcext:value-type="float">
            <text:p>0</text:p>
          </table:table-cell>
          <table:table-cell office:value-type="float" office:value="19.69247" calcext:value-type="float">
            <text:p>19.69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1" calcext:value-type="float">
            <text:p>24082001</text:p>
          </table:table-cell>
          <table:table-cell office:value-type="float" office:value="166.6757" calcext:value-type="float">
            <text:p>166.6757</text:p>
          </table:table-cell>
          <table:table-cell office:value-type="float" office:value="13207.82" calcext:value-type="float">
            <text:p>13207.82</text:p>
          </table:table-cell>
          <table:table-cell office:value-type="float" office:value="0" calcext:value-type="float">
            <text:p>0</text:p>
          </table:table-cell>
          <table:table-cell office:value-type="float" office:value="19.00692" calcext:value-type="float">
            <text:p>19.00692</text:p>
          </table:table-cell>
          <table:table-cell office:value-type="float" office:value="-645.1413" calcext:value-type="float">
            <text:p>-645.1413</text:p>
          </table:table-cell>
          <table:table-cell office:value-type="float" office:value="1903.388" calcext:value-type="float">
            <text:p>1903.388</text:p>
          </table:table-cell>
          <table:table-cell office:value-type="float" office:value="-114.7447" calcext:value-type="float">
            <text:p>-114.7447</text:p>
          </table:table-cell>
          <table:table-cell office:value-type="float" office:value="119.4726" calcext:value-type="float">
            <text:p>119.4726</text:p>
          </table:table-cell>
          <table:table-cell office:value-type="float" office:value="2.208886" calcext:value-type="float">
            <text:p>2.208886</text:p>
          </table:table-cell>
          <table:table-cell office:value-type="float" office:value="0.009142244" calcext:value-type="float">
            <text:p>0.009142244</text:p>
          </table:table-cell>
          <table:table-cell office:value-type="float" office:value="1.305311" calcext:value-type="float">
            <text:p>1.305311</text:p>
          </table:table-cell>
          <table:table-cell office:value-type="float" office:value="0.05920168" calcext:value-type="float">
            <text:p>0.05920168</text:p>
          </table:table-cell>
          <table:table-cell office:value-type="float" office:value="0.01585904" calcext:value-type="float">
            <text:p>0.01585904</text:p>
          </table:table-cell>
          <table:table-cell office:value-type="float" office:value="0.7757094" calcext:value-type="float">
            <text:p>0.7757094</text:p>
          </table:table-cell>
          <table:table-cell office:value-type="float" office:value="370" calcext:value-type="float">
            <text:p>370</text:p>
          </table:table-cell>
          <table:table-cell office:value-type="float" office:value="546.0048" calcext:value-type="float">
            <text:p>546.0048</text:p>
          </table:table-cell>
          <table:table-cell office:value-type="float" office:value="0" calcext:value-type="float">
            <text:p>0</text:p>
          </table:table-cell>
          <table:table-cell office:value-type="float" office:value="309.1824" calcext:value-type="float">
            <text:p>309.1824</text:p>
          </table:table-cell>
          <table:table-cell office:value-type="float" office:value="1092.821" calcext:value-type="float">
            <text:p>1092.821</text:p>
          </table:table-cell>
          <table:table-cell office:value-type="float" office:value="1332.991" calcext:value-type="float">
            <text:p>1332.991</text:p>
          </table:table-cell>
          <table:table-cell office:value-type="float" office:value="1322.285" calcext:value-type="float">
            <text:p>1322.285</text:p>
          </table:table-cell>
          <table:table-cell office:value-type="float" office:value="797.7739" calcext:value-type="float">
            <text:p>797.7739</text:p>
          </table:table-cell>
          <table:table-cell office:value-type="float" office:value="1076.574" calcext:value-type="float">
            <text:p>1076.574</text:p>
          </table:table-cell>
          <table:table-cell office:value-type="float" office:value="422.4934" calcext:value-type="float">
            <text:p>422.4934</text:p>
          </table:table-cell>
          <table:table-cell office:value-type="float" office:value="1886.397" calcext:value-type="float">
            <text:p>1886.397</text:p>
          </table:table-cell>
          <table:table-cell office:value-type="float" office:value="2114.157" calcext:value-type="float">
            <text:p>2114.157</text:p>
          </table:table-cell>
          <table:table-cell office:value-type="float" office:value="1682.085" calcext:value-type="float">
            <text:p>1682.085</text:p>
          </table:table-cell>
          <table:table-cell office:value-type="float" office:value="586.0041" calcext:value-type="float">
            <text:p>586.0041</text:p>
          </table:table-cell>
          <table:table-cell office:value-type="float" office:value="570.9335" calcext:value-type="float">
            <text:p>570.9335</text:p>
          </table:table-cell>
          <table:table-cell office:value-type="float" office:value="142.8753" calcext:value-type="float">
            <text:p>142.8753</text:p>
          </table:table-cell>
          <table:table-cell office:value-type="float" office:value="35.71531" calcext:value-type="float">
            <text:p>35.71531</text:p>
          </table:table-cell>
          <table:table-cell office:value-type="float" office:value="0" calcext:value-type="float">
            <text:p>0</text:p>
          </table:table-cell>
          <table:table-cell office:value-type="float" office:value="-0.09809163" calcext:value-type="float">
            <text:p>-0.09809163</text:p>
          </table:table-cell>
          <table:table-cell office:value-type="float" office:value="0" calcext:value-type="float">
            <text:p>0</text:p>
          </table:table-cell>
          <table:table-cell office:value-type="float" office:value="6.384325" calcext:value-type="float">
            <text:p>6.384325</text:p>
          </table:table-cell>
          <table:table-cell office:value-type="float" office:value="1689.41" calcext:value-type="float">
            <text:p>1689.41</text:p>
          </table:table-cell>
          <table:table-cell office:value-type="float" office:value="-611.0574" calcext:value-type="float">
            <text:p>-611.0574</text:p>
          </table:table-cell>
          <table:table-cell office:value-type="float" office:value="1078.352" calcext:value-type="float">
            <text:p>1078.352</text:p>
          </table:table-cell>
          <table:table-cell office:value-type="float" office:value="-551.7822" calcext:value-type="float">
            <text:p>-551.7822</text:p>
          </table:table-cell>
          <table:table-cell office:value-type="float" office:value="0" calcext:value-type="float">
            <text:p>0</text:p>
          </table:table-cell>
          <table:table-cell office:value-type="float" office:value="20.56438" calcext:value-type="float">
            <text:p>20.56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1" calcext:value-type="float">
            <text:p>25082001</text:p>
          </table:table-cell>
          <table:table-cell office:value-type="float" office:value="166.7053" calcext:value-type="float">
            <text:p>166.7053</text:p>
          </table:table-cell>
          <table:table-cell office:value-type="float" office:value="13206.95" calcext:value-type="float">
            <text:p>13206.95</text:p>
          </table:table-cell>
          <table:table-cell office:value-type="float" office:value="0" calcext:value-type="float">
            <text:p>0</text:p>
          </table:table-cell>
          <table:table-cell office:value-type="float" office:value="19.87371" calcext:value-type="float">
            <text:p>19.87371</text:p>
          </table:table-cell>
          <table:table-cell office:value-type="float" office:value="-647.7069" calcext:value-type="float">
            <text:p>-647.7069</text:p>
          </table:table-cell>
          <table:table-cell office:value-type="float" office:value="1911.218" calcext:value-type="float">
            <text:p>1911.218</text:p>
          </table:table-cell>
          <table:table-cell office:value-type="float" office:value="-115.4104" calcext:value-type="float">
            <text:p>-115.4104</text:p>
          </table:table-cell>
          <table:table-cell office:value-type="float" office:value="119.1948" calcext:value-type="float">
            <text:p>119.1948</text:p>
          </table:table-cell>
          <table:table-cell office:value-type="float" office:value="2.188541" calcext:value-type="float">
            <text:p>2.188541</text:p>
          </table:table-cell>
          <table:table-cell office:value-type="float" office:value="0.008986132" calcext:value-type="float">
            <text:p>0.008986132</text:p>
          </table:table-cell>
          <table:table-cell office:value-type="float" office:value="1.305311" calcext:value-type="float">
            <text:p>1.305311</text:p>
          </table:table-cell>
          <table:table-cell office:value-type="float" office:value="0.05932649" calcext:value-type="float">
            <text:p>0.05932649</text:p>
          </table:table-cell>
          <table:table-cell office:value-type="float" office:value="0.01585904" calcext:value-type="float">
            <text:p>0.01585904</text:p>
          </table:table-cell>
          <table:table-cell office:value-type="float" office:value="0.7752271" calcext:value-type="float">
            <text:p>0.7752271</text:p>
          </table:table-cell>
          <table:table-cell office:value-type="float" office:value="370" calcext:value-type="float">
            <text:p>370</text:p>
          </table:table-cell>
          <table:table-cell office:value-type="float" office:value="556.4938" calcext:value-type="float">
            <text:p>556.4938</text:p>
          </table:table-cell>
          <table:table-cell office:value-type="float" office:value="0" calcext:value-type="float">
            <text:p>0</text:p>
          </table:table-cell>
          <table:table-cell office:value-type="float" office:value="309.2693" calcext:value-type="float">
            <text:p>309.2693</text:p>
          </table:table-cell>
          <table:table-cell office:value-type="float" office:value="1092.625" calcext:value-type="float">
            <text:p>1092.625</text:p>
          </table:table-cell>
          <table:table-cell office:value-type="float" office:value="1332.799" calcext:value-type="float">
            <text:p>1332.799</text:p>
          </table:table-cell>
          <table:table-cell office:value-type="float" office:value="1322.203" calcext:value-type="float">
            <text:p>1322.203</text:p>
          </table:table-cell>
          <table:table-cell office:value-type="float" office:value="797.7523" calcext:value-type="float">
            <text:p>797.7523</text:p>
          </table:table-cell>
          <table:table-cell office:value-type="float" office:value="1076.445" calcext:value-type="float">
            <text:p>1076.445</text:p>
          </table:table-cell>
          <table:table-cell office:value-type="float" office:value="422.4654" calcext:value-type="float">
            <text:p>422.4654</text:p>
          </table:table-cell>
          <table:table-cell office:value-type="float" office:value="1886.276" calcext:value-type="float">
            <text:p>1886.276</text:p>
          </table:table-cell>
          <table:table-cell office:value-type="float" office:value="2114.07" calcext:value-type="float">
            <text:p>2114.07</text:p>
          </table:table-cell>
          <table:table-cell office:value-type="float" office:value="1682.039" calcext:value-type="float">
            <text:p>1682.039</text:p>
          </table:table-cell>
          <table:table-cell office:value-type="float" office:value="585.9984" calcext:value-type="float">
            <text:p>585.9984</text:p>
          </table:table-cell>
          <table:table-cell office:value-type="float" office:value="570.9364" calcext:value-type="float">
            <text:p>570.9364</text:p>
          </table:table-cell>
          <table:table-cell office:value-type="float" office:value="142.875" calcext:value-type="float">
            <text:p>142.875</text:p>
          </table:table-cell>
          <table:table-cell office:value-type="float" office:value="35.71525" calcext:value-type="float">
            <text:p>35.71525</text:p>
          </table:table-cell>
          <table:table-cell office:value-type="float" office:value="0" calcext:value-type="float">
            <text:p>0</text:p>
          </table:table-cell>
          <table:table-cell office:value-type="float" office:value="-0.09845529" calcext:value-type="float">
            <text:p>-0.09845529</text:p>
          </table:table-cell>
          <table:table-cell office:value-type="float" office:value="0" calcext:value-type="float">
            <text:p>0</text:p>
          </table:table-cell>
          <table:table-cell office:value-type="float" office:value="6.383174" calcext:value-type="float">
            <text:p>6.383174</text:p>
          </table:table-cell>
          <table:table-cell office:value-type="float" office:value="1710.151" calcext:value-type="float">
            <text:p>1710.151</text:p>
          </table:table-cell>
          <table:table-cell office:value-type="float" office:value="-619.418" calcext:value-type="float">
            <text:p>-619.418</text:p>
          </table:table-cell>
          <table:table-cell office:value-type="float" office:value="1090.733" calcext:value-type="float">
            <text:p>1090.733</text:p>
          </table:table-cell>
          <table:table-cell office:value-type="float" office:value="-553.3552" calcext:value-type="float">
            <text:p>-553.3552</text:p>
          </table:table-cell>
          <table:table-cell office:value-type="float" office:value="0" calcext:value-type="float">
            <text:p>0</text:p>
          </table:table-cell>
          <table:table-cell office:value-type="float" office:value="20.23438" calcext:value-type="float">
            <text:p>20.23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1" calcext:value-type="float">
            <text:p>26082001</text:p>
          </table:table-cell>
          <table:table-cell office:value-type="float" office:value="167.2746" calcext:value-type="float">
            <text:p>167.2746</text:p>
          </table:table-cell>
          <table:table-cell office:value-type="float" office:value="13206.11" calcext:value-type="float">
            <text:p>13206.11</text:p>
          </table:table-cell>
          <table:table-cell office:value-type="float" office:value="0" calcext:value-type="float">
            <text:p>0</text:p>
          </table:table-cell>
          <table:table-cell office:value-type="float" office:value="21.24964" calcext:value-type="float">
            <text:p>21.24964</text:p>
          </table:table-cell>
          <table:table-cell office:value-type="float" office:value="-650.3362" calcext:value-type="float">
            <text:p>-650.3362</text:p>
          </table:table-cell>
          <table:table-cell office:value-type="float" office:value="1919.232" calcext:value-type="float">
            <text:p>1919.232</text:p>
          </table:table-cell>
          <table:table-cell office:value-type="float" office:value="-116.0751" calcext:value-type="float">
            <text:p>-116.0751</text:p>
          </table:table-cell>
          <table:table-cell office:value-type="float" office:value="118.9285" calcext:value-type="float">
            <text:p>118.9285</text:p>
          </table:table-cell>
          <table:table-cell office:value-type="float" office:value="2.663866" calcext:value-type="float">
            <text:p>2.663866</text:p>
          </table:table-cell>
          <table:table-cell office:value-type="float" office:value="0.009313969" calcext:value-type="float">
            <text:p>0.009313969</text:p>
          </table:table-cell>
          <table:table-cell office:value-type="float" office:value="1.305311" calcext:value-type="float">
            <text:p>1.305311</text:p>
          </table:table-cell>
          <table:table-cell office:value-type="float" office:value="0.05945154" calcext:value-type="float">
            <text:p>0.05945154</text:p>
          </table:table-cell>
          <table:table-cell office:value-type="float" office:value="0.01585904" calcext:value-type="float">
            <text:p>0.01585904</text:p>
          </table:table-cell>
          <table:table-cell office:value-type="float" office:value="0.7749283" calcext:value-type="float">
            <text:p>0.7749283</text:p>
          </table:table-cell>
          <table:table-cell office:value-type="float" office:value="370" calcext:value-type="float">
            <text:p>370</text:p>
          </table:table-cell>
          <table:table-cell office:value-type="float" office:value="567.3072" calcext:value-type="float">
            <text:p>567.3072</text:p>
          </table:table-cell>
          <table:table-cell office:value-type="float" office:value="0" calcext:value-type="float">
            <text:p>0</text:p>
          </table:table-cell>
          <table:table-cell office:value-type="float" office:value="309.3649" calcext:value-type="float">
            <text:p>309.3649</text:p>
          </table:table-cell>
          <table:table-cell office:value-type="float" office:value="1092.467" calcext:value-type="float">
            <text:p>1092.467</text:p>
          </table:table-cell>
          <table:table-cell office:value-type="float" office:value="1332.6" calcext:value-type="float">
            <text:p>1332.6</text:p>
          </table:table-cell>
          <table:table-cell office:value-type="float" office:value="1322.133" calcext:value-type="float">
            <text:p>1322.133</text:p>
          </table:table-cell>
          <table:table-cell office:value-type="float" office:value="797.7346" calcext:value-type="float">
            <text:p>797.7346</text:p>
          </table:table-cell>
          <table:table-cell office:value-type="float" office:value="1076.323" calcext:value-type="float">
            <text:p>1076.323</text:p>
          </table:table-cell>
          <table:table-cell office:value-type="float" office:value="422.4388" calcext:value-type="float">
            <text:p>422.4388</text:p>
          </table:table-cell>
          <table:table-cell office:value-type="float" office:value="1886.158" calcext:value-type="float">
            <text:p>1886.158</text:p>
          </table:table-cell>
          <table:table-cell office:value-type="float" office:value="2113.984" calcext:value-type="float">
            <text:p>2113.984</text:p>
          </table:table-cell>
          <table:table-cell office:value-type="float" office:value="1681.994" calcext:value-type="float">
            <text:p>1681.994</text:p>
          </table:table-cell>
          <table:table-cell office:value-type="float" office:value="585.9929" calcext:value-type="float">
            <text:p>585.9929</text:p>
          </table:table-cell>
          <table:table-cell office:value-type="float" office:value="570.9393" calcext:value-type="float">
            <text:p>570.9393</text:p>
          </table:table-cell>
          <table:table-cell office:value-type="float" office:value="142.8747" calcext:value-type="float">
            <text:p>142.8747</text:p>
          </table:table-cell>
          <table:table-cell office:value-type="float" office:value="35.71519" calcext:value-type="float">
            <text:p>35.71519</text:p>
          </table:table-cell>
          <table:table-cell office:value-type="float" office:value="0" calcext:value-type="float">
            <text:p>0</text:p>
          </table:table-cell>
          <table:table-cell office:value-type="float" office:value="-0.09851935" calcext:value-type="float">
            <text:p>-0.09851935</text:p>
          </table:table-cell>
          <table:table-cell office:value-type="float" office:value="0" calcext:value-type="float">
            <text:p>0</text:p>
          </table:table-cell>
          <table:table-cell office:value-type="float" office:value="6.349433" calcext:value-type="float">
            <text:p>6.349433</text:p>
          </table:table-cell>
          <table:table-cell office:value-type="float" office:value="1731.708" calcext:value-type="float">
            <text:p>1731.708</text:p>
          </table:table-cell>
          <table:table-cell office:value-type="float" office:value="-628.2014" calcext:value-type="float">
            <text:p>-628.2014</text:p>
          </table:table-cell>
          <table:table-cell office:value-type="float" office:value="1103.507" calcext:value-type="float">
            <text:p>1103.507</text:p>
          </table:table-cell>
          <table:table-cell office:value-type="float" office:value="-554.8784" calcext:value-type="float">
            <text:p>-554.8784</text:p>
          </table:table-cell>
          <table:table-cell office:value-type="float" office:value="0" calcext:value-type="float">
            <text:p>0</text:p>
          </table:table-cell>
          <table:table-cell office:value-type="float" office:value="19.79008" calcext:value-type="float">
            <text:p>19.79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1" calcext:value-type="float">
            <text:p>27082001</text:p>
          </table:table-cell>
          <table:table-cell office:value-type="float" office:value="168.1656" calcext:value-type="float">
            <text:p>168.1656</text:p>
          </table:table-cell>
          <table:table-cell office:value-type="float" office:value="13205.26" calcext:value-type="float">
            <text:p>13205.26</text:p>
          </table:table-cell>
          <table:table-cell office:value-type="float" office:value="0" calcext:value-type="float">
            <text:p>0</text:p>
          </table:table-cell>
          <table:table-cell office:value-type="float" office:value="22.91558" calcext:value-type="float">
            <text:p>22.91558</text:p>
          </table:table-cell>
          <table:table-cell office:value-type="float" office:value="-652.665" calcext:value-type="float">
            <text:p>-652.665</text:p>
          </table:table-cell>
          <table:table-cell office:value-type="float" office:value="1926.848" calcext:value-type="float">
            <text:p>1926.848</text:p>
          </table:table-cell>
          <table:table-cell office:value-type="float" office:value="-116.7565" calcext:value-type="float">
            <text:p>-116.7565</text:p>
          </table:table-cell>
          <table:table-cell office:value-type="float" office:value="118.6164" calcext:value-type="float">
            <text:p>118.6164</text:p>
          </table:table-cell>
          <table:table-cell office:value-type="float" office:value="3.370091" calcext:value-type="float">
            <text:p>3.370091</text:p>
          </table:table-cell>
          <table:table-cell office:value-type="float" office:value="0.00979268" calcext:value-type="float">
            <text:p>0.00979268</text:p>
          </table:table-cell>
          <table:table-cell office:value-type="float" office:value="1.305311" calcext:value-type="float">
            <text:p>1.305311</text:p>
          </table:table-cell>
          <table:table-cell office:value-type="float" office:value="0.05957671" calcext:value-type="float">
            <text:p>0.05957671</text:p>
          </table:table-cell>
          <table:table-cell office:value-type="float" office:value="0.01585904" calcext:value-type="float">
            <text:p>0.01585904</text:p>
          </table:table-cell>
          <table:table-cell office:value-type="float" office:value="0.7747829" calcext:value-type="float">
            <text:p>0.7747829</text:p>
          </table:table-cell>
          <table:table-cell office:value-type="float" office:value="370" calcext:value-type="float">
            <text:p>370</text:p>
          </table:table-cell>
          <table:table-cell office:value-type="float" office:value="577.6617" calcext:value-type="float">
            <text:p>577.6617</text:p>
          </table:table-cell>
          <table:table-cell office:value-type="float" office:value="0" calcext:value-type="float">
            <text:p>0</text:p>
          </table:table-cell>
          <table:table-cell office:value-type="float" office:value="309.4917" calcext:value-type="float">
            <text:p>309.4917</text:p>
          </table:table-cell>
          <table:table-cell office:value-type="float" office:value="1092.325" calcext:value-type="float">
            <text:p>1092.325</text:p>
          </table:table-cell>
          <table:table-cell office:value-type="float" office:value="1332.403" calcext:value-type="float">
            <text:p>1332.403</text:p>
          </table:table-cell>
          <table:table-cell office:value-type="float" office:value="1322.094" calcext:value-type="float">
            <text:p>1322.094</text:p>
          </table:table-cell>
          <table:table-cell office:value-type="float" office:value="797.7208" calcext:value-type="float">
            <text:p>797.7208</text:p>
          </table:table-cell>
          <table:table-cell office:value-type="float" office:value="1076.202" calcext:value-type="float">
            <text:p>1076.202</text:p>
          </table:table-cell>
          <table:table-cell office:value-type="float" office:value="422.4129" calcext:value-type="float">
            <text:p>422.4129</text:p>
          </table:table-cell>
          <table:table-cell office:value-type="float" office:value="1886.04" calcext:value-type="float">
            <text:p>1886.04</text:p>
          </table:table-cell>
          <table:table-cell office:value-type="float" office:value="2113.898" calcext:value-type="float">
            <text:p>2113.898</text:p>
          </table:table-cell>
          <table:table-cell office:value-type="float" office:value="1681.948" calcext:value-type="float">
            <text:p>1681.948</text:p>
          </table:table-cell>
          <table:table-cell office:value-type="float" office:value="585.9875" calcext:value-type="float">
            <text:p>585.9875</text:p>
          </table:table-cell>
          <table:table-cell office:value-type="float" office:value="570.9422" calcext:value-type="float">
            <text:p>570.9422</text:p>
          </table:table-cell>
          <table:table-cell office:value-type="float" office:value="142.8744" calcext:value-type="float">
            <text:p>142.8744</text:p>
          </table:table-cell>
          <table:table-cell office:value-type="float" office:value="35.71514" calcext:value-type="float">
            <text:p>35.71514</text:p>
          </table:table-cell>
          <table:table-cell office:value-type="float" office:value="0" calcext:value-type="float">
            <text:p>0</text:p>
          </table:table-cell>
          <table:table-cell office:value-type="float" office:value="-0.09856014" calcext:value-type="float">
            <text:p>-0.09856014</text:p>
          </table:table-cell>
          <table:table-cell office:value-type="float" office:value="0" calcext:value-type="float">
            <text:p>0</text:p>
          </table:table-cell>
          <table:table-cell office:value-type="float" office:value="6.302013" calcext:value-type="float">
            <text:p>6.302013</text:p>
          </table:table-cell>
          <table:table-cell office:value-type="float" office:value="1752.649" calcext:value-type="float">
            <text:p>1752.649</text:p>
          </table:table-cell>
          <table:table-cell office:value-type="float" office:value="-637.1469" calcext:value-type="float">
            <text:p>-637.1469</text:p>
          </table:table-cell>
          <table:table-cell office:value-type="float" office:value="1115.502" calcext:value-type="float">
            <text:p>1115.502</text:p>
          </table:table-cell>
          <table:table-cell office:value-type="float" office:value="-556.3724" calcext:value-type="float">
            <text:p>-556.3724</text:p>
          </table:table-cell>
          <table:table-cell office:value-type="float" office:value="0" calcext:value-type="float">
            <text:p>0</text:p>
          </table:table-cell>
          <table:table-cell office:value-type="float" office:value="19.63132" calcext:value-type="float">
            <text:p>19.63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1" calcext:value-type="float">
            <text:p>28082001</text:p>
          </table:table-cell>
          <table:table-cell office:value-type="float" office:value="168.8215" calcext:value-type="float">
            <text:p>168.8215</text:p>
          </table:table-cell>
          <table:table-cell office:value-type="float" office:value="13204.44" calcext:value-type="float">
            <text:p>13204.44</text:p>
          </table:table-cell>
          <table:table-cell office:value-type="float" office:value="0" calcext:value-type="float">
            <text:p>0</text:p>
          </table:table-cell>
          <table:table-cell office:value-type="float" office:value="24.28345" calcext:value-type="float">
            <text:p>24.28345</text:p>
          </table:table-cell>
          <table:table-cell office:value-type="float" office:value="-654.8969" calcext:value-type="float">
            <text:p>-654.8969</text:p>
          </table:table-cell>
          <table:table-cell office:value-type="float" office:value="1934.525" calcext:value-type="float">
            <text:p>1934.525</text:p>
          </table:table-cell>
          <table:table-cell office:value-type="float" office:value="-117.4427" calcext:value-type="float">
            <text:p>-117.4427</text:p>
          </table:table-cell>
          <table:table-cell office:value-type="float" office:value="118.2134" calcext:value-type="float">
            <text:p>118.2134</text:p>
          </table:table-cell>
          <table:table-cell office:value-type="float" office:value="3.768847" calcext:value-type="float">
            <text:p>3.768847</text:p>
          </table:table-cell>
          <table:table-cell office:value-type="float" office:value="0.01037219" calcext:value-type="float">
            <text:p>0.01037219</text:p>
          </table:table-cell>
          <table:table-cell office:value-type="float" office:value="1.305311" calcext:value-type="float">
            <text:p>1.305311</text:p>
          </table:table-cell>
          <table:table-cell office:value-type="float" office:value="0.05970188" calcext:value-type="float">
            <text:p>0.05970188</text:p>
          </table:table-cell>
          <table:table-cell office:value-type="float" office:value="0.01585904" calcext:value-type="float">
            <text:p>0.01585904</text:p>
          </table:table-cell>
          <table:table-cell office:value-type="float" office:value="0.7747621" calcext:value-type="float">
            <text:p>0.7747621</text:p>
          </table:table-cell>
          <table:table-cell office:value-type="float" office:value="370" calcext:value-type="float">
            <text:p>370</text:p>
          </table:table-cell>
          <table:table-cell office:value-type="float" office:value="588.8461" calcext:value-type="float">
            <text:p>588.8461</text:p>
          </table:table-cell>
          <table:table-cell office:value-type="float" office:value="0" calcext:value-type="float">
            <text:p>0</text:p>
          </table:table-cell>
          <table:table-cell office:value-type="float" office:value="309.6336" calcext:value-type="float">
            <text:p>309.6336</text:p>
          </table:table-cell>
          <table:table-cell office:value-type="float" office:value="1092.217" calcext:value-type="float">
            <text:p>1092.217</text:p>
          </table:table-cell>
          <table:table-cell office:value-type="float" office:value="1332.23" calcext:value-type="float">
            <text:p>1332.23</text:p>
          </table:table-cell>
          <table:table-cell office:value-type="float" office:value="1322.069" calcext:value-type="float">
            <text:p>1322.069</text:p>
          </table:table-cell>
          <table:table-cell office:value-type="float" office:value="797.7115" calcext:value-type="float">
            <text:p>797.7115</text:p>
          </table:table-cell>
          <table:table-cell office:value-type="float" office:value="1076.085" calcext:value-type="float">
            <text:p>1076.085</text:p>
          </table:table-cell>
          <table:table-cell office:value-type="float" office:value="422.3882" calcext:value-type="float">
            <text:p>422.3882</text:p>
          </table:table-cell>
          <table:table-cell office:value-type="float" office:value="1885.922" calcext:value-type="float">
            <text:p>1885.922</text:p>
          </table:table-cell>
          <table:table-cell office:value-type="float" office:value="2113.812" calcext:value-type="float">
            <text:p>2113.812</text:p>
          </table:table-cell>
          <table:table-cell office:value-type="float" office:value="1681.904" calcext:value-type="float">
            <text:p>1681.904</text:p>
          </table:table-cell>
          <table:table-cell office:value-type="float" office:value="585.9822" calcext:value-type="float">
            <text:p>585.9822</text:p>
          </table:table-cell>
          <table:table-cell office:value-type="float" office:value="570.9452" calcext:value-type="float">
            <text:p>570.9452</text:p>
          </table:table-cell>
          <table:table-cell office:value-type="float" office:value="142.8741" calcext:value-type="float">
            <text:p>142.8741</text:p>
          </table:table-cell>
          <table:table-cell office:value-type="float" office:value="35.71508" calcext:value-type="float">
            <text:p>35.71508</text:p>
          </table:table-cell>
          <table:table-cell office:value-type="float" office:value="0" calcext:value-type="float">
            <text:p>0</text:p>
          </table:table-cell>
          <table:table-cell office:value-type="float" office:value="-0.098593" calcext:value-type="float">
            <text:p>-0.098593</text:p>
          </table:table-cell>
          <table:table-cell office:value-type="float" office:value="0" calcext:value-type="float">
            <text:p>0</text:p>
          </table:table-cell>
          <table:table-cell office:value-type="float" office:value="6.272174" calcext:value-type="float">
            <text:p>6.272174</text:p>
          </table:table-cell>
          <table:table-cell office:value-type="float" office:value="1774.223" calcext:value-type="float">
            <text:p>1774.223</text:p>
          </table:table-cell>
          <table:table-cell office:value-type="float" office:value="-645.9944" calcext:value-type="float">
            <text:p>-645.9944</text:p>
          </table:table-cell>
          <table:table-cell office:value-type="float" office:value="1128.229" calcext:value-type="float">
            <text:p>1128.229</text:p>
          </table:table-cell>
          <table:table-cell office:value-type="float" office:value="-557.778" calcext:value-type="float">
            <text:p>-557.778</text:p>
          </table:table-cell>
          <table:table-cell office:value-type="float" office:value="0" calcext:value-type="float">
            <text:p>0</text:p>
          </table:table-cell>
          <table:table-cell office:value-type="float" office:value="19.48583" calcext:value-type="float">
            <text:p>19.48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1" calcext:value-type="float">
            <text:p>29082001</text:p>
          </table:table-cell>
          <table:table-cell office:value-type="float" office:value="170.73" calcext:value-type="float">
            <text:p>170.73</text:p>
          </table:table-cell>
          <table:table-cell office:value-type="float" office:value="13203.57" calcext:value-type="float">
            <text:p>13203.57</text:p>
          </table:table-cell>
          <table:table-cell office:value-type="float" office:value="0" calcext:value-type="float">
            <text:p>0</text:p>
          </table:table-cell>
          <table:table-cell office:value-type="float" office:value="26.94362" calcext:value-type="float">
            <text:p>26.94362</text:p>
          </table:table-cell>
          <table:table-cell office:value-type="float" office:value="-657.2742" calcext:value-type="float">
            <text:p>-657.2742</text:p>
          </table:table-cell>
          <table:table-cell office:value-type="float" office:value="1941.946" calcext:value-type="float">
            <text:p>1941.946</text:p>
          </table:table-cell>
          <table:table-cell office:value-type="float" office:value="-118.2106" calcext:value-type="float">
            <text:p>-118.2106</text:p>
          </table:table-cell>
          <table:table-cell office:value-type="float" office:value="117.6959" calcext:value-type="float">
            <text:p>117.6959</text:p>
          </table:table-cell>
          <table:table-cell office:value-type="float" office:value="5.350389" calcext:value-type="float">
            <text:p>5.350389</text:p>
          </table:table-cell>
          <table:table-cell office:value-type="float" office:value="0.01102844" calcext:value-type="float">
            <text:p>0.01102844</text:p>
          </table:table-cell>
          <table:table-cell office:value-type="float" office:value="1.305311" calcext:value-type="float">
            <text:p>1.305311</text:p>
          </table:table-cell>
          <table:table-cell office:value-type="float" office:value="0.05982713" calcext:value-type="float">
            <text:p>0.05982713</text:p>
          </table:table-cell>
          <table:table-cell office:value-type="float" office:value="0.01585904" calcext:value-type="float">
            <text:p>0.01585904</text:p>
          </table:table-cell>
          <table:table-cell office:value-type="float" office:value="0.7748381" calcext:value-type="float">
            <text:p>0.7748381</text:p>
          </table:table-cell>
          <table:table-cell office:value-type="float" office:value="370" calcext:value-type="float">
            <text:p>370</text:p>
          </table:table-cell>
          <table:table-cell office:value-type="float" office:value="598.5109" calcext:value-type="float">
            <text:p>598.5109</text:p>
          </table:table-cell>
          <table:table-cell office:value-type="float" office:value="0" calcext:value-type="float">
            <text:p>0</text:p>
          </table:table-cell>
          <table:table-cell office:value-type="float" office:value="309.7982" calcext:value-type="float">
            <text:p>309.7982</text:p>
          </table:table-cell>
          <table:table-cell office:value-type="float" office:value="1092.118" calcext:value-type="float">
            <text:p>1092.118</text:p>
          </table:table-cell>
          <table:table-cell office:value-type="float" office:value="1332.049" calcext:value-type="float">
            <text:p>1332.049</text:p>
          </table:table-cell>
          <table:table-cell office:value-type="float" office:value="1322.046" calcext:value-type="float">
            <text:p>1322.046</text:p>
          </table:table-cell>
          <table:table-cell office:value-type="float" office:value="797.7071" calcext:value-type="float">
            <text:p>797.7071</text:p>
          </table:table-cell>
          <table:table-cell office:value-type="float" office:value="1075.961" calcext:value-type="float">
            <text:p>1075.961</text:p>
          </table:table-cell>
          <table:table-cell office:value-type="float" office:value="422.3613" calcext:value-type="float">
            <text:p>422.3613</text:p>
          </table:table-cell>
          <table:table-cell office:value-type="float" office:value="1885.805" calcext:value-type="float">
            <text:p>1885.805</text:p>
          </table:table-cell>
          <table:table-cell office:value-type="float" office:value="2113.727" calcext:value-type="float">
            <text:p>2113.727</text:p>
          </table:table-cell>
          <table:table-cell office:value-type="float" office:value="1681.859" calcext:value-type="float">
            <text:p>1681.859</text:p>
          </table:table-cell>
          <table:table-cell office:value-type="float" office:value="585.9771" calcext:value-type="float">
            <text:p>585.9771</text:p>
          </table:table-cell>
          <table:table-cell office:value-type="float" office:value="570.9482" calcext:value-type="float">
            <text:p>570.9482</text:p>
          </table:table-cell>
          <table:table-cell office:value-type="float" office:value="142.8738" calcext:value-type="float">
            <text:p>142.8738</text:p>
          </table:table-cell>
          <table:table-cell office:value-type="float" office:value="35.71503" calcext:value-type="float">
            <text:p>35.71503</text:p>
          </table:table-cell>
          <table:table-cell office:value-type="float" office:value="0" calcext:value-type="float">
            <text:p>0</text:p>
          </table:table-cell>
          <table:table-cell office:value-type="float" office:value="-0.09864939" calcext:value-type="float">
            <text:p>-0.09864939</text:p>
          </table:table-cell>
          <table:table-cell office:value-type="float" office:value="0" calcext:value-type="float">
            <text:p>0</text:p>
          </table:table-cell>
          <table:table-cell office:value-type="float" office:value="6.184032" calcext:value-type="float">
            <text:p>6.184032</text:p>
          </table:table-cell>
          <table:table-cell office:value-type="float" office:value="1795.722" calcext:value-type="float">
            <text:p>1795.722</text:p>
          </table:table-cell>
          <table:table-cell office:value-type="float" office:value="-656.2162" calcext:value-type="float">
            <text:p>-656.2162</text:p>
          </table:table-cell>
          <table:table-cell office:value-type="float" office:value="1139.506" calcext:value-type="float">
            <text:p>1139.506</text:p>
          </table:table-cell>
          <table:table-cell office:value-type="float" office:value="-559.2581" calcext:value-type="float">
            <text:p>-559.2581</text:p>
          </table:table-cell>
          <table:table-cell office:value-type="float" office:value="0" calcext:value-type="float">
            <text:p>0</text:p>
          </table:table-cell>
          <table:table-cell office:value-type="float" office:value="19.35142" calcext:value-type="float">
            <text:p>19.35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1" calcext:value-type="float">
            <text:p>30082001</text:p>
          </table:table-cell>
          <table:table-cell office:value-type="float" office:value="171.0433" calcext:value-type="float">
            <text:p>171.0433</text:p>
          </table:table-cell>
          <table:table-cell office:value-type="float" office:value="13202.73" calcext:value-type="float">
            <text:p>13202.73</text:p>
          </table:table-cell>
          <table:table-cell office:value-type="float" office:value="0" calcext:value-type="float">
            <text:p>0</text:p>
          </table:table-cell>
          <table:table-cell office:value-type="float" office:value="27.98729" calcext:value-type="float">
            <text:p>27.98729</text:p>
          </table:table-cell>
          <table:table-cell office:value-type="float" office:value="-659.4784" calcext:value-type="float">
            <text:p>-659.4784</text:p>
          </table:table-cell>
          <table:table-cell office:value-type="float" office:value="1947.219" calcext:value-type="float">
            <text:p>1947.219</text:p>
          </table:table-cell>
          <table:table-cell office:value-type="float" office:value="-118.9371" calcext:value-type="float">
            <text:p>-118.9371</text:p>
          </table:table-cell>
          <table:table-cell office:value-type="float" office:value="117.3228" calcext:value-type="float">
            <text:p>117.3228</text:p>
          </table:table-cell>
          <table:table-cell office:value-type="float" office:value="5.384736" calcext:value-type="float">
            <text:p>5.384736</text:p>
          </table:table-cell>
          <table:table-cell office:value-type="float" office:value="0.01165229" calcext:value-type="float">
            <text:p>0.01165229</text:p>
          </table:table-cell>
          <table:table-cell office:value-type="float" office:value="1.305311" calcext:value-type="float">
            <text:p>1.305311</text:p>
          </table:table-cell>
          <table:table-cell office:value-type="float" office:value="0.05995266" calcext:value-type="float">
            <text:p>0.05995266</text:p>
          </table:table-cell>
          <table:table-cell office:value-type="float" office:value="0.01585904" calcext:value-type="float">
            <text:p>0.01585904</text:p>
          </table:table-cell>
          <table:table-cell office:value-type="float" office:value="0.7749848" calcext:value-type="float">
            <text:p>0.7749848</text:p>
          </table:table-cell>
          <table:table-cell office:value-type="float" office:value="370" calcext:value-type="float">
            <text:p>370</text:p>
          </table:table-cell>
          <table:table-cell office:value-type="float" office:value="610.0802" calcext:value-type="float">
            <text:p>610.0802</text:p>
          </table:table-cell>
          <table:table-cell office:value-type="float" office:value="0" calcext:value-type="float">
            <text:p>0</text:p>
          </table:table-cell>
          <table:table-cell office:value-type="float" office:value="309.8881" calcext:value-type="float">
            <text:p>309.8881</text:p>
          </table:table-cell>
          <table:table-cell office:value-type="float" office:value="1092.044" calcext:value-type="float">
            <text:p>1092.044</text:p>
          </table:table-cell>
          <table:table-cell office:value-type="float" office:value="1331.896" calcext:value-type="float">
            <text:p>1331.896</text:p>
          </table:table-cell>
          <table:table-cell office:value-type="float" office:value="1322.03" calcext:value-type="float">
            <text:p>1322.03</text:p>
          </table:table-cell>
          <table:table-cell office:value-type="float" office:value="797.7077" calcext:value-type="float">
            <text:p>797.7077</text:p>
          </table:table-cell>
          <table:table-cell office:value-type="float" office:value="1075.836" calcext:value-type="float">
            <text:p>1075.836</text:p>
          </table:table-cell>
          <table:table-cell office:value-type="float" office:value="422.3333" calcext:value-type="float">
            <text:p>422.3333</text:p>
          </table:table-cell>
          <table:table-cell office:value-type="float" office:value="1885.687" calcext:value-type="float">
            <text:p>1885.687</text:p>
          </table:table-cell>
          <table:table-cell office:value-type="float" office:value="2113.642" calcext:value-type="float">
            <text:p>2113.642</text:p>
          </table:table-cell>
          <table:table-cell office:value-type="float" office:value="1681.815" calcext:value-type="float">
            <text:p>1681.815</text:p>
          </table:table-cell>
          <table:table-cell office:value-type="float" office:value="585.972" calcext:value-type="float">
            <text:p>585.972</text:p>
          </table:table-cell>
          <table:table-cell office:value-type="float" office:value="570.9511" calcext:value-type="float">
            <text:p>570.9511</text:p>
          </table:table-cell>
          <table:table-cell office:value-type="float" office:value="142.8735" calcext:value-type="float">
            <text:p>142.8735</text:p>
          </table:table-cell>
          <table:table-cell office:value-type="float" office:value="35.71498" calcext:value-type="float">
            <text:p>35.71498</text:p>
          </table:table-cell>
          <table:table-cell office:value-type="float" office:value="0" calcext:value-type="float">
            <text:p>0</text:p>
          </table:table-cell>
          <table:table-cell office:value-type="float" office:value="-0.09868776" calcext:value-type="float">
            <text:p>-0.09868776</text:p>
          </table:table-cell>
          <table:table-cell office:value-type="float" office:value="0" calcext:value-type="float">
            <text:p>0</text:p>
          </table:table-cell>
          <table:table-cell office:value-type="float" office:value="6.180256" calcext:value-type="float">
            <text:p>6.180256</text:p>
          </table:table-cell>
          <table:table-cell office:value-type="float" office:value="1817.035" calcext:value-type="float">
            <text:p>1817.035</text:p>
          </table:table-cell>
          <table:table-cell office:value-type="float" office:value="-664.4756" calcext:value-type="float">
            <text:p>-664.4756</text:p>
          </table:table-cell>
          <table:table-cell office:value-type="float" office:value="1152.559" calcext:value-type="float">
            <text:p>1152.559</text:p>
          </table:table-cell>
          <table:table-cell office:value-type="float" office:value="-560.6853" calcext:value-type="float">
            <text:p>-560.6853</text:p>
          </table:table-cell>
          <table:table-cell office:value-type="float" office:value="0" calcext:value-type="float">
            <text:p>0</text:p>
          </table:table-cell>
          <table:table-cell office:value-type="float" office:value="19.30047" calcext:value-type="float">
            <text:p>19.30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1" calcext:value-type="float">
            <text:p>31082001</text:p>
          </table:table-cell>
          <table:table-cell office:value-type="float" office:value="171.8962" calcext:value-type="float">
            <text:p>171.8962</text:p>
          </table:table-cell>
          <table:table-cell office:value-type="float" office:value="13201.97" calcext:value-type="float">
            <text:p>13201.97</text:p>
          </table:table-cell>
          <table:table-cell office:value-type="float" office:value="0" calcext:value-type="float">
            <text:p>0</text:p>
          </table:table-cell>
          <table:table-cell office:value-type="float" office:value="29.46536" calcext:value-type="float">
            <text:p>29.46536</text:p>
          </table:table-cell>
          <table:table-cell office:value-type="float" office:value="-661.6055" calcext:value-type="float">
            <text:p>-661.6055</text:p>
          </table:table-cell>
          <table:table-cell office:value-type="float" office:value="1952.844" calcext:value-type="float">
            <text:p>1952.844</text:p>
          </table:table-cell>
          <table:table-cell office:value-type="float" office:value="-119.6163" calcext:value-type="float">
            <text:p>-119.6163</text:p>
          </table:table-cell>
          <table:table-cell office:value-type="float" office:value="116.9341" calcext:value-type="float">
            <text:p>116.9341</text:p>
          </table:table-cell>
          <table:table-cell office:value-type="float" office:value="5.914669" calcext:value-type="float">
            <text:p>5.914669</text:p>
          </table:table-cell>
          <table:table-cell office:value-type="float" office:value="0.01253144" calcext:value-type="float">
            <text:p>0.01253144</text:p>
          </table:table-cell>
          <table:table-cell office:value-type="float" office:value="1.305311" calcext:value-type="float">
            <text:p>1.305311</text:p>
          </table:table-cell>
          <table:table-cell office:value-type="float" office:value="0.06007819" calcext:value-type="float">
            <text:p>0.06007819</text:p>
          </table:table-cell>
          <table:table-cell office:value-type="float" office:value="0.01585904" calcext:value-type="float">
            <text:p>0.01585904</text:p>
          </table:table-cell>
          <table:table-cell office:value-type="float" office:value="0.7751876" calcext:value-type="float">
            <text:p>0.7751876</text:p>
          </table:table-cell>
          <table:table-cell office:value-type="float" office:value="370" calcext:value-type="float">
            <text:p>370</text:p>
          </table:table-cell>
          <table:table-cell office:value-type="float" office:value="620.2695" calcext:value-type="float">
            <text:p>620.2695</text:p>
          </table:table-cell>
          <table:table-cell office:value-type="float" office:value="0" calcext:value-type="float">
            <text:p>0</text:p>
          </table:table-cell>
          <table:table-cell office:value-type="float" office:value="309.9909" calcext:value-type="float">
            <text:p>309.9909</text:p>
          </table:table-cell>
          <table:table-cell office:value-type="float" office:value="1091.998" calcext:value-type="float">
            <text:p>1091.998</text:p>
          </table:table-cell>
          <table:table-cell office:value-type="float" office:value="1331.773" calcext:value-type="float">
            <text:p>1331.773</text:p>
          </table:table-cell>
          <table:table-cell office:value-type="float" office:value="1322.025" calcext:value-type="float">
            <text:p>1322.025</text:p>
          </table:table-cell>
          <table:table-cell office:value-type="float" office:value="797.7219" calcext:value-type="float">
            <text:p>797.7219</text:p>
          </table:table-cell>
          <table:table-cell office:value-type="float" office:value="1075.726" calcext:value-type="float">
            <text:p>1075.726</text:p>
          </table:table-cell>
          <table:table-cell office:value-type="float" office:value="422.3089" calcext:value-type="float">
            <text:p>422.3089</text:p>
          </table:table-cell>
          <table:table-cell office:value-type="float" office:value="1885.569" calcext:value-type="float">
            <text:p>1885.569</text:p>
          </table:table-cell>
          <table:table-cell office:value-type="float" office:value="2113.557" calcext:value-type="float">
            <text:p>2113.557</text:p>
          </table:table-cell>
          <table:table-cell office:value-type="float" office:value="1681.771" calcext:value-type="float">
            <text:p>1681.771</text:p>
          </table:table-cell>
          <table:table-cell office:value-type="float" office:value="585.967" calcext:value-type="float">
            <text:p>585.967</text:p>
          </table:table-cell>
          <table:table-cell office:value-type="float" office:value="570.9542" calcext:value-type="float">
            <text:p>570.9542</text:p>
          </table:table-cell>
          <table:table-cell office:value-type="float" office:value="142.8732" calcext:value-type="float">
            <text:p>142.8732</text:p>
          </table:table-cell>
          <table:table-cell office:value-type="float" office:value="35.71492" calcext:value-type="float">
            <text:p>35.71492</text:p>
          </table:table-cell>
          <table:table-cell office:value-type="float" office:value="0" calcext:value-type="float">
            <text:p>0</text:p>
          </table:table-cell>
          <table:table-cell office:value-type="float" office:value="-0.0987139" calcext:value-type="float">
            <text:p>-0.0987139</text:p>
          </table:table-cell>
          <table:table-cell office:value-type="float" office:value="0" calcext:value-type="float">
            <text:p>0</text:p>
          </table:table-cell>
          <table:table-cell office:value-type="float" office:value="6.158556" calcext:value-type="float">
            <text:p>6.158556</text:p>
          </table:table-cell>
          <table:table-cell office:value-type="float" office:value="1836.813" calcext:value-type="float">
            <text:p>1836.813</text:p>
          </table:table-cell>
          <table:table-cell office:value-type="float" office:value="-672.6023" calcext:value-type="float">
            <text:p>-672.6023</text:p>
          </table:table-cell>
          <table:table-cell office:value-type="float" office:value="1164.21" calcext:value-type="float">
            <text:p>1164.21</text:p>
          </table:table-cell>
          <table:table-cell office:value-type="float" office:value="-561.9478" calcext:value-type="float">
            <text:p>-561.9478</text:p>
          </table:table-cell>
          <table:table-cell office:value-type="float" office:value="0" calcext:value-type="float">
            <text:p>0</text:p>
          </table:table-cell>
          <table:table-cell office:value-type="float" office:value="19.11248" calcext:value-type="float">
            <text:p>19.11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1" calcext:value-type="float">
            <text:p>1092001</text:p>
          </table:table-cell>
          <table:table-cell office:value-type="float" office:value="172.8172" calcext:value-type="float">
            <text:p>172.8172</text:p>
          </table:table-cell>
          <table:table-cell office:value-type="float" office:value="13201.23" calcext:value-type="float">
            <text:p>13201.23</text:p>
          </table:table-cell>
          <table:table-cell office:value-type="float" office:value="0" calcext:value-type="float">
            <text:p>0</text:p>
          </table:table-cell>
          <table:table-cell office:value-type="float" office:value="30.9523" calcext:value-type="float">
            <text:p>30.9523</text:p>
          </table:table-cell>
          <table:table-cell office:value-type="float" office:value="-663.6038" calcext:value-type="float">
            <text:p>-663.6038</text:p>
          </table:table-cell>
          <table:table-cell office:value-type="float" office:value="1958.581" calcext:value-type="float">
            <text:p>1958.581</text:p>
          </table:table-cell>
          <table:table-cell office:value-type="float" office:value="-120.293" calcext:value-type="float">
            <text:p>-120.293</text:p>
          </table:table-cell>
          <table:table-cell office:value-type="float" office:value="116.4633" calcext:value-type="float">
            <text:p>116.4633</text:p>
          </table:table-cell>
          <table:table-cell office:value-type="float" office:value="6.457324" calcext:value-type="float">
            <text:p>6.457324</text:p>
          </table:table-cell>
          <table:table-cell office:value-type="float" office:value="0.01357484" calcext:value-type="float">
            <text:p>0.01357484</text:p>
          </table:table-cell>
          <table:table-cell office:value-type="float" office:value="1.305311" calcext:value-type="float">
            <text:p>1.305311</text:p>
          </table:table-cell>
          <table:table-cell office:value-type="float" office:value="0.06020372" calcext:value-type="float">
            <text:p>0.06020372</text:p>
          </table:table-cell>
          <table:table-cell office:value-type="float" office:value="0.01585904" calcext:value-type="float">
            <text:p>0.01585904</text:p>
          </table:table-cell>
          <table:table-cell office:value-type="float" office:value="0.7754245" calcext:value-type="float">
            <text:p>0.7754245</text:p>
          </table:table-cell>
          <table:table-cell office:value-type="float" office:value="370" calcext:value-type="float">
            <text:p>370</text:p>
          </table:table-cell>
          <table:table-cell office:value-type="float" office:value="630.5974" calcext:value-type="float">
            <text:p>630.5974</text:p>
          </table:table-cell>
          <table:table-cell office:value-type="float" office:value="0" calcext:value-type="float">
            <text:p>0</text:p>
          </table:table-cell>
          <table:table-cell office:value-type="float" office:value="310.1165" calcext:value-type="float">
            <text:p>310.1165</text:p>
          </table:table-cell>
          <table:table-cell office:value-type="float" office:value="1091.97" calcext:value-type="float">
            <text:p>1091.97</text:p>
          </table:table-cell>
          <table:table-cell office:value-type="float" office:value="1331.664" calcext:value-type="float">
            <text:p>1331.664</text:p>
          </table:table-cell>
          <table:table-cell office:value-type="float" office:value="1322.035" calcext:value-type="float">
            <text:p>1322.035</text:p>
          </table:table-cell>
          <table:table-cell office:value-type="float" office:value="797.7365" calcext:value-type="float">
            <text:p>797.7365</text:p>
          </table:table-cell>
          <table:table-cell office:value-type="float" office:value="1075.62" calcext:value-type="float">
            <text:p>1075.62</text:p>
          </table:table-cell>
          <table:table-cell office:value-type="float" office:value="422.2855" calcext:value-type="float">
            <text:p>422.2855</text:p>
          </table:table-cell>
          <table:table-cell office:value-type="float" office:value="1885.453" calcext:value-type="float">
            <text:p>1885.453</text:p>
          </table:table-cell>
          <table:table-cell office:value-type="float" office:value="2113.473" calcext:value-type="float">
            <text:p>2113.473</text:p>
          </table:table-cell>
          <table:table-cell office:value-type="float" office:value="1681.727" calcext:value-type="float">
            <text:p>1681.727</text:p>
          </table:table-cell>
          <table:table-cell office:value-type="float" office:value="585.962" calcext:value-type="float">
            <text:p>585.962</text:p>
          </table:table-cell>
          <table:table-cell office:value-type="float" office:value="570.9571" calcext:value-type="float">
            <text:p>570.9571</text:p>
          </table:table-cell>
          <table:table-cell office:value-type="float" office:value="142.8729" calcext:value-type="float">
            <text:p>142.8729</text:p>
          </table:table-cell>
          <table:table-cell office:value-type="float" office:value="35.71487" calcext:value-type="float">
            <text:p>35.71487</text:p>
          </table:table-cell>
          <table:table-cell office:value-type="float" office:value="0" calcext:value-type="float">
            <text:p>0</text:p>
          </table:table-cell>
          <table:table-cell office:value-type="float" office:value="-0.09873729" calcext:value-type="float">
            <text:p>-0.09873729</text:p>
          </table:table-cell>
          <table:table-cell office:value-type="float" office:value="0" calcext:value-type="float">
            <text:p>0</text:p>
          </table:table-cell>
          <table:table-cell office:value-type="float" office:value="6.13641" calcext:value-type="float">
            <text:p>6.13641</text:p>
          </table:table-cell>
          <table:table-cell office:value-type="float" office:value="1856.503" calcext:value-type="float">
            <text:p>1856.503</text:p>
          </table:table-cell>
          <table:table-cell office:value-type="float" office:value="-680.6357" calcext:value-type="float">
            <text:p>-680.6357</text:p>
          </table:table-cell>
          <table:table-cell office:value-type="float" office:value="1175.867" calcext:value-type="float">
            <text:p>1175.867</text:p>
          </table:table-cell>
          <table:table-cell office:value-type="float" office:value="-563.1185" calcext:value-type="float">
            <text:p>-563.1185</text:p>
          </table:table-cell>
          <table:table-cell office:value-type="float" office:value="0" calcext:value-type="float">
            <text:p>0</text:p>
          </table:table-cell>
          <table:table-cell office:value-type="float" office:value="18.96017" calcext:value-type="float">
            <text:p>18.96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1" calcext:value-type="float">
            <text:p>2092001</text:p>
          </table:table-cell>
          <table:table-cell office:value-type="float" office:value="175.0029" calcext:value-type="float">
            <text:p>175.0029</text:p>
          </table:table-cell>
          <table:table-cell office:value-type="float" office:value="13200.46" calcext:value-type="float">
            <text:p>13200.46</text:p>
          </table:table-cell>
          <table:table-cell office:value-type="float" office:value="0" calcext:value-type="float">
            <text:p>0</text:p>
          </table:table-cell>
          <table:table-cell office:value-type="float" office:value="33.73596" calcext:value-type="float">
            <text:p>33.73596</text:p>
          </table:table-cell>
          <table:table-cell office:value-type="float" office:value="-665.7032" calcext:value-type="float">
            <text:p>-665.7032</text:p>
          </table:table-cell>
          <table:table-cell office:value-type="float" office:value="1964.627" calcext:value-type="float">
            <text:p>1964.627</text:p>
          </table:table-cell>
          <table:table-cell office:value-type="float" office:value="-121.0349" calcext:value-type="float">
            <text:p>-121.0349</text:p>
          </table:table-cell>
          <table:table-cell office:value-type="float" office:value="115.8564" calcext:value-type="float">
            <text:p>115.8564</text:p>
          </table:table-cell>
          <table:table-cell office:value-type="float" office:value="8.211258" calcext:value-type="float">
            <text:p>8.211258</text:p>
          </table:table-cell>
          <table:table-cell office:value-type="float" office:value="0.01465992" calcext:value-type="float">
            <text:p>0.01465992</text:p>
          </table:table-cell>
          <table:table-cell office:value-type="float" office:value="1.305311" calcext:value-type="float">
            <text:p>1.305311</text:p>
          </table:table-cell>
          <table:table-cell office:value-type="float" office:value="0.06032924" calcext:value-type="float">
            <text:p>0.06032924</text:p>
          </table:table-cell>
          <table:table-cell office:value-type="float" office:value="0.01585904" calcext:value-type="float">
            <text:p>0.01585904</text:p>
          </table:table-cell>
          <table:table-cell office:value-type="float" office:value="0.7756673" calcext:value-type="float">
            <text:p>0.7756673</text:p>
          </table:table-cell>
          <table:table-cell office:value-type="float" office:value="370" calcext:value-type="float">
            <text:p>370</text:p>
          </table:table-cell>
          <table:table-cell office:value-type="float" office:value="638.8" calcext:value-type="float">
            <text:p>638.8</text:p>
          </table:table-cell>
          <table:table-cell office:value-type="float" office:value="0" calcext:value-type="float">
            <text:p>0</text:p>
          </table:table-cell>
          <table:table-cell office:value-type="float" office:value="310.2695" calcext:value-type="float">
            <text:p>310.2695</text:p>
          </table:table-cell>
          <table:table-cell office:value-type="float" office:value="1091.939" calcext:value-type="float">
            <text:p>1091.939</text:p>
          </table:table-cell>
          <table:table-cell office:value-type="float" office:value="1331.551" calcext:value-type="float">
            <text:p>1331.551</text:p>
          </table:table-cell>
          <table:table-cell office:value-type="float" office:value="1322.049" calcext:value-type="float">
            <text:p>1322.049</text:p>
          </table:table-cell>
          <table:table-cell office:value-type="float" office:value="797.7557" calcext:value-type="float">
            <text:p>797.7557</text:p>
          </table:table-cell>
          <table:table-cell office:value-type="float" office:value="1075.514" calcext:value-type="float">
            <text:p>1075.514</text:p>
          </table:table-cell>
          <table:table-cell office:value-type="float" office:value="422.2617" calcext:value-type="float">
            <text:p>422.2617</text:p>
          </table:table-cell>
          <table:table-cell office:value-type="float" office:value="1885.338" calcext:value-type="float">
            <text:p>1885.338</text:p>
          </table:table-cell>
          <table:table-cell office:value-type="float" office:value="2113.39" calcext:value-type="float">
            <text:p>2113.39</text:p>
          </table:table-cell>
          <table:table-cell office:value-type="float" office:value="1681.683" calcext:value-type="float">
            <text:p>1681.683</text:p>
          </table:table-cell>
          <table:table-cell office:value-type="float" office:value="585.9572" calcext:value-type="float">
            <text:p>585.9572</text:p>
          </table:table-cell>
          <table:table-cell office:value-type="float" office:value="570.96" calcext:value-type="float">
            <text:p>570.96</text:p>
          </table:table-cell>
          <table:table-cell office:value-type="float" office:value="142.8726" calcext:value-type="float">
            <text:p>142.8726</text:p>
          </table:table-cell>
          <table:table-cell office:value-type="float" office:value="35.71482" calcext:value-type="float">
            <text:p>35.71482</text:p>
          </table:table-cell>
          <table:table-cell office:value-type="float" office:value="0" calcext:value-type="float">
            <text:p>0</text:p>
          </table:table-cell>
          <table:table-cell office:value-type="float" office:value="-0.09877101" calcext:value-type="float">
            <text:p>-0.09877101</text:p>
          </table:table-cell>
          <table:table-cell office:value-type="float" office:value="0" calcext:value-type="float">
            <text:p>0</text:p>
          </table:table-cell>
          <table:table-cell office:value-type="float" office:value="6.074663" calcext:value-type="float">
            <text:p>6.074663</text:p>
          </table:table-cell>
          <table:table-cell office:value-type="float" office:value="1875.551" calcext:value-type="float">
            <text:p>1875.551</text:p>
          </table:table-cell>
          <table:table-cell office:value-type="float" office:value="-690.1205" calcext:value-type="float">
            <text:p>-690.1205</text:p>
          </table:table-cell>
          <table:table-cell office:value-type="float" office:value="1185.43" calcext:value-type="float">
            <text:p>1185.43</text:p>
          </table:table-cell>
          <table:table-cell office:value-type="float" office:value="-564.34" calcext:value-type="float">
            <text:p>-564.34</text:p>
          </table:table-cell>
          <table:table-cell office:value-type="float" office:value="0" calcext:value-type="float">
            <text:p>0</text:p>
          </table:table-cell>
          <table:table-cell office:value-type="float" office:value="18.82331" calcext:value-type="float">
            <text:p>18.82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1" calcext:value-type="float">
            <text:p>3092001</text:p>
          </table:table-cell>
          <table:table-cell office:value-type="float" office:value="178.3997" calcext:value-type="float">
            <text:p>178.3997</text:p>
          </table:table-cell>
          <table:table-cell office:value-type="float" office:value="13199.67" calcext:value-type="float">
            <text:p>13199.67</text:p>
          </table:table-cell>
          <table:table-cell office:value-type="float" office:value="0" calcext:value-type="float">
            <text:p>0</text:p>
          </table:table-cell>
          <table:table-cell office:value-type="float" office:value="37.74623" calcext:value-type="float">
            <text:p>37.74623</text:p>
          </table:table-cell>
          <table:table-cell office:value-type="float" office:value="-667.8962" calcext:value-type="float">
            <text:p>-667.8962</text:p>
          </table:table-cell>
          <table:table-cell office:value-type="float" office:value="1971.042" calcext:value-type="float">
            <text:p>1971.042</text:p>
          </table:table-cell>
          <table:table-cell office:value-type="float" office:value="-121.8244" calcext:value-type="float">
            <text:p>-121.8244</text:p>
          </table:table-cell>
          <table:table-cell office:value-type="float" office:value="115.1515" calcext:value-type="float">
            <text:p>115.1515</text:p>
          </table:table-cell>
          <table:table-cell office:value-type="float" office:value="11.14303" calcext:value-type="float">
            <text:p>11.14303</text:p>
          </table:table-cell>
          <table:table-cell office:value-type="float" office:value="0.01585184" calcext:value-type="float">
            <text:p>0.01585184</text:p>
          </table:table-cell>
          <table:table-cell office:value-type="float" office:value="1.305311" calcext:value-type="float">
            <text:p>1.305311</text:p>
          </table:table-cell>
          <table:table-cell office:value-type="float" office:value="0.06045477" calcext:value-type="float">
            <text:p>0.06045477</text:p>
          </table:table-cell>
          <table:table-cell office:value-type="float" office:value="0.01585904" calcext:value-type="float">
            <text:p>0.01585904</text:p>
          </table:table-cell>
          <table:table-cell office:value-type="float" office:value="0.7758812" calcext:value-type="float">
            <text:p>0.7758812</text:p>
          </table:table-cell>
          <table:table-cell office:value-type="float" office:value="370" calcext:value-type="float">
            <text:p>370</text:p>
          </table:table-cell>
          <table:table-cell office:value-type="float" office:value="644.2509" calcext:value-type="float">
            <text:p>644.2509</text:p>
          </table:table-cell>
          <table:table-cell office:value-type="float" office:value="0" calcext:value-type="float">
            <text:p>0</text:p>
          </table:table-cell>
          <table:table-cell office:value-type="float" office:value="310.4288" calcext:value-type="float">
            <text:p>310.4288</text:p>
          </table:table-cell>
          <table:table-cell office:value-type="float" office:value="1091.908" calcext:value-type="float">
            <text:p>1091.908</text:p>
          </table:table-cell>
          <table:table-cell office:value-type="float" office:value="1331.433" calcext:value-type="float">
            <text:p>1331.433</text:p>
          </table:table-cell>
          <table:table-cell office:value-type="float" office:value="1322.067" calcext:value-type="float">
            <text:p>1322.067</text:p>
          </table:table-cell>
          <table:table-cell office:value-type="float" office:value="797.7795" calcext:value-type="float">
            <text:p>797.7795</text:p>
          </table:table-cell>
          <table:table-cell office:value-type="float" office:value="1075.404" calcext:value-type="float">
            <text:p>1075.404</text:p>
          </table:table-cell>
          <table:table-cell office:value-type="float" office:value="422.2365" calcext:value-type="float">
            <text:p>422.2365</text:p>
          </table:table-cell>
          <table:table-cell office:value-type="float" office:value="1885.222" calcext:value-type="float">
            <text:p>1885.222</text:p>
          </table:table-cell>
          <table:table-cell office:value-type="float" office:value="2113.307" calcext:value-type="float">
            <text:p>2113.307</text:p>
          </table:table-cell>
          <table:table-cell office:value-type="float" office:value="1681.639" calcext:value-type="float">
            <text:p>1681.639</text:p>
          </table:table-cell>
          <table:table-cell office:value-type="float" office:value="585.9523" calcext:value-type="float">
            <text:p>585.9523</text:p>
          </table:table-cell>
          <table:table-cell office:value-type="float" office:value="570.9629" calcext:value-type="float">
            <text:p>570.9629</text:p>
          </table:table-cell>
          <table:table-cell office:value-type="float" office:value="142.8723" calcext:value-type="float">
            <text:p>142.8723</text:p>
          </table:table-cell>
          <table:table-cell office:value-type="float" office:value="35.71476" calcext:value-type="float">
            <text:p>35.71476</text:p>
          </table:table-cell>
          <table:table-cell office:value-type="float" office:value="0" calcext:value-type="float">
            <text:p>0</text:p>
          </table:table-cell>
          <table:table-cell office:value-type="float" office:value="-0.09881624" calcext:value-type="float">
            <text:p>-0.09881624</text:p>
          </table:table-cell>
          <table:table-cell office:value-type="float" office:value="0" calcext:value-type="float">
            <text:p>0</text:p>
          </table:table-cell>
          <table:table-cell office:value-type="float" office:value="5.978272" calcext:value-type="float">
            <text:p>5.978272</text:p>
          </table:table-cell>
          <table:table-cell office:value-type="float" office:value="1892.766" calcext:value-type="float">
            <text:p>1892.766</text:p>
          </table:table-cell>
          <table:table-cell office:value-type="float" office:value="-700.489" calcext:value-type="float">
            <text:p>-700.489</text:p>
          </table:table-cell>
          <table:table-cell office:value-type="float" office:value="1192.277" calcext:value-type="float">
            <text:p>1192.277</text:p>
          </table:table-cell>
          <table:table-cell office:value-type="float" office:value="-565.6097" calcext:value-type="float">
            <text:p>-565.6097</text:p>
          </table:table-cell>
          <table:table-cell office:value-type="float" office:value="0" calcext:value-type="float">
            <text:p>0</text:p>
          </table:table-cell>
          <table:table-cell office:value-type="float" office:value="18.68234" calcext:value-type="float">
            <text:p>18.68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1" calcext:value-type="float">
            <text:p>4092001</text:p>
          </table:table-cell>
          <table:table-cell office:value-type="float" office:value="181.7774" calcext:value-type="float">
            <text:p>181.7774</text:p>
          </table:table-cell>
          <table:table-cell office:value-type="float" office:value="13198.88" calcext:value-type="float">
            <text:p>13198.88</text:p>
          </table:table-cell>
          <table:table-cell office:value-type="float" office:value="0" calcext:value-type="float">
            <text:p>0</text:p>
          </table:table-cell>
          <table:table-cell office:value-type="float" office:value="41.708" calcext:value-type="float">
            <text:p>41.708</text:p>
          </table:table-cell>
          <table:table-cell office:value-type="float" office:value="-670.0772" calcext:value-type="float">
            <text:p>-670.0772</text:p>
          </table:table-cell>
          <table:table-cell office:value-type="float" office:value="1977.239" calcext:value-type="float">
            <text:p>1977.239</text:p>
          </table:table-cell>
          <table:table-cell office:value-type="float" office:value="-122.626" calcext:value-type="float">
            <text:p>-122.626</text:p>
          </table:table-cell>
          <table:table-cell office:value-type="float" office:value="114.3845" calcext:value-type="float">
            <text:p>114.3845</text:p>
          </table:table-cell>
          <table:table-cell office:value-type="float" office:value="14.02992" calcext:value-type="float">
            <text:p>14.02992</text:p>
          </table:table-cell>
          <table:table-cell office:value-type="float" office:value="0.01715611" calcext:value-type="float">
            <text:p>0.01715611</text:p>
          </table:table-cell>
          <table:table-cell office:value-type="float" office:value="1.305311" calcext:value-type="float">
            <text:p>1.305311</text:p>
          </table:table-cell>
          <table:table-cell office:value-type="float" office:value="0.06058028" calcext:value-type="float">
            <text:p>0.06058028</text:p>
          </table:table-cell>
          <table:table-cell office:value-type="float" office:value="0.01585904" calcext:value-type="float">
            <text:p>0.01585904</text:p>
          </table:table-cell>
          <table:table-cell office:value-type="float" office:value="0.7760291" calcext:value-type="float">
            <text:p>0.7760291</text:p>
          </table:table-cell>
          <table:table-cell office:value-type="float" office:value="370" calcext:value-type="float">
            <text:p>370</text:p>
          </table:table-cell>
          <table:table-cell office:value-type="float" office:value="649.3963" calcext:value-type="float">
            <text:p>649.3963</text:p>
          </table:table-cell>
          <table:table-cell office:value-type="float" office:value="0" calcext:value-type="float">
            <text:p>0</text:p>
          </table:table-cell>
          <table:table-cell office:value-type="float" office:value="310.5905" calcext:value-type="float">
            <text:p>310.5905</text:p>
          </table:table-cell>
          <table:table-cell office:value-type="float" office:value="1091.883" calcext:value-type="float">
            <text:p>1091.883</text:p>
          </table:table-cell>
          <table:table-cell office:value-type="float" office:value="1331.327" calcext:value-type="float">
            <text:p>1331.327</text:p>
          </table:table-cell>
          <table:table-cell office:value-type="float" office:value="1322.09" calcext:value-type="float">
            <text:p>1322.09</text:p>
          </table:table-cell>
          <table:table-cell office:value-type="float" office:value="797.8101" calcext:value-type="float">
            <text:p>797.8101</text:p>
          </table:table-cell>
          <table:table-cell office:value-type="float" office:value="1075.292" calcext:value-type="float">
            <text:p>1075.292</text:p>
          </table:table-cell>
          <table:table-cell office:value-type="float" office:value="422.2091" calcext:value-type="float">
            <text:p>422.2091</text:p>
          </table:table-cell>
          <table:table-cell office:value-type="float" office:value="1885.105" calcext:value-type="float">
            <text:p>1885.105</text:p>
          </table:table-cell>
          <table:table-cell office:value-type="float" office:value="2113.224" calcext:value-type="float">
            <text:p>2113.224</text:p>
          </table:table-cell>
          <table:table-cell office:value-type="float" office:value="1681.596" calcext:value-type="float">
            <text:p>1681.596</text:p>
          </table:table-cell>
          <table:table-cell office:value-type="float" office:value="585.9476" calcext:value-type="float">
            <text:p>585.9476</text:p>
          </table:table-cell>
          <table:table-cell office:value-type="float" office:value="570.9657" calcext:value-type="float">
            <text:p>570.9657</text:p>
          </table:table-cell>
          <table:table-cell office:value-type="float" office:value="142.872" calcext:value-type="float">
            <text:p>142.872</text:p>
          </table:table-cell>
          <table:table-cell office:value-type="float" office:value="35.71471" calcext:value-type="float">
            <text:p>35.71471</text:p>
          </table:table-cell>
          <table:table-cell office:value-type="float" office:value="0" calcext:value-type="float">
            <text:p>0</text:p>
          </table:table-cell>
          <table:table-cell office:value-type="float" office:value="-0.09885959" calcext:value-type="float">
            <text:p>-0.09885959</text:p>
          </table:table-cell>
          <table:table-cell office:value-type="float" office:value="0" calcext:value-type="float">
            <text:p>0</text:p>
          </table:table-cell>
          <table:table-cell office:value-type="float" office:value="5.891086" calcext:value-type="float">
            <text:p>5.891086</text:p>
          </table:table-cell>
          <table:table-cell office:value-type="float" office:value="1909.449" calcext:value-type="float">
            <text:p>1909.449</text:p>
          </table:table-cell>
          <table:table-cell office:value-type="float" office:value="-710.6495" calcext:value-type="float">
            <text:p>-710.6495</text:p>
          </table:table-cell>
          <table:table-cell office:value-type="float" office:value="1198.799" calcext:value-type="float">
            <text:p>1198.799</text:p>
          </table:table-cell>
          <table:table-cell office:value-type="float" office:value="-566.8464" calcext:value-type="float">
            <text:p>-566.8464</text:p>
          </table:table-cell>
          <table:table-cell office:value-type="float" office:value="0" calcext:value-type="float">
            <text:p>0</text:p>
          </table:table-cell>
          <table:table-cell office:value-type="float" office:value="18.5352" calcext:value-type="float">
            <text:p>18.5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1" calcext:value-type="float">
            <text:p>5092001</text:p>
          </table:table-cell>
          <table:table-cell office:value-type="float" office:value="183.6587" calcext:value-type="float">
            <text:p>183.6587</text:p>
          </table:table-cell>
          <table:table-cell office:value-type="float" office:value="13198.1" calcext:value-type="float">
            <text:p>13198.1</text:p>
          </table:table-cell>
          <table:table-cell office:value-type="float" office:value="0" calcext:value-type="float">
            <text:p>0</text:p>
          </table:table-cell>
          <table:table-cell office:value-type="float" office:value="44.14957" calcext:value-type="float">
            <text:p>44.14957</text:p>
          </table:table-cell>
          <table:table-cell office:value-type="float" office:value="-672.2287" calcext:value-type="float">
            <text:p>-672.2287</text:p>
          </table:table-cell>
          <table:table-cell office:value-type="float" office:value="1982.69" calcext:value-type="float">
            <text:p>1982.69</text:p>
          </table:table-cell>
          <table:table-cell office:value-type="float" office:value="-123.4239" calcext:value-type="float">
            <text:p>-123.4239</text:p>
          </table:table-cell>
          <table:table-cell office:value-type="float" office:value="113.6278" calcext:value-type="float">
            <text:p>113.6278</text:p>
          </table:table-cell>
          <table:table-cell office:value-type="float" office:value="15.41199" calcext:value-type="float">
            <text:p>15.41199</text:p>
          </table:table-cell>
          <table:table-cell office:value-type="float" office:value="0.01851568" calcext:value-type="float">
            <text:p>0.01851568</text:p>
          </table:table-cell>
          <table:table-cell office:value-type="float" office:value="1.305311" calcext:value-type="float">
            <text:p>1.305311</text:p>
          </table:table-cell>
          <table:table-cell office:value-type="float" office:value="0.06070545" calcext:value-type="float">
            <text:p>0.06070545</text:p>
          </table:table-cell>
          <table:table-cell office:value-type="float" office:value="0.01585904" calcext:value-type="float">
            <text:p>0.01585904</text:p>
          </table:table-cell>
          <table:table-cell office:value-type="float" office:value="0.7760747" calcext:value-type="float">
            <text:p>0.7760747</text:p>
          </table:table-cell>
          <table:table-cell office:value-type="float" office:value="370" calcext:value-type="float">
            <text:p>370</text:p>
          </table:table-cell>
          <table:table-cell office:value-type="float" office:value="654.7399" calcext:value-type="float">
            <text:p>654.7399</text:p>
          </table:table-cell>
          <table:table-cell office:value-type="float" office:value="0" calcext:value-type="float">
            <text:p>0</text:p>
          </table:table-cell>
          <table:table-cell office:value-type="float" office:value="310.7484" calcext:value-type="float">
            <text:p>310.7484</text:p>
          </table:table-cell>
          <table:table-cell office:value-type="float" office:value="1091.865" calcext:value-type="float">
            <text:p>1091.865</text:p>
          </table:table-cell>
          <table:table-cell office:value-type="float" office:value="1331.231" calcext:value-type="float">
            <text:p>1331.231</text:p>
          </table:table-cell>
          <table:table-cell office:value-type="float" office:value="1322.116" calcext:value-type="float">
            <text:p>1322.116</text:p>
          </table:table-cell>
          <table:table-cell office:value-type="float" office:value="797.8456" calcext:value-type="float">
            <text:p>797.8456</text:p>
          </table:table-cell>
          <table:table-cell office:value-type="float" office:value="1075.181" calcext:value-type="float">
            <text:p>1075.181</text:p>
          </table:table-cell>
          <table:table-cell office:value-type="float" office:value="422.1806" calcext:value-type="float">
            <text:p>422.1806</text:p>
          </table:table-cell>
          <table:table-cell office:value-type="float" office:value="1884.987" calcext:value-type="float">
            <text:p>1884.987</text:p>
          </table:table-cell>
          <table:table-cell office:value-type="float" office:value="2113.141" calcext:value-type="float">
            <text:p>2113.141</text:p>
          </table:table-cell>
          <table:table-cell office:value-type="float" office:value="1681.553" calcext:value-type="float">
            <text:p>1681.553</text:p>
          </table:table-cell>
          <table:table-cell office:value-type="float" office:value="585.9429" calcext:value-type="float">
            <text:p>585.9429</text:p>
          </table:table-cell>
          <table:table-cell office:value-type="float" office:value="570.9685" calcext:value-type="float">
            <text:p>570.9685</text:p>
          </table:table-cell>
          <table:table-cell office:value-type="float" office:value="142.8717" calcext:value-type="float">
            <text:p>142.8717</text:p>
          </table:table-cell>
          <table:table-cell office:value-type="float" office:value="35.71466" calcext:value-type="float">
            <text:p>35.71466</text:p>
          </table:table-cell>
          <table:table-cell office:value-type="float" office:value="0" calcext:value-type="float">
            <text:p>0</text:p>
          </table:table-cell>
          <table:table-cell office:value-type="float" office:value="-0.09889906" calcext:value-type="float">
            <text:p>-0.09889906</text:p>
          </table:table-cell>
          <table:table-cell office:value-type="float" office:value="0" calcext:value-type="float">
            <text:p>0</text:p>
          </table:table-cell>
          <table:table-cell office:value-type="float" office:value="5.852348" calcext:value-type="float">
            <text:p>5.852348</text:p>
          </table:table-cell>
          <table:table-cell office:value-type="float" office:value="1925.984" calcext:value-type="float">
            <text:p>1925.984</text:p>
          </table:table-cell>
          <table:table-cell office:value-type="float" office:value="-720.4938" calcext:value-type="float">
            <text:p>-720.4938</text:p>
          </table:table-cell>
          <table:table-cell office:value-type="float" office:value="1205.491" calcext:value-type="float">
            <text:p>1205.491</text:p>
          </table:table-cell>
          <table:table-cell office:value-type="float" office:value="-568.0499" calcext:value-type="float">
            <text:p>-568.0499</text:p>
          </table:table-cell>
          <table:table-cell office:value-type="float" office:value="0" calcext:value-type="float">
            <text:p>0</text:p>
          </table:table-cell>
          <table:table-cell office:value-type="float" office:value="18.38167" calcext:value-type="float">
            <text:p>18.38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1" calcext:value-type="float">
            <text:p>6092001</text:p>
          </table:table-cell>
          <table:table-cell office:value-type="float" office:value="184.969" calcext:value-type="float">
            <text:p>184.969</text:p>
          </table:table-cell>
          <table:table-cell office:value-type="float" office:value="13197.33" calcext:value-type="float">
            <text:p>13197.33</text:p>
          </table:table-cell>
          <table:table-cell office:value-type="float" office:value="0" calcext:value-type="float">
            <text:p>0</text:p>
          </table:table-cell>
          <table:table-cell office:value-type="float" office:value="46.01802" calcext:value-type="float">
            <text:p>46.01802</text:p>
          </table:table-cell>
          <table:table-cell office:value-type="float" office:value="-674.3834" calcext:value-type="float">
            <text:p>-674.3834</text:p>
          </table:table-cell>
          <table:table-cell office:value-type="float" office:value="1988.472" calcext:value-type="float">
            <text:p>1988.472</text:p>
          </table:table-cell>
          <table:table-cell office:value-type="float" office:value="-124.2217" calcext:value-type="float">
            <text:p>-124.2217</text:p>
          </table:table-cell>
          <table:table-cell office:value-type="float" office:value="112.93" calcext:value-type="float">
            <text:p>112.93</text:p>
          </table:table-cell>
          <table:table-cell office:value-type="float" office:value="16.2245" calcext:value-type="float">
            <text:p>16.2245</text:p>
          </table:table-cell>
          <table:table-cell office:value-type="float" office:value="0.01989332" calcext:value-type="float">
            <text:p>0.01989332</text:p>
          </table:table-cell>
          <table:table-cell office:value-type="float" office:value="1.305311" calcext:value-type="float">
            <text:p>1.305311</text:p>
          </table:table-cell>
          <table:table-cell office:value-type="float" office:value="0.06083062" calcext:value-type="float">
            <text:p>0.06083062</text:p>
          </table:table-cell>
          <table:table-cell office:value-type="float" office:value="0.01585904" calcext:value-type="float">
            <text:p>0.01585904</text:p>
          </table:table-cell>
          <table:table-cell office:value-type="float" office:value="0.776011" calcext:value-type="float">
            <text:p>0.776011</text:p>
          </table:table-cell>
          <table:table-cell office:value-type="float" office:value="370" calcext:value-type="float">
            <text:p>370</text:p>
          </table:table-cell>
          <table:table-cell office:value-type="float" office:value="661.0881" calcext:value-type="float">
            <text:p>661.0881</text:p>
          </table:table-cell>
          <table:table-cell office:value-type="float" office:value="0" calcext:value-type="float">
            <text:p>0</text:p>
          </table:table-cell>
          <table:table-cell office:value-type="float" office:value="310.8999" calcext:value-type="float">
            <text:p>310.8999</text:p>
          </table:table-cell>
          <table:table-cell office:value-type="float" office:value="1091.851" calcext:value-type="float">
            <text:p>1091.851</text:p>
          </table:table-cell>
          <table:table-cell office:value-type="float" office:value="1331.141" calcext:value-type="float">
            <text:p>1331.141</text:p>
          </table:table-cell>
          <table:table-cell office:value-type="float" office:value="1322.145" calcext:value-type="float">
            <text:p>1322.145</text:p>
          </table:table-cell>
          <table:table-cell office:value-type="float" office:value="797.8838" calcext:value-type="float">
            <text:p>797.8838</text:p>
          </table:table-cell>
          <table:table-cell office:value-type="float" office:value="1075.07" calcext:value-type="float">
            <text:p>1075.07</text:p>
          </table:table-cell>
          <table:table-cell office:value-type="float" office:value="422.1502" calcext:value-type="float">
            <text:p>422.1502</text:p>
          </table:table-cell>
          <table:table-cell office:value-type="float" office:value="1884.868" calcext:value-type="float">
            <text:p>1884.868</text:p>
          </table:table-cell>
          <table:table-cell office:value-type="float" office:value="2113.059" calcext:value-type="float">
            <text:p>2113.059</text:p>
          </table:table-cell>
          <table:table-cell office:value-type="float" office:value="1681.51" calcext:value-type="float">
            <text:p>1681.51</text:p>
          </table:table-cell>
          <table:table-cell office:value-type="float" office:value="585.9382" calcext:value-type="float">
            <text:p>585.9382</text:p>
          </table:table-cell>
          <table:table-cell office:value-type="float" office:value="570.9712" calcext:value-type="float">
            <text:p>570.9712</text:p>
          </table:table-cell>
          <table:table-cell office:value-type="float" office:value="142.8714" calcext:value-type="float">
            <text:p>142.8714</text:p>
          </table:table-cell>
          <table:table-cell office:value-type="float" office:value="35.71461" calcext:value-type="float">
            <text:p>35.71461</text:p>
          </table:table-cell>
          <table:table-cell office:value-type="float" office:value="0" calcext:value-type="float">
            <text:p>0</text:p>
          </table:table-cell>
          <table:table-cell office:value-type="float" office:value="-0.09894037" calcext:value-type="float">
            <text:p>-0.09894037</text:p>
          </table:table-cell>
          <table:table-cell office:value-type="float" office:value="0" calcext:value-type="float">
            <text:p>0</text:p>
          </table:table-cell>
          <table:table-cell office:value-type="float" office:value="5.832949" calcext:value-type="float">
            <text:p>5.832949</text:p>
          </table:table-cell>
          <table:table-cell office:value-type="float" office:value="1943.091" calcext:value-type="float">
            <text:p>1943.091</text:p>
          </table:table-cell>
          <table:table-cell office:value-type="float" office:value="-729.8951" calcext:value-type="float">
            <text:p>-729.8951</text:p>
          </table:table-cell>
          <table:table-cell office:value-type="float" office:value="1213.196" calcext:value-type="float">
            <text:p>1213.196</text:p>
          </table:table-cell>
          <table:table-cell office:value-type="float" office:value="-569.2502" calcext:value-type="float">
            <text:p>-569.2502</text:p>
          </table:table-cell>
          <table:table-cell office:value-type="float" office:value="0" calcext:value-type="float">
            <text:p>0</text:p>
          </table:table-cell>
          <table:table-cell office:value-type="float" office:value="18.22245" calcext:value-type="float">
            <text:p>18.22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1" calcext:value-type="float">
            <text:p>7092001</text:p>
          </table:table-cell>
          <table:table-cell office:value-type="float" office:value="185.2101" calcext:value-type="float">
            <text:p>185.2101</text:p>
          </table:table-cell>
          <table:table-cell office:value-type="float" office:value="13196.56" calcext:value-type="float">
            <text:p>13196.56</text:p>
          </table:table-cell>
          <table:table-cell office:value-type="float" office:value="0" calcext:value-type="float">
            <text:p>0</text:p>
          </table:table-cell>
          <table:table-cell office:value-type="float" office:value="47.009" calcext:value-type="float">
            <text:p>47.009</text:p>
          </table:table-cell>
          <table:table-cell office:value-type="float" office:value="-675.9246" calcext:value-type="float">
            <text:p>-675.9246</text:p>
          </table:table-cell>
          <table:table-cell office:value-type="float" office:value="1985.901" calcext:value-type="float">
            <text:p>1985.901</text:p>
          </table:table-cell>
          <table:table-cell office:value-type="float" office:value="-124.9716" calcext:value-type="float">
            <text:p>-124.9716</text:p>
          </table:table-cell>
          <table:table-cell office:value-type="float" office:value="112.6545" calcext:value-type="float">
            <text:p>112.6545</text:p>
          </table:table-cell>
          <table:table-cell office:value-type="float" office:value="16.12732" calcext:value-type="float">
            <text:p>16.12732</text:p>
          </table:table-cell>
          <table:table-cell office:value-type="float" office:value="0.02040494" calcext:value-type="float">
            <text:p>0.02040494</text:p>
          </table:table-cell>
          <table:table-cell office:value-type="float" office:value="1.338919" calcext:value-type="float">
            <text:p>1.338919</text:p>
          </table:table-cell>
          <table:table-cell office:value-type="float" office:value="0.06107281" calcext:value-type="float">
            <text:p>0.06107281</text:p>
          </table:table-cell>
          <table:table-cell office:value-type="float" office:value="0.01630425" calcext:value-type="float">
            <text:p>0.01630425</text:p>
          </table:table-cell>
          <table:table-cell office:value-type="float" office:value="0.8033769" calcext:value-type="float">
            <text:p>0.8033769</text:p>
          </table:table-cell>
          <table:table-cell office:value-type="float" office:value="370" calcext:value-type="float">
            <text:p>370</text:p>
          </table:table-cell>
          <table:table-cell office:value-type="float" office:value="666.0256" calcext:value-type="float">
            <text:p>666.0256</text:p>
          </table:table-cell>
          <table:table-cell office:value-type="float" office:value="0" calcext:value-type="float">
            <text:p>0</text:p>
          </table:table-cell>
          <table:table-cell office:value-type="float" office:value="311.0095" calcext:value-type="float">
            <text:p>311.0095</text:p>
          </table:table-cell>
          <table:table-cell office:value-type="float" office:value="1091.755" calcext:value-type="float">
            <text:p>1091.755</text:p>
          </table:table-cell>
          <table:table-cell office:value-type="float" office:value="1331.057" calcext:value-type="float">
            <text:p>1331.057</text:p>
          </table:table-cell>
          <table:table-cell office:value-type="float" office:value="1322.17" calcext:value-type="float">
            <text:p>1322.17</text:p>
          </table:table-cell>
          <table:table-cell office:value-type="float" office:value="797.8977" calcext:value-type="float">
            <text:p>797.8977</text:p>
          </table:table-cell>
          <table:table-cell office:value-type="float" office:value="1074.956" calcext:value-type="float">
            <text:p>1074.956</text:p>
          </table:table-cell>
          <table:table-cell office:value-type="float" office:value="422.1217" calcext:value-type="float">
            <text:p>422.1217</text:p>
          </table:table-cell>
          <table:table-cell office:value-type="float" office:value="1884.747" calcext:value-type="float">
            <text:p>1884.747</text:p>
          </table:table-cell>
          <table:table-cell office:value-type="float" office:value="2112.973" calcext:value-type="float">
            <text:p>2112.973</text:p>
          </table:table-cell>
          <table:table-cell office:value-type="float" office:value="1681.464" calcext:value-type="float">
            <text:p>1681.464</text:p>
          </table:table-cell>
          <table:table-cell office:value-type="float" office:value="585.9323" calcext:value-type="float">
            <text:p>585.9323</text:p>
          </table:table-cell>
          <table:table-cell office:value-type="float" office:value="570.972" calcext:value-type="float">
            <text:p>570.972</text:p>
          </table:table-cell>
          <table:table-cell office:value-type="float" office:value="142.8707" calcext:value-type="float">
            <text:p>142.8707</text:p>
          </table:table-cell>
          <table:table-cell office:value-type="float" office:value="35.71443" calcext:value-type="float">
            <text:p>35.71443</text:p>
          </table:table-cell>
          <table:table-cell office:value-type="float" office:value="0" calcext:value-type="float">
            <text:p>0</text:p>
          </table:table-cell>
          <table:table-cell office:value-type="float" office:value="-0.09896659" calcext:value-type="float">
            <text:p>-0.09896659</text:p>
          </table:table-cell>
          <table:table-cell office:value-type="float" office:value="0" calcext:value-type="float">
            <text:p>0</text:p>
          </table:table-cell>
          <table:table-cell office:value-type="float" office:value="5.832598" calcext:value-type="float">
            <text:p>5.832598</text:p>
          </table:table-cell>
          <table:table-cell office:value-type="float" office:value="1956.504" calcext:value-type="float">
            <text:p>1956.504</text:p>
          </table:table-cell>
          <table:table-cell office:value-type="float" office:value="-737.5257" calcext:value-type="float">
            <text:p>-737.5257</text:p>
          </table:table-cell>
          <table:table-cell office:value-type="float" office:value="1218.978" calcext:value-type="float">
            <text:p>1218.978</text:p>
          </table:table-cell>
          <table:table-cell office:value-type="float" office:value="-570.6108" calcext:value-type="float">
            <text:p>-570.6108</text:p>
          </table:table-cell>
          <table:table-cell office:value-type="float" office:value="0" calcext:value-type="float">
            <text:p>0</text:p>
          </table:table-cell>
          <table:table-cell office:value-type="float" office:value="18.76032" calcext:value-type="float">
            <text:p>18.76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1" calcext:value-type="float">
            <text:p>8092001</text:p>
          </table:table-cell>
          <table:table-cell office:value-type="float" office:value="185.6561" calcext:value-type="float">
            <text:p>185.6561</text:p>
          </table:table-cell>
          <table:table-cell office:value-type="float" office:value="13195.86" calcext:value-type="float">
            <text:p>13195.86</text:p>
          </table:table-cell>
          <table:table-cell office:value-type="float" office:value="0" calcext:value-type="float">
            <text:p>0</text:p>
          </table:table-cell>
          <table:table-cell office:value-type="float" office:value="48.1732" calcext:value-type="float">
            <text:p>48.1732</text:p>
          </table:table-cell>
          <table:table-cell office:value-type="float" office:value="-677.4072" calcext:value-type="float">
            <text:p>-677.4072</text:p>
          </table:table-cell>
          <table:table-cell office:value-type="float" office:value="1989.547" calcext:value-type="float">
            <text:p>1989.547</text:p>
          </table:table-cell>
          <table:table-cell office:value-type="float" office:value="-125.6391" calcext:value-type="float">
            <text:p>-125.6391</text:p>
          </table:table-cell>
          <table:table-cell office:value-type="float" office:value="112.5457" calcext:value-type="float">
            <text:p>112.5457</text:p>
          </table:table-cell>
          <table:table-cell office:value-type="float" office:value="16.3384" calcext:value-type="float">
            <text:p>16.3384</text:p>
          </table:table-cell>
          <table:table-cell office:value-type="float" office:value="0.02060857" calcext:value-type="float">
            <text:p>0.02060857</text:p>
          </table:table-cell>
          <table:table-cell office:value-type="float" office:value="1.338919" calcext:value-type="float">
            <text:p>1.338919</text:p>
          </table:table-cell>
          <table:table-cell office:value-type="float" office:value="0.06119619" calcext:value-type="float">
            <text:p>0.06119619</text:p>
          </table:table-cell>
          <table:table-cell office:value-type="float" office:value="0.01630425" calcext:value-type="float">
            <text:p>0.01630425</text:p>
          </table:table-cell>
          <table:table-cell office:value-type="float" office:value="0.801354" calcext:value-type="float">
            <text:p>0.801354</text:p>
          </table:table-cell>
          <table:table-cell office:value-type="float" office:value="370" calcext:value-type="float">
            <text:p>370</text:p>
          </table:table-cell>
          <table:table-cell office:value-type="float" office:value="674.5757" calcext:value-type="float">
            <text:p>674.5757</text:p>
          </table:table-cell>
          <table:table-cell office:value-type="float" office:value="0" calcext:value-type="float">
            <text:p>0</text:p>
          </table:table-cell>
          <table:table-cell office:value-type="float" office:value="311.1014" calcext:value-type="float">
            <text:p>311.1014</text:p>
          </table:table-cell>
          <table:table-cell office:value-type="float" office:value="1091.666" calcext:value-type="float">
            <text:p>1091.666</text:p>
          </table:table-cell>
          <table:table-cell office:value-type="float" office:value="1330.91" calcext:value-type="float">
            <text:p>1330.91</text:p>
          </table:table-cell>
          <table:table-cell office:value-type="float" office:value="1322.183" calcext:value-type="float">
            <text:p>1322.183</text:p>
          </table:table-cell>
          <table:table-cell office:value-type="float" office:value="797.9316" calcext:value-type="float">
            <text:p>797.9316</text:p>
          </table:table-cell>
          <table:table-cell office:value-type="float" office:value="1074.866" calcext:value-type="float">
            <text:p>1074.866</text:p>
          </table:table-cell>
          <table:table-cell office:value-type="float" office:value="422.0927" calcext:value-type="float">
            <text:p>422.0927</text:p>
          </table:table-cell>
          <table:table-cell office:value-type="float" office:value="1884.629" calcext:value-type="float">
            <text:p>1884.629</text:p>
          </table:table-cell>
          <table:table-cell office:value-type="float" office:value="2112.889" calcext:value-type="float">
            <text:p>2112.889</text:p>
          </table:table-cell>
          <table:table-cell office:value-type="float" office:value="1681.421" calcext:value-type="float">
            <text:p>1681.421</text:p>
          </table:table-cell>
          <table:table-cell office:value-type="float" office:value="585.9275" calcext:value-type="float">
            <text:p>585.9275</text:p>
          </table:table-cell>
          <table:table-cell office:value-type="float" office:value="570.9744" calcext:value-type="float">
            <text:p>570.9744</text:p>
          </table:table-cell>
          <table:table-cell office:value-type="float" office:value="142.8704" calcext:value-type="float">
            <text:p>142.8704</text:p>
          </table:table-cell>
          <table:table-cell office:value-type="float" office:value="35.71437" calcext:value-type="float">
            <text:p>35.71437</text:p>
          </table:table-cell>
          <table:table-cell office:value-type="float" office:value="0" calcext:value-type="float">
            <text:p>0</text:p>
          </table:table-cell>
          <table:table-cell office:value-type="float" office:value="-0.09909914" calcext:value-type="float">
            <text:p>-0.09909914</text:p>
          </table:table-cell>
          <table:table-cell office:value-type="float" office:value="0" calcext:value-type="float">
            <text:p>0</text:p>
          </table:table-cell>
          <table:table-cell office:value-type="float" office:value="5.826013" calcext:value-type="float">
            <text:p>5.826013</text:p>
          </table:table-cell>
          <table:table-cell office:value-type="float" office:value="1972.544" calcext:value-type="float">
            <text:p>1972.544</text:p>
          </table:table-cell>
          <table:table-cell office:value-type="float" office:value="-744.2086" calcext:value-type="float">
            <text:p>-744.2086</text:p>
          </table:table-cell>
          <table:table-cell office:value-type="float" office:value="1228.336" calcext:value-type="float">
            <text:p>1228.336</text:p>
          </table:table-cell>
          <table:table-cell office:value-type="float" office:value="-571.9174" calcext:value-type="float">
            <text:p>-571.9174</text:p>
          </table:table-cell>
          <table:table-cell office:value-type="float" office:value="0" calcext:value-type="float">
            <text:p>0</text:p>
          </table:table-cell>
          <table:table-cell office:value-type="float" office:value="19.2506" calcext:value-type="float">
            <text:p>19.2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1" calcext:value-type="float">
            <text:p>9092001</text:p>
          </table:table-cell>
          <table:table-cell office:value-type="float" office:value="186.4883" calcext:value-type="float">
            <text:p>186.4883</text:p>
          </table:table-cell>
          <table:table-cell office:value-type="float" office:value="13195.2" calcext:value-type="float">
            <text:p>13195.2</text:p>
          </table:table-cell>
          <table:table-cell office:value-type="float" office:value="0" calcext:value-type="float">
            <text:p>0</text:p>
          </table:table-cell>
          <table:table-cell office:value-type="float" office:value="49.66529" calcext:value-type="float">
            <text:p>49.66529</text:p>
          </table:table-cell>
          <table:table-cell office:value-type="float" office:value="-679.5554" calcext:value-type="float">
            <text:p>-679.5554</text:p>
          </table:table-cell>
          <table:table-cell office:value-type="float" office:value="1995.788" calcext:value-type="float">
            <text:p>1995.788</text:p>
          </table:table-cell>
          <table:table-cell office:value-type="float" office:value="-126.2634" calcext:value-type="float">
            <text:p>-126.2634</text:p>
          </table:table-cell>
          <table:table-cell office:value-type="float" office:value="112.4348" calcext:value-type="float">
            <text:p>112.4348</text:p>
          </table:table-cell>
          <table:table-cell office:value-type="float" office:value="16.88201" calcext:value-type="float">
            <text:p>16.88201</text:p>
          </table:table-cell>
          <table:table-cell office:value-type="float" office:value="0.02092567" calcext:value-type="float">
            <text:p>0.02092567</text:p>
          </table:table-cell>
          <table:table-cell office:value-type="float" office:value="1.338919" calcext:value-type="float">
            <text:p>1.338919</text:p>
          </table:table-cell>
          <table:table-cell office:value-type="float" office:value="0.06131957" calcext:value-type="float">
            <text:p>0.06131957</text:p>
          </table:table-cell>
          <table:table-cell office:value-type="float" office:value="0.01630425" calcext:value-type="float">
            <text:p>0.01630425</text:p>
          </table:table-cell>
          <table:table-cell office:value-type="float" office:value="0.7993947" calcext:value-type="float">
            <text:p>0.7993947</text:p>
          </table:table-cell>
          <table:table-cell office:value-type="float" office:value="370" calcext:value-type="float">
            <text:p>370</text:p>
          </table:table-cell>
          <table:table-cell office:value-type="float" office:value="684.0305" calcext:value-type="float">
            <text:p>684.0305</text:p>
          </table:table-cell>
          <table:table-cell office:value-type="float" office:value="0" calcext:value-type="float">
            <text:p>0</text:p>
          </table:table-cell>
          <table:table-cell office:value-type="float" office:value="311.1874" calcext:value-type="float">
            <text:p>311.1874</text:p>
          </table:table-cell>
          <table:table-cell office:value-type="float" office:value="1091.601" calcext:value-type="float">
            <text:p>1091.601</text:p>
          </table:table-cell>
          <table:table-cell office:value-type="float" office:value="1330.797" calcext:value-type="float">
            <text:p>1330.797</text:p>
          </table:table-cell>
          <table:table-cell office:value-type="float" office:value="1322.204" calcext:value-type="float">
            <text:p>1322.204</text:p>
          </table:table-cell>
          <table:table-cell office:value-type="float" office:value="797.9591" calcext:value-type="float">
            <text:p>797.9591</text:p>
          </table:table-cell>
          <table:table-cell office:value-type="float" office:value="1074.809" calcext:value-type="float">
            <text:p>1074.809</text:p>
          </table:table-cell>
          <table:table-cell office:value-type="float" office:value="422.0654" calcext:value-type="float">
            <text:p>422.0654</text:p>
          </table:table-cell>
          <table:table-cell office:value-type="float" office:value="1884.514" calcext:value-type="float">
            <text:p>1884.514</text:p>
          </table:table-cell>
          <table:table-cell office:value-type="float" office:value="2112.807" calcext:value-type="float">
            <text:p>2112.807</text:p>
          </table:table-cell>
          <table:table-cell office:value-type="float" office:value="1681.378" calcext:value-type="float">
            <text:p>1681.378</text:p>
          </table:table-cell>
          <table:table-cell office:value-type="float" office:value="585.9227" calcext:value-type="float">
            <text:p>585.9227</text:p>
          </table:table-cell>
          <table:table-cell office:value-type="float" office:value="570.9766" calcext:value-type="float">
            <text:p>570.9766</text:p>
          </table:table-cell>
          <table:table-cell office:value-type="float" office:value="142.8701" calcext:value-type="float">
            <text:p>142.8701</text:p>
          </table:table-cell>
          <table:table-cell office:value-type="float" office:value="35.71432" calcext:value-type="float">
            <text:p>35.71432</text:p>
          </table:table-cell>
          <table:table-cell office:value-type="float" office:value="0" calcext:value-type="float">
            <text:p>0</text:p>
          </table:table-cell>
          <table:table-cell office:value-type="float" office:value="-0.09914198" calcext:value-type="float">
            <text:p>-0.09914198</text:p>
          </table:table-cell>
          <table:table-cell office:value-type="float" office:value="0" calcext:value-type="float">
            <text:p>0</text:p>
          </table:table-cell>
          <table:table-cell office:value-type="float" office:value="5.81201" calcext:value-type="float">
            <text:p>5.81201</text:p>
          </table:table-cell>
          <table:table-cell office:value-type="float" office:value="1990.303" calcext:value-type="float">
            <text:p>1990.303</text:p>
          </table:table-cell>
          <table:table-cell office:value-type="float" office:value="-750.9983" calcext:value-type="float">
            <text:p>-750.9983</text:p>
          </table:table-cell>
          <table:table-cell office:value-type="float" office:value="1239.305" calcext:value-type="float">
            <text:p>1239.305</text:p>
          </table:table-cell>
          <table:table-cell office:value-type="float" office:value="-573.124" calcext:value-type="float">
            <text:p>-573.124</text:p>
          </table:table-cell>
          <table:table-cell office:value-type="float" office:value="0" calcext:value-type="float">
            <text:p>0</text:p>
          </table:table-cell>
          <table:table-cell office:value-type="float" office:value="18.92855" calcext:value-type="float">
            <text:p>18.92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1" calcext:value-type="float">
            <text:p>10092001</text:p>
          </table:table-cell>
          <table:table-cell office:value-type="float" office:value="187.6512" calcext:value-type="float">
            <text:p>187.6512</text:p>
          </table:table-cell>
          <table:table-cell office:value-type="float" office:value="13194.57" calcext:value-type="float">
            <text:p>13194.57</text:p>
          </table:table-cell>
          <table:table-cell office:value-type="float" office:value="0" calcext:value-type="float">
            <text:p>0</text:p>
          </table:table-cell>
          <table:table-cell office:value-type="float" office:value="51.44307" calcext:value-type="float">
            <text:p>51.44307</text:p>
          </table:table-cell>
          <table:table-cell office:value-type="float" office:value="-681.6843" calcext:value-type="float">
            <text:p>-681.6843</text:p>
          </table:table-cell>
          <table:table-cell office:value-type="float" office:value="2001.425" calcext:value-type="float">
            <text:p>2001.425</text:p>
          </table:table-cell>
          <table:table-cell office:value-type="float" office:value="-126.8733" calcext:value-type="float">
            <text:p>-126.8733</text:p>
          </table:table-cell>
          <table:table-cell office:value-type="float" office:value="112.2822" calcext:value-type="float">
            <text:p>112.2822</text:p>
          </table:table-cell>
          <table:table-cell office:value-type="float" office:value="17.72649" calcext:value-type="float">
            <text:p>17.72649</text:p>
          </table:table-cell>
          <table:table-cell office:value-type="float" office:value="0.02136397" calcext:value-type="float">
            <text:p>0.02136397</text:p>
          </table:table-cell>
          <table:table-cell office:value-type="float" office:value="1.338919" calcext:value-type="float">
            <text:p>1.338919</text:p>
          </table:table-cell>
          <table:table-cell office:value-type="float" office:value="0.06144296" calcext:value-type="float">
            <text:p>0.06144296</text:p>
          </table:table-cell>
          <table:table-cell office:value-type="float" office:value="0.01630425" calcext:value-type="float">
            <text:p>0.01630425</text:p>
          </table:table-cell>
          <table:table-cell office:value-type="float" office:value="0.7974811" calcext:value-type="float">
            <text:p>0.7974811</text:p>
          </table:table-cell>
          <table:table-cell office:value-type="float" office:value="370" calcext:value-type="float">
            <text:p>370</text:p>
          </table:table-cell>
          <table:table-cell office:value-type="float" office:value="692.3168" calcext:value-type="float">
            <text:p>692.3168</text:p>
          </table:table-cell>
          <table:table-cell office:value-type="float" office:value="0" calcext:value-type="float">
            <text:p>0</text:p>
          </table:table-cell>
          <table:table-cell office:value-type="float" office:value="311.2773" calcext:value-type="float">
            <text:p>311.2773</text:p>
          </table:table-cell>
          <table:table-cell office:value-type="float" office:value="1091.537" calcext:value-type="float">
            <text:p>1091.537</text:p>
          </table:table-cell>
          <table:table-cell office:value-type="float" office:value="1330.713" calcext:value-type="float">
            <text:p>1330.713</text:p>
          </table:table-cell>
          <table:table-cell office:value-type="float" office:value="1322.22" calcext:value-type="float">
            <text:p>1322.22</text:p>
          </table:table-cell>
          <table:table-cell office:value-type="float" office:value="797.9855" calcext:value-type="float">
            <text:p>797.9855</text:p>
          </table:table-cell>
          <table:table-cell office:value-type="float" office:value="1074.765" calcext:value-type="float">
            <text:p>1074.765</text:p>
          </table:table-cell>
          <table:table-cell office:value-type="float" office:value="422.0396" calcext:value-type="float">
            <text:p>422.0396</text:p>
          </table:table-cell>
          <table:table-cell office:value-type="float" office:value="1884.41" calcext:value-type="float">
            <text:p>1884.41</text:p>
          </table:table-cell>
          <table:table-cell office:value-type="float" office:value="2112.731" calcext:value-type="float">
            <text:p>2112.731</text:p>
          </table:table-cell>
          <table:table-cell office:value-type="float" office:value="1681.334" calcext:value-type="float">
            <text:p>1681.334</text:p>
          </table:table-cell>
          <table:table-cell office:value-type="float" office:value="585.9177" calcext:value-type="float">
            <text:p>585.9177</text:p>
          </table:table-cell>
          <table:table-cell office:value-type="float" office:value="570.9786" calcext:value-type="float">
            <text:p>570.9786</text:p>
          </table:table-cell>
          <table:table-cell office:value-type="float" office:value="142.8698" calcext:value-type="float">
            <text:p>142.8698</text:p>
          </table:table-cell>
          <table:table-cell office:value-type="float" office:value="35.71428" calcext:value-type="float">
            <text:p>35.71428</text:p>
          </table:table-cell>
          <table:table-cell office:value-type="float" office:value="0" calcext:value-type="float">
            <text:p>0</text:p>
          </table:table-cell>
          <table:table-cell office:value-type="float" office:value="-0.0991645" calcext:value-type="float">
            <text:p>-0.0991645</text:p>
          </table:table-cell>
          <table:table-cell office:value-type="float" office:value="0" calcext:value-type="float">
            <text:p>0</text:p>
          </table:table-cell>
          <table:table-cell office:value-type="float" office:value="5.791888" calcext:value-type="float">
            <text:p>5.791888</text:p>
          </table:table-cell>
          <table:table-cell office:value-type="float" office:value="2007.508" calcext:value-type="float">
            <text:p>2007.508</text:p>
          </table:table-cell>
          <table:table-cell office:value-type="float" office:value="-758.4072" calcext:value-type="float">
            <text:p>-758.4072</text:p>
          </table:table-cell>
          <table:table-cell office:value-type="float" office:value="1249.101" calcext:value-type="float">
            <text:p>1249.101</text:p>
          </table:table-cell>
          <table:table-cell office:value-type="float" office:value="-574.2678" calcext:value-type="float">
            <text:p>-574.2678</text:p>
          </table:table-cell>
          <table:table-cell office:value-type="float" office:value="0" calcext:value-type="float">
            <text:p>0</text:p>
          </table:table-cell>
          <table:table-cell office:value-type="float" office:value="18.54615" calcext:value-type="float">
            <text:p>18.5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1" calcext:value-type="float">
            <text:p>11092001</text:p>
          </table:table-cell>
          <table:table-cell office:value-type="float" office:value="189.6846" calcext:value-type="float">
            <text:p>189.6846</text:p>
          </table:table-cell>
          <table:table-cell office:value-type="float" office:value="13193.94" calcext:value-type="float">
            <text:p>13193.94</text:p>
          </table:table-cell>
          <table:table-cell office:value-type="float" office:value="0" calcext:value-type="float">
            <text:p>0</text:p>
          </table:table-cell>
          <table:table-cell office:value-type="float" office:value="54.06676" calcext:value-type="float">
            <text:p>54.06676</text:p>
          </table:table-cell>
          <table:table-cell office:value-type="float" office:value="-683.6868" calcext:value-type="float">
            <text:p>-683.6868</text:p>
          </table:table-cell>
          <table:table-cell office:value-type="float" office:value="2007.051" calcext:value-type="float">
            <text:p>2007.051</text:p>
          </table:table-cell>
          <table:table-cell office:value-type="float" office:value="-127.4886" calcext:value-type="float">
            <text:p>-127.4886</text:p>
          </table:table-cell>
          <table:table-cell office:value-type="float" office:value="112.0332" calcext:value-type="float">
            <text:p>112.0332</text:p>
          </table:table-cell>
          <table:table-cell office:value-type="float" office:value="19.4483" calcext:value-type="float">
            <text:p>19.4483</text:p>
          </table:table-cell>
          <table:table-cell office:value-type="float" office:value="0.02190705" calcext:value-type="float">
            <text:p>0.02190705</text:p>
          </table:table-cell>
          <table:table-cell office:value-type="float" office:value="1.338919" calcext:value-type="float">
            <text:p>1.338919</text:p>
          </table:table-cell>
          <table:table-cell office:value-type="float" office:value="0.06156634" calcext:value-type="float">
            <text:p>0.06156634</text:p>
          </table:table-cell>
          <table:table-cell office:value-type="float" office:value="0.01630425" calcext:value-type="float">
            <text:p>0.01630425</text:p>
          </table:table-cell>
          <table:table-cell office:value-type="float" office:value="0.7955967" calcext:value-type="float">
            <text:p>0.7955967</text:p>
          </table:table-cell>
          <table:table-cell office:value-type="float" office:value="370" calcext:value-type="float">
            <text:p>370</text:p>
          </table:table-cell>
          <table:table-cell office:value-type="float" office:value="700.5674" calcext:value-type="float">
            <text:p>700.5674</text:p>
          </table:table-cell>
          <table:table-cell office:value-type="float" office:value="0" calcext:value-type="float">
            <text:p>0</text:p>
          </table:table-cell>
          <table:table-cell office:value-type="float" office:value="311.3957" calcext:value-type="float">
            <text:p>311.3957</text:p>
          </table:table-cell>
          <table:table-cell office:value-type="float" office:value="1091.454" calcext:value-type="float">
            <text:p>1091.454</text:p>
          </table:table-cell>
          <table:table-cell office:value-type="float" office:value="1330.614" calcext:value-type="float">
            <text:p>1330.614</text:p>
          </table:table-cell>
          <table:table-cell office:value-type="float" office:value="1322.225" calcext:value-type="float">
            <text:p>1322.225</text:p>
          </table:table-cell>
          <table:table-cell office:value-type="float" office:value="798.0125" calcext:value-type="float">
            <text:p>798.0125</text:p>
          </table:table-cell>
          <table:table-cell office:value-type="float" office:value="1074.717" calcext:value-type="float">
            <text:p>1074.717</text:p>
          </table:table-cell>
          <table:table-cell office:value-type="float" office:value="422.0136" calcext:value-type="float">
            <text:p>422.0136</text:p>
          </table:table-cell>
          <table:table-cell office:value-type="float" office:value="1884.311" calcext:value-type="float">
            <text:p>1884.311</text:p>
          </table:table-cell>
          <table:table-cell office:value-type="float" office:value="2112.661" calcext:value-type="float">
            <text:p>2112.661</text:p>
          </table:table-cell>
          <table:table-cell office:value-type="float" office:value="1681.291" calcext:value-type="float">
            <text:p>1681.291</text:p>
          </table:table-cell>
          <table:table-cell office:value-type="float" office:value="585.9127" calcext:value-type="float">
            <text:p>585.9127</text:p>
          </table:table-cell>
          <table:table-cell office:value-type="float" office:value="570.9805" calcext:value-type="float">
            <text:p>570.9805</text:p>
          </table:table-cell>
          <table:table-cell office:value-type="float" office:value="142.8695" calcext:value-type="float">
            <text:p>142.8695</text:p>
          </table:table-cell>
          <table:table-cell office:value-type="float" office:value="35.71423" calcext:value-type="float">
            <text:p>35.71423</text:p>
          </table:table-cell>
          <table:table-cell office:value-type="float" office:value="0" calcext:value-type="float">
            <text:p>0</text:p>
          </table:table-cell>
          <table:table-cell office:value-type="float" office:value="-0.09918198" calcext:value-type="float">
            <text:p>-0.09918198</text:p>
          </table:table-cell>
          <table:table-cell office:value-type="float" office:value="0" calcext:value-type="float">
            <text:p>0</text:p>
          </table:table-cell>
          <table:table-cell office:value-type="float" office:value="5.750668" calcext:value-type="float">
            <text:p>5.750668</text:p>
          </table:table-cell>
          <table:table-cell office:value-type="float" office:value="2025.122" calcext:value-type="float">
            <text:p>2025.122</text:p>
          </table:table-cell>
          <table:table-cell office:value-type="float" office:value="-766.3914" calcext:value-type="float">
            <text:p>-766.3914</text:p>
          </table:table-cell>
          <table:table-cell office:value-type="float" office:value="1258.731" calcext:value-type="float">
            <text:p>1258.731</text:p>
          </table:table-cell>
          <table:table-cell office:value-type="float" office:value="-575.3893" calcext:value-type="float">
            <text:p>-575.3893</text:p>
          </table:table-cell>
          <table:table-cell office:value-type="float" office:value="0" calcext:value-type="float">
            <text:p>0</text:p>
          </table:table-cell>
          <table:table-cell office:value-type="float" office:value="18.27881" calcext:value-type="float">
            <text:p>18.27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1" calcext:value-type="float">
            <text:p>12092001</text:p>
          </table:table-cell>
          <table:table-cell office:value-type="float" office:value="193.2047" calcext:value-type="float">
            <text:p>193.2047</text:p>
          </table:table-cell>
          <table:table-cell office:value-type="float" office:value="13193.27" calcext:value-type="float">
            <text:p>13193.27</text:p>
          </table:table-cell>
          <table:table-cell office:value-type="float" office:value="0" calcext:value-type="float">
            <text:p>0</text:p>
          </table:table-cell>
          <table:table-cell office:value-type="float" office:value="58.23658" calcext:value-type="float">
            <text:p>58.23658</text:p>
          </table:table-cell>
          <table:table-cell office:value-type="float" office:value="-685.7225" calcext:value-type="float">
            <text:p>-685.7225</text:p>
          </table:table-cell>
          <table:table-cell office:value-type="float" office:value="2012.527" calcext:value-type="float">
            <text:p>2012.527</text:p>
          </table:table-cell>
          <table:table-cell office:value-type="float" office:value="-128.127" calcext:value-type="float">
            <text:p>-128.127</text:p>
          </table:table-cell>
          <table:table-cell office:value-type="float" office:value="111.7626" calcext:value-type="float">
            <text:p>111.7626</text:p>
          </table:table-cell>
          <table:table-cell office:value-type="float" office:value="22.69069" calcext:value-type="float">
            <text:p>22.69069</text:p>
          </table:table-cell>
          <table:table-cell office:value-type="float" office:value="0.02246102" calcext:value-type="float">
            <text:p>0.02246102</text:p>
          </table:table-cell>
          <table:table-cell office:value-type="float" office:value="1.338919" calcext:value-type="float">
            <text:p>1.338919</text:p>
          </table:table-cell>
          <table:table-cell office:value-type="float" office:value="0.06168972" calcext:value-type="float">
            <text:p>0.06168972</text:p>
          </table:table-cell>
          <table:table-cell office:value-type="float" office:value="0.01630425" calcext:value-type="float">
            <text:p>0.01630425</text:p>
          </table:table-cell>
          <table:table-cell office:value-type="float" office:value="0.7937198" calcext:value-type="float">
            <text:p>0.7937198</text:p>
          </table:table-cell>
          <table:table-cell office:value-type="float" office:value="370" calcext:value-type="float">
            <text:p>370</text:p>
          </table:table-cell>
          <table:table-cell office:value-type="float" office:value="706.3773" calcext:value-type="float">
            <text:p>706.3773</text:p>
          </table:table-cell>
          <table:table-cell office:value-type="float" office:value="0" calcext:value-type="float">
            <text:p>0</text:p>
          </table:table-cell>
          <table:table-cell office:value-type="float" office:value="311.53" calcext:value-type="float">
            <text:p>311.53</text:p>
          </table:table-cell>
          <table:table-cell office:value-type="float" office:value="1091.34" calcext:value-type="float">
            <text:p>1091.34</text:p>
          </table:table-cell>
          <table:table-cell office:value-type="float" office:value="1330.486" calcext:value-type="float">
            <text:p>1330.486</text:p>
          </table:table-cell>
          <table:table-cell office:value-type="float" office:value="1322.219" calcext:value-type="float">
            <text:p>1322.219</text:p>
          </table:table-cell>
          <table:table-cell office:value-type="float" office:value="798.0364" calcext:value-type="float">
            <text:p>798.0364</text:p>
          </table:table-cell>
          <table:table-cell office:value-type="float" office:value="1074.662" calcext:value-type="float">
            <text:p>1074.662</text:p>
          </table:table-cell>
          <table:table-cell office:value-type="float" office:value="421.985" calcext:value-type="float">
            <text:p>421.985</text:p>
          </table:table-cell>
          <table:table-cell office:value-type="float" office:value="1884.212" calcext:value-type="float">
            <text:p>1884.212</text:p>
          </table:table-cell>
          <table:table-cell office:value-type="float" office:value="2112.592" calcext:value-type="float">
            <text:p>2112.592</text:p>
          </table:table-cell>
          <table:table-cell office:value-type="float" office:value="1681.247" calcext:value-type="float">
            <text:p>1681.247</text:p>
          </table:table-cell>
          <table:table-cell office:value-type="float" office:value="585.9075" calcext:value-type="float">
            <text:p>585.9075</text:p>
          </table:table-cell>
          <table:table-cell office:value-type="float" office:value="570.9821" calcext:value-type="float">
            <text:p>570.9821</text:p>
          </table:table-cell>
          <table:table-cell office:value-type="float" office:value="142.8692" calcext:value-type="float">
            <text:p>142.8692</text:p>
          </table:table-cell>
          <table:table-cell office:value-type="float" office:value="35.71418" calcext:value-type="float">
            <text:p>35.71418</text:p>
          </table:table-cell>
          <table:table-cell office:value-type="float" office:value="0" calcext:value-type="float">
            <text:p>0</text:p>
          </table:table-cell>
          <table:table-cell office:value-type="float" office:value="-0.09920427" calcext:value-type="float">
            <text:p>-0.09920427</text:p>
          </table:table-cell>
          <table:table-cell office:value-type="float" office:value="0" calcext:value-type="float">
            <text:p>0</text:p>
          </table:table-cell>
          <table:table-cell office:value-type="float" office:value="5.674366" calcext:value-type="float">
            <text:p>5.674366</text:p>
          </table:table-cell>
          <table:table-cell office:value-type="float" office:value="2041.146" calcext:value-type="float">
            <text:p>2041.146</text:p>
          </table:table-cell>
          <table:table-cell office:value-type="float" office:value="-775.2139" calcext:value-type="float">
            <text:p>-775.2139</text:p>
          </table:table-cell>
          <table:table-cell office:value-type="float" office:value="1265.932" calcext:value-type="float">
            <text:p>1265.932</text:p>
          </table:table-cell>
          <table:table-cell office:value-type="float" office:value="-576.5966" calcext:value-type="float">
            <text:p>-576.5966</text:p>
          </table:table-cell>
          <table:table-cell office:value-type="float" office:value="0" calcext:value-type="float">
            <text:p>0</text:p>
          </table:table-cell>
          <table:table-cell office:value-type="float" office:value="18.08785" calcext:value-type="float">
            <text:p>18.08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1" calcext:value-type="float">
            <text:p>13092001</text:p>
          </table:table-cell>
          <table:table-cell office:value-type="float" office:value="195.9692" calcext:value-type="float">
            <text:p>195.9692</text:p>
          </table:table-cell>
          <table:table-cell office:value-type="float" office:value="13192.6" calcext:value-type="float">
            <text:p>13192.6</text:p>
          </table:table-cell>
          <table:table-cell office:value-type="float" office:value="0" calcext:value-type="float">
            <text:p>0</text:p>
          </table:table-cell>
          <table:table-cell office:value-type="float" office:value="61.63779" calcext:value-type="float">
            <text:p>61.63779</text:p>
          </table:table-cell>
          <table:table-cell office:value-type="float" office:value="-687.7073" calcext:value-type="float">
            <text:p>-687.7073</text:p>
          </table:table-cell>
          <table:table-cell office:value-type="float" office:value="2018.017" calcext:value-type="float">
            <text:p>2018.017</text:p>
          </table:table-cell>
          <table:table-cell office:value-type="float" office:value="-128.7444" calcext:value-type="float">
            <text:p>-128.7444</text:p>
          </table:table-cell>
          <table:table-cell office:value-type="float" office:value="111.5224" calcext:value-type="float">
            <text:p>111.5224</text:p>
          </table:table-cell>
          <table:table-cell office:value-type="float" office:value="25.20389" calcext:value-type="float">
            <text:p>25.20389</text:p>
          </table:table-cell>
          <table:table-cell office:value-type="float" office:value="0.02310334" calcext:value-type="float">
            <text:p>0.02310334</text:p>
          </table:table-cell>
          <table:table-cell office:value-type="float" office:value="1.338919" calcext:value-type="float">
            <text:p>1.338919</text:p>
          </table:table-cell>
          <table:table-cell office:value-type="float" office:value="0.0618131" calcext:value-type="float">
            <text:p>0.0618131</text:p>
          </table:table-cell>
          <table:table-cell office:value-type="float" office:value="0.01630425" calcext:value-type="float">
            <text:p>0.01630425</text:p>
          </table:table-cell>
          <table:table-cell office:value-type="float" office:value="0.791843" calcext:value-type="float">
            <text:p>0.791843</text:p>
          </table:table-cell>
          <table:table-cell office:value-type="float" office:value="370" calcext:value-type="float">
            <text:p>370</text:p>
          </table:table-cell>
          <table:table-cell office:value-type="float" office:value="713.0859" calcext:value-type="float">
            <text:p>713.0859</text:p>
          </table:table-cell>
          <table:table-cell office:value-type="float" office:value="0" calcext:value-type="float">
            <text:p>0</text:p>
          </table:table-cell>
          <table:table-cell office:value-type="float" office:value="311.653" calcext:value-type="float">
            <text:p>311.653</text:p>
          </table:table-cell>
          <table:table-cell office:value-type="float" office:value="1091.234" calcext:value-type="float">
            <text:p>1091.234</text:p>
          </table:table-cell>
          <table:table-cell office:value-type="float" office:value="1330.351" calcext:value-type="float">
            <text:p>1330.351</text:p>
          </table:table-cell>
          <table:table-cell office:value-type="float" office:value="1322.208" calcext:value-type="float">
            <text:p>1322.208</text:p>
          </table:table-cell>
          <table:table-cell office:value-type="float" office:value="798.0549" calcext:value-type="float">
            <text:p>798.0549</text:p>
          </table:table-cell>
          <table:table-cell office:value-type="float" office:value="1074.601" calcext:value-type="float">
            <text:p>1074.601</text:p>
          </table:table-cell>
          <table:table-cell office:value-type="float" office:value="421.9546" calcext:value-type="float">
            <text:p>421.9546</text:p>
          </table:table-cell>
          <table:table-cell office:value-type="float" office:value="1884.112" calcext:value-type="float">
            <text:p>1884.112</text:p>
          </table:table-cell>
          <table:table-cell office:value-type="float" office:value="2112.522" calcext:value-type="float">
            <text:p>2112.522</text:p>
          </table:table-cell>
          <table:table-cell office:value-type="float" office:value="1681.204" calcext:value-type="float">
            <text:p>1681.204</text:p>
          </table:table-cell>
          <table:table-cell office:value-type="float" office:value="585.9023" calcext:value-type="float">
            <text:p>585.9023</text:p>
          </table:table-cell>
          <table:table-cell office:value-type="float" office:value="570.9835" calcext:value-type="float">
            <text:p>570.9835</text:p>
          </table:table-cell>
          <table:table-cell office:value-type="float" office:value="142.8689" calcext:value-type="float">
            <text:p>142.8689</text:p>
          </table:table-cell>
          <table:table-cell office:value-type="float" office:value="35.71413" calcext:value-type="float">
            <text:p>35.71413</text:p>
          </table:table-cell>
          <table:table-cell office:value-type="float" office:value="0" calcext:value-type="float">
            <text:p>0</text:p>
          </table:table-cell>
          <table:table-cell office:value-type="float" office:value="-0.09922086" calcext:value-type="float">
            <text:p>-0.09922086</text:p>
          </table:table-cell>
          <table:table-cell office:value-type="float" office:value="0" calcext:value-type="float">
            <text:p>0</text:p>
          </table:table-cell>
          <table:table-cell office:value-type="float" office:value="5.622779" calcext:value-type="float">
            <text:p>5.622779</text:p>
          </table:table-cell>
          <table:table-cell office:value-type="float" office:value="2056.646" calcext:value-type="float">
            <text:p>2056.646</text:p>
          </table:table-cell>
          <table:table-cell office:value-type="float" office:value="-782.6414" calcext:value-type="float">
            <text:p>-782.6414</text:p>
          </table:table-cell>
          <table:table-cell office:value-type="float" office:value="1274.005" calcext:value-type="float">
            <text:p>1274.005</text:p>
          </table:table-cell>
          <table:table-cell office:value-type="float" office:value="-577.7983" calcext:value-type="float">
            <text:p>-577.7983</text:p>
          </table:table-cell>
          <table:table-cell office:value-type="float" office:value="0" calcext:value-type="float">
            <text:p>0</text:p>
          </table:table-cell>
          <table:table-cell office:value-type="float" office:value="17.91999" calcext:value-type="float">
            <text:p>17.91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1" calcext:value-type="float">
            <text:p>14092001</text:p>
          </table:table-cell>
          <table:table-cell office:value-type="float" office:value="198.5264" calcext:value-type="float">
            <text:p>198.5264</text:p>
          </table:table-cell>
          <table:table-cell office:value-type="float" office:value="13191.98" calcext:value-type="float">
            <text:p>13191.98</text:p>
          </table:table-cell>
          <table:table-cell office:value-type="float" office:value="0" calcext:value-type="float">
            <text:p>0</text:p>
          </table:table-cell>
          <table:table-cell office:value-type="float" office:value="64.7642" calcext:value-type="float">
            <text:p>64.7642</text:p>
          </table:table-cell>
          <table:table-cell office:value-type="float" office:value="-689.4597" calcext:value-type="float">
            <text:p>-689.4597</text:p>
          </table:table-cell>
          <table:table-cell office:value-type="float" office:value="2022.051" calcext:value-type="float">
            <text:p>2022.051</text:p>
          </table:table-cell>
          <table:table-cell office:value-type="float" office:value="-129.3113" calcext:value-type="float">
            <text:p>-129.3113</text:p>
          </table:table-cell>
          <table:table-cell office:value-type="float" office:value="111.3141" calcext:value-type="float">
            <text:p>111.3141</text:p>
          </table:table-cell>
          <table:table-cell office:value-type="float" office:value="27.50526" calcext:value-type="float">
            <text:p>27.50526</text:p>
          </table:table-cell>
          <table:table-cell office:value-type="float" office:value="0.02383522" calcext:value-type="float">
            <text:p>0.02383522</text:p>
          </table:table-cell>
          <table:table-cell office:value-type="float" office:value="1.338919" calcext:value-type="float">
            <text:p>1.338919</text:p>
          </table:table-cell>
          <table:table-cell office:value-type="float" office:value="0.06193648" calcext:value-type="float">
            <text:p>0.06193648</text:p>
          </table:table-cell>
          <table:table-cell office:value-type="float" office:value="0.01630425" calcext:value-type="float">
            <text:p>0.01630425</text:p>
          </table:table-cell>
          <table:table-cell office:value-type="float" office:value="0.7899573" calcext:value-type="float">
            <text:p>0.7899573</text:p>
          </table:table-cell>
          <table:table-cell office:value-type="float" office:value="370" calcext:value-type="float">
            <text:p>370</text:p>
          </table:table-cell>
          <table:table-cell office:value-type="float" office:value="715.5657" calcext:value-type="float">
            <text:p>715.5657</text:p>
          </table:table-cell>
          <table:table-cell office:value-type="float" office:value="0" calcext:value-type="float">
            <text:p>0</text:p>
          </table:table-cell>
          <table:table-cell office:value-type="float" office:value="311.7544" calcext:value-type="float">
            <text:p>311.7544</text:p>
          </table:table-cell>
          <table:table-cell office:value-type="float" office:value="1091.167" calcext:value-type="float">
            <text:p>1091.167</text:p>
          </table:table-cell>
          <table:table-cell office:value-type="float" office:value="1330.252" calcext:value-type="float">
            <text:p>1330.252</text:p>
          </table:table-cell>
          <table:table-cell office:value-type="float" office:value="1322.199" calcext:value-type="float">
            <text:p>1322.199</text:p>
          </table:table-cell>
          <table:table-cell office:value-type="float" office:value="798.0707" calcext:value-type="float">
            <text:p>798.0707</text:p>
          </table:table-cell>
          <table:table-cell office:value-type="float" office:value="1074.542" calcext:value-type="float">
            <text:p>1074.542</text:p>
          </table:table-cell>
          <table:table-cell office:value-type="float" office:value="421.9242" calcext:value-type="float">
            <text:p>421.9242</text:p>
          </table:table-cell>
          <table:table-cell office:value-type="float" office:value="1884.012" calcext:value-type="float">
            <text:p>1884.012</text:p>
          </table:table-cell>
          <table:table-cell office:value-type="float" office:value="2112.453" calcext:value-type="float">
            <text:p>2112.453</text:p>
          </table:table-cell>
          <table:table-cell office:value-type="float" office:value="1681.161" calcext:value-type="float">
            <text:p>1681.161</text:p>
          </table:table-cell>
          <table:table-cell office:value-type="float" office:value="585.897" calcext:value-type="float">
            <text:p>585.897</text:p>
          </table:table-cell>
          <table:table-cell office:value-type="float" office:value="570.9848" calcext:value-type="float">
            <text:p>570.9848</text:p>
          </table:table-cell>
          <table:table-cell office:value-type="float" office:value="142.8686" calcext:value-type="float">
            <text:p>142.8686</text:p>
          </table:table-cell>
          <table:table-cell office:value-type="float" office:value="35.71408" calcext:value-type="float">
            <text:p>35.71408</text:p>
          </table:table-cell>
          <table:table-cell office:value-type="float" office:value="0" calcext:value-type="float">
            <text:p>0</text:p>
          </table:table-cell>
          <table:table-cell office:value-type="float" office:value="-0.09922977" calcext:value-type="float">
            <text:p>-0.09922977</text:p>
          </table:table-cell>
          <table:table-cell office:value-type="float" office:value="0" calcext:value-type="float">
            <text:p>0</text:p>
          </table:table-cell>
          <table:table-cell office:value-type="float" office:value="5.575296" calcext:value-type="float">
            <text:p>5.575296</text:p>
          </table:table-cell>
          <table:table-cell office:value-type="float" office:value="2066.382" calcext:value-type="float">
            <text:p>2066.382</text:p>
          </table:table-cell>
          <table:table-cell office:value-type="float" office:value="-788.7111" calcext:value-type="float">
            <text:p>-788.7111</text:p>
          </table:table-cell>
          <table:table-cell office:value-type="float" office:value="1277.671" calcext:value-type="float">
            <text:p>1277.671</text:p>
          </table:table-cell>
          <table:table-cell office:value-type="float" office:value="-578.8877" calcext:value-type="float">
            <text:p>-578.8877</text:p>
          </table:table-cell>
          <table:table-cell office:value-type="float" office:value="0" calcext:value-type="float">
            <text:p>0</text:p>
          </table:table-cell>
          <table:table-cell office:value-type="float" office:value="17.8233" calcext:value-type="float">
            <text:p>17.8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1" calcext:value-type="float">
            <text:p>15092001</text:p>
          </table:table-cell>
          <table:table-cell office:value-type="float" office:value="201.285" calcext:value-type="float">
            <text:p>201.285</text:p>
          </table:table-cell>
          <table:table-cell office:value-type="float" office:value="13191.42" calcext:value-type="float">
            <text:p>13191.42</text:p>
          </table:table-cell>
          <table:table-cell office:value-type="float" office:value="0" calcext:value-type="float">
            <text:p>0</text:p>
          </table:table-cell>
          <table:table-cell office:value-type="float" office:value="68.10309" calcext:value-type="float">
            <text:p>68.10309</text:p>
          </table:table-cell>
          <table:table-cell office:value-type="float" office:value="-691.1788" calcext:value-type="float">
            <text:p>-691.1788</text:p>
          </table:table-cell>
          <table:table-cell office:value-type="float" office:value="2025.958" calcext:value-type="float">
            <text:p>2025.958</text:p>
          </table:table-cell>
          <table:table-cell office:value-type="float" office:value="-129.8369" calcext:value-type="float">
            <text:p>-129.8369</text:p>
          </table:table-cell>
          <table:table-cell office:value-type="float" office:value="111.1723" calcext:value-type="float">
            <text:p>111.1723</text:p>
          </table:table-cell>
          <table:table-cell office:value-type="float" office:value="30.03435" calcext:value-type="float">
            <text:p>30.03435</text:p>
          </table:table-cell>
          <table:table-cell office:value-type="float" office:value="0.02452867" calcext:value-type="float">
            <text:p>0.02452867</text:p>
          </table:table-cell>
          <table:table-cell office:value-type="float" office:value="1.338919" calcext:value-type="float">
            <text:p>1.338919</text:p>
          </table:table-cell>
          <table:table-cell office:value-type="float" office:value="0.06205986" calcext:value-type="float">
            <text:p>0.06205986</text:p>
          </table:table-cell>
          <table:table-cell office:value-type="float" office:value="0.01630425" calcext:value-type="float">
            <text:p>0.01630425</text:p>
          </table:table-cell>
          <table:table-cell office:value-type="float" office:value="0.7880597" calcext:value-type="float">
            <text:p>0.7880597</text:p>
          </table:table-cell>
          <table:table-cell office:value-type="float" office:value="370" calcext:value-type="float">
            <text:p>370</text:p>
          </table:table-cell>
          <table:table-cell office:value-type="float" office:value="717.4529" calcext:value-type="float">
            <text:p>717.4529</text:p>
          </table:table-cell>
          <table:table-cell office:value-type="float" office:value="0" calcext:value-type="float">
            <text:p>0</text:p>
          </table:table-cell>
          <table:table-cell office:value-type="float" office:value="311.8263" calcext:value-type="float">
            <text:p>311.8263</text:p>
          </table:table-cell>
          <table:table-cell office:value-type="float" office:value="1091.12" calcext:value-type="float">
            <text:p>1091.12</text:p>
          </table:table-cell>
          <table:table-cell office:value-type="float" office:value="1330.177" calcext:value-type="float">
            <text:p>1330.177</text:p>
          </table:table-cell>
          <table:table-cell office:value-type="float" office:value="1322.19" calcext:value-type="float">
            <text:p>1322.19</text:p>
          </table:table-cell>
          <table:table-cell office:value-type="float" office:value="798.0912" calcext:value-type="float">
            <text:p>798.0912</text:p>
          </table:table-cell>
          <table:table-cell office:value-type="float" office:value="1074.493" calcext:value-type="float">
            <text:p>1074.493</text:p>
          </table:table-cell>
          <table:table-cell office:value-type="float" office:value="421.8976" calcext:value-type="float">
            <text:p>421.8976</text:p>
          </table:table-cell>
          <table:table-cell office:value-type="float" office:value="1883.913" calcext:value-type="float">
            <text:p>1883.913</text:p>
          </table:table-cell>
          <table:table-cell office:value-type="float" office:value="2112.384" calcext:value-type="float">
            <text:p>2112.384</text:p>
          </table:table-cell>
          <table:table-cell office:value-type="float" office:value="1681.117" calcext:value-type="float">
            <text:p>1681.117</text:p>
          </table:table-cell>
          <table:table-cell office:value-type="float" office:value="585.8916" calcext:value-type="float">
            <text:p>585.8916</text:p>
          </table:table-cell>
          <table:table-cell office:value-type="float" office:value="570.9858" calcext:value-type="float">
            <text:p>570.9858</text:p>
          </table:table-cell>
          <table:table-cell office:value-type="float" office:value="142.8683" calcext:value-type="float">
            <text:p>142.8683</text:p>
          </table:table-cell>
          <table:table-cell office:value-type="float" office:value="35.71403" calcext:value-type="float">
            <text:p>35.71403</text:p>
          </table:table-cell>
          <table:table-cell office:value-type="float" office:value="0" calcext:value-type="float">
            <text:p>0</text:p>
          </table:table-cell>
          <table:table-cell office:value-type="float" office:value="-0.09923482" calcext:value-type="float">
            <text:p>-0.09923482</text:p>
          </table:table-cell>
          <table:table-cell office:value-type="float" office:value="0" calcext:value-type="float">
            <text:p>0</text:p>
          </table:table-cell>
          <table:table-cell office:value-type="float" office:value="5.523407" calcext:value-type="float">
            <text:p>5.523407</text:p>
          </table:table-cell>
          <table:table-cell office:value-type="float" office:value="2075.025" calcext:value-type="float">
            <text:p>2075.025</text:p>
          </table:table-cell>
          <table:table-cell office:value-type="float" office:value="-794.2747" calcext:value-type="float">
            <text:p>-794.2747</text:p>
          </table:table-cell>
          <table:table-cell office:value-type="float" office:value="1280.751" calcext:value-type="float">
            <text:p>1280.751</text:p>
          </table:table-cell>
          <table:table-cell office:value-type="float" office:value="-579.9352" calcext:value-type="float">
            <text:p>-579.9352</text:p>
          </table:table-cell>
          <table:table-cell office:value-type="float" office:value="0" calcext:value-type="float">
            <text:p>0</text:p>
          </table:table-cell>
          <table:table-cell office:value-type="float" office:value="17.67443" calcext:value-type="float">
            <text:p>17.67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1" calcext:value-type="float">
            <text:p>16092001</text:p>
          </table:table-cell>
          <table:table-cell office:value-type="float" office:value="205.1139" calcext:value-type="float">
            <text:p>205.1139</text:p>
          </table:table-cell>
          <table:table-cell office:value-type="float" office:value="13190.86" calcext:value-type="float">
            <text:p>13190.86</text:p>
          </table:table-cell>
          <table:table-cell office:value-type="float" office:value="0" calcext:value-type="float">
            <text:p>0</text:p>
          </table:table-cell>
          <table:table-cell office:value-type="float" office:value="72.55157" calcext:value-type="float">
            <text:p>72.55157</text:p>
          </table:table-cell>
          <table:table-cell office:value-type="float" office:value="-692.795" calcext:value-type="float">
            <text:p>-692.795</text:p>
          </table:table-cell>
          <table:table-cell office:value-type="float" office:value="2028.642" calcext:value-type="float">
            <text:p>2028.642</text:p>
          </table:table-cell>
          <table:table-cell office:value-type="float" office:value="-130.3537" calcext:value-type="float">
            <text:p>-130.3537</text:p>
          </table:table-cell>
          <table:table-cell office:value-type="float" office:value="111.0627" calcext:value-type="float">
            <text:p>111.0627</text:p>
          </table:table-cell>
          <table:table-cell office:value-type="float" office:value="33.67453" calcext:value-type="float">
            <text:p>33.67453</text:p>
          </table:table-cell>
          <table:table-cell office:value-type="float" office:value="0.0250715" calcext:value-type="float">
            <text:p>0.0250715</text:p>
          </table:table-cell>
          <table:table-cell office:value-type="float" office:value="1.338919" calcext:value-type="float">
            <text:p>1.338919</text:p>
          </table:table-cell>
          <table:table-cell office:value-type="float" office:value="0.06218328" calcext:value-type="float">
            <text:p>0.06218328</text:p>
          </table:table-cell>
          <table:table-cell office:value-type="float" office:value="0.01630425" calcext:value-type="float">
            <text:p>0.01630425</text:p>
          </table:table-cell>
          <table:table-cell office:value-type="float" office:value="0.7861542" calcext:value-type="float">
            <text:p>0.7861542</text:p>
          </table:table-cell>
          <table:table-cell office:value-type="float" office:value="370" calcext:value-type="float">
            <text:p>370</text:p>
          </table:table-cell>
          <table:table-cell office:value-type="float" office:value="717.702" calcext:value-type="float">
            <text:p>717.702</text:p>
          </table:table-cell>
          <table:table-cell office:value-type="float" office:value="0" calcext:value-type="float">
            <text:p>0</text:p>
          </table:table-cell>
          <table:table-cell office:value-type="float" office:value="311.8963" calcext:value-type="float">
            <text:p>311.8963</text:p>
          </table:table-cell>
          <table:table-cell office:value-type="float" office:value="1091.053" calcext:value-type="float">
            <text:p>1091.053</text:p>
          </table:table-cell>
          <table:table-cell office:value-type="float" office:value="1330.096" calcext:value-type="float">
            <text:p>1330.096</text:p>
          </table:table-cell>
          <table:table-cell office:value-type="float" office:value="1322.18" calcext:value-type="float">
            <text:p>1322.18</text:p>
          </table:table-cell>
          <table:table-cell office:value-type="float" office:value="798.1029" calcext:value-type="float">
            <text:p>798.1029</text:p>
          </table:table-cell>
          <table:table-cell office:value-type="float" office:value="1074.444" calcext:value-type="float">
            <text:p>1074.444</text:p>
          </table:table-cell>
          <table:table-cell office:value-type="float" office:value="421.8719" calcext:value-type="float">
            <text:p>421.8719</text:p>
          </table:table-cell>
          <table:table-cell office:value-type="float" office:value="1883.816" calcext:value-type="float">
            <text:p>1883.816</text:p>
          </table:table-cell>
          <table:table-cell office:value-type="float" office:value="2112.314" calcext:value-type="float">
            <text:p>2112.314</text:p>
          </table:table-cell>
          <table:table-cell office:value-type="float" office:value="1681.074" calcext:value-type="float">
            <text:p>1681.074</text:p>
          </table:table-cell>
          <table:table-cell office:value-type="float" office:value="585.8861" calcext:value-type="float">
            <text:p>585.8861</text:p>
          </table:table-cell>
          <table:table-cell office:value-type="float" office:value="570.9867" calcext:value-type="float">
            <text:p>570.9867</text:p>
          </table:table-cell>
          <table:table-cell office:value-type="float" office:value="142.8681" calcext:value-type="float">
            <text:p>142.8681</text:p>
          </table:table-cell>
          <table:table-cell office:value-type="float" office:value="35.71398" calcext:value-type="float">
            <text:p>35.71398</text:p>
          </table:table-cell>
          <table:table-cell office:value-type="float" office:value="0" calcext:value-type="float">
            <text:p>0</text:p>
          </table:table-cell>
          <table:table-cell office:value-type="float" office:value="-0.09923974" calcext:value-type="float">
            <text:p>-0.09923974</text:p>
          </table:table-cell>
          <table:table-cell office:value-type="float" office:value="0" calcext:value-type="float">
            <text:p>0</text:p>
          </table:table-cell>
          <table:table-cell office:value-type="float" office:value="5.447453" calcext:value-type="float">
            <text:p>5.447453</text:p>
          </table:table-cell>
          <table:table-cell office:value-type="float" office:value="2082.282" calcext:value-type="float">
            <text:p>2082.282</text:p>
          </table:table-cell>
          <table:table-cell office:value-type="float" office:value="-800.1744" calcext:value-type="float">
            <text:p>-800.1744</text:p>
          </table:table-cell>
          <table:table-cell office:value-type="float" office:value="1282.108" calcext:value-type="float">
            <text:p>1282.108</text:p>
          </table:table-cell>
          <table:table-cell office:value-type="float" office:value="-581.0066" calcext:value-type="float">
            <text:p>-581.0066</text:p>
          </table:table-cell>
          <table:table-cell office:value-type="float" office:value="0" calcext:value-type="float">
            <text:p>0</text:p>
          </table:table-cell>
          <table:table-cell office:value-type="float" office:value="17.64794" calcext:value-type="float">
            <text:p>17.64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1" calcext:value-type="float">
            <text:p>17092001</text:p>
          </table:table-cell>
          <table:table-cell office:value-type="float" office:value="210.7513" calcext:value-type="float">
            <text:p>210.7513</text:p>
          </table:table-cell>
          <table:table-cell office:value-type="float" office:value="13190.29" calcext:value-type="float">
            <text:p>13190.29</text:p>
          </table:table-cell>
          <table:table-cell office:value-type="float" office:value="0" calcext:value-type="float">
            <text:p>0</text:p>
          </table:table-cell>
          <table:table-cell office:value-type="float" office:value="78.87228" calcext:value-type="float">
            <text:p>78.87228</text:p>
          </table:table-cell>
          <table:table-cell office:value-type="float" office:value="-694.6062" calcext:value-type="float">
            <text:p>-694.6062</text:p>
          </table:table-cell>
          <table:table-cell office:value-type="float" office:value="2033.42" calcext:value-type="float">
            <text:p>2033.42</text:p>
          </table:table-cell>
          <table:table-cell office:value-type="float" office:value="-130.8554" calcext:value-type="float">
            <text:p>-130.8554</text:p>
          </table:table-cell>
          <table:table-cell office:value-type="float" office:value="110.9604" calcext:value-type="float">
            <text:p>110.9604</text:p>
          </table:table-cell>
          <table:table-cell office:value-type="float" office:value="39.20201" calcext:value-type="float">
            <text:p>39.20201</text:p>
          </table:table-cell>
          <table:table-cell office:value-type="float" office:value="0.02566102" calcext:value-type="float">
            <text:p>0.02566102</text:p>
          </table:table-cell>
          <table:table-cell office:value-type="float" office:value="1.338919" calcext:value-type="float">
            <text:p>1.338919</text:p>
          </table:table-cell>
          <table:table-cell office:value-type="float" office:value="0.06230666" calcext:value-type="float">
            <text:p>0.06230666</text:p>
          </table:table-cell>
          <table:table-cell office:value-type="float" office:value="0.01630425" calcext:value-type="float">
            <text:p>0.01630425</text:p>
          </table:table-cell>
          <table:table-cell office:value-type="float" office:value="0.7842444" calcext:value-type="float">
            <text:p>0.7842444</text:p>
          </table:table-cell>
          <table:table-cell office:value-type="float" office:value="370" calcext:value-type="float">
            <text:p>370</text:p>
          </table:table-cell>
          <table:table-cell office:value-type="float" office:value="721.1622" calcext:value-type="float">
            <text:p>721.1622</text:p>
          </table:table-cell>
          <table:table-cell office:value-type="float" office:value="0" calcext:value-type="float">
            <text:p>0</text:p>
          </table:table-cell>
          <table:table-cell office:value-type="float" office:value="311.9667" calcext:value-type="float">
            <text:p>311.9667</text:p>
          </table:table-cell>
          <table:table-cell office:value-type="float" office:value="1090.952" calcext:value-type="float">
            <text:p>1090.952</text:p>
          </table:table-cell>
          <table:table-cell office:value-type="float" office:value="1329.978" calcext:value-type="float">
            <text:p>1329.978</text:p>
          </table:table-cell>
          <table:table-cell office:value-type="float" office:value="1322.16" calcext:value-type="float">
            <text:p>1322.16</text:p>
          </table:table-cell>
          <table:table-cell office:value-type="float" office:value="798.0981" calcext:value-type="float">
            <text:p>798.0981</text:p>
          </table:table-cell>
          <table:table-cell office:value-type="float" office:value="1074.391" calcext:value-type="float">
            <text:p>1074.391</text:p>
          </table:table-cell>
          <table:table-cell office:value-type="float" office:value="421.8451" calcext:value-type="float">
            <text:p>421.8451</text:p>
          </table:table-cell>
          <table:table-cell office:value-type="float" office:value="1883.721" calcext:value-type="float">
            <text:p>1883.721</text:p>
          </table:table-cell>
          <table:table-cell office:value-type="float" office:value="2112.245" calcext:value-type="float">
            <text:p>2112.245</text:p>
          </table:table-cell>
          <table:table-cell office:value-type="float" office:value="1681.031" calcext:value-type="float">
            <text:p>1681.031</text:p>
          </table:table-cell>
          <table:table-cell office:value-type="float" office:value="585.8808" calcext:value-type="float">
            <text:p>585.8808</text:p>
          </table:table-cell>
          <table:table-cell office:value-type="float" office:value="570.9865" calcext:value-type="float">
            <text:p>570.9865</text:p>
          </table:table-cell>
          <table:table-cell office:value-type="float" office:value="142.8678" calcext:value-type="float">
            <text:p>142.8678</text:p>
          </table:table-cell>
          <table:table-cell office:value-type="float" office:value="35.71394" calcext:value-type="float">
            <text:p>35.71394</text:p>
          </table:table-cell>
          <table:table-cell office:value-type="float" office:value="0" calcext:value-type="float">
            <text:p>0</text:p>
          </table:table-cell>
          <table:table-cell office:value-type="float" office:value="-0.09924757" calcext:value-type="float">
            <text:p>-0.09924757</text:p>
          </table:table-cell>
          <table:table-cell office:value-type="float" office:value="0" calcext:value-type="float">
            <text:p>0</text:p>
          </table:table-cell>
          <table:table-cell office:value-type="float" office:value="5.328205" calcext:value-type="float">
            <text:p>5.328205</text:p>
          </table:table-cell>
          <table:table-cell office:value-type="float" office:value="2093.88" calcext:value-type="float">
            <text:p>2093.88</text:p>
          </table:table-cell>
          <table:table-cell office:value-type="float" office:value="-806.9948" calcext:value-type="float">
            <text:p>-806.9948</text:p>
          </table:table-cell>
          <table:table-cell office:value-type="float" office:value="1286.885" calcext:value-type="float">
            <text:p>1286.885</text:p>
          </table:table-cell>
          <table:table-cell office:value-type="float" office:value="-582.1602" calcext:value-type="float">
            <text:p>-582.1602</text:p>
          </table:table-cell>
          <table:table-cell office:value-type="float" office:value="0" calcext:value-type="float">
            <text:p>0</text:p>
          </table:table-cell>
          <table:table-cell office:value-type="float" office:value="17.49299" calcext:value-type="float">
            <text:p>17.49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1" calcext:value-type="float">
            <text:p>18092001</text:p>
          </table:table-cell>
          <table:table-cell office:value-type="float" office:value="210.8699" calcext:value-type="float">
            <text:p>210.8699</text:p>
          </table:table-cell>
          <table:table-cell office:value-type="float" office:value="13189.72" calcext:value-type="float">
            <text:p>13189.72</text:p>
          </table:table-cell>
          <table:table-cell office:value-type="float" office:value="0" calcext:value-type="float">
            <text:p>0</text:p>
          </table:table-cell>
          <table:table-cell office:value-type="float" office:value="79.6525" calcext:value-type="float">
            <text:p>79.6525</text:p>
          </table:table-cell>
          <table:table-cell office:value-type="float" office:value="-696.0969" calcext:value-type="float">
            <text:p>-696.0969</text:p>
          </table:table-cell>
          <table:table-cell office:value-type="float" office:value="2036.509" calcext:value-type="float">
            <text:p>2036.509</text:p>
          </table:table-cell>
          <table:table-cell office:value-type="float" office:value="-131.1486" calcext:value-type="float">
            <text:p>-131.1486</text:p>
          </table:table-cell>
          <table:table-cell office:value-type="float" office:value="110.8592" calcext:value-type="float">
            <text:p>110.8592</text:p>
          </table:table-cell>
          <table:table-cell office:value-type="float" office:value="39.44062" calcext:value-type="float">
            <text:p>39.44062</text:p>
          </table:table-cell>
          <table:table-cell office:value-type="float" office:value="0.02624065" calcext:value-type="float">
            <text:p>0.02624065</text:p>
          </table:table-cell>
          <table:table-cell office:value-type="float" office:value="1.338919" calcext:value-type="float">
            <text:p>1.338919</text:p>
          </table:table-cell>
          <table:table-cell office:value-type="float" office:value="0.06243004" calcext:value-type="float">
            <text:p>0.06243004</text:p>
          </table:table-cell>
          <table:table-cell office:value-type="float" office:value="0.01630425" calcext:value-type="float">
            <text:p>0.01630425</text:p>
          </table:table-cell>
          <table:table-cell office:value-type="float" office:value="0.782328" calcext:value-type="float">
            <text:p>0.782328</text:p>
          </table:table-cell>
          <table:table-cell office:value-type="float" office:value="370" calcext:value-type="float">
            <text:p>370</text:p>
          </table:table-cell>
          <table:table-cell office:value-type="float" office:value="724.0195" calcext:value-type="float">
            <text:p>724.0195</text:p>
          </table:table-cell>
          <table:table-cell office:value-type="float" office:value="0" calcext:value-type="float">
            <text:p>0</text:p>
          </table:table-cell>
          <table:table-cell office:value-type="float" office:value="312.0145" calcext:value-type="float">
            <text:p>312.0145</text:p>
          </table:table-cell>
          <table:table-cell office:value-type="float" office:value="1090.804" calcext:value-type="float">
            <text:p>1090.804</text:p>
          </table:table-cell>
          <table:table-cell office:value-type="float" office:value="1329.828" calcext:value-type="float">
            <text:p>1329.828</text:p>
          </table:table-cell>
          <table:table-cell office:value-type="float" office:value="1322.086" calcext:value-type="float">
            <text:p>1322.086</text:p>
          </table:table-cell>
          <table:table-cell office:value-type="float" office:value="798.0541" calcext:value-type="float">
            <text:p>798.0541</text:p>
          </table:table-cell>
          <table:table-cell office:value-type="float" office:value="1074.324" calcext:value-type="float">
            <text:p>1074.324</text:p>
          </table:table-cell>
          <table:table-cell office:value-type="float" office:value="421.8123" calcext:value-type="float">
            <text:p>421.8123</text:p>
          </table:table-cell>
          <table:table-cell office:value-type="float" office:value="1883.622" calcext:value-type="float">
            <text:p>1883.622</text:p>
          </table:table-cell>
          <table:table-cell office:value-type="float" office:value="2112.171" calcext:value-type="float">
            <text:p>2112.171</text:p>
          </table:table-cell>
          <table:table-cell office:value-type="float" office:value="1680.995" calcext:value-type="float">
            <text:p>1680.995</text:p>
          </table:table-cell>
          <table:table-cell office:value-type="float" office:value="585.8791" calcext:value-type="float">
            <text:p>585.8791</text:p>
          </table:table-cell>
          <table:table-cell office:value-type="float" office:value="570.9811" calcext:value-type="float">
            <text:p>570.9811</text:p>
          </table:table-cell>
          <table:table-cell office:value-type="float" office:value="142.8675" calcext:value-type="float">
            <text:p>142.8675</text:p>
          </table:table-cell>
          <table:table-cell office:value-type="float" office:value="35.71389" calcext:value-type="float">
            <text:p>35.71389</text:p>
          </table:table-cell>
          <table:table-cell office:value-type="float" office:value="0" calcext:value-type="float">
            <text:p>0</text:p>
          </table:table-cell>
          <table:table-cell office:value-type="float" office:value="-0.0992532" calcext:value-type="float">
            <text:p>-0.0992532</text:p>
          </table:table-cell>
          <table:table-cell office:value-type="float" office:value="0" calcext:value-type="float">
            <text:p>0</text:p>
          </table:table-cell>
          <table:table-cell office:value-type="float" office:value="5.315098" calcext:value-type="float">
            <text:p>5.315098</text:p>
          </table:table-cell>
          <table:table-cell office:value-type="float" office:value="2102.248" calcext:value-type="float">
            <text:p>2102.248</text:p>
          </table:table-cell>
          <table:table-cell office:value-type="float" office:value="-811.3071" calcext:value-type="float">
            <text:p>-811.3071</text:p>
          </table:table-cell>
          <table:table-cell office:value-type="float" office:value="1290.94" calcext:value-type="float">
            <text:p>1290.94</text:p>
          </table:table-cell>
          <table:table-cell office:value-type="float" office:value="-583.2833" calcext:value-type="float">
            <text:p>-583.2833</text:p>
          </table:table-cell>
          <table:table-cell office:value-type="float" office:value="0" calcext:value-type="float">
            <text:p>0</text:p>
          </table:table-cell>
          <table:table-cell office:value-type="float" office:value="17.41125" calcext:value-type="float">
            <text:p>17.4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1" calcext:value-type="float">
            <text:p>19092001</text:p>
          </table:table-cell>
          <table:table-cell office:value-type="float" office:value="211.6822" calcext:value-type="float">
            <text:p>211.6822</text:p>
          </table:table-cell>
          <table:table-cell office:value-type="float" office:value="13189.16" calcext:value-type="float">
            <text:p>13189.16</text:p>
          </table:table-cell>
          <table:table-cell office:value-type="float" office:value="0" calcext:value-type="float">
            <text:p>0</text:p>
          </table:table-cell>
          <table:table-cell office:value-type="float" office:value="81.14419" calcext:value-type="float">
            <text:p>81.14419</text:p>
          </table:table-cell>
          <table:table-cell office:value-type="float" office:value="-697.6829" calcext:value-type="float">
            <text:p>-697.6829</text:p>
          </table:table-cell>
          <table:table-cell office:value-type="float" office:value="2040.676" calcext:value-type="float">
            <text:p>2040.676</text:p>
          </table:table-cell>
          <table:table-cell office:value-type="float" office:value="-131.4399" calcext:value-type="float">
            <text:p>-131.4399</text:p>
          </table:table-cell>
          <table:table-cell office:value-type="float" office:value="110.7543" calcext:value-type="float">
            <text:p>110.7543</text:p>
          </table:table-cell>
          <table:table-cell office:value-type="float" office:value="40.39648" calcext:value-type="float">
            <text:p>40.39648</text:p>
          </table:table-cell>
          <table:table-cell office:value-type="float" office:value="0.02683933" calcext:value-type="float">
            <text:p>0.02683933</text:p>
          </table:table-cell>
          <table:table-cell office:value-type="float" office:value="1.338919" calcext:value-type="float">
            <text:p>1.338919</text:p>
          </table:table-cell>
          <table:table-cell office:value-type="float" office:value="0.06255326" calcext:value-type="float">
            <text:p>0.06255326</text:p>
          </table:table-cell>
          <table:table-cell office:value-type="float" office:value="0.01630425" calcext:value-type="float">
            <text:p>0.01630425</text:p>
          </table:table-cell>
          <table:table-cell office:value-type="float" office:value="0.7804111" calcext:value-type="float">
            <text:p>0.7804111</text:p>
          </table:table-cell>
          <table:table-cell office:value-type="float" office:value="370" calcext:value-type="float">
            <text:p>370</text:p>
          </table:table-cell>
          <table:table-cell office:value-type="float" office:value="728.0965" calcext:value-type="float">
            <text:p>728.0965</text:p>
          </table:table-cell>
          <table:table-cell office:value-type="float" office:value="0" calcext:value-type="float">
            <text:p>0</text:p>
          </table:table-cell>
          <table:table-cell office:value-type="float" office:value="312.058" calcext:value-type="float">
            <text:p>312.058</text:p>
          </table:table-cell>
          <table:table-cell office:value-type="float" office:value="1090.647" calcext:value-type="float">
            <text:p>1090.647</text:p>
          </table:table-cell>
          <table:table-cell office:value-type="float" office:value="1329.672" calcext:value-type="float">
            <text:p>1329.672</text:p>
          </table:table-cell>
          <table:table-cell office:value-type="float" office:value="1322.009" calcext:value-type="float">
            <text:p>1322.009</text:p>
          </table:table-cell>
          <table:table-cell office:value-type="float" office:value="798.0093" calcext:value-type="float">
            <text:p>798.0093</text:p>
          </table:table-cell>
          <table:table-cell office:value-type="float" office:value="1074.258" calcext:value-type="float">
            <text:p>1074.258</text:p>
          </table:table-cell>
          <table:table-cell office:value-type="float" office:value="421.78" calcext:value-type="float">
            <text:p>421.78</text:p>
          </table:table-cell>
          <table:table-cell office:value-type="float" office:value="1883.523" calcext:value-type="float">
            <text:p>1883.523</text:p>
          </table:table-cell>
          <table:table-cell office:value-type="float" office:value="2112.098" calcext:value-type="float">
            <text:p>2112.098</text:p>
          </table:table-cell>
          <table:table-cell office:value-type="float" office:value="1680.955" calcext:value-type="float">
            <text:p>1680.955</text:p>
          </table:table-cell>
          <table:table-cell office:value-type="float" office:value="585.8771" calcext:value-type="float">
            <text:p>585.8771</text:p>
          </table:table-cell>
          <table:table-cell office:value-type="float" office:value="570.9762" calcext:value-type="float">
            <text:p>570.9762</text:p>
          </table:table-cell>
          <table:table-cell office:value-type="float" office:value="142.8672" calcext:value-type="float">
            <text:p>142.8672</text:p>
          </table:table-cell>
          <table:table-cell office:value-type="float" office:value="35.71384" calcext:value-type="float">
            <text:p>35.71384</text:p>
          </table:table-cell>
          <table:table-cell office:value-type="float" office:value="0" calcext:value-type="float">
            <text:p>0</text:p>
          </table:table-cell>
          <table:table-cell office:value-type="float" office:value="-0.09926012" calcext:value-type="float">
            <text:p>-0.09926012</text:p>
          </table:table-cell>
          <table:table-cell office:value-type="float" office:value="0" calcext:value-type="float">
            <text:p>0</text:p>
          </table:table-cell>
          <table:table-cell office:value-type="float" office:value="5.275841" calcext:value-type="float">
            <text:p>5.275841</text:p>
          </table:table-cell>
          <table:table-cell office:value-type="float" office:value="2112.622" calcext:value-type="float">
            <text:p>2112.622</text:p>
          </table:table-cell>
          <table:table-cell office:value-type="float" office:value="-816.3082" calcext:value-type="float">
            <text:p>-816.3082</text:p>
          </table:table-cell>
          <table:table-cell office:value-type="float" office:value="1296.314" calcext:value-type="float">
            <text:p>1296.314</text:p>
          </table:table-cell>
          <table:table-cell office:value-type="float" office:value="-584.4186" calcext:value-type="float">
            <text:p>-584.4186</text:p>
          </table:table-cell>
          <table:table-cell office:value-type="float" office:value="0" calcext:value-type="float">
            <text:p>0</text:p>
          </table:table-cell>
          <table:table-cell office:value-type="float" office:value="17.24637" calcext:value-type="float">
            <text:p>17.24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1" calcext:value-type="float">
            <text:p>20092001</text:p>
          </table:table-cell>
          <table:table-cell office:value-type="float" office:value="213.311" calcext:value-type="float">
            <text:p>213.311</text:p>
          </table:table-cell>
          <table:table-cell office:value-type="float" office:value="13188.57" calcext:value-type="float">
            <text:p>13188.57</text:p>
          </table:table-cell>
          <table:table-cell office:value-type="float" office:value="0" calcext:value-type="float">
            <text:p>0</text:p>
          </table:table-cell>
          <table:table-cell office:value-type="float" office:value="83.4119" calcext:value-type="float">
            <text:p>83.4119</text:p>
          </table:table-cell>
          <table:table-cell office:value-type="float" office:value="-699.2515" calcext:value-type="float">
            <text:p>-699.2515</text:p>
          </table:table-cell>
          <table:table-cell office:value-type="float" office:value="2045.059" calcext:value-type="float">
            <text:p>2045.059</text:p>
          </table:table-cell>
          <table:table-cell office:value-type="float" office:value="-131.7296" calcext:value-type="float">
            <text:p>-131.7296</text:p>
          </table:table-cell>
          <table:table-cell office:value-type="float" office:value="110.556" calcext:value-type="float">
            <text:p>110.556</text:p>
          </table:table-cell>
          <table:table-cell office:value-type="float" office:value="42.19169" calcext:value-type="float">
            <text:p>42.19169</text:p>
          </table:table-cell>
          <table:table-cell office:value-type="float" office:value="0.02754699" calcext:value-type="float">
            <text:p>0.02754699</text:p>
          </table:table-cell>
          <table:table-cell office:value-type="float" office:value="1.338919" calcext:value-type="float">
            <text:p>1.338919</text:p>
          </table:table-cell>
          <table:table-cell office:value-type="float" office:value="0.06267629" calcext:value-type="float">
            <text:p>0.06267629</text:p>
          </table:table-cell>
          <table:table-cell office:value-type="float" office:value="0.01630425" calcext:value-type="float">
            <text:p>0.01630425</text:p>
          </table:table-cell>
          <table:table-cell office:value-type="float" office:value="0.7784916" calcext:value-type="float">
            <text:p>0.7784916</text:p>
          </table:table-cell>
          <table:table-cell office:value-type="float" office:value="370" calcext:value-type="float">
            <text:p>370</text:p>
          </table:table-cell>
          <table:table-cell office:value-type="float" office:value="731.2009" calcext:value-type="float">
            <text:p>731.2009</text:p>
          </table:table-cell>
          <table:table-cell office:value-type="float" office:value="0" calcext:value-type="float">
            <text:p>0</text:p>
          </table:table-cell>
          <table:table-cell office:value-type="float" office:value="312.1121" calcext:value-type="float">
            <text:p>312.1121</text:p>
          </table:table-cell>
          <table:table-cell office:value-type="float" office:value="1090.471" calcext:value-type="float">
            <text:p>1090.471</text:p>
          </table:table-cell>
          <table:table-cell office:value-type="float" office:value="1329.5" calcext:value-type="float">
            <text:p>1329.5</text:p>
          </table:table-cell>
          <table:table-cell office:value-type="float" office:value="1321.917" calcext:value-type="float">
            <text:p>1321.917</text:p>
          </table:table-cell>
          <table:table-cell office:value-type="float" office:value="797.9567" calcext:value-type="float">
            <text:p>797.9567</text:p>
          </table:table-cell>
          <table:table-cell office:value-type="float" office:value="1074.189" calcext:value-type="float">
            <text:p>1074.189</text:p>
          </table:table-cell>
          <table:table-cell office:value-type="float" office:value="421.747" calcext:value-type="float">
            <text:p>421.747</text:p>
          </table:table-cell>
          <table:table-cell office:value-type="float" office:value="1883.425" calcext:value-type="float">
            <text:p>1883.425</text:p>
          </table:table-cell>
          <table:table-cell office:value-type="float" office:value="2112.025" calcext:value-type="float">
            <text:p>2112.025</text:p>
          </table:table-cell>
          <table:table-cell office:value-type="float" office:value="1680.919" calcext:value-type="float">
            <text:p>1680.919</text:p>
          </table:table-cell>
          <table:table-cell office:value-type="float" office:value="585.8731" calcext:value-type="float">
            <text:p>585.8731</text:p>
          </table:table-cell>
          <table:table-cell office:value-type="float" office:value="570.9708" calcext:value-type="float">
            <text:p>570.9708</text:p>
          </table:table-cell>
          <table:table-cell office:value-type="float" office:value="142.8669" calcext:value-type="float">
            <text:p>142.8669</text:p>
          </table:table-cell>
          <table:table-cell office:value-type="float" office:value="35.71379" calcext:value-type="float">
            <text:p>35.71379</text:p>
          </table:table-cell>
          <table:table-cell office:value-type="float" office:value="0" calcext:value-type="float">
            <text:p>0</text:p>
          </table:table-cell>
          <table:table-cell office:value-type="float" office:value="-0.09926981" calcext:value-type="float">
            <text:p>-0.09926981</text:p>
          </table:table-cell>
          <table:table-cell office:value-type="float" office:value="0" calcext:value-type="float">
            <text:p>0</text:p>
          </table:table-cell>
          <table:table-cell office:value-type="float" office:value="5.212727" calcext:value-type="float">
            <text:p>5.212727</text:p>
          </table:table-cell>
          <table:table-cell office:value-type="float" office:value="2122.502" calcext:value-type="float">
            <text:p>2122.502</text:p>
          </table:table-cell>
          <table:table-cell office:value-type="float" office:value="-821.801" calcext:value-type="float">
            <text:p>-821.801</text:p>
          </table:table-cell>
          <table:table-cell office:value-type="float" office:value="1300.701" calcext:value-type="float">
            <text:p>1300.701</text:p>
          </table:table-cell>
          <table:table-cell office:value-type="float" office:value="-585.5408" calcext:value-type="float">
            <text:p>-585.5408</text:p>
          </table:table-cell>
          <table:table-cell office:value-type="float" office:value="0" calcext:value-type="float">
            <text:p>0</text:p>
          </table:table-cell>
          <table:table-cell office:value-type="float" office:value="17.07869" calcext:value-type="float">
            <text:p>17.07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1" calcext:value-type="float">
            <text:p>21092001</text:p>
          </table:table-cell>
          <table:table-cell office:value-type="float" office:value="215.0621" calcext:value-type="float">
            <text:p>215.0621</text:p>
          </table:table-cell>
          <table:table-cell office:value-type="float" office:value="13187.99" calcext:value-type="float">
            <text:p>13187.99</text:p>
          </table:table-cell>
          <table:table-cell office:value-type="float" office:value="0" calcext:value-type="float">
            <text:p>0</text:p>
          </table:table-cell>
          <table:table-cell office:value-type="float" office:value="85.72459" calcext:value-type="float">
            <text:p>85.72459</text:p>
          </table:table-cell>
          <table:table-cell office:value-type="float" office:value="-700.7343" calcext:value-type="float">
            <text:p>-700.7343</text:p>
          </table:table-cell>
          <table:table-cell office:value-type="float" office:value="2049.13" calcext:value-type="float">
            <text:p>2049.13</text:p>
          </table:table-cell>
          <table:table-cell office:value-type="float" office:value="-132.0173" calcext:value-type="float">
            <text:p>-132.0173</text:p>
          </table:table-cell>
          <table:table-cell office:value-type="float" office:value="110.288" calcext:value-type="float">
            <text:p>110.288</text:p>
          </table:table-cell>
          <table:table-cell office:value-type="float" office:value="44.06534" calcext:value-type="float">
            <text:p>44.06534</text:p>
          </table:table-cell>
          <table:table-cell office:value-type="float" office:value="0.02832976" calcext:value-type="float">
            <text:p>0.02832976</text:p>
          </table:table-cell>
          <table:table-cell office:value-type="float" office:value="1.338919" calcext:value-type="float">
            <text:p>1.338919</text:p>
          </table:table-cell>
          <table:table-cell office:value-type="float" office:value="0.06279931" calcext:value-type="float">
            <text:p>0.06279931</text:p>
          </table:table-cell>
          <table:table-cell office:value-type="float" office:value="0.01630425" calcext:value-type="float">
            <text:p>0.01630425</text:p>
          </table:table-cell>
          <table:table-cell office:value-type="float" office:value="0.7765641" calcext:value-type="float">
            <text:p>0.7765641</text:p>
          </table:table-cell>
          <table:table-cell office:value-type="float" office:value="370" calcext:value-type="float">
            <text:p>370</text:p>
          </table:table-cell>
          <table:table-cell office:value-type="float" office:value="733.294" calcext:value-type="float">
            <text:p>733.294</text:p>
          </table:table-cell>
          <table:table-cell office:value-type="float" office:value="0" calcext:value-type="float">
            <text:p>0</text:p>
          </table:table-cell>
          <table:table-cell office:value-type="float" office:value="312.1868" calcext:value-type="float">
            <text:p>312.1868</text:p>
          </table:table-cell>
          <table:table-cell office:value-type="float" office:value="1090.323" calcext:value-type="float">
            <text:p>1090.323</text:p>
          </table:table-cell>
          <table:table-cell office:value-type="float" office:value="1329.333" calcext:value-type="float">
            <text:p>1329.333</text:p>
          </table:table-cell>
          <table:table-cell office:value-type="float" office:value="1321.828" calcext:value-type="float">
            <text:p>1321.828</text:p>
          </table:table-cell>
          <table:table-cell office:value-type="float" office:value="797.9041" calcext:value-type="float">
            <text:p>797.9041</text:p>
          </table:table-cell>
          <table:table-cell office:value-type="float" office:value="1074.119" calcext:value-type="float">
            <text:p>1074.119</text:p>
          </table:table-cell>
          <table:table-cell office:value-type="float" office:value="421.7133" calcext:value-type="float">
            <text:p>421.7133</text:p>
          </table:table-cell>
          <table:table-cell office:value-type="float" office:value="1883.327" calcext:value-type="float">
            <text:p>1883.327</text:p>
          </table:table-cell>
          <table:table-cell office:value-type="float" office:value="2111.953" calcext:value-type="float">
            <text:p>2111.953</text:p>
          </table:table-cell>
          <table:table-cell office:value-type="float" office:value="1680.885" calcext:value-type="float">
            <text:p>1680.885</text:p>
          </table:table-cell>
          <table:table-cell office:value-type="float" office:value="585.8695" calcext:value-type="float">
            <text:p>585.8695</text:p>
          </table:table-cell>
          <table:table-cell office:value-type="float" office:value="570.965" calcext:value-type="float">
            <text:p>570.965</text:p>
          </table:table-cell>
          <table:table-cell office:value-type="float" office:value="142.8666" calcext:value-type="float">
            <text:p>142.8666</text:p>
          </table:table-cell>
          <table:table-cell office:value-type="float" office:value="35.71375" calcext:value-type="float">
            <text:p>35.71375</text:p>
          </table:table-cell>
          <table:table-cell office:value-type="float" office:value="0" calcext:value-type="float">
            <text:p>0</text:p>
          </table:table-cell>
          <table:table-cell office:value-type="float" office:value="-0.09927797" calcext:value-type="float">
            <text:p>-0.09927797</text:p>
          </table:table-cell>
          <table:table-cell office:value-type="float" office:value="0" calcext:value-type="float">
            <text:p>0</text:p>
          </table:table-cell>
          <table:table-cell office:value-type="float" office:value="5.147695" calcext:value-type="float">
            <text:p>5.147695</text:p>
          </table:table-cell>
          <table:table-cell office:value-type="float" office:value="2131.112" calcext:value-type="float">
            <text:p>2131.112</text:p>
          </table:table-cell>
          <table:table-cell office:value-type="float" office:value="-827.1158" calcext:value-type="float">
            <text:p>-827.1158</text:p>
          </table:table-cell>
          <table:table-cell office:value-type="float" office:value="1303.996" calcext:value-type="float">
            <text:p>1303.996</text:p>
          </table:table-cell>
          <table:table-cell office:value-type="float" office:value="-586.5746" calcext:value-type="float">
            <text:p>-586.5746</text:p>
          </table:table-cell>
          <table:table-cell office:value-type="float" office:value="0" calcext:value-type="float">
            <text:p>0</text:p>
          </table:table-cell>
          <table:table-cell office:value-type="float" office:value="16.9103" calcext:value-type="float">
            <text:p>16.9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1" calcext:value-type="float">
            <text:p>22092001</text:p>
          </table:table-cell>
          <table:table-cell office:value-type="float" office:value="216.5341" calcext:value-type="float">
            <text:p>216.5341</text:p>
          </table:table-cell>
          <table:table-cell office:value-type="float" office:value="13187.43" calcext:value-type="float">
            <text:p>13187.43</text:p>
          </table:table-cell>
          <table:table-cell office:value-type="float" office:value="0" calcext:value-type="float">
            <text:p>0</text:p>
          </table:table-cell>
          <table:table-cell office:value-type="float" office:value="87.93904" calcext:value-type="float">
            <text:p>87.93904</text:p>
          </table:table-cell>
          <table:table-cell office:value-type="float" office:value="-702.2835" calcext:value-type="float">
            <text:p>-702.2835</text:p>
          </table:table-cell>
          <table:table-cell office:value-type="float" office:value="2051.587" calcext:value-type="float">
            <text:p>2051.587</text:p>
          </table:table-cell>
          <table:table-cell office:value-type="float" office:value="-132.2998" calcext:value-type="float">
            <text:p>-132.2998</text:p>
          </table:table-cell>
          <table:table-cell office:value-type="float" office:value="110.1964" calcext:value-type="float">
            <text:p>110.1964</text:p>
          </table:table-cell>
          <table:table-cell office:value-type="float" office:value="45.7206" calcext:value-type="float">
            <text:p>45.7206</text:p>
          </table:table-cell>
          <table:table-cell office:value-type="float" office:value="0.02895806" calcext:value-type="float">
            <text:p>0.02895806</text:p>
          </table:table-cell>
          <table:table-cell office:value-type="float" office:value="1.338919" calcext:value-type="float">
            <text:p>1.338919</text:p>
          </table:table-cell>
          <table:table-cell office:value-type="float" office:value="0.06292235" calcext:value-type="float">
            <text:p>0.06292235</text:p>
          </table:table-cell>
          <table:table-cell office:value-type="float" office:value="0.01630425" calcext:value-type="float">
            <text:p>0.01630425</text:p>
          </table:table-cell>
          <table:table-cell office:value-type="float" office:value="0.7746227" calcext:value-type="float">
            <text:p>0.7746227</text:p>
          </table:table-cell>
          <table:table-cell office:value-type="float" office:value="370" calcext:value-type="float">
            <text:p>370</text:p>
          </table:table-cell>
          <table:table-cell office:value-type="float" office:value="734.2449" calcext:value-type="float">
            <text:p>734.2449</text:p>
          </table:table-cell>
          <table:table-cell office:value-type="float" office:value="0" calcext:value-type="float">
            <text:p>0</text:p>
          </table:table-cell>
          <table:table-cell office:value-type="float" office:value="312.2227" calcext:value-type="float">
            <text:p>312.2227</text:p>
          </table:table-cell>
          <table:table-cell office:value-type="float" office:value="1090.158" calcext:value-type="float">
            <text:p>1090.158</text:p>
          </table:table-cell>
          <table:table-cell office:value-type="float" office:value="1329.168" calcext:value-type="float">
            <text:p>1329.168</text:p>
          </table:table-cell>
          <table:table-cell office:value-type="float" office:value="1321.735" calcext:value-type="float">
            <text:p>1321.735</text:p>
          </table:table-cell>
          <table:table-cell office:value-type="float" office:value="797.8482" calcext:value-type="float">
            <text:p>797.8482</text:p>
          </table:table-cell>
          <table:table-cell office:value-type="float" office:value="1074.049" calcext:value-type="float">
            <text:p>1074.049</text:p>
          </table:table-cell>
          <table:table-cell office:value-type="float" office:value="421.6796" calcext:value-type="float">
            <text:p>421.6796</text:p>
          </table:table-cell>
          <table:table-cell office:value-type="float" office:value="1883.229" calcext:value-type="float">
            <text:p>1883.229</text:p>
          </table:table-cell>
          <table:table-cell office:value-type="float" office:value="2111.885" calcext:value-type="float">
            <text:p>2111.885</text:p>
          </table:table-cell>
          <table:table-cell office:value-type="float" office:value="1680.859" calcext:value-type="float">
            <text:p>1680.859</text:p>
          </table:table-cell>
          <table:table-cell office:value-type="float" office:value="585.8671" calcext:value-type="float">
            <text:p>585.8671</text:p>
          </table:table-cell>
          <table:table-cell office:value-type="float" office:value="570.9596" calcext:value-type="float">
            <text:p>570.9596</text:p>
          </table:table-cell>
          <table:table-cell office:value-type="float" office:value="142.8664" calcext:value-type="float">
            <text:p>142.8664</text:p>
          </table:table-cell>
          <table:table-cell office:value-type="float" office:value="35.71371" calcext:value-type="float">
            <text:p>35.71371</text:p>
          </table:table-cell>
          <table:table-cell office:value-type="float" office:value="0" calcext:value-type="float">
            <text:p>0</text:p>
          </table:table-cell>
          <table:table-cell office:value-type="float" office:value="-0.09929094" calcext:value-type="float">
            <text:p>-0.09929094</text:p>
          </table:table-cell>
          <table:table-cell office:value-type="float" office:value="0" calcext:value-type="float">
            <text:p>0</text:p>
          </table:table-cell>
          <table:table-cell office:value-type="float" office:value="5.088212" calcext:value-type="float">
            <text:p>5.088212</text:p>
          </table:table-cell>
          <table:table-cell office:value-type="float" office:value="2138.594" calcext:value-type="float">
            <text:p>2138.594</text:p>
          </table:table-cell>
          <table:table-cell office:value-type="float" office:value="-832.3737" calcext:value-type="float">
            <text:p>-832.3737</text:p>
          </table:table-cell>
          <table:table-cell office:value-type="float" office:value="1306.22" calcext:value-type="float">
            <text:p>1306.22</text:p>
          </table:table-cell>
          <table:table-cell office:value-type="float" office:value="-587.7825" calcext:value-type="float">
            <text:p>-587.7825</text:p>
          </table:table-cell>
          <table:table-cell office:value-type="float" office:value="0" calcext:value-type="float">
            <text:p>0</text:p>
          </table:table-cell>
          <table:table-cell office:value-type="float" office:value="16.84456" calcext:value-type="float">
            <text:p>16.84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1" calcext:value-type="float">
            <text:p>23092001</text:p>
          </table:table-cell>
          <table:table-cell office:value-type="float" office:value="217.4293" calcext:value-type="float">
            <text:p>217.4293</text:p>
          </table:table-cell>
          <table:table-cell office:value-type="float" office:value="13186.88" calcext:value-type="float">
            <text:p>13186.88</text:p>
          </table:table-cell>
          <table:table-cell office:value-type="float" office:value="0" calcext:value-type="float">
            <text:p>0</text:p>
          </table:table-cell>
          <table:table-cell office:value-type="float" office:value="89.44956" calcext:value-type="float">
            <text:p>89.44956</text:p>
          </table:table-cell>
          <table:table-cell office:value-type="float" office:value="-703.7969" calcext:value-type="float">
            <text:p>-703.7969</text:p>
          </table:table-cell>
          <table:table-cell office:value-type="float" office:value="2056.512" calcext:value-type="float">
            <text:p>2056.512</text:p>
          </table:table-cell>
          <table:table-cell office:value-type="float" office:value="-132.58" calcext:value-type="float">
            <text:p>-132.58</text:p>
          </table:table-cell>
          <table:table-cell office:value-type="float" office:value="110.058" calcext:value-type="float">
            <text:p>110.058</text:p>
          </table:table-cell>
          <table:table-cell office:value-type="float" office:value="46.74276" calcext:value-type="float">
            <text:p>46.74276</text:p>
          </table:table-cell>
          <table:table-cell office:value-type="float" office:value="0.0297058" calcext:value-type="float">
            <text:p>0.0297058</text:p>
          </table:table-cell>
          <table:table-cell office:value-type="float" office:value="1.338919" calcext:value-type="float">
            <text:p>1.338919</text:p>
          </table:table-cell>
          <table:table-cell office:value-type="float" office:value="0.06304538" calcext:value-type="float">
            <text:p>0.06304538</text:p>
          </table:table-cell>
          <table:table-cell office:value-type="float" office:value="0.01630425" calcext:value-type="float">
            <text:p>0.01630425</text:p>
          </table:table-cell>
          <table:table-cell office:value-type="float" office:value="0.7726662" calcext:value-type="float">
            <text:p>0.7726662</text:p>
          </table:table-cell>
          <table:table-cell office:value-type="float" office:value="370" calcext:value-type="float">
            <text:p>370</text:p>
          </table:table-cell>
          <table:table-cell office:value-type="float" office:value="735.3083" calcext:value-type="float">
            <text:p>735.3083</text:p>
          </table:table-cell>
          <table:table-cell office:value-type="float" office:value="0" calcext:value-type="float">
            <text:p>0</text:p>
          </table:table-cell>
          <table:table-cell office:value-type="float" office:value="312.2697" calcext:value-type="float">
            <text:p>312.2697</text:p>
          </table:table-cell>
          <table:table-cell office:value-type="float" office:value="1090.032" calcext:value-type="float">
            <text:p>1090.032</text:p>
          </table:table-cell>
          <table:table-cell office:value-type="float" office:value="1329.023" calcext:value-type="float">
            <text:p>1329.023</text:p>
          </table:table-cell>
          <table:table-cell office:value-type="float" office:value="1321.651" calcext:value-type="float">
            <text:p>1321.651</text:p>
          </table:table-cell>
          <table:table-cell office:value-type="float" office:value="797.7933" calcext:value-type="float">
            <text:p>797.7933</text:p>
          </table:table-cell>
          <table:table-cell office:value-type="float" office:value="1073.979" calcext:value-type="float">
            <text:p>1073.979</text:p>
          </table:table-cell>
          <table:table-cell office:value-type="float" office:value="421.6458" calcext:value-type="float">
            <text:p>421.6458</text:p>
          </table:table-cell>
          <table:table-cell office:value-type="float" office:value="1883.13" calcext:value-type="float">
            <text:p>1883.13</text:p>
          </table:table-cell>
          <table:table-cell office:value-type="float" office:value="2111.812" calcext:value-type="float">
            <text:p>2111.812</text:p>
          </table:table-cell>
          <table:table-cell office:value-type="float" office:value="1680.833" calcext:value-type="float">
            <text:p>1680.833</text:p>
          </table:table-cell>
          <table:table-cell office:value-type="float" office:value="585.8648" calcext:value-type="float">
            <text:p>585.8648</text:p>
          </table:table-cell>
          <table:table-cell office:value-type="float" office:value="570.9543" calcext:value-type="float">
            <text:p>570.9543</text:p>
          </table:table-cell>
          <table:table-cell office:value-type="float" office:value="142.8661" calcext:value-type="float">
            <text:p>142.8661</text:p>
          </table:table-cell>
          <table:table-cell office:value-type="float" office:value="35.71366" calcext:value-type="float">
            <text:p>35.71366</text:p>
          </table:table-cell>
          <table:table-cell office:value-type="float" office:value="0" calcext:value-type="float">
            <text:p>0</text:p>
          </table:table-cell>
          <table:table-cell office:value-type="float" office:value="-0.09929656" calcext:value-type="float">
            <text:p>-0.09929656</text:p>
          </table:table-cell>
          <table:table-cell office:value-type="float" office:value="0" calcext:value-type="float">
            <text:p>0</text:p>
          </table:table-cell>
          <table:table-cell office:value-type="float" office:value="5.052434" calcext:value-type="float">
            <text:p>5.052434</text:p>
          </table:table-cell>
          <table:table-cell office:value-type="float" office:value="2144.997" calcext:value-type="float">
            <text:p>2144.997</text:p>
          </table:table-cell>
          <table:table-cell office:value-type="float" office:value="-836.4756" calcext:value-type="float">
            <text:p>-836.4756</text:p>
          </table:table-cell>
          <table:table-cell office:value-type="float" office:value="1308.521" calcext:value-type="float">
            <text:p>1308.521</text:p>
          </table:table-cell>
          <table:table-cell office:value-type="float" office:value="-588.8454" calcext:value-type="float">
            <text:p>-588.8454</text:p>
          </table:table-cell>
          <table:table-cell office:value-type="float" office:value="0" calcext:value-type="float">
            <text:p>0</text:p>
          </table:table-cell>
          <table:table-cell office:value-type="float" office:value="16.6708" calcext:value-type="float">
            <text:p>16.6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1" calcext:value-type="float">
            <text:p>24092001</text:p>
          </table:table-cell>
          <table:table-cell office:value-type="float" office:value="218.827" calcext:value-type="float">
            <text:p>218.827</text:p>
          </table:table-cell>
          <table:table-cell office:value-type="float" office:value="13186.39" calcext:value-type="float">
            <text:p>13186.39</text:p>
          </table:table-cell>
          <table:table-cell office:value-type="float" office:value="0" calcext:value-type="float">
            <text:p>0</text:p>
          </table:table-cell>
          <table:table-cell office:value-type="float" office:value="91.28638" calcext:value-type="float">
            <text:p>91.28638</text:p>
          </table:table-cell>
          <table:table-cell office:value-type="float" office:value="-705.0628" calcext:value-type="float">
            <text:p>-705.0628</text:p>
          </table:table-cell>
          <table:table-cell office:value-type="float" office:value="2059.73" calcext:value-type="float">
            <text:p>2059.73</text:p>
          </table:table-cell>
          <table:table-cell office:value-type="float" office:value="-132.8552" calcext:value-type="float">
            <text:p>-132.8552</text:p>
          </table:table-cell>
          <table:table-cell office:value-type="float" office:value="109.8561" calcext:value-type="float">
            <text:p>109.8561</text:p>
          </table:table-cell>
          <table:table-cell office:value-type="float" office:value="48.14176" calcext:value-type="float">
            <text:p>48.14176</text:p>
          </table:table-cell>
          <table:table-cell office:value-type="float" office:value="0.03056009" calcext:value-type="float">
            <text:p>0.03056009</text:p>
          </table:table-cell>
          <table:table-cell office:value-type="float" office:value="1.338919" calcext:value-type="float">
            <text:p>1.338919</text:p>
          </table:table-cell>
          <table:table-cell office:value-type="float" office:value="0.0631684" calcext:value-type="float">
            <text:p>0.0631684</text:p>
          </table:table-cell>
          <table:table-cell office:value-type="float" office:value="0.01630425" calcext:value-type="float">
            <text:p>0.01630425</text:p>
          </table:table-cell>
          <table:table-cell office:value-type="float" office:value="0.7706962" calcext:value-type="float">
            <text:p>0.7706962</text:p>
          </table:table-cell>
          <table:table-cell office:value-type="float" office:value="370" calcext:value-type="float">
            <text:p>370</text:p>
          </table:table-cell>
          <table:table-cell office:value-type="float" office:value="736.0182" calcext:value-type="float">
            <text:p>736.0182</text:p>
          </table:table-cell>
          <table:table-cell office:value-type="float" office:value="0" calcext:value-type="float">
            <text:p>0</text:p>
          </table:table-cell>
          <table:table-cell office:value-type="float" office:value="312.3275" calcext:value-type="float">
            <text:p>312.3275</text:p>
          </table:table-cell>
          <table:table-cell office:value-type="float" office:value="1089.963" calcext:value-type="float">
            <text:p>1089.963</text:p>
          </table:table-cell>
          <table:table-cell office:value-type="float" office:value="1328.911" calcext:value-type="float">
            <text:p>1328.911</text:p>
          </table:table-cell>
          <table:table-cell office:value-type="float" office:value="1321.603" calcext:value-type="float">
            <text:p>1321.603</text:p>
          </table:table-cell>
          <table:table-cell office:value-type="float" office:value="797.7552" calcext:value-type="float">
            <text:p>797.7552</text:p>
          </table:table-cell>
          <table:table-cell office:value-type="float" office:value="1073.917" calcext:value-type="float">
            <text:p>1073.917</text:p>
          </table:table-cell>
          <table:table-cell office:value-type="float" office:value="421.6148" calcext:value-type="float">
            <text:p>421.6148</text:p>
          </table:table-cell>
          <table:table-cell office:value-type="float" office:value="1883.035" calcext:value-type="float">
            <text:p>1883.035</text:p>
          </table:table-cell>
          <table:table-cell office:value-type="float" office:value="2111.752" calcext:value-type="float">
            <text:p>2111.752</text:p>
          </table:table-cell>
          <table:table-cell office:value-type="float" office:value="1680.807" calcext:value-type="float">
            <text:p>1680.807</text:p>
          </table:table-cell>
          <table:table-cell office:value-type="float" office:value="585.8625" calcext:value-type="float">
            <text:p>585.8625</text:p>
          </table:table-cell>
          <table:table-cell office:value-type="float" office:value="570.9489" calcext:value-type="float">
            <text:p>570.9489</text:p>
          </table:table-cell>
          <table:table-cell office:value-type="float" office:value="142.8658" calcext:value-type="float">
            <text:p>142.8658</text:p>
          </table:table-cell>
          <table:table-cell office:value-type="float" office:value="35.71362" calcext:value-type="float">
            <text:p>35.71362</text:p>
          </table:table-cell>
          <table:table-cell office:value-type="float" office:value="0" calcext:value-type="float">
            <text:p>0</text:p>
          </table:table-cell>
          <table:table-cell office:value-type="float" office:value="-0.09929903" calcext:value-type="float">
            <text:p>-0.09929903</text:p>
          </table:table-cell>
          <table:table-cell office:value-type="float" office:value="0" calcext:value-type="float">
            <text:p>0</text:p>
          </table:table-cell>
          <table:table-cell office:value-type="float" office:value="5.00659" calcext:value-type="float">
            <text:p>5.00659</text:p>
          </table:table-cell>
          <table:table-cell office:value-type="float" office:value="2150.681" calcext:value-type="float">
            <text:p>2150.681</text:p>
          </table:table-cell>
          <table:table-cell office:value-type="float" office:value="-840.463" calcext:value-type="float">
            <text:p>-840.463</text:p>
          </table:table-cell>
          <table:table-cell office:value-type="float" office:value="1310.218" calcext:value-type="float">
            <text:p>1310.218</text:p>
          </table:table-cell>
          <table:table-cell office:value-type="float" office:value="-589.6815" calcext:value-type="float">
            <text:p>-589.6815</text:p>
          </table:table-cell>
          <table:table-cell office:value-type="float" office:value="0" calcext:value-type="float">
            <text:p>0</text:p>
          </table:table-cell>
          <table:table-cell office:value-type="float" office:value="16.51168" calcext:value-type="float">
            <text:p>16.51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1" calcext:value-type="float">
            <text:p>25092001</text:p>
          </table:table-cell>
          <table:table-cell office:value-type="float" office:value="220.6933" calcext:value-type="float">
            <text:p>220.6933</text:p>
          </table:table-cell>
          <table:table-cell office:value-type="float" office:value="13185.93" calcext:value-type="float">
            <text:p>13185.93</text:p>
          </table:table-cell>
          <table:table-cell office:value-type="float" office:value="0" calcext:value-type="float">
            <text:p>0</text:p>
          </table:table-cell>
          <table:table-cell office:value-type="float" office:value="93.55009" calcext:value-type="float">
            <text:p>93.55009</text:p>
          </table:table-cell>
          <table:table-cell office:value-type="float" office:value="-706.2541" calcext:value-type="float">
            <text:p>-706.2541</text:p>
          </table:table-cell>
          <table:table-cell office:value-type="float" office:value="2062.649" calcext:value-type="float">
            <text:p>2062.649</text:p>
          </table:table-cell>
          <table:table-cell office:value-type="float" office:value="-133.1307" calcext:value-type="float">
            <text:p>-133.1307</text:p>
          </table:table-cell>
          <table:table-cell office:value-type="float" office:value="109.6282" calcext:value-type="float">
            <text:p>109.6282</text:p>
          </table:table-cell>
          <table:table-cell office:value-type="float" office:value="49.99654" calcext:value-type="float">
            <text:p>49.99654</text:p>
          </table:table-cell>
          <table:table-cell office:value-type="float" office:value="0.03145009" calcext:value-type="float">
            <text:p>0.03145009</text:p>
          </table:table-cell>
          <table:table-cell office:value-type="float" office:value="1.338919" calcext:value-type="float">
            <text:p>1.338919</text:p>
          </table:table-cell>
          <table:table-cell office:value-type="float" office:value="0.06329142" calcext:value-type="float">
            <text:p>0.06329142</text:p>
          </table:table-cell>
          <table:table-cell office:value-type="float" office:value="0.01630425" calcext:value-type="float">
            <text:p>0.01630425</text:p>
          </table:table-cell>
          <table:table-cell office:value-type="float" office:value="0.7687121" calcext:value-type="float">
            <text:p>0.7687121</text:p>
          </table:table-cell>
          <table:table-cell office:value-type="float" office:value="370" calcext:value-type="float">
            <text:p>370</text:p>
          </table:table-cell>
          <table:table-cell office:value-type="float" office:value="736.2296" calcext:value-type="float">
            <text:p>736.2296</text:p>
          </table:table-cell>
          <table:table-cell office:value-type="float" office:value="0" calcext:value-type="float">
            <text:p>0</text:p>
          </table:table-cell>
          <table:table-cell office:value-type="float" office:value="312.3925" calcext:value-type="float">
            <text:p>312.3925</text:p>
          </table:table-cell>
          <table:table-cell office:value-type="float" office:value="1089.902" calcext:value-type="float">
            <text:p>1089.902</text:p>
          </table:table-cell>
          <table:table-cell office:value-type="float" office:value="1328.808" calcext:value-type="float">
            <text:p>1328.808</text:p>
          </table:table-cell>
          <table:table-cell office:value-type="float" office:value="1321.559" calcext:value-type="float">
            <text:p>1321.559</text:p>
          </table:table-cell>
          <table:table-cell office:value-type="float" office:value="797.7224" calcext:value-type="float">
            <text:p>797.7224</text:p>
          </table:table-cell>
          <table:table-cell office:value-type="float" office:value="1073.858" calcext:value-type="float">
            <text:p>1073.858</text:p>
          </table:table-cell>
          <table:table-cell office:value-type="float" office:value="421.5856" calcext:value-type="float">
            <text:p>421.5856</text:p>
          </table:table-cell>
          <table:table-cell office:value-type="float" office:value="1882.952" calcext:value-type="float">
            <text:p>1882.952</text:p>
          </table:table-cell>
          <table:table-cell office:value-type="float" office:value="2111.681" calcext:value-type="float">
            <text:p>2111.681</text:p>
          </table:table-cell>
          <table:table-cell office:value-type="float" office:value="1680.781" calcext:value-type="float">
            <text:p>1680.781</text:p>
          </table:table-cell>
          <table:table-cell office:value-type="float" office:value="585.8578" calcext:value-type="float">
            <text:p>585.8578</text:p>
          </table:table-cell>
          <table:table-cell office:value-type="float" office:value="570.9434" calcext:value-type="float">
            <text:p>570.9434</text:p>
          </table:table-cell>
          <table:table-cell office:value-type="float" office:value="142.8656" calcext:value-type="float">
            <text:p>142.8656</text:p>
          </table:table-cell>
          <table:table-cell office:value-type="float" office:value="35.71357" calcext:value-type="float">
            <text:p>35.71357</text:p>
          </table:table-cell>
          <table:table-cell office:value-type="float" office:value="0" calcext:value-type="float">
            <text:p>0</text:p>
          </table:table-cell>
          <table:table-cell office:value-type="float" office:value="-0.09930122" calcext:value-type="float">
            <text:p>-0.09930122</text:p>
          </table:table-cell>
          <table:table-cell office:value-type="float" office:value="0" calcext:value-type="float">
            <text:p>0</text:p>
          </table:table-cell>
          <table:table-cell office:value-type="float" office:value="4.946539" calcext:value-type="float">
            <text:p>4.946539</text:p>
          </table:table-cell>
          <table:table-cell office:value-type="float" office:value="2155.883" calcext:value-type="float">
            <text:p>2155.883</text:p>
          </table:table-cell>
          <table:table-cell office:value-type="float" office:value="-844.5494" calcext:value-type="float">
            <text:p>-844.5494</text:p>
          </table:table-cell>
          <table:table-cell office:value-type="float" office:value="1311.333" calcext:value-type="float">
            <text:p>1311.333</text:p>
          </table:table-cell>
          <table:table-cell office:value-type="float" office:value="-590.4528" calcext:value-type="float">
            <text:p>-590.4528</text:p>
          </table:table-cell>
          <table:table-cell office:value-type="float" office:value="0" calcext:value-type="float">
            <text:p>0</text:p>
          </table:table-cell>
          <table:table-cell office:value-type="float" office:value="16.36176" calcext:value-type="float">
            <text:p>16.36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1" calcext:value-type="float">
            <text:p>26092001</text:p>
          </table:table-cell>
          <table:table-cell office:value-type="float" office:value="223.569" calcext:value-type="float">
            <text:p>223.569</text:p>
          </table:table-cell>
          <table:table-cell office:value-type="float" office:value="13185.47" calcext:value-type="float">
            <text:p>13185.47</text:p>
          </table:table-cell>
          <table:table-cell office:value-type="float" office:value="0" calcext:value-type="float">
            <text:p>0</text:p>
          </table:table-cell>
          <table:table-cell office:value-type="float" office:value="96.8305" calcext:value-type="float">
            <text:p>96.8305</text:p>
          </table:table-cell>
          <table:table-cell office:value-type="float" office:value="-707.4399" calcext:value-type="float">
            <text:p>-707.4399</text:p>
          </table:table-cell>
          <table:table-cell office:value-type="float" office:value="2065.453" calcext:value-type="float">
            <text:p>2065.453</text:p>
          </table:table-cell>
          <table:table-cell office:value-type="float" office:value="-133.4005" calcext:value-type="float">
            <text:p>-133.4005</text:p>
          </table:table-cell>
          <table:table-cell office:value-type="float" office:value="109.3663" calcext:value-type="float">
            <text:p>109.3663</text:p>
          </table:table-cell>
          <table:table-cell office:value-type="float" office:value="52.85586" calcext:value-type="float">
            <text:p>52.85586</text:p>
          </table:table-cell>
          <table:table-cell office:value-type="float" office:value="0.03235826" calcext:value-type="float">
            <text:p>0.03235826</text:p>
          </table:table-cell>
          <table:table-cell office:value-type="float" office:value="1.338919" calcext:value-type="float">
            <text:p>1.338919</text:p>
          </table:table-cell>
          <table:table-cell office:value-type="float" office:value="0.06341445" calcext:value-type="float">
            <text:p>0.06341445</text:p>
          </table:table-cell>
          <table:table-cell office:value-type="float" office:value="0.01630425" calcext:value-type="float">
            <text:p>0.01630425</text:p>
          </table:table-cell>
          <table:table-cell office:value-type="float" office:value="0.7667108" calcext:value-type="float">
            <text:p>0.7667108</text:p>
          </table:table-cell>
          <table:table-cell office:value-type="float" office:value="370" calcext:value-type="float">
            <text:p>370</text:p>
          </table:table-cell>
          <table:table-cell office:value-type="float" office:value="735.726" calcext:value-type="float">
            <text:p>735.726</text:p>
          </table:table-cell>
          <table:table-cell office:value-type="float" office:value="0" calcext:value-type="float">
            <text:p>0</text:p>
          </table:table-cell>
          <table:table-cell office:value-type="float" office:value="312.4584" calcext:value-type="float">
            <text:p>312.4584</text:p>
          </table:table-cell>
          <table:table-cell office:value-type="float" office:value="1089.832" calcext:value-type="float">
            <text:p>1089.832</text:p>
          </table:table-cell>
          <table:table-cell office:value-type="float" office:value="1328.712" calcext:value-type="float">
            <text:p>1328.712</text:p>
          </table:table-cell>
          <table:table-cell office:value-type="float" office:value="1321.512" calcext:value-type="float">
            <text:p>1321.512</text:p>
          </table:table-cell>
          <table:table-cell office:value-type="float" office:value="797.6967" calcext:value-type="float">
            <text:p>797.6967</text:p>
          </table:table-cell>
          <table:table-cell office:value-type="float" office:value="1073.801" calcext:value-type="float">
            <text:p>1073.801</text:p>
          </table:table-cell>
          <table:table-cell office:value-type="float" office:value="421.5584" calcext:value-type="float">
            <text:p>421.5584</text:p>
          </table:table-cell>
          <table:table-cell office:value-type="float" office:value="1882.871" calcext:value-type="float">
            <text:p>1882.871</text:p>
          </table:table-cell>
          <table:table-cell office:value-type="float" office:value="2111.622" calcext:value-type="float">
            <text:p>2111.622</text:p>
          </table:table-cell>
          <table:table-cell office:value-type="float" office:value="1680.751" calcext:value-type="float">
            <text:p>1680.751</text:p>
          </table:table-cell>
          <table:table-cell office:value-type="float" office:value="585.8539" calcext:value-type="float">
            <text:p>585.8539</text:p>
          </table:table-cell>
          <table:table-cell office:value-type="float" office:value="570.938" calcext:value-type="float">
            <text:p>570.938</text:p>
          </table:table-cell>
          <table:table-cell office:value-type="float" office:value="142.8653" calcext:value-type="float">
            <text:p>142.8653</text:p>
          </table:table-cell>
          <table:table-cell office:value-type="float" office:value="35.71353" calcext:value-type="float">
            <text:p>35.71353</text:p>
          </table:table-cell>
          <table:table-cell office:value-type="float" office:value="0" calcext:value-type="float">
            <text:p>0</text:p>
          </table:table-cell>
          <table:table-cell office:value-type="float" office:value="-0.09930433" calcext:value-type="float">
            <text:p>-0.09930433</text:p>
          </table:table-cell>
          <table:table-cell office:value-type="float" office:value="0" calcext:value-type="float">
            <text:p>0</text:p>
          </table:table-cell>
          <table:table-cell office:value-type="float" office:value="4.856613" calcext:value-type="float">
            <text:p>4.856613</text:p>
          </table:table-cell>
          <table:table-cell office:value-type="float" office:value="2160.781" calcext:value-type="float">
            <text:p>2160.781</text:p>
          </table:table-cell>
          <table:table-cell office:value-type="float" office:value="-849.046" calcext:value-type="float">
            <text:p>-849.046</text:p>
          </table:table-cell>
          <table:table-cell office:value-type="float" office:value="1311.735" calcext:value-type="float">
            <text:p>1311.735</text:p>
          </table:table-cell>
          <table:table-cell office:value-type="float" office:value="-591.226" calcext:value-type="float">
            <text:p>-591.226</text:p>
          </table:table-cell>
          <table:table-cell office:value-type="float" office:value="0" calcext:value-type="float">
            <text:p>0</text:p>
          </table:table-cell>
          <table:table-cell office:value-type="float" office:value="16.21611" calcext:value-type="float">
            <text:p>16.21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1" calcext:value-type="float">
            <text:p>27092001</text:p>
          </table:table-cell>
          <table:table-cell office:value-type="float" office:value="227.6332" calcext:value-type="float">
            <text:p>227.6332</text:p>
          </table:table-cell>
          <table:table-cell office:value-type="float" office:value="13185" calcext:value-type="float">
            <text:p>13185</text:p>
          </table:table-cell>
          <table:table-cell office:value-type="float" office:value="0" calcext:value-type="float">
            <text:p>0</text:p>
          </table:table-cell>
          <table:table-cell office:value-type="float" office:value="101.3409" calcext:value-type="float">
            <text:p>101.3409</text:p>
          </table:table-cell>
          <table:table-cell office:value-type="float" office:value="-708.6747" calcext:value-type="float">
            <text:p>-708.6747</text:p>
          </table:table-cell>
          <table:table-cell office:value-type="float" office:value="2069.256" calcext:value-type="float">
            <text:p>2069.256</text:p>
          </table:table-cell>
          <table:table-cell office:value-type="float" office:value="-133.6645" calcext:value-type="float">
            <text:p>-133.6645</text:p>
          </table:table-cell>
          <table:table-cell office:value-type="float" office:value="109.0522" calcext:value-type="float">
            <text:p>109.0522</text:p>
          </table:table-cell>
          <table:table-cell office:value-type="float" office:value="56.93658" calcext:value-type="float">
            <text:p>56.93658</text:p>
          </table:table-cell>
          <table:table-cell office:value-type="float" office:value="0.0332819" calcext:value-type="float">
            <text:p>0.0332819</text:p>
          </table:table-cell>
          <table:table-cell office:value-type="float" office:value="1.338919" calcext:value-type="float">
            <text:p>1.338919</text:p>
          </table:table-cell>
          <table:table-cell office:value-type="float" office:value="0.06353747" calcext:value-type="float">
            <text:p>0.06353747</text:p>
          </table:table-cell>
          <table:table-cell office:value-type="float" office:value="0.01630425" calcext:value-type="float">
            <text:p>0.01630425</text:p>
          </table:table-cell>
          <table:table-cell office:value-type="float" office:value="0.7646862" calcext:value-type="float">
            <text:p>0.7646862</text:p>
          </table:table-cell>
          <table:table-cell office:value-type="float" office:value="370" calcext:value-type="float">
            <text:p>370</text:p>
          </table:table-cell>
          <table:table-cell office:value-type="float" office:value="734.2734" calcext:value-type="float">
            <text:p>734.2734</text:p>
          </table:table-cell>
          <table:table-cell office:value-type="float" office:value="0" calcext:value-type="float">
            <text:p>0</text:p>
          </table:table-cell>
          <table:table-cell office:value-type="float" office:value="312.5265" calcext:value-type="float">
            <text:p>312.5265</text:p>
          </table:table-cell>
          <table:table-cell office:value-type="float" office:value="1089.734" calcext:value-type="float">
            <text:p>1089.734</text:p>
          </table:table-cell>
          <table:table-cell office:value-type="float" office:value="1328.598" calcext:value-type="float">
            <text:p>1328.598</text:p>
          </table:table-cell>
          <table:table-cell office:value-type="float" office:value="1321.456" calcext:value-type="float">
            <text:p>1321.456</text:p>
          </table:table-cell>
          <table:table-cell office:value-type="float" office:value="797.6715" calcext:value-type="float">
            <text:p>797.6715</text:p>
          </table:table-cell>
          <table:table-cell office:value-type="float" office:value="1073.739" calcext:value-type="float">
            <text:p>1073.739</text:p>
          </table:table-cell>
          <table:table-cell office:value-type="float" office:value="421.5297" calcext:value-type="float">
            <text:p>421.5297</text:p>
          </table:table-cell>
          <table:table-cell office:value-type="float" office:value="1882.791" calcext:value-type="float">
            <text:p>1882.791</text:p>
          </table:table-cell>
          <table:table-cell office:value-type="float" office:value="2111.562" calcext:value-type="float">
            <text:p>2111.562</text:p>
          </table:table-cell>
          <table:table-cell office:value-type="float" office:value="1680.725" calcext:value-type="float">
            <text:p>1680.725</text:p>
          </table:table-cell>
          <table:table-cell office:value-type="float" office:value="585.8499" calcext:value-type="float">
            <text:p>585.8499</text:p>
          </table:table-cell>
          <table:table-cell office:value-type="float" office:value="570.9319" calcext:value-type="float">
            <text:p>570.9319</text:p>
          </table:table-cell>
          <table:table-cell office:value-type="float" office:value="142.865" calcext:value-type="float">
            <text:p>142.865</text:p>
          </table:table-cell>
          <table:table-cell office:value-type="float" office:value="35.71348" calcext:value-type="float">
            <text:p>35.71348</text:p>
          </table:table-cell>
          <table:table-cell office:value-type="float" office:value="0" calcext:value-type="float">
            <text:p>0</text:p>
          </table:table-cell>
          <table:table-cell office:value-type="float" office:value="-0.09930968" calcext:value-type="float">
            <text:p>-0.09930968</text:p>
          </table:table-cell>
          <table:table-cell office:value-type="float" office:value="0" calcext:value-type="float">
            <text:p>0</text:p>
          </table:table-cell>
          <table:table-cell office:value-type="float" office:value="4.73038" calcext:value-type="float">
            <text:p>4.73038</text:p>
          </table:table-cell>
          <table:table-cell office:value-type="float" office:value="2165.306" calcext:value-type="float">
            <text:p>2165.306</text:p>
          </table:table-cell>
          <table:table-cell office:value-type="float" office:value="-854.056" calcext:value-type="float">
            <text:p>-854.056</text:p>
          </table:table-cell>
          <table:table-cell office:value-type="float" office:value="1311.25" calcext:value-type="float">
            <text:p>1311.25</text:p>
          </table:table-cell>
          <table:table-cell office:value-type="float" office:value="-592.0584" calcext:value-type="float">
            <text:p>-592.0584</text:p>
          </table:table-cell>
          <table:table-cell office:value-type="float" office:value="0" calcext:value-type="float">
            <text:p>0</text:p>
          </table:table-cell>
          <table:table-cell office:value-type="float" office:value="16.07615" calcext:value-type="float">
            <text:p>16.07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1" calcext:value-type="float">
            <text:p>28092001</text:p>
          </table:table-cell>
          <table:table-cell office:value-type="float" office:value="231.794" calcext:value-type="float">
            <text:p>231.794</text:p>
          </table:table-cell>
          <table:table-cell office:value-type="float" office:value="13184.5" calcext:value-type="float">
            <text:p>13184.5</text:p>
          </table:table-cell>
          <table:table-cell office:value-type="float" office:value="0" calcext:value-type="float">
            <text:p>0</text:p>
          </table:table-cell>
          <table:table-cell office:value-type="float" office:value="105.9735" calcext:value-type="float">
            <text:p>105.9735</text:p>
          </table:table-cell>
          <table:table-cell office:value-type="float" office:value="-709.9516" calcext:value-type="float">
            <text:p>-709.9516</text:p>
          </table:table-cell>
          <table:table-cell office:value-type="float" office:value="2072.538" calcext:value-type="float">
            <text:p>2072.538</text:p>
          </table:table-cell>
          <table:table-cell office:value-type="float" office:value="-133.9273" calcext:value-type="float">
            <text:p>-133.9273</text:p>
          </table:table-cell>
          <table:table-cell office:value-type="float" office:value="108.7132" calcext:value-type="float">
            <text:p>108.7132</text:p>
          </table:table-cell>
          <table:table-cell office:value-type="float" office:value="61.15584" calcext:value-type="float">
            <text:p>61.15584</text:p>
          </table:table-cell>
          <table:table-cell office:value-type="float" office:value="0.03423917" calcext:value-type="float">
            <text:p>0.03423917</text:p>
          </table:table-cell>
          <table:table-cell office:value-type="float" office:value="1.338919" calcext:value-type="float">
            <text:p>1.338919</text:p>
          </table:table-cell>
          <table:table-cell office:value-type="float" office:value="0.06366049" calcext:value-type="float">
            <text:p>0.06366049</text:p>
          </table:table-cell>
          <table:table-cell office:value-type="float" office:value="0.01630425" calcext:value-type="float">
            <text:p>0.01630425</text:p>
          </table:table-cell>
          <table:table-cell office:value-type="float" office:value="0.7626331" calcext:value-type="float">
            <text:p>0.7626331</text:p>
          </table:table-cell>
          <table:table-cell office:value-type="float" office:value="370" calcext:value-type="float">
            <text:p>370</text:p>
          </table:table-cell>
          <table:table-cell office:value-type="float" office:value="732.3418" calcext:value-type="float">
            <text:p>732.3418</text:p>
          </table:table-cell>
          <table:table-cell office:value-type="float" office:value="0" calcext:value-type="float">
            <text:p>0</text:p>
          </table:table-cell>
          <table:table-cell office:value-type="float" office:value="312.5966" calcext:value-type="float">
            <text:p>312.5966</text:p>
          </table:table-cell>
          <table:table-cell office:value-type="float" office:value="1089.618" calcext:value-type="float">
            <text:p>1089.618</text:p>
          </table:table-cell>
          <table:table-cell office:value-type="float" office:value="1328.471" calcext:value-type="float">
            <text:p>1328.471</text:p>
          </table:table-cell>
          <table:table-cell office:value-type="float" office:value="1321.384" calcext:value-type="float">
            <text:p>1321.384</text:p>
          </table:table-cell>
          <table:table-cell office:value-type="float" office:value="797.6393" calcext:value-type="float">
            <text:p>797.6393</text:p>
          </table:table-cell>
          <table:table-cell office:value-type="float" office:value="1073.673" calcext:value-type="float">
            <text:p>1073.673</text:p>
          </table:table-cell>
          <table:table-cell office:value-type="float" office:value="421.4991" calcext:value-type="float">
            <text:p>421.4991</text:p>
          </table:table-cell>
          <table:table-cell office:value-type="float" office:value="1882.709" calcext:value-type="float">
            <text:p>1882.709</text:p>
          </table:table-cell>
          <table:table-cell office:value-type="float" office:value="2111.504" calcext:value-type="float">
            <text:p>2111.504</text:p>
          </table:table-cell>
          <table:table-cell office:value-type="float" office:value="1680.692" calcext:value-type="float">
            <text:p>1680.692</text:p>
          </table:table-cell>
          <table:table-cell office:value-type="float" office:value="585.8464" calcext:value-type="float">
            <text:p>585.8464</text:p>
          </table:table-cell>
          <table:table-cell office:value-type="float" office:value="570.9261" calcext:value-type="float">
            <text:p>570.9261</text:p>
          </table:table-cell>
          <table:table-cell office:value-type="float" office:value="142.8647" calcext:value-type="float">
            <text:p>142.8647</text:p>
          </table:table-cell>
          <table:table-cell office:value-type="float" office:value="35.71344" calcext:value-type="float">
            <text:p>35.71344</text:p>
          </table:table-cell>
          <table:table-cell office:value-type="float" office:value="0" calcext:value-type="float">
            <text:p>0</text:p>
          </table:table-cell>
          <table:table-cell office:value-type="float" office:value="-0.09931661" calcext:value-type="float">
            <text:p>-0.09931661</text:p>
          </table:table-cell>
          <table:table-cell office:value-type="float" office:value="0" calcext:value-type="float">
            <text:p>0</text:p>
          </table:table-cell>
          <table:table-cell office:value-type="float" office:value="4.602089" calcext:value-type="float">
            <text:p>4.602089</text:p>
          </table:table-cell>
          <table:table-cell office:value-type="float" office:value="2169.287" calcext:value-type="float">
            <text:p>2169.287</text:p>
          </table:table-cell>
          <table:table-cell office:value-type="float" office:value="-858.9535" calcext:value-type="float">
            <text:p>-858.9535</text:p>
          </table:table-cell>
          <table:table-cell office:value-type="float" office:value="1310.333" calcext:value-type="float">
            <text:p>1310.333</text:p>
          </table:table-cell>
          <table:table-cell office:value-type="float" office:value="-592.9425" calcext:value-type="float">
            <text:p>-592.9425</text:p>
          </table:table-cell>
          <table:table-cell office:value-type="float" office:value="0" calcext:value-type="float">
            <text:p>0</text:p>
          </table:table-cell>
          <table:table-cell office:value-type="float" office:value="15.93782" calcext:value-type="float">
            <text:p>15.93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1" calcext:value-type="float">
            <text:p>29092001</text:p>
          </table:table-cell>
          <table:table-cell office:value-type="float" office:value="235.4166" calcext:value-type="float">
            <text:p>235.4166</text:p>
          </table:table-cell>
          <table:table-cell office:value-type="float" office:value="13184.01" calcext:value-type="float">
            <text:p>13184.01</text:p>
          </table:table-cell>
          <table:table-cell office:value-type="float" office:value="0" calcext:value-type="float">
            <text:p>0</text:p>
          </table:table-cell>
          <table:table-cell office:value-type="float" office:value="110.0453" calcext:value-type="float">
            <text:p>110.0453</text:p>
          </table:table-cell>
          <table:table-cell office:value-type="float" office:value="-711.1983" calcext:value-type="float">
            <text:p>-711.1983</text:p>
          </table:table-cell>
          <table:table-cell office:value-type="float" office:value="2075.723" calcext:value-type="float">
            <text:p>2075.723</text:p>
          </table:table-cell>
          <table:table-cell office:value-type="float" office:value="-134.187" calcext:value-type="float">
            <text:p>-134.187</text:p>
          </table:table-cell>
          <table:table-cell office:value-type="float" office:value="108.3919" calcext:value-type="float">
            <text:p>108.3919</text:p>
          </table:table-cell>
          <table:table-cell office:value-type="float" office:value="64.82543" calcext:value-type="float">
            <text:p>64.82543</text:p>
          </table:table-cell>
          <table:table-cell office:value-type="float" office:value="0.03525395" calcext:value-type="float">
            <text:p>0.03525395</text:p>
          </table:table-cell>
          <table:table-cell office:value-type="float" office:value="1.338919" calcext:value-type="float">
            <text:p>1.338919</text:p>
          </table:table-cell>
          <table:table-cell office:value-type="float" office:value="0.06378352" calcext:value-type="float">
            <text:p>0.06378352</text:p>
          </table:table-cell>
          <table:table-cell office:value-type="float" office:value="0.01630425" calcext:value-type="float">
            <text:p>0.01630425</text:p>
          </table:table-cell>
          <table:table-cell office:value-type="float" office:value="0.7605455" calcext:value-type="float">
            <text:p>0.7605455</text:p>
          </table:table-cell>
          <table:table-cell office:value-type="float" office:value="370" calcext:value-type="float">
            <text:p>370</text:p>
          </table:table-cell>
          <table:table-cell office:value-type="float" office:value="730.5112" calcext:value-type="float">
            <text:p>730.5112</text:p>
          </table:table-cell>
          <table:table-cell office:value-type="float" office:value="0" calcext:value-type="float">
            <text:p>0</text:p>
          </table:table-cell>
          <table:table-cell office:value-type="float" office:value="312.6667" calcext:value-type="float">
            <text:p>312.6667</text:p>
          </table:table-cell>
          <table:table-cell office:value-type="float" office:value="1089.509" calcext:value-type="float">
            <text:p>1089.509</text:p>
          </table:table-cell>
          <table:table-cell office:value-type="float" office:value="1328.351" calcext:value-type="float">
            <text:p>1328.351</text:p>
          </table:table-cell>
          <table:table-cell office:value-type="float" office:value="1321.317" calcext:value-type="float">
            <text:p>1321.317</text:p>
          </table:table-cell>
          <table:table-cell office:value-type="float" office:value="797.6036" calcext:value-type="float">
            <text:p>797.6036</text:p>
          </table:table-cell>
          <table:table-cell office:value-type="float" office:value="1073.606" calcext:value-type="float">
            <text:p>1073.606</text:p>
          </table:table-cell>
          <table:table-cell office:value-type="float" office:value="421.4677" calcext:value-type="float">
            <text:p>421.4677</text:p>
          </table:table-cell>
          <table:table-cell office:value-type="float" office:value="1882.628" calcext:value-type="float">
            <text:p>1882.628</text:p>
          </table:table-cell>
          <table:table-cell office:value-type="float" office:value="2111.445" calcext:value-type="float">
            <text:p>2111.445</text:p>
          </table:table-cell>
          <table:table-cell office:value-type="float" office:value="1680.663" calcext:value-type="float">
            <text:p>1680.663</text:p>
          </table:table-cell>
          <table:table-cell office:value-type="float" office:value="585.843" calcext:value-type="float">
            <text:p>585.843</text:p>
          </table:table-cell>
          <table:table-cell office:value-type="float" office:value="570.9207" calcext:value-type="float">
            <text:p>570.9207</text:p>
          </table:table-cell>
          <table:table-cell office:value-type="float" office:value="142.8645" calcext:value-type="float">
            <text:p>142.8645</text:p>
          </table:table-cell>
          <table:table-cell office:value-type="float" office:value="35.7134" calcext:value-type="float">
            <text:p>35.7134</text:p>
          </table:table-cell>
          <table:table-cell office:value-type="float" office:value="0" calcext:value-type="float">
            <text:p>0</text:p>
          </table:table-cell>
          <table:table-cell office:value-type="float" office:value="-0.09932271" calcext:value-type="float">
            <text:p>-0.09932271</text:p>
          </table:table-cell>
          <table:table-cell office:value-type="float" office:value="0" calcext:value-type="float">
            <text:p>0</text:p>
          </table:table-cell>
          <table:table-cell office:value-type="float" office:value="4.492771" calcext:value-type="float">
            <text:p>4.492771</text:p>
          </table:table-cell>
          <table:table-cell office:value-type="float" office:value="2172.783" calcext:value-type="float">
            <text:p>2172.783</text:p>
          </table:table-cell>
          <table:table-cell office:value-type="float" office:value="-863.2926" calcext:value-type="float">
            <text:p>-863.2926</text:p>
          </table:table-cell>
          <table:table-cell office:value-type="float" office:value="1309.49" calcext:value-type="float">
            <text:p>1309.49</text:p>
          </table:table-cell>
          <table:table-cell office:value-type="float" office:value="-593.7976" calcext:value-type="float">
            <text:p>-593.7976</text:p>
          </table:table-cell>
          <table:table-cell office:value-type="float" office:value="0" calcext:value-type="float">
            <text:p>0</text:p>
          </table:table-cell>
          <table:table-cell office:value-type="float" office:value="15.80174" calcext:value-type="float">
            <text:p>15.80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1" calcext:value-type="float">
            <text:p>30092001</text:p>
          </table:table-cell>
          <table:table-cell office:value-type="float" office:value="240.3672" calcext:value-type="float">
            <text:p>240.3672</text:p>
          </table:table-cell>
          <table:table-cell office:value-type="float" office:value="13183.52" calcext:value-type="float">
            <text:p>13183.52</text:p>
          </table:table-cell>
          <table:table-cell office:value-type="float" office:value="0" calcext:value-type="float">
            <text:p>0</text:p>
          </table:table-cell>
          <table:table-cell office:value-type="float" office:value="115.4406" calcext:value-type="float">
            <text:p>115.4406</text:p>
          </table:table-cell>
          <table:table-cell office:value-type="float" office:value="-712.4311" calcext:value-type="float">
            <text:p>-712.4311</text:p>
          </table:table-cell>
          <table:table-cell office:value-type="float" office:value="2078.499" calcext:value-type="float">
            <text:p>2078.499</text:p>
          </table:table-cell>
          <table:table-cell office:value-type="float" office:value="-134.4407" calcext:value-type="float">
            <text:p>-134.4407</text:p>
          </table:table-cell>
          <table:table-cell office:value-type="float" office:value="108.0652" calcext:value-type="float">
            <text:p>108.0652</text:p>
          </table:table-cell>
          <table:table-cell office:value-type="float" office:value="69.80789" calcext:value-type="float">
            <text:p>69.80789</text:p>
          </table:table-cell>
          <table:table-cell office:value-type="float" office:value="0.03630137" calcext:value-type="float">
            <text:p>0.03630137</text:p>
          </table:table-cell>
          <table:table-cell office:value-type="float" office:value="1.338919" calcext:value-type="float">
            <text:p>1.338919</text:p>
          </table:table-cell>
          <table:table-cell office:value-type="float" office:value="0.06390654" calcext:value-type="float">
            <text:p>0.06390654</text:p>
          </table:table-cell>
          <table:table-cell office:value-type="float" office:value="0.01630425" calcext:value-type="float">
            <text:p>0.01630425</text:p>
          </table:table-cell>
          <table:table-cell office:value-type="float" office:value="0.7584183" calcext:value-type="float">
            <text:p>0.7584183</text:p>
          </table:table-cell>
          <table:table-cell office:value-type="float" office:value="370" calcext:value-type="float">
            <text:p>370</text:p>
          </table:table-cell>
          <table:table-cell office:value-type="float" office:value="728.0065" calcext:value-type="float">
            <text:p>728.0065</text:p>
          </table:table-cell>
          <table:table-cell office:value-type="float" office:value="0" calcext:value-type="float">
            <text:p>0</text:p>
          </table:table-cell>
          <table:table-cell office:value-type="float" office:value="312.7352" calcext:value-type="float">
            <text:p>312.7352</text:p>
          </table:table-cell>
          <table:table-cell office:value-type="float" office:value="1089.405" calcext:value-type="float">
            <text:p>1089.405</text:p>
          </table:table-cell>
          <table:table-cell office:value-type="float" office:value="1328.231" calcext:value-type="float">
            <text:p>1328.231</text:p>
          </table:table-cell>
          <table:table-cell office:value-type="float" office:value="1321.253" calcext:value-type="float">
            <text:p>1321.253</text:p>
          </table:table-cell>
          <table:table-cell office:value-type="float" office:value="797.5692" calcext:value-type="float">
            <text:p>797.5692</text:p>
          </table:table-cell>
          <table:table-cell office:value-type="float" office:value="1073.539" calcext:value-type="float">
            <text:p>1073.539</text:p>
          </table:table-cell>
          <table:table-cell office:value-type="float" office:value="421.4365" calcext:value-type="float">
            <text:p>421.4365</text:p>
          </table:table-cell>
          <table:table-cell office:value-type="float" office:value="1882.546" calcext:value-type="float">
            <text:p>1882.546</text:p>
          </table:table-cell>
          <table:table-cell office:value-type="float" office:value="2111.398" calcext:value-type="float">
            <text:p>2111.398</text:p>
          </table:table-cell>
          <table:table-cell office:value-type="float" office:value="1680.632" calcext:value-type="float">
            <text:p>1680.632</text:p>
          </table:table-cell>
          <table:table-cell office:value-type="float" office:value="585.8398" calcext:value-type="float">
            <text:p>585.8398</text:p>
          </table:table-cell>
          <table:table-cell office:value-type="float" office:value="570.9155" calcext:value-type="float">
            <text:p>570.9155</text:p>
          </table:table-cell>
          <table:table-cell office:value-type="float" office:value="142.8642" calcext:value-type="float">
            <text:p>142.8642</text:p>
          </table:table-cell>
          <table:table-cell office:value-type="float" office:value="35.71336" calcext:value-type="float">
            <text:p>35.71336</text:p>
          </table:table-cell>
          <table:table-cell office:value-type="float" office:value="0" calcext:value-type="float">
            <text:p>0</text:p>
          </table:table-cell>
          <table:table-cell office:value-type="float" office:value="-0.09933014" calcext:value-type="float">
            <text:p>-0.09933014</text:p>
          </table:table-cell>
          <table:table-cell office:value-type="float" office:value="0" calcext:value-type="float">
            <text:p>0</text:p>
          </table:table-cell>
          <table:table-cell office:value-type="float" office:value="4.344117" calcext:value-type="float">
            <text:p>4.344117</text:p>
          </table:table-cell>
          <table:table-cell office:value-type="float" office:value="2175.873" calcext:value-type="float">
            <text:p>2175.873</text:p>
          </table:table-cell>
          <table:table-cell office:value-type="float" office:value="-867.9108" calcext:value-type="float">
            <text:p>-867.9108</text:p>
          </table:table-cell>
          <table:table-cell office:value-type="float" office:value="1307.962" calcext:value-type="float">
            <text:p>1307.962</text:p>
          </table:table-cell>
          <table:table-cell office:value-type="float" office:value="-594.6454" calcext:value-type="float">
            <text:p>-594.6454</text:p>
          </table:table-cell>
          <table:table-cell office:value-type="float" office:value="0" calcext:value-type="float">
            <text:p>0</text:p>
          </table:table-cell>
          <table:table-cell office:value-type="float" office:value="15.66702" calcext:value-type="float">
            <text:p>15.66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1" calcext:value-type="float">
            <text:p>1102001</text:p>
          </table:table-cell>
          <table:table-cell office:value-type="float" office:value="244.5614" calcext:value-type="float">
            <text:p>244.5614</text:p>
          </table:table-cell>
          <table:table-cell office:value-type="float" office:value="13183.01" calcext:value-type="float">
            <text:p>13183.01</text:p>
          </table:table-cell>
          <table:table-cell office:value-type="float" office:value="0" calcext:value-type="float">
            <text:p>0</text:p>
          </table:table-cell>
          <table:table-cell office:value-type="float" office:value="120.1178" calcext:value-type="float">
            <text:p>120.1178</text:p>
          </table:table-cell>
          <table:table-cell office:value-type="float" office:value="-713.7174" calcext:value-type="float">
            <text:p>-713.7174</text:p>
          </table:table-cell>
          <table:table-cell office:value-type="float" office:value="2081.404" calcext:value-type="float">
            <text:p>2081.404</text:p>
          </table:table-cell>
          <table:table-cell office:value-type="float" office:value="-134.692" calcext:value-type="float">
            <text:p>-134.692</text:p>
          </table:table-cell>
          <table:table-cell office:value-type="float" office:value="107.7059" calcext:value-type="float">
            <text:p>107.7059</text:p>
          </table:table-cell>
          <table:table-cell office:value-type="float" office:value="74.07899" calcext:value-type="float">
            <text:p>74.07899</text:p>
          </table:table-cell>
          <table:table-cell office:value-type="float" office:value="0.03735002" calcext:value-type="float">
            <text:p>0.03735002</text:p>
          </table:table-cell>
          <table:table-cell office:value-type="float" office:value="1.338919" calcext:value-type="float">
            <text:p>1.338919</text:p>
          </table:table-cell>
          <table:table-cell office:value-type="float" office:value="0.06402957" calcext:value-type="float">
            <text:p>0.06402957</text:p>
          </table:table-cell>
          <table:table-cell office:value-type="float" office:value="0.01630425" calcext:value-type="float">
            <text:p>0.01630425</text:p>
          </table:table-cell>
          <table:table-cell office:value-type="float" office:value="0.7562469" calcext:value-type="float">
            <text:p>0.7562469</text:p>
          </table:table-cell>
          <table:table-cell office:value-type="float" office:value="370" calcext:value-type="float">
            <text:p>370</text:p>
          </table:table-cell>
          <table:table-cell office:value-type="float" office:value="725.4874" calcext:value-type="float">
            <text:p>725.4874</text:p>
          </table:table-cell>
          <table:table-cell office:value-type="float" office:value="0" calcext:value-type="float">
            <text:p>0</text:p>
          </table:table-cell>
          <table:table-cell office:value-type="float" office:value="312.8053" calcext:value-type="float">
            <text:p>312.8053</text:p>
          </table:table-cell>
          <table:table-cell office:value-type="float" office:value="1089.275" calcext:value-type="float">
            <text:p>1089.275</text:p>
          </table:table-cell>
          <table:table-cell office:value-type="float" office:value="1328.097" calcext:value-type="float">
            <text:p>1328.097</text:p>
          </table:table-cell>
          <table:table-cell office:value-type="float" office:value="1321.172" calcext:value-type="float">
            <text:p>1321.172</text:p>
          </table:table-cell>
          <table:table-cell office:value-type="float" office:value="797.5287" calcext:value-type="float">
            <text:p>797.5287</text:p>
          </table:table-cell>
          <table:table-cell office:value-type="float" office:value="1073.47" calcext:value-type="float">
            <text:p>1073.47</text:p>
          </table:table-cell>
          <table:table-cell office:value-type="float" office:value="421.4044" calcext:value-type="float">
            <text:p>421.4044</text:p>
          </table:table-cell>
          <table:table-cell office:value-type="float" office:value="1882.464" calcext:value-type="float">
            <text:p>1882.464</text:p>
          </table:table-cell>
          <table:table-cell office:value-type="float" office:value="2111.345" calcext:value-type="float">
            <text:p>2111.345</text:p>
          </table:table-cell>
          <table:table-cell office:value-type="float" office:value="1680.605" calcext:value-type="float">
            <text:p>1680.605</text:p>
          </table:table-cell>
          <table:table-cell office:value-type="float" office:value="585.8356" calcext:value-type="float">
            <text:p>585.8356</text:p>
          </table:table-cell>
          <table:table-cell office:value-type="float" office:value="570.9102" calcext:value-type="float">
            <text:p>570.9102</text:p>
          </table:table-cell>
          <table:table-cell office:value-type="float" office:value="142.864" calcext:value-type="float">
            <text:p>142.864</text:p>
          </table:table-cell>
          <table:table-cell office:value-type="float" office:value="35.71331" calcext:value-type="float">
            <text:p>35.71331</text:p>
          </table:table-cell>
          <table:table-cell office:value-type="float" office:value="0" calcext:value-type="float">
            <text:p>0</text:p>
          </table:table-cell>
          <table:table-cell office:value-type="float" office:value="-0.09934028" calcext:value-type="float">
            <text:p>-0.09934028</text:p>
          </table:table-cell>
          <table:table-cell office:value-type="float" office:value="0" calcext:value-type="float">
            <text:p>0</text:p>
          </table:table-cell>
          <table:table-cell office:value-type="float" office:value="4.211329" calcext:value-type="float">
            <text:p>4.211329</text:p>
          </table:table-cell>
          <table:table-cell office:value-type="float" office:value="2178.557" calcext:value-type="float">
            <text:p>2178.557</text:p>
          </table:table-cell>
          <table:table-cell office:value-type="float" office:value="-872.0787" calcext:value-type="float">
            <text:p>-872.0787</text:p>
          </table:table-cell>
          <table:table-cell office:value-type="float" office:value="1306.478" calcext:value-type="float">
            <text:p>1306.478</text:p>
          </table:table-cell>
          <table:table-cell office:value-type="float" office:value="-595.5536" calcext:value-type="float">
            <text:p>-595.5536</text:p>
          </table:table-cell>
          <table:table-cell office:value-type="float" office:value="0" calcext:value-type="float">
            <text:p>0</text:p>
          </table:table-cell>
          <table:table-cell office:value-type="float" office:value="15.53574" calcext:value-type="float">
            <text:p>15.53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1" calcext:value-type="float">
            <text:p>2102001</text:p>
          </table:table-cell>
          <table:table-cell office:value-type="float" office:value="247.3091" calcext:value-type="float">
            <text:p>247.3091</text:p>
          </table:table-cell>
          <table:table-cell office:value-type="float" office:value="13182.47" calcext:value-type="float">
            <text:p>13182.47</text:p>
          </table:table-cell>
          <table:table-cell office:value-type="float" office:value="0" calcext:value-type="float">
            <text:p>0</text:p>
          </table:table-cell>
          <table:table-cell office:value-type="float" office:value="123.3773" calcext:value-type="float">
            <text:p>123.3773</text:p>
          </table:table-cell>
          <table:table-cell office:value-type="float" office:value="-715.0365" calcext:value-type="float">
            <text:p>-715.0365</text:p>
          </table:table-cell>
          <table:table-cell office:value-type="float" office:value="2084.481" calcext:value-type="float">
            <text:p>2084.481</text:p>
          </table:table-cell>
          <table:table-cell office:value-type="float" office:value="-134.9244" calcext:value-type="float">
            <text:p>-134.9244</text:p>
          </table:table-cell>
          <table:table-cell office:value-type="float" office:value="107.329" calcext:value-type="float">
            <text:p>107.329</text:p>
          </table:table-cell>
          <table:table-cell office:value-type="float" office:value="76.87481" calcext:value-type="float">
            <text:p>76.87481</text:p>
          </table:table-cell>
          <table:table-cell office:value-type="float" office:value="0.03840346" calcext:value-type="float">
            <text:p>0.03840346</text:p>
          </table:table-cell>
          <table:table-cell office:value-type="float" office:value="1.338919" calcext:value-type="float">
            <text:p>1.338919</text:p>
          </table:table-cell>
          <table:table-cell office:value-type="float" office:value="0.06411902" calcext:value-type="float">
            <text:p>0.06411902</text:p>
          </table:table-cell>
          <table:table-cell office:value-type="float" office:value="0.01630425" calcext:value-type="float">
            <text:p>0.01630425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723.2338" calcext:value-type="float">
            <text:p>723.2338</text:p>
          </table:table-cell>
          <table:table-cell office:value-type="float" office:value="0" calcext:value-type="float">
            <text:p>0</text:p>
          </table:table-cell>
          <table:table-cell office:value-type="float" office:value="312.948" calcext:value-type="float">
            <text:p>312.948</text:p>
          </table:table-cell>
          <table:table-cell office:value-type="float" office:value="1089.124" calcext:value-type="float">
            <text:p>1089.124</text:p>
          </table:table-cell>
          <table:table-cell office:value-type="float" office:value="1327.948" calcext:value-type="float">
            <text:p>1327.948</text:p>
          </table:table-cell>
          <table:table-cell office:value-type="float" office:value="1321.079" calcext:value-type="float">
            <text:p>1321.079</text:p>
          </table:table-cell>
          <table:table-cell office:value-type="float" office:value="797.4814" calcext:value-type="float">
            <text:p>797.4814</text:p>
          </table:table-cell>
          <table:table-cell office:value-type="float" office:value="1073.398" calcext:value-type="float">
            <text:p>1073.398</text:p>
          </table:table-cell>
          <table:table-cell office:value-type="float" office:value="421.3708" calcext:value-type="float">
            <text:p>421.3708</text:p>
          </table:table-cell>
          <table:table-cell office:value-type="float" office:value="1882.38" calcext:value-type="float">
            <text:p>1882.38</text:p>
          </table:table-cell>
          <table:table-cell office:value-type="float" office:value="2111.286" calcext:value-type="float">
            <text:p>2111.286</text:p>
          </table:table-cell>
          <table:table-cell office:value-type="float" office:value="1680.577" calcext:value-type="float">
            <text:p>1680.577</text:p>
          </table:table-cell>
          <table:table-cell office:value-type="float" office:value="585.8322" calcext:value-type="float">
            <text:p>585.8322</text:p>
          </table:table-cell>
          <table:table-cell office:value-type="float" office:value="570.9045" calcext:value-type="float">
            <text:p>570.9045</text:p>
          </table:table-cell>
          <table:table-cell office:value-type="float" office:value="142.8637" calcext:value-type="float">
            <text:p>142.8637</text:p>
          </table:table-cell>
          <table:table-cell office:value-type="float" office:value="35.71327" calcext:value-type="float">
            <text:p>35.71327</text:p>
          </table:table-cell>
          <table:table-cell office:value-type="float" office:value="0" calcext:value-type="float">
            <text:p>0</text:p>
          </table:table-cell>
          <table:table-cell office:value-type="float" office:value="-0.09935322" calcext:value-type="float">
            <text:p>-0.09935322</text:p>
          </table:table-cell>
          <table:table-cell office:value-type="float" office:value="0" calcext:value-type="float">
            <text:p>0</text:p>
          </table:table-cell>
          <table:table-cell office:value-type="float" office:value="4.119685" calcext:value-type="float">
            <text:p>4.119685</text:p>
          </table:table-cell>
          <table:table-cell office:value-type="float" office:value="2180.74" calcext:value-type="float">
            <text:p>2180.74</text:p>
          </table:table-cell>
          <table:table-cell office:value-type="float" office:value="-875.4283" calcext:value-type="float">
            <text:p>-875.4283</text:p>
          </table:table-cell>
          <table:table-cell office:value-type="float" office:value="1305.312" calcext:value-type="float">
            <text:p>1305.312</text:p>
          </table:table-cell>
          <table:table-cell office:value-type="float" office:value="-596.5099" calcext:value-type="float">
            <text:p>-596.5099</text:p>
          </table:table-cell>
          <table:table-cell office:value-type="float" office:value="0" calcext:value-type="float">
            <text:p>0</text:p>
          </table:table-cell>
          <table:table-cell office:value-type="float" office:value="15.4052" calcext:value-type="float">
            <text:p>15.4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1" calcext:value-type="float">
            <text:p>3102001</text:p>
          </table:table-cell>
          <table:table-cell office:value-type="float" office:value="247.3302" calcext:value-type="float">
            <text:p>247.3302</text:p>
          </table:table-cell>
          <table:table-cell office:value-type="float" office:value="13181.93" calcext:value-type="float">
            <text:p>13181.93</text:p>
          </table:table-cell>
          <table:table-cell office:value-type="float" office:value="0" calcext:value-type="float">
            <text:p>0</text:p>
          </table:table-cell>
          <table:table-cell office:value-type="float" office:value="123.8815" calcext:value-type="float">
            <text:p>123.8815</text:p>
          </table:table-cell>
          <table:table-cell office:value-type="float" office:value="-716.3335" calcext:value-type="float">
            <text:p>-716.3335</text:p>
          </table:table-cell>
          <table:table-cell office:value-type="float" office:value="2088.145" calcext:value-type="float">
            <text:p>2088.145</text:p>
          </table:table-cell>
          <table:table-cell office:value-type="float" office:value="-135.1634" calcext:value-type="float">
            <text:p>-135.1634</text:p>
          </table:table-cell>
          <table:table-cell office:value-type="float" office:value="107.0021" calcext:value-type="float">
            <text:p>107.0021</text:p>
          </table:table-cell>
          <table:table-cell office:value-type="float" office:value="76.96603" calcext:value-type="float">
            <text:p>76.96603</text:p>
          </table:table-cell>
          <table:table-cell office:value-type="float" office:value="0.03949986" calcext:value-type="float">
            <text:p>0.03949986</text:p>
          </table:table-cell>
          <table:table-cell office:value-type="float" office:value="1.338919" calcext:value-type="float">
            <text:p>1.338919</text:p>
          </table:table-cell>
          <table:table-cell office:value-type="float" office:value="0.06411902" calcext:value-type="float">
            <text:p>0.06411902</text:p>
          </table:table-cell>
          <table:table-cell office:value-type="float" office:value="0.01630425" calcext:value-type="float">
            <text:p>0.01630425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721.885" calcext:value-type="float">
            <text:p>721.885</text:p>
          </table:table-cell>
          <table:table-cell office:value-type="float" office:value="0" calcext:value-type="float">
            <text:p>0</text:p>
          </table:table-cell>
          <table:table-cell office:value-type="float" office:value="313.0588" calcext:value-type="float">
            <text:p>313.0588</text:p>
          </table:table-cell>
          <table:table-cell office:value-type="float" office:value="1088.993" calcext:value-type="float">
            <text:p>1088.993</text:p>
          </table:table-cell>
          <table:table-cell office:value-type="float" office:value="1327.808" calcext:value-type="float">
            <text:p>1327.808</text:p>
          </table:table-cell>
          <table:table-cell office:value-type="float" office:value="1320.985" calcext:value-type="float">
            <text:p>1320.985</text:p>
          </table:table-cell>
          <table:table-cell office:value-type="float" office:value="797.4304" calcext:value-type="float">
            <text:p>797.4304</text:p>
          </table:table-cell>
          <table:table-cell office:value-type="float" office:value="1073.323" calcext:value-type="float">
            <text:p>1073.323</text:p>
          </table:table-cell>
          <table:table-cell office:value-type="float" office:value="421.3358" calcext:value-type="float">
            <text:p>421.3358</text:p>
          </table:table-cell>
          <table:table-cell office:value-type="float" office:value="1882.286" calcext:value-type="float">
            <text:p>1882.286</text:p>
          </table:table-cell>
          <table:table-cell office:value-type="float" office:value="2111.227" calcext:value-type="float">
            <text:p>2111.227</text:p>
          </table:table-cell>
          <table:table-cell office:value-type="float" office:value="1680.543" calcext:value-type="float">
            <text:p>1680.543</text:p>
          </table:table-cell>
          <table:table-cell office:value-type="float" office:value="585.8281" calcext:value-type="float">
            <text:p>585.8281</text:p>
          </table:table-cell>
          <table:table-cell office:value-type="float" office:value="570.8993" calcext:value-type="float">
            <text:p>570.8993</text:p>
          </table:table-cell>
          <table:table-cell office:value-type="float" office:value="142.8636" calcext:value-type="float">
            <text:p>142.8636</text:p>
          </table:table-cell>
          <table:table-cell office:value-type="float" office:value="35.71323" calcext:value-type="float">
            <text:p>35.71323</text:p>
          </table:table-cell>
          <table:table-cell office:value-type="float" office:value="0" calcext:value-type="float">
            <text:p>0</text:p>
          </table:table-cell>
          <table:table-cell office:value-type="float" office:value="-0.09936196" calcext:value-type="float">
            <text:p>-0.09936196</text:p>
          </table:table-cell>
          <table:table-cell office:value-type="float" office:value="0" calcext:value-type="float">
            <text:p>0</text:p>
          </table:table-cell>
          <table:table-cell office:value-type="float" office:value="4.11643" calcext:value-type="float">
            <text:p>4.11643</text:p>
          </table:table-cell>
          <table:table-cell office:value-type="float" office:value="2182.482" calcext:value-type="float">
            <text:p>2182.482</text:p>
          </table:table-cell>
          <table:table-cell office:value-type="float" office:value="-877.4639" calcext:value-type="float">
            <text:p>-877.4639</text:p>
          </table:table-cell>
          <table:table-cell office:value-type="float" office:value="1305.018" calcext:value-type="float">
            <text:p>1305.018</text:p>
          </table:table-cell>
          <table:table-cell office:value-type="float" office:value="-597.4368" calcext:value-type="float">
            <text:p>-597.4368</text:p>
          </table:table-cell>
          <table:table-cell office:value-type="float" office:value="0" calcext:value-type="float">
            <text:p>0</text:p>
          </table:table-cell>
          <table:table-cell office:value-type="float" office:value="15.2716" calcext:value-type="float">
            <text:p>15.2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1" calcext:value-type="float">
            <text:p>4102001</text:p>
          </table:table-cell>
          <table:table-cell office:value-type="float" office:value="247.2917" calcext:value-type="float">
            <text:p>247.2917</text:p>
          </table:table-cell>
          <table:table-cell office:value-type="float" office:value="13181.46" calcext:value-type="float">
            <text:p>13181.46</text:p>
          </table:table-cell>
          <table:table-cell office:value-type="float" office:value="0" calcext:value-type="float">
            <text:p>0</text:p>
          </table:table-cell>
          <table:table-cell office:value-type="float" office:value="124.2505" calcext:value-type="float">
            <text:p>124.2505</text:p>
          </table:table-cell>
          <table:table-cell office:value-type="float" office:value="-717.5001" calcext:value-type="float">
            <text:p>-717.5001</text:p>
          </table:table-cell>
          <table:table-cell office:value-type="float" office:value="2090.001" calcext:value-type="float">
            <text:p>2090.001</text:p>
          </table:table-cell>
          <table:table-cell office:value-type="float" office:value="-135.4066" calcext:value-type="float">
            <text:p>-135.4066</text:p>
          </table:table-cell>
          <table:table-cell office:value-type="float" office:value="106.7868" calcext:value-type="float">
            <text:p>106.7868</text:p>
          </table:table-cell>
          <table:table-cell office:value-type="float" office:value="76.93635" calcext:value-type="float">
            <text:p>76.93635</text:p>
          </table:table-cell>
          <table:table-cell office:value-type="float" office:value="0.04072533" calcext:value-type="float">
            <text:p>0.04072533</text:p>
          </table:table-cell>
          <table:table-cell office:value-type="float" office:value="1.338919" calcext:value-type="float">
            <text:p>1.338919</text:p>
          </table:table-cell>
          <table:table-cell office:value-type="float" office:value="0.06411902" calcext:value-type="float">
            <text:p>0.06411902</text:p>
          </table:table-cell>
          <table:table-cell office:value-type="float" office:value="0.01630425" calcext:value-type="float">
            <text:p>0.01630425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719.4885" calcext:value-type="float">
            <text:p>719.4885</text:p>
          </table:table-cell>
          <table:table-cell office:value-type="float" office:value="0" calcext:value-type="float">
            <text:p>0</text:p>
          </table:table-cell>
          <table:table-cell office:value-type="float" office:value="313.1248" calcext:value-type="float">
            <text:p>313.1248</text:p>
          </table:table-cell>
          <table:table-cell office:value-type="float" office:value="1088.933" calcext:value-type="float">
            <text:p>1088.933</text:p>
          </table:table-cell>
          <table:table-cell office:value-type="float" office:value="1327.714" calcext:value-type="float">
            <text:p>1327.714</text:p>
          </table:table-cell>
          <table:table-cell office:value-type="float" office:value="1320.927" calcext:value-type="float">
            <text:p>1320.927</text:p>
          </table:table-cell>
          <table:table-cell office:value-type="float" office:value="797.3928" calcext:value-type="float">
            <text:p>797.3928</text:p>
          </table:table-cell>
          <table:table-cell office:value-type="float" office:value="1073.253" calcext:value-type="float">
            <text:p>1073.253</text:p>
          </table:table-cell>
          <table:table-cell office:value-type="float" office:value="421.3025" calcext:value-type="float">
            <text:p>421.3025</text:p>
          </table:table-cell>
          <table:table-cell office:value-type="float" office:value="1882.194" calcext:value-type="float">
            <text:p>1882.194</text:p>
          </table:table-cell>
          <table:table-cell office:value-type="float" office:value="2111.168" calcext:value-type="float">
            <text:p>2111.168</text:p>
          </table:table-cell>
          <table:table-cell office:value-type="float" office:value="1680.509" calcext:value-type="float">
            <text:p>1680.509</text:p>
          </table:table-cell>
          <table:table-cell office:value-type="float" office:value="585.8246" calcext:value-type="float">
            <text:p>585.8246</text:p>
          </table:table-cell>
          <table:table-cell office:value-type="float" office:value="570.8933" calcext:value-type="float">
            <text:p>570.8933</text:p>
          </table:table-cell>
          <table:table-cell office:value-type="float" office:value="142.8634" calcext:value-type="float">
            <text:p>142.8634</text:p>
          </table:table-cell>
          <table:table-cell office:value-type="float" office:value="35.71319" calcext:value-type="float">
            <text:p>35.71319</text:p>
          </table:table-cell>
          <table:table-cell office:value-type="float" office:value="0" calcext:value-type="float">
            <text:p>0</text:p>
          </table:table-cell>
          <table:table-cell office:value-type="float" office:value="-0.09936529" calcext:value-type="float">
            <text:p>-0.09936529</text:p>
          </table:table-cell>
          <table:table-cell office:value-type="float" office:value="0" calcext:value-type="float">
            <text:p>0</text:p>
          </table:table-cell>
          <table:table-cell office:value-type="float" office:value="4.11643" calcext:value-type="float">
            <text:p>4.11643</text:p>
          </table:table-cell>
          <table:table-cell office:value-type="float" office:value="2182.938" calcext:value-type="float">
            <text:p>2182.938</text:p>
          </table:table-cell>
          <table:table-cell office:value-type="float" office:value="-879.4023" calcext:value-type="float">
            <text:p>-879.4023</text:p>
          </table:table-cell>
          <table:table-cell office:value-type="float" office:value="1303.536" calcext:value-type="float">
            <text:p>1303.536</text:p>
          </table:table-cell>
          <table:table-cell office:value-type="float" office:value="-598.2289" calcext:value-type="float">
            <text:p>-598.2289</text:p>
          </table:table-cell>
          <table:table-cell office:value-type="float" office:value="0" calcext:value-type="float">
            <text:p>0</text:p>
          </table:table-cell>
          <table:table-cell office:value-type="float" office:value="15.13684" calcext:value-type="float">
            <text:p>15.13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1" calcext:value-type="float">
            <text:p>5102001</text:p>
          </table:table-cell>
          <table:table-cell office:value-type="float" office:value="247.2974" calcext:value-type="float">
            <text:p>247.2974</text:p>
          </table:table-cell>
          <table:table-cell office:value-type="float" office:value="13181.04" calcext:value-type="float">
            <text:p>13181.04</text:p>
          </table:table-cell>
          <table:table-cell office:value-type="float" office:value="0" calcext:value-type="float">
            <text:p>0</text:p>
          </table:table-cell>
          <table:table-cell office:value-type="float" office:value="124.6231" calcext:value-type="float">
            <text:p>124.6231</text:p>
          </table:table-cell>
          <table:table-cell office:value-type="float" office:value="-718.5832" calcext:value-type="float">
            <text:p>-718.5832</text:p>
          </table:table-cell>
          <table:table-cell office:value-type="float" office:value="2093.404" calcext:value-type="float">
            <text:p>2093.404</text:p>
          </table:table-cell>
          <table:table-cell office:value-type="float" office:value="-135.6442" calcext:value-type="float">
            <text:p>-135.6442</text:p>
          </table:table-cell>
          <table:table-cell office:value-type="float" office:value="106.6061" calcext:value-type="float">
            <text:p>106.6061</text:p>
          </table:table-cell>
          <table:table-cell office:value-type="float" office:value="76.89415" calcext:value-type="float">
            <text:p>76.89415</text:p>
          </table:table-cell>
          <table:table-cell office:value-type="float" office:value="0.04203595" calcext:value-type="float">
            <text:p>0.04203595</text:p>
          </table:table-cell>
          <table:table-cell office:value-type="float" office:value="1.338919" calcext:value-type="float">
            <text:p>1.338919</text:p>
          </table:table-cell>
          <table:table-cell office:value-type="float" office:value="0.06411902" calcext:value-type="float">
            <text:p>0.06411902</text:p>
          </table:table-cell>
          <table:table-cell office:value-type="float" office:value="0.01630425" calcext:value-type="float">
            <text:p>0.01630425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718.0102" calcext:value-type="float">
            <text:p>718.0102</text:p>
          </table:table-cell>
          <table:table-cell office:value-type="float" office:value="0" calcext:value-type="float">
            <text:p>0</text:p>
          </table:table-cell>
          <table:table-cell office:value-type="float" office:value="313.1832" calcext:value-type="float">
            <text:p>313.1832</text:p>
          </table:table-cell>
          <table:table-cell office:value-type="float" office:value="1088.893" calcext:value-type="float">
            <text:p>1088.893</text:p>
          </table:table-cell>
          <table:table-cell office:value-type="float" office:value="1327.645" calcext:value-type="float">
            <text:p>1327.645</text:p>
          </table:table-cell>
          <table:table-cell office:value-type="float" office:value="1320.891" calcext:value-type="float">
            <text:p>1320.891</text:p>
          </table:table-cell>
          <table:table-cell office:value-type="float" office:value="797.369" calcext:value-type="float">
            <text:p>797.369</text:p>
          </table:table-cell>
          <table:table-cell office:value-type="float" office:value="1073.195" calcext:value-type="float">
            <text:p>1073.195</text:p>
          </table:table-cell>
          <table:table-cell office:value-type="float" office:value="421.2742" calcext:value-type="float">
            <text:p>421.2742</text:p>
          </table:table-cell>
          <table:table-cell office:value-type="float" office:value="1882.113" calcext:value-type="float">
            <text:p>1882.113</text:p>
          </table:table-cell>
          <table:table-cell office:value-type="float" office:value="2111.109" calcext:value-type="float">
            <text:p>2111.109</text:p>
          </table:table-cell>
          <table:table-cell office:value-type="float" office:value="1680.483" calcext:value-type="float">
            <text:p>1680.483</text:p>
          </table:table-cell>
          <table:table-cell office:value-type="float" office:value="585.8207" calcext:value-type="float">
            <text:p>585.8207</text:p>
          </table:table-cell>
          <table:table-cell office:value-type="float" office:value="570.8881" calcext:value-type="float">
            <text:p>570.8881</text:p>
          </table:table-cell>
          <table:table-cell office:value-type="float" office:value="142.8633" calcext:value-type="float">
            <text:p>142.8633</text:p>
          </table:table-cell>
          <table:table-cell office:value-type="float" office:value="35.71315" calcext:value-type="float">
            <text:p>35.71315</text:p>
          </table:table-cell>
          <table:table-cell office:value-type="float" office:value="0" calcext:value-type="float">
            <text:p>0</text:p>
          </table:table-cell>
          <table:table-cell office:value-type="float" office:value="-0.09936687" calcext:value-type="float">
            <text:p>-0.09936687</text:p>
          </table:table-cell>
          <table:table-cell office:value-type="float" office:value="0" calcext:value-type="float">
            <text:p>0</text:p>
          </table:table-cell>
          <table:table-cell office:value-type="float" office:value="4.11643" calcext:value-type="float">
            <text:p>4.11643</text:p>
          </table:table-cell>
          <table:table-cell office:value-type="float" office:value="2184.17" calcext:value-type="float">
            <text:p>2184.17</text:p>
          </table:table-cell>
          <table:table-cell office:value-type="float" office:value="-881.2749" calcext:value-type="float">
            <text:p>-881.2749</text:p>
          </table:table-cell>
          <table:table-cell office:value-type="float" office:value="1302.896" calcext:value-type="float">
            <text:p>1302.896</text:p>
          </table:table-cell>
          <table:table-cell office:value-type="float" office:value="-598.9373" calcext:value-type="float">
            <text:p>-598.9373</text:p>
          </table:table-cell>
          <table:table-cell office:value-type="float" office:value="0" calcext:value-type="float">
            <text:p>0</text:p>
          </table:table-cell>
          <table:table-cell office:value-type="float" office:value="14.99614" calcext:value-type="float">
            <text:p>14.99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1" calcext:value-type="float">
            <text:p>6102001</text:p>
          </table:table-cell>
          <table:table-cell office:value-type="float" office:value="247.374" calcext:value-type="float">
            <text:p>247.374</text:p>
          </table:table-cell>
          <table:table-cell office:value-type="float" office:value="13180.65" calcext:value-type="float">
            <text:p>13180.65</text:p>
          </table:table-cell>
          <table:table-cell office:value-type="float" office:value="0" calcext:value-type="float">
            <text:p>0</text:p>
          </table:table-cell>
          <table:table-cell office:value-type="float" office:value="124.9865" calcext:value-type="float">
            <text:p>124.9865</text:p>
          </table:table-cell>
          <table:table-cell office:value-type="float" office:value="-719.5502" calcext:value-type="float">
            <text:p>-719.5502</text:p>
          </table:table-cell>
          <table:table-cell office:value-type="float" office:value="2095.032" calcext:value-type="float">
            <text:p>2095.032</text:p>
          </table:table-cell>
          <table:table-cell office:value-type="float" office:value="-135.8799" calcext:value-type="float">
            <text:p>-135.8799</text:p>
          </table:table-cell>
          <table:table-cell office:value-type="float" office:value="106.3983" calcext:value-type="float">
            <text:p>106.3983</text:p>
          </table:table-cell>
          <table:table-cell office:value-type="float" office:value="76.88685" calcext:value-type="float">
            <text:p>76.88685</text:p>
          </table:table-cell>
          <table:table-cell office:value-type="float" office:value="0.04327585" calcext:value-type="float">
            <text:p>0.04327585</text:p>
          </table:table-cell>
          <table:table-cell office:value-type="float" office:value="1.338919" calcext:value-type="float">
            <text:p>1.338919</text:p>
          </table:table-cell>
          <table:table-cell office:value-type="float" office:value="0.06411902" calcext:value-type="float">
            <text:p>0.06411902</text:p>
          </table:table-cell>
          <table:table-cell office:value-type="float" office:value="0.01630425" calcext:value-type="float">
            <text:p>0.01630425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716.3127" calcext:value-type="float">
            <text:p>716.3127</text:p>
          </table:table-cell>
          <table:table-cell office:value-type="float" office:value="0" calcext:value-type="float">
            <text:p>0</text:p>
          </table:table-cell>
          <table:table-cell office:value-type="float" office:value="313.2425" calcext:value-type="float">
            <text:p>313.2425</text:p>
          </table:table-cell>
          <table:table-cell office:value-type="float" office:value="1088.866" calcext:value-type="float">
            <text:p>1088.866</text:p>
          </table:table-cell>
          <table:table-cell office:value-type="float" office:value="1327.594" calcext:value-type="float">
            <text:p>1327.594</text:p>
          </table:table-cell>
          <table:table-cell office:value-type="float" office:value="1320.868" calcext:value-type="float">
            <text:p>1320.868</text:p>
          </table:table-cell>
          <table:table-cell office:value-type="float" office:value="797.3543" calcext:value-type="float">
            <text:p>797.3543</text:p>
          </table:table-cell>
          <table:table-cell office:value-type="float" office:value="1073.146" calcext:value-type="float">
            <text:p>1073.146</text:p>
          </table:table-cell>
          <table:table-cell office:value-type="float" office:value="421.2497" calcext:value-type="float">
            <text:p>421.2497</text:p>
          </table:table-cell>
          <table:table-cell office:value-type="float" office:value="1882.034" calcext:value-type="float">
            <text:p>1882.034</text:p>
          </table:table-cell>
          <table:table-cell office:value-type="float" office:value="2111.05" calcext:value-type="float">
            <text:p>2111.05</text:p>
          </table:table-cell>
          <table:table-cell office:value-type="float" office:value="1680.454" calcext:value-type="float">
            <text:p>1680.454</text:p>
          </table:table-cell>
          <table:table-cell office:value-type="float" office:value="585.8162" calcext:value-type="float">
            <text:p>585.8162</text:p>
          </table:table-cell>
          <table:table-cell office:value-type="float" office:value="570.8824" calcext:value-type="float">
            <text:p>570.8824</text:p>
          </table:table-cell>
          <table:table-cell office:value-type="float" office:value="142.8632" calcext:value-type="float">
            <text:p>142.8632</text:p>
          </table:table-cell>
          <table:table-cell office:value-type="float" office:value="35.71311" calcext:value-type="float">
            <text:p>35.71311</text:p>
          </table:table-cell>
          <table:table-cell office:value-type="float" office:value="0" calcext:value-type="float">
            <text:p>0</text:p>
          </table:table-cell>
          <table:table-cell office:value-type="float" office:value="-0.0993695" calcext:value-type="float">
            <text:p>-0.0993695</text:p>
          </table:table-cell>
          <table:table-cell office:value-type="float" office:value="0" calcext:value-type="float">
            <text:p>0</text:p>
          </table:table-cell>
          <table:table-cell office:value-type="float" office:value="4.11643" calcext:value-type="float">
            <text:p>4.11643</text:p>
          </table:table-cell>
          <table:table-cell office:value-type="float" office:value="2185.014" calcext:value-type="float">
            <text:p>2185.014</text:p>
          </table:table-cell>
          <table:table-cell office:value-type="float" office:value="-883.0861" calcext:value-type="float">
            <text:p>-883.0861</text:p>
          </table:table-cell>
          <table:table-cell office:value-type="float" office:value="1301.928" calcext:value-type="float">
            <text:p>1301.928</text:p>
          </table:table-cell>
          <table:table-cell office:value-type="float" office:value="-599.5351" calcext:value-type="float">
            <text:p>-599.5351</text:p>
          </table:table-cell>
          <table:table-cell office:value-type="float" office:value="0" calcext:value-type="float">
            <text:p>0</text:p>
          </table:table-cell>
          <table:table-cell office:value-type="float" office:value="14.85833" calcext:value-type="float">
            <text:p>14.85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1" calcext:value-type="float">
            <text:p>7102001</text:p>
          </table:table-cell>
          <table:table-cell office:value-type="float" office:value="247.4075" calcext:value-type="float">
            <text:p>247.4075</text:p>
          </table:table-cell>
          <table:table-cell office:value-type="float" office:value="13180.24" calcext:value-type="float">
            <text:p>13180.24</text:p>
          </table:table-cell>
          <table:table-cell office:value-type="float" office:value="0" calcext:value-type="float">
            <text:p>0</text:p>
          </table:table-cell>
          <table:table-cell office:value-type="float" office:value="125.3458" calcext:value-type="float">
            <text:p>125.3458</text:p>
          </table:table-cell>
          <table:table-cell office:value-type="float" office:value="-720.5629" calcext:value-type="float">
            <text:p>-720.5629</text:p>
          </table:table-cell>
          <table:table-cell office:value-type="float" office:value="2097.651" calcext:value-type="float">
            <text:p>2097.651</text:p>
          </table:table-cell>
          <table:table-cell office:value-type="float" office:value="-136.1128" calcext:value-type="float">
            <text:p>-136.1128</text:p>
          </table:table-cell>
          <table:table-cell office:value-type="float" office:value="106.1593" calcext:value-type="float">
            <text:p>106.1593</text:p>
          </table:table-cell>
          <table:table-cell office:value-type="float" office:value="76.87774" calcext:value-type="float">
            <text:p>76.87774</text:p>
          </table:table-cell>
          <table:table-cell office:value-type="float" office:value="0.04447501" calcext:value-type="float">
            <text:p>0.04447501</text:p>
          </table:table-cell>
          <table:table-cell office:value-type="float" office:value="1.338919" calcext:value-type="float">
            <text:p>1.338919</text:p>
          </table:table-cell>
          <table:table-cell office:value-type="float" office:value="0.06411902" calcext:value-type="float">
            <text:p>0.06411902</text:p>
          </table:table-cell>
          <table:table-cell office:value-type="float" office:value="0.01630425" calcext:value-type="float">
            <text:p>0.01630425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714.313" calcext:value-type="float">
            <text:p>714.313</text:p>
          </table:table-cell>
          <table:table-cell office:value-type="float" office:value="0" calcext:value-type="float">
            <text:p>0</text:p>
          </table:table-cell>
          <table:table-cell office:value-type="float" office:value="313.3047" calcext:value-type="float">
            <text:p>313.3047</text:p>
          </table:table-cell>
          <table:table-cell office:value-type="float" office:value="1088.812" calcext:value-type="float">
            <text:p>1088.812</text:p>
          </table:table-cell>
          <table:table-cell office:value-type="float" office:value="1327.522" calcext:value-type="float">
            <text:p>1327.522</text:p>
          </table:table-cell>
          <table:table-cell office:value-type="float" office:value="1320.834" calcext:value-type="float">
            <text:p>1320.834</text:p>
          </table:table-cell>
          <table:table-cell office:value-type="float" office:value="797.335" calcext:value-type="float">
            <text:p>797.335</text:p>
          </table:table-cell>
          <table:table-cell office:value-type="float" office:value="1073.096" calcext:value-type="float">
            <text:p>1073.096</text:p>
          </table:table-cell>
          <table:table-cell office:value-type="float" office:value="421.2256" calcext:value-type="float">
            <text:p>421.2256</text:p>
          </table:table-cell>
          <table:table-cell office:value-type="float" office:value="1881.958" calcext:value-type="float">
            <text:p>1881.958</text:p>
          </table:table-cell>
          <table:table-cell office:value-type="float" office:value="2110.993" calcext:value-type="float">
            <text:p>2110.993</text:p>
          </table:table-cell>
          <table:table-cell office:value-type="float" office:value="1680.427" calcext:value-type="float">
            <text:p>1680.427</text:p>
          </table:table-cell>
          <table:table-cell office:value-type="float" office:value="585.8113" calcext:value-type="float">
            <text:p>585.8113</text:p>
          </table:table-cell>
          <table:table-cell office:value-type="float" office:value="570.8771" calcext:value-type="float">
            <text:p>570.8771</text:p>
          </table:table-cell>
          <table:table-cell office:value-type="float" office:value="142.863" calcext:value-type="float">
            <text:p>142.863</text:p>
          </table:table-cell>
          <table:table-cell office:value-type="float" office:value="35.71307" calcext:value-type="float">
            <text:p>35.71307</text:p>
          </table:table-cell>
          <table:table-cell office:value-type="float" office:value="0" calcext:value-type="float">
            <text:p>0</text:p>
          </table:table-cell>
          <table:table-cell office:value-type="float" office:value="-0.0993727" calcext:value-type="float">
            <text:p>-0.0993727</text:p>
          </table:table-cell>
          <table:table-cell office:value-type="float" office:value="0" calcext:value-type="float">
            <text:p>0</text:p>
          </table:table-cell>
          <table:table-cell office:value-type="float" office:value="4.11643" calcext:value-type="float">
            <text:p>4.11643</text:p>
          </table:table-cell>
          <table:table-cell office:value-type="float" office:value="2185.543" calcext:value-type="float">
            <text:p>2185.543</text:p>
          </table:table-cell>
          <table:table-cell office:value-type="float" office:value="-884.8362" calcext:value-type="float">
            <text:p>-884.8362</text:p>
          </table:table-cell>
          <table:table-cell office:value-type="float" office:value="1300.707" calcext:value-type="float">
            <text:p>1300.707</text:p>
          </table:table-cell>
          <table:table-cell office:value-type="float" office:value="-600.1833" calcext:value-type="float">
            <text:p>-600.1833</text:p>
          </table:table-cell>
          <table:table-cell office:value-type="float" office:value="0" calcext:value-type="float">
            <text:p>0</text:p>
          </table:table-cell>
          <table:table-cell office:value-type="float" office:value="14.72599" calcext:value-type="float">
            <text:p>14.72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1" calcext:value-type="float">
            <text:p>8102001</text:p>
          </table:table-cell>
          <table:table-cell office:value-type="float" office:value="247.3837" calcext:value-type="float">
            <text:p>247.3837</text:p>
          </table:table-cell>
          <table:table-cell office:value-type="float" office:value="13179.8" calcext:value-type="float">
            <text:p>13179.8</text:p>
          </table:table-cell>
          <table:table-cell office:value-type="float" office:value="0" calcext:value-type="float">
            <text:p>0</text:p>
          </table:table-cell>
          <table:table-cell office:value-type="float" office:value="125.6994" calcext:value-type="float">
            <text:p>125.6994</text:p>
          </table:table-cell>
          <table:table-cell office:value-type="float" office:value="-721.65" calcext:value-type="float">
            <text:p>-721.65</text:p>
          </table:table-cell>
          <table:table-cell office:value-type="float" office:value="2099.874" calcext:value-type="float">
            <text:p>2099.874</text:p>
          </table:table-cell>
          <table:table-cell office:value-type="float" office:value="-136.3433" calcext:value-type="float">
            <text:p>-136.3433</text:p>
          </table:table-cell>
          <table:table-cell office:value-type="float" office:value="105.8861" calcext:value-type="float">
            <text:p>105.8861</text:p>
          </table:table-cell>
          <table:table-cell office:value-type="float" office:value="76.87012" calcext:value-type="float">
            <text:p>76.87012</text:p>
          </table:table-cell>
          <table:table-cell office:value-type="float" office:value="0.04559937" calcext:value-type="float">
            <text:p>0.04559937</text:p>
          </table:table-cell>
          <table:table-cell office:value-type="float" office:value="1.338919" calcext:value-type="float">
            <text:p>1.338919</text:p>
          </table:table-cell>
          <table:table-cell office:value-type="float" office:value="0.06411902" calcext:value-type="float">
            <text:p>0.06411902</text:p>
          </table:table-cell>
          <table:table-cell office:value-type="float" office:value="0.01630425" calcext:value-type="float">
            <text:p>0.01630425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712.0341" calcext:value-type="float">
            <text:p>712.0341</text:p>
          </table:table-cell>
          <table:table-cell office:value-type="float" office:value="0" calcext:value-type="float">
            <text:p>0</text:p>
          </table:table-cell>
          <table:table-cell office:value-type="float" office:value="313.3712" calcext:value-type="float">
            <text:p>313.3712</text:p>
          </table:table-cell>
          <table:table-cell office:value-type="float" office:value="1088.724" calcext:value-type="float">
            <text:p>1088.724</text:p>
          </table:table-cell>
          <table:table-cell office:value-type="float" office:value="1327.417" calcext:value-type="float">
            <text:p>1327.417</text:p>
          </table:table-cell>
          <table:table-cell office:value-type="float" office:value="1320.781" calcext:value-type="float">
            <text:p>1320.781</text:p>
          </table:table-cell>
          <table:table-cell office:value-type="float" office:value="797.3063" calcext:value-type="float">
            <text:p>797.3063</text:p>
          </table:table-cell>
          <table:table-cell office:value-type="float" office:value="1073.039" calcext:value-type="float">
            <text:p>1073.039</text:p>
          </table:table-cell>
          <table:table-cell office:value-type="float" office:value="421.2001" calcext:value-type="float">
            <text:p>421.2001</text:p>
          </table:table-cell>
          <table:table-cell office:value-type="float" office:value="1881.882" calcext:value-type="float">
            <text:p>1881.882</text:p>
          </table:table-cell>
          <table:table-cell office:value-type="float" office:value="2110.936" calcext:value-type="float">
            <text:p>2110.936</text:p>
          </table:table-cell>
          <table:table-cell office:value-type="float" office:value="1680.4" calcext:value-type="float">
            <text:p>1680.4</text:p>
          </table:table-cell>
          <table:table-cell office:value-type="float" office:value="585.807" calcext:value-type="float">
            <text:p>585.807</text:p>
          </table:table-cell>
          <table:table-cell office:value-type="float" office:value="570.8715" calcext:value-type="float">
            <text:p>570.8715</text:p>
          </table:table-cell>
          <table:table-cell office:value-type="float" office:value="142.8629" calcext:value-type="float">
            <text:p>142.8629</text:p>
          </table:table-cell>
          <table:table-cell office:value-type="float" office:value="35.71303" calcext:value-type="float">
            <text:p>35.71303</text:p>
          </table:table-cell>
          <table:table-cell office:value-type="float" office:value="0" calcext:value-type="float">
            <text:p>0</text:p>
          </table:table-cell>
          <table:table-cell office:value-type="float" office:value="-0.09937765" calcext:value-type="float">
            <text:p>-0.09937765</text:p>
          </table:table-cell>
          <table:table-cell office:value-type="float" office:value="0" calcext:value-type="float">
            <text:p>0</text:p>
          </table:table-cell>
          <table:table-cell office:value-type="float" office:value="4.11643" calcext:value-type="float">
            <text:p>4.11643</text:p>
          </table:table-cell>
          <table:table-cell office:value-type="float" office:value="2185.809" calcext:value-type="float">
            <text:p>2185.809</text:p>
          </table:table-cell>
          <table:table-cell office:value-type="float" office:value="-886.532" calcext:value-type="float">
            <text:p>-886.532</text:p>
          </table:table-cell>
          <table:table-cell office:value-type="float" office:value="1299.277" calcext:value-type="float">
            <text:p>1299.277</text:p>
          </table:table-cell>
          <table:table-cell office:value-type="float" office:value="-600.9108" calcext:value-type="float">
            <text:p>-600.9108</text:p>
          </table:table-cell>
          <table:table-cell office:value-type="float" office:value="0" calcext:value-type="float">
            <text:p>0</text:p>
          </table:table-cell>
          <table:table-cell office:value-type="float" office:value="14.59943" calcext:value-type="float">
            <text:p>14.59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1" calcext:value-type="float">
            <text:p>9102001</text:p>
          </table:table-cell>
          <table:table-cell office:value-type="float" office:value="247.1571" calcext:value-type="float">
            <text:p>247.1571</text:p>
          </table:table-cell>
          <table:table-cell office:value-type="float" office:value="13179.34" calcext:value-type="float">
            <text:p>13179.34</text:p>
          </table:table-cell>
          <table:table-cell office:value-type="float" office:value="0" calcext:value-type="float">
            <text:p>0</text:p>
          </table:table-cell>
          <table:table-cell office:value-type="float" office:value="126.0475" calcext:value-type="float">
            <text:p>126.0475</text:p>
          </table:table-cell>
          <table:table-cell office:value-type="float" office:value="-722.8174" calcext:value-type="float">
            <text:p>-722.8174</text:p>
          </table:table-cell>
          <table:table-cell office:value-type="float" office:value="2099.013" calcext:value-type="float">
            <text:p>2099.013</text:p>
          </table:table-cell>
          <table:table-cell office:value-type="float" office:value="-136.5715" calcext:value-type="float">
            <text:p>-136.5715</text:p>
          </table:table-cell>
          <table:table-cell office:value-type="float" office:value="105.7757" calcext:value-type="float">
            <text:p>105.7757</text:p>
          </table:table-cell>
          <table:table-cell office:value-type="float" office:value="76.73774" calcext:value-type="float">
            <text:p>76.73774</text:p>
          </table:table-cell>
          <table:table-cell office:value-type="float" office:value="0.04653492" calcext:value-type="float">
            <text:p>0.04653492</text:p>
          </table:table-cell>
          <table:table-cell office:value-type="float" office:value="1.339593" calcext:value-type="float">
            <text:p>1.339593</text:p>
          </table:table-cell>
          <table:table-cell office:value-type="float" office:value="0.06415791" calcext:value-type="float">
            <text:p>0.06415791</text:p>
          </table:table-cell>
          <table:table-cell office:value-type="float" office:value="0.0164404" calcext:value-type="float">
            <text:p>0.016440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709.5494" calcext:value-type="float">
            <text:p>709.5494</text:p>
          </table:table-cell>
          <table:table-cell office:value-type="float" office:value="0" calcext:value-type="float">
            <text:p>0</text:p>
          </table:table-cell>
          <table:table-cell office:value-type="float" office:value="313.4042" calcext:value-type="float">
            <text:p>313.4042</text:p>
          </table:table-cell>
          <table:table-cell office:value-type="float" office:value="1088.624" calcext:value-type="float">
            <text:p>1088.624</text:p>
          </table:table-cell>
          <table:table-cell office:value-type="float" office:value="1327.298" calcext:value-type="float">
            <text:p>1327.298</text:p>
          </table:table-cell>
          <table:table-cell office:value-type="float" office:value="1320.716" calcext:value-type="float">
            <text:p>1320.716</text:p>
          </table:table-cell>
          <table:table-cell office:value-type="float" office:value="797.2713" calcext:value-type="float">
            <text:p>797.2713</text:p>
          </table:table-cell>
          <table:table-cell office:value-type="float" office:value="1072.974" calcext:value-type="float">
            <text:p>1072.974</text:p>
          </table:table-cell>
          <table:table-cell office:value-type="float" office:value="421.1732" calcext:value-type="float">
            <text:p>421.1732</text:p>
          </table:table-cell>
          <table:table-cell office:value-type="float" office:value="1881.806" calcext:value-type="float">
            <text:p>1881.806</text:p>
          </table:table-cell>
          <table:table-cell office:value-type="float" office:value="2110.88" calcext:value-type="float">
            <text:p>2110.88</text:p>
          </table:table-cell>
          <table:table-cell office:value-type="float" office:value="1680.373" calcext:value-type="float">
            <text:p>1680.373</text:p>
          </table:table-cell>
          <table:table-cell office:value-type="float" office:value="585.8027" calcext:value-type="float">
            <text:p>585.8027</text:p>
          </table:table-cell>
          <table:table-cell office:value-type="float" office:value="570.8658" calcext:value-type="float">
            <text:p>570.8658</text:p>
          </table:table-cell>
          <table:table-cell office:value-type="float" office:value="142.8628" calcext:value-type="float">
            <text:p>142.8628</text:p>
          </table:table-cell>
          <table:table-cell office:value-type="float" office:value="35.71299" calcext:value-type="float">
            <text:p>35.71299</text:p>
          </table:table-cell>
          <table:table-cell office:value-type="float" office:value="0" calcext:value-type="float">
            <text:p>0</text:p>
          </table:table-cell>
          <table:table-cell office:value-type="float" office:value="-0.09938232" calcext:value-type="float">
            <text:p>-0.09938232</text:p>
          </table:table-cell>
          <table:table-cell office:value-type="float" office:value="0" calcext:value-type="float">
            <text:p>0</text:p>
          </table:table-cell>
          <table:table-cell office:value-type="float" office:value="4.11643" calcext:value-type="float">
            <text:p>4.11643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888.1658" calcext:value-type="float">
            <text:p>-888.1658</text:p>
          </table:table-cell>
          <table:table-cell office:value-type="float" office:value="1297.722" calcext:value-type="float">
            <text:p>1297.722</text:p>
          </table:table-cell>
          <table:table-cell office:value-type="float" office:value="-601.8417" calcext:value-type="float">
            <text:p>-601.8417</text:p>
          </table:table-cell>
          <table:table-cell office:value-type="float" office:value="0" calcext:value-type="float">
            <text:p>0</text:p>
          </table:table-cell>
          <table:table-cell office:value-type="float" office:value="14.59671" calcext:value-type="float">
            <text:p>14.59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1" calcext:value-type="float">
            <text:p>10102001</text:p>
          </table:table-cell>
          <table:table-cell office:value-type="float" office:value="246.8915" calcext:value-type="float">
            <text:p>246.8915</text:p>
          </table:table-cell>
          <table:table-cell office:value-type="float" office:value="13178.88" calcext:value-type="float">
            <text:p>13178.88</text:p>
          </table:table-cell>
          <table:table-cell office:value-type="float" office:value="0" calcext:value-type="float">
            <text:p>0</text:p>
          </table:table-cell>
          <table:table-cell office:value-type="float" office:value="126.397" calcext:value-type="float">
            <text:p>126.397</text:p>
          </table:table-cell>
          <table:table-cell office:value-type="float" office:value="-723.8031" calcext:value-type="float">
            <text:p>-723.8031</text:p>
          </table:table-cell>
          <table:table-cell office:value-type="float" office:value="2100.157" calcext:value-type="float">
            <text:p>2100.157</text:p>
          </table:table-cell>
          <table:table-cell office:value-type="float" office:value="-136.7962" calcext:value-type="float">
            <text:p>-136.7962</text:p>
          </table:table-cell>
          <table:table-cell office:value-type="float" office:value="105.7404" calcext:value-type="float">
            <text:p>105.7404</text:p>
          </table:table-cell>
          <table:table-cell office:value-type="float" office:value="76.61317" calcext:value-type="float">
            <text:p>76.61317</text:p>
          </table:table-cell>
          <table:table-cell office:value-type="float" office:value="0.04693521" calcext:value-type="float">
            <text:p>0.04693521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847" calcext:value-type="float">
            <text:p>0.0641847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707.2287" calcext:value-type="float">
            <text:p>707.2287</text:p>
          </table:table-cell>
          <table:table-cell office:value-type="float" office:value="0" calcext:value-type="float">
            <text:p>0</text:p>
          </table:table-cell>
          <table:table-cell office:value-type="float" office:value="313.4344" calcext:value-type="float">
            <text:p>313.4344</text:p>
          </table:table-cell>
          <table:table-cell office:value-type="float" office:value="1088.475" calcext:value-type="float">
            <text:p>1088.475</text:p>
          </table:table-cell>
          <table:table-cell office:value-type="float" office:value="1327.185" calcext:value-type="float">
            <text:p>1327.185</text:p>
          </table:table-cell>
          <table:table-cell office:value-type="float" office:value="1320.645" calcext:value-type="float">
            <text:p>1320.645</text:p>
          </table:table-cell>
          <table:table-cell office:value-type="float" office:value="797.2343" calcext:value-type="float">
            <text:p>797.2343</text:p>
          </table:table-cell>
          <table:table-cell office:value-type="float" office:value="1072.907" calcext:value-type="float">
            <text:p>1072.907</text:p>
          </table:table-cell>
          <table:table-cell office:value-type="float" office:value="421.1418" calcext:value-type="float">
            <text:p>421.1418</text:p>
          </table:table-cell>
          <table:table-cell office:value-type="float" office:value="1881.728" calcext:value-type="float">
            <text:p>1881.728</text:p>
          </table:table-cell>
          <table:table-cell office:value-type="float" office:value="2110.83" calcext:value-type="float">
            <text:p>2110.83</text:p>
          </table:table-cell>
          <table:table-cell office:value-type="float" office:value="1680.346" calcext:value-type="float">
            <text:p>1680.346</text:p>
          </table:table-cell>
          <table:table-cell office:value-type="float" office:value="585.7982" calcext:value-type="float">
            <text:p>585.7982</text:p>
          </table:table-cell>
          <table:table-cell office:value-type="float" office:value="570.8602" calcext:value-type="float">
            <text:p>570.8602</text:p>
          </table:table-cell>
          <table:table-cell office:value-type="float" office:value="142.8626" calcext:value-type="float">
            <text:p>142.8626</text:p>
          </table:table-cell>
          <table:table-cell office:value-type="float" office:value="35.71295" calcext:value-type="float">
            <text:p>35.71295</text:p>
          </table:table-cell>
          <table:table-cell office:value-type="float" office:value="0" calcext:value-type="float">
            <text:p>0</text:p>
          </table:table-cell>
          <table:table-cell office:value-type="float" office:value="-0.09939399" calcext:value-type="float">
            <text:p>-0.09939399</text:p>
          </table:table-cell>
          <table:table-cell office:value-type="float" office:value="0" calcext:value-type="float">
            <text:p>0</text:p>
          </table:table-cell>
          <table:table-cell office:value-type="float" office:value="4.11643" calcext:value-type="float">
            <text:p>4.11643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889.7399" calcext:value-type="float">
            <text:p>-889.7399</text:p>
          </table:table-cell>
          <table:table-cell office:value-type="float" office:value="1296.148" calcext:value-type="float">
            <text:p>1296.148</text:p>
          </table:table-cell>
          <table:table-cell office:value-type="float" office:value="-602.8174" calcext:value-type="float">
            <text:p>-602.8174</text:p>
          </table:table-cell>
          <table:table-cell office:value-type="float" office:value="0" calcext:value-type="float">
            <text:p>0</text:p>
          </table:table-cell>
          <table:table-cell office:value-type="float" office:value="14.81335" calcext:value-type="float">
            <text:p>14.81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1" calcext:value-type="float">
            <text:p>11102001</text:p>
          </table:table-cell>
          <table:table-cell office:value-type="float" office:value="246.6993" calcext:value-type="float">
            <text:p>246.6993</text:p>
          </table:table-cell>
          <table:table-cell office:value-type="float" office:value="13178.46" calcext:value-type="float">
            <text:p>13178.46</text:p>
          </table:table-cell>
          <table:table-cell office:value-type="float" office:value="0" calcext:value-type="float">
            <text:p>0</text:p>
          </table:table-cell>
          <table:table-cell office:value-type="float" office:value="126.7401" calcext:value-type="float">
            <text:p>126.7401</text:p>
          </table:table-cell>
          <table:table-cell office:value-type="float" office:value="-725.0623" calcext:value-type="float">
            <text:p>-725.0623</text:p>
          </table:table-cell>
          <table:table-cell office:value-type="float" office:value="2103.399" calcext:value-type="float">
            <text:p>2103.399</text:p>
          </table:table-cell>
          <table:table-cell office:value-type="float" office:value="-137.0185" calcext:value-type="float">
            <text:p>-137.0185</text:p>
          </table:table-cell>
          <table:table-cell office:value-type="float" office:value="105.6857" calcext:value-type="float">
            <text:p>105.6857</text:p>
          </table:table-cell>
          <table:table-cell office:value-type="float" office:value="76.50634" calcext:value-type="float">
            <text:p>76.50634</text:p>
          </table:table-cell>
          <table:table-cell office:value-type="float" office:value="0.04743044" calcext:value-type="float">
            <text:p>0.04743044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847" calcext:value-type="float">
            <text:p>0.0641847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704.6978" calcext:value-type="float">
            <text:p>704.6978</text:p>
          </table:table-cell>
          <table:table-cell office:value-type="float" office:value="0" calcext:value-type="float">
            <text:p>0</text:p>
          </table:table-cell>
          <table:table-cell office:value-type="float" office:value="313.4674" calcext:value-type="float">
            <text:p>313.4674</text:p>
          </table:table-cell>
          <table:table-cell office:value-type="float" office:value="1088.36" calcext:value-type="float">
            <text:p>1088.36</text:p>
          </table:table-cell>
          <table:table-cell office:value-type="float" office:value="1327.092" calcext:value-type="float">
            <text:p>1327.092</text:p>
          </table:table-cell>
          <table:table-cell office:value-type="float" office:value="1320.595" calcext:value-type="float">
            <text:p>1320.595</text:p>
          </table:table-cell>
          <table:table-cell office:value-type="float" office:value="797.2033" calcext:value-type="float">
            <text:p>797.2033</text:p>
          </table:table-cell>
          <table:table-cell office:value-type="float" office:value="1072.85" calcext:value-type="float">
            <text:p>1072.85</text:p>
          </table:table-cell>
          <table:table-cell office:value-type="float" office:value="421.1143" calcext:value-type="float">
            <text:p>421.1143</text:p>
          </table:table-cell>
          <table:table-cell office:value-type="float" office:value="1881.651" calcext:value-type="float">
            <text:p>1881.651</text:p>
          </table:table-cell>
          <table:table-cell office:value-type="float" office:value="2110.779" calcext:value-type="float">
            <text:p>2110.779</text:p>
          </table:table-cell>
          <table:table-cell office:value-type="float" office:value="1680.319" calcext:value-type="float">
            <text:p>1680.319</text:p>
          </table:table-cell>
          <table:table-cell office:value-type="float" office:value="585.7936" calcext:value-type="float">
            <text:p>585.7936</text:p>
          </table:table-cell>
          <table:table-cell office:value-type="float" office:value="570.8547" calcext:value-type="float">
            <text:p>570.8547</text:p>
          </table:table-cell>
          <table:table-cell office:value-type="float" office:value="142.8625" calcext:value-type="float">
            <text:p>142.8625</text:p>
          </table:table-cell>
          <table:table-cell office:value-type="float" office:value="35.71291" calcext:value-type="float">
            <text:p>35.71291</text:p>
          </table:table-cell>
          <table:table-cell office:value-type="float" office:value="0" calcext:value-type="float">
            <text:p>0</text:p>
          </table:table-cell>
          <table:table-cell office:value-type="float" office:value="-0.09939873" calcext:value-type="float">
            <text:p>-0.09939873</text:p>
          </table:table-cell>
          <table:table-cell office:value-type="float" office:value="0" calcext:value-type="float">
            <text:p>0</text:p>
          </table:table-cell>
          <table:table-cell office:value-type="float" office:value="4.11643" calcext:value-type="float">
            <text:p>4.11643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891.217" calcext:value-type="float">
            <text:p>-891.217</text:p>
          </table:table-cell>
          <table:table-cell office:value-type="float" office:value="1294.671" calcext:value-type="float">
            <text:p>1294.671</text:p>
          </table:table-cell>
          <table:table-cell office:value-type="float" office:value="-603.6819" calcext:value-type="float">
            <text:p>-603.6819</text:p>
          </table:table-cell>
          <table:table-cell office:value-type="float" office:value="0" calcext:value-type="float">
            <text:p>0</text:p>
          </table:table-cell>
          <table:table-cell office:value-type="float" office:value="14.64167" calcext:value-type="float">
            <text:p>14.64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1" calcext:value-type="float">
            <text:p>12102001</text:p>
          </table:table-cell>
          <table:table-cell office:value-type="float" office:value="246.5414" calcext:value-type="float">
            <text:p>246.5414</text:p>
          </table:table-cell>
          <table:table-cell office:value-type="float" office:value="13178.06" calcext:value-type="float">
            <text:p>13178.06</text:p>
          </table:table-cell>
          <table:table-cell office:value-type="float" office:value="0" calcext:value-type="float">
            <text:p>0</text:p>
          </table:table-cell>
          <table:table-cell office:value-type="float" office:value="127.0862" calcext:value-type="float">
            <text:p>127.0862</text:p>
          </table:table-cell>
          <table:table-cell office:value-type="float" office:value="-726.196" calcext:value-type="float">
            <text:p>-726.196</text:p>
          </table:table-cell>
          <table:table-cell office:value-type="float" office:value="2104.668" calcext:value-type="float">
            <text:p>2104.668</text:p>
          </table:table-cell>
          <table:table-cell office:value-type="float" office:value="-137.2367" calcext:value-type="float">
            <text:p>-137.2367</text:p>
          </table:table-cell>
          <table:table-cell office:value-type="float" office:value="105.6223" calcext:value-type="float">
            <text:p>105.6223</text:p>
          </table:table-cell>
          <table:table-cell office:value-type="float" office:value="76.39467" calcext:value-type="float">
            <text:p>76.39467</text:p>
          </table:table-cell>
          <table:table-cell office:value-type="float" office:value="0.04794887" calcext:value-type="float">
            <text:p>0.04794887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23" calcext:value-type="float">
            <text:p>0.06419423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702.3542" calcext:value-type="float">
            <text:p>702.3542</text:p>
          </table:table-cell>
          <table:table-cell office:value-type="float" office:value="0" calcext:value-type="float">
            <text:p>0</text:p>
          </table:table-cell>
          <table:table-cell office:value-type="float" office:value="313.5061" calcext:value-type="float">
            <text:p>313.5061</text:p>
          </table:table-cell>
          <table:table-cell office:value-type="float" office:value="1088.267" calcext:value-type="float">
            <text:p>1088.267</text:p>
          </table:table-cell>
          <table:table-cell office:value-type="float" office:value="1327.007" calcext:value-type="float">
            <text:p>1327.007</text:p>
          </table:table-cell>
          <table:table-cell office:value-type="float" office:value="1320.553" calcext:value-type="float">
            <text:p>1320.553</text:p>
          </table:table-cell>
          <table:table-cell office:value-type="float" office:value="797.1714" calcext:value-type="float">
            <text:p>797.1714</text:p>
          </table:table-cell>
          <table:table-cell office:value-type="float" office:value="1072.797" calcext:value-type="float">
            <text:p>1072.797</text:p>
          </table:table-cell>
          <table:table-cell office:value-type="float" office:value="421.0884" calcext:value-type="float">
            <text:p>421.0884</text:p>
          </table:table-cell>
          <table:table-cell office:value-type="float" office:value="1881.575" calcext:value-type="float">
            <text:p>1881.575</text:p>
          </table:table-cell>
          <table:table-cell office:value-type="float" office:value="2110.734" calcext:value-type="float">
            <text:p>2110.734</text:p>
          </table:table-cell>
          <table:table-cell office:value-type="float" office:value="1680.291" calcext:value-type="float">
            <text:p>1680.291</text:p>
          </table:table-cell>
          <table:table-cell office:value-type="float" office:value="585.7892" calcext:value-type="float">
            <text:p>585.7892</text:p>
          </table:table-cell>
          <table:table-cell office:value-type="float" office:value="570.8489" calcext:value-type="float">
            <text:p>570.8489</text:p>
          </table:table-cell>
          <table:table-cell office:value-type="float" office:value="142.8624" calcext:value-type="float">
            <text:p>142.8624</text:p>
          </table:table-cell>
          <table:table-cell office:value-type="float" office:value="35.71288" calcext:value-type="float">
            <text:p>35.71288</text:p>
          </table:table-cell>
          <table:table-cell office:value-type="float" office:value="0" calcext:value-type="float">
            <text:p>0</text:p>
          </table:table-cell>
          <table:table-cell office:value-type="float" office:value="-0.09940038" calcext:value-type="float">
            <text:p>-0.09940038</text:p>
          </table:table-cell>
          <table:table-cell office:value-type="float" office:value="0" calcext:value-type="float">
            <text:p>0</text:p>
          </table:table-cell>
          <table:table-cell office:value-type="float" office:value="4.11643" calcext:value-type="float">
            <text:p>4.11643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892.646" calcext:value-type="float">
            <text:p>-892.646</text:p>
          </table:table-cell>
          <table:table-cell office:value-type="float" office:value="1293.242" calcext:value-type="float">
            <text:p>1293.242</text:p>
          </table:table-cell>
          <table:table-cell office:value-type="float" office:value="-604.5016" calcext:value-type="float">
            <text:p>-604.5016</text:p>
          </table:table-cell>
          <table:table-cell office:value-type="float" office:value="0" calcext:value-type="float">
            <text:p>0</text:p>
          </table:table-cell>
          <table:table-cell office:value-type="float" office:value="14.54175" calcext:value-type="float">
            <text:p>14.54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1" calcext:value-type="float">
            <text:p>13102001</text:p>
          </table:table-cell>
          <table:table-cell office:value-type="float" office:value="246.3367" calcext:value-type="float">
            <text:p>246.3367</text:p>
          </table:table-cell>
          <table:table-cell office:value-type="float" office:value="13177.65" calcext:value-type="float">
            <text:p>13177.65</text:p>
          </table:table-cell>
          <table:table-cell office:value-type="float" office:value="0" calcext:value-type="float">
            <text:p>0</text:p>
          </table:table-cell>
          <table:table-cell office:value-type="float" office:value="127.4169" calcext:value-type="float">
            <text:p>127.4169</text:p>
          </table:table-cell>
          <table:table-cell office:value-type="float" office:value="-727.2183" calcext:value-type="float">
            <text:p>-727.2183</text:p>
          </table:table-cell>
          <table:table-cell office:value-type="float" office:value="2105.991" calcext:value-type="float">
            <text:p>2105.991</text:p>
          </table:table-cell>
          <table:table-cell office:value-type="float" office:value="-137.455" calcext:value-type="float">
            <text:p>-137.455</text:p>
          </table:table-cell>
          <table:table-cell office:value-type="float" office:value="105.5962" calcext:value-type="float">
            <text:p>105.5962</text:p>
          </table:table-cell>
          <table:table-cell office:value-type="float" office:value="76.28055" calcext:value-type="float">
            <text:p>76.28055</text:p>
          </table:table-cell>
          <table:table-cell office:value-type="float" office:value="0.04827106" calcext:value-type="float">
            <text:p>0.04827106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35" calcext:value-type="float">
            <text:p>0.0641943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700.1816" calcext:value-type="float">
            <text:p>700.1816</text:p>
          </table:table-cell>
          <table:table-cell office:value-type="float" office:value="0" calcext:value-type="float">
            <text:p>0</text:p>
          </table:table-cell>
          <table:table-cell office:value-type="float" office:value="313.5393" calcext:value-type="float">
            <text:p>313.5393</text:p>
          </table:table-cell>
          <table:table-cell office:value-type="float" office:value="1088.163" calcext:value-type="float">
            <text:p>1088.163</text:p>
          </table:table-cell>
          <table:table-cell office:value-type="float" office:value="1326.898" calcext:value-type="float">
            <text:p>1326.898</text:p>
          </table:table-cell>
          <table:table-cell office:value-type="float" office:value="1320.509" calcext:value-type="float">
            <text:p>1320.509</text:p>
          </table:table-cell>
          <table:table-cell office:value-type="float" office:value="797.1426" calcext:value-type="float">
            <text:p>797.1426</text:p>
          </table:table-cell>
          <table:table-cell office:value-type="float" office:value="1072.746" calcext:value-type="float">
            <text:p>1072.746</text:p>
          </table:table-cell>
          <table:table-cell office:value-type="float" office:value="421.0635" calcext:value-type="float">
            <text:p>421.0635</text:p>
          </table:table-cell>
          <table:table-cell office:value-type="float" office:value="1881.5" calcext:value-type="float">
            <text:p>1881.5</text:p>
          </table:table-cell>
          <table:table-cell office:value-type="float" office:value="2110.682" calcext:value-type="float">
            <text:p>2110.682</text:p>
          </table:table-cell>
          <table:table-cell office:value-type="float" office:value="1680.264" calcext:value-type="float">
            <text:p>1680.264</text:p>
          </table:table-cell>
          <table:table-cell office:value-type="float" office:value="585.7844" calcext:value-type="float">
            <text:p>585.7844</text:p>
          </table:table-cell>
          <table:table-cell office:value-type="float" office:value="570.8429" calcext:value-type="float">
            <text:p>570.8429</text:p>
          </table:table-cell>
          <table:table-cell office:value-type="float" office:value="142.8622" calcext:value-type="float">
            <text:p>142.8622</text:p>
          </table:table-cell>
          <table:table-cell office:value-type="float" office:value="35.71284" calcext:value-type="float">
            <text:p>35.71284</text:p>
          </table:table-cell>
          <table:table-cell office:value-type="float" office:value="0" calcext:value-type="float">
            <text:p>0</text:p>
          </table:table-cell>
          <table:table-cell office:value-type="float" office:value="-0.09940325" calcext:value-type="float">
            <text:p>-0.09940325</text:p>
          </table:table-cell>
          <table:table-cell office:value-type="float" office:value="0" calcext:value-type="float">
            <text:p>0</text:p>
          </table:table-cell>
          <table:table-cell office:value-type="float" office:value="4.11643" calcext:value-type="float">
            <text:p>4.11643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894.0197" calcext:value-type="float">
            <text:p>-894.0197</text:p>
          </table:table-cell>
          <table:table-cell office:value-type="float" office:value="1291.868" calcext:value-type="float">
            <text:p>1291.868</text:p>
          </table:table-cell>
          <table:table-cell office:value-type="float" office:value="-605.3549" calcext:value-type="float">
            <text:p>-605.3549</text:p>
          </table:table-cell>
          <table:table-cell office:value-type="float" office:value="0" calcext:value-type="float">
            <text:p>0</text:p>
          </table:table-cell>
          <table:table-cell office:value-type="float" office:value="14.58062" calcext:value-type="float">
            <text:p>14.58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1" calcext:value-type="float">
            <text:p>14102001</text:p>
          </table:table-cell>
          <table:table-cell office:value-type="float" office:value="246.1643" calcext:value-type="float">
            <text:p>246.1643</text:p>
          </table:table-cell>
          <table:table-cell office:value-type="float" office:value="13177.26" calcext:value-type="float">
            <text:p>13177.26</text:p>
          </table:table-cell>
          <table:table-cell office:value-type="float" office:value="0" calcext:value-type="float">
            <text:p>0</text:p>
          </table:table-cell>
          <table:table-cell office:value-type="float" office:value="127.745" calcext:value-type="float">
            <text:p>127.745</text:p>
          </table:table-cell>
          <table:table-cell office:value-type="float" office:value="-728.3638" calcext:value-type="float">
            <text:p>-728.3638</text:p>
          </table:table-cell>
          <table:table-cell office:value-type="float" office:value="2109.036" calcext:value-type="float">
            <text:p>2109.036</text:p>
          </table:table-cell>
          <table:table-cell office:value-type="float" office:value="-137.6698" calcext:value-type="float">
            <text:p>-137.6698</text:p>
          </table:table-cell>
          <table:table-cell office:value-type="float" office:value="105.5614" calcext:value-type="float">
            <text:p>105.5614</text:p>
          </table:table-cell>
          <table:table-cell office:value-type="float" office:value="76.17583" calcext:value-type="float">
            <text:p>76.17583</text:p>
          </table:table-cell>
          <table:table-cell office:value-type="float" office:value="0.04865548" calcext:value-type="float">
            <text:p>0.04865548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35" calcext:value-type="float">
            <text:p>0.0641943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97.9445" calcext:value-type="float">
            <text:p>697.9445</text:p>
          </table:table-cell>
          <table:table-cell office:value-type="float" office:value="0" calcext:value-type="float">
            <text:p>0</text:p>
          </table:table-cell>
          <table:table-cell office:value-type="float" office:value="313.577" calcext:value-type="float">
            <text:p>313.577</text:p>
          </table:table-cell>
          <table:table-cell office:value-type="float" office:value="1088.078" calcext:value-type="float">
            <text:p>1088.078</text:p>
          </table:table-cell>
          <table:table-cell office:value-type="float" office:value="1326.791" calcext:value-type="float">
            <text:p>1326.791</text:p>
          </table:table-cell>
          <table:table-cell office:value-type="float" office:value="1320.466" calcext:value-type="float">
            <text:p>1320.466</text:p>
          </table:table-cell>
          <table:table-cell office:value-type="float" office:value="797.1152" calcext:value-type="float">
            <text:p>797.1152</text:p>
          </table:table-cell>
          <table:table-cell office:value-type="float" office:value="1072.696" calcext:value-type="float">
            <text:p>1072.696</text:p>
          </table:table-cell>
          <table:table-cell office:value-type="float" office:value="421.0394" calcext:value-type="float">
            <text:p>421.0394</text:p>
          </table:table-cell>
          <table:table-cell office:value-type="float" office:value="1881.426" calcext:value-type="float">
            <text:p>1881.426</text:p>
          </table:table-cell>
          <table:table-cell office:value-type="float" office:value="2110.631" calcext:value-type="float">
            <text:p>2110.631</text:p>
          </table:table-cell>
          <table:table-cell office:value-type="float" office:value="1680.236" calcext:value-type="float">
            <text:p>1680.236</text:p>
          </table:table-cell>
          <table:table-cell office:value-type="float" office:value="585.7795" calcext:value-type="float">
            <text:p>585.7795</text:p>
          </table:table-cell>
          <table:table-cell office:value-type="float" office:value="570.8367" calcext:value-type="float">
            <text:p>570.8367</text:p>
          </table:table-cell>
          <table:table-cell office:value-type="float" office:value="142.8621" calcext:value-type="float">
            <text:p>142.8621</text:p>
          </table:table-cell>
          <table:table-cell office:value-type="float" office:value="35.7128" calcext:value-type="float">
            <text:p>35.7128</text:p>
          </table:table-cell>
          <table:table-cell office:value-type="float" office:value="0" calcext:value-type="float">
            <text:p>0</text:p>
          </table:table-cell>
          <table:table-cell office:value-type="float" office:value="-0.09940441" calcext:value-type="float">
            <text:p>-0.09940441</text:p>
          </table:table-cell>
          <table:table-cell office:value-type="float" office:value="0" calcext:value-type="float">
            <text:p>0</text:p>
          </table:table-cell>
          <table:table-cell office:value-type="float" office:value="4.11643" calcext:value-type="float">
            <text:p>4.11643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895.3282" calcext:value-type="float">
            <text:p>-895.3282</text:p>
          </table:table-cell>
          <table:table-cell office:value-type="float" office:value="1290.56" calcext:value-type="float">
            <text:p>1290.56</text:p>
          </table:table-cell>
          <table:table-cell office:value-type="float" office:value="-606.1496" calcext:value-type="float">
            <text:p>-606.1496</text:p>
          </table:table-cell>
          <table:table-cell office:value-type="float" office:value="0" calcext:value-type="float">
            <text:p>0</text:p>
          </table:table-cell>
          <table:table-cell office:value-type="float" office:value="14.44415" calcext:value-type="float">
            <text:p>14.44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1" calcext:value-type="float">
            <text:p>15102001</text:p>
          </table:table-cell>
          <table:table-cell office:value-type="float" office:value="246.0504" calcext:value-type="float">
            <text:p>246.0504</text:p>
          </table:table-cell>
          <table:table-cell office:value-type="float" office:value="13176.89" calcext:value-type="float">
            <text:p>13176.89</text:p>
          </table:table-cell>
          <table:table-cell office:value-type="float" office:value="0" calcext:value-type="float">
            <text:p>0</text:p>
          </table:table-cell>
          <table:table-cell office:value-type="float" office:value="128.0713" calcext:value-type="float">
            <text:p>128.0713</text:p>
          </table:table-cell>
          <table:table-cell office:value-type="float" office:value="-729.4348" calcext:value-type="float">
            <text:p>-729.4348</text:p>
          </table:table-cell>
          <table:table-cell office:value-type="float" office:value="2111.97" calcext:value-type="float">
            <text:p>2111.97</text:p>
          </table:table-cell>
          <table:table-cell office:value-type="float" office:value="-137.8822" calcext:value-type="float">
            <text:p>-137.8822</text:p>
          </table:table-cell>
          <table:table-cell office:value-type="float" office:value="105.5115" calcext:value-type="float">
            <text:p>105.5115</text:p>
          </table:table-cell>
          <table:table-cell office:value-type="float" office:value="76.08733" calcext:value-type="float">
            <text:p>76.08733</text:p>
          </table:table-cell>
          <table:table-cell office:value-type="float" office:value="0.04906277" calcext:value-type="float">
            <text:p>0.04906277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35" calcext:value-type="float">
            <text:p>0.0641943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95.8396" calcext:value-type="float">
            <text:p>695.8396</text:p>
          </table:table-cell>
          <table:table-cell office:value-type="float" office:value="0" calcext:value-type="float">
            <text:p>0</text:p>
          </table:table-cell>
          <table:table-cell office:value-type="float" office:value="313.6177" calcext:value-type="float">
            <text:p>313.6177</text:p>
          </table:table-cell>
          <table:table-cell office:value-type="float" office:value="1088.012" calcext:value-type="float">
            <text:p>1088.012</text:p>
          </table:table-cell>
          <table:table-cell office:value-type="float" office:value="1326.708" calcext:value-type="float">
            <text:p>1326.708</text:p>
          </table:table-cell>
          <table:table-cell office:value-type="float" office:value="1320.431" calcext:value-type="float">
            <text:p>1320.431</text:p>
          </table:table-cell>
          <table:table-cell office:value-type="float" office:value="797.0903" calcext:value-type="float">
            <text:p>797.0903</text:p>
          </table:table-cell>
          <table:table-cell office:value-type="float" office:value="1072.649" calcext:value-type="float">
            <text:p>1072.649</text:p>
          </table:table-cell>
          <table:table-cell office:value-type="float" office:value="421.0163" calcext:value-type="float">
            <text:p>421.0163</text:p>
          </table:table-cell>
          <table:table-cell office:value-type="float" office:value="1881.353" calcext:value-type="float">
            <text:p>1881.353</text:p>
          </table:table-cell>
          <table:table-cell office:value-type="float" office:value="2110.583" calcext:value-type="float">
            <text:p>2110.583</text:p>
          </table:table-cell>
          <table:table-cell office:value-type="float" office:value="1680.208" calcext:value-type="float">
            <text:p>1680.208</text:p>
          </table:table-cell>
          <table:table-cell office:value-type="float" office:value="585.7748" calcext:value-type="float">
            <text:p>585.7748</text:p>
          </table:table-cell>
          <table:table-cell office:value-type="float" office:value="570.8307" calcext:value-type="float">
            <text:p>570.8307</text:p>
          </table:table-cell>
          <table:table-cell office:value-type="float" office:value="142.862" calcext:value-type="float">
            <text:p>142.862</text:p>
          </table:table-cell>
          <table:table-cell office:value-type="float" office:value="35.71276" calcext:value-type="float">
            <text:p>35.71276</text:p>
          </table:table-cell>
          <table:table-cell office:value-type="float" office:value="0" calcext:value-type="float">
            <text:p>0</text:p>
          </table:table-cell>
          <table:table-cell office:value-type="float" office:value="-0.09940512" calcext:value-type="float">
            <text:p>-0.09940512</text:p>
          </table:table-cell>
          <table:table-cell office:value-type="float" office:value="0" calcext:value-type="float">
            <text:p>0</text:p>
          </table:table-cell>
          <table:table-cell office:value-type="float" office:value="4.11643" calcext:value-type="float">
            <text:p>4.11643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896.5736" calcext:value-type="float">
            <text:p>-896.5736</text:p>
          </table:table-cell>
          <table:table-cell office:value-type="float" office:value="1289.315" calcext:value-type="float">
            <text:p>1289.315</text:p>
          </table:table-cell>
          <table:table-cell office:value-type="float" office:value="-606.8649" calcext:value-type="float">
            <text:p>-606.8649</text:p>
          </table:table-cell>
          <table:table-cell office:value-type="float" office:value="0" calcext:value-type="float">
            <text:p>0</text:p>
          </table:table-cell>
          <table:table-cell office:value-type="float" office:value="14.29732" calcext:value-type="float">
            <text:p>14.29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1" calcext:value-type="float">
            <text:p>16102001</text:p>
          </table:table-cell>
          <table:table-cell office:value-type="float" office:value="245.9822" calcext:value-type="float">
            <text:p>245.9822</text:p>
          </table:table-cell>
          <table:table-cell office:value-type="float" office:value="13176.56" calcext:value-type="float">
            <text:p>13176.56</text:p>
          </table:table-cell>
          <table:table-cell office:value-type="float" office:value="0" calcext:value-type="float">
            <text:p>0</text:p>
          </table:table-cell>
          <table:table-cell office:value-type="float" office:value="128.3903" calcext:value-type="float">
            <text:p>128.3903</text:p>
          </table:table-cell>
          <table:table-cell office:value-type="float" office:value="-730.423" calcext:value-type="float">
            <text:p>-730.423</text:p>
          </table:table-cell>
          <table:table-cell office:value-type="float" office:value="2114.251" calcext:value-type="float">
            <text:p>2114.251</text:p>
          </table:table-cell>
          <table:table-cell office:value-type="float" office:value="-138.0925" calcext:value-type="float">
            <text:p>-138.0925</text:p>
          </table:table-cell>
          <table:table-cell office:value-type="float" office:value="105.4618" calcext:value-type="float">
            <text:p>105.4618</text:p>
          </table:table-cell>
          <table:table-cell office:value-type="float" office:value="76.00196" calcext:value-type="float">
            <text:p>76.00196</text:p>
          </table:table-cell>
          <table:table-cell office:value-type="float" office:value="0.04949092" calcext:value-type="float">
            <text:p>0.04949092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35" calcext:value-type="float">
            <text:p>0.0641943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93.873" calcext:value-type="float">
            <text:p>693.873</text:p>
          </table:table-cell>
          <table:table-cell office:value-type="float" office:value="0" calcext:value-type="float">
            <text:p>0</text:p>
          </table:table-cell>
          <table:table-cell office:value-type="float" office:value="313.6587" calcext:value-type="float">
            <text:p>313.6587</text:p>
          </table:table-cell>
          <table:table-cell office:value-type="float" office:value="1087.971" calcext:value-type="float">
            <text:p>1087.971</text:p>
          </table:table-cell>
          <table:table-cell office:value-type="float" office:value="1326.65" calcext:value-type="float">
            <text:p>1326.65</text:p>
          </table:table-cell>
          <table:table-cell office:value-type="float" office:value="1320.407" calcext:value-type="float">
            <text:p>1320.407</text:p>
          </table:table-cell>
          <table:table-cell office:value-type="float" office:value="797.076" calcext:value-type="float">
            <text:p>797.076</text:p>
          </table:table-cell>
          <table:table-cell office:value-type="float" office:value="1072.606" calcext:value-type="float">
            <text:p>1072.606</text:p>
          </table:table-cell>
          <table:table-cell office:value-type="float" office:value="420.9951" calcext:value-type="float">
            <text:p>420.9951</text:p>
          </table:table-cell>
          <table:table-cell office:value-type="float" office:value="1881.295" calcext:value-type="float">
            <text:p>1881.295</text:p>
          </table:table-cell>
          <table:table-cell office:value-type="float" office:value="2110.532" calcext:value-type="float">
            <text:p>2110.532</text:p>
          </table:table-cell>
          <table:table-cell office:value-type="float" office:value="1680.18" calcext:value-type="float">
            <text:p>1680.18</text:p>
          </table:table-cell>
          <table:table-cell office:value-type="float" office:value="585.77" calcext:value-type="float">
            <text:p>585.77</text:p>
          </table:table-cell>
          <table:table-cell office:value-type="float" office:value="570.8248" calcext:value-type="float">
            <text:p>570.8248</text:p>
          </table:table-cell>
          <table:table-cell office:value-type="float" office:value="142.8618" calcext:value-type="float">
            <text:p>142.8618</text:p>
          </table:table-cell>
          <table:table-cell office:value-type="float" office:value="35.71272" calcext:value-type="float">
            <text:p>35.71272</text:p>
          </table:table-cell>
          <table:table-cell office:value-type="float" office:value="0" calcext:value-type="float">
            <text:p>0</text:p>
          </table:table-cell>
          <table:table-cell office:value-type="float" office:value="-0.09940559" calcext:value-type="float">
            <text:p>-0.09940559</text:p>
          </table:table-cell>
          <table:table-cell office:value-type="float" office:value="0" calcext:value-type="float">
            <text:p>0</text:p>
          </table:table-cell>
          <table:table-cell office:value-type="float" office:value="4.11643" calcext:value-type="float">
            <text:p>4.11643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897.7632" calcext:value-type="float">
            <text:p>-897.7632</text:p>
          </table:table-cell>
          <table:table-cell office:value-type="float" office:value="1288.125" calcext:value-type="float">
            <text:p>1288.125</text:p>
          </table:table-cell>
          <table:table-cell office:value-type="float" office:value="-607.501" calcext:value-type="float">
            <text:p>-607.501</text:p>
          </table:table-cell>
          <table:table-cell office:value-type="float" office:value="0" calcext:value-type="float">
            <text:p>0</text:p>
          </table:table-cell>
          <table:table-cell office:value-type="float" office:value="14.15121" calcext:value-type="float">
            <text:p>14.15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1" calcext:value-type="float">
            <text:p>17102001</text:p>
          </table:table-cell>
          <table:table-cell office:value-type="float" office:value="245.812" calcext:value-type="float">
            <text:p>245.812</text:p>
          </table:table-cell>
          <table:table-cell office:value-type="float" office:value="13176.23" calcext:value-type="float">
            <text:p>13176.23</text:p>
          </table:table-cell>
          <table:table-cell office:value-type="float" office:value="0" calcext:value-type="float">
            <text:p>0</text:p>
          </table:table-cell>
          <table:table-cell office:value-type="float" office:value="128.7113" calcext:value-type="float">
            <text:p>128.7113</text:p>
          </table:table-cell>
          <table:table-cell office:value-type="float" office:value="-731.4937" calcext:value-type="float">
            <text:p>-731.4937</text:p>
          </table:table-cell>
          <table:table-cell office:value-type="float" office:value="2116.176" calcext:value-type="float">
            <text:p>2116.176</text:p>
          </table:table-cell>
          <table:table-cell office:value-type="float" office:value="-138.2996" calcext:value-type="float">
            <text:p>-138.2996</text:p>
          </table:table-cell>
          <table:table-cell office:value-type="float" office:value="105.4623" calcext:value-type="float">
            <text:p>105.4623</text:p>
          </table:table-cell>
          <table:table-cell office:value-type="float" office:value="75.85647" calcext:value-type="float">
            <text:p>75.85647</text:p>
          </table:table-cell>
          <table:table-cell office:value-type="float" office:value="0.04994005" calcext:value-type="float">
            <text:p>0.04994005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35" calcext:value-type="float">
            <text:p>0.0641943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91.8771" calcext:value-type="float">
            <text:p>691.8771</text:p>
          </table:table-cell>
          <table:table-cell office:value-type="float" office:value="0" calcext:value-type="float">
            <text:p>0</text:p>
          </table:table-cell>
          <table:table-cell office:value-type="float" office:value="313.6954" calcext:value-type="float">
            <text:p>313.6954</text:p>
          </table:table-cell>
          <table:table-cell office:value-type="float" office:value="1087.907" calcext:value-type="float">
            <text:p>1087.907</text:p>
          </table:table-cell>
          <table:table-cell office:value-type="float" office:value="1326.574" calcext:value-type="float">
            <text:p>1326.574</text:p>
          </table:table-cell>
          <table:table-cell office:value-type="float" office:value="1320.374" calcext:value-type="float">
            <text:p>1320.374</text:p>
          </table:table-cell>
          <table:table-cell office:value-type="float" office:value="797.0553" calcext:value-type="float">
            <text:p>797.0553</text:p>
          </table:table-cell>
          <table:table-cell office:value-type="float" office:value="1072.563" calcext:value-type="float">
            <text:p>1072.563</text:p>
          </table:table-cell>
          <table:table-cell office:value-type="float" office:value="420.9746" calcext:value-type="float">
            <text:p>420.9746</text:p>
          </table:table-cell>
          <table:table-cell office:value-type="float" office:value="1881.238" calcext:value-type="float">
            <text:p>1881.238</text:p>
          </table:table-cell>
          <table:table-cell office:value-type="float" office:value="2110.489" calcext:value-type="float">
            <text:p>2110.489</text:p>
          </table:table-cell>
          <table:table-cell office:value-type="float" office:value="1680.153" calcext:value-type="float">
            <text:p>1680.153</text:p>
          </table:table-cell>
          <table:table-cell office:value-type="float" office:value="585.765" calcext:value-type="float">
            <text:p>585.765</text:p>
          </table:table-cell>
          <table:table-cell office:value-type="float" office:value="570.8188" calcext:value-type="float">
            <text:p>570.8188</text:p>
          </table:table-cell>
          <table:table-cell office:value-type="float" office:value="142.8617" calcext:value-type="float">
            <text:p>142.8617</text:p>
          </table:table-cell>
          <table:table-cell office:value-type="float" office:value="35.71269" calcext:value-type="float">
            <text:p>35.71269</text:p>
          </table:table-cell>
          <table:table-cell office:value-type="float" office:value="0" calcext:value-type="float">
            <text:p>0</text:p>
          </table:table-cell>
          <table:table-cell office:value-type="float" office:value="-0.09940616" calcext:value-type="float">
            <text:p>-0.09940616</text:p>
          </table:table-cell>
          <table:table-cell office:value-type="float" office:value="0" calcext:value-type="float">
            <text:p>0</text:p>
          </table:table-cell>
          <table:table-cell office:value-type="float" office:value="4.11643" calcext:value-type="float">
            <text:p>4.11643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898.8987" calcext:value-type="float">
            <text:p>-898.8987</text:p>
          </table:table-cell>
          <table:table-cell office:value-type="float" office:value="1286.99" calcext:value-type="float">
            <text:p>1286.99</text:p>
          </table:table-cell>
          <table:table-cell office:value-type="float" office:value="-608.244" calcext:value-type="float">
            <text:p>-608.244</text:p>
          </table:table-cell>
          <table:table-cell office:value-type="float" office:value="0" calcext:value-type="float">
            <text:p>0</text:p>
          </table:table-cell>
          <table:table-cell office:value-type="float" office:value="14.02243" calcext:value-type="float">
            <text:p>14.02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1" calcext:value-type="float">
            <text:p>18102001</text:p>
          </table:table-cell>
          <table:table-cell office:value-type="float" office:value="245.5798" calcext:value-type="float">
            <text:p>245.5798</text:p>
          </table:table-cell>
          <table:table-cell office:value-type="float" office:value="13175.87" calcext:value-type="float">
            <text:p>13175.87</text:p>
          </table:table-cell>
          <table:table-cell office:value-type="float" office:value="0" calcext:value-type="float">
            <text:p>0</text:p>
          </table:table-cell>
          <table:table-cell office:value-type="float" office:value="129.0208" calcext:value-type="float">
            <text:p>129.0208</text:p>
          </table:table-cell>
          <table:table-cell office:value-type="float" office:value="-732.616" calcext:value-type="float">
            <text:p>-732.616</text:p>
          </table:table-cell>
          <table:table-cell office:value-type="float" office:value="2119.415" calcext:value-type="float">
            <text:p>2119.415</text:p>
          </table:table-cell>
          <table:table-cell office:value-type="float" office:value="-138.505" calcext:value-type="float">
            <text:p>-138.505</text:p>
          </table:table-cell>
          <table:table-cell office:value-type="float" office:value="105.4613" calcext:value-type="float">
            <text:p>105.4613</text:p>
          </table:table-cell>
          <table:table-cell office:value-type="float" office:value="75.70992" calcext:value-type="float">
            <text:p>75.70992</text:p>
          </table:table-cell>
          <table:table-cell office:value-type="float" office:value="0.050423" calcext:value-type="float">
            <text:p>0.050423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35" calcext:value-type="float">
            <text:p>0.0641943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89.8826" calcext:value-type="float">
            <text:p>689.8826</text:p>
          </table:table-cell>
          <table:table-cell office:value-type="float" office:value="0" calcext:value-type="float">
            <text:p>0</text:p>
          </table:table-cell>
          <table:table-cell office:value-type="float" office:value="313.7332" calcext:value-type="float">
            <text:p>313.7332</text:p>
          </table:table-cell>
          <table:table-cell office:value-type="float" office:value="1087.823" calcext:value-type="float">
            <text:p>1087.823</text:p>
          </table:table-cell>
          <table:table-cell office:value-type="float" office:value="1326.476" calcext:value-type="float">
            <text:p>1326.476</text:p>
          </table:table-cell>
          <table:table-cell office:value-type="float" office:value="1320.323" calcext:value-type="float">
            <text:p>1320.323</text:p>
          </table:table-cell>
          <table:table-cell office:value-type="float" office:value="797.0197" calcext:value-type="float">
            <text:p>797.0197</text:p>
          </table:table-cell>
          <table:table-cell office:value-type="float" office:value="1072.517" calcext:value-type="float">
            <text:p>1072.517</text:p>
          </table:table-cell>
          <table:table-cell office:value-type="float" office:value="420.9533" calcext:value-type="float">
            <text:p>420.9533</text:p>
          </table:table-cell>
          <table:table-cell office:value-type="float" office:value="1881.182" calcext:value-type="float">
            <text:p>1881.182</text:p>
          </table:table-cell>
          <table:table-cell office:value-type="float" office:value="2110.439" calcext:value-type="float">
            <text:p>2110.439</text:p>
          </table:table-cell>
          <table:table-cell office:value-type="float" office:value="1680.125" calcext:value-type="float">
            <text:p>1680.125</text:p>
          </table:table-cell>
          <table:table-cell office:value-type="float" office:value="585.7599" calcext:value-type="float">
            <text:p>585.7599</text:p>
          </table:table-cell>
          <table:table-cell office:value-type="float" office:value="570.8132" calcext:value-type="float">
            <text:p>570.8132</text:p>
          </table:table-cell>
          <table:table-cell office:value-type="float" office:value="142.8616" calcext:value-type="float">
            <text:p>142.8616</text:p>
          </table:table-cell>
          <table:table-cell office:value-type="float" office:value="35.71265" calcext:value-type="float">
            <text:p>35.71265</text:p>
          </table:table-cell>
          <table:table-cell office:value-type="float" office:value="0" calcext:value-type="float">
            <text:p>0</text:p>
          </table:table-cell>
          <table:table-cell office:value-type="float" office:value="-0.09940705" calcext:value-type="float">
            <text:p>-0.09940705</text:p>
          </table:table-cell>
          <table:table-cell office:value-type="float" office:value="0" calcext:value-type="float">
            <text:p>0</text:p>
          </table:table-cell>
          <table:table-cell office:value-type="float" office:value="4.11643" calcext:value-type="float">
            <text:p>4.11643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899.9872" calcext:value-type="float">
            <text:p>-899.9872</text:p>
          </table:table-cell>
          <table:table-cell office:value-type="float" office:value="1285.901" calcext:value-type="float">
            <text:p>1285.901</text:p>
          </table:table-cell>
          <table:table-cell office:value-type="float" office:value="-609.0499" calcext:value-type="float">
            <text:p>-609.0499</text:p>
          </table:table-cell>
          <table:table-cell office:value-type="float" office:value="0" calcext:value-type="float">
            <text:p>0</text:p>
          </table:table-cell>
          <table:table-cell office:value-type="float" office:value="13.90334" calcext:value-type="float">
            <text:p>13.90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1" calcext:value-type="float">
            <text:p>19102001</text:p>
          </table:table-cell>
          <table:table-cell office:value-type="float" office:value="245.4239" calcext:value-type="float">
            <text:p>245.4239</text:p>
          </table:table-cell>
          <table:table-cell office:value-type="float" office:value="13175.54" calcext:value-type="float">
            <text:p>13175.54</text:p>
          </table:table-cell>
          <table:table-cell office:value-type="float" office:value="0" calcext:value-type="float">
            <text:p>0</text:p>
          </table:table-cell>
          <table:table-cell office:value-type="float" office:value="129.3286" calcext:value-type="float">
            <text:p>129.3286</text:p>
          </table:table-cell>
          <table:table-cell office:value-type="float" office:value="-733.6398" calcext:value-type="float">
            <text:p>-733.6398</text:p>
          </table:table-cell>
          <table:table-cell office:value-type="float" office:value="2121.768" calcext:value-type="float">
            <text:p>2121.768</text:p>
          </table:table-cell>
          <table:table-cell office:value-type="float" office:value="-138.7072" calcext:value-type="float">
            <text:p>-138.7072</text:p>
          </table:table-cell>
          <table:table-cell office:value-type="float" office:value="105.4193" calcext:value-type="float">
            <text:p>105.4193</text:p>
          </table:table-cell>
          <table:table-cell office:value-type="float" office:value="75.59752" calcext:value-type="float">
            <text:p>75.59752</text:p>
          </table:table-cell>
          <table:table-cell office:value-type="float" office:value="0.05093734" calcext:value-type="float">
            <text:p>0.05093734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35" calcext:value-type="float">
            <text:p>0.0641943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88.0372" calcext:value-type="float">
            <text:p>688.0372</text:p>
          </table:table-cell>
          <table:table-cell office:value-type="float" office:value="0" calcext:value-type="float">
            <text:p>0</text:p>
          </table:table-cell>
          <table:table-cell office:value-type="float" office:value="313.7747" calcext:value-type="float">
            <text:p>313.7747</text:p>
          </table:table-cell>
          <table:table-cell office:value-type="float" office:value="1087.76" calcext:value-type="float">
            <text:p>1087.76</text:p>
          </table:table-cell>
          <table:table-cell office:value-type="float" office:value="1326.398" calcext:value-type="float">
            <text:p>1326.398</text:p>
          </table:table-cell>
          <table:table-cell office:value-type="float" office:value="1320.282" calcext:value-type="float">
            <text:p>1320.282</text:p>
          </table:table-cell>
          <table:table-cell office:value-type="float" office:value="796.9891" calcext:value-type="float">
            <text:p>796.9891</text:p>
          </table:table-cell>
          <table:table-cell office:value-type="float" office:value="1072.473" calcext:value-type="float">
            <text:p>1072.473</text:p>
          </table:table-cell>
          <table:table-cell office:value-type="float" office:value="420.9323" calcext:value-type="float">
            <text:p>420.9323</text:p>
          </table:table-cell>
          <table:table-cell office:value-type="float" office:value="1881.125" calcext:value-type="float">
            <text:p>1881.125</text:p>
          </table:table-cell>
          <table:table-cell office:value-type="float" office:value="2110.403" calcext:value-type="float">
            <text:p>2110.403</text:p>
          </table:table-cell>
          <table:table-cell office:value-type="float" office:value="1680.098" calcext:value-type="float">
            <text:p>1680.098</text:p>
          </table:table-cell>
          <table:table-cell office:value-type="float" office:value="585.7549" calcext:value-type="float">
            <text:p>585.7549</text:p>
          </table:table-cell>
          <table:table-cell office:value-type="float" office:value="570.8074" calcext:value-type="float">
            <text:p>570.8074</text:p>
          </table:table-cell>
          <table:table-cell office:value-type="float" office:value="142.8615" calcext:value-type="float">
            <text:p>142.8615</text:p>
          </table:table-cell>
          <table:table-cell office:value-type="float" office:value="35.71262" calcext:value-type="float">
            <text:p>35.71262</text:p>
          </table:table-cell>
          <table:table-cell office:value-type="float" office:value="0" calcext:value-type="float">
            <text:p>0</text:p>
          </table:table-cell>
          <table:table-cell office:value-type="float" office:value="-0.0994077" calcext:value-type="float">
            <text:p>-0.0994077</text:p>
          </table:table-cell>
          <table:table-cell office:value-type="float" office:value="0" calcext:value-type="float">
            <text:p>0</text:p>
          </table:table-cell>
          <table:table-cell office:value-type="float" office:value="4.11643" calcext:value-type="float">
            <text:p>4.11643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1.0085" calcext:value-type="float">
            <text:p>-901.0085</text:p>
          </table:table-cell>
          <table:table-cell office:value-type="float" office:value="1284.88" calcext:value-type="float">
            <text:p>1284.88</text:p>
          </table:table-cell>
          <table:table-cell office:value-type="float" office:value="-609.7643" calcext:value-type="float">
            <text:p>-609.7643</text:p>
          </table:table-cell>
          <table:table-cell office:value-type="float" office:value="0" calcext:value-type="float">
            <text:p>0</text:p>
          </table:table-cell>
          <table:table-cell office:value-type="float" office:value="13.78588" calcext:value-type="float">
            <text:p>13.78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1" calcext:value-type="float">
            <text:p>20102001</text:p>
          </table:table-cell>
          <table:table-cell office:value-type="float" office:value="245.2664" calcext:value-type="float">
            <text:p>245.2664</text:p>
          </table:table-cell>
          <table:table-cell office:value-type="float" office:value="13175.21" calcext:value-type="float">
            <text:p>13175.21</text:p>
          </table:table-cell>
          <table:table-cell office:value-type="float" office:value="0" calcext:value-type="float">
            <text:p>0</text:p>
          </table:table-cell>
          <table:table-cell office:value-type="float" office:value="129.6265" calcext:value-type="float">
            <text:p>129.6265</text:p>
          </table:table-cell>
          <table:table-cell office:value-type="float" office:value="-734.6542" calcext:value-type="float">
            <text:p>-734.6542</text:p>
          </table:table-cell>
          <table:table-cell office:value-type="float" office:value="2124.045" calcext:value-type="float">
            <text:p>2124.045</text:p>
          </table:table-cell>
          <table:table-cell office:value-type="float" office:value="-138.9086" calcext:value-type="float">
            <text:p>-138.9086</text:p>
          </table:table-cell>
          <table:table-cell office:value-type="float" office:value="105.3435" calcext:value-type="float">
            <text:p>105.3435</text:p>
          </table:table-cell>
          <table:table-cell office:value-type="float" office:value="75.50846" calcext:value-type="float">
            <text:p>75.50846</text:p>
          </table:table-cell>
          <table:table-cell office:value-type="float" office:value="0.05148522" calcext:value-type="float">
            <text:p>0.05148522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35" calcext:value-type="float">
            <text:p>0.0641943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86.2501" calcext:value-type="float">
            <text:p>686.2501</text:p>
          </table:table-cell>
          <table:table-cell office:value-type="float" office:value="0" calcext:value-type="float">
            <text:p>0</text:p>
          </table:table-cell>
          <table:table-cell office:value-type="float" office:value="313.8163" calcext:value-type="float">
            <text:p>313.8163</text:p>
          </table:table-cell>
          <table:table-cell office:value-type="float" office:value="1087.685" calcext:value-type="float">
            <text:p>1087.685</text:p>
          </table:table-cell>
          <table:table-cell office:value-type="float" office:value="1326.311" calcext:value-type="float">
            <text:p>1326.311</text:p>
          </table:table-cell>
          <table:table-cell office:value-type="float" office:value="1320.238" calcext:value-type="float">
            <text:p>1320.238</text:p>
          </table:table-cell>
          <table:table-cell office:value-type="float" office:value="796.9552" calcext:value-type="float">
            <text:p>796.9552</text:p>
          </table:table-cell>
          <table:table-cell office:value-type="float" office:value="1072.427" calcext:value-type="float">
            <text:p>1072.427</text:p>
          </table:table-cell>
          <table:table-cell office:value-type="float" office:value="420.9116" calcext:value-type="float">
            <text:p>420.9116</text:p>
          </table:table-cell>
          <table:table-cell office:value-type="float" office:value="1881.069" calcext:value-type="float">
            <text:p>1881.069</text:p>
          </table:table-cell>
          <table:table-cell office:value-type="float" office:value="2110.361" calcext:value-type="float">
            <text:p>2110.361</text:p>
          </table:table-cell>
          <table:table-cell office:value-type="float" office:value="1680.07" calcext:value-type="float">
            <text:p>1680.07</text:p>
          </table:table-cell>
          <table:table-cell office:value-type="float" office:value="585.7498" calcext:value-type="float">
            <text:p>585.7498</text:p>
          </table:table-cell>
          <table:table-cell office:value-type="float" office:value="570.8014" calcext:value-type="float">
            <text:p>570.8014</text:p>
          </table:table-cell>
          <table:table-cell office:value-type="float" office:value="142.8614" calcext:value-type="float">
            <text:p>142.8614</text:p>
          </table:table-cell>
          <table:table-cell office:value-type="float" office:value="35.71258" calcext:value-type="float">
            <text:p>35.71258</text:p>
          </table:table-cell>
          <table:table-cell office:value-type="float" office:value="0" calcext:value-type="float">
            <text:p>0</text:p>
          </table:table-cell>
          <table:table-cell office:value-type="float" office:value="-0.09940851" calcext:value-type="float">
            <text:p>-0.09940851</text:p>
          </table:table-cell>
          <table:table-cell office:value-type="float" office:value="0" calcext:value-type="float">
            <text:p>0</text:p>
          </table:table-cell>
          <table:table-cell office:value-type="float" office:value="4.11643" calcext:value-type="float">
            <text:p>4.11643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1.9828" calcext:value-type="float">
            <text:p>-901.9828</text:p>
          </table:table-cell>
          <table:table-cell office:value-type="float" office:value="1283.905" calcext:value-type="float">
            <text:p>1283.905</text:p>
          </table:table-cell>
          <table:table-cell office:value-type="float" office:value="-610.4755" calcext:value-type="float">
            <text:p>-610.4755</text:p>
          </table:table-cell>
          <table:table-cell office:value-type="float" office:value="0" calcext:value-type="float">
            <text:p>0</text:p>
          </table:table-cell>
          <table:table-cell office:value-type="float" office:value="13.67591" calcext:value-type="float">
            <text:p>13.67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1" calcext:value-type="float">
            <text:p>21102001</text:p>
          </table:table-cell>
          <table:table-cell office:value-type="float" office:value="245.1221" calcext:value-type="float">
            <text:p>245.1221</text:p>
          </table:table-cell>
          <table:table-cell office:value-type="float" office:value="13174.86" calcext:value-type="float">
            <text:p>13174.86</text:p>
          </table:table-cell>
          <table:table-cell office:value-type="float" office:value="0" calcext:value-type="float">
            <text:p>0</text:p>
          </table:table-cell>
          <table:table-cell office:value-type="float" office:value="129.922" calcext:value-type="float">
            <text:p>129.922</text:p>
          </table:table-cell>
          <table:table-cell office:value-type="float" office:value="-735.663" calcext:value-type="float">
            <text:p>-735.663</text:p>
          </table:table-cell>
          <table:table-cell office:value-type="float" office:value="2126.385" calcext:value-type="float">
            <text:p>2126.385</text:p>
          </table:table-cell>
          <table:table-cell office:value-type="float" office:value="-139.1078" calcext:value-type="float">
            <text:p>-139.1078</text:p>
          </table:table-cell>
          <table:table-cell office:value-type="float" office:value="105.2141" calcext:value-type="float">
            <text:p>105.2141</text:p>
          </table:table-cell>
          <table:table-cell office:value-type="float" office:value="75.46024" calcext:value-type="float">
            <text:p>75.46024</text:p>
          </table:table-cell>
          <table:table-cell office:value-type="float" office:value="0.05208445" calcext:value-type="float">
            <text:p>0.05208445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35" calcext:value-type="float">
            <text:p>0.0641943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84.5163" calcext:value-type="float">
            <text:p>684.5163</text:p>
          </table:table-cell>
          <table:table-cell office:value-type="float" office:value="0" calcext:value-type="float">
            <text:p>0</text:p>
          </table:table-cell>
          <table:table-cell office:value-type="float" office:value="313.8617" calcext:value-type="float">
            <text:p>313.8617</text:p>
          </table:table-cell>
          <table:table-cell office:value-type="float" office:value="1087.592" calcext:value-type="float">
            <text:p>1087.592</text:p>
          </table:table-cell>
          <table:table-cell office:value-type="float" office:value="1326.205" calcext:value-type="float">
            <text:p>1326.205</text:p>
          </table:table-cell>
          <table:table-cell office:value-type="float" office:value="1320.184" calcext:value-type="float">
            <text:p>1320.184</text:p>
          </table:table-cell>
          <table:table-cell office:value-type="float" office:value="796.9158" calcext:value-type="float">
            <text:p>796.9158</text:p>
          </table:table-cell>
          <table:table-cell office:value-type="float" office:value="1072.379" calcext:value-type="float">
            <text:p>1072.379</text:p>
          </table:table-cell>
          <table:table-cell office:value-type="float" office:value="420.8902" calcext:value-type="float">
            <text:p>420.8902</text:p>
          </table:table-cell>
          <table:table-cell office:value-type="float" office:value="1881.013" calcext:value-type="float">
            <text:p>1881.013</text:p>
          </table:table-cell>
          <table:table-cell office:value-type="float" office:value="2110.323" calcext:value-type="float">
            <text:p>2110.323</text:p>
          </table:table-cell>
          <table:table-cell office:value-type="float" office:value="1680.042" calcext:value-type="float">
            <text:p>1680.042</text:p>
          </table:table-cell>
          <table:table-cell office:value-type="float" office:value="585.7445" calcext:value-type="float">
            <text:p>585.7445</text:p>
          </table:table-cell>
          <table:table-cell office:value-type="float" office:value="570.7953" calcext:value-type="float">
            <text:p>570.7953</text:p>
          </table:table-cell>
          <table:table-cell office:value-type="float" office:value="142.8612" calcext:value-type="float">
            <text:p>142.8612</text:p>
          </table:table-cell>
          <table:table-cell office:value-type="float" office:value="35.71254" calcext:value-type="float">
            <text:p>35.71254</text:p>
          </table:table-cell>
          <table:table-cell office:value-type="float" office:value="0" calcext:value-type="float">
            <text:p>0</text:p>
          </table:table-cell>
          <table:table-cell office:value-type="float" office:value="-0.09940965" calcext:value-type="float">
            <text:p>-0.09940965</text:p>
          </table:table-cell>
          <table:table-cell office:value-type="float" office:value="0" calcext:value-type="float">
            <text:p>0</text:p>
          </table:table-cell>
          <table:table-cell office:value-type="float" office:value="4.11643" calcext:value-type="float">
            <text:p>4.11643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2.9111" calcext:value-type="float">
            <text:p>-902.9111</text:p>
          </table:table-cell>
          <table:table-cell office:value-type="float" office:value="1282.977" calcext:value-type="float">
            <text:p>1282.977</text:p>
          </table:table-cell>
          <table:table-cell office:value-type="float" office:value="-611.1915" calcext:value-type="float">
            <text:p>-611.1915</text:p>
          </table:table-cell>
          <table:table-cell office:value-type="float" office:value="0" calcext:value-type="float">
            <text:p>0</text:p>
          </table:table-cell>
          <table:table-cell office:value-type="float" office:value="13.57186" calcext:value-type="float">
            <text:p>13.57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1" calcext:value-type="float">
            <text:p>22102001</text:p>
          </table:table-cell>
          <table:table-cell office:value-type="float" office:value="244.8271" calcext:value-type="float">
            <text:p>244.8271</text:p>
          </table:table-cell>
          <table:table-cell office:value-type="float" office:value="13174.51" calcext:value-type="float">
            <text:p>13174.51</text:p>
          </table:table-cell>
          <table:table-cell office:value-type="float" office:value="0" calcext:value-type="float">
            <text:p>0</text:p>
          </table:table-cell>
          <table:table-cell office:value-type="float" office:value="130.2111" calcext:value-type="float">
            <text:p>130.2111</text:p>
          </table:table-cell>
          <table:table-cell office:value-type="float" office:value="-736.6882" calcext:value-type="float">
            <text:p>-736.6882</text:p>
          </table:table-cell>
          <table:table-cell office:value-type="float" office:value="2126.372" calcext:value-type="float">
            <text:p>2126.372</text:p>
          </table:table-cell>
          <table:table-cell office:value-type="float" office:value="-139.3054" calcext:value-type="float">
            <text:p>-139.3054</text:p>
          </table:table-cell>
          <table:table-cell office:value-type="float" office:value="105.2252" calcext:value-type="float">
            <text:p>105.2252</text:p>
          </table:table-cell>
          <table:table-cell office:value-type="float" office:value="75.27265" calcext:value-type="float">
            <text:p>75.27265</text:p>
          </table:table-cell>
          <table:table-cell office:value-type="float" office:value="0.0525539" calcext:value-type="float">
            <text:p>0.0525539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82.8119" calcext:value-type="float">
            <text:p>682.8119</text:p>
          </table:table-cell>
          <table:table-cell office:value-type="float" office:value="0" calcext:value-type="float">
            <text:p>0</text:p>
          </table:table-cell>
          <table:table-cell office:value-type="float" office:value="313.9099" calcext:value-type="float">
            <text:p>313.9099</text:p>
          </table:table-cell>
          <table:table-cell office:value-type="float" office:value="1087.503" calcext:value-type="float">
            <text:p>1087.503</text:p>
          </table:table-cell>
          <table:table-cell office:value-type="float" office:value="1326.099" calcext:value-type="float">
            <text:p>1326.099</text:p>
          </table:table-cell>
          <table:table-cell office:value-type="float" office:value="1320.127" calcext:value-type="float">
            <text:p>1320.127</text:p>
          </table:table-cell>
          <table:table-cell office:value-type="float" office:value="796.8752" calcext:value-type="float">
            <text:p>796.8752</text:p>
          </table:table-cell>
          <table:table-cell office:value-type="float" office:value="1072.33" calcext:value-type="float">
            <text:p>1072.33</text:p>
          </table:table-cell>
          <table:table-cell office:value-type="float" office:value="420.8684" calcext:value-type="float">
            <text:p>420.8684</text:p>
          </table:table-cell>
          <table:table-cell office:value-type="float" office:value="1880.957" calcext:value-type="float">
            <text:p>1880.957</text:p>
          </table:table-cell>
          <table:table-cell office:value-type="float" office:value="2110.282" calcext:value-type="float">
            <text:p>2110.282</text:p>
          </table:table-cell>
          <table:table-cell office:value-type="float" office:value="1680.015" calcext:value-type="float">
            <text:p>1680.015</text:p>
          </table:table-cell>
          <table:table-cell office:value-type="float" office:value="585.7392" calcext:value-type="float">
            <text:p>585.7392</text:p>
          </table:table-cell>
          <table:table-cell office:value-type="float" office:value="570.7892" calcext:value-type="float">
            <text:p>570.7892</text:p>
          </table:table-cell>
          <table:table-cell office:value-type="float" office:value="142.8611" calcext:value-type="float">
            <text:p>142.8611</text:p>
          </table:table-cell>
          <table:table-cell office:value-type="float" office:value="35.71251" calcext:value-type="float">
            <text:p>35.71251</text:p>
          </table:table-cell>
          <table:table-cell office:value-type="float" office:value="0" calcext:value-type="float">
            <text:p>0</text:p>
          </table:table-cell>
          <table:table-cell office:value-type="float" office:value="-0.09941067" calcext:value-type="float">
            <text:p>-0.09941067</text:p>
          </table:table-cell>
          <table:table-cell office:value-type="float" office:value="0" calcext:value-type="float">
            <text:p>0</text:p>
          </table:table-cell>
          <table:table-cell office:value-type="float" office:value="4.11643" calcext:value-type="float">
            <text:p>4.11643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3.7954" calcext:value-type="float">
            <text:p>-903.7954</text:p>
          </table:table-cell>
          <table:table-cell office:value-type="float" office:value="1282.093" calcext:value-type="float">
            <text:p>1282.093</text:p>
          </table:table-cell>
          <table:table-cell office:value-type="float" office:value="-612.0368" calcext:value-type="float">
            <text:p>-612.0368</text:p>
          </table:table-cell>
          <table:table-cell office:value-type="float" office:value="0" calcext:value-type="float">
            <text:p>0</text:p>
          </table:table-cell>
          <table:table-cell office:value-type="float" office:value="13.5851" calcext:value-type="float">
            <text:p>13.5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1" calcext:value-type="float">
            <text:p>23102001</text:p>
          </table:table-cell>
          <table:table-cell office:value-type="float" office:value="244.3795" calcext:value-type="float">
            <text:p>244.3795</text:p>
          </table:table-cell>
          <table:table-cell office:value-type="float" office:value="13174.17" calcext:value-type="float">
            <text:p>13174.17</text:p>
          </table:table-cell>
          <table:table-cell office:value-type="float" office:value="0" calcext:value-type="float">
            <text:p>0</text:p>
          </table:table-cell>
          <table:table-cell office:value-type="float" office:value="130.4953" calcext:value-type="float">
            <text:p>130.4953</text:p>
          </table:table-cell>
          <table:table-cell office:value-type="float" office:value="-737.9767" calcext:value-type="float">
            <text:p>-737.9767</text:p>
          </table:table-cell>
          <table:table-cell office:value-type="float" office:value="2129.371" calcext:value-type="float">
            <text:p>2129.371</text:p>
          </table:table-cell>
          <table:table-cell office:value-type="float" office:value="-139.5011" calcext:value-type="float">
            <text:p>-139.5011</text:p>
          </table:table-cell>
          <table:table-cell office:value-type="float" office:value="105.333" calcext:value-type="float">
            <text:p>105.333</text:p>
          </table:table-cell>
          <table:table-cell office:value-type="float" office:value="74.9964" calcext:value-type="float">
            <text:p>74.9964</text:p>
          </table:table-cell>
          <table:table-cell office:value-type="float" office:value="0.05294806" calcext:value-type="float">
            <text:p>0.05294806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80.8876" calcext:value-type="float">
            <text:p>680.8876</text:p>
          </table:table-cell>
          <table:table-cell office:value-type="float" office:value="0" calcext:value-type="float">
            <text:p>0</text:p>
          </table:table-cell>
          <table:table-cell office:value-type="float" office:value="313.9412" calcext:value-type="float">
            <text:p>313.9412</text:p>
          </table:table-cell>
          <table:table-cell office:value-type="float" office:value="1087.392" calcext:value-type="float">
            <text:p>1087.392</text:p>
          </table:table-cell>
          <table:table-cell office:value-type="float" office:value="1325.979" calcext:value-type="float">
            <text:p>1325.979</text:p>
          </table:table-cell>
          <table:table-cell office:value-type="float" office:value="1320.063" calcext:value-type="float">
            <text:p>1320.063</text:p>
          </table:table-cell>
          <table:table-cell office:value-type="float" office:value="796.8315" calcext:value-type="float">
            <text:p>796.8315</text:p>
          </table:table-cell>
          <table:table-cell office:value-type="float" office:value="1072.279" calcext:value-type="float">
            <text:p>1072.279</text:p>
          </table:table-cell>
          <table:table-cell office:value-type="float" office:value="420.8462" calcext:value-type="float">
            <text:p>420.8462</text:p>
          </table:table-cell>
          <table:table-cell office:value-type="float" office:value="1880.9" calcext:value-type="float">
            <text:p>1880.9</text:p>
          </table:table-cell>
          <table:table-cell office:value-type="float" office:value="2110.242" calcext:value-type="float">
            <text:p>2110.242</text:p>
          </table:table-cell>
          <table:table-cell office:value-type="float" office:value="1679.987" calcext:value-type="float">
            <text:p>1679.987</text:p>
          </table:table-cell>
          <table:table-cell office:value-type="float" office:value="585.7339" calcext:value-type="float">
            <text:p>585.7339</text:p>
          </table:table-cell>
          <table:table-cell office:value-type="float" office:value="570.7833" calcext:value-type="float">
            <text:p>570.7833</text:p>
          </table:table-cell>
          <table:table-cell office:value-type="float" office:value="142.861" calcext:value-type="float">
            <text:p>142.861</text:p>
          </table:table-cell>
          <table:table-cell office:value-type="float" office:value="35.71247" calcext:value-type="float">
            <text:p>35.71247</text:p>
          </table:table-cell>
          <table:table-cell office:value-type="float" office:value="0" calcext:value-type="float">
            <text:p>0</text:p>
          </table:table-cell>
          <table:table-cell office:value-type="float" office:value="-0.09941202" calcext:value-type="float">
            <text:p>-0.09941202</text:p>
          </table:table-cell>
          <table:table-cell office:value-type="float" office:value="0" calcext:value-type="float">
            <text:p>0</text:p>
          </table:table-cell>
          <table:table-cell office:value-type="float" office:value="4.11643" calcext:value-type="float">
            <text:p>4.11643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4.6298" calcext:value-type="float">
            <text:p>-904.6298</text:p>
          </table:table-cell>
          <table:table-cell office:value-type="float" office:value="1281.258" calcext:value-type="float">
            <text:p>1281.258</text:p>
          </table:table-cell>
          <table:table-cell office:value-type="float" office:value="-613.0297" calcext:value-type="float">
            <text:p>-613.0297</text:p>
          </table:table-cell>
          <table:table-cell office:value-type="float" office:value="0" calcext:value-type="float">
            <text:p>0</text:p>
          </table:table-cell>
          <table:table-cell office:value-type="float" office:value="13.47774" calcext:value-type="float">
            <text:p>13.47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1" calcext:value-type="float">
            <text:p>24102001</text:p>
          </table:table-cell>
          <table:table-cell office:value-type="float" office:value="244.0816" calcext:value-type="float">
            <text:p>244.0816</text:p>
          </table:table-cell>
          <table:table-cell office:value-type="float" office:value="13173.83" calcext:value-type="float">
            <text:p>13173.83</text:p>
          </table:table-cell>
          <table:table-cell office:value-type="float" office:value="0" calcext:value-type="float">
            <text:p>0</text:p>
          </table:table-cell>
          <table:table-cell office:value-type="float" office:value="130.7755" calcext:value-type="float">
            <text:p>130.7755</text:p>
          </table:table-cell>
          <table:table-cell office:value-type="float" office:value="-739.1088" calcext:value-type="float">
            <text:p>-739.1088</text:p>
          </table:table-cell>
          <table:table-cell office:value-type="float" office:value="2132.93" calcext:value-type="float">
            <text:p>2132.93</text:p>
          </table:table-cell>
          <table:table-cell office:value-type="float" office:value="-139.6941" calcext:value-type="float">
            <text:p>-139.6941</text:p>
          </table:table-cell>
          <table:table-cell office:value-type="float" office:value="105.3435" calcext:value-type="float">
            <text:p>105.3435</text:p>
          </table:table-cell>
          <table:table-cell office:value-type="float" office:value="74.8246" calcext:value-type="float">
            <text:p>74.8246</text:p>
          </table:table-cell>
          <table:table-cell office:value-type="float" office:value="0.05336614" calcext:value-type="float">
            <text:p>0.05336614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79.1622" calcext:value-type="float">
            <text:p>679.1622</text:p>
          </table:table-cell>
          <table:table-cell office:value-type="float" office:value="0" calcext:value-type="float">
            <text:p>0</text:p>
          </table:table-cell>
          <table:table-cell office:value-type="float" office:value="313.9796" calcext:value-type="float">
            <text:p>313.9796</text:p>
          </table:table-cell>
          <table:table-cell office:value-type="float" office:value="1087.309" calcext:value-type="float">
            <text:p>1087.309</text:p>
          </table:table-cell>
          <table:table-cell office:value-type="float" office:value="1325.872" calcext:value-type="float">
            <text:p>1325.872</text:p>
          </table:table-cell>
          <table:table-cell office:value-type="float" office:value="1320.004" calcext:value-type="float">
            <text:p>1320.004</text:p>
          </table:table-cell>
          <table:table-cell office:value-type="float" office:value="796.7874" calcext:value-type="float">
            <text:p>796.7874</text:p>
          </table:table-cell>
          <table:table-cell office:value-type="float" office:value="1072.227" calcext:value-type="float">
            <text:p>1072.227</text:p>
          </table:table-cell>
          <table:table-cell office:value-type="float" office:value="420.8237" calcext:value-type="float">
            <text:p>420.8237</text:p>
          </table:table-cell>
          <table:table-cell office:value-type="float" office:value="1880.844" calcext:value-type="float">
            <text:p>1880.844</text:p>
          </table:table-cell>
          <table:table-cell office:value-type="float" office:value="2110.201" calcext:value-type="float">
            <text:p>2110.201</text:p>
          </table:table-cell>
          <table:table-cell office:value-type="float" office:value="1679.959" calcext:value-type="float">
            <text:p>1679.959</text:p>
          </table:table-cell>
          <table:table-cell office:value-type="float" office:value="585.7283" calcext:value-type="float">
            <text:p>585.7283</text:p>
          </table:table-cell>
          <table:table-cell office:value-type="float" office:value="570.7772" calcext:value-type="float">
            <text:p>570.7772</text:p>
          </table:table-cell>
          <table:table-cell office:value-type="float" office:value="142.8609" calcext:value-type="float">
            <text:p>142.8609</text:p>
          </table:table-cell>
          <table:table-cell office:value-type="float" office:value="35.71244" calcext:value-type="float">
            <text:p>35.71244</text:p>
          </table:table-cell>
          <table:table-cell office:value-type="float" office:value="0" calcext:value-type="float">
            <text:p>0</text:p>
          </table:table-cell>
          <table:table-cell office:value-type="float" office:value="-0.09941283" calcext:value-type="float">
            <text:p>-0.09941283</text:p>
          </table:table-cell>
          <table:table-cell office:value-type="float" office:value="0" calcext:value-type="float">
            <text:p>0</text:p>
          </table:table-cell>
          <table:table-cell office:value-type="float" office:value="4.11643" calcext:value-type="float">
            <text:p>4.11643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5.4259" calcext:value-type="float">
            <text:p>-905.4259</text:p>
          </table:table-cell>
          <table:table-cell office:value-type="float" office:value="1280.462" calcext:value-type="float">
            <text:p>1280.462</text:p>
          </table:table-cell>
          <table:table-cell office:value-type="float" office:value="-613.8627" calcext:value-type="float">
            <text:p>-613.8627</text:p>
          </table:table-cell>
          <table:table-cell office:value-type="float" office:value="0" calcext:value-type="float">
            <text:p>0</text:p>
          </table:table-cell>
          <table:table-cell office:value-type="float" office:value="13.36667" calcext:value-type="float">
            <text:p>13.3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1" calcext:value-type="float">
            <text:p>25102001</text:p>
          </table:table-cell>
          <table:table-cell office:value-type="float" office:value="243.9321" calcext:value-type="float">
            <text:p>243.9321</text:p>
          </table:table-cell>
          <table:table-cell office:value-type="float" office:value="13173.53" calcext:value-type="float">
            <text:p>13173.53</text:p>
          </table:table-cell>
          <table:table-cell office:value-type="float" office:value="0" calcext:value-type="float">
            <text:p>0</text:p>
          </table:table-cell>
          <table:table-cell office:value-type="float" office:value="131.0527" calcext:value-type="float">
            <text:p>131.0527</text:p>
          </table:table-cell>
          <table:table-cell office:value-type="float" office:value="-740.0511" calcext:value-type="float">
            <text:p>-740.0511</text:p>
          </table:table-cell>
          <table:table-cell office:value-type="float" office:value="2135.366" calcext:value-type="float">
            <text:p>2135.366</text:p>
          </table:table-cell>
          <table:table-cell office:value-type="float" office:value="-139.8848" calcext:value-type="float">
            <text:p>-139.8848</text:p>
          </table:table-cell>
          <table:table-cell office:value-type="float" office:value="105.2969" calcext:value-type="float">
            <text:p>105.2969</text:p>
          </table:table-cell>
          <table:table-cell office:value-type="float" office:value="74.71095" calcext:value-type="float">
            <text:p>74.71095</text:p>
          </table:table-cell>
          <table:table-cell office:value-type="float" office:value="0.05380756" calcext:value-type="float">
            <text:p>0.05380756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77.6673" calcext:value-type="float">
            <text:p>677.6673</text:p>
          </table:table-cell>
          <table:table-cell office:value-type="float" office:value="0" calcext:value-type="float">
            <text:p>0</text:p>
          </table:table-cell>
          <table:table-cell office:value-type="float" office:value="314.0206" calcext:value-type="float">
            <text:p>314.0206</text:p>
          </table:table-cell>
          <table:table-cell office:value-type="float" office:value="1087.265" calcext:value-type="float">
            <text:p>1087.265</text:p>
          </table:table-cell>
          <table:table-cell office:value-type="float" office:value="1325.811" calcext:value-type="float">
            <text:p>1325.811</text:p>
          </table:table-cell>
          <table:table-cell office:value-type="float" office:value="1319.967" calcext:value-type="float">
            <text:p>1319.967</text:p>
          </table:table-cell>
          <table:table-cell office:value-type="float" office:value="796.7563" calcext:value-type="float">
            <text:p>796.7563</text:p>
          </table:table-cell>
          <table:table-cell office:value-type="float" office:value="1072.181" calcext:value-type="float">
            <text:p>1072.181</text:p>
          </table:table-cell>
          <table:table-cell office:value-type="float" office:value="420.8027" calcext:value-type="float">
            <text:p>420.8027</text:p>
          </table:table-cell>
          <table:table-cell office:value-type="float" office:value="1880.788" calcext:value-type="float">
            <text:p>1880.788</text:p>
          </table:table-cell>
          <table:table-cell office:value-type="float" office:value="2110.161" calcext:value-type="float">
            <text:p>2110.161</text:p>
          </table:table-cell>
          <table:table-cell office:value-type="float" office:value="1679.931" calcext:value-type="float">
            <text:p>1679.931</text:p>
          </table:table-cell>
          <table:table-cell office:value-type="float" office:value="585.7229" calcext:value-type="float">
            <text:p>585.7229</text:p>
          </table:table-cell>
          <table:table-cell office:value-type="float" office:value="570.7709" calcext:value-type="float">
            <text:p>570.7709</text:p>
          </table:table-cell>
          <table:table-cell office:value-type="float" office:value="142.8608" calcext:value-type="float">
            <text:p>142.8608</text:p>
          </table:table-cell>
          <table:table-cell office:value-type="float" office:value="35.7124" calcext:value-type="float">
            <text:p>35.7124</text:p>
          </table:table-cell>
          <table:table-cell office:value-type="float" office:value="0" calcext:value-type="float">
            <text:p>0</text:p>
          </table:table-cell>
          <table:table-cell office:value-type="float" office:value="-0.09941317" calcext:value-type="float">
            <text:p>-0.09941317</text:p>
          </table:table-cell>
          <table:table-cell office:value-type="float" office:value="0" calcext:value-type="float">
            <text:p>0</text:p>
          </table:table-cell>
          <table:table-cell office:value-type="float" office:value="4.11643" calcext:value-type="float">
            <text:p>4.11643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1546" calcext:value-type="float">
            <text:p>-906.1546</text:p>
          </table:table-cell>
          <table:table-cell office:value-type="float" office:value="1279.734" calcext:value-type="float">
            <text:p>1279.734</text:p>
          </table:table-cell>
          <table:table-cell office:value-type="float" office:value="-614.5107" calcext:value-type="float">
            <text:p>-614.5107</text:p>
          </table:table-cell>
          <table:table-cell office:value-type="float" office:value="0" calcext:value-type="float">
            <text:p>0</text:p>
          </table:table-cell>
          <table:table-cell office:value-type="float" office:value="13.25693" calcext:value-type="float">
            <text:p>13.25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1" calcext:value-type="float">
            <text:p>26102001</text:p>
          </table:table-cell>
          <table:table-cell office:value-type="float" office:value="932.3406" calcext:value-type="float">
            <text:p>932.3406</text:p>
          </table:table-cell>
          <table:table-cell office:value-type="float" office:value="13173.25" calcext:value-type="float">
            <text:p>13173.25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40.877" calcext:value-type="float">
            <text:p>-740.877</text:p>
          </table:table-cell>
          <table:table-cell office:value-type="float" office:value="2149.052" calcext:value-type="float">
            <text:p>2149.052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5.1526" calcext:value-type="float">
            <text:p>105.1526</text:p>
          </table:table-cell>
          <table:table-cell office:value-type="float" office:value="720.776" calcext:value-type="float">
            <text:p>720.776</text:p>
          </table:table-cell>
          <table:table-cell office:value-type="float" office:value="0.05429932" calcext:value-type="float">
            <text:p>0.05429932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76.6013" calcext:value-type="float">
            <text:p>676.6013</text:p>
          </table:table-cell>
          <table:table-cell office:value-type="float" office:value="0" calcext:value-type="float">
            <text:p>0</text:p>
          </table:table-cell>
          <table:table-cell office:value-type="float" office:value="318.7756" calcext:value-type="float">
            <text:p>318.7756</text:p>
          </table:table-cell>
          <table:table-cell office:value-type="float" office:value="1098.491" calcext:value-type="float">
            <text:p>1098.491</text:p>
          </table:table-cell>
          <table:table-cell office:value-type="float" office:value="1333.006" calcext:value-type="float">
            <text:p>1333.006</text:p>
          </table:table-cell>
          <table:table-cell office:value-type="float" office:value="1327.515" calcext:value-type="float">
            <text:p>1327.515</text:p>
          </table:table-cell>
          <table:table-cell office:value-type="float" office:value="804.2034" calcext:value-type="float">
            <text:p>804.2034</text:p>
          </table:table-cell>
          <table:table-cell office:value-type="float" office:value="1073.143" calcext:value-type="float">
            <text:p>1073.143</text:p>
          </table:table-cell>
          <table:table-cell office:value-type="float" office:value="421.3078" calcext:value-type="float">
            <text:p>421.3078</text:p>
          </table:table-cell>
          <table:table-cell office:value-type="float" office:value="1881.201" calcext:value-type="float">
            <text:p>1881.201</text:p>
          </table:table-cell>
          <table:table-cell office:value-type="float" office:value="2110.997" calcext:value-type="float">
            <text:p>2110.997</text:p>
          </table:table-cell>
          <table:table-cell office:value-type="float" office:value="1680.441" calcext:value-type="float">
            <text:p>1680.441</text:p>
          </table:table-cell>
          <table:table-cell office:value-type="float" office:value="586.029" calcext:value-type="float">
            <text:p>586.029</text:p>
          </table:table-cell>
          <table:table-cell office:value-type="float" office:value="571.1262" calcext:value-type="float">
            <text:p>571.1262</text:p>
          </table:table-cell>
          <table:table-cell office:value-type="float" office:value="142.8607" calcext:value-type="float">
            <text:p>142.8607</text:p>
          </table:table-cell>
          <table:table-cell office:value-type="float" office:value="35.71237" calcext:value-type="float">
            <text:p>35.71237</text:p>
          </table:table-cell>
          <table:table-cell office:value-type="float" office:value="0" calcext:value-type="float">
            <text:p>0</text:p>
          </table:table-cell>
          <table:table-cell office:value-type="float" office:value="-0.09941328" calcext:value-type="float">
            <text:p>-0.09941328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15.0464" calcext:value-type="float">
            <text:p>-615.0464</text:p>
          </table:table-cell>
          <table:table-cell office:value-type="float" office:value="0" calcext:value-type="float">
            <text:p>0</text:p>
          </table:table-cell>
          <table:table-cell office:value-type="float" office:value="13.05563" calcext:value-type="float">
            <text:p>13.05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1" calcext:value-type="float">
            <text:p>27102001</text:p>
          </table:table-cell>
          <table:table-cell office:value-type="float" office:value="931.9971" calcext:value-type="float">
            <text:p>931.9971</text:p>
          </table:table-cell>
          <table:table-cell office:value-type="float" office:value="13172.96" calcext:value-type="float">
            <text:p>13172.96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41.532" calcext:value-type="float">
            <text:p>-741.532</text:p>
          </table:table-cell>
          <table:table-cell office:value-type="float" office:value="2150.086" calcext:value-type="float">
            <text:p>2150.086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5.0313" calcext:value-type="float">
            <text:p>105.0313</text:p>
          </table:table-cell>
          <table:table-cell office:value-type="float" office:value="720.7356" calcext:value-type="float">
            <text:p>720.7356</text:p>
          </table:table-cell>
          <table:table-cell office:value-type="float" office:value="0.05482173" calcext:value-type="float">
            <text:p>0.05482173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75.9468" calcext:value-type="float">
            <text:p>675.9468</text:p>
          </table:table-cell>
          <table:table-cell office:value-type="float" office:value="0" calcext:value-type="float">
            <text:p>0</text:p>
          </table:table-cell>
          <table:table-cell office:value-type="float" office:value="318.7876" calcext:value-type="float">
            <text:p>318.7876</text:p>
          </table:table-cell>
          <table:table-cell office:value-type="float" office:value="1098.372" calcext:value-type="float">
            <text:p>1098.372</text:p>
          </table:table-cell>
          <table:table-cell office:value-type="float" office:value="1332.895" calcext:value-type="float">
            <text:p>1332.895</text:p>
          </table:table-cell>
          <table:table-cell office:value-type="float" office:value="1327.434" calcext:value-type="float">
            <text:p>1327.434</text:p>
          </table:table-cell>
          <table:table-cell office:value-type="float" office:value="804.1307" calcext:value-type="float">
            <text:p>804.1307</text:p>
          </table:table-cell>
          <table:table-cell office:value-type="float" office:value="1073.091" calcext:value-type="float">
            <text:p>1073.091</text:p>
          </table:table-cell>
          <table:table-cell office:value-type="float" office:value="421.288" calcext:value-type="float">
            <text:p>421.288</text:p>
          </table:table-cell>
          <table:table-cell office:value-type="float" office:value="1881.147" calcext:value-type="float">
            <text:p>1881.147</text:p>
          </table:table-cell>
          <table:table-cell office:value-type="float" office:value="2110.953" calcext:value-type="float">
            <text:p>2110.953</text:p>
          </table:table-cell>
          <table:table-cell office:value-type="float" office:value="1680.408" calcext:value-type="float">
            <text:p>1680.408</text:p>
          </table:table-cell>
          <table:table-cell office:value-type="float" office:value="586.0206" calcext:value-type="float">
            <text:p>586.0206</text:p>
          </table:table-cell>
          <table:table-cell office:value-type="float" office:value="571.1187" calcext:value-type="float">
            <text:p>571.1187</text:p>
          </table:table-cell>
          <table:table-cell office:value-type="float" office:value="142.8606" calcext:value-type="float">
            <text:p>142.8606</text:p>
          </table:table-cell>
          <table:table-cell office:value-type="float" office:value="35.71234" calcext:value-type="float">
            <text:p>35.71234</text:p>
          </table:table-cell>
          <table:table-cell office:value-type="float" office:value="0" calcext:value-type="float">
            <text:p>0</text:p>
          </table:table-cell>
          <table:table-cell office:value-type="float" office:value="-0.09941357" calcext:value-type="float">
            <text:p>-0.09941357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15.5994" calcext:value-type="float">
            <text:p>-615.5994</text:p>
          </table:table-cell>
          <table:table-cell office:value-type="float" office:value="0" calcext:value-type="float">
            <text:p>0</text:p>
          </table:table-cell>
          <table:table-cell office:value-type="float" office:value="12.95321" calcext:value-type="float">
            <text:p>12.95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1" calcext:value-type="float">
            <text:p>28102001</text:p>
          </table:table-cell>
          <table:table-cell office:value-type="float" office:value="931.5262" calcext:value-type="float">
            <text:p>931.5262</text:p>
          </table:table-cell>
          <table:table-cell office:value-type="float" office:value="13172.66" calcext:value-type="float">
            <text:p>13172.66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42.2885" calcext:value-type="float">
            <text:p>-742.2885</text:p>
          </table:table-cell>
          <table:table-cell office:value-type="float" office:value="2151.418" calcext:value-type="float">
            <text:p>2151.418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4.773" calcext:value-type="float">
            <text:p>104.773</text:p>
          </table:table-cell>
          <table:table-cell office:value-type="float" office:value="720.6624" calcext:value-type="float">
            <text:p>720.6624</text:p>
          </table:table-cell>
          <table:table-cell office:value-type="float" office:value="0.05535121" calcext:value-type="float">
            <text:p>0.05535121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75.1908" calcext:value-type="float">
            <text:p>675.1908</text:p>
          </table:table-cell>
          <table:table-cell office:value-type="float" office:value="0" calcext:value-type="float">
            <text:p>0</text:p>
          </table:table-cell>
          <table:table-cell office:value-type="float" office:value="318.8224" calcext:value-type="float">
            <text:p>318.8224</text:p>
          </table:table-cell>
          <table:table-cell office:value-type="float" office:value="1098.198" calcext:value-type="float">
            <text:p>1098.198</text:p>
          </table:table-cell>
          <table:table-cell office:value-type="float" office:value="1332.75" calcext:value-type="float">
            <text:p>1332.75</text:p>
          </table:table-cell>
          <table:table-cell office:value-type="float" office:value="1327.329" calcext:value-type="float">
            <text:p>1327.329</text:p>
          </table:table-cell>
          <table:table-cell office:value-type="float" office:value="804.0474" calcext:value-type="float">
            <text:p>804.0474</text:p>
          </table:table-cell>
          <table:table-cell office:value-type="float" office:value="1073.036" calcext:value-type="float">
            <text:p>1073.036</text:p>
          </table:table-cell>
          <table:table-cell office:value-type="float" office:value="421.2663" calcext:value-type="float">
            <text:p>421.2663</text:p>
          </table:table-cell>
          <table:table-cell office:value-type="float" office:value="1881.092" calcext:value-type="float">
            <text:p>1881.092</text:p>
          </table:table-cell>
          <table:table-cell office:value-type="float" office:value="2110.91" calcext:value-type="float">
            <text:p>2110.91</text:p>
          </table:table-cell>
          <table:table-cell office:value-type="float" office:value="1680.375" calcext:value-type="float">
            <text:p>1680.375</text:p>
          </table:table-cell>
          <table:table-cell office:value-type="float" office:value="586.0123" calcext:value-type="float">
            <text:p>586.0123</text:p>
          </table:table-cell>
          <table:table-cell office:value-type="float" office:value="571.1112" calcext:value-type="float">
            <text:p>571.1112</text:p>
          </table:table-cell>
          <table:table-cell office:value-type="float" office:value="142.8605" calcext:value-type="float">
            <text:p>142.8605</text:p>
          </table:table-cell>
          <table:table-cell office:value-type="float" office:value="35.71231" calcext:value-type="float">
            <text:p>35.71231</text:p>
          </table:table-cell>
          <table:table-cell office:value-type="float" office:value="0" calcext:value-type="float">
            <text:p>0</text:p>
          </table:table-cell>
          <table:table-cell office:value-type="float" office:value="-0.09941446" calcext:value-type="float">
            <text:p>-0.09941446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16.2777" calcext:value-type="float">
            <text:p>-616.2777</text:p>
          </table:table-cell>
          <table:table-cell office:value-type="float" office:value="0" calcext:value-type="float">
            <text:p>0</text:p>
          </table:table-cell>
          <table:table-cell office:value-type="float" office:value="12.87809" calcext:value-type="float">
            <text:p>12.87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1" calcext:value-type="float">
            <text:p>29102001</text:p>
          </table:table-cell>
          <table:table-cell office:value-type="float" office:value="931.0579" calcext:value-type="float">
            <text:p>931.0579</text:p>
          </table:table-cell>
          <table:table-cell office:value-type="float" office:value="13172.32" calcext:value-type="float">
            <text:p>13172.32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43.0817" calcext:value-type="float">
            <text:p>-743.0817</text:p>
          </table:table-cell>
          <table:table-cell office:value-type="float" office:value="2153.944" calcext:value-type="float">
            <text:p>2153.944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4.6323" calcext:value-type="float">
            <text:p>104.6323</text:p>
          </table:table-cell>
          <table:table-cell office:value-type="float" office:value="720.6326" calcext:value-type="float">
            <text:p>720.6326</text:p>
          </table:table-cell>
          <table:table-cell office:value-type="float" office:value="0.05584421" calcext:value-type="float">
            <text:p>0.05584421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74.3981" calcext:value-type="float">
            <text:p>674.3981</text:p>
          </table:table-cell>
          <table:table-cell office:value-type="float" office:value="0" calcext:value-type="float">
            <text:p>0</text:p>
          </table:table-cell>
          <table:table-cell office:value-type="float" office:value="318.845" calcext:value-type="float">
            <text:p>318.845</text:p>
          </table:table-cell>
          <table:table-cell office:value-type="float" office:value="1098.015" calcext:value-type="float">
            <text:p>1098.015</text:p>
          </table:table-cell>
          <table:table-cell office:value-type="float" office:value="1332.586" calcext:value-type="float">
            <text:p>1332.586</text:p>
          </table:table-cell>
          <table:table-cell office:value-type="float" office:value="1327.211" calcext:value-type="float">
            <text:p>1327.211</text:p>
          </table:table-cell>
          <table:table-cell office:value-type="float" office:value="803.9489" calcext:value-type="float">
            <text:p>803.9489</text:p>
          </table:table-cell>
          <table:table-cell office:value-type="float" office:value="1072.978" calcext:value-type="float">
            <text:p>1072.978</text:p>
          </table:table-cell>
          <table:table-cell office:value-type="float" office:value="421.2411" calcext:value-type="float">
            <text:p>421.2411</text:p>
          </table:table-cell>
          <table:table-cell office:value-type="float" office:value="1881.037" calcext:value-type="float">
            <text:p>1881.037</text:p>
          </table:table-cell>
          <table:table-cell office:value-type="float" office:value="2110.866" calcext:value-type="float">
            <text:p>2110.866</text:p>
          </table:table-cell>
          <table:table-cell office:value-type="float" office:value="1680.342" calcext:value-type="float">
            <text:p>1680.342</text:p>
          </table:table-cell>
          <table:table-cell office:value-type="float" office:value="586.004" calcext:value-type="float">
            <text:p>586.004</text:p>
          </table:table-cell>
          <table:table-cell office:value-type="float" office:value="571.1037" calcext:value-type="float">
            <text:p>571.1037</text:p>
          </table:table-cell>
          <table:table-cell office:value-type="float" office:value="142.8604" calcext:value-type="float">
            <text:p>142.8604</text:p>
          </table:table-cell>
          <table:table-cell office:value-type="float" office:value="35.71227" calcext:value-type="float">
            <text:p>35.71227</text:p>
          </table:table-cell>
          <table:table-cell office:value-type="float" office:value="0" calcext:value-type="float">
            <text:p>0</text:p>
          </table:table-cell>
          <table:table-cell office:value-type="float" office:value="-0.09941538" calcext:value-type="float">
            <text:p>-0.09941538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16.9933" calcext:value-type="float">
            <text:p>-616.9933</text:p>
          </table:table-cell>
          <table:table-cell office:value-type="float" office:value="0" calcext:value-type="float">
            <text:p>0</text:p>
          </table:table-cell>
          <table:table-cell office:value-type="float" office:value="12.79761" calcext:value-type="float">
            <text:p>12.79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1" calcext:value-type="float">
            <text:p>30102001</text:p>
          </table:table-cell>
          <table:table-cell office:value-type="float" office:value="930.5492" calcext:value-type="float">
            <text:p>930.5492</text:p>
          </table:table-cell>
          <table:table-cell office:value-type="float" office:value="13171.99" calcext:value-type="float">
            <text:p>13171.99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43.909" calcext:value-type="float">
            <text:p>-743.909</text:p>
          </table:table-cell>
          <table:table-cell office:value-type="float" office:value="2155.39" calcext:value-type="float">
            <text:p>2155.39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4.4705" calcext:value-type="float">
            <text:p>104.4705</text:p>
          </table:table-cell>
          <table:table-cell office:value-type="float" office:value="720.5916" calcext:value-type="float">
            <text:p>720.5916</text:p>
          </table:table-cell>
          <table:table-cell office:value-type="float" office:value="0.05629846" calcext:value-type="float">
            <text:p>0.05629846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73.5712" calcext:value-type="float">
            <text:p>673.5712</text:p>
          </table:table-cell>
          <table:table-cell office:value-type="float" office:value="0" calcext:value-type="float">
            <text:p>0</text:p>
          </table:table-cell>
          <table:table-cell office:value-type="float" office:value="318.8749" calcext:value-type="float">
            <text:p>318.8749</text:p>
          </table:table-cell>
          <table:table-cell office:value-type="float" office:value="1097.818" calcext:value-type="float">
            <text:p>1097.818</text:p>
          </table:table-cell>
          <table:table-cell office:value-type="float" office:value="1332.418" calcext:value-type="float">
            <text:p>1332.418</text:p>
          </table:table-cell>
          <table:table-cell office:value-type="float" office:value="1327.084" calcext:value-type="float">
            <text:p>1327.084</text:p>
          </table:table-cell>
          <table:table-cell office:value-type="float" office:value="803.8461" calcext:value-type="float">
            <text:p>803.8461</text:p>
          </table:table-cell>
          <table:table-cell office:value-type="float" office:value="1072.917" calcext:value-type="float">
            <text:p>1072.917</text:p>
          </table:table-cell>
          <table:table-cell office:value-type="float" office:value="421.2154" calcext:value-type="float">
            <text:p>421.2154</text:p>
          </table:table-cell>
          <table:table-cell office:value-type="float" office:value="1880.981" calcext:value-type="float">
            <text:p>1880.981</text:p>
          </table:table-cell>
          <table:table-cell office:value-type="float" office:value="2110.823" calcext:value-type="float">
            <text:p>2110.823</text:p>
          </table:table-cell>
          <table:table-cell office:value-type="float" office:value="1680.309" calcext:value-type="float">
            <text:p>1680.309</text:p>
          </table:table-cell>
          <table:table-cell office:value-type="float" office:value="585.9958" calcext:value-type="float">
            <text:p>585.9958</text:p>
          </table:table-cell>
          <table:table-cell office:value-type="float" office:value="571.0963" calcext:value-type="float">
            <text:p>571.0963</text:p>
          </table:table-cell>
          <table:table-cell office:value-type="float" office:value="142.8602" calcext:value-type="float">
            <text:p>142.8602</text:p>
          </table:table-cell>
          <table:table-cell office:value-type="float" office:value="35.71224" calcext:value-type="float">
            <text:p>35.71224</text:p>
          </table:table-cell>
          <table:table-cell office:value-type="float" office:value="0" calcext:value-type="float">
            <text:p>0</text:p>
          </table:table-cell>
          <table:table-cell office:value-type="float" office:value="-0.09941665" calcext:value-type="float">
            <text:p>-0.09941665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17.7473" calcext:value-type="float">
            <text:p>-617.7473</text:p>
          </table:table-cell>
          <table:table-cell office:value-type="float" office:value="0" calcext:value-type="float">
            <text:p>0</text:p>
          </table:table-cell>
          <table:table-cell office:value-type="float" office:value="12.72277" calcext:value-type="float">
            <text:p>12.72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1" calcext:value-type="float">
            <text:p>31102001</text:p>
          </table:table-cell>
          <table:table-cell office:value-type="float" office:value="929.9734" calcext:value-type="float">
            <text:p>929.9734</text:p>
          </table:table-cell>
          <table:table-cell office:value-type="float" office:value="13171.65" calcext:value-type="float">
            <text:p>13171.65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44.8126" calcext:value-type="float">
            <text:p>-744.8126</text:p>
          </table:table-cell>
          <table:table-cell office:value-type="float" office:value="2157.288" calcext:value-type="float">
            <text:p>2157.288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4.3058" calcext:value-type="float">
            <text:p>104.3058</text:p>
          </table:table-cell>
          <table:table-cell office:value-type="float" office:value="720.5498" calcext:value-type="float">
            <text:p>720.5498</text:p>
          </table:table-cell>
          <table:table-cell office:value-type="float" office:value="0.05673155" calcext:value-type="float">
            <text:p>0.05673155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72.668" calcext:value-type="float">
            <text:p>672.668</text:p>
          </table:table-cell>
          <table:table-cell office:value-type="float" office:value="0" calcext:value-type="float">
            <text:p>0</text:p>
          </table:table-cell>
          <table:table-cell office:value-type="float" office:value="318.9102" calcext:value-type="float">
            <text:p>318.9102</text:p>
          </table:table-cell>
          <table:table-cell office:value-type="float" office:value="1097.585" calcext:value-type="float">
            <text:p>1097.585</text:p>
          </table:table-cell>
          <table:table-cell office:value-type="float" office:value="1332.229" calcext:value-type="float">
            <text:p>1332.229</text:p>
          </table:table-cell>
          <table:table-cell office:value-type="float" office:value="1326.939" calcext:value-type="float">
            <text:p>1326.939</text:p>
          </table:table-cell>
          <table:table-cell office:value-type="float" office:value="803.7366" calcext:value-type="float">
            <text:p>803.7366</text:p>
          </table:table-cell>
          <table:table-cell office:value-type="float" office:value="1072.852" calcext:value-type="float">
            <text:p>1072.852</text:p>
          </table:table-cell>
          <table:table-cell office:value-type="float" office:value="421.1888" calcext:value-type="float">
            <text:p>421.1888</text:p>
          </table:table-cell>
          <table:table-cell office:value-type="float" office:value="1880.923" calcext:value-type="float">
            <text:p>1880.923</text:p>
          </table:table-cell>
          <table:table-cell office:value-type="float" office:value="2110.78" calcext:value-type="float">
            <text:p>2110.78</text:p>
          </table:table-cell>
          <table:table-cell office:value-type="float" office:value="1680.277" calcext:value-type="float">
            <text:p>1680.277</text:p>
          </table:table-cell>
          <table:table-cell office:value-type="float" office:value="585.9876" calcext:value-type="float">
            <text:p>585.9876</text:p>
          </table:table-cell>
          <table:table-cell office:value-type="float" office:value="571.0889" calcext:value-type="float">
            <text:p>571.0889</text:p>
          </table:table-cell>
          <table:table-cell office:value-type="float" office:value="142.8601" calcext:value-type="float">
            <text:p>142.8601</text:p>
          </table:table-cell>
          <table:table-cell office:value-type="float" office:value="35.71221" calcext:value-type="float">
            <text:p>35.71221</text:p>
          </table:table-cell>
          <table:table-cell office:value-type="float" office:value="0" calcext:value-type="float">
            <text:p>0</text:p>
          </table:table-cell>
          <table:table-cell office:value-type="float" office:value="-0.09941866" calcext:value-type="float">
            <text:p>-0.09941866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18.5811" calcext:value-type="float">
            <text:p>-618.5811</text:p>
          </table:table-cell>
          <table:table-cell office:value-type="float" office:value="0" calcext:value-type="float">
            <text:p>0</text:p>
          </table:table-cell>
          <table:table-cell office:value-type="float" office:value="12.65583" calcext:value-type="float">
            <text:p>12.65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1" calcext:value-type="float">
            <text:p>1112001</text:p>
          </table:table-cell>
          <table:table-cell office:value-type="float" office:value="929.3398" calcext:value-type="float">
            <text:p>929.3398</text:p>
          </table:table-cell>
          <table:table-cell office:value-type="float" office:value="13171.28" calcext:value-type="float">
            <text:p>13171.28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45.7867" calcext:value-type="float">
            <text:p>-745.7867</text:p>
          </table:table-cell>
          <table:table-cell office:value-type="float" office:value="2161.326" calcext:value-type="float">
            <text:p>2161.326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4.1558" calcext:value-type="float">
            <text:p>104.1558</text:p>
          </table:table-cell>
          <table:table-cell office:value-type="float" office:value="720.5092" calcext:value-type="float">
            <text:p>720.5092</text:p>
          </table:table-cell>
          <table:table-cell office:value-type="float" office:value="0.05716152" calcext:value-type="float">
            <text:p>0.05716152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71.6945" calcext:value-type="float">
            <text:p>671.6945</text:p>
          </table:table-cell>
          <table:table-cell office:value-type="float" office:value="0" calcext:value-type="float">
            <text:p>0</text:p>
          </table:table-cell>
          <table:table-cell office:value-type="float" office:value="318.9489" calcext:value-type="float">
            <text:p>318.9489</text:p>
          </table:table-cell>
          <table:table-cell office:value-type="float" office:value="1097.328" calcext:value-type="float">
            <text:p>1097.328</text:p>
          </table:table-cell>
          <table:table-cell office:value-type="float" office:value="1332.011" calcext:value-type="float">
            <text:p>1332.011</text:p>
          </table:table-cell>
          <table:table-cell office:value-type="float" office:value="1326.786" calcext:value-type="float">
            <text:p>1326.786</text:p>
          </table:table-cell>
          <table:table-cell office:value-type="float" office:value="803.6163" calcext:value-type="float">
            <text:p>803.6163</text:p>
          </table:table-cell>
          <table:table-cell office:value-type="float" office:value="1072.784" calcext:value-type="float">
            <text:p>1072.784</text:p>
          </table:table-cell>
          <table:table-cell office:value-type="float" office:value="421.1607" calcext:value-type="float">
            <text:p>421.1607</text:p>
          </table:table-cell>
          <table:table-cell office:value-type="float" office:value="1880.864" calcext:value-type="float">
            <text:p>1880.864</text:p>
          </table:table-cell>
          <table:table-cell office:value-type="float" office:value="2110.737" calcext:value-type="float">
            <text:p>2110.737</text:p>
          </table:table-cell>
          <table:table-cell office:value-type="float" office:value="1680.244" calcext:value-type="float">
            <text:p>1680.244</text:p>
          </table:table-cell>
          <table:table-cell office:value-type="float" office:value="585.9795" calcext:value-type="float">
            <text:p>585.9795</text:p>
          </table:table-cell>
          <table:table-cell office:value-type="float" office:value="571.0814" calcext:value-type="float">
            <text:p>571.0814</text:p>
          </table:table-cell>
          <table:table-cell office:value-type="float" office:value="142.86" calcext:value-type="float">
            <text:p>142.86</text:p>
          </table:table-cell>
          <table:table-cell office:value-type="float" office:value="35.71218" calcext:value-type="float">
            <text:p>35.71218</text:p>
          </table:table-cell>
          <table:table-cell office:value-type="float" office:value="0" calcext:value-type="float">
            <text:p>0</text:p>
          </table:table-cell>
          <table:table-cell office:value-type="float" office:value="-0.09942138" calcext:value-type="float">
            <text:p>-0.09942138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19.4965" calcext:value-type="float">
            <text:p>-619.4965</text:p>
          </table:table-cell>
          <table:table-cell office:value-type="float" office:value="0" calcext:value-type="float">
            <text:p>0</text:p>
          </table:table-cell>
          <table:table-cell office:value-type="float" office:value="12.59277" calcext:value-type="float">
            <text:p>12.59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1" calcext:value-type="float">
            <text:p>2112001</text:p>
          </table:table-cell>
          <table:table-cell office:value-type="float" office:value="928.7569" calcext:value-type="float">
            <text:p>928.7569</text:p>
          </table:table-cell>
          <table:table-cell office:value-type="float" office:value="13170.93" calcext:value-type="float">
            <text:p>13170.93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46.7163" calcext:value-type="float">
            <text:p>-746.7163</text:p>
          </table:table-cell>
          <table:table-cell office:value-type="float" office:value="2163.543" calcext:value-type="float">
            <text:p>2163.543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4.0363" calcext:value-type="float">
            <text:p>104.0363</text:p>
          </table:table-cell>
          <table:table-cell office:value-type="float" office:value="720.4842" calcext:value-type="float">
            <text:p>720.4842</text:p>
          </table:table-cell>
          <table:table-cell office:value-type="float" office:value="0.05758913" calcext:value-type="float">
            <text:p>0.05758913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70.7653" calcext:value-type="float">
            <text:p>670.7653</text:p>
          </table:table-cell>
          <table:table-cell office:value-type="float" office:value="0" calcext:value-type="float">
            <text:p>0</text:p>
          </table:table-cell>
          <table:table-cell office:value-type="float" office:value="318.9841" calcext:value-type="float">
            <text:p>318.9841</text:p>
          </table:table-cell>
          <table:table-cell office:value-type="float" office:value="1097.096" calcext:value-type="float">
            <text:p>1097.096</text:p>
          </table:table-cell>
          <table:table-cell office:value-type="float" office:value="1331.812" calcext:value-type="float">
            <text:p>1331.812</text:p>
          </table:table-cell>
          <table:table-cell office:value-type="float" office:value="1326.637" calcext:value-type="float">
            <text:p>1326.637</text:p>
          </table:table-cell>
          <table:table-cell office:value-type="float" office:value="803.4958" calcext:value-type="float">
            <text:p>803.4958</text:p>
          </table:table-cell>
          <table:table-cell office:value-type="float" office:value="1072.715" calcext:value-type="float">
            <text:p>1072.715</text:p>
          </table:table-cell>
          <table:table-cell office:value-type="float" office:value="421.1323" calcext:value-type="float">
            <text:p>421.1323</text:p>
          </table:table-cell>
          <table:table-cell office:value-type="float" office:value="1880.804" calcext:value-type="float">
            <text:p>1880.804</text:p>
          </table:table-cell>
          <table:table-cell office:value-type="float" office:value="2110.693" calcext:value-type="float">
            <text:p>2110.693</text:p>
          </table:table-cell>
          <table:table-cell office:value-type="float" office:value="1680.212" calcext:value-type="float">
            <text:p>1680.212</text:p>
          </table:table-cell>
          <table:table-cell office:value-type="float" office:value="585.9713" calcext:value-type="float">
            <text:p>585.9713</text:p>
          </table:table-cell>
          <table:table-cell office:value-type="float" office:value="571.074" calcext:value-type="float">
            <text:p>571.074</text:p>
          </table:table-cell>
          <table:table-cell office:value-type="float" office:value="142.8599" calcext:value-type="float">
            <text:p>142.8599</text:p>
          </table:table-cell>
          <table:table-cell office:value-type="float" office:value="35.71215" calcext:value-type="float">
            <text:p>35.71215</text:p>
          </table:table-cell>
          <table:table-cell office:value-type="float" office:value="0" calcext:value-type="float">
            <text:p>0</text:p>
          </table:table-cell>
          <table:table-cell office:value-type="float" office:value="-0.09942324" calcext:value-type="float">
            <text:p>-0.09942324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20.3533" calcext:value-type="float">
            <text:p>-620.3533</text:p>
          </table:table-cell>
          <table:table-cell office:value-type="float" office:value="0" calcext:value-type="float">
            <text:p>0</text:p>
          </table:table-cell>
          <table:table-cell office:value-type="float" office:value="12.5184" calcext:value-type="float">
            <text:p>12.5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1" calcext:value-type="float">
            <text:p>3112001</text:p>
          </table:table-cell>
          <table:table-cell office:value-type="float" office:value="928.1555" calcext:value-type="float">
            <text:p>928.1555</text:p>
          </table:table-cell>
          <table:table-cell office:value-type="float" office:value="13170.57" calcext:value-type="float">
            <text:p>13170.57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47.6548" calcext:value-type="float">
            <text:p>-747.6548</text:p>
          </table:table-cell>
          <table:table-cell office:value-type="float" office:value="2165.958" calcext:value-type="float">
            <text:p>2165.958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3.925" calcext:value-type="float">
            <text:p>103.925</text:p>
          </table:table-cell>
          <table:table-cell office:value-type="float" office:value="720.4601" calcext:value-type="float">
            <text:p>720.4601</text:p>
          </table:table-cell>
          <table:table-cell office:value-type="float" office:value="0.05801257" calcext:value-type="float">
            <text:p>0.05801257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69.8271" calcext:value-type="float">
            <text:p>669.8271</text:p>
          </table:table-cell>
          <table:table-cell office:value-type="float" office:value="0" calcext:value-type="float">
            <text:p>0</text:p>
          </table:table-cell>
          <table:table-cell office:value-type="float" office:value="319.0197" calcext:value-type="float">
            <text:p>319.0197</text:p>
          </table:table-cell>
          <table:table-cell office:value-type="float" office:value="1096.853" calcext:value-type="float">
            <text:p>1096.853</text:p>
          </table:table-cell>
          <table:table-cell office:value-type="float" office:value="1331.609" calcext:value-type="float">
            <text:p>1331.609</text:p>
          </table:table-cell>
          <table:table-cell office:value-type="float" office:value="1326.485" calcext:value-type="float">
            <text:p>1326.485</text:p>
          </table:table-cell>
          <table:table-cell office:value-type="float" office:value="803.3739" calcext:value-type="float">
            <text:p>803.3739</text:p>
          </table:table-cell>
          <table:table-cell office:value-type="float" office:value="1072.648" calcext:value-type="float">
            <text:p>1072.648</text:p>
          </table:table-cell>
          <table:table-cell office:value-type="float" office:value="421.1039" calcext:value-type="float">
            <text:p>421.1039</text:p>
          </table:table-cell>
          <table:table-cell office:value-type="float" office:value="1880.744" calcext:value-type="float">
            <text:p>1880.744</text:p>
          </table:table-cell>
          <table:table-cell office:value-type="float" office:value="2110.648" calcext:value-type="float">
            <text:p>2110.648</text:p>
          </table:table-cell>
          <table:table-cell office:value-type="float" office:value="1680.18" calcext:value-type="float">
            <text:p>1680.18</text:p>
          </table:table-cell>
          <table:table-cell office:value-type="float" office:value="585.9632" calcext:value-type="float">
            <text:p>585.9632</text:p>
          </table:table-cell>
          <table:table-cell office:value-type="float" office:value="571.0667" calcext:value-type="float">
            <text:p>571.0667</text:p>
          </table:table-cell>
          <table:table-cell office:value-type="float" office:value="142.8598" calcext:value-type="float">
            <text:p>142.8598</text:p>
          </table:table-cell>
          <table:table-cell office:value-type="float" office:value="35.71212" calcext:value-type="float">
            <text:p>35.71212</text:p>
          </table:table-cell>
          <table:table-cell office:value-type="float" office:value="0" calcext:value-type="float">
            <text:p>0</text:p>
          </table:table-cell>
          <table:table-cell office:value-type="float" office:value="-0.09942533" calcext:value-type="float">
            <text:p>-0.09942533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21.2283" calcext:value-type="float">
            <text:p>-621.2283</text:p>
          </table:table-cell>
          <table:table-cell office:value-type="float" office:value="0" calcext:value-type="float">
            <text:p>0</text:p>
          </table:table-cell>
          <table:table-cell office:value-type="float" office:value="12.4528" calcext:value-type="float">
            <text:p>12.4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1" calcext:value-type="float">
            <text:p>4112001</text:p>
          </table:table-cell>
          <table:table-cell office:value-type="float" office:value="927.5437" calcext:value-type="float">
            <text:p>927.5437</text:p>
          </table:table-cell>
          <table:table-cell office:value-type="float" office:value="13170.21" calcext:value-type="float">
            <text:p>13170.21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48.6075" calcext:value-type="float">
            <text:p>-748.6075</text:p>
          </table:table-cell>
          <table:table-cell office:value-type="float" office:value="2168.696" calcext:value-type="float">
            <text:p>2168.696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3.8297" calcext:value-type="float">
            <text:p>103.8297</text:p>
          </table:table-cell>
          <table:table-cell office:value-type="float" office:value="720.439" calcext:value-type="float">
            <text:p>720.439</text:p>
          </table:table-cell>
          <table:table-cell office:value-type="float" office:value="0.05843728" calcext:value-type="float">
            <text:p>0.05843728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68.8749" calcext:value-type="float">
            <text:p>668.8749</text:p>
          </table:table-cell>
          <table:table-cell office:value-type="float" office:value="0" calcext:value-type="float">
            <text:p>0</text:p>
          </table:table-cell>
          <table:table-cell office:value-type="float" office:value="319.0557" calcext:value-type="float">
            <text:p>319.0557</text:p>
          </table:table-cell>
          <table:table-cell office:value-type="float" office:value="1096.606" calcext:value-type="float">
            <text:p>1096.606</text:p>
          </table:table-cell>
          <table:table-cell office:value-type="float" office:value="1331.405" calcext:value-type="float">
            <text:p>1331.405</text:p>
          </table:table-cell>
          <table:table-cell office:value-type="float" office:value="1326.323" calcext:value-type="float">
            <text:p>1326.323</text:p>
          </table:table-cell>
          <table:table-cell office:value-type="float" office:value="803.2528" calcext:value-type="float">
            <text:p>803.2528</text:p>
          </table:table-cell>
          <table:table-cell office:value-type="float" office:value="1072.578" calcext:value-type="float">
            <text:p>1072.578</text:p>
          </table:table-cell>
          <table:table-cell office:value-type="float" office:value="421.0753" calcext:value-type="float">
            <text:p>421.0753</text:p>
          </table:table-cell>
          <table:table-cell office:value-type="float" office:value="1880.684" calcext:value-type="float">
            <text:p>1880.684</text:p>
          </table:table-cell>
          <table:table-cell office:value-type="float" office:value="2110.604" calcext:value-type="float">
            <text:p>2110.604</text:p>
          </table:table-cell>
          <table:table-cell office:value-type="float" office:value="1680.147" calcext:value-type="float">
            <text:p>1680.147</text:p>
          </table:table-cell>
          <table:table-cell office:value-type="float" office:value="585.9551" calcext:value-type="float">
            <text:p>585.9551</text:p>
          </table:table-cell>
          <table:table-cell office:value-type="float" office:value="571.0592" calcext:value-type="float">
            <text:p>571.0592</text:p>
          </table:table-cell>
          <table:table-cell office:value-type="float" office:value="142.8597" calcext:value-type="float">
            <text:p>142.8597</text:p>
          </table:table-cell>
          <table:table-cell office:value-type="float" office:value="35.71209" calcext:value-type="float">
            <text:p>35.71209</text:p>
          </table:table-cell>
          <table:table-cell office:value-type="float" office:value="0" calcext:value-type="float">
            <text:p>0</text:p>
          </table:table-cell>
          <table:table-cell office:value-type="float" office:value="-0.09942743" calcext:value-type="float">
            <text:p>-0.09942743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22.1158" calcext:value-type="float">
            <text:p>-622.1158</text:p>
          </table:table-cell>
          <table:table-cell office:value-type="float" office:value="0" calcext:value-type="float">
            <text:p>0</text:p>
          </table:table-cell>
          <table:table-cell office:value-type="float" office:value="12.38648" calcext:value-type="float">
            <text:p>12.38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1" calcext:value-type="float">
            <text:p>5112001</text:p>
          </table:table-cell>
          <table:table-cell office:value-type="float" office:value="926.9034" calcext:value-type="float">
            <text:p>926.9034</text:p>
          </table:table-cell>
          <table:table-cell office:value-type="float" office:value="13169.85" calcext:value-type="float">
            <text:p>13169.85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49.5851" calcext:value-type="float">
            <text:p>-749.5851</text:p>
          </table:table-cell>
          <table:table-cell office:value-type="float" office:value="2170.553" calcext:value-type="float">
            <text:p>2170.553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3.7317" calcext:value-type="float">
            <text:p>103.7317</text:p>
          </table:table-cell>
          <table:table-cell office:value-type="float" office:value="720.4147" calcext:value-type="float">
            <text:p>720.4147</text:p>
          </table:table-cell>
          <table:table-cell office:value-type="float" office:value="0.05885666" calcext:value-type="float">
            <text:p>0.05885666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67.8977" calcext:value-type="float">
            <text:p>667.8977</text:p>
          </table:table-cell>
          <table:table-cell office:value-type="float" office:value="0" calcext:value-type="float">
            <text:p>0</text:p>
          </table:table-cell>
          <table:table-cell office:value-type="float" office:value="319.0933" calcext:value-type="float">
            <text:p>319.0933</text:p>
          </table:table-cell>
          <table:table-cell office:value-type="float" office:value="1096.347" calcext:value-type="float">
            <text:p>1096.347</text:p>
          </table:table-cell>
          <table:table-cell office:value-type="float" office:value="1331.183" calcext:value-type="float">
            <text:p>1331.183</text:p>
          </table:table-cell>
          <table:table-cell office:value-type="float" office:value="1326.167" calcext:value-type="float">
            <text:p>1326.167</text:p>
          </table:table-cell>
          <table:table-cell office:value-type="float" office:value="803.1256" calcext:value-type="float">
            <text:p>803.1256</text:p>
          </table:table-cell>
          <table:table-cell office:value-type="float" office:value="1072.508" calcext:value-type="float">
            <text:p>1072.508</text:p>
          </table:table-cell>
          <table:table-cell office:value-type="float" office:value="421.0466" calcext:value-type="float">
            <text:p>421.0466</text:p>
          </table:table-cell>
          <table:table-cell office:value-type="float" office:value="1880.624" calcext:value-type="float">
            <text:p>1880.624</text:p>
          </table:table-cell>
          <table:table-cell office:value-type="float" office:value="2110.56" calcext:value-type="float">
            <text:p>2110.56</text:p>
          </table:table-cell>
          <table:table-cell office:value-type="float" office:value="1680.115" calcext:value-type="float">
            <text:p>1680.115</text:p>
          </table:table-cell>
          <table:table-cell office:value-type="float" office:value="585.947" calcext:value-type="float">
            <text:p>585.947</text:p>
          </table:table-cell>
          <table:table-cell office:value-type="float" office:value="571.0518" calcext:value-type="float">
            <text:p>571.0518</text:p>
          </table:table-cell>
          <table:table-cell office:value-type="float" office:value="142.8596" calcext:value-type="float">
            <text:p>142.8596</text:p>
          </table:table-cell>
          <table:table-cell office:value-type="float" office:value="35.71206" calcext:value-type="float">
            <text:p>35.71206</text:p>
          </table:table-cell>
          <table:table-cell office:value-type="float" office:value="0" calcext:value-type="float">
            <text:p>0</text:p>
          </table:table-cell>
          <table:table-cell office:value-type="float" office:value="-0.09942991" calcext:value-type="float">
            <text:p>-0.09942991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23.0327" calcext:value-type="float">
            <text:p>-623.0327</text:p>
          </table:table-cell>
          <table:table-cell office:value-type="float" office:value="0" calcext:value-type="float">
            <text:p>0</text:p>
          </table:table-cell>
          <table:table-cell office:value-type="float" office:value="12.32524" calcext:value-type="float">
            <text:p>12.32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1" calcext:value-type="float">
            <text:p>6112001</text:p>
          </table:table-cell>
          <table:table-cell office:value-type="float" office:value="926.1963" calcext:value-type="float">
            <text:p>926.1963</text:p>
          </table:table-cell>
          <table:table-cell office:value-type="float" office:value="13169.47" calcext:value-type="float">
            <text:p>13169.47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50.6386" calcext:value-type="float">
            <text:p>-750.6386</text:p>
          </table:table-cell>
          <table:table-cell office:value-type="float" office:value="2173.377" calcext:value-type="float">
            <text:p>2173.377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3.6623" calcext:value-type="float">
            <text:p>103.6623</text:p>
          </table:table-cell>
          <table:table-cell office:value-type="float" office:value="720.3905" calcext:value-type="float">
            <text:p>720.3905</text:p>
          </table:table-cell>
          <table:table-cell office:value-type="float" office:value="0.0592731" calcext:value-type="float">
            <text:p>0.0592731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66.8446" calcext:value-type="float">
            <text:p>666.8446</text:p>
          </table:table-cell>
          <table:table-cell office:value-type="float" office:value="0" calcext:value-type="float">
            <text:p>0</text:p>
          </table:table-cell>
          <table:table-cell office:value-type="float" office:value="319.132" calcext:value-type="float">
            <text:p>319.132</text:p>
          </table:table-cell>
          <table:table-cell office:value-type="float" office:value="1096.058" calcext:value-type="float">
            <text:p>1096.058</text:p>
          </table:table-cell>
          <table:table-cell office:value-type="float" office:value="1330.945" calcext:value-type="float">
            <text:p>1330.945</text:p>
          </table:table-cell>
          <table:table-cell office:value-type="float" office:value="1325.987" calcext:value-type="float">
            <text:p>1325.987</text:p>
          </table:table-cell>
          <table:table-cell office:value-type="float" office:value="802.9868" calcext:value-type="float">
            <text:p>802.9868</text:p>
          </table:table-cell>
          <table:table-cell office:value-type="float" office:value="1072.432" calcext:value-type="float">
            <text:p>1072.432</text:p>
          </table:table-cell>
          <table:table-cell office:value-type="float" office:value="421.0172" calcext:value-type="float">
            <text:p>421.0172</text:p>
          </table:table-cell>
          <table:table-cell office:value-type="float" office:value="1880.563" calcext:value-type="float">
            <text:p>1880.563</text:p>
          </table:table-cell>
          <table:table-cell office:value-type="float" office:value="2110.515" calcext:value-type="float">
            <text:p>2110.515</text:p>
          </table:table-cell>
          <table:table-cell office:value-type="float" office:value="1680.083" calcext:value-type="float">
            <text:p>1680.083</text:p>
          </table:table-cell>
          <table:table-cell office:value-type="float" office:value="585.9388" calcext:value-type="float">
            <text:p>585.9388</text:p>
          </table:table-cell>
          <table:table-cell office:value-type="float" office:value="571.0446" calcext:value-type="float">
            <text:p>571.0446</text:p>
          </table:table-cell>
          <table:table-cell office:value-type="float" office:value="142.8595" calcext:value-type="float">
            <text:p>142.8595</text:p>
          </table:table-cell>
          <table:table-cell office:value-type="float" office:value="35.71203" calcext:value-type="float">
            <text:p>35.71203</text:p>
          </table:table-cell>
          <table:table-cell office:value-type="float" office:value="0" calcext:value-type="float">
            <text:p>0</text:p>
          </table:table-cell>
          <table:table-cell office:value-type="float" office:value="-0.09943343" calcext:value-type="float">
            <text:p>-0.09943343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24.0325" calcext:value-type="float">
            <text:p>-624.0325</text:p>
          </table:table-cell>
          <table:table-cell office:value-type="float" office:value="0" calcext:value-type="float">
            <text:p>0</text:p>
          </table:table-cell>
          <table:table-cell office:value-type="float" office:value="12.27253" calcext:value-type="float">
            <text:p>12.27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1" calcext:value-type="float">
            <text:p>7112001</text:p>
          </table:table-cell>
          <table:table-cell office:value-type="float" office:value="925.4423" calcext:value-type="float">
            <text:p>925.4423</text:p>
          </table:table-cell>
          <table:table-cell office:value-type="float" office:value="13169.08" calcext:value-type="float">
            <text:p>13169.08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51.7516" calcext:value-type="float">
            <text:p>-751.7516</text:p>
          </table:table-cell>
          <table:table-cell office:value-type="float" office:value="2175.464" calcext:value-type="float">
            <text:p>2175.464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3.6385" calcext:value-type="float">
            <text:p>103.6385</text:p>
          </table:table-cell>
          <table:table-cell office:value-type="float" office:value="648.332" calcext:value-type="float">
            <text:p>648.332</text:p>
          </table:table-cell>
          <table:table-cell office:value-type="float" office:value="0.05973376" calcext:value-type="float">
            <text:p>0.05973376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65.7321" calcext:value-type="float">
            <text:p>665.7321</text:p>
          </table:table-cell>
          <table:table-cell office:value-type="float" office:value="0" calcext:value-type="float">
            <text:p>0</text:p>
          </table:table-cell>
          <table:table-cell office:value-type="float" office:value="316.2977" calcext:value-type="float">
            <text:p>316.2977</text:p>
          </table:table-cell>
          <table:table-cell office:value-type="float" office:value="1102.36" calcext:value-type="float">
            <text:p>1102.36</text:p>
          </table:table-cell>
          <table:table-cell office:value-type="float" office:value="1342.85" calcext:value-type="float">
            <text:p>1342.85</text:p>
          </table:table-cell>
          <table:table-cell office:value-type="float" office:value="1338.444" calcext:value-type="float">
            <text:p>1338.444</text:p>
          </table:table-cell>
          <table:table-cell office:value-type="float" office:value="809.6887" calcext:value-type="float">
            <text:p>809.6887</text:p>
          </table:table-cell>
          <table:table-cell office:value-type="float" office:value="1108.999" calcext:value-type="float">
            <text:p>1108.999</text:p>
          </table:table-cell>
          <table:table-cell office:value-type="float" office:value="420.9867" calcext:value-type="float">
            <text:p>420.9867</text:p>
          </table:table-cell>
          <table:table-cell office:value-type="float" office:value="1880.502" calcext:value-type="float">
            <text:p>1880.502</text:p>
          </table:table-cell>
          <table:table-cell office:value-type="float" office:value="2110.471" calcext:value-type="float">
            <text:p>2110.471</text:p>
          </table:table-cell>
          <table:table-cell office:value-type="float" office:value="1680.05" calcext:value-type="float">
            <text:p>1680.05</text:p>
          </table:table-cell>
          <table:table-cell office:value-type="float" office:value="585.9308" calcext:value-type="float">
            <text:p>585.9308</text:p>
          </table:table-cell>
          <table:table-cell office:value-type="float" office:value="571.0372" calcext:value-type="float">
            <text:p>571.0372</text:p>
          </table:table-cell>
          <table:table-cell office:value-type="float" office:value="142.8595" calcext:value-type="float">
            <text:p>142.8595</text:p>
          </table:table-cell>
          <table:table-cell office:value-type="float" office:value="35.712" calcext:value-type="float">
            <text:p>35.712</text:p>
          </table:table-cell>
          <table:table-cell office:value-type="float" office:value="0" calcext:value-type="float">
            <text:p>0</text:p>
          </table:table-cell>
          <table:table-cell office:value-type="float" office:value="-0.09943759" calcext:value-type="float">
            <text:p>-0.09943759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25.0959" calcext:value-type="float">
            <text:p>-625.0959</text:p>
          </table:table-cell>
          <table:table-cell office:value-type="float" office:value="0" calcext:value-type="float">
            <text:p>0</text:p>
          </table:table-cell>
          <table:table-cell office:value-type="float" office:value="12.2176" calcext:value-type="float">
            <text:p>12.2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1" calcext:value-type="float">
            <text:p>8112001</text:p>
          </table:table-cell>
          <table:table-cell office:value-type="float" office:value="924.7524" calcext:value-type="float">
            <text:p>924.7524</text:p>
          </table:table-cell>
          <table:table-cell office:value-type="float" office:value="13168.7" calcext:value-type="float">
            <text:p>13168.7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52.8064" calcext:value-type="float">
            <text:p>-752.8064</text:p>
          </table:table-cell>
          <table:table-cell office:value-type="float" office:value="2180.081" calcext:value-type="float">
            <text:p>2180.081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3.6557" calcext:value-type="float">
            <text:p>103.6557</text:p>
          </table:table-cell>
          <table:table-cell office:value-type="float" office:value="648.3254" calcext:value-type="float">
            <text:p>648.3254</text:p>
          </table:table-cell>
          <table:table-cell office:value-type="float" office:value="0.06025839" calcext:value-type="float">
            <text:p>0.06025839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64.6778" calcext:value-type="float">
            <text:p>664.6778</text:p>
          </table:table-cell>
          <table:table-cell office:value-type="float" office:value="0" calcext:value-type="float">
            <text:p>0</text:p>
          </table:table-cell>
          <table:table-cell office:value-type="float" office:value="316.3256" calcext:value-type="float">
            <text:p>316.3256</text:p>
          </table:table-cell>
          <table:table-cell office:value-type="float" office:value="1102.113" calcext:value-type="float">
            <text:p>1102.113</text:p>
          </table:table-cell>
          <table:table-cell office:value-type="float" office:value="1342.617" calcext:value-type="float">
            <text:p>1342.617</text:p>
          </table:table-cell>
          <table:table-cell office:value-type="float" office:value="1338.256" calcext:value-type="float">
            <text:p>1338.256</text:p>
          </table:table-cell>
          <table:table-cell office:value-type="float" office:value="809.5392" calcext:value-type="float">
            <text:p>809.5392</text:p>
          </table:table-cell>
          <table:table-cell office:value-type="float" office:value="1108.917" calcext:value-type="float">
            <text:p>1108.917</text:p>
          </table:table-cell>
          <table:table-cell office:value-type="float" office:value="420.9561" calcext:value-type="float">
            <text:p>420.9561</text:p>
          </table:table-cell>
          <table:table-cell office:value-type="float" office:value="1880.433" calcext:value-type="float">
            <text:p>1880.433</text:p>
          </table:table-cell>
          <table:table-cell office:value-type="float" office:value="2110.426" calcext:value-type="float">
            <text:p>2110.426</text:p>
          </table:table-cell>
          <table:table-cell office:value-type="float" office:value="1680.018" calcext:value-type="float">
            <text:p>1680.018</text:p>
          </table:table-cell>
          <table:table-cell office:value-type="float" office:value="585.9227" calcext:value-type="float">
            <text:p>585.9227</text:p>
          </table:table-cell>
          <table:table-cell office:value-type="float" office:value="571.03" calcext:value-type="float">
            <text:p>571.03</text:p>
          </table:table-cell>
          <table:table-cell office:value-type="float" office:value="142.8594" calcext:value-type="float">
            <text:p>142.8594</text:p>
          </table:table-cell>
          <table:table-cell office:value-type="float" office:value="35.71197" calcext:value-type="float">
            <text:p>35.71197</text:p>
          </table:table-cell>
          <table:table-cell office:value-type="float" office:value="0" calcext:value-type="float">
            <text:p>0</text:p>
          </table:table-cell>
          <table:table-cell office:value-type="float" office:value="-0.09943972" calcext:value-type="float">
            <text:p>-0.09943972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26.0805" calcext:value-type="float">
            <text:p>-626.0805</text:p>
          </table:table-cell>
          <table:table-cell office:value-type="float" office:value="0" calcext:value-type="float">
            <text:p>0</text:p>
          </table:table-cell>
          <table:table-cell office:value-type="float" office:value="12.14153" calcext:value-type="float">
            <text:p>12.14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1" calcext:value-type="float">
            <text:p>9112001</text:p>
          </table:table-cell>
          <table:table-cell office:value-type="float" office:value="924.1447" calcext:value-type="float">
            <text:p>924.1447</text:p>
          </table:table-cell>
          <table:table-cell office:value-type="float" office:value="13168.37" calcext:value-type="float">
            <text:p>13168.37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53.7401" calcext:value-type="float">
            <text:p>-753.7401</text:p>
          </table:table-cell>
          <table:table-cell office:value-type="float" office:value="2181.726" calcext:value-type="float">
            <text:p>2181.726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3.6489" calcext:value-type="float">
            <text:p>103.6489</text:p>
          </table:table-cell>
          <table:table-cell office:value-type="float" office:value="648.3177" calcext:value-type="float">
            <text:p>648.3177</text:p>
          </table:table-cell>
          <table:table-cell office:value-type="float" office:value="0.06080069" calcext:value-type="float">
            <text:p>0.06080069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63.7447" calcext:value-type="float">
            <text:p>663.7447</text:p>
          </table:table-cell>
          <table:table-cell office:value-type="float" office:value="0" calcext:value-type="float">
            <text:p>0</text:p>
          </table:table-cell>
          <table:table-cell office:value-type="float" office:value="316.3493" calcext:value-type="float">
            <text:p>316.3493</text:p>
          </table:table-cell>
          <table:table-cell office:value-type="float" office:value="1101.902" calcext:value-type="float">
            <text:p>1101.902</text:p>
          </table:table-cell>
          <table:table-cell office:value-type="float" office:value="1342.416" calcext:value-type="float">
            <text:p>1342.416</text:p>
          </table:table-cell>
          <table:table-cell office:value-type="float" office:value="1338.098" calcext:value-type="float">
            <text:p>1338.098</text:p>
          </table:table-cell>
          <table:table-cell office:value-type="float" office:value="809.4075" calcext:value-type="float">
            <text:p>809.4075</text:p>
          </table:table-cell>
          <table:table-cell office:value-type="float" office:value="1108.844" calcext:value-type="float">
            <text:p>1108.844</text:p>
          </table:table-cell>
          <table:table-cell office:value-type="float" office:value="420.927" calcext:value-type="float">
            <text:p>420.927</text:p>
          </table:table-cell>
          <table:table-cell office:value-type="float" office:value="1880.372" calcext:value-type="float">
            <text:p>1880.372</text:p>
          </table:table-cell>
          <table:table-cell office:value-type="float" office:value="2110.382" calcext:value-type="float">
            <text:p>2110.382</text:p>
          </table:table-cell>
          <table:table-cell office:value-type="float" office:value="1679.985" calcext:value-type="float">
            <text:p>1679.985</text:p>
          </table:table-cell>
          <table:table-cell office:value-type="float" office:value="585.9146" calcext:value-type="float">
            <text:p>585.9146</text:p>
          </table:table-cell>
          <table:table-cell office:value-type="float" office:value="571.0227" calcext:value-type="float">
            <text:p>571.0227</text:p>
          </table:table-cell>
          <table:table-cell office:value-type="float" office:value="142.8593" calcext:value-type="float">
            <text:p>142.8593</text:p>
          </table:table-cell>
          <table:table-cell office:value-type="float" office:value="35.71194" calcext:value-type="float">
            <text:p>35.71194</text:p>
          </table:table-cell>
          <table:table-cell office:value-type="float" office:value="0" calcext:value-type="float">
            <text:p>0</text:p>
          </table:table-cell>
          <table:table-cell office:value-type="float" office:value="-0.09944098" calcext:value-type="float">
            <text:p>-0.09944098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26.9435" calcext:value-type="float">
            <text:p>-626.9435</text:p>
          </table:table-cell>
          <table:table-cell office:value-type="float" office:value="0" calcext:value-type="float">
            <text:p>0</text:p>
          </table:table-cell>
          <table:table-cell office:value-type="float" office:value="12.07039" calcext:value-type="float">
            <text:p>12.07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1" calcext:value-type="float">
            <text:p>10112001</text:p>
          </table:table-cell>
          <table:table-cell office:value-type="float" office:value="923.5068" calcext:value-type="float">
            <text:p>923.5068</text:p>
          </table:table-cell>
          <table:table-cell office:value-type="float" office:value="13168.03" calcext:value-type="float">
            <text:p>13168.03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54.6908" calcext:value-type="float">
            <text:p>-754.6908</text:p>
          </table:table-cell>
          <table:table-cell office:value-type="float" office:value="2184.704" calcext:value-type="float">
            <text:p>2184.704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3.6563" calcext:value-type="float">
            <text:p>103.6563</text:p>
          </table:table-cell>
          <table:table-cell office:value-type="float" office:value="648.3097" calcext:value-type="float">
            <text:p>648.3097</text:p>
          </table:table-cell>
          <table:table-cell office:value-type="float" office:value="0.06137256" calcext:value-type="float">
            <text:p>0.06137256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62.7946" calcext:value-type="float">
            <text:p>662.7946</text:p>
          </table:table-cell>
          <table:table-cell office:value-type="float" office:value="0" calcext:value-type="float">
            <text:p>0</text:p>
          </table:table-cell>
          <table:table-cell office:value-type="float" office:value="316.3707" calcext:value-type="float">
            <text:p>316.3707</text:p>
          </table:table-cell>
          <table:table-cell office:value-type="float" office:value="1101.679" calcext:value-type="float">
            <text:p>1101.679</text:p>
          </table:table-cell>
          <table:table-cell office:value-type="float" office:value="1342.208" calcext:value-type="float">
            <text:p>1342.208</text:p>
          </table:table-cell>
          <table:table-cell office:value-type="float" office:value="1337.933" calcext:value-type="float">
            <text:p>1337.933</text:p>
          </table:table-cell>
          <table:table-cell office:value-type="float" office:value="809.2731" calcext:value-type="float">
            <text:p>809.2731</text:p>
          </table:table-cell>
          <table:table-cell office:value-type="float" office:value="1108.773" calcext:value-type="float">
            <text:p>1108.773</text:p>
          </table:table-cell>
          <table:table-cell office:value-type="float" office:value="420.8987" calcext:value-type="float">
            <text:p>420.8987</text:p>
          </table:table-cell>
          <table:table-cell office:value-type="float" office:value="1880.312" calcext:value-type="float">
            <text:p>1880.312</text:p>
          </table:table-cell>
          <table:table-cell office:value-type="float" office:value="2110.337" calcext:value-type="float">
            <text:p>2110.337</text:p>
          </table:table-cell>
          <table:table-cell office:value-type="float" office:value="1679.953" calcext:value-type="float">
            <text:p>1679.953</text:p>
          </table:table-cell>
          <table:table-cell office:value-type="float" office:value="585.9066" calcext:value-type="float">
            <text:p>585.9066</text:p>
          </table:table-cell>
          <table:table-cell office:value-type="float" office:value="571.0155" calcext:value-type="float">
            <text:p>571.0155</text:p>
          </table:table-cell>
          <table:table-cell office:value-type="float" office:value="142.8592" calcext:value-type="float">
            <text:p>142.8592</text:p>
          </table:table-cell>
          <table:table-cell office:value-type="float" office:value="35.71191" calcext:value-type="float">
            <text:p>35.71191</text:p>
          </table:table-cell>
          <table:table-cell office:value-type="float" office:value="0" calcext:value-type="float">
            <text:p>0</text:p>
          </table:table-cell>
          <table:table-cell office:value-type="float" office:value="-0.0994424" calcext:value-type="float">
            <text:p>-0.0994424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27.8308" calcext:value-type="float">
            <text:p>-627.8308</text:p>
          </table:table-cell>
          <table:table-cell office:value-type="float" office:value="0" calcext:value-type="float">
            <text:p>0</text:p>
          </table:table-cell>
          <table:table-cell office:value-type="float" office:value="12.00746" calcext:value-type="float">
            <text:p>12.00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1" calcext:value-type="float">
            <text:p>11112001</text:p>
          </table:table-cell>
          <table:table-cell office:value-type="float" office:value="922.8675" calcext:value-type="float">
            <text:p>922.8675</text:p>
          </table:table-cell>
          <table:table-cell office:value-type="float" office:value="13167.71" calcext:value-type="float">
            <text:p>13167.71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55.6372" calcext:value-type="float">
            <text:p>-755.6372</text:p>
          </table:table-cell>
          <table:table-cell office:value-type="float" office:value="2187.284" calcext:value-type="float">
            <text:p>2187.284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3.6733" calcext:value-type="float">
            <text:p>103.6733</text:p>
          </table:table-cell>
          <table:table-cell office:value-type="float" office:value="648.3022" calcext:value-type="float">
            <text:p>648.3022</text:p>
          </table:table-cell>
          <table:table-cell office:value-type="float" office:value="0.06196526" calcext:value-type="float">
            <text:p>0.06196526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61.8487" calcext:value-type="float">
            <text:p>661.8487</text:p>
          </table:table-cell>
          <table:table-cell office:value-type="float" office:value="0" calcext:value-type="float">
            <text:p>0</text:p>
          </table:table-cell>
          <table:table-cell office:value-type="float" office:value="316.3914" calcext:value-type="float">
            <text:p>316.3914</text:p>
          </table:table-cell>
          <table:table-cell office:value-type="float" office:value="1101.46" calcext:value-type="float">
            <text:p>1101.46</text:p>
          </table:table-cell>
          <table:table-cell office:value-type="float" office:value="1342.001" calcext:value-type="float">
            <text:p>1342.001</text:p>
          </table:table-cell>
          <table:table-cell office:value-type="float" office:value="1337.771" calcext:value-type="float">
            <text:p>1337.771</text:p>
          </table:table-cell>
          <table:table-cell office:value-type="float" office:value="809.1348" calcext:value-type="float">
            <text:p>809.1348</text:p>
          </table:table-cell>
          <table:table-cell office:value-type="float" office:value="1108.702" calcext:value-type="float">
            <text:p>1108.702</text:p>
          </table:table-cell>
          <table:table-cell office:value-type="float" office:value="420.871" calcext:value-type="float">
            <text:p>420.871</text:p>
          </table:table-cell>
          <table:table-cell office:value-type="float" office:value="1880.252" calcext:value-type="float">
            <text:p>1880.252</text:p>
          </table:table-cell>
          <table:table-cell office:value-type="float" office:value="2110.292" calcext:value-type="float">
            <text:p>2110.292</text:p>
          </table:table-cell>
          <table:table-cell office:value-type="float" office:value="1679.921" calcext:value-type="float">
            <text:p>1679.921</text:p>
          </table:table-cell>
          <table:table-cell office:value-type="float" office:value="585.8985" calcext:value-type="float">
            <text:p>585.8985</text:p>
          </table:table-cell>
          <table:table-cell office:value-type="float" office:value="571.0082" calcext:value-type="float">
            <text:p>571.0082</text:p>
          </table:table-cell>
          <table:table-cell office:value-type="float" office:value="142.8591" calcext:value-type="float">
            <text:p>142.8591</text:p>
          </table:table-cell>
          <table:table-cell office:value-type="float" office:value="35.71188" calcext:value-type="float">
            <text:p>35.71188</text:p>
          </table:table-cell>
          <table:table-cell office:value-type="float" office:value="0" calcext:value-type="float">
            <text:p>0</text:p>
          </table:table-cell>
          <table:table-cell office:value-type="float" office:value="-0.09944362" calcext:value-type="float">
            <text:p>-0.09944362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28.7133" calcext:value-type="float">
            <text:p>-628.7133</text:p>
          </table:table-cell>
          <table:table-cell office:value-type="float" office:value="0" calcext:value-type="float">
            <text:p>0</text:p>
          </table:table-cell>
          <table:table-cell office:value-type="float" office:value="11.9418" calcext:value-type="float">
            <text:p>11.9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1" calcext:value-type="float">
            <text:p>12112001</text:p>
          </table:table-cell>
          <table:table-cell office:value-type="float" office:value="922.1868" calcext:value-type="float">
            <text:p>922.1868</text:p>
          </table:table-cell>
          <table:table-cell office:value-type="float" office:value="13167.38" calcext:value-type="float">
            <text:p>13167.38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56.6172" calcext:value-type="float">
            <text:p>-756.6172</text:p>
          </table:table-cell>
          <table:table-cell office:value-type="float" office:value="2188.965" calcext:value-type="float">
            <text:p>2188.965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3.7058" calcext:value-type="float">
            <text:p>103.7058</text:p>
          </table:table-cell>
          <table:table-cell office:value-type="float" office:value="648.2881" calcext:value-type="float">
            <text:p>648.2881</text:p>
          </table:table-cell>
          <table:table-cell office:value-type="float" office:value="0.06257073" calcext:value-type="float">
            <text:p>0.06257073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60.8693" calcext:value-type="float">
            <text:p>660.8693</text:p>
          </table:table-cell>
          <table:table-cell office:value-type="float" office:value="0" calcext:value-type="float">
            <text:p>0</text:p>
          </table:table-cell>
          <table:table-cell office:value-type="float" office:value="316.4119" calcext:value-type="float">
            <text:p>316.4119</text:p>
          </table:table-cell>
          <table:table-cell office:value-type="float" office:value="1101.226" calcext:value-type="float">
            <text:p>1101.226</text:p>
          </table:table-cell>
          <table:table-cell office:value-type="float" office:value="1341.784" calcext:value-type="float">
            <text:p>1341.784</text:p>
          </table:table-cell>
          <table:table-cell office:value-type="float" office:value="1337.598" calcext:value-type="float">
            <text:p>1337.598</text:p>
          </table:table-cell>
          <table:table-cell office:value-type="float" office:value="808.993" calcext:value-type="float">
            <text:p>808.993</text:p>
          </table:table-cell>
          <table:table-cell office:value-type="float" office:value="1108.63" calcext:value-type="float">
            <text:p>1108.63</text:p>
          </table:table-cell>
          <table:table-cell office:value-type="float" office:value="420.8436" calcext:value-type="float">
            <text:p>420.8436</text:p>
          </table:table-cell>
          <table:table-cell office:value-type="float" office:value="1880.193" calcext:value-type="float">
            <text:p>1880.193</text:p>
          </table:table-cell>
          <table:table-cell office:value-type="float" office:value="2110.248" calcext:value-type="float">
            <text:p>2110.248</text:p>
          </table:table-cell>
          <table:table-cell office:value-type="float" office:value="1679.889" calcext:value-type="float">
            <text:p>1679.889</text:p>
          </table:table-cell>
          <table:table-cell office:value-type="float" office:value="585.8904" calcext:value-type="float">
            <text:p>585.8904</text:p>
          </table:table-cell>
          <table:table-cell office:value-type="float" office:value="571.001" calcext:value-type="float">
            <text:p>571.001</text:p>
          </table:table-cell>
          <table:table-cell office:value-type="float" office:value="142.859" calcext:value-type="float">
            <text:p>142.859</text:p>
          </table:table-cell>
          <table:table-cell office:value-type="float" office:value="35.71186" calcext:value-type="float">
            <text:p>35.71186</text:p>
          </table:table-cell>
          <table:table-cell office:value-type="float" office:value="0" calcext:value-type="float">
            <text:p>0</text:p>
          </table:table-cell>
          <table:table-cell office:value-type="float" office:value="-0.09944509" calcext:value-type="float">
            <text:p>-0.09944509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29.6356" calcext:value-type="float">
            <text:p>-629.6356</text:p>
          </table:table-cell>
          <table:table-cell office:value-type="float" office:value="0" calcext:value-type="float">
            <text:p>0</text:p>
          </table:table-cell>
          <table:table-cell office:value-type="float" office:value="11.88258" calcext:value-type="float">
            <text:p>11.88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1" calcext:value-type="float">
            <text:p>13112001</text:p>
          </table:table-cell>
          <table:table-cell office:value-type="float" office:value="921.3936" calcext:value-type="float">
            <text:p>921.3936</text:p>
          </table:table-cell>
          <table:table-cell office:value-type="float" office:value="13167.04" calcext:value-type="float">
            <text:p>13167.04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57.7113" calcext:value-type="float">
            <text:p>-757.7113</text:p>
          </table:table-cell>
          <table:table-cell office:value-type="float" office:value="2191.934" calcext:value-type="float">
            <text:p>2191.934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3.8068" calcext:value-type="float">
            <text:p>103.8068</text:p>
          </table:table-cell>
          <table:table-cell office:value-type="float" office:value="648.2385" calcext:value-type="float">
            <text:p>648.2385</text:p>
          </table:table-cell>
          <table:table-cell office:value-type="float" office:value="0.06320985" calcext:value-type="float">
            <text:p>0.06320985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59.7759" calcext:value-type="float">
            <text:p>659.7759</text:p>
          </table:table-cell>
          <table:table-cell office:value-type="float" office:value="0" calcext:value-type="float">
            <text:p>0</text:p>
          </table:table-cell>
          <table:table-cell office:value-type="float" office:value="316.4315" calcext:value-type="float">
            <text:p>316.4315</text:p>
          </table:table-cell>
          <table:table-cell office:value-type="float" office:value="1100.968" calcext:value-type="float">
            <text:p>1100.968</text:p>
          </table:table-cell>
          <table:table-cell office:value-type="float" office:value="1341.545" calcext:value-type="float">
            <text:p>1341.545</text:p>
          </table:table-cell>
          <table:table-cell office:value-type="float" office:value="1337.404" calcext:value-type="float">
            <text:p>1337.404</text:p>
          </table:table-cell>
          <table:table-cell office:value-type="float" office:value="808.8384" calcext:value-type="float">
            <text:p>808.8384</text:p>
          </table:table-cell>
          <table:table-cell office:value-type="float" office:value="1108.555" calcext:value-type="float">
            <text:p>1108.555</text:p>
          </table:table-cell>
          <table:table-cell office:value-type="float" office:value="420.8156" calcext:value-type="float">
            <text:p>420.8156</text:p>
          </table:table-cell>
          <table:table-cell office:value-type="float" office:value="1880.134" calcext:value-type="float">
            <text:p>1880.134</text:p>
          </table:table-cell>
          <table:table-cell office:value-type="float" office:value="2110.204" calcext:value-type="float">
            <text:p>2110.204</text:p>
          </table:table-cell>
          <table:table-cell office:value-type="float" office:value="1679.856" calcext:value-type="float">
            <text:p>1679.856</text:p>
          </table:table-cell>
          <table:table-cell office:value-type="float" office:value="585.8824" calcext:value-type="float">
            <text:p>585.8824</text:p>
          </table:table-cell>
          <table:table-cell office:value-type="float" office:value="570.9938" calcext:value-type="float">
            <text:p>570.9938</text:p>
          </table:table-cell>
          <table:table-cell office:value-type="float" office:value="142.8589" calcext:value-type="float">
            <text:p>142.8589</text:p>
          </table:table-cell>
          <table:table-cell office:value-type="float" office:value="35.71183" calcext:value-type="float">
            <text:p>35.71183</text:p>
          </table:table-cell>
          <table:table-cell office:value-type="float" office:value="0" calcext:value-type="float">
            <text:p>0</text:p>
          </table:table-cell>
          <table:table-cell office:value-type="float" office:value="-0.09944692" calcext:value-type="float">
            <text:p>-0.09944692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30.6804" calcext:value-type="float">
            <text:p>-630.6804</text:p>
          </table:table-cell>
          <table:table-cell office:value-type="float" office:value="0" calcext:value-type="float">
            <text:p>0</text:p>
          </table:table-cell>
          <table:table-cell office:value-type="float" office:value="11.82905" calcext:value-type="float">
            <text:p>11.82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1" calcext:value-type="float">
            <text:p>14112001</text:p>
          </table:table-cell>
          <table:table-cell office:value-type="float" office:value="920.5115" calcext:value-type="float">
            <text:p>920.5115</text:p>
          </table:table-cell>
          <table:table-cell office:value-type="float" office:value="13166.7" calcext:value-type="float">
            <text:p>13166.7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58.8937" calcext:value-type="float">
            <text:p>-758.8937</text:p>
          </table:table-cell>
          <table:table-cell office:value-type="float" office:value="2195.512" calcext:value-type="float">
            <text:p>2195.512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3.9537" calcext:value-type="float">
            <text:p>103.9537</text:p>
          </table:table-cell>
          <table:table-cell office:value-type="float" office:value="648.1586" calcext:value-type="float">
            <text:p>648.1586</text:p>
          </table:table-cell>
          <table:table-cell office:value-type="float" office:value="0.06385326" calcext:value-type="float">
            <text:p>0.06385326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58.5941" calcext:value-type="float">
            <text:p>658.5941</text:p>
          </table:table-cell>
          <table:table-cell office:value-type="float" office:value="0" calcext:value-type="float">
            <text:p>0</text:p>
          </table:table-cell>
          <table:table-cell office:value-type="float" office:value="316.4489" calcext:value-type="float">
            <text:p>316.4489</text:p>
          </table:table-cell>
          <table:table-cell office:value-type="float" office:value="1100.692" calcext:value-type="float">
            <text:p>1100.692</text:p>
          </table:table-cell>
          <table:table-cell office:value-type="float" office:value="1341.29" calcext:value-type="float">
            <text:p>1341.29</text:p>
          </table:table-cell>
          <table:table-cell office:value-type="float" office:value="1337.193" calcext:value-type="float">
            <text:p>1337.193</text:p>
          </table:table-cell>
          <table:table-cell office:value-type="float" office:value="808.6772" calcext:value-type="float">
            <text:p>808.6772</text:p>
          </table:table-cell>
          <table:table-cell office:value-type="float" office:value="1108.474" calcext:value-type="float">
            <text:p>1108.474</text:p>
          </table:table-cell>
          <table:table-cell office:value-type="float" office:value="420.7872" calcext:value-type="float">
            <text:p>420.7872</text:p>
          </table:table-cell>
          <table:table-cell office:value-type="float" office:value="1880.075" calcext:value-type="float">
            <text:p>1880.075</text:p>
          </table:table-cell>
          <table:table-cell office:value-type="float" office:value="2110.16" calcext:value-type="float">
            <text:p>2110.16</text:p>
          </table:table-cell>
          <table:table-cell office:value-type="float" office:value="1679.824" calcext:value-type="float">
            <text:p>1679.824</text:p>
          </table:table-cell>
          <table:table-cell office:value-type="float" office:value="585.8744" calcext:value-type="float">
            <text:p>585.8744</text:p>
          </table:table-cell>
          <table:table-cell office:value-type="float" office:value="570.9866" calcext:value-type="float">
            <text:p>570.9866</text:p>
          </table:table-cell>
          <table:table-cell office:value-type="float" office:value="142.8588" calcext:value-type="float">
            <text:p>142.8588</text:p>
          </table:table-cell>
          <table:table-cell office:value-type="float" office:value="35.7118" calcext:value-type="float">
            <text:p>35.7118</text:p>
          </table:table-cell>
          <table:table-cell office:value-type="float" office:value="0" calcext:value-type="float">
            <text:p>0</text:p>
          </table:table-cell>
          <table:table-cell office:value-type="float" office:value="-0.09944937" calcext:value-type="float">
            <text:p>-0.09944937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31.8155" calcext:value-type="float">
            <text:p>-631.8155</text:p>
          </table:table-cell>
          <table:table-cell office:value-type="float" office:value="0" calcext:value-type="float">
            <text:p>0</text:p>
          </table:table-cell>
          <table:table-cell office:value-type="float" office:value="11.77869" calcext:value-type="float">
            <text:p>11.77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1" calcext:value-type="float">
            <text:p>15112001</text:p>
          </table:table-cell>
          <table:table-cell office:value-type="float" office:value="919.6141" calcext:value-type="float">
            <text:p>919.6141</text:p>
          </table:table-cell>
          <table:table-cell office:value-type="float" office:value="13166.36" calcext:value-type="float">
            <text:p>13166.36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60.095" calcext:value-type="float">
            <text:p>-760.095</text:p>
          </table:table-cell>
          <table:table-cell office:value-type="float" office:value="2199.276" calcext:value-type="float">
            <text:p>2199.276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4.0615" calcext:value-type="float">
            <text:p>104.0615</text:p>
          </table:table-cell>
          <table:table-cell office:value-type="float" office:value="648.1119" calcext:value-type="float">
            <text:p>648.1119</text:p>
          </table:table-cell>
          <table:table-cell office:value-type="float" office:value="0.06450441" calcext:value-type="float">
            <text:p>0.06450441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57.3935" calcext:value-type="float">
            <text:p>657.3935</text:p>
          </table:table-cell>
          <table:table-cell office:value-type="float" office:value="0" calcext:value-type="float">
            <text:p>0</text:p>
          </table:table-cell>
          <table:table-cell office:value-type="float" office:value="316.4656" calcext:value-type="float">
            <text:p>316.4656</text:p>
          </table:table-cell>
          <table:table-cell office:value-type="float" office:value="1100.403" calcext:value-type="float">
            <text:p>1100.403</text:p>
          </table:table-cell>
          <table:table-cell office:value-type="float" office:value="1341.023" calcext:value-type="float">
            <text:p>1341.023</text:p>
          </table:table-cell>
          <table:table-cell office:value-type="float" office:value="1336.973" calcext:value-type="float">
            <text:p>1336.973</text:p>
          </table:table-cell>
          <table:table-cell office:value-type="float" office:value="808.507" calcext:value-type="float">
            <text:p>808.507</text:p>
          </table:table-cell>
          <table:table-cell office:value-type="float" office:value="1108.39" calcext:value-type="float">
            <text:p>1108.39</text:p>
          </table:table-cell>
          <table:table-cell office:value-type="float" office:value="420.7585" calcext:value-type="float">
            <text:p>420.7585</text:p>
          </table:table-cell>
          <table:table-cell office:value-type="float" office:value="1880.015" calcext:value-type="float">
            <text:p>1880.015</text:p>
          </table:table-cell>
          <table:table-cell office:value-type="float" office:value="2110.116" calcext:value-type="float">
            <text:p>2110.116</text:p>
          </table:table-cell>
          <table:table-cell office:value-type="float" office:value="1679.792" calcext:value-type="float">
            <text:p>1679.792</text:p>
          </table:table-cell>
          <table:table-cell office:value-type="float" office:value="585.8663" calcext:value-type="float">
            <text:p>585.8663</text:p>
          </table:table-cell>
          <table:table-cell office:value-type="float" office:value="570.9794" calcext:value-type="float">
            <text:p>570.9794</text:p>
          </table:table-cell>
          <table:table-cell office:value-type="float" office:value="142.8587" calcext:value-type="float">
            <text:p>142.8587</text:p>
          </table:table-cell>
          <table:table-cell office:value-type="float" office:value="35.71178" calcext:value-type="float">
            <text:p>35.71178</text:p>
          </table:table-cell>
          <table:table-cell office:value-type="float" office:value="0" calcext:value-type="float">
            <text:p>0</text:p>
          </table:table-cell>
          <table:table-cell office:value-type="float" office:value="-0.09945236" calcext:value-type="float">
            <text:p>-0.09945236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32.9673" calcext:value-type="float">
            <text:p>-632.9673</text:p>
          </table:table-cell>
          <table:table-cell office:value-type="float" office:value="0" calcext:value-type="float">
            <text:p>0</text:p>
          </table:table-cell>
          <table:table-cell office:value-type="float" office:value="11.72798" calcext:value-type="float">
            <text:p>11.72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1" calcext:value-type="float">
            <text:p>16112001</text:p>
          </table:table-cell>
          <table:table-cell office:value-type="float" office:value="918.7251" calcext:value-type="float">
            <text:p>918.7251</text:p>
          </table:table-cell>
          <table:table-cell office:value-type="float" office:value="13166.01" calcext:value-type="float">
            <text:p>13166.01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61.2927" calcext:value-type="float">
            <text:p>-761.2927</text:p>
          </table:table-cell>
          <table:table-cell office:value-type="float" office:value="2203.015" calcext:value-type="float">
            <text:p>2203.015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4.1569" calcext:value-type="float">
            <text:p>104.1569</text:p>
          </table:table-cell>
          <table:table-cell office:value-type="float" office:value="648.0838" calcext:value-type="float">
            <text:p>648.0838</text:p>
          </table:table-cell>
          <table:table-cell office:value-type="float" office:value="0.06518604" calcext:value-type="float">
            <text:p>0.06518604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56.1965" calcext:value-type="float">
            <text:p>656.1965</text:p>
          </table:table-cell>
          <table:table-cell office:value-type="float" office:value="0" calcext:value-type="float">
            <text:p>0</text:p>
          </table:table-cell>
          <table:table-cell office:value-type="float" office:value="316.4882" calcext:value-type="float">
            <text:p>316.4882</text:p>
          </table:table-cell>
          <table:table-cell office:value-type="float" office:value="1100.117" calcext:value-type="float">
            <text:p>1100.117</text:p>
          </table:table-cell>
          <table:table-cell office:value-type="float" office:value="1340.75" calcext:value-type="float">
            <text:p>1340.75</text:p>
          </table:table-cell>
          <table:table-cell office:value-type="float" office:value="1336.747" calcext:value-type="float">
            <text:p>1336.747</text:p>
          </table:table-cell>
          <table:table-cell office:value-type="float" office:value="808.3307" calcext:value-type="float">
            <text:p>808.3307</text:p>
          </table:table-cell>
          <table:table-cell office:value-type="float" office:value="1108.302" calcext:value-type="float">
            <text:p>1108.302</text:p>
          </table:table-cell>
          <table:table-cell office:value-type="float" office:value="420.7294" calcext:value-type="float">
            <text:p>420.7294</text:p>
          </table:table-cell>
          <table:table-cell office:value-type="float" office:value="1879.955" calcext:value-type="float">
            <text:p>1879.955</text:p>
          </table:table-cell>
          <table:table-cell office:value-type="float" office:value="2110.072" calcext:value-type="float">
            <text:p>2110.072</text:p>
          </table:table-cell>
          <table:table-cell office:value-type="float" office:value="1679.76" calcext:value-type="float">
            <text:p>1679.76</text:p>
          </table:table-cell>
          <table:table-cell office:value-type="float" office:value="585.8583" calcext:value-type="float">
            <text:p>585.8583</text:p>
          </table:table-cell>
          <table:table-cell office:value-type="float" office:value="570.9722" calcext:value-type="float">
            <text:p>570.9722</text:p>
          </table:table-cell>
          <table:table-cell office:value-type="float" office:value="142.8586" calcext:value-type="float">
            <text:p>142.8586</text:p>
          </table:table-cell>
          <table:table-cell office:value-type="float" office:value="35.71175" calcext:value-type="float">
            <text:p>35.71175</text:p>
          </table:table-cell>
          <table:table-cell office:value-type="float" office:value="0" calcext:value-type="float">
            <text:p>0</text:p>
          </table:table-cell>
          <table:table-cell office:value-type="float" office:value="-0.09945515" calcext:value-type="float">
            <text:p>-0.09945515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34.1118" calcext:value-type="float">
            <text:p>-634.1118</text:p>
          </table:table-cell>
          <table:table-cell office:value-type="float" office:value="0" calcext:value-type="float">
            <text:p>0</text:p>
          </table:table-cell>
          <table:table-cell office:value-type="float" office:value="11.67166" calcext:value-type="float">
            <text:p>11.67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1" calcext:value-type="float">
            <text:p>17112001</text:p>
          </table:table-cell>
          <table:table-cell office:value-type="float" office:value="917.8497" calcext:value-type="float">
            <text:p>917.8497</text:p>
          </table:table-cell>
          <table:table-cell office:value-type="float" office:value="13165.67" calcext:value-type="float">
            <text:p>13165.67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62.4734" calcext:value-type="float">
            <text:p>-762.4734</text:p>
          </table:table-cell>
          <table:table-cell office:value-type="float" office:value="2205.934" calcext:value-type="float">
            <text:p>2205.934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4.257" calcext:value-type="float">
            <text:p>104.257</text:p>
          </table:table-cell>
          <table:table-cell office:value-type="float" office:value="648.0571" calcext:value-type="float">
            <text:p>648.0571</text:p>
          </table:table-cell>
          <table:table-cell office:value-type="float" office:value="0.06587965" calcext:value-type="float">
            <text:p>0.06587965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55.0164" calcext:value-type="float">
            <text:p>655.0164</text:p>
          </table:table-cell>
          <table:table-cell office:value-type="float" office:value="0" calcext:value-type="float">
            <text:p>0</text:p>
          </table:table-cell>
          <table:table-cell office:value-type="float" office:value="316.5115" calcext:value-type="float">
            <text:p>316.5115</text:p>
          </table:table-cell>
          <table:table-cell office:value-type="float" office:value="1099.845" calcext:value-type="float">
            <text:p>1099.845</text:p>
          </table:table-cell>
          <table:table-cell office:value-type="float" office:value="1340.484" calcext:value-type="float">
            <text:p>1340.484</text:p>
          </table:table-cell>
          <table:table-cell office:value-type="float" office:value="1336.52" calcext:value-type="float">
            <text:p>1336.52</text:p>
          </table:table-cell>
          <table:table-cell office:value-type="float" office:value="808.1534" calcext:value-type="float">
            <text:p>808.1534</text:p>
          </table:table-cell>
          <table:table-cell office:value-type="float" office:value="1108.213" calcext:value-type="float">
            <text:p>1108.213</text:p>
          </table:table-cell>
          <table:table-cell office:value-type="float" office:value="420.7004" calcext:value-type="float">
            <text:p>420.7004</text:p>
          </table:table-cell>
          <table:table-cell office:value-type="float" office:value="1879.896" calcext:value-type="float">
            <text:p>1879.896</text:p>
          </table:table-cell>
          <table:table-cell office:value-type="float" office:value="2110.028" calcext:value-type="float">
            <text:p>2110.028</text:p>
          </table:table-cell>
          <table:table-cell office:value-type="float" office:value="1679.728" calcext:value-type="float">
            <text:p>1679.728</text:p>
          </table:table-cell>
          <table:table-cell office:value-type="float" office:value="585.8503" calcext:value-type="float">
            <text:p>585.8503</text:p>
          </table:table-cell>
          <table:table-cell office:value-type="float" office:value="570.965" calcext:value-type="float">
            <text:p>570.965</text:p>
          </table:table-cell>
          <table:table-cell office:value-type="float" office:value="142.8585" calcext:value-type="float">
            <text:p>142.8585</text:p>
          </table:table-cell>
          <table:table-cell office:value-type="float" office:value="35.71172" calcext:value-type="float">
            <text:p>35.71172</text:p>
          </table:table-cell>
          <table:table-cell office:value-type="float" office:value="0" calcext:value-type="float">
            <text:p>0</text:p>
          </table:table-cell>
          <table:table-cell office:value-type="float" office:value="-0.09945757" calcext:value-type="float">
            <text:p>-0.09945757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35.2363" calcext:value-type="float">
            <text:p>-635.2363</text:p>
          </table:table-cell>
          <table:table-cell office:value-type="float" office:value="0" calcext:value-type="float">
            <text:p>0</text:p>
          </table:table-cell>
          <table:table-cell office:value-type="float" office:value="11.61335" calcext:value-type="float">
            <text:p>11.61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1" calcext:value-type="float">
            <text:p>18112001</text:p>
          </table:table-cell>
          <table:table-cell office:value-type="float" office:value="916.9805" calcext:value-type="float">
            <text:p>916.9805</text:p>
          </table:table-cell>
          <table:table-cell office:value-type="float" office:value="13165.33" calcext:value-type="float">
            <text:p>13165.33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63.6498" calcext:value-type="float">
            <text:p>-763.6498</text:p>
          </table:table-cell>
          <table:table-cell office:value-type="float" office:value="2209.917" calcext:value-type="float">
            <text:p>2209.917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4.3871" calcext:value-type="float">
            <text:p>104.3871</text:p>
          </table:table-cell>
          <table:table-cell office:value-type="float" office:value="648.0199" calcext:value-type="float">
            <text:p>648.0199</text:p>
          </table:table-cell>
          <table:table-cell office:value-type="float" office:value="0.06660884" calcext:value-type="float">
            <text:p>0.06660884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53.8408" calcext:value-type="float">
            <text:p>653.8408</text:p>
          </table:table-cell>
          <table:table-cell office:value-type="float" office:value="0" calcext:value-type="float">
            <text:p>0</text:p>
          </table:table-cell>
          <table:table-cell office:value-type="float" office:value="316.5366" calcext:value-type="float">
            <text:p>316.5366</text:p>
          </table:table-cell>
          <table:table-cell office:value-type="float" office:value="1099.589" calcext:value-type="float">
            <text:p>1099.589</text:p>
          </table:table-cell>
          <table:table-cell office:value-type="float" office:value="1340.222" calcext:value-type="float">
            <text:p>1340.222</text:p>
          </table:table-cell>
          <table:table-cell office:value-type="float" office:value="1336.293" calcext:value-type="float">
            <text:p>1336.293</text:p>
          </table:table-cell>
          <table:table-cell office:value-type="float" office:value="807.9734" calcext:value-type="float">
            <text:p>807.9734</text:p>
          </table:table-cell>
          <table:table-cell office:value-type="float" office:value="1108.124" calcext:value-type="float">
            <text:p>1108.124</text:p>
          </table:table-cell>
          <table:table-cell office:value-type="float" office:value="420.6715" calcext:value-type="float">
            <text:p>420.6715</text:p>
          </table:table-cell>
          <table:table-cell office:value-type="float" office:value="1879.836" calcext:value-type="float">
            <text:p>1879.836</text:p>
          </table:table-cell>
          <table:table-cell office:value-type="float" office:value="2109.984" calcext:value-type="float">
            <text:p>2109.984</text:p>
          </table:table-cell>
          <table:table-cell office:value-type="float" office:value="1679.696" calcext:value-type="float">
            <text:p>1679.696</text:p>
          </table:table-cell>
          <table:table-cell office:value-type="float" office:value="585.8423" calcext:value-type="float">
            <text:p>585.8423</text:p>
          </table:table-cell>
          <table:table-cell office:value-type="float" office:value="570.9577" calcext:value-type="float">
            <text:p>570.9577</text:p>
          </table:table-cell>
          <table:table-cell office:value-type="float" office:value="142.8585" calcext:value-type="float">
            <text:p>142.8585</text:p>
          </table:table-cell>
          <table:table-cell office:value-type="float" office:value="35.7117" calcext:value-type="float">
            <text:p>35.7117</text:p>
          </table:table-cell>
          <table:table-cell office:value-type="float" office:value="0" calcext:value-type="float">
            <text:p>0</text:p>
          </table:table-cell>
          <table:table-cell office:value-type="float" office:value="-0.09945952" calcext:value-type="float">
            <text:p>-0.09945952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36.3516" calcext:value-type="float">
            <text:p>-636.3516</text:p>
          </table:table-cell>
          <table:table-cell office:value-type="float" office:value="0" calcext:value-type="float">
            <text:p>0</text:p>
          </table:table-cell>
          <table:table-cell office:value-type="float" office:value="11.5495" calcext:value-type="float">
            <text:p>11.5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1" calcext:value-type="float">
            <text:p>19112001</text:p>
          </table:table-cell>
          <table:table-cell office:value-type="float" office:value="916.2621" calcext:value-type="float">
            <text:p>916.2621</text:p>
          </table:table-cell>
          <table:table-cell office:value-type="float" office:value="13165.03" calcext:value-type="float">
            <text:p>13165.03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64.6679" calcext:value-type="float">
            <text:p>-764.6679</text:p>
          </table:table-cell>
          <table:table-cell office:value-type="float" office:value="2214.362" calcext:value-type="float">
            <text:p>2214.362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4.4623" calcext:value-type="float">
            <text:p>104.4623</text:p>
          </table:table-cell>
          <table:table-cell office:value-type="float" office:value="648.0063" calcext:value-type="float">
            <text:p>648.0063</text:p>
          </table:table-cell>
          <table:table-cell office:value-type="float" office:value="0.06736387" calcext:value-type="float">
            <text:p>0.06736387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52.8234" calcext:value-type="float">
            <text:p>652.8234</text:p>
          </table:table-cell>
          <table:table-cell office:value-type="float" office:value="0" calcext:value-type="float">
            <text:p>0</text:p>
          </table:table-cell>
          <table:table-cell office:value-type="float" office:value="316.5588" calcext:value-type="float">
            <text:p>316.5588</text:p>
          </table:table-cell>
          <table:table-cell office:value-type="float" office:value="1099.393" calcext:value-type="float">
            <text:p>1099.393</text:p>
          </table:table-cell>
          <table:table-cell office:value-type="float" office:value="1340.003" calcext:value-type="float">
            <text:p>1340.003</text:p>
          </table:table-cell>
          <table:table-cell office:value-type="float" office:value="1336.098" calcext:value-type="float">
            <text:p>1336.098</text:p>
          </table:table-cell>
          <table:table-cell office:value-type="float" office:value="807.8081" calcext:value-type="float">
            <text:p>807.8081</text:p>
          </table:table-cell>
          <table:table-cell office:value-type="float" office:value="1108.044" calcext:value-type="float">
            <text:p>1108.044</text:p>
          </table:table-cell>
          <table:table-cell office:value-type="float" office:value="420.6441" calcext:value-type="float">
            <text:p>420.6441</text:p>
          </table:table-cell>
          <table:table-cell office:value-type="float" office:value="1879.776" calcext:value-type="float">
            <text:p>1879.776</text:p>
          </table:table-cell>
          <table:table-cell office:value-type="float" office:value="2109.94" calcext:value-type="float">
            <text:p>2109.94</text:p>
          </table:table-cell>
          <table:table-cell office:value-type="float" office:value="1679.664" calcext:value-type="float">
            <text:p>1679.664</text:p>
          </table:table-cell>
          <table:table-cell office:value-type="float" office:value="585.8344" calcext:value-type="float">
            <text:p>585.8344</text:p>
          </table:table-cell>
          <table:table-cell office:value-type="float" office:value="570.9505" calcext:value-type="float">
            <text:p>570.9505</text:p>
          </table:table-cell>
          <table:table-cell office:value-type="float" office:value="142.8584" calcext:value-type="float">
            <text:p>142.8584</text:p>
          </table:table-cell>
          <table:table-cell office:value-type="float" office:value="35.71167" calcext:value-type="float">
            <text:p>35.71167</text:p>
          </table:table-cell>
          <table:table-cell office:value-type="float" office:value="0" calcext:value-type="float">
            <text:p>0</text:p>
          </table:table-cell>
          <table:table-cell office:value-type="float" office:value="-0.09946041" calcext:value-type="float">
            <text:p>-0.09946041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37.2936" calcext:value-type="float">
            <text:p>-637.2936</text:p>
          </table:table-cell>
          <table:table-cell office:value-type="float" office:value="0" calcext:value-type="float">
            <text:p>0</text:p>
          </table:table-cell>
          <table:table-cell office:value-type="float" office:value="11.47069" calcext:value-type="float">
            <text:p>11.47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1" calcext:value-type="float">
            <text:p>20112001</text:p>
          </table:table-cell>
          <table:table-cell office:value-type="float" office:value="915.6491" calcext:value-type="float">
            <text:p>915.6491</text:p>
          </table:table-cell>
          <table:table-cell office:value-type="float" office:value="13164.74" calcext:value-type="float">
            <text:p>13164.74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65.5496" calcext:value-type="float">
            <text:p>-765.5496</text:p>
          </table:table-cell>
          <table:table-cell office:value-type="float" office:value="2215.803" calcext:value-type="float">
            <text:p>2215.803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4.4954" calcext:value-type="float">
            <text:p>104.4954</text:p>
          </table:table-cell>
          <table:table-cell office:value-type="float" office:value="647.9973" calcext:value-type="float">
            <text:p>647.9973</text:p>
          </table:table-cell>
          <table:table-cell office:value-type="float" office:value="0.06810988" calcext:value-type="float">
            <text:p>0.06810988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51.9424" calcext:value-type="float">
            <text:p>651.9424</text:p>
          </table:table-cell>
          <table:table-cell office:value-type="float" office:value="0" calcext:value-type="float">
            <text:p>0</text:p>
          </table:table-cell>
          <table:table-cell office:value-type="float" office:value="316.5833" calcext:value-type="float">
            <text:p>316.5833</text:p>
          </table:table-cell>
          <table:table-cell office:value-type="float" office:value="1099.227" calcext:value-type="float">
            <text:p>1099.227</text:p>
          </table:table-cell>
          <table:table-cell office:value-type="float" office:value="1339.82" calcext:value-type="float">
            <text:p>1339.82</text:p>
          </table:table-cell>
          <table:table-cell office:value-type="float" office:value="1335.928" calcext:value-type="float">
            <text:p>1335.928</text:p>
          </table:table-cell>
          <table:table-cell office:value-type="float" office:value="807.6624" calcext:value-type="float">
            <text:p>807.6624</text:p>
          </table:table-cell>
          <table:table-cell office:value-type="float" office:value="1107.969" calcext:value-type="float">
            <text:p>1107.969</text:p>
          </table:table-cell>
          <table:table-cell office:value-type="float" office:value="420.6184" calcext:value-type="float">
            <text:p>420.6184</text:p>
          </table:table-cell>
          <table:table-cell office:value-type="float" office:value="1879.718" calcext:value-type="float">
            <text:p>1879.718</text:p>
          </table:table-cell>
          <table:table-cell office:value-type="float" office:value="2109.896" calcext:value-type="float">
            <text:p>2109.896</text:p>
          </table:table-cell>
          <table:table-cell office:value-type="float" office:value="1679.632" calcext:value-type="float">
            <text:p>1679.632</text:p>
          </table:table-cell>
          <table:table-cell office:value-type="float" office:value="585.8264" calcext:value-type="float">
            <text:p>585.8264</text:p>
          </table:table-cell>
          <table:table-cell office:value-type="float" office:value="570.9434" calcext:value-type="float">
            <text:p>570.9434</text:p>
          </table:table-cell>
          <table:table-cell office:value-type="float" office:value="142.8583" calcext:value-type="float">
            <text:p>142.8583</text:p>
          </table:table-cell>
          <table:table-cell office:value-type="float" office:value="35.71164" calcext:value-type="float">
            <text:p>35.71164</text:p>
          </table:table-cell>
          <table:table-cell office:value-type="float" office:value="0" calcext:value-type="float">
            <text:p>0</text:p>
          </table:table-cell>
          <table:table-cell office:value-type="float" office:value="-0.09946094" calcext:value-type="float">
            <text:p>-0.09946094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38.1097" calcext:value-type="float">
            <text:p>-638.1097</text:p>
          </table:table-cell>
          <table:table-cell office:value-type="float" office:value="0" calcext:value-type="float">
            <text:p>0</text:p>
          </table:table-cell>
          <table:table-cell office:value-type="float" office:value="11.39907" calcext:value-type="float">
            <text:p>11.39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1" calcext:value-type="float">
            <text:p>21112001</text:p>
          </table:table-cell>
          <table:table-cell office:value-type="float" office:value="914.9905" calcext:value-type="float">
            <text:p>914.9905</text:p>
          </table:table-cell>
          <table:table-cell office:value-type="float" office:value="13164.46" calcext:value-type="float">
            <text:p>13164.46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66.4645" calcext:value-type="float">
            <text:p>-766.4645</text:p>
          </table:table-cell>
          <table:table-cell office:value-type="float" office:value="2218.342" calcext:value-type="float">
            <text:p>2218.342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4.5325" calcext:value-type="float">
            <text:p>104.5325</text:p>
          </table:table-cell>
          <table:table-cell office:value-type="float" office:value="647.987" calcext:value-type="float">
            <text:p>647.987</text:p>
          </table:table-cell>
          <table:table-cell office:value-type="float" office:value="0.0688791" calcext:value-type="float">
            <text:p>0.0688791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51.0283" calcext:value-type="float">
            <text:p>651.0283</text:p>
          </table:table-cell>
          <table:table-cell office:value-type="float" office:value="0" calcext:value-type="float">
            <text:p>0</text:p>
          </table:table-cell>
          <table:table-cell office:value-type="float" office:value="316.6076" calcext:value-type="float">
            <text:p>316.6076</text:p>
          </table:table-cell>
          <table:table-cell office:value-type="float" office:value="1099.042" calcext:value-type="float">
            <text:p>1099.042</text:p>
          </table:table-cell>
          <table:table-cell office:value-type="float" office:value="1339.618" calcext:value-type="float">
            <text:p>1339.618</text:p>
          </table:table-cell>
          <table:table-cell office:value-type="float" office:value="1335.747" calcext:value-type="float">
            <text:p>1335.747</text:p>
          </table:table-cell>
          <table:table-cell office:value-type="float" office:value="807.516" calcext:value-type="float">
            <text:p>807.516</text:p>
          </table:table-cell>
          <table:table-cell office:value-type="float" office:value="1107.895" calcext:value-type="float">
            <text:p>1107.895</text:p>
          </table:table-cell>
          <table:table-cell office:value-type="float" office:value="420.5935" calcext:value-type="float">
            <text:p>420.5935</text:p>
          </table:table-cell>
          <table:table-cell office:value-type="float" office:value="1879.662" calcext:value-type="float">
            <text:p>1879.662</text:p>
          </table:table-cell>
          <table:table-cell office:value-type="float" office:value="2109.853" calcext:value-type="float">
            <text:p>2109.853</text:p>
          </table:table-cell>
          <table:table-cell office:value-type="float" office:value="1679.6" calcext:value-type="float">
            <text:p>1679.6</text:p>
          </table:table-cell>
          <table:table-cell office:value-type="float" office:value="585.8184" calcext:value-type="float">
            <text:p>585.8184</text:p>
          </table:table-cell>
          <table:table-cell office:value-type="float" office:value="570.9362" calcext:value-type="float">
            <text:p>570.9362</text:p>
          </table:table-cell>
          <table:table-cell office:value-type="float" office:value="142.8582" calcext:value-type="float">
            <text:p>142.8582</text:p>
          </table:table-cell>
          <table:table-cell office:value-type="float" office:value="35.71162" calcext:value-type="float">
            <text:p>35.71162</text:p>
          </table:table-cell>
          <table:table-cell office:value-type="float" office:value="0" calcext:value-type="float">
            <text:p>0</text:p>
          </table:table-cell>
          <table:table-cell office:value-type="float" office:value="-0.09946167" calcext:value-type="float">
            <text:p>-0.09946167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38.9713" calcext:value-type="float">
            <text:p>-638.9713</text:p>
          </table:table-cell>
          <table:table-cell office:value-type="float" office:value="0" calcext:value-type="float">
            <text:p>0</text:p>
          </table:table-cell>
          <table:table-cell office:value-type="float" office:value="11.33876" calcext:value-type="float">
            <text:p>11.33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1" calcext:value-type="float">
            <text:p>22112001</text:p>
          </table:table-cell>
          <table:table-cell office:value-type="float" office:value="914.2892" calcext:value-type="float">
            <text:p>914.2892</text:p>
          </table:table-cell>
          <table:table-cell office:value-type="float" office:value="13164.18" calcext:value-type="float">
            <text:p>13164.18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67.4205" calcext:value-type="float">
            <text:p>-767.4205</text:p>
          </table:table-cell>
          <table:table-cell office:value-type="float" office:value="2220.649" calcext:value-type="float">
            <text:p>2220.649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4.5845" calcext:value-type="float">
            <text:p>104.5845</text:p>
          </table:table-cell>
          <table:table-cell office:value-type="float" office:value="647.9739" calcext:value-type="float">
            <text:p>647.9739</text:p>
          </table:table-cell>
          <table:table-cell office:value-type="float" office:value="0.06966801" calcext:value-type="float">
            <text:p>0.06966801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50.0731" calcext:value-type="float">
            <text:p>650.0731</text:p>
          </table:table-cell>
          <table:table-cell office:value-type="float" office:value="0" calcext:value-type="float">
            <text:p>0</text:p>
          </table:table-cell>
          <table:table-cell office:value-type="float" office:value="316.6312" calcext:value-type="float">
            <text:p>316.6312</text:p>
          </table:table-cell>
          <table:table-cell office:value-type="float" office:value="1098.845" calcext:value-type="float">
            <text:p>1098.845</text:p>
          </table:table-cell>
          <table:table-cell office:value-type="float" office:value="1339.396" calcext:value-type="float">
            <text:p>1339.396</text:p>
          </table:table-cell>
          <table:table-cell office:value-type="float" office:value="1335.565" calcext:value-type="float">
            <text:p>1335.565</text:p>
          </table:table-cell>
          <table:table-cell office:value-type="float" office:value="807.3615" calcext:value-type="float">
            <text:p>807.3615</text:p>
          </table:table-cell>
          <table:table-cell office:value-type="float" office:value="1107.819" calcext:value-type="float">
            <text:p>1107.819</text:p>
          </table:table-cell>
          <table:table-cell office:value-type="float" office:value="420.5687" calcext:value-type="float">
            <text:p>420.5687</text:p>
          </table:table-cell>
          <table:table-cell office:value-type="float" office:value="1879.607" calcext:value-type="float">
            <text:p>1879.607</text:p>
          </table:table-cell>
          <table:table-cell office:value-type="float" office:value="2109.809" calcext:value-type="float">
            <text:p>2109.809</text:p>
          </table:table-cell>
          <table:table-cell office:value-type="float" office:value="1679.58" calcext:value-type="float">
            <text:p>1679.58</text:p>
          </table:table-cell>
          <table:table-cell office:value-type="float" office:value="585.8105" calcext:value-type="float">
            <text:p>585.8105</text:p>
          </table:table-cell>
          <table:table-cell office:value-type="float" office:value="570.9322" calcext:value-type="float">
            <text:p>570.9322</text:p>
          </table:table-cell>
          <table:table-cell office:value-type="float" office:value="142.8581" calcext:value-type="float">
            <text:p>142.8581</text:p>
          </table:table-cell>
          <table:table-cell office:value-type="float" office:value="35.71159" calcext:value-type="float">
            <text:p>35.71159</text:p>
          </table:table-cell>
          <table:table-cell office:value-type="float" office:value="0" calcext:value-type="float">
            <text:p>0</text:p>
          </table:table-cell>
          <table:table-cell office:value-type="float" office:value="-0.09946259" calcext:value-type="float">
            <text:p>-0.09946259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39.875" calcext:value-type="float">
            <text:p>-639.875</text:p>
          </table:table-cell>
          <table:table-cell office:value-type="float" office:value="0" calcext:value-type="float">
            <text:p>0</text:p>
          </table:table-cell>
          <table:table-cell office:value-type="float" office:value="11.28103" calcext:value-type="float">
            <text:p>11.28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1" calcext:value-type="float">
            <text:p>23112001</text:p>
          </table:table-cell>
          <table:table-cell office:value-type="float" office:value="913.5204" calcext:value-type="float">
            <text:p>913.5204</text:p>
          </table:table-cell>
          <table:table-cell office:value-type="float" office:value="13163.91" calcext:value-type="float">
            <text:p>13163.91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68.3815" calcext:value-type="float">
            <text:p>-768.3815</text:p>
          </table:table-cell>
          <table:table-cell office:value-type="float" office:value="2221.281" calcext:value-type="float">
            <text:p>2221.281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4.7137" calcext:value-type="float">
            <text:p>104.7137</text:p>
          </table:table-cell>
          <table:table-cell office:value-type="float" office:value="647.9074" calcext:value-type="float">
            <text:p>647.9074</text:p>
          </table:table-cell>
          <table:table-cell office:value-type="float" office:value="0.07037036" calcext:value-type="float">
            <text:p>0.07037036</text:p>
          </table:table-cell>
          <table:table-cell office:value-type="float" office:value="1.339752" calcext:value-type="float">
            <text:p>1.339752</text:p>
          </table:table-cell>
          <table:table-cell office:value-type="float" office:value="0.06419495" calcext:value-type="float">
            <text:p>0.06419495</text:p>
          </table:table-cell>
          <table:table-cell office:value-type="float" office:value="0.01647354" calcext:value-type="float">
            <text:p>0.01647354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49.1128" calcext:value-type="float">
            <text:p>649.1128</text:p>
          </table:table-cell>
          <table:table-cell office:value-type="float" office:value="0" calcext:value-type="float">
            <text:p>0</text:p>
          </table:table-cell>
          <table:table-cell office:value-type="float" office:value="316.6458" calcext:value-type="float">
            <text:p>316.6458</text:p>
          </table:table-cell>
          <table:table-cell office:value-type="float" office:value="1098.659" calcext:value-type="float">
            <text:p>1098.659</text:p>
          </table:table-cell>
          <table:table-cell office:value-type="float" office:value="1339.177" calcext:value-type="float">
            <text:p>1339.177</text:p>
          </table:table-cell>
          <table:table-cell office:value-type="float" office:value="1335.372" calcext:value-type="float">
            <text:p>1335.372</text:p>
          </table:table-cell>
          <table:table-cell office:value-type="float" office:value="807.2047" calcext:value-type="float">
            <text:p>807.2047</text:p>
          </table:table-cell>
          <table:table-cell office:value-type="float" office:value="1107.743" calcext:value-type="float">
            <text:p>1107.743</text:p>
          </table:table-cell>
          <table:table-cell office:value-type="float" office:value="420.5438" calcext:value-type="float">
            <text:p>420.5438</text:p>
          </table:table-cell>
          <table:table-cell office:value-type="float" office:value="1879.553" calcext:value-type="float">
            <text:p>1879.553</text:p>
          </table:table-cell>
          <table:table-cell office:value-type="float" office:value="2109.766" calcext:value-type="float">
            <text:p>2109.766</text:p>
          </table:table-cell>
          <table:table-cell office:value-type="float" office:value="1679.56" calcext:value-type="float">
            <text:p>1679.56</text:p>
          </table:table-cell>
          <table:table-cell office:value-type="float" office:value="585.8026" calcext:value-type="float">
            <text:p>585.8026</text:p>
          </table:table-cell>
          <table:table-cell office:value-type="float" office:value="570.9309" calcext:value-type="float">
            <text:p>570.9309</text:p>
          </table:table-cell>
          <table:table-cell office:value-type="float" office:value="142.858" calcext:value-type="float">
            <text:p>142.858</text:p>
          </table:table-cell>
          <table:table-cell office:value-type="float" office:value="35.71157" calcext:value-type="float">
            <text:p>35.71157</text:p>
          </table:table-cell>
          <table:table-cell office:value-type="float" office:value="0" calcext:value-type="float">
            <text:p>0</text:p>
          </table:table-cell>
          <table:table-cell office:value-type="float" office:value="-0.09946331" calcext:value-type="float">
            <text:p>-0.09946331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40.8382" calcext:value-type="float">
            <text:p>-640.8382</text:p>
          </table:table-cell>
          <table:table-cell office:value-type="float" office:value="0" calcext:value-type="float">
            <text:p>0</text:p>
          </table:table-cell>
          <table:table-cell office:value-type="float" office:value="11.27562" calcext:value-type="float">
            <text:p>11.27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1" calcext:value-type="float">
            <text:p>24112001</text:p>
          </table:table-cell>
          <table:table-cell office:value-type="float" office:value="912.6876" calcext:value-type="float">
            <text:p>912.6876</text:p>
          </table:table-cell>
          <table:table-cell office:value-type="float" office:value="13163.67" calcext:value-type="float">
            <text:p>13163.67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69.0585" calcext:value-type="float">
            <text:p>-769.0585</text:p>
          </table:table-cell>
          <table:table-cell office:value-type="float" office:value="2214.057" calcext:value-type="float">
            <text:p>2214.057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4.9387" calcext:value-type="float">
            <text:p>104.9387</text:p>
          </table:table-cell>
          <table:table-cell office:value-type="float" office:value="647.7682" calcext:value-type="float">
            <text:p>647.7682</text:p>
          </table:table-cell>
          <table:table-cell office:value-type="float" office:value="0.07052582" calcext:value-type="float">
            <text:p>0.07052582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4497" calcext:value-type="float">
            <text:p>0.06424497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48.4315" calcext:value-type="float">
            <text:p>648.4315</text:p>
          </table:table-cell>
          <table:table-cell office:value-type="float" office:value="0" calcext:value-type="float">
            <text:p>0</text:p>
          </table:table-cell>
          <table:table-cell office:value-type="float" office:value="316.6681" calcext:value-type="float">
            <text:p>316.6681</text:p>
          </table:table-cell>
          <table:table-cell office:value-type="float" office:value="1098.459" calcext:value-type="float">
            <text:p>1098.459</text:p>
          </table:table-cell>
          <table:table-cell office:value-type="float" office:value="1338.973" calcext:value-type="float">
            <text:p>1338.973</text:p>
          </table:table-cell>
          <table:table-cell office:value-type="float" office:value="1335.192" calcext:value-type="float">
            <text:p>1335.192</text:p>
          </table:table-cell>
          <table:table-cell office:value-type="float" office:value="807.0575" calcext:value-type="float">
            <text:p>807.0575</text:p>
          </table:table-cell>
          <table:table-cell office:value-type="float" office:value="1107.668" calcext:value-type="float">
            <text:p>1107.668</text:p>
          </table:table-cell>
          <table:table-cell office:value-type="float" office:value="420.5193" calcext:value-type="float">
            <text:p>420.5193</text:p>
          </table:table-cell>
          <table:table-cell office:value-type="float" office:value="1879.499" calcext:value-type="float">
            <text:p>1879.499</text:p>
          </table:table-cell>
          <table:table-cell office:value-type="float" office:value="2109.724" calcext:value-type="float">
            <text:p>2109.724</text:p>
          </table:table-cell>
          <table:table-cell office:value-type="float" office:value="1679.54" calcext:value-type="float">
            <text:p>1679.54</text:p>
          </table:table-cell>
          <table:table-cell office:value-type="float" office:value="585.7946" calcext:value-type="float">
            <text:p>585.7946</text:p>
          </table:table-cell>
          <table:table-cell office:value-type="float" office:value="570.9296" calcext:value-type="float">
            <text:p>570.9296</text:p>
          </table:table-cell>
          <table:table-cell office:value-type="float" office:value="142.858" calcext:value-type="float">
            <text:p>142.858</text:p>
          </table:table-cell>
          <table:table-cell office:value-type="float" office:value="35.71154" calcext:value-type="float">
            <text:p>35.71154</text:p>
          </table:table-cell>
          <table:table-cell office:value-type="float" office:value="0" calcext:value-type="float">
            <text:p>0</text:p>
          </table:table-cell>
          <table:table-cell office:value-type="float" office:value="-0.09946831" calcext:value-type="float">
            <text:p>-0.09946831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41.8344" calcext:value-type="float">
            <text:p>-641.8344</text:p>
          </table:table-cell>
          <table:table-cell office:value-type="float" office:value="0" calcext:value-type="float">
            <text:p>0</text:p>
          </table:table-cell>
          <table:table-cell office:value-type="float" office:value="11.59183" calcext:value-type="float">
            <text:p>11.59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1" calcext:value-type="float">
            <text:p>25112001</text:p>
          </table:table-cell>
          <table:table-cell office:value-type="float" office:value="911.9846" calcext:value-type="float">
            <text:p>911.9846</text:p>
          </table:table-cell>
          <table:table-cell office:value-type="float" office:value="13163.44" calcext:value-type="float">
            <text:p>13163.44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69.7742" calcext:value-type="float">
            <text:p>-769.7742</text:p>
          </table:table-cell>
          <table:table-cell office:value-type="float" office:value="2216.366" calcext:value-type="float">
            <text:p>2216.366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5.1047" calcext:value-type="float">
            <text:p>105.1047</text:p>
          </table:table-cell>
          <table:table-cell office:value-type="float" office:value="647.7221" calcext:value-type="float">
            <text:p>647.7221</text:p>
          </table:table-cell>
          <table:table-cell office:value-type="float" office:value="0.070666" calcext:value-type="float">
            <text:p>0.070666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4497" calcext:value-type="float">
            <text:p>0.06424497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47.7161" calcext:value-type="float">
            <text:p>647.7161</text:p>
          </table:table-cell>
          <table:table-cell office:value-type="float" office:value="0" calcext:value-type="float">
            <text:p>0</text:p>
          </table:table-cell>
          <table:table-cell office:value-type="float" office:value="316.6748" calcext:value-type="float">
            <text:p>316.6748</text:p>
          </table:table-cell>
          <table:table-cell office:value-type="float" office:value="1098.27" calcext:value-type="float">
            <text:p>1098.27</text:p>
          </table:table-cell>
          <table:table-cell office:value-type="float" office:value="1338.784" calcext:value-type="float">
            <text:p>1338.784</text:p>
          </table:table-cell>
          <table:table-cell office:value-type="float" office:value="1335.025" calcext:value-type="float">
            <text:p>1335.025</text:p>
          </table:table-cell>
          <table:table-cell office:value-type="float" office:value="806.92" calcext:value-type="float">
            <text:p>806.92</text:p>
          </table:table-cell>
          <table:table-cell office:value-type="float" office:value="1107.601" calcext:value-type="float">
            <text:p>1107.601</text:p>
          </table:table-cell>
          <table:table-cell office:value-type="float" office:value="420.499" calcext:value-type="float">
            <text:p>420.499</text:p>
          </table:table-cell>
          <table:table-cell office:value-type="float" office:value="1879.446" calcext:value-type="float">
            <text:p>1879.446</text:p>
          </table:table-cell>
          <table:table-cell office:value-type="float" office:value="2109.682" calcext:value-type="float">
            <text:p>2109.682</text:p>
          </table:table-cell>
          <table:table-cell office:value-type="float" office:value="1679.52" calcext:value-type="float">
            <text:p>1679.52</text:p>
          </table:table-cell>
          <table:table-cell office:value-type="float" office:value="585.7867" calcext:value-type="float">
            <text:p>585.7867</text:p>
          </table:table-cell>
          <table:table-cell office:value-type="float" office:value="570.9283" calcext:value-type="float">
            <text:p>570.9283</text:p>
          </table:table-cell>
          <table:table-cell office:value-type="float" office:value="142.8579" calcext:value-type="float">
            <text:p>142.8579</text:p>
          </table:table-cell>
          <table:table-cell office:value-type="float" office:value="35.71152" calcext:value-type="float">
            <text:p>35.71152</text:p>
          </table:table-cell>
          <table:table-cell office:value-type="float" office:value="0" calcext:value-type="float">
            <text:p>0</text:p>
          </table:table-cell>
          <table:table-cell office:value-type="float" office:value="-0.09946983" calcext:value-type="float">
            <text:p>-0.09946983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42.6981" calcext:value-type="float">
            <text:p>-642.6981</text:p>
          </table:table-cell>
          <table:table-cell office:value-type="float" office:value="0" calcext:value-type="float">
            <text:p>0</text:p>
          </table:table-cell>
          <table:table-cell office:value-type="float" office:value="11.73836" calcext:value-type="float">
            <text:p>11.73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1" calcext:value-type="float">
            <text:p>26112001</text:p>
          </table:table-cell>
          <table:table-cell office:value-type="float" office:value="911.1755" calcext:value-type="float">
            <text:p>911.1755</text:p>
          </table:table-cell>
          <table:table-cell office:value-type="float" office:value="13163.22" calcext:value-type="float">
            <text:p>13163.22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70.7133" calcext:value-type="float">
            <text:p>-770.7133</text:p>
          </table:table-cell>
          <table:table-cell office:value-type="float" office:value="2219.205" calcext:value-type="float">
            <text:p>2219.205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5.3544" calcext:value-type="float">
            <text:p>105.3544</text:p>
          </table:table-cell>
          <table:table-cell office:value-type="float" office:value="647.5963" calcext:value-type="float">
            <text:p>647.5963</text:p>
          </table:table-cell>
          <table:table-cell office:value-type="float" office:value="0.07080336" calcext:value-type="float">
            <text:p>0.07080336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4533" calcext:value-type="float">
            <text:p>0.06424533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46.7771" calcext:value-type="float">
            <text:p>646.7771</text:p>
          </table:table-cell>
          <table:table-cell office:value-type="float" office:value="0" calcext:value-type="float">
            <text:p>0</text:p>
          </table:table-cell>
          <table:table-cell office:value-type="float" office:value="316.6801" calcext:value-type="float">
            <text:p>316.6801</text:p>
          </table:table-cell>
          <table:table-cell office:value-type="float" office:value="1098.069" calcext:value-type="float">
            <text:p>1098.069</text:p>
          </table:table-cell>
          <table:table-cell office:value-type="float" office:value="1338.584" calcext:value-type="float">
            <text:p>1338.584</text:p>
          </table:table-cell>
          <table:table-cell office:value-type="float" office:value="1334.859" calcext:value-type="float">
            <text:p>1334.859</text:p>
          </table:table-cell>
          <table:table-cell office:value-type="float" office:value="806.7851" calcext:value-type="float">
            <text:p>806.7851</text:p>
          </table:table-cell>
          <table:table-cell office:value-type="float" office:value="1107.538" calcext:value-type="float">
            <text:p>1107.538</text:p>
          </table:table-cell>
          <table:table-cell office:value-type="float" office:value="420.4804" calcext:value-type="float">
            <text:p>420.4804</text:p>
          </table:table-cell>
          <table:table-cell office:value-type="float" office:value="1879.394" calcext:value-type="float">
            <text:p>1879.394</text:p>
          </table:table-cell>
          <table:table-cell office:value-type="float" office:value="2109.64" calcext:value-type="float">
            <text:p>2109.64</text:p>
          </table:table-cell>
          <table:table-cell office:value-type="float" office:value="1679.5" calcext:value-type="float">
            <text:p>1679.5</text:p>
          </table:table-cell>
          <table:table-cell office:value-type="float" office:value="585.7789" calcext:value-type="float">
            <text:p>585.7789</text:p>
          </table:table-cell>
          <table:table-cell office:value-type="float" office:value="570.927" calcext:value-type="float">
            <text:p>570.927</text:p>
          </table:table-cell>
          <table:table-cell office:value-type="float" office:value="142.8578" calcext:value-type="float">
            <text:p>142.8578</text:p>
          </table:table-cell>
          <table:table-cell office:value-type="float" office:value="35.71149" calcext:value-type="float">
            <text:p>35.71149</text:p>
          </table:table-cell>
          <table:table-cell office:value-type="float" office:value="0" calcext:value-type="float">
            <text:p>0</text:p>
          </table:table-cell>
          <table:table-cell office:value-type="float" office:value="-0.09947093" calcext:value-type="float">
            <text:p>-0.09947093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43.6608" calcext:value-type="float">
            <text:p>-643.6608</text:p>
          </table:table-cell>
          <table:table-cell office:value-type="float" office:value="0" calcext:value-type="float">
            <text:p>0</text:p>
          </table:table-cell>
          <table:table-cell office:value-type="float" office:value="11.75404" calcext:value-type="float">
            <text:p>11.75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1" calcext:value-type="float">
            <text:p>27112001</text:p>
          </table:table-cell>
          <table:table-cell office:value-type="float" office:value="910.6528" calcext:value-type="float">
            <text:p>910.6528</text:p>
          </table:table-cell>
          <table:table-cell office:value-type="float" office:value="13163.02" calcext:value-type="float">
            <text:p>13163.02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71.7081" calcext:value-type="float">
            <text:p>-771.7081</text:p>
          </table:table-cell>
          <table:table-cell office:value-type="float" office:value="2222.076" calcext:value-type="float">
            <text:p>2222.076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5.4325" calcext:value-type="float">
            <text:p>105.4325</text:p>
          </table:table-cell>
          <table:table-cell office:value-type="float" office:value="647.5928" calcext:value-type="float">
            <text:p>647.5928</text:p>
          </table:table-cell>
          <table:table-cell office:value-type="float" office:value="0.07098296" calcext:value-type="float">
            <text:p>0.07098296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5016" calcext:value-type="float">
            <text:p>0.06425016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45.7825" calcext:value-type="float">
            <text:p>645.7825</text:p>
          </table:table-cell>
          <table:table-cell office:value-type="float" office:value="0" calcext:value-type="float">
            <text:p>0</text:p>
          </table:table-cell>
          <table:table-cell office:value-type="float" office:value="316.6934" calcext:value-type="float">
            <text:p>316.6934</text:p>
          </table:table-cell>
          <table:table-cell office:value-type="float" office:value="1097.943" calcext:value-type="float">
            <text:p>1097.943</text:p>
          </table:table-cell>
          <table:table-cell office:value-type="float" office:value="1338.439" calcext:value-type="float">
            <text:p>1338.439</text:p>
          </table:table-cell>
          <table:table-cell office:value-type="float" office:value="1334.714" calcext:value-type="float">
            <text:p>1334.714</text:p>
          </table:table-cell>
          <table:table-cell office:value-type="float" office:value="806.6611" calcext:value-type="float">
            <text:p>806.6611</text:p>
          </table:table-cell>
          <table:table-cell office:value-type="float" office:value="1107.477" calcext:value-type="float">
            <text:p>1107.477</text:p>
          </table:table-cell>
          <table:table-cell office:value-type="float" office:value="420.461" calcext:value-type="float">
            <text:p>420.461</text:p>
          </table:table-cell>
          <table:table-cell office:value-type="float" office:value="1879.343" calcext:value-type="float">
            <text:p>1879.343</text:p>
          </table:table-cell>
          <table:table-cell office:value-type="float" office:value="2109.599" calcext:value-type="float">
            <text:p>2109.599</text:p>
          </table:table-cell>
          <table:table-cell office:value-type="float" office:value="1679.48" calcext:value-type="float">
            <text:p>1679.48</text:p>
          </table:table-cell>
          <table:table-cell office:value-type="float" office:value="585.771" calcext:value-type="float">
            <text:p>585.771</text:p>
          </table:table-cell>
          <table:table-cell office:value-type="float" office:value="570.9257" calcext:value-type="float">
            <text:p>570.9257</text:p>
          </table:table-cell>
          <table:table-cell office:value-type="float" office:value="142.8577" calcext:value-type="float">
            <text:p>142.8577</text:p>
          </table:table-cell>
          <table:table-cell office:value-type="float" office:value="35.71147" calcext:value-type="float">
            <text:p>35.71147</text:p>
          </table:table-cell>
          <table:table-cell office:value-type="float" office:value="0" calcext:value-type="float">
            <text:p>0</text:p>
          </table:table-cell>
          <table:table-cell office:value-type="float" office:value="-0.09947111" calcext:value-type="float">
            <text:p>-0.09947111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44.3311" calcext:value-type="float">
            <text:p>-644.3311</text:p>
          </table:table-cell>
          <table:table-cell office:value-type="float" office:value="0" calcext:value-type="float">
            <text:p>0</text:p>
          </table:table-cell>
          <table:table-cell office:value-type="float" office:value="11.42414" calcext:value-type="float">
            <text:p>11.4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1" calcext:value-type="float">
            <text:p>28112001</text:p>
          </table:table-cell>
          <table:table-cell office:value-type="float" office:value="910.2956" calcext:value-type="float">
            <text:p>910.2956</text:p>
          </table:table-cell>
          <table:table-cell office:value-type="float" office:value="13162.84" calcext:value-type="float">
            <text:p>13162.84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72.2534" calcext:value-type="float">
            <text:p>-772.2534</text:p>
          </table:table-cell>
          <table:table-cell office:value-type="float" office:value="2223.968" calcext:value-type="float">
            <text:p>2223.968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5.4489" calcext:value-type="float">
            <text:p>105.4489</text:p>
          </table:table-cell>
          <table:table-cell office:value-type="float" office:value="647.5898" calcext:value-type="float">
            <text:p>647.5898</text:p>
          </table:table-cell>
          <table:table-cell office:value-type="float" office:value="0.07117099" calcext:value-type="float">
            <text:p>0.07117099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5118" calcext:value-type="float">
            <text:p>0.06425118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45.2374" calcext:value-type="float">
            <text:p>645.2374</text:p>
          </table:table-cell>
          <table:table-cell office:value-type="float" office:value="0" calcext:value-type="float">
            <text:p>0</text:p>
          </table:table-cell>
          <table:table-cell office:value-type="float" office:value="316.7122" calcext:value-type="float">
            <text:p>316.7122</text:p>
          </table:table-cell>
          <table:table-cell office:value-type="float" office:value="1097.87" calcext:value-type="float">
            <text:p>1097.87</text:p>
          </table:table-cell>
          <table:table-cell office:value-type="float" office:value="1338.344" calcext:value-type="float">
            <text:p>1338.344</text:p>
          </table:table-cell>
          <table:table-cell office:value-type="float" office:value="1334.612" calcext:value-type="float">
            <text:p>1334.612</text:p>
          </table:table-cell>
          <table:table-cell office:value-type="float" office:value="806.5632" calcext:value-type="float">
            <text:p>806.5632</text:p>
          </table:table-cell>
          <table:table-cell office:value-type="float" office:value="1107.427" calcext:value-type="float">
            <text:p>1107.427</text:p>
          </table:table-cell>
          <table:table-cell office:value-type="float" office:value="420.4441" calcext:value-type="float">
            <text:p>420.4441</text:p>
          </table:table-cell>
          <table:table-cell office:value-type="float" office:value="1879.297" calcext:value-type="float">
            <text:p>1879.297</text:p>
          </table:table-cell>
          <table:table-cell office:value-type="float" office:value="2109.559" calcext:value-type="float">
            <text:p>2109.559</text:p>
          </table:table-cell>
          <table:table-cell office:value-type="float" office:value="1679.461" calcext:value-type="float">
            <text:p>1679.461</text:p>
          </table:table-cell>
          <table:table-cell office:value-type="float" office:value="585.7631" calcext:value-type="float">
            <text:p>585.7631</text:p>
          </table:table-cell>
          <table:table-cell office:value-type="float" office:value="570.9244" calcext:value-type="float">
            <text:p>570.9244</text:p>
          </table:table-cell>
          <table:table-cell office:value-type="float" office:value="142.8576" calcext:value-type="float">
            <text:p>142.8576</text:p>
          </table:table-cell>
          <table:table-cell office:value-type="float" office:value="35.71144" calcext:value-type="float">
            <text:p>35.71144</text:p>
          </table:table-cell>
          <table:table-cell office:value-type="float" office:value="0" calcext:value-type="float">
            <text:p>0</text:p>
          </table:table-cell>
          <table:table-cell office:value-type="float" office:value="-0.09947111" calcext:value-type="float">
            <text:p>-0.09947111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44.8074" calcext:value-type="float">
            <text:p>-644.8074</text:p>
          </table:table-cell>
          <table:table-cell office:value-type="float" office:value="0" calcext:value-type="float">
            <text:p>0</text:p>
          </table:table-cell>
          <table:table-cell office:value-type="float" office:value="11.35516" calcext:value-type="float">
            <text:p>11.35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1" calcext:value-type="float">
            <text:p>29112001</text:p>
          </table:table-cell>
          <table:table-cell office:value-type="float" office:value="910.0229" calcext:value-type="float">
            <text:p>910.0229</text:p>
          </table:table-cell>
          <table:table-cell office:value-type="float" office:value="13162.68" calcext:value-type="float">
            <text:p>13162.68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72.6928" calcext:value-type="float">
            <text:p>-772.6928</text:p>
          </table:table-cell>
          <table:table-cell office:value-type="float" office:value="2225.26" calcext:value-type="float">
            <text:p>2225.26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5.4411" calcext:value-type="float">
            <text:p>105.4411</text:p>
          </table:table-cell>
          <table:table-cell office:value-type="float" office:value="647.5893" calcext:value-type="float">
            <text:p>647.5893</text:p>
          </table:table-cell>
          <table:table-cell office:value-type="float" office:value="0.07134588" calcext:value-type="float">
            <text:p>0.07134588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5171" calcext:value-type="float">
            <text:p>0.06425171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44.7981" calcext:value-type="float">
            <text:p>644.7981</text:p>
          </table:table-cell>
          <table:table-cell office:value-type="float" office:value="0" calcext:value-type="float">
            <text:p>0</text:p>
          </table:table-cell>
          <table:table-cell office:value-type="float" office:value="316.729" calcext:value-type="float">
            <text:p>316.729</text:p>
          </table:table-cell>
          <table:table-cell office:value-type="float" office:value="1097.817" calcext:value-type="float">
            <text:p>1097.817</text:p>
          </table:table-cell>
          <table:table-cell office:value-type="float" office:value="1338.266" calcext:value-type="float">
            <text:p>1338.266</text:p>
          </table:table-cell>
          <table:table-cell office:value-type="float" office:value="1334.541" calcext:value-type="float">
            <text:p>1334.541</text:p>
          </table:table-cell>
          <table:table-cell office:value-type="float" office:value="806.4793" calcext:value-type="float">
            <text:p>806.4793</text:p>
          </table:table-cell>
          <table:table-cell office:value-type="float" office:value="1107.385" calcext:value-type="float">
            <text:p>1107.385</text:p>
          </table:table-cell>
          <table:table-cell office:value-type="float" office:value="420.4294" calcext:value-type="float">
            <text:p>420.4294</text:p>
          </table:table-cell>
          <table:table-cell office:value-type="float" office:value="1879.263" calcext:value-type="float">
            <text:p>1879.263</text:p>
          </table:table-cell>
          <table:table-cell office:value-type="float" office:value="2109.519" calcext:value-type="float">
            <text:p>2109.519</text:p>
          </table:table-cell>
          <table:table-cell office:value-type="float" office:value="1679.441" calcext:value-type="float">
            <text:p>1679.441</text:p>
          </table:table-cell>
          <table:table-cell office:value-type="float" office:value="585.7553" calcext:value-type="float">
            <text:p>585.7553</text:p>
          </table:table-cell>
          <table:table-cell office:value-type="float" office:value="570.9232" calcext:value-type="float">
            <text:p>570.9232</text:p>
          </table:table-cell>
          <table:table-cell office:value-type="float" office:value="142.8575" calcext:value-type="float">
            <text:p>142.8575</text:p>
          </table:table-cell>
          <table:table-cell office:value-type="float" office:value="35.71142" calcext:value-type="float">
            <text:p>35.71142</text:p>
          </table:table-cell>
          <table:table-cell office:value-type="float" office:value="0" calcext:value-type="float">
            <text:p>0</text:p>
          </table:table-cell>
          <table:table-cell office:value-type="float" office:value="-0.09947111" calcext:value-type="float">
            <text:p>-0.09947111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45.186" calcext:value-type="float">
            <text:p>-645.186</text:p>
          </table:table-cell>
          <table:table-cell office:value-type="float" office:value="0" calcext:value-type="float">
            <text:p>0</text:p>
          </table:table-cell>
          <table:table-cell office:value-type="float" office:value="11.29282" calcext:value-type="float">
            <text:p>11.29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1" calcext:value-type="float">
            <text:p>30112001</text:p>
          </table:table-cell>
          <table:table-cell office:value-type="float" office:value="909.7669" calcext:value-type="float">
            <text:p>909.7669</text:p>
          </table:table-cell>
          <table:table-cell office:value-type="float" office:value="13162.53" calcext:value-type="float">
            <text:p>13162.53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73.076" calcext:value-type="float">
            <text:p>-773.076</text:p>
          </table:table-cell>
          <table:table-cell office:value-type="float" office:value="2226.413" calcext:value-type="float">
            <text:p>2226.413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5.4265" calcext:value-type="float">
            <text:p>105.4265</text:p>
          </table:table-cell>
          <table:table-cell office:value-type="float" office:value="647.5862" calcext:value-type="float">
            <text:p>647.5862</text:p>
          </table:table-cell>
          <table:table-cell office:value-type="float" office:value="0.07154091" calcext:value-type="float">
            <text:p>0.07154091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519" calcext:value-type="float">
            <text:p>0.0642519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44.415" calcext:value-type="float">
            <text:p>644.415</text:p>
          </table:table-cell>
          <table:table-cell office:value-type="float" office:value="0" calcext:value-type="float">
            <text:p>0</text:p>
          </table:table-cell>
          <table:table-cell office:value-type="float" office:value="316.7435" calcext:value-type="float">
            <text:p>316.7435</text:p>
          </table:table-cell>
          <table:table-cell office:value-type="float" office:value="1097.76" calcext:value-type="float">
            <text:p>1097.76</text:p>
          </table:table-cell>
          <table:table-cell office:value-type="float" office:value="1338.195" calcext:value-type="float">
            <text:p>1338.195</text:p>
          </table:table-cell>
          <table:table-cell office:value-type="float" office:value="1334.476" calcext:value-type="float">
            <text:p>1334.476</text:p>
          </table:table-cell>
          <table:table-cell office:value-type="float" office:value="806.4053" calcext:value-type="float">
            <text:p>806.4053</text:p>
          </table:table-cell>
          <table:table-cell office:value-type="float" office:value="1107.348" calcext:value-type="float">
            <text:p>1107.348</text:p>
          </table:table-cell>
          <table:table-cell office:value-type="float" office:value="420.4162" calcext:value-type="float">
            <text:p>420.4162</text:p>
          </table:table-cell>
          <table:table-cell office:value-type="float" office:value="1879.229" calcext:value-type="float">
            <text:p>1879.229</text:p>
          </table:table-cell>
          <table:table-cell office:value-type="float" office:value="2109.48" calcext:value-type="float">
            <text:p>2109.48</text:p>
          </table:table-cell>
          <table:table-cell office:value-type="float" office:value="1679.422" calcext:value-type="float">
            <text:p>1679.422</text:p>
          </table:table-cell>
          <table:table-cell office:value-type="float" office:value="585.7475" calcext:value-type="float">
            <text:p>585.7475</text:p>
          </table:table-cell>
          <table:table-cell office:value-type="float" office:value="570.9219" calcext:value-type="float">
            <text:p>570.9219</text:p>
          </table:table-cell>
          <table:table-cell office:value-type="float" office:value="142.8575" calcext:value-type="float">
            <text:p>142.8575</text:p>
          </table:table-cell>
          <table:table-cell office:value-type="float" office:value="35.7114" calcext:value-type="float">
            <text:p>35.7114</text:p>
          </table:table-cell>
          <table:table-cell office:value-type="float" office:value="0" calcext:value-type="float">
            <text:p>0</text:p>
          </table:table-cell>
          <table:table-cell office:value-type="float" office:value="-0.09947111" calcext:value-type="float">
            <text:p>-0.09947111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45.5426" calcext:value-type="float">
            <text:p>-645.5426</text:p>
          </table:table-cell>
          <table:table-cell office:value-type="float" office:value="0" calcext:value-type="float">
            <text:p>0</text:p>
          </table:table-cell>
          <table:table-cell office:value-type="float" office:value="11.26227" calcext:value-type="float">
            <text:p>11.26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1" calcext:value-type="float">
            <text:p>1122001</text:p>
          </table:table-cell>
          <table:table-cell office:value-type="float" office:value="909.4509" calcext:value-type="float">
            <text:p>909.4509</text:p>
          </table:table-cell>
          <table:table-cell office:value-type="float" office:value="13162.39" calcext:value-type="float">
            <text:p>13162.39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73.4952" calcext:value-type="float">
            <text:p>-773.4952</text:p>
          </table:table-cell>
          <table:table-cell office:value-type="float" office:value="2227.719" calcext:value-type="float">
            <text:p>2227.719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5.4385" calcext:value-type="float">
            <text:p>105.4385</text:p>
          </table:table-cell>
          <table:table-cell office:value-type="float" office:value="647.558" calcext:value-type="float">
            <text:p>647.558</text:p>
          </table:table-cell>
          <table:table-cell office:value-type="float" office:value="0.0717672" calcext:value-type="float">
            <text:p>0.0717672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5244" calcext:value-type="float">
            <text:p>0.06425244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43.9962" calcext:value-type="float">
            <text:p>643.9962</text:p>
          </table:table-cell>
          <table:table-cell office:value-type="float" office:value="0" calcext:value-type="float">
            <text:p>0</text:p>
          </table:table-cell>
          <table:table-cell office:value-type="float" office:value="316.7586" calcext:value-type="float">
            <text:p>316.7586</text:p>
          </table:table-cell>
          <table:table-cell office:value-type="float" office:value="1097.683" calcext:value-type="float">
            <text:p>1097.683</text:p>
          </table:table-cell>
          <table:table-cell office:value-type="float" office:value="1338.111" calcext:value-type="float">
            <text:p>1338.111</text:p>
          </table:table-cell>
          <table:table-cell office:value-type="float" office:value="1334.408" calcext:value-type="float">
            <text:p>1334.408</text:p>
          </table:table-cell>
          <table:table-cell office:value-type="float" office:value="806.3286" calcext:value-type="float">
            <text:p>806.3286</text:p>
          </table:table-cell>
          <table:table-cell office:value-type="float" office:value="1107.312" calcext:value-type="float">
            <text:p>1107.312</text:p>
          </table:table-cell>
          <table:table-cell office:value-type="float" office:value="420.4035" calcext:value-type="float">
            <text:p>420.4035</text:p>
          </table:table-cell>
          <table:table-cell office:value-type="float" office:value="1879.199" calcext:value-type="float">
            <text:p>1879.199</text:p>
          </table:table-cell>
          <table:table-cell office:value-type="float" office:value="2109.443" calcext:value-type="float">
            <text:p>2109.443</text:p>
          </table:table-cell>
          <table:table-cell office:value-type="float" office:value="1679.403" calcext:value-type="float">
            <text:p>1679.403</text:p>
          </table:table-cell>
          <table:table-cell office:value-type="float" office:value="585.7397" calcext:value-type="float">
            <text:p>585.7397</text:p>
          </table:table-cell>
          <table:table-cell office:value-type="float" office:value="570.9207" calcext:value-type="float">
            <text:p>570.9207</text:p>
          </table:table-cell>
          <table:table-cell office:value-type="float" office:value="142.8574" calcext:value-type="float">
            <text:p>142.8574</text:p>
          </table:table-cell>
          <table:table-cell office:value-type="float" office:value="35.71137" calcext:value-type="float">
            <text:p>35.71137</text:p>
          </table:table-cell>
          <table:table-cell office:value-type="float" office:value="0" calcext:value-type="float">
            <text:p>0</text:p>
          </table:table-cell>
          <table:table-cell office:value-type="float" office:value="-0.09947111" calcext:value-type="float">
            <text:p>-0.09947111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45.9534" calcext:value-type="float">
            <text:p>-645.9534</text:p>
          </table:table-cell>
          <table:table-cell office:value-type="float" office:value="0" calcext:value-type="float">
            <text:p>0</text:p>
          </table:table-cell>
          <table:table-cell office:value-type="float" office:value="11.24882" calcext:value-type="float">
            <text:p>11.24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1" calcext:value-type="float">
            <text:p>2122001</text:p>
          </table:table-cell>
          <table:table-cell office:value-type="float" office:value="908.9445" calcext:value-type="float">
            <text:p>908.9445</text:p>
          </table:table-cell>
          <table:table-cell office:value-type="float" office:value="13162.25" calcext:value-type="float">
            <text:p>13162.25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74.0991" calcext:value-type="float">
            <text:p>-774.0991</text:p>
          </table:table-cell>
          <table:table-cell office:value-type="float" office:value="2229.675" calcext:value-type="float">
            <text:p>2229.675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5.562" calcext:value-type="float">
            <text:p>105.562</text:p>
          </table:table-cell>
          <table:table-cell office:value-type="float" office:value="647.4485" calcext:value-type="float">
            <text:p>647.4485</text:p>
          </table:table-cell>
          <table:table-cell office:value-type="float" office:value="0.07199483" calcext:value-type="float">
            <text:p>0.07199483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5352" calcext:value-type="float">
            <text:p>0.06425352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43.3925" calcext:value-type="float">
            <text:p>643.3925</text:p>
          </table:table-cell>
          <table:table-cell office:value-type="float" office:value="0" calcext:value-type="float">
            <text:p>0</text:p>
          </table:table-cell>
          <table:table-cell office:value-type="float" office:value="316.7636" calcext:value-type="float">
            <text:p>316.7636</text:p>
          </table:table-cell>
          <table:table-cell office:value-type="float" office:value="1097.573" calcext:value-type="float">
            <text:p>1097.573</text:p>
          </table:table-cell>
          <table:table-cell office:value-type="float" office:value="1337.994" calcext:value-type="float">
            <text:p>1337.994</text:p>
          </table:table-cell>
          <table:table-cell office:value-type="float" office:value="1334.317" calcext:value-type="float">
            <text:p>1334.317</text:p>
          </table:table-cell>
          <table:table-cell office:value-type="float" office:value="806.2422" calcext:value-type="float">
            <text:p>806.2422</text:p>
          </table:table-cell>
          <table:table-cell office:value-type="float" office:value="1107.272" calcext:value-type="float">
            <text:p>1107.272</text:p>
          </table:table-cell>
          <table:table-cell office:value-type="float" office:value="420.3904" calcext:value-type="float">
            <text:p>420.3904</text:p>
          </table:table-cell>
          <table:table-cell office:value-type="float" office:value="1879.169" calcext:value-type="float">
            <text:p>1879.169</text:p>
          </table:table-cell>
          <table:table-cell office:value-type="float" office:value="2109.417" calcext:value-type="float">
            <text:p>2109.417</text:p>
          </table:table-cell>
          <table:table-cell office:value-type="float" office:value="1679.385" calcext:value-type="float">
            <text:p>1679.385</text:p>
          </table:table-cell>
          <table:table-cell office:value-type="float" office:value="585.7321" calcext:value-type="float">
            <text:p>585.7321</text:p>
          </table:table-cell>
          <table:table-cell office:value-type="float" office:value="570.9194" calcext:value-type="float">
            <text:p>570.9194</text:p>
          </table:table-cell>
          <table:table-cell office:value-type="float" office:value="142.8573" calcext:value-type="float">
            <text:p>142.8573</text:p>
          </table:table-cell>
          <table:table-cell office:value-type="float" office:value="35.71135" calcext:value-type="float">
            <text:p>35.71135</text:p>
          </table:table-cell>
          <table:table-cell office:value-type="float" office:value="0" calcext:value-type="float">
            <text:p>0</text:p>
          </table:table-cell>
          <table:table-cell office:value-type="float" office:value="-0.09947111" calcext:value-type="float">
            <text:p>-0.09947111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46.5503" calcext:value-type="float">
            <text:p>-646.5503</text:p>
          </table:table-cell>
          <table:table-cell office:value-type="float" office:value="0" calcext:value-type="float">
            <text:p>0</text:p>
          </table:table-cell>
          <table:table-cell office:value-type="float" office:value="11.23712" calcext:value-type="float">
            <text:p>11.23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1" calcext:value-type="float">
            <text:p>3122001</text:p>
          </table:table-cell>
          <table:table-cell office:value-type="float" office:value="908.475" calcext:value-type="float">
            <text:p>908.475</text:p>
          </table:table-cell>
          <table:table-cell office:value-type="float" office:value="13162.1" calcext:value-type="float">
            <text:p>13162.1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74.6763" calcext:value-type="float">
            <text:p>-774.6763</text:p>
          </table:table-cell>
          <table:table-cell office:value-type="float" office:value="2231.315" calcext:value-type="float">
            <text:p>2231.315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5.6379" calcext:value-type="float">
            <text:p>105.6379</text:p>
          </table:table-cell>
          <table:table-cell office:value-type="float" office:value="647.3928" calcext:value-type="float">
            <text:p>647.3928</text:p>
          </table:table-cell>
          <table:table-cell office:value-type="float" office:value="0.07222591" calcext:value-type="float">
            <text:p>0.07222591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5439" calcext:value-type="float">
            <text:p>0.06425439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42.8155" calcext:value-type="float">
            <text:p>642.8155</text:p>
          </table:table-cell>
          <table:table-cell office:value-type="float" office:value="0" calcext:value-type="float">
            <text:p>0</text:p>
          </table:table-cell>
          <table:table-cell office:value-type="float" office:value="316.7664" calcext:value-type="float">
            <text:p>316.7664</text:p>
          </table:table-cell>
          <table:table-cell office:value-type="float" office:value="1097.463" calcext:value-type="float">
            <text:p>1097.463</text:p>
          </table:table-cell>
          <table:table-cell office:value-type="float" office:value="1337.874" calcext:value-type="float">
            <text:p>1337.874</text:p>
          </table:table-cell>
          <table:table-cell office:value-type="float" office:value="1334.217" calcext:value-type="float">
            <text:p>1334.217</text:p>
          </table:table-cell>
          <table:table-cell office:value-type="float" office:value="806.1501" calcext:value-type="float">
            <text:p>806.1501</text:p>
          </table:table-cell>
          <table:table-cell office:value-type="float" office:value="1107.228" calcext:value-type="float">
            <text:p>1107.228</text:p>
          </table:table-cell>
          <table:table-cell office:value-type="float" office:value="420.3768" calcext:value-type="float">
            <text:p>420.3768</text:p>
          </table:table-cell>
          <table:table-cell office:value-type="float" office:value="1879.139" calcext:value-type="float">
            <text:p>1879.139</text:p>
          </table:table-cell>
          <table:table-cell office:value-type="float" office:value="2109.392" calcext:value-type="float">
            <text:p>2109.392</text:p>
          </table:table-cell>
          <table:table-cell office:value-type="float" office:value="1679.366" calcext:value-type="float">
            <text:p>1679.366</text:p>
          </table:table-cell>
          <table:table-cell office:value-type="float" office:value="585.7244" calcext:value-type="float">
            <text:p>585.7244</text:p>
          </table:table-cell>
          <table:table-cell office:value-type="float" office:value="570.9182" calcext:value-type="float">
            <text:p>570.9182</text:p>
          </table:table-cell>
          <table:table-cell office:value-type="float" office:value="142.8572" calcext:value-type="float">
            <text:p>142.8572</text:p>
          </table:table-cell>
          <table:table-cell office:value-type="float" office:value="35.71132" calcext:value-type="float">
            <text:p>35.71132</text:p>
          </table:table-cell>
          <table:table-cell office:value-type="float" office:value="0" calcext:value-type="float">
            <text:p>0</text:p>
          </table:table-cell>
          <table:table-cell office:value-type="float" office:value="-0.09947111" calcext:value-type="float">
            <text:p>-0.09947111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47.1123" calcext:value-type="float">
            <text:p>-647.1123</text:p>
          </table:table-cell>
          <table:table-cell office:value-type="float" office:value="0" calcext:value-type="float">
            <text:p>0</text:p>
          </table:table-cell>
          <table:table-cell office:value-type="float" office:value="11.22055" calcext:value-type="float">
            <text:p>11.22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1" calcext:value-type="float">
            <text:p>4122001</text:p>
          </table:table-cell>
          <table:table-cell office:value-type="float" office:value="907.7776" calcext:value-type="float">
            <text:p>907.7776</text:p>
          </table:table-cell>
          <table:table-cell office:value-type="float" office:value="13161.96" calcext:value-type="float">
            <text:p>13161.96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75.4453" calcext:value-type="float">
            <text:p>-775.4453</text:p>
          </table:table-cell>
          <table:table-cell office:value-type="float" office:value="2232.266" calcext:value-type="float">
            <text:p>2232.266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5.8692" calcext:value-type="float">
            <text:p>105.8692</text:p>
          </table:table-cell>
          <table:table-cell office:value-type="float" office:value="647.1909" calcext:value-type="float">
            <text:p>647.1909</text:p>
          </table:table-cell>
          <table:table-cell office:value-type="float" office:value="0.07245412" calcext:value-type="float">
            <text:p>0.07245412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5439" calcext:value-type="float">
            <text:p>0.06425439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42.0467" calcext:value-type="float">
            <text:p>642.0467</text:p>
          </table:table-cell>
          <table:table-cell office:value-type="float" office:value="0" calcext:value-type="float">
            <text:p>0</text:p>
          </table:table-cell>
          <table:table-cell office:value-type="float" office:value="316.7696" calcext:value-type="float">
            <text:p>316.7696</text:p>
          </table:table-cell>
          <table:table-cell office:value-type="float" office:value="1097.321" calcext:value-type="float">
            <text:p>1097.321</text:p>
          </table:table-cell>
          <table:table-cell office:value-type="float" office:value="1337.732" calcext:value-type="float">
            <text:p>1337.732</text:p>
          </table:table-cell>
          <table:table-cell office:value-type="float" office:value="1334.102" calcext:value-type="float">
            <text:p>1334.102</text:p>
          </table:table-cell>
          <table:table-cell office:value-type="float" office:value="806.052" calcext:value-type="float">
            <text:p>806.052</text:p>
          </table:table-cell>
          <table:table-cell office:value-type="float" office:value="1107.182" calcext:value-type="float">
            <text:p>1107.182</text:p>
          </table:table-cell>
          <table:table-cell office:value-type="float" office:value="420.3632" calcext:value-type="float">
            <text:p>420.3632</text:p>
          </table:table-cell>
          <table:table-cell office:value-type="float" office:value="1879.108" calcext:value-type="float">
            <text:p>1879.108</text:p>
          </table:table-cell>
          <table:table-cell office:value-type="float" office:value="2109.367" calcext:value-type="float">
            <text:p>2109.367</text:p>
          </table:table-cell>
          <table:table-cell office:value-type="float" office:value="1679.348" calcext:value-type="float">
            <text:p>1679.348</text:p>
          </table:table-cell>
          <table:table-cell office:value-type="float" office:value="585.7168" calcext:value-type="float">
            <text:p>585.7168</text:p>
          </table:table-cell>
          <table:table-cell office:value-type="float" office:value="570.9171" calcext:value-type="float">
            <text:p>570.9171</text:p>
          </table:table-cell>
          <table:table-cell office:value-type="float" office:value="142.8572" calcext:value-type="float">
            <text:p>142.8572</text:p>
          </table:table-cell>
          <table:table-cell office:value-type="float" office:value="35.7113" calcext:value-type="float">
            <text:p>35.7113</text:p>
          </table:table-cell>
          <table:table-cell office:value-type="float" office:value="0" calcext:value-type="float">
            <text:p>0</text:p>
          </table:table-cell>
          <table:table-cell office:value-type="float" office:value="-0.09947111" calcext:value-type="float">
            <text:p>-0.09947111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47.8943" calcext:value-type="float">
            <text:p>-647.8943</text:p>
          </table:table-cell>
          <table:table-cell office:value-type="float" office:value="0" calcext:value-type="float">
            <text:p>0</text:p>
          </table:table-cell>
          <table:table-cell office:value-type="float" office:value="11.22951" calcext:value-type="float">
            <text:p>11.22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1" calcext:value-type="float">
            <text:p>5122001</text:p>
          </table:table-cell>
          <table:table-cell office:value-type="float" office:value="906.7706" calcext:value-type="float">
            <text:p>906.7706</text:p>
          </table:table-cell>
          <table:table-cell office:value-type="float" office:value="13161.81" calcext:value-type="float">
            <text:p>13161.81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76.5096" calcext:value-type="float">
            <text:p>-776.5096</text:p>
          </table:table-cell>
          <table:table-cell office:value-type="float" office:value="2236.55" calcext:value-type="float">
            <text:p>2236.55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6.2581" calcext:value-type="float">
            <text:p>106.2581</text:p>
          </table:table-cell>
          <table:table-cell office:value-type="float" office:value="646.897" calcext:value-type="float">
            <text:p>646.897</text:p>
          </table:table-cell>
          <table:table-cell office:value-type="float" office:value="0.07268737" calcext:value-type="float">
            <text:p>0.07268737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5439" calcext:value-type="float">
            <text:p>0.06425439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40.9827" calcext:value-type="float">
            <text:p>640.9827</text:p>
          </table:table-cell>
          <table:table-cell office:value-type="float" office:value="0" calcext:value-type="float">
            <text:p>0</text:p>
          </table:table-cell>
          <table:table-cell office:value-type="float" office:value="316.772" calcext:value-type="float">
            <text:p>316.772</text:p>
          </table:table-cell>
          <table:table-cell office:value-type="float" office:value="1097.104" calcext:value-type="float">
            <text:p>1097.104</text:p>
          </table:table-cell>
          <table:table-cell office:value-type="float" office:value="1337.53" calcext:value-type="float">
            <text:p>1337.53</text:p>
          </table:table-cell>
          <table:table-cell office:value-type="float" office:value="1333.931" calcext:value-type="float">
            <text:p>1333.931</text:p>
          </table:table-cell>
          <table:table-cell office:value-type="float" office:value="805.9295" calcext:value-type="float">
            <text:p>805.9295</text:p>
          </table:table-cell>
          <table:table-cell office:value-type="float" office:value="1107.128" calcext:value-type="float">
            <text:p>1107.128</text:p>
          </table:table-cell>
          <table:table-cell office:value-type="float" office:value="420.3481" calcext:value-type="float">
            <text:p>420.3481</text:p>
          </table:table-cell>
          <table:table-cell office:value-type="float" office:value="1879.077" calcext:value-type="float">
            <text:p>1879.077</text:p>
          </table:table-cell>
          <table:table-cell office:value-type="float" office:value="2109.342" calcext:value-type="float">
            <text:p>2109.342</text:p>
          </table:table-cell>
          <table:table-cell office:value-type="float" office:value="1679.329" calcext:value-type="float">
            <text:p>1679.329</text:p>
          </table:table-cell>
          <table:table-cell office:value-type="float" office:value="585.7092" calcext:value-type="float">
            <text:p>585.7092</text:p>
          </table:table-cell>
          <table:table-cell office:value-type="float" office:value="570.9158" calcext:value-type="float">
            <text:p>570.9158</text:p>
          </table:table-cell>
          <table:table-cell office:value-type="float" office:value="142.8571" calcext:value-type="float">
            <text:p>142.8571</text:p>
          </table:table-cell>
          <table:table-cell office:value-type="float" office:value="35.71128" calcext:value-type="float">
            <text:p>35.71128</text:p>
          </table:table-cell>
          <table:table-cell office:value-type="float" office:value="0" calcext:value-type="float">
            <text:p>0</text:p>
          </table:table-cell>
          <table:table-cell office:value-type="float" office:value="-0.09947154" calcext:value-type="float">
            <text:p>-0.09947154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48.9905" calcext:value-type="float">
            <text:p>-648.9905</text:p>
          </table:table-cell>
          <table:table-cell office:value-type="float" office:value="0" calcext:value-type="float">
            <text:p>0</text:p>
          </table:table-cell>
          <table:table-cell office:value-type="float" office:value="11.25719" calcext:value-type="float">
            <text:p>11.25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1" calcext:value-type="float">
            <text:p>6122001</text:p>
          </table:table-cell>
          <table:table-cell office:value-type="float" office:value="906.0559" calcext:value-type="float">
            <text:p>906.0559</text:p>
          </table:table-cell>
          <table:table-cell office:value-type="float" office:value="13161.66" calcext:value-type="float">
            <text:p>13161.66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77.3826" calcext:value-type="float">
            <text:p>-777.3826</text:p>
          </table:table-cell>
          <table:table-cell office:value-type="float" office:value="2239.255" calcext:value-type="float">
            <text:p>2239.255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6.452" calcext:value-type="float">
            <text:p>106.452</text:p>
          </table:table-cell>
          <table:table-cell office:value-type="float" office:value="646.7489" calcext:value-type="float">
            <text:p>646.7489</text:p>
          </table:table-cell>
          <table:table-cell office:value-type="float" office:value="0.07294109" calcext:value-type="float">
            <text:p>0.07294109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5579" calcext:value-type="float">
            <text:p>0.06425579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40.1099" calcext:value-type="float">
            <text:p>640.1099</text:p>
          </table:table-cell>
          <table:table-cell office:value-type="float" office:value="0" calcext:value-type="float">
            <text:p>0</text:p>
          </table:table-cell>
          <table:table-cell office:value-type="float" office:value="316.7785" calcext:value-type="float">
            <text:p>316.7785</text:p>
          </table:table-cell>
          <table:table-cell office:value-type="float" office:value="1096.953" calcext:value-type="float">
            <text:p>1096.953</text:p>
          </table:table-cell>
          <table:table-cell office:value-type="float" office:value="1337.373" calcext:value-type="float">
            <text:p>1337.373</text:p>
          </table:table-cell>
          <table:table-cell office:value-type="float" office:value="1333.781" calcext:value-type="float">
            <text:p>1333.781</text:p>
          </table:table-cell>
          <table:table-cell office:value-type="float" office:value="805.8161" calcext:value-type="float">
            <text:p>805.8161</text:p>
          </table:table-cell>
          <table:table-cell office:value-type="float" office:value="1107.073" calcext:value-type="float">
            <text:p>1107.073</text:p>
          </table:table-cell>
          <table:table-cell office:value-type="float" office:value="420.3324" calcext:value-type="float">
            <text:p>420.3324</text:p>
          </table:table-cell>
          <table:table-cell office:value-type="float" office:value="1879.044" calcext:value-type="float">
            <text:p>1879.044</text:p>
          </table:table-cell>
          <table:table-cell office:value-type="float" office:value="2109.316" calcext:value-type="float">
            <text:p>2109.316</text:p>
          </table:table-cell>
          <table:table-cell office:value-type="float" office:value="1679.311" calcext:value-type="float">
            <text:p>1679.311</text:p>
          </table:table-cell>
          <table:table-cell office:value-type="float" office:value="585.7016" calcext:value-type="float">
            <text:p>585.7016</text:p>
          </table:table-cell>
          <table:table-cell office:value-type="float" office:value="570.9147" calcext:value-type="float">
            <text:p>570.9147</text:p>
          </table:table-cell>
          <table:table-cell office:value-type="float" office:value="142.857" calcext:value-type="float">
            <text:p>142.857</text:p>
          </table:table-cell>
          <table:table-cell office:value-type="float" office:value="35.71125" calcext:value-type="float">
            <text:p>35.71125</text:p>
          </table:table-cell>
          <table:table-cell office:value-type="float" office:value="0" calcext:value-type="float">
            <text:p>0</text:p>
          </table:table-cell>
          <table:table-cell office:value-type="float" office:value="-0.09947154" calcext:value-type="float">
            <text:p>-0.09947154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49.7997" calcext:value-type="float">
            <text:p>-649.7997</text:p>
          </table:table-cell>
          <table:table-cell office:value-type="float" office:value="0" calcext:value-type="float">
            <text:p>0</text:p>
          </table:table-cell>
          <table:table-cell office:value-type="float" office:value="11.18803" calcext:value-type="float">
            <text:p>11.18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1" calcext:value-type="float">
            <text:p>7122001</text:p>
          </table:table-cell>
          <table:table-cell office:value-type="float" office:value="905.5429" calcext:value-type="float">
            <text:p>905.5429</text:p>
          </table:table-cell>
          <table:table-cell office:value-type="float" office:value="13161.5" calcext:value-type="float">
            <text:p>13161.5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78.0413" calcext:value-type="float">
            <text:p>-778.0413</text:p>
          </table:table-cell>
          <table:table-cell office:value-type="float" office:value="2241.256" calcext:value-type="float">
            <text:p>2241.256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6.5195" calcext:value-type="float">
            <text:p>106.5195</text:p>
          </table:table-cell>
          <table:table-cell office:value-type="float" office:value="646.6993" calcext:value-type="float">
            <text:p>646.6993</text:p>
          </table:table-cell>
          <table:table-cell office:value-type="float" office:value="0.07320685" calcext:value-type="float">
            <text:p>0.07320685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5677" calcext:value-type="float">
            <text:p>0.06425677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39.4514" calcext:value-type="float">
            <text:p>639.4514</text:p>
          </table:table-cell>
          <table:table-cell office:value-type="float" office:value="0" calcext:value-type="float">
            <text:p>0</text:p>
          </table:table-cell>
          <table:table-cell office:value-type="float" office:value="316.7826" calcext:value-type="float">
            <text:p>316.7826</text:p>
          </table:table-cell>
          <table:table-cell office:value-type="float" office:value="1096.834" calcext:value-type="float">
            <text:p>1096.834</text:p>
          </table:table-cell>
          <table:table-cell office:value-type="float" office:value="1337.248" calcext:value-type="float">
            <text:p>1337.248</text:p>
          </table:table-cell>
          <table:table-cell office:value-type="float" office:value="1333.658" calcext:value-type="float">
            <text:p>1333.658</text:p>
          </table:table-cell>
          <table:table-cell office:value-type="float" office:value="805.7142" calcext:value-type="float">
            <text:p>805.7142</text:p>
          </table:table-cell>
          <table:table-cell office:value-type="float" office:value="1107.021" calcext:value-type="float">
            <text:p>1107.021</text:p>
          </table:table-cell>
          <table:table-cell office:value-type="float" office:value="420.3173" calcext:value-type="float">
            <text:p>420.3173</text:p>
          </table:table-cell>
          <table:table-cell office:value-type="float" office:value="1879.011" calcext:value-type="float">
            <text:p>1879.011</text:p>
          </table:table-cell>
          <table:table-cell office:value-type="float" office:value="2109.291" calcext:value-type="float">
            <text:p>2109.291</text:p>
          </table:table-cell>
          <table:table-cell office:value-type="float" office:value="1679.293" calcext:value-type="float">
            <text:p>1679.293</text:p>
          </table:table-cell>
          <table:table-cell office:value-type="float" office:value="585.694" calcext:value-type="float">
            <text:p>585.694</text:p>
          </table:table-cell>
          <table:table-cell office:value-type="float" office:value="570.9135" calcext:value-type="float">
            <text:p>570.9135</text:p>
          </table:table-cell>
          <table:table-cell office:value-type="float" office:value="142.8569" calcext:value-type="float">
            <text:p>142.8569</text:p>
          </table:table-cell>
          <table:table-cell office:value-type="float" office:value="35.71123" calcext:value-type="float">
            <text:p>35.71123</text:p>
          </table:table-cell>
          <table:table-cell office:value-type="float" office:value="0" calcext:value-type="float">
            <text:p>0</text:p>
          </table:table-cell>
          <table:table-cell office:value-type="float" office:value="-0.09947154" calcext:value-type="float">
            <text:p>-0.09947154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50.4114" calcext:value-type="float">
            <text:p>-650.4114</text:p>
          </table:table-cell>
          <table:table-cell office:value-type="float" office:value="0" calcext:value-type="float">
            <text:p>0</text:p>
          </table:table-cell>
          <table:table-cell office:value-type="float" office:value="11.13082" calcext:value-type="float">
            <text:p>11.13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1" calcext:value-type="float">
            <text:p>8122001</text:p>
          </table:table-cell>
          <table:table-cell office:value-type="float" office:value="905.028" calcext:value-type="float">
            <text:p>905.028</text:p>
          </table:table-cell>
          <table:table-cell office:value-type="float" office:value="13161.36" calcext:value-type="float">
            <text:p>13161.36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78.6852" calcext:value-type="float">
            <text:p>-778.6852</text:p>
          </table:table-cell>
          <table:table-cell office:value-type="float" office:value="2243.505" calcext:value-type="float">
            <text:p>2243.505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6.6053" calcext:value-type="float">
            <text:p>106.6053</text:p>
          </table:table-cell>
          <table:table-cell office:value-type="float" office:value="646.6102" calcext:value-type="float">
            <text:p>646.6102</text:p>
          </table:table-cell>
          <table:table-cell office:value-type="float" office:value="0.07349492" calcext:value-type="float">
            <text:p>0.07349492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5799" calcext:value-type="float">
            <text:p>0.06425799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38.8078" calcext:value-type="float">
            <text:p>638.8078</text:p>
          </table:table-cell>
          <table:table-cell office:value-type="float" office:value="0" calcext:value-type="float">
            <text:p>0</text:p>
          </table:table-cell>
          <table:table-cell office:value-type="float" office:value="316.7889" calcext:value-type="float">
            <text:p>316.7889</text:p>
          </table:table-cell>
          <table:table-cell office:value-type="float" office:value="1096.725" calcext:value-type="float">
            <text:p>1096.725</text:p>
          </table:table-cell>
          <table:table-cell office:value-type="float" office:value="1337.129" calcext:value-type="float">
            <text:p>1337.129</text:p>
          </table:table-cell>
          <table:table-cell office:value-type="float" office:value="1333.555" calcext:value-type="float">
            <text:p>1333.555</text:p>
          </table:table-cell>
          <table:table-cell office:value-type="float" office:value="805.6187" calcext:value-type="float">
            <text:p>805.6187</text:p>
          </table:table-cell>
          <table:table-cell office:value-type="float" office:value="1106.974" calcext:value-type="float">
            <text:p>1106.974</text:p>
          </table:table-cell>
          <table:table-cell office:value-type="float" office:value="420.303" calcext:value-type="float">
            <text:p>420.303</text:p>
          </table:table-cell>
          <table:table-cell office:value-type="float" office:value="1878.979" calcext:value-type="float">
            <text:p>1878.979</text:p>
          </table:table-cell>
          <table:table-cell office:value-type="float" office:value="2109.266" calcext:value-type="float">
            <text:p>2109.266</text:p>
          </table:table-cell>
          <table:table-cell office:value-type="float" office:value="1679.275" calcext:value-type="float">
            <text:p>1679.275</text:p>
          </table:table-cell>
          <table:table-cell office:value-type="float" office:value="585.6865" calcext:value-type="float">
            <text:p>585.6865</text:p>
          </table:table-cell>
          <table:table-cell office:value-type="float" office:value="570.9124" calcext:value-type="float">
            <text:p>570.9124</text:p>
          </table:table-cell>
          <table:table-cell office:value-type="float" office:value="142.8569" calcext:value-type="float">
            <text:p>142.8569</text:p>
          </table:table-cell>
          <table:table-cell office:value-type="float" office:value="35.71121" calcext:value-type="float">
            <text:p>35.71121</text:p>
          </table:table-cell>
          <table:table-cell office:value-type="float" office:value="0" calcext:value-type="float">
            <text:p>0</text:p>
          </table:table-cell>
          <table:table-cell office:value-type="float" office:value="-0.09947154" calcext:value-type="float">
            <text:p>-0.09947154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51.0179" calcext:value-type="float">
            <text:p>-651.0179</text:p>
          </table:table-cell>
          <table:table-cell office:value-type="float" office:value="0" calcext:value-type="float">
            <text:p>0</text:p>
          </table:table-cell>
          <table:table-cell office:value-type="float" office:value="11.08188" calcext:value-type="float">
            <text:p>11.08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1" calcext:value-type="float">
            <text:p>9122001</text:p>
          </table:table-cell>
          <table:table-cell office:value-type="float" office:value="904.4705" calcext:value-type="float">
            <text:p>904.4705</text:p>
          </table:table-cell>
          <table:table-cell office:value-type="float" office:value="13161.23" calcext:value-type="float">
            <text:p>13161.23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79.3565" calcext:value-type="float">
            <text:p>-779.3565</text:p>
          </table:table-cell>
          <table:table-cell office:value-type="float" office:value="2245.415" calcext:value-type="float">
            <text:p>2245.415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6.7241" calcext:value-type="float">
            <text:p>106.7241</text:p>
          </table:table-cell>
          <table:table-cell office:value-type="float" office:value="646.4745" calcext:value-type="float">
            <text:p>646.4745</text:p>
          </table:table-cell>
          <table:table-cell office:value-type="float" office:value="0.07380875" calcext:value-type="float">
            <text:p>0.07380875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5923" calcext:value-type="float">
            <text:p>0.06425923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38.1368" calcext:value-type="float">
            <text:p>638.1368</text:p>
          </table:table-cell>
          <table:table-cell office:value-type="float" office:value="0" calcext:value-type="float">
            <text:p>0</text:p>
          </table:table-cell>
          <table:table-cell office:value-type="float" office:value="316.7981" calcext:value-type="float">
            <text:p>316.7981</text:p>
          </table:table-cell>
          <table:table-cell office:value-type="float" office:value="1096.615" calcext:value-type="float">
            <text:p>1096.615</text:p>
          </table:table-cell>
          <table:table-cell office:value-type="float" office:value="1337.008" calcext:value-type="float">
            <text:p>1337.008</text:p>
          </table:table-cell>
          <table:table-cell office:value-type="float" office:value="1333.458" calcext:value-type="float">
            <text:p>1333.458</text:p>
          </table:table-cell>
          <table:table-cell office:value-type="float" office:value="805.5249" calcext:value-type="float">
            <text:p>805.5249</text:p>
          </table:table-cell>
          <table:table-cell office:value-type="float" office:value="1106.927" calcext:value-type="float">
            <text:p>1106.927</text:p>
          </table:table-cell>
          <table:table-cell office:value-type="float" office:value="420.2892" calcext:value-type="float">
            <text:p>420.2892</text:p>
          </table:table-cell>
          <table:table-cell office:value-type="float" office:value="1878.948" calcext:value-type="float">
            <text:p>1878.948</text:p>
          </table:table-cell>
          <table:table-cell office:value-type="float" office:value="2109.241" calcext:value-type="float">
            <text:p>2109.241</text:p>
          </table:table-cell>
          <table:table-cell office:value-type="float" office:value="1679.257" calcext:value-type="float">
            <text:p>1679.257</text:p>
          </table:table-cell>
          <table:table-cell office:value-type="float" office:value="585.6791" calcext:value-type="float">
            <text:p>585.6791</text:p>
          </table:table-cell>
          <table:table-cell office:value-type="float" office:value="570.9112" calcext:value-type="float">
            <text:p>570.9112</text:p>
          </table:table-cell>
          <table:table-cell office:value-type="float" office:value="142.8568" calcext:value-type="float">
            <text:p>142.8568</text:p>
          </table:table-cell>
          <table:table-cell office:value-type="float" office:value="35.71119" calcext:value-type="float">
            <text:p>35.71119</text:p>
          </table:table-cell>
          <table:table-cell office:value-type="float" office:value="0" calcext:value-type="float">
            <text:p>0</text:p>
          </table:table-cell>
          <table:table-cell office:value-type="float" office:value="-0.09947154" calcext:value-type="float">
            <text:p>-0.09947154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51.6559" calcext:value-type="float">
            <text:p>-651.6559</text:p>
          </table:table-cell>
          <table:table-cell office:value-type="float" office:value="0" calcext:value-type="float">
            <text:p>0</text:p>
          </table:table-cell>
          <table:table-cell office:value-type="float" office:value="11.04249" calcext:value-type="float">
            <text:p>11.04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1" calcext:value-type="float">
            <text:p>10122001</text:p>
          </table:table-cell>
          <table:table-cell office:value-type="float" office:value="903.9165" calcext:value-type="float">
            <text:p>903.9165</text:p>
          </table:table-cell>
          <table:table-cell office:value-type="float" office:value="13161.09" calcext:value-type="float">
            <text:p>13161.09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80.0198" calcext:value-type="float">
            <text:p>-780.0198</text:p>
          </table:table-cell>
          <table:table-cell office:value-type="float" office:value="2247.359" calcext:value-type="float">
            <text:p>2247.359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6.8344" calcext:value-type="float">
            <text:p>106.8344</text:p>
          </table:table-cell>
          <table:table-cell office:value-type="float" office:value="646.3519" calcext:value-type="float">
            <text:p>646.3519</text:p>
          </table:table-cell>
          <table:table-cell office:value-type="float" office:value="0.07412214" calcext:value-type="float">
            <text:p>0.07412214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5923" calcext:value-type="float">
            <text:p>0.06425923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37.4739" calcext:value-type="float">
            <text:p>637.4739</text:p>
          </table:table-cell>
          <table:table-cell office:value-type="float" office:value="0" calcext:value-type="float">
            <text:p>0</text:p>
          </table:table-cell>
          <table:table-cell office:value-type="float" office:value="316.805" calcext:value-type="float">
            <text:p>316.805</text:p>
          </table:table-cell>
          <table:table-cell office:value-type="float" office:value="1096.502" calcext:value-type="float">
            <text:p>1096.502</text:p>
          </table:table-cell>
          <table:table-cell office:value-type="float" office:value="1336.886" calcext:value-type="float">
            <text:p>1336.886</text:p>
          </table:table-cell>
          <table:table-cell office:value-type="float" office:value="1333.357" calcext:value-type="float">
            <text:p>1333.357</text:p>
          </table:table-cell>
          <table:table-cell office:value-type="float" office:value="805.4304" calcext:value-type="float">
            <text:p>805.4304</text:p>
          </table:table-cell>
          <table:table-cell office:value-type="float" office:value="1106.881" calcext:value-type="float">
            <text:p>1106.881</text:p>
          </table:table-cell>
          <table:table-cell office:value-type="float" office:value="420.2758" calcext:value-type="float">
            <text:p>420.2758</text:p>
          </table:table-cell>
          <table:table-cell office:value-type="float" office:value="1878.918" calcext:value-type="float">
            <text:p>1878.918</text:p>
          </table:table-cell>
          <table:table-cell office:value-type="float" office:value="2109.216" calcext:value-type="float">
            <text:p>2109.216</text:p>
          </table:table-cell>
          <table:table-cell office:value-type="float" office:value="1679.239" calcext:value-type="float">
            <text:p>1679.239</text:p>
          </table:table-cell>
          <table:table-cell office:value-type="float" office:value="585.6716" calcext:value-type="float">
            <text:p>585.6716</text:p>
          </table:table-cell>
          <table:table-cell office:value-type="float" office:value="570.91" calcext:value-type="float">
            <text:p>570.91</text:p>
          </table:table-cell>
          <table:table-cell office:value-type="float" office:value="142.8567" calcext:value-type="float">
            <text:p>142.8567</text:p>
          </table:table-cell>
          <table:table-cell office:value-type="float" office:value="35.71116" calcext:value-type="float">
            <text:p>35.71116</text:p>
          </table:table-cell>
          <table:table-cell office:value-type="float" office:value="0" calcext:value-type="float">
            <text:p>0</text:p>
          </table:table-cell>
          <table:table-cell office:value-type="float" office:value="-0.09947154" calcext:value-type="float">
            <text:p>-0.09947154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52.2923" calcext:value-type="float">
            <text:p>-652.2923</text:p>
          </table:table-cell>
          <table:table-cell office:value-type="float" office:value="0" calcext:value-type="float">
            <text:p>0</text:p>
          </table:table-cell>
          <table:table-cell office:value-type="float" office:value="11.00668" calcext:value-type="float">
            <text:p>11.00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1" calcext:value-type="float">
            <text:p>11122001</text:p>
          </table:table-cell>
          <table:table-cell office:value-type="float" office:value="903.2018" calcext:value-type="float">
            <text:p>903.2018</text:p>
          </table:table-cell>
          <table:table-cell office:value-type="float" office:value="13160.97" calcext:value-type="float">
            <text:p>13160.97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80.8251" calcext:value-type="float">
            <text:p>-780.8251</text:p>
          </table:table-cell>
          <table:table-cell office:value-type="float" office:value="2249.562" calcext:value-type="float">
            <text:p>2249.562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7.0558" calcext:value-type="float">
            <text:p>107.0558</text:p>
          </table:table-cell>
          <table:table-cell office:value-type="float" office:value="646.1062" calcext:value-type="float">
            <text:p>646.1062</text:p>
          </table:table-cell>
          <table:table-cell office:value-type="float" office:value="0.07444204" calcext:value-type="float">
            <text:p>0.07444204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5923" calcext:value-type="float">
            <text:p>0.06425923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36.6689" calcext:value-type="float">
            <text:p>636.6689</text:p>
          </table:table-cell>
          <table:table-cell office:value-type="float" office:value="0" calcext:value-type="float">
            <text:p>0</text:p>
          </table:table-cell>
          <table:table-cell office:value-type="float" office:value="316.8181" calcext:value-type="float">
            <text:p>316.8181</text:p>
          </table:table-cell>
          <table:table-cell office:value-type="float" office:value="1096.372" calcext:value-type="float">
            <text:p>1096.372</text:p>
          </table:table-cell>
          <table:table-cell office:value-type="float" office:value="1336.753" calcext:value-type="float">
            <text:p>1336.753</text:p>
          </table:table-cell>
          <table:table-cell office:value-type="float" office:value="1333.246" calcext:value-type="float">
            <text:p>1333.246</text:p>
          </table:table-cell>
          <table:table-cell office:value-type="float" office:value="805.3366" calcext:value-type="float">
            <text:p>805.3366</text:p>
          </table:table-cell>
          <table:table-cell office:value-type="float" office:value="1106.834" calcext:value-type="float">
            <text:p>1106.834</text:p>
          </table:table-cell>
          <table:table-cell office:value-type="float" office:value="420.2624" calcext:value-type="float">
            <text:p>420.2624</text:p>
          </table:table-cell>
          <table:table-cell office:value-type="float" office:value="1878.888" calcext:value-type="float">
            <text:p>1878.888</text:p>
          </table:table-cell>
          <table:table-cell office:value-type="float" office:value="2109.192" calcext:value-type="float">
            <text:p>2109.192</text:p>
          </table:table-cell>
          <table:table-cell office:value-type="float" office:value="1679.222" calcext:value-type="float">
            <text:p>1679.222</text:p>
          </table:table-cell>
          <table:table-cell office:value-type="float" office:value="585.6641" calcext:value-type="float">
            <text:p>585.6641</text:p>
          </table:table-cell>
          <table:table-cell office:value-type="float" office:value="570.909" calcext:value-type="float">
            <text:p>570.909</text:p>
          </table:table-cell>
          <table:table-cell office:value-type="float" office:value="142.8566" calcext:value-type="float">
            <text:p>142.8566</text:p>
          </table:table-cell>
          <table:table-cell office:value-type="float" office:value="35.71114" calcext:value-type="float">
            <text:p>35.71114</text:p>
          </table:table-cell>
          <table:table-cell office:value-type="float" office:value="0" calcext:value-type="float">
            <text:p>0</text:p>
          </table:table-cell>
          <table:table-cell office:value-type="float" office:value="-0.09947154" calcext:value-type="float">
            <text:p>-0.09947154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53.0758" calcext:value-type="float">
            <text:p>-653.0758</text:p>
          </table:table-cell>
          <table:table-cell office:value-type="float" office:value="0" calcext:value-type="float">
            <text:p>0</text:p>
          </table:table-cell>
          <table:table-cell office:value-type="float" office:value="10.97702" calcext:value-type="float">
            <text:p>10.97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1" calcext:value-type="float">
            <text:p>12122001</text:p>
          </table:table-cell>
          <table:table-cell office:value-type="float" office:value="902.6525" calcext:value-type="float">
            <text:p>902.6525</text:p>
          </table:table-cell>
          <table:table-cell office:value-type="float" office:value="13160.83" calcext:value-type="float">
            <text:p>13160.83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81.4929" calcext:value-type="float">
            <text:p>-781.4929</text:p>
          </table:table-cell>
          <table:table-cell office:value-type="float" office:value="2251.865" calcext:value-type="float">
            <text:p>2251.865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7.1413" calcext:value-type="float">
            <text:p>107.1413</text:p>
          </table:table-cell>
          <table:table-cell office:value-type="float" office:value="646.013" calcext:value-type="float">
            <text:p>646.013</text:p>
          </table:table-cell>
          <table:table-cell office:value-type="float" office:value="0.07474817" calcext:value-type="float">
            <text:p>0.07474817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5923" calcext:value-type="float">
            <text:p>0.06425923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36.0015" calcext:value-type="float">
            <text:p>636.0015</text:p>
          </table:table-cell>
          <table:table-cell office:value-type="float" office:value="0" calcext:value-type="float">
            <text:p>0</text:p>
          </table:table-cell>
          <table:table-cell office:value-type="float" office:value="316.8212" calcext:value-type="float">
            <text:p>316.8212</text:p>
          </table:table-cell>
          <table:table-cell office:value-type="float" office:value="1096.253" calcext:value-type="float">
            <text:p>1096.253</text:p>
          </table:table-cell>
          <table:table-cell office:value-type="float" office:value="1336.624" calcext:value-type="float">
            <text:p>1336.624</text:p>
          </table:table-cell>
          <table:table-cell office:value-type="float" office:value="1333.137" calcext:value-type="float">
            <text:p>1333.137</text:p>
          </table:table-cell>
          <table:table-cell office:value-type="float" office:value="805.2386" calcext:value-type="float">
            <text:p>805.2386</text:p>
          </table:table-cell>
          <table:table-cell office:value-type="float" office:value="1106.786" calcext:value-type="float">
            <text:p>1106.786</text:p>
          </table:table-cell>
          <table:table-cell office:value-type="float" office:value="420.2488" calcext:value-type="float">
            <text:p>420.2488</text:p>
          </table:table-cell>
          <table:table-cell office:value-type="float" office:value="1878.858" calcext:value-type="float">
            <text:p>1878.858</text:p>
          </table:table-cell>
          <table:table-cell office:value-type="float" office:value="2109.168" calcext:value-type="float">
            <text:p>2109.168</text:p>
          </table:table-cell>
          <table:table-cell office:value-type="float" office:value="1679.204" calcext:value-type="float">
            <text:p>1679.204</text:p>
          </table:table-cell>
          <table:table-cell office:value-type="float" office:value="585.6567" calcext:value-type="float">
            <text:p>585.6567</text:p>
          </table:table-cell>
          <table:table-cell office:value-type="float" office:value="570.9078" calcext:value-type="float">
            <text:p>570.9078</text:p>
          </table:table-cell>
          <table:table-cell office:value-type="float" office:value="142.8566" calcext:value-type="float">
            <text:p>142.8566</text:p>
          </table:table-cell>
          <table:table-cell office:value-type="float" office:value="35.71112" calcext:value-type="float">
            <text:p>35.71112</text:p>
          </table:table-cell>
          <table:table-cell office:value-type="float" office:value="0" calcext:value-type="float">
            <text:p>0</text:p>
          </table:table-cell>
          <table:table-cell office:value-type="float" office:value="-0.09947154" calcext:value-type="float">
            <text:p>-0.09947154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53.7011" calcext:value-type="float">
            <text:p>-653.7011</text:p>
          </table:table-cell>
          <table:table-cell office:value-type="float" office:value="0" calcext:value-type="float">
            <text:p>0</text:p>
          </table:table-cell>
          <table:table-cell office:value-type="float" office:value="10.93405" calcext:value-type="float">
            <text:p>10.93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1" calcext:value-type="float">
            <text:p>13122001</text:p>
          </table:table-cell>
          <table:table-cell office:value-type="float" office:value="902.2108" calcext:value-type="float">
            <text:p>902.2108</text:p>
          </table:table-cell>
          <table:table-cell office:value-type="float" office:value="13160.7" calcext:value-type="float">
            <text:p>13160.7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82.0732" calcext:value-type="float">
            <text:p>-782.0732</text:p>
          </table:table-cell>
          <table:table-cell office:value-type="float" office:value="2253.83" calcext:value-type="float">
            <text:p>2253.83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7.181" calcext:value-type="float">
            <text:p>107.181</text:p>
          </table:table-cell>
          <table:table-cell office:value-type="float" office:value="645.938" calcext:value-type="float">
            <text:p>645.938</text:p>
          </table:table-cell>
          <table:table-cell office:value-type="float" office:value="0.07509752" calcext:value-type="float">
            <text:p>0.07509752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6048" calcext:value-type="float">
            <text:p>0.06426048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35.4214" calcext:value-type="float">
            <text:p>635.4214</text:p>
          </table:table-cell>
          <table:table-cell office:value-type="float" office:value="0" calcext:value-type="float">
            <text:p>0</text:p>
          </table:table-cell>
          <table:table-cell office:value-type="float" office:value="316.8303" calcext:value-type="float">
            <text:p>316.8303</text:p>
          </table:table-cell>
          <table:table-cell office:value-type="float" office:value="1096.164" calcext:value-type="float">
            <text:p>1096.164</text:p>
          </table:table-cell>
          <table:table-cell office:value-type="float" office:value="1336.518" calcext:value-type="float">
            <text:p>1336.518</text:p>
          </table:table-cell>
          <table:table-cell office:value-type="float" office:value="1333.049" calcext:value-type="float">
            <text:p>1333.049</text:p>
          </table:table-cell>
          <table:table-cell office:value-type="float" office:value="805.1516" calcext:value-type="float">
            <text:p>805.1516</text:p>
          </table:table-cell>
          <table:table-cell office:value-type="float" office:value="1106.742" calcext:value-type="float">
            <text:p>1106.742</text:p>
          </table:table-cell>
          <table:table-cell office:value-type="float" office:value="420.2356" calcext:value-type="float">
            <text:p>420.2356</text:p>
          </table:table-cell>
          <table:table-cell office:value-type="float" office:value="1878.829" calcext:value-type="float">
            <text:p>1878.829</text:p>
          </table:table-cell>
          <table:table-cell office:value-type="float" office:value="2109.144" calcext:value-type="float">
            <text:p>2109.144</text:p>
          </table:table-cell>
          <table:table-cell office:value-type="float" office:value="1679.187" calcext:value-type="float">
            <text:p>1679.187</text:p>
          </table:table-cell>
          <table:table-cell office:value-type="float" office:value="585.6492" calcext:value-type="float">
            <text:p>585.6492</text:p>
          </table:table-cell>
          <table:table-cell office:value-type="float" office:value="570.9067" calcext:value-type="float">
            <text:p>570.9067</text:p>
          </table:table-cell>
          <table:table-cell office:value-type="float" office:value="142.8565" calcext:value-type="float">
            <text:p>142.8565</text:p>
          </table:table-cell>
          <table:table-cell office:value-type="float" office:value="35.7111" calcext:value-type="float">
            <text:p>35.7111</text:p>
          </table:table-cell>
          <table:table-cell office:value-type="float" office:value="0" calcext:value-type="float">
            <text:p>0</text:p>
          </table:table-cell>
          <table:table-cell office:value-type="float" office:value="-0.09947154" calcext:value-type="float">
            <text:p>-0.09947154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54.212" calcext:value-type="float">
            <text:p>-654.212</text:p>
          </table:table-cell>
          <table:table-cell office:value-type="float" office:value="0" calcext:value-type="float">
            <text:p>0</text:p>
          </table:table-cell>
          <table:table-cell office:value-type="float" office:value="10.8667" calcext:value-type="float">
            <text:p>10.8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1" calcext:value-type="float">
            <text:p>14122001</text:p>
          </table:table-cell>
          <table:table-cell office:value-type="float" office:value="901.7601" calcext:value-type="float">
            <text:p>901.7601</text:p>
          </table:table-cell>
          <table:table-cell office:value-type="float" office:value="13160.58" calcext:value-type="float">
            <text:p>13160.58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82.6376" calcext:value-type="float">
            <text:p>-782.6376</text:p>
          </table:table-cell>
          <table:table-cell office:value-type="float" office:value="2255.109" calcext:value-type="float">
            <text:p>2255.109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7.2346" calcext:value-type="float">
            <text:p>107.2346</text:p>
          </table:table-cell>
          <table:table-cell office:value-type="float" office:value="645.8347" calcext:value-type="float">
            <text:p>645.8347</text:p>
          </table:table-cell>
          <table:table-cell office:value-type="float" office:value="0.07546372" calcext:value-type="float">
            <text:p>0.07546372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6128" calcext:value-type="float">
            <text:p>0.06426128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34.8574" calcext:value-type="float">
            <text:p>634.8574</text:p>
          </table:table-cell>
          <table:table-cell office:value-type="float" office:value="0" calcext:value-type="float">
            <text:p>0</text:p>
          </table:table-cell>
          <table:table-cell office:value-type="float" office:value="316.8416" calcext:value-type="float">
            <text:p>316.8416</text:p>
          </table:table-cell>
          <table:table-cell office:value-type="float" office:value="1096.079" calcext:value-type="float">
            <text:p>1096.079</text:p>
          </table:table-cell>
          <table:table-cell office:value-type="float" office:value="1336.416" calcext:value-type="float">
            <text:p>1336.416</text:p>
          </table:table-cell>
          <table:table-cell office:value-type="float" office:value="1332.969" calcext:value-type="float">
            <text:p>1332.969</text:p>
          </table:table-cell>
          <table:table-cell office:value-type="float" office:value="805.0673" calcext:value-type="float">
            <text:p>805.0673</text:p>
          </table:table-cell>
          <table:table-cell office:value-type="float" office:value="1106.701" calcext:value-type="float">
            <text:p>1106.701</text:p>
          </table:table-cell>
          <table:table-cell office:value-type="float" office:value="420.2231" calcext:value-type="float">
            <text:p>420.2231</text:p>
          </table:table-cell>
          <table:table-cell office:value-type="float" office:value="1878.8" calcext:value-type="float">
            <text:p>1878.8</text:p>
          </table:table-cell>
          <table:table-cell office:value-type="float" office:value="2109.12" calcext:value-type="float">
            <text:p>2109.12</text:p>
          </table:table-cell>
          <table:table-cell office:value-type="float" office:value="1679.169" calcext:value-type="float">
            <text:p>1679.169</text:p>
          </table:table-cell>
          <table:table-cell office:value-type="float" office:value="585.6418" calcext:value-type="float">
            <text:p>585.6418</text:p>
          </table:table-cell>
          <table:table-cell office:value-type="float" office:value="570.9056" calcext:value-type="float">
            <text:p>570.9056</text:p>
          </table:table-cell>
          <table:table-cell office:value-type="float" office:value="142.8564" calcext:value-type="float">
            <text:p>142.8564</text:p>
          </table:table-cell>
          <table:table-cell office:value-type="float" office:value="35.71107" calcext:value-type="float">
            <text:p>35.71107</text:p>
          </table:table-cell>
          <table:table-cell office:value-type="float" office:value="0" calcext:value-type="float">
            <text:p>0</text:p>
          </table:table-cell>
          <table:table-cell office:value-type="float" office:value="-0.09947154" calcext:value-type="float">
            <text:p>-0.09947154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54.7286" calcext:value-type="float">
            <text:p>-654.7286</text:p>
          </table:table-cell>
          <table:table-cell office:value-type="float" office:value="0" calcext:value-type="float">
            <text:p>0</text:p>
          </table:table-cell>
          <table:table-cell office:value-type="float" office:value="10.81758" calcext:value-type="float">
            <text:p>10.81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1" calcext:value-type="float">
            <text:p>15122001</text:p>
          </table:table-cell>
          <table:table-cell office:value-type="float" office:value="900.9332" calcext:value-type="float">
            <text:p>900.9332</text:p>
          </table:table-cell>
          <table:table-cell office:value-type="float" office:value="13160.47" calcext:value-type="float">
            <text:p>13160.47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83.5272" calcext:value-type="float">
            <text:p>-783.5272</text:p>
          </table:table-cell>
          <table:table-cell office:value-type="float" office:value="2257.21" calcext:value-type="float">
            <text:p>2257.21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7.5513" calcext:value-type="float">
            <text:p>107.5513</text:p>
          </table:table-cell>
          <table:table-cell office:value-type="float" office:value="645.4556" calcext:value-type="float">
            <text:p>645.4556</text:p>
          </table:table-cell>
          <table:table-cell office:value-type="float" office:value="0.07581888" calcext:value-type="float">
            <text:p>0.07581888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6128" calcext:value-type="float">
            <text:p>0.06426128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33.9681" calcext:value-type="float">
            <text:p>633.9681</text:p>
          </table:table-cell>
          <table:table-cell office:value-type="float" office:value="0" calcext:value-type="float">
            <text:p>0</text:p>
          </table:table-cell>
          <table:table-cell office:value-type="float" office:value="316.8636" calcext:value-type="float">
            <text:p>316.8636</text:p>
          </table:table-cell>
          <table:table-cell office:value-type="float" office:value="1095.952" calcext:value-type="float">
            <text:p>1095.952</text:p>
          </table:table-cell>
          <table:table-cell office:value-type="float" office:value="1336.288" calcext:value-type="float">
            <text:p>1336.288</text:p>
          </table:table-cell>
          <table:table-cell office:value-type="float" office:value="1332.869" calcext:value-type="float">
            <text:p>1332.869</text:p>
          </table:table-cell>
          <table:table-cell office:value-type="float" office:value="804.9801" calcext:value-type="float">
            <text:p>804.9801</text:p>
          </table:table-cell>
          <table:table-cell office:value-type="float" office:value="1106.658" calcext:value-type="float">
            <text:p>1106.658</text:p>
          </table:table-cell>
          <table:table-cell office:value-type="float" office:value="420.2105" calcext:value-type="float">
            <text:p>420.2105</text:p>
          </table:table-cell>
          <table:table-cell office:value-type="float" office:value="1878.771" calcext:value-type="float">
            <text:p>1878.771</text:p>
          </table:table-cell>
          <table:table-cell office:value-type="float" office:value="2109.097" calcext:value-type="float">
            <text:p>2109.097</text:p>
          </table:table-cell>
          <table:table-cell office:value-type="float" office:value="1679.152" calcext:value-type="float">
            <text:p>1679.152</text:p>
          </table:table-cell>
          <table:table-cell office:value-type="float" office:value="585.6345" calcext:value-type="float">
            <text:p>585.6345</text:p>
          </table:table-cell>
          <table:table-cell office:value-type="float" office:value="570.9046" calcext:value-type="float">
            <text:p>570.9046</text:p>
          </table:table-cell>
          <table:table-cell office:value-type="float" office:value="142.8564" calcext:value-type="float">
            <text:p>142.8564</text:p>
          </table:table-cell>
          <table:table-cell office:value-type="float" office:value="35.71105" calcext:value-type="float">
            <text:p>35.71105</text:p>
          </table:table-cell>
          <table:table-cell office:value-type="float" office:value="0" calcext:value-type="float">
            <text:p>0</text:p>
          </table:table-cell>
          <table:table-cell office:value-type="float" office:value="-0.09947154" calcext:value-type="float">
            <text:p>-0.09947154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55.5946" calcext:value-type="float">
            <text:p>-655.5946</text:p>
          </table:table-cell>
          <table:table-cell office:value-type="float" office:value="0" calcext:value-type="float">
            <text:p>0</text:p>
          </table:table-cell>
          <table:table-cell office:value-type="float" office:value="10.79324" calcext:value-type="float">
            <text:p>10.79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1" calcext:value-type="float">
            <text:p>16122001</text:p>
          </table:table-cell>
          <table:table-cell office:value-type="float" office:value="900.2745" calcext:value-type="float">
            <text:p>900.2745</text:p>
          </table:table-cell>
          <table:table-cell office:value-type="float" office:value="13160.34" calcext:value-type="float">
            <text:p>13160.34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84.2908" calcext:value-type="float">
            <text:p>-784.2908</text:p>
          </table:table-cell>
          <table:table-cell office:value-type="float" office:value="2260.466" calcext:value-type="float">
            <text:p>2260.466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7.7048" calcext:value-type="float">
            <text:p>107.7048</text:p>
          </table:table-cell>
          <table:table-cell office:value-type="float" office:value="645.2734" calcext:value-type="float">
            <text:p>645.2734</text:p>
          </table:table-cell>
          <table:table-cell office:value-type="float" office:value="0.07617496" calcext:value-type="float">
            <text:p>0.07617496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6128" calcext:value-type="float">
            <text:p>0.06426128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33.2049" calcext:value-type="float">
            <text:p>633.2049</text:p>
          </table:table-cell>
          <table:table-cell office:value-type="float" office:value="0" calcext:value-type="float">
            <text:p>0</text:p>
          </table:table-cell>
          <table:table-cell office:value-type="float" office:value="316.8692" calcext:value-type="float">
            <text:p>316.8692</text:p>
          </table:table-cell>
          <table:table-cell office:value-type="float" office:value="1095.823" calcext:value-type="float">
            <text:p>1095.823</text:p>
          </table:table-cell>
          <table:table-cell office:value-type="float" office:value="1336.153" calcext:value-type="float">
            <text:p>1336.153</text:p>
          </table:table-cell>
          <table:table-cell office:value-type="float" office:value="1332.76" calcext:value-type="float">
            <text:p>1332.76</text:p>
          </table:table-cell>
          <table:table-cell office:value-type="float" office:value="804.8835" calcext:value-type="float">
            <text:p>804.8835</text:p>
          </table:table-cell>
          <table:table-cell office:value-type="float" office:value="1106.61" calcext:value-type="float">
            <text:p>1106.61</text:p>
          </table:table-cell>
          <table:table-cell office:value-type="float" office:value="420.1975" calcext:value-type="float">
            <text:p>420.1975</text:p>
          </table:table-cell>
          <table:table-cell office:value-type="float" office:value="1878.742" calcext:value-type="float">
            <text:p>1878.742</text:p>
          </table:table-cell>
          <table:table-cell office:value-type="float" office:value="2109.073" calcext:value-type="float">
            <text:p>2109.073</text:p>
          </table:table-cell>
          <table:table-cell office:value-type="float" office:value="1679.135" calcext:value-type="float">
            <text:p>1679.135</text:p>
          </table:table-cell>
          <table:table-cell office:value-type="float" office:value="585.6271" calcext:value-type="float">
            <text:p>585.6271</text:p>
          </table:table-cell>
          <table:table-cell office:value-type="float" office:value="570.9036" calcext:value-type="float">
            <text:p>570.9036</text:p>
          </table:table-cell>
          <table:table-cell office:value-type="float" office:value="142.8563" calcext:value-type="float">
            <text:p>142.8563</text:p>
          </table:table-cell>
          <table:table-cell office:value-type="float" office:value="35.71103" calcext:value-type="float">
            <text:p>35.71103</text:p>
          </table:table-cell>
          <table:table-cell office:value-type="float" office:value="0" calcext:value-type="float">
            <text:p>0</text:p>
          </table:table-cell>
          <table:table-cell office:value-type="float" office:value="-0.09947154" calcext:value-type="float">
            <text:p>-0.09947154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56.3158" calcext:value-type="float">
            <text:p>-656.3158</text:p>
          </table:table-cell>
          <table:table-cell office:value-type="float" office:value="0" calcext:value-type="float">
            <text:p>0</text:p>
          </table:table-cell>
          <table:table-cell office:value-type="float" office:value="10.7492" calcext:value-type="float">
            <text:p>10.7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1" calcext:value-type="float">
            <text:p>17122001</text:p>
          </table:table-cell>
          <table:table-cell office:value-type="float" office:value="899.8071" calcext:value-type="float">
            <text:p>899.8071</text:p>
          </table:table-cell>
          <table:table-cell office:value-type="float" office:value="13160.22" calcext:value-type="float">
            <text:p>13160.22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84.8853" calcext:value-type="float">
            <text:p>-784.8853</text:p>
          </table:table-cell>
          <table:table-cell office:value-type="float" office:value="2262.005" calcext:value-type="float">
            <text:p>2262.005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7.7524" calcext:value-type="float">
            <text:p>107.7524</text:p>
          </table:table-cell>
          <table:table-cell office:value-type="float" office:value="645.1681" calcext:value-type="float">
            <text:p>645.1681</text:p>
          </table:table-cell>
          <table:table-cell office:value-type="float" office:value="0.07657209" calcext:value-type="float">
            <text:p>0.07657209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6183" calcext:value-type="float">
            <text:p>0.06426183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32.6109" calcext:value-type="float">
            <text:p>632.6109</text:p>
          </table:table-cell>
          <table:table-cell office:value-type="float" office:value="0" calcext:value-type="float">
            <text:p>0</text:p>
          </table:table-cell>
          <table:table-cell office:value-type="float" office:value="316.883" calcext:value-type="float">
            <text:p>316.883</text:p>
          </table:table-cell>
          <table:table-cell office:value-type="float" office:value="1095.735" calcext:value-type="float">
            <text:p>1095.735</text:p>
          </table:table-cell>
          <table:table-cell office:value-type="float" office:value="1336.047" calcext:value-type="float">
            <text:p>1336.047</text:p>
          </table:table-cell>
          <table:table-cell office:value-type="float" office:value="1332.672" calcext:value-type="float">
            <text:p>1332.672</text:p>
          </table:table-cell>
          <table:table-cell office:value-type="float" office:value="804.7982" calcext:value-type="float">
            <text:p>804.7982</text:p>
          </table:table-cell>
          <table:table-cell office:value-type="float" office:value="1106.567" calcext:value-type="float">
            <text:p>1106.567</text:p>
          </table:table-cell>
          <table:table-cell office:value-type="float" office:value="420.1848" calcext:value-type="float">
            <text:p>420.1848</text:p>
          </table:table-cell>
          <table:table-cell office:value-type="float" office:value="1878.713" calcext:value-type="float">
            <text:p>1878.713</text:p>
          </table:table-cell>
          <table:table-cell office:value-type="float" office:value="2109.05" calcext:value-type="float">
            <text:p>2109.05</text:p>
          </table:table-cell>
          <table:table-cell office:value-type="float" office:value="1679.118" calcext:value-type="float">
            <text:p>1679.118</text:p>
          </table:table-cell>
          <table:table-cell office:value-type="float" office:value="585.6198" calcext:value-type="float">
            <text:p>585.6198</text:p>
          </table:table-cell>
          <table:table-cell office:value-type="float" office:value="570.9025" calcext:value-type="float">
            <text:p>570.9025</text:p>
          </table:table-cell>
          <table:table-cell office:value-type="float" office:value="142.8562" calcext:value-type="float">
            <text:p>142.8562</text:p>
          </table:table-cell>
          <table:table-cell office:value-type="float" office:value="35.71101" calcext:value-type="float">
            <text:p>35.71101</text:p>
          </table:table-cell>
          <table:table-cell office:value-type="float" office:value="0" calcext:value-type="float">
            <text:p>0</text:p>
          </table:table-cell>
          <table:table-cell office:value-type="float" office:value="-0.09947154" calcext:value-type="float">
            <text:p>-0.09947154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56.8486" calcext:value-type="float">
            <text:p>-656.8486</text:p>
          </table:table-cell>
          <table:table-cell office:value-type="float" office:value="0" calcext:value-type="float">
            <text:p>0</text:p>
          </table:table-cell>
          <table:table-cell office:value-type="float" office:value="10.68517" calcext:value-type="float">
            <text:p>10.68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1" calcext:value-type="float">
            <text:p>18122001</text:p>
          </table:table-cell>
          <table:table-cell office:value-type="float" office:value="899.3992" calcext:value-type="float">
            <text:p>899.3992</text:p>
          </table:table-cell>
          <table:table-cell office:value-type="float" office:value="13160.09" calcext:value-type="float">
            <text:p>13160.09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85.4073" calcext:value-type="float">
            <text:p>-785.4073</text:p>
          </table:table-cell>
          <table:table-cell office:value-type="float" office:value="2263.473" calcext:value-type="float">
            <text:p>2263.473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7.7698" calcext:value-type="float">
            <text:p>107.7698</text:p>
          </table:table-cell>
          <table:table-cell office:value-type="float" office:value="645.093" calcext:value-type="float">
            <text:p>645.093</text:p>
          </table:table-cell>
          <table:table-cell office:value-type="float" office:value="0.07696012" calcext:value-type="float">
            <text:p>0.07696012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6183" calcext:value-type="float">
            <text:p>0.06426183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32.0892" calcext:value-type="float">
            <text:p>632.0892</text:p>
          </table:table-cell>
          <table:table-cell office:value-type="float" office:value="0" calcext:value-type="float">
            <text:p>0</text:p>
          </table:table-cell>
          <table:table-cell office:value-type="float" office:value="316.8926" calcext:value-type="float">
            <text:p>316.8926</text:p>
          </table:table-cell>
          <table:table-cell office:value-type="float" office:value="1095.656" calcext:value-type="float">
            <text:p>1095.656</text:p>
          </table:table-cell>
          <table:table-cell office:value-type="float" office:value="1335.949" calcext:value-type="float">
            <text:p>1335.949</text:p>
          </table:table-cell>
          <table:table-cell office:value-type="float" office:value="1332.592" calcext:value-type="float">
            <text:p>1332.592</text:p>
          </table:table-cell>
          <table:table-cell office:value-type="float" office:value="804.7194" calcext:value-type="float">
            <text:p>804.7194</text:p>
          </table:table-cell>
          <table:table-cell office:value-type="float" office:value="1106.526" calcext:value-type="float">
            <text:p>1106.526</text:p>
          </table:table-cell>
          <table:table-cell office:value-type="float" office:value="420.1725" calcext:value-type="float">
            <text:p>420.1725</text:p>
          </table:table-cell>
          <table:table-cell office:value-type="float" office:value="1878.685" calcext:value-type="float">
            <text:p>1878.685</text:p>
          </table:table-cell>
          <table:table-cell office:value-type="float" office:value="2109.027" calcext:value-type="float">
            <text:p>2109.027</text:p>
          </table:table-cell>
          <table:table-cell office:value-type="float" office:value="1679.1" calcext:value-type="float">
            <text:p>1679.1</text:p>
          </table:table-cell>
          <table:table-cell office:value-type="float" office:value="585.6124" calcext:value-type="float">
            <text:p>585.6124</text:p>
          </table:table-cell>
          <table:table-cell office:value-type="float" office:value="570.9015" calcext:value-type="float">
            <text:p>570.9015</text:p>
          </table:table-cell>
          <table:table-cell office:value-type="float" office:value="142.8562" calcext:value-type="float">
            <text:p>142.8562</text:p>
          </table:table-cell>
          <table:table-cell office:value-type="float" office:value="35.71099" calcext:value-type="float">
            <text:p>35.71099</text:p>
          </table:table-cell>
          <table:table-cell office:value-type="float" office:value="0" calcext:value-type="float">
            <text:p>0</text:p>
          </table:table-cell>
          <table:table-cell office:value-type="float" office:value="-0.09947154" calcext:value-type="float">
            <text:p>-0.09947154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57.3199" calcext:value-type="float">
            <text:p>-657.3199</text:p>
          </table:table-cell>
          <table:table-cell office:value-type="float" office:value="0" calcext:value-type="float">
            <text:p>0</text:p>
          </table:table-cell>
          <table:table-cell office:value-type="float" office:value="10.63142" calcext:value-type="float">
            <text:p>10.63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1" calcext:value-type="float">
            <text:p>19122001</text:p>
          </table:table-cell>
          <table:table-cell office:value-type="float" office:value="898.9956" calcext:value-type="float">
            <text:p>898.9956</text:p>
          </table:table-cell>
          <table:table-cell office:value-type="float" office:value="13159.97" calcext:value-type="float">
            <text:p>13159.97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85.926" calcext:value-type="float">
            <text:p>-785.926</text:p>
          </table:table-cell>
          <table:table-cell office:value-type="float" office:value="2265.358" calcext:value-type="float">
            <text:p>2265.358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7.7992" calcext:value-type="float">
            <text:p>107.7992</text:p>
          </table:table-cell>
          <table:table-cell office:value-type="float" office:value="644.9957" calcext:value-type="float">
            <text:p>644.9957</text:p>
          </table:table-cell>
          <table:table-cell office:value-type="float" office:value="0.07736669" calcext:value-type="float">
            <text:p>0.07736669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6246" calcext:value-type="float">
            <text:p>0.06426246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31.5709" calcext:value-type="float">
            <text:p>631.5709</text:p>
          </table:table-cell>
          <table:table-cell office:value-type="float" office:value="0" calcext:value-type="float">
            <text:p>0</text:p>
          </table:table-cell>
          <table:table-cell office:value-type="float" office:value="316.9045" calcext:value-type="float">
            <text:p>316.9045</text:p>
          </table:table-cell>
          <table:table-cell office:value-type="float" office:value="1095.58" calcext:value-type="float">
            <text:p>1095.58</text:p>
          </table:table-cell>
          <table:table-cell office:value-type="float" office:value="1335.859" calcext:value-type="float">
            <text:p>1335.859</text:p>
          </table:table-cell>
          <table:table-cell office:value-type="float" office:value="1332.519" calcext:value-type="float">
            <text:p>1332.519</text:p>
          </table:table-cell>
          <table:table-cell office:value-type="float" office:value="804.6443" calcext:value-type="float">
            <text:p>804.6443</text:p>
          </table:table-cell>
          <table:table-cell office:value-type="float" office:value="1106.488" calcext:value-type="float">
            <text:p>1106.488</text:p>
          </table:table-cell>
          <table:table-cell office:value-type="float" office:value="420.1607" calcext:value-type="float">
            <text:p>420.1607</text:p>
          </table:table-cell>
          <table:table-cell office:value-type="float" office:value="1878.657" calcext:value-type="float">
            <text:p>1878.657</text:p>
          </table:table-cell>
          <table:table-cell office:value-type="float" office:value="2109.004" calcext:value-type="float">
            <text:p>2109.004</text:p>
          </table:table-cell>
          <table:table-cell office:value-type="float" office:value="1679.083" calcext:value-type="float">
            <text:p>1679.083</text:p>
          </table:table-cell>
          <table:table-cell office:value-type="float" office:value="585.605" calcext:value-type="float">
            <text:p>585.605</text:p>
          </table:table-cell>
          <table:table-cell office:value-type="float" office:value="570.9005" calcext:value-type="float">
            <text:p>570.9005</text:p>
          </table:table-cell>
          <table:table-cell office:value-type="float" office:value="142.8561" calcext:value-type="float">
            <text:p>142.8561</text:p>
          </table:table-cell>
          <table:table-cell office:value-type="float" office:value="35.71097" calcext:value-type="float">
            <text:p>35.71097</text:p>
          </table:table-cell>
          <table:table-cell office:value-type="float" office:value="0" calcext:value-type="float">
            <text:p>0</text:p>
          </table:table-cell>
          <table:table-cell office:value-type="float" office:value="-0.09947154" calcext:value-type="float">
            <text:p>-0.09947154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57.7794" calcext:value-type="float">
            <text:p>-657.7794</text:p>
          </table:table-cell>
          <table:table-cell office:value-type="float" office:value="0" calcext:value-type="float">
            <text:p>0</text:p>
          </table:table-cell>
          <table:table-cell office:value-type="float" office:value="10.57058" calcext:value-type="float">
            <text:p>10.57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1" calcext:value-type="float">
            <text:p>20122001</text:p>
          </table:table-cell>
          <table:table-cell office:value-type="float" office:value="898.5337" calcext:value-type="float">
            <text:p>898.5337</text:p>
          </table:table-cell>
          <table:table-cell office:value-type="float" office:value="13159.87" calcext:value-type="float">
            <text:p>13159.87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86.4871" calcext:value-type="float">
            <text:p>-786.4871</text:p>
          </table:table-cell>
          <table:table-cell office:value-type="float" office:value="2267.159" calcext:value-type="float">
            <text:p>2267.159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7.8762" calcext:value-type="float">
            <text:p>107.8762</text:p>
          </table:table-cell>
          <table:table-cell office:value-type="float" office:value="644.8327" calcext:value-type="float">
            <text:p>644.8327</text:p>
          </table:table-cell>
          <table:table-cell office:value-type="float" office:value="0.07779798" calcext:value-type="float">
            <text:p>0.07779798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6316" calcext:value-type="float">
            <text:p>0.06426316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31.0103" calcext:value-type="float">
            <text:p>631.0103</text:p>
          </table:table-cell>
          <table:table-cell office:value-type="float" office:value="0" calcext:value-type="float">
            <text:p>0</text:p>
          </table:table-cell>
          <table:table-cell office:value-type="float" office:value="316.9246" calcext:value-type="float">
            <text:p>316.9246</text:p>
          </table:table-cell>
          <table:table-cell office:value-type="float" office:value="1095.503" calcext:value-type="float">
            <text:p>1095.503</text:p>
          </table:table-cell>
          <table:table-cell office:value-type="float" office:value="1335.774" calcext:value-type="float">
            <text:p>1335.774</text:p>
          </table:table-cell>
          <table:table-cell office:value-type="float" office:value="1332.449" calcext:value-type="float">
            <text:p>1332.449</text:p>
          </table:table-cell>
          <table:table-cell office:value-type="float" office:value="804.571" calcext:value-type="float">
            <text:p>804.571</text:p>
          </table:table-cell>
          <table:table-cell office:value-type="float" office:value="1106.452" calcext:value-type="float">
            <text:p>1106.452</text:p>
          </table:table-cell>
          <table:table-cell office:value-type="float" office:value="420.1493" calcext:value-type="float">
            <text:p>420.1493</text:p>
          </table:table-cell>
          <table:table-cell office:value-type="float" office:value="1878.629" calcext:value-type="float">
            <text:p>1878.629</text:p>
          </table:table-cell>
          <table:table-cell office:value-type="float" office:value="2108.981" calcext:value-type="float">
            <text:p>2108.981</text:p>
          </table:table-cell>
          <table:table-cell office:value-type="float" office:value="1679.066" calcext:value-type="float">
            <text:p>1679.066</text:p>
          </table:table-cell>
          <table:table-cell office:value-type="float" office:value="585.6031" calcext:value-type="float">
            <text:p>585.6031</text:p>
          </table:table-cell>
          <table:table-cell office:value-type="float" office:value="570.8994" calcext:value-type="float">
            <text:p>570.8994</text:p>
          </table:table-cell>
          <table:table-cell office:value-type="float" office:value="142.8561" calcext:value-type="float">
            <text:p>142.8561</text:p>
          </table:table-cell>
          <table:table-cell office:value-type="float" office:value="35.71095" calcext:value-type="float">
            <text:p>35.71095</text:p>
          </table:table-cell>
          <table:table-cell office:value-type="float" office:value="0" calcext:value-type="float">
            <text:p>0</text:p>
          </table:table-cell>
          <table:table-cell office:value-type="float" office:value="-0.09947154" calcext:value-type="float">
            <text:p>-0.09947154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58.2823" calcext:value-type="float">
            <text:p>-658.2823</text:p>
          </table:table-cell>
          <table:table-cell office:value-type="float" office:value="0" calcext:value-type="float">
            <text:p>0</text:p>
          </table:table-cell>
          <table:table-cell office:value-type="float" office:value="10.51831" calcext:value-type="float">
            <text:p>10.51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1" calcext:value-type="float">
            <text:p>21122001</text:p>
          </table:table-cell>
          <table:table-cell office:value-type="float" office:value="898.0738" calcext:value-type="float">
            <text:p>898.0738</text:p>
          </table:table-cell>
          <table:table-cell office:value-type="float" office:value="13159.76" calcext:value-type="float">
            <text:p>13159.76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87.0381" calcext:value-type="float">
            <text:p>-787.0381</text:p>
          </table:table-cell>
          <table:table-cell office:value-type="float" office:value="2267.828" calcext:value-type="float">
            <text:p>2267.828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7.947" calcext:value-type="float">
            <text:p>107.947</text:p>
          </table:table-cell>
          <table:table-cell office:value-type="float" office:value="644.6725" calcext:value-type="float">
            <text:p>644.6725</text:p>
          </table:table-cell>
          <table:table-cell office:value-type="float" office:value="0.07822524" calcext:value-type="float">
            <text:p>0.07822524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6325" calcext:value-type="float">
            <text:p>0.06426325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30.4597" calcext:value-type="float">
            <text:p>630.4597</text:p>
          </table:table-cell>
          <table:table-cell office:value-type="float" office:value="0" calcext:value-type="float">
            <text:p>0</text:p>
          </table:table-cell>
          <table:table-cell office:value-type="float" office:value="316.942" calcext:value-type="float">
            <text:p>316.942</text:p>
          </table:table-cell>
          <table:table-cell office:value-type="float" office:value="1095.426" calcext:value-type="float">
            <text:p>1095.426</text:p>
          </table:table-cell>
          <table:table-cell office:value-type="float" office:value="1335.687" calcext:value-type="float">
            <text:p>1335.687</text:p>
          </table:table-cell>
          <table:table-cell office:value-type="float" office:value="1332.378" calcext:value-type="float">
            <text:p>1332.378</text:p>
          </table:table-cell>
          <table:table-cell office:value-type="float" office:value="804.4997" calcext:value-type="float">
            <text:p>804.4997</text:p>
          </table:table-cell>
          <table:table-cell office:value-type="float" office:value="1106.417" calcext:value-type="float">
            <text:p>1106.417</text:p>
          </table:table-cell>
          <table:table-cell office:value-type="float" office:value="420.138" calcext:value-type="float">
            <text:p>420.138</text:p>
          </table:table-cell>
          <table:table-cell office:value-type="float" office:value="1878.602" calcext:value-type="float">
            <text:p>1878.602</text:p>
          </table:table-cell>
          <table:table-cell office:value-type="float" office:value="2108.958" calcext:value-type="float">
            <text:p>2108.958</text:p>
          </table:table-cell>
          <table:table-cell office:value-type="float" office:value="1679.049" calcext:value-type="float">
            <text:p>1679.049</text:p>
          </table:table-cell>
          <table:table-cell office:value-type="float" office:value="585.6016" calcext:value-type="float">
            <text:p>585.6016</text:p>
          </table:table-cell>
          <table:table-cell office:value-type="float" office:value="570.8984" calcext:value-type="float">
            <text:p>570.8984</text:p>
          </table:table-cell>
          <table:table-cell office:value-type="float" office:value="142.856" calcext:value-type="float">
            <text:p>142.856</text:p>
          </table:table-cell>
          <table:table-cell office:value-type="float" office:value="35.71093" calcext:value-type="float">
            <text:p>35.71093</text:p>
          </table:table-cell>
          <table:table-cell office:value-type="float" office:value="0" calcext:value-type="float">
            <text:p>0</text:p>
          </table:table-cell>
          <table:table-cell office:value-type="float" office:value="-0.09947154" calcext:value-type="float">
            <text:p>-0.09947154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58.7793" calcext:value-type="float">
            <text:p>-658.7793</text:p>
          </table:table-cell>
          <table:table-cell office:value-type="float" office:value="0" calcext:value-type="float">
            <text:p>0</text:p>
          </table:table-cell>
          <table:table-cell office:value-type="float" office:value="10.47136" calcext:value-type="float">
            <text:p>10.47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1" calcext:value-type="float">
            <text:p>22122001</text:p>
          </table:table-cell>
          <table:table-cell office:value-type="float" office:value="897.6907" calcext:value-type="float">
            <text:p>897.6907</text:p>
          </table:table-cell>
          <table:table-cell office:value-type="float" office:value="13159.65" calcext:value-type="float">
            <text:p>13159.65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87.5289" calcext:value-type="float">
            <text:p>-787.5289</text:p>
          </table:table-cell>
          <table:table-cell office:value-type="float" office:value="2270.364" calcext:value-type="float">
            <text:p>2270.364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7.9575" calcext:value-type="float">
            <text:p>107.9575</text:p>
          </table:table-cell>
          <table:table-cell office:value-type="float" office:value="644.6017" calcext:value-type="float">
            <text:p>644.6017</text:p>
          </table:table-cell>
          <table:table-cell office:value-type="float" office:value="0.0786338" calcext:value-type="float">
            <text:p>0.0786338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6325" calcext:value-type="float">
            <text:p>0.06426325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29.9693" calcext:value-type="float">
            <text:p>629.9693</text:p>
          </table:table-cell>
          <table:table-cell office:value-type="float" office:value="0" calcext:value-type="float">
            <text:p>0</text:p>
          </table:table-cell>
          <table:table-cell office:value-type="float" office:value="316.9479" calcext:value-type="float">
            <text:p>316.9479</text:p>
          </table:table-cell>
          <table:table-cell office:value-type="float" office:value="1095.347" calcext:value-type="float">
            <text:p>1095.347</text:p>
          </table:table-cell>
          <table:table-cell office:value-type="float" office:value="1335.595" calcext:value-type="float">
            <text:p>1335.595</text:p>
          </table:table-cell>
          <table:table-cell office:value-type="float" office:value="1332.305" calcext:value-type="float">
            <text:p>1332.305</text:p>
          </table:table-cell>
          <table:table-cell office:value-type="float" office:value="804.4243" calcext:value-type="float">
            <text:p>804.4243</text:p>
          </table:table-cell>
          <table:table-cell office:value-type="float" office:value="1106.38" calcext:value-type="float">
            <text:p>1106.38</text:p>
          </table:table-cell>
          <table:table-cell office:value-type="float" office:value="420.1267" calcext:value-type="float">
            <text:p>420.1267</text:p>
          </table:table-cell>
          <table:table-cell office:value-type="float" office:value="1878.575" calcext:value-type="float">
            <text:p>1878.575</text:p>
          </table:table-cell>
          <table:table-cell office:value-type="float" office:value="2108.936" calcext:value-type="float">
            <text:p>2108.936</text:p>
          </table:table-cell>
          <table:table-cell office:value-type="float" office:value="1679.032" calcext:value-type="float">
            <text:p>1679.032</text:p>
          </table:table-cell>
          <table:table-cell office:value-type="float" office:value="585.6002" calcext:value-type="float">
            <text:p>585.6002</text:p>
          </table:table-cell>
          <table:table-cell office:value-type="float" office:value="570.8974" calcext:value-type="float">
            <text:p>570.8974</text:p>
          </table:table-cell>
          <table:table-cell office:value-type="float" office:value="142.856" calcext:value-type="float">
            <text:p>142.856</text:p>
          </table:table-cell>
          <table:table-cell office:value-type="float" office:value="35.71091" calcext:value-type="float">
            <text:p>35.71091</text:p>
          </table:table-cell>
          <table:table-cell office:value-type="float" office:value="0" calcext:value-type="float">
            <text:p>0</text:p>
          </table:table-cell>
          <table:table-cell office:value-type="float" office:value="-0.09947154" calcext:value-type="float">
            <text:p>-0.09947154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59.2088" calcext:value-type="float">
            <text:p>-659.2088</text:p>
          </table:table-cell>
          <table:table-cell office:value-type="float" office:value="0" calcext:value-type="float">
            <text:p>0</text:p>
          </table:table-cell>
          <table:table-cell office:value-type="float" office:value="10.41502" calcext:value-type="float">
            <text:p>10.41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1" calcext:value-type="float">
            <text:p>23122001</text:p>
          </table:table-cell>
          <table:table-cell office:value-type="float" office:value="897.423" calcext:value-type="float">
            <text:p>897.423</text:p>
          </table:table-cell>
          <table:table-cell office:value-type="float" office:value="13159.54" calcext:value-type="float">
            <text:p>13159.54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87.9185" calcext:value-type="float">
            <text:p>-787.9185</text:p>
          </table:table-cell>
          <table:table-cell office:value-type="float" office:value="2271.369" calcext:value-type="float">
            <text:p>2271.369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7.9221" calcext:value-type="float">
            <text:p>107.9221</text:p>
          </table:table-cell>
          <table:table-cell office:value-type="float" office:value="644.5609" calcext:value-type="float">
            <text:p>644.5609</text:p>
          </table:table-cell>
          <table:table-cell office:value-type="float" office:value="0.07907683" calcext:value-type="float">
            <text:p>0.07907683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6433" calcext:value-type="float">
            <text:p>0.06426433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29.5802" calcext:value-type="float">
            <text:p>629.5802</text:p>
          </table:table-cell>
          <table:table-cell office:value-type="float" office:value="0" calcext:value-type="float">
            <text:p>0</text:p>
          </table:table-cell>
          <table:table-cell office:value-type="float" office:value="316.959" calcext:value-type="float">
            <text:p>316.959</text:p>
          </table:table-cell>
          <table:table-cell office:value-type="float" office:value="1095.297" calcext:value-type="float">
            <text:p>1095.297</text:p>
          </table:table-cell>
          <table:table-cell office:value-type="float" office:value="1335.534" calcext:value-type="float">
            <text:p>1335.534</text:p>
          </table:table-cell>
          <table:table-cell office:value-type="float" office:value="1332.249" calcext:value-type="float">
            <text:p>1332.249</text:p>
          </table:table-cell>
          <table:table-cell office:value-type="float" office:value="804.3638" calcext:value-type="float">
            <text:p>804.3638</text:p>
          </table:table-cell>
          <table:table-cell office:value-type="float" office:value="1106.347" calcext:value-type="float">
            <text:p>1106.347</text:p>
          </table:table-cell>
          <table:table-cell office:value-type="float" office:value="420.1159" calcext:value-type="float">
            <text:p>420.1159</text:p>
          </table:table-cell>
          <table:table-cell office:value-type="float" office:value="1878.548" calcext:value-type="float">
            <text:p>1878.548</text:p>
          </table:table-cell>
          <table:table-cell office:value-type="float" office:value="2108.913" calcext:value-type="float">
            <text:p>2108.913</text:p>
          </table:table-cell>
          <table:table-cell office:value-type="float" office:value="1679.016" calcext:value-type="float">
            <text:p>1679.016</text:p>
          </table:table-cell>
          <table:table-cell office:value-type="float" office:value="585.5988" calcext:value-type="float">
            <text:p>585.5988</text:p>
          </table:table-cell>
          <table:table-cell office:value-type="float" office:value="570.8964" calcext:value-type="float">
            <text:p>570.8964</text:p>
          </table:table-cell>
          <table:table-cell office:value-type="float" office:value="142.8559" calcext:value-type="float">
            <text:p>142.8559</text:p>
          </table:table-cell>
          <table:table-cell office:value-type="float" office:value="35.71089" calcext:value-type="float">
            <text:p>35.71089</text:p>
          </table:table-cell>
          <table:table-cell office:value-type="float" office:value="0" calcext:value-type="float">
            <text:p>0</text:p>
          </table:table-cell>
          <table:table-cell office:value-type="float" office:value="-0.09947154" calcext:value-type="float">
            <text:p>-0.09947154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59.5247" calcext:value-type="float">
            <text:p>-659.5247</text:p>
          </table:table-cell>
          <table:table-cell office:value-type="float" office:value="0" calcext:value-type="float">
            <text:p>0</text:p>
          </table:table-cell>
          <table:table-cell office:value-type="float" office:value="10.34559" calcext:value-type="float">
            <text:p>10.34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1" calcext:value-type="float">
            <text:p>24122001</text:p>
          </table:table-cell>
          <table:table-cell office:value-type="float" office:value="897.2281" calcext:value-type="float">
            <text:p>897.2281</text:p>
          </table:table-cell>
          <table:table-cell office:value-type="float" office:value="13159.45" calcext:value-type="float">
            <text:p>13159.45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88.2328" calcext:value-type="float">
            <text:p>-788.2328</text:p>
          </table:table-cell>
          <table:table-cell office:value-type="float" office:value="2273.439" calcext:value-type="float">
            <text:p>2273.439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7.8686" calcext:value-type="float">
            <text:p>107.8686</text:p>
          </table:table-cell>
          <table:table-cell office:value-type="float" office:value="644.5446" calcext:value-type="float">
            <text:p>644.5446</text:p>
          </table:table-cell>
          <table:table-cell office:value-type="float" office:value="0.07950437" calcext:value-type="float">
            <text:p>0.07950437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6491" calcext:value-type="float">
            <text:p>0.06426491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29.2663" calcext:value-type="float">
            <text:p>629.2663</text:p>
          </table:table-cell>
          <table:table-cell office:value-type="float" office:value="0" calcext:value-type="float">
            <text:p>0</text:p>
          </table:table-cell>
          <table:table-cell office:value-type="float" office:value="316.9704" calcext:value-type="float">
            <text:p>316.9704</text:p>
          </table:table-cell>
          <table:table-cell office:value-type="float" office:value="1095.261" calcext:value-type="float">
            <text:p>1095.261</text:p>
          </table:table-cell>
          <table:table-cell office:value-type="float" office:value="1335.49" calcext:value-type="float">
            <text:p>1335.49</text:p>
          </table:table-cell>
          <table:table-cell office:value-type="float" office:value="1332.203" calcext:value-type="float">
            <text:p>1332.203</text:p>
          </table:table-cell>
          <table:table-cell office:value-type="float" office:value="804.313" calcext:value-type="float">
            <text:p>804.313</text:p>
          </table:table-cell>
          <table:table-cell office:value-type="float" office:value="1106.317" calcext:value-type="float">
            <text:p>1106.317</text:p>
          </table:table-cell>
          <table:table-cell office:value-type="float" office:value="420.1073" calcext:value-type="float">
            <text:p>420.1073</text:p>
          </table:table-cell>
          <table:table-cell office:value-type="float" office:value="1878.521" calcext:value-type="float">
            <text:p>1878.521</text:p>
          </table:table-cell>
          <table:table-cell office:value-type="float" office:value="2108.891" calcext:value-type="float">
            <text:p>2108.891</text:p>
          </table:table-cell>
          <table:table-cell office:value-type="float" office:value="1678.999" calcext:value-type="float">
            <text:p>1678.999</text:p>
          </table:table-cell>
          <table:table-cell office:value-type="float" office:value="585.5974" calcext:value-type="float">
            <text:p>585.5974</text:p>
          </table:table-cell>
          <table:table-cell office:value-type="float" office:value="570.8954" calcext:value-type="float">
            <text:p>570.8954</text:p>
          </table:table-cell>
          <table:table-cell office:value-type="float" office:value="142.8559" calcext:value-type="float">
            <text:p>142.8559</text:p>
          </table:table-cell>
          <table:table-cell office:value-type="float" office:value="35.71087" calcext:value-type="float">
            <text:p>35.71087</text:p>
          </table:table-cell>
          <table:table-cell office:value-type="float" office:value="0" calcext:value-type="float">
            <text:p>0</text:p>
          </table:table-cell>
          <table:table-cell office:value-type="float" office:value="-0.09947154" calcext:value-type="float">
            <text:p>-0.09947154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59.7709" calcext:value-type="float">
            <text:p>-659.7709</text:p>
          </table:table-cell>
          <table:table-cell office:value-type="float" office:value="0" calcext:value-type="float">
            <text:p>0</text:p>
          </table:table-cell>
          <table:table-cell office:value-type="float" office:value="10.27687" calcext:value-type="float">
            <text:p>10.27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1" calcext:value-type="float">
            <text:p>25122001</text:p>
          </table:table-cell>
          <table:table-cell office:value-type="float" office:value="897.067" calcext:value-type="float">
            <text:p>897.067</text:p>
          </table:table-cell>
          <table:table-cell office:value-type="float" office:value="13159.37" calcext:value-type="float">
            <text:p>13159.37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88.5042" calcext:value-type="float">
            <text:p>-788.5042</text:p>
          </table:table-cell>
          <table:table-cell office:value-type="float" office:value="2274.251" calcext:value-type="float">
            <text:p>2274.251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7.8094" calcext:value-type="float">
            <text:p>107.8094</text:p>
          </table:table-cell>
          <table:table-cell office:value-type="float" office:value="644.5325" calcext:value-type="float">
            <text:p>644.5325</text:p>
          </table:table-cell>
          <table:table-cell office:value-type="float" office:value="0.07992935" calcext:value-type="float">
            <text:p>0.07992935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6497" calcext:value-type="float">
            <text:p>0.06426497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28.9954" calcext:value-type="float">
            <text:p>628.9954</text:p>
          </table:table-cell>
          <table:table-cell office:value-type="float" office:value="0" calcext:value-type="float">
            <text:p>0</text:p>
          </table:table-cell>
          <table:table-cell office:value-type="float" office:value="316.9816" calcext:value-type="float">
            <text:p>316.9816</text:p>
          </table:table-cell>
          <table:table-cell office:value-type="float" office:value="1095.233" calcext:value-type="float">
            <text:p>1095.233</text:p>
          </table:table-cell>
          <table:table-cell office:value-type="float" office:value="1335.449" calcext:value-type="float">
            <text:p>1335.449</text:p>
          </table:table-cell>
          <table:table-cell office:value-type="float" office:value="1332.163" calcext:value-type="float">
            <text:p>1332.163</text:p>
          </table:table-cell>
          <table:table-cell office:value-type="float" office:value="804.2744" calcext:value-type="float">
            <text:p>804.2744</text:p>
          </table:table-cell>
          <table:table-cell office:value-type="float" office:value="1106.296" calcext:value-type="float">
            <text:p>1106.296</text:p>
          </table:table-cell>
          <table:table-cell office:value-type="float" office:value="420.1011" calcext:value-type="float">
            <text:p>420.1011</text:p>
          </table:table-cell>
          <table:table-cell office:value-type="float" office:value="1878.497" calcext:value-type="float">
            <text:p>1878.497</text:p>
          </table:table-cell>
          <table:table-cell office:value-type="float" office:value="2108.869" calcext:value-type="float">
            <text:p>2108.869</text:p>
          </table:table-cell>
          <table:table-cell office:value-type="float" office:value="1678.982" calcext:value-type="float">
            <text:p>1678.982</text:p>
          </table:table-cell>
          <table:table-cell office:value-type="float" office:value="585.5961" calcext:value-type="float">
            <text:p>585.5961</text:p>
          </table:table-cell>
          <table:table-cell office:value-type="float" office:value="570.8944" calcext:value-type="float">
            <text:p>570.8944</text:p>
          </table:table-cell>
          <table:table-cell office:value-type="float" office:value="142.8558" calcext:value-type="float">
            <text:p>142.8558</text:p>
          </table:table-cell>
          <table:table-cell office:value-type="float" office:value="35.71086" calcext:value-type="float">
            <text:p>35.71086</text:p>
          </table:table-cell>
          <table:table-cell office:value-type="float" office:value="0" calcext:value-type="float">
            <text:p>0</text:p>
          </table:table-cell>
          <table:table-cell office:value-type="float" office:value="-0.09947154" calcext:value-type="float">
            <text:p>-0.09947154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59.9797" calcext:value-type="float">
            <text:p>-659.9797</text:p>
          </table:table-cell>
          <table:table-cell office:value-type="float" office:value="0" calcext:value-type="float">
            <text:p>0</text:p>
          </table:table-cell>
          <table:table-cell office:value-type="float" office:value="10.21231" calcext:value-type="float">
            <text:p>10.2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1" calcext:value-type="float">
            <text:p>26122001</text:p>
          </table:table-cell>
          <table:table-cell office:value-type="float" office:value="896.9162" calcext:value-type="float">
            <text:p>896.9162</text:p>
          </table:table-cell>
          <table:table-cell office:value-type="float" office:value="13159.29" calcext:value-type="float">
            <text:p>13159.29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88.7552" calcext:value-type="float">
            <text:p>-788.7552</text:p>
          </table:table-cell>
          <table:table-cell office:value-type="float" office:value="2273.916" calcext:value-type="float">
            <text:p>2273.916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7.7475" calcext:value-type="float">
            <text:p>107.7475</text:p>
          </table:table-cell>
          <table:table-cell office:value-type="float" office:value="644.5144" calcext:value-type="float">
            <text:p>644.5144</text:p>
          </table:table-cell>
          <table:table-cell office:value-type="float" office:value="0.08035158" calcext:value-type="float">
            <text:p>0.08035158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65" calcext:value-type="float">
            <text:p>0.064265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28.7446" calcext:value-type="float">
            <text:p>628.7446</text:p>
          </table:table-cell>
          <table:table-cell office:value-type="float" office:value="0" calcext:value-type="float">
            <text:p>0</text:p>
          </table:table-cell>
          <table:table-cell office:value-type="float" office:value="316.9915" calcext:value-type="float">
            <text:p>316.9915</text:p>
          </table:table-cell>
          <table:table-cell office:value-type="float" office:value="1095.212" calcext:value-type="float">
            <text:p>1095.212</text:p>
          </table:table-cell>
          <table:table-cell office:value-type="float" office:value="1335.413" calcext:value-type="float">
            <text:p>1335.413</text:p>
          </table:table-cell>
          <table:table-cell office:value-type="float" office:value="1332.121" calcext:value-type="float">
            <text:p>1332.121</text:p>
          </table:table-cell>
          <table:table-cell office:value-type="float" office:value="804.2437" calcext:value-type="float">
            <text:p>804.2437</text:p>
          </table:table-cell>
          <table:table-cell office:value-type="float" office:value="1106.278" calcext:value-type="float">
            <text:p>1106.278</text:p>
          </table:table-cell>
          <table:table-cell office:value-type="float" office:value="420.0953" calcext:value-type="float">
            <text:p>420.0953</text:p>
          </table:table-cell>
          <table:table-cell office:value-type="float" office:value="1878.473" calcext:value-type="float">
            <text:p>1878.473</text:p>
          </table:table-cell>
          <table:table-cell office:value-type="float" office:value="2108.848" calcext:value-type="float">
            <text:p>2108.848</text:p>
          </table:table-cell>
          <table:table-cell office:value-type="float" office:value="1678.965" calcext:value-type="float">
            <text:p>1678.965</text:p>
          </table:table-cell>
          <table:table-cell office:value-type="float" office:value="585.5948" calcext:value-type="float">
            <text:p>585.5948</text:p>
          </table:table-cell>
          <table:table-cell office:value-type="float" office:value="570.8934" calcext:value-type="float">
            <text:p>570.8934</text:p>
          </table:table-cell>
          <table:table-cell office:value-type="float" office:value="142.8558" calcext:value-type="float">
            <text:p>142.8558</text:p>
          </table:table-cell>
          <table:table-cell office:value-type="float" office:value="35.71084" calcext:value-type="float">
            <text:p>35.71084</text:p>
          </table:table-cell>
          <table:table-cell office:value-type="float" office:value="0" calcext:value-type="float">
            <text:p>0</text:p>
          </table:table-cell>
          <table:table-cell office:value-type="float" office:value="-0.09947154" calcext:value-type="float">
            <text:p>-0.09947154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60.1767" calcext:value-type="float">
            <text:p>-660.1767</text:p>
          </table:table-cell>
          <table:table-cell office:value-type="float" office:value="0" calcext:value-type="float">
            <text:p>0</text:p>
          </table:table-cell>
          <table:table-cell office:value-type="float" office:value="10.15496" calcext:value-type="float">
            <text:p>10.15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1" calcext:value-type="float">
            <text:p>27122001</text:p>
          </table:table-cell>
          <table:table-cell office:value-type="float" office:value="896.7724" calcext:value-type="float">
            <text:p>896.7724</text:p>
          </table:table-cell>
          <table:table-cell office:value-type="float" office:value="13159.22" calcext:value-type="float">
            <text:p>13159.22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88.9966" calcext:value-type="float">
            <text:p>-788.9966</text:p>
          </table:table-cell>
          <table:table-cell office:value-type="float" office:value="2275.345" calcext:value-type="float">
            <text:p>2275.345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7.6811" calcext:value-type="float">
            <text:p>107.6811</text:p>
          </table:table-cell>
          <table:table-cell office:value-type="float" office:value="644.5003" calcext:value-type="float">
            <text:p>644.5003</text:p>
          </table:table-cell>
          <table:table-cell office:value-type="float" office:value="0.0807775" calcext:value-type="float">
            <text:p>0.0807775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6501" calcext:value-type="float">
            <text:p>0.06426501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28.5037" calcext:value-type="float">
            <text:p>628.5037</text:p>
          </table:table-cell>
          <table:table-cell office:value-type="float" office:value="0" calcext:value-type="float">
            <text:p>0</text:p>
          </table:table-cell>
          <table:table-cell office:value-type="float" office:value="317.0008" calcext:value-type="float">
            <text:p>317.0008</text:p>
          </table:table-cell>
          <table:table-cell office:value-type="float" office:value="1095.19" calcext:value-type="float">
            <text:p>1095.19</text:p>
          </table:table-cell>
          <table:table-cell office:value-type="float" office:value="1335.377" calcext:value-type="float">
            <text:p>1335.377</text:p>
          </table:table-cell>
          <table:table-cell office:value-type="float" office:value="1332.08" calcext:value-type="float">
            <text:p>1332.08</text:p>
          </table:table-cell>
          <table:table-cell office:value-type="float" office:value="804.2132" calcext:value-type="float">
            <text:p>804.2132</text:p>
          </table:table-cell>
          <table:table-cell office:value-type="float" office:value="1106.261" calcext:value-type="float">
            <text:p>1106.261</text:p>
          </table:table-cell>
          <table:table-cell office:value-type="float" office:value="420.0899" calcext:value-type="float">
            <text:p>420.0899</text:p>
          </table:table-cell>
          <table:table-cell office:value-type="float" office:value="1878.451" calcext:value-type="float">
            <text:p>1878.451</text:p>
          </table:table-cell>
          <table:table-cell office:value-type="float" office:value="2108.828" calcext:value-type="float">
            <text:p>2108.828</text:p>
          </table:table-cell>
          <table:table-cell office:value-type="float" office:value="1678.949" calcext:value-type="float">
            <text:p>1678.949</text:p>
          </table:table-cell>
          <table:table-cell office:value-type="float" office:value="585.5936" calcext:value-type="float">
            <text:p>585.5936</text:p>
          </table:table-cell>
          <table:table-cell office:value-type="float" office:value="570.8925" calcext:value-type="float">
            <text:p>570.8925</text:p>
          </table:table-cell>
          <table:table-cell office:value-type="float" office:value="142.8557" calcext:value-type="float">
            <text:p>142.8557</text:p>
          </table:table-cell>
          <table:table-cell office:value-type="float" office:value="35.71082" calcext:value-type="float">
            <text:p>35.71082</text:p>
          </table:table-cell>
          <table:table-cell office:value-type="float" office:value="0" calcext:value-type="float">
            <text:p>0</text:p>
          </table:table-cell>
          <table:table-cell office:value-type="float" office:value="-0.09947154" calcext:value-type="float">
            <text:p>-0.09947154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60.3639" calcext:value-type="float">
            <text:p>-660.3639</text:p>
          </table:table-cell>
          <table:table-cell office:value-type="float" office:value="0" calcext:value-type="float">
            <text:p>0</text:p>
          </table:table-cell>
          <table:table-cell office:value-type="float" office:value="10.09834" calcext:value-type="float">
            <text:p>10.09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1" calcext:value-type="float">
            <text:p>28122001</text:p>
          </table:table-cell>
          <table:table-cell office:value-type="float" office:value="896.6502" calcext:value-type="float">
            <text:p>896.6502</text:p>
          </table:table-cell>
          <table:table-cell office:value-type="float" office:value="13159.15" calcext:value-type="float">
            <text:p>13159.15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89.2252" calcext:value-type="float">
            <text:p>-789.2252</text:p>
          </table:table-cell>
          <table:table-cell office:value-type="float" office:value="2276.342" calcext:value-type="float">
            <text:p>2276.342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7.6168" calcext:value-type="float">
            <text:p>107.6168</text:p>
          </table:table-cell>
          <table:table-cell office:value-type="float" office:value="644.4961" calcext:value-type="float">
            <text:p>644.4961</text:p>
          </table:table-cell>
          <table:table-cell office:value-type="float" office:value="0.08117752" calcext:value-type="float">
            <text:p>0.08117752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6509" calcext:value-type="float">
            <text:p>0.06426509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28.2755" calcext:value-type="float">
            <text:p>628.2755</text:p>
          </table:table-cell>
          <table:table-cell office:value-type="float" office:value="0" calcext:value-type="float">
            <text:p>0</text:p>
          </table:table-cell>
          <table:table-cell office:value-type="float" office:value="317.0098" calcext:value-type="float">
            <text:p>317.0098</text:p>
          </table:table-cell>
          <table:table-cell office:value-type="float" office:value="1095.174" calcext:value-type="float">
            <text:p>1095.174</text:p>
          </table:table-cell>
          <table:table-cell office:value-type="float" office:value="1335.342" calcext:value-type="float">
            <text:p>1335.342</text:p>
          </table:table-cell>
          <table:table-cell office:value-type="float" office:value="1332.04" calcext:value-type="float">
            <text:p>1332.04</text:p>
          </table:table-cell>
          <table:table-cell office:value-type="float" office:value="804.1851" calcext:value-type="float">
            <text:p>804.1851</text:p>
          </table:table-cell>
          <table:table-cell office:value-type="float" office:value="1106.245" calcext:value-type="float">
            <text:p>1106.245</text:p>
          </table:table-cell>
          <table:table-cell office:value-type="float" office:value="420.0847" calcext:value-type="float">
            <text:p>420.0847</text:p>
          </table:table-cell>
          <table:table-cell office:value-type="float" office:value="1878.428" calcext:value-type="float">
            <text:p>1878.428</text:p>
          </table:table-cell>
          <table:table-cell office:value-type="float" office:value="2108.807" calcext:value-type="float">
            <text:p>2108.807</text:p>
          </table:table-cell>
          <table:table-cell office:value-type="float" office:value="1678.932" calcext:value-type="float">
            <text:p>1678.932</text:p>
          </table:table-cell>
          <table:table-cell office:value-type="float" office:value="585.5923" calcext:value-type="float">
            <text:p>585.5923</text:p>
          </table:table-cell>
          <table:table-cell office:value-type="float" office:value="570.8915" calcext:value-type="float">
            <text:p>570.8915</text:p>
          </table:table-cell>
          <table:table-cell office:value-type="float" office:value="142.8557" calcext:value-type="float">
            <text:p>142.8557</text:p>
          </table:table-cell>
          <table:table-cell office:value-type="float" office:value="35.7108" calcext:value-type="float">
            <text:p>35.7108</text:p>
          </table:table-cell>
          <table:table-cell office:value-type="float" office:value="0" calcext:value-type="float">
            <text:p>0</text:p>
          </table:table-cell>
          <table:table-cell office:value-type="float" office:value="-0.09947154" calcext:value-type="float">
            <text:p>-0.09947154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60.528" calcext:value-type="float">
            <text:p>-660.528</text:p>
          </table:table-cell>
          <table:table-cell office:value-type="float" office:value="0" calcext:value-type="float">
            <text:p>0</text:p>
          </table:table-cell>
          <table:table-cell office:value-type="float" office:value="10.03338" calcext:value-type="float">
            <text:p>10.03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1" calcext:value-type="float">
            <text:p>29122001</text:p>
          </table:table-cell>
          <table:table-cell office:value-type="float" office:value="896.5305" calcext:value-type="float">
            <text:p>896.5305</text:p>
          </table:table-cell>
          <table:table-cell office:value-type="float" office:value="13159.07" calcext:value-type="float">
            <text:p>13159.07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89.4459" calcext:value-type="float">
            <text:p>-789.4459</text:p>
          </table:table-cell>
          <table:table-cell office:value-type="float" office:value="2277.003" calcext:value-type="float">
            <text:p>2277.003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7.5553" calcext:value-type="float">
            <text:p>107.5553</text:p>
          </table:table-cell>
          <table:table-cell office:value-type="float" office:value="644.4858" calcext:value-type="float">
            <text:p>644.4858</text:p>
          </table:table-cell>
          <table:table-cell office:value-type="float" office:value="0.08156504" calcext:value-type="float">
            <text:p>0.08156504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6509" calcext:value-type="float">
            <text:p>0.06426509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28.0552" calcext:value-type="float">
            <text:p>628.0552</text:p>
          </table:table-cell>
          <table:table-cell office:value-type="float" office:value="0" calcext:value-type="float">
            <text:p>0</text:p>
          </table:table-cell>
          <table:table-cell office:value-type="float" office:value="317.0201" calcext:value-type="float">
            <text:p>317.0201</text:p>
          </table:table-cell>
          <table:table-cell office:value-type="float" office:value="1095.16" calcext:value-type="float">
            <text:p>1095.16</text:p>
          </table:table-cell>
          <table:table-cell office:value-type="float" office:value="1335.309" calcext:value-type="float">
            <text:p>1335.309</text:p>
          </table:table-cell>
          <table:table-cell office:value-type="float" office:value="1332.001" calcext:value-type="float">
            <text:p>1332.001</text:p>
          </table:table-cell>
          <table:table-cell office:value-type="float" office:value="804.1591" calcext:value-type="float">
            <text:p>804.1591</text:p>
          </table:table-cell>
          <table:table-cell office:value-type="float" office:value="1106.229" calcext:value-type="float">
            <text:p>1106.229</text:p>
          </table:table-cell>
          <table:table-cell office:value-type="float" office:value="420.0797" calcext:value-type="float">
            <text:p>420.0797</text:p>
          </table:table-cell>
          <table:table-cell office:value-type="float" office:value="1878.406" calcext:value-type="float">
            <text:p>1878.406</text:p>
          </table:table-cell>
          <table:table-cell office:value-type="float" office:value="2108.787" calcext:value-type="float">
            <text:p>2108.787</text:p>
          </table:table-cell>
          <table:table-cell office:value-type="float" office:value="1678.916" calcext:value-type="float">
            <text:p>1678.916</text:p>
          </table:table-cell>
          <table:table-cell office:value-type="float" office:value="585.5911" calcext:value-type="float">
            <text:p>585.5911</text:p>
          </table:table-cell>
          <table:table-cell office:value-type="float" office:value="570.8906" calcext:value-type="float">
            <text:p>570.8906</text:p>
          </table:table-cell>
          <table:table-cell office:value-type="float" office:value="142.8556" calcext:value-type="float">
            <text:p>142.8556</text:p>
          </table:table-cell>
          <table:table-cell office:value-type="float" office:value="35.71079" calcext:value-type="float">
            <text:p>35.71079</text:p>
          </table:table-cell>
          <table:table-cell office:value-type="float" office:value="0" calcext:value-type="float">
            <text:p>0</text:p>
          </table:table-cell>
          <table:table-cell office:value-type="float" office:value="-0.09947154" calcext:value-type="float">
            <text:p>-0.09947154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60.6887" calcext:value-type="float">
            <text:p>-660.6887</text:p>
          </table:table-cell>
          <table:table-cell office:value-type="float" office:value="0" calcext:value-type="float">
            <text:p>0</text:p>
          </table:table-cell>
          <table:table-cell office:value-type="float" office:value="9.969353" calcext:value-type="float">
            <text:p>9.969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1" calcext:value-type="float">
            <text:p>30122001</text:p>
          </table:table-cell>
          <table:table-cell office:value-type="float" office:value="896.4256" calcext:value-type="float">
            <text:p>896.4256</text:p>
          </table:table-cell>
          <table:table-cell office:value-type="float" office:value="13159.01" calcext:value-type="float">
            <text:p>13159.01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89.6514" calcext:value-type="float">
            <text:p>-789.6514</text:p>
          </table:table-cell>
          <table:table-cell office:value-type="float" office:value="2277.583" calcext:value-type="float">
            <text:p>2277.583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7.4903" calcext:value-type="float">
            <text:p>107.4903</text:p>
          </table:table-cell>
          <table:table-cell office:value-type="float" office:value="644.4836" calcext:value-type="float">
            <text:p>644.4836</text:p>
          </table:table-cell>
          <table:table-cell office:value-type="float" office:value="0.0819483" calcext:value-type="float">
            <text:p>0.0819483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6509" calcext:value-type="float">
            <text:p>0.06426509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27.8501" calcext:value-type="float">
            <text:p>627.8501</text:p>
          </table:table-cell>
          <table:table-cell office:value-type="float" office:value="0" calcext:value-type="float">
            <text:p>0</text:p>
          </table:table-cell>
          <table:table-cell office:value-type="float" office:value="317.0285" calcext:value-type="float">
            <text:p>317.0285</text:p>
          </table:table-cell>
          <table:table-cell office:value-type="float" office:value="1095.148" calcext:value-type="float">
            <text:p>1095.148</text:p>
          </table:table-cell>
          <table:table-cell office:value-type="float" office:value="1335.278" calcext:value-type="float">
            <text:p>1335.278</text:p>
          </table:table-cell>
          <table:table-cell office:value-type="float" office:value="1331.965" calcext:value-type="float">
            <text:p>1331.965</text:p>
          </table:table-cell>
          <table:table-cell office:value-type="float" office:value="804.1342" calcext:value-type="float">
            <text:p>804.1342</text:p>
          </table:table-cell>
          <table:table-cell office:value-type="float" office:value="1106.214" calcext:value-type="float">
            <text:p>1106.214</text:p>
          </table:table-cell>
          <table:table-cell office:value-type="float" office:value="420.0749" calcext:value-type="float">
            <text:p>420.0749</text:p>
          </table:table-cell>
          <table:table-cell office:value-type="float" office:value="1878.393" calcext:value-type="float">
            <text:p>1878.393</text:p>
          </table:table-cell>
          <table:table-cell office:value-type="float" office:value="2108.767" calcext:value-type="float">
            <text:p>2108.767</text:p>
          </table:table-cell>
          <table:table-cell office:value-type="float" office:value="1678.9" calcext:value-type="float">
            <text:p>1678.9</text:p>
          </table:table-cell>
          <table:table-cell office:value-type="float" office:value="585.5899" calcext:value-type="float">
            <text:p>585.5899</text:p>
          </table:table-cell>
          <table:table-cell office:value-type="float" office:value="570.8898" calcext:value-type="float">
            <text:p>570.8898</text:p>
          </table:table-cell>
          <table:table-cell office:value-type="float" office:value="142.8556" calcext:value-type="float">
            <text:p>142.8556</text:p>
          </table:table-cell>
          <table:table-cell office:value-type="float" office:value="35.71077" calcext:value-type="float">
            <text:p>35.71077</text:p>
          </table:table-cell>
          <table:table-cell office:value-type="float" office:value="0" calcext:value-type="float">
            <text:p>0</text:p>
          </table:table-cell>
          <table:table-cell office:value-type="float" office:value="-0.09947154" calcext:value-type="float">
            <text:p>-0.09947154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60.8366" calcext:value-type="float">
            <text:p>-660.8366</text:p>
          </table:table-cell>
          <table:table-cell office:value-type="float" office:value="0" calcext:value-type="float">
            <text:p>0</text:p>
          </table:table-cell>
          <table:table-cell office:value-type="float" office:value="9.907072" calcext:value-type="float">
            <text:p>9.907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1" calcext:value-type="float">
            <text:p>31122001</text:p>
          </table:table-cell>
          <table:table-cell office:value-type="float" office:value="896.3195" calcext:value-type="float">
            <text:p>896.3195</text:p>
          </table:table-cell>
          <table:table-cell office:value-type="float" office:value="13158.95" calcext:value-type="float">
            <text:p>13158.95</text:p>
          </table:table-cell>
          <table:table-cell office:value-type="float" office:value="0" calcext:value-type="float">
            <text:p>0</text:p>
          </table:table-cell>
          <table:table-cell office:value-type="float" office:value="819.795" calcext:value-type="float">
            <text:p>819.795</text:p>
          </table:table-cell>
          <table:table-cell office:value-type="float" office:value="-789.854" calcext:value-type="float">
            <text:p>-789.854</text:p>
          </table:table-cell>
          <table:table-cell office:value-type="float" office:value="2278.521" calcext:value-type="float">
            <text:p>2278.521</text:p>
          </table:table-cell>
          <table:table-cell office:value-type="float" office:value="-139.9737" calcext:value-type="float">
            <text:p>-139.9737</text:p>
          </table:table-cell>
          <table:table-cell office:value-type="float" office:value="107.4275" calcext:value-type="float">
            <text:p>107.4275</text:p>
          </table:table-cell>
          <table:table-cell office:value-type="float" office:value="644.4716" calcext:value-type="float">
            <text:p>644.4716</text:p>
          </table:table-cell>
          <table:table-cell office:value-type="float" office:value="0.08233424" calcext:value-type="float">
            <text:p>0.08233424</text:p>
          </table:table-cell>
          <table:table-cell office:value-type="float" office:value="1.343383" calcext:value-type="float">
            <text:p>1.343383</text:p>
          </table:table-cell>
          <table:table-cell office:value-type="float" office:value="0.06426509" calcext:value-type="float">
            <text:p>0.06426509</text:p>
          </table:table-cell>
          <table:table-cell office:value-type="float" office:value="0.01714983" calcext:value-type="float">
            <text:p>0.01714983</text:p>
          </table:table-cell>
          <table:table-cell office:value-type="float" office:value="0.7546372" calcext:value-type="float">
            <text:p>0.7546372</text:p>
          </table:table-cell>
          <table:table-cell office:value-type="float" office:value="370" calcext:value-type="float">
            <text:p>370</text:p>
          </table:table-cell>
          <table:table-cell office:value-type="float" office:value="627.6479" calcext:value-type="float">
            <text:p>627.6479</text:p>
          </table:table-cell>
          <table:table-cell office:value-type="float" office:value="0" calcext:value-type="float">
            <text:p>0</text:p>
          </table:table-cell>
          <table:table-cell office:value-type="float" office:value="317.038" calcext:value-type="float">
            <text:p>317.038</text:p>
          </table:table-cell>
          <table:table-cell office:value-type="float" office:value="1095.137" calcext:value-type="float">
            <text:p>1095.137</text:p>
          </table:table-cell>
          <table:table-cell office:value-type="float" office:value="1335.252" calcext:value-type="float">
            <text:p>1335.252</text:p>
          </table:table-cell>
          <table:table-cell office:value-type="float" office:value="1331.932" calcext:value-type="float">
            <text:p>1331.932</text:p>
          </table:table-cell>
          <table:table-cell office:value-type="float" office:value="804.1113" calcext:value-type="float">
            <text:p>804.1113</text:p>
          </table:table-cell>
          <table:table-cell office:value-type="float" office:value="1106.2" calcext:value-type="float">
            <text:p>1106.2</text:p>
          </table:table-cell>
          <table:table-cell office:value-type="float" office:value="420.0703" calcext:value-type="float">
            <text:p>420.0703</text:p>
          </table:table-cell>
          <table:table-cell office:value-type="float" office:value="1878.383" calcext:value-type="float">
            <text:p>1878.383</text:p>
          </table:table-cell>
          <table:table-cell office:value-type="float" office:value="2108.748" calcext:value-type="float">
            <text:p>2108.748</text:p>
          </table:table-cell>
          <table:table-cell office:value-type="float" office:value="1678.884" calcext:value-type="float">
            <text:p>1678.884</text:p>
          </table:table-cell>
          <table:table-cell office:value-type="float" office:value="585.5887" calcext:value-type="float">
            <text:p>585.5887</text:p>
          </table:table-cell>
          <table:table-cell office:value-type="float" office:value="570.8889" calcext:value-type="float">
            <text:p>570.8889</text:p>
          </table:table-cell>
          <table:table-cell office:value-type="float" office:value="142.8555" calcext:value-type="float">
            <text:p>142.8555</text:p>
          </table:table-cell>
          <table:table-cell office:value-type="float" office:value="35.71076" calcext:value-type="float">
            <text:p>35.71076</text:p>
          </table:table-cell>
          <table:table-cell office:value-type="float" office:value="0" calcext:value-type="float">
            <text:p>0</text:p>
          </table:table-cell>
          <table:table-cell office:value-type="float" office:value="-0.09947154" calcext:value-type="float">
            <text:p>-0.09947154</text:p>
          </table:table-cell>
          <table:table-cell office:value-type="float" office:value="460.7847" calcext:value-type="float">
            <text:p>460.7847</text:p>
          </table:table-cell>
          <table:table-cell office:value-type="float" office:value="0" calcext:value-type="float">
            <text:p>0</text:p>
          </table:table-cell>
          <table:table-cell office:value-type="float" office:value="2185.888" calcext:value-type="float">
            <text:p>2185.888</text:p>
          </table:table-cell>
          <table:table-cell office:value-type="float" office:value="-906.478" calcext:value-type="float">
            <text:p>-906.478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-660.9766" calcext:value-type="float">
            <text:p>-660.9766</text:p>
          </table:table-cell>
          <table:table-cell office:value-type="float" office:value="0" calcext:value-type="float">
            <text:p>0</text:p>
          </table:table-cell>
          <table:table-cell office:value-type="float" office:value="9.843339" calcext:value-type="float">
            <text:p>9.84333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25:49.576472265</dc:date>
    <meta:editing-duration>PT17S</meta:editing-duration>
    <meta:editing-cycles>1</meta:editing-cycles>
    <meta:document-statistic meta:table-count="1" meta:cell-count="16104" meta:object-count="0"/>
    <meta:generator>LibreOffice/6.4.7.2$Linux_X86_64 LibreOffice_project/40$Build-2</meta:generator>
  </office:meta>
</office:document-meta>
</file>